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text>
      <table:table table:name="MinhaTabela">
        <table:table-row>
          <table:table-cell>
            <text:p>882206986</text:p>
          </table:table-cell>
          <table:table-cell>
            <text:p>471025741</text:p>
          </table:table-cell>
          <table:table-cell>
            <text:p>351671911</text:p>
          </table:table-cell>
          <table:table-cell>
            <text:p>239432090</text:p>
          </table:table-cell>
          <table:table-cell>
            <text:p>271764825</text:p>
          </table:table-cell>
          <table:table-cell>
            <text:p>936432819</text:p>
          </table:table-cell>
          <table:table-cell>
            <text:p>572098164</text:p>
          </table:table-cell>
        </table:table-row>
        <table:table-row>
          <table:table-cell>
            <text:p>372426652</text:p>
          </table:table-cell>
          <table:table-cell>
            <text:p>640410392</text:p>
          </table:table-cell>
          <table:table-cell>
            <text:p>740483629</text:p>
          </table:table-cell>
          <table:table-cell>
            <text:p>413794471</text:p>
          </table:table-cell>
          <table:table-cell>
            <text:p>927851992</text:p>
          </table:table-cell>
          <table:table-cell>
            <text:p>713638881</text:p>
          </table:table-cell>
          <table:table-cell>
            <text:p>431713470</text:p>
          </table:table-cell>
        </table:table-row>
        <table:table-row>
          <table:table-cell>
            <text:p>901208559</text:p>
          </table:table-cell>
          <table:table-cell>
            <text:p>574769308</text:p>
          </table:table-cell>
          <table:table-cell>
            <text:p>118470392</text:p>
          </table:table-cell>
          <table:table-cell>
            <text:p>674164160</text:p>
          </table:table-cell>
          <table:table-cell>
            <text:p>752508923</text:p>
          </table:table-cell>
          <table:table-cell>
            <text:p>132090524</text:p>
          </table:table-cell>
          <table:table-cell>
            <text:p>734839761</text:p>
          </table:table-cell>
        </table:table-row>
        <table:table-row>
          <table:table-cell>
            <text:p>828169180</text:p>
          </table:table-cell>
          <table:table-cell>
            <text:p>203955059</text:p>
          </table:table-cell>
          <table:table-cell>
            <text:p>191864676</text:p>
          </table:table-cell>
          <table:table-cell>
            <text:p>625385000</text:p>
          </table:table-cell>
          <table:table-cell>
            <text:p>883013910</text:p>
          </table:table-cell>
          <table:table-cell>
            <text:p>504999083</text:p>
          </table:table-cell>
          <table:table-cell>
            <text:p>650661086</text:p>
          </table:table-cell>
        </table:table-row>
        <table:table-row>
          <table:table-cell>
            <text:p>759112506</text:p>
          </table:table-cell>
          <table:table-cell>
            <text:p>461469312</text:p>
          </table:table-cell>
          <table:table-cell>
            <text:p>907387015</text:p>
          </table:table-cell>
          <table:table-cell>
            <text:p>692442928</text:p>
          </table:table-cell>
          <table:table-cell>
            <text:p>994096321</text:p>
          </table:table-cell>
          <table:table-cell>
            <text:p>617880396</text:p>
          </table:table-cell>
          <table:table-cell>
            <text:p>367115240</text:p>
          </table:table-cell>
        </table:table-row>
        <table:table-row>
          <table:table-cell>
            <text:p>799331103</text:p>
          </table:table-cell>
          <table:table-cell>
            <text:p>239869726</text:p>
          </table:table-cell>
          <table:table-cell>
            <text:p>754322750</text:p>
          </table:table-cell>
          <table:table-cell>
            <text:p>857128355</text:p>
          </table:table-cell>
          <table:table-cell>
            <text:p>280158187</text:p>
          </table:table-cell>
          <table:table-cell>
            <text:p>568630708</text:p>
          </table:table-cell>
          <table:table-cell>
            <text:p>857854212</text:p>
          </table:table-cell>
        </table:table-row>
        <table:table-row>
          <table:table-cell>
            <text:p>155054863</text:p>
          </table:table-cell>
          <table:table-cell>
            <text:p>716441034</text:p>
          </table:table-cell>
          <table:table-cell>
            <text:p>574842680</text:p>
          </table:table-cell>
          <table:table-cell>
            <text:p>599316368</text:p>
          </table:table-cell>
          <table:table-cell>
            <text:p>248383265</text:p>
          </table:table-cell>
          <table:table-cell>
            <text:p>129319464</text:p>
          </table:table-cell>
          <table:table-cell>
            <text:p>387114024</text:p>
          </table:table-cell>
        </table:table-row>
        <table:table-row>
          <table:table-cell>
            <text:p>923793265</text:p>
          </table:table-cell>
          <table:table-cell>
            <text:p>154086279</text:p>
          </table:table-cell>
          <table:table-cell>
            <text:p>576282315</text:p>
          </table:table-cell>
          <table:table-cell>
            <text:p>702201994</text:p>
          </table:table-cell>
          <table:table-cell>
            <text:p>646282127</text:p>
          </table:table-cell>
          <table:table-cell>
            <text:p>99147795</text:p>
          </table:table-cell>
          <table:table-cell>
            <text:p>364918918</text:p>
          </table:table-cell>
        </table:table-row>
        <table:table-row>
          <table:table-cell>
            <text:p>598810159</text:p>
          </table:table-cell>
          <table:table-cell>
            <text:p>2859134</text:p>
          </table:table-cell>
          <table:table-cell>
            <text:p>400880039</text:p>
          </table:table-cell>
          <table:table-cell>
            <text:p>172728174</text:p>
          </table:table-cell>
          <table:table-cell>
            <text:p>483745020</text:p>
          </table:table-cell>
          <table:table-cell>
            <text:p>893727939</text:p>
          </table:table-cell>
          <table:table-cell>
            <text:p>631535888</text:p>
          </table:table-cell>
        </table:table-row>
        <table:table-row>
          <table:table-cell>
            <text:p>499974430</text:p>
          </table:table-cell>
          <table:table-cell>
            <text:p>634317552</text:p>
          </table:table-cell>
          <table:table-cell>
            <text:p>744180094</text:p>
          </table:table-cell>
          <table:table-cell>
            <text:p>81327579</text:p>
          </table:table-cell>
          <table:table-cell>
            <text:p>996408794</text:p>
          </table:table-cell>
          <table:table-cell>
            <text:p>714998835</text:p>
          </table:table-cell>
          <table:table-cell>
            <text:p>633994663</text:p>
          </table:table-cell>
        </table:table-row>
        <table:table-row>
          <table:table-cell>
            <text:p>204974761</text:p>
          </table:table-cell>
          <table:table-cell>
            <text:p>941314536</text:p>
          </table:table-cell>
          <table:table-cell>
            <text:p>664313859</text:p>
          </table:table-cell>
          <table:table-cell>
            <text:p>596510772</text:p>
          </table:table-cell>
          <table:table-cell>
            <text:p>258910708</text:p>
          </table:table-cell>
          <table:table-cell>
            <text:p>789566551</text:p>
          </table:table-cell>
          <table:table-cell>
            <text:p>711607593</text:p>
          </table:table-cell>
        </table:table-row>
        <table:table-row>
          <table:table-cell>
            <text:p>961412451</text:p>
          </table:table-cell>
          <table:table-cell>
            <text:p>757775147</text:p>
          </table:table-cell>
          <table:table-cell>
            <text:p>917091060</text:p>
          </table:table-cell>
          <table:table-cell>
            <text:p>64258296</text:p>
          </table:table-cell>
          <table:table-cell>
            <text:p>576312095</text:p>
          </table:table-cell>
          <table:table-cell>
            <text:p>182653070</text:p>
          </table:table-cell>
          <table:table-cell>
            <text:p>698614326</text:p>
          </table:table-cell>
        </table:table-row>
        <table:table-row>
          <table:table-cell>
            <text:p>333314984</text:p>
          </table:table-cell>
          <table:table-cell>
            <text:p>153942759</text:p>
          </table:table-cell>
          <table:table-cell>
            <text:p>609578255</text:p>
          </table:table-cell>
          <table:table-cell>
            <text:p>848138135</text:p>
          </table:table-cell>
          <table:table-cell>
            <text:p>298869256</text:p>
          </table:table-cell>
          <table:table-cell>
            <text:p>612554157</text:p>
          </table:table-cell>
          <table:table-cell>
            <text:p>942197739</text:p>
          </table:table-cell>
        </table:table-row>
        <table:table-row>
          <table:table-cell>
            <text:p>416729829</text:p>
          </table:table-cell>
          <table:table-cell>
            <text:p>513292105</text:p>
          </table:table-cell>
          <table:table-cell>
            <text:p>367496535</text:p>
          </table:table-cell>
          <table:table-cell>
            <text:p>156270595</text:p>
          </table:table-cell>
          <table:table-cell>
            <text:p>908518422</text:p>
          </table:table-cell>
          <table:table-cell>
            <text:p>774269958</text:p>
          </table:table-cell>
          <table:table-cell>
            <text:p>844892961</text:p>
          </table:table-cell>
        </table:table-row>
        <table:table-row>
          <table:table-cell>
            <text:p>441827339</text:p>
          </table:table-cell>
          <table:table-cell>
            <text:p>454559514</text:p>
          </table:table-cell>
          <table:table-cell>
            <text:p>401545800</text:p>
          </table:table-cell>
          <table:table-cell>
            <text:p>436399775</text:p>
          </table:table-cell>
          <table:table-cell>
            <text:p>549592007</text:p>
          </table:table-cell>
          <table:table-cell>
            <text:p>148067293</text:p>
          </table:table-cell>
          <table:table-cell>
            <text:p>588640925</text:p>
          </table:table-cell>
        </table:table-row>
        <table:table-row>
          <table:table-cell>
            <text:p>952726752</text:p>
          </table:table-cell>
          <table:table-cell>
            <text:p>586629623</text:p>
          </table:table-cell>
          <table:table-cell>
            <text:p>627271025</text:p>
          </table:table-cell>
          <table:table-cell>
            <text:p>154248017</text:p>
          </table:table-cell>
          <table:table-cell>
            <text:p>154325856</text:p>
          </table:table-cell>
          <table:table-cell>
            <text:p>654699896</text:p>
          </table:table-cell>
          <table:table-cell>
            <text:p>500729130</text:p>
          </table:table-cell>
        </table:table-row>
        <table:table-row>
          <table:table-cell>
            <text:p>782335181</text:p>
          </table:table-cell>
          <table:table-cell>
            <text:p>698125980</text:p>
          </table:table-cell>
          <table:table-cell>
            <text:p>513641455</text:p>
          </table:table-cell>
          <table:table-cell>
            <text:p>779725059</text:p>
          </table:table-cell>
          <table:table-cell>
            <text:p>796937004</text:p>
          </table:table-cell>
          <table:table-cell>
            <text:p>676242805</text:p>
          </table:table-cell>
          <table:table-cell>
            <text:p>474408215</text:p>
          </table:table-cell>
        </table:table-row>
        <table:table-row>
          <table:table-cell>
            <text:p>685606622</text:p>
          </table:table-cell>
          <table:table-cell>
            <text:p>135080006</text:p>
          </table:table-cell>
          <table:table-cell>
            <text:p>125672343</text:p>
          </table:table-cell>
          <table:table-cell>
            <text:p>196509715</text:p>
          </table:table-cell>
          <table:table-cell>
            <text:p>537413532</text:p>
          </table:table-cell>
          <table:table-cell>
            <text:p>130787539</text:p>
          </table:table-cell>
          <table:table-cell>
            <text:p>64101028</text:p>
          </table:table-cell>
        </table:table-row>
        <table:table-row>
          <table:table-cell>
            <text:p>288689195</text:p>
          </table:table-cell>
          <table:table-cell>
            <text:p>352559878</text:p>
          </table:table-cell>
          <table:table-cell>
            <text:p>822584085</text:p>
          </table:table-cell>
          <table:table-cell>
            <text:p>127670026</text:p>
          </table:table-cell>
          <table:table-cell>
            <text:p>232353646</text:p>
          </table:table-cell>
          <table:table-cell>
            <text:p>254154366</text:p>
          </table:table-cell>
          <table:table-cell>
            <text:p>4674151</text:p>
          </table:table-cell>
        </table:table-row>
        <table:table-row>
          <table:table-cell>
            <text:p>440800551</text:p>
          </table:table-cell>
          <table:table-cell>
            <text:p>15969291</text:p>
          </table:table-cell>
          <table:table-cell>
            <text:p>276104989</text:p>
          </table:table-cell>
          <table:table-cell>
            <text:p>714384603</text:p>
          </table:table-cell>
          <table:table-cell>
            <text:p>266424260</text:p>
          </table:table-cell>
          <table:table-cell>
            <text:p>454400035</text:p>
          </table:table-cell>
          <table:table-cell>
            <text:p>263024518</text:p>
          </table:table-cell>
        </table:table-row>
        <table:table-row>
          <table:table-cell>
            <text:p>873119188</text:p>
          </table:table-cell>
          <table:table-cell>
            <text:p>554985815</text:p>
          </table:table-cell>
          <table:table-cell>
            <text:p>722955096</text:p>
          </table:table-cell>
          <table:table-cell>
            <text:p>339897141</text:p>
          </table:table-cell>
          <table:table-cell>
            <text:p>118738105</text:p>
          </table:table-cell>
          <table:table-cell>
            <text:p>174487542</text:p>
          </table:table-cell>
          <table:table-cell>
            <text:p>946983299</text:p>
          </table:table-cell>
        </table:table-row>
        <table:table-row>
          <table:table-cell>
            <text:p>767341358</text:p>
          </table:table-cell>
          <table:table-cell>
            <text:p>952446714</text:p>
          </table:table-cell>
          <table:table-cell>
            <text:p>402831063</text:p>
          </table:table-cell>
          <table:table-cell>
            <text:p>135085082</text:p>
          </table:table-cell>
          <table:table-cell>
            <text:p>78879758</text:p>
          </table:table-cell>
          <table:table-cell>
            <text:p>10830760</text:p>
          </table:table-cell>
          <table:table-cell>
            <text:p>806452618</text:p>
          </table:table-cell>
        </table:table-row>
        <table:table-row>
          <table:table-cell>
            <text:p>500191081</text:p>
          </table:table-cell>
          <table:table-cell>
            <text:p>878605680</text:p>
          </table:table-cell>
          <table:table-cell>
            <text:p>307243140</text:p>
          </table:table-cell>
          <table:table-cell>
            <text:p>665218114</text:p>
          </table:table-cell>
          <table:table-cell>
            <text:p>654144053</text:p>
          </table:table-cell>
          <table:table-cell>
            <text:p>743679227</text:p>
          </table:table-cell>
          <table:table-cell>
            <text:p>540642538</text:p>
          </table:table-cell>
        </table:table-row>
        <table:table-row>
          <table:table-cell>
            <text:p>179619666</text:p>
          </table:table-cell>
          <table:table-cell>
            <text:p>657801771</text:p>
          </table:table-cell>
          <table:table-cell>
            <text:p>946780776</text:p>
          </table:table-cell>
          <table:table-cell>
            <text:p>875469938</text:p>
          </table:table-cell>
          <table:table-cell>
            <text:p>726947991</text:p>
          </table:table-cell>
          <table:table-cell>
            <text:p>141657384</text:p>
          </table:table-cell>
          <table:table-cell>
            <text:p>721724162</text:p>
          </table:table-cell>
        </table:table-row>
        <table:table-row>
          <table:table-cell>
            <text:p>134047367</text:p>
          </table:table-cell>
          <table:table-cell>
            <text:p>261909561</text:p>
          </table:table-cell>
          <table:table-cell>
            <text:p>558943520</text:p>
          </table:table-cell>
          <table:table-cell>
            <text:p>905802502</text:p>
          </table:table-cell>
          <table:table-cell>
            <text:p>345787573</text:p>
          </table:table-cell>
          <table:table-cell>
            <text:p>480234456</text:p>
          </table:table-cell>
          <table:table-cell>
            <text:p>360638922</text:p>
          </table:table-cell>
        </table:table-row>
        <table:table-row>
          <table:table-cell>
            <text:p>702409121</text:p>
          </table:table-cell>
          <table:table-cell>
            <text:p>527033209</text:p>
          </table:table-cell>
          <table:table-cell>
            <text:p>8232392</text:p>
          </table:table-cell>
          <table:table-cell>
            <text:p>769510394</text:p>
          </table:table-cell>
          <table:table-cell>
            <text:p>390839511</text:p>
          </table:table-cell>
          <table:table-cell>
            <text:p>495070654</text:p>
          </table:table-cell>
          <table:table-cell>
            <text:p>847808959</text:p>
          </table:table-cell>
        </table:table-row>
        <table:table-row>
          <table:table-cell>
            <text:p>511871206</text:p>
          </table:table-cell>
          <table:table-cell>
            <text:p>521558359</text:p>
          </table:table-cell>
          <table:table-cell>
            <text:p>620861534</text:p>
          </table:table-cell>
          <table:table-cell>
            <text:p>387299078</text:p>
          </table:table-cell>
          <table:table-cell>
            <text:p>159134700</text:p>
          </table:table-cell>
          <table:table-cell>
            <text:p>179579286</text:p>
          </table:table-cell>
          <table:table-cell>
            <text:p>309234960</text:p>
          </table:table-cell>
        </table:table-row>
        <table:table-row>
          <table:table-cell>
            <text:p>7391474</text:p>
          </table:table-cell>
          <table:table-cell>
            <text:p>17750236</text:p>
          </table:table-cell>
          <table:table-cell>
            <text:p>738016935</text:p>
          </table:table-cell>
          <table:table-cell>
            <text:p>285827067</text:p>
          </table:table-cell>
          <table:table-cell>
            <text:p>353059239</text:p>
          </table:table-cell>
          <table:table-cell>
            <text:p>6692109</text:p>
          </table:table-cell>
          <table:table-cell>
            <text:p>554707980</text:p>
          </table:table-cell>
        </table:table-row>
        <table:table-row>
          <table:table-cell>
            <text:p>250673225</text:p>
          </table:table-cell>
          <table:table-cell>
            <text:p>509311774</text:p>
          </table:table-cell>
          <table:table-cell>
            <text:p>888353765</text:p>
          </table:table-cell>
          <table:table-cell>
            <text:p>729690073</text:p>
          </table:table-cell>
          <table:table-cell>
            <text:p>153920202</text:p>
          </table:table-cell>
          <table:table-cell>
            <text:p>935451458</text:p>
          </table:table-cell>
          <table:table-cell>
            <text:p>20954797</text:p>
          </table:table-cell>
        </table:table-row>
        <table:table-row>
          <table:table-cell>
            <text:p>811452480</text:p>
          </table:table-cell>
          <table:table-cell>
            <text:p>176430019</text:p>
          </table:table-cell>
          <table:table-cell>
            <text:p>971192752</text:p>
          </table:table-cell>
          <table:table-cell>
            <text:p>19215250</text:p>
          </table:table-cell>
          <table:table-cell>
            <text:p>461317904</text:p>
          </table:table-cell>
          <table:table-cell>
            <text:p>713970981</text:p>
          </table:table-cell>
          <table:table-cell>
            <text:p>374326096</text:p>
          </table:table-cell>
        </table:table-row>
        <table:table-row>
          <table:table-cell>
            <text:p>857096290</text:p>
          </table:table-cell>
          <table:table-cell>
            <text:p>131635271</text:p>
          </table:table-cell>
          <table:table-cell>
            <text:p>851196552</text:p>
          </table:table-cell>
          <table:table-cell>
            <text:p>496096358</text:p>
          </table:table-cell>
          <table:table-cell>
            <text:p>277417120</text:p>
          </table:table-cell>
          <table:table-cell>
            <text:p>135440049</text:p>
          </table:table-cell>
          <table:table-cell>
            <text:p>60128944</text:p>
          </table:table-cell>
        </table:table-row>
        <table:table-row>
          <table:table-cell>
            <text:p>531728154</text:p>
          </table:table-cell>
          <table:table-cell>
            <text:p>901450836</text:p>
          </table:table-cell>
          <table:table-cell>
            <text:p>995059863</text:p>
          </table:table-cell>
          <table:table-cell>
            <text:p>482827698</text:p>
          </table:table-cell>
          <table:table-cell>
            <text:p>195773014</text:p>
          </table:table-cell>
          <table:table-cell>
            <text:p>798289805</text:p>
          </table:table-cell>
          <table:table-cell>
            <text:p>377973270</text:p>
          </table:table-cell>
        </table:table-row>
        <table:table-row>
          <table:table-cell>
            <text:p>868514859</text:p>
          </table:table-cell>
          <table:table-cell>
            <text:p>140800185</text:p>
          </table:table-cell>
          <table:table-cell>
            <text:p>37257097</text:p>
          </table:table-cell>
          <table:table-cell>
            <text:p>888143516</text:p>
          </table:table-cell>
          <table:table-cell>
            <text:p>603799997</text:p>
          </table:table-cell>
          <table:table-cell>
            <text:p>529850801</text:p>
          </table:table-cell>
          <table:table-cell>
            <text:p>993584325</text:p>
          </table:table-cell>
        </table:table-row>
        <table:table-row>
          <table:table-cell>
            <text:p>310906452</text:p>
          </table:table-cell>
          <table:table-cell>
            <text:p>107162280</text:p>
          </table:table-cell>
          <table:table-cell>
            <text:p>73411039</text:p>
          </table:table-cell>
          <table:table-cell>
            <text:p>61713027</text:p>
          </table:table-cell>
          <table:table-cell>
            <text:p>512036146</text:p>
          </table:table-cell>
          <table:table-cell>
            <text:p>914489596</text:p>
          </table:table-cell>
          <table:table-cell>
            <text:p>10543870</text:p>
          </table:table-cell>
        </table:table-row>
        <table:table-row>
          <table:table-cell>
            <text:p>93780011</text:p>
          </table:table-cell>
          <table:table-cell>
            <text:p>75014215</text:p>
          </table:table-cell>
          <table:table-cell>
            <text:p>823921161</text:p>
          </table:table-cell>
          <table:table-cell>
            <text:p>183517599</text:p>
          </table:table-cell>
          <table:table-cell>
            <text:p>308402419</text:p>
          </table:table-cell>
          <table:table-cell>
            <text:p>459453991</text:p>
          </table:table-cell>
          <table:table-cell>
            <text:p>412145171</text:p>
          </table:table-cell>
        </table:table-row>
        <table:table-row>
          <table:table-cell>
            <text:p>602111629</text:p>
          </table:table-cell>
          <table:table-cell>
            <text:p>996708524</text:p>
          </table:table-cell>
          <table:table-cell>
            <text:p>682347690</text:p>
          </table:table-cell>
          <table:table-cell>
            <text:p>231405383</text:p>
          </table:table-cell>
          <table:table-cell>
            <text:p>658375536</text:p>
          </table:table-cell>
          <table:table-cell>
            <text:p>842123323</text:p>
          </table:table-cell>
          <table:table-cell>
            <text:p>160310478</text:p>
          </table:table-cell>
        </table:table-row>
        <table:table-row>
          <table:table-cell>
            <text:p>837310353</text:p>
          </table:table-cell>
          <table:table-cell>
            <text:p>454394969</text:p>
          </table:table-cell>
          <table:table-cell>
            <text:p>784321957</text:p>
          </table:table-cell>
          <table:table-cell>
            <text:p>684628710</text:p>
          </table:table-cell>
          <table:table-cell>
            <text:p>71791643</text:p>
          </table:table-cell>
          <table:table-cell>
            <text:p>639032515</text:p>
          </table:table-cell>
          <table:table-cell>
            <text:p>590904815</text:p>
          </table:table-cell>
        </table:table-row>
        <table:table-row>
          <table:table-cell>
            <text:p>329601928</text:p>
          </table:table-cell>
          <table:table-cell>
            <text:p>724444776</text:p>
          </table:table-cell>
          <table:table-cell>
            <text:p>428191725</text:p>
          </table:table-cell>
          <table:table-cell>
            <text:p>695453080</text:p>
          </table:table-cell>
          <table:table-cell>
            <text:p>515395683</text:p>
          </table:table-cell>
          <table:table-cell>
            <text:p>70398682</text:p>
          </table:table-cell>
          <table:table-cell>
            <text:p>157669528</text:p>
          </table:table-cell>
        </table:table-row>
        <table:table-row>
          <table:table-cell>
            <text:p>911924747</text:p>
          </table:table-cell>
          <table:table-cell>
            <text:p>950046125</text:p>
          </table:table-cell>
          <table:table-cell>
            <text:p>542379788</text:p>
          </table:table-cell>
          <table:table-cell>
            <text:p>526966751</text:p>
          </table:table-cell>
          <table:table-cell>
            <text:p>502485969</text:p>
          </table:table-cell>
          <table:table-cell>
            <text:p>199622658</text:p>
          </table:table-cell>
          <table:table-cell>
            <text:p>330711340</text:p>
          </table:table-cell>
        </table:table-row>
        <table:table-row>
          <table:table-cell>
            <text:p>84218937</text:p>
          </table:table-cell>
          <table:table-cell>
            <text:p>627840375</text:p>
          </table:table-cell>
          <table:table-cell>
            <text:p>21142444</text:p>
          </table:table-cell>
          <table:table-cell>
            <text:p>359000425</text:p>
          </table:table-cell>
          <table:table-cell>
            <text:p>276129584</text:p>
          </table:table-cell>
          <table:table-cell>
            <text:p>849252405</text:p>
          </table:table-cell>
          <table:table-cell>
            <text:p>639151148</text:p>
          </table:table-cell>
        </table:table-row>
        <table:table-row>
          <table:table-cell>
            <text:p>703604574</text:p>
          </table:table-cell>
          <table:table-cell>
            <text:p>230353874</text:p>
          </table:table-cell>
          <table:table-cell>
            <text:p>752394766</text:p>
          </table:table-cell>
          <table:table-cell>
            <text:p>845265841</text:p>
          </table:table-cell>
          <table:table-cell>
            <text:p>247925925</text:p>
          </table:table-cell>
          <table:table-cell>
            <text:p>355164738</text:p>
          </table:table-cell>
          <table:table-cell>
            <text:p>474145755</text:p>
          </table:table-cell>
        </table:table-row>
        <table:table-row>
          <table:table-cell>
            <text:p>457802452</text:p>
          </table:table-cell>
          <table:table-cell>
            <text:p>171110247</text:p>
          </table:table-cell>
          <table:table-cell>
            <text:p>42500371</text:p>
          </table:table-cell>
          <table:table-cell>
            <text:p>740734052</text:p>
          </table:table-cell>
          <table:table-cell>
            <text:p>699124892</text:p>
          </table:table-cell>
          <table:table-cell>
            <text:p>421252539</text:p>
          </table:table-cell>
          <table:table-cell>
            <text:p>634880291</text:p>
          </table:table-cell>
        </table:table-row>
        <table:table-row>
          <table:table-cell>
            <text:p>545240732</text:p>
          </table:table-cell>
          <table:table-cell>
            <text:p>863496715</text:p>
          </table:table-cell>
          <table:table-cell>
            <text:p>474862781</text:p>
          </table:table-cell>
          <table:table-cell>
            <text:p>589224470</text:p>
          </table:table-cell>
          <table:table-cell>
            <text:p>298750468</text:p>
          </table:table-cell>
          <table:table-cell>
            <text:p>525849966</text:p>
          </table:table-cell>
          <table:table-cell>
            <text:p>775841672</text:p>
          </table:table-cell>
        </table:table-row>
        <table:table-row>
          <table:table-cell>
            <text:p>894821179</text:p>
          </table:table-cell>
          <table:table-cell>
            <text:p>342378905</text:p>
          </table:table-cell>
          <table:table-cell>
            <text:p>250386807</text:p>
          </table:table-cell>
          <table:table-cell>
            <text:p>501150583</text:p>
          </table:table-cell>
          <table:table-cell>
            <text:p>779893911</text:p>
          </table:table-cell>
          <table:table-cell>
            <text:p>272343899</text:p>
          </table:table-cell>
          <table:table-cell>
            <text:p>90913140</text:p>
          </table:table-cell>
        </table:table-row>
        <table:table-row>
          <table:table-cell>
            <text:p>260380380</text:p>
          </table:table-cell>
          <table:table-cell>
            <text:p>278875211</text:p>
          </table:table-cell>
          <table:table-cell>
            <text:p>370330457</text:p>
          </table:table-cell>
          <table:table-cell>
            <text:p>86085524</text:p>
          </table:table-cell>
          <table:table-cell>
            <text:p>453769324</text:p>
          </table:table-cell>
          <table:table-cell>
            <text:p>677073285</text:p>
          </table:table-cell>
          <table:table-cell>
            <text:p>78078829</text:p>
          </table:table-cell>
        </table:table-row>
        <table:table-row>
          <table:table-cell>
            <text:p>139349381</text:p>
          </table:table-cell>
          <table:table-cell>
            <text:p>653807656</text:p>
          </table:table-cell>
          <table:table-cell>
            <text:p>717787499</text:p>
          </table:table-cell>
          <table:table-cell>
            <text:p>881058925</text:p>
          </table:table-cell>
          <table:table-cell>
            <text:p>880881655</text:p>
          </table:table-cell>
          <table:table-cell>
            <text:p>281545520</text:p>
          </table:table-cell>
          <table:table-cell>
            <text:p>282087156</text:p>
          </table:table-cell>
        </table:table-row>
        <table:table-row>
          <table:table-cell>
            <text:p>484973075</text:p>
          </table:table-cell>
          <table:table-cell>
            <text:p>3377607</text:p>
          </table:table-cell>
          <table:table-cell>
            <text:p>249332166</text:p>
          </table:table-cell>
          <table:table-cell>
            <text:p>263333339</text:p>
          </table:table-cell>
          <table:table-cell>
            <text:p>331482875</text:p>
          </table:table-cell>
          <table:table-cell>
            <text:p>780126539</text:p>
          </table:table-cell>
          <table:table-cell>
            <text:p>660170793</text:p>
          </table:table-cell>
        </table:table-row>
        <table:table-row>
          <table:table-cell>
            <text:p>948475037</text:p>
          </table:table-cell>
          <table:table-cell>
            <text:p>144012019</text:p>
          </table:table-cell>
          <table:table-cell>
            <text:p>922240211</text:p>
          </table:table-cell>
          <table:table-cell>
            <text:p>330589750</text:p>
          </table:table-cell>
          <table:table-cell>
            <text:p>686926611</text:p>
          </table:table-cell>
          <table:table-cell>
            <text:p>995436262</text:p>
          </table:table-cell>
          <table:table-cell>
            <text:p>728564383</text:p>
          </table:table-cell>
        </table:table-row>
        <table:table-row>
          <table:table-cell>
            <text:p>491981051</text:p>
          </table:table-cell>
          <table:table-cell>
            <text:p>309752027</text:p>
          </table:table-cell>
          <table:table-cell>
            <text:p>202458133</text:p>
          </table:table-cell>
          <table:table-cell>
            <text:p>431505724</text:p>
          </table:table-cell>
          <table:table-cell>
            <text:p>955207394</text:p>
          </table:table-cell>
          <table:table-cell>
            <text:p>761275778</text:p>
          </table:table-cell>
          <table:table-cell>
            <text:p>143454009</text:p>
          </table:table-cell>
        </table:table-row>
        <table:table-row>
          <table:table-cell>
            <text:p>73099731</text:p>
          </table:table-cell>
          <table:table-cell>
            <text:p>44936246</text:p>
          </table:table-cell>
          <table:table-cell>
            <text:p>718789269</text:p>
          </table:table-cell>
          <table:table-cell>
            <text:p>985343103</text:p>
          </table:table-cell>
          <table:table-cell>
            <text:p>77181707</text:p>
          </table:table-cell>
          <table:table-cell>
            <text:p>671965776</text:p>
          </table:table-cell>
          <table:table-cell>
            <text:p>71009517</text:p>
          </table:table-cell>
        </table:table-row>
        <table:table-row>
          <table:table-cell>
            <text:p>345344617</text:p>
          </table:table-cell>
          <table:table-cell>
            <text:p>621963815</text:p>
          </table:table-cell>
          <table:table-cell>
            <text:p>558353003</text:p>
          </table:table-cell>
          <table:table-cell>
            <text:p>77549047</text:p>
          </table:table-cell>
          <table:table-cell>
            <text:p>756968217</text:p>
          </table:table-cell>
          <table:table-cell>
            <text:p>791042472</text:p>
          </table:table-cell>
          <table:table-cell>
            <text:p>791031574</text:p>
          </table:table-cell>
        </table:table-row>
        <table:table-row>
          <table:table-cell>
            <text:p>487288271</text:p>
          </table:table-cell>
          <table:table-cell>
            <text:p>761554469</text:p>
          </table:table-cell>
          <table:table-cell>
            <text:p>310205010</text:p>
          </table:table-cell>
          <table:table-cell>
            <text:p>364252023</text:p>
          </table:table-cell>
          <table:table-cell>
            <text:p>895188737</text:p>
          </table:table-cell>
          <table:table-cell>
            <text:p>430257442</text:p>
          </table:table-cell>
          <table:table-cell>
            <text:p>132109344</text:p>
          </table:table-cell>
        </table:table-row>
        <table:table-row>
          <table:table-cell>
            <text:p>662362022</text:p>
          </table:table-cell>
          <table:table-cell>
            <text:p>682717056</text:p>
          </table:table-cell>
          <table:table-cell>
            <text:p>889918915</text:p>
          </table:table-cell>
          <table:table-cell>
            <text:p>744002606</text:p>
          </table:table-cell>
          <table:table-cell>
            <text:p>811555156</text:p>
          </table:table-cell>
          <table:table-cell>
            <text:p>383279971</text:p>
          </table:table-cell>
          <table:table-cell>
            <text:p>127862821</text:p>
          </table:table-cell>
        </table:table-row>
        <table:table-row>
          <table:table-cell>
            <text:p>3092718</text:p>
          </table:table-cell>
          <table:table-cell>
            <text:p>65737730</text:p>
          </table:table-cell>
          <table:table-cell>
            <text:p>849314911</text:p>
          </table:table-cell>
          <table:table-cell>
            <text:p>173451038</text:p>
          </table:table-cell>
          <table:table-cell>
            <text:p>724785433</text:p>
          </table:table-cell>
          <table:table-cell>
            <text:p>327408299</text:p>
          </table:table-cell>
          <table:table-cell>
            <text:p>669868277</text:p>
          </table:table-cell>
        </table:table-row>
        <table:table-row>
          <table:table-cell>
            <text:p>306461642</text:p>
          </table:table-cell>
          <table:table-cell>
            <text:p>689343022</text:p>
          </table:table-cell>
          <table:table-cell>
            <text:p>299526409</text:p>
          </table:table-cell>
          <table:table-cell>
            <text:p>13885100</text:p>
          </table:table-cell>
          <table:table-cell>
            <text:p>289626885</text:p>
          </table:table-cell>
          <table:table-cell>
            <text:p>868272116</text:p>
          </table:table-cell>
          <table:table-cell>
            <text:p>547702074</text:p>
          </table:table-cell>
        </table:table-row>
        <table:table-row>
          <table:table-cell>
            <text:p>872638826</text:p>
          </table:table-cell>
          <table:table-cell>
            <text:p>363028786</text:p>
          </table:table-cell>
          <table:table-cell>
            <text:p>685343961</text:p>
          </table:table-cell>
          <table:table-cell>
            <text:p>243991818</text:p>
          </table:table-cell>
          <table:table-cell>
            <text:p>784048658</text:p>
          </table:table-cell>
          <table:table-cell>
            <text:p>608288027</text:p>
          </table:table-cell>
          <table:table-cell>
            <text:p>297896456</text:p>
          </table:table-cell>
        </table:table-row>
        <table:table-row>
          <table:table-cell>
            <text:p>922137226</text:p>
          </table:table-cell>
          <table:table-cell>
            <text:p>97980489</text:p>
          </table:table-cell>
          <table:table-cell>
            <text:p>120191313</text:p>
          </table:table-cell>
          <table:table-cell>
            <text:p>830893333</text:p>
          </table:table-cell>
          <table:table-cell>
            <text:p>356344691</text:p>
          </table:table-cell>
          <table:table-cell>
            <text:p>604157294</text:p>
          </table:table-cell>
          <table:table-cell>
            <text:p>846411616</text:p>
          </table:table-cell>
        </table:table-row>
        <table:table-row>
          <table:table-cell>
            <text:p>568355333</text:p>
          </table:table-cell>
          <table:table-cell>
            <text:p>579529378</text:p>
          </table:table-cell>
          <table:table-cell>
            <text:p>773121909</text:p>
          </table:table-cell>
          <table:table-cell>
            <text:p>435975880</text:p>
          </table:table-cell>
          <table:table-cell>
            <text:p>478863524</text:p>
          </table:table-cell>
          <table:table-cell>
            <text:p>598959903</text:p>
          </table:table-cell>
          <table:table-cell>
            <text:p>593389670</text:p>
          </table:table-cell>
        </table:table-row>
        <table:table-row>
          <table:table-cell>
            <text:p>902771957</text:p>
          </table:table-cell>
          <table:table-cell>
            <text:p>348921472</text:p>
          </table:table-cell>
          <table:table-cell>
            <text:p>708077680</text:p>
          </table:table-cell>
          <table:table-cell>
            <text:p>110826285</text:p>
          </table:table-cell>
          <table:table-cell>
            <text:p>647822718</text:p>
          </table:table-cell>
          <table:table-cell>
            <text:p>436090978</text:p>
          </table:table-cell>
          <table:table-cell>
            <text:p>629965819</text:p>
          </table:table-cell>
        </table:table-row>
        <table:table-row>
          <table:table-cell>
            <text:p>793124049</text:p>
          </table:table-cell>
          <table:table-cell>
            <text:p>215698165</text:p>
          </table:table-cell>
          <table:table-cell>
            <text:p>206587191</text:p>
          </table:table-cell>
          <table:table-cell>
            <text:p>488688411</text:p>
          </table:table-cell>
          <table:table-cell>
            <text:p>272982972</text:p>
          </table:table-cell>
          <table:table-cell>
            <text:p>149265310</text:p>
          </table:table-cell>
          <table:table-cell>
            <text:p>911305904</text:p>
          </table:table-cell>
        </table:table-row>
        <table:table-row>
          <table:table-cell>
            <text:p>312006995</text:p>
          </table:table-cell>
          <table:table-cell>
            <text:p>60548927</text:p>
          </table:table-cell>
          <table:table-cell>
            <text:p>396205490</text:p>
          </table:table-cell>
          <table:table-cell>
            <text:p>442406744</text:p>
          </table:table-cell>
          <table:table-cell>
            <text:p>143419779</text:p>
          </table:table-cell>
          <table:table-cell>
            <text:p>260673506</text:p>
          </table:table-cell>
          <table:table-cell>
            <text:p>655950428</text:p>
          </table:table-cell>
        </table:table-row>
        <table:table-row>
          <table:table-cell>
            <text:p>462592026</text:p>
          </table:table-cell>
          <table:table-cell>
            <text:p>959058146</text:p>
          </table:table-cell>
          <table:table-cell>
            <text:p>17280701</text:p>
          </table:table-cell>
          <table:table-cell>
            <text:p>822580865</text:p>
          </table:table-cell>
          <table:table-cell>
            <text:p>320691018</text:p>
          </table:table-cell>
          <table:table-cell>
            <text:p>19486437</text:p>
          </table:table-cell>
          <table:table-cell>
            <text:p>170427098</text:p>
          </table:table-cell>
        </table:table-row>
        <table:table-row>
          <table:table-cell>
            <text:p>880128873</text:p>
          </table:table-cell>
          <table:table-cell>
            <text:p>665878926</text:p>
          </table:table-cell>
          <table:table-cell>
            <text:p>22478128</text:p>
          </table:table-cell>
          <table:table-cell>
            <text:p>398348567</text:p>
          </table:table-cell>
          <table:table-cell>
            <text:p>431987797</text:p>
          </table:table-cell>
          <table:table-cell>
            <text:p>668305640</text:p>
          </table:table-cell>
          <table:table-cell>
            <text:p>532889412</text:p>
          </table:table-cell>
        </table:table-row>
        <table:table-row>
          <table:table-cell>
            <text:p>38475606</text:p>
          </table:table-cell>
          <table:table-cell>
            <text:p>279842925</text:p>
          </table:table-cell>
          <table:table-cell>
            <text:p>648802304</text:p>
          </table:table-cell>
          <table:table-cell>
            <text:p>304132463</text:p>
          </table:table-cell>
          <table:table-cell>
            <text:p>387124350</text:p>
          </table:table-cell>
          <table:table-cell>
            <text:p>215926789</text:p>
          </table:table-cell>
          <table:table-cell>
            <text:p>664766744</text:p>
          </table:table-cell>
        </table:table-row>
        <table:table-row>
          <table:table-cell>
            <text:p>582961778</text:p>
          </table:table-cell>
          <table:table-cell>
            <text:p>155209772</text:p>
          </table:table-cell>
          <table:table-cell>
            <text:p>32615439</text:p>
          </table:table-cell>
          <table:table-cell>
            <text:p>58407473</text:p>
          </table:table-cell>
          <table:table-cell>
            <text:p>757666547</text:p>
          </table:table-cell>
          <table:table-cell>
            <text:p>242986701</text:p>
          </table:table-cell>
          <table:table-cell>
            <text:p>180790352</text:p>
          </table:table-cell>
        </table:table-row>
        <table:table-row>
          <table:table-cell>
            <text:p>540131006</text:p>
          </table:table-cell>
          <table:table-cell>
            <text:p>501290342</text:p>
          </table:table-cell>
          <table:table-cell>
            <text:p>460232989</text:p>
          </table:table-cell>
          <table:table-cell>
            <text:p>664415148</text:p>
          </table:table-cell>
          <table:table-cell>
            <text:p>119647494</text:p>
          </table:table-cell>
          <table:table-cell>
            <text:p>657842627</text:p>
          </table:table-cell>
          <table:table-cell>
            <text:p>364811016</text:p>
          </table:table-cell>
        </table:table-row>
        <table:table-row>
          <table:table-cell>
            <text:p>391060781</text:p>
          </table:table-cell>
          <table:table-cell>
            <text:p>144530795</text:p>
          </table:table-cell>
          <table:table-cell>
            <text:p>22919036</text:p>
          </table:table-cell>
          <table:table-cell>
            <text:p>976986355</text:p>
          </table:table-cell>
          <table:table-cell>
            <text:p>990779500</text:p>
          </table:table-cell>
          <table:table-cell>
            <text:p>893867918</text:p>
          </table:table-cell>
          <table:table-cell>
            <text:p>200215007</text:p>
          </table:table-cell>
        </table:table-row>
        <table:table-row>
          <table:table-cell>
            <text:p>620588245</text:p>
          </table:table-cell>
          <table:table-cell>
            <text:p>808474318</text:p>
          </table:table-cell>
          <table:table-cell>
            <text:p>557940099</text:p>
          </table:table-cell>
          <table:table-cell>
            <text:p>393369690</text:p>
          </table:table-cell>
          <table:table-cell>
            <text:p>750992132</text:p>
          </table:table-cell>
          <table:table-cell>
            <text:p>21673380</text:p>
          </table:table-cell>
          <table:table-cell>
            <text:p>418437444</text:p>
          </table:table-cell>
        </table:table-row>
        <table:table-row>
          <table:table-cell>
            <text:p>659468109</text:p>
          </table:table-cell>
          <table:table-cell>
            <text:p>340433918</text:p>
          </table:table-cell>
          <table:table-cell>
            <text:p>365610931</text:p>
          </table:table-cell>
          <table:table-cell>
            <text:p>780192003</text:p>
          </table:table-cell>
          <table:table-cell>
            <text:p>21850702</text:p>
          </table:table-cell>
          <table:table-cell>
            <text:p>587382046</text:p>
          </table:table-cell>
          <table:table-cell>
            <text:p>4141624</text:p>
          </table:table-cell>
        </table:table-row>
        <table:table-row>
          <table:table-cell>
            <text:p>484623194</text:p>
          </table:table-cell>
          <table:table-cell>
            <text:p>603166229</text:p>
          </table:table-cell>
          <table:table-cell>
            <text:p>829928592</text:p>
          </table:table-cell>
          <table:table-cell>
            <text:p>600538902</text:p>
          </table:table-cell>
          <table:table-cell>
            <text:p>981252543</text:p>
          </table:table-cell>
          <table:table-cell>
            <text:p>815955676</text:p>
          </table:table-cell>
          <table:table-cell>
            <text:p>714279098</text:p>
          </table:table-cell>
        </table:table-row>
        <table:table-row>
          <table:table-cell>
            <text:p>150694662</text:p>
          </table:table-cell>
          <table:table-cell>
            <text:p>215810925</text:p>
          </table:table-cell>
          <table:table-cell>
            <text:p>905564424</text:p>
          </table:table-cell>
          <table:table-cell>
            <text:p>699941069</text:p>
          </table:table-cell>
          <table:table-cell>
            <text:p>120447100</text:p>
          </table:table-cell>
          <table:table-cell>
            <text:p>655181126</text:p>
          </table:table-cell>
          <table:table-cell>
            <text:p>259674198</text:p>
          </table:table-cell>
        </table:table-row>
        <table:table-row>
          <table:table-cell>
            <text:p>434296065</text:p>
          </table:table-cell>
          <table:table-cell>
            <text:p>374607886</text:p>
          </table:table-cell>
          <table:table-cell>
            <text:p>575900390</text:p>
          </table:table-cell>
          <table:table-cell>
            <text:p>759823408</text:p>
          </table:table-cell>
          <table:table-cell>
            <text:p>623409216</text:p>
          </table:table-cell>
          <table:table-cell>
            <text:p>872646225</text:p>
          </table:table-cell>
          <table:table-cell>
            <text:p>65127925</text:p>
          </table:table-cell>
        </table:table-row>
        <table:table-row>
          <table:table-cell>
            <text:p>565481943</text:p>
          </table:table-cell>
          <table:table-cell>
            <text:p>992807163</text:p>
          </table:table-cell>
          <table:table-cell>
            <text:p>238901632</text:p>
          </table:table-cell>
          <table:table-cell>
            <text:p>378445786</text:p>
          </table:table-cell>
          <table:table-cell>
            <text:p>404389577</text:p>
          </table:table-cell>
          <table:table-cell>
            <text:p>382034420</text:p>
          </table:table-cell>
          <table:table-cell>
            <text:p>680143191</text:p>
          </table:table-cell>
        </table:table-row>
        <table:table-row>
          <table:table-cell>
            <text:p>773294813</text:p>
          </table:table-cell>
          <table:table-cell>
            <text:p>811359715</text:p>
          </table:table-cell>
          <table:table-cell>
            <text:p>626138858</text:p>
          </table:table-cell>
          <table:table-cell>
            <text:p>905910000</text:p>
          </table:table-cell>
          <table:table-cell>
            <text:p>416311300</text:p>
          </table:table-cell>
          <table:table-cell>
            <text:p>560516858</text:p>
          </table:table-cell>
          <table:table-cell>
            <text:p>440428913</text:p>
          </table:table-cell>
        </table:table-row>
        <table:table-row>
          <table:table-cell>
            <text:p>846515858</text:p>
          </table:table-cell>
          <table:table-cell>
            <text:p>812645382</text:p>
          </table:table-cell>
          <table:table-cell>
            <text:p>881323969</text:p>
          </table:table-cell>
          <table:table-cell>
            <text:p>205383581</text:p>
          </table:table-cell>
          <table:table-cell>
            <text:p>987070982</text:p>
          </table:table-cell>
          <table:table-cell>
            <text:p>732383175</text:p>
          </table:table-cell>
          <table:table-cell>
            <text:p>227647002</text:p>
          </table:table-cell>
        </table:table-row>
        <table:table-row>
          <table:table-cell>
            <text:p>781539464</text:p>
          </table:table-cell>
          <table:table-cell>
            <text:p>502721881</text:p>
          </table:table-cell>
          <table:table-cell>
            <text:p>821566539</text:p>
          </table:table-cell>
          <table:table-cell>
            <text:p>92645778</text:p>
          </table:table-cell>
          <table:table-cell>
            <text:p>326915502</text:p>
          </table:table-cell>
          <table:table-cell>
            <text:p>907926063</text:p>
          </table:table-cell>
          <table:table-cell>
            <text:p>496582449</text:p>
          </table:table-cell>
        </table:table-row>
        <table:table-row>
          <table:table-cell>
            <text:p>908243004</text:p>
          </table:table-cell>
          <table:table-cell>
            <text:p>478095742</text:p>
          </table:table-cell>
          <table:table-cell>
            <text:p>26981885</text:p>
          </table:table-cell>
          <table:table-cell>
            <text:p>334709275</text:p>
          </table:table-cell>
          <table:table-cell>
            <text:p>413953509</text:p>
          </table:table-cell>
          <table:table-cell>
            <text:p>8678420</text:p>
          </table:table-cell>
          <table:table-cell>
            <text:p>972016666</text:p>
          </table:table-cell>
        </table:table-row>
        <table:table-row>
          <table:table-cell>
            <text:p>171587639</text:p>
          </table:table-cell>
          <table:table-cell>
            <text:p>397048857</text:p>
          </table:table-cell>
          <table:table-cell>
            <text:p>672912</text:p>
          </table:table-cell>
          <table:table-cell>
            <text:p>354275523</text:p>
          </table:table-cell>
          <table:table-cell>
            <text:p>514224490</text:p>
          </table:table-cell>
          <table:table-cell>
            <text:p>776678564</text:p>
          </table:table-cell>
          <table:table-cell>
            <text:p>260393773</text:p>
          </table:table-cell>
        </table:table-row>
        <table:table-row>
          <table:table-cell>
            <text:p>75977265</text:p>
          </table:table-cell>
          <table:table-cell>
            <text:p>465487076</text:p>
          </table:table-cell>
          <table:table-cell>
            <text:p>660410269</text:p>
          </table:table-cell>
          <table:table-cell>
            <text:p>551315758</text:p>
          </table:table-cell>
          <table:table-cell>
            <text:p>418249708</text:p>
          </table:table-cell>
          <table:table-cell>
            <text:p>531410690</text:p>
          </table:table-cell>
          <table:table-cell>
            <text:p>272451693</text:p>
          </table:table-cell>
        </table:table-row>
        <table:table-row>
          <table:table-cell>
            <text:p>675811935</text:p>
          </table:table-cell>
          <table:table-cell>
            <text:p>981697160</text:p>
          </table:table-cell>
          <table:table-cell>
            <text:p>653403722</text:p>
          </table:table-cell>
          <table:table-cell>
            <text:p>387237756</text:p>
          </table:table-cell>
          <table:table-cell>
            <text:p>108351978</text:p>
          </table:table-cell>
          <table:table-cell>
            <text:p>162789742</text:p>
          </table:table-cell>
          <table:table-cell>
            <text:p>333558433</text:p>
          </table:table-cell>
        </table:table-row>
        <table:table-row>
          <table:table-cell>
            <text:p>741525640</text:p>
          </table:table-cell>
          <table:table-cell>
            <text:p>133163115</text:p>
          </table:table-cell>
          <table:table-cell>
            <text:p>253904192</text:p>
          </table:table-cell>
          <table:table-cell>
            <text:p>618583232</text:p>
          </table:table-cell>
          <table:table-cell>
            <text:p>545359237</text:p>
          </table:table-cell>
          <table:table-cell>
            <text:p>472973996</text:p>
          </table:table-cell>
          <table:table-cell>
            <text:p>284005349</text:p>
          </table:table-cell>
        </table:table-row>
        <table:table-row>
          <table:table-cell>
            <text:p>760789050</text:p>
          </table:table-cell>
          <table:table-cell>
            <text:p>661888794</text:p>
          </table:table-cell>
          <table:table-cell>
            <text:p>100697922</text:p>
          </table:table-cell>
          <table:table-cell>
            <text:p>118963664</text:p>
          </table:table-cell>
          <table:table-cell>
            <text:p>298959630</text:p>
          </table:table-cell>
          <table:table-cell>
            <text:p>996620958</text:p>
          </table:table-cell>
          <table:table-cell>
            <text:p>699795156</text:p>
          </table:table-cell>
        </table:table-row>
        <table:table-row>
          <table:table-cell>
            <text:p>551105747</text:p>
          </table:table-cell>
          <table:table-cell>
            <text:p>777418479</text:p>
          </table:table-cell>
          <table:table-cell>
            <text:p>117671136</text:p>
          </table:table-cell>
          <table:table-cell>
            <text:p>688367240</text:p>
          </table:table-cell>
          <table:table-cell>
            <text:p>615433766</text:p>
          </table:table-cell>
          <table:table-cell>
            <text:p>832818735</text:p>
          </table:table-cell>
          <table:table-cell>
            <text:p>227883247</text:p>
          </table:table-cell>
        </table:table-row>
        <table:table-row>
          <table:table-cell>
            <text:p>647699748</text:p>
          </table:table-cell>
          <table:table-cell>
            <text:p>784687173</text:p>
          </table:table-cell>
          <table:table-cell>
            <text:p>953919821</text:p>
          </table:table-cell>
          <table:table-cell>
            <text:p>322269503</text:p>
          </table:table-cell>
          <table:table-cell>
            <text:p>362698602</text:p>
          </table:table-cell>
          <table:table-cell>
            <text:p>799621758</text:p>
          </table:table-cell>
          <table:table-cell>
            <text:p>90097927</text:p>
          </table:table-cell>
        </table:table-row>
        <table:table-row>
          <table:table-cell>
            <text:p>689327050</text:p>
          </table:table-cell>
          <table:table-cell>
            <text:p>66675790</text:p>
          </table:table-cell>
          <table:table-cell>
            <text:p>930785364</text:p>
          </table:table-cell>
          <table:table-cell>
            <text:p>919192665</text:p>
          </table:table-cell>
          <table:table-cell>
            <text:p>213047286</text:p>
          </table:table-cell>
          <table:table-cell>
            <text:p>172838636</text:p>
          </table:table-cell>
          <table:table-cell>
            <text:p>637329448</text:p>
          </table:table-cell>
        </table:table-row>
        <table:table-row>
          <table:table-cell>
            <text:p>876409282</text:p>
          </table:table-cell>
          <table:table-cell>
            <text:p>344801247</text:p>
          </table:table-cell>
          <table:table-cell>
            <text:p>884640072</text:p>
          </table:table-cell>
          <table:table-cell>
            <text:p>115278426</text:p>
          </table:table-cell>
          <table:table-cell>
            <text:p>421312262</text:p>
          </table:table-cell>
          <table:table-cell>
            <text:p>645878297</text:p>
          </table:table-cell>
          <table:table-cell>
            <text:p>301398534</text:p>
          </table:table-cell>
        </table:table-row>
        <table:table-row>
          <table:table-cell>
            <text:p>816324084</text:p>
          </table:table-cell>
          <table:table-cell>
            <text:p>160069090</text:p>
          </table:table-cell>
          <table:table-cell>
            <text:p>690053452</text:p>
          </table:table-cell>
          <table:table-cell>
            <text:p>221527827</text:p>
          </table:table-cell>
          <table:table-cell>
            <text:p>319640554</text:p>
          </table:table-cell>
          <table:table-cell>
            <text:p>835987144</text:p>
          </table:table-cell>
          <table:table-cell>
            <text:p>288354541</text:p>
          </table:table-cell>
        </table:table-row>
        <table:table-row>
          <table:table-cell>
            <text:p>968585782</text:p>
          </table:table-cell>
          <table:table-cell>
            <text:p>932695312</text:p>
          </table:table-cell>
          <table:table-cell>
            <text:p>352215611</text:p>
          </table:table-cell>
          <table:table-cell>
            <text:p>877512349</text:p>
          </table:table-cell>
          <table:table-cell>
            <text:p>224629466</text:p>
          </table:table-cell>
          <table:table-cell>
            <text:p>344547224</text:p>
          </table:table-cell>
          <table:table-cell>
            <text:p>556081906</text:p>
          </table:table-cell>
        </table:table-row>
        <table:table-row>
          <table:table-cell>
            <text:p>346173910</text:p>
          </table:table-cell>
          <table:table-cell>
            <text:p>118264575</text:p>
          </table:table-cell>
          <table:table-cell>
            <text:p>81843373</text:p>
          </table:table-cell>
          <table:table-cell>
            <text:p>944510756</text:p>
          </table:table-cell>
          <table:table-cell>
            <text:p>795148469</text:p>
          </table:table-cell>
          <table:table-cell>
            <text:p>447144639</text:p>
          </table:table-cell>
          <table:table-cell>
            <text:p>470882877</text:p>
          </table:table-cell>
        </table:table-row>
        <table:table-row>
          <table:table-cell>
            <text:p>478158028</text:p>
          </table:table-cell>
          <table:table-cell>
            <text:p>842242621</text:p>
          </table:table-cell>
          <table:table-cell>
            <text:p>943319840</text:p>
          </table:table-cell>
          <table:table-cell>
            <text:p>839174136</text:p>
          </table:table-cell>
          <table:table-cell>
            <text:p>465918292</text:p>
          </table:table-cell>
          <table:table-cell>
            <text:p>661333993</text:p>
          </table:table-cell>
          <table:table-cell>
            <text:p>767927677</text:p>
          </table:table-cell>
        </table:table-row>
        <table:table-row>
          <table:table-cell>
            <text:p>66827382</text:p>
          </table:table-cell>
          <table:table-cell>
            <text:p>181895904</text:p>
          </table:table-cell>
          <table:table-cell>
            <text:p>692525455</text:p>
          </table:table-cell>
          <table:table-cell>
            <text:p>105445323</text:p>
          </table:table-cell>
          <table:table-cell>
            <text:p>660523584</text:p>
          </table:table-cell>
          <table:table-cell>
            <text:p>744011392</text:p>
          </table:table-cell>
          <table:table-cell>
            <text:p>918121580</text:p>
          </table:table-cell>
        </table:table-row>
        <table:table-row>
          <table:table-cell>
            <text:p>36521798</text:p>
          </table:table-cell>
          <table:table-cell>
            <text:p>564507317</text:p>
          </table:table-cell>
          <table:table-cell>
            <text:p>34899316</text:p>
          </table:table-cell>
          <table:table-cell>
            <text:p>703007964</text:p>
          </table:table-cell>
          <table:table-cell>
            <text:p>304552102</text:p>
          </table:table-cell>
          <table:table-cell>
            <text:p>7771974</text:p>
          </table:table-cell>
          <table:table-cell>
            <text:p>839406593</text:p>
          </table:table-cell>
        </table:table-row>
        <table:table-row>
          <table:table-cell>
            <text:p>273668046</text:p>
          </table:table-cell>
          <table:table-cell>
            <text:p>563262333</text:p>
          </table:table-cell>
          <table:table-cell>
            <text:p>658884200</text:p>
          </table:table-cell>
          <table:table-cell>
            <text:p>731583234</text:p>
          </table:table-cell>
          <table:table-cell>
            <text:p>394486077</text:p>
          </table:table-cell>
          <table:table-cell>
            <text:p>803425291</text:p>
          </table:table-cell>
          <table:table-cell>
            <text:p>510423738</text:p>
          </table:table-cell>
        </table:table-row>
        <table:table-row>
          <table:table-cell>
            <text:p>106027015</text:p>
          </table:table-cell>
          <table:table-cell>
            <text:p>265598329</text:p>
          </table:table-cell>
          <table:table-cell>
            <text:p>999785305</text:p>
          </table:table-cell>
          <table:table-cell>
            <text:p>410172747</text:p>
          </table:table-cell>
          <table:table-cell>
            <text:p>607318556</text:p>
          </table:table-cell>
          <table:table-cell>
            <text:p>867310534</text:p>
          </table:table-cell>
          <table:table-cell>
            <text:p>726322888</text:p>
          </table:table-cell>
        </table:table-row>
        <table:table-row>
          <table:table-cell>
            <text:p>916175140</text:p>
          </table:table-cell>
          <table:table-cell>
            <text:p>332833881</text:p>
          </table:table-cell>
          <table:table-cell>
            <text:p>857204625</text:p>
          </table:table-cell>
          <table:table-cell>
            <text:p>711424943</text:p>
          </table:table-cell>
          <table:table-cell>
            <text:p>675839251</text:p>
          </table:table-cell>
          <table:table-cell>
            <text:p>257650363</text:p>
          </table:table-cell>
          <table:table-cell>
            <text:p>742940599</text:p>
          </table:table-cell>
        </table:table-row>
        <table:table-row>
          <table:table-cell>
            <text:p>459973204</text:p>
          </table:table-cell>
          <table:table-cell>
            <text:p>385715597</text:p>
          </table:table-cell>
          <table:table-cell>
            <text:p>885079812</text:p>
          </table:table-cell>
          <table:table-cell>
            <text:p>868810649</text:p>
          </table:table-cell>
          <table:table-cell>
            <text:p>294240109</text:p>
          </table:table-cell>
          <table:table-cell>
            <text:p>661343099</text:p>
          </table:table-cell>
          <table:table-cell>
            <text:p>469319262</text:p>
          </table:table-cell>
        </table:table-row>
        <table:table-row>
          <table:table-cell>
            <text:p>306197776</text:p>
          </table:table-cell>
          <table:table-cell>
            <text:p>340662978</text:p>
          </table:table-cell>
          <table:table-cell>
            <text:p>763493334</text:p>
          </table:table-cell>
          <table:table-cell>
            <text:p>263943919</text:p>
          </table:table-cell>
          <table:table-cell>
            <text:p>671095953</text:p>
          </table:table-cell>
          <table:table-cell>
            <text:p>571783192</text:p>
          </table:table-cell>
          <table:table-cell>
            <text:p>514217637</text:p>
          </table:table-cell>
        </table:table-row>
        <table:table-row>
          <table:table-cell>
            <text:p>871381134</text:p>
          </table:table-cell>
          <table:table-cell>
            <text:p>186003533</text:p>
          </table:table-cell>
          <table:table-cell>
            <text:p>750577003</text:p>
          </table:table-cell>
          <table:table-cell>
            <text:p>121673208</text:p>
          </table:table-cell>
          <table:table-cell>
            <text:p>23141961</text:p>
          </table:table-cell>
          <table:table-cell>
            <text:p>530452169</text:p>
          </table:table-cell>
          <table:table-cell>
            <text:p>350836315</text:p>
          </table:table-cell>
        </table:table-row>
        <table:table-row>
          <table:table-cell>
            <text:p>968630118</text:p>
          </table:table-cell>
          <table:table-cell>
            <text:p>773839033</text:p>
          </table:table-cell>
          <table:table-cell>
            <text:p>715168436</text:p>
          </table:table-cell>
          <table:table-cell>
            <text:p>698669236</text:p>
          </table:table-cell>
          <table:table-cell>
            <text:p>133452009</text:p>
          </table:table-cell>
          <table:table-cell>
            <text:p>324094305</text:p>
          </table:table-cell>
          <table:table-cell>
            <text:p>814635043</text:p>
          </table:table-cell>
        </table:table-row>
        <table:table-row>
          <table:table-cell>
            <text:p>38941581</text:p>
          </table:table-cell>
          <table:table-cell>
            <text:p>686113529</text:p>
          </table:table-cell>
          <table:table-cell>
            <text:p>711693117</text:p>
          </table:table-cell>
          <table:table-cell>
            <text:p>411891974</text:p>
          </table:table-cell>
          <table:table-cell>
            <text:p>176544590</text:p>
          </table:table-cell>
          <table:table-cell>
            <text:p>114737059</text:p>
          </table:table-cell>
          <table:table-cell>
            <text:p>470500022</text:p>
          </table:table-cell>
        </table:table-row>
        <table:table-row>
          <table:table-cell>
            <text:p>695987111</text:p>
          </table:table-cell>
          <table:table-cell>
            <text:p>704287000</text:p>
          </table:table-cell>
          <table:table-cell>
            <text:p>864595944</text:p>
          </table:table-cell>
          <table:table-cell>
            <text:p>34617603</text:p>
          </table:table-cell>
          <table:table-cell>
            <text:p>389524199</text:p>
          </table:table-cell>
          <table:table-cell>
            <text:p>237346158</text:p>
          </table:table-cell>
          <table:table-cell>
            <text:p>708112243</text:p>
          </table:table-cell>
        </table:table-row>
        <table:table-row>
          <table:table-cell>
            <text:p>196087704</text:p>
          </table:table-cell>
          <table:table-cell>
            <text:p>932259869</text:p>
          </table:table-cell>
          <table:table-cell>
            <text:p>611967252</text:p>
          </table:table-cell>
          <table:table-cell>
            <text:p>714956879</text:p>
          </table:table-cell>
          <table:table-cell>
            <text:p>606040238</text:p>
          </table:table-cell>
          <table:table-cell>
            <text:p>37568837</text:p>
          </table:table-cell>
          <table:table-cell>
            <text:p>112977188</text:p>
          </table:table-cell>
        </table:table-row>
        <table:table-row>
          <table:table-cell>
            <text:p>261893370</text:p>
          </table:table-cell>
          <table:table-cell>
            <text:p>815256037</text:p>
          </table:table-cell>
          <table:table-cell>
            <text:p>194537236</text:p>
          </table:table-cell>
          <table:table-cell>
            <text:p>637831970</text:p>
          </table:table-cell>
          <table:table-cell>
            <text:p>80575982</text:p>
          </table:table-cell>
          <table:table-cell>
            <text:p>745758038</text:p>
          </table:table-cell>
          <table:table-cell>
            <text:p>559598088</text:p>
          </table:table-cell>
        </table:table-row>
        <table:table-row>
          <table:table-cell>
            <text:p>359883384</text:p>
          </table:table-cell>
          <table:table-cell>
            <text:p>738920213</text:p>
          </table:table-cell>
          <table:table-cell>
            <text:p>175536049</text:p>
          </table:table-cell>
          <table:table-cell>
            <text:p>138111660</text:p>
          </table:table-cell>
          <table:table-cell>
            <text:p>187620842</text:p>
          </table:table-cell>
          <table:table-cell>
            <text:p>68554287</text:p>
          </table:table-cell>
          <table:table-cell>
            <text:p>681247706</text:p>
          </table:table-cell>
        </table:table-row>
        <table:table-row>
          <table:table-cell>
            <text:p>270205922</text:p>
          </table:table-cell>
          <table:table-cell>
            <text:p>212146715</text:p>
          </table:table-cell>
          <table:table-cell>
            <text:p>885998104</text:p>
          </table:table-cell>
          <table:table-cell>
            <text:p>110472042</text:p>
          </table:table-cell>
          <table:table-cell>
            <text:p>432946777</text:p>
          </table:table-cell>
          <table:table-cell>
            <text:p>759752379</text:p>
          </table:table-cell>
          <table:table-cell>
            <text:p>906304850</text:p>
          </table:table-cell>
        </table:table-row>
        <table:table-row>
          <table:table-cell>
            <text:p>705646639</text:p>
          </table:table-cell>
          <table:table-cell>
            <text:p>481890217</text:p>
          </table:table-cell>
          <table:table-cell>
            <text:p>702316631</text:p>
          </table:table-cell>
          <table:table-cell>
            <text:p>335815918</text:p>
          </table:table-cell>
          <table:table-cell>
            <text:p>259665746</text:p>
          </table:table-cell>
          <table:table-cell>
            <text:p>998220919</text:p>
          </table:table-cell>
          <table:table-cell>
            <text:p>877132910</text:p>
          </table:table-cell>
        </table:table-row>
        <table:table-row>
          <table:table-cell>
            <text:p>472103823</text:p>
          </table:table-cell>
          <table:table-cell>
            <text:p>167573130</text:p>
          </table:table-cell>
          <table:table-cell>
            <text:p>248012737</text:p>
          </table:table-cell>
          <table:table-cell>
            <text:p>568197382</text:p>
          </table:table-cell>
          <table:table-cell>
            <text:p>678192065</text:p>
          </table:table-cell>
          <table:table-cell>
            <text:p>730280785</text:p>
          </table:table-cell>
          <table:table-cell>
            <text:p>33357312</text:p>
          </table:table-cell>
        </table:table-row>
        <table:table-row>
          <table:table-cell>
            <text:p>544202020</text:p>
          </table:table-cell>
          <table:table-cell>
            <text:p>382727618</text:p>
          </table:table-cell>
          <table:table-cell>
            <text:p>964584351</text:p>
          </table:table-cell>
          <table:table-cell>
            <text:p>577688253</text:p>
          </table:table-cell>
          <table:table-cell>
            <text:p>117542037</text:p>
          </table:table-cell>
          <table:table-cell>
            <text:p>265580602</text:p>
          </table:table-cell>
          <table:table-cell>
            <text:p>386733481</text:p>
          </table:table-cell>
        </table:table-row>
        <table:table-row>
          <table:table-cell>
            <text:p>323762567</text:p>
          </table:table-cell>
          <table:table-cell>
            <text:p>378879107</text:p>
          </table:table-cell>
          <table:table-cell>
            <text:p>777063040</text:p>
          </table:table-cell>
          <table:table-cell>
            <text:p>42991875</text:p>
          </table:table-cell>
          <table:table-cell>
            <text:p>933279078</text:p>
          </table:table-cell>
          <table:table-cell>
            <text:p>247362379</text:p>
          </table:table-cell>
          <table:table-cell>
            <text:p>865086450</text:p>
          </table:table-cell>
        </table:table-row>
        <table:table-row>
          <table:table-cell>
            <text:p>912336789</text:p>
          </table:table-cell>
          <table:table-cell>
            <text:p>650038811</text:p>
          </table:table-cell>
          <table:table-cell>
            <text:p>250637128</text:p>
          </table:table-cell>
          <table:table-cell>
            <text:p>195748340</text:p>
          </table:table-cell>
          <table:table-cell>
            <text:p>635833827</text:p>
          </table:table-cell>
          <table:table-cell>
            <text:p>769763610</text:p>
          </table:table-cell>
          <table:table-cell>
            <text:p>437144288</text:p>
          </table:table-cell>
        </table:table-row>
        <table:table-row>
          <table:table-cell>
            <text:p>484717405</text:p>
          </table:table-cell>
          <table:table-cell>
            <text:p>804642654</text:p>
          </table:table-cell>
          <table:table-cell>
            <text:p>441339733</text:p>
          </table:table-cell>
          <table:table-cell>
            <text:p>211343417</text:p>
          </table:table-cell>
          <table:table-cell>
            <text:p>399899933</text:p>
          </table:table-cell>
          <table:table-cell>
            <text:p>844079433</text:p>
          </table:table-cell>
          <table:table-cell>
            <text:p>82798350</text:p>
          </table:table-cell>
        </table:table-row>
        <table:table-row>
          <table:table-cell>
            <text:p>477974974</text:p>
          </table:table-cell>
          <table:table-cell>
            <text:p>974992891</text:p>
          </table:table-cell>
          <table:table-cell>
            <text:p>41194564</text:p>
          </table:table-cell>
          <table:table-cell>
            <text:p>405821621</text:p>
          </table:table-cell>
          <table:table-cell>
            <text:p>887147656</text:p>
          </table:table-cell>
          <table:table-cell>
            <text:p>805298859</text:p>
          </table:table-cell>
          <table:table-cell>
            <text:p>91963917</text:p>
          </table:table-cell>
        </table:table-row>
        <table:table-row>
          <table:table-cell>
            <text:p>38398852</text:p>
          </table:table-cell>
          <table:table-cell>
            <text:p>95420343</text:p>
          </table:table-cell>
          <table:table-cell>
            <text:p>841597143</text:p>
          </table:table-cell>
          <table:table-cell>
            <text:p>290484545</text:p>
          </table:table-cell>
          <table:table-cell>
            <text:p>258150983</text:p>
          </table:table-cell>
          <table:table-cell>
            <text:p>417994685</text:p>
          </table:table-cell>
          <table:table-cell>
            <text:p>988006026</text:p>
          </table:table-cell>
        </table:table-row>
        <table:table-row>
          <table:table-cell>
            <text:p>752408515</text:p>
          </table:table-cell>
          <table:table-cell>
            <text:p>567215107</text:p>
          </table:table-cell>
          <table:table-cell>
            <text:p>672605475</text:p>
          </table:table-cell>
          <table:table-cell>
            <text:p>442519978</text:p>
          </table:table-cell>
          <table:table-cell>
            <text:p>545652641</text:p>
          </table:table-cell>
          <table:table-cell>
            <text:p>461870376</text:p>
          </table:table-cell>
          <table:table-cell>
            <text:p>169799909</text:p>
          </table:table-cell>
        </table:table-row>
        <table:table-row>
          <table:table-cell>
            <text:p>85147972</text:p>
          </table:table-cell>
          <table:table-cell>
            <text:p>912403848</text:p>
          </table:table-cell>
          <table:table-cell>
            <text:p>846119636</text:p>
          </table:table-cell>
          <table:table-cell>
            <text:p>470935971</text:p>
          </table:table-cell>
          <table:table-cell>
            <text:p>746765150</text:p>
          </table:table-cell>
          <table:table-cell>
            <text:p>50045647</text:p>
          </table:table-cell>
          <table:table-cell>
            <text:p>639895289</text:p>
          </table:table-cell>
        </table:table-row>
        <table:table-row>
          <table:table-cell>
            <text:p>536347676</text:p>
          </table:table-cell>
          <table:table-cell>
            <text:p>919097727</text:p>
          </table:table-cell>
          <table:table-cell>
            <text:p>914110507</text:p>
          </table:table-cell>
          <table:table-cell>
            <text:p>546864864</text:p>
          </table:table-cell>
          <table:table-cell>
            <text:p>447468026</text:p>
          </table:table-cell>
          <table:table-cell>
            <text:p>578158287</text:p>
          </table:table-cell>
          <table:table-cell>
            <text:p>699423152</text:p>
          </table:table-cell>
        </table:table-row>
        <table:table-row>
          <table:table-cell>
            <text:p>846260746</text:p>
          </table:table-cell>
          <table:table-cell>
            <text:p>344888585</text:p>
          </table:table-cell>
          <table:table-cell>
            <text:p>3884707</text:p>
          </table:table-cell>
          <table:table-cell>
            <text:p>115982465</text:p>
          </table:table-cell>
          <table:table-cell>
            <text:p>491275052</text:p>
          </table:table-cell>
          <table:table-cell>
            <text:p>614894334</text:p>
          </table:table-cell>
          <table:table-cell>
            <text:p>257529770</text:p>
          </table:table-cell>
        </table:table-row>
        <table:table-row>
          <table:table-cell>
            <text:p>94873956</text:p>
          </table:table-cell>
          <table:table-cell>
            <text:p>852943634</text:p>
          </table:table-cell>
          <table:table-cell>
            <text:p>539142856</text:p>
          </table:table-cell>
          <table:table-cell>
            <text:p>714528163</text:p>
          </table:table-cell>
          <table:table-cell>
            <text:p>909884327</text:p>
          </table:table-cell>
          <table:table-cell>
            <text:p>720929572</text:p>
          </table:table-cell>
          <table:table-cell>
            <text:p>479041477</text:p>
          </table:table-cell>
        </table:table-row>
        <table:table-row>
          <table:table-cell>
            <text:p>623115424</text:p>
          </table:table-cell>
          <table:table-cell>
            <text:p>574105919</text:p>
          </table:table-cell>
          <table:table-cell>
            <text:p>890171882</text:p>
          </table:table-cell>
          <table:table-cell>
            <text:p>621437665</text:p>
          </table:table-cell>
          <table:table-cell>
            <text:p>19191387</text:p>
          </table:table-cell>
          <table:table-cell>
            <text:p>747801184</text:p>
          </table:table-cell>
          <table:table-cell>
            <text:p>947044716</text:p>
          </table:table-cell>
        </table:table-row>
        <table:table-row>
          <table:table-cell>
            <text:p>572013316</text:p>
          </table:table-cell>
          <table:table-cell>
            <text:p>201262565</text:p>
          </table:table-cell>
          <table:table-cell>
            <text:p>629143696</text:p>
          </table:table-cell>
          <table:table-cell>
            <text:p>476403021</text:p>
          </table:table-cell>
          <table:table-cell>
            <text:p>727582656</text:p>
          </table:table-cell>
          <table:table-cell>
            <text:p>393775434</text:p>
          </table:table-cell>
          <table:table-cell>
            <text:p>831907919</text:p>
          </table:table-cell>
        </table:table-row>
        <table:table-row>
          <table:table-cell>
            <text:p>957572408</text:p>
          </table:table-cell>
          <table:table-cell>
            <text:p>954186032</text:p>
          </table:table-cell>
          <table:table-cell>
            <text:p>291300495</text:p>
          </table:table-cell>
          <table:table-cell>
            <text:p>608585605</text:p>
          </table:table-cell>
          <table:table-cell>
            <text:p>256953970</text:p>
          </table:table-cell>
          <table:table-cell>
            <text:p>939890208</text:p>
          </table:table-cell>
          <table:table-cell>
            <text:p>902321712</text:p>
          </table:table-cell>
        </table:table-row>
        <table:table-row>
          <table:table-cell>
            <text:p>846898835</text:p>
          </table:table-cell>
          <table:table-cell>
            <text:p>481950187</text:p>
          </table:table-cell>
          <table:table-cell>
            <text:p>68829984</text:p>
          </table:table-cell>
          <table:table-cell>
            <text:p>33058574</text:p>
          </table:table-cell>
          <table:table-cell>
            <text:p>920143896</text:p>
          </table:table-cell>
          <table:table-cell>
            <text:p>170035369</text:p>
          </table:table-cell>
          <table:table-cell>
            <text:p>525569727</text:p>
          </table:table-cell>
        </table:table-row>
        <table:table-row>
          <table:table-cell>
            <text:p>739023262</text:p>
          </table:table-cell>
          <table:table-cell>
            <text:p>4790131</text:p>
          </table:table-cell>
          <table:table-cell>
            <text:p>795459495</text:p>
          </table:table-cell>
          <table:table-cell>
            <text:p>214029776</text:p>
          </table:table-cell>
          <table:table-cell>
            <text:p>789665720</text:p>
          </table:table-cell>
          <table:table-cell>
            <text:p>724461898</text:p>
          </table:table-cell>
          <table:table-cell>
            <text:p>115227663</text:p>
          </table:table-cell>
        </table:table-row>
        <table:table-row>
          <table:table-cell>
            <text:p>479186375</text:p>
          </table:table-cell>
          <table:table-cell>
            <text:p>17574757</text:p>
          </table:table-cell>
          <table:table-cell>
            <text:p>720462332</text:p>
          </table:table-cell>
          <table:table-cell>
            <text:p>59398517</text:p>
          </table:table-cell>
          <table:table-cell>
            <text:p>128897243</text:p>
          </table:table-cell>
          <table:table-cell>
            <text:p>804840987</text:p>
          </table:table-cell>
          <table:table-cell>
            <text:p>75301463</text:p>
          </table:table-cell>
        </table:table-row>
        <table:table-row>
          <table:table-cell>
            <text:p>96372282</text:p>
          </table:table-cell>
          <table:table-cell>
            <text:p>525865160</text:p>
          </table:table-cell>
          <table:table-cell>
            <text:p>797605297</text:p>
          </table:table-cell>
          <table:table-cell>
            <text:p>32829308</text:p>
          </table:table-cell>
          <table:table-cell>
            <text:p>930518818</text:p>
          </table:table-cell>
          <table:table-cell>
            <text:p>792668833</text:p>
          </table:table-cell>
          <table:table-cell>
            <text:p>336082503</text:p>
          </table:table-cell>
        </table:table-row>
        <table:table-row>
          <table:table-cell>
            <text:p>710206162</text:p>
          </table:table-cell>
          <table:table-cell>
            <text:p>750938816</text:p>
          </table:table-cell>
          <table:table-cell>
            <text:p>743256951</text:p>
          </table:table-cell>
          <table:table-cell>
            <text:p>553360055</text:p>
          </table:table-cell>
          <table:table-cell>
            <text:p>723750572</text:p>
          </table:table-cell>
          <table:table-cell>
            <text:p>246513625</text:p>
          </table:table-cell>
          <table:table-cell>
            <text:p>86083475</text:p>
          </table:table-cell>
        </table:table-row>
        <table:table-row>
          <table:table-cell>
            <text:p>962438516</text:p>
          </table:table-cell>
          <table:table-cell>
            <text:p>637378250</text:p>
          </table:table-cell>
          <table:table-cell>
            <text:p>752615580</text:p>
          </table:table-cell>
          <table:table-cell>
            <text:p>178961140</text:p>
          </table:table-cell>
          <table:table-cell>
            <text:p>903151188</text:p>
          </table:table-cell>
          <table:table-cell>
            <text:p>282953676</text:p>
          </table:table-cell>
          <table:table-cell>
            <text:p>134410590</text:p>
          </table:table-cell>
        </table:table-row>
        <table:table-row>
          <table:table-cell>
            <text:p>232393071</text:p>
          </table:table-cell>
          <table:table-cell>
            <text:p>84011741</text:p>
          </table:table-cell>
          <table:table-cell>
            <text:p>226607792</text:p>
          </table:table-cell>
          <table:table-cell>
            <text:p>219703109</text:p>
          </table:table-cell>
          <table:table-cell>
            <text:p>99100579</text:p>
          </table:table-cell>
          <table:table-cell>
            <text:p>216545342</text:p>
          </table:table-cell>
          <table:table-cell>
            <text:p>153879280</text:p>
          </table:table-cell>
        </table:table-row>
        <table:table-row>
          <table:table-cell>
            <text:p>761118230</text:p>
          </table:table-cell>
          <table:table-cell>
            <text:p>791108657</text:p>
          </table:table-cell>
          <table:table-cell>
            <text:p>448235346</text:p>
          </table:table-cell>
          <table:table-cell>
            <text:p>474438218</text:p>
          </table:table-cell>
          <table:table-cell>
            <text:p>165308045</text:p>
          </table:table-cell>
          <table:table-cell>
            <text:p>914316245</text:p>
          </table:table-cell>
          <table:table-cell>
            <text:p>286835994</text:p>
          </table:table-cell>
        </table:table-row>
        <table:table-row>
          <table:table-cell>
            <text:p>390370023</text:p>
          </table:table-cell>
          <table:table-cell>
            <text:p>96505474</text:p>
          </table:table-cell>
          <table:table-cell>
            <text:p>697099652</text:p>
          </table:table-cell>
          <table:table-cell>
            <text:p>903818595</text:p>
          </table:table-cell>
          <table:table-cell>
            <text:p>19852676</text:p>
          </table:table-cell>
          <table:table-cell>
            <text:p>954060392</text:p>
          </table:table-cell>
          <table:table-cell>
            <text:p>49781462</text:p>
          </table:table-cell>
        </table:table-row>
        <table:table-row>
          <table:table-cell>
            <text:p>903797118</text:p>
          </table:table-cell>
          <table:table-cell>
            <text:p>84743997</text:p>
          </table:table-cell>
          <table:table-cell>
            <text:p>791110278</text:p>
          </table:table-cell>
          <table:table-cell>
            <text:p>686926537</text:p>
          </table:table-cell>
          <table:table-cell>
            <text:p>510314771</text:p>
          </table:table-cell>
          <table:table-cell>
            <text:p>242978747</text:p>
          </table:table-cell>
          <table:table-cell>
            <text:p>578448461</text:p>
          </table:table-cell>
        </table:table-row>
        <table:table-row>
          <table:table-cell>
            <text:p>980126344</text:p>
          </table:table-cell>
          <table:table-cell>
            <text:p>668542125</text:p>
          </table:table-cell>
          <table:table-cell>
            <text:p>236167390</text:p>
          </table:table-cell>
          <table:table-cell>
            <text:p>914660469</text:p>
          </table:table-cell>
          <table:table-cell>
            <text:p>872642637</text:p>
          </table:table-cell>
          <table:table-cell>
            <text:p>321235714</text:p>
          </table:table-cell>
          <table:table-cell>
            <text:p>182633407</text:p>
          </table:table-cell>
        </table:table-row>
        <table:table-row>
          <table:table-cell>
            <text:p>113017720</text:p>
          </table:table-cell>
          <table:table-cell>
            <text:p>199346618</text:p>
          </table:table-cell>
          <table:table-cell>
            <text:p>887658938</text:p>
          </table:table-cell>
          <table:table-cell>
            <text:p>245404942</text:p>
          </table:table-cell>
          <table:table-cell>
            <text:p>252435025</text:p>
          </table:table-cell>
          <table:table-cell>
            <text:p>776907286</text:p>
          </table:table-cell>
          <table:table-cell>
            <text:p>151507374</text:p>
          </table:table-cell>
        </table:table-row>
        <table:table-row>
          <table:table-cell>
            <text:p>669867695</text:p>
          </table:table-cell>
          <table:table-cell>
            <text:p>762491177</text:p>
          </table:table-cell>
          <table:table-cell>
            <text:p>157877710</text:p>
          </table:table-cell>
          <table:table-cell>
            <text:p>966400669</text:p>
          </table:table-cell>
          <table:table-cell>
            <text:p>638370392</text:p>
          </table:table-cell>
          <table:table-cell>
            <text:p>27615220</text:p>
          </table:table-cell>
          <table:table-cell>
            <text:p>600985386</text:p>
          </table:table-cell>
        </table:table-row>
        <table:table-row>
          <table:table-cell>
            <text:p>533682970</text:p>
          </table:table-cell>
          <table:table-cell>
            <text:p>290879417</text:p>
          </table:table-cell>
          <table:table-cell>
            <text:p>250847382</text:p>
          </table:table-cell>
          <table:table-cell>
            <text:p>718061824</text:p>
          </table:table-cell>
          <table:table-cell>
            <text:p>643202207</text:p>
          </table:table-cell>
          <table:table-cell>
            <text:p>844553914</text:p>
          </table:table-cell>
          <table:table-cell>
            <text:p>226321144</text:p>
          </table:table-cell>
        </table:table-row>
        <table:table-row>
          <table:table-cell>
            <text:p>566416701</text:p>
          </table:table-cell>
          <table:table-cell>
            <text:p>753049646</text:p>
          </table:table-cell>
          <table:table-cell>
            <text:p>995857485</text:p>
          </table:table-cell>
          <table:table-cell>
            <text:p>729245184</text:p>
          </table:table-cell>
          <table:table-cell>
            <text:p>775396199</text:p>
          </table:table-cell>
          <table:table-cell>
            <text:p>386904736</text:p>
          </table:table-cell>
          <table:table-cell>
            <text:p>448289324</text:p>
          </table:table-cell>
        </table:table-row>
        <table:table-row>
          <table:table-cell>
            <text:p>420696068</text:p>
          </table:table-cell>
          <table:table-cell>
            <text:p>927893498</text:p>
          </table:table-cell>
          <table:table-cell>
            <text:p>258434345</text:p>
          </table:table-cell>
          <table:table-cell>
            <text:p>585323016</text:p>
          </table:table-cell>
          <table:table-cell>
            <text:p>317315751</text:p>
          </table:table-cell>
          <table:table-cell>
            <text:p>725185694</text:p>
          </table:table-cell>
          <table:table-cell>
            <text:p>32606480</text:p>
          </table:table-cell>
        </table:table-row>
        <table:table-row>
          <table:table-cell>
            <text:p>689609816</text:p>
          </table:table-cell>
          <table:table-cell>
            <text:p>506909829</text:p>
          </table:table-cell>
          <table:table-cell>
            <text:p>821664365</text:p>
          </table:table-cell>
          <table:table-cell>
            <text:p>564338654</text:p>
          </table:table-cell>
          <table:table-cell>
            <text:p>93549233</text:p>
          </table:table-cell>
          <table:table-cell>
            <text:p>252341232</text:p>
          </table:table-cell>
          <table:table-cell>
            <text:p>698600798</text:p>
          </table:table-cell>
        </table:table-row>
        <table:table-row>
          <table:table-cell>
            <text:p>379834034</text:p>
          </table:table-cell>
          <table:table-cell>
            <text:p>98316366</text:p>
          </table:table-cell>
          <table:table-cell>
            <text:p>116430081</text:p>
          </table:table-cell>
          <table:table-cell>
            <text:p>93492657</text:p>
          </table:table-cell>
          <table:table-cell>
            <text:p>450966790</text:p>
          </table:table-cell>
          <table:table-cell>
            <text:p>158716838</text:p>
          </table:table-cell>
          <table:table-cell>
            <text:p>276261046</text:p>
          </table:table-cell>
        </table:table-row>
        <table:table-row>
          <table:table-cell>
            <text:p>515879369</text:p>
          </table:table-cell>
          <table:table-cell>
            <text:p>105983696</text:p>
          </table:table-cell>
          <table:table-cell>
            <text:p>302304244</text:p>
          </table:table-cell>
          <table:table-cell>
            <text:p>828970144</text:p>
          </table:table-cell>
          <table:table-cell>
            <text:p>866375784</text:p>
          </table:table-cell>
          <table:table-cell>
            <text:p>532756331</text:p>
          </table:table-cell>
          <table:table-cell>
            <text:p>747626184</text:p>
          </table:table-cell>
        </table:table-row>
        <table:table-row>
          <table:table-cell>
            <text:p>727697483</text:p>
          </table:table-cell>
          <table:table-cell>
            <text:p>258907460</text:p>
          </table:table-cell>
          <table:table-cell>
            <text:p>193093718</text:p>
          </table:table-cell>
          <table:table-cell>
            <text:p>37865488</text:p>
          </table:table-cell>
          <table:table-cell>
            <text:p>747066255</text:p>
          </table:table-cell>
          <table:table-cell>
            <text:p>246926345</text:p>
          </table:table-cell>
          <table:table-cell>
            <text:p>364336774</text:p>
          </table:table-cell>
        </table:table-row>
        <table:table-row>
          <table:table-cell>
            <text:p>75586864</text:p>
          </table:table-cell>
          <table:table-cell>
            <text:p>133688120</text:p>
          </table:table-cell>
          <table:table-cell>
            <text:p>574264268</text:p>
          </table:table-cell>
          <table:table-cell>
            <text:p>368120648</text:p>
          </table:table-cell>
          <table:table-cell>
            <text:p>145349913</text:p>
          </table:table-cell>
          <table:table-cell>
            <text:p>842627388</text:p>
          </table:table-cell>
          <table:table-cell>
            <text:p>427909239</text:p>
          </table:table-cell>
        </table:table-row>
        <table:table-row>
          <table:table-cell>
            <text:p>595078571</text:p>
          </table:table-cell>
          <table:table-cell>
            <text:p>138128003</text:p>
          </table:table-cell>
          <table:table-cell>
            <text:p>340076536</text:p>
          </table:table-cell>
          <table:table-cell>
            <text:p>93319789</text:p>
          </table:table-cell>
          <table:table-cell>
            <text:p>24643651</text:p>
          </table:table-cell>
          <table:table-cell>
            <text:p>331702460</text:p>
          </table:table-cell>
          <table:table-cell>
            <text:p>992525814</text:p>
          </table:table-cell>
        </table:table-row>
        <table:table-row>
          <table:table-cell>
            <text:p>537410113</text:p>
          </table:table-cell>
          <table:table-cell>
            <text:p>770462370</text:p>
          </table:table-cell>
          <table:table-cell>
            <text:p>41787888</text:p>
          </table:table-cell>
          <table:table-cell>
            <text:p>659576379</text:p>
          </table:table-cell>
          <table:table-cell>
            <text:p>626459903</text:p>
          </table:table-cell>
          <table:table-cell>
            <text:p>430500358</text:p>
          </table:table-cell>
          <table:table-cell>
            <text:p>573762231</text:p>
          </table:table-cell>
        </table:table-row>
        <table:table-row>
          <table:table-cell>
            <text:p>756020876</text:p>
          </table:table-cell>
          <table:table-cell>
            <text:p>814806746</text:p>
          </table:table-cell>
          <table:table-cell>
            <text:p>543685314</text:p>
          </table:table-cell>
          <table:table-cell>
            <text:p>159484178</text:p>
          </table:table-cell>
          <table:table-cell>
            <text:p>195330095</text:p>
          </table:table-cell>
          <table:table-cell>
            <text:p>351431694</text:p>
          </table:table-cell>
          <table:table-cell>
            <text:p>213537306</text:p>
          </table:table-cell>
        </table:table-row>
        <table:table-row>
          <table:table-cell>
            <text:p>259315031</text:p>
          </table:table-cell>
          <table:table-cell>
            <text:p>267313082</text:p>
          </table:table-cell>
          <table:table-cell>
            <text:p>942800111</text:p>
          </table:table-cell>
          <table:table-cell>
            <text:p>583356048</text:p>
          </table:table-cell>
          <table:table-cell>
            <text:p>346297280</text:p>
          </table:table-cell>
          <table:table-cell>
            <text:p>852857364</text:p>
          </table:table-cell>
          <table:table-cell>
            <text:p>330715576</text:p>
          </table:table-cell>
        </table:table-row>
        <table:table-row>
          <table:table-cell>
            <text:p>815307733</text:p>
          </table:table-cell>
          <table:table-cell>
            <text:p>413170520</text:p>
          </table:table-cell>
          <table:table-cell>
            <text:p>537711989</text:p>
          </table:table-cell>
          <table:table-cell>
            <text:p>394643056</text:p>
          </table:table-cell>
          <table:table-cell>
            <text:p>751734278</text:p>
          </table:table-cell>
          <table:table-cell>
            <text:p>36154380</text:p>
          </table:table-cell>
          <table:table-cell>
            <text:p>354817350</text:p>
          </table:table-cell>
        </table:table-row>
        <table:table-row>
          <table:table-cell>
            <text:p>829137590</text:p>
          </table:table-cell>
          <table:table-cell>
            <text:p>947267024</text:p>
          </table:table-cell>
          <table:table-cell>
            <text:p>486253636</text:p>
          </table:table-cell>
          <table:table-cell>
            <text:p>833486077</text:p>
          </table:table-cell>
          <table:table-cell>
            <text:p>949810682</text:p>
          </table:table-cell>
          <table:table-cell>
            <text:p>948328894</text:p>
          </table:table-cell>
          <table:table-cell>
            <text:p>219070226</text:p>
          </table:table-cell>
        </table:table-row>
        <table:table-row>
          <table:table-cell>
            <text:p>975943711</text:p>
          </table:table-cell>
          <table:table-cell>
            <text:p>114154045</text:p>
          </table:table-cell>
          <table:table-cell>
            <text:p>955267887</text:p>
          </table:table-cell>
          <table:table-cell>
            <text:p>764480400</text:p>
          </table:table-cell>
          <table:table-cell>
            <text:p>307491727</text:p>
          </table:table-cell>
          <table:table-cell>
            <text:p>205384849</text:p>
          </table:table-cell>
          <table:table-cell>
            <text:p>307361710</text:p>
          </table:table-cell>
        </table:table-row>
        <table:table-row>
          <table:table-cell>
            <text:p>993312960</text:p>
          </table:table-cell>
          <table:table-cell>
            <text:p>263153900</text:p>
          </table:table-cell>
          <table:table-cell>
            <text:p>117482521</text:p>
          </table:table-cell>
          <table:table-cell>
            <text:p>883301747</text:p>
          </table:table-cell>
          <table:table-cell>
            <text:p>475457488</text:p>
          </table:table-cell>
          <table:table-cell>
            <text:p>2274240</text:p>
          </table:table-cell>
          <table:table-cell>
            <text:p>138978186</text:p>
          </table:table-cell>
        </table:table-row>
        <table:table-row>
          <table:table-cell>
            <text:p>504373975</text:p>
          </table:table-cell>
          <table:table-cell>
            <text:p>120674437</text:p>
          </table:table-cell>
          <table:table-cell>
            <text:p>793288467</text:p>
          </table:table-cell>
          <table:table-cell>
            <text:p>196795560</text:p>
          </table:table-cell>
          <table:table-cell>
            <text:p>883953297</text:p>
          </table:table-cell>
          <table:table-cell>
            <text:p>221139783</text:p>
          </table:table-cell>
          <table:table-cell>
            <text:p>988724375</text:p>
          </table:table-cell>
        </table:table-row>
        <table:table-row>
          <table:table-cell>
            <text:p>830539048</text:p>
          </table:table-cell>
          <table:table-cell>
            <text:p>999642507</text:p>
          </table:table-cell>
          <table:table-cell>
            <text:p>557073497</text:p>
          </table:table-cell>
          <table:table-cell>
            <text:p>58913970</text:p>
          </table:table-cell>
          <table:table-cell>
            <text:p>398700519</text:p>
          </table:table-cell>
          <table:table-cell>
            <text:p>209228058</text:p>
          </table:table-cell>
          <table:table-cell>
            <text:p>81058280</text:p>
          </table:table-cell>
        </table:table-row>
        <table:table-row>
          <table:table-cell>
            <text:p>270301458</text:p>
          </table:table-cell>
          <table:table-cell>
            <text:p>998672298</text:p>
          </table:table-cell>
          <table:table-cell>
            <text:p>79144862</text:p>
          </table:table-cell>
          <table:table-cell>
            <text:p>241132386</text:p>
          </table:table-cell>
          <table:table-cell>
            <text:p>21367790</text:p>
          </table:table-cell>
          <table:table-cell>
            <text:p>921261373</text:p>
          </table:table-cell>
          <table:table-cell>
            <text:p>428170509</text:p>
          </table:table-cell>
        </table:table-row>
        <table:table-row>
          <table:table-cell>
            <text:p>96345149</text:p>
          </table:table-cell>
          <table:table-cell>
            <text:p>696341623</text:p>
          </table:table-cell>
          <table:table-cell>
            <text:p>102757783</text:p>
          </table:table-cell>
          <table:table-cell>
            <text:p>217714157</text:p>
          </table:table-cell>
          <table:table-cell>
            <text:p>907456004</text:p>
          </table:table-cell>
          <table:table-cell>
            <text:p>746455491</text:p>
          </table:table-cell>
          <table:table-cell>
            <text:p>36995016</text:p>
          </table:table-cell>
        </table:table-row>
        <table:table-row>
          <table:table-cell>
            <text:p>759861642</text:p>
          </table:table-cell>
          <table:table-cell>
            <text:p>67450704</text:p>
          </table:table-cell>
          <table:table-cell>
            <text:p>27603533</text:p>
          </table:table-cell>
          <table:table-cell>
            <text:p>373997139</text:p>
          </table:table-cell>
          <table:table-cell>
            <text:p>942500609</text:p>
          </table:table-cell>
          <table:table-cell>
            <text:p>517088397</text:p>
          </table:table-cell>
          <table:table-cell>
            <text:p>209451106</text:p>
          </table:table-cell>
        </table:table-row>
        <table:table-row>
          <table:table-cell>
            <text:p>790233717</text:p>
          </table:table-cell>
          <table:table-cell>
            <text:p>192486882</text:p>
          </table:table-cell>
          <table:table-cell>
            <text:p>857000459</text:p>
          </table:table-cell>
          <table:table-cell>
            <text:p>838891585</text:p>
          </table:table-cell>
          <table:table-cell>
            <text:p>166116082</text:p>
          </table:table-cell>
          <table:table-cell>
            <text:p>193585337</text:p>
          </table:table-cell>
          <table:table-cell>
            <text:p>531561995</text:p>
          </table:table-cell>
        </table:table-row>
        <table:table-row>
          <table:table-cell>
            <text:p>321712106</text:p>
          </table:table-cell>
          <table:table-cell>
            <text:p>431974327</text:p>
          </table:table-cell>
          <table:table-cell>
            <text:p>792826176</text:p>
          </table:table-cell>
          <table:table-cell>
            <text:p>230567826</text:p>
          </table:table-cell>
          <table:table-cell>
            <text:p>61023602</text:p>
          </table:table-cell>
          <table:table-cell>
            <text:p>269928460</text:p>
          </table:table-cell>
          <table:table-cell>
            <text:p>86260552</text:p>
          </table:table-cell>
        </table:table-row>
        <table:table-row>
          <table:table-cell>
            <text:p>764480543</text:p>
          </table:table-cell>
          <table:table-cell>
            <text:p>899089232</text:p>
          </table:table-cell>
          <table:table-cell>
            <text:p>711688915</text:p>
          </table:table-cell>
          <table:table-cell>
            <text:p>365122154</text:p>
          </table:table-cell>
          <table:table-cell>
            <text:p>250834431</text:p>
          </table:table-cell>
          <table:table-cell>
            <text:p>497724591</text:p>
          </table:table-cell>
          <table:table-cell>
            <text:p>11912239</text:p>
          </table:table-cell>
        </table:table-row>
        <table:table-row>
          <table:table-cell>
            <text:p>408986284</text:p>
          </table:table-cell>
          <table:table-cell>
            <text:p>784834703</text:p>
          </table:table-cell>
          <table:table-cell>
            <text:p>282643125</text:p>
          </table:table-cell>
          <table:table-cell>
            <text:p>609262394</text:p>
          </table:table-cell>
          <table:table-cell>
            <text:p>132673680</text:p>
          </table:table-cell>
          <table:table-cell>
            <text:p>969639393</text:p>
          </table:table-cell>
          <table:table-cell>
            <text:p>268640751</text:p>
          </table:table-cell>
        </table:table-row>
        <table:table-row>
          <table:table-cell>
            <text:p>866841243</text:p>
          </table:table-cell>
          <table:table-cell>
            <text:p>752696178</text:p>
          </table:table-cell>
          <table:table-cell>
            <text:p>711529685</text:p>
          </table:table-cell>
          <table:table-cell>
            <text:p>821098574</text:p>
          </table:table-cell>
          <table:table-cell>
            <text:p>506357548</text:p>
          </table:table-cell>
          <table:table-cell>
            <text:p>879143427</text:p>
          </table:table-cell>
          <table:table-cell>
            <text:p>604105057</text:p>
          </table:table-cell>
        </table:table-row>
        <table:table-row>
          <table:table-cell>
            <text:p>142932793</text:p>
          </table:table-cell>
          <table:table-cell>
            <text:p>566288818</text:p>
          </table:table-cell>
          <table:table-cell>
            <text:p>949595889</text:p>
          </table:table-cell>
          <table:table-cell>
            <text:p>539071640</text:p>
          </table:table-cell>
          <table:table-cell>
            <text:p>151364389</text:p>
          </table:table-cell>
          <table:table-cell>
            <text:p>680755721</text:p>
          </table:table-cell>
          <table:table-cell>
            <text:p>961402321</text:p>
          </table:table-cell>
        </table:table-row>
        <table:table-row>
          <table:table-cell>
            <text:p>99657062</text:p>
          </table:table-cell>
          <table:table-cell>
            <text:p>982814182</text:p>
          </table:table-cell>
          <table:table-cell>
            <text:p>89022944</text:p>
          </table:table-cell>
          <table:table-cell>
            <text:p>132383162</text:p>
          </table:table-cell>
          <table:table-cell>
            <text:p>750830885</text:p>
          </table:table-cell>
          <table:table-cell>
            <text:p>986847412</text:p>
          </table:table-cell>
          <table:table-cell>
            <text:p>195522065</text:p>
          </table:table-cell>
        </table:table-row>
        <table:table-row>
          <table:table-cell>
            <text:p>132011783</text:p>
          </table:table-cell>
          <table:table-cell>
            <text:p>104380958</text:p>
          </table:table-cell>
          <table:table-cell>
            <text:p>400509956</text:p>
          </table:table-cell>
          <table:table-cell>
            <text:p>602843718</text:p>
          </table:table-cell>
          <table:table-cell>
            <text:p>789434288</text:p>
          </table:table-cell>
          <table:table-cell>
            <text:p>59617512</text:p>
          </table:table-cell>
          <table:table-cell>
            <text:p>761432549</text:p>
          </table:table-cell>
        </table:table-row>
        <table:table-row>
          <table:table-cell>
            <text:p>192193731</text:p>
          </table:table-cell>
          <table:table-cell>
            <text:p>222860674</text:p>
          </table:table-cell>
          <table:table-cell>
            <text:p>422613240</text:p>
          </table:table-cell>
          <table:table-cell>
            <text:p>635900043</text:p>
          </table:table-cell>
          <table:table-cell>
            <text:p>540030588</text:p>
          </table:table-cell>
          <table:table-cell>
            <text:p>702418658</text:p>
          </table:table-cell>
          <table:table-cell>
            <text:p>662034802</text:p>
          </table:table-cell>
        </table:table-row>
        <table:table-row>
          <table:table-cell>
            <text:p>682945883</text:p>
          </table:table-cell>
          <table:table-cell>
            <text:p>243108516</text:p>
          </table:table-cell>
          <table:table-cell>
            <text:p>440305241</text:p>
          </table:table-cell>
          <table:table-cell>
            <text:p>888087497</text:p>
          </table:table-cell>
          <table:table-cell>
            <text:p>60288817</text:p>
          </table:table-cell>
          <table:table-cell>
            <text:p>239051885</text:p>
          </table:table-cell>
          <table:table-cell>
            <text:p>76098550</text:p>
          </table:table-cell>
        </table:table-row>
        <table:table-row>
          <table:table-cell>
            <text:p>419141389</text:p>
          </table:table-cell>
          <table:table-cell>
            <text:p>851981736</text:p>
          </table:table-cell>
          <table:table-cell>
            <text:p>294026659</text:p>
          </table:table-cell>
          <table:table-cell>
            <text:p>666180903</text:p>
          </table:table-cell>
          <table:table-cell>
            <text:p>568443457</text:p>
          </table:table-cell>
          <table:table-cell>
            <text:p>917540055</text:p>
          </table:table-cell>
          <table:table-cell>
            <text:p>946652762</text:p>
          </table:table-cell>
        </table:table-row>
        <table:table-row>
          <table:table-cell>
            <text:p>457332705</text:p>
          </table:table-cell>
          <table:table-cell>
            <text:p>508091513</text:p>
          </table:table-cell>
          <table:table-cell>
            <text:p>371396534</text:p>
          </table:table-cell>
          <table:table-cell>
            <text:p>259308135</text:p>
          </table:table-cell>
          <table:table-cell>
            <text:p>800402801</text:p>
          </table:table-cell>
          <table:table-cell>
            <text:p>191841194</text:p>
          </table:table-cell>
          <table:table-cell>
            <text:p>226894419</text:p>
          </table:table-cell>
        </table:table-row>
        <table:table-row>
          <table:table-cell>
            <text:p>559506299</text:p>
          </table:table-cell>
          <table:table-cell>
            <text:p>53405739</text:p>
          </table:table-cell>
          <table:table-cell>
            <text:p>577712784</text:p>
          </table:table-cell>
          <table:table-cell>
            <text:p>558898688</text:p>
          </table:table-cell>
          <table:table-cell>
            <text:p>757744386</text:p>
          </table:table-cell>
          <table:table-cell>
            <text:p>581847635</text:p>
          </table:table-cell>
          <table:table-cell>
            <text:p>191864862</text:p>
          </table:table-cell>
        </table:table-row>
        <table:table-row>
          <table:table-cell>
            <text:p>607436727</text:p>
          </table:table-cell>
          <table:table-cell>
            <text:p>823487904</text:p>
          </table:table-cell>
          <table:table-cell>
            <text:p>573500083</text:p>
          </table:table-cell>
          <table:table-cell>
            <text:p>879781010</text:p>
          </table:table-cell>
          <table:table-cell>
            <text:p>447859912</text:p>
          </table:table-cell>
          <table:table-cell>
            <text:p>939692841</text:p>
          </table:table-cell>
          <table:table-cell>
            <text:p>684863987</text:p>
          </table:table-cell>
        </table:table-row>
        <table:table-row>
          <table:table-cell>
            <text:p>634611477</text:p>
          </table:table-cell>
          <table:table-cell>
            <text:p>581434128</text:p>
          </table:table-cell>
          <table:table-cell>
            <text:p>117234597</text:p>
          </table:table-cell>
          <table:table-cell>
            <text:p>980767526</text:p>
          </table:table-cell>
          <table:table-cell>
            <text:p>666820922</text:p>
          </table:table-cell>
          <table:table-cell>
            <text:p>645120765</text:p>
          </table:table-cell>
          <table:table-cell>
            <text:p>200231231</text:p>
          </table:table-cell>
        </table:table-row>
        <table:table-row>
          <table:table-cell>
            <text:p>331866634</text:p>
          </table:table-cell>
          <table:table-cell>
            <text:p>192413485</text:p>
          </table:table-cell>
          <table:table-cell>
            <text:p>195093019</text:p>
          </table:table-cell>
          <table:table-cell>
            <text:p>493821064</text:p>
          </table:table-cell>
          <table:table-cell>
            <text:p>43905121</text:p>
          </table:table-cell>
          <table:table-cell>
            <text:p>691548169</text:p>
          </table:table-cell>
          <table:table-cell>
            <text:p>788348676</text:p>
          </table:table-cell>
        </table:table-row>
        <table:table-row>
          <table:table-cell>
            <text:p>447237110</text:p>
          </table:table-cell>
          <table:table-cell>
            <text:p>448450015</text:p>
          </table:table-cell>
          <table:table-cell>
            <text:p>766013454</text:p>
          </table:table-cell>
          <table:table-cell>
            <text:p>943918855</text:p>
          </table:table-cell>
          <table:table-cell>
            <text:p>37411049</text:p>
          </table:table-cell>
          <table:table-cell>
            <text:p>458828746</text:p>
          </table:table-cell>
          <table:table-cell>
            <text:p>806741882</text:p>
          </table:table-cell>
        </table:table-row>
        <table:table-row>
          <table:table-cell>
            <text:p>846649124</text:p>
          </table:table-cell>
          <table:table-cell>
            <text:p>897019862</text:p>
          </table:table-cell>
          <table:table-cell>
            <text:p>768960088</text:p>
          </table:table-cell>
          <table:table-cell>
            <text:p>633201087</text:p>
          </table:table-cell>
          <table:table-cell>
            <text:p>107670778</text:p>
          </table:table-cell>
          <table:table-cell>
            <text:p>711635577</text:p>
          </table:table-cell>
          <table:table-cell>
            <text:p>291649050</text:p>
          </table:table-cell>
        </table:table-row>
        <table:table-row>
          <table:table-cell>
            <text:p>770269061</text:p>
          </table:table-cell>
          <table:table-cell>
            <text:p>174523829</text:p>
          </table:table-cell>
          <table:table-cell>
            <text:p>822977753</text:p>
          </table:table-cell>
          <table:table-cell>
            <text:p>510810973</text:p>
          </table:table-cell>
          <table:table-cell>
            <text:p>195371842</text:p>
          </table:table-cell>
          <table:table-cell>
            <text:p>881806855</text:p>
          </table:table-cell>
          <table:table-cell>
            <text:p>854993142</text:p>
          </table:table-cell>
        </table:table-row>
        <table:table-row>
          <table:table-cell>
            <text:p>193210951</text:p>
          </table:table-cell>
          <table:table-cell>
            <text:p>310516876</text:p>
          </table:table-cell>
          <table:table-cell>
            <text:p>103916527</text:p>
          </table:table-cell>
          <table:table-cell>
            <text:p>709368830</text:p>
          </table:table-cell>
          <table:table-cell>
            <text:p>885625318</text:p>
          </table:table-cell>
          <table:table-cell>
            <text:p>779653195</text:p>
          </table:table-cell>
          <table:table-cell>
            <text:p>884276229</text:p>
          </table:table-cell>
        </table:table-row>
        <table:table-row>
          <table:table-cell>
            <text:p>985288870</text:p>
          </table:table-cell>
          <table:table-cell>
            <text:p>435458257</text:p>
          </table:table-cell>
          <table:table-cell>
            <text:p>331610952</text:p>
          </table:table-cell>
          <table:table-cell>
            <text:p>143602742</text:p>
          </table:table-cell>
          <table:table-cell>
            <text:p>732913140</text:p>
          </table:table-cell>
          <table:table-cell>
            <text:p>397130435</text:p>
          </table:table-cell>
          <table:table-cell>
            <text:p>61042898</text:p>
          </table:table-cell>
        </table:table-row>
        <table:table-row>
          <table:table-cell>
            <text:p>366566299</text:p>
          </table:table-cell>
          <table:table-cell>
            <text:p>96379961</text:p>
          </table:table-cell>
          <table:table-cell>
            <text:p>369309566</text:p>
          </table:table-cell>
          <table:table-cell>
            <text:p>262322996</text:p>
          </table:table-cell>
          <table:table-cell>
            <text:p>904599638</text:p>
          </table:table-cell>
          <table:table-cell>
            <text:p>165317280</text:p>
          </table:table-cell>
          <table:table-cell>
            <text:p>791387668</text:p>
          </table:table-cell>
        </table:table-row>
        <table:table-row>
          <table:table-cell>
            <text:p>411627695</text:p>
          </table:table-cell>
          <table:table-cell>
            <text:p>830203141</text:p>
          </table:table-cell>
          <table:table-cell>
            <text:p>342692390</text:p>
          </table:table-cell>
          <table:table-cell>
            <text:p>69286175</text:p>
          </table:table-cell>
          <table:table-cell>
            <text:p>886415033</text:p>
          </table:table-cell>
          <table:table-cell>
            <text:p>773480536</text:p>
          </table:table-cell>
          <table:table-cell>
            <text:p>534144605</text:p>
          </table:table-cell>
        </table:table-row>
        <table:table-row>
          <table:table-cell>
            <text:p>956543621</text:p>
          </table:table-cell>
          <table:table-cell>
            <text:p>23479825</text:p>
          </table:table-cell>
          <table:table-cell>
            <text:p>128709909</text:p>
          </table:table-cell>
          <table:table-cell>
            <text:p>898131124</text:p>
          </table:table-cell>
          <table:table-cell>
            <text:p>38145152</text:p>
          </table:table-cell>
          <table:table-cell>
            <text:p>68712211</text:p>
          </table:table-cell>
          <table:table-cell>
            <text:p>977563908</text:p>
          </table:table-cell>
        </table:table-row>
        <table:table-row>
          <table:table-cell>
            <text:p>851204277</text:p>
          </table:table-cell>
          <table:table-cell>
            <text:p>820372202</text:p>
          </table:table-cell>
          <table:table-cell>
            <text:p>581570996</text:p>
          </table:table-cell>
          <table:table-cell>
            <text:p>532230486</text:p>
          </table:table-cell>
          <table:table-cell>
            <text:p>955593837</text:p>
          </table:table-cell>
          <table:table-cell>
            <text:p>683419116</text:p>
          </table:table-cell>
          <table:table-cell>
            <text:p>18927290</text:p>
          </table:table-cell>
        </table:table-row>
        <table:table-row>
          <table:table-cell>
            <text:p>169916616</text:p>
          </table:table-cell>
          <table:table-cell>
            <text:p>672328571</text:p>
          </table:table-cell>
          <table:table-cell>
            <text:p>726409007</text:p>
          </table:table-cell>
          <table:table-cell>
            <text:p>924572971</text:p>
          </table:table-cell>
          <table:table-cell>
            <text:p>689109881</text:p>
          </table:table-cell>
          <table:table-cell>
            <text:p>391591645</text:p>
          </table:table-cell>
          <table:table-cell>
            <text:p>755849235</text:p>
          </table:table-cell>
        </table:table-row>
        <table:table-row>
          <table:table-cell>
            <text:p>685797549</text:p>
          </table:table-cell>
          <table:table-cell>
            <text:p>627731531</text:p>
          </table:table-cell>
          <table:table-cell>
            <text:p>178973647</text:p>
          </table:table-cell>
          <table:table-cell>
            <text:p>829673342</text:p>
          </table:table-cell>
          <table:table-cell>
            <text:p>134197419</text:p>
          </table:table-cell>
          <table:table-cell>
            <text:p>355239373</text:p>
          </table:table-cell>
          <table:table-cell>
            <text:p>855631772</text:p>
          </table:table-cell>
        </table:table-row>
        <table:table-row>
          <table:table-cell>
            <text:p>159041934</text:p>
          </table:table-cell>
          <table:table-cell>
            <text:p>945632315</text:p>
          </table:table-cell>
          <table:table-cell>
            <text:p>89128448</text:p>
          </table:table-cell>
          <table:table-cell>
            <text:p>919350801</text:p>
          </table:table-cell>
          <table:table-cell>
            <text:p>503566266</text:p>
          </table:table-cell>
          <table:table-cell>
            <text:p>485891815</text:p>
          </table:table-cell>
          <table:table-cell>
            <text:p>353683012</text:p>
          </table:table-cell>
        </table:table-row>
        <table:table-row>
          <table:table-cell>
            <text:p>784866807</text:p>
          </table:table-cell>
          <table:table-cell>
            <text:p>16243465</text:p>
          </table:table-cell>
          <table:table-cell>
            <text:p>782304168</text:p>
          </table:table-cell>
          <table:table-cell>
            <text:p>874846442</text:p>
          </table:table-cell>
          <table:table-cell>
            <text:p>279349437</text:p>
          </table:table-cell>
          <table:table-cell>
            <text:p>26913838</text:p>
          </table:table-cell>
          <table:table-cell>
            <text:p>338244744</text:p>
          </table:table-cell>
        </table:table-row>
        <table:table-row>
          <table:table-cell>
            <text:p>335463183</text:p>
          </table:table-cell>
          <table:table-cell>
            <text:p>794293316</text:p>
          </table:table-cell>
          <table:table-cell>
            <text:p>248287021</text:p>
          </table:table-cell>
          <table:table-cell>
            <text:p>667579059</text:p>
          </table:table-cell>
          <table:table-cell>
            <text:p>417791460</text:p>
          </table:table-cell>
          <table:table-cell>
            <text:p>229796564</text:p>
          </table:table-cell>
          <table:table-cell>
            <text:p>565454938</text:p>
          </table:table-cell>
        </table:table-row>
        <table:table-row>
          <table:table-cell>
            <text:p>681673995</text:p>
          </table:table-cell>
          <table:table-cell>
            <text:p>395724097</text:p>
          </table:table-cell>
          <table:table-cell>
            <text:p>956254547</text:p>
          </table:table-cell>
          <table:table-cell>
            <text:p>849715432</text:p>
          </table:table-cell>
          <table:table-cell>
            <text:p>307641859</text:p>
          </table:table-cell>
          <table:table-cell>
            <text:p>235185942</text:p>
          </table:table-cell>
          <table:table-cell>
            <text:p>362060572</text:p>
          </table:table-cell>
        </table:table-row>
        <table:table-row>
          <table:table-cell>
            <text:p>544945137</text:p>
          </table:table-cell>
          <table:table-cell>
            <text:p>764325494</text:p>
          </table:table-cell>
          <table:table-cell>
            <text:p>142702759</text:p>
          </table:table-cell>
          <table:table-cell>
            <text:p>278699671</text:p>
          </table:table-cell>
          <table:table-cell>
            <text:p>973947372</text:p>
          </table:table-cell>
          <table:table-cell>
            <text:p>893038931</text:p>
          </table:table-cell>
          <table:table-cell>
            <text:p>192455030</text:p>
          </table:table-cell>
        </table:table-row>
        <table:table-row>
          <table:table-cell>
            <text:p>464634180</text:p>
          </table:table-cell>
          <table:table-cell>
            <text:p>868301298</text:p>
          </table:table-cell>
          <table:table-cell>
            <text:p>525467769</text:p>
          </table:table-cell>
          <table:table-cell>
            <text:p>645041246</text:p>
          </table:table-cell>
          <table:table-cell>
            <text:p>384255229</text:p>
          </table:table-cell>
          <table:table-cell>
            <text:p>680535017</text:p>
          </table:table-cell>
          <table:table-cell>
            <text:p>800437130</text:p>
          </table:table-cell>
        </table:table-row>
        <table:table-row>
          <table:table-cell>
            <text:p>684031452</text:p>
          </table:table-cell>
          <table:table-cell>
            <text:p>514690329</text:p>
          </table:table-cell>
          <table:table-cell>
            <text:p>115571793</text:p>
          </table:table-cell>
          <table:table-cell>
            <text:p>131864439</text:p>
          </table:table-cell>
          <table:table-cell>
            <text:p>192820721</text:p>
          </table:table-cell>
          <table:table-cell>
            <text:p>107791518</text:p>
          </table:table-cell>
          <table:table-cell>
            <text:p>61476375</text:p>
          </table:table-cell>
        </table:table-row>
        <table:table-row>
          <table:table-cell>
            <text:p>346345837</text:p>
          </table:table-cell>
          <table:table-cell>
            <text:p>626895371</text:p>
          </table:table-cell>
          <table:table-cell>
            <text:p>415302175</text:p>
          </table:table-cell>
          <table:table-cell>
            <text:p>623362106</text:p>
          </table:table-cell>
          <table:table-cell>
            <text:p>954400501</text:p>
          </table:table-cell>
          <table:table-cell>
            <text:p>106122615</text:p>
          </table:table-cell>
          <table:table-cell>
            <text:p>241405947</text:p>
          </table:table-cell>
        </table:table-row>
        <table:table-row>
          <table:table-cell>
            <text:p>439318546</text:p>
          </table:table-cell>
          <table:table-cell>
            <text:p>557052978</text:p>
          </table:table-cell>
          <table:table-cell>
            <text:p>253726059</text:p>
          </table:table-cell>
          <table:table-cell>
            <text:p>179893397</text:p>
          </table:table-cell>
          <table:table-cell>
            <text:p>440798937</text:p>
          </table:table-cell>
          <table:table-cell>
            <text:p>377365218</text:p>
          </table:table-cell>
          <table:table-cell>
            <text:p>948798203</text:p>
          </table:table-cell>
        </table:table-row>
        <table:table-row>
          <table:table-cell>
            <text:p>879646017</text:p>
          </table:table-cell>
          <table:table-cell>
            <text:p>535087485</text:p>
          </table:table-cell>
          <table:table-cell>
            <text:p>244716747</text:p>
          </table:table-cell>
          <table:table-cell>
            <text:p>551493939</text:p>
          </table:table-cell>
          <table:table-cell>
            <text:p>363573515</text:p>
          </table:table-cell>
          <table:table-cell>
            <text:p>413817218</text:p>
          </table:table-cell>
          <table:table-cell>
            <text:p>424635553</text:p>
          </table:table-cell>
        </table:table-row>
        <table:table-row>
          <table:table-cell>
            <text:p>754286071</text:p>
          </table:table-cell>
          <table:table-cell>
            <text:p>339626558</text:p>
          </table:table-cell>
          <table:table-cell>
            <text:p>120338637</text:p>
          </table:table-cell>
          <table:table-cell>
            <text:p>510342750</text:p>
          </table:table-cell>
          <table:table-cell>
            <text:p>397488191</text:p>
          </table:table-cell>
          <table:table-cell>
            <text:p>633137603</text:p>
          </table:table-cell>
          <table:table-cell>
            <text:p>58602350</text:p>
          </table:table-cell>
        </table:table-row>
        <table:table-row>
          <table:table-cell>
            <text:p>528655982</text:p>
          </table:table-cell>
          <table:table-cell>
            <text:p>344916540</text:p>
          </table:table-cell>
          <table:table-cell>
            <text:p>234328497</text:p>
          </table:table-cell>
          <table:table-cell>
            <text:p>595796463</text:p>
          </table:table-cell>
          <table:table-cell>
            <text:p>522861014</text:p>
          </table:table-cell>
          <table:table-cell>
            <text:p>479697436</text:p>
          </table:table-cell>
          <table:table-cell>
            <text:p>371449528</text:p>
          </table:table-cell>
        </table:table-row>
        <table:table-row>
          <table:table-cell>
            <text:p>143170266</text:p>
          </table:table-cell>
          <table:table-cell>
            <text:p>622308179</text:p>
          </table:table-cell>
          <table:table-cell>
            <text:p>961336061</text:p>
          </table:table-cell>
          <table:table-cell>
            <text:p>639827580</text:p>
          </table:table-cell>
          <table:table-cell>
            <text:p>49424441</text:p>
          </table:table-cell>
          <table:table-cell>
            <text:p>848287849</text:p>
          </table:table-cell>
          <table:table-cell>
            <text:p>79590703</text:p>
          </table:table-cell>
        </table:table-row>
        <table:table-row>
          <table:table-cell>
            <text:p>587449875</text:p>
          </table:table-cell>
          <table:table-cell>
            <text:p>142830900</text:p>
          </table:table-cell>
          <table:table-cell>
            <text:p>47872330</text:p>
          </table:table-cell>
          <table:table-cell>
            <text:p>812475729</text:p>
          </table:table-cell>
          <table:table-cell>
            <text:p>223805491</text:p>
          </table:table-cell>
          <table:table-cell>
            <text:p>703224042</text:p>
          </table:table-cell>
          <table:table-cell>
            <text:p>162732443</text:p>
          </table:table-cell>
        </table:table-row>
        <table:table-row>
          <table:table-cell>
            <text:p>489309848</text:p>
          </table:table-cell>
          <table:table-cell>
            <text:p>121933828</text:p>
          </table:table-cell>
          <table:table-cell>
            <text:p>105647406</text:p>
          </table:table-cell>
          <table:table-cell>
            <text:p>202837147</text:p>
          </table:table-cell>
          <table:table-cell>
            <text:p>817493796</text:p>
          </table:table-cell>
          <table:table-cell>
            <text:p>689507373</text:p>
          </table:table-cell>
          <table:table-cell>
            <text:p>751488876</text:p>
          </table:table-cell>
        </table:table-row>
        <table:table-row>
          <table:table-cell>
            <text:p>999527239</text:p>
          </table:table-cell>
          <table:table-cell>
            <text:p>2794829</text:p>
          </table:table-cell>
          <table:table-cell>
            <text:p>673663506</text:p>
          </table:table-cell>
          <table:table-cell>
            <text:p>899969478</text:p>
          </table:table-cell>
          <table:table-cell>
            <text:p>939059574</text:p>
          </table:table-cell>
          <table:table-cell>
            <text:p>745498335</text:p>
          </table:table-cell>
          <table:table-cell>
            <text:p>838446012</text:p>
          </table:table-cell>
        </table:table-row>
        <table:table-row>
          <table:table-cell>
            <text:p>400300477</text:p>
          </table:table-cell>
          <table:table-cell>
            <text:p>872493076</text:p>
          </table:table-cell>
          <table:table-cell>
            <text:p>346827757</text:p>
          </table:table-cell>
          <table:table-cell>
            <text:p>251051332</text:p>
          </table:table-cell>
          <table:table-cell>
            <text:p>251217420</text:p>
          </table:table-cell>
          <table:table-cell>
            <text:p>716305241</text:p>
          </table:table-cell>
          <table:table-cell>
            <text:p>639637331</text:p>
          </table:table-cell>
        </table:table-row>
        <table:table-row>
          <table:table-cell>
            <text:p>141986165</text:p>
          </table:table-cell>
          <table:table-cell>
            <text:p>546052280</text:p>
          </table:table-cell>
          <table:table-cell>
            <text:p>764513627</text:p>
          </table:table-cell>
          <table:table-cell>
            <text:p>559298111</text:p>
          </table:table-cell>
          <table:table-cell>
            <text:p>524002431</text:p>
          </table:table-cell>
          <table:table-cell>
            <text:p>320501085</text:p>
          </table:table-cell>
          <table:table-cell>
            <text:p>135401917</text:p>
          </table:table-cell>
        </table:table-row>
        <table:table-row>
          <table:table-cell>
            <text:p>473359043</text:p>
          </table:table-cell>
          <table:table-cell>
            <text:p>533699933</text:p>
          </table:table-cell>
          <table:table-cell>
            <text:p>87806322</text:p>
          </table:table-cell>
          <table:table-cell>
            <text:p>838972692</text:p>
          </table:table-cell>
          <table:table-cell>
            <text:p>167473597</text:p>
          </table:table-cell>
          <table:table-cell>
            <text:p>177725559</text:p>
          </table:table-cell>
          <table:table-cell>
            <text:p>778811376</text:p>
          </table:table-cell>
        </table:table-row>
        <table:table-row>
          <table:table-cell>
            <text:p>339198280</text:p>
          </table:table-cell>
          <table:table-cell>
            <text:p>935733368</text:p>
          </table:table-cell>
          <table:table-cell>
            <text:p>957834859</text:p>
          </table:table-cell>
          <table:table-cell>
            <text:p>596317139</text:p>
          </table:table-cell>
          <table:table-cell>
            <text:p>191894099</text:p>
          </table:table-cell>
          <table:table-cell>
            <text:p>152229163</text:p>
          </table:table-cell>
          <table:table-cell>
            <text:p>315689706</text:p>
          </table:table-cell>
        </table:table-row>
        <table:table-row>
          <table:table-cell>
            <text:p>129502845</text:p>
          </table:table-cell>
          <table:table-cell>
            <text:p>121588319</text:p>
          </table:table-cell>
          <table:table-cell>
            <text:p>277220212</text:p>
          </table:table-cell>
          <table:table-cell>
            <text:p>851835689</text:p>
          </table:table-cell>
          <table:table-cell>
            <text:p>145051487</text:p>
          </table:table-cell>
          <table:table-cell>
            <text:p>394269455</text:p>
          </table:table-cell>
          <table:table-cell>
            <text:p>62391562</text:p>
          </table:table-cell>
        </table:table-row>
        <table:table-row>
          <table:table-cell>
            <text:p>492851759</text:p>
          </table:table-cell>
          <table:table-cell>
            <text:p>847293172</text:p>
          </table:table-cell>
          <table:table-cell>
            <text:p>400454538</text:p>
          </table:table-cell>
          <table:table-cell>
            <text:p>306092928</text:p>
          </table:table-cell>
          <table:table-cell>
            <text:p>971673731</text:p>
          </table:table-cell>
          <table:table-cell>
            <text:p>777169972</text:p>
          </table:table-cell>
          <table:table-cell>
            <text:p>756583692</text:p>
          </table:table-cell>
        </table:table-row>
        <table:table-row>
          <table:table-cell>
            <text:p>905724632</text:p>
          </table:table-cell>
          <table:table-cell>
            <text:p>596327524</text:p>
          </table:table-cell>
          <table:table-cell>
            <text:p>627001952</text:p>
          </table:table-cell>
          <table:table-cell>
            <text:p>247123680</text:p>
          </table:table-cell>
          <table:table-cell>
            <text:p>384253083</text:p>
          </table:table-cell>
          <table:table-cell>
            <text:p>463002079</text:p>
          </table:table-cell>
          <table:table-cell>
            <text:p>268075645</text:p>
          </table:table-cell>
        </table:table-row>
        <table:table-row>
          <table:table-cell>
            <text:p>628002815</text:p>
          </table:table-cell>
          <table:table-cell>
            <text:p>369282887</text:p>
          </table:table-cell>
          <table:table-cell>
            <text:p>683482740</text:p>
          </table:table-cell>
          <table:table-cell>
            <text:p>403780143</text:p>
          </table:table-cell>
          <table:table-cell>
            <text:p>980848413</text:p>
          </table:table-cell>
          <table:table-cell>
            <text:p>312370585</text:p>
          </table:table-cell>
          <table:table-cell>
            <text:p>469880752</text:p>
          </table:table-cell>
        </table:table-row>
        <table:table-row>
          <table:table-cell>
            <text:p>533562930</text:p>
          </table:table-cell>
          <table:table-cell>
            <text:p>35642742</text:p>
          </table:table-cell>
          <table:table-cell>
            <text:p>346857849</text:p>
          </table:table-cell>
          <table:table-cell>
            <text:p>439438283</text:p>
          </table:table-cell>
          <table:table-cell>
            <text:p>75709069</text:p>
          </table:table-cell>
          <table:table-cell>
            <text:p>931900099</text:p>
          </table:table-cell>
          <table:table-cell>
            <text:p>436736466</text:p>
          </table:table-cell>
        </table:table-row>
        <table:table-row>
          <table:table-cell>
            <text:p>95577926</text:p>
          </table:table-cell>
          <table:table-cell>
            <text:p>441430528</text:p>
          </table:table-cell>
          <table:table-cell>
            <text:p>388770458</text:p>
          </table:table-cell>
          <table:table-cell>
            <text:p>654447371</text:p>
          </table:table-cell>
          <table:table-cell>
            <text:p>547646989</text:p>
          </table:table-cell>
          <table:table-cell>
            <text:p>663558285</text:p>
          </table:table-cell>
          <table:table-cell>
            <text:p>207299725</text:p>
          </table:table-cell>
        </table:table-row>
        <table:table-row>
          <table:table-cell>
            <text:p>855567672</text:p>
          </table:table-cell>
          <table:table-cell>
            <text:p>158795794</text:p>
          </table:table-cell>
          <table:table-cell>
            <text:p>698721139</text:p>
          </table:table-cell>
          <table:table-cell>
            <text:p>149849464</text:p>
          </table:table-cell>
          <table:table-cell>
            <text:p>866675543</text:p>
          </table:table-cell>
          <table:table-cell>
            <text:p>914948451</text:p>
          </table:table-cell>
          <table:table-cell>
            <text:p>681720179</text:p>
          </table:table-cell>
        </table:table-row>
        <table:table-row>
          <table:table-cell>
            <text:p>196211178</text:p>
          </table:table-cell>
          <table:table-cell>
            <text:p>353848190</text:p>
          </table:table-cell>
          <table:table-cell>
            <text:p>193396422</text:p>
          </table:table-cell>
          <table:table-cell>
            <text:p>9137031</text:p>
          </table:table-cell>
          <table:table-cell>
            <text:p>570216646</text:p>
          </table:table-cell>
          <table:table-cell>
            <text:p>615731553</text:p>
          </table:table-cell>
          <table:table-cell>
            <text:p>942474099</text:p>
          </table:table-cell>
        </table:table-row>
        <table:table-row>
          <table:table-cell>
            <text:p>30185583</text:p>
          </table:table-cell>
          <table:table-cell>
            <text:p>621088163</text:p>
          </table:table-cell>
          <table:table-cell>
            <text:p>701831235</text:p>
          </table:table-cell>
          <table:table-cell>
            <text:p>256230040</text:p>
          </table:table-cell>
          <table:table-cell>
            <text:p>991094189</text:p>
          </table:table-cell>
          <table:table-cell>
            <text:p>740992183</text:p>
          </table:table-cell>
          <table:table-cell>
            <text:p>363451068</text:p>
          </table:table-cell>
        </table:table-row>
        <table:table-row>
          <table:table-cell>
            <text:p>398578433</text:p>
          </table:table-cell>
          <table:table-cell>
            <text:p>705873770</text:p>
          </table:table-cell>
          <table:table-cell>
            <text:p>476540168</text:p>
          </table:table-cell>
          <table:table-cell>
            <text:p>55696494</text:p>
          </table:table-cell>
          <table:table-cell>
            <text:p>982285282</text:p>
          </table:table-cell>
          <table:table-cell>
            <text:p>643627017</text:p>
          </table:table-cell>
          <table:table-cell>
            <text:p>410994762</text:p>
          </table:table-cell>
        </table:table-row>
        <table:table-row>
          <table:table-cell>
            <text:p>557819278</text:p>
          </table:table-cell>
          <table:table-cell>
            <text:p>919448856</text:p>
          </table:table-cell>
          <table:table-cell>
            <text:p>956944152</text:p>
          </table:table-cell>
          <table:table-cell>
            <text:p>657282294</text:p>
          </table:table-cell>
          <table:table-cell>
            <text:p>621956870</text:p>
          </table:table-cell>
          <table:table-cell>
            <text:p>61044105</text:p>
          </table:table-cell>
          <table:table-cell>
            <text:p>760074769</text:p>
          </table:table-cell>
        </table:table-row>
        <table:table-row>
          <table:table-cell>
            <text:p>511367251</text:p>
          </table:table-cell>
          <table:table-cell>
            <text:p>20559124</text:p>
          </table:table-cell>
          <table:table-cell>
            <text:p>25685054</text:p>
          </table:table-cell>
          <table:table-cell>
            <text:p>183535102</text:p>
          </table:table-cell>
          <table:table-cell>
            <text:p>544940110</text:p>
          </table:table-cell>
          <table:table-cell>
            <text:p>186716513</text:p>
          </table:table-cell>
          <table:table-cell>
            <text:p>228559577</text:p>
          </table:table-cell>
        </table:table-row>
        <table:table-row>
          <table:table-cell>
            <text:p>431424593</text:p>
          </table:table-cell>
          <table:table-cell>
            <text:p>853525779</text:p>
          </table:table-cell>
          <table:table-cell>
            <text:p>75259</text:p>
          </table:table-cell>
          <table:table-cell>
            <text:p>363361400</text:p>
          </table:table-cell>
          <table:table-cell>
            <text:p>400374518</text:p>
          </table:table-cell>
          <table:table-cell>
            <text:p>780486336</text:p>
          </table:table-cell>
          <table:table-cell>
            <text:p>122645828</text:p>
          </table:table-cell>
        </table:table-row>
        <table:table-row>
          <table:table-cell>
            <text:p>428417284</text:p>
          </table:table-cell>
          <table:table-cell>
            <text:p>959778606</text:p>
          </table:table-cell>
          <table:table-cell>
            <text:p>717367547</text:p>
          </table:table-cell>
          <table:table-cell>
            <text:p>184414334</text:p>
          </table:table-cell>
          <table:table-cell>
            <text:p>915258503</text:p>
          </table:table-cell>
          <table:table-cell>
            <text:p>376941701</text:p>
          </table:table-cell>
          <table:table-cell>
            <text:p>91642112</text:p>
          </table:table-cell>
        </table:table-row>
        <table:table-row>
          <table:table-cell>
            <text:p>595514678</text:p>
          </table:table-cell>
          <table:table-cell>
            <text:p>547674276</text:p>
          </table:table-cell>
          <table:table-cell>
            <text:p>742286347</text:p>
          </table:table-cell>
          <table:table-cell>
            <text:p>701343170</text:p>
          </table:table-cell>
          <table:table-cell>
            <text:p>778191088</text:p>
          </table:table-cell>
          <table:table-cell>
            <text:p>397788464</text:p>
          </table:table-cell>
          <table:table-cell>
            <text:p>895038882</text:p>
          </table:table-cell>
        </table:table-row>
        <table:table-row>
          <table:table-cell>
            <text:p>809384266</text:p>
          </table:table-cell>
          <table:table-cell>
            <text:p>454475459</text:p>
          </table:table-cell>
          <table:table-cell>
            <text:p>407531921</text:p>
          </table:table-cell>
          <table:table-cell>
            <text:p>342453873</text:p>
          </table:table-cell>
          <table:table-cell>
            <text:p>18986015</text:p>
          </table:table-cell>
          <table:table-cell>
            <text:p>146264737</text:p>
          </table:table-cell>
          <table:table-cell>
            <text:p>126537546</text:p>
          </table:table-cell>
        </table:table-row>
        <table:table-row>
          <table:table-cell>
            <text:p>621374745</text:p>
          </table:table-cell>
          <table:table-cell>
            <text:p>397122157</text:p>
          </table:table-cell>
          <table:table-cell>
            <text:p>695967160</text:p>
          </table:table-cell>
          <table:table-cell>
            <text:p>159676951</text:p>
          </table:table-cell>
          <table:table-cell>
            <text:p>991759317</text:p>
          </table:table-cell>
          <table:table-cell>
            <text:p>504673618</text:p>
          </table:table-cell>
          <table:table-cell>
            <text:p>202154231</text:p>
          </table:table-cell>
        </table:table-row>
        <table:table-row>
          <table:table-cell>
            <text:p>479377124</text:p>
          </table:table-cell>
          <table:table-cell>
            <text:p>422397560</text:p>
          </table:table-cell>
          <table:table-cell>
            <text:p>40191786</text:p>
          </table:table-cell>
          <table:table-cell>
            <text:p>325733152</text:p>
          </table:table-cell>
          <table:table-cell>
            <text:p>273273980</text:p>
          </table:table-cell>
          <table:table-cell>
            <text:p>66747206</text:p>
          </table:table-cell>
          <table:table-cell>
            <text:p>579453553</text:p>
          </table:table-cell>
        </table:table-row>
        <table:table-row>
          <table:table-cell>
            <text:p>699850595</text:p>
          </table:table-cell>
          <table:table-cell>
            <text:p>115454814</text:p>
          </table:table-cell>
          <table:table-cell>
            <text:p>255625990</text:p>
          </table:table-cell>
          <table:table-cell>
            <text:p>641560248</text:p>
          </table:table-cell>
          <table:table-cell>
            <text:p>317851052</text:p>
          </table:table-cell>
          <table:table-cell>
            <text:p>581262179</text:p>
          </table:table-cell>
          <table:table-cell>
            <text:p>644930409</text:p>
          </table:table-cell>
        </table:table-row>
        <table:table-row>
          <table:table-cell>
            <text:p>95989616</text:p>
          </table:table-cell>
          <table:table-cell>
            <text:p>595534766</text:p>
          </table:table-cell>
          <table:table-cell>
            <text:p>699844369</text:p>
          </table:table-cell>
          <table:table-cell>
            <text:p>469953521</text:p>
          </table:table-cell>
          <table:table-cell>
            <text:p>435302765</text:p>
          </table:table-cell>
          <table:table-cell>
            <text:p>786583969</text:p>
          </table:table-cell>
          <table:table-cell>
            <text:p>964525125</text:p>
          </table:table-cell>
        </table:table-row>
        <table:table-row>
          <table:table-cell>
            <text:p>614904516</text:p>
          </table:table-cell>
          <table:table-cell>
            <text:p>550513032</text:p>
          </table:table-cell>
          <table:table-cell>
            <text:p>363071922</text:p>
          </table:table-cell>
          <table:table-cell>
            <text:p>501362791</text:p>
          </table:table-cell>
          <table:table-cell>
            <text:p>536173995</text:p>
          </table:table-cell>
          <table:table-cell>
            <text:p>921995606</text:p>
          </table:table-cell>
          <table:table-cell>
            <text:p>440637101</text:p>
          </table:table-cell>
        </table:table-row>
        <table:table-row>
          <table:table-cell>
            <text:p>926560064</text:p>
          </table:table-cell>
          <table:table-cell>
            <text:p>604819308</text:p>
          </table:table-cell>
          <table:table-cell>
            <text:p>835870577</text:p>
          </table:table-cell>
          <table:table-cell>
            <text:p>768036296</text:p>
          </table:table-cell>
          <table:table-cell>
            <text:p>870707093</text:p>
          </table:table-cell>
          <table:table-cell>
            <text:p>838145416</text:p>
          </table:table-cell>
          <table:table-cell>
            <text:p>307205197</text:p>
          </table:table-cell>
        </table:table-row>
        <table:table-row>
          <table:table-cell>
            <text:p>769383374</text:p>
          </table:table-cell>
          <table:table-cell>
            <text:p>303662382</text:p>
          </table:table-cell>
          <table:table-cell>
            <text:p>158792423</text:p>
          </table:table-cell>
          <table:table-cell>
            <text:p>138822493</text:p>
          </table:table-cell>
          <table:table-cell>
            <text:p>896980782</text:p>
          </table:table-cell>
          <table:table-cell>
            <text:p>379047593</text:p>
          </table:table-cell>
          <table:table-cell>
            <text:p>198745263</text:p>
          </table:table-cell>
        </table:table-row>
        <table:table-row>
          <table:table-cell>
            <text:p>649294957</text:p>
          </table:table-cell>
          <table:table-cell>
            <text:p>713693049</text:p>
          </table:table-cell>
          <table:table-cell>
            <text:p>8360249</text:p>
          </table:table-cell>
          <table:table-cell>
            <text:p>270947845</text:p>
          </table:table-cell>
          <table:table-cell>
            <text:p>257087059</text:p>
          </table:table-cell>
          <table:table-cell>
            <text:p>435912943</text:p>
          </table:table-cell>
          <table:table-cell>
            <text:p>112119176</text:p>
          </table:table-cell>
        </table:table-row>
        <table:table-row>
          <table:table-cell>
            <text:p>899767806</text:p>
          </table:table-cell>
          <table:table-cell>
            <text:p>838253946</text:p>
          </table:table-cell>
          <table:table-cell>
            <text:p>790614369</text:p>
          </table:table-cell>
          <table:table-cell>
            <text:p>735299594</text:p>
          </table:table-cell>
          <table:table-cell>
            <text:p>140196261</text:p>
          </table:table-cell>
          <table:table-cell>
            <text:p>460218168</text:p>
          </table:table-cell>
          <table:table-cell>
            <text:p>188862004</text:p>
          </table:table-cell>
        </table:table-row>
        <table:table-row>
          <table:table-cell>
            <text:p>621186629</text:p>
          </table:table-cell>
          <table:table-cell>
            <text:p>28174319</text:p>
          </table:table-cell>
          <table:table-cell>
            <text:p>143204683</text:p>
          </table:table-cell>
          <table:table-cell>
            <text:p>719420216</text:p>
          </table:table-cell>
          <table:table-cell>
            <text:p>601423411</text:p>
          </table:table-cell>
          <table:table-cell>
            <text:p>470382923</text:p>
          </table:table-cell>
          <table:table-cell>
            <text:p>883882380</text:p>
          </table:table-cell>
        </table:table-row>
        <table:table-row>
          <table:table-cell>
            <text:p>50347125</text:p>
          </table:table-cell>
          <table:table-cell>
            <text:p>997948376</text:p>
          </table:table-cell>
          <table:table-cell>
            <text:p>13771348</text:p>
          </table:table-cell>
          <table:table-cell>
            <text:p>390397718</text:p>
          </table:table-cell>
          <table:table-cell>
            <text:p>329603453</text:p>
          </table:table-cell>
          <table:table-cell>
            <text:p>88870086</text:p>
          </table:table-cell>
          <table:table-cell>
            <text:p>207892723</text:p>
          </table:table-cell>
        </table:table-row>
        <table:table-row>
          <table:table-cell>
            <text:p>733151339</text:p>
          </table:table-cell>
          <table:table-cell>
            <text:p>133067522</text:p>
          </table:table-cell>
          <table:table-cell>
            <text:p>892175283</text:p>
          </table:table-cell>
          <table:table-cell>
            <text:p>486817898</text:p>
          </table:table-cell>
          <table:table-cell>
            <text:p>80175293</text:p>
          </table:table-cell>
          <table:table-cell>
            <text:p>76211491</text:p>
          </table:table-cell>
          <table:table-cell>
            <text:p>750623657</text:p>
          </table:table-cell>
        </table:table-row>
        <table:table-row>
          <table:table-cell>
            <text:p>328405072</text:p>
          </table:table-cell>
          <table:table-cell>
            <text:p>971528984</text:p>
          </table:table-cell>
          <table:table-cell>
            <text:p>871692926</text:p>
          </table:table-cell>
          <table:table-cell>
            <text:p>25317126</text:p>
          </table:table-cell>
          <table:table-cell>
            <text:p>164676926</text:p>
          </table:table-cell>
          <table:table-cell>
            <text:p>355527133</text:p>
          </table:table-cell>
          <table:table-cell>
            <text:p>106130446</text:p>
          </table:table-cell>
        </table:table-row>
        <table:table-row>
          <table:table-cell>
            <text:p>417959053</text:p>
          </table:table-cell>
          <table:table-cell>
            <text:p>568781575</text:p>
          </table:table-cell>
          <table:table-cell>
            <text:p>649926180</text:p>
          </table:table-cell>
          <table:table-cell>
            <text:p>394556376</text:p>
          </table:table-cell>
          <table:table-cell>
            <text:p>459727025</text:p>
          </table:table-cell>
          <table:table-cell>
            <text:p>940515738</text:p>
          </table:table-cell>
          <table:table-cell>
            <text:p>583585876</text:p>
          </table:table-cell>
        </table:table-row>
        <table:table-row>
          <table:table-cell>
            <text:p>268654325</text:p>
          </table:table-cell>
          <table:table-cell>
            <text:p>324628523</text:p>
          </table:table-cell>
          <table:table-cell>
            <text:p>415519776</text:p>
          </table:table-cell>
          <table:table-cell>
            <text:p>580519940</text:p>
          </table:table-cell>
          <table:table-cell>
            <text:p>473446052</text:p>
          </table:table-cell>
          <table:table-cell>
            <text:p>517625945</text:p>
          </table:table-cell>
          <table:table-cell>
            <text:p>29552745</text:p>
          </table:table-cell>
        </table:table-row>
        <table:table-row>
          <table:table-cell>
            <text:p>998957241</text:p>
          </table:table-cell>
          <table:table-cell>
            <text:p>511149206</text:p>
          </table:table-cell>
          <table:table-cell>
            <text:p>95234019</text:p>
          </table:table-cell>
          <table:table-cell>
            <text:p>633001995</text:p>
          </table:table-cell>
          <table:table-cell>
            <text:p>305678720</text:p>
          </table:table-cell>
          <table:table-cell>
            <text:p>768111323</text:p>
          </table:table-cell>
          <table:table-cell>
            <text:p>41278021</text:p>
          </table:table-cell>
        </table:table-row>
        <table:table-row>
          <table:table-cell>
            <text:p>318003799</text:p>
          </table:table-cell>
          <table:table-cell>
            <text:p>128760567</text:p>
          </table:table-cell>
          <table:table-cell>
            <text:p>783984949</text:p>
          </table:table-cell>
          <table:table-cell>
            <text:p>917580624</text:p>
          </table:table-cell>
          <table:table-cell>
            <text:p>911810213</text:p>
          </table:table-cell>
          <table:table-cell>
            <text:p>256180454</text:p>
          </table:table-cell>
          <table:table-cell>
            <text:p>391785787</text:p>
          </table:table-cell>
        </table:table-row>
        <table:table-row>
          <table:table-cell>
            <text:p>993964806</text:p>
          </table:table-cell>
          <table:table-cell>
            <text:p>908675202</text:p>
          </table:table-cell>
          <table:table-cell>
            <text:p>976974112</text:p>
          </table:table-cell>
          <table:table-cell>
            <text:p>935631734</text:p>
          </table:table-cell>
          <table:table-cell>
            <text:p>941882216</text:p>
          </table:table-cell>
          <table:table-cell>
            <text:p>850748949</text:p>
          </table:table-cell>
          <table:table-cell>
            <text:p>188423627</text:p>
          </table:table-cell>
        </table:table-row>
        <table:table-row>
          <table:table-cell>
            <text:p>834483198</text:p>
          </table:table-cell>
          <table:table-cell>
            <text:p>754847450</text:p>
          </table:table-cell>
          <table:table-cell>
            <text:p>379871501</text:p>
          </table:table-cell>
          <table:table-cell>
            <text:p>351518938</text:p>
          </table:table-cell>
          <table:table-cell>
            <text:p>386147079</text:p>
          </table:table-cell>
          <table:table-cell>
            <text:p>540173297</text:p>
          </table:table-cell>
          <table:table-cell>
            <text:p>378935520</text:p>
          </table:table-cell>
        </table:table-row>
        <table:table-row>
          <table:table-cell>
            <text:p>783444427</text:p>
          </table:table-cell>
          <table:table-cell>
            <text:p>797006037</text:p>
          </table:table-cell>
          <table:table-cell>
            <text:p>612950833</text:p>
          </table:table-cell>
          <table:table-cell>
            <text:p>509761298</text:p>
          </table:table-cell>
          <table:table-cell>
            <text:p>293086576</text:p>
          </table:table-cell>
          <table:table-cell>
            <text:p>278170957</text:p>
          </table:table-cell>
          <table:table-cell>
            <text:p>337036321</text:p>
          </table:table-cell>
        </table:table-row>
        <table:table-row>
          <table:table-cell>
            <text:p>181135437</text:p>
          </table:table-cell>
          <table:table-cell>
            <text:p>603140169</text:p>
          </table:table-cell>
          <table:table-cell>
            <text:p>760791427</text:p>
          </table:table-cell>
          <table:table-cell>
            <text:p>259389996</text:p>
          </table:table-cell>
          <table:table-cell>
            <text:p>178647930</text:p>
          </table:table-cell>
          <table:table-cell>
            <text:p>131292986</text:p>
          </table:table-cell>
          <table:table-cell>
            <text:p>519467372</text:p>
          </table:table-cell>
        </table:table-row>
        <table:table-row>
          <table:table-cell>
            <text:p>68973832</text:p>
          </table:table-cell>
          <table:table-cell>
            <text:p>506694495</text:p>
          </table:table-cell>
          <table:table-cell>
            <text:p>303172390</text:p>
          </table:table-cell>
          <table:table-cell>
            <text:p>567298351</text:p>
          </table:table-cell>
          <table:table-cell>
            <text:p>382120880</text:p>
          </table:table-cell>
          <table:table-cell>
            <text:p>516332776</text:p>
          </table:table-cell>
          <table:table-cell>
            <text:p>868308880</text:p>
          </table:table-cell>
        </table:table-row>
        <table:table-row>
          <table:table-cell>
            <text:p>893723472</text:p>
          </table:table-cell>
          <table:table-cell>
            <text:p>638970883</text:p>
          </table:table-cell>
          <table:table-cell>
            <text:p>471449079</text:p>
          </table:table-cell>
          <table:table-cell>
            <text:p>218276263</text:p>
          </table:table-cell>
          <table:table-cell>
            <text:p>70890244</text:p>
          </table:table-cell>
          <table:table-cell>
            <text:p>218210892</text:p>
          </table:table-cell>
          <table:table-cell>
            <text:p>487044484</text:p>
          </table:table-cell>
        </table:table-row>
        <table:table-row>
          <table:table-cell>
            <text:p>266116102</text:p>
          </table:table-cell>
          <table:table-cell>
            <text:p>87936092</text:p>
          </table:table-cell>
          <table:table-cell>
            <text:p>843324745</text:p>
          </table:table-cell>
          <table:table-cell>
            <text:p>166472600</text:p>
          </table:table-cell>
          <table:table-cell>
            <text:p>70943062</text:p>
          </table:table-cell>
          <table:table-cell>
            <text:p>447252421</text:p>
          </table:table-cell>
          <table:table-cell>
            <text:p>153863070</text:p>
          </table:table-cell>
        </table:table-row>
        <table:table-row>
          <table:table-cell>
            <text:p>266139666</text:p>
          </table:table-cell>
          <table:table-cell>
            <text:p>353530336</text:p>
          </table:table-cell>
          <table:table-cell>
            <text:p>60421980</text:p>
          </table:table-cell>
          <table:table-cell>
            <text:p>295181899</text:p>
          </table:table-cell>
          <table:table-cell>
            <text:p>754782746</text:p>
          </table:table-cell>
          <table:table-cell>
            <text:p>490143512</text:p>
          </table:table-cell>
          <table:table-cell>
            <text:p>625403949</text:p>
          </table:table-cell>
        </table:table-row>
        <table:table-row>
          <table:table-cell>
            <text:p>469137304</text:p>
          </table:table-cell>
          <table:table-cell>
            <text:p>310881933</text:p>
          </table:table-cell>
          <table:table-cell>
            <text:p>796990158</text:p>
          </table:table-cell>
          <table:table-cell>
            <text:p>438406186</text:p>
          </table:table-cell>
          <table:table-cell>
            <text:p>425839795</text:p>
          </table:table-cell>
          <table:table-cell>
            <text:p>154263565</text:p>
          </table:table-cell>
          <table:table-cell>
            <text:p>331427715</text:p>
          </table:table-cell>
        </table:table-row>
        <table:table-row>
          <table:table-cell>
            <text:p>848413711</text:p>
          </table:table-cell>
          <table:table-cell>
            <text:p>358162131</text:p>
          </table:table-cell>
          <table:table-cell>
            <text:p>571142099</text:p>
          </table:table-cell>
          <table:table-cell>
            <text:p>136801479</text:p>
          </table:table-cell>
          <table:table-cell>
            <text:p>826749172</text:p>
          </table:table-cell>
          <table:table-cell>
            <text:p>302211653</text:p>
          </table:table-cell>
          <table:table-cell>
            <text:p>245802611</text:p>
          </table:table-cell>
        </table:table-row>
        <table:table-row>
          <table:table-cell>
            <text:p>492312795</text:p>
          </table:table-cell>
          <table:table-cell>
            <text:p>39160532</text:p>
          </table:table-cell>
          <table:table-cell>
            <text:p>381474913</text:p>
          </table:table-cell>
          <table:table-cell>
            <text:p>116013185</text:p>
          </table:table-cell>
          <table:table-cell>
            <text:p>843818161</text:p>
          </table:table-cell>
          <table:table-cell>
            <text:p>883923851</text:p>
          </table:table-cell>
          <table:table-cell>
            <text:p>420782158</text:p>
          </table:table-cell>
        </table:table-row>
        <table:table-row>
          <table:table-cell>
            <text:p>907704236</text:p>
          </table:table-cell>
          <table:table-cell>
            <text:p>425095578</text:p>
          </table:table-cell>
          <table:table-cell>
            <text:p>501638186</text:p>
          </table:table-cell>
          <table:table-cell>
            <text:p>463856764</text:p>
          </table:table-cell>
          <table:table-cell>
            <text:p>408264078</text:p>
          </table:table-cell>
          <table:table-cell>
            <text:p>413083365</text:p>
          </table:table-cell>
          <table:table-cell>
            <text:p>962328530</text:p>
          </table:table-cell>
        </table:table-row>
        <table:table-row>
          <table:table-cell>
            <text:p>797538230</text:p>
          </table:table-cell>
          <table:table-cell>
            <text:p>703992323</text:p>
          </table:table-cell>
          <table:table-cell>
            <text:p>459568449</text:p>
          </table:table-cell>
          <table:table-cell>
            <text:p>241295574</text:p>
          </table:table-cell>
          <table:table-cell>
            <text:p>107753278</text:p>
          </table:table-cell>
          <table:table-cell>
            <text:p>631620428</text:p>
          </table:table-cell>
          <table:table-cell>
            <text:p>739642396</text:p>
          </table:table-cell>
        </table:table-row>
        <table:table-row>
          <table:table-cell>
            <text:p>595581010</text:p>
          </table:table-cell>
          <table:table-cell>
            <text:p>624421833</text:p>
          </table:table-cell>
          <table:table-cell>
            <text:p>706933601</text:p>
          </table:table-cell>
          <table:table-cell>
            <text:p>549857909</text:p>
          </table:table-cell>
          <table:table-cell>
            <text:p>182516259</text:p>
          </table:table-cell>
          <table:table-cell>
            <text:p>448232742</text:p>
          </table:table-cell>
          <table:table-cell>
            <text:p>79924360</text:p>
          </table:table-cell>
        </table:table-row>
        <table:table-row>
          <table:table-cell>
            <text:p>478101451</text:p>
          </table:table-cell>
          <table:table-cell>
            <text:p>419373320</text:p>
          </table:table-cell>
          <table:table-cell>
            <text:p>913527357</text:p>
          </table:table-cell>
          <table:table-cell>
            <text:p>395786618</text:p>
          </table:table-cell>
          <table:table-cell>
            <text:p>684136858</text:p>
          </table:table-cell>
          <table:table-cell>
            <text:p>408463394</text:p>
          </table:table-cell>
          <table:table-cell>
            <text:p>407585203</text:p>
          </table:table-cell>
        </table:table-row>
        <table:table-row>
          <table:table-cell>
            <text:p>933547286</text:p>
          </table:table-cell>
          <table:table-cell>
            <text:p>635469740</text:p>
          </table:table-cell>
          <table:table-cell>
            <text:p>794876881</text:p>
          </table:table-cell>
          <table:table-cell>
            <text:p>42257564</text:p>
          </table:table-cell>
          <table:table-cell>
            <text:p>292429332</text:p>
          </table:table-cell>
          <table:table-cell>
            <text:p>970351665</text:p>
          </table:table-cell>
          <table:table-cell>
            <text:p>901305149</text:p>
          </table:table-cell>
        </table:table-row>
        <table:table-row>
          <table:table-cell>
            <text:p>748381343</text:p>
          </table:table-cell>
          <table:table-cell>
            <text:p>492403551</text:p>
          </table:table-cell>
          <table:table-cell>
            <text:p>571357041</text:p>
          </table:table-cell>
          <table:table-cell>
            <text:p>156328235</text:p>
          </table:table-cell>
          <table:table-cell>
            <text:p>299460576</text:p>
          </table:table-cell>
          <table:table-cell>
            <text:p>406867929</text:p>
          </table:table-cell>
          <table:table-cell>
            <text:p>7487717</text:p>
          </table:table-cell>
        </table:table-row>
        <table:table-row>
          <table:table-cell>
            <text:p>841150891</text:p>
          </table:table-cell>
          <table:table-cell>
            <text:p>39589171</text:p>
          </table:table-cell>
          <table:table-cell>
            <text:p>840670151</text:p>
          </table:table-cell>
          <table:table-cell>
            <text:p>911732728</text:p>
          </table:table-cell>
          <table:table-cell>
            <text:p>753094444</text:p>
          </table:table-cell>
          <table:table-cell>
            <text:p>365503768</text:p>
          </table:table-cell>
          <table:table-cell>
            <text:p>59880848</text:p>
          </table:table-cell>
        </table:table-row>
        <table:table-row>
          <table:table-cell>
            <text:p>976078245</text:p>
          </table:table-cell>
          <table:table-cell>
            <text:p>142368861</text:p>
          </table:table-cell>
          <table:table-cell>
            <text:p>732382178</text:p>
          </table:table-cell>
          <table:table-cell>
            <text:p>619966196</text:p>
          </table:table-cell>
          <table:table-cell>
            <text:p>987340892</text:p>
          </table:table-cell>
          <table:table-cell>
            <text:p>209873379</text:p>
          </table:table-cell>
          <table:table-cell>
            <text:p>771247970</text:p>
          </table:table-cell>
        </table:table-row>
        <table:table-row>
          <table:table-cell>
            <text:p>170584653</text:p>
          </table:table-cell>
          <table:table-cell>
            <text:p>470327608</text:p>
          </table:table-cell>
          <table:table-cell>
            <text:p>750329755</text:p>
          </table:table-cell>
          <table:table-cell>
            <text:p>233552458</text:p>
          </table:table-cell>
          <table:table-cell>
            <text:p>796336414</text:p>
          </table:table-cell>
          <table:table-cell>
            <text:p>925753419</text:p>
          </table:table-cell>
          <table:table-cell>
            <text:p>291542900</text:p>
          </table:table-cell>
        </table:table-row>
        <table:table-row>
          <table:table-cell>
            <text:p>876370561</text:p>
          </table:table-cell>
          <table:table-cell>
            <text:p>431620449</text:p>
          </table:table-cell>
          <table:table-cell>
            <text:p>463279917</text:p>
          </table:table-cell>
          <table:table-cell>
            <text:p>803032380</text:p>
          </table:table-cell>
          <table:table-cell>
            <text:p>469548357</text:p>
          </table:table-cell>
          <table:table-cell>
            <text:p>264867251</text:p>
          </table:table-cell>
          <table:table-cell>
            <text:p>674753598</text:p>
          </table:table-cell>
        </table:table-row>
        <table:table-row>
          <table:table-cell>
            <text:p>994917836</text:p>
          </table:table-cell>
          <table:table-cell>
            <text:p>996324324</text:p>
          </table:table-cell>
          <table:table-cell>
            <text:p>382708340</text:p>
          </table:table-cell>
          <table:table-cell>
            <text:p>690206999</text:p>
          </table:table-cell>
          <table:table-cell>
            <text:p>456762690</text:p>
          </table:table-cell>
          <table:table-cell>
            <text:p>503181452</text:p>
          </table:table-cell>
          <table:table-cell>
            <text:p>858078076</text:p>
          </table:table-cell>
        </table:table-row>
        <table:table-row>
          <table:table-cell>
            <text:p>179910881</text:p>
          </table:table-cell>
          <table:table-cell>
            <text:p>427690404</text:p>
          </table:table-cell>
          <table:table-cell>
            <text:p>930380244</text:p>
          </table:table-cell>
          <table:table-cell>
            <text:p>694825776</text:p>
          </table:table-cell>
          <table:table-cell>
            <text:p>309404385</text:p>
          </table:table-cell>
          <table:table-cell>
            <text:p>869939582</text:p>
          </table:table-cell>
          <table:table-cell>
            <text:p>388018326</text:p>
          </table:table-cell>
        </table:table-row>
        <table:table-row>
          <table:table-cell>
            <text:p>318225675</text:p>
          </table:table-cell>
          <table:table-cell>
            <text:p>11777294</text:p>
          </table:table-cell>
          <table:table-cell>
            <text:p>196820922</text:p>
          </table:table-cell>
          <table:table-cell>
            <text:p>18664445</text:p>
          </table:table-cell>
          <table:table-cell>
            <text:p>52246816</text:p>
          </table:table-cell>
          <table:table-cell>
            <text:p>458775773</text:p>
          </table:table-cell>
          <table:table-cell>
            <text:p>530026068</text:p>
          </table:table-cell>
        </table:table-row>
        <table:table-row>
          <table:table-cell>
            <text:p>819043821</text:p>
          </table:table-cell>
          <table:table-cell>
            <text:p>134480070</text:p>
          </table:table-cell>
          <table:table-cell>
            <text:p>901425149</text:p>
          </table:table-cell>
          <table:table-cell>
            <text:p>471692418</text:p>
          </table:table-cell>
          <table:table-cell>
            <text:p>53231300</text:p>
          </table:table-cell>
          <table:table-cell>
            <text:p>239353857</text:p>
          </table:table-cell>
          <table:table-cell>
            <text:p>488600803</text:p>
          </table:table-cell>
        </table:table-row>
        <table:table-row>
          <table:table-cell>
            <text:p>431835524</text:p>
          </table:table-cell>
          <table:table-cell>
            <text:p>990257319</text:p>
          </table:table-cell>
          <table:table-cell>
            <text:p>780212776</text:p>
          </table:table-cell>
          <table:table-cell>
            <text:p>384983618</text:p>
          </table:table-cell>
          <table:table-cell>
            <text:p>828296735</text:p>
          </table:table-cell>
          <table:table-cell>
            <text:p>446643314</text:p>
          </table:table-cell>
          <table:table-cell>
            <text:p>743838783</text:p>
          </table:table-cell>
        </table:table-row>
        <table:table-row>
          <table:table-cell>
            <text:p>116873121</text:p>
          </table:table-cell>
          <table:table-cell>
            <text:p>454337558</text:p>
          </table:table-cell>
          <table:table-cell>
            <text:p>171837564</text:p>
          </table:table-cell>
          <table:table-cell>
            <text:p>405294286</text:p>
          </table:table-cell>
          <table:table-cell>
            <text:p>524656258</text:p>
          </table:table-cell>
          <table:table-cell>
            <text:p>668250567</text:p>
          </table:table-cell>
          <table:table-cell>
            <text:p>931589113</text:p>
          </table:table-cell>
        </table:table-row>
        <table:table-row>
          <table:table-cell>
            <text:p>578426932</text:p>
          </table:table-cell>
          <table:table-cell>
            <text:p>161462345</text:p>
          </table:table-cell>
          <table:table-cell>
            <text:p>259951965</text:p>
          </table:table-cell>
          <table:table-cell>
            <text:p>782271164</text:p>
          </table:table-cell>
          <table:table-cell>
            <text:p>472609537</text:p>
          </table:table-cell>
          <table:table-cell>
            <text:p>975611437</text:p>
          </table:table-cell>
          <table:table-cell>
            <text:p>493724227</text:p>
          </table:table-cell>
        </table:table-row>
        <table:table-row>
          <table:table-cell>
            <text:p>642799744</text:p>
          </table:table-cell>
          <table:table-cell>
            <text:p>123945728</text:p>
          </table:table-cell>
          <table:table-cell>
            <text:p>997667432</text:p>
          </table:table-cell>
          <table:table-cell>
            <text:p>724750426</text:p>
          </table:table-cell>
          <table:table-cell>
            <text:p>181078226</text:p>
          </table:table-cell>
          <table:table-cell>
            <text:p>313114284</text:p>
          </table:table-cell>
          <table:table-cell>
            <text:p>190338742</text:p>
          </table:table-cell>
        </table:table-row>
        <table:table-row>
          <table:table-cell>
            <text:p>909766794</text:p>
          </table:table-cell>
          <table:table-cell>
            <text:p>759829060</text:p>
          </table:table-cell>
          <table:table-cell>
            <text:p>136777411</text:p>
          </table:table-cell>
          <table:table-cell>
            <text:p>829017182</text:p>
          </table:table-cell>
          <table:table-cell>
            <text:p>641171879</text:p>
          </table:table-cell>
          <table:table-cell>
            <text:p>396591402</text:p>
          </table:table-cell>
          <table:table-cell>
            <text:p>211797363</text:p>
          </table:table-cell>
        </table:table-row>
        <table:table-row>
          <table:table-cell>
            <text:p>868666205</text:p>
          </table:table-cell>
          <table:table-cell>
            <text:p>229983127</text:p>
          </table:table-cell>
          <table:table-cell>
            <text:p>493179230</text:p>
          </table:table-cell>
          <table:table-cell>
            <text:p>275838804</text:p>
          </table:table-cell>
          <table:table-cell>
            <text:p>241432460</text:p>
          </table:table-cell>
          <table:table-cell>
            <text:p>749998092</text:p>
          </table:table-cell>
          <table:table-cell>
            <text:p>33523904</text:p>
          </table:table-cell>
        </table:table-row>
        <table:table-row>
          <table:table-cell>
            <text:p>673805044</text:p>
          </table:table-cell>
          <table:table-cell>
            <text:p>515427161</text:p>
          </table:table-cell>
          <table:table-cell>
            <text:p>485152071</text:p>
          </table:table-cell>
          <table:table-cell>
            <text:p>15843199</text:p>
          </table:table-cell>
          <table:table-cell>
            <text:p>512740469</text:p>
          </table:table-cell>
          <table:table-cell>
            <text:p>105996239</text:p>
          </table:table-cell>
          <table:table-cell>
            <text:p>688408687</text:p>
          </table:table-cell>
        </table:table-row>
        <table:table-row>
          <table:table-cell>
            <text:p>401062337</text:p>
          </table:table-cell>
          <table:table-cell>
            <text:p>214052709</text:p>
          </table:table-cell>
          <table:table-cell>
            <text:p>461675245</text:p>
          </table:table-cell>
          <table:table-cell>
            <text:p>831283526</text:p>
          </table:table-cell>
          <table:table-cell>
            <text:p>862717112</text:p>
          </table:table-cell>
          <table:table-cell>
            <text:p>294692142</text:p>
          </table:table-cell>
          <table:table-cell>
            <text:p>616683705</text:p>
          </table:table-cell>
        </table:table-row>
        <table:table-row>
          <table:table-cell>
            <text:p>292609203</text:p>
          </table:table-cell>
          <table:table-cell>
            <text:p>385449566</text:p>
          </table:table-cell>
          <table:table-cell>
            <text:p>597592282</text:p>
          </table:table-cell>
          <table:table-cell>
            <text:p>630323323</text:p>
          </table:table-cell>
          <table:table-cell>
            <text:p>203467959</text:p>
          </table:table-cell>
          <table:table-cell>
            <text:p>456366324</text:p>
          </table:table-cell>
          <table:table-cell>
            <text:p>730406061</text:p>
          </table:table-cell>
        </table:table-row>
        <table:table-row>
          <table:table-cell>
            <text:p>971499125</text:p>
          </table:table-cell>
          <table:table-cell>
            <text:p>580873521</text:p>
          </table:table-cell>
          <table:table-cell>
            <text:p>196951989</text:p>
          </table:table-cell>
          <table:table-cell>
            <text:p>427151072</text:p>
          </table:table-cell>
          <table:table-cell>
            <text:p>246240599</text:p>
          </table:table-cell>
          <table:table-cell>
            <text:p>875279180</text:p>
          </table:table-cell>
          <table:table-cell>
            <text:p>829776990</text:p>
          </table:table-cell>
        </table:table-row>
        <table:table-row>
          <table:table-cell>
            <text:p>53828282</text:p>
          </table:table-cell>
          <table:table-cell>
            <text:p>971926879</text:p>
          </table:table-cell>
          <table:table-cell>
            <text:p>489216383</text:p>
          </table:table-cell>
          <table:table-cell>
            <text:p>1835995</text:p>
          </table:table-cell>
          <table:table-cell>
            <text:p>430318474</text:p>
          </table:table-cell>
          <table:table-cell>
            <text:p>620295656</text:p>
          </table:table-cell>
          <table:table-cell>
            <text:p>226110131</text:p>
          </table:table-cell>
        </table:table-row>
        <table:table-row>
          <table:table-cell>
            <text:p>89494668</text:p>
          </table:table-cell>
          <table:table-cell>
            <text:p>596497288</text:p>
          </table:table-cell>
          <table:table-cell>
            <text:p>236649684</text:p>
          </table:table-cell>
          <table:table-cell>
            <text:p>864781977</text:p>
          </table:table-cell>
          <table:table-cell>
            <text:p>996167681</text:p>
          </table:table-cell>
          <table:table-cell>
            <text:p>207064511</text:p>
          </table:table-cell>
          <table:table-cell>
            <text:p>988922194</text:p>
          </table:table-cell>
        </table:table-row>
        <table:table-row>
          <table:table-cell>
            <text:p>987397601</text:p>
          </table:table-cell>
          <table:table-cell>
            <text:p>751391308</text:p>
          </table:table-cell>
          <table:table-cell>
            <text:p>51708283</text:p>
          </table:table-cell>
          <table:table-cell>
            <text:p>745662915</text:p>
          </table:table-cell>
          <table:table-cell>
            <text:p>752263623</text:p>
          </table:table-cell>
          <table:table-cell>
            <text:p>130648152</text:p>
          </table:table-cell>
          <table:table-cell>
            <text:p>899018274</text:p>
          </table:table-cell>
        </table:table-row>
        <table:table-row>
          <table:table-cell>
            <text:p>432027355</text:p>
          </table:table-cell>
          <table:table-cell>
            <text:p>341751524</text:p>
          </table:table-cell>
          <table:table-cell>
            <text:p>355977984</text:p>
          </table:table-cell>
          <table:table-cell>
            <text:p>845640246</text:p>
          </table:table-cell>
          <table:table-cell>
            <text:p>174218773</text:p>
          </table:table-cell>
          <table:table-cell>
            <text:p>261598404</text:p>
          </table:table-cell>
          <table:table-cell>
            <text:p>110623581</text:p>
          </table:table-cell>
        </table:table-row>
        <table:table-row>
          <table:table-cell>
            <text:p>357492396</text:p>
          </table:table-cell>
          <table:table-cell>
            <text:p>798619405</text:p>
          </table:table-cell>
          <table:table-cell>
            <text:p>266634287</text:p>
          </table:table-cell>
          <table:table-cell>
            <text:p>426307545</text:p>
          </table:table-cell>
          <table:table-cell>
            <text:p>457380991</text:p>
          </table:table-cell>
          <table:table-cell>
            <text:p>923228143</text:p>
          </table:table-cell>
          <table:table-cell>
            <text:p>830302088</text:p>
          </table:table-cell>
        </table:table-row>
        <table:table-row>
          <table:table-cell>
            <text:p>124547075</text:p>
          </table:table-cell>
          <table:table-cell>
            <text:p>527017596</text:p>
          </table:table-cell>
          <table:table-cell>
            <text:p>265824428</text:p>
          </table:table-cell>
          <table:table-cell>
            <text:p>215863089</text:p>
          </table:table-cell>
          <table:table-cell>
            <text:p>570612444</text:p>
          </table:table-cell>
          <table:table-cell>
            <text:p>201436151</text:p>
          </table:table-cell>
          <table:table-cell>
            <text:p>288155194</text:p>
          </table:table-cell>
        </table:table-row>
        <table:table-row>
          <table:table-cell>
            <text:p>582690332</text:p>
          </table:table-cell>
          <table:table-cell>
            <text:p>387292524</text:p>
          </table:table-cell>
          <table:table-cell>
            <text:p>956562585</text:p>
          </table:table-cell>
          <table:table-cell>
            <text:p>724598147</text:p>
          </table:table-cell>
          <table:table-cell>
            <text:p>253708420</text:p>
          </table:table-cell>
          <table:table-cell>
            <text:p>615353037</text:p>
          </table:table-cell>
          <table:table-cell>
            <text:p>704061769</text:p>
          </table:table-cell>
        </table:table-row>
        <table:table-row>
          <table:table-cell>
            <text:p>748229939</text:p>
          </table:table-cell>
          <table:table-cell>
            <text:p>754342866</text:p>
          </table:table-cell>
          <table:table-cell>
            <text:p>194229132</text:p>
          </table:table-cell>
          <table:table-cell>
            <text:p>187428079</text:p>
          </table:table-cell>
          <table:table-cell>
            <text:p>240252398</text:p>
          </table:table-cell>
          <table:table-cell>
            <text:p>936125796</text:p>
          </table:table-cell>
          <table:table-cell>
            <text:p>677220244</text:p>
          </table:table-cell>
        </table:table-row>
        <table:table-row>
          <table:table-cell>
            <text:p>342387568</text:p>
          </table:table-cell>
          <table:table-cell>
            <text:p>754116704</text:p>
          </table:table-cell>
          <table:table-cell>
            <text:p>127354230</text:p>
          </table:table-cell>
          <table:table-cell>
            <text:p>803514341</text:p>
          </table:table-cell>
          <table:table-cell>
            <text:p>70618302</text:p>
          </table:table-cell>
          <table:table-cell>
            <text:p>11283002</text:p>
          </table:table-cell>
          <table:table-cell>
            <text:p>261365120</text:p>
          </table:table-cell>
        </table:table-row>
        <table:table-row>
          <table:table-cell>
            <text:p>973072109</text:p>
          </table:table-cell>
          <table:table-cell>
            <text:p>620669199</text:p>
          </table:table-cell>
          <table:table-cell>
            <text:p>200646750</text:p>
          </table:table-cell>
          <table:table-cell>
            <text:p>76751143</text:p>
          </table:table-cell>
          <table:table-cell>
            <text:p>906757298</text:p>
          </table:table-cell>
          <table:table-cell>
            <text:p>484858825</text:p>
          </table:table-cell>
          <table:table-cell>
            <text:p>725583984</text:p>
          </table:table-cell>
        </table:table-row>
        <table:table-row>
          <table:table-cell>
            <text:p>733362016</text:p>
          </table:table-cell>
          <table:table-cell>
            <text:p>612876372</text:p>
          </table:table-cell>
          <table:table-cell>
            <text:p>9395911</text:p>
          </table:table-cell>
          <table:table-cell>
            <text:p>882225812</text:p>
          </table:table-cell>
          <table:table-cell>
            <text:p>933082863</text:p>
          </table:table-cell>
          <table:table-cell>
            <text:p>594170401</text:p>
          </table:table-cell>
          <table:table-cell>
            <text:p>248411440</text:p>
          </table:table-cell>
        </table:table-row>
        <table:table-row>
          <table:table-cell>
            <text:p>871646627</text:p>
          </table:table-cell>
          <table:table-cell>
            <text:p>19804856</text:p>
          </table:table-cell>
          <table:table-cell>
            <text:p>652827353</text:p>
          </table:table-cell>
          <table:table-cell>
            <text:p>897476817</text:p>
          </table:table-cell>
          <table:table-cell>
            <text:p>926155075</text:p>
          </table:table-cell>
          <table:table-cell>
            <text:p>272589899</text:p>
          </table:table-cell>
          <table:table-cell>
            <text:p>141985462</text:p>
          </table:table-cell>
        </table:table-row>
        <table:table-row>
          <table:table-cell>
            <text:p>865385526</text:p>
          </table:table-cell>
          <table:table-cell>
            <text:p>851404435</text:p>
          </table:table-cell>
          <table:table-cell>
            <text:p>539598626</text:p>
          </table:table-cell>
          <table:table-cell>
            <text:p>479721337</text:p>
          </table:table-cell>
          <table:table-cell>
            <text:p>740507660</text:p>
          </table:table-cell>
          <table:table-cell>
            <text:p>176012055</text:p>
          </table:table-cell>
          <table:table-cell>
            <text:p>713941891</text:p>
          </table:table-cell>
        </table:table-row>
        <table:table-row>
          <table:table-cell>
            <text:p>192660765</text:p>
          </table:table-cell>
          <table:table-cell>
            <text:p>188752388</text:p>
          </table:table-cell>
          <table:table-cell>
            <text:p>98043396</text:p>
          </table:table-cell>
          <table:table-cell>
            <text:p>917690694</text:p>
          </table:table-cell>
          <table:table-cell>
            <text:p>141472551</text:p>
          </table:table-cell>
          <table:table-cell>
            <text:p>15661596</text:p>
          </table:table-cell>
          <table:table-cell>
            <text:p>439599142</text:p>
          </table:table-cell>
        </table:table-row>
        <table:table-row>
          <table:table-cell>
            <text:p>17190427</text:p>
          </table:table-cell>
          <table:table-cell>
            <text:p>23844792</text:p>
          </table:table-cell>
          <table:table-cell>
            <text:p>577805970</text:p>
          </table:table-cell>
          <table:table-cell>
            <text:p>118725182</text:p>
          </table:table-cell>
          <table:table-cell>
            <text:p>942157673</text:p>
          </table:table-cell>
          <table:table-cell>
            <text:p>183279110</text:p>
          </table:table-cell>
          <table:table-cell>
            <text:p>3557283</text:p>
          </table:table-cell>
        </table:table-row>
        <table:table-row>
          <table:table-cell>
            <text:p>760640723</text:p>
          </table:table-cell>
          <table:table-cell>
            <text:p>762247646</text:p>
          </table:table-cell>
          <table:table-cell>
            <text:p>759374164</text:p>
          </table:table-cell>
          <table:table-cell>
            <text:p>870536958</text:p>
          </table:table-cell>
          <table:table-cell>
            <text:p>388738028</text:p>
          </table:table-cell>
          <table:table-cell>
            <text:p>975922499</text:p>
          </table:table-cell>
          <table:table-cell>
            <text:p>520862694</text:p>
          </table:table-cell>
        </table:table-row>
        <table:table-row>
          <table:table-cell>
            <text:p>874733553</text:p>
          </table:table-cell>
          <table:table-cell>
            <text:p>353492756</text:p>
          </table:table-cell>
          <table:table-cell>
            <text:p>172355049</text:p>
          </table:table-cell>
          <table:table-cell>
            <text:p>32029247</text:p>
          </table:table-cell>
          <table:table-cell>
            <text:p>258327199</text:p>
          </table:table-cell>
          <table:table-cell>
            <text:p>866576918</text:p>
          </table:table-cell>
          <table:table-cell>
            <text:p>580837183</text:p>
          </table:table-cell>
        </table:table-row>
        <table:table-row>
          <table:table-cell>
            <text:p>572789177</text:p>
          </table:table-cell>
          <table:table-cell>
            <text:p>128140620</text:p>
          </table:table-cell>
          <table:table-cell>
            <text:p>615881665</text:p>
          </table:table-cell>
          <table:table-cell>
            <text:p>905222221</text:p>
          </table:table-cell>
          <table:table-cell>
            <text:p>586081405</text:p>
          </table:table-cell>
          <table:table-cell>
            <text:p>656515955</text:p>
          </table:table-cell>
          <table:table-cell>
            <text:p>791651296</text:p>
          </table:table-cell>
        </table:table-row>
        <table:table-row>
          <table:table-cell>
            <text:p>333035399</text:p>
          </table:table-cell>
          <table:table-cell>
            <text:p>593622728</text:p>
          </table:table-cell>
          <table:table-cell>
            <text:p>385058349</text:p>
          </table:table-cell>
          <table:table-cell>
            <text:p>293638561</text:p>
          </table:table-cell>
          <table:table-cell>
            <text:p>44384848</text:p>
          </table:table-cell>
          <table:table-cell>
            <text:p>575381228</text:p>
          </table:table-cell>
          <table:table-cell>
            <text:p>45825413</text:p>
          </table:table-cell>
        </table:table-row>
        <table:table-row>
          <table:table-cell>
            <text:p>802766617</text:p>
          </table:table-cell>
          <table:table-cell>
            <text:p>597849874</text:p>
          </table:table-cell>
          <table:table-cell>
            <text:p>642619744</text:p>
          </table:table-cell>
          <table:table-cell>
            <text:p>857756605</text:p>
          </table:table-cell>
          <table:table-cell>
            <text:p>222262311</text:p>
          </table:table-cell>
          <table:table-cell>
            <text:p>526389403</text:p>
          </table:table-cell>
          <table:table-cell>
            <text:p>504552979</text:p>
          </table:table-cell>
        </table:table-row>
        <table:table-row>
          <table:table-cell>
            <text:p>827167466</text:p>
          </table:table-cell>
          <table:table-cell>
            <text:p>918046132</text:p>
          </table:table-cell>
          <table:table-cell>
            <text:p>946363857</text:p>
          </table:table-cell>
          <table:table-cell>
            <text:p>983682244</text:p>
          </table:table-cell>
          <table:table-cell>
            <text:p>23758449</text:p>
          </table:table-cell>
          <table:table-cell>
            <text:p>446615461</text:p>
          </table:table-cell>
          <table:table-cell>
            <text:p>270128186</text:p>
          </table:table-cell>
        </table:table-row>
        <table:table-row>
          <table:table-cell>
            <text:p>739451959</text:p>
          </table:table-cell>
          <table:table-cell>
            <text:p>466053944</text:p>
          </table:table-cell>
          <table:table-cell>
            <text:p>739220745</text:p>
          </table:table-cell>
          <table:table-cell>
            <text:p>905553340</text:p>
          </table:table-cell>
          <table:table-cell>
            <text:p>271531525</text:p>
          </table:table-cell>
          <table:table-cell>
            <text:p>926062719</text:p>
          </table:table-cell>
          <table:table-cell>
            <text:p>661793750</text:p>
          </table:table-cell>
        </table:table-row>
        <table:table-row>
          <table:table-cell>
            <text:p>163188860</text:p>
          </table:table-cell>
          <table:table-cell>
            <text:p>231805606</text:p>
          </table:table-cell>
          <table:table-cell>
            <text:p>252239406</text:p>
          </table:table-cell>
          <table:table-cell>
            <text:p>908095095</text:p>
          </table:table-cell>
          <table:table-cell>
            <text:p>671688599</text:p>
          </table:table-cell>
          <table:table-cell>
            <text:p>343893879</text:p>
          </table:table-cell>
          <table:table-cell>
            <text:p>440538868</text:p>
          </table:table-cell>
        </table:table-row>
        <table:table-row>
          <table:table-cell>
            <text:p>218473129</text:p>
          </table:table-cell>
          <table:table-cell>
            <text:p>38259111</text:p>
          </table:table-cell>
          <table:table-cell>
            <text:p>199816356</text:p>
          </table:table-cell>
          <table:table-cell>
            <text:p>850174952</text:p>
          </table:table-cell>
          <table:table-cell>
            <text:p>996558633</text:p>
          </table:table-cell>
          <table:table-cell>
            <text:p>980602590</text:p>
          </table:table-cell>
          <table:table-cell>
            <text:p>370284093</text:p>
          </table:table-cell>
        </table:table-row>
        <table:table-row>
          <table:table-cell>
            <text:p>791010417</text:p>
          </table:table-cell>
          <table:table-cell>
            <text:p>587383041</text:p>
          </table:table-cell>
          <table:table-cell>
            <text:p>573981605</text:p>
          </table:table-cell>
          <table:table-cell>
            <text:p>975933914</text:p>
          </table:table-cell>
          <table:table-cell>
            <text:p>240780222</text:p>
          </table:table-cell>
          <table:table-cell>
            <text:p>860553710</text:p>
          </table:table-cell>
          <table:table-cell>
            <text:p>356111507</text:p>
          </table:table-cell>
        </table:table-row>
        <table:table-row>
          <table:table-cell>
            <text:p>426659625</text:p>
          </table:table-cell>
          <table:table-cell>
            <text:p>548314452</text:p>
          </table:table-cell>
          <table:table-cell>
            <text:p>883932904</text:p>
          </table:table-cell>
          <table:table-cell>
            <text:p>659634008</text:p>
          </table:table-cell>
          <table:table-cell>
            <text:p>289795919</text:p>
          </table:table-cell>
          <table:table-cell>
            <text:p>845078339</text:p>
          </table:table-cell>
          <table:table-cell>
            <text:p>64530722</text:p>
          </table:table-cell>
        </table:table-row>
        <table:table-row>
          <table:table-cell>
            <text:p>917567119</text:p>
          </table:table-cell>
          <table:table-cell>
            <text:p>603638134</text:p>
          </table:table-cell>
          <table:table-cell>
            <text:p>476489236</text:p>
          </table:table-cell>
          <table:table-cell>
            <text:p>897889505</text:p>
          </table:table-cell>
          <table:table-cell>
            <text:p>303307339</text:p>
          </table:table-cell>
          <table:table-cell>
            <text:p>240442221</text:p>
          </table:table-cell>
          <table:table-cell>
            <text:p>452092604</text:p>
          </table:table-cell>
        </table:table-row>
        <table:table-row>
          <table:table-cell>
            <text:p>225164885</text:p>
          </table:table-cell>
          <table:table-cell>
            <text:p>873580313</text:p>
          </table:table-cell>
          <table:table-cell>
            <text:p>362272076</text:p>
          </table:table-cell>
          <table:table-cell>
            <text:p>443823834</text:p>
          </table:table-cell>
          <table:table-cell>
            <text:p>164468318</text:p>
          </table:table-cell>
          <table:table-cell>
            <text:p>555122502</text:p>
          </table:table-cell>
          <table:table-cell>
            <text:p>560776258</text:p>
          </table:table-cell>
        </table:table-row>
        <table:table-row>
          <table:table-cell>
            <text:p>143319555</text:p>
          </table:table-cell>
          <table:table-cell>
            <text:p>577846616</text:p>
          </table:table-cell>
          <table:table-cell>
            <text:p>223927922</text:p>
          </table:table-cell>
          <table:table-cell>
            <text:p>681620708</text:p>
          </table:table-cell>
          <table:table-cell>
            <text:p>994005444</text:p>
          </table:table-cell>
          <table:table-cell>
            <text:p>518063455</text:p>
          </table:table-cell>
          <table:table-cell>
            <text:p>709463569</text:p>
          </table:table-cell>
        </table:table-row>
        <table:table-row>
          <table:table-cell>
            <text:p>448768579</text:p>
          </table:table-cell>
          <table:table-cell>
            <text:p>599242196</text:p>
          </table:table-cell>
          <table:table-cell>
            <text:p>501904232</text:p>
          </table:table-cell>
          <table:table-cell>
            <text:p>111038970</text:p>
          </table:table-cell>
          <table:table-cell>
            <text:p>924384523</text:p>
          </table:table-cell>
          <table:table-cell>
            <text:p>620116084</text:p>
          </table:table-cell>
          <table:table-cell>
            <text:p>132244679</text:p>
          </table:table-cell>
        </table:table-row>
        <table:table-row>
          <table:table-cell>
            <text:p>484128563</text:p>
          </table:table-cell>
          <table:table-cell>
            <text:p>415268169</text:p>
          </table:table-cell>
          <table:table-cell>
            <text:p>345300776</text:p>
          </table:table-cell>
          <table:table-cell>
            <text:p>153407889</text:p>
          </table:table-cell>
          <table:table-cell>
            <text:p>6031696</text:p>
          </table:table-cell>
          <table:table-cell>
            <text:p>864709796</text:p>
          </table:table-cell>
          <table:table-cell>
            <text:p>610851400</text:p>
          </table:table-cell>
        </table:table-row>
        <table:table-row>
          <table:table-cell>
            <text:p>135394491</text:p>
          </table:table-cell>
          <table:table-cell>
            <text:p>435252590</text:p>
          </table:table-cell>
          <table:table-cell>
            <text:p>638034714</text:p>
          </table:table-cell>
          <table:table-cell>
            <text:p>797876113</text:p>
          </table:table-cell>
          <table:table-cell>
            <text:p>358985307</text:p>
          </table:table-cell>
          <table:table-cell>
            <text:p>230438648</text:p>
          </table:table-cell>
          <table:table-cell>
            <text:p>535722943</text:p>
          </table:table-cell>
        </table:table-row>
        <table:table-row>
          <table:table-cell>
            <text:p>236551831</text:p>
          </table:table-cell>
          <table:table-cell>
            <text:p>662567256</text:p>
          </table:table-cell>
          <table:table-cell>
            <text:p>337269812</text:p>
          </table:table-cell>
          <table:table-cell>
            <text:p>145239154</text:p>
          </table:table-cell>
          <table:table-cell>
            <text:p>163498435</text:p>
          </table:table-cell>
          <table:table-cell>
            <text:p>682025775</text:p>
          </table:table-cell>
          <table:table-cell>
            <text:p>607768648</text:p>
          </table:table-cell>
        </table:table-row>
        <table:table-row>
          <table:table-cell>
            <text:p>617922901</text:p>
          </table:table-cell>
          <table:table-cell>
            <text:p>983129318</text:p>
          </table:table-cell>
          <table:table-cell>
            <text:p>125896392</text:p>
          </table:table-cell>
          <table:table-cell>
            <text:p>662084834</text:p>
          </table:table-cell>
          <table:table-cell>
            <text:p>727135281</text:p>
          </table:table-cell>
          <table:table-cell>
            <text:p>767686650</text:p>
          </table:table-cell>
          <table:table-cell>
            <text:p>189154385</text:p>
          </table:table-cell>
        </table:table-row>
        <table:table-row>
          <table:table-cell>
            <text:p>251776529</text:p>
          </table:table-cell>
          <table:table-cell>
            <text:p>179973282</text:p>
          </table:table-cell>
          <table:table-cell>
            <text:p>40860044</text:p>
          </table:table-cell>
          <table:table-cell>
            <text:p>251350376</text:p>
          </table:table-cell>
          <table:table-cell>
            <text:p>890499994</text:p>
          </table:table-cell>
          <table:table-cell>
            <text:p>260442104</text:p>
          </table:table-cell>
          <table:table-cell>
            <text:p>571503621</text:p>
          </table:table-cell>
        </table:table-row>
        <table:table-row>
          <table:table-cell>
            <text:p>573785247</text:p>
          </table:table-cell>
          <table:table-cell>
            <text:p>636560556</text:p>
          </table:table-cell>
          <table:table-cell>
            <text:p>489270104</text:p>
          </table:table-cell>
          <table:table-cell>
            <text:p>504059762</text:p>
          </table:table-cell>
          <table:table-cell>
            <text:p>542032035</text:p>
          </table:table-cell>
          <table:table-cell>
            <text:p>713995000</text:p>
          </table:table-cell>
          <table:table-cell>
            <text:p>639662585</text:p>
          </table:table-cell>
        </table:table-row>
        <table:table-row>
          <table:table-cell>
            <text:p>225331058</text:p>
          </table:table-cell>
          <table:table-cell>
            <text:p>579125733</text:p>
          </table:table-cell>
          <table:table-cell>
            <text:p>944289427</text:p>
          </table:table-cell>
          <table:table-cell>
            <text:p>250846669</text:p>
          </table:table-cell>
          <table:table-cell>
            <text:p>528837279</text:p>
          </table:table-cell>
          <table:table-cell>
            <text:p>748491754</text:p>
          </table:table-cell>
          <table:table-cell>
            <text:p>360236413</text:p>
          </table:table-cell>
        </table:table-row>
        <table:table-row>
          <table:table-cell>
            <text:p>258012118</text:p>
          </table:table-cell>
          <table:table-cell>
            <text:p>471903048</text:p>
          </table:table-cell>
          <table:table-cell>
            <text:p>291590651</text:p>
          </table:table-cell>
          <table:table-cell>
            <text:p>871387370</text:p>
          </table:table-cell>
          <table:table-cell>
            <text:p>901586834</text:p>
          </table:table-cell>
          <table:table-cell>
            <text:p>866897197</text:p>
          </table:table-cell>
          <table:table-cell>
            <text:p>801953556</text:p>
          </table:table-cell>
        </table:table-row>
        <table:table-row>
          <table:table-cell>
            <text:p>320434203</text:p>
          </table:table-cell>
          <table:table-cell>
            <text:p>430093532</text:p>
          </table:table-cell>
          <table:table-cell>
            <text:p>176150903</text:p>
          </table:table-cell>
          <table:table-cell>
            <text:p>370996992</text:p>
          </table:table-cell>
          <table:table-cell>
            <text:p>742682411</text:p>
          </table:table-cell>
          <table:table-cell>
            <text:p>302758330</text:p>
          </table:table-cell>
          <table:table-cell>
            <text:p>469099787</text:p>
          </table:table-cell>
        </table:table-row>
        <table:table-row>
          <table:table-cell>
            <text:p>361754201</text:p>
          </table:table-cell>
          <table:table-cell>
            <text:p>552916765</text:p>
          </table:table-cell>
          <table:table-cell>
            <text:p>303394576</text:p>
          </table:table-cell>
          <table:table-cell>
            <text:p>521948666</text:p>
          </table:table-cell>
          <table:table-cell>
            <text:p>243515473</text:p>
          </table:table-cell>
          <table:table-cell>
            <text:p>211959855</text:p>
          </table:table-cell>
          <table:table-cell>
            <text:p>893996963</text:p>
          </table:table-cell>
        </table:table-row>
        <table:table-row>
          <table:table-cell>
            <text:p>56118946</text:p>
          </table:table-cell>
          <table:table-cell>
            <text:p>298785354</text:p>
          </table:table-cell>
          <table:table-cell>
            <text:p>275495210</text:p>
          </table:table-cell>
          <table:table-cell>
            <text:p>2039474</text:p>
          </table:table-cell>
          <table:table-cell>
            <text:p>613554591</text:p>
          </table:table-cell>
          <table:table-cell>
            <text:p>681135404</text:p>
          </table:table-cell>
          <table:table-cell>
            <text:p>10428655</text:p>
          </table:table-cell>
        </table:table-row>
        <table:table-row>
          <table:table-cell>
            <text:p>405597840</text:p>
          </table:table-cell>
          <table:table-cell>
            <text:p>975472999</text:p>
          </table:table-cell>
          <table:table-cell>
            <text:p>32007340</text:p>
          </table:table-cell>
          <table:table-cell>
            <text:p>606684597</text:p>
          </table:table-cell>
          <table:table-cell>
            <text:p>315844531</text:p>
          </table:table-cell>
          <table:table-cell>
            <text:p>8990606</text:p>
          </table:table-cell>
          <table:table-cell>
            <text:p>965682006</text:p>
          </table:table-cell>
        </table:table-row>
        <table:table-row>
          <table:table-cell>
            <text:p>573239869</text:p>
          </table:table-cell>
          <table:table-cell>
            <text:p>358739002</text:p>
          </table:table-cell>
          <table:table-cell>
            <text:p>203767855</text:p>
          </table:table-cell>
          <table:table-cell>
            <text:p>700665728</text:p>
          </table:table-cell>
          <table:table-cell>
            <text:p>796343459</text:p>
          </table:table-cell>
          <table:table-cell>
            <text:p>599030661</text:p>
          </table:table-cell>
          <table:table-cell>
            <text:p>607011385</text:p>
          </table:table-cell>
        </table:table-row>
        <table:table-row>
          <table:table-cell>
            <text:p>204308654</text:p>
          </table:table-cell>
          <table:table-cell>
            <text:p>158648449</text:p>
          </table:table-cell>
          <table:table-cell>
            <text:p>409496713</text:p>
          </table:table-cell>
          <table:table-cell>
            <text:p>119590512</text:p>
          </table:table-cell>
          <table:table-cell>
            <text:p>768076434</text:p>
          </table:table-cell>
          <table:table-cell>
            <text:p>832706127</text:p>
          </table:table-cell>
          <table:table-cell>
            <text:p>584696374</text:p>
          </table:table-cell>
        </table:table-row>
        <table:table-row>
          <table:table-cell>
            <text:p>357974202</text:p>
          </table:table-cell>
          <table:table-cell>
            <text:p>3816230</text:p>
          </table:table-cell>
          <table:table-cell>
            <text:p>625272396</text:p>
          </table:table-cell>
          <table:table-cell>
            <text:p>546216580</text:p>
          </table:table-cell>
          <table:table-cell>
            <text:p>147647771</text:p>
          </table:table-cell>
          <table:table-cell>
            <text:p>837220915</text:p>
          </table:table-cell>
          <table:table-cell>
            <text:p>357379952</text:p>
          </table:table-cell>
        </table:table-row>
        <table:table-row>
          <table:table-cell>
            <text:p>368374739</text:p>
          </table:table-cell>
          <table:table-cell>
            <text:p>745371184</text:p>
          </table:table-cell>
          <table:table-cell>
            <text:p>148044258</text:p>
          </table:table-cell>
          <table:table-cell>
            <text:p>871505447</text:p>
          </table:table-cell>
          <table:table-cell>
            <text:p>836870460</text:p>
          </table:table-cell>
          <table:table-cell>
            <text:p>741142629</text:p>
          </table:table-cell>
          <table:table-cell>
            <text:p>761402030</text:p>
          </table:table-cell>
        </table:table-row>
        <table:table-row>
          <table:table-cell>
            <text:p>801701634</text:p>
          </table:table-cell>
          <table:table-cell>
            <text:p>946879481</text:p>
          </table:table-cell>
          <table:table-cell>
            <text:p>943852196</text:p>
          </table:table-cell>
          <table:table-cell>
            <text:p>647122644</text:p>
          </table:table-cell>
          <table:table-cell>
            <text:p>37646342</text:p>
          </table:table-cell>
          <table:table-cell>
            <text:p>536703035</text:p>
          </table:table-cell>
          <table:table-cell>
            <text:p>905645653</text:p>
          </table:table-cell>
        </table:table-row>
        <table:table-row>
          <table:table-cell>
            <text:p>70762606</text:p>
          </table:table-cell>
          <table:table-cell>
            <text:p>563841295</text:p>
          </table:table-cell>
          <table:table-cell>
            <text:p>990839519</text:p>
          </table:table-cell>
          <table:table-cell>
            <text:p>817249189</text:p>
          </table:table-cell>
          <table:table-cell>
            <text:p>602345594</text:p>
          </table:table-cell>
          <table:table-cell>
            <text:p>306570526</text:p>
          </table:table-cell>
          <table:table-cell>
            <text:p>957151376</text:p>
          </table:table-cell>
        </table:table-row>
        <table:table-row>
          <table:table-cell>
            <text:p>706164016</text:p>
          </table:table-cell>
          <table:table-cell>
            <text:p>152342407</text:p>
          </table:table-cell>
          <table:table-cell>
            <text:p>109557995</text:p>
          </table:table-cell>
          <table:table-cell>
            <text:p>639631780</text:p>
          </table:table-cell>
          <table:table-cell>
            <text:p>822847542</text:p>
          </table:table-cell>
          <table:table-cell>
            <text:p>393446330</text:p>
          </table:table-cell>
          <table:table-cell>
            <text:p>909468008</text:p>
          </table:table-cell>
        </table:table-row>
        <table:table-row>
          <table:table-cell>
            <text:p>476985936</text:p>
          </table:table-cell>
          <table:table-cell>
            <text:p>692254973</text:p>
          </table:table-cell>
          <table:table-cell>
            <text:p>420404185</text:p>
          </table:table-cell>
          <table:table-cell>
            <text:p>321384030</text:p>
          </table:table-cell>
          <table:table-cell>
            <text:p>911873948</text:p>
          </table:table-cell>
          <table:table-cell>
            <text:p>513534268</text:p>
          </table:table-cell>
          <table:table-cell>
            <text:p>507173589</text:p>
          </table:table-cell>
        </table:table-row>
        <table:table-row>
          <table:table-cell>
            <text:p>524427097</text:p>
          </table:table-cell>
          <table:table-cell>
            <text:p>225556888</text:p>
          </table:table-cell>
          <table:table-cell>
            <text:p>507846964</text:p>
          </table:table-cell>
          <table:table-cell>
            <text:p>859159540</text:p>
          </table:table-cell>
          <table:table-cell>
            <text:p>347405387</text:p>
          </table:table-cell>
          <table:table-cell>
            <text:p>535994822</text:p>
          </table:table-cell>
          <table:table-cell>
            <text:p>396406777</text:p>
          </table:table-cell>
        </table:table-row>
        <table:table-row>
          <table:table-cell>
            <text:p>429941477</text:p>
          </table:table-cell>
          <table:table-cell>
            <text:p>448992810</text:p>
          </table:table-cell>
          <table:table-cell>
            <text:p>445983843</text:p>
          </table:table-cell>
          <table:table-cell>
            <text:p>168705009</text:p>
          </table:table-cell>
          <table:table-cell>
            <text:p>218093107</text:p>
          </table:table-cell>
          <table:table-cell>
            <text:p>534269170</text:p>
          </table:table-cell>
          <table:table-cell>
            <text:p>910072528</text:p>
          </table:table-cell>
        </table:table-row>
        <table:table-row>
          <table:table-cell>
            <text:p>140312325</text:p>
          </table:table-cell>
          <table:table-cell>
            <text:p>22811549</text:p>
          </table:table-cell>
          <table:table-cell>
            <text:p>85206832</text:p>
          </table:table-cell>
          <table:table-cell>
            <text:p>707035102</text:p>
          </table:table-cell>
          <table:table-cell>
            <text:p>515477514</text:p>
          </table:table-cell>
          <table:table-cell>
            <text:p>777045872</text:p>
          </table:table-cell>
          <table:table-cell>
            <text:p>894808646</text:p>
          </table:table-cell>
        </table:table-row>
        <table:table-row>
          <table:table-cell>
            <text:p>184456035</text:p>
          </table:table-cell>
          <table:table-cell>
            <text:p>220926644</text:p>
          </table:table-cell>
          <table:table-cell>
            <text:p>276932225</text:p>
          </table:table-cell>
          <table:table-cell>
            <text:p>318332135</text:p>
          </table:table-cell>
          <table:table-cell>
            <text:p>733593907</text:p>
          </table:table-cell>
          <table:table-cell>
            <text:p>509311480</text:p>
          </table:table-cell>
          <table:table-cell>
            <text:p>817165494</text:p>
          </table:table-cell>
        </table:table-row>
        <table:table-row>
          <table:table-cell>
            <text:p>22470227</text:p>
          </table:table-cell>
          <table:table-cell>
            <text:p>86024147</text:p>
          </table:table-cell>
          <table:table-cell>
            <text:p>149367691</text:p>
          </table:table-cell>
          <table:table-cell>
            <text:p>498665831</text:p>
          </table:table-cell>
          <table:table-cell>
            <text:p>989564829</text:p>
          </table:table-cell>
          <table:table-cell>
            <text:p>940665528</text:p>
          </table:table-cell>
          <table:table-cell>
            <text:p>115047106</text:p>
          </table:table-cell>
        </table:table-row>
        <table:table-row>
          <table:table-cell>
            <text:p>736618686</text:p>
          </table:table-cell>
          <table:table-cell>
            <text:p>46799995</text:p>
          </table:table-cell>
          <table:table-cell>
            <text:p>895382822</text:p>
          </table:table-cell>
          <table:table-cell>
            <text:p>923088412</text:p>
          </table:table-cell>
          <table:table-cell>
            <text:p>332640313</text:p>
          </table:table-cell>
          <table:table-cell>
            <text:p>617922678</text:p>
          </table:table-cell>
          <table:table-cell>
            <text:p>345638952</text:p>
          </table:table-cell>
        </table:table-row>
        <table:table-row>
          <table:table-cell>
            <text:p>198330337</text:p>
          </table:table-cell>
          <table:table-cell>
            <text:p>36751494</text:p>
          </table:table-cell>
          <table:table-cell>
            <text:p>468156561</text:p>
          </table:table-cell>
          <table:table-cell>
            <text:p>356086189</text:p>
          </table:table-cell>
          <table:table-cell>
            <text:p>492129695</text:p>
          </table:table-cell>
          <table:table-cell>
            <text:p>645540959</text:p>
          </table:table-cell>
          <table:table-cell>
            <text:p>287000680</text:p>
          </table:table-cell>
        </table:table-row>
        <table:table-row>
          <table:table-cell>
            <text:p>266884342</text:p>
          </table:table-cell>
          <table:table-cell>
            <text:p>481166543</text:p>
          </table:table-cell>
          <table:table-cell>
            <text:p>303411701</text:p>
          </table:table-cell>
          <table:table-cell>
            <text:p>471657095</text:p>
          </table:table-cell>
          <table:table-cell>
            <text:p>817422550</text:p>
          </table:table-cell>
          <table:table-cell>
            <text:p>313700314</text:p>
          </table:table-cell>
          <table:table-cell>
            <text:p>394822088</text:p>
          </table:table-cell>
        </table:table-row>
        <table:table-row>
          <table:table-cell>
            <text:p>201320497</text:p>
          </table:table-cell>
          <table:table-cell>
            <text:p>602650901</text:p>
          </table:table-cell>
          <table:table-cell>
            <text:p>941756387</text:p>
          </table:table-cell>
          <table:table-cell>
            <text:p>31031854</text:p>
          </table:table-cell>
          <table:table-cell>
            <text:p>255105862</text:p>
          </table:table-cell>
          <table:table-cell>
            <text:p>574814209</text:p>
          </table:table-cell>
          <table:table-cell>
            <text:p>152424331</text:p>
          </table:table-cell>
        </table:table-row>
        <table:table-row>
          <table:table-cell>
            <text:p>569337504</text:p>
          </table:table-cell>
          <table:table-cell>
            <text:p>409003915</text:p>
          </table:table-cell>
          <table:table-cell>
            <text:p>153491349</text:p>
          </table:table-cell>
          <table:table-cell>
            <text:p>360329351</text:p>
          </table:table-cell>
          <table:table-cell>
            <text:p>738939664</text:p>
          </table:table-cell>
          <table:table-cell>
            <text:p>829906156</text:p>
          </table:table-cell>
          <table:table-cell>
            <text:p>605570209</text:p>
          </table:table-cell>
        </table:table-row>
        <table:table-row>
          <table:table-cell>
            <text:p>939783181</text:p>
          </table:table-cell>
          <table:table-cell>
            <text:p>218730833</text:p>
          </table:table-cell>
          <table:table-cell>
            <text:p>196405126</text:p>
          </table:table-cell>
          <table:table-cell>
            <text:p>214419422</text:p>
          </table:table-cell>
          <table:table-cell>
            <text:p>386249277</text:p>
          </table:table-cell>
          <table:table-cell>
            <text:p>416212233</text:p>
          </table:table-cell>
          <table:table-cell>
            <text:p>737893845</text:p>
          </table:table-cell>
        </table:table-row>
        <table:table-row>
          <table:table-cell>
            <text:p>977528944</text:p>
          </table:table-cell>
          <table:table-cell>
            <text:p>442786849</text:p>
          </table:table-cell>
          <table:table-cell>
            <text:p>882190221</text:p>
          </table:table-cell>
          <table:table-cell>
            <text:p>444723955</text:p>
          </table:table-cell>
          <table:table-cell>
            <text:p>444582724</text:p>
          </table:table-cell>
          <table:table-cell>
            <text:p>361375835</text:p>
          </table:table-cell>
          <table:table-cell>
            <text:p>489091917</text:p>
          </table:table-cell>
        </table:table-row>
        <table:table-row>
          <table:table-cell>
            <text:p>960230688</text:p>
          </table:table-cell>
          <table:table-cell>
            <text:p>558742330</text:p>
          </table:table-cell>
          <table:table-cell>
            <text:p>553455656</text:p>
          </table:table-cell>
          <table:table-cell>
            <text:p>849491417</text:p>
          </table:table-cell>
          <table:table-cell>
            <text:p>150081009</text:p>
          </table:table-cell>
          <table:table-cell>
            <text:p>403848401</text:p>
          </table:table-cell>
          <table:table-cell>
            <text:p>206400876</text:p>
          </table:table-cell>
        </table:table-row>
        <table:table-row>
          <table:table-cell>
            <text:p>395480037</text:p>
          </table:table-cell>
          <table:table-cell>
            <text:p>255677775</text:p>
          </table:table-cell>
          <table:table-cell>
            <text:p>348369252</text:p>
          </table:table-cell>
          <table:table-cell>
            <text:p>400981549</text:p>
          </table:table-cell>
          <table:table-cell>
            <text:p>145128873</text:p>
          </table:table-cell>
          <table:table-cell>
            <text:p>119472989</text:p>
          </table:table-cell>
          <table:table-cell>
            <text:p>623323821</text:p>
          </table:table-cell>
        </table:table-row>
        <table:table-row>
          <table:table-cell>
            <text:p>621365641</text:p>
          </table:table-cell>
          <table:table-cell>
            <text:p>582142659</text:p>
          </table:table-cell>
          <table:table-cell>
            <text:p>165150463</text:p>
          </table:table-cell>
          <table:table-cell>
            <text:p>888390736</text:p>
          </table:table-cell>
          <table:table-cell>
            <text:p>242787518</text:p>
          </table:table-cell>
          <table:table-cell>
            <text:p>782999026</text:p>
          </table:table-cell>
          <table:table-cell>
            <text:p>984945989</text:p>
          </table:table-cell>
        </table:table-row>
        <table:table-row>
          <table:table-cell>
            <text:p>152647269</text:p>
          </table:table-cell>
          <table:table-cell>
            <text:p>641229953</text:p>
          </table:table-cell>
          <table:table-cell>
            <text:p>549791972</text:p>
          </table:table-cell>
          <table:table-cell>
            <text:p>664701453</text:p>
          </table:table-cell>
          <table:table-cell>
            <text:p>8283320</text:p>
          </table:table-cell>
          <table:table-cell>
            <text:p>318439311</text:p>
          </table:table-cell>
          <table:table-cell>
            <text:p>586012712</text:p>
          </table:table-cell>
        </table:table-row>
        <table:table-row>
          <table:table-cell>
            <text:p>399915199</text:p>
          </table:table-cell>
          <table:table-cell>
            <text:p>402323817</text:p>
          </table:table-cell>
          <table:table-cell>
            <text:p>452918274</text:p>
          </table:table-cell>
          <table:table-cell>
            <text:p>819495214</text:p>
          </table:table-cell>
          <table:table-cell>
            <text:p>802219947</text:p>
          </table:table-cell>
          <table:table-cell>
            <text:p>441690135</text:p>
          </table:table-cell>
          <table:table-cell>
            <text:p>624268411</text:p>
          </table:table-cell>
        </table:table-row>
        <table:table-row>
          <table:table-cell>
            <text:p>24858185</text:p>
          </table:table-cell>
          <table:table-cell>
            <text:p>432669945</text:p>
          </table:table-cell>
          <table:table-cell>
            <text:p>218097256</text:p>
          </table:table-cell>
          <table:table-cell>
            <text:p>381687425</text:p>
          </table:table-cell>
          <table:table-cell>
            <text:p>755625275</text:p>
          </table:table-cell>
          <table:table-cell>
            <text:p>857290506</text:p>
          </table:table-cell>
          <table:table-cell>
            <text:p>692975823</text:p>
          </table:table-cell>
        </table:table-row>
        <table:table-row>
          <table:table-cell>
            <text:p>902273568</text:p>
          </table:table-cell>
          <table:table-cell>
            <text:p>770379082</text:p>
          </table:table-cell>
          <table:table-cell>
            <text:p>522792490</text:p>
          </table:table-cell>
          <table:table-cell>
            <text:p>574212166</text:p>
          </table:table-cell>
          <table:table-cell>
            <text:p>372678394</text:p>
          </table:table-cell>
          <table:table-cell>
            <text:p>372378599</text:p>
          </table:table-cell>
          <table:table-cell>
            <text:p>100201751</text:p>
          </table:table-cell>
        </table:table-row>
        <table:table-row>
          <table:table-cell>
            <text:p>905490763</text:p>
          </table:table-cell>
          <table:table-cell>
            <text:p>866606864</text:p>
          </table:table-cell>
          <table:table-cell>
            <text:p>255570606</text:p>
          </table:table-cell>
          <table:table-cell>
            <text:p>50736502</text:p>
          </table:table-cell>
          <table:table-cell>
            <text:p>924945173</text:p>
          </table:table-cell>
          <table:table-cell>
            <text:p>324757711</text:p>
          </table:table-cell>
          <table:table-cell>
            <text:p>207056916</text:p>
          </table:table-cell>
        </table:table-row>
        <table:table-row>
          <table:table-cell>
            <text:p>590109761</text:p>
          </table:table-cell>
          <table:table-cell>
            <text:p>45446722</text:p>
          </table:table-cell>
          <table:table-cell>
            <text:p>584816340</text:p>
          </table:table-cell>
          <table:table-cell>
            <text:p>969671356</text:p>
          </table:table-cell>
          <table:table-cell>
            <text:p>198450151</text:p>
          </table:table-cell>
          <table:table-cell>
            <text:p>281952747</text:p>
          </table:table-cell>
          <table:table-cell>
            <text:p>576013983</text:p>
          </table:table-cell>
        </table:table-row>
        <table:table-row>
          <table:table-cell>
            <text:p>101151521</text:p>
          </table:table-cell>
          <table:table-cell>
            <text:p>399369660</text:p>
          </table:table-cell>
          <table:table-cell>
            <text:p>123598829</text:p>
          </table:table-cell>
          <table:table-cell>
            <text:p>435611124</text:p>
          </table:table-cell>
          <table:table-cell>
            <text:p>406430185</text:p>
          </table:table-cell>
          <table:table-cell>
            <text:p>277563651</text:p>
          </table:table-cell>
          <table:table-cell>
            <text:p>20231182</text:p>
          </table:table-cell>
        </table:table-row>
        <table:table-row>
          <table:table-cell>
            <text:p>812851458</text:p>
          </table:table-cell>
          <table:table-cell>
            <text:p>613253073</text:p>
          </table:table-cell>
          <table:table-cell>
            <text:p>704029014</text:p>
          </table:table-cell>
          <table:table-cell>
            <text:p>6056559</text:p>
          </table:table-cell>
          <table:table-cell>
            <text:p>343734428</text:p>
          </table:table-cell>
          <table:table-cell>
            <text:p>997652223</text:p>
          </table:table-cell>
          <table:table-cell>
            <text:p>911911126</text:p>
          </table:table-cell>
        </table:table-row>
        <table:table-row>
          <table:table-cell>
            <text:p>738493997</text:p>
          </table:table-cell>
          <table:table-cell>
            <text:p>5438649</text:p>
          </table:table-cell>
          <table:table-cell>
            <text:p>27817051</text:p>
          </table:table-cell>
          <table:table-cell>
            <text:p>5896895</text:p>
          </table:table-cell>
          <table:table-cell>
            <text:p>503781098</text:p>
          </table:table-cell>
          <table:table-cell>
            <text:p>724175254</text:p>
          </table:table-cell>
          <table:table-cell>
            <text:p>549519370</text:p>
          </table:table-cell>
        </table:table-row>
        <table:table-row>
          <table:table-cell>
            <text:p>139869843</text:p>
          </table:table-cell>
          <table:table-cell>
            <text:p>997327933</text:p>
          </table:table-cell>
          <table:table-cell>
            <text:p>775592102</text:p>
          </table:table-cell>
          <table:table-cell>
            <text:p>221637014</text:p>
          </table:table-cell>
          <table:table-cell>
            <text:p>539875207</text:p>
          </table:table-cell>
          <table:table-cell>
            <text:p>807549504</text:p>
          </table:table-cell>
          <table:table-cell>
            <text:p>659830968</text:p>
          </table:table-cell>
        </table:table-row>
        <table:table-row>
          <table:table-cell>
            <text:p>295190984</text:p>
          </table:table-cell>
          <table:table-cell>
            <text:p>532056444</text:p>
          </table:table-cell>
          <table:table-cell>
            <text:p>618646329</text:p>
          </table:table-cell>
          <table:table-cell>
            <text:p>138314082</text:p>
          </table:table-cell>
          <table:table-cell>
            <text:p>428380321</text:p>
          </table:table-cell>
          <table:table-cell>
            <text:p>671099696</text:p>
          </table:table-cell>
          <table:table-cell>
            <text:p>752088992</text:p>
          </table:table-cell>
        </table:table-row>
        <table:table-row>
          <table:table-cell>
            <text:p>388699172</text:p>
          </table:table-cell>
          <table:table-cell>
            <text:p>853452725</text:p>
          </table:table-cell>
          <table:table-cell>
            <text:p>265577950</text:p>
          </table:table-cell>
          <table:table-cell>
            <text:p>228036828</text:p>
          </table:table-cell>
          <table:table-cell>
            <text:p>995088180</text:p>
          </table:table-cell>
          <table:table-cell>
            <text:p>814042701</text:p>
          </table:table-cell>
          <table:table-cell>
            <text:p>321411445</text:p>
          </table:table-cell>
        </table:table-row>
        <table:table-row>
          <table:table-cell>
            <text:p>483867582</text:p>
          </table:table-cell>
          <table:table-cell>
            <text:p>935057326</text:p>
          </table:table-cell>
          <table:table-cell>
            <text:p>44927875</text:p>
          </table:table-cell>
          <table:table-cell>
            <text:p>546526519</text:p>
          </table:table-cell>
          <table:table-cell>
            <text:p>604639397</text:p>
          </table:table-cell>
          <table:table-cell>
            <text:p>472016028</text:p>
          </table:table-cell>
          <table:table-cell>
            <text:p>638672941</text:p>
          </table:table-cell>
        </table:table-row>
        <table:table-row>
          <table:table-cell>
            <text:p>949416744</text:p>
          </table:table-cell>
          <table:table-cell>
            <text:p>910285291</text:p>
          </table:table-cell>
          <table:table-cell>
            <text:p>80691169</text:p>
          </table:table-cell>
          <table:table-cell>
            <text:p>620400245</text:p>
          </table:table-cell>
          <table:table-cell>
            <text:p>356249906</text:p>
          </table:table-cell>
          <table:table-cell>
            <text:p>177311707</text:p>
          </table:table-cell>
          <table:table-cell>
            <text:p>44180991</text:p>
          </table:table-cell>
        </table:table-row>
        <table:table-row>
          <table:table-cell>
            <text:p>681429416</text:p>
          </table:table-cell>
          <table:table-cell>
            <text:p>97661319</text:p>
          </table:table-cell>
          <table:table-cell>
            <text:p>902369423</text:p>
          </table:table-cell>
          <table:table-cell>
            <text:p>710248457</text:p>
          </table:table-cell>
          <table:table-cell>
            <text:p>731103069</text:p>
          </table:table-cell>
          <table:table-cell>
            <text:p>473597848</text:p>
          </table:table-cell>
          <table:table-cell>
            <text:p>191245683</text:p>
          </table:table-cell>
        </table:table-row>
        <table:table-row>
          <table:table-cell>
            <text:p>924884574</text:p>
          </table:table-cell>
          <table:table-cell>
            <text:p>652881747</text:p>
          </table:table-cell>
          <table:table-cell>
            <text:p>655590597</text:p>
          </table:table-cell>
          <table:table-cell>
            <text:p>592808983</text:p>
          </table:table-cell>
          <table:table-cell>
            <text:p>841457406</text:p>
          </table:table-cell>
          <table:table-cell>
            <text:p>178374628</text:p>
          </table:table-cell>
          <table:table-cell>
            <text:p>410555028</text:p>
          </table:table-cell>
        </table:table-row>
        <table:table-row>
          <table:table-cell>
            <text:p>619305239</text:p>
          </table:table-cell>
          <table:table-cell>
            <text:p>701354179</text:p>
          </table:table-cell>
          <table:table-cell>
            <text:p>239522939</text:p>
          </table:table-cell>
          <table:table-cell>
            <text:p>242743803</text:p>
          </table:table-cell>
          <table:table-cell>
            <text:p>56988137</text:p>
          </table:table-cell>
          <table:table-cell>
            <text:p>363039546</text:p>
          </table:table-cell>
          <table:table-cell>
            <text:p>937235052</text:p>
          </table:table-cell>
        </table:table-row>
        <table:table-row>
          <table:table-cell>
            <text:p>876576614</text:p>
          </table:table-cell>
          <table:table-cell>
            <text:p>162479674</text:p>
          </table:table-cell>
          <table:table-cell>
            <text:p>96741654</text:p>
          </table:table-cell>
          <table:table-cell>
            <text:p>734274772</text:p>
          </table:table-cell>
          <table:table-cell>
            <text:p>592673381</text:p>
          </table:table-cell>
          <table:table-cell>
            <text:p>632562108</text:p>
          </table:table-cell>
          <table:table-cell>
            <text:p>727349131</text:p>
          </table:table-cell>
        </table:table-row>
        <table:table-row>
          <table:table-cell>
            <text:p>811842282</text:p>
          </table:table-cell>
          <table:table-cell>
            <text:p>764446038</text:p>
          </table:table-cell>
          <table:table-cell>
            <text:p>54970690</text:p>
          </table:table-cell>
          <table:table-cell>
            <text:p>710389653</text:p>
          </table:table-cell>
          <table:table-cell>
            <text:p>689149067</text:p>
          </table:table-cell>
          <table:table-cell>
            <text:p>376278530</text:p>
          </table:table-cell>
          <table:table-cell>
            <text:p>679218989</text:p>
          </table:table-cell>
        </table:table-row>
        <table:table-row>
          <table:table-cell>
            <text:p>917863398</text:p>
          </table:table-cell>
          <table:table-cell>
            <text:p>525932228</text:p>
          </table:table-cell>
          <table:table-cell>
            <text:p>898871470</text:p>
          </table:table-cell>
          <table:table-cell>
            <text:p>205977165</text:p>
          </table:table-cell>
          <table:table-cell>
            <text:p>968263458</text:p>
          </table:table-cell>
          <table:table-cell>
            <text:p>88602784</text:p>
          </table:table-cell>
          <table:table-cell>
            <text:p>577992862</text:p>
          </table:table-cell>
        </table:table-row>
        <table:table-row>
          <table:table-cell>
            <text:p>921702379</text:p>
          </table:table-cell>
          <table:table-cell>
            <text:p>79043918</text:p>
          </table:table-cell>
          <table:table-cell>
            <text:p>797178963</text:p>
          </table:table-cell>
          <table:table-cell>
            <text:p>148285719</text:p>
          </table:table-cell>
          <table:table-cell>
            <text:p>639455650</text:p>
          </table:table-cell>
          <table:table-cell>
            <text:p>40069785</text:p>
          </table:table-cell>
          <table:table-cell>
            <text:p>692122769</text:p>
          </table:table-cell>
        </table:table-row>
        <table:table-row>
          <table:table-cell>
            <text:p>467189399</text:p>
          </table:table-cell>
          <table:table-cell>
            <text:p>728886721</text:p>
          </table:table-cell>
          <table:table-cell>
            <text:p>978248771</text:p>
          </table:table-cell>
          <table:table-cell>
            <text:p>388362985</text:p>
          </table:table-cell>
          <table:table-cell>
            <text:p>20733850</text:p>
          </table:table-cell>
          <table:table-cell>
            <text:p>72763075</text:p>
          </table:table-cell>
          <table:table-cell>
            <text:p>926415324</text:p>
          </table:table-cell>
        </table:table-row>
        <table:table-row>
          <table:table-cell>
            <text:p>626836076</text:p>
          </table:table-cell>
          <table:table-cell>
            <text:p>299306488</text:p>
          </table:table-cell>
          <table:table-cell>
            <text:p>299123892</text:p>
          </table:table-cell>
          <table:table-cell>
            <text:p>452034824</text:p>
          </table:table-cell>
          <table:table-cell>
            <text:p>62100913</text:p>
          </table:table-cell>
          <table:table-cell>
            <text:p>890517477</text:p>
          </table:table-cell>
          <table:table-cell>
            <text:p>146215914</text:p>
          </table:table-cell>
        </table:table-row>
        <table:table-row>
          <table:table-cell>
            <text:p>464023931</text:p>
          </table:table-cell>
          <table:table-cell>
            <text:p>290538910</text:p>
          </table:table-cell>
          <table:table-cell>
            <text:p>594952622</text:p>
          </table:table-cell>
          <table:table-cell>
            <text:p>789011234</text:p>
          </table:table-cell>
          <table:table-cell>
            <text:p>420253974</text:p>
          </table:table-cell>
          <table:table-cell>
            <text:p>322354470</text:p>
          </table:table-cell>
          <table:table-cell>
            <text:p>703345781</text:p>
          </table:table-cell>
        </table:table-row>
        <table:table-row>
          <table:table-cell>
            <text:p>17363067</text:p>
          </table:table-cell>
          <table:table-cell>
            <text:p>439107551</text:p>
          </table:table-cell>
          <table:table-cell>
            <text:p>970728826</text:p>
          </table:table-cell>
          <table:table-cell>
            <text:p>288194036</text:p>
          </table:table-cell>
          <table:table-cell>
            <text:p>649631341</text:p>
          </table:table-cell>
          <table:table-cell>
            <text:p>113359010</text:p>
          </table:table-cell>
          <table:table-cell>
            <text:p>311829743</text:p>
          </table:table-cell>
        </table:table-row>
        <table:table-row>
          <table:table-cell>
            <text:p>868338333</text:p>
          </table:table-cell>
          <table:table-cell>
            <text:p>610124009</text:p>
          </table:table-cell>
          <table:table-cell>
            <text:p>918935821</text:p>
          </table:table-cell>
          <table:table-cell>
            <text:p>801924940</text:p>
          </table:table-cell>
          <table:table-cell>
            <text:p>880469439</text:p>
          </table:table-cell>
          <table:table-cell>
            <text:p>801074303</text:p>
          </table:table-cell>
          <table:table-cell>
            <text:p>154940387</text:p>
          </table:table-cell>
        </table:table-row>
        <table:table-row>
          <table:table-cell>
            <text:p>229986645</text:p>
          </table:table-cell>
          <table:table-cell>
            <text:p>314400955</text:p>
          </table:table-cell>
          <table:table-cell>
            <text:p>572248848</text:p>
          </table:table-cell>
          <table:table-cell>
            <text:p>40392211</text:p>
          </table:table-cell>
          <table:table-cell>
            <text:p>739775739</text:p>
          </table:table-cell>
          <table:table-cell>
            <text:p>972564625</text:p>
          </table:table-cell>
          <table:table-cell>
            <text:p>758337199</text:p>
          </table:table-cell>
        </table:table-row>
        <table:table-row>
          <table:table-cell>
            <text:p>438075988</text:p>
          </table:table-cell>
          <table:table-cell>
            <text:p>284384827</text:p>
          </table:table-cell>
          <table:table-cell>
            <text:p>683174366</text:p>
          </table:table-cell>
          <table:table-cell>
            <text:p>140730231</text:p>
          </table:table-cell>
          <table:table-cell>
            <text:p>735017775</text:p>
          </table:table-cell>
          <table:table-cell>
            <text:p>225638637</text:p>
          </table:table-cell>
          <table:table-cell>
            <text:p>359625337</text:p>
          </table:table-cell>
        </table:table-row>
        <table:table-row>
          <table:table-cell>
            <text:p>659726249</text:p>
          </table:table-cell>
          <table:table-cell>
            <text:p>290771655</text:p>
          </table:table-cell>
          <table:table-cell>
            <text:p>944154277</text:p>
          </table:table-cell>
          <table:table-cell>
            <text:p>357153137</text:p>
          </table:table-cell>
          <table:table-cell>
            <text:p>17310036</text:p>
          </table:table-cell>
          <table:table-cell>
            <text:p>326643307</text:p>
          </table:table-cell>
          <table:table-cell>
            <text:p>29763383</text:p>
          </table:table-cell>
        </table:table-row>
        <table:table-row>
          <table:table-cell>
            <text:p>933302610</text:p>
          </table:table-cell>
          <table:table-cell>
            <text:p>207953952</text:p>
          </table:table-cell>
          <table:table-cell>
            <text:p>487037627</text:p>
          </table:table-cell>
          <table:table-cell>
            <text:p>351294532</text:p>
          </table:table-cell>
          <table:table-cell>
            <text:p>650537933</text:p>
          </table:table-cell>
          <table:table-cell>
            <text:p>472314005</text:p>
          </table:table-cell>
          <table:table-cell>
            <text:p>721309945</text:p>
          </table:table-cell>
        </table:table-row>
        <table:table-row>
          <table:table-cell>
            <text:p>59958289</text:p>
          </table:table-cell>
          <table:table-cell>
            <text:p>32057870</text:p>
          </table:table-cell>
          <table:table-cell>
            <text:p>204851988</text:p>
          </table:table-cell>
          <table:table-cell>
            <text:p>418381797</text:p>
          </table:table-cell>
          <table:table-cell>
            <text:p>463407157</text:p>
          </table:table-cell>
          <table:table-cell>
            <text:p>257059875</text:p>
          </table:table-cell>
          <table:table-cell>
            <text:p>2742486</text:p>
          </table:table-cell>
        </table:table-row>
        <table:table-row>
          <table:table-cell>
            <text:p>27926622</text:p>
          </table:table-cell>
          <table:table-cell>
            <text:p>550106596</text:p>
          </table:table-cell>
          <table:table-cell>
            <text:p>995098107</text:p>
          </table:table-cell>
          <table:table-cell>
            <text:p>474568346</text:p>
          </table:table-cell>
          <table:table-cell>
            <text:p>200492277</text:p>
          </table:table-cell>
          <table:table-cell>
            <text:p>992010897</text:p>
          </table:table-cell>
          <table:table-cell>
            <text:p>972894251</text:p>
          </table:table-cell>
        </table:table-row>
        <table:table-row>
          <table:table-cell>
            <text:p>197659163</text:p>
          </table:table-cell>
          <table:table-cell>
            <text:p>834379998</text:p>
          </table:table-cell>
          <table:table-cell>
            <text:p>464349145</text:p>
          </table:table-cell>
          <table:table-cell>
            <text:p>390616876</text:p>
          </table:table-cell>
          <table:table-cell>
            <text:p>492419026</text:p>
          </table:table-cell>
          <table:table-cell>
            <text:p>676386445</text:p>
          </table:table-cell>
          <table:table-cell>
            <text:p>749993923</text:p>
          </table:table-cell>
        </table:table-row>
        <table:table-row>
          <table:table-cell>
            <text:p>500813529</text:p>
          </table:table-cell>
          <table:table-cell>
            <text:p>342887305</text:p>
          </table:table-cell>
          <table:table-cell>
            <text:p>692511811</text:p>
          </table:table-cell>
          <table:table-cell>
            <text:p>760685280</text:p>
          </table:table-cell>
          <table:table-cell>
            <text:p>230969198</text:p>
          </table:table-cell>
          <table:table-cell>
            <text:p>20960067</text:p>
          </table:table-cell>
          <table:table-cell>
            <text:p>90696959</text:p>
          </table:table-cell>
        </table:table-row>
        <table:table-row>
          <table:table-cell>
            <text:p>722359805</text:p>
          </table:table-cell>
          <table:table-cell>
            <text:p>581475723</text:p>
          </table:table-cell>
          <table:table-cell>
            <text:p>504446054</text:p>
          </table:table-cell>
          <table:table-cell>
            <text:p>520340615</text:p>
          </table:table-cell>
          <table:table-cell>
            <text:p>169901984</text:p>
          </table:table-cell>
          <table:table-cell>
            <text:p>800052636</text:p>
          </table:table-cell>
          <table:table-cell>
            <text:p>148405861</text:p>
          </table:table-cell>
        </table:table-row>
        <table:table-row>
          <table:table-cell>
            <text:p>560796329</text:p>
          </table:table-cell>
          <table:table-cell>
            <text:p>111268961</text:p>
          </table:table-cell>
          <table:table-cell>
            <text:p>487982489</text:p>
          </table:table-cell>
          <table:table-cell>
            <text:p>996613984</text:p>
          </table:table-cell>
          <table:table-cell>
            <text:p>318846735</text:p>
          </table:table-cell>
          <table:table-cell>
            <text:p>915366621</text:p>
          </table:table-cell>
          <table:table-cell>
            <text:p>946573605</text:p>
          </table:table-cell>
        </table:table-row>
        <table:table-row>
          <table:table-cell>
            <text:p>773606580</text:p>
          </table:table-cell>
          <table:table-cell>
            <text:p>546937467</text:p>
          </table:table-cell>
          <table:table-cell>
            <text:p>778364642</text:p>
          </table:table-cell>
          <table:table-cell>
            <text:p>591199012</text:p>
          </table:table-cell>
          <table:table-cell>
            <text:p>589403583</text:p>
          </table:table-cell>
          <table:table-cell>
            <text:p>320980709</text:p>
          </table:table-cell>
          <table:table-cell>
            <text:p>326762644</text:p>
          </table:table-cell>
        </table:table-row>
        <table:table-row>
          <table:table-cell>
            <text:p>130937149</text:p>
          </table:table-cell>
          <table:table-cell>
            <text:p>912393632</text:p>
          </table:table-cell>
          <table:table-cell>
            <text:p>523038895</text:p>
          </table:table-cell>
          <table:table-cell>
            <text:p>380167252</text:p>
          </table:table-cell>
          <table:table-cell>
            <text:p>250640222</text:p>
          </table:table-cell>
          <table:table-cell>
            <text:p>747132936</text:p>
          </table:table-cell>
          <table:table-cell>
            <text:p>180083706</text:p>
          </table:table-cell>
        </table:table-row>
        <table:table-row>
          <table:table-cell>
            <text:p>268086115</text:p>
          </table:table-cell>
          <table:table-cell>
            <text:p>522004935</text:p>
          </table:table-cell>
          <table:table-cell>
            <text:p>118251879</text:p>
          </table:table-cell>
          <table:table-cell>
            <text:p>631874628</text:p>
          </table:table-cell>
          <table:table-cell>
            <text:p>82085741</text:p>
          </table:table-cell>
          <table:table-cell>
            <text:p>586426069</text:p>
          </table:table-cell>
          <table:table-cell>
            <text:p>465020473</text:p>
          </table:table-cell>
        </table:table-row>
        <table:table-row>
          <table:table-cell>
            <text:p>258847499</text:p>
          </table:table-cell>
          <table:table-cell>
            <text:p>893187804</text:p>
          </table:table-cell>
          <table:table-cell>
            <text:p>401195603</text:p>
          </table:table-cell>
          <table:table-cell>
            <text:p>453231302</text:p>
          </table:table-cell>
          <table:table-cell>
            <text:p>153715519</text:p>
          </table:table-cell>
          <table:table-cell>
            <text:p>484840119</text:p>
          </table:table-cell>
          <table:table-cell>
            <text:p>2208385</text:p>
          </table:table-cell>
        </table:table-row>
        <table:table-row>
          <table:table-cell>
            <text:p>811376972</text:p>
          </table:table-cell>
          <table:table-cell>
            <text:p>739246808</text:p>
          </table:table-cell>
          <table:table-cell>
            <text:p>597626058</text:p>
          </table:table-cell>
          <table:table-cell>
            <text:p>384754332</text:p>
          </table:table-cell>
          <table:table-cell>
            <text:p>977012753</text:p>
          </table:table-cell>
          <table:table-cell>
            <text:p>132723586</text:p>
          </table:table-cell>
          <table:table-cell>
            <text:p>200868246</text:p>
          </table:table-cell>
        </table:table-row>
        <table:table-row>
          <table:table-cell>
            <text:p>566124773</text:p>
          </table:table-cell>
          <table:table-cell>
            <text:p>77781602</text:p>
          </table:table-cell>
          <table:table-cell>
            <text:p>111916197</text:p>
          </table:table-cell>
          <table:table-cell>
            <text:p>945430230</text:p>
          </table:table-cell>
          <table:table-cell>
            <text:p>592341524</text:p>
          </table:table-cell>
          <table:table-cell>
            <text:p>612477585</text:p>
          </table:table-cell>
          <table:table-cell>
            <text:p>137542299</text:p>
          </table:table-cell>
        </table:table-row>
        <table:table-row>
          <table:table-cell>
            <text:p>270368720</text:p>
          </table:table-cell>
          <table:table-cell>
            <text:p>606746453</text:p>
          </table:table-cell>
          <table:table-cell>
            <text:p>405158335</text:p>
          </table:table-cell>
          <table:table-cell>
            <text:p>397963304</text:p>
          </table:table-cell>
          <table:table-cell>
            <text:p>641780083</text:p>
          </table:table-cell>
          <table:table-cell>
            <text:p>72114987</text:p>
          </table:table-cell>
          <table:table-cell>
            <text:p>737240331</text:p>
          </table:table-cell>
        </table:table-row>
        <table:table-row>
          <table:table-cell>
            <text:p>383609466</text:p>
          </table:table-cell>
          <table:table-cell>
            <text:p>757964515</text:p>
          </table:table-cell>
          <table:table-cell>
            <text:p>44073043</text:p>
          </table:table-cell>
          <table:table-cell>
            <text:p>953443177</text:p>
          </table:table-cell>
          <table:table-cell>
            <text:p>397291201</text:p>
          </table:table-cell>
          <table:table-cell>
            <text:p>846655695</text:p>
          </table:table-cell>
          <table:table-cell>
            <text:p>563069164</text:p>
          </table:table-cell>
        </table:table-row>
        <table:table-row>
          <table:table-cell>
            <text:p>555531433</text:p>
          </table:table-cell>
          <table:table-cell>
            <text:p>87134527</text:p>
          </table:table-cell>
          <table:table-cell>
            <text:p>254038884</text:p>
          </table:table-cell>
          <table:table-cell>
            <text:p>268147174</text:p>
          </table:table-cell>
          <table:table-cell>
            <text:p>596260347</text:p>
          </table:table-cell>
          <table:table-cell>
            <text:p>388365496</text:p>
          </table:table-cell>
          <table:table-cell>
            <text:p>542980469</text:p>
          </table:table-cell>
        </table:table-row>
        <table:table-row>
          <table:table-cell>
            <text:p>869593378</text:p>
          </table:table-cell>
          <table:table-cell>
            <text:p>728608772</text:p>
          </table:table-cell>
          <table:table-cell>
            <text:p>855765986</text:p>
          </table:table-cell>
          <table:table-cell>
            <text:p>114175747</text:p>
          </table:table-cell>
          <table:table-cell>
            <text:p>249142554</text:p>
          </table:table-cell>
          <table:table-cell>
            <text:p>159255367</text:p>
          </table:table-cell>
          <table:table-cell>
            <text:p>15575070</text:p>
          </table:table-cell>
        </table:table-row>
        <table:table-row>
          <table:table-cell>
            <text:p>921741456</text:p>
          </table:table-cell>
          <table:table-cell>
            <text:p>581895949</text:p>
          </table:table-cell>
          <table:table-cell>
            <text:p>716444052</text:p>
          </table:table-cell>
          <table:table-cell>
            <text:p>761455085</text:p>
          </table:table-cell>
          <table:table-cell>
            <text:p>54606890</text:p>
          </table:table-cell>
          <table:table-cell>
            <text:p>935588781</text:p>
          </table:table-cell>
          <table:table-cell>
            <text:p>519854065</text:p>
          </table:table-cell>
        </table:table-row>
        <table:table-row>
          <table:table-cell>
            <text:p>861530933</text:p>
          </table:table-cell>
          <table:table-cell>
            <text:p>984973309</text:p>
          </table:table-cell>
          <table:table-cell>
            <text:p>880105524</text:p>
          </table:table-cell>
          <table:table-cell>
            <text:p>879967055</text:p>
          </table:table-cell>
          <table:table-cell>
            <text:p>379439210</text:p>
          </table:table-cell>
          <table:table-cell>
            <text:p>979019287</text:p>
          </table:table-cell>
          <table:table-cell>
            <text:p>924847546</text:p>
          </table:table-cell>
        </table:table-row>
        <table:table-row>
          <table:table-cell>
            <text:p>402657608</text:p>
          </table:table-cell>
          <table:table-cell>
            <text:p>796511716</text:p>
          </table:table-cell>
          <table:table-cell>
            <text:p>859041069</text:p>
          </table:table-cell>
          <table:table-cell>
            <text:p>655070319</text:p>
          </table:table-cell>
          <table:table-cell>
            <text:p>417965339</text:p>
          </table:table-cell>
          <table:table-cell>
            <text:p>323680723</text:p>
          </table:table-cell>
          <table:table-cell>
            <text:p>216015571</text:p>
          </table:table-cell>
        </table:table-row>
        <table:table-row>
          <table:table-cell>
            <text:p>588839909</text:p>
          </table:table-cell>
          <table:table-cell>
            <text:p>277453356</text:p>
          </table:table-cell>
          <table:table-cell>
            <text:p>957415767</text:p>
          </table:table-cell>
          <table:table-cell>
            <text:p>917987001</text:p>
          </table:table-cell>
          <table:table-cell>
            <text:p>506654389</text:p>
          </table:table-cell>
          <table:table-cell>
            <text:p>670208605</text:p>
          </table:table-cell>
          <table:table-cell>
            <text:p>620518816</text:p>
          </table:table-cell>
        </table:table-row>
        <table:table-row>
          <table:table-cell>
            <text:p>732270547</text:p>
          </table:table-cell>
          <table:table-cell>
            <text:p>375345994</text:p>
          </table:table-cell>
          <table:table-cell>
            <text:p>793192056</text:p>
          </table:table-cell>
          <table:table-cell>
            <text:p>170749824</text:p>
          </table:table-cell>
          <table:table-cell>
            <text:p>511567720</text:p>
          </table:table-cell>
          <table:table-cell>
            <text:p>562988191</text:p>
          </table:table-cell>
          <table:table-cell>
            <text:p>745386802</text:p>
          </table:table-cell>
        </table:table-row>
        <table:table-row>
          <table:table-cell>
            <text:p>130660682</text:p>
          </table:table-cell>
          <table:table-cell>
            <text:p>105019466</text:p>
          </table:table-cell>
          <table:table-cell>
            <text:p>285628457</text:p>
          </table:table-cell>
          <table:table-cell>
            <text:p>621881955</text:p>
          </table:table-cell>
          <table:table-cell>
            <text:p>308144675</text:p>
          </table:table-cell>
          <table:table-cell>
            <text:p>163294763</text:p>
          </table:table-cell>
          <table:table-cell>
            <text:p>627089089</text:p>
          </table:table-cell>
        </table:table-row>
        <table:table-row>
          <table:table-cell>
            <text:p>821830719</text:p>
          </table:table-cell>
          <table:table-cell>
            <text:p>53004723</text:p>
          </table:table-cell>
          <table:table-cell>
            <text:p>51437675</text:p>
          </table:table-cell>
          <table:table-cell>
            <text:p>296785378</text:p>
          </table:table-cell>
          <table:table-cell>
            <text:p>322198052</text:p>
          </table:table-cell>
          <table:table-cell>
            <text:p>826070185</text:p>
          </table:table-cell>
          <table:table-cell>
            <text:p>763170875</text:p>
          </table:table-cell>
        </table:table-row>
        <table:table-row>
          <table:table-cell>
            <text:p>985550219</text:p>
          </table:table-cell>
          <table:table-cell>
            <text:p>66027353</text:p>
          </table:table-cell>
          <table:table-cell>
            <text:p>265677585</text:p>
          </table:table-cell>
          <table:table-cell>
            <text:p>301755251</text:p>
          </table:table-cell>
          <table:table-cell>
            <text:p>711616465</text:p>
          </table:table-cell>
          <table:table-cell>
            <text:p>849506773</text:p>
          </table:table-cell>
          <table:table-cell>
            <text:p>8314655</text:p>
          </table:table-cell>
        </table:table-row>
        <table:table-row>
          <table:table-cell>
            <text:p>695297995</text:p>
          </table:table-cell>
          <table:table-cell>
            <text:p>906943395</text:p>
          </table:table-cell>
          <table:table-cell>
            <text:p>313530663</text:p>
          </table:table-cell>
          <table:table-cell>
            <text:p>708195314</text:p>
          </table:table-cell>
          <table:table-cell>
            <text:p>912827339</text:p>
          </table:table-cell>
          <table:table-cell>
            <text:p>31644444</text:p>
          </table:table-cell>
          <table:table-cell>
            <text:p>599260468</text:p>
          </table:table-cell>
        </table:table-row>
        <table:table-row>
          <table:table-cell>
            <text:p>996589966</text:p>
          </table:table-cell>
          <table:table-cell>
            <text:p>810846298</text:p>
          </table:table-cell>
          <table:table-cell>
            <text:p>840531522</text:p>
          </table:table-cell>
          <table:table-cell>
            <text:p>885248360</text:p>
          </table:table-cell>
          <table:table-cell>
            <text:p>78355135</text:p>
          </table:table-cell>
          <table:table-cell>
            <text:p>925055276</text:p>
          </table:table-cell>
          <table:table-cell>
            <text:p>784830705</text:p>
          </table:table-cell>
        </table:table-row>
        <table:table-row>
          <table:table-cell>
            <text:p>775879813</text:p>
          </table:table-cell>
          <table:table-cell>
            <text:p>166378482</text:p>
          </table:table-cell>
          <table:table-cell>
            <text:p>610039986</text:p>
          </table:table-cell>
          <table:table-cell>
            <text:p>732022620</text:p>
          </table:table-cell>
          <table:table-cell>
            <text:p>969107789</text:p>
          </table:table-cell>
          <table:table-cell>
            <text:p>101076192</text:p>
          </table:table-cell>
          <table:table-cell>
            <text:p>14903445</text:p>
          </table:table-cell>
        </table:table-row>
        <table:table-row>
          <table:table-cell>
            <text:p>923892924</text:p>
          </table:table-cell>
          <table:table-cell>
            <text:p>757489102</text:p>
          </table:table-cell>
          <table:table-cell>
            <text:p>950577614</text:p>
          </table:table-cell>
          <table:table-cell>
            <text:p>267107218</text:p>
          </table:table-cell>
          <table:table-cell>
            <text:p>46591580</text:p>
          </table:table-cell>
          <table:table-cell>
            <text:p>282904321</text:p>
          </table:table-cell>
          <table:table-cell>
            <text:p>737791733</text:p>
          </table:table-cell>
        </table:table-row>
        <table:table-row>
          <table:table-cell>
            <text:p>466559750</text:p>
          </table:table-cell>
          <table:table-cell>
            <text:p>153947339</text:p>
          </table:table-cell>
          <table:table-cell>
            <text:p>777322156</text:p>
          </table:table-cell>
          <table:table-cell>
            <text:p>499071901</text:p>
          </table:table-cell>
          <table:table-cell>
            <text:p>700222166</text:p>
          </table:table-cell>
          <table:table-cell>
            <text:p>600728310</text:p>
          </table:table-cell>
          <table:table-cell>
            <text:p>615546730</text:p>
          </table:table-cell>
        </table:table-row>
        <table:table-row>
          <table:table-cell>
            <text:p>168953446</text:p>
          </table:table-cell>
          <table:table-cell>
            <text:p>586356594</text:p>
          </table:table-cell>
          <table:table-cell>
            <text:p>677487491</text:p>
          </table:table-cell>
          <table:table-cell>
            <text:p>265970042</text:p>
          </table:table-cell>
          <table:table-cell>
            <text:p>117120998</text:p>
          </table:table-cell>
          <table:table-cell>
            <text:p>574311794</text:p>
          </table:table-cell>
          <table:table-cell>
            <text:p>416911912</text:p>
          </table:table-cell>
        </table:table-row>
        <table:table-row>
          <table:table-cell>
            <text:p>891474181</text:p>
          </table:table-cell>
          <table:table-cell>
            <text:p>151965524</text:p>
          </table:table-cell>
          <table:table-cell>
            <text:p>404759139</text:p>
          </table:table-cell>
          <table:table-cell>
            <text:p>780217698</text:p>
          </table:table-cell>
          <table:table-cell>
            <text:p>932236372</text:p>
          </table:table-cell>
          <table:table-cell>
            <text:p>782525831</text:p>
          </table:table-cell>
          <table:table-cell>
            <text:p>88439292</text:p>
          </table:table-cell>
        </table:table-row>
        <table:table-row>
          <table:table-cell>
            <text:p>340520625</text:p>
          </table:table-cell>
          <table:table-cell>
            <text:p>689598010</text:p>
          </table:table-cell>
          <table:table-cell>
            <text:p>445614146</text:p>
          </table:table-cell>
          <table:table-cell>
            <text:p>483304129</text:p>
          </table:table-cell>
          <table:table-cell>
            <text:p>990987536</text:p>
          </table:table-cell>
          <table:table-cell>
            <text:p>738115442</text:p>
          </table:table-cell>
          <table:table-cell>
            <text:p>845392433</text:p>
          </table:table-cell>
        </table:table-row>
        <table:table-row>
          <table:table-cell>
            <text:p>767077583</text:p>
          </table:table-cell>
          <table:table-cell>
            <text:p>436928601</text:p>
          </table:table-cell>
          <table:table-cell>
            <text:p>307149991</text:p>
          </table:table-cell>
          <table:table-cell>
            <text:p>881437905</text:p>
          </table:table-cell>
          <table:table-cell>
            <text:p>788487385</text:p>
          </table:table-cell>
          <table:table-cell>
            <text:p>868480313</text:p>
          </table:table-cell>
          <table:table-cell>
            <text:p>200833517</text:p>
          </table:table-cell>
        </table:table-row>
        <table:table-row>
          <table:table-cell>
            <text:p>823916073</text:p>
          </table:table-cell>
          <table:table-cell>
            <text:p>69226438</text:p>
          </table:table-cell>
          <table:table-cell>
            <text:p>471006912</text:p>
          </table:table-cell>
          <table:table-cell>
            <text:p>923112500</text:p>
          </table:table-cell>
          <table:table-cell>
            <text:p>604791981</text:p>
          </table:table-cell>
          <table:table-cell>
            <text:p>366076947</text:p>
          </table:table-cell>
          <table:table-cell>
            <text:p>466676035</text:p>
          </table:table-cell>
        </table:table-row>
        <table:table-row>
          <table:table-cell>
            <text:p>513818846</text:p>
          </table:table-cell>
          <table:table-cell>
            <text:p>566628633</text:p>
          </table:table-cell>
          <table:table-cell>
            <text:p>104781913</text:p>
          </table:table-cell>
          <table:table-cell>
            <text:p>355523633</text:p>
          </table:table-cell>
          <table:table-cell>
            <text:p>877746256</text:p>
          </table:table-cell>
          <table:table-cell>
            <text:p>509225906</text:p>
          </table:table-cell>
          <table:table-cell>
            <text:p>217362793</text:p>
          </table:table-cell>
        </table:table-row>
        <table:table-row>
          <table:table-cell>
            <text:p>380518666</text:p>
          </table:table-cell>
          <table:table-cell>
            <text:p>900524341</text:p>
          </table:table-cell>
          <table:table-cell>
            <text:p>468722513</text:p>
          </table:table-cell>
          <table:table-cell>
            <text:p>689407401</text:p>
          </table:table-cell>
          <table:table-cell>
            <text:p>787567537</text:p>
          </table:table-cell>
          <table:table-cell>
            <text:p>429741353</text:p>
          </table:table-cell>
          <table:table-cell>
            <text:p>414859983</text:p>
          </table:table-cell>
        </table:table-row>
        <table:table-row>
          <table:table-cell>
            <text:p>943856888</text:p>
          </table:table-cell>
          <table:table-cell>
            <text:p>551978171</text:p>
          </table:table-cell>
          <table:table-cell>
            <text:p>299433918</text:p>
          </table:table-cell>
          <table:table-cell>
            <text:p>837713830</text:p>
          </table:table-cell>
          <table:table-cell>
            <text:p>673207720</text:p>
          </table:table-cell>
          <table:table-cell>
            <text:p>80851037</text:p>
          </table:table-cell>
          <table:table-cell>
            <text:p>703091192</text:p>
          </table:table-cell>
        </table:table-row>
        <table:table-row>
          <table:table-cell>
            <text:p>541434955</text:p>
          </table:table-cell>
          <table:table-cell>
            <text:p>91400790</text:p>
          </table:table-cell>
          <table:table-cell>
            <text:p>482392955</text:p>
          </table:table-cell>
          <table:table-cell>
            <text:p>483462791</text:p>
          </table:table-cell>
          <table:table-cell>
            <text:p>828174708</text:p>
          </table:table-cell>
          <table:table-cell>
            <text:p>334426446</text:p>
          </table:table-cell>
          <table:table-cell>
            <text:p>827913882</text:p>
          </table:table-cell>
        </table:table-row>
        <table:table-row>
          <table:table-cell>
            <text:p>726252176</text:p>
          </table:table-cell>
          <table:table-cell>
            <text:p>596885658</text:p>
          </table:table-cell>
          <table:table-cell>
            <text:p>733929275</text:p>
          </table:table-cell>
          <table:table-cell>
            <text:p>921079613</text:p>
          </table:table-cell>
          <table:table-cell>
            <text:p>251150245</text:p>
          </table:table-cell>
          <table:table-cell>
            <text:p>528193746</text:p>
          </table:table-cell>
          <table:table-cell>
            <text:p>724545399</text:p>
          </table:table-cell>
        </table:table-row>
        <table:table-row>
          <table:table-cell>
            <text:p>1451198</text:p>
          </table:table-cell>
          <table:table-cell>
            <text:p>880754360</text:p>
          </table:table-cell>
          <table:table-cell>
            <text:p>381213297</text:p>
          </table:table-cell>
          <table:table-cell>
            <text:p>866065370</text:p>
          </table:table-cell>
          <table:table-cell>
            <text:p>858915413</text:p>
          </table:table-cell>
          <table:table-cell>
            <text:p>120379118</text:p>
          </table:table-cell>
          <table:table-cell>
            <text:p>354517438</text:p>
          </table:table-cell>
        </table:table-row>
        <table:table-row>
          <table:table-cell>
            <text:p>921042905</text:p>
          </table:table-cell>
          <table:table-cell>
            <text:p>519502104</text:p>
          </table:table-cell>
          <table:table-cell>
            <text:p>527891084</text:p>
          </table:table-cell>
          <table:table-cell>
            <text:p>412064894</text:p>
          </table:table-cell>
          <table:table-cell>
            <text:p>311574196</text:p>
          </table:table-cell>
          <table:table-cell>
            <text:p>513838301</text:p>
          </table:table-cell>
          <table:table-cell>
            <text:p>858149308</text:p>
          </table:table-cell>
        </table:table-row>
        <table:table-row>
          <table:table-cell>
            <text:p>800430965</text:p>
          </table:table-cell>
          <table:table-cell>
            <text:p>4532107</text:p>
          </table:table-cell>
          <table:table-cell>
            <text:p>853465667</text:p>
          </table:table-cell>
          <table:table-cell>
            <text:p>99946539</text:p>
          </table:table-cell>
          <table:table-cell>
            <text:p>569272804</text:p>
          </table:table-cell>
          <table:table-cell>
            <text:p>579212127</text:p>
          </table:table-cell>
          <table:table-cell>
            <text:p>922678978</text:p>
          </table:table-cell>
        </table:table-row>
        <table:table-row>
          <table:table-cell>
            <text:p>111892609</text:p>
          </table:table-cell>
          <table:table-cell>
            <text:p>378030860</text:p>
          </table:table-cell>
          <table:table-cell>
            <text:p>328815352</text:p>
          </table:table-cell>
          <table:table-cell>
            <text:p>305247873</text:p>
          </table:table-cell>
          <table:table-cell>
            <text:p>661545124</text:p>
          </table:table-cell>
          <table:table-cell>
            <text:p>728551161</text:p>
          </table:table-cell>
          <table:table-cell>
            <text:p>493908733</text:p>
          </table:table-cell>
        </table:table-row>
        <table:table-row>
          <table:table-cell>
            <text:p>70503245</text:p>
          </table:table-cell>
          <table:table-cell>
            <text:p>18197363</text:p>
          </table:table-cell>
          <table:table-cell>
            <text:p>300438426</text:p>
          </table:table-cell>
          <table:table-cell>
            <text:p>408300520</text:p>
          </table:table-cell>
          <table:table-cell>
            <text:p>644932738</text:p>
          </table:table-cell>
          <table:table-cell>
            <text:p>123508188</text:p>
          </table:table-cell>
          <table:table-cell>
            <text:p>815936516</text:p>
          </table:table-cell>
        </table:table-row>
        <table:table-row>
          <table:table-cell>
            <text:p>589023006</text:p>
          </table:table-cell>
          <table:table-cell>
            <text:p>498516138</text:p>
          </table:table-cell>
          <table:table-cell>
            <text:p>716393897</text:p>
          </table:table-cell>
          <table:table-cell>
            <text:p>687290504</text:p>
          </table:table-cell>
          <table:table-cell>
            <text:p>369273587</text:p>
          </table:table-cell>
          <table:table-cell>
            <text:p>77611429</text:p>
          </table:table-cell>
          <table:table-cell>
            <text:p>77401061</text:p>
          </table:table-cell>
        </table:table-row>
        <table:table-row>
          <table:table-cell>
            <text:p>954832223</text:p>
          </table:table-cell>
          <table:table-cell>
            <text:p>767190922</text:p>
          </table:table-cell>
          <table:table-cell>
            <text:p>37266169</text:p>
          </table:table-cell>
          <table:table-cell>
            <text:p>313822331</text:p>
          </table:table-cell>
          <table:table-cell>
            <text:p>245751814</text:p>
          </table:table-cell>
          <table:table-cell>
            <text:p>323572211</text:p>
          </table:table-cell>
          <table:table-cell>
            <text:p>285769641</text:p>
          </table:table-cell>
        </table:table-row>
        <table:table-row>
          <table:table-cell>
            <text:p>848123212</text:p>
          </table:table-cell>
          <table:table-cell>
            <text:p>331425412</text:p>
          </table:table-cell>
          <table:table-cell>
            <text:p>807911566</text:p>
          </table:table-cell>
          <table:table-cell>
            <text:p>286572173</text:p>
          </table:table-cell>
          <table:table-cell>
            <text:p>549312073</text:p>
          </table:table-cell>
          <table:table-cell>
            <text:p>411471928</text:p>
          </table:table-cell>
          <table:table-cell>
            <text:p>779888322</text:p>
          </table:table-cell>
        </table:table-row>
        <table:table-row>
          <table:table-cell>
            <text:p>817594545</text:p>
          </table:table-cell>
          <table:table-cell>
            <text:p>470454081</text:p>
          </table:table-cell>
          <table:table-cell>
            <text:p>284960048</text:p>
          </table:table-cell>
          <table:table-cell>
            <text:p>156252452</text:p>
          </table:table-cell>
          <table:table-cell>
            <text:p>601047503</text:p>
          </table:table-cell>
          <table:table-cell>
            <text:p>9118719</text:p>
          </table:table-cell>
          <table:table-cell>
            <text:p>111402724</text:p>
          </table:table-cell>
        </table:table-row>
        <table:table-row>
          <table:table-cell>
            <text:p>284180165</text:p>
          </table:table-cell>
          <table:table-cell>
            <text:p>797424522</text:p>
          </table:table-cell>
          <table:table-cell>
            <text:p>183228451</text:p>
          </table:table-cell>
          <table:table-cell>
            <text:p>607853697</text:p>
          </table:table-cell>
          <table:table-cell>
            <text:p>122984940</text:p>
          </table:table-cell>
          <table:table-cell>
            <text:p>635065420</text:p>
          </table:table-cell>
          <table:table-cell>
            <text:p>583980379</text:p>
          </table:table-cell>
        </table:table-row>
        <table:table-row>
          <table:table-cell>
            <text:p>13857580</text:p>
          </table:table-cell>
          <table:table-cell>
            <text:p>381672541</text:p>
          </table:table-cell>
          <table:table-cell>
            <text:p>804908085</text:p>
          </table:table-cell>
          <table:table-cell>
            <text:p>509432792</text:p>
          </table:table-cell>
          <table:table-cell>
            <text:p>925035040</text:p>
          </table:table-cell>
          <table:table-cell>
            <text:p>994649628</text:p>
          </table:table-cell>
          <table:table-cell>
            <text:p>663704464</text:p>
          </table:table-cell>
        </table:table-row>
        <table:table-row>
          <table:table-cell>
            <text:p>864284131</text:p>
          </table:table-cell>
          <table:table-cell>
            <text:p>422173908</text:p>
          </table:table-cell>
          <table:table-cell>
            <text:p>170852524</text:p>
          </table:table-cell>
          <table:table-cell>
            <text:p>303921867</text:p>
          </table:table-cell>
          <table:table-cell>
            <text:p>923178657</text:p>
          </table:table-cell>
          <table:table-cell>
            <text:p>529794589</text:p>
          </table:table-cell>
          <table:table-cell>
            <text:p>668678213</text:p>
          </table:table-cell>
        </table:table-row>
        <table:table-row>
          <table:table-cell>
            <text:p>934596985</text:p>
          </table:table-cell>
          <table:table-cell>
            <text:p>810592390</text:p>
          </table:table-cell>
          <table:table-cell>
            <text:p>663947</text:p>
          </table:table-cell>
          <table:table-cell>
            <text:p>464426817</text:p>
          </table:table-cell>
          <table:table-cell>
            <text:p>62183121</text:p>
          </table:table-cell>
          <table:table-cell>
            <text:p>652049987</text:p>
          </table:table-cell>
          <table:table-cell>
            <text:p>19579253</text:p>
          </table:table-cell>
        </table:table-row>
        <table:table-row>
          <table:table-cell>
            <text:p>177080253</text:p>
          </table:table-cell>
          <table:table-cell>
            <text:p>258267086</text:p>
          </table:table-cell>
          <table:table-cell>
            <text:p>273649227</text:p>
          </table:table-cell>
          <table:table-cell>
            <text:p>902117344</text:p>
          </table:table-cell>
          <table:table-cell>
            <text:p>362575486</text:p>
          </table:table-cell>
          <table:table-cell>
            <text:p>787135107</text:p>
          </table:table-cell>
          <table:table-cell>
            <text:p>500274530</text:p>
          </table:table-cell>
        </table:table-row>
        <table:table-row>
          <table:table-cell>
            <text:p>525867938</text:p>
          </table:table-cell>
          <table:table-cell>
            <text:p>410724376</text:p>
          </table:table-cell>
          <table:table-cell>
            <text:p>913334381</text:p>
          </table:table-cell>
          <table:table-cell>
            <text:p>962843615</text:p>
          </table:table-cell>
          <table:table-cell>
            <text:p>357488593</text:p>
          </table:table-cell>
          <table:table-cell>
            <text:p>929508673</text:p>
          </table:table-cell>
          <table:table-cell>
            <text:p>709542473</text:p>
          </table:table-cell>
        </table:table-row>
        <table:table-row>
          <table:table-cell>
            <text:p>783224603</text:p>
          </table:table-cell>
          <table:table-cell>
            <text:p>577964122</text:p>
          </table:table-cell>
          <table:table-cell>
            <text:p>897781575</text:p>
          </table:table-cell>
          <table:table-cell>
            <text:p>482963496</text:p>
          </table:table-cell>
          <table:table-cell>
            <text:p>562278802</text:p>
          </table:table-cell>
          <table:table-cell>
            <text:p>888143021</text:p>
          </table:table-cell>
          <table:table-cell>
            <text:p>64750254</text:p>
          </table:table-cell>
        </table:table-row>
        <table:table-row>
          <table:table-cell>
            <text:p>171576210</text:p>
          </table:table-cell>
          <table:table-cell>
            <text:p>683208898</text:p>
          </table:table-cell>
          <table:table-cell>
            <text:p>810292817</text:p>
          </table:table-cell>
          <table:table-cell>
            <text:p>960222553</text:p>
          </table:table-cell>
          <table:table-cell>
            <text:p>82312123</text:p>
          </table:table-cell>
          <table:table-cell>
            <text:p>387062574</text:p>
          </table:table-cell>
          <table:table-cell>
            <text:p>532353485</text:p>
          </table:table-cell>
        </table:table-row>
        <table:table-row>
          <table:table-cell>
            <text:p>524018570</text:p>
          </table:table-cell>
          <table:table-cell>
            <text:p>142362792</text:p>
          </table:table-cell>
          <table:table-cell>
            <text:p>956611608</text:p>
          </table:table-cell>
          <table:table-cell>
            <text:p>188029774</text:p>
          </table:table-cell>
          <table:table-cell>
            <text:p>247881296</text:p>
          </table:table-cell>
          <table:table-cell>
            <text:p>665429606</text:p>
          </table:table-cell>
          <table:table-cell>
            <text:p>574568774</text:p>
          </table:table-cell>
        </table:table-row>
        <table:table-row>
          <table:table-cell>
            <text:p>464696291</text:p>
          </table:table-cell>
          <table:table-cell>
            <text:p>343169297</text:p>
          </table:table-cell>
          <table:table-cell>
            <text:p>499659884</text:p>
          </table:table-cell>
          <table:table-cell>
            <text:p>281206279</text:p>
          </table:table-cell>
          <table:table-cell>
            <text:p>490342104</text:p>
          </table:table-cell>
          <table:table-cell>
            <text:p>85715283</text:p>
          </table:table-cell>
          <table:table-cell>
            <text:p>466525048</text:p>
          </table:table-cell>
        </table:table-row>
        <table:table-row>
          <table:table-cell>
            <text:p>113100621</text:p>
          </table:table-cell>
          <table:table-cell>
            <text:p>604941027</text:p>
          </table:table-cell>
          <table:table-cell>
            <text:p>588225947</text:p>
          </table:table-cell>
          <table:table-cell>
            <text:p>186246372</text:p>
          </table:table-cell>
          <table:table-cell>
            <text:p>863931866</text:p>
          </table:table-cell>
          <table:table-cell>
            <text:p>709830430</text:p>
          </table:table-cell>
          <table:table-cell>
            <text:p>582935001</text:p>
          </table:table-cell>
        </table:table-row>
        <table:table-row>
          <table:table-cell>
            <text:p>699756402</text:p>
          </table:table-cell>
          <table:table-cell>
            <text:p>163958306</text:p>
          </table:table-cell>
          <table:table-cell>
            <text:p>678717342</text:p>
          </table:table-cell>
          <table:table-cell>
            <text:p>513924833</text:p>
          </table:table-cell>
          <table:table-cell>
            <text:p>444996597</text:p>
          </table:table-cell>
          <table:table-cell>
            <text:p>590121890</text:p>
          </table:table-cell>
          <table:table-cell>
            <text:p>155829284</text:p>
          </table:table-cell>
        </table:table-row>
        <table:table-row>
          <table:table-cell>
            <text:p>970503490</text:p>
          </table:table-cell>
          <table:table-cell>
            <text:p>830354785</text:p>
          </table:table-cell>
          <table:table-cell>
            <text:p>287369731</text:p>
          </table:table-cell>
          <table:table-cell>
            <text:p>458281601</text:p>
          </table:table-cell>
          <table:table-cell>
            <text:p>880933473</text:p>
          </table:table-cell>
          <table:table-cell>
            <text:p>253311787</text:p>
          </table:table-cell>
          <table:table-cell>
            <text:p>879656592</text:p>
          </table:table-cell>
        </table:table-row>
        <table:table-row>
          <table:table-cell>
            <text:p>528761782</text:p>
          </table:table-cell>
          <table:table-cell>
            <text:p>435266792</text:p>
          </table:table-cell>
          <table:table-cell>
            <text:p>63805860</text:p>
          </table:table-cell>
          <table:table-cell>
            <text:p>915569319</text:p>
          </table:table-cell>
          <table:table-cell>
            <text:p>448684075</text:p>
          </table:table-cell>
          <table:table-cell>
            <text:p>390315720</text:p>
          </table:table-cell>
          <table:table-cell>
            <text:p>691581084</text:p>
          </table:table-cell>
        </table:table-row>
        <table:table-row>
          <table:table-cell>
            <text:p>392021135</text:p>
          </table:table-cell>
          <table:table-cell>
            <text:p>506763169</text:p>
          </table:table-cell>
          <table:table-cell>
            <text:p>479851727</text:p>
          </table:table-cell>
          <table:table-cell>
            <text:p>880266527</text:p>
          </table:table-cell>
          <table:table-cell>
            <text:p>310078655</text:p>
          </table:table-cell>
          <table:table-cell>
            <text:p>566969368</text:p>
          </table:table-cell>
          <table:table-cell>
            <text:p>42926995</text:p>
          </table:table-cell>
        </table:table-row>
        <table:table-row>
          <table:table-cell>
            <text:p>755330710</text:p>
          </table:table-cell>
          <table:table-cell>
            <text:p>341175568</text:p>
          </table:table-cell>
          <table:table-cell>
            <text:p>636471063</text:p>
          </table:table-cell>
          <table:table-cell>
            <text:p>552010352</text:p>
          </table:table-cell>
          <table:table-cell>
            <text:p>409783</text:p>
          </table:table-cell>
          <table:table-cell>
            <text:p>829892542</text:p>
          </table:table-cell>
          <table:table-cell>
            <text:p>358843849</text:p>
          </table:table-cell>
        </table:table-row>
        <table:table-row>
          <table:table-cell>
            <text:p>689001649</text:p>
          </table:table-cell>
          <table:table-cell>
            <text:p>173906595</text:p>
          </table:table-cell>
          <table:table-cell>
            <text:p>929303141</text:p>
          </table:table-cell>
          <table:table-cell>
            <text:p>237578396</text:p>
          </table:table-cell>
          <table:table-cell>
            <text:p>936668035</text:p>
          </table:table-cell>
          <table:table-cell>
            <text:p>893701826</text:p>
          </table:table-cell>
          <table:table-cell>
            <text:p>672153425</text:p>
          </table:table-cell>
        </table:table-row>
        <table:table-row>
          <table:table-cell>
            <text:p>147992311</text:p>
          </table:table-cell>
          <table:table-cell>
            <text:p>948528635</text:p>
          </table:table-cell>
          <table:table-cell>
            <text:p>288439200</text:p>
          </table:table-cell>
          <table:table-cell>
            <text:p>7290364</text:p>
          </table:table-cell>
          <table:table-cell>
            <text:p>92567105</text:p>
          </table:table-cell>
          <table:table-cell>
            <text:p>618965109</text:p>
          </table:table-cell>
          <table:table-cell>
            <text:p>307482928</text:p>
          </table:table-cell>
        </table:table-row>
        <table:table-row>
          <table:table-cell>
            <text:p>462572539</text:p>
          </table:table-cell>
          <table:table-cell>
            <text:p>536439606</text:p>
          </table:table-cell>
          <table:table-cell>
            <text:p>432305762</text:p>
          </table:table-cell>
          <table:table-cell>
            <text:p>292847696</text:p>
          </table:table-cell>
          <table:table-cell>
            <text:p>978675355</text:p>
          </table:table-cell>
          <table:table-cell>
            <text:p>857429156</text:p>
          </table:table-cell>
          <table:table-cell>
            <text:p>308763166</text:p>
          </table:table-cell>
        </table:table-row>
        <table:table-row>
          <table:table-cell>
            <text:p>243408186</text:p>
          </table:table-cell>
          <table:table-cell>
            <text:p>427059802</text:p>
          </table:table-cell>
          <table:table-cell>
            <text:p>574965482</text:p>
          </table:table-cell>
          <table:table-cell>
            <text:p>205256094</text:p>
          </table:table-cell>
          <table:table-cell>
            <text:p>975792344</text:p>
          </table:table-cell>
          <table:table-cell>
            <text:p>1398215</text:p>
          </table:table-cell>
          <table:table-cell>
            <text:p>584134675</text:p>
          </table:table-cell>
        </table:table-row>
        <table:table-row>
          <table:table-cell>
            <text:p>402026227</text:p>
          </table:table-cell>
          <table:table-cell>
            <text:p>152817845</text:p>
          </table:table-cell>
          <table:table-cell>
            <text:p>282539988</text:p>
          </table:table-cell>
          <table:table-cell>
            <text:p>618709032</text:p>
          </table:table-cell>
          <table:table-cell>
            <text:p>362827243</text:p>
          </table:table-cell>
          <table:table-cell>
            <text:p>105482812</text:p>
          </table:table-cell>
          <table:table-cell>
            <text:p>319272433</text:p>
          </table:table-cell>
        </table:table-row>
        <table:table-row>
          <table:table-cell>
            <text:p>300356079</text:p>
          </table:table-cell>
          <table:table-cell>
            <text:p>354210118</text:p>
          </table:table-cell>
          <table:table-cell>
            <text:p>731750885</text:p>
          </table:table-cell>
          <table:table-cell>
            <text:p>175643332</text:p>
          </table:table-cell>
          <table:table-cell>
            <text:p>331921866</text:p>
          </table:table-cell>
          <table:table-cell>
            <text:p>662627054</text:p>
          </table:table-cell>
          <table:table-cell>
            <text:p>982929402</text:p>
          </table:table-cell>
        </table:table-row>
        <table:table-row>
          <table:table-cell>
            <text:p>970260119</text:p>
          </table:table-cell>
          <table:table-cell>
            <text:p>74538014</text:p>
          </table:table-cell>
          <table:table-cell>
            <text:p>817328027</text:p>
          </table:table-cell>
          <table:table-cell>
            <text:p>109579999</text:p>
          </table:table-cell>
          <table:table-cell>
            <text:p>269736514</text:p>
          </table:table-cell>
          <table:table-cell>
            <text:p>427930410</text:p>
          </table:table-cell>
          <table:table-cell>
            <text:p>671674329</text:p>
          </table:table-cell>
        </table:table-row>
        <table:table-row>
          <table:table-cell>
            <text:p>715234803</text:p>
          </table:table-cell>
          <table:table-cell>
            <text:p>629697439</text:p>
          </table:table-cell>
          <table:table-cell>
            <text:p>943484826</text:p>
          </table:table-cell>
          <table:table-cell>
            <text:p>870148708</text:p>
          </table:table-cell>
          <table:table-cell>
            <text:p>115029817</text:p>
          </table:table-cell>
          <table:table-cell>
            <text:p>638967221</text:p>
          </table:table-cell>
          <table:table-cell>
            <text:p>999871529</text:p>
          </table:table-cell>
        </table:table-row>
        <table:table-row>
          <table:table-cell>
            <text:p>317789115</text:p>
          </table:table-cell>
          <table:table-cell>
            <text:p>869492811</text:p>
          </table:table-cell>
          <table:table-cell>
            <text:p>643600523</text:p>
          </table:table-cell>
          <table:table-cell>
            <text:p>158282281</text:p>
          </table:table-cell>
          <table:table-cell>
            <text:p>492358287</text:p>
          </table:table-cell>
          <table:table-cell>
            <text:p>643655545</text:p>
          </table:table-cell>
          <table:table-cell>
            <text:p>745003810</text:p>
          </table:table-cell>
        </table:table-row>
        <table:table-row>
          <table:table-cell>
            <text:p>113225827</text:p>
          </table:table-cell>
          <table:table-cell>
            <text:p>851463879</text:p>
          </table:table-cell>
          <table:table-cell>
            <text:p>874023148</text:p>
          </table:table-cell>
          <table:table-cell>
            <text:p>134420806</text:p>
          </table:table-cell>
          <table:table-cell>
            <text:p>655020727</text:p>
          </table:table-cell>
          <table:table-cell>
            <text:p>265239359</text:p>
          </table:table-cell>
          <table:table-cell>
            <text:p>473362420</text:p>
          </table:table-cell>
        </table:table-row>
        <table:table-row>
          <table:table-cell>
            <text:p>814348299</text:p>
          </table:table-cell>
          <table:table-cell>
            <text:p>799031559</text:p>
          </table:table-cell>
          <table:table-cell>
            <text:p>537556893</text:p>
          </table:table-cell>
          <table:table-cell>
            <text:p>237949677</text:p>
          </table:table-cell>
          <table:table-cell>
            <text:p>112999265</text:p>
          </table:table-cell>
          <table:table-cell>
            <text:p>891160334</text:p>
          </table:table-cell>
          <table:table-cell>
            <text:p>700830972</text:p>
          </table:table-cell>
        </table:table-row>
        <table:table-row>
          <table:table-cell>
            <text:p>321946443</text:p>
          </table:table-cell>
          <table:table-cell>
            <text:p>896835190</text:p>
          </table:table-cell>
          <table:table-cell>
            <text:p>175554727</text:p>
          </table:table-cell>
          <table:table-cell>
            <text:p>489532866</text:p>
          </table:table-cell>
          <table:table-cell>
            <text:p>228458251</text:p>
          </table:table-cell>
          <table:table-cell>
            <text:p>192913597</text:p>
          </table:table-cell>
          <table:table-cell>
            <text:p>315244670</text:p>
          </table:table-cell>
        </table:table-row>
        <table:table-row>
          <table:table-cell>
            <text:p>332047613</text:p>
          </table:table-cell>
          <table:table-cell>
            <text:p>997247104</text:p>
          </table:table-cell>
          <table:table-cell>
            <text:p>497899059</text:p>
          </table:table-cell>
          <table:table-cell>
            <text:p>915724816</text:p>
          </table:table-cell>
          <table:table-cell>
            <text:p>227064931</text:p>
          </table:table-cell>
          <table:table-cell>
            <text:p>108669693</text:p>
          </table:table-cell>
          <table:table-cell>
            <text:p>421812878</text:p>
          </table:table-cell>
        </table:table-row>
        <table:table-row>
          <table:table-cell>
            <text:p>915111305</text:p>
          </table:table-cell>
          <table:table-cell>
            <text:p>506231508</text:p>
          </table:table-cell>
          <table:table-cell>
            <text:p>767736818</text:p>
          </table:table-cell>
          <table:table-cell>
            <text:p>804293909</text:p>
          </table:table-cell>
          <table:table-cell>
            <text:p>374920680</text:p>
          </table:table-cell>
          <table:table-cell>
            <text:p>486535181</text:p>
          </table:table-cell>
          <table:table-cell>
            <text:p>788299869</text:p>
          </table:table-cell>
        </table:table-row>
        <table:table-row>
          <table:table-cell>
            <text:p>198397857</text:p>
          </table:table-cell>
          <table:table-cell>
            <text:p>383897828</text:p>
          </table:table-cell>
          <table:table-cell>
            <text:p>466708717</text:p>
          </table:table-cell>
          <table:table-cell>
            <text:p>322035802</text:p>
          </table:table-cell>
          <table:table-cell>
            <text:p>342544204</text:p>
          </table:table-cell>
          <table:table-cell>
            <text:p>480468991</text:p>
          </table:table-cell>
          <table:table-cell>
            <text:p>548696730</text:p>
          </table:table-cell>
        </table:table-row>
        <table:table-row>
          <table:table-cell>
            <text:p>583864954</text:p>
          </table:table-cell>
          <table:table-cell>
            <text:p>55899784</text:p>
          </table:table-cell>
          <table:table-cell>
            <text:p>720565976</text:p>
          </table:table-cell>
          <table:table-cell>
            <text:p>701275157</text:p>
          </table:table-cell>
          <table:table-cell>
            <text:p>912833263</text:p>
          </table:table-cell>
          <table:table-cell>
            <text:p>905210734</text:p>
          </table:table-cell>
          <table:table-cell>
            <text:p>824582486</text:p>
          </table:table-cell>
        </table:table-row>
        <table:table-row>
          <table:table-cell>
            <text:p>13424984</text:p>
          </table:table-cell>
          <table:table-cell>
            <text:p>725865668</text:p>
          </table:table-cell>
          <table:table-cell>
            <text:p>950530170</text:p>
          </table:table-cell>
          <table:table-cell>
            <text:p>538908732</text:p>
          </table:table-cell>
          <table:table-cell>
            <text:p>139375636</text:p>
          </table:table-cell>
          <table:table-cell>
            <text:p>308038805</text:p>
          </table:table-cell>
          <table:table-cell>
            <text:p>872939474</text:p>
          </table:table-cell>
        </table:table-row>
        <table:table-row>
          <table:table-cell>
            <text:p>821431521</text:p>
          </table:table-cell>
          <table:table-cell>
            <text:p>859440824</text:p>
          </table:table-cell>
          <table:table-cell>
            <text:p>558538345</text:p>
          </table:table-cell>
          <table:table-cell>
            <text:p>943995722</text:p>
          </table:table-cell>
          <table:table-cell>
            <text:p>123667686</text:p>
          </table:table-cell>
          <table:table-cell>
            <text:p>182127992</text:p>
          </table:table-cell>
          <table:table-cell>
            <text:p>311746435</text:p>
          </table:table-cell>
        </table:table-row>
        <table:table-row>
          <table:table-cell>
            <text:p>359019116</text:p>
          </table:table-cell>
          <table:table-cell>
            <text:p>290205099</text:p>
          </table:table-cell>
          <table:table-cell>
            <text:p>544166680</text:p>
          </table:table-cell>
          <table:table-cell>
            <text:p>907072375</text:p>
          </table:table-cell>
          <table:table-cell>
            <text:p>574026986</text:p>
          </table:table-cell>
          <table:table-cell>
            <text:p>467362961</text:p>
          </table:table-cell>
          <table:table-cell>
            <text:p>380163231</text:p>
          </table:table-cell>
        </table:table-row>
        <table:table-row>
          <table:table-cell>
            <text:p>66056315</text:p>
          </table:table-cell>
          <table:table-cell>
            <text:p>526333702</text:p>
          </table:table-cell>
          <table:table-cell>
            <text:p>691155540</text:p>
          </table:table-cell>
          <table:table-cell>
            <text:p>903665684</text:p>
          </table:table-cell>
          <table:table-cell>
            <text:p>108157130</text:p>
          </table:table-cell>
          <table:table-cell>
            <text:p>25901773</text:p>
          </table:table-cell>
          <table:table-cell>
            <text:p>381521748</text:p>
          </table:table-cell>
        </table:table-row>
        <table:table-row>
          <table:table-cell>
            <text:p>254028556</text:p>
          </table:table-cell>
          <table:table-cell>
            <text:p>278667776</text:p>
          </table:table-cell>
          <table:table-cell>
            <text:p>451688861</text:p>
          </table:table-cell>
          <table:table-cell>
            <text:p>763981814</text:p>
          </table:table-cell>
          <table:table-cell>
            <text:p>62082804</text:p>
          </table:table-cell>
          <table:table-cell>
            <text:p>646923051</text:p>
          </table:table-cell>
          <table:table-cell>
            <text:p>924487686</text:p>
          </table:table-cell>
        </table:table-row>
        <table:table-row>
          <table:table-cell>
            <text:p>639836225</text:p>
          </table:table-cell>
          <table:table-cell>
            <text:p>550516951</text:p>
          </table:table-cell>
          <table:table-cell>
            <text:p>152171755</text:p>
          </table:table-cell>
          <table:table-cell>
            <text:p>930094060</text:p>
          </table:table-cell>
          <table:table-cell>
            <text:p>303580697</text:p>
          </table:table-cell>
          <table:table-cell>
            <text:p>397639852</text:p>
          </table:table-cell>
          <table:table-cell>
            <text:p>995590738</text:p>
          </table:table-cell>
        </table:table-row>
        <table:table-row>
          <table:table-cell>
            <text:p>753658663</text:p>
          </table:table-cell>
          <table:table-cell>
            <text:p>164248712</text:p>
          </table:table-cell>
          <table:table-cell>
            <text:p>79876528</text:p>
          </table:table-cell>
          <table:table-cell>
            <text:p>325173477</text:p>
          </table:table-cell>
          <table:table-cell>
            <text:p>619693088</text:p>
          </table:table-cell>
          <table:table-cell>
            <text:p>908913438</text:p>
          </table:table-cell>
          <table:table-cell>
            <text:p>771671228</text:p>
          </table:table-cell>
        </table:table-row>
        <table:table-row>
          <table:table-cell>
            <text:p>318442505</text:p>
          </table:table-cell>
          <table:table-cell>
            <text:p>696995266</text:p>
          </table:table-cell>
          <table:table-cell>
            <text:p>456629221</text:p>
          </table:table-cell>
          <table:table-cell>
            <text:p>21712777</text:p>
          </table:table-cell>
          <table:table-cell>
            <text:p>844754191</text:p>
          </table:table-cell>
          <table:table-cell>
            <text:p>235528845</text:p>
          </table:table-cell>
          <table:table-cell>
            <text:p>757744492</text:p>
          </table:table-cell>
        </table:table-row>
        <table:table-row>
          <table:table-cell>
            <text:p>741848102</text:p>
          </table:table-cell>
          <table:table-cell>
            <text:p>39006647</text:p>
          </table:table-cell>
          <table:table-cell>
            <text:p>972140472</text:p>
          </table:table-cell>
          <table:table-cell>
            <text:p>16897057</text:p>
          </table:table-cell>
          <table:table-cell>
            <text:p>397303267</text:p>
          </table:table-cell>
          <table:table-cell>
            <text:p>301748262</text:p>
          </table:table-cell>
          <table:table-cell>
            <text:p>242718472</text:p>
          </table:table-cell>
        </table:table-row>
        <table:table-row>
          <table:table-cell>
            <text:p>861663862</text:p>
          </table:table-cell>
          <table:table-cell>
            <text:p>298459955</text:p>
          </table:table-cell>
          <table:table-cell>
            <text:p>347903545</text:p>
          </table:table-cell>
          <table:table-cell>
            <text:p>96067496</text:p>
          </table:table-cell>
          <table:table-cell>
            <text:p>107291665</text:p>
          </table:table-cell>
          <table:table-cell>
            <text:p>216518990</text:p>
          </table:table-cell>
          <table:table-cell>
            <text:p>600208031</text:p>
          </table:table-cell>
        </table:table-row>
        <table:table-row>
          <table:table-cell>
            <text:p>241364189</text:p>
          </table:table-cell>
          <table:table-cell>
            <text:p>253182362</text:p>
          </table:table-cell>
          <table:table-cell>
            <text:p>619188629</text:p>
          </table:table-cell>
          <table:table-cell>
            <text:p>759055253</text:p>
          </table:table-cell>
          <table:table-cell>
            <text:p>241051363</text:p>
          </table:table-cell>
          <table:table-cell>
            <text:p>734251221</text:p>
          </table:table-cell>
          <table:table-cell>
            <text:p>497585964</text:p>
          </table:table-cell>
        </table:table-row>
        <table:table-row>
          <table:table-cell>
            <text:p>226918642</text:p>
          </table:table-cell>
          <table:table-cell>
            <text:p>602573852</text:p>
          </table:table-cell>
          <table:table-cell>
            <text:p>769176879</text:p>
          </table:table-cell>
          <table:table-cell>
            <text:p>173055813</text:p>
          </table:table-cell>
          <table:table-cell>
            <text:p>65173177</text:p>
          </table:table-cell>
          <table:table-cell>
            <text:p>982672176</text:p>
          </table:table-cell>
          <table:table-cell>
            <text:p>853555349</text:p>
          </table:table-cell>
        </table:table-row>
        <table:table-row>
          <table:table-cell>
            <text:p>640226633</text:p>
          </table:table-cell>
          <table:table-cell>
            <text:p>727330510</text:p>
          </table:table-cell>
          <table:table-cell>
            <text:p>379464198</text:p>
          </table:table-cell>
          <table:table-cell>
            <text:p>863327168</text:p>
          </table:table-cell>
          <table:table-cell>
            <text:p>633442854</text:p>
          </table:table-cell>
          <table:table-cell>
            <text:p>281715993</text:p>
          </table:table-cell>
          <table:table-cell>
            <text:p>59990157</text:p>
          </table:table-cell>
        </table:table-row>
        <table:table-row>
          <table:table-cell>
            <text:p>607318059</text:p>
          </table:table-cell>
          <table:table-cell>
            <text:p>314912435</text:p>
          </table:table-cell>
          <table:table-cell>
            <text:p>146154648</text:p>
          </table:table-cell>
          <table:table-cell>
            <text:p>243512866</text:p>
          </table:table-cell>
          <table:table-cell>
            <text:p>941390247</text:p>
          </table:table-cell>
          <table:table-cell>
            <text:p>879342804</text:p>
          </table:table-cell>
          <table:table-cell>
            <text:p>953995557</text:p>
          </table:table-cell>
        </table:table-row>
        <table:table-row>
          <table:table-cell>
            <text:p>365175669</text:p>
          </table:table-cell>
          <table:table-cell>
            <text:p>349368567</text:p>
          </table:table-cell>
          <table:table-cell>
            <text:p>172982249</text:p>
          </table:table-cell>
          <table:table-cell>
            <text:p>192741638</text:p>
          </table:table-cell>
          <table:table-cell>
            <text:p>441460527</text:p>
          </table:table-cell>
          <table:table-cell>
            <text:p>466876511</text:p>
          </table:table-cell>
          <table:table-cell>
            <text:p>416799392</text:p>
          </table:table-cell>
        </table:table-row>
        <table:table-row>
          <table:table-cell>
            <text:p>283041897</text:p>
          </table:table-cell>
          <table:table-cell>
            <text:p>831568241</text:p>
          </table:table-cell>
          <table:table-cell>
            <text:p>700733429</text:p>
          </table:table-cell>
          <table:table-cell>
            <text:p>639162965</text:p>
          </table:table-cell>
          <table:table-cell>
            <text:p>721745433</text:p>
          </table:table-cell>
          <table:table-cell>
            <text:p>104747058</text:p>
          </table:table-cell>
          <table:table-cell>
            <text:p>81367357</text:p>
          </table:table-cell>
        </table:table-row>
        <table:table-row>
          <table:table-cell>
            <text:p>280415039</text:p>
          </table:table-cell>
          <table:table-cell>
            <text:p>499722634</text:p>
          </table:table-cell>
          <table:table-cell>
            <text:p>440611916</text:p>
          </table:table-cell>
          <table:table-cell>
            <text:p>406740332</text:p>
          </table:table-cell>
          <table:table-cell>
            <text:p>60818379</text:p>
          </table:table-cell>
          <table:table-cell>
            <text:p>446714998</text:p>
          </table:table-cell>
          <table:table-cell>
            <text:p>989041678</text:p>
          </table:table-cell>
        </table:table-row>
        <table:table-row>
          <table:table-cell>
            <text:p>862558488</text:p>
          </table:table-cell>
          <table:table-cell>
            <text:p>391948230</text:p>
          </table:table-cell>
          <table:table-cell>
            <text:p>132079739</text:p>
          </table:table-cell>
          <table:table-cell>
            <text:p>348848064</text:p>
          </table:table-cell>
          <table:table-cell>
            <text:p>254887022</text:p>
          </table:table-cell>
          <table:table-cell>
            <text:p>26535144</text:p>
          </table:table-cell>
          <table:table-cell>
            <text:p>635149575</text:p>
          </table:table-cell>
        </table:table-row>
        <table:table-row>
          <table:table-cell>
            <text:p>105981721</text:p>
          </table:table-cell>
          <table:table-cell>
            <text:p>379872252</text:p>
          </table:table-cell>
          <table:table-cell>
            <text:p>620304716</text:p>
          </table:table-cell>
          <table:table-cell>
            <text:p>933133983</text:p>
          </table:table-cell>
          <table:table-cell>
            <text:p>872618245</text:p>
          </table:table-cell>
          <table:table-cell>
            <text:p>816094617</text:p>
          </table:table-cell>
          <table:table-cell>
            <text:p>771762221</text:p>
          </table:table-cell>
        </table:table-row>
        <table:table-row>
          <table:table-cell>
            <text:p>394336083</text:p>
          </table:table-cell>
          <table:table-cell>
            <text:p>952164554</text:p>
          </table:table-cell>
          <table:table-cell>
            <text:p>944694163</text:p>
          </table:table-cell>
          <table:table-cell>
            <text:p>830182837</text:p>
          </table:table-cell>
          <table:table-cell>
            <text:p>490169904</text:p>
          </table:table-cell>
          <table:table-cell>
            <text:p>376915220</text:p>
          </table:table-cell>
          <table:table-cell>
            <text:p>750648893</text:p>
          </table:table-cell>
        </table:table-row>
        <table:table-row>
          <table:table-cell>
            <text:p>479122936</text:p>
          </table:table-cell>
          <table:table-cell>
            <text:p>79239887</text:p>
          </table:table-cell>
          <table:table-cell>
            <text:p>143198433</text:p>
          </table:table-cell>
          <table:table-cell>
            <text:p>163119671</text:p>
          </table:table-cell>
          <table:table-cell>
            <text:p>857565485</text:p>
          </table:table-cell>
          <table:table-cell>
            <text:p>537248330</text:p>
          </table:table-cell>
          <table:table-cell>
            <text:p>168195551</text:p>
          </table:table-cell>
        </table:table-row>
        <table:table-row>
          <table:table-cell>
            <text:p>36140860</text:p>
          </table:table-cell>
          <table:table-cell>
            <text:p>618433009</text:p>
          </table:table-cell>
          <table:table-cell>
            <text:p>681225872</text:p>
          </table:table-cell>
          <table:table-cell>
            <text:p>36243771</text:p>
          </table:table-cell>
          <table:table-cell>
            <text:p>718736708</text:p>
          </table:table-cell>
          <table:table-cell>
            <text:p>468583788</text:p>
          </table:table-cell>
          <table:table-cell>
            <text:p>957881939</text:p>
          </table:table-cell>
        </table:table-row>
        <table:table-row>
          <table:table-cell>
            <text:p>21449410</text:p>
          </table:table-cell>
          <table:table-cell>
            <text:p>104551010</text:p>
          </table:table-cell>
          <table:table-cell>
            <text:p>754504325</text:p>
          </table:table-cell>
          <table:table-cell>
            <text:p>992596343</text:p>
          </table:table-cell>
          <table:table-cell>
            <text:p>20966981</text:p>
          </table:table-cell>
          <table:table-cell>
            <text:p>451392808</text:p>
          </table:table-cell>
          <table:table-cell>
            <text:p>66746637</text:p>
          </table:table-cell>
        </table:table-row>
        <table:table-row>
          <table:table-cell>
            <text:p>269859660</text:p>
          </table:table-cell>
          <table:table-cell>
            <text:p>84321778</text:p>
          </table:table-cell>
          <table:table-cell>
            <text:p>578273412</text:p>
          </table:table-cell>
          <table:table-cell>
            <text:p>355779976</text:p>
          </table:table-cell>
          <table:table-cell>
            <text:p>12426913</text:p>
          </table:table-cell>
          <table:table-cell>
            <text:p>140764283</text:p>
          </table:table-cell>
          <table:table-cell>
            <text:p>885829565</text:p>
          </table:table-cell>
        </table:table-row>
        <table:table-row>
          <table:table-cell>
            <text:p>535510073</text:p>
          </table:table-cell>
          <table:table-cell>
            <text:p>718710571</text:p>
          </table:table-cell>
          <table:table-cell>
            <text:p>435398959</text:p>
          </table:table-cell>
          <table:table-cell>
            <text:p>518418398</text:p>
          </table:table-cell>
          <table:table-cell>
            <text:p>898951840</text:p>
          </table:table-cell>
          <table:table-cell>
            <text:p>395419246</text:p>
          </table:table-cell>
          <table:table-cell>
            <text:p>291161533</text:p>
          </table:table-cell>
        </table:table-row>
        <table:table-row>
          <table:table-cell>
            <text:p>40952867</text:p>
          </table:table-cell>
          <table:table-cell>
            <text:p>22888096</text:p>
          </table:table-cell>
          <table:table-cell>
            <text:p>616682380</text:p>
          </table:table-cell>
          <table:table-cell>
            <text:p>423659137</text:p>
          </table:table-cell>
          <table:table-cell>
            <text:p>440491929</text:p>
          </table:table-cell>
          <table:table-cell>
            <text:p>45521876</text:p>
          </table:table-cell>
          <table:table-cell>
            <text:p>410835040</text:p>
          </table:table-cell>
        </table:table-row>
        <table:table-row>
          <table:table-cell>
            <text:p>587623028</text:p>
          </table:table-cell>
          <table:table-cell>
            <text:p>456012906</text:p>
          </table:table-cell>
          <table:table-cell>
            <text:p>456764190</text:p>
          </table:table-cell>
          <table:table-cell>
            <text:p>262502366</text:p>
          </table:table-cell>
          <table:table-cell>
            <text:p>157858724</text:p>
          </table:table-cell>
          <table:table-cell>
            <text:p>514038896</text:p>
          </table:table-cell>
          <table:table-cell>
            <text:p>953379226</text:p>
          </table:table-cell>
        </table:table-row>
        <table:table-row>
          <table:table-cell>
            <text:p>604996521</text:p>
          </table:table-cell>
          <table:table-cell>
            <text:p>608858725</text:p>
          </table:table-cell>
          <table:table-cell>
            <text:p>781636135</text:p>
          </table:table-cell>
          <table:table-cell>
            <text:p>10834822</text:p>
          </table:table-cell>
          <table:table-cell>
            <text:p>340085607</text:p>
          </table:table-cell>
          <table:table-cell>
            <text:p>271421059</text:p>
          </table:table-cell>
          <table:table-cell>
            <text:p>974272094</text:p>
          </table:table-cell>
        </table:table-row>
        <table:table-row>
          <table:table-cell>
            <text:p>815413774</text:p>
          </table:table-cell>
          <table:table-cell>
            <text:p>141636277</text:p>
          </table:table-cell>
          <table:table-cell>
            <text:p>325661618</text:p>
          </table:table-cell>
          <table:table-cell>
            <text:p>99318210</text:p>
          </table:table-cell>
          <table:table-cell>
            <text:p>195571307</text:p>
          </table:table-cell>
          <table:table-cell>
            <text:p>39040674</text:p>
          </table:table-cell>
          <table:table-cell>
            <text:p>838744490</text:p>
          </table:table-cell>
        </table:table-row>
        <table:table-row>
          <table:table-cell>
            <text:p>172652686</text:p>
          </table:table-cell>
          <table:table-cell>
            <text:p>918801830</text:p>
          </table:table-cell>
          <table:table-cell>
            <text:p>388180683</text:p>
          </table:table-cell>
          <table:table-cell>
            <text:p>382501165</text:p>
          </table:table-cell>
          <table:table-cell>
            <text:p>658059146</text:p>
          </table:table-cell>
          <table:table-cell>
            <text:p>199534965</text:p>
          </table:table-cell>
          <table:table-cell>
            <text:p>198251310</text:p>
          </table:table-cell>
        </table:table-row>
        <table:table-row>
          <table:table-cell>
            <text:p>57350013</text:p>
          </table:table-cell>
          <table:table-cell>
            <text:p>499732371</text:p>
          </table:table-cell>
          <table:table-cell>
            <text:p>294422105</text:p>
          </table:table-cell>
          <table:table-cell>
            <text:p>800754205</text:p>
          </table:table-cell>
          <table:table-cell>
            <text:p>37922808</text:p>
          </table:table-cell>
          <table:table-cell>
            <text:p>945837188</text:p>
          </table:table-cell>
          <table:table-cell>
            <text:p>942636891</text:p>
          </table:table-cell>
        </table:table-row>
        <table:table-row>
          <table:table-cell>
            <text:p>720397635</text:p>
          </table:table-cell>
          <table:table-cell>
            <text:p>19585387</text:p>
          </table:table-cell>
          <table:table-cell>
            <text:p>752126838</text:p>
          </table:table-cell>
          <table:table-cell>
            <text:p>988120727</text:p>
          </table:table-cell>
          <table:table-cell>
            <text:p>974067688</text:p>
          </table:table-cell>
          <table:table-cell>
            <text:p>995827798</text:p>
          </table:table-cell>
          <table:table-cell>
            <text:p>425163388</text:p>
          </table:table-cell>
        </table:table-row>
        <table:table-row>
          <table:table-cell>
            <text:p>856293116</text:p>
          </table:table-cell>
          <table:table-cell>
            <text:p>86206837</text:p>
          </table:table-cell>
          <table:table-cell>
            <text:p>909597408</text:p>
          </table:table-cell>
          <table:table-cell>
            <text:p>401450357</text:p>
          </table:table-cell>
          <table:table-cell>
            <text:p>312606724</text:p>
          </table:table-cell>
          <table:table-cell>
            <text:p>142742368</text:p>
          </table:table-cell>
          <table:table-cell>
            <text:p>23187628</text:p>
          </table:table-cell>
        </table:table-row>
        <table:table-row>
          <table:table-cell>
            <text:p>474478548</text:p>
          </table:table-cell>
          <table:table-cell>
            <text:p>746361276</text:p>
          </table:table-cell>
          <table:table-cell>
            <text:p>924687210</text:p>
          </table:table-cell>
          <table:table-cell>
            <text:p>682235343</text:p>
          </table:table-cell>
          <table:table-cell>
            <text:p>759658302</text:p>
          </table:table-cell>
          <table:table-cell>
            <text:p>777636582</text:p>
          </table:table-cell>
          <table:table-cell>
            <text:p>669662841</text:p>
          </table:table-cell>
        </table:table-row>
        <table:table-row>
          <table:table-cell>
            <text:p>103073166</text:p>
          </table:table-cell>
          <table:table-cell>
            <text:p>771074000</text:p>
          </table:table-cell>
          <table:table-cell>
            <text:p>576741874</text:p>
          </table:table-cell>
          <table:table-cell>
            <text:p>890535690</text:p>
          </table:table-cell>
          <table:table-cell>
            <text:p>735417339</text:p>
          </table:table-cell>
          <table:table-cell>
            <text:p>128612277</text:p>
          </table:table-cell>
          <table:table-cell>
            <text:p>775515371</text:p>
          </table:table-cell>
        </table:table-row>
        <table:table-row>
          <table:table-cell>
            <text:p>622841174</text:p>
          </table:table-cell>
          <table:table-cell>
            <text:p>14072762</text:p>
          </table:table-cell>
          <table:table-cell>
            <text:p>610598836</text:p>
          </table:table-cell>
          <table:table-cell>
            <text:p>826964733</text:p>
          </table:table-cell>
          <table:table-cell>
            <text:p>260315999</text:p>
          </table:table-cell>
          <table:table-cell>
            <text:p>694545762</text:p>
          </table:table-cell>
          <table:table-cell>
            <text:p>237000270</text:p>
          </table:table-cell>
        </table:table-row>
        <table:table-row>
          <table:table-cell>
            <text:p>106030413</text:p>
          </table:table-cell>
          <table:table-cell>
            <text:p>599473873</text:p>
          </table:table-cell>
          <table:table-cell>
            <text:p>802436023</text:p>
          </table:table-cell>
          <table:table-cell>
            <text:p>404957592</text:p>
          </table:table-cell>
          <table:table-cell>
            <text:p>463762533</text:p>
          </table:table-cell>
          <table:table-cell>
            <text:p>328731857</text:p>
          </table:table-cell>
          <table:table-cell>
            <text:p>87094315</text:p>
          </table:table-cell>
        </table:table-row>
        <table:table-row>
          <table:table-cell>
            <text:p>428874328</text:p>
          </table:table-cell>
          <table:table-cell>
            <text:p>132854235</text:p>
          </table:table-cell>
          <table:table-cell>
            <text:p>302988062</text:p>
          </table:table-cell>
          <table:table-cell>
            <text:p>127129886</text:p>
          </table:table-cell>
          <table:table-cell>
            <text:p>892725580</text:p>
          </table:table-cell>
          <table:table-cell>
            <text:p>662977160</text:p>
          </table:table-cell>
          <table:table-cell>
            <text:p>808391323</text:p>
          </table:table-cell>
        </table:table-row>
        <table:table-row>
          <table:table-cell>
            <text:p>156916171</text:p>
          </table:table-cell>
          <table:table-cell>
            <text:p>779316200</text:p>
          </table:table-cell>
          <table:table-cell>
            <text:p>82968814</text:p>
          </table:table-cell>
          <table:table-cell>
            <text:p>705522891</text:p>
          </table:table-cell>
          <table:table-cell>
            <text:p>332378480</text:p>
          </table:table-cell>
          <table:table-cell>
            <text:p>989040105</text:p>
          </table:table-cell>
          <table:table-cell>
            <text:p>742805633</text:p>
          </table:table-cell>
        </table:table-row>
        <table:table-row>
          <table:table-cell>
            <text:p>247372313</text:p>
          </table:table-cell>
          <table:table-cell>
            <text:p>78177200</text:p>
          </table:table-cell>
          <table:table-cell>
            <text:p>541594752</text:p>
          </table:table-cell>
          <table:table-cell>
            <text:p>847497923</text:p>
          </table:table-cell>
          <table:table-cell>
            <text:p>140096601</text:p>
          </table:table-cell>
          <table:table-cell>
            <text:p>38957954</text:p>
          </table:table-cell>
          <table:table-cell>
            <text:p>529094664</text:p>
          </table:table-cell>
        </table:table-row>
        <table:table-row>
          <table:table-cell>
            <text:p>562642987</text:p>
          </table:table-cell>
          <table:table-cell>
            <text:p>955880263</text:p>
          </table:table-cell>
          <table:table-cell>
            <text:p>43705129</text:p>
          </table:table-cell>
          <table:table-cell>
            <text:p>587799783</text:p>
          </table:table-cell>
          <table:table-cell>
            <text:p>266410665</text:p>
          </table:table-cell>
          <table:table-cell>
            <text:p>815239668</text:p>
          </table:table-cell>
          <table:table-cell>
            <text:p>471082142</text:p>
          </table:table-cell>
        </table:table-row>
        <table:table-row>
          <table:table-cell>
            <text:p>544587740</text:p>
          </table:table-cell>
          <table:table-cell>
            <text:p>227881925</text:p>
          </table:table-cell>
          <table:table-cell>
            <text:p>275871858</text:p>
          </table:table-cell>
          <table:table-cell>
            <text:p>130405708</text:p>
          </table:table-cell>
          <table:table-cell>
            <text:p>216182299</text:p>
          </table:table-cell>
          <table:table-cell>
            <text:p>20310389</text:p>
          </table:table-cell>
          <table:table-cell>
            <text:p>429667481</text:p>
          </table:table-cell>
        </table:table-row>
        <table:table-row>
          <table:table-cell>
            <text:p>948023146</text:p>
          </table:table-cell>
          <table:table-cell>
            <text:p>361642597</text:p>
          </table:table-cell>
          <table:table-cell>
            <text:p>629297937</text:p>
          </table:table-cell>
          <table:table-cell>
            <text:p>51875546</text:p>
          </table:table-cell>
          <table:table-cell>
            <text:p>707650195</text:p>
          </table:table-cell>
          <table:table-cell>
            <text:p>684812887</text:p>
          </table:table-cell>
          <table:table-cell>
            <text:p>504503560</text:p>
          </table:table-cell>
        </table:table-row>
        <table:table-row>
          <table:table-cell>
            <text:p>849376630</text:p>
          </table:table-cell>
          <table:table-cell>
            <text:p>781225664</text:p>
          </table:table-cell>
          <table:table-cell>
            <text:p>589296903</text:p>
          </table:table-cell>
          <table:table-cell>
            <text:p>506032286</text:p>
          </table:table-cell>
          <table:table-cell>
            <text:p>506007814</text:p>
          </table:table-cell>
          <table:table-cell>
            <text:p>910542095</text:p>
          </table:table-cell>
          <table:table-cell>
            <text:p>256998432</text:p>
          </table:table-cell>
        </table:table-row>
        <table:table-row>
          <table:table-cell>
            <text:p>994433767</text:p>
          </table:table-cell>
          <table:table-cell>
            <text:p>852348608</text:p>
          </table:table-cell>
          <table:table-cell>
            <text:p>554002491</text:p>
          </table:table-cell>
          <table:table-cell>
            <text:p>92828863</text:p>
          </table:table-cell>
          <table:table-cell>
            <text:p>304844196</text:p>
          </table:table-cell>
          <table:table-cell>
            <text:p>858636316</text:p>
          </table:table-cell>
          <table:table-cell>
            <text:p>708599106</text:p>
          </table:table-cell>
        </table:table-row>
        <table:table-row>
          <table:table-cell>
            <text:p>43433824</text:p>
          </table:table-cell>
          <table:table-cell>
            <text:p>394517691</text:p>
          </table:table-cell>
          <table:table-cell>
            <text:p>600019081</text:p>
          </table:table-cell>
          <table:table-cell>
            <text:p>924276610</text:p>
          </table:table-cell>
          <table:table-cell>
            <text:p>300305727</text:p>
          </table:table-cell>
          <table:table-cell>
            <text:p>370323960</text:p>
          </table:table-cell>
          <table:table-cell>
            <text:p>144420965</text:p>
          </table:table-cell>
        </table:table-row>
        <table:table-row>
          <table:table-cell>
            <text:p>967913335</text:p>
          </table:table-cell>
          <table:table-cell>
            <text:p>366823599</text:p>
          </table:table-cell>
          <table:table-cell>
            <text:p>683961873</text:p>
          </table:table-cell>
          <table:table-cell>
            <text:p>986302599</text:p>
          </table:table-cell>
          <table:table-cell>
            <text:p>285644478</text:p>
          </table:table-cell>
          <table:table-cell>
            <text:p>885090083</text:p>
          </table:table-cell>
          <table:table-cell>
            <text:p>952372755</text:p>
          </table:table-cell>
        </table:table-row>
        <table:table-row>
          <table:table-cell>
            <text:p>557163881</text:p>
          </table:table-cell>
          <table:table-cell>
            <text:p>617803775</text:p>
          </table:table-cell>
          <table:table-cell>
            <text:p>977232296</text:p>
          </table:table-cell>
          <table:table-cell>
            <text:p>158476336</text:p>
          </table:table-cell>
          <table:table-cell>
            <text:p>25722446</text:p>
          </table:table-cell>
          <table:table-cell>
            <text:p>604047840</text:p>
          </table:table-cell>
          <table:table-cell>
            <text:p>374985893</text:p>
          </table:table-cell>
        </table:table-row>
        <table:table-row>
          <table:table-cell>
            <text:p>432699705</text:p>
          </table:table-cell>
          <table:table-cell>
            <text:p>13069912</text:p>
          </table:table-cell>
          <table:table-cell>
            <text:p>870340392</text:p>
          </table:table-cell>
          <table:table-cell>
            <text:p>178187680</text:p>
          </table:table-cell>
          <table:table-cell>
            <text:p>748931447</text:p>
          </table:table-cell>
          <table:table-cell>
            <text:p>973935347</text:p>
          </table:table-cell>
          <table:table-cell>
            <text:p>854574672</text:p>
          </table:table-cell>
        </table:table-row>
        <table:table-row>
          <table:table-cell>
            <text:p>161837673</text:p>
          </table:table-cell>
          <table:table-cell>
            <text:p>907638534</text:p>
          </table:table-cell>
          <table:table-cell>
            <text:p>671344520</text:p>
          </table:table-cell>
          <table:table-cell>
            <text:p>604259413</text:p>
          </table:table-cell>
          <table:table-cell>
            <text:p>254687847</text:p>
          </table:table-cell>
          <table:table-cell>
            <text:p>220828225</text:p>
          </table:table-cell>
          <table:table-cell>
            <text:p>335874670</text:p>
          </table:table-cell>
        </table:table-row>
        <table:table-row>
          <table:table-cell>
            <text:p>595186950</text:p>
          </table:table-cell>
          <table:table-cell>
            <text:p>202106862</text:p>
          </table:table-cell>
          <table:table-cell>
            <text:p>442784116</text:p>
          </table:table-cell>
          <table:table-cell>
            <text:p>331015934</text:p>
          </table:table-cell>
          <table:table-cell>
            <text:p>588533421</text:p>
          </table:table-cell>
          <table:table-cell>
            <text:p>479245509</text:p>
          </table:table-cell>
          <table:table-cell>
            <text:p>344740132</text:p>
          </table:table-cell>
        </table:table-row>
        <table:table-row>
          <table:table-cell>
            <text:p>675477588</text:p>
          </table:table-cell>
          <table:table-cell>
            <text:p>235718486</text:p>
          </table:table-cell>
          <table:table-cell>
            <text:p>644546972</text:p>
          </table:table-cell>
          <table:table-cell>
            <text:p>967490062</text:p>
          </table:table-cell>
          <table:table-cell>
            <text:p>791640596</text:p>
          </table:table-cell>
          <table:table-cell>
            <text:p>248907661</text:p>
          </table:table-cell>
          <table:table-cell>
            <text:p>50199147</text:p>
          </table:table-cell>
        </table:table-row>
        <table:table-row>
          <table:table-cell>
            <text:p>368995680</text:p>
          </table:table-cell>
          <table:table-cell>
            <text:p>290508991</text:p>
          </table:table-cell>
          <table:table-cell>
            <text:p>242195574</text:p>
          </table:table-cell>
          <table:table-cell>
            <text:p>289783105</text:p>
          </table:table-cell>
          <table:table-cell>
            <text:p>94805158</text:p>
          </table:table-cell>
          <table:table-cell>
            <text:p>336698251</text:p>
          </table:table-cell>
          <table:table-cell>
            <text:p>761971310</text:p>
          </table:table-cell>
        </table:table-row>
        <table:table-row>
          <table:table-cell>
            <text:p>598622120</text:p>
          </table:table-cell>
          <table:table-cell>
            <text:p>724999230</text:p>
          </table:table-cell>
          <table:table-cell>
            <text:p>874412031</text:p>
          </table:table-cell>
          <table:table-cell>
            <text:p>60690113</text:p>
          </table:table-cell>
          <table:table-cell>
            <text:p>744854971</text:p>
          </table:table-cell>
          <table:table-cell>
            <text:p>499597902</text:p>
          </table:table-cell>
          <table:table-cell>
            <text:p>690006620</text:p>
          </table:table-cell>
        </table:table-row>
        <table:table-row>
          <table:table-cell>
            <text:p>65962264</text:p>
          </table:table-cell>
          <table:table-cell>
            <text:p>282344587</text:p>
          </table:table-cell>
          <table:table-cell>
            <text:p>724558957</text:p>
          </table:table-cell>
          <table:table-cell>
            <text:p>37190211</text:p>
          </table:table-cell>
          <table:table-cell>
            <text:p>888248552</text:p>
          </table:table-cell>
          <table:table-cell>
            <text:p>475153389</text:p>
          </table:table-cell>
          <table:table-cell>
            <text:p>774041628</text:p>
          </table:table-cell>
        </table:table-row>
        <table:table-row>
          <table:table-cell>
            <text:p>212824197</text:p>
          </table:table-cell>
          <table:table-cell>
            <text:p>91205510</text:p>
          </table:table-cell>
          <table:table-cell>
            <text:p>754629352</text:p>
          </table:table-cell>
          <table:table-cell>
            <text:p>545320416</text:p>
          </table:table-cell>
          <table:table-cell>
            <text:p>14196701</text:p>
          </table:table-cell>
          <table:table-cell>
            <text:p>900872596</text:p>
          </table:table-cell>
          <table:table-cell>
            <text:p>722823163</text:p>
          </table:table-cell>
        </table:table-row>
        <table:table-row>
          <table:table-cell>
            <text:p>297337189</text:p>
          </table:table-cell>
          <table:table-cell>
            <text:p>165695232</text:p>
          </table:table-cell>
          <table:table-cell>
            <text:p>475816647</text:p>
          </table:table-cell>
          <table:table-cell>
            <text:p>942986256</text:p>
          </table:table-cell>
          <table:table-cell>
            <text:p>84247553</text:p>
          </table:table-cell>
          <table:table-cell>
            <text:p>125370833</text:p>
          </table:table-cell>
          <table:table-cell>
            <text:p>598277173</text:p>
          </table:table-cell>
        </table:table-row>
        <table:table-row>
          <table:table-cell>
            <text:p>859721355</text:p>
          </table:table-cell>
          <table:table-cell>
            <text:p>508634431</text:p>
          </table:table-cell>
          <table:table-cell>
            <text:p>755867068</text:p>
          </table:table-cell>
          <table:table-cell>
            <text:p>648267891</text:p>
          </table:table-cell>
          <table:table-cell>
            <text:p>596387097</text:p>
          </table:table-cell>
          <table:table-cell>
            <text:p>455202763</text:p>
          </table:table-cell>
          <table:table-cell>
            <text:p>136420224</text:p>
          </table:table-cell>
        </table:table-row>
        <table:table-row>
          <table:table-cell>
            <text:p>388171695</text:p>
          </table:table-cell>
          <table:table-cell>
            <text:p>929200131</text:p>
          </table:table-cell>
          <table:table-cell>
            <text:p>674611787</text:p>
          </table:table-cell>
          <table:table-cell>
            <text:p>867907051</text:p>
          </table:table-cell>
          <table:table-cell>
            <text:p>7143067</text:p>
          </table:table-cell>
          <table:table-cell>
            <text:p>576182703</text:p>
          </table:table-cell>
          <table:table-cell>
            <text:p>768178478</text:p>
          </table:table-cell>
        </table:table-row>
        <table:table-row>
          <table:table-cell>
            <text:p>191126038</text:p>
          </table:table-cell>
          <table:table-cell>
            <text:p>46716766</text:p>
          </table:table-cell>
          <table:table-cell>
            <text:p>757445785</text:p>
          </table:table-cell>
          <table:table-cell>
            <text:p>865687388</text:p>
          </table:table-cell>
          <table:table-cell>
            <text:p>691520355</text:p>
          </table:table-cell>
          <table:table-cell>
            <text:p>63843267</text:p>
          </table:table-cell>
          <table:table-cell>
            <text:p>535342966</text:p>
          </table:table-cell>
        </table:table-row>
        <table:table-row>
          <table:table-cell>
            <text:p>535800956</text:p>
          </table:table-cell>
          <table:table-cell>
            <text:p>765799937</text:p>
          </table:table-cell>
          <table:table-cell>
            <text:p>288725635</text:p>
          </table:table-cell>
          <table:table-cell>
            <text:p>246210738</text:p>
          </table:table-cell>
          <table:table-cell>
            <text:p>720504942</text:p>
          </table:table-cell>
          <table:table-cell>
            <text:p>392513623</text:p>
          </table:table-cell>
          <table:table-cell>
            <text:p>919232729</text:p>
          </table:table-cell>
        </table:table-row>
        <table:table-row>
          <table:table-cell>
            <text:p>978839392</text:p>
          </table:table-cell>
          <table:table-cell>
            <text:p>652431565</text:p>
          </table:table-cell>
          <table:table-cell>
            <text:p>313683767</text:p>
          </table:table-cell>
          <table:table-cell>
            <text:p>250584554</text:p>
          </table:table-cell>
          <table:table-cell>
            <text:p>837182208</text:p>
          </table:table-cell>
          <table:table-cell>
            <text:p>39447414</text:p>
          </table:table-cell>
          <table:table-cell>
            <text:p>398384423</text:p>
          </table:table-cell>
        </table:table-row>
        <table:table-row>
          <table:table-cell>
            <text:p>744640494</text:p>
          </table:table-cell>
          <table:table-cell>
            <text:p>408492715</text:p>
          </table:table-cell>
          <table:table-cell>
            <text:p>185778848</text:p>
          </table:table-cell>
          <table:table-cell>
            <text:p>489747712</text:p>
          </table:table-cell>
          <table:table-cell>
            <text:p>628533947</text:p>
          </table:table-cell>
          <table:table-cell>
            <text:p>345341789</text:p>
          </table:table-cell>
          <table:table-cell>
            <text:p>665081313</text:p>
          </table:table-cell>
        </table:table-row>
        <table:table-row>
          <table:table-cell>
            <text:p>881847243</text:p>
          </table:table-cell>
          <table:table-cell>
            <text:p>741390872</text:p>
          </table:table-cell>
          <table:table-cell>
            <text:p>894005358</text:p>
          </table:table-cell>
          <table:table-cell>
            <text:p>725615857</text:p>
          </table:table-cell>
          <table:table-cell>
            <text:p>855654588</text:p>
          </table:table-cell>
          <table:table-cell>
            <text:p>214804105</text:p>
          </table:table-cell>
          <table:table-cell>
            <text:p>503849262</text:p>
          </table:table-cell>
        </table:table-row>
        <table:table-row>
          <table:table-cell>
            <text:p>650667958</text:p>
          </table:table-cell>
          <table:table-cell>
            <text:p>195876486</text:p>
          </table:table-cell>
          <table:table-cell>
            <text:p>255342313</text:p>
          </table:table-cell>
          <table:table-cell>
            <text:p>272306737</text:p>
          </table:table-cell>
          <table:table-cell>
            <text:p>374468905</text:p>
          </table:table-cell>
          <table:table-cell>
            <text:p>384923115</text:p>
          </table:table-cell>
          <table:table-cell>
            <text:p>650963826</text:p>
          </table:table-cell>
        </table:table-row>
        <table:table-row>
          <table:table-cell>
            <text:p>697277862</text:p>
          </table:table-cell>
          <table:table-cell>
            <text:p>411274496</text:p>
          </table:table-cell>
          <table:table-cell>
            <text:p>230269031</text:p>
          </table:table-cell>
          <table:table-cell>
            <text:p>642772808</text:p>
          </table:table-cell>
          <table:table-cell>
            <text:p>428900728</text:p>
          </table:table-cell>
          <table:table-cell>
            <text:p>837291343</text:p>
          </table:table-cell>
          <table:table-cell>
            <text:p>705406948</text:p>
          </table:table-cell>
        </table:table-row>
        <table:table-row>
          <table:table-cell>
            <text:p>704020729</text:p>
          </table:table-cell>
          <table:table-cell>
            <text:p>997485029</text:p>
          </table:table-cell>
          <table:table-cell>
            <text:p>341291654</text:p>
          </table:table-cell>
          <table:table-cell>
            <text:p>121876630</text:p>
          </table:table-cell>
          <table:table-cell>
            <text:p>493258116</text:p>
          </table:table-cell>
          <table:table-cell>
            <text:p>723639343</text:p>
          </table:table-cell>
          <table:table-cell>
            <text:p>952230186</text:p>
          </table:table-cell>
        </table:table-row>
        <table:table-row>
          <table:table-cell>
            <text:p>951607696</text:p>
          </table:table-cell>
          <table:table-cell>
            <text:p>33745754</text:p>
          </table:table-cell>
          <table:table-cell>
            <text:p>547638417</text:p>
          </table:table-cell>
          <table:table-cell>
            <text:p>784424367</text:p>
          </table:table-cell>
          <table:table-cell>
            <text:p>341030561</text:p>
          </table:table-cell>
          <table:table-cell>
            <text:p>642650516</text:p>
          </table:table-cell>
          <table:table-cell>
            <text:p>535600419</text:p>
          </table:table-cell>
        </table:table-row>
        <table:table-row>
          <table:table-cell>
            <text:p>107290210</text:p>
          </table:table-cell>
          <table:table-cell>
            <text:p>577036458</text:p>
          </table:table-cell>
          <table:table-cell>
            <text:p>222255241</text:p>
          </table:table-cell>
          <table:table-cell>
            <text:p>454624186</text:p>
          </table:table-cell>
          <table:table-cell>
            <text:p>407346867</text:p>
          </table:table-cell>
          <table:table-cell>
            <text:p>807094560</text:p>
          </table:table-cell>
          <table:table-cell>
            <text:p>641675553</text:p>
          </table:table-cell>
        </table:table-row>
        <table:table-row>
          <table:table-cell>
            <text:p>881999377</text:p>
          </table:table-cell>
          <table:table-cell>
            <text:p>691484172</text:p>
          </table:table-cell>
          <table:table-cell>
            <text:p>640520675</text:p>
          </table:table-cell>
          <table:table-cell>
            <text:p>883220821</text:p>
          </table:table-cell>
          <table:table-cell>
            <text:p>275045370</text:p>
          </table:table-cell>
          <table:table-cell>
            <text:p>646940200</text:p>
          </table:table-cell>
          <table:table-cell>
            <text:p>640852185</text:p>
          </table:table-cell>
        </table:table-row>
        <table:table-row>
          <table:table-cell>
            <text:p>108964553</text:p>
          </table:table-cell>
          <table:table-cell>
            <text:p>454106299</text:p>
          </table:table-cell>
          <table:table-cell>
            <text:p>955174621</text:p>
          </table:table-cell>
          <table:table-cell>
            <text:p>300647839</text:p>
          </table:table-cell>
          <table:table-cell>
            <text:p>712522586</text:p>
          </table:table-cell>
          <table:table-cell>
            <text:p>929837549</text:p>
          </table:table-cell>
          <table:table-cell>
            <text:p>549155875</text:p>
          </table:table-cell>
        </table:table-row>
        <table:table-row>
          <table:table-cell>
            <text:p>274751882</text:p>
          </table:table-cell>
          <table:table-cell>
            <text:p>181836506</text:p>
          </table:table-cell>
          <table:table-cell>
            <text:p>495512267</text:p>
          </table:table-cell>
          <table:table-cell>
            <text:p>752896158</text:p>
          </table:table-cell>
          <table:table-cell>
            <text:p>843848274</text:p>
          </table:table-cell>
          <table:table-cell>
            <text:p>438814878</text:p>
          </table:table-cell>
          <table:table-cell>
            <text:p>234958105</text:p>
          </table:table-cell>
        </table:table-row>
        <table:table-row>
          <table:table-cell>
            <text:p>36427981</text:p>
          </table:table-cell>
          <table:table-cell>
            <text:p>894871339</text:p>
          </table:table-cell>
          <table:table-cell>
            <text:p>521866363</text:p>
          </table:table-cell>
          <table:table-cell>
            <text:p>788493583</text:p>
          </table:table-cell>
          <table:table-cell>
            <text:p>679424059</text:p>
          </table:table-cell>
          <table:table-cell>
            <text:p>427640855</text:p>
          </table:table-cell>
          <table:table-cell>
            <text:p>116565837</text:p>
          </table:table-cell>
        </table:table-row>
        <table:table-row>
          <table:table-cell>
            <text:p>195501671</text:p>
          </table:table-cell>
          <table:table-cell>
            <text:p>313375737</text:p>
          </table:table-cell>
          <table:table-cell>
            <text:p>393279671</text:p>
          </table:table-cell>
          <table:table-cell>
            <text:p>650781237</text:p>
          </table:table-cell>
          <table:table-cell>
            <text:p>791223531</text:p>
          </table:table-cell>
          <table:table-cell>
            <text:p>700549949</text:p>
          </table:table-cell>
          <table:table-cell>
            <text:p>212761618</text:p>
          </table:table-cell>
        </table:table-row>
        <table:table-row>
          <table:table-cell>
            <text:p>217707355</text:p>
          </table:table-cell>
          <table:table-cell>
            <text:p>701293486</text:p>
          </table:table-cell>
          <table:table-cell>
            <text:p>838115373</text:p>
          </table:table-cell>
          <table:table-cell>
            <text:p>735841331</text:p>
          </table:table-cell>
          <table:table-cell>
            <text:p>660906536</text:p>
          </table:table-cell>
          <table:table-cell>
            <text:p>678403565</text:p>
          </table:table-cell>
          <table:table-cell>
            <text:p>708644278</text:p>
          </table:table-cell>
        </table:table-row>
        <table:table-row>
          <table:table-cell>
            <text:p>42437635</text:p>
          </table:table-cell>
          <table:table-cell>
            <text:p>50121903</text:p>
          </table:table-cell>
          <table:table-cell>
            <text:p>898452382</text:p>
          </table:table-cell>
          <table:table-cell>
            <text:p>480504907</text:p>
          </table:table-cell>
          <table:table-cell>
            <text:p>915064084</text:p>
          </table:table-cell>
          <table:table-cell>
            <text:p>362952998</text:p>
          </table:table-cell>
          <table:table-cell>
            <text:p>921710865</text:p>
          </table:table-cell>
        </table:table-row>
        <table:table-row>
          <table:table-cell>
            <text:p>919351068</text:p>
          </table:table-cell>
          <table:table-cell>
            <text:p>572734497</text:p>
          </table:table-cell>
          <table:table-cell>
            <text:p>272910469</text:p>
          </table:table-cell>
          <table:table-cell>
            <text:p>741191319</text:p>
          </table:table-cell>
          <table:table-cell>
            <text:p>238011105</text:p>
          </table:table-cell>
          <table:table-cell>
            <text:p>963883455</text:p>
          </table:table-cell>
          <table:table-cell>
            <text:p>425543121</text:p>
          </table:table-cell>
        </table:table-row>
        <table:table-row>
          <table:table-cell>
            <text:p>78475536</text:p>
          </table:table-cell>
          <table:table-cell>
            <text:p>897675134</text:p>
          </table:table-cell>
          <table:table-cell>
            <text:p>495633294</text:p>
          </table:table-cell>
          <table:table-cell>
            <text:p>991561546</text:p>
          </table:table-cell>
          <table:table-cell>
            <text:p>22282242</text:p>
          </table:table-cell>
          <table:table-cell>
            <text:p>417560482</text:p>
          </table:table-cell>
          <table:table-cell>
            <text:p>788943141</text:p>
          </table:table-cell>
        </table:table-row>
        <table:table-row>
          <table:table-cell>
            <text:p>425165152</text:p>
          </table:table-cell>
          <table:table-cell>
            <text:p>8716134</text:p>
          </table:table-cell>
          <table:table-cell>
            <text:p>975228655</text:p>
          </table:table-cell>
          <table:table-cell>
            <text:p>311775702</text:p>
          </table:table-cell>
          <table:table-cell>
            <text:p>74675696</text:p>
          </table:table-cell>
          <table:table-cell>
            <text:p>581639027</text:p>
          </table:table-cell>
          <table:table-cell>
            <text:p>337876927</text:p>
          </table:table-cell>
        </table:table-row>
        <table:table-row>
          <table:table-cell>
            <text:p>735662783</text:p>
          </table:table-cell>
          <table:table-cell>
            <text:p>402644291</text:p>
          </table:table-cell>
          <table:table-cell>
            <text:p>249574043</text:p>
          </table:table-cell>
          <table:table-cell>
            <text:p>133363567</text:p>
          </table:table-cell>
          <table:table-cell>
            <text:p>624880330</text:p>
          </table:table-cell>
          <table:table-cell>
            <text:p>449284785</text:p>
          </table:table-cell>
          <table:table-cell>
            <text:p>229755902</text:p>
          </table:table-cell>
        </table:table-row>
        <table:table-row>
          <table:table-cell>
            <text:p>612298486</text:p>
          </table:table-cell>
          <table:table-cell>
            <text:p>404645911</text:p>
          </table:table-cell>
          <table:table-cell>
            <text:p>679065713</text:p>
          </table:table-cell>
          <table:table-cell>
            <text:p>134142356</text:p>
          </table:table-cell>
          <table:table-cell>
            <text:p>71921753</text:p>
          </table:table-cell>
          <table:table-cell>
            <text:p>651316170</text:p>
          </table:table-cell>
          <table:table-cell>
            <text:p>899846664</text:p>
          </table:table-cell>
        </table:table-row>
        <table:table-row>
          <table:table-cell>
            <text:p>593847952</text:p>
          </table:table-cell>
          <table:table-cell>
            <text:p>827680844</text:p>
          </table:table-cell>
          <table:table-cell>
            <text:p>495287491</text:p>
          </table:table-cell>
          <table:table-cell>
            <text:p>396426016</text:p>
          </table:table-cell>
          <table:table-cell>
            <text:p>381397689</text:p>
          </table:table-cell>
          <table:table-cell>
            <text:p>50964110</text:p>
          </table:table-cell>
          <table:table-cell>
            <text:p>731815940</text:p>
          </table:table-cell>
        </table:table-row>
        <table:table-row>
          <table:table-cell>
            <text:p>208319661</text:p>
          </table:table-cell>
          <table:table-cell>
            <text:p>433053955</text:p>
          </table:table-cell>
          <table:table-cell>
            <text:p>480449397</text:p>
          </table:table-cell>
          <table:table-cell>
            <text:p>238510718</text:p>
          </table:table-cell>
          <table:table-cell>
            <text:p>774640356</text:p>
          </table:table-cell>
          <table:table-cell>
            <text:p>311897878</text:p>
          </table:table-cell>
          <table:table-cell>
            <text:p>966999969</text:p>
          </table:table-cell>
        </table:table-row>
        <table:table-row>
          <table:table-cell>
            <text:p>278228110</text:p>
          </table:table-cell>
          <table:table-cell>
            <text:p>131869497</text:p>
          </table:table-cell>
          <table:table-cell>
            <text:p>663025229</text:p>
          </table:table-cell>
          <table:table-cell>
            <text:p>922664348</text:p>
          </table:table-cell>
          <table:table-cell>
            <text:p>89151550</text:p>
          </table:table-cell>
          <table:table-cell>
            <text:p>758924540</text:p>
          </table:table-cell>
          <table:table-cell>
            <text:p>18803797</text:p>
          </table:table-cell>
        </table:table-row>
        <table:table-row>
          <table:table-cell>
            <text:p>591367941</text:p>
          </table:table-cell>
          <table:table-cell>
            <text:p>609095021</text:p>
          </table:table-cell>
          <table:table-cell>
            <text:p>840286606</text:p>
          </table:table-cell>
          <table:table-cell>
            <text:p>135039413</text:p>
          </table:table-cell>
          <table:table-cell>
            <text:p>789656793</text:p>
          </table:table-cell>
          <table:table-cell>
            <text:p>958790324</text:p>
          </table:table-cell>
          <table:table-cell>
            <text:p>595995701</text:p>
          </table:table-cell>
        </table:table-row>
        <table:table-row>
          <table:table-cell>
            <text:p>114621075</text:p>
          </table:table-cell>
          <table:table-cell>
            <text:p>200747421</text:p>
          </table:table-cell>
          <table:table-cell>
            <text:p>982587739</text:p>
          </table:table-cell>
          <table:table-cell>
            <text:p>125405115</text:p>
          </table:table-cell>
          <table:table-cell>
            <text:p>985574279</text:p>
          </table:table-cell>
          <table:table-cell>
            <text:p>431111850</text:p>
          </table:table-cell>
          <table:table-cell>
            <text:p>591440758</text:p>
          </table:table-cell>
        </table:table-row>
        <table:table-row>
          <table:table-cell>
            <text:p>871319075</text:p>
          </table:table-cell>
          <table:table-cell>
            <text:p>24465754</text:p>
          </table:table-cell>
          <table:table-cell>
            <text:p>778504727</text:p>
          </table:table-cell>
          <table:table-cell>
            <text:p>980729078</text:p>
          </table:table-cell>
          <table:table-cell>
            <text:p>290953269</text:p>
          </table:table-cell>
          <table:table-cell>
            <text:p>541355324</text:p>
          </table:table-cell>
          <table:table-cell>
            <text:p>586839633</text:p>
          </table:table-cell>
        </table:table-row>
        <table:table-row>
          <table:table-cell>
            <text:p>694958922</text:p>
          </table:table-cell>
          <table:table-cell>
            <text:p>192332160</text:p>
          </table:table-cell>
          <table:table-cell>
            <text:p>555262693</text:p>
          </table:table-cell>
          <table:table-cell>
            <text:p>930222268</text:p>
          </table:table-cell>
          <table:table-cell>
            <text:p>889887362</text:p>
          </table:table-cell>
          <table:table-cell>
            <text:p>934470972</text:p>
          </table:table-cell>
          <table:table-cell>
            <text:p>50121046</text:p>
          </table:table-cell>
        </table:table-row>
        <table:table-row>
          <table:table-cell>
            <text:p>700511385</text:p>
          </table:table-cell>
          <table:table-cell>
            <text:p>176522951</text:p>
          </table:table-cell>
          <table:table-cell>
            <text:p>541759335</text:p>
          </table:table-cell>
          <table:table-cell>
            <text:p>352776477</text:p>
          </table:table-cell>
          <table:table-cell>
            <text:p>221494625</text:p>
          </table:table-cell>
          <table:table-cell>
            <text:p>406031051</text:p>
          </table:table-cell>
          <table:table-cell>
            <text:p>302275943</text:p>
          </table:table-cell>
        </table:table-row>
        <table:table-row>
          <table:table-cell>
            <text:p>28247214</text:p>
          </table:table-cell>
          <table:table-cell>
            <text:p>232425432</text:p>
          </table:table-cell>
          <table:table-cell>
            <text:p>529754917</text:p>
          </table:table-cell>
          <table:table-cell>
            <text:p>615506098</text:p>
          </table:table-cell>
          <table:table-cell>
            <text:p>910349076</text:p>
          </table:table-cell>
          <table:table-cell>
            <text:p>173460415</text:p>
          </table:table-cell>
          <table:table-cell>
            <text:p>733272942</text:p>
          </table:table-cell>
        </table:table-row>
        <table:table-row>
          <table:table-cell>
            <text:p>624007878</text:p>
          </table:table-cell>
          <table:table-cell>
            <text:p>429354244</text:p>
          </table:table-cell>
          <table:table-cell>
            <text:p>318474998</text:p>
          </table:table-cell>
          <table:table-cell>
            <text:p>27493</text:p>
          </table:table-cell>
          <table:table-cell>
            <text:p>566403534</text:p>
          </table:table-cell>
          <table:table-cell>
            <text:p>717546286</text:p>
          </table:table-cell>
          <table:table-cell>
            <text:p>53795681</text:p>
          </table:table-cell>
        </table:table-row>
        <table:table-row>
          <table:table-cell>
            <text:p>560862864</text:p>
          </table:table-cell>
          <table:table-cell>
            <text:p>891887595</text:p>
          </table:table-cell>
          <table:table-cell>
            <text:p>117159387</text:p>
          </table:table-cell>
          <table:table-cell>
            <text:p>650013338</text:p>
          </table:table-cell>
          <table:table-cell>
            <text:p>118912569</text:p>
          </table:table-cell>
          <table:table-cell>
            <text:p>145816558</text:p>
          </table:table-cell>
          <table:table-cell>
            <text:p>244278285</text:p>
          </table:table-cell>
        </table:table-row>
        <table:table-row>
          <table:table-cell>
            <text:p>820066068</text:p>
          </table:table-cell>
          <table:table-cell>
            <text:p>878433965</text:p>
          </table:table-cell>
          <table:table-cell>
            <text:p>767653575</text:p>
          </table:table-cell>
          <table:table-cell>
            <text:p>883468973</text:p>
          </table:table-cell>
          <table:table-cell>
            <text:p>822794853</text:p>
          </table:table-cell>
          <table:table-cell>
            <text:p>547494939</text:p>
          </table:table-cell>
          <table:table-cell>
            <text:p>536947563</text:p>
          </table:table-cell>
        </table:table-row>
        <table:table-row>
          <table:table-cell>
            <text:p>584259675</text:p>
          </table:table-cell>
          <table:table-cell>
            <text:p>858670217</text:p>
          </table:table-cell>
          <table:table-cell>
            <text:p>461501161</text:p>
          </table:table-cell>
          <table:table-cell>
            <text:p>128391223</text:p>
          </table:table-cell>
          <table:table-cell>
            <text:p>784047198</text:p>
          </table:table-cell>
          <table:table-cell>
            <text:p>181570110</text:p>
          </table:table-cell>
          <table:table-cell>
            <text:p>499133841</text:p>
          </table:table-cell>
        </table:table-row>
        <table:table-row>
          <table:table-cell>
            <text:p>908843871</text:p>
          </table:table-cell>
          <table:table-cell>
            <text:p>852202814</text:p>
          </table:table-cell>
          <table:table-cell>
            <text:p>558627034</text:p>
          </table:table-cell>
          <table:table-cell>
            <text:p>646602569</text:p>
          </table:table-cell>
          <table:table-cell>
            <text:p>262414570</text:p>
          </table:table-cell>
          <table:table-cell>
            <text:p>896169854</text:p>
          </table:table-cell>
          <table:table-cell>
            <text:p>567368648</text:p>
          </table:table-cell>
        </table:table-row>
        <table:table-row>
          <table:table-cell>
            <text:p>90909489</text:p>
          </table:table-cell>
          <table:table-cell>
            <text:p>286934970</text:p>
          </table:table-cell>
          <table:table-cell>
            <text:p>336120393</text:p>
          </table:table-cell>
          <table:table-cell>
            <text:p>288004135</text:p>
          </table:table-cell>
          <table:table-cell>
            <text:p>832567625</text:p>
          </table:table-cell>
          <table:table-cell>
            <text:p>812274959</text:p>
          </table:table-cell>
          <table:table-cell>
            <text:p>911246255</text:p>
          </table:table-cell>
        </table:table-row>
        <table:table-row>
          <table:table-cell>
            <text:p>467394570</text:p>
          </table:table-cell>
          <table:table-cell>
            <text:p>767026912</text:p>
          </table:table-cell>
          <table:table-cell>
            <text:p>639131656</text:p>
          </table:table-cell>
          <table:table-cell>
            <text:p>877213582</text:p>
          </table:table-cell>
          <table:table-cell>
            <text:p>533598566</text:p>
          </table:table-cell>
          <table:table-cell>
            <text:p>778186747</text:p>
          </table:table-cell>
          <table:table-cell>
            <text:p>748170073</text:p>
          </table:table-cell>
        </table:table-row>
        <table:table-row>
          <table:table-cell>
            <text:p>535502690</text:p>
          </table:table-cell>
          <table:table-cell>
            <text:p>298476014</text:p>
          </table:table-cell>
          <table:table-cell>
            <text:p>896038780</text:p>
          </table:table-cell>
          <table:table-cell>
            <text:p>474191407</text:p>
          </table:table-cell>
          <table:table-cell>
            <text:p>845814775</text:p>
          </table:table-cell>
          <table:table-cell>
            <text:p>631116279</text:p>
          </table:table-cell>
          <table:table-cell>
            <text:p>720557539</text:p>
          </table:table-cell>
        </table:table-row>
        <table:table-row>
          <table:table-cell>
            <text:p>941634825</text:p>
          </table:table-cell>
          <table:table-cell>
            <text:p>595396264</text:p>
          </table:table-cell>
          <table:table-cell>
            <text:p>236826127</text:p>
          </table:table-cell>
          <table:table-cell>
            <text:p>479241315</text:p>
          </table:table-cell>
          <table:table-cell>
            <text:p>563164026</text:p>
          </table:table-cell>
          <table:table-cell>
            <text:p>70784739</text:p>
          </table:table-cell>
          <table:table-cell>
            <text:p>305574848</text:p>
          </table:table-cell>
        </table:table-row>
        <table:table-row>
          <table:table-cell>
            <text:p>864212780</text:p>
          </table:table-cell>
          <table:table-cell>
            <text:p>886156829</text:p>
          </table:table-cell>
          <table:table-cell>
            <text:p>884430798</text:p>
          </table:table-cell>
          <table:table-cell>
            <text:p>587015988</text:p>
          </table:table-cell>
          <table:table-cell>
            <text:p>267627280</text:p>
          </table:table-cell>
          <table:table-cell>
            <text:p>263682765</text:p>
          </table:table-cell>
          <table:table-cell>
            <text:p>555444670</text:p>
          </table:table-cell>
        </table:table-row>
        <table:table-row>
          <table:table-cell>
            <text:p>667559671</text:p>
          </table:table-cell>
          <table:table-cell>
            <text:p>259259802</text:p>
          </table:table-cell>
          <table:table-cell>
            <text:p>464545700</text:p>
          </table:table-cell>
          <table:table-cell>
            <text:p>448444539</text:p>
          </table:table-cell>
          <table:table-cell>
            <text:p>618390774</text:p>
          </table:table-cell>
          <table:table-cell>
            <text:p>672970970</text:p>
          </table:table-cell>
          <table:table-cell>
            <text:p>351298517</text:p>
          </table:table-cell>
        </table:table-row>
        <table:table-row>
          <table:table-cell>
            <text:p>997477010</text:p>
          </table:table-cell>
          <table:table-cell>
            <text:p>505566210</text:p>
          </table:table-cell>
          <table:table-cell>
            <text:p>451690841</text:p>
          </table:table-cell>
          <table:table-cell>
            <text:p>111449280</text:p>
          </table:table-cell>
          <table:table-cell>
            <text:p>171079107</text:p>
          </table:table-cell>
          <table:table-cell>
            <text:p>989192684</text:p>
          </table:table-cell>
          <table:table-cell>
            <text:p>201820900</text:p>
          </table:table-cell>
        </table:table-row>
        <table:table-row>
          <table:table-cell>
            <text:p>834461612</text:p>
          </table:table-cell>
          <table:table-cell>
            <text:p>698713350</text:p>
          </table:table-cell>
          <table:table-cell>
            <text:p>948000939</text:p>
          </table:table-cell>
          <table:table-cell>
            <text:p>663482576</text:p>
          </table:table-cell>
          <table:table-cell>
            <text:p>805571201</text:p>
          </table:table-cell>
          <table:table-cell>
            <text:p>386248339</text:p>
          </table:table-cell>
          <table:table-cell>
            <text:p>301076580</text:p>
          </table:table-cell>
        </table:table-row>
        <table:table-row>
          <table:table-cell>
            <text:p>75388356</text:p>
          </table:table-cell>
          <table:table-cell>
            <text:p>355337148</text:p>
          </table:table-cell>
          <table:table-cell>
            <text:p>450422016</text:p>
          </table:table-cell>
          <table:table-cell>
            <text:p>62255178</text:p>
          </table:table-cell>
          <table:table-cell>
            <text:p>878772385</text:p>
          </table:table-cell>
          <table:table-cell>
            <text:p>62687003</text:p>
          </table:table-cell>
          <table:table-cell>
            <text:p>411043723</text:p>
          </table:table-cell>
        </table:table-row>
        <table:table-row>
          <table:table-cell>
            <text:p>719079942</text:p>
          </table:table-cell>
          <table:table-cell>
            <text:p>645957629</text:p>
          </table:table-cell>
          <table:table-cell>
            <text:p>796915631</text:p>
          </table:table-cell>
          <table:table-cell>
            <text:p>447584001</text:p>
          </table:table-cell>
          <table:table-cell>
            <text:p>149132439</text:p>
          </table:table-cell>
          <table:table-cell>
            <text:p>546162544</text:p>
          </table:table-cell>
          <table:table-cell>
            <text:p>716099781</text:p>
          </table:table-cell>
        </table:table-row>
        <table:table-row>
          <table:table-cell>
            <text:p>694473523</text:p>
          </table:table-cell>
          <table:table-cell>
            <text:p>733673956</text:p>
          </table:table-cell>
          <table:table-cell>
            <text:p>123721506</text:p>
          </table:table-cell>
          <table:table-cell>
            <text:p>379579345</text:p>
          </table:table-cell>
          <table:table-cell>
            <text:p>161350236</text:p>
          </table:table-cell>
          <table:table-cell>
            <text:p>380860120</text:p>
          </table:table-cell>
          <table:table-cell>
            <text:p>160260535</text:p>
          </table:table-cell>
        </table:table-row>
        <table:table-row>
          <table:table-cell>
            <text:p>927382468</text:p>
          </table:table-cell>
          <table:table-cell>
            <text:p>791726852</text:p>
          </table:table-cell>
          <table:table-cell>
            <text:p>708519306</text:p>
          </table:table-cell>
          <table:table-cell>
            <text:p>942031417</text:p>
          </table:table-cell>
          <table:table-cell>
            <text:p>482641762</text:p>
          </table:table-cell>
          <table:table-cell>
            <text:p>428697190</text:p>
          </table:table-cell>
          <table:table-cell>
            <text:p>398469402</text:p>
          </table:table-cell>
        </table:table-row>
        <table:table-row>
          <table:table-cell>
            <text:p>73039250</text:p>
          </table:table-cell>
          <table:table-cell>
            <text:p>280453158</text:p>
          </table:table-cell>
          <table:table-cell>
            <text:p>334593116</text:p>
          </table:table-cell>
          <table:table-cell>
            <text:p>970403937</text:p>
          </table:table-cell>
          <table:table-cell>
            <text:p>704873221</text:p>
          </table:table-cell>
          <table:table-cell>
            <text:p>176675058</text:p>
          </table:table-cell>
          <table:table-cell>
            <text:p>368360991</text:p>
          </table:table-cell>
        </table:table-row>
        <table:table-row>
          <table:table-cell>
            <text:p>15923110</text:p>
          </table:table-cell>
          <table:table-cell>
            <text:p>263354743</text:p>
          </table:table-cell>
          <table:table-cell>
            <text:p>472451830</text:p>
          </table:table-cell>
          <table:table-cell>
            <text:p>817253042</text:p>
          </table:table-cell>
          <table:table-cell>
            <text:p>460152117</text:p>
          </table:table-cell>
          <table:table-cell>
            <text:p>169510730</text:p>
          </table:table-cell>
          <table:table-cell>
            <text:p>590581660</text:p>
          </table:table-cell>
        </table:table-row>
        <table:table-row>
          <table:table-cell>
            <text:p>499180744</text:p>
          </table:table-cell>
          <table:table-cell>
            <text:p>503607</text:p>
          </table:table-cell>
          <table:table-cell>
            <text:p>812285867</text:p>
          </table:table-cell>
          <table:table-cell>
            <text:p>348930422</text:p>
          </table:table-cell>
          <table:table-cell>
            <text:p>720550649</text:p>
          </table:table-cell>
          <table:table-cell>
            <text:p>395176719</text:p>
          </table:table-cell>
          <table:table-cell>
            <text:p>559201813</text:p>
          </table:table-cell>
        </table:table-row>
        <table:table-row>
          <table:table-cell>
            <text:p>43904190</text:p>
          </table:table-cell>
          <table:table-cell>
            <text:p>914679941</text:p>
          </table:table-cell>
          <table:table-cell>
            <text:p>734289028</text:p>
          </table:table-cell>
          <table:table-cell>
            <text:p>95161348</text:p>
          </table:table-cell>
          <table:table-cell>
            <text:p>440402294</text:p>
          </table:table-cell>
          <table:table-cell>
            <text:p>120601606</text:p>
          </table:table-cell>
          <table:table-cell>
            <text:p>415751981</text:p>
          </table:table-cell>
        </table:table-row>
        <table:table-row>
          <table:table-cell>
            <text:p>843547614</text:p>
          </table:table-cell>
          <table:table-cell>
            <text:p>837714595</text:p>
          </table:table-cell>
          <table:table-cell>
            <text:p>818857283</text:p>
          </table:table-cell>
          <table:table-cell>
            <text:p>127110478</text:p>
          </table:table-cell>
          <table:table-cell>
            <text:p>982297188</text:p>
          </table:table-cell>
          <table:table-cell>
            <text:p>35298316</text:p>
          </table:table-cell>
          <table:table-cell>
            <text:p>767774314</text:p>
          </table:table-cell>
        </table:table-row>
        <table:table-row>
          <table:table-cell>
            <text:p>644424238</text:p>
          </table:table-cell>
          <table:table-cell>
            <text:p>999625740</text:p>
          </table:table-cell>
          <table:table-cell>
            <text:p>978386870</text:p>
          </table:table-cell>
          <table:table-cell>
            <text:p>867944042</text:p>
          </table:table-cell>
          <table:table-cell>
            <text:p>503079954</text:p>
          </table:table-cell>
          <table:table-cell>
            <text:p>367550317</text:p>
          </table:table-cell>
          <table:table-cell>
            <text:p>206352671</text:p>
          </table:table-cell>
        </table:table-row>
        <table:table-row>
          <table:table-cell>
            <text:p>243071194</text:p>
          </table:table-cell>
          <table:table-cell>
            <text:p>384288231</text:p>
          </table:table-cell>
          <table:table-cell>
            <text:p>844757955</text:p>
          </table:table-cell>
          <table:table-cell>
            <text:p>873078384</text:p>
          </table:table-cell>
          <table:table-cell>
            <text:p>583838860</text:p>
          </table:table-cell>
          <table:table-cell>
            <text:p>46986040</text:p>
          </table:table-cell>
          <table:table-cell>
            <text:p>556742569</text:p>
          </table:table-cell>
        </table:table-row>
        <table:table-row>
          <table:table-cell>
            <text:p>668269622</text:p>
          </table:table-cell>
          <table:table-cell>
            <text:p>864622596</text:p>
          </table:table-cell>
          <table:table-cell>
            <text:p>539299583</text:p>
          </table:table-cell>
          <table:table-cell>
            <text:p>935702125</text:p>
          </table:table-cell>
          <table:table-cell>
            <text:p>49499520</text:p>
          </table:table-cell>
          <table:table-cell>
            <text:p>403432778</text:p>
          </table:table-cell>
          <table:table-cell>
            <text:p>558410204</text:p>
          </table:table-cell>
        </table:table-row>
        <table:table-row>
          <table:table-cell>
            <text:p>848482737</text:p>
          </table:table-cell>
          <table:table-cell>
            <text:p>20265062</text:p>
          </table:table-cell>
          <table:table-cell>
            <text:p>22407397</text:p>
          </table:table-cell>
          <table:table-cell>
            <text:p>838366508</text:p>
          </table:table-cell>
          <table:table-cell>
            <text:p>868144537</text:p>
          </table:table-cell>
          <table:table-cell>
            <text:p>487151735</text:p>
          </table:table-cell>
          <table:table-cell>
            <text:p>984286749</text:p>
          </table:table-cell>
        </table:table-row>
        <table:table-row>
          <table:table-cell>
            <text:p>843054684</text:p>
          </table:table-cell>
          <table:table-cell>
            <text:p>289163549</text:p>
          </table:table-cell>
          <table:table-cell>
            <text:p>588706198</text:p>
          </table:table-cell>
          <table:table-cell>
            <text:p>210599448</text:p>
          </table:table-cell>
          <table:table-cell>
            <text:p>633248366</text:p>
          </table:table-cell>
          <table:table-cell>
            <text:p>528865898</text:p>
          </table:table-cell>
          <table:table-cell>
            <text:p>288055865</text:p>
          </table:table-cell>
        </table:table-row>
        <table:table-row>
          <table:table-cell>
            <text:p>645528537</text:p>
          </table:table-cell>
          <table:table-cell>
            <text:p>241395469</text:p>
          </table:table-cell>
          <table:table-cell>
            <text:p>320175038</text:p>
          </table:table-cell>
          <table:table-cell>
            <text:p>842870172</text:p>
          </table:table-cell>
          <table:table-cell>
            <text:p>983168209</text:p>
          </table:table-cell>
          <table:table-cell>
            <text:p>761609343</text:p>
          </table:table-cell>
          <table:table-cell>
            <text:p>452594519</text:p>
          </table:table-cell>
        </table:table-row>
        <table:table-row>
          <table:table-cell>
            <text:p>229001296</text:p>
          </table:table-cell>
          <table:table-cell>
            <text:p>148513171</text:p>
          </table:table-cell>
          <table:table-cell>
            <text:p>352142552</text:p>
          </table:table-cell>
          <table:table-cell>
            <text:p>613682815</text:p>
          </table:table-cell>
          <table:table-cell>
            <text:p>237069728</text:p>
          </table:table-cell>
          <table:table-cell>
            <text:p>849439851</text:p>
          </table:table-cell>
          <table:table-cell>
            <text:p>45752340</text:p>
          </table:table-cell>
        </table:table-row>
        <table:table-row>
          <table:table-cell>
            <text:p>28271861</text:p>
          </table:table-cell>
          <table:table-cell>
            <text:p>64934174</text:p>
          </table:table-cell>
          <table:table-cell>
            <text:p>42229903</text:p>
          </table:table-cell>
          <table:table-cell>
            <text:p>681086998</text:p>
          </table:table-cell>
          <table:table-cell>
            <text:p>39316252</text:p>
          </table:table-cell>
          <table:table-cell>
            <text:p>460514226</text:p>
          </table:table-cell>
          <table:table-cell>
            <text:p>473147215</text:p>
          </table:table-cell>
        </table:table-row>
        <table:table-row>
          <table:table-cell>
            <text:p>71622411</text:p>
          </table:table-cell>
          <table:table-cell>
            <text:p>273845253</text:p>
          </table:table-cell>
          <table:table-cell>
            <text:p>448167993</text:p>
          </table:table-cell>
          <table:table-cell>
            <text:p>390107292</text:p>
          </table:table-cell>
          <table:table-cell>
            <text:p>770330981</text:p>
          </table:table-cell>
          <table:table-cell>
            <text:p>720483517</text:p>
          </table:table-cell>
          <table:table-cell>
            <text:p>425866264</text:p>
          </table:table-cell>
        </table:table-row>
        <table:table-row>
          <table:table-cell>
            <text:p>911379350</text:p>
          </table:table-cell>
          <table:table-cell>
            <text:p>834523194</text:p>
          </table:table-cell>
          <table:table-cell>
            <text:p>906949539</text:p>
          </table:table-cell>
          <table:table-cell>
            <text:p>788015393</text:p>
          </table:table-cell>
          <table:table-cell>
            <text:p>744496794</text:p>
          </table:table-cell>
          <table:table-cell>
            <text:p>382498442</text:p>
          </table:table-cell>
          <table:table-cell>
            <text:p>36059818</text:p>
          </table:table-cell>
        </table:table-row>
        <table:table-row>
          <table:table-cell>
            <text:p>725141887</text:p>
          </table:table-cell>
          <table:table-cell>
            <text:p>644691343</text:p>
          </table:table-cell>
          <table:table-cell>
            <text:p>901238006</text:p>
          </table:table-cell>
          <table:table-cell>
            <text:p>866705657</text:p>
          </table:table-cell>
          <table:table-cell>
            <text:p>864158847</text:p>
          </table:table-cell>
          <table:table-cell>
            <text:p>149631289</text:p>
          </table:table-cell>
          <table:table-cell>
            <text:p>391012861</text:p>
          </table:table-cell>
        </table:table-row>
        <table:table-row>
          <table:table-cell>
            <text:p>253370717</text:p>
          </table:table-cell>
          <table:table-cell>
            <text:p>347804929</text:p>
          </table:table-cell>
          <table:table-cell>
            <text:p>616432081</text:p>
          </table:table-cell>
          <table:table-cell>
            <text:p>360108661</text:p>
          </table:table-cell>
          <table:table-cell>
            <text:p>646343995</text:p>
          </table:table-cell>
          <table:table-cell>
            <text:p>404772347</text:p>
          </table:table-cell>
          <table:table-cell>
            <text:p>314809482</text:p>
          </table:table-cell>
        </table:table-row>
        <table:table-row>
          <table:table-cell>
            <text:p>873606642</text:p>
          </table:table-cell>
          <table:table-cell>
            <text:p>131521375</text:p>
          </table:table-cell>
          <table:table-cell>
            <text:p>967902564</text:p>
          </table:table-cell>
          <table:table-cell>
            <text:p>173309088</text:p>
          </table:table-cell>
          <table:table-cell>
            <text:p>492414309</text:p>
          </table:table-cell>
          <table:table-cell>
            <text:p>760974035</text:p>
          </table:table-cell>
          <table:table-cell>
            <text:p>303272498</text:p>
          </table:table-cell>
        </table:table-row>
        <table:table-row>
          <table:table-cell>
            <text:p>816594572</text:p>
          </table:table-cell>
          <table:table-cell>
            <text:p>187285280</text:p>
          </table:table-cell>
          <table:table-cell>
            <text:p>381871284</text:p>
          </table:table-cell>
          <table:table-cell>
            <text:p>23507277</text:p>
          </table:table-cell>
          <table:table-cell>
            <text:p>935449798</text:p>
          </table:table-cell>
          <table:table-cell>
            <text:p>981078723</text:p>
          </table:table-cell>
          <table:table-cell>
            <text:p>410859696</text:p>
          </table:table-cell>
        </table:table-row>
        <table:table-row>
          <table:table-cell>
            <text:p>748779719</text:p>
          </table:table-cell>
          <table:table-cell>
            <text:p>997174699</text:p>
          </table:table-cell>
          <table:table-cell>
            <text:p>954794848</text:p>
          </table:table-cell>
          <table:table-cell>
            <text:p>826110065</text:p>
          </table:table-cell>
          <table:table-cell>
            <text:p>862378064</text:p>
          </table:table-cell>
          <table:table-cell>
            <text:p>379589035</text:p>
          </table:table-cell>
          <table:table-cell>
            <text:p>711453608</text:p>
          </table:table-cell>
        </table:table-row>
        <table:table-row>
          <table:table-cell>
            <text:p>729775098</text:p>
          </table:table-cell>
          <table:table-cell>
            <text:p>340571500</text:p>
          </table:table-cell>
          <table:table-cell>
            <text:p>88335961</text:p>
          </table:table-cell>
          <table:table-cell>
            <text:p>478582311</text:p>
          </table:table-cell>
          <table:table-cell>
            <text:p>15863421</text:p>
          </table:table-cell>
          <table:table-cell>
            <text:p>477948981</text:p>
          </table:table-cell>
          <table:table-cell>
            <text:p>422984891</text:p>
          </table:table-cell>
        </table:table-row>
        <table:table-row>
          <table:table-cell>
            <text:p>587995730</text:p>
          </table:table-cell>
          <table:table-cell>
            <text:p>708505244</text:p>
          </table:table-cell>
          <table:table-cell>
            <text:p>39186484</text:p>
          </table:table-cell>
          <table:table-cell>
            <text:p>974655260</text:p>
          </table:table-cell>
          <table:table-cell>
            <text:p>955905078</text:p>
          </table:table-cell>
          <table:table-cell>
            <text:p>142960194</text:p>
          </table:table-cell>
          <table:table-cell>
            <text:p>856663906</text:p>
          </table:table-cell>
        </table:table-row>
        <table:table-row>
          <table:table-cell>
            <text:p>452286610</text:p>
          </table:table-cell>
          <table:table-cell>
            <text:p>148062910</text:p>
          </table:table-cell>
          <table:table-cell>
            <text:p>144750356</text:p>
          </table:table-cell>
          <table:table-cell>
            <text:p>16492609</text:p>
          </table:table-cell>
          <table:table-cell>
            <text:p>814309686</text:p>
          </table:table-cell>
          <table:table-cell>
            <text:p>207241823</text:p>
          </table:table-cell>
          <table:table-cell>
            <text:p>559148191</text:p>
          </table:table-cell>
        </table:table-row>
        <table:table-row>
          <table:table-cell>
            <text:p>448065053</text:p>
          </table:table-cell>
          <table:table-cell>
            <text:p>20258196</text:p>
          </table:table-cell>
          <table:table-cell>
            <text:p>281031377</text:p>
          </table:table-cell>
          <table:table-cell>
            <text:p>135878449</text:p>
          </table:table-cell>
          <table:table-cell>
            <text:p>358760930</text:p>
          </table:table-cell>
          <table:table-cell>
            <text:p>454052484</text:p>
          </table:table-cell>
          <table:table-cell>
            <text:p>653862013</text:p>
          </table:table-cell>
        </table:table-row>
        <table:table-row>
          <table:table-cell>
            <text:p>736481940</text:p>
          </table:table-cell>
          <table:table-cell>
            <text:p>679588017</text:p>
          </table:table-cell>
          <table:table-cell>
            <text:p>809980332</text:p>
          </table:table-cell>
          <table:table-cell>
            <text:p>14695672</text:p>
          </table:table-cell>
          <table:table-cell>
            <text:p>682201421</text:p>
          </table:table-cell>
          <table:table-cell>
            <text:p>346383203</text:p>
          </table:table-cell>
          <table:table-cell>
            <text:p>484168830</text:p>
          </table:table-cell>
        </table:table-row>
        <table:table-row>
          <table:table-cell>
            <text:p>577003833</text:p>
          </table:table-cell>
          <table:table-cell>
            <text:p>458659962</text:p>
          </table:table-cell>
          <table:table-cell>
            <text:p>327321598</text:p>
          </table:table-cell>
          <table:table-cell>
            <text:p>376536503</text:p>
          </table:table-cell>
          <table:table-cell>
            <text:p>23957633</text:p>
          </table:table-cell>
          <table:table-cell>
            <text:p>806683786</text:p>
          </table:table-cell>
          <table:table-cell>
            <text:p>40064897</text:p>
          </table:table-cell>
        </table:table-row>
        <table:table-row>
          <table:table-cell>
            <text:p>756371298</text:p>
          </table:table-cell>
          <table:table-cell>
            <text:p>609388457</text:p>
          </table:table-cell>
          <table:table-cell>
            <text:p>208234024</text:p>
          </table:table-cell>
          <table:table-cell>
            <text:p>273299073</text:p>
          </table:table-cell>
          <table:table-cell>
            <text:p>851732348</text:p>
          </table:table-cell>
          <table:table-cell>
            <text:p>147164124</text:p>
          </table:table-cell>
          <table:table-cell>
            <text:p>54156888</text:p>
          </table:table-cell>
        </table:table-row>
        <table:table-row>
          <table:table-cell>
            <text:p>651094813</text:p>
          </table:table-cell>
          <table:table-cell>
            <text:p>843817843</text:p>
          </table:table-cell>
          <table:table-cell>
            <text:p>613288566</text:p>
          </table:table-cell>
          <table:table-cell>
            <text:p>503151387</text:p>
          </table:table-cell>
          <table:table-cell>
            <text:p>26969066</text:p>
          </table:table-cell>
          <table:table-cell>
            <text:p>842812055</text:p>
          </table:table-cell>
          <table:table-cell>
            <text:p>823269892</text:p>
          </table:table-cell>
        </table:table-row>
        <table:table-row>
          <table:table-cell>
            <text:p>380964860</text:p>
          </table:table-cell>
          <table:table-cell>
            <text:p>893882644</text:p>
          </table:table-cell>
          <table:table-cell>
            <text:p>671784271</text:p>
          </table:table-cell>
          <table:table-cell>
            <text:p>62451216</text:p>
          </table:table-cell>
          <table:table-cell>
            <text:p>324234901</text:p>
          </table:table-cell>
          <table:table-cell>
            <text:p>447127028</text:p>
          </table:table-cell>
          <table:table-cell>
            <text:p>297996437</text:p>
          </table:table-cell>
        </table:table-row>
        <table:table-row>
          <table:table-cell>
            <text:p>736721456</text:p>
          </table:table-cell>
          <table:table-cell>
            <text:p>120007178</text:p>
          </table:table-cell>
          <table:table-cell>
            <text:p>83877754</text:p>
          </table:table-cell>
          <table:table-cell>
            <text:p>639302187</text:p>
          </table:table-cell>
          <table:table-cell>
            <text:p>58229460</text:p>
          </table:table-cell>
          <table:table-cell>
            <text:p>767398265</text:p>
          </table:table-cell>
          <table:table-cell>
            <text:p>759499825</text:p>
          </table:table-cell>
        </table:table-row>
        <table:table-row>
          <table:table-cell>
            <text:p>52604569</text:p>
          </table:table-cell>
          <table:table-cell>
            <text:p>706961981</text:p>
          </table:table-cell>
          <table:table-cell>
            <text:p>111134863</text:p>
          </table:table-cell>
          <table:table-cell>
            <text:p>793653573</text:p>
          </table:table-cell>
          <table:table-cell>
            <text:p>655299433</text:p>
          </table:table-cell>
          <table:table-cell>
            <text:p>483601806</text:p>
          </table:table-cell>
          <table:table-cell>
            <text:p>245156399</text:p>
          </table:table-cell>
        </table:table-row>
        <table:table-row>
          <table:table-cell>
            <text:p>709010730</text:p>
          </table:table-cell>
          <table:table-cell>
            <text:p>57480437</text:p>
          </table:table-cell>
          <table:table-cell>
            <text:p>908708501</text:p>
          </table:table-cell>
          <table:table-cell>
            <text:p>687479872</text:p>
          </table:table-cell>
          <table:table-cell>
            <text:p>556451341</text:p>
          </table:table-cell>
          <table:table-cell>
            <text:p>292123691</text:p>
          </table:table-cell>
          <table:table-cell>
            <text:p>951062832</text:p>
          </table:table-cell>
        </table:table-row>
        <table:table-row>
          <table:table-cell>
            <text:p>715382084</text:p>
          </table:table-cell>
          <table:table-cell>
            <text:p>297194701</text:p>
          </table:table-cell>
          <table:table-cell>
            <text:p>571671528</text:p>
          </table:table-cell>
          <table:table-cell>
            <text:p>607040434</text:p>
          </table:table-cell>
          <table:table-cell>
            <text:p>215959308</text:p>
          </table:table-cell>
          <table:table-cell>
            <text:p>923985636</text:p>
          </table:table-cell>
          <table:table-cell>
            <text:p>432731392</text:p>
          </table:table-cell>
        </table:table-row>
        <table:table-row>
          <table:table-cell>
            <text:p>772961734</text:p>
          </table:table-cell>
          <table:table-cell>
            <text:p>726629541</text:p>
          </table:table-cell>
          <table:table-cell>
            <text:p>767103424</text:p>
          </table:table-cell>
          <table:table-cell>
            <text:p>830507890</text:p>
          </table:table-cell>
          <table:table-cell>
            <text:p>515852520</text:p>
          </table:table-cell>
          <table:table-cell>
            <text:p>215632091</text:p>
          </table:table-cell>
          <table:table-cell>
            <text:p>403738140</text:p>
          </table:table-cell>
        </table:table-row>
        <table:table-row>
          <table:table-cell>
            <text:p>416786812</text:p>
          </table:table-cell>
          <table:table-cell>
            <text:p>545851909</text:p>
          </table:table-cell>
          <table:table-cell>
            <text:p>510031752</text:p>
          </table:table-cell>
          <table:table-cell>
            <text:p>843897037</text:p>
          </table:table-cell>
          <table:table-cell>
            <text:p>6527990</text:p>
          </table:table-cell>
          <table:table-cell>
            <text:p>214191273</text:p>
          </table:table-cell>
          <table:table-cell>
            <text:p>485143325</text:p>
          </table:table-cell>
        </table:table-row>
        <table:table-row>
          <table:table-cell>
            <text:p>772101254</text:p>
          </table:table-cell>
          <table:table-cell>
            <text:p>759063502</text:p>
          </table:table-cell>
          <table:table-cell>
            <text:p>882219942</text:p>
          </table:table-cell>
          <table:table-cell>
            <text:p>238302314</text:p>
          </table:table-cell>
          <table:table-cell>
            <text:p>23138763</text:p>
          </table:table-cell>
          <table:table-cell>
            <text:p>422696048</text:p>
          </table:table-cell>
          <table:table-cell>
            <text:p>989855143</text:p>
          </table:table-cell>
        </table:table-row>
        <table:table-row>
          <table:table-cell>
            <text:p>105130568</text:p>
          </table:table-cell>
          <table:table-cell>
            <text:p>279934370</text:p>
          </table:table-cell>
          <table:table-cell>
            <text:p>625794765</text:p>
          </table:table-cell>
          <table:table-cell>
            <text:p>957409872</text:p>
          </table:table-cell>
          <table:table-cell>
            <text:p>79061918</text:p>
          </table:table-cell>
          <table:table-cell>
            <text:p>335597635</text:p>
          </table:table-cell>
          <table:table-cell>
            <text:p>509294001</text:p>
          </table:table-cell>
        </table:table-row>
        <table:table-row>
          <table:table-cell>
            <text:p>185245352</text:p>
          </table:table-cell>
          <table:table-cell>
            <text:p>422576856</text:p>
          </table:table-cell>
          <table:table-cell>
            <text:p>966104785</text:p>
          </table:table-cell>
          <table:table-cell>
            <text:p>622602533</text:p>
          </table:table-cell>
          <table:table-cell>
            <text:p>27346507</text:p>
          </table:table-cell>
          <table:table-cell>
            <text:p>678790514</text:p>
          </table:table-cell>
          <table:table-cell>
            <text:p>152788523</text:p>
          </table:table-cell>
        </table:table-row>
        <table:table-row>
          <table:table-cell>
            <text:p>527666726</text:p>
          </table:table-cell>
          <table:table-cell>
            <text:p>463755029</text:p>
          </table:table-cell>
          <table:table-cell>
            <text:p>562273602</text:p>
          </table:table-cell>
          <table:table-cell>
            <text:p>205694579</text:p>
          </table:table-cell>
          <table:table-cell>
            <text:p>984345424</text:p>
          </table:table-cell>
          <table:table-cell>
            <text:p>943037411</text:p>
          </table:table-cell>
          <table:table-cell>
            <text:p>34319516</text:p>
          </table:table-cell>
        </table:table-row>
        <table:table-row>
          <table:table-cell>
            <text:p>168792993</text:p>
          </table:table-cell>
          <table:table-cell>
            <text:p>230927087</text:p>
          </table:table-cell>
          <table:table-cell>
            <text:p>502023321</text:p>
          </table:table-cell>
          <table:table-cell>
            <text:p>777776218</text:p>
          </table:table-cell>
          <table:table-cell>
            <text:p>444040310</text:p>
          </table:table-cell>
          <table:table-cell>
            <text:p>408677201</text:p>
          </table:table-cell>
          <table:table-cell>
            <text:p>244154005</text:p>
          </table:table-cell>
        </table:table-row>
        <table:table-row>
          <table:table-cell>
            <text:p>253802466</text:p>
          </table:table-cell>
          <table:table-cell>
            <text:p>431229641</text:p>
          </table:table-cell>
          <table:table-cell>
            <text:p>51246792</text:p>
          </table:table-cell>
          <table:table-cell>
            <text:p>669168742</text:p>
          </table:table-cell>
          <table:table-cell>
            <text:p>570064394</text:p>
          </table:table-cell>
          <table:table-cell>
            <text:p>962881904</text:p>
          </table:table-cell>
          <table:table-cell>
            <text:p>954786355</text:p>
          </table:table-cell>
        </table:table-row>
        <table:table-row>
          <table:table-cell>
            <text:p>253775526</text:p>
          </table:table-cell>
          <table:table-cell>
            <text:p>283692359</text:p>
          </table:table-cell>
          <table:table-cell>
            <text:p>163832543</text:p>
          </table:table-cell>
          <table:table-cell>
            <text:p>271151638</text:p>
          </table:table-cell>
          <table:table-cell>
            <text:p>469598189</text:p>
          </table:table-cell>
          <table:table-cell>
            <text:p>551443258</text:p>
          </table:table-cell>
          <table:table-cell>
            <text:p>578117959</text:p>
          </table:table-cell>
        </table:table-row>
        <table:table-row>
          <table:table-cell>
            <text:p>38966069</text:p>
          </table:table-cell>
          <table:table-cell>
            <text:p>210885612</text:p>
          </table:table-cell>
          <table:table-cell>
            <text:p>696932149</text:p>
          </table:table-cell>
          <table:table-cell>
            <text:p>294436699</text:p>
          </table:table-cell>
          <table:table-cell>
            <text:p>832754751</text:p>
          </table:table-cell>
          <table:table-cell>
            <text:p>748741336</text:p>
          </table:table-cell>
          <table:table-cell>
            <text:p>661847665</text:p>
          </table:table-cell>
        </table:table-row>
        <table:table-row>
          <table:table-cell>
            <text:p>468880148</text:p>
          </table:table-cell>
          <table:table-cell>
            <text:p>915309800</text:p>
          </table:table-cell>
          <table:table-cell>
            <text:p>749491230</text:p>
          </table:table-cell>
          <table:table-cell>
            <text:p>268544003</text:p>
          </table:table-cell>
          <table:table-cell>
            <text:p>261997281</text:p>
          </table:table-cell>
          <table:table-cell>
            <text:p>656024525</text:p>
          </table:table-cell>
          <table:table-cell>
            <text:p>771572298</text:p>
          </table:table-cell>
        </table:table-row>
        <table:table-row>
          <table:table-cell>
            <text:p>430132909</text:p>
          </table:table-cell>
          <table:table-cell>
            <text:p>39251412</text:p>
          </table:table-cell>
          <table:table-cell>
            <text:p>286490237</text:p>
          </table:table-cell>
          <table:table-cell>
            <text:p>837693506</text:p>
          </table:table-cell>
          <table:table-cell>
            <text:p>82170561</text:p>
          </table:table-cell>
          <table:table-cell>
            <text:p>631940951</text:p>
          </table:table-cell>
          <table:table-cell>
            <text:p>926584723</text:p>
          </table:table-cell>
        </table:table-row>
        <table:table-row>
          <table:table-cell>
            <text:p>312522479</text:p>
          </table:table-cell>
          <table:table-cell>
            <text:p>559608236</text:p>
          </table:table-cell>
          <table:table-cell>
            <text:p>117116579</text:p>
          </table:table-cell>
          <table:table-cell>
            <text:p>541184628</text:p>
          </table:table-cell>
          <table:table-cell>
            <text:p>253799413</text:p>
          </table:table-cell>
          <table:table-cell>
            <text:p>680677572</text:p>
          </table:table-cell>
          <table:table-cell>
            <text:p>879347045</text:p>
          </table:table-cell>
        </table:table-row>
        <table:table-row>
          <table:table-cell>
            <text:p>792519024</text:p>
          </table:table-cell>
          <table:table-cell>
            <text:p>644633248</text:p>
          </table:table-cell>
          <table:table-cell>
            <text:p>480038266</text:p>
          </table:table-cell>
          <table:table-cell>
            <text:p>16754679</text:p>
          </table:table-cell>
          <table:table-cell>
            <text:p>791349907</text:p>
          </table:table-cell>
          <table:table-cell>
            <text:p>946422218</text:p>
          </table:table-cell>
          <table:table-cell>
            <text:p>834596919</text:p>
          </table:table-cell>
        </table:table-row>
        <table:table-row>
          <table:table-cell>
            <text:p>530906244</text:p>
          </table:table-cell>
          <table:table-cell>
            <text:p>714863548</text:p>
          </table:table-cell>
          <table:table-cell>
            <text:p>454708219</text:p>
          </table:table-cell>
          <table:table-cell>
            <text:p>418680732</text:p>
          </table:table-cell>
          <table:table-cell>
            <text:p>551151686</text:p>
          </table:table-cell>
          <table:table-cell>
            <text:p>848166304</text:p>
          </table:table-cell>
          <table:table-cell>
            <text:p>124055381</text:p>
          </table:table-cell>
        </table:table-row>
        <table:table-row>
          <table:table-cell>
            <text:p>943766038</text:p>
          </table:table-cell>
          <table:table-cell>
            <text:p>68603431</text:p>
          </table:table-cell>
          <table:table-cell>
            <text:p>855391696</text:p>
          </table:table-cell>
          <table:table-cell>
            <text:p>857159670</text:p>
          </table:table-cell>
          <table:table-cell>
            <text:p>750905993</text:p>
          </table:table-cell>
          <table:table-cell>
            <text:p>663561883</text:p>
          </table:table-cell>
          <table:table-cell>
            <text:p>827449972</text:p>
          </table:table-cell>
        </table:table-row>
        <table:table-row>
          <table:table-cell>
            <text:p>469429615</text:p>
          </table:table-cell>
          <table:table-cell>
            <text:p>538394843</text:p>
          </table:table-cell>
          <table:table-cell>
            <text:p>979978097</text:p>
          </table:table-cell>
          <table:table-cell>
            <text:p>743836224</text:p>
          </table:table-cell>
          <table:table-cell>
            <text:p>642942632</text:p>
          </table:table-cell>
          <table:table-cell>
            <text:p>197890985</text:p>
          </table:table-cell>
          <table:table-cell>
            <text:p>132910886</text:p>
          </table:table-cell>
        </table:table-row>
        <table:table-row>
          <table:table-cell>
            <text:p>253813786</text:p>
          </table:table-cell>
          <table:table-cell>
            <text:p>465853520</text:p>
          </table:table-cell>
          <table:table-cell>
            <text:p>389642146</text:p>
          </table:table-cell>
          <table:table-cell>
            <text:p>261768654</text:p>
          </table:table-cell>
          <table:table-cell>
            <text:p>349265487</text:p>
          </table:table-cell>
          <table:table-cell>
            <text:p>274549430</text:p>
          </table:table-cell>
          <table:table-cell>
            <text:p>271257759</text:p>
          </table:table-cell>
        </table:table-row>
        <table:table-row>
          <table:table-cell>
            <text:p>7437329</text:p>
          </table:table-cell>
          <table:table-cell>
            <text:p>623416660</text:p>
          </table:table-cell>
          <table:table-cell>
            <text:p>26437796</text:p>
          </table:table-cell>
          <table:table-cell>
            <text:p>107671472</text:p>
          </table:table-cell>
          <table:table-cell>
            <text:p>288551782</text:p>
          </table:table-cell>
          <table:table-cell>
            <text:p>851043062</text:p>
          </table:table-cell>
          <table:table-cell>
            <text:p>158055957</text:p>
          </table:table-cell>
        </table:table-row>
        <table:table-row>
          <table:table-cell>
            <text:p>577749733</text:p>
          </table:table-cell>
          <table:table-cell>
            <text:p>141490972</text:p>
          </table:table-cell>
          <table:table-cell>
            <text:p>29490040</text:p>
          </table:table-cell>
          <table:table-cell>
            <text:p>159842650</text:p>
          </table:table-cell>
          <table:table-cell>
            <text:p>291132065</text:p>
          </table:table-cell>
          <table:table-cell>
            <text:p>657210926</text:p>
          </table:table-cell>
          <table:table-cell>
            <text:p>946453844</text:p>
          </table:table-cell>
        </table:table-row>
        <table:table-row>
          <table:table-cell>
            <text:p>291250698</text:p>
          </table:table-cell>
          <table:table-cell>
            <text:p>839969235</text:p>
          </table:table-cell>
          <table:table-cell>
            <text:p>177493607</text:p>
          </table:table-cell>
          <table:table-cell>
            <text:p>504635909</text:p>
          </table:table-cell>
          <table:table-cell>
            <text:p>770901216</text:p>
          </table:table-cell>
          <table:table-cell>
            <text:p>156611000</text:p>
          </table:table-cell>
          <table:table-cell>
            <text:p>308512045</text:p>
          </table:table-cell>
        </table:table-row>
        <table:table-row>
          <table:table-cell>
            <text:p>301795262</text:p>
          </table:table-cell>
          <table:table-cell>
            <text:p>786005912</text:p>
          </table:table-cell>
          <table:table-cell>
            <text:p>637030557</text:p>
          </table:table-cell>
          <table:table-cell>
            <text:p>664897441</text:p>
          </table:table-cell>
          <table:table-cell>
            <text:p>715853333</text:p>
          </table:table-cell>
          <table:table-cell>
            <text:p>814933162</text:p>
          </table:table-cell>
          <table:table-cell>
            <text:p>646313408</text:p>
          </table:table-cell>
        </table:table-row>
        <table:table-row>
          <table:table-cell>
            <text:p>258491761</text:p>
          </table:table-cell>
          <table:table-cell>
            <text:p>119524596</text:p>
          </table:table-cell>
          <table:table-cell>
            <text:p>267254897</text:p>
          </table:table-cell>
          <table:table-cell>
            <text:p>826550391</text:p>
          </table:table-cell>
          <table:table-cell>
            <text:p>535876923</text:p>
          </table:table-cell>
          <table:table-cell>
            <text:p>210950440</text:p>
          </table:table-cell>
          <table:table-cell>
            <text:p>534120638</text:p>
          </table:table-cell>
        </table:table-row>
        <table:table-row>
          <table:table-cell>
            <text:p>349461679</text:p>
          </table:table-cell>
          <table:table-cell>
            <text:p>211666296</text:p>
          </table:table-cell>
          <table:table-cell>
            <text:p>80015144</text:p>
          </table:table-cell>
          <table:table-cell>
            <text:p>559593489</text:p>
          </table:table-cell>
          <table:table-cell>
            <text:p>382190065</text:p>
          </table:table-cell>
          <table:table-cell>
            <text:p>272319113</text:p>
          </table:table-cell>
          <table:table-cell>
            <text:p>717274200</text:p>
          </table:table-cell>
        </table:table-row>
        <table:table-row>
          <table:table-cell>
            <text:p>644633787</text:p>
          </table:table-cell>
          <table:table-cell>
            <text:p>551114733</text:p>
          </table:table-cell>
          <table:table-cell>
            <text:p>440199492</text:p>
          </table:table-cell>
          <table:table-cell>
            <text:p>885580298</text:p>
          </table:table-cell>
          <table:table-cell>
            <text:p>115562048</text:p>
          </table:table-cell>
          <table:table-cell>
            <text:p>140860589</text:p>
          </table:table-cell>
          <table:table-cell>
            <text:p>827139039</text:p>
          </table:table-cell>
        </table:table-row>
        <table:table-row>
          <table:table-cell>
            <text:p>201669785</text:p>
          </table:table-cell>
          <table:table-cell>
            <text:p>281856817</text:p>
          </table:table-cell>
          <table:table-cell>
            <text:p>562717391</text:p>
          </table:table-cell>
          <table:table-cell>
            <text:p>480922323</text:p>
          </table:table-cell>
          <table:table-cell>
            <text:p>319148176</text:p>
          </table:table-cell>
          <table:table-cell>
            <text:p>728449678</text:p>
          </table:table-cell>
          <table:table-cell>
            <text:p>269006532</text:p>
          </table:table-cell>
        </table:table-row>
        <table:table-row>
          <table:table-cell>
            <text:p>429180505</text:p>
          </table:table-cell>
          <table:table-cell>
            <text:p>557441687</text:p>
          </table:table-cell>
          <table:table-cell>
            <text:p>636393766</text:p>
          </table:table-cell>
          <table:table-cell>
            <text:p>268813244</text:p>
          </table:table-cell>
          <table:table-cell>
            <text:p>88225578</text:p>
          </table:table-cell>
          <table:table-cell>
            <text:p>511543985</text:p>
          </table:table-cell>
          <table:table-cell>
            <text:p>350178623</text:p>
          </table:table-cell>
        </table:table-row>
        <table:table-row>
          <table:table-cell>
            <text:p>149918601</text:p>
          </table:table-cell>
          <table:table-cell>
            <text:p>289060298</text:p>
          </table:table-cell>
          <table:table-cell>
            <text:p>341802412</text:p>
          </table:table-cell>
          <table:table-cell>
            <text:p>851378668</text:p>
          </table:table-cell>
          <table:table-cell>
            <text:p>354528421</text:p>
          </table:table-cell>
          <table:table-cell>
            <text:p>135228009</text:p>
          </table:table-cell>
          <table:table-cell>
            <text:p>453341237</text:p>
          </table:table-cell>
        </table:table-row>
        <table:table-row>
          <table:table-cell>
            <text:p>645131056</text:p>
          </table:table-cell>
          <table:table-cell>
            <text:p>487286682</text:p>
          </table:table-cell>
          <table:table-cell>
            <text:p>464344958</text:p>
          </table:table-cell>
          <table:table-cell>
            <text:p>55213771</text:p>
          </table:table-cell>
          <table:table-cell>
            <text:p>350922800</text:p>
          </table:table-cell>
          <table:table-cell>
            <text:p>209106527</text:p>
          </table:table-cell>
          <table:table-cell>
            <text:p>540870531</text:p>
          </table:table-cell>
        </table:table-row>
        <table:table-row>
          <table:table-cell>
            <text:p>775523374</text:p>
          </table:table-cell>
          <table:table-cell>
            <text:p>243148194</text:p>
          </table:table-cell>
          <table:table-cell>
            <text:p>919170369</text:p>
          </table:table-cell>
          <table:table-cell>
            <text:p>277919332</text:p>
          </table:table-cell>
          <table:table-cell>
            <text:p>704973834</text:p>
          </table:table-cell>
          <table:table-cell>
            <text:p>953344986</text:p>
          </table:table-cell>
          <table:table-cell>
            <text:p>413036749</text:p>
          </table:table-cell>
        </table:table-row>
        <table:table-row>
          <table:table-cell>
            <text:p>447780728</text:p>
          </table:table-cell>
          <table:table-cell>
            <text:p>743718978</text:p>
          </table:table-cell>
          <table:table-cell>
            <text:p>923258410</text:p>
          </table:table-cell>
          <table:table-cell>
            <text:p>357206408</text:p>
          </table:table-cell>
          <table:table-cell>
            <text:p>189313214</text:p>
          </table:table-cell>
          <table:table-cell>
            <text:p>374867122</text:p>
          </table:table-cell>
          <table:table-cell>
            <text:p>535221177</text:p>
          </table:table-cell>
        </table:table-row>
        <table:table-row>
          <table:table-cell>
            <text:p>299999060</text:p>
          </table:table-cell>
          <table:table-cell>
            <text:p>638136761</text:p>
          </table:table-cell>
          <table:table-cell>
            <text:p>302284084</text:p>
          </table:table-cell>
          <table:table-cell>
            <text:p>552967812</text:p>
          </table:table-cell>
          <table:table-cell>
            <text:p>762529958</text:p>
          </table:table-cell>
          <table:table-cell>
            <text:p>567802926</text:p>
          </table:table-cell>
          <table:table-cell>
            <text:p>701823435</text:p>
          </table:table-cell>
        </table:table-row>
        <table:table-row>
          <table:table-cell>
            <text:p>134837587</text:p>
          </table:table-cell>
          <table:table-cell>
            <text:p>331726588</text:p>
          </table:table-cell>
          <table:table-cell>
            <text:p>668926473</text:p>
          </table:table-cell>
          <table:table-cell>
            <text:p>490265638</text:p>
          </table:table-cell>
          <table:table-cell>
            <text:p>566139417</text:p>
          </table:table-cell>
          <table:table-cell>
            <text:p>550918934</text:p>
          </table:table-cell>
          <table:table-cell>
            <text:p>348414065</text:p>
          </table:table-cell>
        </table:table-row>
        <table:table-row>
          <table:table-cell>
            <text:p>889520979</text:p>
          </table:table-cell>
          <table:table-cell>
            <text:p>658960466</text:p>
          </table:table-cell>
          <table:table-cell>
            <text:p>927871509</text:p>
          </table:table-cell>
          <table:table-cell>
            <text:p>625930368</text:p>
          </table:table-cell>
          <table:table-cell>
            <text:p>323650560</text:p>
          </table:table-cell>
          <table:table-cell>
            <text:p>605693610</text:p>
          </table:table-cell>
          <table:table-cell>
            <text:p>63948960</text:p>
          </table:table-cell>
        </table:table-row>
        <table:table-row>
          <table:table-cell>
            <text:p>461806398</text:p>
          </table:table-cell>
          <table:table-cell>
            <text:p>719030673</text:p>
          </table:table-cell>
          <table:table-cell>
            <text:p>690943991</text:p>
          </table:table-cell>
          <table:table-cell>
            <text:p>271568907</text:p>
          </table:table-cell>
          <table:table-cell>
            <text:p>944368454</text:p>
          </table:table-cell>
          <table:table-cell>
            <text:p>64621364</text:p>
          </table:table-cell>
          <table:table-cell>
            <text:p>968315367</text:p>
          </table:table-cell>
        </table:table-row>
        <table:table-row>
          <table:table-cell>
            <text:p>538324153</text:p>
          </table:table-cell>
          <table:table-cell>
            <text:p>710299016</text:p>
          </table:table-cell>
          <table:table-cell>
            <text:p>787817264</text:p>
          </table:table-cell>
          <table:table-cell>
            <text:p>703853020</text:p>
          </table:table-cell>
          <table:table-cell>
            <text:p>606032990</text:p>
          </table:table-cell>
          <table:table-cell>
            <text:p>788856859</text:p>
          </table:table-cell>
          <table:table-cell>
            <text:p>342603997</text:p>
          </table:table-cell>
        </table:table-row>
        <table:table-row>
          <table:table-cell>
            <text:p>789796381</text:p>
          </table:table-cell>
          <table:table-cell>
            <text:p>172523942</text:p>
          </table:table-cell>
          <table:table-cell>
            <text:p>98069652</text:p>
          </table:table-cell>
          <table:table-cell>
            <text:p>506712564</text:p>
          </table:table-cell>
          <table:table-cell>
            <text:p>686889223</text:p>
          </table:table-cell>
          <table:table-cell>
            <text:p>706608350</text:p>
          </table:table-cell>
          <table:table-cell>
            <text:p>465514975</text:p>
          </table:table-cell>
        </table:table-row>
        <table:table-row>
          <table:table-cell>
            <text:p>645597251</text:p>
          </table:table-cell>
          <table:table-cell>
            <text:p>872646652</text:p>
          </table:table-cell>
          <table:table-cell>
            <text:p>572750368</text:p>
          </table:table-cell>
          <table:table-cell>
            <text:p>974978105</text:p>
          </table:table-cell>
          <table:table-cell>
            <text:p>611297071</text:p>
          </table:table-cell>
          <table:table-cell>
            <text:p>376300961</text:p>
          </table:table-cell>
          <table:table-cell>
            <text:p>206464892</text:p>
          </table:table-cell>
        </table:table-row>
        <table:table-row>
          <table:table-cell>
            <text:p>15243028</text:p>
          </table:table-cell>
          <table:table-cell>
            <text:p>75120677</text:p>
          </table:table-cell>
          <table:table-cell>
            <text:p>983019005</text:p>
          </table:table-cell>
          <table:table-cell>
            <text:p>444513105</text:p>
          </table:table-cell>
          <table:table-cell>
            <text:p>639757682</text:p>
          </table:table-cell>
          <table:table-cell>
            <text:p>734985084</text:p>
          </table:table-cell>
          <table:table-cell>
            <text:p>561629688</text:p>
          </table:table-cell>
        </table:table-row>
        <table:table-row>
          <table:table-cell>
            <text:p>76270008</text:p>
          </table:table-cell>
          <table:table-cell>
            <text:p>914460798</text:p>
          </table:table-cell>
          <table:table-cell>
            <text:p>742723357</text:p>
          </table:table-cell>
          <table:table-cell>
            <text:p>454239599</text:p>
          </table:table-cell>
          <table:table-cell>
            <text:p>937027199</text:p>
          </table:table-cell>
          <table:table-cell>
            <text:p>908220791</text:p>
          </table:table-cell>
          <table:table-cell>
            <text:p>977210117</text:p>
          </table:table-cell>
        </table:table-row>
        <table:table-row>
          <table:table-cell>
            <text:p>205294459</text:p>
          </table:table-cell>
          <table:table-cell>
            <text:p>348270497</text:p>
          </table:table-cell>
          <table:table-cell>
            <text:p>880247710</text:p>
          </table:table-cell>
          <table:table-cell>
            <text:p>720780917</text:p>
          </table:table-cell>
          <table:table-cell>
            <text:p>134696350</text:p>
          </table:table-cell>
          <table:table-cell>
            <text:p>882285065</text:p>
          </table:table-cell>
          <table:table-cell>
            <text:p>904592330</text:p>
          </table:table-cell>
        </table:table-row>
        <table:table-row>
          <table:table-cell>
            <text:p>436686038</text:p>
          </table:table-cell>
          <table:table-cell>
            <text:p>510992071</text:p>
          </table:table-cell>
          <table:table-cell>
            <text:p>604908599</text:p>
          </table:table-cell>
          <table:table-cell>
            <text:p>139171465</text:p>
          </table:table-cell>
          <table:table-cell>
            <text:p>940104775</text:p>
          </table:table-cell>
          <table:table-cell>
            <text:p>360533320</text:p>
          </table:table-cell>
          <table:table-cell>
            <text:p>401379664</text:p>
          </table:table-cell>
        </table:table-row>
        <table:table-row>
          <table:table-cell>
            <text:p>197319228</text:p>
          </table:table-cell>
          <table:table-cell>
            <text:p>325184824</text:p>
          </table:table-cell>
          <table:table-cell>
            <text:p>239456759</text:p>
          </table:table-cell>
          <table:table-cell>
            <text:p>848773814</text:p>
          </table:table-cell>
          <table:table-cell>
            <text:p>171155696</text:p>
          </table:table-cell>
          <table:table-cell>
            <text:p>600269305</text:p>
          </table:table-cell>
          <table:table-cell>
            <text:p>840674190</text:p>
          </table:table-cell>
        </table:table-row>
        <table:table-row>
          <table:table-cell>
            <text:p>922748117</text:p>
          </table:table-cell>
          <table:table-cell>
            <text:p>94829461</text:p>
          </table:table-cell>
          <table:table-cell>
            <text:p>765019214</text:p>
          </table:table-cell>
          <table:table-cell>
            <text:p>860864849</text:p>
          </table:table-cell>
          <table:table-cell>
            <text:p>302020460</text:p>
          </table:table-cell>
          <table:table-cell>
            <text:p>985116061</text:p>
          </table:table-cell>
          <table:table-cell>
            <text:p>554855194</text:p>
          </table:table-cell>
        </table:table-row>
        <table:table-row>
          <table:table-cell>
            <text:p>163040586</text:p>
          </table:table-cell>
          <table:table-cell>
            <text:p>297879133</text:p>
          </table:table-cell>
          <table:table-cell>
            <text:p>367906893</text:p>
          </table:table-cell>
          <table:table-cell>
            <text:p>917404162</text:p>
          </table:table-cell>
          <table:table-cell>
            <text:p>148422356</text:p>
          </table:table-cell>
          <table:table-cell>
            <text:p>987308961</text:p>
          </table:table-cell>
          <table:table-cell>
            <text:p>358446546</text:p>
          </table:table-cell>
        </table:table-row>
        <table:table-row>
          <table:table-cell>
            <text:p>114251459</text:p>
          </table:table-cell>
          <table:table-cell>
            <text:p>873564296</text:p>
          </table:table-cell>
          <table:table-cell>
            <text:p>970979594</text:p>
          </table:table-cell>
          <table:table-cell>
            <text:p>284368059</text:p>
          </table:table-cell>
          <table:table-cell>
            <text:p>378565990</text:p>
          </table:table-cell>
          <table:table-cell>
            <text:p>923149310</text:p>
          </table:table-cell>
          <table:table-cell>
            <text:p>77164931</text:p>
          </table:table-cell>
        </table:table-row>
        <table:table-row>
          <table:table-cell>
            <text:p>566468192</text:p>
          </table:table-cell>
          <table:table-cell>
            <text:p>577362301</text:p>
          </table:table-cell>
          <table:table-cell>
            <text:p>604083806</text:p>
          </table:table-cell>
          <table:table-cell>
            <text:p>557939395</text:p>
          </table:table-cell>
          <table:table-cell>
            <text:p>119632315</text:p>
          </table:table-cell>
          <table:table-cell>
            <text:p>953074652</text:p>
          </table:table-cell>
          <table:table-cell>
            <text:p>701098925</text:p>
          </table:table-cell>
        </table:table-row>
        <table:table-row>
          <table:table-cell>
            <text:p>180160052</text:p>
          </table:table-cell>
          <table:table-cell>
            <text:p>951145372</text:p>
          </table:table-cell>
          <table:table-cell>
            <text:p>155233262</text:p>
          </table:table-cell>
          <table:table-cell>
            <text:p>481249827</text:p>
          </table:table-cell>
          <table:table-cell>
            <text:p>882104499</text:p>
          </table:table-cell>
          <table:table-cell>
            <text:p>218650602</text:p>
          </table:table-cell>
          <table:table-cell>
            <text:p>709523261</text:p>
          </table:table-cell>
        </table:table-row>
        <table:table-row>
          <table:table-cell>
            <text:p>812608506</text:p>
          </table:table-cell>
          <table:table-cell>
            <text:p>259086773</text:p>
          </table:table-cell>
          <table:table-cell>
            <text:p>171456857</text:p>
          </table:table-cell>
          <table:table-cell>
            <text:p>933170103</text:p>
          </table:table-cell>
          <table:table-cell>
            <text:p>520599330</text:p>
          </table:table-cell>
          <table:table-cell>
            <text:p>692073967</text:p>
          </table:table-cell>
          <table:table-cell>
            <text:p>592701928</text:p>
          </table:table-cell>
        </table:table-row>
        <table:table-row>
          <table:table-cell>
            <text:p>26205618</text:p>
          </table:table-cell>
          <table:table-cell>
            <text:p>547940793</text:p>
          </table:table-cell>
          <table:table-cell>
            <text:p>921091299</text:p>
          </table:table-cell>
          <table:table-cell>
            <text:p>709898282</text:p>
          </table:table-cell>
          <table:table-cell>
            <text:p>489071403</text:p>
          </table:table-cell>
          <table:table-cell>
            <text:p>379214211</text:p>
          </table:table-cell>
          <table:table-cell>
            <text:p>714661003</text:p>
          </table:table-cell>
        </table:table-row>
        <table:table-row>
          <table:table-cell>
            <text:p>985956192</text:p>
          </table:table-cell>
          <table:table-cell>
            <text:p>386093218</text:p>
          </table:table-cell>
          <table:table-cell>
            <text:p>136758444</text:p>
          </table:table-cell>
          <table:table-cell>
            <text:p>979533787</text:p>
          </table:table-cell>
          <table:table-cell>
            <text:p>405060841</text:p>
          </table:table-cell>
          <table:table-cell>
            <text:p>262415421</text:p>
          </table:table-cell>
          <table:table-cell>
            <text:p>739449630</text:p>
          </table:table-cell>
        </table:table-row>
        <table:table-row>
          <table:table-cell>
            <text:p>707730854</text:p>
          </table:table-cell>
          <table:table-cell>
            <text:p>118982334</text:p>
          </table:table-cell>
          <table:table-cell>
            <text:p>365053263</text:p>
          </table:table-cell>
          <table:table-cell>
            <text:p>281794883</text:p>
          </table:table-cell>
          <table:table-cell>
            <text:p>952458725</text:p>
          </table:table-cell>
          <table:table-cell>
            <text:p>100220794</text:p>
          </table:table-cell>
          <table:table-cell>
            <text:p>593443228</text:p>
          </table:table-cell>
        </table:table-row>
        <table:table-row>
          <table:table-cell>
            <text:p>341269191</text:p>
          </table:table-cell>
          <table:table-cell>
            <text:p>675314836</text:p>
          </table:table-cell>
          <table:table-cell>
            <text:p>618731090</text:p>
          </table:table-cell>
          <table:table-cell>
            <text:p>489518670</text:p>
          </table:table-cell>
          <table:table-cell>
            <text:p>208716603</text:p>
          </table:table-cell>
          <table:table-cell>
            <text:p>779711768</text:p>
          </table:table-cell>
          <table:table-cell>
            <text:p>896536124</text:p>
          </table:table-cell>
        </table:table-row>
        <table:table-row>
          <table:table-cell>
            <text:p>732670636</text:p>
          </table:table-cell>
          <table:table-cell>
            <text:p>336183733</text:p>
          </table:table-cell>
          <table:table-cell>
            <text:p>697748987</text:p>
          </table:table-cell>
          <table:table-cell>
            <text:p>318249585</text:p>
          </table:table-cell>
          <table:table-cell>
            <text:p>429095136</text:p>
          </table:table-cell>
          <table:table-cell>
            <text:p>991534362</text:p>
          </table:table-cell>
          <table:table-cell>
            <text:p>148651690</text:p>
          </table:table-cell>
        </table:table-row>
        <table:table-row>
          <table:table-cell>
            <text:p>872263652</text:p>
          </table:table-cell>
          <table:table-cell>
            <text:p>194525520</text:p>
          </table:table-cell>
          <table:table-cell>
            <text:p>342125167</text:p>
          </table:table-cell>
          <table:table-cell>
            <text:p>268627129</text:p>
          </table:table-cell>
          <table:table-cell>
            <text:p>257365891</text:p>
          </table:table-cell>
          <table:table-cell>
            <text:p>125251620</text:p>
          </table:table-cell>
          <table:table-cell>
            <text:p>454743830</text:p>
          </table:table-cell>
        </table:table-row>
        <table:table-row>
          <table:table-cell>
            <text:p>493976003</text:p>
          </table:table-cell>
          <table:table-cell>
            <text:p>867732354</text:p>
          </table:table-cell>
          <table:table-cell>
            <text:p>943391270</text:p>
          </table:table-cell>
          <table:table-cell>
            <text:p>127245968</text:p>
          </table:table-cell>
          <table:table-cell>
            <text:p>775542222</text:p>
          </table:table-cell>
          <table:table-cell>
            <text:p>313806432</text:p>
          </table:table-cell>
          <table:table-cell>
            <text:p>508802411</text:p>
          </table:table-cell>
        </table:table-row>
        <table:table-row>
          <table:table-cell>
            <text:p>430590155</text:p>
          </table:table-cell>
          <table:table-cell>
            <text:p>494653935</text:p>
          </table:table-cell>
          <table:table-cell>
            <text:p>425716881</text:p>
          </table:table-cell>
          <table:table-cell>
            <text:p>278552030</text:p>
          </table:table-cell>
          <table:table-cell>
            <text:p>989500090</text:p>
          </table:table-cell>
          <table:table-cell>
            <text:p>463894811</text:p>
          </table:table-cell>
          <table:table-cell>
            <text:p>689273873</text:p>
          </table:table-cell>
        </table:table-row>
        <table:table-row>
          <table:table-cell>
            <text:p>27923328</text:p>
          </table:table-cell>
          <table:table-cell>
            <text:p>427466222</text:p>
          </table:table-cell>
          <table:table-cell>
            <text:p>238770899</text:p>
          </table:table-cell>
          <table:table-cell>
            <text:p>802818315</text:p>
          </table:table-cell>
          <table:table-cell>
            <text:p>668520191</text:p>
          </table:table-cell>
          <table:table-cell>
            <text:p>764448311</text:p>
          </table:table-cell>
          <table:table-cell>
            <text:p>409899526</text:p>
          </table:table-cell>
        </table:table-row>
        <table:table-row>
          <table:table-cell>
            <text:p>271262789</text:p>
          </table:table-cell>
          <table:table-cell>
            <text:p>615673876</text:p>
          </table:table-cell>
          <table:table-cell>
            <text:p>388281979</text:p>
          </table:table-cell>
          <table:table-cell>
            <text:p>231553347</text:p>
          </table:table-cell>
          <table:table-cell>
            <text:p>557877684</text:p>
          </table:table-cell>
          <table:table-cell>
            <text:p>102437956</text:p>
          </table:table-cell>
          <table:table-cell>
            <text:p>220341914</text:p>
          </table:table-cell>
        </table:table-row>
        <table:table-row>
          <table:table-cell>
            <text:p>106856813</text:p>
          </table:table-cell>
          <table:table-cell>
            <text:p>357395464</text:p>
          </table:table-cell>
          <table:table-cell>
            <text:p>826053748</text:p>
          </table:table-cell>
          <table:table-cell>
            <text:p>902694108</text:p>
          </table:table-cell>
          <table:table-cell>
            <text:p>153346293</text:p>
          </table:table-cell>
          <table:table-cell>
            <text:p>533451390</text:p>
          </table:table-cell>
          <table:table-cell>
            <text:p>578036514</text:p>
          </table:table-cell>
        </table:table-row>
        <table:table-row>
          <table:table-cell>
            <text:p>142156971</text:p>
          </table:table-cell>
          <table:table-cell>
            <text:p>255404303</text:p>
          </table:table-cell>
          <table:table-cell>
            <text:p>749468244</text:p>
          </table:table-cell>
          <table:table-cell>
            <text:p>888613128</text:p>
          </table:table-cell>
          <table:table-cell>
            <text:p>442656497</text:p>
          </table:table-cell>
          <table:table-cell>
            <text:p>376139236</text:p>
          </table:table-cell>
          <table:table-cell>
            <text:p>302526990</text:p>
          </table:table-cell>
        </table:table-row>
        <table:table-row>
          <table:table-cell>
            <text:p>77810774</text:p>
          </table:table-cell>
          <table:table-cell>
            <text:p>924983540</text:p>
          </table:table-cell>
          <table:table-cell>
            <text:p>31009491</text:p>
          </table:table-cell>
          <table:table-cell>
            <text:p>148069791</text:p>
          </table:table-cell>
          <table:table-cell>
            <text:p>58760585</text:p>
          </table:table-cell>
          <table:table-cell>
            <text:p>111685394</text:p>
          </table:table-cell>
          <table:table-cell>
            <text:p>696245292</text:p>
          </table:table-cell>
        </table:table-row>
        <table:table-row>
          <table:table-cell>
            <text:p>56524774</text:p>
          </table:table-cell>
          <table:table-cell>
            <text:p>261118179</text:p>
          </table:table-cell>
          <table:table-cell>
            <text:p>185544959</text:p>
          </table:table-cell>
          <table:table-cell>
            <text:p>115923840</text:p>
          </table:table-cell>
          <table:table-cell>
            <text:p>72111438</text:p>
          </table:table-cell>
          <table:table-cell>
            <text:p>598259867</text:p>
          </table:table-cell>
          <table:table-cell>
            <text:p>813838346</text:p>
          </table:table-cell>
        </table:table-row>
        <table:table-row>
          <table:table-cell>
            <text:p>437197940</text:p>
          </table:table-cell>
          <table:table-cell>
            <text:p>320296193</text:p>
          </table:table-cell>
          <table:table-cell>
            <text:p>466496229</text:p>
          </table:table-cell>
          <table:table-cell>
            <text:p>302132669</text:p>
          </table:table-cell>
          <table:table-cell>
            <text:p>77556349</text:p>
          </table:table-cell>
          <table:table-cell>
            <text:p>23510456</text:p>
          </table:table-cell>
          <table:table-cell>
            <text:p>660469264</text:p>
          </table:table-cell>
        </table:table-row>
        <table:table-row>
          <table:table-cell>
            <text:p>379406168</text:p>
          </table:table-cell>
          <table:table-cell>
            <text:p>802708564</text:p>
          </table:table-cell>
          <table:table-cell>
            <text:p>471722297</text:p>
          </table:table-cell>
          <table:table-cell>
            <text:p>185916567</text:p>
          </table:table-cell>
          <table:table-cell>
            <text:p>558149632</text:p>
          </table:table-cell>
          <table:table-cell>
            <text:p>328343188</text:p>
          </table:table-cell>
          <table:table-cell>
            <text:p>181348576</text:p>
          </table:table-cell>
        </table:table-row>
        <table:table-row>
          <table:table-cell>
            <text:p>655836689</text:p>
          </table:table-cell>
          <table:table-cell>
            <text:p>219479957</text:p>
          </table:table-cell>
          <table:table-cell>
            <text:p>91484517</text:p>
          </table:table-cell>
          <table:table-cell>
            <text:p>67992937</text:p>
          </table:table-cell>
          <table:table-cell>
            <text:p>54084277</text:p>
          </table:table-cell>
          <table:table-cell>
            <text:p>465939841</text:p>
          </table:table-cell>
          <table:table-cell>
            <text:p>498074858</text:p>
          </table:table-cell>
        </table:table-row>
        <table:table-row>
          <table:table-cell>
            <text:p>385967781</text:p>
          </table:table-cell>
          <table:table-cell>
            <text:p>91154994</text:p>
          </table:table-cell>
          <table:table-cell>
            <text:p>914591927</text:p>
          </table:table-cell>
          <table:table-cell>
            <text:p>982986366</text:p>
          </table:table-cell>
          <table:table-cell>
            <text:p>436193643</text:p>
          </table:table-cell>
          <table:table-cell>
            <text:p>283116620</text:p>
          </table:table-cell>
          <table:table-cell>
            <text:p>622339420</text:p>
          </table:table-cell>
        </table:table-row>
        <table:table-row>
          <table:table-cell>
            <text:p>634043922</text:p>
          </table:table-cell>
          <table:table-cell>
            <text:p>549286345</text:p>
          </table:table-cell>
          <table:table-cell>
            <text:p>147818389</text:p>
          </table:table-cell>
          <table:table-cell>
            <text:p>336442546</text:p>
          </table:table-cell>
          <table:table-cell>
            <text:p>662785102</text:p>
          </table:table-cell>
          <table:table-cell>
            <text:p>809177448</text:p>
          </table:table-cell>
          <table:table-cell>
            <text:p>356387735</text:p>
          </table:table-cell>
        </table:table-row>
        <table:table-row>
          <table:table-cell>
            <text:p>191561066</text:p>
          </table:table-cell>
          <table:table-cell>
            <text:p>386239672</text:p>
          </table:table-cell>
          <table:table-cell>
            <text:p>427424954</text:p>
          </table:table-cell>
          <table:table-cell>
            <text:p>782199787</text:p>
          </table:table-cell>
          <table:table-cell>
            <text:p>639107135</text:p>
          </table:table-cell>
          <table:table-cell>
            <text:p>489140206</text:p>
          </table:table-cell>
          <table:table-cell>
            <text:p>922783371</text:p>
          </table:table-cell>
        </table:table-row>
        <table:table-row>
          <table:table-cell>
            <text:p>264452878</text:p>
          </table:table-cell>
          <table:table-cell>
            <text:p>720493803</text:p>
          </table:table-cell>
          <table:table-cell>
            <text:p>727908805</text:p>
          </table:table-cell>
          <table:table-cell>
            <text:p>830943414</text:p>
          </table:table-cell>
          <table:table-cell>
            <text:p>22104914</text:p>
          </table:table-cell>
          <table:table-cell>
            <text:p>414562283</text:p>
          </table:table-cell>
          <table:table-cell>
            <text:p>169677594</text:p>
          </table:table-cell>
        </table:table-row>
        <table:table-row>
          <table:table-cell>
            <text:p>470881184</text:p>
          </table:table-cell>
          <table:table-cell>
            <text:p>626362699</text:p>
          </table:table-cell>
          <table:table-cell>
            <text:p>238452755</text:p>
          </table:table-cell>
          <table:table-cell>
            <text:p>421176148</text:p>
          </table:table-cell>
          <table:table-cell>
            <text:p>375515582</text:p>
          </table:table-cell>
          <table:table-cell>
            <text:p>465316460</text:p>
          </table:table-cell>
          <table:table-cell>
            <text:p>242599487</text:p>
          </table:table-cell>
        </table:table-row>
        <table:table-row>
          <table:table-cell>
            <text:p>331017544</text:p>
          </table:table-cell>
          <table:table-cell>
            <text:p>15509930</text:p>
          </table:table-cell>
          <table:table-cell>
            <text:p>5532955</text:p>
          </table:table-cell>
          <table:table-cell>
            <text:p>189991354</text:p>
          </table:table-cell>
          <table:table-cell>
            <text:p>834834828</text:p>
          </table:table-cell>
          <table:table-cell>
            <text:p>153810656</text:p>
          </table:table-cell>
          <table:table-cell>
            <text:p>59388308</text:p>
          </table:table-cell>
        </table:table-row>
        <table:table-row>
          <table:table-cell>
            <text:p>80801090</text:p>
          </table:table-cell>
          <table:table-cell>
            <text:p>80842228</text:p>
          </table:table-cell>
          <table:table-cell>
            <text:p>183762462</text:p>
          </table:table-cell>
          <table:table-cell>
            <text:p>854886196</text:p>
          </table:table-cell>
          <table:table-cell>
            <text:p>594700617</text:p>
          </table:table-cell>
          <table:table-cell>
            <text:p>993479608</text:p>
          </table:table-cell>
          <table:table-cell>
            <text:p>835716876</text:p>
          </table:table-cell>
        </table:table-row>
        <table:table-row>
          <table:table-cell>
            <text:p>787322435</text:p>
          </table:table-cell>
          <table:table-cell>
            <text:p>168792999</text:p>
          </table:table-cell>
          <table:table-cell>
            <text:p>506697892</text:p>
          </table:table-cell>
          <table:table-cell>
            <text:p>921985095</text:p>
          </table:table-cell>
          <table:table-cell>
            <text:p>674738901</text:p>
          </table:table-cell>
          <table:table-cell>
            <text:p>148306790</text:p>
          </table:table-cell>
          <table:table-cell>
            <text:p>572775937</text:p>
          </table:table-cell>
        </table:table-row>
        <table:table-row>
          <table:table-cell>
            <text:p>163835153</text:p>
          </table:table-cell>
          <table:table-cell>
            <text:p>918264050</text:p>
          </table:table-cell>
          <table:table-cell>
            <text:p>369822207</text:p>
          </table:table-cell>
          <table:table-cell>
            <text:p>454516138</text:p>
          </table:table-cell>
          <table:table-cell>
            <text:p>212295338</text:p>
          </table:table-cell>
          <table:table-cell>
            <text:p>35856133</text:p>
          </table:table-cell>
          <table:table-cell>
            <text:p>797398654</text:p>
          </table:table-cell>
        </table:table-row>
        <table:table-row>
          <table:table-cell>
            <text:p>250014743</text:p>
          </table:table-cell>
          <table:table-cell>
            <text:p>906529507</text:p>
          </table:table-cell>
          <table:table-cell>
            <text:p>183824789</text:p>
          </table:table-cell>
          <table:table-cell>
            <text:p>8509956</text:p>
          </table:table-cell>
          <table:table-cell>
            <text:p>481504257</text:p>
          </table:table-cell>
          <table:table-cell>
            <text:p>833938833</text:p>
          </table:table-cell>
          <table:table-cell>
            <text:p>649098141</text:p>
          </table:table-cell>
        </table:table-row>
        <table:table-row>
          <table:table-cell>
            <text:p>909503472</text:p>
          </table:table-cell>
          <table:table-cell>
            <text:p>100474558</text:p>
          </table:table-cell>
          <table:table-cell>
            <text:p>872617173</text:p>
          </table:table-cell>
          <table:table-cell>
            <text:p>656128590</text:p>
          </table:table-cell>
          <table:table-cell>
            <text:p>898513122</text:p>
          </table:table-cell>
          <table:table-cell>
            <text:p>244705304</text:p>
          </table:table-cell>
          <table:table-cell>
            <text:p>725310803</text:p>
          </table:table-cell>
        </table:table-row>
        <table:table-row>
          <table:table-cell>
            <text:p>154221917</text:p>
          </table:table-cell>
          <table:table-cell>
            <text:p>570542513</text:p>
          </table:table-cell>
          <table:table-cell>
            <text:p>60756953</text:p>
          </table:table-cell>
          <table:table-cell>
            <text:p>344246700</text:p>
          </table:table-cell>
          <table:table-cell>
            <text:p>856967097</text:p>
          </table:table-cell>
          <table:table-cell>
            <text:p>988154222</text:p>
          </table:table-cell>
          <table:table-cell>
            <text:p>324942494</text:p>
          </table:table-cell>
        </table:table-row>
        <table:table-row>
          <table:table-cell>
            <text:p>34450538</text:p>
          </table:table-cell>
          <table:table-cell>
            <text:p>65609052</text:p>
          </table:table-cell>
          <table:table-cell>
            <text:p>7004367</text:p>
          </table:table-cell>
          <table:table-cell>
            <text:p>891193302</text:p>
          </table:table-cell>
          <table:table-cell>
            <text:p>369169028</text:p>
          </table:table-cell>
          <table:table-cell>
            <text:p>388208445</text:p>
          </table:table-cell>
          <table:table-cell>
            <text:p>761148594</text:p>
          </table:table-cell>
        </table:table-row>
        <table:table-row>
          <table:table-cell>
            <text:p>581902311</text:p>
          </table:table-cell>
          <table:table-cell>
            <text:p>828857714</text:p>
          </table:table-cell>
          <table:table-cell>
            <text:p>722395065</text:p>
          </table:table-cell>
          <table:table-cell>
            <text:p>258336481</text:p>
          </table:table-cell>
          <table:table-cell>
            <text:p>898887139</text:p>
          </table:table-cell>
          <table:table-cell>
            <text:p>198892574</text:p>
          </table:table-cell>
          <table:table-cell>
            <text:p>380680923</text:p>
          </table:table-cell>
        </table:table-row>
        <table:table-row>
          <table:table-cell>
            <text:p>415192450</text:p>
          </table:table-cell>
          <table:table-cell>
            <text:p>953711566</text:p>
          </table:table-cell>
          <table:table-cell>
            <text:p>380718455</text:p>
          </table:table-cell>
          <table:table-cell>
            <text:p>875690111</text:p>
          </table:table-cell>
          <table:table-cell>
            <text:p>692413885</text:p>
          </table:table-cell>
          <table:table-cell>
            <text:p>220889622</text:p>
          </table:table-cell>
          <table:table-cell>
            <text:p>103248863</text:p>
          </table:table-cell>
        </table:table-row>
        <table:table-row>
          <table:table-cell>
            <text:p>264600099</text:p>
          </table:table-cell>
          <table:table-cell>
            <text:p>559899754</text:p>
          </table:table-cell>
          <table:table-cell>
            <text:p>752287314</text:p>
          </table:table-cell>
          <table:table-cell>
            <text:p>471039838</text:p>
          </table:table-cell>
          <table:table-cell>
            <text:p>987110496</text:p>
          </table:table-cell>
          <table:table-cell>
            <text:p>873374097</text:p>
          </table:table-cell>
          <table:table-cell>
            <text:p>323960695</text:p>
          </table:table-cell>
        </table:table-row>
        <table:table-row>
          <table:table-cell>
            <text:p>533106917</text:p>
          </table:table-cell>
          <table:table-cell>
            <text:p>560049597</text:p>
          </table:table-cell>
          <table:table-cell>
            <text:p>709049264</text:p>
          </table:table-cell>
          <table:table-cell>
            <text:p>269294522</text:p>
          </table:table-cell>
          <table:table-cell>
            <text:p>308061266</text:p>
          </table:table-cell>
          <table:table-cell>
            <text:p>138403183</text:p>
          </table:table-cell>
          <table:table-cell>
            <text:p>932162991</text:p>
          </table:table-cell>
        </table:table-row>
        <table:table-row>
          <table:table-cell>
            <text:p>883072109</text:p>
          </table:table-cell>
          <table:table-cell>
            <text:p>241063805</text:p>
          </table:table-cell>
          <table:table-cell>
            <text:p>231577122</text:p>
          </table:table-cell>
          <table:table-cell>
            <text:p>542292638</text:p>
          </table:table-cell>
          <table:table-cell>
            <text:p>765734373</text:p>
          </table:table-cell>
          <table:table-cell>
            <text:p>915793675</text:p>
          </table:table-cell>
          <table:table-cell>
            <text:p>626294128</text:p>
          </table:table-cell>
        </table:table-row>
        <table:table-row>
          <table:table-cell>
            <text:p>634136648</text:p>
          </table:table-cell>
          <table:table-cell>
            <text:p>826414434</text:p>
          </table:table-cell>
          <table:table-cell>
            <text:p>608674127</text:p>
          </table:table-cell>
          <table:table-cell>
            <text:p>274480395</text:p>
          </table:table-cell>
          <table:table-cell>
            <text:p>198358826</text:p>
          </table:table-cell>
          <table:table-cell>
            <text:p>293747359</text:p>
          </table:table-cell>
          <table:table-cell>
            <text:p>364031784</text:p>
          </table:table-cell>
        </table:table-row>
        <table:table-row>
          <table:table-cell>
            <text:p>584400269</text:p>
          </table:table-cell>
          <table:table-cell>
            <text:p>188827518</text:p>
          </table:table-cell>
          <table:table-cell>
            <text:p>805428563</text:p>
          </table:table-cell>
          <table:table-cell>
            <text:p>937132806</text:p>
          </table:table-cell>
          <table:table-cell>
            <text:p>1636661</text:p>
          </table:table-cell>
          <table:table-cell>
            <text:p>244626510</text:p>
          </table:table-cell>
          <table:table-cell>
            <text:p>360395020</text:p>
          </table:table-cell>
        </table:table-row>
        <table:table-row>
          <table:table-cell>
            <text:p>245690647</text:p>
          </table:table-cell>
          <table:table-cell>
            <text:p>782224726</text:p>
          </table:table-cell>
          <table:table-cell>
            <text:p>983901156</text:p>
          </table:table-cell>
          <table:table-cell>
            <text:p>408478288</text:p>
          </table:table-cell>
          <table:table-cell>
            <text:p>331753492</text:p>
          </table:table-cell>
          <table:table-cell>
            <text:p>240039471</text:p>
          </table:table-cell>
          <table:table-cell>
            <text:p>930882451</text:p>
          </table:table-cell>
        </table:table-row>
        <table:table-row>
          <table:table-cell>
            <text:p>362688648</text:p>
          </table:table-cell>
          <table:table-cell>
            <text:p>415283923</text:p>
          </table:table-cell>
          <table:table-cell>
            <text:p>667668841</text:p>
          </table:table-cell>
          <table:table-cell>
            <text:p>414053116</text:p>
          </table:table-cell>
          <table:table-cell>
            <text:p>728585351</text:p>
          </table:table-cell>
          <table:table-cell>
            <text:p>167157973</text:p>
          </table:table-cell>
          <table:table-cell>
            <text:p>908954716</text:p>
          </table:table-cell>
        </table:table-row>
        <table:table-row>
          <table:table-cell>
            <text:p>740020668</text:p>
          </table:table-cell>
          <table:table-cell>
            <text:p>575348706</text:p>
          </table:table-cell>
          <table:table-cell>
            <text:p>579734449</text:p>
          </table:table-cell>
          <table:table-cell>
            <text:p>655516730</text:p>
          </table:table-cell>
          <table:table-cell>
            <text:p>454418781</text:p>
          </table:table-cell>
          <table:table-cell>
            <text:p>609779812</text:p>
          </table:table-cell>
          <table:table-cell>
            <text:p>903030673</text:p>
          </table:table-cell>
        </table:table-row>
        <table:table-row>
          <table:table-cell>
            <text:p>557458640</text:p>
          </table:table-cell>
          <table:table-cell>
            <text:p>811456353</text:p>
          </table:table-cell>
          <table:table-cell>
            <text:p>983221852</text:p>
          </table:table-cell>
          <table:table-cell>
            <text:p>193847346</text:p>
          </table:table-cell>
          <table:table-cell>
            <text:p>808914504</text:p>
          </table:table-cell>
          <table:table-cell>
            <text:p>195293651</text:p>
          </table:table-cell>
          <table:table-cell>
            <text:p>917827718</text:p>
          </table:table-cell>
        </table:table-row>
        <table:table-row>
          <table:table-cell>
            <text:p>625739912</text:p>
          </table:table-cell>
          <table:table-cell>
            <text:p>970991753</text:p>
          </table:table-cell>
          <table:table-cell>
            <text:p>603273930</text:p>
          </table:table-cell>
          <table:table-cell>
            <text:p>562785071</text:p>
          </table:table-cell>
          <table:table-cell>
            <text:p>419415326</text:p>
          </table:table-cell>
          <table:table-cell>
            <text:p>737513820</text:p>
          </table:table-cell>
          <table:table-cell>
            <text:p>657047585</text:p>
          </table:table-cell>
        </table:table-row>
        <table:table-row>
          <table:table-cell>
            <text:p>845045774</text:p>
          </table:table-cell>
          <table:table-cell>
            <text:p>940723737</text:p>
          </table:table-cell>
          <table:table-cell>
            <text:p>958214688</text:p>
          </table:table-cell>
          <table:table-cell>
            <text:p>823592164</text:p>
          </table:table-cell>
          <table:table-cell>
            <text:p>914088704</text:p>
          </table:table-cell>
          <table:table-cell>
            <text:p>377761880</text:p>
          </table:table-cell>
          <table:table-cell>
            <text:p>745294342</text:p>
          </table:table-cell>
        </table:table-row>
        <table:table-row>
          <table:table-cell>
            <text:p>787981986</text:p>
          </table:table-cell>
          <table:table-cell>
            <text:p>304255351</text:p>
          </table:table-cell>
          <table:table-cell>
            <text:p>893470867</text:p>
          </table:table-cell>
          <table:table-cell>
            <text:p>141224607</text:p>
          </table:table-cell>
          <table:table-cell>
            <text:p>814881954</text:p>
          </table:table-cell>
          <table:table-cell>
            <text:p>132364423</text:p>
          </table:table-cell>
          <table:table-cell>
            <text:p>904032546</text:p>
          </table:table-cell>
        </table:table-row>
        <table:table-row>
          <table:table-cell>
            <text:p>130683793</text:p>
          </table:table-cell>
          <table:table-cell>
            <text:p>260350896</text:p>
          </table:table-cell>
          <table:table-cell>
            <text:p>674810344</text:p>
          </table:table-cell>
          <table:table-cell>
            <text:p>776820577</text:p>
          </table:table-cell>
          <table:table-cell>
            <text:p>255491147</text:p>
          </table:table-cell>
          <table:table-cell>
            <text:p>528875322</text:p>
          </table:table-cell>
          <table:table-cell>
            <text:p>801092132</text:p>
          </table:table-cell>
        </table:table-row>
        <table:table-row>
          <table:table-cell>
            <text:p>223190163</text:p>
          </table:table-cell>
          <table:table-cell>
            <text:p>48398427</text:p>
          </table:table-cell>
          <table:table-cell>
            <text:p>636411434</text:p>
          </table:table-cell>
          <table:table-cell>
            <text:p>439037696</text:p>
          </table:table-cell>
          <table:table-cell>
            <text:p>147575620</text:p>
          </table:table-cell>
          <table:table-cell>
            <text:p>279559655</text:p>
          </table:table-cell>
          <table:table-cell>
            <text:p>557761851</text:p>
          </table:table-cell>
        </table:table-row>
        <table:table-row>
          <table:table-cell>
            <text:p>210438922</text:p>
          </table:table-cell>
          <table:table-cell>
            <text:p>159536618</text:p>
          </table:table-cell>
          <table:table-cell>
            <text:p>568369992</text:p>
          </table:table-cell>
          <table:table-cell>
            <text:p>274925818</text:p>
          </table:table-cell>
          <table:table-cell>
            <text:p>987436599</text:p>
          </table:table-cell>
          <table:table-cell>
            <text:p>316349313</text:p>
          </table:table-cell>
          <table:table-cell>
            <text:p>490800257</text:p>
          </table:table-cell>
        </table:table-row>
        <table:table-row>
          <table:table-cell>
            <text:p>774538868</text:p>
          </table:table-cell>
          <table:table-cell>
            <text:p>308818846</text:p>
          </table:table-cell>
          <table:table-cell>
            <text:p>77038123</text:p>
          </table:table-cell>
          <table:table-cell>
            <text:p>232811410</text:p>
          </table:table-cell>
          <table:table-cell>
            <text:p>341546717</text:p>
          </table:table-cell>
          <table:table-cell>
            <text:p>133471104</text:p>
          </table:table-cell>
          <table:table-cell>
            <text:p>405979075</text:p>
          </table:table-cell>
        </table:table-row>
        <table:table-row>
          <table:table-cell>
            <text:p>775910188</text:p>
          </table:table-cell>
          <table:table-cell>
            <text:p>838779569</text:p>
          </table:table-cell>
          <table:table-cell>
            <text:p>327293329</text:p>
          </table:table-cell>
          <table:table-cell>
            <text:p>418239574</text:p>
          </table:table-cell>
          <table:table-cell>
            <text:p>348621823</text:p>
          </table:table-cell>
          <table:table-cell>
            <text:p>451476008</text:p>
          </table:table-cell>
          <table:table-cell>
            <text:p>479440765</text:p>
          </table:table-cell>
        </table:table-row>
        <table:table-row>
          <table:table-cell>
            <text:p>775585677</text:p>
          </table:table-cell>
          <table:table-cell>
            <text:p>805597257</text:p>
          </table:table-cell>
          <table:table-cell>
            <text:p>849923745</text:p>
          </table:table-cell>
          <table:table-cell>
            <text:p>95758703</text:p>
          </table:table-cell>
          <table:table-cell>
            <text:p>688477034</text:p>
          </table:table-cell>
          <table:table-cell>
            <text:p>351498743</text:p>
          </table:table-cell>
          <table:table-cell>
            <text:p>409762626</text:p>
          </table:table-cell>
        </table:table-row>
        <table:table-row>
          <table:table-cell>
            <text:p>308971707</text:p>
          </table:table-cell>
          <table:table-cell>
            <text:p>296534538</text:p>
          </table:table-cell>
          <table:table-cell>
            <text:p>375072433</text:p>
          </table:table-cell>
          <table:table-cell>
            <text:p>442639239</text:p>
          </table:table-cell>
          <table:table-cell>
            <text:p>256393707</text:p>
          </table:table-cell>
          <table:table-cell>
            <text:p>868038298</text:p>
          </table:table-cell>
          <table:table-cell>
            <text:p>79396937</text:p>
          </table:table-cell>
        </table:table-row>
        <table:table-row>
          <table:table-cell>
            <text:p>625987486</text:p>
          </table:table-cell>
          <table:table-cell>
            <text:p>690920058</text:p>
          </table:table-cell>
          <table:table-cell>
            <text:p>451298595</text:p>
          </table:table-cell>
          <table:table-cell>
            <text:p>760999335</text:p>
          </table:table-cell>
          <table:table-cell>
            <text:p>447875190</text:p>
          </table:table-cell>
          <table:table-cell>
            <text:p>951155077</text:p>
          </table:table-cell>
          <table:table-cell>
            <text:p>588081679</text:p>
          </table:table-cell>
        </table:table-row>
        <table:table-row>
          <table:table-cell>
            <text:p>515682817</text:p>
          </table:table-cell>
          <table:table-cell>
            <text:p>57669720</text:p>
          </table:table-cell>
          <table:table-cell>
            <text:p>333761357</text:p>
          </table:table-cell>
          <table:table-cell>
            <text:p>787501456</text:p>
          </table:table-cell>
          <table:table-cell>
            <text:p>359015353</text:p>
          </table:table-cell>
          <table:table-cell>
            <text:p>228082906</text:p>
          </table:table-cell>
          <table:table-cell>
            <text:p>977057014</text:p>
          </table:table-cell>
        </table:table-row>
        <table:table-row>
          <table:table-cell>
            <text:p>784553464</text:p>
          </table:table-cell>
          <table:table-cell>
            <text:p>46250968</text:p>
          </table:table-cell>
          <table:table-cell>
            <text:p>24875632</text:p>
          </table:table-cell>
          <table:table-cell>
            <text:p>533564753</text:p>
          </table:table-cell>
          <table:table-cell>
            <text:p>530522146</text:p>
          </table:table-cell>
          <table:table-cell>
            <text:p>111713665</text:p>
          </table:table-cell>
          <table:table-cell>
            <text:p>683470858</text:p>
          </table:table-cell>
        </table:table-row>
        <table:table-row>
          <table:table-cell>
            <text:p>486717997</text:p>
          </table:table-cell>
          <table:table-cell>
            <text:p>314728773</text:p>
          </table:table-cell>
          <table:table-cell>
            <text:p>914795408</text:p>
          </table:table-cell>
          <table:table-cell>
            <text:p>616927634</text:p>
          </table:table-cell>
          <table:table-cell>
            <text:p>216017421</text:p>
          </table:table-cell>
          <table:table-cell>
            <text:p>882689593</text:p>
          </table:table-cell>
          <table:table-cell>
            <text:p>303383811</text:p>
          </table:table-cell>
        </table:table-row>
        <table:table-row>
          <table:table-cell>
            <text:p>400638657</text:p>
          </table:table-cell>
          <table:table-cell>
            <text:p>159663250</text:p>
          </table:table-cell>
          <table:table-cell>
            <text:p>274430642</text:p>
          </table:table-cell>
          <table:table-cell>
            <text:p>564201995</text:p>
          </table:table-cell>
          <table:table-cell>
            <text:p>121615834</text:p>
          </table:table-cell>
          <table:table-cell>
            <text:p>102638143</text:p>
          </table:table-cell>
          <table:table-cell>
            <text:p>127091001</text:p>
          </table:table-cell>
        </table:table-row>
        <table:table-row>
          <table:table-cell>
            <text:p>553431642</text:p>
          </table:table-cell>
          <table:table-cell>
            <text:p>910011191</text:p>
          </table:table-cell>
          <table:table-cell>
            <text:p>744955313</text:p>
          </table:table-cell>
          <table:table-cell>
            <text:p>736494463</text:p>
          </table:table-cell>
          <table:table-cell>
            <text:p>822801733</text:p>
          </table:table-cell>
          <table:table-cell>
            <text:p>463009927</text:p>
          </table:table-cell>
          <table:table-cell>
            <text:p>746451830</text:p>
          </table:table-cell>
        </table:table-row>
        <table:table-row>
          <table:table-cell>
            <text:p>786465343</text:p>
          </table:table-cell>
          <table:table-cell>
            <text:p>867049448</text:p>
          </table:table-cell>
          <table:table-cell>
            <text:p>447525947</text:p>
          </table:table-cell>
          <table:table-cell>
            <text:p>818717971</text:p>
          </table:table-cell>
          <table:table-cell>
            <text:p>838656851</text:p>
          </table:table-cell>
          <table:table-cell>
            <text:p>96571067</text:p>
          </table:table-cell>
          <table:table-cell>
            <text:p>562635830</text:p>
          </table:table-cell>
        </table:table-row>
        <table:table-row>
          <table:table-cell>
            <text:p>641676534</text:p>
          </table:table-cell>
          <table:table-cell>
            <text:p>755216581</text:p>
          </table:table-cell>
          <table:table-cell>
            <text:p>200192894</text:p>
          </table:table-cell>
          <table:table-cell>
            <text:p>870267096</text:p>
          </table:table-cell>
          <table:table-cell>
            <text:p>628885773</text:p>
          </table:table-cell>
          <table:table-cell>
            <text:p>741074120</text:p>
          </table:table-cell>
          <table:table-cell>
            <text:p>613907900</text:p>
          </table:table-cell>
        </table:table-row>
        <table:table-row>
          <table:table-cell>
            <text:p>728614478</text:p>
          </table:table-cell>
          <table:table-cell>
            <text:p>796427268</text:p>
          </table:table-cell>
          <table:table-cell>
            <text:p>460025513</text:p>
          </table:table-cell>
          <table:table-cell>
            <text:p>370363512</text:p>
          </table:table-cell>
          <table:table-cell>
            <text:p>588408142</text:p>
          </table:table-cell>
          <table:table-cell>
            <text:p>724311115</text:p>
          </table:table-cell>
          <table:table-cell>
            <text:p>424701324</text:p>
          </table:table-cell>
        </table:table-row>
        <table:table-row>
          <table:table-cell>
            <text:p>692906484</text:p>
          </table:table-cell>
          <table:table-cell>
            <text:p>617266646</text:p>
          </table:table-cell>
          <table:table-cell>
            <text:p>431796740</text:p>
          </table:table-cell>
          <table:table-cell>
            <text:p>740472201</text:p>
          </table:table-cell>
          <table:table-cell>
            <text:p>110275325</text:p>
          </table:table-cell>
          <table:table-cell>
            <text:p>683926322</text:p>
          </table:table-cell>
          <table:table-cell>
            <text:p>951391184</text:p>
          </table:table-cell>
        </table:table-row>
        <table:table-row>
          <table:table-cell>
            <text:p>769351817</text:p>
          </table:table-cell>
          <table:table-cell>
            <text:p>202205697</text:p>
          </table:table-cell>
          <table:table-cell>
            <text:p>908441546</text:p>
          </table:table-cell>
          <table:table-cell>
            <text:p>338493406</text:p>
          </table:table-cell>
          <table:table-cell>
            <text:p>829279528</text:p>
          </table:table-cell>
          <table:table-cell>
            <text:p>717353028</text:p>
          </table:table-cell>
          <table:table-cell>
            <text:p>640792824</text:p>
          </table:table-cell>
        </table:table-row>
        <table:table-row>
          <table:table-cell>
            <text:p>483336739</text:p>
          </table:table-cell>
          <table:table-cell>
            <text:p>981816094</text:p>
          </table:table-cell>
          <table:table-cell>
            <text:p>886869953</text:p>
          </table:table-cell>
          <table:table-cell>
            <text:p>377740302</text:p>
          </table:table-cell>
          <table:table-cell>
            <text:p>410299353</text:p>
          </table:table-cell>
          <table:table-cell>
            <text:p>133624309</text:p>
          </table:table-cell>
          <table:table-cell>
            <text:p>834882367</text:p>
          </table:table-cell>
        </table:table-row>
        <table:table-row>
          <table:table-cell>
            <text:p>729479786</text:p>
          </table:table-cell>
          <table:table-cell>
            <text:p>865514922</text:p>
          </table:table-cell>
          <table:table-cell>
            <text:p>2223558</text:p>
          </table:table-cell>
          <table:table-cell>
            <text:p>100271354</text:p>
          </table:table-cell>
          <table:table-cell>
            <text:p>219922589</text:p>
          </table:table-cell>
          <table:table-cell>
            <text:p>99896289</text:p>
          </table:table-cell>
          <table:table-cell>
            <text:p>510080730</text:p>
          </table:table-cell>
        </table:table-row>
        <table:table-row>
          <table:table-cell>
            <text:p>329406019</text:p>
          </table:table-cell>
          <table:table-cell>
            <text:p>499863212</text:p>
          </table:table-cell>
          <table:table-cell>
            <text:p>79002804</text:p>
          </table:table-cell>
          <table:table-cell>
            <text:p>208090868</text:p>
          </table:table-cell>
          <table:table-cell>
            <text:p>127901523</text:p>
          </table:table-cell>
          <table:table-cell>
            <text:p>174100922</text:p>
          </table:table-cell>
          <table:table-cell>
            <text:p>448757637</text:p>
          </table:table-cell>
        </table:table-row>
        <table:table-row>
          <table:table-cell>
            <text:p>754805781</text:p>
          </table:table-cell>
          <table:table-cell>
            <text:p>532547010</text:p>
          </table:table-cell>
          <table:table-cell>
            <text:p>871265694</text:p>
          </table:table-cell>
          <table:table-cell>
            <text:p>403552575</text:p>
          </table:table-cell>
          <table:table-cell>
            <text:p>489568766</text:p>
          </table:table-cell>
          <table:table-cell>
            <text:p>639327723</text:p>
          </table:table-cell>
          <table:table-cell>
            <text:p>327952985</text:p>
          </table:table-cell>
        </table:table-row>
        <table:table-row>
          <table:table-cell>
            <text:p>323145158</text:p>
          </table:table-cell>
          <table:table-cell>
            <text:p>601897205</text:p>
          </table:table-cell>
          <table:table-cell>
            <text:p>791029136</text:p>
          </table:table-cell>
          <table:table-cell>
            <text:p>988503131</text:p>
          </table:table-cell>
          <table:table-cell>
            <text:p>71819760</text:p>
          </table:table-cell>
          <table:table-cell>
            <text:p>609542731</text:p>
          </table:table-cell>
          <table:table-cell>
            <text:p>58534504</text:p>
          </table:table-cell>
        </table:table-row>
        <table:table-row>
          <table:table-cell>
            <text:p>289794723</text:p>
          </table:table-cell>
          <table:table-cell>
            <text:p>720470931</text:p>
          </table:table-cell>
          <table:table-cell>
            <text:p>270972359</text:p>
          </table:table-cell>
          <table:table-cell>
            <text:p>567912200</text:p>
          </table:table-cell>
          <table:table-cell>
            <text:p>221226087</text:p>
          </table:table-cell>
          <table:table-cell>
            <text:p>39803128</text:p>
          </table:table-cell>
          <table:table-cell>
            <text:p>217040297</text:p>
          </table:table-cell>
        </table:table-row>
        <table:table-row>
          <table:table-cell>
            <text:p>798010175</text:p>
          </table:table-cell>
          <table:table-cell>
            <text:p>579249456</text:p>
          </table:table-cell>
          <table:table-cell>
            <text:p>478142227</text:p>
          </table:table-cell>
          <table:table-cell>
            <text:p>995370242</text:p>
          </table:table-cell>
          <table:table-cell>
            <text:p>547141905</text:p>
          </table:table-cell>
          <table:table-cell>
            <text:p>21140708</text:p>
          </table:table-cell>
          <table:table-cell>
            <text:p>432772772</text:p>
          </table:table-cell>
        </table:table-row>
        <table:table-row>
          <table:table-cell>
            <text:p>277285970</text:p>
          </table:table-cell>
          <table:table-cell>
            <text:p>476195090</text:p>
          </table:table-cell>
          <table:table-cell>
            <text:p>810107327</text:p>
          </table:table-cell>
          <table:table-cell>
            <text:p>106657766</text:p>
          </table:table-cell>
          <table:table-cell>
            <text:p>750507725</text:p>
          </table:table-cell>
          <table:table-cell>
            <text:p>894865318</text:p>
          </table:table-cell>
          <table:table-cell>
            <text:p>683688941</text:p>
          </table:table-cell>
        </table:table-row>
        <table:table-row>
          <table:table-cell>
            <text:p>690360756</text:p>
          </table:table-cell>
          <table:table-cell>
            <text:p>405575164</text:p>
          </table:table-cell>
          <table:table-cell>
            <text:p>878761036</text:p>
          </table:table-cell>
          <table:table-cell>
            <text:p>635996438</text:p>
          </table:table-cell>
          <table:table-cell>
            <text:p>107168574</text:p>
          </table:table-cell>
          <table:table-cell>
            <text:p>183071812</text:p>
          </table:table-cell>
          <table:table-cell>
            <text:p>26806667</text:p>
          </table:table-cell>
        </table:table-row>
        <table:table-row>
          <table:table-cell>
            <text:p>840949815</text:p>
          </table:table-cell>
          <table:table-cell>
            <text:p>886177635</text:p>
          </table:table-cell>
          <table:table-cell>
            <text:p>486709667</text:p>
          </table:table-cell>
          <table:table-cell>
            <text:p>961536059</text:p>
          </table:table-cell>
          <table:table-cell>
            <text:p>62895037</text:p>
          </table:table-cell>
          <table:table-cell>
            <text:p>231137593</text:p>
          </table:table-cell>
          <table:table-cell>
            <text:p>543313147</text:p>
          </table:table-cell>
        </table:table-row>
        <table:table-row>
          <table:table-cell>
            <text:p>787160062</text:p>
          </table:table-cell>
          <table:table-cell>
            <text:p>56527516</text:p>
          </table:table-cell>
          <table:table-cell>
            <text:p>692338634</text:p>
          </table:table-cell>
          <table:table-cell>
            <text:p>580877224</text:p>
          </table:table-cell>
          <table:table-cell>
            <text:p>77228694</text:p>
          </table:table-cell>
          <table:table-cell>
            <text:p>385256646</text:p>
          </table:table-cell>
          <table:table-cell>
            <text:p>269973252</text:p>
          </table:table-cell>
        </table:table-row>
        <table:table-row>
          <table:table-cell>
            <text:p>699091212</text:p>
          </table:table-cell>
          <table:table-cell>
            <text:p>172051321</text:p>
          </table:table-cell>
          <table:table-cell>
            <text:p>44110816</text:p>
          </table:table-cell>
          <table:table-cell>
            <text:p>749333009</text:p>
          </table:table-cell>
          <table:table-cell>
            <text:p>667035553</text:p>
          </table:table-cell>
          <table:table-cell>
            <text:p>509513146</text:p>
          </table:table-cell>
          <table:table-cell>
            <text:p>618425529</text:p>
          </table:table-cell>
        </table:table-row>
        <table:table-row>
          <table:table-cell>
            <text:p>799301303</text:p>
          </table:table-cell>
          <table:table-cell>
            <text:p>690735805</text:p>
          </table:table-cell>
          <table:table-cell>
            <text:p>589795067</text:p>
          </table:table-cell>
          <table:table-cell>
            <text:p>311396037</text:p>
          </table:table-cell>
          <table:table-cell>
            <text:p>611413530</text:p>
          </table:table-cell>
          <table:table-cell>
            <text:p>398722358</text:p>
          </table:table-cell>
          <table:table-cell>
            <text:p>440810213</text:p>
          </table:table-cell>
        </table:table-row>
        <table:table-row>
          <table:table-cell>
            <text:p>603923317</text:p>
          </table:table-cell>
          <table:table-cell>
            <text:p>577519527</text:p>
          </table:table-cell>
          <table:table-cell>
            <text:p>390506915</text:p>
          </table:table-cell>
          <table:table-cell>
            <text:p>117100313</text:p>
          </table:table-cell>
          <table:table-cell>
            <text:p>695349372</text:p>
          </table:table-cell>
          <table:table-cell>
            <text:p>567682101</text:p>
          </table:table-cell>
          <table:table-cell>
            <text:p>384898711</text:p>
          </table:table-cell>
        </table:table-row>
        <table:table-row>
          <table:table-cell>
            <text:p>157251585</text:p>
          </table:table-cell>
          <table:table-cell>
            <text:p>892103482</text:p>
          </table:table-cell>
          <table:table-cell>
            <text:p>359527795</text:p>
          </table:table-cell>
          <table:table-cell>
            <text:p>783401414</text:p>
          </table:table-cell>
          <table:table-cell>
            <text:p>894102287</text:p>
          </table:table-cell>
          <table:table-cell>
            <text:p>623856967</text:p>
          </table:table-cell>
          <table:table-cell>
            <text:p>808919255</text:p>
          </table:table-cell>
        </table:table-row>
        <table:table-row>
          <table:table-cell>
            <text:p>960816362</text:p>
          </table:table-cell>
          <table:table-cell>
            <text:p>241762620</text:p>
          </table:table-cell>
          <table:table-cell>
            <text:p>917943127</text:p>
          </table:table-cell>
          <table:table-cell>
            <text:p>474997272</text:p>
          </table:table-cell>
          <table:table-cell>
            <text:p>99001947</text:p>
          </table:table-cell>
          <table:table-cell>
            <text:p>791464109</text:p>
          </table:table-cell>
          <table:table-cell>
            <text:p>48851212</text:p>
          </table:table-cell>
        </table:table-row>
        <table:table-row>
          <table:table-cell>
            <text:p>762341123</text:p>
          </table:table-cell>
          <table:table-cell>
            <text:p>586307714</text:p>
          </table:table-cell>
          <table:table-cell>
            <text:p>39443650</text:p>
          </table:table-cell>
          <table:table-cell>
            <text:p>819462729</text:p>
          </table:table-cell>
          <table:table-cell>
            <text:p>426403596</text:p>
          </table:table-cell>
          <table:table-cell>
            <text:p>829010772</text:p>
          </table:table-cell>
          <table:table-cell>
            <text:p>552643915</text:p>
          </table:table-cell>
        </table:table-row>
        <table:table-row>
          <table:table-cell>
            <text:p>326538403</text:p>
          </table:table-cell>
          <table:table-cell>
            <text:p>771073563</text:p>
          </table:table-cell>
          <table:table-cell>
            <text:p>312289137</text:p>
          </table:table-cell>
          <table:table-cell>
            <text:p>214250611</text:p>
          </table:table-cell>
          <table:table-cell>
            <text:p>585528087</text:p>
          </table:table-cell>
          <table:table-cell>
            <text:p>404103954</text:p>
          </table:table-cell>
          <table:table-cell>
            <text:p>857894731</text:p>
          </table:table-cell>
        </table:table-row>
        <table:table-row>
          <table:table-cell>
            <text:p>176345630</text:p>
          </table:table-cell>
          <table:table-cell>
            <text:p>917350539</text:p>
          </table:table-cell>
          <table:table-cell>
            <text:p>987439188</text:p>
          </table:table-cell>
          <table:table-cell>
            <text:p>834278488</text:p>
          </table:table-cell>
          <table:table-cell>
            <text:p>431579404</text:p>
          </table:table-cell>
          <table:table-cell>
            <text:p>131479110</text:p>
          </table:table-cell>
          <table:table-cell>
            <text:p>410906600</text:p>
          </table:table-cell>
        </table:table-row>
        <table:table-row>
          <table:table-cell>
            <text:p>629158739</text:p>
          </table:table-cell>
          <table:table-cell>
            <text:p>712093834</text:p>
          </table:table-cell>
          <table:table-cell>
            <text:p>345430393</text:p>
          </table:table-cell>
          <table:table-cell>
            <text:p>286712200</text:p>
          </table:table-cell>
          <table:table-cell>
            <text:p>488048248</text:p>
          </table:table-cell>
          <table:table-cell>
            <text:p>773600989</text:p>
          </table:table-cell>
          <table:table-cell>
            <text:p>650221724</text:p>
          </table:table-cell>
        </table:table-row>
        <table:table-row>
          <table:table-cell>
            <text:p>743397334</text:p>
          </table:table-cell>
          <table:table-cell>
            <text:p>685086771</text:p>
          </table:table-cell>
          <table:table-cell>
            <text:p>417262200</text:p>
          </table:table-cell>
          <table:table-cell>
            <text:p>913668145</text:p>
          </table:table-cell>
          <table:table-cell>
            <text:p>189069357</text:p>
          </table:table-cell>
          <table:table-cell>
            <text:p>294085456</text:p>
          </table:table-cell>
          <table:table-cell>
            <text:p>835113423</text:p>
          </table:table-cell>
        </table:table-row>
        <table:table-row>
          <table:table-cell>
            <text:p>525037185</text:p>
          </table:table-cell>
          <table:table-cell>
            <text:p>326903803</text:p>
          </table:table-cell>
          <table:table-cell>
            <text:p>744041490</text:p>
          </table:table-cell>
          <table:table-cell>
            <text:p>938274972</text:p>
          </table:table-cell>
          <table:table-cell>
            <text:p>969702132</text:p>
          </table:table-cell>
          <table:table-cell>
            <text:p>90214221</text:p>
          </table:table-cell>
          <table:table-cell>
            <text:p>60784994</text:p>
          </table:table-cell>
        </table:table-row>
        <table:table-row>
          <table:table-cell>
            <text:p>908574442</text:p>
          </table:table-cell>
          <table:table-cell>
            <text:p>980760347</text:p>
          </table:table-cell>
          <table:table-cell>
            <text:p>388812164</text:p>
          </table:table-cell>
          <table:table-cell>
            <text:p>243402728</text:p>
          </table:table-cell>
          <table:table-cell>
            <text:p>933750965</text:p>
          </table:table-cell>
          <table:table-cell>
            <text:p>742817027</text:p>
          </table:table-cell>
          <table:table-cell>
            <text:p>351032710</text:p>
          </table:table-cell>
        </table:table-row>
        <table:table-row>
          <table:table-cell>
            <text:p>393860680</text:p>
          </table:table-cell>
          <table:table-cell>
            <text:p>213425977</text:p>
          </table:table-cell>
          <table:table-cell>
            <text:p>616771739</text:p>
          </table:table-cell>
          <table:table-cell>
            <text:p>406747532</text:p>
          </table:table-cell>
          <table:table-cell>
            <text:p>324648778</text:p>
          </table:table-cell>
          <table:table-cell>
            <text:p>390068812</text:p>
          </table:table-cell>
          <table:table-cell>
            <text:p>367969623</text:p>
          </table:table-cell>
        </table:table-row>
        <table:table-row>
          <table:table-cell>
            <text:p>545832945</text:p>
          </table:table-cell>
          <table:table-cell>
            <text:p>423772322</text:p>
          </table:table-cell>
          <table:table-cell>
            <text:p>872336405</text:p>
          </table:table-cell>
          <table:table-cell>
            <text:p>532685877</text:p>
          </table:table-cell>
          <table:table-cell>
            <text:p>634475141</text:p>
          </table:table-cell>
          <table:table-cell>
            <text:p>585640702</text:p>
          </table:table-cell>
          <table:table-cell>
            <text:p>298492065</text:p>
          </table:table-cell>
        </table:table-row>
        <table:table-row>
          <table:table-cell>
            <text:p>585597163</text:p>
          </table:table-cell>
          <table:table-cell>
            <text:p>122433512</text:p>
          </table:table-cell>
          <table:table-cell>
            <text:p>857432417</text:p>
          </table:table-cell>
          <table:table-cell>
            <text:p>596211304</text:p>
          </table:table-cell>
          <table:table-cell>
            <text:p>768846595</text:p>
          </table:table-cell>
          <table:table-cell>
            <text:p>842720778</text:p>
          </table:table-cell>
          <table:table-cell>
            <text:p>337083106</text:p>
          </table:table-cell>
        </table:table-row>
        <table:table-row>
          <table:table-cell>
            <text:p>540639007</text:p>
          </table:table-cell>
          <table:table-cell>
            <text:p>634247339</text:p>
          </table:table-cell>
          <table:table-cell>
            <text:p>695048941</text:p>
          </table:table-cell>
          <table:table-cell>
            <text:p>79698653</text:p>
          </table:table-cell>
          <table:table-cell>
            <text:p>798888654</text:p>
          </table:table-cell>
          <table:table-cell>
            <text:p>225939095</text:p>
          </table:table-cell>
          <table:table-cell>
            <text:p>117072234</text:p>
          </table:table-cell>
        </table:table-row>
        <table:table-row>
          <table:table-cell>
            <text:p>11245546</text:p>
          </table:table-cell>
          <table:table-cell>
            <text:p>628074622</text:p>
          </table:table-cell>
          <table:table-cell>
            <text:p>779406147</text:p>
          </table:table-cell>
          <table:table-cell>
            <text:p>850877379</text:p>
          </table:table-cell>
          <table:table-cell>
            <text:p>904679280</text:p>
          </table:table-cell>
          <table:table-cell>
            <text:p>722538579</text:p>
          </table:table-cell>
          <table:table-cell>
            <text:p>885828485</text:p>
          </table:table-cell>
        </table:table-row>
        <table:table-row>
          <table:table-cell>
            <text:p>370787156</text:p>
          </table:table-cell>
          <table:table-cell>
            <text:p>324868924</text:p>
          </table:table-cell>
          <table:table-cell>
            <text:p>49144458</text:p>
          </table:table-cell>
          <table:table-cell>
            <text:p>788818629</text:p>
          </table:table-cell>
          <table:table-cell>
            <text:p>539160719</text:p>
          </table:table-cell>
          <table:table-cell>
            <text:p>360221281</text:p>
          </table:table-cell>
          <table:table-cell>
            <text:p>498072741</text:p>
          </table:table-cell>
        </table:table-row>
        <table:table-row>
          <table:table-cell>
            <text:p>693847996</text:p>
          </table:table-cell>
          <table:table-cell>
            <text:p>623232490</text:p>
          </table:table-cell>
          <table:table-cell>
            <text:p>152914985</text:p>
          </table:table-cell>
          <table:table-cell>
            <text:p>321186895</text:p>
          </table:table-cell>
          <table:table-cell>
            <text:p>220932019</text:p>
          </table:table-cell>
          <table:table-cell>
            <text:p>420271374</text:p>
          </table:table-cell>
          <table:table-cell>
            <text:p>749199899</text:p>
          </table:table-cell>
        </table:table-row>
        <table:table-row>
          <table:table-cell>
            <text:p>705158118</text:p>
          </table:table-cell>
          <table:table-cell>
            <text:p>396377596</text:p>
          </table:table-cell>
          <table:table-cell>
            <text:p>226621369</text:p>
          </table:table-cell>
          <table:table-cell>
            <text:p>612816957</text:p>
          </table:table-cell>
          <table:table-cell>
            <text:p>608002874</text:p>
          </table:table-cell>
          <table:table-cell>
            <text:p>755249182</text:p>
          </table:table-cell>
          <table:table-cell>
            <text:p>357276108</text:p>
          </table:table-cell>
        </table:table-row>
        <table:table-row>
          <table:table-cell>
            <text:p>299667255</text:p>
          </table:table-cell>
          <table:table-cell>
            <text:p>811399585</text:p>
          </table:table-cell>
          <table:table-cell>
            <text:p>764394718</text:p>
          </table:table-cell>
          <table:table-cell>
            <text:p>666095852</text:p>
          </table:table-cell>
          <table:table-cell>
            <text:p>802304588</text:p>
          </table:table-cell>
          <table:table-cell>
            <text:p>985779385</text:p>
          </table:table-cell>
          <table:table-cell>
            <text:p>435048078</text:p>
          </table:table-cell>
        </table:table-row>
        <table:table-row>
          <table:table-cell>
            <text:p>258194552</text:p>
          </table:table-cell>
          <table:table-cell>
            <text:p>527794042</text:p>
          </table:table-cell>
          <table:table-cell>
            <text:p>132511278</text:p>
          </table:table-cell>
          <table:table-cell>
            <text:p>520847411</text:p>
          </table:table-cell>
          <table:table-cell>
            <text:p>959725892</text:p>
          </table:table-cell>
          <table:table-cell>
            <text:p>170464524</text:p>
          </table:table-cell>
          <table:table-cell>
            <text:p>594815279</text:p>
          </table:table-cell>
        </table:table-row>
        <table:table-row>
          <table:table-cell>
            <text:p>637978602</text:p>
          </table:table-cell>
          <table:table-cell>
            <text:p>910389116</text:p>
          </table:table-cell>
          <table:table-cell>
            <text:p>186161540</text:p>
          </table:table-cell>
          <table:table-cell>
            <text:p>849927536</text:p>
          </table:table-cell>
          <table:table-cell>
            <text:p>900974869</text:p>
          </table:table-cell>
          <table:table-cell>
            <text:p>859938380</text:p>
          </table:table-cell>
          <table:table-cell>
            <text:p>301633826</text:p>
          </table:table-cell>
        </table:table-row>
        <table:table-row>
          <table:table-cell>
            <text:p>105130703</text:p>
          </table:table-cell>
          <table:table-cell>
            <text:p>237677257</text:p>
          </table:table-cell>
          <table:table-cell>
            <text:p>970462987</text:p>
          </table:table-cell>
          <table:table-cell>
            <text:p>243665548</text:p>
          </table:table-cell>
          <table:table-cell>
            <text:p>983432445</text:p>
          </table:table-cell>
          <table:table-cell>
            <text:p>26559418</text:p>
          </table:table-cell>
          <table:table-cell>
            <text:p>746497983</text:p>
          </table:table-cell>
        </table:table-row>
        <table:table-row>
          <table:table-cell>
            <text:p>514990395</text:p>
          </table:table-cell>
          <table:table-cell>
            <text:p>595148216</text:p>
          </table:table-cell>
          <table:table-cell>
            <text:p>102673846</text:p>
          </table:table-cell>
          <table:table-cell>
            <text:p>254581592</text:p>
          </table:table-cell>
          <table:table-cell>
            <text:p>713372015</text:p>
          </table:table-cell>
          <table:table-cell>
            <text:p>804819924</text:p>
          </table:table-cell>
          <table:table-cell>
            <text:p>939663234</text:p>
          </table:table-cell>
        </table:table-row>
        <table:table-row>
          <table:table-cell>
            <text:p>359609232</text:p>
          </table:table-cell>
          <table:table-cell>
            <text:p>688610198</text:p>
          </table:table-cell>
          <table:table-cell>
            <text:p>558869070</text:p>
          </table:table-cell>
          <table:table-cell>
            <text:p>296263170</text:p>
          </table:table-cell>
          <table:table-cell>
            <text:p>531228434</text:p>
          </table:table-cell>
          <table:table-cell>
            <text:p>29384075</text:p>
          </table:table-cell>
          <table:table-cell>
            <text:p>222890033</text:p>
          </table:table-cell>
        </table:table-row>
        <table:table-row>
          <table:table-cell>
            <text:p>180149586</text:p>
          </table:table-cell>
          <table:table-cell>
            <text:p>934981578</text:p>
          </table:table-cell>
          <table:table-cell>
            <text:p>858679583</text:p>
          </table:table-cell>
          <table:table-cell>
            <text:p>721355939</text:p>
          </table:table-cell>
          <table:table-cell>
            <text:p>489934871</text:p>
          </table:table-cell>
          <table:table-cell>
            <text:p>408580919</text:p>
          </table:table-cell>
          <table:table-cell>
            <text:p>532551955</text:p>
          </table:table-cell>
        </table:table-row>
        <table:table-row>
          <table:table-cell>
            <text:p>626849663</text:p>
          </table:table-cell>
          <table:table-cell>
            <text:p>823983328</text:p>
          </table:table-cell>
          <table:table-cell>
            <text:p>967116006</text:p>
          </table:table-cell>
          <table:table-cell>
            <text:p>311170335</text:p>
          </table:table-cell>
          <table:table-cell>
            <text:p>165730554</text:p>
          </table:table-cell>
          <table:table-cell>
            <text:p>976207788</text:p>
          </table:table-cell>
          <table:table-cell>
            <text:p>143679456</text:p>
          </table:table-cell>
        </table:table-row>
        <table:table-row>
          <table:table-cell>
            <text:p>979286065</text:p>
          </table:table-cell>
          <table:table-cell>
            <text:p>986259223</text:p>
          </table:table-cell>
          <table:table-cell>
            <text:p>864785666</text:p>
          </table:table-cell>
          <table:table-cell>
            <text:p>87469259</text:p>
          </table:table-cell>
          <table:table-cell>
            <text:p>598533944</text:p>
          </table:table-cell>
          <table:table-cell>
            <text:p>608327170</text:p>
          </table:table-cell>
          <table:table-cell>
            <text:p>402412459</text:p>
          </table:table-cell>
        </table:table-row>
        <table:table-row>
          <table:table-cell>
            <text:p>287574112</text:p>
          </table:table-cell>
          <table:table-cell>
            <text:p>17384709</text:p>
          </table:table-cell>
          <table:table-cell>
            <text:p>503313988</text:p>
          </table:table-cell>
          <table:table-cell>
            <text:p>167234718</text:p>
          </table:table-cell>
          <table:table-cell>
            <text:p>158289806</text:p>
          </table:table-cell>
          <table:table-cell>
            <text:p>133368151</text:p>
          </table:table-cell>
          <table:table-cell>
            <text:p>630816225</text:p>
          </table:table-cell>
        </table:table-row>
        <table:table-row>
          <table:table-cell>
            <text:p>473208064</text:p>
          </table:table-cell>
          <table:table-cell>
            <text:p>573803406</text:p>
          </table:table-cell>
          <table:table-cell>
            <text:p>329319677</text:p>
          </table:table-cell>
          <table:table-cell>
            <text:p>143590643</text:p>
          </table:table-cell>
          <table:table-cell>
            <text:p>494963725</text:p>
          </table:table-cell>
          <table:table-cell>
            <text:p>627896306</text:p>
          </table:table-cell>
          <table:table-cell>
            <text:p>159788069</text:p>
          </table:table-cell>
        </table:table-row>
        <table:table-row>
          <table:table-cell>
            <text:p>312219476</text:p>
          </table:table-cell>
          <table:table-cell>
            <text:p>311355236</text:p>
          </table:table-cell>
          <table:table-cell>
            <text:p>415284242</text:p>
          </table:table-cell>
          <table:table-cell>
            <text:p>508764208</text:p>
          </table:table-cell>
          <table:table-cell>
            <text:p>564212607</text:p>
          </table:table-cell>
          <table:table-cell>
            <text:p>47697810</text:p>
          </table:table-cell>
          <table:table-cell>
            <text:p>682710337</text:p>
          </table:table-cell>
        </table:table-row>
        <table:table-row>
          <table:table-cell>
            <text:p>874829921</text:p>
          </table:table-cell>
          <table:table-cell>
            <text:p>756641596</text:p>
          </table:table-cell>
          <table:table-cell>
            <text:p>307130588</text:p>
          </table:table-cell>
          <table:table-cell>
            <text:p>574394954</text:p>
          </table:table-cell>
          <table:table-cell>
            <text:p>168243898</text:p>
          </table:table-cell>
          <table:table-cell>
            <text:p>924273838</text:p>
          </table:table-cell>
          <table:table-cell>
            <text:p>593667321</text:p>
          </table:table-cell>
        </table:table-row>
        <table:table-row>
          <table:table-cell>
            <text:p>626275086</text:p>
          </table:table-cell>
          <table:table-cell>
            <text:p>45693593</text:p>
          </table:table-cell>
          <table:table-cell>
            <text:p>222580374</text:p>
          </table:table-cell>
          <table:table-cell>
            <text:p>805938150</text:p>
          </table:table-cell>
          <table:table-cell>
            <text:p>549927372</text:p>
          </table:table-cell>
          <table:table-cell>
            <text:p>701478436</text:p>
          </table:table-cell>
          <table:table-cell>
            <text:p>390173744</text:p>
          </table:table-cell>
        </table:table-row>
        <table:table-row>
          <table:table-cell>
            <text:p>798182371</text:p>
          </table:table-cell>
          <table:table-cell>
            <text:p>763204669</text:p>
          </table:table-cell>
          <table:table-cell>
            <text:p>474323641</text:p>
          </table:table-cell>
          <table:table-cell>
            <text:p>450708</text:p>
          </table:table-cell>
          <table:table-cell>
            <text:p>569838867</text:p>
          </table:table-cell>
          <table:table-cell>
            <text:p>61686959</text:p>
          </table:table-cell>
          <table:table-cell>
            <text:p>157176475</text:p>
          </table:table-cell>
        </table:table-row>
        <table:table-row>
          <table:table-cell>
            <text:p>484363537</text:p>
          </table:table-cell>
          <table:table-cell>
            <text:p>594167676</text:p>
          </table:table-cell>
          <table:table-cell>
            <text:p>380458404</text:p>
          </table:table-cell>
          <table:table-cell>
            <text:p>370121566</text:p>
          </table:table-cell>
          <table:table-cell>
            <text:p>25562273</text:p>
          </table:table-cell>
          <table:table-cell>
            <text:p>160798614</text:p>
          </table:table-cell>
          <table:table-cell>
            <text:p>107067377</text:p>
          </table:table-cell>
        </table:table-row>
        <table:table-row>
          <table:table-cell>
            <text:p>297655568</text:p>
          </table:table-cell>
          <table:table-cell>
            <text:p>578739809</text:p>
          </table:table-cell>
          <table:table-cell>
            <text:p>414272894</text:p>
          </table:table-cell>
          <table:table-cell>
            <text:p>934223438</text:p>
          </table:table-cell>
          <table:table-cell>
            <text:p>673243118</text:p>
          </table:table-cell>
          <table:table-cell>
            <text:p>894271239</text:p>
          </table:table-cell>
          <table:table-cell>
            <text:p>13244856</text:p>
          </table:table-cell>
        </table:table-row>
        <table:table-row>
          <table:table-cell>
            <text:p>272079115</text:p>
          </table:table-cell>
          <table:table-cell>
            <text:p>292792337</text:p>
          </table:table-cell>
          <table:table-cell>
            <text:p>918551138</text:p>
          </table:table-cell>
          <table:table-cell>
            <text:p>435017673</text:p>
          </table:table-cell>
          <table:table-cell>
            <text:p>847276156</text:p>
          </table:table-cell>
          <table:table-cell>
            <text:p>348766352</text:p>
          </table:table-cell>
          <table:table-cell>
            <text:p>223825792</text:p>
          </table:table-cell>
        </table:table-row>
        <table:table-row>
          <table:table-cell>
            <text:p>256193903</text:p>
          </table:table-cell>
          <table:table-cell>
            <text:p>449521056</text:p>
          </table:table-cell>
          <table:table-cell>
            <text:p>628514721</text:p>
          </table:table-cell>
          <table:table-cell>
            <text:p>806473428</text:p>
          </table:table-cell>
          <table:table-cell>
            <text:p>300429615</text:p>
          </table:table-cell>
          <table:table-cell>
            <text:p>691087517</text:p>
          </table:table-cell>
          <table:table-cell>
            <text:p>647790390</text:p>
          </table:table-cell>
        </table:table-row>
        <table:table-row>
          <table:table-cell>
            <text:p>790668613</text:p>
          </table:table-cell>
          <table:table-cell>
            <text:p>362797089</text:p>
          </table:table-cell>
          <table:table-cell>
            <text:p>42546299</text:p>
          </table:table-cell>
          <table:table-cell>
            <text:p>612878907</text:p>
          </table:table-cell>
          <table:table-cell>
            <text:p>777035747</text:p>
          </table:table-cell>
          <table:table-cell>
            <text:p>750794030</text:p>
          </table:table-cell>
          <table:table-cell>
            <text:p>505037348</text:p>
          </table:table-cell>
        </table:table-row>
        <table:table-row>
          <table:table-cell>
            <text:p>363605857</text:p>
          </table:table-cell>
          <table:table-cell>
            <text:p>871976725</text:p>
          </table:table-cell>
          <table:table-cell>
            <text:p>959606392</text:p>
          </table:table-cell>
          <table:table-cell>
            <text:p>81653541</text:p>
          </table:table-cell>
          <table:table-cell>
            <text:p>981681634</text:p>
          </table:table-cell>
          <table:table-cell>
            <text:p>553670043</text:p>
          </table:table-cell>
          <table:table-cell>
            <text:p>134806427</text:p>
          </table:table-cell>
        </table:table-row>
        <table:table-row>
          <table:table-cell>
            <text:p>716301929</text:p>
          </table:table-cell>
          <table:table-cell>
            <text:p>545928215</text:p>
          </table:table-cell>
          <table:table-cell>
            <text:p>825187341</text:p>
          </table:table-cell>
          <table:table-cell>
            <text:p>355992346</text:p>
          </table:table-cell>
          <table:table-cell>
            <text:p>399671622</text:p>
          </table:table-cell>
          <table:table-cell>
            <text:p>982473604</text:p>
          </table:table-cell>
          <table:table-cell>
            <text:p>91390757</text:p>
          </table:table-cell>
        </table:table-row>
        <table:table-row>
          <table:table-cell>
            <text:p>327422812</text:p>
          </table:table-cell>
          <table:table-cell>
            <text:p>829716104</text:p>
          </table:table-cell>
          <table:table-cell>
            <text:p>144333588</text:p>
          </table:table-cell>
          <table:table-cell>
            <text:p>684507478</text:p>
          </table:table-cell>
          <table:table-cell>
            <text:p>832726057</text:p>
          </table:table-cell>
          <table:table-cell>
            <text:p>415503370</text:p>
          </table:table-cell>
          <table:table-cell>
            <text:p>721450810</text:p>
          </table:table-cell>
        </table:table-row>
        <table:table-row>
          <table:table-cell>
            <text:p>414899255</text:p>
          </table:table-cell>
          <table:table-cell>
            <text:p>877727675</text:p>
          </table:table-cell>
          <table:table-cell>
            <text:p>818943485</text:p>
          </table:table-cell>
          <table:table-cell>
            <text:p>489517828</text:p>
          </table:table-cell>
          <table:table-cell>
            <text:p>238592234</text:p>
          </table:table-cell>
          <table:table-cell>
            <text:p>854304863</text:p>
          </table:table-cell>
          <table:table-cell>
            <text:p>237804974</text:p>
          </table:table-cell>
        </table:table-row>
        <table:table-row>
          <table:table-cell>
            <text:p>503025775</text:p>
          </table:table-cell>
          <table:table-cell>
            <text:p>903775712</text:p>
          </table:table-cell>
          <table:table-cell>
            <text:p>688321802</text:p>
          </table:table-cell>
          <table:table-cell>
            <text:p>235692871</text:p>
          </table:table-cell>
          <table:table-cell>
            <text:p>903016840</text:p>
          </table:table-cell>
          <table:table-cell>
            <text:p>688556386</text:p>
          </table:table-cell>
          <table:table-cell>
            <text:p>180359472</text:p>
          </table:table-cell>
        </table:table-row>
        <table:table-row>
          <table:table-cell>
            <text:p>855274544</text:p>
          </table:table-cell>
          <table:table-cell>
            <text:p>819634505</text:p>
          </table:table-cell>
          <table:table-cell>
            <text:p>377033838</text:p>
          </table:table-cell>
          <table:table-cell>
            <text:p>432753750</text:p>
          </table:table-cell>
          <table:table-cell>
            <text:p>134250531</text:p>
          </table:table-cell>
          <table:table-cell>
            <text:p>514527230</text:p>
          </table:table-cell>
          <table:table-cell>
            <text:p>209454104</text:p>
          </table:table-cell>
        </table:table-row>
        <table:table-row>
          <table:table-cell>
            <text:p>507456828</text:p>
          </table:table-cell>
          <table:table-cell>
            <text:p>293100797</text:p>
          </table:table-cell>
          <table:table-cell>
            <text:p>377277236</text:p>
          </table:table-cell>
          <table:table-cell>
            <text:p>301975138</text:p>
          </table:table-cell>
          <table:table-cell>
            <text:p>148944788</text:p>
          </table:table-cell>
          <table:table-cell>
            <text:p>952818018</text:p>
          </table:table-cell>
          <table:table-cell>
            <text:p>649085376</text:p>
          </table:table-cell>
        </table:table-row>
        <table:table-row>
          <table:table-cell>
            <text:p>116090423</text:p>
          </table:table-cell>
          <table:table-cell>
            <text:p>891559563</text:p>
          </table:table-cell>
          <table:table-cell>
            <text:p>15581704</text:p>
          </table:table-cell>
          <table:table-cell>
            <text:p>609298368</text:p>
          </table:table-cell>
          <table:table-cell>
            <text:p>883273539</text:p>
          </table:table-cell>
          <table:table-cell>
            <text:p>200313727</text:p>
          </table:table-cell>
          <table:table-cell>
            <text:p>727453918</text:p>
          </table:table-cell>
        </table:table-row>
        <table:table-row>
          <table:table-cell>
            <text:p>810920372</text:p>
          </table:table-cell>
          <table:table-cell>
            <text:p>137173013</text:p>
          </table:table-cell>
          <table:table-cell>
            <text:p>21741951</text:p>
          </table:table-cell>
          <table:table-cell>
            <text:p>72086949</text:p>
          </table:table-cell>
          <table:table-cell>
            <text:p>246859581</text:p>
          </table:table-cell>
          <table:table-cell>
            <text:p>911786366</text:p>
          </table:table-cell>
          <table:table-cell>
            <text:p>96786671</text:p>
          </table:table-cell>
        </table:table-row>
        <table:table-row>
          <table:table-cell>
            <text:p>25332719</text:p>
          </table:table-cell>
          <table:table-cell>
            <text:p>198139871</text:p>
          </table:table-cell>
          <table:table-cell>
            <text:p>981528828</text:p>
          </table:table-cell>
          <table:table-cell>
            <text:p>666190273</text:p>
          </table:table-cell>
          <table:table-cell>
            <text:p>839035903</text:p>
          </table:table-cell>
          <table:table-cell>
            <text:p>671904728</text:p>
          </table:table-cell>
          <table:table-cell>
            <text:p>936517870</text:p>
          </table:table-cell>
        </table:table-row>
        <table:table-row>
          <table:table-cell>
            <text:p>620548853</text:p>
          </table:table-cell>
          <table:table-cell>
            <text:p>73675603</text:p>
          </table:table-cell>
          <table:table-cell>
            <text:p>419173864</text:p>
          </table:table-cell>
          <table:table-cell>
            <text:p>179481296</text:p>
          </table:table-cell>
          <table:table-cell>
            <text:p>854708930</text:p>
          </table:table-cell>
          <table:table-cell>
            <text:p>592097420</text:p>
          </table:table-cell>
          <table:table-cell>
            <text:p>175550798</text:p>
          </table:table-cell>
        </table:table-row>
        <table:table-row>
          <table:table-cell>
            <text:p>396839920</text:p>
          </table:table-cell>
          <table:table-cell>
            <text:p>919738915</text:p>
          </table:table-cell>
          <table:table-cell>
            <text:p>829747001</text:p>
          </table:table-cell>
          <table:table-cell>
            <text:p>111401744</text:p>
          </table:table-cell>
          <table:table-cell>
            <text:p>624772556</text:p>
          </table:table-cell>
          <table:table-cell>
            <text:p>923393760</text:p>
          </table:table-cell>
          <table:table-cell>
            <text:p>307086065</text:p>
          </table:table-cell>
        </table:table-row>
        <table:table-row>
          <table:table-cell>
            <text:p>447812813</text:p>
          </table:table-cell>
          <table:table-cell>
            <text:p>298157711</text:p>
          </table:table-cell>
          <table:table-cell>
            <text:p>840632155</text:p>
          </table:table-cell>
          <table:table-cell>
            <text:p>73673920</text:p>
          </table:table-cell>
          <table:table-cell>
            <text:p>751880334</text:p>
          </table:table-cell>
          <table:table-cell>
            <text:p>236429865</text:p>
          </table:table-cell>
          <table:table-cell>
            <text:p>683108480</text:p>
          </table:table-cell>
        </table:table-row>
        <table:table-row>
          <table:table-cell>
            <text:p>413626831</text:p>
          </table:table-cell>
          <table:table-cell>
            <text:p>899784613</text:p>
          </table:table-cell>
          <table:table-cell>
            <text:p>345939831</text:p>
          </table:table-cell>
          <table:table-cell>
            <text:p>914969455</text:p>
          </table:table-cell>
          <table:table-cell>
            <text:p>588624659</text:p>
          </table:table-cell>
          <table:table-cell>
            <text:p>743527922</text:p>
          </table:table-cell>
          <table:table-cell>
            <text:p>644191307</text:p>
          </table:table-cell>
        </table:table-row>
        <table:table-row>
          <table:table-cell>
            <text:p>11361190</text:p>
          </table:table-cell>
          <table:table-cell>
            <text:p>490182793</text:p>
          </table:table-cell>
          <table:table-cell>
            <text:p>119709974</text:p>
          </table:table-cell>
          <table:table-cell>
            <text:p>968224256</text:p>
          </table:table-cell>
          <table:table-cell>
            <text:p>42056281</text:p>
          </table:table-cell>
          <table:table-cell>
            <text:p>906911609</text:p>
          </table:table-cell>
          <table:table-cell>
            <text:p>994724307</text:p>
          </table:table-cell>
        </table:table-row>
        <table:table-row>
          <table:table-cell>
            <text:p>968367549</text:p>
          </table:table-cell>
          <table:table-cell>
            <text:p>582375175</text:p>
          </table:table-cell>
          <table:table-cell>
            <text:p>938131749</text:p>
          </table:table-cell>
          <table:table-cell>
            <text:p>176289978</text:p>
          </table:table-cell>
          <table:table-cell>
            <text:p>951397673</text:p>
          </table:table-cell>
          <table:table-cell>
            <text:p>11414284</text:p>
          </table:table-cell>
          <table:table-cell>
            <text:p>678645264</text:p>
          </table:table-cell>
        </table:table-row>
        <table:table-row>
          <table:table-cell>
            <text:p>782008006</text:p>
          </table:table-cell>
          <table:table-cell>
            <text:p>403265824</text:p>
          </table:table-cell>
          <table:table-cell>
            <text:p>731559820</text:p>
          </table:table-cell>
          <table:table-cell>
            <text:p>569896109</text:p>
          </table:table-cell>
          <table:table-cell>
            <text:p>816281900</text:p>
          </table:table-cell>
          <table:table-cell>
            <text:p>577231420</text:p>
          </table:table-cell>
          <table:table-cell>
            <text:p>222871777</text:p>
          </table:table-cell>
        </table:table-row>
        <table:table-row>
          <table:table-cell>
            <text:p>527721322</text:p>
          </table:table-cell>
          <table:table-cell>
            <text:p>279811454</text:p>
          </table:table-cell>
          <table:table-cell>
            <text:p>363175915</text:p>
          </table:table-cell>
          <table:table-cell>
            <text:p>309651549</text:p>
          </table:table-cell>
          <table:table-cell>
            <text:p>875885227</text:p>
          </table:table-cell>
          <table:table-cell>
            <text:p>870709385</text:p>
          </table:table-cell>
          <table:table-cell>
            <text:p>421765479</text:p>
          </table:table-cell>
        </table:table-row>
        <table:table-row>
          <table:table-cell>
            <text:p>10648035</text:p>
          </table:table-cell>
          <table:table-cell>
            <text:p>964404318</text:p>
          </table:table-cell>
          <table:table-cell>
            <text:p>566823299</text:p>
          </table:table-cell>
          <table:table-cell>
            <text:p>252333249</text:p>
          </table:table-cell>
          <table:table-cell>
            <text:p>393211422</text:p>
          </table:table-cell>
          <table:table-cell>
            <text:p>948225456</text:p>
          </table:table-cell>
          <table:table-cell>
            <text:p>492477268</text:p>
          </table:table-cell>
        </table:table-row>
        <table:table-row>
          <table:table-cell>
            <text:p>440989043</text:p>
          </table:table-cell>
          <table:table-cell>
            <text:p>59318989</text:p>
          </table:table-cell>
          <table:table-cell>
            <text:p>229711887</text:p>
          </table:table-cell>
          <table:table-cell>
            <text:p>392201117</text:p>
          </table:table-cell>
          <table:table-cell>
            <text:p>440360857</text:p>
          </table:table-cell>
          <table:table-cell>
            <text:p>535552750</text:p>
          </table:table-cell>
          <table:table-cell>
            <text:p>388211846</text:p>
          </table:table-cell>
        </table:table-row>
        <table:table-row>
          <table:table-cell>
            <text:p>63405783</text:p>
          </table:table-cell>
          <table:table-cell>
            <text:p>500305926</text:p>
          </table:table-cell>
          <table:table-cell>
            <text:p>744066376</text:p>
          </table:table-cell>
          <table:table-cell>
            <text:p>674196008</text:p>
          </table:table-cell>
          <table:table-cell>
            <text:p>367365047</text:p>
          </table:table-cell>
          <table:table-cell>
            <text:p>234015468</text:p>
          </table:table-cell>
          <table:table-cell>
            <text:p>94614723</text:p>
          </table:table-cell>
        </table:table-row>
        <table:table-row>
          <table:table-cell>
            <text:p>442396127</text:p>
          </table:table-cell>
          <table:table-cell>
            <text:p>732602269</text:p>
          </table:table-cell>
          <table:table-cell>
            <text:p>223355246</text:p>
          </table:table-cell>
          <table:table-cell>
            <text:p>465861761</text:p>
          </table:table-cell>
          <table:table-cell>
            <text:p>695614988</text:p>
          </table:table-cell>
          <table:table-cell>
            <text:p>495735567</text:p>
          </table:table-cell>
          <table:table-cell>
            <text:p>125133940</text:p>
          </table:table-cell>
        </table:table-row>
        <table:table-row>
          <table:table-cell>
            <text:p>921961572</text:p>
          </table:table-cell>
          <table:table-cell>
            <text:p>425400232</text:p>
          </table:table-cell>
          <table:table-cell>
            <text:p>58253305</text:p>
          </table:table-cell>
          <table:table-cell>
            <text:p>990091039</text:p>
          </table:table-cell>
          <table:table-cell>
            <text:p>368995670</text:p>
          </table:table-cell>
          <table:table-cell>
            <text:p>647976186</text:p>
          </table:table-cell>
          <table:table-cell>
            <text:p>608146009</text:p>
          </table:table-cell>
        </table:table-row>
        <table:table-row>
          <table:table-cell>
            <text:p>155129906</text:p>
          </table:table-cell>
          <table:table-cell>
            <text:p>976270994</text:p>
          </table:table-cell>
          <table:table-cell>
            <text:p>926003749</text:p>
          </table:table-cell>
          <table:table-cell>
            <text:p>108646577</text:p>
          </table:table-cell>
          <table:table-cell>
            <text:p>598418335</text:p>
          </table:table-cell>
          <table:table-cell>
            <text:p>962334883</text:p>
          </table:table-cell>
          <table:table-cell>
            <text:p>514131618</text:p>
          </table:table-cell>
        </table:table-row>
        <table:table-row>
          <table:table-cell>
            <text:p>664450978</text:p>
          </table:table-cell>
          <table:table-cell>
            <text:p>92755501</text:p>
          </table:table-cell>
          <table:table-cell>
            <text:p>569026897</text:p>
          </table:table-cell>
          <table:table-cell>
            <text:p>832296328</text:p>
          </table:table-cell>
          <table:table-cell>
            <text:p>149978445</text:p>
          </table:table-cell>
          <table:table-cell>
            <text:p>524586630</text:p>
          </table:table-cell>
          <table:table-cell>
            <text:p>630799960</text:p>
          </table:table-cell>
        </table:table-row>
        <table:table-row>
          <table:table-cell>
            <text:p>538848003</text:p>
          </table:table-cell>
          <table:table-cell>
            <text:p>126401770</text:p>
          </table:table-cell>
          <table:table-cell>
            <text:p>188232427</text:p>
          </table:table-cell>
          <table:table-cell>
            <text:p>682746416</text:p>
          </table:table-cell>
          <table:table-cell>
            <text:p>442164771</text:p>
          </table:table-cell>
          <table:table-cell>
            <text:p>416593216</text:p>
          </table:table-cell>
          <table:table-cell>
            <text:p>601516221</text:p>
          </table:table-cell>
        </table:table-row>
        <table:table-row>
          <table:table-cell>
            <text:p>42558302</text:p>
          </table:table-cell>
          <table:table-cell>
            <text:p>75713994</text:p>
          </table:table-cell>
          <table:table-cell>
            <text:p>776634793</text:p>
          </table:table-cell>
          <table:table-cell>
            <text:p>339279264</text:p>
          </table:table-cell>
          <table:table-cell>
            <text:p>410593325</text:p>
          </table:table-cell>
          <table:table-cell>
            <text:p>44407955</text:p>
          </table:table-cell>
          <table:table-cell>
            <text:p>783030376</text:p>
          </table:table-cell>
        </table:table-row>
        <table:table-row>
          <table:table-cell>
            <text:p>465678550</text:p>
          </table:table-cell>
          <table:table-cell>
            <text:p>679156483</text:p>
          </table:table-cell>
          <table:table-cell>
            <text:p>890798305</text:p>
          </table:table-cell>
          <table:table-cell>
            <text:p>600642035</text:p>
          </table:table-cell>
          <table:table-cell>
            <text:p>662678484</text:p>
          </table:table-cell>
          <table:table-cell>
            <text:p>633998645</text:p>
          </table:table-cell>
          <table:table-cell>
            <text:p>578626379</text:p>
          </table:table-cell>
        </table:table-row>
        <table:table-row>
          <table:table-cell>
            <text:p>411748464</text:p>
          </table:table-cell>
          <table:table-cell>
            <text:p>913316884</text:p>
          </table:table-cell>
          <table:table-cell>
            <text:p>525563962</text:p>
          </table:table-cell>
          <table:table-cell>
            <text:p>459441062</text:p>
          </table:table-cell>
          <table:table-cell>
            <text:p>144420627</text:p>
          </table:table-cell>
          <table:table-cell>
            <text:p>394111087</text:p>
          </table:table-cell>
          <table:table-cell>
            <text:p>982950659</text:p>
          </table:table-cell>
        </table:table-row>
        <table:table-row>
          <table:table-cell>
            <text:p>301277190</text:p>
          </table:table-cell>
          <table:table-cell>
            <text:p>218548245</text:p>
          </table:table-cell>
          <table:table-cell>
            <text:p>803956358</text:p>
          </table:table-cell>
          <table:table-cell>
            <text:p>419457552</text:p>
          </table:table-cell>
          <table:table-cell>
            <text:p>688031334</text:p>
          </table:table-cell>
          <table:table-cell>
            <text:p>24626190</text:p>
          </table:table-cell>
          <table:table-cell>
            <text:p>305550931</text:p>
          </table:table-cell>
        </table:table-row>
        <table:table-row>
          <table:table-cell>
            <text:p>264797234</text:p>
          </table:table-cell>
          <table:table-cell>
            <text:p>124938361</text:p>
          </table:table-cell>
          <table:table-cell>
            <text:p>251720395</text:p>
          </table:table-cell>
          <table:table-cell>
            <text:p>279934855</text:p>
          </table:table-cell>
          <table:table-cell>
            <text:p>232457313</text:p>
          </table:table-cell>
          <table:table-cell>
            <text:p>453680382</text:p>
          </table:table-cell>
          <table:table-cell>
            <text:p>809875005</text:p>
          </table:table-cell>
        </table:table-row>
        <table:table-row>
          <table:table-cell>
            <text:p>378074112</text:p>
          </table:table-cell>
          <table:table-cell>
            <text:p>570910973</text:p>
          </table:table-cell>
          <table:table-cell>
            <text:p>648308240</text:p>
          </table:table-cell>
          <table:table-cell>
            <text:p>44462299</text:p>
          </table:table-cell>
          <table:table-cell>
            <text:p>456260421</text:p>
          </table:table-cell>
          <table:table-cell>
            <text:p>392016460</text:p>
          </table:table-cell>
          <table:table-cell>
            <text:p>84427762</text:p>
          </table:table-cell>
        </table:table-row>
        <table:table-row>
          <table:table-cell>
            <text:p>53885717</text:p>
          </table:table-cell>
          <table:table-cell>
            <text:p>178584544</text:p>
          </table:table-cell>
          <table:table-cell>
            <text:p>32076174</text:p>
          </table:table-cell>
          <table:table-cell>
            <text:p>852822214</text:p>
          </table:table-cell>
          <table:table-cell>
            <text:p>509199032</text:p>
          </table:table-cell>
          <table:table-cell>
            <text:p>924259785</text:p>
          </table:table-cell>
          <table:table-cell>
            <text:p>83036948</text:p>
          </table:table-cell>
        </table:table-row>
        <table:table-row>
          <table:table-cell>
            <text:p>719167444</text:p>
          </table:table-cell>
          <table:table-cell>
            <text:p>908991987</text:p>
          </table:table-cell>
          <table:table-cell>
            <text:p>599965815</text:p>
          </table:table-cell>
          <table:table-cell>
            <text:p>773447194</text:p>
          </table:table-cell>
          <table:table-cell>
            <text:p>222322104</text:p>
          </table:table-cell>
          <table:table-cell>
            <text:p>813318613</text:p>
          </table:table-cell>
          <table:table-cell>
            <text:p>657637456</text:p>
          </table:table-cell>
        </table:table-row>
        <table:table-row>
          <table:table-cell>
            <text:p>28244334</text:p>
          </table:table-cell>
          <table:table-cell>
            <text:p>714414338</text:p>
          </table:table-cell>
          <table:table-cell>
            <text:p>819186498</text:p>
          </table:table-cell>
          <table:table-cell>
            <text:p>438278734</text:p>
          </table:table-cell>
          <table:table-cell>
            <text:p>131968265</text:p>
          </table:table-cell>
          <table:table-cell>
            <text:p>106725200</text:p>
          </table:table-cell>
          <table:table-cell>
            <text:p>482008632</text:p>
          </table:table-cell>
        </table:table-row>
        <table:table-row>
          <table:table-cell>
            <text:p>889453237</text:p>
          </table:table-cell>
          <table:table-cell>
            <text:p>992940955</text:p>
          </table:table-cell>
          <table:table-cell>
            <text:p>940863587</text:p>
          </table:table-cell>
          <table:table-cell>
            <text:p>16323644</text:p>
          </table:table-cell>
          <table:table-cell>
            <text:p>140027977</text:p>
          </table:table-cell>
          <table:table-cell>
            <text:p>978259286</text:p>
          </table:table-cell>
          <table:table-cell>
            <text:p>982289961</text:p>
          </table:table-cell>
        </table:table-row>
        <table:table-row>
          <table:table-cell>
            <text:p>122789713</text:p>
          </table:table-cell>
          <table:table-cell>
            <text:p>876245588</text:p>
          </table:table-cell>
          <table:table-cell>
            <text:p>851897157</text:p>
          </table:table-cell>
          <table:table-cell>
            <text:p>314795157</text:p>
          </table:table-cell>
          <table:table-cell>
            <text:p>567533743</text:p>
          </table:table-cell>
          <table:table-cell>
            <text:p>713453305</text:p>
          </table:table-cell>
          <table:table-cell>
            <text:p>804054189</text:p>
          </table:table-cell>
        </table:table-row>
        <table:table-row>
          <table:table-cell>
            <text:p>658669877</text:p>
          </table:table-cell>
          <table:table-cell>
            <text:p>119933486</text:p>
          </table:table-cell>
          <table:table-cell>
            <text:p>330853112</text:p>
          </table:table-cell>
          <table:table-cell>
            <text:p>398217992</text:p>
          </table:table-cell>
          <table:table-cell>
            <text:p>853992690</text:p>
          </table:table-cell>
          <table:table-cell>
            <text:p>315331324</text:p>
          </table:table-cell>
          <table:table-cell>
            <text:p>997663747</text:p>
          </table:table-cell>
        </table:table-row>
        <table:table-row>
          <table:table-cell>
            <text:p>345274232</text:p>
          </table:table-cell>
          <table:table-cell>
            <text:p>487820777</text:p>
          </table:table-cell>
          <table:table-cell>
            <text:p>370319297</text:p>
          </table:table-cell>
          <table:table-cell>
            <text:p>412183429</text:p>
          </table:table-cell>
          <table:table-cell>
            <text:p>475500284</text:p>
          </table:table-cell>
          <table:table-cell>
            <text:p>32327281</text:p>
          </table:table-cell>
          <table:table-cell>
            <text:p>445366133</text:p>
          </table:table-cell>
        </table:table-row>
        <table:table-row>
          <table:table-cell>
            <text:p>321488236</text:p>
          </table:table-cell>
          <table:table-cell>
            <text:p>598576821</text:p>
          </table:table-cell>
          <table:table-cell>
            <text:p>381036744</text:p>
          </table:table-cell>
          <table:table-cell>
            <text:p>396336443</text:p>
          </table:table-cell>
          <table:table-cell>
            <text:p>335106981</text:p>
          </table:table-cell>
          <table:table-cell>
            <text:p>136325806</text:p>
          </table:table-cell>
          <table:table-cell>
            <text:p>567215625</text:p>
          </table:table-cell>
        </table:table-row>
        <table:table-row>
          <table:table-cell>
            <text:p>877840492</text:p>
          </table:table-cell>
          <table:table-cell>
            <text:p>725185473</text:p>
          </table:table-cell>
          <table:table-cell>
            <text:p>227627787</text:p>
          </table:table-cell>
          <table:table-cell>
            <text:p>131936533</text:p>
          </table:table-cell>
          <table:table-cell>
            <text:p>966591712</text:p>
          </table:table-cell>
          <table:table-cell>
            <text:p>183898687</text:p>
          </table:table-cell>
          <table:table-cell>
            <text:p>275943355</text:p>
          </table:table-cell>
        </table:table-row>
        <table:table-row>
          <table:table-cell>
            <text:p>450290522</text:p>
          </table:table-cell>
          <table:table-cell>
            <text:p>943696932</text:p>
          </table:table-cell>
          <table:table-cell>
            <text:p>385243641</text:p>
          </table:table-cell>
          <table:table-cell>
            <text:p>711143636</text:p>
          </table:table-cell>
          <table:table-cell>
            <text:p>417795629</text:p>
          </table:table-cell>
          <table:table-cell>
            <text:p>855877975</text:p>
          </table:table-cell>
          <table:table-cell>
            <text:p>932781399</text:p>
          </table:table-cell>
        </table:table-row>
        <table:table-row>
          <table:table-cell>
            <text:p>487012378</text:p>
          </table:table-cell>
          <table:table-cell>
            <text:p>98717821</text:p>
          </table:table-cell>
          <table:table-cell>
            <text:p>664455443</text:p>
          </table:table-cell>
          <table:table-cell>
            <text:p>720991196</text:p>
          </table:table-cell>
          <table:table-cell>
            <text:p>454381098</text:p>
          </table:table-cell>
          <table:table-cell>
            <text:p>452585255</text:p>
          </table:table-cell>
          <table:table-cell>
            <text:p>424309832</text:p>
          </table:table-cell>
        </table:table-row>
        <table:table-row>
          <table:table-cell>
            <text:p>951965301</text:p>
          </table:table-cell>
          <table:table-cell>
            <text:p>369364865</text:p>
          </table:table-cell>
          <table:table-cell>
            <text:p>583017204</text:p>
          </table:table-cell>
          <table:table-cell>
            <text:p>842632127</text:p>
          </table:table-cell>
          <table:table-cell>
            <text:p>566945752</text:p>
          </table:table-cell>
          <table:table-cell>
            <text:p>161935415</text:p>
          </table:table-cell>
          <table:table-cell>
            <text:p>412483272</text:p>
          </table:table-cell>
        </table:table-row>
        <table:table-row>
          <table:table-cell>
            <text:p>393396393</text:p>
          </table:table-cell>
          <table:table-cell>
            <text:p>68888565</text:p>
          </table:table-cell>
          <table:table-cell>
            <text:p>711291681</text:p>
          </table:table-cell>
          <table:table-cell>
            <text:p>231476179</text:p>
          </table:table-cell>
          <table:table-cell>
            <text:p>930780795</text:p>
          </table:table-cell>
          <table:table-cell>
            <text:p>262518546</text:p>
          </table:table-cell>
          <table:table-cell>
            <text:p>113389076</text:p>
          </table:table-cell>
        </table:table-row>
        <table:table-row>
          <table:table-cell>
            <text:p>179490039</text:p>
          </table:table-cell>
          <table:table-cell>
            <text:p>694894231</text:p>
          </table:table-cell>
          <table:table-cell>
            <text:p>978560263</text:p>
          </table:table-cell>
          <table:table-cell>
            <text:p>833279144</text:p>
          </table:table-cell>
          <table:table-cell>
            <text:p>735538715</text:p>
          </table:table-cell>
          <table:table-cell>
            <text:p>382195911</text:p>
          </table:table-cell>
          <table:table-cell>
            <text:p>70556921</text:p>
          </table:table-cell>
        </table:table-row>
        <table:table-row>
          <table:table-cell>
            <text:p>903666283</text:p>
          </table:table-cell>
          <table:table-cell>
            <text:p>496079220</text:p>
          </table:table-cell>
          <table:table-cell>
            <text:p>153126581</text:p>
          </table:table-cell>
          <table:table-cell>
            <text:p>366640477</text:p>
          </table:table-cell>
          <table:table-cell>
            <text:p>946129690</text:p>
          </table:table-cell>
          <table:table-cell>
            <text:p>95086109</text:p>
          </table:table-cell>
          <table:table-cell>
            <text:p>541799671</text:p>
          </table:table-cell>
        </table:table-row>
        <table:table-row>
          <table:table-cell>
            <text:p>194007136</text:p>
          </table:table-cell>
          <table:table-cell>
            <text:p>459988254</text:p>
          </table:table-cell>
          <table:table-cell>
            <text:p>515912143</text:p>
          </table:table-cell>
          <table:table-cell>
            <text:p>572879420</text:p>
          </table:table-cell>
          <table:table-cell>
            <text:p>480965636</text:p>
          </table:table-cell>
          <table:table-cell>
            <text:p>718209438</text:p>
          </table:table-cell>
          <table:table-cell>
            <text:p>378034855</text:p>
          </table:table-cell>
        </table:table-row>
        <table:table-row>
          <table:table-cell>
            <text:p>532140144</text:p>
          </table:table-cell>
          <table:table-cell>
            <text:p>653498768</text:p>
          </table:table-cell>
          <table:table-cell>
            <text:p>830663379</text:p>
          </table:table-cell>
          <table:table-cell>
            <text:p>952220245</text:p>
          </table:table-cell>
          <table:table-cell>
            <text:p>358573449</text:p>
          </table:table-cell>
          <table:table-cell>
            <text:p>161843393</text:p>
          </table:table-cell>
          <table:table-cell>
            <text:p>426187405</text:p>
          </table:table-cell>
        </table:table-row>
        <table:table-row>
          <table:table-cell>
            <text:p>322771552</text:p>
          </table:table-cell>
          <table:table-cell>
            <text:p>77378830</text:p>
          </table:table-cell>
          <table:table-cell>
            <text:p>882086857</text:p>
          </table:table-cell>
          <table:table-cell>
            <text:p>575148127</text:p>
          </table:table-cell>
          <table:table-cell>
            <text:p>992721978</text:p>
          </table:table-cell>
          <table:table-cell>
            <text:p>434981580</text:p>
          </table:table-cell>
          <table:table-cell>
            <text:p>178439511</text:p>
          </table:table-cell>
        </table:table-row>
        <table:table-row>
          <table:table-cell>
            <text:p>981184417</text:p>
          </table:table-cell>
          <table:table-cell>
            <text:p>637063911</text:p>
          </table:table-cell>
          <table:table-cell>
            <text:p>875216537</text:p>
          </table:table-cell>
          <table:table-cell>
            <text:p>148648994</text:p>
          </table:table-cell>
          <table:table-cell>
            <text:p>110817783</text:p>
          </table:table-cell>
          <table:table-cell>
            <text:p>726067674</text:p>
          </table:table-cell>
          <table:table-cell>
            <text:p>190270760</text:p>
          </table:table-cell>
        </table:table-row>
        <table:table-row>
          <table:table-cell>
            <text:p>527707751</text:p>
          </table:table-cell>
          <table:table-cell>
            <text:p>196614486</text:p>
          </table:table-cell>
          <table:table-cell>
            <text:p>569142963</text:p>
          </table:table-cell>
          <table:table-cell>
            <text:p>904309265</text:p>
          </table:table-cell>
          <table:table-cell>
            <text:p>662586502</text:p>
          </table:table-cell>
          <table:table-cell>
            <text:p>490944454</text:p>
          </table:table-cell>
          <table:table-cell>
            <text:p>155548758</text:p>
          </table:table-cell>
        </table:table-row>
        <table:table-row>
          <table:table-cell>
            <text:p>113708356</text:p>
          </table:table-cell>
          <table:table-cell>
            <text:p>285412706</text:p>
          </table:table-cell>
          <table:table-cell>
            <text:p>128544400</text:p>
          </table:table-cell>
          <table:table-cell>
            <text:p>431422558</text:p>
          </table:table-cell>
          <table:table-cell>
            <text:p>481446604</text:p>
          </table:table-cell>
          <table:table-cell>
            <text:p>788990020</text:p>
          </table:table-cell>
          <table:table-cell>
            <text:p>481942146</text:p>
          </table:table-cell>
        </table:table-row>
        <table:table-row>
          <table:table-cell>
            <text:p>901851516</text:p>
          </table:table-cell>
          <table:table-cell>
            <text:p>473738195</text:p>
          </table:table-cell>
          <table:table-cell>
            <text:p>421293012</text:p>
          </table:table-cell>
          <table:table-cell>
            <text:p>482089821</text:p>
          </table:table-cell>
          <table:table-cell>
            <text:p>249882491</text:p>
          </table:table-cell>
          <table:table-cell>
            <text:p>824930935</text:p>
          </table:table-cell>
          <table:table-cell>
            <text:p>274834778</text:p>
          </table:table-cell>
        </table:table-row>
        <table:table-row>
          <table:table-cell>
            <text:p>579356171</text:p>
          </table:table-cell>
          <table:table-cell>
            <text:p>957297010</text:p>
          </table:table-cell>
          <table:table-cell>
            <text:p>617508312</text:p>
          </table:table-cell>
          <table:table-cell>
            <text:p>126396691</text:p>
          </table:table-cell>
          <table:table-cell>
            <text:p>136265997</text:p>
          </table:table-cell>
          <table:table-cell>
            <text:p>966224078</text:p>
          </table:table-cell>
          <table:table-cell>
            <text:p>414122318</text:p>
          </table:table-cell>
        </table:table-row>
        <table:table-row>
          <table:table-cell>
            <text:p>549719522</text:p>
          </table:table-cell>
          <table:table-cell>
            <text:p>999072521</text:p>
          </table:table-cell>
          <table:table-cell>
            <text:p>528782890</text:p>
          </table:table-cell>
          <table:table-cell>
            <text:p>12450354</text:p>
          </table:table-cell>
          <table:table-cell>
            <text:p>157711534</text:p>
          </table:table-cell>
          <table:table-cell>
            <text:p>499717705</text:p>
          </table:table-cell>
          <table:table-cell>
            <text:p>193211729</text:p>
          </table:table-cell>
        </table:table-row>
        <table:table-row>
          <table:table-cell>
            <text:p>698437051</text:p>
          </table:table-cell>
          <table:table-cell>
            <text:p>594587184</text:p>
          </table:table-cell>
          <table:table-cell>
            <text:p>94145747</text:p>
          </table:table-cell>
          <table:table-cell>
            <text:p>325694939</text:p>
          </table:table-cell>
          <table:table-cell>
            <text:p>572624694</text:p>
          </table:table-cell>
          <table:table-cell>
            <text:p>882460574</text:p>
          </table:table-cell>
          <table:table-cell>
            <text:p>833483506</text:p>
          </table:table-cell>
        </table:table-row>
        <table:table-row>
          <table:table-cell>
            <text:p>197944449</text:p>
          </table:table-cell>
          <table:table-cell>
            <text:p>199403918</text:p>
          </table:table-cell>
          <table:table-cell>
            <text:p>425702239</text:p>
          </table:table-cell>
          <table:table-cell>
            <text:p>426837693</text:p>
          </table:table-cell>
          <table:table-cell>
            <text:p>12232529</text:p>
          </table:table-cell>
          <table:table-cell>
            <text:p>266943754</text:p>
          </table:table-cell>
          <table:table-cell>
            <text:p>722234239</text:p>
          </table:table-cell>
        </table:table-row>
        <table:table-row>
          <table:table-cell>
            <text:p>809323651</text:p>
          </table:table-cell>
          <table:table-cell>
            <text:p>481524805</text:p>
          </table:table-cell>
          <table:table-cell>
            <text:p>637248539</text:p>
          </table:table-cell>
          <table:table-cell>
            <text:p>976452999</text:p>
          </table:table-cell>
          <table:table-cell>
            <text:p>653456689</text:p>
          </table:table-cell>
          <table:table-cell>
            <text:p>316584789</text:p>
          </table:table-cell>
          <table:table-cell>
            <text:p>894521242</text:p>
          </table:table-cell>
        </table:table-row>
        <table:table-row>
          <table:table-cell>
            <text:p>704654973</text:p>
          </table:table-cell>
          <table:table-cell>
            <text:p>741080608</text:p>
          </table:table-cell>
          <table:table-cell>
            <text:p>207168771</text:p>
          </table:table-cell>
          <table:table-cell>
            <text:p>89450074</text:p>
          </table:table-cell>
          <table:table-cell>
            <text:p>153094528</text:p>
          </table:table-cell>
          <table:table-cell>
            <text:p>13811265</text:p>
          </table:table-cell>
          <table:table-cell>
            <text:p>210356082</text:p>
          </table:table-cell>
        </table:table-row>
        <table:table-row>
          <table:table-cell>
            <text:p>317144902</text:p>
          </table:table-cell>
          <table:table-cell>
            <text:p>943632592</text:p>
          </table:table-cell>
          <table:table-cell>
            <text:p>678901475</text:p>
          </table:table-cell>
          <table:table-cell>
            <text:p>62788478</text:p>
          </table:table-cell>
          <table:table-cell>
            <text:p>287805458</text:p>
          </table:table-cell>
          <table:table-cell>
            <text:p>414158324</text:p>
          </table:table-cell>
          <table:table-cell>
            <text:p>311109399</text:p>
          </table:table-cell>
        </table:table-row>
        <table:table-row>
          <table:table-cell>
            <text:p>640371891</text:p>
          </table:table-cell>
          <table:table-cell>
            <text:p>228032041</text:p>
          </table:table-cell>
          <table:table-cell>
            <text:p>688324008</text:p>
          </table:table-cell>
          <table:table-cell>
            <text:p>911492024</text:p>
          </table:table-cell>
          <table:table-cell>
            <text:p>811451934</text:p>
          </table:table-cell>
          <table:table-cell>
            <text:p>26050714</text:p>
          </table:table-cell>
          <table:table-cell>
            <text:p>368075526</text:p>
          </table:table-cell>
        </table:table-row>
        <table:table-row>
          <table:table-cell>
            <text:p>755757374</text:p>
          </table:table-cell>
          <table:table-cell>
            <text:p>437293407</text:p>
          </table:table-cell>
          <table:table-cell>
            <text:p>531173898</text:p>
          </table:table-cell>
          <table:table-cell>
            <text:p>318069709</text:p>
          </table:table-cell>
          <table:table-cell>
            <text:p>205438621</text:p>
          </table:table-cell>
          <table:table-cell>
            <text:p>514058389</text:p>
          </table:table-cell>
          <table:table-cell>
            <text:p>152997056</text:p>
          </table:table-cell>
        </table:table-row>
        <table:table-row>
          <table:table-cell>
            <text:p>733425882</text:p>
          </table:table-cell>
          <table:table-cell>
            <text:p>380915919</text:p>
          </table:table-cell>
          <table:table-cell>
            <text:p>636908738</text:p>
          </table:table-cell>
          <table:table-cell>
            <text:p>139964963</text:p>
          </table:table-cell>
          <table:table-cell>
            <text:p>607199384</text:p>
          </table:table-cell>
          <table:table-cell>
            <text:p>143387823</text:p>
          </table:table-cell>
          <table:table-cell>
            <text:p>504462698</text:p>
          </table:table-cell>
        </table:table-row>
        <table:table-row>
          <table:table-cell>
            <text:p>9710710</text:p>
          </table:table-cell>
          <table:table-cell>
            <text:p>487920042</text:p>
          </table:table-cell>
          <table:table-cell>
            <text:p>282497780</text:p>
          </table:table-cell>
          <table:table-cell>
            <text:p>373665866</text:p>
          </table:table-cell>
          <table:table-cell>
            <text:p>741716745</text:p>
          </table:table-cell>
          <table:table-cell>
            <text:p>947390089</text:p>
          </table:table-cell>
          <table:table-cell>
            <text:p>943815652</text:p>
          </table:table-cell>
        </table:table-row>
        <table:table-row>
          <table:table-cell>
            <text:p>58385089</text:p>
          </table:table-cell>
          <table:table-cell>
            <text:p>684407450</text:p>
          </table:table-cell>
          <table:table-cell>
            <text:p>141310685</text:p>
          </table:table-cell>
          <table:table-cell>
            <text:p>305921052</text:p>
          </table:table-cell>
          <table:table-cell>
            <text:p>278530068</text:p>
          </table:table-cell>
          <table:table-cell>
            <text:p>771505614</text:p>
          </table:table-cell>
          <table:table-cell>
            <text:p>800145324</text:p>
          </table:table-cell>
        </table:table-row>
        <table:table-row>
          <table:table-cell>
            <text:p>121184329</text:p>
          </table:table-cell>
          <table:table-cell>
            <text:p>173855904</text:p>
          </table:table-cell>
          <table:table-cell>
            <text:p>661799749</text:p>
          </table:table-cell>
          <table:table-cell>
            <text:p>523619382</text:p>
          </table:table-cell>
          <table:table-cell>
            <text:p>132516356</text:p>
          </table:table-cell>
          <table:table-cell>
            <text:p>969843992</text:p>
          </table:table-cell>
          <table:table-cell>
            <text:p>882715348</text:p>
          </table:table-cell>
        </table:table-row>
        <table:table-row>
          <table:table-cell>
            <text:p>488963215</text:p>
          </table:table-cell>
          <table:table-cell>
            <text:p>295313532</text:p>
          </table:table-cell>
          <table:table-cell>
            <text:p>362955322</text:p>
          </table:table-cell>
          <table:table-cell>
            <text:p>899524938</text:p>
          </table:table-cell>
          <table:table-cell>
            <text:p>324341796</text:p>
          </table:table-cell>
          <table:table-cell>
            <text:p>103785542</text:p>
          </table:table-cell>
          <table:table-cell>
            <text:p>995296865</text:p>
          </table:table-cell>
        </table:table-row>
        <table:table-row>
          <table:table-cell>
            <text:p>915707227</text:p>
          </table:table-cell>
          <table:table-cell>
            <text:p>419354372</text:p>
          </table:table-cell>
          <table:table-cell>
            <text:p>318903690</text:p>
          </table:table-cell>
          <table:table-cell>
            <text:p>559793427</text:p>
          </table:table-cell>
          <table:table-cell>
            <text:p>902302958</text:p>
          </table:table-cell>
          <table:table-cell>
            <text:p>639821701</text:p>
          </table:table-cell>
          <table:table-cell>
            <text:p>725547823</text:p>
          </table:table-cell>
        </table:table-row>
        <table:table-row>
          <table:table-cell>
            <text:p>99335042</text:p>
          </table:table-cell>
          <table:table-cell>
            <text:p>166035946</text:p>
          </table:table-cell>
          <table:table-cell>
            <text:p>914790604</text:p>
          </table:table-cell>
          <table:table-cell>
            <text:p>545341480</text:p>
          </table:table-cell>
          <table:table-cell>
            <text:p>805828447</text:p>
          </table:table-cell>
          <table:table-cell>
            <text:p>828106729</text:p>
          </table:table-cell>
          <table:table-cell>
            <text:p>171710672</text:p>
          </table:table-cell>
        </table:table-row>
        <table:table-row>
          <table:table-cell>
            <text:p>208504356</text:p>
          </table:table-cell>
          <table:table-cell>
            <text:p>730715956</text:p>
          </table:table-cell>
          <table:table-cell>
            <text:p>299443213</text:p>
          </table:table-cell>
          <table:table-cell>
            <text:p>545566444</text:p>
          </table:table-cell>
          <table:table-cell>
            <text:p>932062673</text:p>
          </table:table-cell>
          <table:table-cell>
            <text:p>101232053</text:p>
          </table:table-cell>
          <table:table-cell>
            <text:p>3087727</text:p>
          </table:table-cell>
        </table:table-row>
        <table:table-row>
          <table:table-cell>
            <text:p>564890538</text:p>
          </table:table-cell>
          <table:table-cell>
            <text:p>954359764</text:p>
          </table:table-cell>
          <table:table-cell>
            <text:p>592365611</text:p>
          </table:table-cell>
          <table:table-cell>
            <text:p>176456036</text:p>
          </table:table-cell>
          <table:table-cell>
            <text:p>441741833</text:p>
          </table:table-cell>
          <table:table-cell>
            <text:p>48725639</text:p>
          </table:table-cell>
          <table:table-cell>
            <text:p>507759487</text:p>
          </table:table-cell>
        </table:table-row>
        <table:table-row>
          <table:table-cell>
            <text:p>910245645</text:p>
          </table:table-cell>
          <table:table-cell>
            <text:p>568128781</text:p>
          </table:table-cell>
          <table:table-cell>
            <text:p>859457757</text:p>
          </table:table-cell>
          <table:table-cell>
            <text:p>547266812</text:p>
          </table:table-cell>
          <table:table-cell>
            <text:p>212505725</text:p>
          </table:table-cell>
          <table:table-cell>
            <text:p>871545552</text:p>
          </table:table-cell>
          <table:table-cell>
            <text:p>690732237</text:p>
          </table:table-cell>
        </table:table-row>
        <table:table-row>
          <table:table-cell>
            <text:p>752788815</text:p>
          </table:table-cell>
          <table:table-cell>
            <text:p>258245932</text:p>
          </table:table-cell>
          <table:table-cell>
            <text:p>253377769</text:p>
          </table:table-cell>
          <table:table-cell>
            <text:p>674515032</text:p>
          </table:table-cell>
          <table:table-cell>
            <text:p>990154382</text:p>
          </table:table-cell>
          <table:table-cell>
            <text:p>414544252</text:p>
          </table:table-cell>
          <table:table-cell>
            <text:p>176769607</text:p>
          </table:table-cell>
        </table:table-row>
        <table:table-row>
          <table:table-cell>
            <text:p>712799418</text:p>
          </table:table-cell>
          <table:table-cell>
            <text:p>222520128</text:p>
          </table:table-cell>
          <table:table-cell>
            <text:p>540022756</text:p>
          </table:table-cell>
          <table:table-cell>
            <text:p>505720469</text:p>
          </table:table-cell>
          <table:table-cell>
            <text:p>259510012</text:p>
          </table:table-cell>
          <table:table-cell>
            <text:p>254959803</text:p>
          </table:table-cell>
          <table:table-cell>
            <text:p>161742269</text:p>
          </table:table-cell>
        </table:table-row>
        <table:table-row>
          <table:table-cell>
            <text:p>805574514</text:p>
          </table:table-cell>
          <table:table-cell>
            <text:p>190002017</text:p>
          </table:table-cell>
          <table:table-cell>
            <text:p>8524020</text:p>
          </table:table-cell>
          <table:table-cell>
            <text:p>589032641</text:p>
          </table:table-cell>
          <table:table-cell>
            <text:p>734868311</text:p>
          </table:table-cell>
          <table:table-cell>
            <text:p>148643813</text:p>
          </table:table-cell>
          <table:table-cell>
            <text:p>535417283</text:p>
          </table:table-cell>
        </table:table-row>
        <table:table-row>
          <table:table-cell>
            <text:p>804702224</text:p>
          </table:table-cell>
          <table:table-cell>
            <text:p>188991210</text:p>
          </table:table-cell>
          <table:table-cell>
            <text:p>231074102</text:p>
          </table:table-cell>
          <table:table-cell>
            <text:p>124138623</text:p>
          </table:table-cell>
          <table:table-cell>
            <text:p>126521049</text:p>
          </table:table-cell>
          <table:table-cell>
            <text:p>961526280</text:p>
          </table:table-cell>
          <table:table-cell>
            <text:p>819329279</text:p>
          </table:table-cell>
        </table:table-row>
        <table:table-row>
          <table:table-cell>
            <text:p>842445231</text:p>
          </table:table-cell>
          <table:table-cell>
            <text:p>190578060</text:p>
          </table:table-cell>
          <table:table-cell>
            <text:p>52515732</text:p>
          </table:table-cell>
          <table:table-cell>
            <text:p>946204526</text:p>
          </table:table-cell>
          <table:table-cell>
            <text:p>519672489</text:p>
          </table:table-cell>
          <table:table-cell>
            <text:p>656566495</text:p>
          </table:table-cell>
          <table:table-cell>
            <text:p>687112938</text:p>
          </table:table-cell>
        </table:table-row>
        <table:table-row>
          <table:table-cell>
            <text:p>64927168</text:p>
          </table:table-cell>
          <table:table-cell>
            <text:p>160673060</text:p>
          </table:table-cell>
          <table:table-cell>
            <text:p>35978592</text:p>
          </table:table-cell>
          <table:table-cell>
            <text:p>838917185</text:p>
          </table:table-cell>
          <table:table-cell>
            <text:p>350548468</text:p>
          </table:table-cell>
          <table:table-cell>
            <text:p>88491258</text:p>
          </table:table-cell>
          <table:table-cell>
            <text:p>404306120</text:p>
          </table:table-cell>
        </table:table-row>
        <table:table-row>
          <table:table-cell>
            <text:p>80631909</text:p>
          </table:table-cell>
          <table:table-cell>
            <text:p>345739055</text:p>
          </table:table-cell>
          <table:table-cell>
            <text:p>380087243</text:p>
          </table:table-cell>
          <table:table-cell>
            <text:p>970886226</text:p>
          </table:table-cell>
          <table:table-cell>
            <text:p>600027100</text:p>
          </table:table-cell>
          <table:table-cell>
            <text:p>326652038</text:p>
          </table:table-cell>
          <table:table-cell>
            <text:p>193707728</text:p>
          </table:table-cell>
        </table:table-row>
        <table:table-row>
          <table:table-cell>
            <text:p>150146337</text:p>
          </table:table-cell>
          <table:table-cell>
            <text:p>828510545</text:p>
          </table:table-cell>
          <table:table-cell>
            <text:p>454422143</text:p>
          </table:table-cell>
          <table:table-cell>
            <text:p>210521892</text:p>
          </table:table-cell>
          <table:table-cell>
            <text:p>399134815</text:p>
          </table:table-cell>
          <table:table-cell>
            <text:p>447418418</text:p>
          </table:table-cell>
          <table:table-cell>
            <text:p>791691748</text:p>
          </table:table-cell>
        </table:table-row>
        <table:table-row>
          <table:table-cell>
            <text:p>495284005</text:p>
          </table:table-cell>
          <table:table-cell>
            <text:p>103973668</text:p>
          </table:table-cell>
          <table:table-cell>
            <text:p>461459408</text:p>
          </table:table-cell>
          <table:table-cell>
            <text:p>645590398</text:p>
          </table:table-cell>
          <table:table-cell>
            <text:p>540234563</text:p>
          </table:table-cell>
          <table:table-cell>
            <text:p>64337380</text:p>
          </table:table-cell>
          <table:table-cell>
            <text:p>179888187</text:p>
          </table:table-cell>
        </table:table-row>
        <table:table-row>
          <table:table-cell>
            <text:p>652137324</text:p>
          </table:table-cell>
          <table:table-cell>
            <text:p>635415970</text:p>
          </table:table-cell>
          <table:table-cell>
            <text:p>814260417</text:p>
          </table:table-cell>
          <table:table-cell>
            <text:p>49868148</text:p>
          </table:table-cell>
          <table:table-cell>
            <text:p>224114084</text:p>
          </table:table-cell>
          <table:table-cell>
            <text:p>574639279</text:p>
          </table:table-cell>
          <table:table-cell>
            <text:p>669515279</text:p>
          </table:table-cell>
        </table:table-row>
        <table:table-row>
          <table:table-cell>
            <text:p>907820678</text:p>
          </table:table-cell>
          <table:table-cell>
            <text:p>55440115</text:p>
          </table:table-cell>
          <table:table-cell>
            <text:p>71691856</text:p>
          </table:table-cell>
          <table:table-cell>
            <text:p>629288635</text:p>
          </table:table-cell>
          <table:table-cell>
            <text:p>782052966</text:p>
          </table:table-cell>
          <table:table-cell>
            <text:p>491785704</text:p>
          </table:table-cell>
          <table:table-cell>
            <text:p>569026045</text:p>
          </table:table-cell>
        </table:table-row>
        <table:table-row>
          <table:table-cell>
            <text:p>810062995</text:p>
          </table:table-cell>
          <table:table-cell>
            <text:p>137946686</text:p>
          </table:table-cell>
          <table:table-cell>
            <text:p>229172915</text:p>
          </table:table-cell>
          <table:table-cell>
            <text:p>412578301</text:p>
          </table:table-cell>
          <table:table-cell>
            <text:p>108226488</text:p>
          </table:table-cell>
          <table:table-cell>
            <text:p>103790916</text:p>
          </table:table-cell>
          <table:table-cell>
            <text:p>900184206</text:p>
          </table:table-cell>
        </table:table-row>
        <table:table-row>
          <table:table-cell>
            <text:p>857818533</text:p>
          </table:table-cell>
          <table:table-cell>
            <text:p>631037077</text:p>
          </table:table-cell>
          <table:table-cell>
            <text:p>723007997</text:p>
          </table:table-cell>
          <table:table-cell>
            <text:p>930889604</text:p>
          </table:table-cell>
          <table:table-cell>
            <text:p>786440029</text:p>
          </table:table-cell>
          <table:table-cell>
            <text:p>815529497</text:p>
          </table:table-cell>
          <table:table-cell>
            <text:p>11142728</text:p>
          </table:table-cell>
        </table:table-row>
        <table:table-row>
          <table:table-cell>
            <text:p>988317818</text:p>
          </table:table-cell>
          <table:table-cell>
            <text:p>153362658</text:p>
          </table:table-cell>
          <table:table-cell>
            <text:p>139129174</text:p>
          </table:table-cell>
          <table:table-cell>
            <text:p>271905808</text:p>
          </table:table-cell>
          <table:table-cell>
            <text:p>265746448</text:p>
          </table:table-cell>
          <table:table-cell>
            <text:p>260243548</text:p>
          </table:table-cell>
          <table:table-cell>
            <text:p>947471661</text:p>
          </table:table-cell>
        </table:table-row>
        <table:table-row>
          <table:table-cell>
            <text:p>386276599</text:p>
          </table:table-cell>
          <table:table-cell>
            <text:p>439783230</text:p>
          </table:table-cell>
          <table:table-cell>
            <text:p>416493790</text:p>
          </table:table-cell>
          <table:table-cell>
            <text:p>770788423</text:p>
          </table:table-cell>
          <table:table-cell>
            <text:p>751365418</text:p>
          </table:table-cell>
          <table:table-cell>
            <text:p>368049539</text:p>
          </table:table-cell>
          <table:table-cell>
            <text:p>417024785</text:p>
          </table:table-cell>
        </table:table-row>
        <table:table-row>
          <table:table-cell>
            <text:p>7739628</text:p>
          </table:table-cell>
          <table:table-cell>
            <text:p>553773068</text:p>
          </table:table-cell>
          <table:table-cell>
            <text:p>228380321</text:p>
          </table:table-cell>
          <table:table-cell>
            <text:p>550900725</text:p>
          </table:table-cell>
          <table:table-cell>
            <text:p>149037448</text:p>
          </table:table-cell>
          <table:table-cell>
            <text:p>856509342</text:p>
          </table:table-cell>
          <table:table-cell>
            <text:p>282432285</text:p>
          </table:table-cell>
        </table:table-row>
        <table:table-row>
          <table:table-cell>
            <text:p>860919890</text:p>
          </table:table-cell>
          <table:table-cell>
            <text:p>316219765</text:p>
          </table:table-cell>
          <table:table-cell>
            <text:p>629710930</text:p>
          </table:table-cell>
          <table:table-cell>
            <text:p>70166951</text:p>
          </table:table-cell>
          <table:table-cell>
            <text:p>469203127</text:p>
          </table:table-cell>
          <table:table-cell>
            <text:p>373087552</text:p>
          </table:table-cell>
          <table:table-cell>
            <text:p>725597622</text:p>
          </table:table-cell>
        </table:table-row>
        <table:table-row>
          <table:table-cell>
            <text:p>360707643</text:p>
          </table:table-cell>
          <table:table-cell>
            <text:p>620664086</text:p>
          </table:table-cell>
          <table:table-cell>
            <text:p>881926521</text:p>
          </table:table-cell>
          <table:table-cell>
            <text:p>439084388</text:p>
          </table:table-cell>
          <table:table-cell>
            <text:p>985260186</text:p>
          </table:table-cell>
          <table:table-cell>
            <text:p>776835135</text:p>
          </table:table-cell>
          <table:table-cell>
            <text:p>59809753</text:p>
          </table:table-cell>
        </table:table-row>
        <table:table-row>
          <table:table-cell>
            <text:p>839543010</text:p>
          </table:table-cell>
          <table:table-cell>
            <text:p>372730960</text:p>
          </table:table-cell>
          <table:table-cell>
            <text:p>86003788</text:p>
          </table:table-cell>
          <table:table-cell>
            <text:p>668348925</text:p>
          </table:table-cell>
          <table:table-cell>
            <text:p>787470969</text:p>
          </table:table-cell>
          <table:table-cell>
            <text:p>166121375</text:p>
          </table:table-cell>
          <table:table-cell>
            <text:p>674816242</text:p>
          </table:table-cell>
        </table:table-row>
        <table:table-row>
          <table:table-cell>
            <text:p>345132172</text:p>
          </table:table-cell>
          <table:table-cell>
            <text:p>320651027</text:p>
          </table:table-cell>
          <table:table-cell>
            <text:p>743213339</text:p>
          </table:table-cell>
          <table:table-cell>
            <text:p>665204526</text:p>
          </table:table-cell>
          <table:table-cell>
            <text:p>803301296</text:p>
          </table:table-cell>
          <table:table-cell>
            <text:p>831410884</text:p>
          </table:table-cell>
          <table:table-cell>
            <text:p>970431766</text:p>
          </table:table-cell>
        </table:table-row>
        <table:table-row>
          <table:table-cell>
            <text:p>479556828</text:p>
          </table:table-cell>
          <table:table-cell>
            <text:p>505494244</text:p>
          </table:table-cell>
          <table:table-cell>
            <text:p>40696670</text:p>
          </table:table-cell>
          <table:table-cell>
            <text:p>414170777</text:p>
          </table:table-cell>
          <table:table-cell>
            <text:p>225909959</text:p>
          </table:table-cell>
          <table:table-cell>
            <text:p>463395474</text:p>
          </table:table-cell>
          <table:table-cell>
            <text:p>404656428</text:p>
          </table:table-cell>
        </table:table-row>
        <table:table-row>
          <table:table-cell>
            <text:p>620436675</text:p>
          </table:table-cell>
          <table:table-cell>
            <text:p>999756100</text:p>
          </table:table-cell>
          <table:table-cell>
            <text:p>346210156</text:p>
          </table:table-cell>
          <table:table-cell>
            <text:p>430216287</text:p>
          </table:table-cell>
          <table:table-cell>
            <text:p>429809945</text:p>
          </table:table-cell>
          <table:table-cell>
            <text:p>676941198</text:p>
          </table:table-cell>
          <table:table-cell>
            <text:p>696134590</text:p>
          </table:table-cell>
        </table:table-row>
        <table:table-row>
          <table:table-cell>
            <text:p>119171550</text:p>
          </table:table-cell>
          <table:table-cell>
            <text:p>499840983</text:p>
          </table:table-cell>
          <table:table-cell>
            <text:p>825515286</text:p>
          </table:table-cell>
          <table:table-cell>
            <text:p>233343250</text:p>
          </table:table-cell>
          <table:table-cell>
            <text:p>132408289</text:p>
          </table:table-cell>
          <table:table-cell>
            <text:p>887507446</text:p>
          </table:table-cell>
          <table:table-cell>
            <text:p>185667498</text:p>
          </table:table-cell>
        </table:table-row>
        <table:table-row>
          <table:table-cell>
            <text:p>371211775</text:p>
          </table:table-cell>
          <table:table-cell>
            <text:p>457638416</text:p>
          </table:table-cell>
          <table:table-cell>
            <text:p>628552914</text:p>
          </table:table-cell>
          <table:table-cell>
            <text:p>860297796</text:p>
          </table:table-cell>
          <table:table-cell>
            <text:p>68894208</text:p>
          </table:table-cell>
          <table:table-cell>
            <text:p>818578354</text:p>
          </table:table-cell>
          <table:table-cell>
            <text:p>217237463</text:p>
          </table:table-cell>
        </table:table-row>
        <table:table-row>
          <table:table-cell>
            <text:p>273857937</text:p>
          </table:table-cell>
          <table:table-cell>
            <text:p>629233113</text:p>
          </table:table-cell>
          <table:table-cell>
            <text:p>915828088</text:p>
          </table:table-cell>
          <table:table-cell>
            <text:p>73837574</text:p>
          </table:table-cell>
          <table:table-cell>
            <text:p>218301976</text:p>
          </table:table-cell>
          <table:table-cell>
            <text:p>833214029</text:p>
          </table:table-cell>
          <table:table-cell>
            <text:p>531315502</text:p>
          </table:table-cell>
        </table:table-row>
        <table:table-row>
          <table:table-cell>
            <text:p>492290043</text:p>
          </table:table-cell>
          <table:table-cell>
            <text:p>937229795</text:p>
          </table:table-cell>
          <table:table-cell>
            <text:p>543296247</text:p>
          </table:table-cell>
          <table:table-cell>
            <text:p>188179587</text:p>
          </table:table-cell>
          <table:table-cell>
            <text:p>143962137</text:p>
          </table:table-cell>
          <table:table-cell>
            <text:p>324478229</text:p>
          </table:table-cell>
          <table:table-cell>
            <text:p>152496855</text:p>
          </table:table-cell>
        </table:table-row>
        <table:table-row>
          <table:table-cell>
            <text:p>405774627</text:p>
          </table:table-cell>
          <table:table-cell>
            <text:p>174540510</text:p>
          </table:table-cell>
          <table:table-cell>
            <text:p>418082216</text:p>
          </table:table-cell>
          <table:table-cell>
            <text:p>897866326</text:p>
          </table:table-cell>
          <table:table-cell>
            <text:p>454853322</text:p>
          </table:table-cell>
          <table:table-cell>
            <text:p>676156441</text:p>
          </table:table-cell>
          <table:table-cell>
            <text:p>811696192</text:p>
          </table:table-cell>
        </table:table-row>
        <table:table-row>
          <table:table-cell>
            <text:p>263927942</text:p>
          </table:table-cell>
          <table:table-cell>
            <text:p>594451370</text:p>
          </table:table-cell>
          <table:table-cell>
            <text:p>352807828</text:p>
          </table:table-cell>
          <table:table-cell>
            <text:p>95748884</text:p>
          </table:table-cell>
          <table:table-cell>
            <text:p>213170471</text:p>
          </table:table-cell>
          <table:table-cell>
            <text:p>685770698</text:p>
          </table:table-cell>
          <table:table-cell>
            <text:p>726768098</text:p>
          </table:table-cell>
        </table:table-row>
        <table:table-row>
          <table:table-cell>
            <text:p>834458520</text:p>
          </table:table-cell>
          <table:table-cell>
            <text:p>581573348</text:p>
          </table:table-cell>
          <table:table-cell>
            <text:p>407709610</text:p>
          </table:table-cell>
          <table:table-cell>
            <text:p>987754694</text:p>
          </table:table-cell>
          <table:table-cell>
            <text:p>317607226</text:p>
          </table:table-cell>
          <table:table-cell>
            <text:p>739211024</text:p>
          </table:table-cell>
          <table:table-cell>
            <text:p>186383168</text:p>
          </table:table-cell>
        </table:table-row>
        <table:table-row>
          <table:table-cell>
            <text:p>219260590</text:p>
          </table:table-cell>
          <table:table-cell>
            <text:p>738727427</text:p>
          </table:table-cell>
          <table:table-cell>
            <text:p>546342706</text:p>
          </table:table-cell>
          <table:table-cell>
            <text:p>645977965</text:p>
          </table:table-cell>
          <table:table-cell>
            <text:p>416731744</text:p>
          </table:table-cell>
          <table:table-cell>
            <text:p>877876529</text:p>
          </table:table-cell>
          <table:table-cell>
            <text:p>993963258</text:p>
          </table:table-cell>
        </table:table-row>
        <table:table-row>
          <table:table-cell>
            <text:p>637864504</text:p>
          </table:table-cell>
          <table:table-cell>
            <text:p>126230252</text:p>
          </table:table-cell>
          <table:table-cell>
            <text:p>891040862</text:p>
          </table:table-cell>
          <table:table-cell>
            <text:p>669060303</text:p>
          </table:table-cell>
          <table:table-cell>
            <text:p>172194231</text:p>
          </table:table-cell>
          <table:table-cell>
            <text:p>686653173</text:p>
          </table:table-cell>
          <table:table-cell>
            <text:p>502578466</text:p>
          </table:table-cell>
        </table:table-row>
        <table:table-row>
          <table:table-cell>
            <text:p>939212601</text:p>
          </table:table-cell>
          <table:table-cell>
            <text:p>402214968</text:p>
          </table:table-cell>
          <table:table-cell>
            <text:p>742841675</text:p>
          </table:table-cell>
          <table:table-cell>
            <text:p>77218563</text:p>
          </table:table-cell>
          <table:table-cell>
            <text:p>431926116</text:p>
          </table:table-cell>
          <table:table-cell>
            <text:p>399626368</text:p>
          </table:table-cell>
          <table:table-cell>
            <text:p>317864130</text:p>
          </table:table-cell>
        </table:table-row>
        <table:table-row>
          <table:table-cell>
            <text:p>65335019</text:p>
          </table:table-cell>
          <table:table-cell>
            <text:p>377131687</text:p>
          </table:table-cell>
          <table:table-cell>
            <text:p>568230245</text:p>
          </table:table-cell>
          <table:table-cell>
            <text:p>56213246</text:p>
          </table:table-cell>
          <table:table-cell>
            <text:p>546590363</text:p>
          </table:table-cell>
          <table:table-cell>
            <text:p>109750655</text:p>
          </table:table-cell>
          <table:table-cell>
            <text:p>936486105</text:p>
          </table:table-cell>
        </table:table-row>
        <table:table-row>
          <table:table-cell>
            <text:p>49964465</text:p>
          </table:table-cell>
          <table:table-cell>
            <text:p>684703136</text:p>
          </table:table-cell>
          <table:table-cell>
            <text:p>447786880</text:p>
          </table:table-cell>
          <table:table-cell>
            <text:p>228060072</text:p>
          </table:table-cell>
          <table:table-cell>
            <text:p>711096328</text:p>
          </table:table-cell>
          <table:table-cell>
            <text:p>832358698</text:p>
          </table:table-cell>
          <table:table-cell>
            <text:p>82371522</text:p>
          </table:table-cell>
        </table:table-row>
        <table:table-row>
          <table:table-cell>
            <text:p>433458487</text:p>
          </table:table-cell>
          <table:table-cell>
            <text:p>447429554</text:p>
          </table:table-cell>
          <table:table-cell>
            <text:p>520600580</text:p>
          </table:table-cell>
          <table:table-cell>
            <text:p>979575254</text:p>
          </table:table-cell>
          <table:table-cell>
            <text:p>980418045</text:p>
          </table:table-cell>
          <table:table-cell>
            <text:p>737220876</text:p>
          </table:table-cell>
          <table:table-cell>
            <text:p>473798126</text:p>
          </table:table-cell>
        </table:table-row>
        <table:table-row>
          <table:table-cell>
            <text:p>598154359</text:p>
          </table:table-cell>
          <table:table-cell>
            <text:p>231053878</text:p>
          </table:table-cell>
          <table:table-cell>
            <text:p>427350346</text:p>
          </table:table-cell>
          <table:table-cell>
            <text:p>193746889</text:p>
          </table:table-cell>
          <table:table-cell>
            <text:p>884301345</text:p>
          </table:table-cell>
          <table:table-cell>
            <text:p>156239638</text:p>
          </table:table-cell>
          <table:table-cell>
            <text:p>836840154</text:p>
          </table:table-cell>
        </table:table-row>
        <table:table-row>
          <table:table-cell>
            <text:p>264760485</text:p>
          </table:table-cell>
          <table:table-cell>
            <text:p>654980400</text:p>
          </table:table-cell>
          <table:table-cell>
            <text:p>270233979</text:p>
          </table:table-cell>
          <table:table-cell>
            <text:p>165109272</text:p>
          </table:table-cell>
          <table:table-cell>
            <text:p>851982526</text:p>
          </table:table-cell>
          <table:table-cell>
            <text:p>42476885</text:p>
          </table:table-cell>
          <table:table-cell>
            <text:p>334370741</text:p>
          </table:table-cell>
        </table:table-row>
        <table:table-row>
          <table:table-cell>
            <text:p>892386345</text:p>
          </table:table-cell>
          <table:table-cell>
            <text:p>560356448</text:p>
          </table:table-cell>
          <table:table-cell>
            <text:p>320597996</text:p>
          </table:table-cell>
          <table:table-cell>
            <text:p>856062534</text:p>
          </table:table-cell>
          <table:table-cell>
            <text:p>897129703</text:p>
          </table:table-cell>
          <table:table-cell>
            <text:p>115082688</text:p>
          </table:table-cell>
          <table:table-cell>
            <text:p>190561673</text:p>
          </table:table-cell>
        </table:table-row>
        <table:table-row>
          <table:table-cell>
            <text:p>903935563</text:p>
          </table:table-cell>
          <table:table-cell>
            <text:p>378074322</text:p>
          </table:table-cell>
          <table:table-cell>
            <text:p>290772619</text:p>
          </table:table-cell>
          <table:table-cell>
            <text:p>491532892</text:p>
          </table:table-cell>
          <table:table-cell>
            <text:p>890940054</text:p>
          </table:table-cell>
          <table:table-cell>
            <text:p>838538427</text:p>
          </table:table-cell>
          <table:table-cell>
            <text:p>628907587</text:p>
          </table:table-cell>
        </table:table-row>
        <table:table-row>
          <table:table-cell>
            <text:p>339286939</text:p>
          </table:table-cell>
          <table:table-cell>
            <text:p>121204345</text:p>
          </table:table-cell>
          <table:table-cell>
            <text:p>873750925</text:p>
          </table:table-cell>
          <table:table-cell>
            <text:p>544614946</text:p>
          </table:table-cell>
          <table:table-cell>
            <text:p>493164929</text:p>
          </table:table-cell>
          <table:table-cell>
            <text:p>100691225</text:p>
          </table:table-cell>
          <table:table-cell>
            <text:p>47011556</text:p>
          </table:table-cell>
        </table:table-row>
        <table:table-row>
          <table:table-cell>
            <text:p>38976443</text:p>
          </table:table-cell>
          <table:table-cell>
            <text:p>264329407</text:p>
          </table:table-cell>
          <table:table-cell>
            <text:p>151509043</text:p>
          </table:table-cell>
          <table:table-cell>
            <text:p>164229547</text:p>
          </table:table-cell>
          <table:table-cell>
            <text:p>944997047</text:p>
          </table:table-cell>
          <table:table-cell>
            <text:p>332435248</text:p>
          </table:table-cell>
          <table:table-cell>
            <text:p>628364878</text:p>
          </table:table-cell>
        </table:table-row>
        <table:table-row>
          <table:table-cell>
            <text:p>151708704</text:p>
          </table:table-cell>
          <table:table-cell>
            <text:p>984877051</text:p>
          </table:table-cell>
          <table:table-cell>
            <text:p>281581546</text:p>
          </table:table-cell>
          <table:table-cell>
            <text:p>973180195</text:p>
          </table:table-cell>
          <table:table-cell>
            <text:p>376109098</text:p>
          </table:table-cell>
          <table:table-cell>
            <text:p>733362389</text:p>
          </table:table-cell>
          <table:table-cell>
            <text:p>863069992</text:p>
          </table:table-cell>
        </table:table-row>
        <table:table-row>
          <table:table-cell>
            <text:p>671778294</text:p>
          </table:table-cell>
          <table:table-cell>
            <text:p>712180225</text:p>
          </table:table-cell>
          <table:table-cell>
            <text:p>396255147</text:p>
          </table:table-cell>
          <table:table-cell>
            <text:p>845707396</text:p>
          </table:table-cell>
          <table:table-cell>
            <text:p>787072235</text:p>
          </table:table-cell>
          <table:table-cell>
            <text:p>442391175</text:p>
          </table:table-cell>
          <table:table-cell>
            <text:p>321776583</text:p>
          </table:table-cell>
        </table:table-row>
        <table:table-row>
          <table:table-cell>
            <text:p>650776732</text:p>
          </table:table-cell>
          <table:table-cell>
            <text:p>44239645</text:p>
          </table:table-cell>
          <table:table-cell>
            <text:p>552285319</text:p>
          </table:table-cell>
          <table:table-cell>
            <text:p>668772582</text:p>
          </table:table-cell>
          <table:table-cell>
            <text:p>856720788</text:p>
          </table:table-cell>
          <table:table-cell>
            <text:p>318430954</text:p>
          </table:table-cell>
          <table:table-cell>
            <text:p>495461988</text:p>
          </table:table-cell>
        </table:table-row>
        <table:table-row>
          <table:table-cell>
            <text:p>972890712</text:p>
          </table:table-cell>
          <table:table-cell>
            <text:p>679059931</text:p>
          </table:table-cell>
          <table:table-cell>
            <text:p>419942760</text:p>
          </table:table-cell>
          <table:table-cell>
            <text:p>424585308</text:p>
          </table:table-cell>
          <table:table-cell>
            <text:p>940560018</text:p>
          </table:table-cell>
          <table:table-cell>
            <text:p>59867513</text:p>
          </table:table-cell>
          <table:table-cell>
            <text:p>671162256</text:p>
          </table:table-cell>
        </table:table-row>
        <table:table-row>
          <table:table-cell>
            <text:p>895030271</text:p>
          </table:table-cell>
          <table:table-cell>
            <text:p>379018668</text:p>
          </table:table-cell>
          <table:table-cell>
            <text:p>125909617</text:p>
          </table:table-cell>
          <table:table-cell>
            <text:p>293139742</text:p>
          </table:table-cell>
          <table:table-cell>
            <text:p>274448546</text:p>
          </table:table-cell>
          <table:table-cell>
            <text:p>43347674</text:p>
          </table:table-cell>
          <table:table-cell>
            <text:p>990162825</text:p>
          </table:table-cell>
        </table:table-row>
        <table:table-row>
          <table:table-cell>
            <text:p>194645908</text:p>
          </table:table-cell>
          <table:table-cell>
            <text:p>914609110</text:p>
          </table:table-cell>
          <table:table-cell>
            <text:p>390572428</text:p>
          </table:table-cell>
          <table:table-cell>
            <text:p>609329812</text:p>
          </table:table-cell>
          <table:table-cell>
            <text:p>352568</text:p>
          </table:table-cell>
          <table:table-cell>
            <text:p>674177049</text:p>
          </table:table-cell>
          <table:table-cell>
            <text:p>278667843</text:p>
          </table:table-cell>
        </table:table-row>
        <table:table-row>
          <table:table-cell>
            <text:p>68915385</text:p>
          </table:table-cell>
          <table:table-cell>
            <text:p>910886385</text:p>
          </table:table-cell>
          <table:table-cell>
            <text:p>826724332</text:p>
          </table:table-cell>
          <table:table-cell>
            <text:p>581479412</text:p>
          </table:table-cell>
          <table:table-cell>
            <text:p>704570676</text:p>
          </table:table-cell>
          <table:table-cell>
            <text:p>905117080</text:p>
          </table:table-cell>
          <table:table-cell>
            <text:p>627888407</text:p>
          </table:table-cell>
        </table:table-row>
        <table:table-row>
          <table:table-cell>
            <text:p>238879539</text:p>
          </table:table-cell>
          <table:table-cell>
            <text:p>107483116</text:p>
          </table:table-cell>
          <table:table-cell>
            <text:p>542659246</text:p>
          </table:table-cell>
          <table:table-cell>
            <text:p>95250642</text:p>
          </table:table-cell>
          <table:table-cell>
            <text:p>136013286</text:p>
          </table:table-cell>
          <table:table-cell>
            <text:p>270274103</text:p>
          </table:table-cell>
          <table:table-cell>
            <text:p>880108476</text:p>
          </table:table-cell>
        </table:table-row>
        <table:table-row>
          <table:table-cell>
            <text:p>981248587</text:p>
          </table:table-cell>
          <table:table-cell>
            <text:p>475561148</text:p>
          </table:table-cell>
          <table:table-cell>
            <text:p>111950458</text:p>
          </table:table-cell>
          <table:table-cell>
            <text:p>717131463</text:p>
          </table:table-cell>
          <table:table-cell>
            <text:p>561195252</text:p>
          </table:table-cell>
          <table:table-cell>
            <text:p>341972251</text:p>
          </table:table-cell>
          <table:table-cell>
            <text:p>62084288</text:p>
          </table:table-cell>
        </table:table-row>
        <table:table-row>
          <table:table-cell>
            <text:p>288814134</text:p>
          </table:table-cell>
          <table:table-cell>
            <text:p>176145060</text:p>
          </table:table-cell>
          <table:table-cell>
            <text:p>80817986</text:p>
          </table:table-cell>
          <table:table-cell>
            <text:p>645963252</text:p>
          </table:table-cell>
          <table:table-cell>
            <text:p>764309346</text:p>
          </table:table-cell>
          <table:table-cell>
            <text:p>578597172</text:p>
          </table:table-cell>
          <table:table-cell>
            <text:p>963412725</text:p>
          </table:table-cell>
        </table:table-row>
        <table:table-row>
          <table:table-cell>
            <text:p>818334842</text:p>
          </table:table-cell>
          <table:table-cell>
            <text:p>622334020</text:p>
          </table:table-cell>
          <table:table-cell>
            <text:p>544812671</text:p>
          </table:table-cell>
          <table:table-cell>
            <text:p>443458498</text:p>
          </table:table-cell>
          <table:table-cell>
            <text:p>558462680</text:p>
          </table:table-cell>
          <table:table-cell>
            <text:p>654353949</text:p>
          </table:table-cell>
          <table:table-cell>
            <text:p>636438760</text:p>
          </table:table-cell>
        </table:table-row>
        <table:table-row>
          <table:table-cell>
            <text:p>28995835</text:p>
          </table:table-cell>
          <table:table-cell>
            <text:p>718761544</text:p>
          </table:table-cell>
          <table:table-cell>
            <text:p>565408899</text:p>
          </table:table-cell>
          <table:table-cell>
            <text:p>348292436</text:p>
          </table:table-cell>
          <table:table-cell>
            <text:p>62770379</text:p>
          </table:table-cell>
          <table:table-cell>
            <text:p>839498611</text:p>
          </table:table-cell>
          <table:table-cell>
            <text:p>614079780</text:p>
          </table:table-cell>
        </table:table-row>
        <table:table-row>
          <table:table-cell>
            <text:p>482703537</text:p>
          </table:table-cell>
          <table:table-cell>
            <text:p>901404194</text:p>
          </table:table-cell>
          <table:table-cell>
            <text:p>316574419</text:p>
          </table:table-cell>
          <table:table-cell>
            <text:p>111007073</text:p>
          </table:table-cell>
          <table:table-cell>
            <text:p>106713876</text:p>
          </table:table-cell>
          <table:table-cell>
            <text:p>980906403</text:p>
          </table:table-cell>
          <table:table-cell>
            <text:p>443001340</text:p>
          </table:table-cell>
        </table:table-row>
        <table:table-row>
          <table:table-cell>
            <text:p>540905276</text:p>
          </table:table-cell>
          <table:table-cell>
            <text:p>18526502</text:p>
          </table:table-cell>
          <table:table-cell>
            <text:p>298456097</text:p>
          </table:table-cell>
          <table:table-cell>
            <text:p>76779765</text:p>
          </table:table-cell>
          <table:table-cell>
            <text:p>958762127</text:p>
          </table:table-cell>
          <table:table-cell>
            <text:p>293471676</text:p>
          </table:table-cell>
          <table:table-cell>
            <text:p>839896255</text:p>
          </table:table-cell>
        </table:table-row>
        <table:table-row>
          <table:table-cell>
            <text:p>413556794</text:p>
          </table:table-cell>
          <table:table-cell>
            <text:p>107103817</text:p>
          </table:table-cell>
          <table:table-cell>
            <text:p>43180323</text:p>
          </table:table-cell>
          <table:table-cell>
            <text:p>24994050</text:p>
          </table:table-cell>
          <table:table-cell>
            <text:p>444786534</text:p>
          </table:table-cell>
          <table:table-cell>
            <text:p>403827868</text:p>
          </table:table-cell>
          <table:table-cell>
            <text:p>480909609</text:p>
          </table:table-cell>
        </table:table-row>
        <table:table-row>
          <table:table-cell>
            <text:p>909716884</text:p>
          </table:table-cell>
          <table:table-cell>
            <text:p>705100781</text:p>
          </table:table-cell>
          <table:table-cell>
            <text:p>246251754</text:p>
          </table:table-cell>
          <table:table-cell>
            <text:p>634119615</text:p>
          </table:table-cell>
          <table:table-cell>
            <text:p>504000026</text:p>
          </table:table-cell>
          <table:table-cell>
            <text:p>828104330</text:p>
          </table:table-cell>
          <table:table-cell>
            <text:p>38635224</text:p>
          </table:table-cell>
        </table:table-row>
        <table:table-row>
          <table:table-cell>
            <text:p>405629554</text:p>
          </table:table-cell>
          <table:table-cell>
            <text:p>641644828</text:p>
          </table:table-cell>
          <table:table-cell>
            <text:p>667348191</text:p>
          </table:table-cell>
          <table:table-cell>
            <text:p>794520076</text:p>
          </table:table-cell>
          <table:table-cell>
            <text:p>306262062</text:p>
          </table:table-cell>
          <table:table-cell>
            <text:p>406144391</text:p>
          </table:table-cell>
          <table:table-cell>
            <text:p>355045443</text:p>
          </table:table-cell>
        </table:table-row>
        <table:table-row>
          <table:table-cell>
            <text:p>510899133</text:p>
          </table:table-cell>
          <table:table-cell>
            <text:p>578102113</text:p>
          </table:table-cell>
          <table:table-cell>
            <text:p>462092602</text:p>
          </table:table-cell>
          <table:table-cell>
            <text:p>73524789</text:p>
          </table:table-cell>
          <table:table-cell>
            <text:p>495781467</text:p>
          </table:table-cell>
          <table:table-cell>
            <text:p>361807507</text:p>
          </table:table-cell>
          <table:table-cell>
            <text:p>550824020</text:p>
          </table:table-cell>
        </table:table-row>
        <table:table-row>
          <table:table-cell>
            <text:p>966551494</text:p>
          </table:table-cell>
          <table:table-cell>
            <text:p>351007808</text:p>
          </table:table-cell>
          <table:table-cell>
            <text:p>574837640</text:p>
          </table:table-cell>
          <table:table-cell>
            <text:p>791545340</text:p>
          </table:table-cell>
          <table:table-cell>
            <text:p>24250507</text:p>
          </table:table-cell>
          <table:table-cell>
            <text:p>827316339</text:p>
          </table:table-cell>
          <table:table-cell>
            <text:p>331633341</text:p>
          </table:table-cell>
        </table:table-row>
        <table:table-row>
          <table:table-cell>
            <text:p>245320832</text:p>
          </table:table-cell>
          <table:table-cell>
            <text:p>76449112</text:p>
          </table:table-cell>
          <table:table-cell>
            <text:p>330014055</text:p>
          </table:table-cell>
          <table:table-cell>
            <text:p>661089153</text:p>
          </table:table-cell>
          <table:table-cell>
            <text:p>792461148</text:p>
          </table:table-cell>
          <table:table-cell>
            <text:p>990890987</text:p>
          </table:table-cell>
          <table:table-cell>
            <text:p>641234127</text:p>
          </table:table-cell>
        </table:table-row>
        <table:table-row>
          <table:table-cell>
            <text:p>664897856</text:p>
          </table:table-cell>
          <table:table-cell>
            <text:p>785846897</text:p>
          </table:table-cell>
          <table:table-cell>
            <text:p>374402694</text:p>
          </table:table-cell>
          <table:table-cell>
            <text:p>439370756</text:p>
          </table:table-cell>
          <table:table-cell>
            <text:p>173829704</text:p>
          </table:table-cell>
          <table:table-cell>
            <text:p>787774083</text:p>
          </table:table-cell>
          <table:table-cell>
            <text:p>306547804</text:p>
          </table:table-cell>
        </table:table-row>
        <table:table-row>
          <table:table-cell>
            <text:p>467129903</text:p>
          </table:table-cell>
          <table:table-cell>
            <text:p>970864713</text:p>
          </table:table-cell>
          <table:table-cell>
            <text:p>379410148</text:p>
          </table:table-cell>
          <table:table-cell>
            <text:p>425437745</text:p>
          </table:table-cell>
          <table:table-cell>
            <text:p>589181020</text:p>
          </table:table-cell>
          <table:table-cell>
            <text:p>700439390</text:p>
          </table:table-cell>
          <table:table-cell>
            <text:p>649732149</text:p>
          </table:table-cell>
        </table:table-row>
        <table:table-row>
          <table:table-cell>
            <text:p>399974897</text:p>
          </table:table-cell>
          <table:table-cell>
            <text:p>962530497</text:p>
          </table:table-cell>
          <table:table-cell>
            <text:p>563788458</text:p>
          </table:table-cell>
          <table:table-cell>
            <text:p>61489372</text:p>
          </table:table-cell>
          <table:table-cell>
            <text:p>636084993</text:p>
          </table:table-cell>
          <table:table-cell>
            <text:p>219185815</text:p>
          </table:table-cell>
          <table:table-cell>
            <text:p>319023987</text:p>
          </table:table-cell>
        </table:table-row>
        <table:table-row>
          <table:table-cell>
            <text:p>806472450</text:p>
          </table:table-cell>
          <table:table-cell>
            <text:p>342074152</text:p>
          </table:table-cell>
          <table:table-cell>
            <text:p>99559472</text:p>
          </table:table-cell>
          <table:table-cell>
            <text:p>381066071</text:p>
          </table:table-cell>
          <table:table-cell>
            <text:p>735998157</text:p>
          </table:table-cell>
          <table:table-cell>
            <text:p>501604866</text:p>
          </table:table-cell>
          <table:table-cell>
            <text:p>810018368</text:p>
          </table:table-cell>
        </table:table-row>
        <table:table-row>
          <table:table-cell>
            <text:p>135689516</text:p>
          </table:table-cell>
          <table:table-cell>
            <text:p>906464154</text:p>
          </table:table-cell>
          <table:table-cell>
            <text:p>29714045</text:p>
          </table:table-cell>
          <table:table-cell>
            <text:p>795632190</text:p>
          </table:table-cell>
          <table:table-cell>
            <text:p>10661431</text:p>
          </table:table-cell>
          <table:table-cell>
            <text:p>334447636</text:p>
          </table:table-cell>
          <table:table-cell>
            <text:p>735155021</text:p>
          </table:table-cell>
        </table:table-row>
        <table:table-row>
          <table:table-cell>
            <text:p>9167202</text:p>
          </table:table-cell>
          <table:table-cell>
            <text:p>954800966</text:p>
          </table:table-cell>
          <table:table-cell>
            <text:p>397832382</text:p>
          </table:table-cell>
          <table:table-cell>
            <text:p>21137267</text:p>
          </table:table-cell>
          <table:table-cell>
            <text:p>738461560</text:p>
          </table:table-cell>
          <table:table-cell>
            <text:p>231147936</text:p>
          </table:table-cell>
          <table:table-cell>
            <text:p>162554750</text:p>
          </table:table-cell>
        </table:table-row>
        <table:table-row>
          <table:table-cell>
            <text:p>786190850</text:p>
          </table:table-cell>
          <table:table-cell>
            <text:p>288039141</text:p>
          </table:table-cell>
          <table:table-cell>
            <text:p>233061998</text:p>
          </table:table-cell>
          <table:table-cell>
            <text:p>766147045</text:p>
          </table:table-cell>
          <table:table-cell>
            <text:p>23741324</text:p>
          </table:table-cell>
          <table:table-cell>
            <text:p>638098330</text:p>
          </table:table-cell>
          <table:table-cell>
            <text:p>160020041</text:p>
          </table:table-cell>
        </table:table-row>
        <table:table-row>
          <table:table-cell>
            <text:p>605161557</text:p>
          </table:table-cell>
          <table:table-cell>
            <text:p>212206246</text:p>
          </table:table-cell>
          <table:table-cell>
            <text:p>184581015</text:p>
          </table:table-cell>
          <table:table-cell>
            <text:p>317149179</text:p>
          </table:table-cell>
          <table:table-cell>
            <text:p>194816377</text:p>
          </table:table-cell>
          <table:table-cell>
            <text:p>259967493</text:p>
          </table:table-cell>
          <table:table-cell>
            <text:p>475664956</text:p>
          </table:table-cell>
        </table:table-row>
        <table:table-row>
          <table:table-cell>
            <text:p>44112126</text:p>
          </table:table-cell>
          <table:table-cell>
            <text:p>505555543</text:p>
          </table:table-cell>
          <table:table-cell>
            <text:p>572652469</text:p>
          </table:table-cell>
          <table:table-cell>
            <text:p>340247751</text:p>
          </table:table-cell>
          <table:table-cell>
            <text:p>543515388</text:p>
          </table:table-cell>
          <table:table-cell>
            <text:p>350601725</text:p>
          </table:table-cell>
          <table:table-cell>
            <text:p>806569759</text:p>
          </table:table-cell>
        </table:table-row>
        <table:table-row>
          <table:table-cell>
            <text:p>444859500</text:p>
          </table:table-cell>
          <table:table-cell>
            <text:p>565201936</text:p>
          </table:table-cell>
          <table:table-cell>
            <text:p>82331893</text:p>
          </table:table-cell>
          <table:table-cell>
            <text:p>133786933</text:p>
          </table:table-cell>
          <table:table-cell>
            <text:p>132088429</text:p>
          </table:table-cell>
          <table:table-cell>
            <text:p>371572590</text:p>
          </table:table-cell>
          <table:table-cell>
            <text:p>259141481</text:p>
          </table:table-cell>
        </table:table-row>
        <table:table-row>
          <table:table-cell>
            <text:p>536660457</text:p>
          </table:table-cell>
          <table:table-cell>
            <text:p>764778660</text:p>
          </table:table-cell>
          <table:table-cell>
            <text:p>707816651</text:p>
          </table:table-cell>
          <table:table-cell>
            <text:p>236295259</text:p>
          </table:table-cell>
          <table:table-cell>
            <text:p>47404878</text:p>
          </table:table-cell>
          <table:table-cell>
            <text:p>255320840</text:p>
          </table:table-cell>
          <table:table-cell>
            <text:p>196102276</text:p>
          </table:table-cell>
        </table:table-row>
        <table:table-row>
          <table:table-cell>
            <text:p>967970942</text:p>
          </table:table-cell>
          <table:table-cell>
            <text:p>318521416</text:p>
          </table:table-cell>
          <table:table-cell>
            <text:p>605633556</text:p>
          </table:table-cell>
          <table:table-cell>
            <text:p>672627625</text:p>
          </table:table-cell>
          <table:table-cell>
            <text:p>173870444</text:p>
          </table:table-cell>
          <table:table-cell>
            <text:p>769137477</text:p>
          </table:table-cell>
          <table:table-cell>
            <text:p>817630598</text:p>
          </table:table-cell>
        </table:table-row>
        <table:table-row>
          <table:table-cell>
            <text:p>947585357</text:p>
          </table:table-cell>
          <table:table-cell>
            <text:p>660533189</text:p>
          </table:table-cell>
          <table:table-cell>
            <text:p>729566697</text:p>
          </table:table-cell>
          <table:table-cell>
            <text:p>982985293</text:p>
          </table:table-cell>
          <table:table-cell>
            <text:p>181699672</text:p>
          </table:table-cell>
          <table:table-cell>
            <text:p>308946062</text:p>
          </table:table-cell>
          <table:table-cell>
            <text:p>293444275</text:p>
          </table:table-cell>
        </table:table-row>
        <table:table-row>
          <table:table-cell>
            <text:p>354043681</text:p>
          </table:table-cell>
          <table:table-cell>
            <text:p>185198691</text:p>
          </table:table-cell>
          <table:table-cell>
            <text:p>558412665</text:p>
          </table:table-cell>
          <table:table-cell>
            <text:p>321771676</text:p>
          </table:table-cell>
          <table:table-cell>
            <text:p>31013584</text:p>
          </table:table-cell>
          <table:table-cell>
            <text:p>368717902</text:p>
          </table:table-cell>
          <table:table-cell>
            <text:p>354659849</text:p>
          </table:table-cell>
        </table:table-row>
        <table:table-row>
          <table:table-cell>
            <text:p>191162966</text:p>
          </table:table-cell>
          <table:table-cell>
            <text:p>975335046</text:p>
          </table:table-cell>
          <table:table-cell>
            <text:p>967811621</text:p>
          </table:table-cell>
          <table:table-cell>
            <text:p>460281350</text:p>
          </table:table-cell>
          <table:table-cell>
            <text:p>519132975</text:p>
          </table:table-cell>
          <table:table-cell>
            <text:p>520635467</text:p>
          </table:table-cell>
          <table:table-cell>
            <text:p>512280110</text:p>
          </table:table-cell>
        </table:table-row>
        <table:table-row>
          <table:table-cell>
            <text:p>88006182</text:p>
          </table:table-cell>
          <table:table-cell>
            <text:p>842037299</text:p>
          </table:table-cell>
          <table:table-cell>
            <text:p>636388845</text:p>
          </table:table-cell>
          <table:table-cell>
            <text:p>635630489</text:p>
          </table:table-cell>
          <table:table-cell>
            <text:p>913919671</text:p>
          </table:table-cell>
          <table:table-cell>
            <text:p>934560570</text:p>
          </table:table-cell>
          <table:table-cell>
            <text:p>778516332</text:p>
          </table:table-cell>
        </table:table-row>
        <table:table-row>
          <table:table-cell>
            <text:p>104497365</text:p>
          </table:table-cell>
          <table:table-cell>
            <text:p>286509895</text:p>
          </table:table-cell>
          <table:table-cell>
            <text:p>334224754</text:p>
          </table:table-cell>
          <table:table-cell>
            <text:p>526258067</text:p>
          </table:table-cell>
          <table:table-cell>
            <text:p>398441023</text:p>
          </table:table-cell>
          <table:table-cell>
            <text:p>644303559</text:p>
          </table:table-cell>
          <table:table-cell>
            <text:p>891781441</text:p>
          </table:table-cell>
        </table:table-row>
        <table:table-row>
          <table:table-cell>
            <text:p>666908940</text:p>
          </table:table-cell>
          <table:table-cell>
            <text:p>574738702</text:p>
          </table:table-cell>
          <table:table-cell>
            <text:p>483729410</text:p>
          </table:table-cell>
          <table:table-cell>
            <text:p>319558904</text:p>
          </table:table-cell>
          <table:table-cell>
            <text:p>663589580</text:p>
          </table:table-cell>
          <table:table-cell>
            <text:p>284358070</text:p>
          </table:table-cell>
          <table:table-cell>
            <text:p>39754264</text:p>
          </table:table-cell>
        </table:table-row>
        <table:table-row>
          <table:table-cell>
            <text:p>834210123</text:p>
          </table:table-cell>
          <table:table-cell>
            <text:p>115538597</text:p>
          </table:table-cell>
          <table:table-cell>
            <text:p>438683720</text:p>
          </table:table-cell>
          <table:table-cell>
            <text:p>324103292</text:p>
          </table:table-cell>
          <table:table-cell>
            <text:p>290074704</text:p>
          </table:table-cell>
          <table:table-cell>
            <text:p>741920831</text:p>
          </table:table-cell>
          <table:table-cell>
            <text:p>225535578</text:p>
          </table:table-cell>
        </table:table-row>
        <table:table-row>
          <table:table-cell>
            <text:p>747731480</text:p>
          </table:table-cell>
          <table:table-cell>
            <text:p>218770728</text:p>
          </table:table-cell>
          <table:table-cell>
            <text:p>76038790</text:p>
          </table:table-cell>
          <table:table-cell>
            <text:p>419397894</text:p>
          </table:table-cell>
          <table:table-cell>
            <text:p>49703847</text:p>
          </table:table-cell>
          <table:table-cell>
            <text:p>503639619</text:p>
          </table:table-cell>
          <table:table-cell>
            <text:p>881936313</text:p>
          </table:table-cell>
        </table:table-row>
        <table:table-row>
          <table:table-cell>
            <text:p>69441836</text:p>
          </table:table-cell>
          <table:table-cell>
            <text:p>20013961</text:p>
          </table:table-cell>
          <table:table-cell>
            <text:p>53379482</text:p>
          </table:table-cell>
          <table:table-cell>
            <text:p>744000524</text:p>
          </table:table-cell>
          <table:table-cell>
            <text:p>413042750</text:p>
          </table:table-cell>
          <table:table-cell>
            <text:p>193521642</text:p>
          </table:table-cell>
          <table:table-cell>
            <text:p>886549653</text:p>
          </table:table-cell>
        </table:table-row>
        <table:table-row>
          <table:table-cell>
            <text:p>308408512</text:p>
          </table:table-cell>
          <table:table-cell>
            <text:p>548081027</text:p>
          </table:table-cell>
          <table:table-cell>
            <text:p>133085507</text:p>
          </table:table-cell>
          <table:table-cell>
            <text:p>924955709</text:p>
          </table:table-cell>
          <table:table-cell>
            <text:p>689241464</text:p>
          </table:table-cell>
          <table:table-cell>
            <text:p>67928018</text:p>
          </table:table-cell>
          <table:table-cell>
            <text:p>641008767</text:p>
          </table:table-cell>
        </table:table-row>
        <table:table-row>
          <table:table-cell>
            <text:p>968990608</text:p>
          </table:table-cell>
          <table:table-cell>
            <text:p>151724551</text:p>
          </table:table-cell>
          <table:table-cell>
            <text:p>255810254</text:p>
          </table:table-cell>
          <table:table-cell>
            <text:p>953892318</text:p>
          </table:table-cell>
          <table:table-cell>
            <text:p>952987464</text:p>
          </table:table-cell>
          <table:table-cell>
            <text:p>426260868</text:p>
          </table:table-cell>
          <table:table-cell>
            <text:p>637094310</text:p>
          </table:table-cell>
        </table:table-row>
        <table:table-row>
          <table:table-cell>
            <text:p>803199741</text:p>
          </table:table-cell>
          <table:table-cell>
            <text:p>289547681</text:p>
          </table:table-cell>
          <table:table-cell>
            <text:p>169983886</text:p>
          </table:table-cell>
          <table:table-cell>
            <text:p>368173978</text:p>
          </table:table-cell>
          <table:table-cell>
            <text:p>744055786</text:p>
          </table:table-cell>
          <table:table-cell>
            <text:p>158983536</text:p>
          </table:table-cell>
          <table:table-cell>
            <text:p>341390617</text:p>
          </table:table-cell>
        </table:table-row>
        <table:table-row>
          <table:table-cell>
            <text:p>691791369</text:p>
          </table:table-cell>
          <table:table-cell>
            <text:p>722892555</text:p>
          </table:table-cell>
          <table:table-cell>
            <text:p>309834750</text:p>
          </table:table-cell>
          <table:table-cell>
            <text:p>765585574</text:p>
          </table:table-cell>
          <table:table-cell>
            <text:p>794033647</text:p>
          </table:table-cell>
          <table:table-cell>
            <text:p>420247903</text:p>
          </table:table-cell>
          <table:table-cell>
            <text:p>16324581</text:p>
          </table:table-cell>
        </table:table-row>
        <table:table-row>
          <table:table-cell>
            <text:p>248432635</text:p>
          </table:table-cell>
          <table:table-cell>
            <text:p>215668643</text:p>
          </table:table-cell>
          <table:table-cell>
            <text:p>603773238</text:p>
          </table:table-cell>
          <table:table-cell>
            <text:p>303850829</text:p>
          </table:table-cell>
          <table:table-cell>
            <text:p>355909053</text:p>
          </table:table-cell>
          <table:table-cell>
            <text:p>214532692</text:p>
          </table:table-cell>
          <table:table-cell>
            <text:p>859385094</text:p>
          </table:table-cell>
        </table:table-row>
        <table:table-row>
          <table:table-cell>
            <text:p>136382168</text:p>
          </table:table-cell>
          <table:table-cell>
            <text:p>763333054</text:p>
          </table:table-cell>
          <table:table-cell>
            <text:p>151846402</text:p>
          </table:table-cell>
          <table:table-cell>
            <text:p>74234799</text:p>
          </table:table-cell>
          <table:table-cell>
            <text:p>714322826</text:p>
          </table:table-cell>
          <table:table-cell>
            <text:p>267998601</text:p>
          </table:table-cell>
          <table:table-cell>
            <text:p>987724725</text:p>
          </table:table-cell>
        </table:table-row>
        <table:table-row>
          <table:table-cell>
            <text:p>113742483</text:p>
          </table:table-cell>
          <table:table-cell>
            <text:p>910679654</text:p>
          </table:table-cell>
          <table:table-cell>
            <text:p>276670931</text:p>
          </table:table-cell>
          <table:table-cell>
            <text:p>787467408</text:p>
          </table:table-cell>
          <table:table-cell>
            <text:p>940738267</text:p>
          </table:table-cell>
          <table:table-cell>
            <text:p>985928802</text:p>
          </table:table-cell>
          <table:table-cell>
            <text:p>523227381</text:p>
          </table:table-cell>
        </table:table-row>
        <table:table-row>
          <table:table-cell>
            <text:p>460891448</text:p>
          </table:table-cell>
          <table:table-cell>
            <text:p>850276923</text:p>
          </table:table-cell>
          <table:table-cell>
            <text:p>623221371</text:p>
          </table:table-cell>
          <table:table-cell>
            <text:p>751821028</text:p>
          </table:table-cell>
          <table:table-cell>
            <text:p>278057478</text:p>
          </table:table-cell>
          <table:table-cell>
            <text:p>305561475</text:p>
          </table:table-cell>
          <table:table-cell>
            <text:p>994681147</text:p>
          </table:table-cell>
        </table:table-row>
        <table:table-row>
          <table:table-cell>
            <text:p>872830265</text:p>
          </table:table-cell>
          <table:table-cell>
            <text:p>144996643</text:p>
          </table:table-cell>
          <table:table-cell>
            <text:p>967013392</text:p>
          </table:table-cell>
          <table:table-cell>
            <text:p>747313647</text:p>
          </table:table-cell>
          <table:table-cell>
            <text:p>583803937</text:p>
          </table:table-cell>
          <table:table-cell>
            <text:p>955744442</text:p>
          </table:table-cell>
          <table:table-cell>
            <text:p>428032748</text:p>
          </table:table-cell>
        </table:table-row>
        <table:table-row>
          <table:table-cell>
            <text:p>881842180</text:p>
          </table:table-cell>
          <table:table-cell>
            <text:p>760661145</text:p>
          </table:table-cell>
          <table:table-cell>
            <text:p>337449993</text:p>
          </table:table-cell>
          <table:table-cell>
            <text:p>871004289</text:p>
          </table:table-cell>
          <table:table-cell>
            <text:p>309882546</text:p>
          </table:table-cell>
          <table:table-cell>
            <text:p>565796445</text:p>
          </table:table-cell>
          <table:table-cell>
            <text:p>883795891</text:p>
          </table:table-cell>
        </table:table-row>
        <table:table-row>
          <table:table-cell>
            <text:p>199784870</text:p>
          </table:table-cell>
          <table:table-cell>
            <text:p>744142569</text:p>
          </table:table-cell>
          <table:table-cell>
            <text:p>863655962</text:p>
          </table:table-cell>
          <table:table-cell>
            <text:p>554074456</text:p>
          </table:table-cell>
          <table:table-cell>
            <text:p>454473709</text:p>
          </table:table-cell>
          <table:table-cell>
            <text:p>44561285</text:p>
          </table:table-cell>
          <table:table-cell>
            <text:p>739464427</text:p>
          </table:table-cell>
        </table:table-row>
        <table:table-row>
          <table:table-cell>
            <text:p>677942923</text:p>
          </table:table-cell>
          <table:table-cell>
            <text:p>567396671</text:p>
          </table:table-cell>
          <table:table-cell>
            <text:p>181670934</text:p>
          </table:table-cell>
          <table:table-cell>
            <text:p>187531106</text:p>
          </table:table-cell>
          <table:table-cell>
            <text:p>935368355</text:p>
          </table:table-cell>
          <table:table-cell>
            <text:p>347901306</text:p>
          </table:table-cell>
          <table:table-cell>
            <text:p>411410785</text:p>
          </table:table-cell>
        </table:table-row>
        <table:table-row>
          <table:table-cell>
            <text:p>3209522</text:p>
          </table:table-cell>
          <table:table-cell>
            <text:p>258429234</text:p>
          </table:table-cell>
          <table:table-cell>
            <text:p>161611928</text:p>
          </table:table-cell>
          <table:table-cell>
            <text:p>899011288</text:p>
          </table:table-cell>
          <table:table-cell>
            <text:p>379726740</text:p>
          </table:table-cell>
          <table:table-cell>
            <text:p>391584997</text:p>
          </table:table-cell>
          <table:table-cell>
            <text:p>836311203</text:p>
          </table:table-cell>
        </table:table-row>
        <table:table-row>
          <table:table-cell>
            <text:p>264711698</text:p>
          </table:table-cell>
          <table:table-cell>
            <text:p>744965326</text:p>
          </table:table-cell>
          <table:table-cell>
            <text:p>713755135</text:p>
          </table:table-cell>
          <table:table-cell>
            <text:p>435102582</text:p>
          </table:table-cell>
          <table:table-cell>
            <text:p>925453067</text:p>
          </table:table-cell>
          <table:table-cell>
            <text:p>887185220</text:p>
          </table:table-cell>
          <table:table-cell>
            <text:p>671373774</text:p>
          </table:table-cell>
        </table:table-row>
        <table:table-row>
          <table:table-cell>
            <text:p>1179009</text:p>
          </table:table-cell>
          <table:table-cell>
            <text:p>665348877</text:p>
          </table:table-cell>
          <table:table-cell>
            <text:p>556556308</text:p>
          </table:table-cell>
          <table:table-cell>
            <text:p>702000086</text:p>
          </table:table-cell>
          <table:table-cell>
            <text:p>636235029</text:p>
          </table:table-cell>
          <table:table-cell>
            <text:p>154142795</text:p>
          </table:table-cell>
          <table:table-cell>
            <text:p>725986417</text:p>
          </table:table-cell>
        </table:table-row>
        <table:table-row>
          <table:table-cell>
            <text:p>921496976</text:p>
          </table:table-cell>
          <table:table-cell>
            <text:p>228300986</text:p>
          </table:table-cell>
          <table:table-cell>
            <text:p>346386146</text:p>
          </table:table-cell>
          <table:table-cell>
            <text:p>884599141</text:p>
          </table:table-cell>
          <table:table-cell>
            <text:p>567400666</text:p>
          </table:table-cell>
          <table:table-cell>
            <text:p>560189425</text:p>
          </table:table-cell>
          <table:table-cell>
            <text:p>565942642</text:p>
          </table:table-cell>
        </table:table-row>
        <table:table-row>
          <table:table-cell>
            <text:p>225786101</text:p>
          </table:table-cell>
          <table:table-cell>
            <text:p>548034535</text:p>
          </table:table-cell>
          <table:table-cell>
            <text:p>541026022</text:p>
          </table:table-cell>
          <table:table-cell>
            <text:p>570394995</text:p>
          </table:table-cell>
          <table:table-cell>
            <text:p>608007250</text:p>
          </table:table-cell>
          <table:table-cell>
            <text:p>436872656</text:p>
          </table:table-cell>
          <table:table-cell>
            <text:p>896875984</text:p>
          </table:table-cell>
        </table:table-row>
        <table:table-row>
          <table:table-cell>
            <text:p>563640129</text:p>
          </table:table-cell>
          <table:table-cell>
            <text:p>328550011</text:p>
          </table:table-cell>
          <table:table-cell>
            <text:p>782417261</text:p>
          </table:table-cell>
          <table:table-cell>
            <text:p>436563896</text:p>
          </table:table-cell>
          <table:table-cell>
            <text:p>981756458</text:p>
          </table:table-cell>
          <table:table-cell>
            <text:p>567182353</text:p>
          </table:table-cell>
          <table:table-cell>
            <text:p>616772970</text:p>
          </table:table-cell>
        </table:table-row>
        <table:table-row>
          <table:table-cell>
            <text:p>903953216</text:p>
          </table:table-cell>
          <table:table-cell>
            <text:p>290391190</text:p>
          </table:table-cell>
          <table:table-cell>
            <text:p>323838242</text:p>
          </table:table-cell>
          <table:table-cell>
            <text:p>357165059</text:p>
          </table:table-cell>
          <table:table-cell>
            <text:p>48931810</text:p>
          </table:table-cell>
          <table:table-cell>
            <text:p>429093138</text:p>
          </table:table-cell>
          <table:table-cell>
            <text:p>414919489</text:p>
          </table:table-cell>
        </table:table-row>
        <table:table-row>
          <table:table-cell>
            <text:p>939449248</text:p>
          </table:table-cell>
          <table:table-cell>
            <text:p>349381407</text:p>
          </table:table-cell>
          <table:table-cell>
            <text:p>991322410</text:p>
          </table:table-cell>
          <table:table-cell>
            <text:p>877740530</text:p>
          </table:table-cell>
          <table:table-cell>
            <text:p>180592347</text:p>
          </table:table-cell>
          <table:table-cell>
            <text:p>321906847</text:p>
          </table:table-cell>
          <table:table-cell>
            <text:p>578458328</text:p>
          </table:table-cell>
        </table:table-row>
        <table:table-row>
          <table:table-cell>
            <text:p>498433050</text:p>
          </table:table-cell>
          <table:table-cell>
            <text:p>838960206</text:p>
          </table:table-cell>
          <table:table-cell>
            <text:p>1537197</text:p>
          </table:table-cell>
          <table:table-cell>
            <text:p>932462157</text:p>
          </table:table-cell>
          <table:table-cell>
            <text:p>22841963</text:p>
          </table:table-cell>
          <table:table-cell>
            <text:p>429533037</text:p>
          </table:table-cell>
          <table:table-cell>
            <text:p>408008385</text:p>
          </table:table-cell>
        </table:table-row>
        <table:table-row>
          <table:table-cell>
            <text:p>825581130</text:p>
          </table:table-cell>
          <table:table-cell>
            <text:p>460332159</text:p>
          </table:table-cell>
          <table:table-cell>
            <text:p>192112286</text:p>
          </table:table-cell>
          <table:table-cell>
            <text:p>761865116</text:p>
          </table:table-cell>
          <table:table-cell>
            <text:p>605950406</text:p>
          </table:table-cell>
          <table:table-cell>
            <text:p>149670552</text:p>
          </table:table-cell>
          <table:table-cell>
            <text:p>51180043</text:p>
          </table:table-cell>
        </table:table-row>
        <table:table-row>
          <table:table-cell>
            <text:p>605507719</text:p>
          </table:table-cell>
          <table:table-cell>
            <text:p>482986595</text:p>
          </table:table-cell>
          <table:table-cell>
            <text:p>829986146</text:p>
          </table:table-cell>
          <table:table-cell>
            <text:p>593920263</text:p>
          </table:table-cell>
          <table:table-cell>
            <text:p>253764878</text:p>
          </table:table-cell>
          <table:table-cell>
            <text:p>823962952</text:p>
          </table:table-cell>
          <table:table-cell>
            <text:p>744319528</text:p>
          </table:table-cell>
        </table:table-row>
        <table:table-row>
          <table:table-cell>
            <text:p>607661682</text:p>
          </table:table-cell>
          <table:table-cell>
            <text:p>959709421</text:p>
          </table:table-cell>
          <table:table-cell>
            <text:p>210104718</text:p>
          </table:table-cell>
          <table:table-cell>
            <text:p>693147494</text:p>
          </table:table-cell>
          <table:table-cell>
            <text:p>369567876</text:p>
          </table:table-cell>
          <table:table-cell>
            <text:p>193932748</text:p>
          </table:table-cell>
          <table:table-cell>
            <text:p>479358556</text:p>
          </table:table-cell>
        </table:table-row>
        <table:table-row>
          <table:table-cell>
            <text:p>400288458</text:p>
          </table:table-cell>
          <table:table-cell>
            <text:p>938364917</text:p>
          </table:table-cell>
          <table:table-cell>
            <text:p>300445844</text:p>
          </table:table-cell>
          <table:table-cell>
            <text:p>625132164</text:p>
          </table:table-cell>
          <table:table-cell>
            <text:p>179237057</text:p>
          </table:table-cell>
          <table:table-cell>
            <text:p>263611229</text:p>
          </table:table-cell>
          <table:table-cell>
            <text:p>104805464</text:p>
          </table:table-cell>
        </table:table-row>
        <table:table-row>
          <table:table-cell>
            <text:p>482895208</text:p>
          </table:table-cell>
          <table:table-cell>
            <text:p>292393092</text:p>
          </table:table-cell>
          <table:table-cell>
            <text:p>607438253</text:p>
          </table:table-cell>
          <table:table-cell>
            <text:p>395958536</text:p>
          </table:table-cell>
          <table:table-cell>
            <text:p>669175442</text:p>
          </table:table-cell>
          <table:table-cell>
            <text:p>106638829</text:p>
          </table:table-cell>
          <table:table-cell>
            <text:p>534474961</text:p>
          </table:table-cell>
        </table:table-row>
        <table:table-row>
          <table:table-cell>
            <text:p>700570329</text:p>
          </table:table-cell>
          <table:table-cell>
            <text:p>279991410</text:p>
          </table:table-cell>
          <table:table-cell>
            <text:p>731531821</text:p>
          </table:table-cell>
          <table:table-cell>
            <text:p>683269750</text:p>
          </table:table-cell>
          <table:table-cell>
            <text:p>878564042</text:p>
          </table:table-cell>
          <table:table-cell>
            <text:p>7703272</text:p>
          </table:table-cell>
          <table:table-cell>
            <text:p>613333895</text:p>
          </table:table-cell>
        </table:table-row>
        <table:table-row>
          <table:table-cell>
            <text:p>547235396</text:p>
          </table:table-cell>
          <table:table-cell>
            <text:p>721267700</text:p>
          </table:table-cell>
          <table:table-cell>
            <text:p>501510778</text:p>
          </table:table-cell>
          <table:table-cell>
            <text:p>413795071</text:p>
          </table:table-cell>
          <table:table-cell>
            <text:p>136853172</text:p>
          </table:table-cell>
          <table:table-cell>
            <text:p>174756557</text:p>
          </table:table-cell>
          <table:table-cell>
            <text:p>979000942</text:p>
          </table:table-cell>
        </table:table-row>
        <table:table-row>
          <table:table-cell>
            <text:p>850797948</text:p>
          </table:table-cell>
          <table:table-cell>
            <text:p>865876953</text:p>
          </table:table-cell>
          <table:table-cell>
            <text:p>58596215</text:p>
          </table:table-cell>
          <table:table-cell>
            <text:p>168926163</text:p>
          </table:table-cell>
          <table:table-cell>
            <text:p>986947005</text:p>
          </table:table-cell>
          <table:table-cell>
            <text:p>792347551</text:p>
          </table:table-cell>
          <table:table-cell>
            <text:p>597011106</text:p>
          </table:table-cell>
        </table:table-row>
        <table:table-row>
          <table:table-cell>
            <text:p>840427388</text:p>
          </table:table-cell>
          <table:table-cell>
            <text:p>521208408</text:p>
          </table:table-cell>
          <table:table-cell>
            <text:p>298168268</text:p>
          </table:table-cell>
          <table:table-cell>
            <text:p>345543255</text:p>
          </table:table-cell>
          <table:table-cell>
            <text:p>834314260</text:p>
          </table:table-cell>
          <table:table-cell>
            <text:p>917528310</text:p>
          </table:table-cell>
          <table:table-cell>
            <text:p>247442628</text:p>
          </table:table-cell>
        </table:table-row>
        <table:table-row>
          <table:table-cell>
            <text:p>93897122</text:p>
          </table:table-cell>
          <table:table-cell>
            <text:p>276723955</text:p>
          </table:table-cell>
          <table:table-cell>
            <text:p>374943053</text:p>
          </table:table-cell>
          <table:table-cell>
            <text:p>173133934</text:p>
          </table:table-cell>
          <table:table-cell>
            <text:p>794700826</text:p>
          </table:table-cell>
          <table:table-cell>
            <text:p>993208727</text:p>
          </table:table-cell>
          <table:table-cell>
            <text:p>660407117</text:p>
          </table:table-cell>
        </table:table-row>
        <table:table-row>
          <table:table-cell>
            <text:p>488517647</text:p>
          </table:table-cell>
          <table:table-cell>
            <text:p>737086014</text:p>
          </table:table-cell>
          <table:table-cell>
            <text:p>669477257</text:p>
          </table:table-cell>
          <table:table-cell>
            <text:p>609267115</text:p>
          </table:table-cell>
          <table:table-cell>
            <text:p>305810093</text:p>
          </table:table-cell>
          <table:table-cell>
            <text:p>831429121</text:p>
          </table:table-cell>
          <table:table-cell>
            <text:p>757272603</text:p>
          </table:table-cell>
        </table:table-row>
        <table:table-row>
          <table:table-cell>
            <text:p>821546190</text:p>
          </table:table-cell>
          <table:table-cell>
            <text:p>195107095</text:p>
          </table:table-cell>
          <table:table-cell>
            <text:p>18279157</text:p>
          </table:table-cell>
          <table:table-cell>
            <text:p>662118486</text:p>
          </table:table-cell>
          <table:table-cell>
            <text:p>326145509</text:p>
          </table:table-cell>
          <table:table-cell>
            <text:p>532410257</text:p>
          </table:table-cell>
          <table:table-cell>
            <text:p>96871368</text:p>
          </table:table-cell>
        </table:table-row>
        <table:table-row>
          <table:table-cell>
            <text:p>324896531</text:p>
          </table:table-cell>
          <table:table-cell>
            <text:p>251236530</text:p>
          </table:table-cell>
          <table:table-cell>
            <text:p>494449892</text:p>
          </table:table-cell>
          <table:table-cell>
            <text:p>238297533</text:p>
          </table:table-cell>
          <table:table-cell>
            <text:p>682892567</text:p>
          </table:table-cell>
          <table:table-cell>
            <text:p>506386849</text:p>
          </table:table-cell>
          <table:table-cell>
            <text:p>914961983</text:p>
          </table:table-cell>
        </table:table-row>
        <table:table-row>
          <table:table-cell>
            <text:p>539822655</text:p>
          </table:table-cell>
          <table:table-cell>
            <text:p>767936924</text:p>
          </table:table-cell>
          <table:table-cell>
            <text:p>79519354</text:p>
          </table:table-cell>
          <table:table-cell>
            <text:p>469654685</text:p>
          </table:table-cell>
          <table:table-cell>
            <text:p>718691027</text:p>
          </table:table-cell>
          <table:table-cell>
            <text:p>206651420</text:p>
          </table:table-cell>
          <table:table-cell>
            <text:p>327316377</text:p>
          </table:table-cell>
        </table:table-row>
        <table:table-row>
          <table:table-cell>
            <text:p>376693070</text:p>
          </table:table-cell>
          <table:table-cell>
            <text:p>617600893</text:p>
          </table:table-cell>
          <table:table-cell>
            <text:p>252418264</text:p>
          </table:table-cell>
          <table:table-cell>
            <text:p>714152886</text:p>
          </table:table-cell>
          <table:table-cell>
            <text:p>736213008</text:p>
          </table:table-cell>
          <table:table-cell>
            <text:p>337133594</text:p>
          </table:table-cell>
          <table:table-cell>
            <text:p>237978454</text:p>
          </table:table-cell>
        </table:table-row>
        <table:table-row>
          <table:table-cell>
            <text:p>854912399</text:p>
          </table:table-cell>
          <table:table-cell>
            <text:p>72080965</text:p>
          </table:table-cell>
          <table:table-cell>
            <text:p>802566719</text:p>
          </table:table-cell>
          <table:table-cell>
            <text:p>24566399</text:p>
          </table:table-cell>
          <table:table-cell>
            <text:p>136369016</text:p>
          </table:table-cell>
          <table:table-cell>
            <text:p>713747614</text:p>
          </table:table-cell>
          <table:table-cell>
            <text:p>578135181</text:p>
          </table:table-cell>
        </table:table-row>
        <table:table-row>
          <table:table-cell>
            <text:p>91766491</text:p>
          </table:table-cell>
          <table:table-cell>
            <text:p>98554563</text:p>
          </table:table-cell>
          <table:table-cell>
            <text:p>902856272</text:p>
          </table:table-cell>
          <table:table-cell>
            <text:p>707107070</text:p>
          </table:table-cell>
          <table:table-cell>
            <text:p>550241330</text:p>
          </table:table-cell>
          <table:table-cell>
            <text:p>966356150</text:p>
          </table:table-cell>
          <table:table-cell>
            <text:p>64554501</text:p>
          </table:table-cell>
        </table:table-row>
        <table:table-row>
          <table:table-cell>
            <text:p>756995084</text:p>
          </table:table-cell>
          <table:table-cell>
            <text:p>196849937</text:p>
          </table:table-cell>
          <table:table-cell>
            <text:p>792052626</text:p>
          </table:table-cell>
          <table:table-cell>
            <text:p>969198508</text:p>
          </table:table-cell>
          <table:table-cell>
            <text:p>609428106</text:p>
          </table:table-cell>
          <table:table-cell>
            <text:p>116926963</text:p>
          </table:table-cell>
          <table:table-cell>
            <text:p>524229069</text:p>
          </table:table-cell>
        </table:table-row>
        <table:table-row>
          <table:table-cell>
            <text:p>123300852</text:p>
          </table:table-cell>
          <table:table-cell>
            <text:p>543879453</text:p>
          </table:table-cell>
          <table:table-cell>
            <text:p>115375724</text:p>
          </table:table-cell>
          <table:table-cell>
            <text:p>683687920</text:p>
          </table:table-cell>
          <table:table-cell>
            <text:p>958939102</text:p>
          </table:table-cell>
          <table:table-cell>
            <text:p>705821379</text:p>
          </table:table-cell>
          <table:table-cell>
            <text:p>846021520</text:p>
          </table:table-cell>
        </table:table-row>
        <table:table-row>
          <table:table-cell>
            <text:p>717521649</text:p>
          </table:table-cell>
          <table:table-cell>
            <text:p>650175611</text:p>
          </table:table-cell>
          <table:table-cell>
            <text:p>8549188</text:p>
          </table:table-cell>
          <table:table-cell>
            <text:p>139880526</text:p>
          </table:table-cell>
          <table:table-cell>
            <text:p>904496666</text:p>
          </table:table-cell>
          <table:table-cell>
            <text:p>467589290</text:p>
          </table:table-cell>
          <table:table-cell>
            <text:p>900191211</text:p>
          </table:table-cell>
        </table:table-row>
        <table:table-row>
          <table:table-cell>
            <text:p>420392373</text:p>
          </table:table-cell>
          <table:table-cell>
            <text:p>487325909</text:p>
          </table:table-cell>
          <table:table-cell>
            <text:p>964980326</text:p>
          </table:table-cell>
          <table:table-cell>
            <text:p>777177</text:p>
          </table:table-cell>
          <table:table-cell>
            <text:p>790027897</text:p>
          </table:table-cell>
          <table:table-cell>
            <text:p>392075441</text:p>
          </table:table-cell>
          <table:table-cell>
            <text:p>771722357</text:p>
          </table:table-cell>
        </table:table-row>
        <table:table-row>
          <table:table-cell>
            <text:p>500679538</text:p>
          </table:table-cell>
          <table:table-cell>
            <text:p>325662410</text:p>
          </table:table-cell>
          <table:table-cell>
            <text:p>666919301</text:p>
          </table:table-cell>
          <table:table-cell>
            <text:p>70398715</text:p>
          </table:table-cell>
          <table:table-cell>
            <text:p>845753017</text:p>
          </table:table-cell>
          <table:table-cell>
            <text:p>945863750</text:p>
          </table:table-cell>
          <table:table-cell>
            <text:p>45641220</text:p>
          </table:table-cell>
        </table:table-row>
        <table:table-row>
          <table:table-cell>
            <text:p>330895973</text:p>
          </table:table-cell>
          <table:table-cell>
            <text:p>610601890</text:p>
          </table:table-cell>
          <table:table-cell>
            <text:p>660371499</text:p>
          </table:table-cell>
          <table:table-cell>
            <text:p>621030461</text:p>
          </table:table-cell>
          <table:table-cell>
            <text:p>103400959</text:p>
          </table:table-cell>
          <table:table-cell>
            <text:p>6854019</text:p>
          </table:table-cell>
          <table:table-cell>
            <text:p>594663373</text:p>
          </table:table-cell>
        </table:table-row>
        <table:table-row>
          <table:table-cell>
            <text:p>33724647</text:p>
          </table:table-cell>
          <table:table-cell>
            <text:p>7319772</text:p>
          </table:table-cell>
          <table:table-cell>
            <text:p>350835193</text:p>
          </table:table-cell>
          <table:table-cell>
            <text:p>792914520</text:p>
          </table:table-cell>
          <table:table-cell>
            <text:p>908602578</text:p>
          </table:table-cell>
          <table:table-cell>
            <text:p>393660724</text:p>
          </table:table-cell>
          <table:table-cell>
            <text:p>806415507</text:p>
          </table:table-cell>
        </table:table-row>
        <table:table-row>
          <table:table-cell>
            <text:p>96952887</text:p>
          </table:table-cell>
          <table:table-cell>
            <text:p>801268025</text:p>
          </table:table-cell>
          <table:table-cell>
            <text:p>960480192</text:p>
          </table:table-cell>
          <table:table-cell>
            <text:p>924337189</text:p>
          </table:table-cell>
          <table:table-cell>
            <text:p>501500072</text:p>
          </table:table-cell>
          <table:table-cell>
            <text:p>245059033</text:p>
          </table:table-cell>
          <table:table-cell>
            <text:p>826378161</text:p>
          </table:table-cell>
        </table:table-row>
        <table:table-row>
          <table:table-cell>
            <text:p>208047177</text:p>
          </table:table-cell>
          <table:table-cell>
            <text:p>943154028</text:p>
          </table:table-cell>
          <table:table-cell>
            <text:p>748765735</text:p>
          </table:table-cell>
          <table:table-cell>
            <text:p>563562732</text:p>
          </table:table-cell>
          <table:table-cell>
            <text:p>949744905</text:p>
          </table:table-cell>
          <table:table-cell>
            <text:p>749705984</text:p>
          </table:table-cell>
          <table:table-cell>
            <text:p>143055099</text:p>
          </table:table-cell>
        </table:table-row>
        <table:table-row>
          <table:table-cell>
            <text:p>198669712</text:p>
          </table:table-cell>
          <table:table-cell>
            <text:p>919588860</text:p>
          </table:table-cell>
          <table:table-cell>
            <text:p>402941830</text:p>
          </table:table-cell>
          <table:table-cell>
            <text:p>397132467</text:p>
          </table:table-cell>
          <table:table-cell>
            <text:p>827303529</text:p>
          </table:table-cell>
          <table:table-cell>
            <text:p>915752530</text:p>
          </table:table-cell>
          <table:table-cell>
            <text:p>905299157</text:p>
          </table:table-cell>
        </table:table-row>
        <table:table-row>
          <table:table-cell>
            <text:p>817346622</text:p>
          </table:table-cell>
          <table:table-cell>
            <text:p>773064614</text:p>
          </table:table-cell>
          <table:table-cell>
            <text:p>865819276</text:p>
          </table:table-cell>
          <table:table-cell>
            <text:p>522534769</text:p>
          </table:table-cell>
          <table:table-cell>
            <text:p>684785695</text:p>
          </table:table-cell>
          <table:table-cell>
            <text:p>466960601</text:p>
          </table:table-cell>
          <table:table-cell>
            <text:p>796506556</text:p>
          </table:table-cell>
        </table:table-row>
        <table:table-row>
          <table:table-cell>
            <text:p>893935186</text:p>
          </table:table-cell>
          <table:table-cell>
            <text:p>871294231</text:p>
          </table:table-cell>
          <table:table-cell>
            <text:p>225378989</text:p>
          </table:table-cell>
          <table:table-cell>
            <text:p>868326607</text:p>
          </table:table-cell>
          <table:table-cell>
            <text:p>962509214</text:p>
          </table:table-cell>
          <table:table-cell>
            <text:p>54969079</text:p>
          </table:table-cell>
          <table:table-cell>
            <text:p>454508562</text:p>
          </table:table-cell>
        </table:table-row>
        <table:table-row>
          <table:table-cell>
            <text:p>63687712</text:p>
          </table:table-cell>
          <table:table-cell>
            <text:p>179552882</text:p>
          </table:table-cell>
          <table:table-cell>
            <text:p>203058999</text:p>
          </table:table-cell>
          <table:table-cell>
            <text:p>542706965</text:p>
          </table:table-cell>
          <table:table-cell>
            <text:p>259050740</text:p>
          </table:table-cell>
          <table:table-cell>
            <text:p>887068828</text:p>
          </table:table-cell>
          <table:table-cell>
            <text:p>13602423</text:p>
          </table:table-cell>
        </table:table-row>
        <table:table-row>
          <table:table-cell>
            <text:p>308645510</text:p>
          </table:table-cell>
          <table:table-cell>
            <text:p>913810153</text:p>
          </table:table-cell>
          <table:table-cell>
            <text:p>430951533</text:p>
          </table:table-cell>
          <table:table-cell>
            <text:p>334408624</text:p>
          </table:table-cell>
          <table:table-cell>
            <text:p>926808343</text:p>
          </table:table-cell>
          <table:table-cell>
            <text:p>883998744</text:p>
          </table:table-cell>
          <table:table-cell>
            <text:p>828678045</text:p>
          </table:table-cell>
        </table:table-row>
        <table:table-row>
          <table:table-cell>
            <text:p>529049047</text:p>
          </table:table-cell>
          <table:table-cell>
            <text:p>317035539</text:p>
          </table:table-cell>
          <table:table-cell>
            <text:p>740548632</text:p>
          </table:table-cell>
          <table:table-cell>
            <text:p>359988656</text:p>
          </table:table-cell>
          <table:table-cell>
            <text:p>263438389</text:p>
          </table:table-cell>
          <table:table-cell>
            <text:p>763740179</text:p>
          </table:table-cell>
          <table:table-cell>
            <text:p>748575866</text:p>
          </table:table-cell>
        </table:table-row>
        <table:table-row>
          <table:table-cell>
            <text:p>63192922</text:p>
          </table:table-cell>
          <table:table-cell>
            <text:p>7127730</text:p>
          </table:table-cell>
          <table:table-cell>
            <text:p>301165236</text:p>
          </table:table-cell>
          <table:table-cell>
            <text:p>828801219</text:p>
          </table:table-cell>
          <table:table-cell>
            <text:p>271834203</text:p>
          </table:table-cell>
          <table:table-cell>
            <text:p>178099648</text:p>
          </table:table-cell>
          <table:table-cell>
            <text:p>896625879</text:p>
          </table:table-cell>
        </table:table-row>
        <table:table-row>
          <table:table-cell>
            <text:p>222001602</text:p>
          </table:table-cell>
          <table:table-cell>
            <text:p>340485277</text:p>
          </table:table-cell>
          <table:table-cell>
            <text:p>425281893</text:p>
          </table:table-cell>
          <table:table-cell>
            <text:p>151333628</text:p>
          </table:table-cell>
          <table:table-cell>
            <text:p>948215514</text:p>
          </table:table-cell>
          <table:table-cell>
            <text:p>929254608</text:p>
          </table:table-cell>
          <table:table-cell>
            <text:p>676553566</text:p>
          </table:table-cell>
        </table:table-row>
        <table:table-row>
          <table:table-cell>
            <text:p>53678994</text:p>
          </table:table-cell>
          <table:table-cell>
            <text:p>507497658</text:p>
          </table:table-cell>
          <table:table-cell>
            <text:p>29884523</text:p>
          </table:table-cell>
          <table:table-cell>
            <text:p>197862591</text:p>
          </table:table-cell>
          <table:table-cell>
            <text:p>457294682</text:p>
          </table:table-cell>
          <table:table-cell>
            <text:p>969282968</text:p>
          </table:table-cell>
          <table:table-cell>
            <text:p>423919582</text:p>
          </table:table-cell>
        </table:table-row>
        <table:table-row>
          <table:table-cell>
            <text:p>43575748</text:p>
          </table:table-cell>
          <table:table-cell>
            <text:p>630445057</text:p>
          </table:table-cell>
          <table:table-cell>
            <text:p>963485246</text:p>
          </table:table-cell>
          <table:table-cell>
            <text:p>893635491</text:p>
          </table:table-cell>
          <table:table-cell>
            <text:p>235773035</text:p>
          </table:table-cell>
          <table:table-cell>
            <text:p>686724063</text:p>
          </table:table-cell>
          <table:table-cell>
            <text:p>631972197</text:p>
          </table:table-cell>
        </table:table-row>
        <table:table-row>
          <table:table-cell>
            <text:p>860301364</text:p>
          </table:table-cell>
          <table:table-cell>
            <text:p>917548219</text:p>
          </table:table-cell>
          <table:table-cell>
            <text:p>979909079</text:p>
          </table:table-cell>
          <table:table-cell>
            <text:p>197368170</text:p>
          </table:table-cell>
          <table:table-cell>
            <text:p>3536646</text:p>
          </table:table-cell>
          <table:table-cell>
            <text:p>79913509</text:p>
          </table:table-cell>
          <table:table-cell>
            <text:p>471653076</text:p>
          </table:table-cell>
        </table:table-row>
        <table:table-row>
          <table:table-cell>
            <text:p>302801809</text:p>
          </table:table-cell>
          <table:table-cell>
            <text:p>737119172</text:p>
          </table:table-cell>
          <table:table-cell>
            <text:p>219718270</text:p>
          </table:table-cell>
          <table:table-cell>
            <text:p>121028226</text:p>
          </table:table-cell>
          <table:table-cell>
            <text:p>293690672</text:p>
          </table:table-cell>
          <table:table-cell>
            <text:p>171897189</text:p>
          </table:table-cell>
          <table:table-cell>
            <text:p>644323064</text:p>
          </table:table-cell>
        </table:table-row>
        <table:table-row>
          <table:table-cell>
            <text:p>151306737</text:p>
          </table:table-cell>
          <table:table-cell>
            <text:p>627104048</text:p>
          </table:table-cell>
          <table:table-cell>
            <text:p>631696327</text:p>
          </table:table-cell>
          <table:table-cell>
            <text:p>775674517</text:p>
          </table:table-cell>
          <table:table-cell>
            <text:p>301704969</text:p>
          </table:table-cell>
          <table:table-cell>
            <text:p>593753547</text:p>
          </table:table-cell>
          <table:table-cell>
            <text:p>416690081</text:p>
          </table:table-cell>
        </table:table-row>
        <table:table-row>
          <table:table-cell>
            <text:p>665234316</text:p>
          </table:table-cell>
          <table:table-cell>
            <text:p>594033045</text:p>
          </table:table-cell>
          <table:table-cell>
            <text:p>599583189</text:p>
          </table:table-cell>
          <table:table-cell>
            <text:p>425232056</text:p>
          </table:table-cell>
          <table:table-cell>
            <text:p>381809813</text:p>
          </table:table-cell>
          <table:table-cell>
            <text:p>600976061</text:p>
          </table:table-cell>
          <table:table-cell>
            <text:p>390302808</text:p>
          </table:table-cell>
        </table:table-row>
        <table:table-row>
          <table:table-cell>
            <text:p>28978745</text:p>
          </table:table-cell>
          <table:table-cell>
            <text:p>735622805</text:p>
          </table:table-cell>
          <table:table-cell>
            <text:p>392199090</text:p>
          </table:table-cell>
          <table:table-cell>
            <text:p>994613536</text:p>
          </table:table-cell>
          <table:table-cell>
            <text:p>88609019</text:p>
          </table:table-cell>
          <table:table-cell>
            <text:p>252815388</text:p>
          </table:table-cell>
          <table:table-cell>
            <text:p>289540780</text:p>
          </table:table-cell>
        </table:table-row>
        <table:table-row>
          <table:table-cell>
            <text:p>15910797</text:p>
          </table:table-cell>
          <table:table-cell>
            <text:p>146816221</text:p>
          </table:table-cell>
          <table:table-cell>
            <text:p>62720523</text:p>
          </table:table-cell>
          <table:table-cell>
            <text:p>497896279</text:p>
          </table:table-cell>
          <table:table-cell>
            <text:p>793746862</text:p>
          </table:table-cell>
          <table:table-cell>
            <text:p>219722540</text:p>
          </table:table-cell>
          <table:table-cell>
            <text:p>61727863</text:p>
          </table:table-cell>
        </table:table-row>
        <table:table-row>
          <table:table-cell>
            <text:p>656400351</text:p>
          </table:table-cell>
          <table:table-cell>
            <text:p>588196651</text:p>
          </table:table-cell>
          <table:table-cell>
            <text:p>378064641</text:p>
          </table:table-cell>
          <table:table-cell>
            <text:p>986312465</text:p>
          </table:table-cell>
          <table:table-cell>
            <text:p>837167556</text:p>
          </table:table-cell>
          <table:table-cell>
            <text:p>736971864</text:p>
          </table:table-cell>
          <table:table-cell>
            <text:p>409456999</text:p>
          </table:table-cell>
        </table:table-row>
        <table:table-row>
          <table:table-cell>
            <text:p>652220262</text:p>
          </table:table-cell>
          <table:table-cell>
            <text:p>830952139</text:p>
          </table:table-cell>
          <table:table-cell>
            <text:p>263670296</text:p>
          </table:table-cell>
          <table:table-cell>
            <text:p>724470651</text:p>
          </table:table-cell>
          <table:table-cell>
            <text:p>56603235</text:p>
          </table:table-cell>
          <table:table-cell>
            <text:p>97273053</text:p>
          </table:table-cell>
          <table:table-cell>
            <text:p>56830866</text:p>
          </table:table-cell>
        </table:table-row>
        <table:table-row>
          <table:table-cell>
            <text:p>762030456</text:p>
          </table:table-cell>
          <table:table-cell>
            <text:p>261866903</text:p>
          </table:table-cell>
          <table:table-cell>
            <text:p>256085883</text:p>
          </table:table-cell>
          <table:table-cell>
            <text:p>958720242</text:p>
          </table:table-cell>
          <table:table-cell>
            <text:p>44547107</text:p>
          </table:table-cell>
          <table:table-cell>
            <text:p>664736433</text:p>
          </table:table-cell>
          <table:table-cell>
            <text:p>246022351</text:p>
          </table:table-cell>
        </table:table-row>
        <table:table-row>
          <table:table-cell>
            <text:p>304826476</text:p>
          </table:table-cell>
          <table:table-cell>
            <text:p>54595272</text:p>
          </table:table-cell>
          <table:table-cell>
            <text:p>32907000</text:p>
          </table:table-cell>
          <table:table-cell>
            <text:p>704734021</text:p>
          </table:table-cell>
          <table:table-cell>
            <text:p>361726242</text:p>
          </table:table-cell>
          <table:table-cell>
            <text:p>296132144</text:p>
          </table:table-cell>
          <table:table-cell>
            <text:p>747076441</text:p>
          </table:table-cell>
        </table:table-row>
        <table:table-row>
          <table:table-cell>
            <text:p>516714868</text:p>
          </table:table-cell>
          <table:table-cell>
            <text:p>860585298</text:p>
          </table:table-cell>
          <table:table-cell>
            <text:p>881830858</text:p>
          </table:table-cell>
          <table:table-cell>
            <text:p>528157152</text:p>
          </table:table-cell>
          <table:table-cell>
            <text:p>706449949</text:p>
          </table:table-cell>
          <table:table-cell>
            <text:p>821158315</text:p>
          </table:table-cell>
          <table:table-cell>
            <text:p>415798054</text:p>
          </table:table-cell>
        </table:table-row>
        <table:table-row>
          <table:table-cell>
            <text:p>880498116</text:p>
          </table:table-cell>
          <table:table-cell>
            <text:p>129881976</text:p>
          </table:table-cell>
          <table:table-cell>
            <text:p>289320350</text:p>
          </table:table-cell>
          <table:table-cell>
            <text:p>944641860</text:p>
          </table:table-cell>
          <table:table-cell>
            <text:p>703854105</text:p>
          </table:table-cell>
          <table:table-cell>
            <text:p>599814919</text:p>
          </table:table-cell>
          <table:table-cell>
            <text:p>963199270</text:p>
          </table:table-cell>
        </table:table-row>
        <table:table-row>
          <table:table-cell>
            <text:p>495206525</text:p>
          </table:table-cell>
          <table:table-cell>
            <text:p>690546094</text:p>
          </table:table-cell>
          <table:table-cell>
            <text:p>706297867</text:p>
          </table:table-cell>
          <table:table-cell>
            <text:p>476756439</text:p>
          </table:table-cell>
          <table:table-cell>
            <text:p>360744193</text:p>
          </table:table-cell>
          <table:table-cell>
            <text:p>328131476</text:p>
          </table:table-cell>
          <table:table-cell>
            <text:p>257108523</text:p>
          </table:table-cell>
        </table:table-row>
        <table:table-row>
          <table:table-cell>
            <text:p>499346316</text:p>
          </table:table-cell>
          <table:table-cell>
            <text:p>388961971</text:p>
          </table:table-cell>
          <table:table-cell>
            <text:p>399812633</text:p>
          </table:table-cell>
          <table:table-cell>
            <text:p>949996134</text:p>
          </table:table-cell>
          <table:table-cell>
            <text:p>49086698</text:p>
          </table:table-cell>
          <table:table-cell>
            <text:p>713061843</text:p>
          </table:table-cell>
          <table:table-cell>
            <text:p>96489332</text:p>
          </table:table-cell>
        </table:table-row>
        <table:table-row>
          <table:table-cell>
            <text:p>256197805</text:p>
          </table:table-cell>
          <table:table-cell>
            <text:p>687195525</text:p>
          </table:table-cell>
          <table:table-cell>
            <text:p>803412277</text:p>
          </table:table-cell>
          <table:table-cell>
            <text:p>6457317</text:p>
          </table:table-cell>
          <table:table-cell>
            <text:p>239734723</text:p>
          </table:table-cell>
          <table:table-cell>
            <text:p>140035074</text:p>
          </table:table-cell>
          <table:table-cell>
            <text:p>919954226</text:p>
          </table:table-cell>
        </table:table-row>
        <table:table-row>
          <table:table-cell>
            <text:p>476180997</text:p>
          </table:table-cell>
          <table:table-cell>
            <text:p>39304271</text:p>
          </table:table-cell>
          <table:table-cell>
            <text:p>658191669</text:p>
          </table:table-cell>
          <table:table-cell>
            <text:p>287674630</text:p>
          </table:table-cell>
          <table:table-cell>
            <text:p>26676899</text:p>
          </table:table-cell>
          <table:table-cell>
            <text:p>216317428</text:p>
          </table:table-cell>
          <table:table-cell>
            <text:p>593152593</text:p>
          </table:table-cell>
        </table:table-row>
        <table:table-row>
          <table:table-cell>
            <text:p>124035661</text:p>
          </table:table-cell>
          <table:table-cell>
            <text:p>244871452</text:p>
          </table:table-cell>
          <table:table-cell>
            <text:p>344084333</text:p>
          </table:table-cell>
          <table:table-cell>
            <text:p>739078199</text:p>
          </table:table-cell>
          <table:table-cell>
            <text:p>770374267</text:p>
          </table:table-cell>
          <table:table-cell>
            <text:p>78191554</text:p>
          </table:table-cell>
          <table:table-cell>
            <text:p>174990720</text:p>
          </table:table-cell>
        </table:table-row>
        <table:table-row>
          <table:table-cell>
            <text:p>513378403</text:p>
          </table:table-cell>
          <table:table-cell>
            <text:p>632376476</text:p>
          </table:table-cell>
          <table:table-cell>
            <text:p>443038394</text:p>
          </table:table-cell>
          <table:table-cell>
            <text:p>387127451</text:p>
          </table:table-cell>
          <table:table-cell>
            <text:p>895920180</text:p>
          </table:table-cell>
          <table:table-cell>
            <text:p>370490183</text:p>
          </table:table-cell>
          <table:table-cell>
            <text:p>557871054</text:p>
          </table:table-cell>
        </table:table-row>
        <table:table-row>
          <table:table-cell>
            <text:p>572824432</text:p>
          </table:table-cell>
          <table:table-cell>
            <text:p>548812565</text:p>
          </table:table-cell>
          <table:table-cell>
            <text:p>518116715</text:p>
          </table:table-cell>
          <table:table-cell>
            <text:p>592504361</text:p>
          </table:table-cell>
          <table:table-cell>
            <text:p>623528371</text:p>
          </table:table-cell>
          <table:table-cell>
            <text:p>714621615</text:p>
          </table:table-cell>
          <table:table-cell>
            <text:p>276870148</text:p>
          </table:table-cell>
        </table:table-row>
        <table:table-row>
          <table:table-cell>
            <text:p>101665806</text:p>
          </table:table-cell>
          <table:table-cell>
            <text:p>691673973</text:p>
          </table:table-cell>
          <table:table-cell>
            <text:p>608342356</text:p>
          </table:table-cell>
          <table:table-cell>
            <text:p>570022682</text:p>
          </table:table-cell>
          <table:table-cell>
            <text:p>796885874</text:p>
          </table:table-cell>
          <table:table-cell>
            <text:p>474129618</text:p>
          </table:table-cell>
          <table:table-cell>
            <text:p>887785571</text:p>
          </table:table-cell>
        </table:table-row>
        <table:table-row>
          <table:table-cell>
            <text:p>72901934</text:p>
          </table:table-cell>
          <table:table-cell>
            <text:p>330455010</text:p>
          </table:table-cell>
          <table:table-cell>
            <text:p>497094645</text:p>
          </table:table-cell>
          <table:table-cell>
            <text:p>748637378</text:p>
          </table:table-cell>
          <table:table-cell>
            <text:p>813391193</text:p>
          </table:table-cell>
          <table:table-cell>
            <text:p>439853057</text:p>
          </table:table-cell>
          <table:table-cell>
            <text:p>944739529</text:p>
          </table:table-cell>
        </table:table-row>
        <table:table-row>
          <table:table-cell>
            <text:p>96437483</text:p>
          </table:table-cell>
          <table:table-cell>
            <text:p>923544391</text:p>
          </table:table-cell>
          <table:table-cell>
            <text:p>439229597</text:p>
          </table:table-cell>
          <table:table-cell>
            <text:p>380996584</text:p>
          </table:table-cell>
          <table:table-cell>
            <text:p>966076363</text:p>
          </table:table-cell>
          <table:table-cell>
            <text:p>462770935</text:p>
          </table:table-cell>
          <table:table-cell>
            <text:p>414049038</text:p>
          </table:table-cell>
        </table:table-row>
        <table:table-row>
          <table:table-cell>
            <text:p>739248992</text:p>
          </table:table-cell>
          <table:table-cell>
            <text:p>936028947</text:p>
          </table:table-cell>
          <table:table-cell>
            <text:p>36910305</text:p>
          </table:table-cell>
          <table:table-cell>
            <text:p>777571888</text:p>
          </table:table-cell>
          <table:table-cell>
            <text:p>271419181</text:p>
          </table:table-cell>
          <table:table-cell>
            <text:p>779008346</text:p>
          </table:table-cell>
          <table:table-cell>
            <text:p>389234939</text:p>
          </table:table-cell>
        </table:table-row>
        <table:table-row>
          <table:table-cell>
            <text:p>379827721</text:p>
          </table:table-cell>
          <table:table-cell>
            <text:p>296000584</text:p>
          </table:table-cell>
          <table:table-cell>
            <text:p>232233584</text:p>
          </table:table-cell>
          <table:table-cell>
            <text:p>334022733</text:p>
          </table:table-cell>
          <table:table-cell>
            <text:p>349197921</text:p>
          </table:table-cell>
          <table:table-cell>
            <text:p>499125473</text:p>
          </table:table-cell>
          <table:table-cell>
            <text:p>613206344</text:p>
          </table:table-cell>
        </table:table-row>
        <table:table-row>
          <table:table-cell>
            <text:p>500477410</text:p>
          </table:table-cell>
          <table:table-cell>
            <text:p>618857720</text:p>
          </table:table-cell>
          <table:table-cell>
            <text:p>750950450</text:p>
          </table:table-cell>
          <table:table-cell>
            <text:p>460889743</text:p>
          </table:table-cell>
          <table:table-cell>
            <text:p>954035722</text:p>
          </table:table-cell>
          <table:table-cell>
            <text:p>775455311</text:p>
          </table:table-cell>
          <table:table-cell>
            <text:p>980881392</text:p>
          </table:table-cell>
        </table:table-row>
        <table:table-row>
          <table:table-cell>
            <text:p>811836409</text:p>
          </table:table-cell>
          <table:table-cell>
            <text:p>723110026</text:p>
          </table:table-cell>
          <table:table-cell>
            <text:p>703429071</text:p>
          </table:table-cell>
          <table:table-cell>
            <text:p>791404591</text:p>
          </table:table-cell>
          <table:table-cell>
            <text:p>672855314</text:p>
          </table:table-cell>
          <table:table-cell>
            <text:p>11229781</text:p>
          </table:table-cell>
          <table:table-cell>
            <text:p>250253398</text:p>
          </table:table-cell>
        </table:table-row>
        <table:table-row>
          <table:table-cell>
            <text:p>205357516</text:p>
          </table:table-cell>
          <table:table-cell>
            <text:p>412353682</text:p>
          </table:table-cell>
          <table:table-cell>
            <text:p>437346434</text:p>
          </table:table-cell>
          <table:table-cell>
            <text:p>707994796</text:p>
          </table:table-cell>
          <table:table-cell>
            <text:p>270599949</text:p>
          </table:table-cell>
          <table:table-cell>
            <text:p>140516986</text:p>
          </table:table-cell>
          <table:table-cell>
            <text:p>831764551</text:p>
          </table:table-cell>
        </table:table-row>
        <table:table-row>
          <table:table-cell>
            <text:p>898080899</text:p>
          </table:table-cell>
          <table:table-cell>
            <text:p>818807586</text:p>
          </table:table-cell>
          <table:table-cell>
            <text:p>328699654</text:p>
          </table:table-cell>
          <table:table-cell>
            <text:p>348541019</text:p>
          </table:table-cell>
          <table:table-cell>
            <text:p>437193131</text:p>
          </table:table-cell>
          <table:table-cell>
            <text:p>534303919</text:p>
          </table:table-cell>
          <table:table-cell>
            <text:p>564977715</text:p>
          </table:table-cell>
        </table:table-row>
        <table:table-row>
          <table:table-cell>
            <text:p>489065061</text:p>
          </table:table-cell>
          <table:table-cell>
            <text:p>714238121</text:p>
          </table:table-cell>
          <table:table-cell>
            <text:p>124552135</text:p>
          </table:table-cell>
          <table:table-cell>
            <text:p>606759987</text:p>
          </table:table-cell>
          <table:table-cell>
            <text:p>202532595</text:p>
          </table:table-cell>
          <table:table-cell>
            <text:p>347057886</text:p>
          </table:table-cell>
          <table:table-cell>
            <text:p>291378244</text:p>
          </table:table-cell>
        </table:table-row>
        <table:table-row>
          <table:table-cell>
            <text:p>976853614</text:p>
          </table:table-cell>
          <table:table-cell>
            <text:p>321480401</text:p>
          </table:table-cell>
          <table:table-cell>
            <text:p>957598073</text:p>
          </table:table-cell>
          <table:table-cell>
            <text:p>742565317</text:p>
          </table:table-cell>
          <table:table-cell>
            <text:p>631922797</text:p>
          </table:table-cell>
          <table:table-cell>
            <text:p>624734907</text:p>
          </table:table-cell>
          <table:table-cell>
            <text:p>358622588</text:p>
          </table:table-cell>
        </table:table-row>
        <table:table-row>
          <table:table-cell>
            <text:p>10200777</text:p>
          </table:table-cell>
          <table:table-cell>
            <text:p>162691060</text:p>
          </table:table-cell>
          <table:table-cell>
            <text:p>908250734</text:p>
          </table:table-cell>
          <table:table-cell>
            <text:p>248910589</text:p>
          </table:table-cell>
          <table:table-cell>
            <text:p>573334833</text:p>
          </table:table-cell>
          <table:table-cell>
            <text:p>783423786</text:p>
          </table:table-cell>
          <table:table-cell>
            <text:p>166832276</text:p>
          </table:table-cell>
        </table:table-row>
        <table:table-row>
          <table:table-cell>
            <text:p>925072219</text:p>
          </table:table-cell>
          <table:table-cell>
            <text:p>430762264</text:p>
          </table:table-cell>
          <table:table-cell>
            <text:p>894637701</text:p>
          </table:table-cell>
          <table:table-cell>
            <text:p>487593047</text:p>
          </table:table-cell>
          <table:table-cell>
            <text:p>626165579</text:p>
          </table:table-cell>
          <table:table-cell>
            <text:p>395815448</text:p>
          </table:table-cell>
          <table:table-cell>
            <text:p>830183616</text:p>
          </table:table-cell>
        </table:table-row>
        <table:table-row>
          <table:table-cell>
            <text:p>419145192</text:p>
          </table:table-cell>
          <table:table-cell>
            <text:p>91888218</text:p>
          </table:table-cell>
          <table:table-cell>
            <text:p>229706210</text:p>
          </table:table-cell>
          <table:table-cell>
            <text:p>887992642</text:p>
          </table:table-cell>
          <table:table-cell>
            <text:p>858960994</text:p>
          </table:table-cell>
          <table:table-cell>
            <text:p>701553807</text:p>
          </table:table-cell>
          <table:table-cell>
            <text:p>934514983</text:p>
          </table:table-cell>
        </table:table-row>
        <table:table-row>
          <table:table-cell>
            <text:p>527551100</text:p>
          </table:table-cell>
          <table:table-cell>
            <text:p>477868968</text:p>
          </table:table-cell>
          <table:table-cell>
            <text:p>976745469</text:p>
          </table:table-cell>
          <table:table-cell>
            <text:p>906997783</text:p>
          </table:table-cell>
          <table:table-cell>
            <text:p>586151319</text:p>
          </table:table-cell>
          <table:table-cell>
            <text:p>799063698</text:p>
          </table:table-cell>
          <table:table-cell>
            <text:p>492568782</text:p>
          </table:table-cell>
        </table:table-row>
        <table:table-row>
          <table:table-cell>
            <text:p>946238213</text:p>
          </table:table-cell>
          <table:table-cell>
            <text:p>442294296</text:p>
          </table:table-cell>
          <table:table-cell>
            <text:p>97754167</text:p>
          </table:table-cell>
          <table:table-cell>
            <text:p>137111436</text:p>
          </table:table-cell>
          <table:table-cell>
            <text:p>502570331</text:p>
          </table:table-cell>
          <table:table-cell>
            <text:p>324583768</text:p>
          </table:table-cell>
          <table:table-cell>
            <text:p>694704213</text:p>
          </table:table-cell>
        </table:table-row>
        <table:table-row>
          <table:table-cell>
            <text:p>516210148</text:p>
          </table:table-cell>
          <table:table-cell>
            <text:p>162937072</text:p>
          </table:table-cell>
          <table:table-cell>
            <text:p>736163228</text:p>
          </table:table-cell>
          <table:table-cell>
            <text:p>598913263</text:p>
          </table:table-cell>
          <table:table-cell>
            <text:p>687777614</text:p>
          </table:table-cell>
          <table:table-cell>
            <text:p>95648033</text:p>
          </table:table-cell>
          <table:table-cell>
            <text:p>31135635</text:p>
          </table:table-cell>
        </table:table-row>
        <table:table-row>
          <table:table-cell>
            <text:p>133629538</text:p>
          </table:table-cell>
          <table:table-cell>
            <text:p>738599700</text:p>
          </table:table-cell>
          <table:table-cell>
            <text:p>825219028</text:p>
          </table:table-cell>
          <table:table-cell>
            <text:p>890635575</text:p>
          </table:table-cell>
          <table:table-cell>
            <text:p>959422674</text:p>
          </table:table-cell>
          <table:table-cell>
            <text:p>172168006</text:p>
          </table:table-cell>
          <table:table-cell>
            <text:p>110655657</text:p>
          </table:table-cell>
        </table:table-row>
        <table:table-row>
          <table:table-cell>
            <text:p>558496983</text:p>
          </table:table-cell>
          <table:table-cell>
            <text:p>153823923</text:p>
          </table:table-cell>
          <table:table-cell>
            <text:p>324370172</text:p>
          </table:table-cell>
          <table:table-cell>
            <text:p>977525606</text:p>
          </table:table-cell>
          <table:table-cell>
            <text:p>855297941</text:p>
          </table:table-cell>
          <table:table-cell>
            <text:p>519466176</text:p>
          </table:table-cell>
          <table:table-cell>
            <text:p>514615692</text:p>
          </table:table-cell>
        </table:table-row>
        <table:table-row>
          <table:table-cell>
            <text:p>822101501</text:p>
          </table:table-cell>
          <table:table-cell>
            <text:p>44657214</text:p>
          </table:table-cell>
          <table:table-cell>
            <text:p>410740176</text:p>
          </table:table-cell>
          <table:table-cell>
            <text:p>870965392</text:p>
          </table:table-cell>
          <table:table-cell>
            <text:p>659740107</text:p>
          </table:table-cell>
          <table:table-cell>
            <text:p>991593360</text:p>
          </table:table-cell>
          <table:table-cell>
            <text:p>441077180</text:p>
          </table:table-cell>
        </table:table-row>
        <table:table-row>
          <table:table-cell>
            <text:p>863963397</text:p>
          </table:table-cell>
          <table:table-cell>
            <text:p>314803046</text:p>
          </table:table-cell>
          <table:table-cell>
            <text:p>137094789</text:p>
          </table:table-cell>
          <table:table-cell>
            <text:p>227027253</text:p>
          </table:table-cell>
          <table:table-cell>
            <text:p>301049351</text:p>
          </table:table-cell>
          <table:table-cell>
            <text:p>850256590</text:p>
          </table:table-cell>
          <table:table-cell>
            <text:p>20420961</text:p>
          </table:table-cell>
        </table:table-row>
        <table:table-row>
          <table:table-cell>
            <text:p>680005816</text:p>
          </table:table-cell>
          <table:table-cell>
            <text:p>997798006</text:p>
          </table:table-cell>
          <table:table-cell>
            <text:p>311181966</text:p>
          </table:table-cell>
          <table:table-cell>
            <text:p>117742111</text:p>
          </table:table-cell>
          <table:table-cell>
            <text:p>173159114</text:p>
          </table:table-cell>
          <table:table-cell>
            <text:p>595828947</text:p>
          </table:table-cell>
          <table:table-cell>
            <text:p>573701631</text:p>
          </table:table-cell>
        </table:table-row>
        <table:table-row>
          <table:table-cell>
            <text:p>171100582</text:p>
          </table:table-cell>
          <table:table-cell>
            <text:p>952533902</text:p>
          </table:table-cell>
          <table:table-cell>
            <text:p>471121397</text:p>
          </table:table-cell>
          <table:table-cell>
            <text:p>399360346</text:p>
          </table:table-cell>
          <table:table-cell>
            <text:p>648170280</text:p>
          </table:table-cell>
          <table:table-cell>
            <text:p>980331554</text:p>
          </table:table-cell>
          <table:table-cell>
            <text:p>31087242</text:p>
          </table:table-cell>
        </table:table-row>
        <table:table-row>
          <table:table-cell>
            <text:p>635586077</text:p>
          </table:table-cell>
          <table:table-cell>
            <text:p>448372641</text:p>
          </table:table-cell>
          <table:table-cell>
            <text:p>281473071</text:p>
          </table:table-cell>
          <table:table-cell>
            <text:p>632700688</text:p>
          </table:table-cell>
          <table:table-cell>
            <text:p>215539714</text:p>
          </table:table-cell>
          <table:table-cell>
            <text:p>416449172</text:p>
          </table:table-cell>
          <table:table-cell>
            <text:p>985556947</text:p>
          </table:table-cell>
        </table:table-row>
        <table:table-row>
          <table:table-cell>
            <text:p>783467569</text:p>
          </table:table-cell>
          <table:table-cell>
            <text:p>773160538</text:p>
          </table:table-cell>
          <table:table-cell>
            <text:p>308914650</text:p>
          </table:table-cell>
          <table:table-cell>
            <text:p>476805211</text:p>
          </table:table-cell>
          <table:table-cell>
            <text:p>720376615</text:p>
          </table:table-cell>
          <table:table-cell>
            <text:p>929685870</text:p>
          </table:table-cell>
          <table:table-cell>
            <text:p>836841630</text:p>
          </table:table-cell>
        </table:table-row>
        <table:table-row>
          <table:table-cell>
            <text:p>194514067</text:p>
          </table:table-cell>
          <table:table-cell>
            <text:p>218792512</text:p>
          </table:table-cell>
          <table:table-cell>
            <text:p>527537639</text:p>
          </table:table-cell>
          <table:table-cell>
            <text:p>458184796</text:p>
          </table:table-cell>
          <table:table-cell>
            <text:p>976857903</text:p>
          </table:table-cell>
          <table:table-cell>
            <text:p>794780703</text:p>
          </table:table-cell>
          <table:table-cell>
            <text:p>572875805</text:p>
          </table:table-cell>
        </table:table-row>
        <table:table-row>
          <table:table-cell>
            <text:p>89794701</text:p>
          </table:table-cell>
          <table:table-cell>
            <text:p>660720143</text:p>
          </table:table-cell>
          <table:table-cell>
            <text:p>12420582</text:p>
          </table:table-cell>
          <table:table-cell>
            <text:p>212806132</text:p>
          </table:table-cell>
          <table:table-cell>
            <text:p>661624040</text:p>
          </table:table-cell>
          <table:table-cell>
            <text:p>618736681</text:p>
          </table:table-cell>
          <table:table-cell>
            <text:p>397953051</text:p>
          </table:table-cell>
        </table:table-row>
        <table:table-row>
          <table:table-cell>
            <text:p>147674890</text:p>
          </table:table-cell>
          <table:table-cell>
            <text:p>71407210</text:p>
          </table:table-cell>
          <table:table-cell>
            <text:p>346791928</text:p>
          </table:table-cell>
          <table:table-cell>
            <text:p>345155169</text:p>
          </table:table-cell>
          <table:table-cell>
            <text:p>145370060</text:p>
          </table:table-cell>
          <table:table-cell>
            <text:p>223760088</text:p>
          </table:table-cell>
          <table:table-cell>
            <text:p>715277327</text:p>
          </table:table-cell>
        </table:table-row>
        <table:table-row>
          <table:table-cell>
            <text:p>970672774</text:p>
          </table:table-cell>
          <table:table-cell>
            <text:p>288055212</text:p>
          </table:table-cell>
          <table:table-cell>
            <text:p>825273827</text:p>
          </table:table-cell>
          <table:table-cell>
            <text:p>941267979</text:p>
          </table:table-cell>
          <table:table-cell>
            <text:p>300974790</text:p>
          </table:table-cell>
          <table:table-cell>
            <text:p>301651559</text:p>
          </table:table-cell>
          <table:table-cell>
            <text:p>831121123</text:p>
          </table:table-cell>
        </table:table-row>
        <table:table-row>
          <table:table-cell>
            <text:p>875828541</text:p>
          </table:table-cell>
          <table:table-cell>
            <text:p>977362364</text:p>
          </table:table-cell>
          <table:table-cell>
            <text:p>213085750</text:p>
          </table:table-cell>
          <table:table-cell>
            <text:p>129145043</text:p>
          </table:table-cell>
          <table:table-cell>
            <text:p>794310740</text:p>
          </table:table-cell>
          <table:table-cell>
            <text:p>140320916</text:p>
          </table:table-cell>
          <table:table-cell>
            <text:p>875478337</text:p>
          </table:table-cell>
        </table:table-row>
        <table:table-row>
          <table:table-cell>
            <text:p>172098153</text:p>
          </table:table-cell>
          <table:table-cell>
            <text:p>826952710</text:p>
          </table:table-cell>
          <table:table-cell>
            <text:p>260093626</text:p>
          </table:table-cell>
          <table:table-cell>
            <text:p>20072770</text:p>
          </table:table-cell>
          <table:table-cell>
            <text:p>291306879</text:p>
          </table:table-cell>
          <table:table-cell>
            <text:p>372707062</text:p>
          </table:table-cell>
          <table:table-cell>
            <text:p>437383811</text:p>
          </table:table-cell>
        </table:table-row>
        <table:table-row>
          <table:table-cell>
            <text:p>314715109</text:p>
          </table:table-cell>
          <table:table-cell>
            <text:p>842071403</text:p>
          </table:table-cell>
          <table:table-cell>
            <text:p>474697157</text:p>
          </table:table-cell>
          <table:table-cell>
            <text:p>112030521</text:p>
          </table:table-cell>
          <table:table-cell>
            <text:p>332464080</text:p>
          </table:table-cell>
          <table:table-cell>
            <text:p>241141801</text:p>
          </table:table-cell>
          <table:table-cell>
            <text:p>707164421</text:p>
          </table:table-cell>
        </table:table-row>
        <table:table-row>
          <table:table-cell>
            <text:p>620671843</text:p>
          </table:table-cell>
          <table:table-cell>
            <text:p>601343847</text:p>
          </table:table-cell>
          <table:table-cell>
            <text:p>401632456</text:p>
          </table:table-cell>
          <table:table-cell>
            <text:p>279868544</text:p>
          </table:table-cell>
          <table:table-cell>
            <text:p>559279849</text:p>
          </table:table-cell>
          <table:table-cell>
            <text:p>977328887</text:p>
          </table:table-cell>
          <table:table-cell>
            <text:p>388707727</text:p>
          </table:table-cell>
        </table:table-row>
        <table:table-row>
          <table:table-cell>
            <text:p>195730845</text:p>
          </table:table-cell>
          <table:table-cell>
            <text:p>932429840</text:p>
          </table:table-cell>
          <table:table-cell>
            <text:p>273131532</text:p>
          </table:table-cell>
          <table:table-cell>
            <text:p>266168904</text:p>
          </table:table-cell>
          <table:table-cell>
            <text:p>187738064</text:p>
          </table:table-cell>
          <table:table-cell>
            <text:p>320193265</text:p>
          </table:table-cell>
          <table:table-cell>
            <text:p>155978934</text:p>
          </table:table-cell>
        </table:table-row>
        <table:table-row>
          <table:table-cell>
            <text:p>315096322</text:p>
          </table:table-cell>
          <table:table-cell>
            <text:p>45817202</text:p>
          </table:table-cell>
          <table:table-cell>
            <text:p>850487002</text:p>
          </table:table-cell>
          <table:table-cell>
            <text:p>236897331</text:p>
          </table:table-cell>
          <table:table-cell>
            <text:p>422671831</text:p>
          </table:table-cell>
          <table:table-cell>
            <text:p>248496573</text:p>
          </table:table-cell>
          <table:table-cell>
            <text:p>634750972</text:p>
          </table:table-cell>
        </table:table-row>
        <table:table-row>
          <table:table-cell>
            <text:p>677345328</text:p>
          </table:table-cell>
          <table:table-cell>
            <text:p>90568049</text:p>
          </table:table-cell>
          <table:table-cell>
            <text:p>807352787</text:p>
          </table:table-cell>
          <table:table-cell>
            <text:p>505219106</text:p>
          </table:table-cell>
          <table:table-cell>
            <text:p>89662010</text:p>
          </table:table-cell>
          <table:table-cell>
            <text:p>589565403</text:p>
          </table:table-cell>
          <table:table-cell>
            <text:p>498395708</text:p>
          </table:table-cell>
        </table:table-row>
        <table:table-row>
          <table:table-cell>
            <text:p>302027007</text:p>
          </table:table-cell>
          <table:table-cell>
            <text:p>241321624</text:p>
          </table:table-cell>
          <table:table-cell>
            <text:p>472139070</text:p>
          </table:table-cell>
          <table:table-cell>
            <text:p>25783979</text:p>
          </table:table-cell>
          <table:table-cell>
            <text:p>928746977</text:p>
          </table:table-cell>
          <table:table-cell>
            <text:p>856798599</text:p>
          </table:table-cell>
          <table:table-cell>
            <text:p>14149660</text:p>
          </table:table-cell>
        </table:table-row>
        <table:table-row>
          <table:table-cell>
            <text:p>679209158</text:p>
          </table:table-cell>
          <table:table-cell>
            <text:p>446990221</text:p>
          </table:table-cell>
          <table:table-cell>
            <text:p>723257681</text:p>
          </table:table-cell>
          <table:table-cell>
            <text:p>417886757</text:p>
          </table:table-cell>
          <table:table-cell>
            <text:p>639729593</text:p>
          </table:table-cell>
          <table:table-cell>
            <text:p>133513404</text:p>
          </table:table-cell>
          <table:table-cell>
            <text:p>147887369</text:p>
          </table:table-cell>
        </table:table-row>
        <table:table-row>
          <table:table-cell>
            <text:p>92652864</text:p>
          </table:table-cell>
          <table:table-cell>
            <text:p>165407487</text:p>
          </table:table-cell>
          <table:table-cell>
            <text:p>159101775</text:p>
          </table:table-cell>
          <table:table-cell>
            <text:p>353386846</text:p>
          </table:table-cell>
          <table:table-cell>
            <text:p>982578223</text:p>
          </table:table-cell>
          <table:table-cell>
            <text:p>44281470</text:p>
          </table:table-cell>
          <table:table-cell>
            <text:p>407837341</text:p>
          </table:table-cell>
        </table:table-row>
        <table:table-row>
          <table:table-cell>
            <text:p>289827671</text:p>
          </table:table-cell>
          <table:table-cell>
            <text:p>855703830</text:p>
          </table:table-cell>
          <table:table-cell>
            <text:p>75498924</text:p>
          </table:table-cell>
          <table:table-cell>
            <text:p>299362645</text:p>
          </table:table-cell>
          <table:table-cell>
            <text:p>792241134</text:p>
          </table:table-cell>
          <table:table-cell>
            <text:p>218620401</text:p>
          </table:table-cell>
          <table:table-cell>
            <text:p>442538575</text:p>
          </table:table-cell>
        </table:table-row>
        <table:table-row>
          <table:table-cell>
            <text:p>559137502</text:p>
          </table:table-cell>
          <table:table-cell>
            <text:p>272557219</text:p>
          </table:table-cell>
          <table:table-cell>
            <text:p>895443757</text:p>
          </table:table-cell>
          <table:table-cell>
            <text:p>820677733</text:p>
          </table:table-cell>
          <table:table-cell>
            <text:p>680978027</text:p>
          </table:table-cell>
          <table:table-cell>
            <text:p>988674849</text:p>
          </table:table-cell>
          <table:table-cell>
            <text:p>156645160</text:p>
          </table:table-cell>
        </table:table-row>
        <table:table-row>
          <table:table-cell>
            <text:p>952506491</text:p>
          </table:table-cell>
          <table:table-cell>
            <text:p>85718519</text:p>
          </table:table-cell>
          <table:table-cell>
            <text:p>971023511</text:p>
          </table:table-cell>
          <table:table-cell>
            <text:p>311678020</text:p>
          </table:table-cell>
          <table:table-cell>
            <text:p>955790045</text:p>
          </table:table-cell>
          <table:table-cell>
            <text:p>259983138</text:p>
          </table:table-cell>
          <table:table-cell>
            <text:p>382828396</text:p>
          </table:table-cell>
        </table:table-row>
        <table:table-row>
          <table:table-cell>
            <text:p>611825577</text:p>
          </table:table-cell>
          <table:table-cell>
            <text:p>460952003</text:p>
          </table:table-cell>
          <table:table-cell>
            <text:p>924604811</text:p>
          </table:table-cell>
          <table:table-cell>
            <text:p>410778414</text:p>
          </table:table-cell>
          <table:table-cell>
            <text:p>222026164</text:p>
          </table:table-cell>
          <table:table-cell>
            <text:p>494798691</text:p>
          </table:table-cell>
          <table:table-cell>
            <text:p>734151973</text:p>
          </table:table-cell>
        </table:table-row>
        <table:table-row>
          <table:table-cell>
            <text:p>109904936</text:p>
          </table:table-cell>
          <table:table-cell>
            <text:p>259733953</text:p>
          </table:table-cell>
          <table:table-cell>
            <text:p>318697643</text:p>
          </table:table-cell>
          <table:table-cell>
            <text:p>825740033</text:p>
          </table:table-cell>
          <table:table-cell>
            <text:p>424722378</text:p>
          </table:table-cell>
          <table:table-cell>
            <text:p>723945555</text:p>
          </table:table-cell>
          <table:table-cell>
            <text:p>992502963</text:p>
          </table:table-cell>
        </table:table-row>
        <table:table-row>
          <table:table-cell>
            <text:p>107756936</text:p>
          </table:table-cell>
          <table:table-cell>
            <text:p>626857803</text:p>
          </table:table-cell>
          <table:table-cell>
            <text:p>870755074</text:p>
          </table:table-cell>
          <table:table-cell>
            <text:p>878585451</text:p>
          </table:table-cell>
          <table:table-cell>
            <text:p>30854009</text:p>
          </table:table-cell>
          <table:table-cell>
            <text:p>25973147</text:p>
          </table:table-cell>
          <table:table-cell>
            <text:p>398432864</text:p>
          </table:table-cell>
        </table:table-row>
        <table:table-row>
          <table:table-cell>
            <text:p>522306471</text:p>
          </table:table-cell>
          <table:table-cell>
            <text:p>188400900</text:p>
          </table:table-cell>
          <table:table-cell>
            <text:p>185970716</text:p>
          </table:table-cell>
          <table:table-cell>
            <text:p>610760886</text:p>
          </table:table-cell>
          <table:table-cell>
            <text:p>771609547</text:p>
          </table:table-cell>
          <table:table-cell>
            <text:p>3454499</text:p>
          </table:table-cell>
          <table:table-cell>
            <text:p>538759032</text:p>
          </table:table-cell>
        </table:table-row>
        <table:table-row>
          <table:table-cell>
            <text:p>43056057</text:p>
          </table:table-cell>
          <table:table-cell>
            <text:p>662404999</text:p>
          </table:table-cell>
          <table:table-cell>
            <text:p>12153560</text:p>
          </table:table-cell>
          <table:table-cell>
            <text:p>888730162</text:p>
          </table:table-cell>
          <table:table-cell>
            <text:p>811917187</text:p>
          </table:table-cell>
          <table:table-cell>
            <text:p>593222612</text:p>
          </table:table-cell>
          <table:table-cell>
            <text:p>45289584</text:p>
          </table:table-cell>
        </table:table-row>
        <table:table-row>
          <table:table-cell>
            <text:p>84434870</text:p>
          </table:table-cell>
          <table:table-cell>
            <text:p>934353245</text:p>
          </table:table-cell>
          <table:table-cell>
            <text:p>445062586</text:p>
          </table:table-cell>
          <table:table-cell>
            <text:p>465373395</text:p>
          </table:table-cell>
          <table:table-cell>
            <text:p>56600066</text:p>
          </table:table-cell>
          <table:table-cell>
            <text:p>276570528</text:p>
          </table:table-cell>
          <table:table-cell>
            <text:p>576597580</text:p>
          </table:table-cell>
        </table:table-row>
        <table:table-row>
          <table:table-cell>
            <text:p>95866371</text:p>
          </table:table-cell>
          <table:table-cell>
            <text:p>483573959</text:p>
          </table:table-cell>
          <table:table-cell>
            <text:p>657546172</text:p>
          </table:table-cell>
          <table:table-cell>
            <text:p>883315967</text:p>
          </table:table-cell>
          <table:table-cell>
            <text:p>259553493</text:p>
          </table:table-cell>
          <table:table-cell>
            <text:p>32838809</text:p>
          </table:table-cell>
          <table:table-cell>
            <text:p>796362251</text:p>
          </table:table-cell>
        </table:table-row>
        <table:table-row>
          <table:table-cell>
            <text:p>56614639</text:p>
          </table:table-cell>
          <table:table-cell>
            <text:p>307749296</text:p>
          </table:table-cell>
          <table:table-cell>
            <text:p>159378074</text:p>
          </table:table-cell>
          <table:table-cell>
            <text:p>655899013</text:p>
          </table:table-cell>
          <table:table-cell>
            <text:p>675783620</text:p>
          </table:table-cell>
          <table:table-cell>
            <text:p>724645511</text:p>
          </table:table-cell>
          <table:table-cell>
            <text:p>434771192</text:p>
          </table:table-cell>
        </table:table-row>
        <table:table-row>
          <table:table-cell>
            <text:p>485310781</text:p>
          </table:table-cell>
          <table:table-cell>
            <text:p>778083732</text:p>
          </table:table-cell>
          <table:table-cell>
            <text:p>826036312</text:p>
          </table:table-cell>
          <table:table-cell>
            <text:p>610348219</text:p>
          </table:table-cell>
          <table:table-cell>
            <text:p>957446779</text:p>
          </table:table-cell>
          <table:table-cell>
            <text:p>128617356</text:p>
          </table:table-cell>
          <table:table-cell>
            <text:p>121575430</text:p>
          </table:table-cell>
        </table:table-row>
        <table:table-row>
          <table:table-cell>
            <text:p>740903283</text:p>
          </table:table-cell>
          <table:table-cell>
            <text:p>878273447</text:p>
          </table:table-cell>
          <table:table-cell>
            <text:p>325243294</text:p>
          </table:table-cell>
          <table:table-cell>
            <text:p>446601311</text:p>
          </table:table-cell>
          <table:table-cell>
            <text:p>546254177</text:p>
          </table:table-cell>
          <table:table-cell>
            <text:p>696147197</text:p>
          </table:table-cell>
          <table:table-cell>
            <text:p>566968893</text:p>
          </table:table-cell>
        </table:table-row>
        <table:table-row>
          <table:table-cell>
            <text:p>979913474</text:p>
          </table:table-cell>
          <table:table-cell>
            <text:p>203824987</text:p>
          </table:table-cell>
          <table:table-cell>
            <text:p>270098142</text:p>
          </table:table-cell>
          <table:table-cell>
            <text:p>519578878</text:p>
          </table:table-cell>
          <table:table-cell>
            <text:p>845120297</text:p>
          </table:table-cell>
          <table:table-cell>
            <text:p>538124520</text:p>
          </table:table-cell>
          <table:table-cell>
            <text:p>859869775</text:p>
          </table:table-cell>
        </table:table-row>
        <table:table-row>
          <table:table-cell>
            <text:p>743325472</text:p>
          </table:table-cell>
          <table:table-cell>
            <text:p>803783380</text:p>
          </table:table-cell>
          <table:table-cell>
            <text:p>866441867</text:p>
          </table:table-cell>
          <table:table-cell>
            <text:p>856551054</text:p>
          </table:table-cell>
          <table:table-cell>
            <text:p>160088234</text:p>
          </table:table-cell>
          <table:table-cell>
            <text:p>360300795</text:p>
          </table:table-cell>
          <table:table-cell>
            <text:p>316396605</text:p>
          </table:table-cell>
        </table:table-row>
        <table:table-row>
          <table:table-cell>
            <text:p>53150449</text:p>
          </table:table-cell>
          <table:table-cell>
            <text:p>65372445</text:p>
          </table:table-cell>
          <table:table-cell>
            <text:p>439482255</text:p>
          </table:table-cell>
          <table:table-cell>
            <text:p>42705987</text:p>
          </table:table-cell>
          <table:table-cell>
            <text:p>873018275</text:p>
          </table:table-cell>
          <table:table-cell>
            <text:p>288540419</text:p>
          </table:table-cell>
          <table:table-cell>
            <text:p>929593057</text:p>
          </table:table-cell>
        </table:table-row>
        <table:table-row>
          <table:table-cell>
            <text:p>663660662</text:p>
          </table:table-cell>
          <table:table-cell>
            <text:p>625141688</text:p>
          </table:table-cell>
          <table:table-cell>
            <text:p>519628798</text:p>
          </table:table-cell>
          <table:table-cell>
            <text:p>904146316</text:p>
          </table:table-cell>
          <table:table-cell>
            <text:p>317170964</text:p>
          </table:table-cell>
          <table:table-cell>
            <text:p>569461742</text:p>
          </table:table-cell>
          <table:table-cell>
            <text:p>962138021</text:p>
          </table:table-cell>
        </table:table-row>
        <table:table-row>
          <table:table-cell>
            <text:p>970979416</text:p>
          </table:table-cell>
          <table:table-cell>
            <text:p>308071505</text:p>
          </table:table-cell>
          <table:table-cell>
            <text:p>666240593</text:p>
          </table:table-cell>
          <table:table-cell>
            <text:p>247854431</text:p>
          </table:table-cell>
          <table:table-cell>
            <text:p>994786398</text:p>
          </table:table-cell>
          <table:table-cell>
            <text:p>105810503</text:p>
          </table:table-cell>
          <table:table-cell>
            <text:p>174504691</text:p>
          </table:table-cell>
        </table:table-row>
        <table:table-row>
          <table:table-cell>
            <text:p>10969246</text:p>
          </table:table-cell>
          <table:table-cell>
            <text:p>469762115</text:p>
          </table:table-cell>
          <table:table-cell>
            <text:p>452608011</text:p>
          </table:table-cell>
          <table:table-cell>
            <text:p>385013688</text:p>
          </table:table-cell>
          <table:table-cell>
            <text:p>953219752</text:p>
          </table:table-cell>
          <table:table-cell>
            <text:p>970597085</text:p>
          </table:table-cell>
          <table:table-cell>
            <text:p>114603027</text:p>
          </table:table-cell>
        </table:table-row>
        <table:table-row>
          <table:table-cell>
            <text:p>136821673</text:p>
          </table:table-cell>
          <table:table-cell>
            <text:p>925265493</text:p>
          </table:table-cell>
          <table:table-cell>
            <text:p>645826522</text:p>
          </table:table-cell>
          <table:table-cell>
            <text:p>252056567</text:p>
          </table:table-cell>
          <table:table-cell>
            <text:p>797514799</text:p>
          </table:table-cell>
          <table:table-cell>
            <text:p>457215680</text:p>
          </table:table-cell>
          <table:table-cell>
            <text:p>801248742</text:p>
          </table:table-cell>
        </table:table-row>
        <table:table-row>
          <table:table-cell>
            <text:p>976837212</text:p>
          </table:table-cell>
          <table:table-cell>
            <text:p>714902681</text:p>
          </table:table-cell>
          <table:table-cell>
            <text:p>87203420</text:p>
          </table:table-cell>
          <table:table-cell>
            <text:p>451910786</text:p>
          </table:table-cell>
          <table:table-cell>
            <text:p>278517276</text:p>
          </table:table-cell>
          <table:table-cell>
            <text:p>262382741</text:p>
          </table:table-cell>
          <table:table-cell>
            <text:p>381373951</text:p>
          </table:table-cell>
        </table:table-row>
        <table:table-row>
          <table:table-cell>
            <text:p>883084754</text:p>
          </table:table-cell>
          <table:table-cell>
            <text:p>141152663</text:p>
          </table:table-cell>
          <table:table-cell>
            <text:p>957007358</text:p>
          </table:table-cell>
          <table:table-cell>
            <text:p>980527749</text:p>
          </table:table-cell>
          <table:table-cell>
            <text:p>678721326</text:p>
          </table:table-cell>
          <table:table-cell>
            <text:p>463125215</text:p>
          </table:table-cell>
          <table:table-cell>
            <text:p>101023546</text:p>
          </table:table-cell>
        </table:table-row>
        <table:table-row>
          <table:table-cell>
            <text:p>717383453</text:p>
          </table:table-cell>
          <table:table-cell>
            <text:p>649334252</text:p>
          </table:table-cell>
          <table:table-cell>
            <text:p>871605663</text:p>
          </table:table-cell>
          <table:table-cell>
            <text:p>610391591</text:p>
          </table:table-cell>
          <table:table-cell>
            <text:p>724200175</text:p>
          </table:table-cell>
          <table:table-cell>
            <text:p>123784550</text:p>
          </table:table-cell>
          <table:table-cell>
            <text:p>4870442</text:p>
          </table:table-cell>
        </table:table-row>
        <table:table-row>
          <table:table-cell>
            <text:p>773882242</text:p>
          </table:table-cell>
          <table:table-cell>
            <text:p>156477712</text:p>
          </table:table-cell>
          <table:table-cell>
            <text:p>339811268</text:p>
          </table:table-cell>
          <table:table-cell>
            <text:p>400928838</text:p>
          </table:table-cell>
          <table:table-cell>
            <text:p>841698842</text:p>
          </table:table-cell>
          <table:table-cell>
            <text:p>870426071</text:p>
          </table:table-cell>
          <table:table-cell>
            <text:p>77159824</text:p>
          </table:table-cell>
        </table:table-row>
        <table:table-row>
          <table:table-cell>
            <text:p>508092026</text:p>
          </table:table-cell>
          <table:table-cell>
            <text:p>629075875</text:p>
          </table:table-cell>
          <table:table-cell>
            <text:p>605100321</text:p>
          </table:table-cell>
          <table:table-cell>
            <text:p>86802680</text:p>
          </table:table-cell>
          <table:table-cell>
            <text:p>951505570</text:p>
          </table:table-cell>
          <table:table-cell>
            <text:p>874604873</text:p>
          </table:table-cell>
          <table:table-cell>
            <text:p>647106125</text:p>
          </table:table-cell>
        </table:table-row>
        <table:table-row>
          <table:table-cell>
            <text:p>307103480</text:p>
          </table:table-cell>
          <table:table-cell>
            <text:p>597864676</text:p>
          </table:table-cell>
          <table:table-cell>
            <text:p>914851404</text:p>
          </table:table-cell>
          <table:table-cell>
            <text:p>609227901</text:p>
          </table:table-cell>
          <table:table-cell>
            <text:p>583696207</text:p>
          </table:table-cell>
          <table:table-cell>
            <text:p>385297236</text:p>
          </table:table-cell>
          <table:table-cell>
            <text:p>715580214</text:p>
          </table:table-cell>
        </table:table-row>
        <table:table-row>
          <table:table-cell>
            <text:p>37895673</text:p>
          </table:table-cell>
          <table:table-cell>
            <text:p>883017402</text:p>
          </table:table-cell>
          <table:table-cell>
            <text:p>356273341</text:p>
          </table:table-cell>
          <table:table-cell>
            <text:p>157737035</text:p>
          </table:table-cell>
          <table:table-cell>
            <text:p>400311834</text:p>
          </table:table-cell>
          <table:table-cell>
            <text:p>662324499</text:p>
          </table:table-cell>
          <table:table-cell>
            <text:p>348580447</text:p>
          </table:table-cell>
        </table:table-row>
        <table:table-row>
          <table:table-cell>
            <text:p>748934433</text:p>
          </table:table-cell>
          <table:table-cell>
            <text:p>587682867</text:p>
          </table:table-cell>
          <table:table-cell>
            <text:p>310447292</text:p>
          </table:table-cell>
          <table:table-cell>
            <text:p>147473654</text:p>
          </table:table-cell>
          <table:table-cell>
            <text:p>675921249</text:p>
          </table:table-cell>
          <table:table-cell>
            <text:p>425545652</text:p>
          </table:table-cell>
          <table:table-cell>
            <text:p>446406144</text:p>
          </table:table-cell>
        </table:table-row>
        <table:table-row>
          <table:table-cell>
            <text:p>496937683</text:p>
          </table:table-cell>
          <table:table-cell>
            <text:p>288203352</text:p>
          </table:table-cell>
          <table:table-cell>
            <text:p>275628995</text:p>
          </table:table-cell>
          <table:table-cell>
            <text:p>104058514</text:p>
          </table:table-cell>
          <table:table-cell>
            <text:p>656769187</text:p>
          </table:table-cell>
          <table:table-cell>
            <text:p>96846020</text:p>
          </table:table-cell>
          <table:table-cell>
            <text:p>126953169</text:p>
          </table:table-cell>
        </table:table-row>
        <table:table-row>
          <table:table-cell>
            <text:p>664372769</text:p>
          </table:table-cell>
          <table:table-cell>
            <text:p>359777604</text:p>
          </table:table-cell>
          <table:table-cell>
            <text:p>259595904</text:p>
          </table:table-cell>
          <table:table-cell>
            <text:p>681874344</text:p>
          </table:table-cell>
          <table:table-cell>
            <text:p>237279959</text:p>
          </table:table-cell>
          <table:table-cell>
            <text:p>394508321</text:p>
          </table:table-cell>
          <table:table-cell>
            <text:p>272874314</text:p>
          </table:table-cell>
        </table:table-row>
        <table:table-row>
          <table:table-cell>
            <text:p>175429867</text:p>
          </table:table-cell>
          <table:table-cell>
            <text:p>691284981</text:p>
          </table:table-cell>
          <table:table-cell>
            <text:p>535559195</text:p>
          </table:table-cell>
          <table:table-cell>
            <text:p>959992124</text:p>
          </table:table-cell>
          <table:table-cell>
            <text:p>126760667</text:p>
          </table:table-cell>
          <table:table-cell>
            <text:p>963095527</text:p>
          </table:table-cell>
          <table:table-cell>
            <text:p>793320491</text:p>
          </table:table-cell>
        </table:table-row>
        <table:table-row>
          <table:table-cell>
            <text:p>26157479</text:p>
          </table:table-cell>
          <table:table-cell>
            <text:p>867445289</text:p>
          </table:table-cell>
          <table:table-cell>
            <text:p>457656012</text:p>
          </table:table-cell>
          <table:table-cell>
            <text:p>852281978</text:p>
          </table:table-cell>
          <table:table-cell>
            <text:p>16452339</text:p>
          </table:table-cell>
          <table:table-cell>
            <text:p>270566368</text:p>
          </table:table-cell>
          <table:table-cell>
            <text:p>485315058</text:p>
          </table:table-cell>
        </table:table-row>
        <table:table-row>
          <table:table-cell>
            <text:p>943850702</text:p>
          </table:table-cell>
          <table:table-cell>
            <text:p>739532917</text:p>
          </table:table-cell>
          <table:table-cell>
            <text:p>87454508</text:p>
          </table:table-cell>
          <table:table-cell>
            <text:p>228552245</text:p>
          </table:table-cell>
          <table:table-cell>
            <text:p>206049539</text:p>
          </table:table-cell>
          <table:table-cell>
            <text:p>290785791</text:p>
          </table:table-cell>
          <table:table-cell>
            <text:p>627961641</text:p>
          </table:table-cell>
        </table:table-row>
        <table:table-row>
          <table:table-cell>
            <text:p>521749663</text:p>
          </table:table-cell>
          <table:table-cell>
            <text:p>717454706</text:p>
          </table:table-cell>
          <table:table-cell>
            <text:p>104032650</text:p>
          </table:table-cell>
          <table:table-cell>
            <text:p>763978311</text:p>
          </table:table-cell>
          <table:table-cell>
            <text:p>126273260</text:p>
          </table:table-cell>
          <table:table-cell>
            <text:p>68528056</text:p>
          </table:table-cell>
          <table:table-cell>
            <text:p>180043587</text:p>
          </table:table-cell>
        </table:table-row>
        <table:table-row>
          <table:table-cell>
            <text:p>6427909</text:p>
          </table:table-cell>
          <table:table-cell>
            <text:p>241792655</text:p>
          </table:table-cell>
          <table:table-cell>
            <text:p>909352404</text:p>
          </table:table-cell>
          <table:table-cell>
            <text:p>773865066</text:p>
          </table:table-cell>
          <table:table-cell>
            <text:p>297491082</text:p>
          </table:table-cell>
          <table:table-cell>
            <text:p>575112723</text:p>
          </table:table-cell>
          <table:table-cell>
            <text:p>284715641</text:p>
          </table:table-cell>
        </table:table-row>
        <table:table-row>
          <table:table-cell>
            <text:p>429919033</text:p>
          </table:table-cell>
          <table:table-cell>
            <text:p>631985938</text:p>
          </table:table-cell>
          <table:table-cell>
            <text:p>183922277</text:p>
          </table:table-cell>
          <table:table-cell>
            <text:p>668768955</text:p>
          </table:table-cell>
          <table:table-cell>
            <text:p>633035953</text:p>
          </table:table-cell>
          <table:table-cell>
            <text:p>835968206</text:p>
          </table:table-cell>
          <table:table-cell>
            <text:p>352245942</text:p>
          </table:table-cell>
        </table:table-row>
        <table:table-row>
          <table:table-cell>
            <text:p>68505896</text:p>
          </table:table-cell>
          <table:table-cell>
            <text:p>89576832</text:p>
          </table:table-cell>
          <table:table-cell>
            <text:p>936269093</text:p>
          </table:table-cell>
          <table:table-cell>
            <text:p>765783118</text:p>
          </table:table-cell>
          <table:table-cell>
            <text:p>490282870</text:p>
          </table:table-cell>
          <table:table-cell>
            <text:p>735678554</text:p>
          </table:table-cell>
          <table:table-cell>
            <text:p>45102196</text:p>
          </table:table-cell>
        </table:table-row>
        <table:table-row>
          <table:table-cell>
            <text:p>723920247</text:p>
          </table:table-cell>
          <table:table-cell>
            <text:p>728531995</text:p>
          </table:table-cell>
          <table:table-cell>
            <text:p>551505391</text:p>
          </table:table-cell>
          <table:table-cell>
            <text:p>780324862</text:p>
          </table:table-cell>
          <table:table-cell>
            <text:p>427579810</text:p>
          </table:table-cell>
          <table:table-cell>
            <text:p>101707637</text:p>
          </table:table-cell>
          <table:table-cell>
            <text:p>940053060</text:p>
          </table:table-cell>
        </table:table-row>
        <table:table-row>
          <table:table-cell>
            <text:p>120360865</text:p>
          </table:table-cell>
          <table:table-cell>
            <text:p>418175710</text:p>
          </table:table-cell>
          <table:table-cell>
            <text:p>297395690</text:p>
          </table:table-cell>
          <table:table-cell>
            <text:p>901946865</text:p>
          </table:table-cell>
          <table:table-cell>
            <text:p>998555094</text:p>
          </table:table-cell>
          <table:table-cell>
            <text:p>740093894</text:p>
          </table:table-cell>
          <table:table-cell>
            <text:p>924613268</text:p>
          </table:table-cell>
        </table:table-row>
        <table:table-row>
          <table:table-cell>
            <text:p>418006921</text:p>
          </table:table-cell>
          <table:table-cell>
            <text:p>544177081</text:p>
          </table:table-cell>
          <table:table-cell>
            <text:p>409595875</text:p>
          </table:table-cell>
          <table:table-cell>
            <text:p>239070196</text:p>
          </table:table-cell>
          <table:table-cell>
            <text:p>395050924</text:p>
          </table:table-cell>
          <table:table-cell>
            <text:p>155224309</text:p>
          </table:table-cell>
          <table:table-cell>
            <text:p>87035976</text:p>
          </table:table-cell>
        </table:table-row>
        <table:table-row>
          <table:table-cell>
            <text:p>620553108</text:p>
          </table:table-cell>
          <table:table-cell>
            <text:p>149162689</text:p>
          </table:table-cell>
          <table:table-cell>
            <text:p>773269728</text:p>
          </table:table-cell>
          <table:table-cell>
            <text:p>521343041</text:p>
          </table:table-cell>
          <table:table-cell>
            <text:p>58260206</text:p>
          </table:table-cell>
          <table:table-cell>
            <text:p>880435940</text:p>
          </table:table-cell>
          <table:table-cell>
            <text:p>990789203</text:p>
          </table:table-cell>
        </table:table-row>
        <table:table-row>
          <table:table-cell>
            <text:p>948373486</text:p>
          </table:table-cell>
          <table:table-cell>
            <text:p>458958849</text:p>
          </table:table-cell>
          <table:table-cell>
            <text:p>974493439</text:p>
          </table:table-cell>
          <table:table-cell>
            <text:p>646584786</text:p>
          </table:table-cell>
          <table:table-cell>
            <text:p>974516276</text:p>
          </table:table-cell>
          <table:table-cell>
            <text:p>621779091</text:p>
          </table:table-cell>
          <table:table-cell>
            <text:p>631490024</text:p>
          </table:table-cell>
        </table:table-row>
        <table:table-row>
          <table:table-cell>
            <text:p>731813979</text:p>
          </table:table-cell>
          <table:table-cell>
            <text:p>277799770</text:p>
          </table:table-cell>
          <table:table-cell>
            <text:p>724196733</text:p>
          </table:table-cell>
          <table:table-cell>
            <text:p>567412395</text:p>
          </table:table-cell>
          <table:table-cell>
            <text:p>28501755</text:p>
          </table:table-cell>
          <table:table-cell>
            <text:p>313979825</text:p>
          </table:table-cell>
          <table:table-cell>
            <text:p>814342828</text:p>
          </table:table-cell>
        </table:table-row>
        <table:table-row>
          <table:table-cell>
            <text:p>421227492</text:p>
          </table:table-cell>
          <table:table-cell>
            <text:p>876728332</text:p>
          </table:table-cell>
          <table:table-cell>
            <text:p>968857141</text:p>
          </table:table-cell>
          <table:table-cell>
            <text:p>693524595</text:p>
          </table:table-cell>
          <table:table-cell>
            <text:p>667191956</text:p>
          </table:table-cell>
          <table:table-cell>
            <text:p>930509949</text:p>
          </table:table-cell>
          <table:table-cell>
            <text:p>590641065</text:p>
          </table:table-cell>
        </table:table-row>
        <table:table-row>
          <table:table-cell>
            <text:p>426378016</text:p>
          </table:table-cell>
          <table:table-cell>
            <text:p>164625280</text:p>
          </table:table-cell>
          <table:table-cell>
            <text:p>904682134</text:p>
          </table:table-cell>
          <table:table-cell>
            <text:p>773516259</text:p>
          </table:table-cell>
          <table:table-cell>
            <text:p>303731094</text:p>
          </table:table-cell>
          <table:table-cell>
            <text:p>718795964</text:p>
          </table:table-cell>
          <table:table-cell>
            <text:p>376581839</text:p>
          </table:table-cell>
        </table:table-row>
        <table:table-row>
          <table:table-cell>
            <text:p>354585214</text:p>
          </table:table-cell>
          <table:table-cell>
            <text:p>775225191</text:p>
          </table:table-cell>
          <table:table-cell>
            <text:p>622643391</text:p>
          </table:table-cell>
          <table:table-cell>
            <text:p>471079816</text:p>
          </table:table-cell>
          <table:table-cell>
            <text:p>919177375</text:p>
          </table:table-cell>
          <table:table-cell>
            <text:p>458381959</text:p>
          </table:table-cell>
          <table:table-cell>
            <text:p>695808473</text:p>
          </table:table-cell>
        </table:table-row>
        <table:table-row>
          <table:table-cell>
            <text:p>826012201</text:p>
          </table:table-cell>
          <table:table-cell>
            <text:p>573231005</text:p>
          </table:table-cell>
          <table:table-cell>
            <text:p>68152430</text:p>
          </table:table-cell>
          <table:table-cell>
            <text:p>913185443</text:p>
          </table:table-cell>
          <table:table-cell>
            <text:p>427402664</text:p>
          </table:table-cell>
          <table:table-cell>
            <text:p>30365828</text:p>
          </table:table-cell>
          <table:table-cell>
            <text:p>558038508</text:p>
          </table:table-cell>
        </table:table-row>
        <table:table-row>
          <table:table-cell>
            <text:p>513416402</text:p>
          </table:table-cell>
          <table:table-cell>
            <text:p>502079576</text:p>
          </table:table-cell>
          <table:table-cell>
            <text:p>347279784</text:p>
          </table:table-cell>
          <table:table-cell>
            <text:p>774730065</text:p>
          </table:table-cell>
          <table:table-cell>
            <text:p>228584633</text:p>
          </table:table-cell>
          <table:table-cell>
            <text:p>479005496</text:p>
          </table:table-cell>
          <table:table-cell>
            <text:p>266473138</text:p>
          </table:table-cell>
        </table:table-row>
        <table:table-row>
          <table:table-cell>
            <text:p>543315742</text:p>
          </table:table-cell>
          <table:table-cell>
            <text:p>631632286</text:p>
          </table:table-cell>
          <table:table-cell>
            <text:p>529184798</text:p>
          </table:table-cell>
          <table:table-cell>
            <text:p>174701056</text:p>
          </table:table-cell>
          <table:table-cell>
            <text:p>454445944</text:p>
          </table:table-cell>
          <table:table-cell>
            <text:p>396874225</text:p>
          </table:table-cell>
          <table:table-cell>
            <text:p>871003740</text:p>
          </table:table-cell>
        </table:table-row>
        <table:table-row>
          <table:table-cell>
            <text:p>601086722</text:p>
          </table:table-cell>
          <table:table-cell>
            <text:p>10481815</text:p>
          </table:table-cell>
          <table:table-cell>
            <text:p>864965015</text:p>
          </table:table-cell>
          <table:table-cell>
            <text:p>218349218</text:p>
          </table:table-cell>
          <table:table-cell>
            <text:p>190155874</text:p>
          </table:table-cell>
          <table:table-cell>
            <text:p>87670459</text:p>
          </table:table-cell>
          <table:table-cell>
            <text:p>882508880</text:p>
          </table:table-cell>
        </table:table-row>
        <table:table-row>
          <table:table-cell>
            <text:p>749211405</text:p>
          </table:table-cell>
          <table:table-cell>
            <text:p>778757023</text:p>
          </table:table-cell>
          <table:table-cell>
            <text:p>343113335</text:p>
          </table:table-cell>
          <table:table-cell>
            <text:p>344627171</text:p>
          </table:table-cell>
          <table:table-cell>
            <text:p>210847037</text:p>
          </table:table-cell>
          <table:table-cell>
            <text:p>991407280</text:p>
          </table:table-cell>
          <table:table-cell>
            <text:p>115980066</text:p>
          </table:table-cell>
        </table:table-row>
        <table:table-row>
          <table:table-cell>
            <text:p>454058178</text:p>
          </table:table-cell>
          <table:table-cell>
            <text:p>249833003</text:p>
          </table:table-cell>
          <table:table-cell>
            <text:p>459999023</text:p>
          </table:table-cell>
          <table:table-cell>
            <text:p>790841081</text:p>
          </table:table-cell>
          <table:table-cell>
            <text:p>188960197</text:p>
          </table:table-cell>
          <table:table-cell>
            <text:p>791625682</text:p>
          </table:table-cell>
          <table:table-cell>
            <text:p>155995865</text:p>
          </table:table-cell>
        </table:table-row>
        <table:table-row>
          <table:table-cell>
            <text:p>227681547</text:p>
          </table:table-cell>
          <table:table-cell>
            <text:p>21262872</text:p>
          </table:table-cell>
          <table:table-cell>
            <text:p>13896536</text:p>
          </table:table-cell>
          <table:table-cell>
            <text:p>974763706</text:p>
          </table:table-cell>
          <table:table-cell>
            <text:p>689169893</text:p>
          </table:table-cell>
          <table:table-cell>
            <text:p>643201271</text:p>
          </table:table-cell>
          <table:table-cell>
            <text:p>969117476</text:p>
          </table:table-cell>
        </table:table-row>
        <table:table-row>
          <table:table-cell>
            <text:p>343217574</text:p>
          </table:table-cell>
          <table:table-cell>
            <text:p>851453564</text:p>
          </table:table-cell>
          <table:table-cell>
            <text:p>551006454</text:p>
          </table:table-cell>
          <table:table-cell>
            <text:p>690473082</text:p>
          </table:table-cell>
          <table:table-cell>
            <text:p>959722725</text:p>
          </table:table-cell>
          <table:table-cell>
            <text:p>341951511</text:p>
          </table:table-cell>
          <table:table-cell>
            <text:p>508312457</text:p>
          </table:table-cell>
        </table:table-row>
        <table:table-row>
          <table:table-cell>
            <text:p>877180288</text:p>
          </table:table-cell>
          <table:table-cell>
            <text:p>819720542</text:p>
          </table:table-cell>
          <table:table-cell>
            <text:p>310192063</text:p>
          </table:table-cell>
          <table:table-cell>
            <text:p>209775063</text:p>
          </table:table-cell>
          <table:table-cell>
            <text:p>202640040</text:p>
          </table:table-cell>
          <table:table-cell>
            <text:p>793943167</text:p>
          </table:table-cell>
          <table:table-cell>
            <text:p>40104224</text:p>
          </table:table-cell>
        </table:table-row>
        <table:table-row>
          <table:table-cell>
            <text:p>490460074</text:p>
          </table:table-cell>
          <table:table-cell>
            <text:p>526005656</text:p>
          </table:table-cell>
          <table:table-cell>
            <text:p>951468202</text:p>
          </table:table-cell>
          <table:table-cell>
            <text:p>289458312</text:p>
          </table:table-cell>
          <table:table-cell>
            <text:p>820584982</text:p>
          </table:table-cell>
          <table:table-cell>
            <text:p>393859256</text:p>
          </table:table-cell>
          <table:table-cell>
            <text:p>437819916</text:p>
          </table:table-cell>
        </table:table-row>
        <table:table-row>
          <table:table-cell>
            <text:p>753126061</text:p>
          </table:table-cell>
          <table:table-cell>
            <text:p>695454408</text:p>
          </table:table-cell>
          <table:table-cell>
            <text:p>650691488</text:p>
          </table:table-cell>
          <table:table-cell>
            <text:p>823669280</text:p>
          </table:table-cell>
          <table:table-cell>
            <text:p>39397599</text:p>
          </table:table-cell>
          <table:table-cell>
            <text:p>399497627</text:p>
          </table:table-cell>
          <table:table-cell>
            <text:p>776390900</text:p>
          </table:table-cell>
        </table:table-row>
        <table:table-row>
          <table:table-cell>
            <text:p>52554565</text:p>
          </table:table-cell>
          <table:table-cell>
            <text:p>821750322</text:p>
          </table:table-cell>
          <table:table-cell>
            <text:p>530655852</text:p>
          </table:table-cell>
          <table:table-cell>
            <text:p>835803599</text:p>
          </table:table-cell>
          <table:table-cell>
            <text:p>213471782</text:p>
          </table:table-cell>
          <table:table-cell>
            <text:p>145918989</text:p>
          </table:table-cell>
          <table:table-cell>
            <text:p>304175340</text:p>
          </table:table-cell>
        </table:table-row>
        <table:table-row>
          <table:table-cell>
            <text:p>35182185</text:p>
          </table:table-cell>
          <table:table-cell>
            <text:p>985164111</text:p>
          </table:table-cell>
          <table:table-cell>
            <text:p>913575095</text:p>
          </table:table-cell>
          <table:table-cell>
            <text:p>792315464</text:p>
          </table:table-cell>
          <table:table-cell>
            <text:p>9363148</text:p>
          </table:table-cell>
          <table:table-cell>
            <text:p>210271438</text:p>
          </table:table-cell>
          <table:table-cell>
            <text:p>388614456</text:p>
          </table:table-cell>
        </table:table-row>
        <table:table-row>
          <table:table-cell>
            <text:p>868955974</text:p>
          </table:table-cell>
          <table:table-cell>
            <text:p>676177300</text:p>
          </table:table-cell>
          <table:table-cell>
            <text:p>765221600</text:p>
          </table:table-cell>
          <table:table-cell>
            <text:p>856413712</text:p>
          </table:table-cell>
          <table:table-cell>
            <text:p>287894718</text:p>
          </table:table-cell>
          <table:table-cell>
            <text:p>633637740</text:p>
          </table:table-cell>
          <table:table-cell>
            <text:p>223916098</text:p>
          </table:table-cell>
        </table:table-row>
        <table:table-row>
          <table:table-cell>
            <text:p>189403067</text:p>
          </table:table-cell>
          <table:table-cell>
            <text:p>724665094</text:p>
          </table:table-cell>
          <table:table-cell>
            <text:p>249483739</text:p>
          </table:table-cell>
          <table:table-cell>
            <text:p>408073746</text:p>
          </table:table-cell>
          <table:table-cell>
            <text:p>544847377</text:p>
          </table:table-cell>
          <table:table-cell>
            <text:p>610196613</text:p>
          </table:table-cell>
          <table:table-cell>
            <text:p>113958786</text:p>
          </table:table-cell>
        </table:table-row>
        <table:table-row>
          <table:table-cell>
            <text:p>152037923</text:p>
          </table:table-cell>
          <table:table-cell>
            <text:p>961838539</text:p>
          </table:table-cell>
          <table:table-cell>
            <text:p>127235627</text:p>
          </table:table-cell>
          <table:table-cell>
            <text:p>399902716</text:p>
          </table:table-cell>
          <table:table-cell>
            <text:p>123050773</text:p>
          </table:table-cell>
          <table:table-cell>
            <text:p>877747085</text:p>
          </table:table-cell>
          <table:table-cell>
            <text:p>935408994</text:p>
          </table:table-cell>
        </table:table-row>
        <table:table-row>
          <table:table-cell>
            <text:p>597540816</text:p>
          </table:table-cell>
          <table:table-cell>
            <text:p>71759706</text:p>
          </table:table-cell>
          <table:table-cell>
            <text:p>95583942</text:p>
          </table:table-cell>
          <table:table-cell>
            <text:p>829251658</text:p>
          </table:table-cell>
          <table:table-cell>
            <text:p>982915371</text:p>
          </table:table-cell>
          <table:table-cell>
            <text:p>712978269</text:p>
          </table:table-cell>
          <table:table-cell>
            <text:p>981593623</text:p>
          </table:table-cell>
        </table:table-row>
        <table:table-row>
          <table:table-cell>
            <text:p>645084236</text:p>
          </table:table-cell>
          <table:table-cell>
            <text:p>336731110</text:p>
          </table:table-cell>
          <table:table-cell>
            <text:p>340399121</text:p>
          </table:table-cell>
          <table:table-cell>
            <text:p>62801807</text:p>
          </table:table-cell>
          <table:table-cell>
            <text:p>728891999</text:p>
          </table:table-cell>
          <table:table-cell>
            <text:p>766864362</text:p>
          </table:table-cell>
          <table:table-cell>
            <text:p>840010164</text:p>
          </table:table-cell>
        </table:table-row>
        <table:table-row>
          <table:table-cell>
            <text:p>437684180</text:p>
          </table:table-cell>
          <table:table-cell>
            <text:p>467934271</text:p>
          </table:table-cell>
          <table:table-cell>
            <text:p>616903826</text:p>
          </table:table-cell>
          <table:table-cell>
            <text:p>517880298</text:p>
          </table:table-cell>
          <table:table-cell>
            <text:p>63871642</text:p>
          </table:table-cell>
          <table:table-cell>
            <text:p>349927424</text:p>
          </table:table-cell>
          <table:table-cell>
            <text:p>828150948</text:p>
          </table:table-cell>
        </table:table-row>
        <table:table-row>
          <table:table-cell>
            <text:p>291967555</text:p>
          </table:table-cell>
          <table:table-cell>
            <text:p>771500289</text:p>
          </table:table-cell>
          <table:table-cell>
            <text:p>957668857</text:p>
          </table:table-cell>
          <table:table-cell>
            <text:p>183456990</text:p>
          </table:table-cell>
          <table:table-cell>
            <text:p>859269254</text:p>
          </table:table-cell>
          <table:table-cell>
            <text:p>590432880</text:p>
          </table:table-cell>
          <table:table-cell>
            <text:p>405553787</text:p>
          </table:table-cell>
        </table:table-row>
        <table:table-row>
          <table:table-cell>
            <text:p>45503280</text:p>
          </table:table-cell>
          <table:table-cell>
            <text:p>701449858</text:p>
          </table:table-cell>
          <table:table-cell>
            <text:p>100581668</text:p>
          </table:table-cell>
          <table:table-cell>
            <text:p>589350640</text:p>
          </table:table-cell>
          <table:table-cell>
            <text:p>748495117</text:p>
          </table:table-cell>
          <table:table-cell>
            <text:p>565596689</text:p>
          </table:table-cell>
          <table:table-cell>
            <text:p>222472264</text:p>
          </table:table-cell>
        </table:table-row>
        <table:table-row>
          <table:table-cell>
            <text:p>485988904</text:p>
          </table:table-cell>
          <table:table-cell>
            <text:p>642932858</text:p>
          </table:table-cell>
          <table:table-cell>
            <text:p>862561027</text:p>
          </table:table-cell>
          <table:table-cell>
            <text:p>586723894</text:p>
          </table:table-cell>
          <table:table-cell>
            <text:p>571225855</text:p>
          </table:table-cell>
          <table:table-cell>
            <text:p>455514634</text:p>
          </table:table-cell>
          <table:table-cell>
            <text:p>780558270</text:p>
          </table:table-cell>
        </table:table-row>
        <table:table-row>
          <table:table-cell>
            <text:p>115115044</text:p>
          </table:table-cell>
          <table:table-cell>
            <text:p>920747571</text:p>
          </table:table-cell>
          <table:table-cell>
            <text:p>99262139</text:p>
          </table:table-cell>
          <table:table-cell>
            <text:p>84913503</text:p>
          </table:table-cell>
          <table:table-cell>
            <text:p>985804201</text:p>
          </table:table-cell>
          <table:table-cell>
            <text:p>940455823</text:p>
          </table:table-cell>
          <table:table-cell>
            <text:p>277134454</text:p>
          </table:table-cell>
        </table:table-row>
        <table:table-row>
          <table:table-cell>
            <text:p>672281818</text:p>
          </table:table-cell>
          <table:table-cell>
            <text:p>204521104</text:p>
          </table:table-cell>
          <table:table-cell>
            <text:p>827385260</text:p>
          </table:table-cell>
          <table:table-cell>
            <text:p>859551048</text:p>
          </table:table-cell>
          <table:table-cell>
            <text:p>330114791</text:p>
          </table:table-cell>
          <table:table-cell>
            <text:p>618564374</text:p>
          </table:table-cell>
          <table:table-cell>
            <text:p>615094771</text:p>
          </table:table-cell>
        </table:table-row>
        <table:table-row>
          <table:table-cell>
            <text:p>917201395</text:p>
          </table:table-cell>
          <table:table-cell>
            <text:p>543247052</text:p>
          </table:table-cell>
          <table:table-cell>
            <text:p>198867877</text:p>
          </table:table-cell>
          <table:table-cell>
            <text:p>839656213</text:p>
          </table:table-cell>
          <table:table-cell>
            <text:p>919644446</text:p>
          </table:table-cell>
          <table:table-cell>
            <text:p>741434950</text:p>
          </table:table-cell>
          <table:table-cell>
            <text:p>41966091</text:p>
          </table:table-cell>
        </table:table-row>
        <table:table-row>
          <table:table-cell>
            <text:p>484529634</text:p>
          </table:table-cell>
          <table:table-cell>
            <text:p>630534103</text:p>
          </table:table-cell>
          <table:table-cell>
            <text:p>63885824</text:p>
          </table:table-cell>
          <table:table-cell>
            <text:p>847798507</text:p>
          </table:table-cell>
          <table:table-cell>
            <text:p>276555037</text:p>
          </table:table-cell>
          <table:table-cell>
            <text:p>414030736</text:p>
          </table:table-cell>
          <table:table-cell>
            <text:p>966416513</text:p>
          </table:table-cell>
        </table:table-row>
        <table:table-row>
          <table:table-cell>
            <text:p>360366467</text:p>
          </table:table-cell>
          <table:table-cell>
            <text:p>466357489</text:p>
          </table:table-cell>
          <table:table-cell>
            <text:p>622398630</text:p>
          </table:table-cell>
          <table:table-cell>
            <text:p>440866880</text:p>
          </table:table-cell>
          <table:table-cell>
            <text:p>32303642</text:p>
          </table:table-cell>
          <table:table-cell>
            <text:p>615439552</text:p>
          </table:table-cell>
          <table:table-cell>
            <text:p>688793388</text:p>
          </table:table-cell>
        </table:table-row>
        <table:table-row>
          <table:table-cell>
            <text:p>378397061</text:p>
          </table:table-cell>
          <table:table-cell>
            <text:p>859008686</text:p>
          </table:table-cell>
          <table:table-cell>
            <text:p>452156103</text:p>
          </table:table-cell>
          <table:table-cell>
            <text:p>614743636</text:p>
          </table:table-cell>
          <table:table-cell>
            <text:p>979506517</text:p>
          </table:table-cell>
          <table:table-cell>
            <text:p>530548920</text:p>
          </table:table-cell>
          <table:table-cell>
            <text:p>661053654</text:p>
          </table:table-cell>
        </table:table-row>
        <table:table-row>
          <table:table-cell>
            <text:p>899888489</text:p>
          </table:table-cell>
          <table:table-cell>
            <text:p>676572421</text:p>
          </table:table-cell>
          <table:table-cell>
            <text:p>169284498</text:p>
          </table:table-cell>
          <table:table-cell>
            <text:p>236208863</text:p>
          </table:table-cell>
          <table:table-cell>
            <text:p>902832116</text:p>
          </table:table-cell>
          <table:table-cell>
            <text:p>970442230</text:p>
          </table:table-cell>
          <table:table-cell>
            <text:p>122132101</text:p>
          </table:table-cell>
        </table:table-row>
        <table:table-row>
          <table:table-cell>
            <text:p>832167487</text:p>
          </table:table-cell>
          <table:table-cell>
            <text:p>822759395</text:p>
          </table:table-cell>
          <table:table-cell>
            <text:p>65190196</text:p>
          </table:table-cell>
          <table:table-cell>
            <text:p>210123233</text:p>
          </table:table-cell>
          <table:table-cell>
            <text:p>370482368</text:p>
          </table:table-cell>
          <table:table-cell>
            <text:p>839651170</text:p>
          </table:table-cell>
          <table:table-cell>
            <text:p>557216086</text:p>
          </table:table-cell>
        </table:table-row>
        <table:table-row>
          <table:table-cell>
            <text:p>537248233</text:p>
          </table:table-cell>
          <table:table-cell>
            <text:p>316128288</text:p>
          </table:table-cell>
          <table:table-cell>
            <text:p>394789858</text:p>
          </table:table-cell>
          <table:table-cell>
            <text:p>411827783</text:p>
          </table:table-cell>
          <table:table-cell>
            <text:p>198918303</text:p>
          </table:table-cell>
          <table:table-cell>
            <text:p>792051985</text:p>
          </table:table-cell>
          <table:table-cell>
            <text:p>641875642</text:p>
          </table:table-cell>
        </table:table-row>
        <table:table-row>
          <table:table-cell>
            <text:p>4743248</text:p>
          </table:table-cell>
          <table:table-cell>
            <text:p>892409426</text:p>
          </table:table-cell>
          <table:table-cell>
            <text:p>136607507</text:p>
          </table:table-cell>
          <table:table-cell>
            <text:p>164386100</text:p>
          </table:table-cell>
          <table:table-cell>
            <text:p>583953969</text:p>
          </table:table-cell>
          <table:table-cell>
            <text:p>974680435</text:p>
          </table:table-cell>
          <table:table-cell>
            <text:p>689460795</text:p>
          </table:table-cell>
        </table:table-row>
        <table:table-row>
          <table:table-cell>
            <text:p>814721317</text:p>
          </table:table-cell>
          <table:table-cell>
            <text:p>991008972</text:p>
          </table:table-cell>
          <table:table-cell>
            <text:p>623207252</text:p>
          </table:table-cell>
          <table:table-cell>
            <text:p>272805991</text:p>
          </table:table-cell>
          <table:table-cell>
            <text:p>896549557</text:p>
          </table:table-cell>
          <table:table-cell>
            <text:p>134121554</text:p>
          </table:table-cell>
          <table:table-cell>
            <text:p>670746821</text:p>
          </table:table-cell>
        </table:table-row>
        <table:table-row>
          <table:table-cell>
            <text:p>868480955</text:p>
          </table:table-cell>
          <table:table-cell>
            <text:p>395928906</text:p>
          </table:table-cell>
          <table:table-cell>
            <text:p>183431207</text:p>
          </table:table-cell>
          <table:table-cell>
            <text:p>157363708</text:p>
          </table:table-cell>
          <table:table-cell>
            <text:p>135429875</text:p>
          </table:table-cell>
          <table:table-cell>
            <text:p>476848082</text:p>
          </table:table-cell>
          <table:table-cell>
            <text:p>970971582</text:p>
          </table:table-cell>
        </table:table-row>
        <table:table-row>
          <table:table-cell>
            <text:p>153531306</text:p>
          </table:table-cell>
          <table:table-cell>
            <text:p>210742218</text:p>
          </table:table-cell>
          <table:table-cell>
            <text:p>771195580</text:p>
          </table:table-cell>
          <table:table-cell>
            <text:p>583640480</text:p>
          </table:table-cell>
          <table:table-cell>
            <text:p>698352141</text:p>
          </table:table-cell>
          <table:table-cell>
            <text:p>886691756</text:p>
          </table:table-cell>
          <table:table-cell>
            <text:p>604594113</text:p>
          </table:table-cell>
        </table:table-row>
        <table:table-row>
          <table:table-cell>
            <text:p>889731082</text:p>
          </table:table-cell>
          <table:table-cell>
            <text:p>661514992</text:p>
          </table:table-cell>
          <table:table-cell>
            <text:p>54951098</text:p>
          </table:table-cell>
          <table:table-cell>
            <text:p>411401158</text:p>
          </table:table-cell>
          <table:table-cell>
            <text:p>428138998</text:p>
          </table:table-cell>
          <table:table-cell>
            <text:p>730733782</text:p>
          </table:table-cell>
          <table:table-cell>
            <text:p>577054231</text:p>
          </table:table-cell>
        </table:table-row>
        <table:table-row>
          <table:table-cell>
            <text:p>457525481</text:p>
          </table:table-cell>
          <table:table-cell>
            <text:p>164543620</text:p>
          </table:table-cell>
          <table:table-cell>
            <text:p>395443953</text:p>
          </table:table-cell>
          <table:table-cell>
            <text:p>661702098</text:p>
          </table:table-cell>
          <table:table-cell>
            <text:p>399313368</text:p>
          </table:table-cell>
          <table:table-cell>
            <text:p>338865384</text:p>
          </table:table-cell>
          <table:table-cell>
            <text:p>689548094</text:p>
          </table:table-cell>
        </table:table-row>
        <table:table-row>
          <table:table-cell>
            <text:p>293685278</text:p>
          </table:table-cell>
          <table:table-cell>
            <text:p>886012092</text:p>
          </table:table-cell>
          <table:table-cell>
            <text:p>486495339</text:p>
          </table:table-cell>
          <table:table-cell>
            <text:p>900469603</text:p>
          </table:table-cell>
          <table:table-cell>
            <text:p>144254212</text:p>
          </table:table-cell>
          <table:table-cell>
            <text:p>885972006</text:p>
          </table:table-cell>
          <table:table-cell>
            <text:p>407065372</text:p>
          </table:table-cell>
        </table:table-row>
        <table:table-row>
          <table:table-cell>
            <text:p>859086451</text:p>
          </table:table-cell>
          <table:table-cell>
            <text:p>926257877</text:p>
          </table:table-cell>
          <table:table-cell>
            <text:p>327331750</text:p>
          </table:table-cell>
          <table:table-cell>
            <text:p>864927206</text:p>
          </table:table-cell>
          <table:table-cell>
            <text:p>997020996</text:p>
          </table:table-cell>
          <table:table-cell>
            <text:p>685275841</text:p>
          </table:table-cell>
          <table:table-cell>
            <text:p>4167252</text:p>
          </table:table-cell>
        </table:table-row>
        <table:table-row>
          <table:table-cell>
            <text:p>212263336</text:p>
          </table:table-cell>
          <table:table-cell>
            <text:p>534230287</text:p>
          </table:table-cell>
          <table:table-cell>
            <text:p>400996902</text:p>
          </table:table-cell>
          <table:table-cell>
            <text:p>290716407</text:p>
          </table:table-cell>
          <table:table-cell>
            <text:p>488780713</text:p>
          </table:table-cell>
          <table:table-cell>
            <text:p>375360106</text:p>
          </table:table-cell>
          <table:table-cell>
            <text:p>688181965</text:p>
          </table:table-cell>
        </table:table-row>
        <table:table-row>
          <table:table-cell>
            <text:p>607502919</text:p>
          </table:table-cell>
          <table:table-cell>
            <text:p>742664</text:p>
          </table:table-cell>
          <table:table-cell>
            <text:p>982769438</text:p>
          </table:table-cell>
          <table:table-cell>
            <text:p>119787220</text:p>
          </table:table-cell>
          <table:table-cell>
            <text:p>156440421</text:p>
          </table:table-cell>
          <table:table-cell>
            <text:p>622625452</text:p>
          </table:table-cell>
          <table:table-cell>
            <text:p>755887681</text:p>
          </table:table-cell>
        </table:table-row>
        <table:table-row>
          <table:table-cell>
            <text:p>470695265</text:p>
          </table:table-cell>
          <table:table-cell>
            <text:p>252438271</text:p>
          </table:table-cell>
          <table:table-cell>
            <text:p>870237390</text:p>
          </table:table-cell>
          <table:table-cell>
            <text:p>428635827</text:p>
          </table:table-cell>
          <table:table-cell>
            <text:p>824310309</text:p>
          </table:table-cell>
          <table:table-cell>
            <text:p>518335600</text:p>
          </table:table-cell>
          <table:table-cell>
            <text:p>72231851</text:p>
          </table:table-cell>
        </table:table-row>
        <table:table-row>
          <table:table-cell>
            <text:p>102148424</text:p>
          </table:table-cell>
          <table:table-cell>
            <text:p>119508907</text:p>
          </table:table-cell>
          <table:table-cell>
            <text:p>410716385</text:p>
          </table:table-cell>
          <table:table-cell>
            <text:p>797893508</text:p>
          </table:table-cell>
          <table:table-cell>
            <text:p>997713762</text:p>
          </table:table-cell>
          <table:table-cell>
            <text:p>852371283</text:p>
          </table:table-cell>
          <table:table-cell>
            <text:p>708702777</text:p>
          </table:table-cell>
        </table:table-row>
        <table:table-row>
          <table:table-cell>
            <text:p>252277611</text:p>
          </table:table-cell>
          <table:table-cell>
            <text:p>499094405</text:p>
          </table:table-cell>
          <table:table-cell>
            <text:p>164440015</text:p>
          </table:table-cell>
          <table:table-cell>
            <text:p>502133077</text:p>
          </table:table-cell>
          <table:table-cell>
            <text:p>9047085</text:p>
          </table:table-cell>
          <table:table-cell>
            <text:p>432557831</text:p>
          </table:table-cell>
          <table:table-cell>
            <text:p>982417077</text:p>
          </table:table-cell>
        </table:table-row>
        <table:table-row>
          <table:table-cell>
            <text:p>201826863</text:p>
          </table:table-cell>
          <table:table-cell>
            <text:p>482353879</text:p>
          </table:table-cell>
          <table:table-cell>
            <text:p>835910973</text:p>
          </table:table-cell>
          <table:table-cell>
            <text:p>556466956</text:p>
          </table:table-cell>
          <table:table-cell>
            <text:p>228574323</text:p>
          </table:table-cell>
          <table:table-cell>
            <text:p>765982639</text:p>
          </table:table-cell>
          <table:table-cell>
            <text:p>919625645</text:p>
          </table:table-cell>
        </table:table-row>
        <table:table-row>
          <table:table-cell>
            <text:p>183658432</text:p>
          </table:table-cell>
          <table:table-cell>
            <text:p>998597155</text:p>
          </table:table-cell>
          <table:table-cell>
            <text:p>238826571</text:p>
          </table:table-cell>
          <table:table-cell>
            <text:p>815610833</text:p>
          </table:table-cell>
          <table:table-cell>
            <text:p>614043272</text:p>
          </table:table-cell>
          <table:table-cell>
            <text:p>203134568</text:p>
          </table:table-cell>
          <table:table-cell>
            <text:p>482282076</text:p>
          </table:table-cell>
        </table:table-row>
        <table:table-row>
          <table:table-cell>
            <text:p>365692521</text:p>
          </table:table-cell>
          <table:table-cell>
            <text:p>54202568</text:p>
          </table:table-cell>
          <table:table-cell>
            <text:p>906057088</text:p>
          </table:table-cell>
          <table:table-cell>
            <text:p>509506092</text:p>
          </table:table-cell>
          <table:table-cell>
            <text:p>950654904</text:p>
          </table:table-cell>
          <table:table-cell>
            <text:p>194393500</text:p>
          </table:table-cell>
          <table:table-cell>
            <text:p>30870852</text:p>
          </table:table-cell>
        </table:table-row>
        <table:table-row>
          <table:table-cell>
            <text:p>102814969</text:p>
          </table:table-cell>
          <table:table-cell>
            <text:p>221321049</text:p>
          </table:table-cell>
          <table:table-cell>
            <text:p>766780705</text:p>
          </table:table-cell>
          <table:table-cell>
            <text:p>376913150</text:p>
          </table:table-cell>
          <table:table-cell>
            <text:p>847427353</text:p>
          </table:table-cell>
          <table:table-cell>
            <text:p>37700230</text:p>
          </table:table-cell>
          <table:table-cell>
            <text:p>117645317</text:p>
          </table:table-cell>
        </table:table-row>
        <table:table-row>
          <table:table-cell>
            <text:p>197435867</text:p>
          </table:table-cell>
          <table:table-cell>
            <text:p>216566198</text:p>
          </table:table-cell>
          <table:table-cell>
            <text:p>753414680</text:p>
          </table:table-cell>
          <table:table-cell>
            <text:p>358689044</text:p>
          </table:table-cell>
          <table:table-cell>
            <text:p>571686843</text:p>
          </table:table-cell>
          <table:table-cell>
            <text:p>291187725</text:p>
          </table:table-cell>
          <table:table-cell>
            <text:p>881338850</text:p>
          </table:table-cell>
        </table:table-row>
        <table:table-row>
          <table:table-cell>
            <text:p>342863208</text:p>
          </table:table-cell>
          <table:table-cell>
            <text:p>694631292</text:p>
          </table:table-cell>
          <table:table-cell>
            <text:p>257031008</text:p>
          </table:table-cell>
          <table:table-cell>
            <text:p>795546738</text:p>
          </table:table-cell>
          <table:table-cell>
            <text:p>533679547</text:p>
          </table:table-cell>
          <table:table-cell>
            <text:p>550223930</text:p>
          </table:table-cell>
          <table:table-cell>
            <text:p>414266888</text:p>
          </table:table-cell>
        </table:table-row>
        <table:table-row>
          <table:table-cell>
            <text:p>884557845</text:p>
          </table:table-cell>
          <table:table-cell>
            <text:p>372643535</text:p>
          </table:table-cell>
          <table:table-cell>
            <text:p>90032180</text:p>
          </table:table-cell>
          <table:table-cell>
            <text:p>933479339</text:p>
          </table:table-cell>
          <table:table-cell>
            <text:p>263850878</text:p>
          </table:table-cell>
          <table:table-cell>
            <text:p>399340634</text:p>
          </table:table-cell>
          <table:table-cell>
            <text:p>593847652</text:p>
          </table:table-cell>
        </table:table-row>
        <table:table-row>
          <table:table-cell>
            <text:p>476363259</text:p>
          </table:table-cell>
          <table:table-cell>
            <text:p>290371237</text:p>
          </table:table-cell>
          <table:table-cell>
            <text:p>88547133</text:p>
          </table:table-cell>
          <table:table-cell>
            <text:p>563429099</text:p>
          </table:table-cell>
          <table:table-cell>
            <text:p>495899828</text:p>
          </table:table-cell>
          <table:table-cell>
            <text:p>655322070</text:p>
          </table:table-cell>
          <table:table-cell>
            <text:p>761597510</text:p>
          </table:table-cell>
        </table:table-row>
        <table:table-row>
          <table:table-cell>
            <text:p>352902492</text:p>
          </table:table-cell>
          <table:table-cell>
            <text:p>618894541</text:p>
          </table:table-cell>
          <table:table-cell>
            <text:p>705041322</text:p>
          </table:table-cell>
          <table:table-cell>
            <text:p>19608872</text:p>
          </table:table-cell>
          <table:table-cell>
            <text:p>423070571</text:p>
          </table:table-cell>
          <table:table-cell>
            <text:p>571077390</text:p>
          </table:table-cell>
          <table:table-cell>
            <text:p>725490051</text:p>
          </table:table-cell>
        </table:table-row>
        <table:table-row>
          <table:table-cell>
            <text:p>772904433</text:p>
          </table:table-cell>
          <table:table-cell>
            <text:p>171759535</text:p>
          </table:table-cell>
          <table:table-cell>
            <text:p>187686355</text:p>
          </table:table-cell>
          <table:table-cell>
            <text:p>716733231</text:p>
          </table:table-cell>
          <table:table-cell>
            <text:p>527626190</text:p>
          </table:table-cell>
          <table:table-cell>
            <text:p>26509597</text:p>
          </table:table-cell>
          <table:table-cell>
            <text:p>708235062</text:p>
          </table:table-cell>
        </table:table-row>
        <table:table-row>
          <table:table-cell>
            <text:p>580232859</text:p>
          </table:table-cell>
          <table:table-cell>
            <text:p>205930893</text:p>
          </table:table-cell>
          <table:table-cell>
            <text:p>152577724</text:p>
          </table:table-cell>
          <table:table-cell>
            <text:p>932945923</text:p>
          </table:table-cell>
          <table:table-cell>
            <text:p>28615757</text:p>
          </table:table-cell>
          <table:table-cell>
            <text:p>238441034</text:p>
          </table:table-cell>
          <table:table-cell>
            <text:p>926713640</text:p>
          </table:table-cell>
        </table:table-row>
        <table:table-row>
          <table:table-cell>
            <text:p>380653917</text:p>
          </table:table-cell>
          <table:table-cell>
            <text:p>963225642</text:p>
          </table:table-cell>
          <table:table-cell>
            <text:p>861973338</text:p>
          </table:table-cell>
          <table:table-cell>
            <text:p>808693864</text:p>
          </table:table-cell>
          <table:table-cell>
            <text:p>932059829</text:p>
          </table:table-cell>
          <table:table-cell>
            <text:p>669867087</text:p>
          </table:table-cell>
          <table:table-cell>
            <text:p>937770412</text:p>
          </table:table-cell>
        </table:table-row>
        <table:table-row>
          <table:table-cell>
            <text:p>14872926</text:p>
          </table:table-cell>
          <table:table-cell>
            <text:p>67897879</text:p>
          </table:table-cell>
          <table:table-cell>
            <text:p>943339437</text:p>
          </table:table-cell>
          <table:table-cell>
            <text:p>577601747</text:p>
          </table:table-cell>
          <table:table-cell>
            <text:p>360317915</text:p>
          </table:table-cell>
          <table:table-cell>
            <text:p>433987328</text:p>
          </table:table-cell>
          <table:table-cell>
            <text:p>660057416</text:p>
          </table:table-cell>
        </table:table-row>
        <table:table-row>
          <table:table-cell>
            <text:p>309237639</text:p>
          </table:table-cell>
          <table:table-cell>
            <text:p>565266939</text:p>
          </table:table-cell>
          <table:table-cell>
            <text:p>196739923</text:p>
          </table:table-cell>
          <table:table-cell>
            <text:p>407222303</text:p>
          </table:table-cell>
          <table:table-cell>
            <text:p>662108978</text:p>
          </table:table-cell>
          <table:table-cell>
            <text:p>952713907</text:p>
          </table:table-cell>
          <table:table-cell>
            <text:p>126433094</text:p>
          </table:table-cell>
        </table:table-row>
        <table:table-row>
          <table:table-cell>
            <text:p>469600073</text:p>
          </table:table-cell>
          <table:table-cell>
            <text:p>273119831</text:p>
          </table:table-cell>
          <table:table-cell>
            <text:p>954498814</text:p>
          </table:table-cell>
          <table:table-cell>
            <text:p>307945819</text:p>
          </table:table-cell>
          <table:table-cell>
            <text:p>353007037</text:p>
          </table:table-cell>
          <table:table-cell>
            <text:p>112371775</text:p>
          </table:table-cell>
          <table:table-cell>
            <text:p>80767849</text:p>
          </table:table-cell>
        </table:table-row>
        <table:table-row>
          <table:table-cell>
            <text:p>218573369</text:p>
          </table:table-cell>
          <table:table-cell>
            <text:p>542479916</text:p>
          </table:table-cell>
          <table:table-cell>
            <text:p>872544335</text:p>
          </table:table-cell>
          <table:table-cell>
            <text:p>167656591</text:p>
          </table:table-cell>
          <table:table-cell>
            <text:p>884329310</text:p>
          </table:table-cell>
          <table:table-cell>
            <text:p>179535897</text:p>
          </table:table-cell>
          <table:table-cell>
            <text:p>205870488</text:p>
          </table:table-cell>
        </table:table-row>
        <table:table-row>
          <table:table-cell>
            <text:p>263169580</text:p>
          </table:table-cell>
          <table:table-cell>
            <text:p>847678645</text:p>
          </table:table-cell>
          <table:table-cell>
            <text:p>418714864</text:p>
          </table:table-cell>
          <table:table-cell>
            <text:p>945607324</text:p>
          </table:table-cell>
          <table:table-cell>
            <text:p>503800799</text:p>
          </table:table-cell>
          <table:table-cell>
            <text:p>845096505</text:p>
          </table:table-cell>
          <table:table-cell>
            <text:p>842667062</text:p>
          </table:table-cell>
        </table:table-row>
        <table:table-row>
          <table:table-cell>
            <text:p>237527516</text:p>
          </table:table-cell>
          <table:table-cell>
            <text:p>306696154</text:p>
          </table:table-cell>
          <table:table-cell>
            <text:p>673121953</text:p>
          </table:table-cell>
          <table:table-cell>
            <text:p>93497415</text:p>
          </table:table-cell>
          <table:table-cell>
            <text:p>849594074</text:p>
          </table:table-cell>
          <table:table-cell>
            <text:p>809873947</text:p>
          </table:table-cell>
          <table:table-cell>
            <text:p>818673772</text:p>
          </table:table-cell>
        </table:table-row>
        <table:table-row>
          <table:table-cell>
            <text:p>457776953</text:p>
          </table:table-cell>
          <table:table-cell>
            <text:p>979476273</text:p>
          </table:table-cell>
          <table:table-cell>
            <text:p>780633974</text:p>
          </table:table-cell>
          <table:table-cell>
            <text:p>962287249</text:p>
          </table:table-cell>
          <table:table-cell>
            <text:p>548300529</text:p>
          </table:table-cell>
          <table:table-cell>
            <text:p>16931214</text:p>
          </table:table-cell>
          <table:table-cell>
            <text:p>424408156</text:p>
          </table:table-cell>
        </table:table-row>
        <table:table-row>
          <table:table-cell>
            <text:p>828391112</text:p>
          </table:table-cell>
          <table:table-cell>
            <text:p>987407037</text:p>
          </table:table-cell>
          <table:table-cell>
            <text:p>330835637</text:p>
          </table:table-cell>
          <table:table-cell>
            <text:p>967751577</text:p>
          </table:table-cell>
          <table:table-cell>
            <text:p>39365051</text:p>
          </table:table-cell>
          <table:table-cell>
            <text:p>87872546</text:p>
          </table:table-cell>
          <table:table-cell>
            <text:p>938137150</text:p>
          </table:table-cell>
        </table:table-row>
        <table:table-row>
          <table:table-cell>
            <text:p>510202285</text:p>
          </table:table-cell>
          <table:table-cell>
            <text:p>879940326</text:p>
          </table:table-cell>
          <table:table-cell>
            <text:p>9718614</text:p>
          </table:table-cell>
          <table:table-cell>
            <text:p>356037888</text:p>
          </table:table-cell>
          <table:table-cell>
            <text:p>437470915</text:p>
          </table:table-cell>
          <table:table-cell>
            <text:p>110358963</text:p>
          </table:table-cell>
          <table:table-cell>
            <text:p>719912014</text:p>
          </table:table-cell>
        </table:table-row>
        <table:table-row>
          <table:table-cell>
            <text:p>1802661</text:p>
          </table:table-cell>
          <table:table-cell>
            <text:p>307181018</text:p>
          </table:table-cell>
          <table:table-cell>
            <text:p>942534805</text:p>
          </table:table-cell>
          <table:table-cell>
            <text:p>368707771</text:p>
          </table:table-cell>
          <table:table-cell>
            <text:p>94024675</text:p>
          </table:table-cell>
          <table:table-cell>
            <text:p>578300450</text:p>
          </table:table-cell>
          <table:table-cell>
            <text:p>906609318</text:p>
          </table:table-cell>
        </table:table-row>
        <table:table-row>
          <table:table-cell>
            <text:p>395790211</text:p>
          </table:table-cell>
          <table:table-cell>
            <text:p>975083745</text:p>
          </table:table-cell>
          <table:table-cell>
            <text:p>379836700</text:p>
          </table:table-cell>
          <table:table-cell>
            <text:p>556060936</text:p>
          </table:table-cell>
          <table:table-cell>
            <text:p>877116859</text:p>
          </table:table-cell>
          <table:table-cell>
            <text:p>820748160</text:p>
          </table:table-cell>
          <table:table-cell>
            <text:p>615235106</text:p>
          </table:table-cell>
        </table:table-row>
        <table:table-row>
          <table:table-cell>
            <text:p>888386664</text:p>
          </table:table-cell>
          <table:table-cell>
            <text:p>344301530</text:p>
          </table:table-cell>
          <table:table-cell>
            <text:p>676140740</text:p>
          </table:table-cell>
          <table:table-cell>
            <text:p>706461915</text:p>
          </table:table-cell>
          <table:table-cell>
            <text:p>562005572</text:p>
          </table:table-cell>
          <table:table-cell>
            <text:p>508928003</text:p>
          </table:table-cell>
          <table:table-cell>
            <text:p>640480301</text:p>
          </table:table-cell>
        </table:table-row>
        <table:table-row>
          <table:table-cell>
            <text:p>161961517</text:p>
          </table:table-cell>
          <table:table-cell>
            <text:p>626590488</text:p>
          </table:table-cell>
          <table:table-cell>
            <text:p>977110777</text:p>
          </table:table-cell>
          <table:table-cell>
            <text:p>112754565</text:p>
          </table:table-cell>
          <table:table-cell>
            <text:p>264124489</text:p>
          </table:table-cell>
          <table:table-cell>
            <text:p>795417493</text:p>
          </table:table-cell>
          <table:table-cell>
            <text:p>69199577</text:p>
          </table:table-cell>
        </table:table-row>
        <table:table-row>
          <table:table-cell>
            <text:p>489545751</text:p>
          </table:table-cell>
          <table:table-cell>
            <text:p>698990926</text:p>
          </table:table-cell>
          <table:table-cell>
            <text:p>483038667</text:p>
          </table:table-cell>
          <table:table-cell>
            <text:p>172365460</text:p>
          </table:table-cell>
          <table:table-cell>
            <text:p>812194607</text:p>
          </table:table-cell>
          <table:table-cell>
            <text:p>538116178</text:p>
          </table:table-cell>
          <table:table-cell>
            <text:p>374659806</text:p>
          </table:table-cell>
        </table:table-row>
        <table:table-row>
          <table:table-cell>
            <text:p>412719917</text:p>
          </table:table-cell>
          <table:table-cell>
            <text:p>578098449</text:p>
          </table:table-cell>
          <table:table-cell>
            <text:p>817285592</text:p>
          </table:table-cell>
          <table:table-cell>
            <text:p>204353212</text:p>
          </table:table-cell>
          <table:table-cell>
            <text:p>142834928</text:p>
          </table:table-cell>
          <table:table-cell>
            <text:p>950638822</text:p>
          </table:table-cell>
          <table:table-cell>
            <text:p>76288804</text:p>
          </table:table-cell>
        </table:table-row>
        <table:table-row>
          <table:table-cell>
            <text:p>40443332</text:p>
          </table:table-cell>
          <table:table-cell>
            <text:p>431555133</text:p>
          </table:table-cell>
          <table:table-cell>
            <text:p>418669187</text:p>
          </table:table-cell>
          <table:table-cell>
            <text:p>861717259</text:p>
          </table:table-cell>
          <table:table-cell>
            <text:p>371048440</text:p>
          </table:table-cell>
          <table:table-cell>
            <text:p>986564534</text:p>
          </table:table-cell>
          <table:table-cell>
            <text:p>779242393</text:p>
          </table:table-cell>
        </table:table-row>
        <table:table-row>
          <table:table-cell>
            <text:p>626111384</text:p>
          </table:table-cell>
          <table:table-cell>
            <text:p>769431476</text:p>
          </table:table-cell>
          <table:table-cell>
            <text:p>677344514</text:p>
          </table:table-cell>
          <table:table-cell>
            <text:p>893527524</text:p>
          </table:table-cell>
          <table:table-cell>
            <text:p>146624938</text:p>
          </table:table-cell>
          <table:table-cell>
            <text:p>347637432</text:p>
          </table:table-cell>
          <table:table-cell>
            <text:p>781120134</text:p>
          </table:table-cell>
        </table:table-row>
        <table:table-row>
          <table:table-cell>
            <text:p>478030748</text:p>
          </table:table-cell>
          <table:table-cell>
            <text:p>154461255</text:p>
          </table:table-cell>
          <table:table-cell>
            <text:p>809075117</text:p>
          </table:table-cell>
          <table:table-cell>
            <text:p>294261639</text:p>
          </table:table-cell>
          <table:table-cell>
            <text:p>415120386</text:p>
          </table:table-cell>
          <table:table-cell>
            <text:p>85431382</text:p>
          </table:table-cell>
          <table:table-cell>
            <text:p>774162000</text:p>
          </table:table-cell>
        </table:table-row>
        <table:table-row>
          <table:table-cell>
            <text:p>818928334</text:p>
          </table:table-cell>
          <table:table-cell>
            <text:p>322405405</text:p>
          </table:table-cell>
          <table:table-cell>
            <text:p>559749017</text:p>
          </table:table-cell>
          <table:table-cell>
            <text:p>417201302</text:p>
          </table:table-cell>
          <table:table-cell>
            <text:p>941047896</text:p>
          </table:table-cell>
          <table:table-cell>
            <text:p>387585059</text:p>
          </table:table-cell>
          <table:table-cell>
            <text:p>644696258</text:p>
          </table:table-cell>
        </table:table-row>
        <table:table-row>
          <table:table-cell>
            <text:p>157598369</text:p>
          </table:table-cell>
          <table:table-cell>
            <text:p>604642200</text:p>
          </table:table-cell>
          <table:table-cell>
            <text:p>76978269</text:p>
          </table:table-cell>
          <table:table-cell>
            <text:p>148445828</text:p>
          </table:table-cell>
          <table:table-cell>
            <text:p>609451475</text:p>
          </table:table-cell>
          <table:table-cell>
            <text:p>36088526</text:p>
          </table:table-cell>
          <table:table-cell>
            <text:p>612919011</text:p>
          </table:table-cell>
        </table:table-row>
        <table:table-row>
          <table:table-cell>
            <text:p>732160999</text:p>
          </table:table-cell>
          <table:table-cell>
            <text:p>27722876</text:p>
          </table:table-cell>
          <table:table-cell>
            <text:p>535757997</text:p>
          </table:table-cell>
          <table:table-cell>
            <text:p>513784046</text:p>
          </table:table-cell>
          <table:table-cell>
            <text:p>77964510</text:p>
          </table:table-cell>
          <table:table-cell>
            <text:p>629388139</text:p>
          </table:table-cell>
          <table:table-cell>
            <text:p>716090239</text:p>
          </table:table-cell>
        </table:table-row>
        <table:table-row>
          <table:table-cell>
            <text:p>579513544</text:p>
          </table:table-cell>
          <table:table-cell>
            <text:p>126782164</text:p>
          </table:table-cell>
          <table:table-cell>
            <text:p>451472675</text:p>
          </table:table-cell>
          <table:table-cell>
            <text:p>380972986</text:p>
          </table:table-cell>
          <table:table-cell>
            <text:p>810866924</text:p>
          </table:table-cell>
          <table:table-cell>
            <text:p>707817938</text:p>
          </table:table-cell>
          <table:table-cell>
            <text:p>392619595</text:p>
          </table:table-cell>
        </table:table-row>
        <table:table-row>
          <table:table-cell>
            <text:p>183938311</text:p>
          </table:table-cell>
          <table:table-cell>
            <text:p>859513186</text:p>
          </table:table-cell>
          <table:table-cell>
            <text:p>718772241</text:p>
          </table:table-cell>
          <table:table-cell>
            <text:p>425656389</text:p>
          </table:table-cell>
          <table:table-cell>
            <text:p>550634642</text:p>
          </table:table-cell>
          <table:table-cell>
            <text:p>33438867</text:p>
          </table:table-cell>
          <table:table-cell>
            <text:p>897068473</text:p>
          </table:table-cell>
        </table:table-row>
        <table:table-row>
          <table:table-cell>
            <text:p>188513541</text:p>
          </table:table-cell>
          <table:table-cell>
            <text:p>850682743</text:p>
          </table:table-cell>
          <table:table-cell>
            <text:p>764046483</text:p>
          </table:table-cell>
          <table:table-cell>
            <text:p>399929986</text:p>
          </table:table-cell>
          <table:table-cell>
            <text:p>721128075</text:p>
          </table:table-cell>
          <table:table-cell>
            <text:p>36443598</text:p>
          </table:table-cell>
          <table:table-cell>
            <text:p>941297151</text:p>
          </table:table-cell>
        </table:table-row>
        <table:table-row>
          <table:table-cell>
            <text:p>689621537</text:p>
          </table:table-cell>
          <table:table-cell>
            <text:p>287711947</text:p>
          </table:table-cell>
          <table:table-cell>
            <text:p>651223632</text:p>
          </table:table-cell>
          <table:table-cell>
            <text:p>905726292</text:p>
          </table:table-cell>
          <table:table-cell>
            <text:p>434671308</text:p>
          </table:table-cell>
          <table:table-cell>
            <text:p>228514263</text:p>
          </table:table-cell>
          <table:table-cell>
            <text:p>64413388</text:p>
          </table:table-cell>
        </table:table-row>
        <table:table-row>
          <table:table-cell>
            <text:p>680709431</text:p>
          </table:table-cell>
          <table:table-cell>
            <text:p>242720068</text:p>
          </table:table-cell>
          <table:table-cell>
            <text:p>307437649</text:p>
          </table:table-cell>
          <table:table-cell>
            <text:p>653700751</text:p>
          </table:table-cell>
          <table:table-cell>
            <text:p>873074860</text:p>
          </table:table-cell>
          <table:table-cell>
            <text:p>551710044</text:p>
          </table:table-cell>
          <table:table-cell>
            <text:p>612743832</text:p>
          </table:table-cell>
        </table:table-row>
        <table:table-row>
          <table:table-cell>
            <text:p>100402772</text:p>
          </table:table-cell>
          <table:table-cell>
            <text:p>259439923</text:p>
          </table:table-cell>
          <table:table-cell>
            <text:p>939700667</text:p>
          </table:table-cell>
          <table:table-cell>
            <text:p>324106494</text:p>
          </table:table-cell>
          <table:table-cell>
            <text:p>100284062</text:p>
          </table:table-cell>
          <table:table-cell>
            <text:p>426007503</text:p>
          </table:table-cell>
          <table:table-cell>
            <text:p>617900631</text:p>
          </table:table-cell>
        </table:table-row>
        <table:table-row>
          <table:table-cell>
            <text:p>33648110</text:p>
          </table:table-cell>
          <table:table-cell>
            <text:p>967495353</text:p>
          </table:table-cell>
          <table:table-cell>
            <text:p>495004070</text:p>
          </table:table-cell>
          <table:table-cell>
            <text:p>437727565</text:p>
          </table:table-cell>
          <table:table-cell>
            <text:p>750764041</text:p>
          </table:table-cell>
          <table:table-cell>
            <text:p>281340563</text:p>
          </table:table-cell>
          <table:table-cell>
            <text:p>106737297</text:p>
          </table:table-cell>
        </table:table-row>
        <table:table-row>
          <table:table-cell>
            <text:p>973831289</text:p>
          </table:table-cell>
          <table:table-cell>
            <text:p>373614951</text:p>
          </table:table-cell>
          <table:table-cell>
            <text:p>701085934</text:p>
          </table:table-cell>
          <table:table-cell>
            <text:p>343990414</text:p>
          </table:table-cell>
          <table:table-cell>
            <text:p>267567417</text:p>
          </table:table-cell>
          <table:table-cell>
            <text:p>189969402</text:p>
          </table:table-cell>
          <table:table-cell>
            <text:p>652936480</text:p>
          </table:table-cell>
        </table:table-row>
        <table:table-row>
          <table:table-cell>
            <text:p>243762785</text:p>
          </table:table-cell>
          <table:table-cell>
            <text:p>762951381</text:p>
          </table:table-cell>
          <table:table-cell>
            <text:p>168183632</text:p>
          </table:table-cell>
          <table:table-cell>
            <text:p>952789481</text:p>
          </table:table-cell>
          <table:table-cell>
            <text:p>331472991</text:p>
          </table:table-cell>
          <table:table-cell>
            <text:p>9439357</text:p>
          </table:table-cell>
          <table:table-cell>
            <text:p>263853803</text:p>
          </table:table-cell>
        </table:table-row>
        <table:table-row>
          <table:table-cell>
            <text:p>99986816</text:p>
          </table:table-cell>
          <table:table-cell>
            <text:p>383282031</text:p>
          </table:table-cell>
          <table:table-cell>
            <text:p>861165921</text:p>
          </table:table-cell>
          <table:table-cell>
            <text:p>501882083</text:p>
          </table:table-cell>
          <table:table-cell>
            <text:p>224294952</text:p>
          </table:table-cell>
          <table:table-cell>
            <text:p>731760132</text:p>
          </table:table-cell>
          <table:table-cell>
            <text:p>644131579</text:p>
          </table:table-cell>
        </table:table-row>
        <table:table-row>
          <table:table-cell>
            <text:p>793268837</text:p>
          </table:table-cell>
          <table:table-cell>
            <text:p>409017546</text:p>
          </table:table-cell>
          <table:table-cell>
            <text:p>626066301</text:p>
          </table:table-cell>
          <table:table-cell>
            <text:p>229236411</text:p>
          </table:table-cell>
          <table:table-cell>
            <text:p>258021946</text:p>
          </table:table-cell>
          <table:table-cell>
            <text:p>245430389</text:p>
          </table:table-cell>
          <table:table-cell>
            <text:p>616067565</text:p>
          </table:table-cell>
        </table:table-row>
        <table:table-row>
          <table:table-cell>
            <text:p>511852606</text:p>
          </table:table-cell>
          <table:table-cell>
            <text:p>937209550</text:p>
          </table:table-cell>
          <table:table-cell>
            <text:p>463861146</text:p>
          </table:table-cell>
          <table:table-cell>
            <text:p>963296978</text:p>
          </table:table-cell>
          <table:table-cell>
            <text:p>794448399</text:p>
          </table:table-cell>
          <table:table-cell>
            <text:p>831558605</text:p>
          </table:table-cell>
          <table:table-cell>
            <text:p>545300395</text:p>
          </table:table-cell>
        </table:table-row>
        <table:table-row>
          <table:table-cell>
            <text:p>390146413</text:p>
          </table:table-cell>
          <table:table-cell>
            <text:p>634530639</text:p>
          </table:table-cell>
          <table:table-cell>
            <text:p>309020923</text:p>
          </table:table-cell>
          <table:table-cell>
            <text:p>989305494</text:p>
          </table:table-cell>
          <table:table-cell>
            <text:p>844316225</text:p>
          </table:table-cell>
          <table:table-cell>
            <text:p>62795792</text:p>
          </table:table-cell>
          <table:table-cell>
            <text:p>431622663</text:p>
          </table:table-cell>
        </table:table-row>
        <table:table-row>
          <table:table-cell>
            <text:p>730937173</text:p>
          </table:table-cell>
          <table:table-cell>
            <text:p>440062954</text:p>
          </table:table-cell>
          <table:table-cell>
            <text:p>587136744</text:p>
          </table:table-cell>
          <table:table-cell>
            <text:p>775111013</text:p>
          </table:table-cell>
          <table:table-cell>
            <text:p>74024934</text:p>
          </table:table-cell>
          <table:table-cell>
            <text:p>419489678</text:p>
          </table:table-cell>
          <table:table-cell>
            <text:p>20164369</text:p>
          </table:table-cell>
        </table:table-row>
        <table:table-row>
          <table:table-cell>
            <text:p>734022839</text:p>
          </table:table-cell>
          <table:table-cell>
            <text:p>394988262</text:p>
          </table:table-cell>
          <table:table-cell>
            <text:p>238243208</text:p>
          </table:table-cell>
          <table:table-cell>
            <text:p>897792217</text:p>
          </table:table-cell>
          <table:table-cell>
            <text:p>260795</text:p>
          </table:table-cell>
          <table:table-cell>
            <text:p>814563493</text:p>
          </table:table-cell>
          <table:table-cell>
            <text:p>504102267</text:p>
          </table:table-cell>
        </table:table-row>
        <table:table-row>
          <table:table-cell>
            <text:p>936155425</text:p>
          </table:table-cell>
          <table:table-cell>
            <text:p>943809032</text:p>
          </table:table-cell>
          <table:table-cell>
            <text:p>571900297</text:p>
          </table:table-cell>
          <table:table-cell>
            <text:p>132395460</text:p>
          </table:table-cell>
          <table:table-cell>
            <text:p>691613539</text:p>
          </table:table-cell>
          <table:table-cell>
            <text:p>335633656</text:p>
          </table:table-cell>
          <table:table-cell>
            <text:p>814270174</text:p>
          </table:table-cell>
        </table:table-row>
        <table:table-row>
          <table:table-cell>
            <text:p>980014493</text:p>
          </table:table-cell>
          <table:table-cell>
            <text:p>734749710</text:p>
          </table:table-cell>
          <table:table-cell>
            <text:p>509508439</text:p>
          </table:table-cell>
          <table:table-cell>
            <text:p>534580469</text:p>
          </table:table-cell>
          <table:table-cell>
            <text:p>289535292</text:p>
          </table:table-cell>
          <table:table-cell>
            <text:p>324341194</text:p>
          </table:table-cell>
          <table:table-cell>
            <text:p>154441557</text:p>
          </table:table-cell>
        </table:table-row>
        <table:table-row>
          <table:table-cell>
            <text:p>151065803</text:p>
          </table:table-cell>
          <table:table-cell>
            <text:p>351080416</text:p>
          </table:table-cell>
          <table:table-cell>
            <text:p>136211907</text:p>
          </table:table-cell>
          <table:table-cell>
            <text:p>310713074</text:p>
          </table:table-cell>
          <table:table-cell>
            <text:p>893297855</text:p>
          </table:table-cell>
          <table:table-cell>
            <text:p>473266522</text:p>
          </table:table-cell>
          <table:table-cell>
            <text:p>931394125</text:p>
          </table:table-cell>
        </table:table-row>
        <table:table-row>
          <table:table-cell>
            <text:p>388707378</text:p>
          </table:table-cell>
          <table:table-cell>
            <text:p>7892272</text:p>
          </table:table-cell>
          <table:table-cell>
            <text:p>537081943</text:p>
          </table:table-cell>
          <table:table-cell>
            <text:p>219957400</text:p>
          </table:table-cell>
          <table:table-cell>
            <text:p>989103971</text:p>
          </table:table-cell>
          <table:table-cell>
            <text:p>293960290</text:p>
          </table:table-cell>
          <table:table-cell>
            <text:p>903482507</text:p>
          </table:table-cell>
        </table:table-row>
        <table:table-row>
          <table:table-cell>
            <text:p>662015166</text:p>
          </table:table-cell>
          <table:table-cell>
            <text:p>218545416</text:p>
          </table:table-cell>
          <table:table-cell>
            <text:p>712343244</text:p>
          </table:table-cell>
          <table:table-cell>
            <text:p>717976910</text:p>
          </table:table-cell>
          <table:table-cell>
            <text:p>912476860</text:p>
          </table:table-cell>
          <table:table-cell>
            <text:p>845503732</text:p>
          </table:table-cell>
          <table:table-cell>
            <text:p>454118306</text:p>
          </table:table-cell>
        </table:table-row>
        <table:table-row>
          <table:table-cell>
            <text:p>486913413</text:p>
          </table:table-cell>
          <table:table-cell>
            <text:p>327849092</text:p>
          </table:table-cell>
          <table:table-cell>
            <text:p>606024386</text:p>
          </table:table-cell>
          <table:table-cell>
            <text:p>309331275</text:p>
          </table:table-cell>
          <table:table-cell>
            <text:p>41977438</text:p>
          </table:table-cell>
          <table:table-cell>
            <text:p>172385439</text:p>
          </table:table-cell>
          <table:table-cell>
            <text:p>165075267</text:p>
          </table:table-cell>
        </table:table-row>
        <table:table-row>
          <table:table-cell>
            <text:p>655288178</text:p>
          </table:table-cell>
          <table:table-cell>
            <text:p>167598515</text:p>
          </table:table-cell>
          <table:table-cell>
            <text:p>829744286</text:p>
          </table:table-cell>
          <table:table-cell>
            <text:p>995320062</text:p>
          </table:table-cell>
          <table:table-cell>
            <text:p>690714814</text:p>
          </table:table-cell>
          <table:table-cell>
            <text:p>366301341</text:p>
          </table:table-cell>
          <table:table-cell>
            <text:p>139664354</text:p>
          </table:table-cell>
        </table:table-row>
        <table:table-row>
          <table:table-cell>
            <text:p>854854265</text:p>
          </table:table-cell>
          <table:table-cell>
            <text:p>317814281</text:p>
          </table:table-cell>
          <table:table-cell>
            <text:p>392850037</text:p>
          </table:table-cell>
          <table:table-cell>
            <text:p>247582841</text:p>
          </table:table-cell>
          <table:table-cell>
            <text:p>958241368</text:p>
          </table:table-cell>
          <table:table-cell>
            <text:p>917368398</text:p>
          </table:table-cell>
          <table:table-cell>
            <text:p>825941751</text:p>
          </table:table-cell>
        </table:table-row>
        <table:table-row>
          <table:table-cell>
            <text:p>660145699</text:p>
          </table:table-cell>
          <table:table-cell>
            <text:p>817604348</text:p>
          </table:table-cell>
          <table:table-cell>
            <text:p>750919658</text:p>
          </table:table-cell>
          <table:table-cell>
            <text:p>577706465</text:p>
          </table:table-cell>
          <table:table-cell>
            <text:p>776832733</text:p>
          </table:table-cell>
          <table:table-cell>
            <text:p>682957867</text:p>
          </table:table-cell>
          <table:table-cell>
            <text:p>533675955</text:p>
          </table:table-cell>
        </table:table-row>
        <table:table-row>
          <table:table-cell>
            <text:p>643017190</text:p>
          </table:table-cell>
          <table:table-cell>
            <text:p>272769971</text:p>
          </table:table-cell>
          <table:table-cell>
            <text:p>802150525</text:p>
          </table:table-cell>
          <table:table-cell>
            <text:p>953859815</text:p>
          </table:table-cell>
          <table:table-cell>
            <text:p>53323587</text:p>
          </table:table-cell>
          <table:table-cell>
            <text:p>898037792</text:p>
          </table:table-cell>
          <table:table-cell>
            <text:p>873241223</text:p>
          </table:table-cell>
        </table:table-row>
        <table:table-row>
          <table:table-cell>
            <text:p>666506058</text:p>
          </table:table-cell>
          <table:table-cell>
            <text:p>655164020</text:p>
          </table:table-cell>
          <table:table-cell>
            <text:p>577053255</text:p>
          </table:table-cell>
          <table:table-cell>
            <text:p>140296064</text:p>
          </table:table-cell>
          <table:table-cell>
            <text:p>167294468</text:p>
          </table:table-cell>
          <table:table-cell>
            <text:p>324637828</text:p>
          </table:table-cell>
          <table:table-cell>
            <text:p>393442261</text:p>
          </table:table-cell>
        </table:table-row>
        <table:table-row>
          <table:table-cell>
            <text:p>704071168</text:p>
          </table:table-cell>
          <table:table-cell>
            <text:p>590242506</text:p>
          </table:table-cell>
          <table:table-cell>
            <text:p>765565355</text:p>
          </table:table-cell>
          <table:table-cell>
            <text:p>73170801</text:p>
          </table:table-cell>
          <table:table-cell>
            <text:p>854506943</text:p>
          </table:table-cell>
          <table:table-cell>
            <text:p>136349926</text:p>
          </table:table-cell>
          <table:table-cell>
            <text:p>165872537</text:p>
          </table:table-cell>
        </table:table-row>
        <table:table-row>
          <table:table-cell>
            <text:p>76646572</text:p>
          </table:table-cell>
          <table:table-cell>
            <text:p>302198219</text:p>
          </table:table-cell>
          <table:table-cell>
            <text:p>363571532</text:p>
          </table:table-cell>
          <table:table-cell>
            <text:p>891672477</text:p>
          </table:table-cell>
          <table:table-cell>
            <text:p>872611553</text:p>
          </table:table-cell>
          <table:table-cell>
            <text:p>373437349</text:p>
          </table:table-cell>
          <table:table-cell>
            <text:p>144094125</text:p>
          </table:table-cell>
        </table:table-row>
        <table:table-row>
          <table:table-cell>
            <text:p>76559354</text:p>
          </table:table-cell>
          <table:table-cell>
            <text:p>871332788</text:p>
          </table:table-cell>
          <table:table-cell>
            <text:p>1639859</text:p>
          </table:table-cell>
          <table:table-cell>
            <text:p>479785018</text:p>
          </table:table-cell>
          <table:table-cell>
            <text:p>739545466</text:p>
          </table:table-cell>
          <table:table-cell>
            <text:p>760291977</text:p>
          </table:table-cell>
          <table:table-cell>
            <text:p>286977462</text:p>
          </table:table-cell>
        </table:table-row>
        <table:table-row>
          <table:table-cell>
            <text:p>959312673</text:p>
          </table:table-cell>
          <table:table-cell>
            <text:p>943574684</text:p>
          </table:table-cell>
          <table:table-cell>
            <text:p>111453204</text:p>
          </table:table-cell>
          <table:table-cell>
            <text:p>816725226</text:p>
          </table:table-cell>
          <table:table-cell>
            <text:p>466530906</text:p>
          </table:table-cell>
          <table:table-cell>
            <text:p>932192758</text:p>
          </table:table-cell>
          <table:table-cell>
            <text:p>866838863</text:p>
          </table:table-cell>
        </table:table-row>
        <table:table-row>
          <table:table-cell>
            <text:p>636663618</text:p>
          </table:table-cell>
          <table:table-cell>
            <text:p>171719209</text:p>
          </table:table-cell>
          <table:table-cell>
            <text:p>600092205</text:p>
          </table:table-cell>
          <table:table-cell>
            <text:p>535414953</text:p>
          </table:table-cell>
          <table:table-cell>
            <text:p>519985637</text:p>
          </table:table-cell>
          <table:table-cell>
            <text:p>40783683</text:p>
          </table:table-cell>
          <table:table-cell>
            <text:p>587390415</text:p>
          </table:table-cell>
        </table:table-row>
        <table:table-row>
          <table:table-cell>
            <text:p>936512465</text:p>
          </table:table-cell>
          <table:table-cell>
            <text:p>135708569</text:p>
          </table:table-cell>
          <table:table-cell>
            <text:p>236667480</text:p>
          </table:table-cell>
          <table:table-cell>
            <text:p>836404845</text:p>
          </table:table-cell>
          <table:table-cell>
            <text:p>61690373</text:p>
          </table:table-cell>
          <table:table-cell>
            <text:p>802146506</text:p>
          </table:table-cell>
          <table:table-cell>
            <text:p>229443644</text:p>
          </table:table-cell>
        </table:table-row>
        <table:table-row>
          <table:table-cell>
            <text:p>277231148</text:p>
          </table:table-cell>
          <table:table-cell>
            <text:p>498135503</text:p>
          </table:table-cell>
          <table:table-cell>
            <text:p>31454269</text:p>
          </table:table-cell>
          <table:table-cell>
            <text:p>256114512</text:p>
          </table:table-cell>
          <table:table-cell>
            <text:p>91489449</text:p>
          </table:table-cell>
          <table:table-cell>
            <text:p>821540809</text:p>
          </table:table-cell>
          <table:table-cell>
            <text:p>267927519</text:p>
          </table:table-cell>
        </table:table-row>
        <table:table-row>
          <table:table-cell>
            <text:p>436710376</text:p>
          </table:table-cell>
          <table:table-cell>
            <text:p>754569339</text:p>
          </table:table-cell>
          <table:table-cell>
            <text:p>771422668</text:p>
          </table:table-cell>
          <table:table-cell>
            <text:p>220133223</text:p>
          </table:table-cell>
          <table:table-cell>
            <text:p>623760099</text:p>
          </table:table-cell>
          <table:table-cell>
            <text:p>824573682</text:p>
          </table:table-cell>
          <table:table-cell>
            <text:p>273202198</text:p>
          </table:table-cell>
        </table:table-row>
        <table:table-row>
          <table:table-cell>
            <text:p>67277120</text:p>
          </table:table-cell>
          <table:table-cell>
            <text:p>606311090</text:p>
          </table:table-cell>
          <table:table-cell>
            <text:p>919627463</text:p>
          </table:table-cell>
          <table:table-cell>
            <text:p>92231270</text:p>
          </table:table-cell>
          <table:table-cell>
            <text:p>924661079</text:p>
          </table:table-cell>
          <table:table-cell>
            <text:p>709928546</text:p>
          </table:table-cell>
          <table:table-cell>
            <text:p>520613608</text:p>
          </table:table-cell>
        </table:table-row>
        <table:table-row>
          <table:table-cell>
            <text:p>718646160</text:p>
          </table:table-cell>
          <table:table-cell>
            <text:p>319441915</text:p>
          </table:table-cell>
          <table:table-cell>
            <text:p>179264020</text:p>
          </table:table-cell>
          <table:table-cell>
            <text:p>929672461</text:p>
          </table:table-cell>
          <table:table-cell>
            <text:p>885934277</text:p>
          </table:table-cell>
          <table:table-cell>
            <text:p>203284174</text:p>
          </table:table-cell>
          <table:table-cell>
            <text:p>139169088</text:p>
          </table:table-cell>
        </table:table-row>
        <table:table-row>
          <table:table-cell>
            <text:p>592191379</text:p>
          </table:table-cell>
          <table:table-cell>
            <text:p>602836715</text:p>
          </table:table-cell>
          <table:table-cell>
            <text:p>392201480</text:p>
          </table:table-cell>
          <table:table-cell>
            <text:p>57595435</text:p>
          </table:table-cell>
          <table:table-cell>
            <text:p>75116095</text:p>
          </table:table-cell>
          <table:table-cell>
            <text:p>895116900</text:p>
          </table:table-cell>
          <table:table-cell>
            <text:p>772361659</text:p>
          </table:table-cell>
        </table:table-row>
        <table:table-row>
          <table:table-cell>
            <text:p>102997760</text:p>
          </table:table-cell>
          <table:table-cell>
            <text:p>892574366</text:p>
          </table:table-cell>
          <table:table-cell>
            <text:p>20487488</text:p>
          </table:table-cell>
          <table:table-cell>
            <text:p>726883855</text:p>
          </table:table-cell>
          <table:table-cell>
            <text:p>255886269</text:p>
          </table:table-cell>
          <table:table-cell>
            <text:p>689762100</text:p>
          </table:table-cell>
          <table:table-cell>
            <text:p>418607004</text:p>
          </table:table-cell>
        </table:table-row>
        <table:table-row>
          <table:table-cell>
            <text:p>534919258</text:p>
          </table:table-cell>
          <table:table-cell>
            <text:p>203001291</text:p>
          </table:table-cell>
          <table:table-cell>
            <text:p>80855685</text:p>
          </table:table-cell>
          <table:table-cell>
            <text:p>291073666</text:p>
          </table:table-cell>
          <table:table-cell>
            <text:p>649488442</text:p>
          </table:table-cell>
          <table:table-cell>
            <text:p>251095455</text:p>
          </table:table-cell>
          <table:table-cell>
            <text:p>68586799</text:p>
          </table:table-cell>
        </table:table-row>
        <table:table-row>
          <table:table-cell>
            <text:p>442640146</text:p>
          </table:table-cell>
          <table:table-cell>
            <text:p>404437269</text:p>
          </table:table-cell>
          <table:table-cell>
            <text:p>423634360</text:p>
          </table:table-cell>
          <table:table-cell>
            <text:p>742246299</text:p>
          </table:table-cell>
          <table:table-cell>
            <text:p>727890809</text:p>
          </table:table-cell>
          <table:table-cell>
            <text:p>94144767</text:p>
          </table:table-cell>
          <table:table-cell>
            <text:p>534189945</text:p>
          </table:table-cell>
        </table:table-row>
        <table:table-row>
          <table:table-cell>
            <text:p>175440976</text:p>
          </table:table-cell>
          <table:table-cell>
            <text:p>475533623</text:p>
          </table:table-cell>
          <table:table-cell>
            <text:p>803512780</text:p>
          </table:table-cell>
          <table:table-cell>
            <text:p>640548727</text:p>
          </table:table-cell>
          <table:table-cell>
            <text:p>163799350</text:p>
          </table:table-cell>
          <table:table-cell>
            <text:p>860858005</text:p>
          </table:table-cell>
          <table:table-cell>
            <text:p>586790067</text:p>
          </table:table-cell>
        </table:table-row>
        <table:table-row>
          <table:table-cell>
            <text:p>560229715</text:p>
          </table:table-cell>
          <table:table-cell>
            <text:p>409303008</text:p>
          </table:table-cell>
          <table:table-cell>
            <text:p>165102547</text:p>
          </table:table-cell>
          <table:table-cell>
            <text:p>194026542</text:p>
          </table:table-cell>
          <table:table-cell>
            <text:p>448255876</text:p>
          </table:table-cell>
          <table:table-cell>
            <text:p>893151314</text:p>
          </table:table-cell>
          <table:table-cell>
            <text:p>735801559</text:p>
          </table:table-cell>
        </table:table-row>
        <table:table-row>
          <table:table-cell>
            <text:p>238617353</text:p>
          </table:table-cell>
          <table:table-cell>
            <text:p>446946825</text:p>
          </table:table-cell>
          <table:table-cell>
            <text:p>286277261</text:p>
          </table:table-cell>
          <table:table-cell>
            <text:p>569927815</text:p>
          </table:table-cell>
          <table:table-cell>
            <text:p>182572077</text:p>
          </table:table-cell>
          <table:table-cell>
            <text:p>994735757</text:p>
          </table:table-cell>
          <table:table-cell>
            <text:p>625083196</text:p>
          </table:table-cell>
        </table:table-row>
        <table:table-row>
          <table:table-cell>
            <text:p>423363011</text:p>
          </table:table-cell>
          <table:table-cell>
            <text:p>416440284</text:p>
          </table:table-cell>
          <table:table-cell>
            <text:p>932076441</text:p>
          </table:table-cell>
          <table:table-cell>
            <text:p>956653068</text:p>
          </table:table-cell>
          <table:table-cell>
            <text:p>797039469</text:p>
          </table:table-cell>
          <table:table-cell>
            <text:p>808948535</text:p>
          </table:table-cell>
          <table:table-cell>
            <text:p>750301036</text:p>
          </table:table-cell>
        </table:table-row>
        <table:table-row>
          <table:table-cell>
            <text:p>23652574</text:p>
          </table:table-cell>
          <table:table-cell>
            <text:p>471488007</text:p>
          </table:table-cell>
          <table:table-cell>
            <text:p>163997645</text:p>
          </table:table-cell>
          <table:table-cell>
            <text:p>590570815</text:p>
          </table:table-cell>
          <table:table-cell>
            <text:p>390720463</text:p>
          </table:table-cell>
          <table:table-cell>
            <text:p>824390957</text:p>
          </table:table-cell>
          <table:table-cell>
            <text:p>910071709</text:p>
          </table:table-cell>
        </table:table-row>
        <table:table-row>
          <table:table-cell>
            <text:p>919573522</text:p>
          </table:table-cell>
          <table:table-cell>
            <text:p>832207839</text:p>
          </table:table-cell>
          <table:table-cell>
            <text:p>116592352</text:p>
          </table:table-cell>
          <table:table-cell>
            <text:p>4863755</text:p>
          </table:table-cell>
          <table:table-cell>
            <text:p>489773580</text:p>
          </table:table-cell>
          <table:table-cell>
            <text:p>446819757</text:p>
          </table:table-cell>
          <table:table-cell>
            <text:p>163305309</text:p>
          </table:table-cell>
        </table:table-row>
        <table:table-row>
          <table:table-cell>
            <text:p>371001170</text:p>
          </table:table-cell>
          <table:table-cell>
            <text:p>37945904</text:p>
          </table:table-cell>
          <table:table-cell>
            <text:p>859843539</text:p>
          </table:table-cell>
          <table:table-cell>
            <text:p>573289546</text:p>
          </table:table-cell>
          <table:table-cell>
            <text:p>161330838</text:p>
          </table:table-cell>
          <table:table-cell>
            <text:p>601049899</text:p>
          </table:table-cell>
          <table:table-cell>
            <text:p>396299667</text:p>
          </table:table-cell>
        </table:table-row>
        <table:table-row>
          <table:table-cell>
            <text:p>956801027</text:p>
          </table:table-cell>
          <table:table-cell>
            <text:p>178701531</text:p>
          </table:table-cell>
          <table:table-cell>
            <text:p>377685228</text:p>
          </table:table-cell>
          <table:table-cell>
            <text:p>122408407</text:p>
          </table:table-cell>
          <table:table-cell>
            <text:p>714010780</text:p>
          </table:table-cell>
          <table:table-cell>
            <text:p>505517045</text:p>
          </table:table-cell>
          <table:table-cell>
            <text:p>865853682</text:p>
          </table:table-cell>
        </table:table-row>
        <table:table-row>
          <table:table-cell>
            <text:p>64336408</text:p>
          </table:table-cell>
          <table:table-cell>
            <text:p>260540939</text:p>
          </table:table-cell>
          <table:table-cell>
            <text:p>902074312</text:p>
          </table:table-cell>
          <table:table-cell>
            <text:p>433709417</text:p>
          </table:table-cell>
          <table:table-cell>
            <text:p>677688966</text:p>
          </table:table-cell>
          <table:table-cell>
            <text:p>43282574</text:p>
          </table:table-cell>
          <table:table-cell>
            <text:p>979324476</text:p>
          </table:table-cell>
        </table:table-row>
        <table:table-row>
          <table:table-cell>
            <text:p>175718488</text:p>
          </table:table-cell>
          <table:table-cell>
            <text:p>450447844</text:p>
          </table:table-cell>
          <table:table-cell>
            <text:p>880135302</text:p>
          </table:table-cell>
          <table:table-cell>
            <text:p>662161595</text:p>
          </table:table-cell>
          <table:table-cell>
            <text:p>810542941</text:p>
          </table:table-cell>
          <table:table-cell>
            <text:p>295737787</text:p>
          </table:table-cell>
          <table:table-cell>
            <text:p>208482232</text:p>
          </table:table-cell>
        </table:table-row>
        <table:table-row>
          <table:table-cell>
            <text:p>454406857</text:p>
          </table:table-cell>
          <table:table-cell>
            <text:p>802655698</text:p>
          </table:table-cell>
          <table:table-cell>
            <text:p>21544902</text:p>
          </table:table-cell>
          <table:table-cell>
            <text:p>892296174</text:p>
          </table:table-cell>
          <table:table-cell>
            <text:p>451073196</text:p>
          </table:table-cell>
          <table:table-cell>
            <text:p>850875122</text:p>
          </table:table-cell>
          <table:table-cell>
            <text:p>197970121</text:p>
          </table:table-cell>
        </table:table-row>
        <table:table-row>
          <table:table-cell>
            <text:p>289540065</text:p>
          </table:table-cell>
          <table:table-cell>
            <text:p>182446997</text:p>
          </table:table-cell>
          <table:table-cell>
            <text:p>51957184</text:p>
          </table:table-cell>
          <table:table-cell>
            <text:p>195134907</text:p>
          </table:table-cell>
          <table:table-cell>
            <text:p>723096675</text:p>
          </table:table-cell>
          <table:table-cell>
            <text:p>18215995</text:p>
          </table:table-cell>
          <table:table-cell>
            <text:p>697485889</text:p>
          </table:table-cell>
        </table:table-row>
        <table:table-row>
          <table:table-cell>
            <text:p>623025779</text:p>
          </table:table-cell>
          <table:table-cell>
            <text:p>29199292</text:p>
          </table:table-cell>
          <table:table-cell>
            <text:p>712820563</text:p>
          </table:table-cell>
          <table:table-cell>
            <text:p>591388243</text:p>
          </table:table-cell>
          <table:table-cell>
            <text:p>77367797</text:p>
          </table:table-cell>
          <table:table-cell>
            <text:p>740618220</text:p>
          </table:table-cell>
          <table:table-cell>
            <text:p>250380110</text:p>
          </table:table-cell>
        </table:table-row>
        <table:table-row>
          <table:table-cell>
            <text:p>959446963</text:p>
          </table:table-cell>
          <table:table-cell>
            <text:p>77141443</text:p>
          </table:table-cell>
          <table:table-cell>
            <text:p>554757893</text:p>
          </table:table-cell>
          <table:table-cell>
            <text:p>297632459</text:p>
          </table:table-cell>
          <table:table-cell>
            <text:p>295598298</text:p>
          </table:table-cell>
          <table:table-cell>
            <text:p>432652889</text:p>
          </table:table-cell>
          <table:table-cell>
            <text:p>748140377</text:p>
          </table:table-cell>
        </table:table-row>
        <table:table-row>
          <table:table-cell>
            <text:p>225250839</text:p>
          </table:table-cell>
          <table:table-cell>
            <text:p>154958229</text:p>
          </table:table-cell>
          <table:table-cell>
            <text:p>448135576</text:p>
          </table:table-cell>
          <table:table-cell>
            <text:p>170542471</text:p>
          </table:table-cell>
          <table:table-cell>
            <text:p>917161133</text:p>
          </table:table-cell>
          <table:table-cell>
            <text:p>174619526</text:p>
          </table:table-cell>
          <table:table-cell>
            <text:p>149230369</text:p>
          </table:table-cell>
        </table:table-row>
        <table:table-row>
          <table:table-cell>
            <text:p>595093117</text:p>
          </table:table-cell>
          <table:table-cell>
            <text:p>312413884</text:p>
          </table:table-cell>
          <table:table-cell>
            <text:p>135667867</text:p>
          </table:table-cell>
          <table:table-cell>
            <text:p>277178799</text:p>
          </table:table-cell>
          <table:table-cell>
            <text:p>185636447</text:p>
          </table:table-cell>
          <table:table-cell>
            <text:p>503817556</text:p>
          </table:table-cell>
          <table:table-cell>
            <text:p>295577690</text:p>
          </table:table-cell>
        </table:table-row>
        <table:table-row>
          <table:table-cell>
            <text:p>462115346</text:p>
          </table:table-cell>
          <table:table-cell>
            <text:p>892490869</text:p>
          </table:table-cell>
          <table:table-cell>
            <text:p>790432978</text:p>
          </table:table-cell>
          <table:table-cell>
            <text:p>766152335</text:p>
          </table:table-cell>
          <table:table-cell>
            <text:p>552446553</text:p>
          </table:table-cell>
          <table:table-cell>
            <text:p>277913387</text:p>
          </table:table-cell>
          <table:table-cell>
            <text:p>739815374</text:p>
          </table:table-cell>
        </table:table-row>
        <table:table-row>
          <table:table-cell>
            <text:p>635883220</text:p>
          </table:table-cell>
          <table:table-cell>
            <text:p>777894818</text:p>
          </table:table-cell>
          <table:table-cell>
            <text:p>114778947</text:p>
          </table:table-cell>
          <table:table-cell>
            <text:p>46321135</text:p>
          </table:table-cell>
          <table:table-cell>
            <text:p>655462044</text:p>
          </table:table-cell>
          <table:table-cell>
            <text:p>107568086</text:p>
          </table:table-cell>
          <table:table-cell>
            <text:p>796722651</text:p>
          </table:table-cell>
        </table:table-row>
        <table:table-row>
          <table:table-cell>
            <text:p>578576873</text:p>
          </table:table-cell>
          <table:table-cell>
            <text:p>538515134</text:p>
          </table:table-cell>
          <table:table-cell>
            <text:p>118061266</text:p>
          </table:table-cell>
          <table:table-cell>
            <text:p>678182866</text:p>
          </table:table-cell>
          <table:table-cell>
            <text:p>538327690</text:p>
          </table:table-cell>
          <table:table-cell>
            <text:p>964259453</text:p>
          </table:table-cell>
          <table:table-cell>
            <text:p>709083074</text:p>
          </table:table-cell>
        </table:table-row>
        <table:table-row>
          <table:table-cell>
            <text:p>141571662</text:p>
          </table:table-cell>
          <table:table-cell>
            <text:p>996366250</text:p>
          </table:table-cell>
          <table:table-cell>
            <text:p>104835198</text:p>
          </table:table-cell>
          <table:table-cell>
            <text:p>206721455</text:p>
          </table:table-cell>
          <table:table-cell>
            <text:p>742771303</text:p>
          </table:table-cell>
          <table:table-cell>
            <text:p>10132257</text:p>
          </table:table-cell>
          <table:table-cell>
            <text:p>729501219</text:p>
          </table:table-cell>
        </table:table-row>
        <table:table-row>
          <table:table-cell>
            <text:p>288427436</text:p>
          </table:table-cell>
          <table:table-cell>
            <text:p>744414638</text:p>
          </table:table-cell>
          <table:table-cell>
            <text:p>488140846</text:p>
          </table:table-cell>
          <table:table-cell>
            <text:p>849912105</text:p>
          </table:table-cell>
          <table:table-cell>
            <text:p>200363903</text:p>
          </table:table-cell>
          <table:table-cell>
            <text:p>39658037</text:p>
          </table:table-cell>
          <table:table-cell>
            <text:p>22614679</text:p>
          </table:table-cell>
        </table:table-row>
        <table:table-row>
          <table:table-cell>
            <text:p>901269438</text:p>
          </table:table-cell>
          <table:table-cell>
            <text:p>272365800</text:p>
          </table:table-cell>
          <table:table-cell>
            <text:p>422240071</text:p>
          </table:table-cell>
          <table:table-cell>
            <text:p>887763901</text:p>
          </table:table-cell>
          <table:table-cell>
            <text:p>863609667</text:p>
          </table:table-cell>
          <table:table-cell>
            <text:p>402323818</text:p>
          </table:table-cell>
          <table:table-cell>
            <text:p>192120299</text:p>
          </table:table-cell>
        </table:table-row>
        <table:table-row>
          <table:table-cell>
            <text:p>901883576</text:p>
          </table:table-cell>
          <table:table-cell>
            <text:p>288122787</text:p>
          </table:table-cell>
          <table:table-cell>
            <text:p>962754000</text:p>
          </table:table-cell>
          <table:table-cell>
            <text:p>418245260</text:p>
          </table:table-cell>
          <table:table-cell>
            <text:p>175041310</text:p>
          </table:table-cell>
          <table:table-cell>
            <text:p>944952583</text:p>
          </table:table-cell>
          <table:table-cell>
            <text:p>753742629</text:p>
          </table:table-cell>
        </table:table-row>
        <table:table-row>
          <table:table-cell>
            <text:p>440447432</text:p>
          </table:table-cell>
          <table:table-cell>
            <text:p>589268507</text:p>
          </table:table-cell>
          <table:table-cell>
            <text:p>688110653</text:p>
          </table:table-cell>
          <table:table-cell>
            <text:p>72311703</text:p>
          </table:table-cell>
          <table:table-cell>
            <text:p>331061411</text:p>
          </table:table-cell>
          <table:table-cell>
            <text:p>138337844</text:p>
          </table:table-cell>
          <table:table-cell>
            <text:p>915116920</text:p>
          </table:table-cell>
        </table:table-row>
        <table:table-row>
          <table:table-cell>
            <text:p>598429778</text:p>
          </table:table-cell>
          <table:table-cell>
            <text:p>231842737</text:p>
          </table:table-cell>
          <table:table-cell>
            <text:p>120291962</text:p>
          </table:table-cell>
          <table:table-cell>
            <text:p>557670814</text:p>
          </table:table-cell>
          <table:table-cell>
            <text:p>116800315</text:p>
          </table:table-cell>
          <table:table-cell>
            <text:p>121893884</text:p>
          </table:table-cell>
          <table:table-cell>
            <text:p>685328162</text:p>
          </table:table-cell>
        </table:table-row>
        <table:table-row>
          <table:table-cell>
            <text:p>898428683</text:p>
          </table:table-cell>
          <table:table-cell>
            <text:p>632224850</text:p>
          </table:table-cell>
          <table:table-cell>
            <text:p>937279852</text:p>
          </table:table-cell>
          <table:table-cell>
            <text:p>165145705</text:p>
          </table:table-cell>
          <table:table-cell>
            <text:p>559880375</text:p>
          </table:table-cell>
          <table:table-cell>
            <text:p>915466176</text:p>
          </table:table-cell>
          <table:table-cell>
            <text:p>502799601</text:p>
          </table:table-cell>
        </table:table-row>
        <table:table-row>
          <table:table-cell>
            <text:p>161178107</text:p>
          </table:table-cell>
          <table:table-cell>
            <text:p>807645672</text:p>
          </table:table-cell>
          <table:table-cell>
            <text:p>557935651</text:p>
          </table:table-cell>
          <table:table-cell>
            <text:p>475355789</text:p>
          </table:table-cell>
          <table:table-cell>
            <text:p>641361655</text:p>
          </table:table-cell>
          <table:table-cell>
            <text:p>245484375</text:p>
          </table:table-cell>
          <table:table-cell>
            <text:p>688393749</text:p>
          </table:table-cell>
        </table:table-row>
        <table:table-row>
          <table:table-cell>
            <text:p>131370982</text:p>
          </table:table-cell>
          <table:table-cell>
            <text:p>65421897</text:p>
          </table:table-cell>
          <table:table-cell>
            <text:p>482717038</text:p>
          </table:table-cell>
          <table:table-cell>
            <text:p>839619554</text:p>
          </table:table-cell>
          <table:table-cell>
            <text:p>296349335</text:p>
          </table:table-cell>
          <table:table-cell>
            <text:p>641756681</text:p>
          </table:table-cell>
          <table:table-cell>
            <text:p>258175283</text:p>
          </table:table-cell>
        </table:table-row>
        <table:table-row>
          <table:table-cell>
            <text:p>784265722</text:p>
          </table:table-cell>
          <table:table-cell>
            <text:p>790282518</text:p>
          </table:table-cell>
          <table:table-cell>
            <text:p>867765129</text:p>
          </table:table-cell>
          <table:table-cell>
            <text:p>944841992</text:p>
          </table:table-cell>
          <table:table-cell>
            <text:p>421981005</text:p>
          </table:table-cell>
          <table:table-cell>
            <text:p>673845253</text:p>
          </table:table-cell>
          <table:table-cell>
            <text:p>156005908</text:p>
          </table:table-cell>
        </table:table-row>
        <table:table-row>
          <table:table-cell>
            <text:p>303931779</text:p>
          </table:table-cell>
          <table:table-cell>
            <text:p>692295976</text:p>
          </table:table-cell>
          <table:table-cell>
            <text:p>934250681</text:p>
          </table:table-cell>
          <table:table-cell>
            <text:p>594087017</text:p>
          </table:table-cell>
          <table:table-cell>
            <text:p>988722659</text:p>
          </table:table-cell>
          <table:table-cell>
            <text:p>425817324</text:p>
          </table:table-cell>
          <table:table-cell>
            <text:p>14877751</text:p>
          </table:table-cell>
        </table:table-row>
        <table:table-row>
          <table:table-cell>
            <text:p>349580361</text:p>
          </table:table-cell>
          <table:table-cell>
            <text:p>415963801</text:p>
          </table:table-cell>
          <table:table-cell>
            <text:p>264186226</text:p>
          </table:table-cell>
          <table:table-cell>
            <text:p>611444824</text:p>
          </table:table-cell>
          <table:table-cell>
            <text:p>358331865</text:p>
          </table:table-cell>
          <table:table-cell>
            <text:p>851514462</text:p>
          </table:table-cell>
          <table:table-cell>
            <text:p>753326882</text:p>
          </table:table-cell>
        </table:table-row>
        <table:table-row>
          <table:table-cell>
            <text:p>154706495</text:p>
          </table:table-cell>
          <table:table-cell>
            <text:p>568347576</text:p>
          </table:table-cell>
          <table:table-cell>
            <text:p>568433707</text:p>
          </table:table-cell>
          <table:table-cell>
            <text:p>911392926</text:p>
          </table:table-cell>
          <table:table-cell>
            <text:p>205867580</text:p>
          </table:table-cell>
          <table:table-cell>
            <text:p>114059258</text:p>
          </table:table-cell>
          <table:table-cell>
            <text:p>770367937</text:p>
          </table:table-cell>
        </table:table-row>
        <table:table-row>
          <table:table-cell>
            <text:p>81377657</text:p>
          </table:table-cell>
          <table:table-cell>
            <text:p>729957002</text:p>
          </table:table-cell>
          <table:table-cell>
            <text:p>470578142</text:p>
          </table:table-cell>
          <table:table-cell>
            <text:p>176597794</text:p>
          </table:table-cell>
          <table:table-cell>
            <text:p>137740332</text:p>
          </table:table-cell>
          <table:table-cell>
            <text:p>699460635</text:p>
          </table:table-cell>
          <table:table-cell>
            <text:p>783091569</text:p>
          </table:table-cell>
        </table:table-row>
        <table:table-row>
          <table:table-cell>
            <text:p>808486493</text:p>
          </table:table-cell>
          <table:table-cell>
            <text:p>724411218</text:p>
          </table:table-cell>
          <table:table-cell>
            <text:p>643621809</text:p>
          </table:table-cell>
          <table:table-cell>
            <text:p>285870737</text:p>
          </table:table-cell>
          <table:table-cell>
            <text:p>597330049</text:p>
          </table:table-cell>
          <table:table-cell>
            <text:p>409246513</text:p>
          </table:table-cell>
          <table:table-cell>
            <text:p>535887840</text:p>
          </table:table-cell>
        </table:table-row>
        <table:table-row>
          <table:table-cell>
            <text:p>170327902</text:p>
          </table:table-cell>
          <table:table-cell>
            <text:p>279604087</text:p>
          </table:table-cell>
          <table:table-cell>
            <text:p>209646001</text:p>
          </table:table-cell>
          <table:table-cell>
            <text:p>767268251</text:p>
          </table:table-cell>
          <table:table-cell>
            <text:p>828333140</text:p>
          </table:table-cell>
          <table:table-cell>
            <text:p>623181321</text:p>
          </table:table-cell>
          <table:table-cell>
            <text:p>138347905</text:p>
          </table:table-cell>
        </table:table-row>
        <table:table-row>
          <table:table-cell>
            <text:p>259455255</text:p>
          </table:table-cell>
          <table:table-cell>
            <text:p>501337784</text:p>
          </table:table-cell>
          <table:table-cell>
            <text:p>721541148</text:p>
          </table:table-cell>
          <table:table-cell>
            <text:p>813968502</text:p>
          </table:table-cell>
          <table:table-cell>
            <text:p>952078789</text:p>
          </table:table-cell>
          <table:table-cell>
            <text:p>400565886</text:p>
          </table:table-cell>
          <table:table-cell>
            <text:p>52755190</text:p>
          </table:table-cell>
        </table:table-row>
        <table:table-row>
          <table:table-cell>
            <text:p>191781328</text:p>
          </table:table-cell>
          <table:table-cell>
            <text:p>542618684</text:p>
          </table:table-cell>
          <table:table-cell>
            <text:p>627697876</text:p>
          </table:table-cell>
          <table:table-cell>
            <text:p>365977767</text:p>
          </table:table-cell>
          <table:table-cell>
            <text:p>14351200</text:p>
          </table:table-cell>
          <table:table-cell>
            <text:p>30555145</text:p>
          </table:table-cell>
          <table:table-cell>
            <text:p>347254753</text:p>
          </table:table-cell>
        </table:table-row>
        <table:table-row>
          <table:table-cell>
            <text:p>426005132</text:p>
          </table:table-cell>
          <table:table-cell>
            <text:p>889196558</text:p>
          </table:table-cell>
          <table:table-cell>
            <text:p>49804151</text:p>
          </table:table-cell>
          <table:table-cell>
            <text:p>196654140</text:p>
          </table:table-cell>
          <table:table-cell>
            <text:p>551890675</text:p>
          </table:table-cell>
          <table:table-cell>
            <text:p>747834503</text:p>
          </table:table-cell>
          <table:table-cell>
            <text:p>804478118</text:p>
          </table:table-cell>
        </table:table-row>
        <table:table-row>
          <table:table-cell>
            <text:p>132354672</text:p>
          </table:table-cell>
          <table:table-cell>
            <text:p>735206411</text:p>
          </table:table-cell>
          <table:table-cell>
            <text:p>111388625</text:p>
          </table:table-cell>
          <table:table-cell>
            <text:p>816308048</text:p>
          </table:table-cell>
          <table:table-cell>
            <text:p>773481380</text:p>
          </table:table-cell>
          <table:table-cell>
            <text:p>696928887</text:p>
          </table:table-cell>
          <table:table-cell>
            <text:p>865367750</text:p>
          </table:table-cell>
        </table:table-row>
        <table:table-row>
          <table:table-cell>
            <text:p>554460532</text:p>
          </table:table-cell>
          <table:table-cell>
            <text:p>188264732</text:p>
          </table:table-cell>
          <table:table-cell>
            <text:p>671375554</text:p>
          </table:table-cell>
          <table:table-cell>
            <text:p>358592824</text:p>
          </table:table-cell>
          <table:table-cell>
            <text:p>492426674</text:p>
          </table:table-cell>
          <table:table-cell>
            <text:p>518552863</text:p>
          </table:table-cell>
          <table:table-cell>
            <text:p>889222584</text:p>
          </table:table-cell>
        </table:table-row>
        <table:table-row>
          <table:table-cell>
            <text:p>605463872</text:p>
          </table:table-cell>
          <table:table-cell>
            <text:p>176009521</text:p>
          </table:table-cell>
          <table:table-cell>
            <text:p>620578375</text:p>
          </table:table-cell>
          <table:table-cell>
            <text:p>809032992</text:p>
          </table:table-cell>
          <table:table-cell>
            <text:p>244511960</text:p>
          </table:table-cell>
          <table:table-cell>
            <text:p>569663345</text:p>
          </table:table-cell>
          <table:table-cell>
            <text:p>340433681</text:p>
          </table:table-cell>
        </table:table-row>
        <table:table-row>
          <table:table-cell>
            <text:p>82587661</text:p>
          </table:table-cell>
          <table:table-cell>
            <text:p>192239345</text:p>
          </table:table-cell>
          <table:table-cell>
            <text:p>681984328</text:p>
          </table:table-cell>
          <table:table-cell>
            <text:p>191596791</text:p>
          </table:table-cell>
          <table:table-cell>
            <text:p>977681019</text:p>
          </table:table-cell>
          <table:table-cell>
            <text:p>878261431</text:p>
          </table:table-cell>
          <table:table-cell>
            <text:p>488026540</text:p>
          </table:table-cell>
        </table:table-row>
        <table:table-row>
          <table:table-cell>
            <text:p>199840286</text:p>
          </table:table-cell>
          <table:table-cell>
            <text:p>974458402</text:p>
          </table:table-cell>
          <table:table-cell>
            <text:p>535004633</text:p>
          </table:table-cell>
          <table:table-cell>
            <text:p>551145964</text:p>
          </table:table-cell>
          <table:table-cell>
            <text:p>836055480</text:p>
          </table:table-cell>
          <table:table-cell>
            <text:p>319215954</text:p>
          </table:table-cell>
          <table:table-cell>
            <text:p>547750483</text:p>
          </table:table-cell>
        </table:table-row>
        <table:table-row>
          <table:table-cell>
            <text:p>648351122</text:p>
          </table:table-cell>
          <table:table-cell>
            <text:p>937626843</text:p>
          </table:table-cell>
          <table:table-cell>
            <text:p>188173577</text:p>
          </table:table-cell>
          <table:table-cell>
            <text:p>548741367</text:p>
          </table:table-cell>
          <table:table-cell>
            <text:p>511860375</text:p>
          </table:table-cell>
          <table:table-cell>
            <text:p>564581178</text:p>
          </table:table-cell>
          <table:table-cell>
            <text:p>392354205</text:p>
          </table:table-cell>
        </table:table-row>
        <table:table-row>
          <table:table-cell>
            <text:p>391806504</text:p>
          </table:table-cell>
          <table:table-cell>
            <text:p>827440052</text:p>
          </table:table-cell>
          <table:table-cell>
            <text:p>56030283</text:p>
          </table:table-cell>
          <table:table-cell>
            <text:p>949684207</text:p>
          </table:table-cell>
          <table:table-cell>
            <text:p>941461053</text:p>
          </table:table-cell>
          <table:table-cell>
            <text:p>209904774</text:p>
          </table:table-cell>
          <table:table-cell>
            <text:p>806748630</text:p>
          </table:table-cell>
        </table:table-row>
        <table:table-row>
          <table:table-cell>
            <text:p>610666148</text:p>
          </table:table-cell>
          <table:table-cell>
            <text:p>261352672</text:p>
          </table:table-cell>
          <table:table-cell>
            <text:p>114935267</text:p>
          </table:table-cell>
          <table:table-cell>
            <text:p>504316323</text:p>
          </table:table-cell>
          <table:table-cell>
            <text:p>352648822</text:p>
          </table:table-cell>
          <table:table-cell>
            <text:p>138905374</text:p>
          </table:table-cell>
          <table:table-cell>
            <text:p>312476179</text:p>
          </table:table-cell>
        </table:table-row>
        <table:table-row>
          <table:table-cell>
            <text:p>405494112</text:p>
          </table:table-cell>
          <table:table-cell>
            <text:p>139800717</text:p>
          </table:table-cell>
          <table:table-cell>
            <text:p>168380777</text:p>
          </table:table-cell>
          <table:table-cell>
            <text:p>848012054</text:p>
          </table:table-cell>
          <table:table-cell>
            <text:p>723850901</text:p>
          </table:table-cell>
          <table:table-cell>
            <text:p>232092262</text:p>
          </table:table-cell>
          <table:table-cell>
            <text:p>945201023</text:p>
          </table:table-cell>
        </table:table-row>
        <table:table-row>
          <table:table-cell>
            <text:p>524713010</text:p>
          </table:table-cell>
          <table:table-cell>
            <text:p>304415464</text:p>
          </table:table-cell>
          <table:table-cell>
            <text:p>973790329</text:p>
          </table:table-cell>
          <table:table-cell>
            <text:p>522415378</text:p>
          </table:table-cell>
          <table:table-cell>
            <text:p>699236631</text:p>
          </table:table-cell>
          <table:table-cell>
            <text:p>265504778</text:p>
          </table:table-cell>
          <table:table-cell>
            <text:p>386920101</text:p>
          </table:table-cell>
        </table:table-row>
        <table:table-row>
          <table:table-cell>
            <text:p>811042846</text:p>
          </table:table-cell>
          <table:table-cell>
            <text:p>879983024</text:p>
          </table:table-cell>
          <table:table-cell>
            <text:p>589398881</text:p>
          </table:table-cell>
          <table:table-cell>
            <text:p>614279905</text:p>
          </table:table-cell>
          <table:table-cell>
            <text:p>297289591</text:p>
          </table:table-cell>
          <table:table-cell>
            <text:p>917379695</text:p>
          </table:table-cell>
          <table:table-cell>
            <text:p>27137677</text:p>
          </table:table-cell>
        </table:table-row>
        <table:table-row>
          <table:table-cell>
            <text:p>9769586</text:p>
          </table:table-cell>
          <table:table-cell>
            <text:p>164381934</text:p>
          </table:table-cell>
          <table:table-cell>
            <text:p>947098147</text:p>
          </table:table-cell>
          <table:table-cell>
            <text:p>856790462</text:p>
          </table:table-cell>
          <table:table-cell>
            <text:p>490186177</text:p>
          </table:table-cell>
          <table:table-cell>
            <text:p>626572980</text:p>
          </table:table-cell>
          <table:table-cell>
            <text:p>64774363</text:p>
          </table:table-cell>
        </table:table-row>
        <table:table-row>
          <table:table-cell>
            <text:p>298910533</text:p>
          </table:table-cell>
          <table:table-cell>
            <text:p>230893024</text:p>
          </table:table-cell>
          <table:table-cell>
            <text:p>628800749</text:p>
          </table:table-cell>
          <table:table-cell>
            <text:p>929982736</text:p>
          </table:table-cell>
          <table:table-cell>
            <text:p>201785930</text:p>
          </table:table-cell>
          <table:table-cell>
            <text:p>796309070</text:p>
          </table:table-cell>
          <table:table-cell>
            <text:p>110725564</text:p>
          </table:table-cell>
        </table:table-row>
        <table:table-row>
          <table:table-cell>
            <text:p>449176701</text:p>
          </table:table-cell>
          <table:table-cell>
            <text:p>604255447</text:p>
          </table:table-cell>
          <table:table-cell>
            <text:p>243186544</text:p>
          </table:table-cell>
          <table:table-cell>
            <text:p>138221112</text:p>
          </table:table-cell>
          <table:table-cell>
            <text:p>187970049</text:p>
          </table:table-cell>
          <table:table-cell>
            <text:p>674449055</text:p>
          </table:table-cell>
          <table:table-cell>
            <text:p>866335369</text:p>
          </table:table-cell>
        </table:table-row>
        <table:table-row>
          <table:table-cell>
            <text:p>296613442</text:p>
          </table:table-cell>
          <table:table-cell>
            <text:p>865342157</text:p>
          </table:table-cell>
          <table:table-cell>
            <text:p>921732552</text:p>
          </table:table-cell>
          <table:table-cell>
            <text:p>946380541</text:p>
          </table:table-cell>
          <table:table-cell>
            <text:p>661349915</text:p>
          </table:table-cell>
          <table:table-cell>
            <text:p>991365619</text:p>
          </table:table-cell>
          <table:table-cell>
            <text:p>948263422</text:p>
          </table:table-cell>
        </table:table-row>
        <table:table-row>
          <table:table-cell>
            <text:p>525341522</text:p>
          </table:table-cell>
          <table:table-cell>
            <text:p>125032146</text:p>
          </table:table-cell>
          <table:table-cell>
            <text:p>626903140</text:p>
          </table:table-cell>
          <table:table-cell>
            <text:p>548212882</text:p>
          </table:table-cell>
          <table:table-cell>
            <text:p>85668479</text:p>
          </table:table-cell>
          <table:table-cell>
            <text:p>1591058</text:p>
          </table:table-cell>
          <table:table-cell>
            <text:p>108636059</text:p>
          </table:table-cell>
        </table:table-row>
        <table:table-row>
          <table:table-cell>
            <text:p>893044937</text:p>
          </table:table-cell>
          <table:table-cell>
            <text:p>418311325</text:p>
          </table:table-cell>
          <table:table-cell>
            <text:p>29503748</text:p>
          </table:table-cell>
          <table:table-cell>
            <text:p>406236334</text:p>
          </table:table-cell>
          <table:table-cell>
            <text:p>93437043</text:p>
          </table:table-cell>
          <table:table-cell>
            <text:p>232211524</text:p>
          </table:table-cell>
          <table:table-cell>
            <text:p>424014772</text:p>
          </table:table-cell>
        </table:table-row>
        <table:table-row>
          <table:table-cell>
            <text:p>283553064</text:p>
          </table:table-cell>
          <table:table-cell>
            <text:p>518997580</text:p>
          </table:table-cell>
          <table:table-cell>
            <text:p>811748170</text:p>
          </table:table-cell>
          <table:table-cell>
            <text:p>821128352</text:p>
          </table:table-cell>
          <table:table-cell>
            <text:p>507020697</text:p>
          </table:table-cell>
          <table:table-cell>
            <text:p>875126497</text:p>
          </table:table-cell>
          <table:table-cell>
            <text:p>767643045</text:p>
          </table:table-cell>
        </table:table-row>
        <table:table-row>
          <table:table-cell>
            <text:p>527588333</text:p>
          </table:table-cell>
          <table:table-cell>
            <text:p>904534933</text:p>
          </table:table-cell>
          <table:table-cell>
            <text:p>788854331</text:p>
          </table:table-cell>
          <table:table-cell>
            <text:p>10720779</text:p>
          </table:table-cell>
          <table:table-cell>
            <text:p>217010424</text:p>
          </table:table-cell>
          <table:table-cell>
            <text:p>47537152</text:p>
          </table:table-cell>
          <table:table-cell>
            <text:p>142250583</text:p>
          </table:table-cell>
        </table:table-row>
        <table:table-row>
          <table:table-cell>
            <text:p>116707592</text:p>
          </table:table-cell>
          <table:table-cell>
            <text:p>495573428</text:p>
          </table:table-cell>
          <table:table-cell>
            <text:p>255427670</text:p>
          </table:table-cell>
          <table:table-cell>
            <text:p>344478708</text:p>
          </table:table-cell>
          <table:table-cell>
            <text:p>801568182</text:p>
          </table:table-cell>
          <table:table-cell>
            <text:p>186212209</text:p>
          </table:table-cell>
          <table:table-cell>
            <text:p>743071308</text:p>
          </table:table-cell>
        </table:table-row>
        <table:table-row>
          <table:table-cell>
            <text:p>938425456</text:p>
          </table:table-cell>
          <table:table-cell>
            <text:p>440800865</text:p>
          </table:table-cell>
          <table:table-cell>
            <text:p>139919908</text:p>
          </table:table-cell>
          <table:table-cell>
            <text:p>157194593</text:p>
          </table:table-cell>
          <table:table-cell>
            <text:p>273256910</text:p>
          </table:table-cell>
          <table:table-cell>
            <text:p>787145571</text:p>
          </table:table-cell>
          <table:table-cell>
            <text:p>11461619</text:p>
          </table:table-cell>
        </table:table-row>
        <table:table-row>
          <table:table-cell>
            <text:p>527383135</text:p>
          </table:table-cell>
          <table:table-cell>
            <text:p>529632847</text:p>
          </table:table-cell>
          <table:table-cell>
            <text:p>596530687</text:p>
          </table:table-cell>
          <table:table-cell>
            <text:p>13333258</text:p>
          </table:table-cell>
          <table:table-cell>
            <text:p>303694488</text:p>
          </table:table-cell>
          <table:table-cell>
            <text:p>328812571</text:p>
          </table:table-cell>
          <table:table-cell>
            <text:p>354188115</text:p>
          </table:table-cell>
        </table:table-row>
        <table:table-row>
          <table:table-cell>
            <text:p>561607235</text:p>
          </table:table-cell>
          <table:table-cell>
            <text:p>962183376</text:p>
          </table:table-cell>
          <table:table-cell>
            <text:p>141300600</text:p>
          </table:table-cell>
          <table:table-cell>
            <text:p>723791900</text:p>
          </table:table-cell>
          <table:table-cell>
            <text:p>870595788</text:p>
          </table:table-cell>
          <table:table-cell>
            <text:p>494381598</text:p>
          </table:table-cell>
          <table:table-cell>
            <text:p>594340176</text:p>
          </table:table-cell>
        </table:table-row>
        <table:table-row>
          <table:table-cell>
            <text:p>377541814</text:p>
          </table:table-cell>
          <table:table-cell>
            <text:p>890630559</text:p>
          </table:table-cell>
          <table:table-cell>
            <text:p>611626117</text:p>
          </table:table-cell>
          <table:table-cell>
            <text:p>228551853</text:p>
          </table:table-cell>
          <table:table-cell>
            <text:p>557375708</text:p>
          </table:table-cell>
          <table:table-cell>
            <text:p>945915353</text:p>
          </table:table-cell>
          <table:table-cell>
            <text:p>602248832</text:p>
          </table:table-cell>
        </table:table-row>
        <table:table-row>
          <table:table-cell>
            <text:p>738682798</text:p>
          </table:table-cell>
          <table:table-cell>
            <text:p>429947905</text:p>
          </table:table-cell>
          <table:table-cell>
            <text:p>655811243</text:p>
          </table:table-cell>
          <table:table-cell>
            <text:p>35359640</text:p>
          </table:table-cell>
          <table:table-cell>
            <text:p>194593098</text:p>
          </table:table-cell>
          <table:table-cell>
            <text:p>518237436</text:p>
          </table:table-cell>
          <table:table-cell>
            <text:p>868028819</text:p>
          </table:table-cell>
        </table:table-row>
        <table:table-row>
          <table:table-cell>
            <text:p>137859470</text:p>
          </table:table-cell>
          <table:table-cell>
            <text:p>516278754</text:p>
          </table:table-cell>
          <table:table-cell>
            <text:p>5515277</text:p>
          </table:table-cell>
          <table:table-cell>
            <text:p>440166868</text:p>
          </table:table-cell>
          <table:table-cell>
            <text:p>863507205</text:p>
          </table:table-cell>
          <table:table-cell>
            <text:p>744323659</text:p>
          </table:table-cell>
          <table:table-cell>
            <text:p>657574716</text:p>
          </table:table-cell>
        </table:table-row>
        <table:table-row>
          <table:table-cell>
            <text:p>183327774</text:p>
          </table:table-cell>
          <table:table-cell>
            <text:p>275903753</text:p>
          </table:table-cell>
          <table:table-cell>
            <text:p>87187689</text:p>
          </table:table-cell>
          <table:table-cell>
            <text:p>808870538</text:p>
          </table:table-cell>
          <table:table-cell>
            <text:p>447506004</text:p>
          </table:table-cell>
          <table:table-cell>
            <text:p>235530094</text:p>
          </table:table-cell>
          <table:table-cell>
            <text:p>993737542</text:p>
          </table:table-cell>
        </table:table-row>
        <table:table-row>
          <table:table-cell>
            <text:p>151902633</text:p>
          </table:table-cell>
          <table:table-cell>
            <text:p>881779768</text:p>
          </table:table-cell>
          <table:table-cell>
            <text:p>220471411</text:p>
          </table:table-cell>
          <table:table-cell>
            <text:p>99045116</text:p>
          </table:table-cell>
          <table:table-cell>
            <text:p>394219712</text:p>
          </table:table-cell>
          <table:table-cell>
            <text:p>359104341</text:p>
          </table:table-cell>
          <table:table-cell>
            <text:p>976417253</text:p>
          </table:table-cell>
        </table:table-row>
        <table:table-row>
          <table:table-cell>
            <text:p>968451954</text:p>
          </table:table-cell>
          <table:table-cell>
            <text:p>677310683</text:p>
          </table:table-cell>
          <table:table-cell>
            <text:p>790890241</text:p>
          </table:table-cell>
          <table:table-cell>
            <text:p>932971941</text:p>
          </table:table-cell>
          <table:table-cell>
            <text:p>496132262</text:p>
          </table:table-cell>
          <table:table-cell>
            <text:p>747721726</text:p>
          </table:table-cell>
          <table:table-cell>
            <text:p>880023102</text:p>
          </table:table-cell>
        </table:table-row>
        <table:table-row>
          <table:table-cell>
            <text:p>897858197</text:p>
          </table:table-cell>
          <table:table-cell>
            <text:p>156545207</text:p>
          </table:table-cell>
          <table:table-cell>
            <text:p>108521445</text:p>
          </table:table-cell>
          <table:table-cell>
            <text:p>120093825</text:p>
          </table:table-cell>
          <table:table-cell>
            <text:p>942000331</text:p>
          </table:table-cell>
          <table:table-cell>
            <text:p>446910152</text:p>
          </table:table-cell>
          <table:table-cell>
            <text:p>545600626</text:p>
          </table:table-cell>
        </table:table-row>
        <table:table-row>
          <table:table-cell>
            <text:p>184697567</text:p>
          </table:table-cell>
          <table:table-cell>
            <text:p>214875959</text:p>
          </table:table-cell>
          <table:table-cell>
            <text:p>973348866</text:p>
          </table:table-cell>
          <table:table-cell>
            <text:p>779873120</text:p>
          </table:table-cell>
          <table:table-cell>
            <text:p>594968300</text:p>
          </table:table-cell>
          <table:table-cell>
            <text:p>99485677</text:p>
          </table:table-cell>
          <table:table-cell>
            <text:p>357012011</text:p>
          </table:table-cell>
        </table:table-row>
        <table:table-row>
          <table:table-cell>
            <text:p>387977135</text:p>
          </table:table-cell>
          <table:table-cell>
            <text:p>701811548</text:p>
          </table:table-cell>
          <table:table-cell>
            <text:p>177140944</text:p>
          </table:table-cell>
          <table:table-cell>
            <text:p>835909746</text:p>
          </table:table-cell>
          <table:table-cell>
            <text:p>68368594</text:p>
          </table:table-cell>
          <table:table-cell>
            <text:p>634871464</text:p>
          </table:table-cell>
          <table:table-cell>
            <text:p>936748137</text:p>
          </table:table-cell>
        </table:table-row>
        <table:table-row>
          <table:table-cell>
            <text:p>482993948</text:p>
          </table:table-cell>
          <table:table-cell>
            <text:p>641554948</text:p>
          </table:table-cell>
          <table:table-cell>
            <text:p>531263925</text:p>
          </table:table-cell>
          <table:table-cell>
            <text:p>976493061</text:p>
          </table:table-cell>
          <table:table-cell>
            <text:p>869835706</text:p>
          </table:table-cell>
          <table:table-cell>
            <text:p>423988815</text:p>
          </table:table-cell>
          <table:table-cell>
            <text:p>277658289</text:p>
          </table:table-cell>
        </table:table-row>
        <table:table-row>
          <table:table-cell>
            <text:p>809271414</text:p>
          </table:table-cell>
          <table:table-cell>
            <text:p>434358037</text:p>
          </table:table-cell>
          <table:table-cell>
            <text:p>30551606</text:p>
          </table:table-cell>
          <table:table-cell>
            <text:p>368487441</text:p>
          </table:table-cell>
          <table:table-cell>
            <text:p>64392584</text:p>
          </table:table-cell>
          <table:table-cell>
            <text:p>502743544</text:p>
          </table:table-cell>
          <table:table-cell>
            <text:p>800607872</text:p>
          </table:table-cell>
        </table:table-row>
        <table:table-row>
          <table:table-cell>
            <text:p>752786610</text:p>
          </table:table-cell>
          <table:table-cell>
            <text:p>104622885</text:p>
          </table:table-cell>
          <table:table-cell>
            <text:p>90391885</text:p>
          </table:table-cell>
          <table:table-cell>
            <text:p>902460942</text:p>
          </table:table-cell>
          <table:table-cell>
            <text:p>518135085</text:p>
          </table:table-cell>
          <table:table-cell>
            <text:p>729511991</text:p>
          </table:table-cell>
          <table:table-cell>
            <text:p>21612651</text:p>
          </table:table-cell>
        </table:table-row>
        <table:table-row>
          <table:table-cell>
            <text:p>311761721</text:p>
          </table:table-cell>
          <table:table-cell>
            <text:p>118075416</text:p>
          </table:table-cell>
          <table:table-cell>
            <text:p>268591829</text:p>
          </table:table-cell>
          <table:table-cell>
            <text:p>236154698</text:p>
          </table:table-cell>
          <table:table-cell>
            <text:p>981950654</text:p>
          </table:table-cell>
          <table:table-cell>
            <text:p>17300053</text:p>
          </table:table-cell>
          <table:table-cell>
            <text:p>416532738</text:p>
          </table:table-cell>
        </table:table-row>
        <table:table-row>
          <table:table-cell>
            <text:p>824258775</text:p>
          </table:table-cell>
          <table:table-cell>
            <text:p>982464635</text:p>
          </table:table-cell>
          <table:table-cell>
            <text:p>566228860</text:p>
          </table:table-cell>
          <table:table-cell>
            <text:p>239983197</text:p>
          </table:table-cell>
          <table:table-cell>
            <text:p>95074601</text:p>
          </table:table-cell>
          <table:table-cell>
            <text:p>661981701</text:p>
          </table:table-cell>
          <table:table-cell>
            <text:p>710990006</text:p>
          </table:table-cell>
        </table:table-row>
        <table:table-row>
          <table:table-cell>
            <text:p>803221572</text:p>
          </table:table-cell>
          <table:table-cell>
            <text:p>854818702</text:p>
          </table:table-cell>
          <table:table-cell>
            <text:p>272230528</text:p>
          </table:table-cell>
          <table:table-cell>
            <text:p>255897004</text:p>
          </table:table-cell>
          <table:table-cell>
            <text:p>545405140</text:p>
          </table:table-cell>
          <table:table-cell>
            <text:p>249968363</text:p>
          </table:table-cell>
          <table:table-cell>
            <text:p>24724839</text:p>
          </table:table-cell>
        </table:table-row>
        <table:table-row>
          <table:table-cell>
            <text:p>71481425</text:p>
          </table:table-cell>
          <table:table-cell>
            <text:p>282155799</text:p>
          </table:table-cell>
          <table:table-cell>
            <text:p>313394718</text:p>
          </table:table-cell>
          <table:table-cell>
            <text:p>667975659</text:p>
          </table:table-cell>
          <table:table-cell>
            <text:p>44243599</text:p>
          </table:table-cell>
          <table:table-cell>
            <text:p>842931852</text:p>
          </table:table-cell>
          <table:table-cell>
            <text:p>900831724</text:p>
          </table:table-cell>
        </table:table-row>
        <table:table-row>
          <table:table-cell>
            <text:p>683652704</text:p>
          </table:table-cell>
          <table:table-cell>
            <text:p>764874373</text:p>
          </table:table-cell>
          <table:table-cell>
            <text:p>563254434</text:p>
          </table:table-cell>
          <table:table-cell>
            <text:p>768448471</text:p>
          </table:table-cell>
          <table:table-cell>
            <text:p>988873381</text:p>
          </table:table-cell>
          <table:table-cell>
            <text:p>988842612</text:p>
          </table:table-cell>
          <table:table-cell>
            <text:p>457788547</text:p>
          </table:table-cell>
        </table:table-row>
        <table:table-row>
          <table:table-cell>
            <text:p>323738660</text:p>
          </table:table-cell>
          <table:table-cell>
            <text:p>37123391</text:p>
          </table:table-cell>
          <table:table-cell>
            <text:p>4244684</text:p>
          </table:table-cell>
          <table:table-cell>
            <text:p>634091182</text:p>
          </table:table-cell>
          <table:table-cell>
            <text:p>842828300</text:p>
          </table:table-cell>
          <table:table-cell>
            <text:p>932687065</text:p>
          </table:table-cell>
          <table:table-cell>
            <text:p>405545137</text:p>
          </table:table-cell>
        </table:table-row>
        <table:table-row>
          <table:table-cell>
            <text:p>475789354</text:p>
          </table:table-cell>
          <table:table-cell>
            <text:p>12277446</text:p>
          </table:table-cell>
          <table:table-cell>
            <text:p>98499996</text:p>
          </table:table-cell>
          <table:table-cell>
            <text:p>472997301</text:p>
          </table:table-cell>
          <table:table-cell>
            <text:p>450172554</text:p>
          </table:table-cell>
          <table:table-cell>
            <text:p>137408273</text:p>
          </table:table-cell>
          <table:table-cell>
            <text:p>299954256</text:p>
          </table:table-cell>
        </table:table-row>
        <table:table-row>
          <table:table-cell>
            <text:p>26547588</text:p>
          </table:table-cell>
          <table:table-cell>
            <text:p>772189125</text:p>
          </table:table-cell>
          <table:table-cell>
            <text:p>803317799</text:p>
          </table:table-cell>
          <table:table-cell>
            <text:p>733556211</text:p>
          </table:table-cell>
          <table:table-cell>
            <text:p>645471406</text:p>
          </table:table-cell>
          <table:table-cell>
            <text:p>748984150</text:p>
          </table:table-cell>
          <table:table-cell>
            <text:p>217034553</text:p>
          </table:table-cell>
        </table:table-row>
        <table:table-row>
          <table:table-cell>
            <text:p>609772665</text:p>
          </table:table-cell>
          <table:table-cell>
            <text:p>785256625</text:p>
          </table:table-cell>
          <table:table-cell>
            <text:p>50978439</text:p>
          </table:table-cell>
          <table:table-cell>
            <text:p>569758895</text:p>
          </table:table-cell>
          <table:table-cell>
            <text:p>700595537</text:p>
          </table:table-cell>
          <table:table-cell>
            <text:p>912804060</text:p>
          </table:table-cell>
          <table:table-cell>
            <text:p>782972040</text:p>
          </table:table-cell>
        </table:table-row>
        <table:table-row>
          <table:table-cell>
            <text:p>261548958</text:p>
          </table:table-cell>
          <table:table-cell>
            <text:p>607482207</text:p>
          </table:table-cell>
          <table:table-cell>
            <text:p>880101270</text:p>
          </table:table-cell>
          <table:table-cell>
            <text:p>824308307</text:p>
          </table:table-cell>
          <table:table-cell>
            <text:p>3232808</text:p>
          </table:table-cell>
          <table:table-cell>
            <text:p>148889046</text:p>
          </table:table-cell>
          <table:table-cell>
            <text:p>547109110</text:p>
          </table:table-cell>
        </table:table-row>
        <table:table-row>
          <table:table-cell>
            <text:p>870574604</text:p>
          </table:table-cell>
          <table:table-cell>
            <text:p>394812175</text:p>
          </table:table-cell>
          <table:table-cell>
            <text:p>162275217</text:p>
          </table:table-cell>
          <table:table-cell>
            <text:p>142614907</text:p>
          </table:table-cell>
          <table:table-cell>
            <text:p>142013431</text:p>
          </table:table-cell>
          <table:table-cell>
            <text:p>712555974</text:p>
          </table:table-cell>
          <table:table-cell>
            <text:p>384735651</text:p>
          </table:table-cell>
        </table:table-row>
        <table:table-row>
          <table:table-cell>
            <text:p>264537682</text:p>
          </table:table-cell>
          <table:table-cell>
            <text:p>428034562</text:p>
          </table:table-cell>
          <table:table-cell>
            <text:p>538589114</text:p>
          </table:table-cell>
          <table:table-cell>
            <text:p>309050740</text:p>
          </table:table-cell>
          <table:table-cell>
            <text:p>199939470</text:p>
          </table:table-cell>
          <table:table-cell>
            <text:p>817331340</text:p>
          </table:table-cell>
          <table:table-cell>
            <text:p>287406849</text:p>
          </table:table-cell>
        </table:table-row>
        <table:table-row>
          <table:table-cell>
            <text:p>911513612</text:p>
          </table:table-cell>
          <table:table-cell>
            <text:p>317712111</text:p>
          </table:table-cell>
          <table:table-cell>
            <text:p>735386442</text:p>
          </table:table-cell>
          <table:table-cell>
            <text:p>717488069</text:p>
          </table:table-cell>
          <table:table-cell>
            <text:p>408362293</text:p>
          </table:table-cell>
          <table:table-cell>
            <text:p>346722631</text:p>
          </table:table-cell>
          <table:table-cell>
            <text:p>769136509</text:p>
          </table:table-cell>
        </table:table-row>
        <table:table-row>
          <table:table-cell>
            <text:p>187675439</text:p>
          </table:table-cell>
          <table:table-cell>
            <text:p>959025959</text:p>
          </table:table-cell>
          <table:table-cell>
            <text:p>922701602</text:p>
          </table:table-cell>
          <table:table-cell>
            <text:p>314706255</text:p>
          </table:table-cell>
          <table:table-cell>
            <text:p>92296228</text:p>
          </table:table-cell>
          <table:table-cell>
            <text:p>838201199</text:p>
          </table:table-cell>
          <table:table-cell>
            <text:p>962469537</text:p>
          </table:table-cell>
        </table:table-row>
        <table:table-row>
          <table:table-cell>
            <text:p>643214260</text:p>
          </table:table-cell>
          <table:table-cell>
            <text:p>172407349</text:p>
          </table:table-cell>
          <table:table-cell>
            <text:p>725716800</text:p>
          </table:table-cell>
          <table:table-cell>
            <text:p>86496358</text:p>
          </table:table-cell>
          <table:table-cell>
            <text:p>619488031</text:p>
          </table:table-cell>
          <table:table-cell>
            <text:p>209725642</text:p>
          </table:table-cell>
          <table:table-cell>
            <text:p>764599086</text:p>
          </table:table-cell>
        </table:table-row>
        <table:table-row>
          <table:table-cell>
            <text:p>563938217</text:p>
          </table:table-cell>
          <table:table-cell>
            <text:p>892237327</text:p>
          </table:table-cell>
          <table:table-cell>
            <text:p>854474720</text:p>
          </table:table-cell>
          <table:table-cell>
            <text:p>635878853</text:p>
          </table:table-cell>
          <table:table-cell>
            <text:p>757476578</text:p>
          </table:table-cell>
          <table:table-cell>
            <text:p>56823379</text:p>
          </table:table-cell>
          <table:table-cell>
            <text:p>355631027</text:p>
          </table:table-cell>
        </table:table-row>
        <table:table-row>
          <table:table-cell>
            <text:p>259752181</text:p>
          </table:table-cell>
          <table:table-cell>
            <text:p>550477919</text:p>
          </table:table-cell>
          <table:table-cell>
            <text:p>816403463</text:p>
          </table:table-cell>
          <table:table-cell>
            <text:p>237369886</text:p>
          </table:table-cell>
          <table:table-cell>
            <text:p>871028086</text:p>
          </table:table-cell>
          <table:table-cell>
            <text:p>814858918</text:p>
          </table:table-cell>
          <table:table-cell>
            <text:p>162814098</text:p>
          </table:table-cell>
        </table:table-row>
        <table:table-row>
          <table:table-cell>
            <text:p>934829817</text:p>
          </table:table-cell>
          <table:table-cell>
            <text:p>384633961</text:p>
          </table:table-cell>
          <table:table-cell>
            <text:p>107169410</text:p>
          </table:table-cell>
          <table:table-cell>
            <text:p>806056179</text:p>
          </table:table-cell>
          <table:table-cell>
            <text:p>618282554</text:p>
          </table:table-cell>
          <table:table-cell>
            <text:p>421168133</text:p>
          </table:table-cell>
          <table:table-cell>
            <text:p>5366432</text:p>
          </table:table-cell>
        </table:table-row>
        <table:table-row>
          <table:table-cell>
            <text:p>543968051</text:p>
          </table:table-cell>
          <table:table-cell>
            <text:p>933984945</text:p>
          </table:table-cell>
          <table:table-cell>
            <text:p>336744743</text:p>
          </table:table-cell>
          <table:table-cell>
            <text:p>886366744</text:p>
          </table:table-cell>
          <table:table-cell>
            <text:p>643121265</text:p>
          </table:table-cell>
          <table:table-cell>
            <text:p>411642384</text:p>
          </table:table-cell>
          <table:table-cell>
            <text:p>230786185</text:p>
          </table:table-cell>
        </table:table-row>
        <table:table-row>
          <table:table-cell>
            <text:p>922525749</text:p>
          </table:table-cell>
          <table:table-cell>
            <text:p>148706492</text:p>
          </table:table-cell>
          <table:table-cell>
            <text:p>168360746</text:p>
          </table:table-cell>
          <table:table-cell>
            <text:p>845341840</text:p>
          </table:table-cell>
          <table:table-cell>
            <text:p>481237219</text:p>
          </table:table-cell>
          <table:table-cell>
            <text:p>189169208</text:p>
          </table:table-cell>
          <table:table-cell>
            <text:p>700424444</text:p>
          </table:table-cell>
        </table:table-row>
        <table:table-row>
          <table:table-cell>
            <text:p>466459225</text:p>
          </table:table-cell>
          <table:table-cell>
            <text:p>130682631</text:p>
          </table:table-cell>
          <table:table-cell>
            <text:p>952843158</text:p>
          </table:table-cell>
          <table:table-cell>
            <text:p>538985117</text:p>
          </table:table-cell>
          <table:table-cell>
            <text:p>623387379</text:p>
          </table:table-cell>
          <table:table-cell>
            <text:p>362956139</text:p>
          </table:table-cell>
          <table:table-cell>
            <text:p>836863419</text:p>
          </table:table-cell>
        </table:table-row>
        <table:table-row>
          <table:table-cell>
            <text:p>61217356</text:p>
          </table:table-cell>
          <table:table-cell>
            <text:p>523981277</text:p>
          </table:table-cell>
          <table:table-cell>
            <text:p>480252755</text:p>
          </table:table-cell>
          <table:table-cell>
            <text:p>961235938</text:p>
          </table:table-cell>
          <table:table-cell>
            <text:p>623997025</text:p>
          </table:table-cell>
          <table:table-cell>
            <text:p>723180795</text:p>
          </table:table-cell>
          <table:table-cell>
            <text:p>882995314</text:p>
          </table:table-cell>
        </table:table-row>
        <table:table-row>
          <table:table-cell>
            <text:p>456743592</text:p>
          </table:table-cell>
          <table:table-cell>
            <text:p>95794236</text:p>
          </table:table-cell>
          <table:table-cell>
            <text:p>624043976</text:p>
          </table:table-cell>
          <table:table-cell>
            <text:p>897133469</text:p>
          </table:table-cell>
          <table:table-cell>
            <text:p>443058865</text:p>
          </table:table-cell>
          <table:table-cell>
            <text:p>23415517</text:p>
          </table:table-cell>
          <table:table-cell>
            <text:p>338893045</text:p>
          </table:table-cell>
        </table:table-row>
        <table:table-row>
          <table:table-cell>
            <text:p>336859894</text:p>
          </table:table-cell>
          <table:table-cell>
            <text:p>889988206</text:p>
          </table:table-cell>
          <table:table-cell>
            <text:p>466274200</text:p>
          </table:table-cell>
          <table:table-cell>
            <text:p>150275849</text:p>
          </table:table-cell>
          <table:table-cell>
            <text:p>443740205</text:p>
          </table:table-cell>
          <table:table-cell>
            <text:p>636258641</text:p>
          </table:table-cell>
          <table:table-cell>
            <text:p>359620138</text:p>
          </table:table-cell>
        </table:table-row>
        <table:table-row>
          <table:table-cell>
            <text:p>471669854</text:p>
          </table:table-cell>
          <table:table-cell>
            <text:p>182525918</text:p>
          </table:table-cell>
          <table:table-cell>
            <text:p>115862377</text:p>
          </table:table-cell>
          <table:table-cell>
            <text:p>172774466</text:p>
          </table:table-cell>
          <table:table-cell>
            <text:p>884200035</text:p>
          </table:table-cell>
          <table:table-cell>
            <text:p>98475430</text:p>
          </table:table-cell>
          <table:table-cell>
            <text:p>963904538</text:p>
          </table:table-cell>
        </table:table-row>
        <table:table-row>
          <table:table-cell>
            <text:p>532116786</text:p>
          </table:table-cell>
          <table:table-cell>
            <text:p>857145771</text:p>
          </table:table-cell>
          <table:table-cell>
            <text:p>532037180</text:p>
          </table:table-cell>
          <table:table-cell>
            <text:p>428244388</text:p>
          </table:table-cell>
          <table:table-cell>
            <text:p>867356621</text:p>
          </table:table-cell>
          <table:table-cell>
            <text:p>153827008</text:p>
          </table:table-cell>
          <table:table-cell>
            <text:p>209629047</text:p>
          </table:table-cell>
        </table:table-row>
        <table:table-row>
          <table:table-cell>
            <text:p>199929823</text:p>
          </table:table-cell>
          <table:table-cell>
            <text:p>461813669</text:p>
          </table:table-cell>
          <table:table-cell>
            <text:p>803068604</text:p>
          </table:table-cell>
          <table:table-cell>
            <text:p>839626373</text:p>
          </table:table-cell>
          <table:table-cell>
            <text:p>541215726</text:p>
          </table:table-cell>
          <table:table-cell>
            <text:p>726607503</text:p>
          </table:table-cell>
          <table:table-cell>
            <text:p>887409494</text:p>
          </table:table-cell>
        </table:table-row>
        <table:table-row>
          <table:table-cell>
            <text:p>820596069</text:p>
          </table:table-cell>
          <table:table-cell>
            <text:p>864641926</text:p>
          </table:table-cell>
          <table:table-cell>
            <text:p>308552935</text:p>
          </table:table-cell>
          <table:table-cell>
            <text:p>835638140</text:p>
          </table:table-cell>
          <table:table-cell>
            <text:p>294813756</text:p>
          </table:table-cell>
          <table:table-cell>
            <text:p>428564254</text:p>
          </table:table-cell>
          <table:table-cell>
            <text:p>599655285</text:p>
          </table:table-cell>
        </table:table-row>
        <table:table-row>
          <table:table-cell>
            <text:p>615101498</text:p>
          </table:table-cell>
          <table:table-cell>
            <text:p>142857390</text:p>
          </table:table-cell>
          <table:table-cell>
            <text:p>66760781</text:p>
          </table:table-cell>
          <table:table-cell>
            <text:p>554921214</text:p>
          </table:table-cell>
          <table:table-cell>
            <text:p>280287203</text:p>
          </table:table-cell>
          <table:table-cell>
            <text:p>771640275</text:p>
          </table:table-cell>
          <table:table-cell>
            <text:p>592277256</text:p>
          </table:table-cell>
        </table:table-row>
        <table:table-row>
          <table:table-cell>
            <text:p>429962857</text:p>
          </table:table-cell>
          <table:table-cell>
            <text:p>85739198</text:p>
          </table:table-cell>
          <table:table-cell>
            <text:p>545512855</text:p>
          </table:table-cell>
          <table:table-cell>
            <text:p>230742699</text:p>
          </table:table-cell>
          <table:table-cell>
            <text:p>585002927</text:p>
          </table:table-cell>
          <table:table-cell>
            <text:p>685748241</text:p>
          </table:table-cell>
          <table:table-cell>
            <text:p>901640562</text:p>
          </table:table-cell>
        </table:table-row>
        <table:table-row>
          <table:table-cell>
            <text:p>466524647</text:p>
          </table:table-cell>
          <table:table-cell>
            <text:p>268085439</text:p>
          </table:table-cell>
          <table:table-cell>
            <text:p>704516624</text:p>
          </table:table-cell>
          <table:table-cell>
            <text:p>55408064</text:p>
          </table:table-cell>
          <table:table-cell>
            <text:p>717764890</text:p>
          </table:table-cell>
          <table:table-cell>
            <text:p>822121385</text:p>
          </table:table-cell>
          <table:table-cell>
            <text:p>340903280</text:p>
          </table:table-cell>
        </table:table-row>
        <table:table-row>
          <table:table-cell>
            <text:p>260847576</text:p>
          </table:table-cell>
          <table:table-cell>
            <text:p>75695656</text:p>
          </table:table-cell>
          <table:table-cell>
            <text:p>318500353</text:p>
          </table:table-cell>
          <table:table-cell>
            <text:p>736412440</text:p>
          </table:table-cell>
          <table:table-cell>
            <text:p>925356921</text:p>
          </table:table-cell>
          <table:table-cell>
            <text:p>142959116</text:p>
          </table:table-cell>
          <table:table-cell>
            <text:p>329028699</text:p>
          </table:table-cell>
        </table:table-row>
        <table:table-row>
          <table:table-cell>
            <text:p>10611051</text:p>
          </table:table-cell>
          <table:table-cell>
            <text:p>803413459</text:p>
          </table:table-cell>
          <table:table-cell>
            <text:p>581816721</text:p>
          </table:table-cell>
          <table:table-cell>
            <text:p>593250111</text:p>
          </table:table-cell>
          <table:table-cell>
            <text:p>454376377</text:p>
          </table:table-cell>
          <table:table-cell>
            <text:p>523355991</text:p>
          </table:table-cell>
          <table:table-cell>
            <text:p>809148394</text:p>
          </table:table-cell>
        </table:table-row>
        <table:table-row>
          <table:table-cell>
            <text:p>707791749</text:p>
          </table:table-cell>
          <table:table-cell>
            <text:p>606656847</text:p>
          </table:table-cell>
          <table:table-cell>
            <text:p>820712254</text:p>
          </table:table-cell>
          <table:table-cell>
            <text:p>334863024</text:p>
          </table:table-cell>
          <table:table-cell>
            <text:p>510242906</text:p>
          </table:table-cell>
          <table:table-cell>
            <text:p>988654306</text:p>
          </table:table-cell>
          <table:table-cell>
            <text:p>271219700</text:p>
          </table:table-cell>
        </table:table-row>
        <table:table-row>
          <table:table-cell>
            <text:p>404531688</text:p>
          </table:table-cell>
          <table:table-cell>
            <text:p>884886554</text:p>
          </table:table-cell>
          <table:table-cell>
            <text:p>113350338</text:p>
          </table:table-cell>
          <table:table-cell>
            <text:p>642289513</text:p>
          </table:table-cell>
          <table:table-cell>
            <text:p>729850348</text:p>
          </table:table-cell>
          <table:table-cell>
            <text:p>783159888</text:p>
          </table:table-cell>
          <table:table-cell>
            <text:p>878615459</text:p>
          </table:table-cell>
        </table:table-row>
        <table:table-row>
          <table:table-cell>
            <text:p>879653452</text:p>
          </table:table-cell>
          <table:table-cell>
            <text:p>910516460</text:p>
          </table:table-cell>
          <table:table-cell>
            <text:p>527999279</text:p>
          </table:table-cell>
          <table:table-cell>
            <text:p>537247793</text:p>
          </table:table-cell>
          <table:table-cell>
            <text:p>175279810</text:p>
          </table:table-cell>
          <table:table-cell>
            <text:p>915554213</text:p>
          </table:table-cell>
          <table:table-cell>
            <text:p>94095651</text:p>
          </table:table-cell>
        </table:table-row>
        <table:table-row>
          <table:table-cell>
            <text:p>608165335</text:p>
          </table:table-cell>
          <table:table-cell>
            <text:p>447792208</text:p>
          </table:table-cell>
          <table:table-cell>
            <text:p>274935629</text:p>
          </table:table-cell>
          <table:table-cell>
            <text:p>808983441</text:p>
          </table:table-cell>
          <table:table-cell>
            <text:p>972443432</text:p>
          </table:table-cell>
          <table:table-cell>
            <text:p>760668141</text:p>
          </table:table-cell>
          <table:table-cell>
            <text:p>846780868</text:p>
          </table:table-cell>
        </table:table-row>
        <table:table-row>
          <table:table-cell>
            <text:p>523083510</text:p>
          </table:table-cell>
          <table:table-cell>
            <text:p>967718400</text:p>
          </table:table-cell>
          <table:table-cell>
            <text:p>429347755</text:p>
          </table:table-cell>
          <table:table-cell>
            <text:p>470452106</text:p>
          </table:table-cell>
          <table:table-cell>
            <text:p>872896118</text:p>
          </table:table-cell>
          <table:table-cell>
            <text:p>899372603</text:p>
          </table:table-cell>
          <table:table-cell>
            <text:p>519251922</text:p>
          </table:table-cell>
        </table:table-row>
        <table:table-row>
          <table:table-cell>
            <text:p>621429580</text:p>
          </table:table-cell>
          <table:table-cell>
            <text:p>783002000</text:p>
          </table:table-cell>
          <table:table-cell>
            <text:p>12110240</text:p>
          </table:table-cell>
          <table:table-cell>
            <text:p>585774587</text:p>
          </table:table-cell>
          <table:table-cell>
            <text:p>398517966</text:p>
          </table:table-cell>
          <table:table-cell>
            <text:p>851131968</text:p>
          </table:table-cell>
          <table:table-cell>
            <text:p>69019263</text:p>
          </table:table-cell>
        </table:table-row>
        <table:table-row>
          <table:table-cell>
            <text:p>184229001</text:p>
          </table:table-cell>
          <table:table-cell>
            <text:p>323320495</text:p>
          </table:table-cell>
          <table:table-cell>
            <text:p>388033230</text:p>
          </table:table-cell>
          <table:table-cell>
            <text:p>788589183</text:p>
          </table:table-cell>
          <table:table-cell>
            <text:p>600325647</text:p>
          </table:table-cell>
          <table:table-cell>
            <text:p>42907618</text:p>
          </table:table-cell>
          <table:table-cell>
            <text:p>346733552</text:p>
          </table:table-cell>
        </table:table-row>
        <table:table-row>
          <table:table-cell>
            <text:p>903135014</text:p>
          </table:table-cell>
          <table:table-cell>
            <text:p>303589360</text:p>
          </table:table-cell>
          <table:table-cell>
            <text:p>939885380</text:p>
          </table:table-cell>
          <table:table-cell>
            <text:p>440200440</text:p>
          </table:table-cell>
          <table:table-cell>
            <text:p>864828757</text:p>
          </table:table-cell>
          <table:table-cell>
            <text:p>761297561</text:p>
          </table:table-cell>
          <table:table-cell>
            <text:p>58363791</text:p>
          </table:table-cell>
        </table:table-row>
        <table:table-row>
          <table:table-cell>
            <text:p>998141825</text:p>
          </table:table-cell>
          <table:table-cell>
            <text:p>926206257</text:p>
          </table:table-cell>
          <table:table-cell>
            <text:p>312829517</text:p>
          </table:table-cell>
          <table:table-cell>
            <text:p>235145543</text:p>
          </table:table-cell>
          <table:table-cell>
            <text:p>967830961</text:p>
          </table:table-cell>
          <table:table-cell>
            <text:p>441196711</text:p>
          </table:table-cell>
          <table:table-cell>
            <text:p>418202035</text:p>
          </table:table-cell>
        </table:table-row>
        <table:table-row>
          <table:table-cell>
            <text:p>692712656</text:p>
          </table:table-cell>
          <table:table-cell>
            <text:p>874360300</text:p>
          </table:table-cell>
          <table:table-cell>
            <text:p>236522292</text:p>
          </table:table-cell>
          <table:table-cell>
            <text:p>524409109</text:p>
          </table:table-cell>
          <table:table-cell>
            <text:p>90279396</text:p>
          </table:table-cell>
          <table:table-cell>
            <text:p>373075644</text:p>
          </table:table-cell>
          <table:table-cell>
            <text:p>983415601</text:p>
          </table:table-cell>
        </table:table-row>
        <table:table-row>
          <table:table-cell>
            <text:p>987138995</text:p>
          </table:table-cell>
          <table:table-cell>
            <text:p>272542535</text:p>
          </table:table-cell>
          <table:table-cell>
            <text:p>411256581</text:p>
          </table:table-cell>
          <table:table-cell>
            <text:p>45880419</text:p>
          </table:table-cell>
          <table:table-cell>
            <text:p>333440793</text:p>
          </table:table-cell>
          <table:table-cell>
            <text:p>702336297</text:p>
          </table:table-cell>
          <table:table-cell>
            <text:p>776002075</text:p>
          </table:table-cell>
        </table:table-row>
        <table:table-row>
          <table:table-cell>
            <text:p>786571521</text:p>
          </table:table-cell>
          <table:table-cell>
            <text:p>62120314</text:p>
          </table:table-cell>
          <table:table-cell>
            <text:p>382193134</text:p>
          </table:table-cell>
          <table:table-cell>
            <text:p>508834123</text:p>
          </table:table-cell>
          <table:table-cell>
            <text:p>302818234</text:p>
          </table:table-cell>
          <table:table-cell>
            <text:p>889619007</text:p>
          </table:table-cell>
          <table:table-cell>
            <text:p>108024908</text:p>
          </table:table-cell>
        </table:table-row>
        <table:table-row>
          <table:table-cell>
            <text:p>805299484</text:p>
          </table:table-cell>
          <table:table-cell>
            <text:p>614012050</text:p>
          </table:table-cell>
          <table:table-cell>
            <text:p>381427767</text:p>
          </table:table-cell>
          <table:table-cell>
            <text:p>812509746</text:p>
          </table:table-cell>
          <table:table-cell>
            <text:p>983945936</text:p>
          </table:table-cell>
          <table:table-cell>
            <text:p>896847197</text:p>
          </table:table-cell>
          <table:table-cell>
            <text:p>476121008</text:p>
          </table:table-cell>
        </table:table-row>
        <table:table-row>
          <table:table-cell>
            <text:p>241123937</text:p>
          </table:table-cell>
          <table:table-cell>
            <text:p>192141838</text:p>
          </table:table-cell>
          <table:table-cell>
            <text:p>872330056</text:p>
          </table:table-cell>
          <table:table-cell>
            <text:p>271431074</text:p>
          </table:table-cell>
          <table:table-cell>
            <text:p>261935037</text:p>
          </table:table-cell>
          <table:table-cell>
            <text:p>148806965</text:p>
          </table:table-cell>
          <table:table-cell>
            <text:p>67920915</text:p>
          </table:table-cell>
        </table:table-row>
        <table:table-row>
          <table:table-cell>
            <text:p>801209365</text:p>
          </table:table-cell>
          <table:table-cell>
            <text:p>710860522</text:p>
          </table:table-cell>
          <table:table-cell>
            <text:p>789179426</text:p>
          </table:table-cell>
          <table:table-cell>
            <text:p>995882341</text:p>
          </table:table-cell>
          <table:table-cell>
            <text:p>137815919</text:p>
          </table:table-cell>
          <table:table-cell>
            <text:p>584586346</text:p>
          </table:table-cell>
          <table:table-cell>
            <text:p>996878081</text:p>
          </table:table-cell>
        </table:table-row>
        <table:table-row>
          <table:table-cell>
            <text:p>922461134</text:p>
          </table:table-cell>
          <table:table-cell>
            <text:p>148777713</text:p>
          </table:table-cell>
          <table:table-cell>
            <text:p>694999095</text:p>
          </table:table-cell>
          <table:table-cell>
            <text:p>642252068</text:p>
          </table:table-cell>
          <table:table-cell>
            <text:p>935248112</text:p>
          </table:table-cell>
          <table:table-cell>
            <text:p>95041330</text:p>
          </table:table-cell>
          <table:table-cell>
            <text:p>604288558</text:p>
          </table:table-cell>
        </table:table-row>
        <table:table-row>
          <table:table-cell>
            <text:p>768713588</text:p>
          </table:table-cell>
          <table:table-cell>
            <text:p>580879951</text:p>
          </table:table-cell>
          <table:table-cell>
            <text:p>290845243</text:p>
          </table:table-cell>
          <table:table-cell>
            <text:p>226934819</text:p>
          </table:table-cell>
          <table:table-cell>
            <text:p>164040705</text:p>
          </table:table-cell>
          <table:table-cell>
            <text:p>726541646</text:p>
          </table:table-cell>
          <table:table-cell>
            <text:p>151526773</text:p>
          </table:table-cell>
        </table:table-row>
        <table:table-row>
          <table:table-cell>
            <text:p>375511852</text:p>
          </table:table-cell>
          <table:table-cell>
            <text:p>803842178</text:p>
          </table:table-cell>
          <table:table-cell>
            <text:p>127466399</text:p>
          </table:table-cell>
          <table:table-cell>
            <text:p>334871083</text:p>
          </table:table-cell>
          <table:table-cell>
            <text:p>325153658</text:p>
          </table:table-cell>
          <table:table-cell>
            <text:p>809590001</text:p>
          </table:table-cell>
          <table:table-cell>
            <text:p>997637465</text:p>
          </table:table-cell>
        </table:table-row>
        <table:table-row>
          <table:table-cell>
            <text:p>841294060</text:p>
          </table:table-cell>
          <table:table-cell>
            <text:p>86305691</text:p>
          </table:table-cell>
          <table:table-cell>
            <text:p>587915301</text:p>
          </table:table-cell>
          <table:table-cell>
            <text:p>137475397</text:p>
          </table:table-cell>
          <table:table-cell>
            <text:p>206371773</text:p>
          </table:table-cell>
          <table:table-cell>
            <text:p>768849812</text:p>
          </table:table-cell>
          <table:table-cell>
            <text:p>238660769</text:p>
          </table:table-cell>
        </table:table-row>
        <table:table-row>
          <table:table-cell>
            <text:p>336801559</text:p>
          </table:table-cell>
          <table:table-cell>
            <text:p>946529399</text:p>
          </table:table-cell>
          <table:table-cell>
            <text:p>630204606</text:p>
          </table:table-cell>
          <table:table-cell>
            <text:p>851347835</text:p>
          </table:table-cell>
          <table:table-cell>
            <text:p>276128218</text:p>
          </table:table-cell>
          <table:table-cell>
            <text:p>4728179</text:p>
          </table:table-cell>
          <table:table-cell>
            <text:p>134120674</text:p>
          </table:table-cell>
        </table:table-row>
        <table:table-row>
          <table:table-cell>
            <text:p>752283061</text:p>
          </table:table-cell>
          <table:table-cell>
            <text:p>941131129</text:p>
          </table:table-cell>
          <table:table-cell>
            <text:p>262034656</text:p>
          </table:table-cell>
          <table:table-cell>
            <text:p>36465372</text:p>
          </table:table-cell>
          <table:table-cell>
            <text:p>863510849</text:p>
          </table:table-cell>
          <table:table-cell>
            <text:p>437228215</text:p>
          </table:table-cell>
          <table:table-cell>
            <text:p>706080215</text:p>
          </table:table-cell>
        </table:table-row>
        <table:table-row>
          <table:table-cell>
            <text:p>326795879</text:p>
          </table:table-cell>
          <table:table-cell>
            <text:p>737454655</text:p>
          </table:table-cell>
          <table:table-cell>
            <text:p>551776376</text:p>
          </table:table-cell>
          <table:table-cell>
            <text:p>157822260</text:p>
          </table:table-cell>
          <table:table-cell>
            <text:p>613741213</text:p>
          </table:table-cell>
          <table:table-cell>
            <text:p>472616926</text:p>
          </table:table-cell>
          <table:table-cell>
            <text:p>859975110</text:p>
          </table:table-cell>
        </table:table-row>
        <table:table-row>
          <table:table-cell>
            <text:p>538421368</text:p>
          </table:table-cell>
          <table:table-cell>
            <text:p>50079067</text:p>
          </table:table-cell>
          <table:table-cell>
            <text:p>791732071</text:p>
          </table:table-cell>
          <table:table-cell>
            <text:p>155841510</text:p>
          </table:table-cell>
          <table:table-cell>
            <text:p>561276091</text:p>
          </table:table-cell>
          <table:table-cell>
            <text:p>658955705</text:p>
          </table:table-cell>
          <table:table-cell>
            <text:p>613332792</text:p>
          </table:table-cell>
        </table:table-row>
        <table:table-row>
          <table:table-cell>
            <text:p>653817759</text:p>
          </table:table-cell>
          <table:table-cell>
            <text:p>938164863</text:p>
          </table:table-cell>
          <table:table-cell>
            <text:p>306948828</text:p>
          </table:table-cell>
          <table:table-cell>
            <text:p>717803396</text:p>
          </table:table-cell>
          <table:table-cell>
            <text:p>544818257</text:p>
          </table:table-cell>
          <table:table-cell>
            <text:p>621038906</text:p>
          </table:table-cell>
          <table:table-cell>
            <text:p>701194649</text:p>
          </table:table-cell>
        </table:table-row>
        <table:table-row>
          <table:table-cell>
            <text:p>62424082</text:p>
          </table:table-cell>
          <table:table-cell>
            <text:p>452535253</text:p>
          </table:table-cell>
          <table:table-cell>
            <text:p>369171141</text:p>
          </table:table-cell>
          <table:table-cell>
            <text:p>849712611</text:p>
          </table:table-cell>
          <table:table-cell>
            <text:p>925002406</text:p>
          </table:table-cell>
          <table:table-cell>
            <text:p>212291933</text:p>
          </table:table-cell>
          <table:table-cell>
            <text:p>190998359</text:p>
          </table:table-cell>
        </table:table-row>
        <table:table-row>
          <table:table-cell>
            <text:p>440372329</text:p>
          </table:table-cell>
          <table:table-cell>
            <text:p>329495047</text:p>
          </table:table-cell>
          <table:table-cell>
            <text:p>889386689</text:p>
          </table:table-cell>
          <table:table-cell>
            <text:p>71841227</text:p>
          </table:table-cell>
          <table:table-cell>
            <text:p>838539010</text:p>
          </table:table-cell>
          <table:table-cell>
            <text:p>390314650</text:p>
          </table:table-cell>
          <table:table-cell>
            <text:p>618503472</text:p>
          </table:table-cell>
        </table:table-row>
        <table:table-row>
          <table:table-cell>
            <text:p>731109632</text:p>
          </table:table-cell>
          <table:table-cell>
            <text:p>828041052</text:p>
          </table:table-cell>
          <table:table-cell>
            <text:p>105059984</text:p>
          </table:table-cell>
          <table:table-cell>
            <text:p>360660013</text:p>
          </table:table-cell>
          <table:table-cell>
            <text:p>865892095</text:p>
          </table:table-cell>
          <table:table-cell>
            <text:p>345764036</text:p>
          </table:table-cell>
          <table:table-cell>
            <text:p>852388045</text:p>
          </table:table-cell>
        </table:table-row>
        <table:table-row>
          <table:table-cell>
            <text:p>638977819</text:p>
          </table:table-cell>
          <table:table-cell>
            <text:p>219860511</text:p>
          </table:table-cell>
          <table:table-cell>
            <text:p>625411641</text:p>
          </table:table-cell>
          <table:table-cell>
            <text:p>286864583</text:p>
          </table:table-cell>
          <table:table-cell>
            <text:p>370791323</text:p>
          </table:table-cell>
          <table:table-cell>
            <text:p>285810046</text:p>
          </table:table-cell>
          <table:table-cell>
            <text:p>61707776</text:p>
          </table:table-cell>
        </table:table-row>
        <table:table-row>
          <table:table-cell>
            <text:p>829448377</text:p>
          </table:table-cell>
          <table:table-cell>
            <text:p>508661805</text:p>
          </table:table-cell>
          <table:table-cell>
            <text:p>594429545</text:p>
          </table:table-cell>
          <table:table-cell>
            <text:p>668723039</text:p>
          </table:table-cell>
          <table:table-cell>
            <text:p>648763539</text:p>
          </table:table-cell>
          <table:table-cell>
            <text:p>132597781</text:p>
          </table:table-cell>
          <table:table-cell>
            <text:p>335506915</text:p>
          </table:table-cell>
        </table:table-row>
        <table:table-row>
          <table:table-cell>
            <text:p>881252427</text:p>
          </table:table-cell>
          <table:table-cell>
            <text:p>693039374</text:p>
          </table:table-cell>
          <table:table-cell>
            <text:p>505491090</text:p>
          </table:table-cell>
          <table:table-cell>
            <text:p>54413363</text:p>
          </table:table-cell>
          <table:table-cell>
            <text:p>508980883</text:p>
          </table:table-cell>
          <table:table-cell>
            <text:p>854891143</text:p>
          </table:table-cell>
          <table:table-cell>
            <text:p>681132363</text:p>
          </table:table-cell>
        </table:table-row>
        <table:table-row>
          <table:table-cell>
            <text:p>995069403</text:p>
          </table:table-cell>
          <table:table-cell>
            <text:p>650450640</text:p>
          </table:table-cell>
          <table:table-cell>
            <text:p>483672528</text:p>
          </table:table-cell>
          <table:table-cell>
            <text:p>90719870</text:p>
          </table:table-cell>
          <table:table-cell>
            <text:p>944934797</text:p>
          </table:table-cell>
          <table:table-cell>
            <text:p>339507470</text:p>
          </table:table-cell>
          <table:table-cell>
            <text:p>559283601</text:p>
          </table:table-cell>
        </table:table-row>
        <table:table-row>
          <table:table-cell>
            <text:p>406552687</text:p>
          </table:table-cell>
          <table:table-cell>
            <text:p>167117676</text:p>
          </table:table-cell>
          <table:table-cell>
            <text:p>187854380</text:p>
          </table:table-cell>
          <table:table-cell>
            <text:p>474305807</text:p>
          </table:table-cell>
          <table:table-cell>
            <text:p>220325118</text:p>
          </table:table-cell>
          <table:table-cell>
            <text:p>46509155</text:p>
          </table:table-cell>
          <table:table-cell>
            <text:p>702398800</text:p>
          </table:table-cell>
        </table:table-row>
        <table:table-row>
          <table:table-cell>
            <text:p>821932366</text:p>
          </table:table-cell>
          <table:table-cell>
            <text:p>960027755</text:p>
          </table:table-cell>
          <table:table-cell>
            <text:p>233284022</text:p>
          </table:table-cell>
          <table:table-cell>
            <text:p>525691740</text:p>
          </table:table-cell>
          <table:table-cell>
            <text:p>834708860</text:p>
          </table:table-cell>
          <table:table-cell>
            <text:p>534492206</text:p>
          </table:table-cell>
          <table:table-cell>
            <text:p>753355005</text:p>
          </table:table-cell>
        </table:table-row>
        <table:table-row>
          <table:table-cell>
            <text:p>431091560</text:p>
          </table:table-cell>
          <table:table-cell>
            <text:p>245571096</text:p>
          </table:table-cell>
          <table:table-cell>
            <text:p>23147563</text:p>
          </table:table-cell>
          <table:table-cell>
            <text:p>581976941</text:p>
          </table:table-cell>
          <table:table-cell>
            <text:p>457515058</text:p>
          </table:table-cell>
          <table:table-cell>
            <text:p>230124235</text:p>
          </table:table-cell>
          <table:table-cell>
            <text:p>939478480</text:p>
          </table:table-cell>
        </table:table-row>
        <table:table-row>
          <table:table-cell>
            <text:p>440329435</text:p>
          </table:table-cell>
          <table:table-cell>
            <text:p>266947813</text:p>
          </table:table-cell>
          <table:table-cell>
            <text:p>58826434</text:p>
          </table:table-cell>
          <table:table-cell>
            <text:p>964995363</text:p>
          </table:table-cell>
          <table:table-cell>
            <text:p>870561067</text:p>
          </table:table-cell>
          <table:table-cell>
            <text:p>97009359</text:p>
          </table:table-cell>
          <table:table-cell>
            <text:p>222579398</text:p>
          </table:table-cell>
        </table:table-row>
        <table:table-row>
          <table:table-cell>
            <text:p>697553702</text:p>
          </table:table-cell>
          <table:table-cell>
            <text:p>32434337</text:p>
          </table:table-cell>
          <table:table-cell>
            <text:p>590079358</text:p>
          </table:table-cell>
          <table:table-cell>
            <text:p>915171087</text:p>
          </table:table-cell>
          <table:table-cell>
            <text:p>615051226</text:p>
          </table:table-cell>
          <table:table-cell>
            <text:p>88785348</text:p>
          </table:table-cell>
          <table:table-cell>
            <text:p>550493688</text:p>
          </table:table-cell>
        </table:table-row>
        <table:table-row>
          <table:table-cell>
            <text:p>689541822</text:p>
          </table:table-cell>
          <table:table-cell>
            <text:p>322956659</text:p>
          </table:table-cell>
          <table:table-cell>
            <text:p>240326321</text:p>
          </table:table-cell>
          <table:table-cell>
            <text:p>665029078</text:p>
          </table:table-cell>
          <table:table-cell>
            <text:p>156256148</text:p>
          </table:table-cell>
          <table:table-cell>
            <text:p>139170760</text:p>
          </table:table-cell>
          <table:table-cell>
            <text:p>306847273</text:p>
          </table:table-cell>
        </table:table-row>
        <table:table-row>
          <table:table-cell>
            <text:p>738587286</text:p>
          </table:table-cell>
          <table:table-cell>
            <text:p>613185011</text:p>
          </table:table-cell>
          <table:table-cell>
            <text:p>888166783</text:p>
          </table:table-cell>
          <table:table-cell>
            <text:p>437959895</text:p>
          </table:table-cell>
          <table:table-cell>
            <text:p>140379311</text:p>
          </table:table-cell>
          <table:table-cell>
            <text:p>328332077</text:p>
          </table:table-cell>
          <table:table-cell>
            <text:p>257149624</text:p>
          </table:table-cell>
        </table:table-row>
        <table:table-row>
          <table:table-cell>
            <text:p>213399236</text:p>
          </table:table-cell>
          <table:table-cell>
            <text:p>496538932</text:p>
          </table:table-cell>
          <table:table-cell>
            <text:p>914973698</text:p>
          </table:table-cell>
          <table:table-cell>
            <text:p>871278707</text:p>
          </table:table-cell>
          <table:table-cell>
            <text:p>224918172</text:p>
          </table:table-cell>
          <table:table-cell>
            <text:p>338181441</text:p>
          </table:table-cell>
          <table:table-cell>
            <text:p>103904075</text:p>
          </table:table-cell>
        </table:table-row>
        <table:table-row>
          <table:table-cell>
            <text:p>867411468</text:p>
          </table:table-cell>
          <table:table-cell>
            <text:p>753893272</text:p>
          </table:table-cell>
          <table:table-cell>
            <text:p>839130007</text:p>
          </table:table-cell>
          <table:table-cell>
            <text:p>210950213</text:p>
          </table:table-cell>
          <table:table-cell>
            <text:p>383274770</text:p>
          </table:table-cell>
          <table:table-cell>
            <text:p>978464617</text:p>
          </table:table-cell>
          <table:table-cell>
            <text:p>530774463</text:p>
          </table:table-cell>
        </table:table-row>
        <table:table-row>
          <table:table-cell>
            <text:p>143923513</text:p>
          </table:table-cell>
          <table:table-cell>
            <text:p>837144043</text:p>
          </table:table-cell>
          <table:table-cell>
            <text:p>700091341</text:p>
          </table:table-cell>
          <table:table-cell>
            <text:p>535836578</text:p>
          </table:table-cell>
          <table:table-cell>
            <text:p>587455697</text:p>
          </table:table-cell>
          <table:table-cell>
            <text:p>692477958</text:p>
          </table:table-cell>
          <table:table-cell>
            <text:p>209786078</text:p>
          </table:table-cell>
        </table:table-row>
        <table:table-row>
          <table:table-cell>
            <text:p>808974702</text:p>
          </table:table-cell>
          <table:table-cell>
            <text:p>20777299</text:p>
          </table:table-cell>
          <table:table-cell>
            <text:p>599230158</text:p>
          </table:table-cell>
          <table:table-cell>
            <text:p>631669116</text:p>
          </table:table-cell>
          <table:table-cell>
            <text:p>809077634</text:p>
          </table:table-cell>
          <table:table-cell>
            <text:p>442504657</text:p>
          </table:table-cell>
          <table:table-cell>
            <text:p>981681188</text:p>
          </table:table-cell>
        </table:table-row>
        <table:table-row>
          <table:table-cell>
            <text:p>350289008</text:p>
          </table:table-cell>
          <table:table-cell>
            <text:p>185129097</text:p>
          </table:table-cell>
          <table:table-cell>
            <text:p>119976921</text:p>
          </table:table-cell>
          <table:table-cell>
            <text:p>37399784</text:p>
          </table:table-cell>
          <table:table-cell>
            <text:p>95512140</text:p>
          </table:table-cell>
          <table:table-cell>
            <text:p>692698356</text:p>
          </table:table-cell>
          <table:table-cell>
            <text:p>242017667</text:p>
          </table:table-cell>
        </table:table-row>
        <table:table-row>
          <table:table-cell>
            <text:p>977272011</text:p>
          </table:table-cell>
          <table:table-cell>
            <text:p>955742508</text:p>
          </table:table-cell>
          <table:table-cell>
            <text:p>270108523</text:p>
          </table:table-cell>
          <table:table-cell>
            <text:p>314491074</text:p>
          </table:table-cell>
          <table:table-cell>
            <text:p>433463075</text:p>
          </table:table-cell>
          <table:table-cell>
            <text:p>190813980</text:p>
          </table:table-cell>
          <table:table-cell>
            <text:p>713622327</text:p>
          </table:table-cell>
        </table:table-row>
        <table:table-row>
          <table:table-cell>
            <text:p>874615293</text:p>
          </table:table-cell>
          <table:table-cell>
            <text:p>656930664</text:p>
          </table:table-cell>
          <table:table-cell>
            <text:p>489429803</text:p>
          </table:table-cell>
          <table:table-cell>
            <text:p>192761765</text:p>
          </table:table-cell>
          <table:table-cell>
            <text:p>447187072</text:p>
          </table:table-cell>
          <table:table-cell>
            <text:p>666203837</text:p>
          </table:table-cell>
          <table:table-cell>
            <text:p>229351149</text:p>
          </table:table-cell>
        </table:table-row>
        <table:table-row>
          <table:table-cell>
            <text:p>7044657</text:p>
          </table:table-cell>
          <table:table-cell>
            <text:p>97620515</text:p>
          </table:table-cell>
          <table:table-cell>
            <text:p>85673578</text:p>
          </table:table-cell>
          <table:table-cell>
            <text:p>256359076</text:p>
          </table:table-cell>
          <table:table-cell>
            <text:p>789774602</text:p>
          </table:table-cell>
          <table:table-cell>
            <text:p>190130706</text:p>
          </table:table-cell>
          <table:table-cell>
            <text:p>138039529</text:p>
          </table:table-cell>
        </table:table-row>
        <table:table-row>
          <table:table-cell>
            <text:p>364249832</text:p>
          </table:table-cell>
          <table:table-cell>
            <text:p>859026742</text:p>
          </table:table-cell>
          <table:table-cell>
            <text:p>707531847</text:p>
          </table:table-cell>
          <table:table-cell>
            <text:p>354908241</text:p>
          </table:table-cell>
          <table:table-cell>
            <text:p>685654381</text:p>
          </table:table-cell>
          <table:table-cell>
            <text:p>62265077</text:p>
          </table:table-cell>
          <table:table-cell>
            <text:p>480203521</text:p>
          </table:table-cell>
        </table:table-row>
        <table:table-row>
          <table:table-cell>
            <text:p>444221187</text:p>
          </table:table-cell>
          <table:table-cell>
            <text:p>500992778</text:p>
          </table:table-cell>
          <table:table-cell>
            <text:p>967998499</text:p>
          </table:table-cell>
          <table:table-cell>
            <text:p>346459629</text:p>
          </table:table-cell>
          <table:table-cell>
            <text:p>753025893</text:p>
          </table:table-cell>
          <table:table-cell>
            <text:p>589525045</text:p>
          </table:table-cell>
          <table:table-cell>
            <text:p>48506832</text:p>
          </table:table-cell>
        </table:table-row>
        <table:table-row>
          <table:table-cell>
            <text:p>697424982</text:p>
          </table:table-cell>
          <table:table-cell>
            <text:p>370394849</text:p>
          </table:table-cell>
          <table:table-cell>
            <text:p>270379167</text:p>
          </table:table-cell>
          <table:table-cell>
            <text:p>584243278</text:p>
          </table:table-cell>
          <table:table-cell>
            <text:p>46671139</text:p>
          </table:table-cell>
          <table:table-cell>
            <text:p>599149724</text:p>
          </table:table-cell>
          <table:table-cell>
            <text:p>512049189</text:p>
          </table:table-cell>
        </table:table-row>
        <table:table-row>
          <table:table-cell>
            <text:p>960807342</text:p>
          </table:table-cell>
          <table:table-cell>
            <text:p>208903327</text:p>
          </table:table-cell>
          <table:table-cell>
            <text:p>845700756</text:p>
          </table:table-cell>
          <table:table-cell>
            <text:p>405525716</text:p>
          </table:table-cell>
          <table:table-cell>
            <text:p>792321417</text:p>
          </table:table-cell>
          <table:table-cell>
            <text:p>214074489</text:p>
          </table:table-cell>
          <table:table-cell>
            <text:p>112015529</text:p>
          </table:table-cell>
        </table:table-row>
        <table:table-row>
          <table:table-cell>
            <text:p>958266604</text:p>
          </table:table-cell>
          <table:table-cell>
            <text:p>508374605</text:p>
          </table:table-cell>
          <table:table-cell>
            <text:p>95869839</text:p>
          </table:table-cell>
          <table:table-cell>
            <text:p>526592293</text:p>
          </table:table-cell>
          <table:table-cell>
            <text:p>412692729</text:p>
          </table:table-cell>
          <table:table-cell>
            <text:p>589219058</text:p>
          </table:table-cell>
          <table:table-cell>
            <text:p>826755174</text:p>
          </table:table-cell>
        </table:table-row>
        <table:table-row>
          <table:table-cell>
            <text:p>102964948</text:p>
          </table:table-cell>
          <table:table-cell>
            <text:p>303614051</text:p>
          </table:table-cell>
          <table:table-cell>
            <text:p>883272776</text:p>
          </table:table-cell>
          <table:table-cell>
            <text:p>238446892</text:p>
          </table:table-cell>
          <table:table-cell>
            <text:p>519068224</text:p>
          </table:table-cell>
          <table:table-cell>
            <text:p>330510852</text:p>
          </table:table-cell>
          <table:table-cell>
            <text:p>271678891</text:p>
          </table:table-cell>
        </table:table-row>
        <table:table-row>
          <table:table-cell>
            <text:p>454875698</text:p>
          </table:table-cell>
          <table:table-cell>
            <text:p>555457087</text:p>
          </table:table-cell>
          <table:table-cell>
            <text:p>356586189</text:p>
          </table:table-cell>
          <table:table-cell>
            <text:p>856480790</text:p>
          </table:table-cell>
          <table:table-cell>
            <text:p>288212227</text:p>
          </table:table-cell>
          <table:table-cell>
            <text:p>28609263</text:p>
          </table:table-cell>
          <table:table-cell>
            <text:p>558071538</text:p>
          </table:table-cell>
        </table:table-row>
        <table:table-row>
          <table:table-cell>
            <text:p>833786453</text:p>
          </table:table-cell>
          <table:table-cell>
            <text:p>387780449</text:p>
          </table:table-cell>
          <table:table-cell>
            <text:p>377668367</text:p>
          </table:table-cell>
          <table:table-cell>
            <text:p>141613840</text:p>
          </table:table-cell>
          <table:table-cell>
            <text:p>504257572</text:p>
          </table:table-cell>
          <table:table-cell>
            <text:p>959997651</text:p>
          </table:table-cell>
          <table:table-cell>
            <text:p>613051687</text:p>
          </table:table-cell>
        </table:table-row>
        <table:table-row>
          <table:table-cell>
            <text:p>915691462</text:p>
          </table:table-cell>
          <table:table-cell>
            <text:p>18900629</text:p>
          </table:table-cell>
          <table:table-cell>
            <text:p>325332982</text:p>
          </table:table-cell>
          <table:table-cell>
            <text:p>774469452</text:p>
          </table:table-cell>
          <table:table-cell>
            <text:p>442023511</text:p>
          </table:table-cell>
          <table:table-cell>
            <text:p>458675109</text:p>
          </table:table-cell>
          <table:table-cell>
            <text:p>22954285</text:p>
          </table:table-cell>
        </table:table-row>
        <table:table-row>
          <table:table-cell>
            <text:p>749030502</text:p>
          </table:table-cell>
          <table:table-cell>
            <text:p>796325952</text:p>
          </table:table-cell>
          <table:table-cell>
            <text:p>301469780</text:p>
          </table:table-cell>
          <table:table-cell>
            <text:p>955514491</text:p>
          </table:table-cell>
          <table:table-cell>
            <text:p>888570214</text:p>
          </table:table-cell>
          <table:table-cell>
            <text:p>834122426</text:p>
          </table:table-cell>
          <table:table-cell>
            <text:p>566970823</text:p>
          </table:table-cell>
        </table:table-row>
        <table:table-row>
          <table:table-cell>
            <text:p>978125955</text:p>
          </table:table-cell>
          <table:table-cell>
            <text:p>937118633</text:p>
          </table:table-cell>
          <table:table-cell>
            <text:p>660577017</text:p>
          </table:table-cell>
          <table:table-cell>
            <text:p>49892958</text:p>
          </table:table-cell>
          <table:table-cell>
            <text:p>689364650</text:p>
          </table:table-cell>
          <table:table-cell>
            <text:p>336818552</text:p>
          </table:table-cell>
          <table:table-cell>
            <text:p>922911657</text:p>
          </table:table-cell>
        </table:table-row>
        <table:table-row>
          <table:table-cell>
            <text:p>200829356</text:p>
          </table:table-cell>
          <table:table-cell>
            <text:p>933373906</text:p>
          </table:table-cell>
          <table:table-cell>
            <text:p>535297326</text:p>
          </table:table-cell>
          <table:table-cell>
            <text:p>301497303</text:p>
          </table:table-cell>
          <table:table-cell>
            <text:p>43919227</text:p>
          </table:table-cell>
          <table:table-cell>
            <text:p>40825830</text:p>
          </table:table-cell>
          <table:table-cell>
            <text:p>219946663</text:p>
          </table:table-cell>
        </table:table-row>
        <table:table-row>
          <table:table-cell>
            <text:p>610582045</text:p>
          </table:table-cell>
          <table:table-cell>
            <text:p>314441866</text:p>
          </table:table-cell>
          <table:table-cell>
            <text:p>209315640</text:p>
          </table:table-cell>
          <table:table-cell>
            <text:p>196758615</text:p>
          </table:table-cell>
          <table:table-cell>
            <text:p>768978338</text:p>
          </table:table-cell>
          <table:table-cell>
            <text:p>440106783</text:p>
          </table:table-cell>
          <table:table-cell>
            <text:p>496438612</text:p>
          </table:table-cell>
        </table:table-row>
        <table:table-row>
          <table:table-cell>
            <text:p>266788747</text:p>
          </table:table-cell>
          <table:table-cell>
            <text:p>790200477</text:p>
          </table:table-cell>
          <table:table-cell>
            <text:p>572446955</text:p>
          </table:table-cell>
          <table:table-cell>
            <text:p>266917487</text:p>
          </table:table-cell>
          <table:table-cell>
            <text:p>22378200</text:p>
          </table:table-cell>
          <table:table-cell>
            <text:p>136220987</text:p>
          </table:table-cell>
          <table:table-cell>
            <text:p>655716281</text:p>
          </table:table-cell>
        </table:table-row>
        <table:table-row>
          <table:table-cell>
            <text:p>769837130</text:p>
          </table:table-cell>
          <table:table-cell>
            <text:p>477969984</text:p>
          </table:table-cell>
          <table:table-cell>
            <text:p>668938960</text:p>
          </table:table-cell>
          <table:table-cell>
            <text:p>579971968</text:p>
          </table:table-cell>
          <table:table-cell>
            <text:p>609159035</text:p>
          </table:table-cell>
          <table:table-cell>
            <text:p>653212801</text:p>
          </table:table-cell>
          <table:table-cell>
            <text:p>351973165</text:p>
          </table:table-cell>
        </table:table-row>
        <table:table-row>
          <table:table-cell>
            <text:p>257460720</text:p>
          </table:table-cell>
          <table:table-cell>
            <text:p>31225246</text:p>
          </table:table-cell>
          <table:table-cell>
            <text:p>920806885</text:p>
          </table:table-cell>
          <table:table-cell>
            <text:p>97489692</text:p>
          </table:table-cell>
          <table:table-cell>
            <text:p>190473713</text:p>
          </table:table-cell>
          <table:table-cell>
            <text:p>693411320</text:p>
          </table:table-cell>
          <table:table-cell>
            <text:p>76010974</text:p>
          </table:table-cell>
        </table:table-row>
        <table:table-row>
          <table:table-cell>
            <text:p>812415814</text:p>
          </table:table-cell>
          <table:table-cell>
            <text:p>297013027</text:p>
          </table:table-cell>
          <table:table-cell>
            <text:p>92286421</text:p>
          </table:table-cell>
          <table:table-cell>
            <text:p>802427152</text:p>
          </table:table-cell>
          <table:table-cell>
            <text:p>567644432</text:p>
          </table:table-cell>
          <table:table-cell>
            <text:p>566289789</text:p>
          </table:table-cell>
          <table:table-cell>
            <text:p>928552031</text:p>
          </table:table-cell>
        </table:table-row>
        <table:table-row>
          <table:table-cell>
            <text:p>416143888</text:p>
          </table:table-cell>
          <table:table-cell>
            <text:p>749859684</text:p>
          </table:table-cell>
          <table:table-cell>
            <text:p>565017258</text:p>
          </table:table-cell>
          <table:table-cell>
            <text:p>53923412</text:p>
          </table:table-cell>
          <table:table-cell>
            <text:p>666483540</text:p>
          </table:table-cell>
          <table:table-cell>
            <text:p>902393695</text:p>
          </table:table-cell>
          <table:table-cell>
            <text:p>249631225</text:p>
          </table:table-cell>
        </table:table-row>
        <table:table-row>
          <table:table-cell>
            <text:p>779851044</text:p>
          </table:table-cell>
          <table:table-cell>
            <text:p>747833746</text:p>
          </table:table-cell>
          <table:table-cell>
            <text:p>419927652</text:p>
          </table:table-cell>
          <table:table-cell>
            <text:p>747268621</text:p>
          </table:table-cell>
          <table:table-cell>
            <text:p>162770952</text:p>
          </table:table-cell>
          <table:table-cell>
            <text:p>976937563</text:p>
          </table:table-cell>
          <table:table-cell>
            <text:p>6949895</text:p>
          </table:table-cell>
        </table:table-row>
        <table:table-row>
          <table:table-cell>
            <text:p>562582703</text:p>
          </table:table-cell>
          <table:table-cell>
            <text:p>767085391</text:p>
          </table:table-cell>
          <table:table-cell>
            <text:p>191646808</text:p>
          </table:table-cell>
          <table:table-cell>
            <text:p>949409719</text:p>
          </table:table-cell>
          <table:table-cell>
            <text:p>91523298</text:p>
          </table:table-cell>
          <table:table-cell>
            <text:p>118162031</text:p>
          </table:table-cell>
          <table:table-cell>
            <text:p>772476630</text:p>
          </table:table-cell>
        </table:table-row>
        <table:table-row>
          <table:table-cell>
            <text:p>961377860</text:p>
          </table:table-cell>
          <table:table-cell>
            <text:p>594132860</text:p>
          </table:table-cell>
          <table:table-cell>
            <text:p>475067291</text:p>
          </table:table-cell>
          <table:table-cell>
            <text:p>717107774</text:p>
          </table:table-cell>
          <table:table-cell>
            <text:p>188182193</text:p>
          </table:table-cell>
          <table:table-cell>
            <text:p>743625602</text:p>
          </table:table-cell>
          <table:table-cell>
            <text:p>142841960</text:p>
          </table:table-cell>
        </table:table-row>
        <table:table-row>
          <table:table-cell>
            <text:p>18889984</text:p>
          </table:table-cell>
          <table:table-cell>
            <text:p>725197518</text:p>
          </table:table-cell>
          <table:table-cell>
            <text:p>18240339</text:p>
          </table:table-cell>
          <table:table-cell>
            <text:p>6228012</text:p>
          </table:table-cell>
          <table:table-cell>
            <text:p>730053759</text:p>
          </table:table-cell>
          <table:table-cell>
            <text:p>850251526</text:p>
          </table:table-cell>
          <table:table-cell>
            <text:p>596104554</text:p>
          </table:table-cell>
        </table:table-row>
        <table:table-row>
          <table:table-cell>
            <text:p>867144754</text:p>
          </table:table-cell>
          <table:table-cell>
            <text:p>736551129</text:p>
          </table:table-cell>
          <table:table-cell>
            <text:p>429793925</text:p>
          </table:table-cell>
          <table:table-cell>
            <text:p>389853424</text:p>
          </table:table-cell>
          <table:table-cell>
            <text:p>939073912</text:p>
          </table:table-cell>
          <table:table-cell>
            <text:p>678572239</text:p>
          </table:table-cell>
          <table:table-cell>
            <text:p>863459803</text:p>
          </table:table-cell>
        </table:table-row>
        <table:table-row>
          <table:table-cell>
            <text:p>164952449</text:p>
          </table:table-cell>
          <table:table-cell>
            <text:p>400176166</text:p>
          </table:table-cell>
          <table:table-cell>
            <text:p>184999554</text:p>
          </table:table-cell>
          <table:table-cell>
            <text:p>513096468</text:p>
          </table:table-cell>
          <table:table-cell>
            <text:p>600351564</text:p>
          </table:table-cell>
          <table:table-cell>
            <text:p>72170005</text:p>
          </table:table-cell>
          <table:table-cell>
            <text:p>613449862</text:p>
          </table:table-cell>
        </table:table-row>
        <table:table-row>
          <table:table-cell>
            <text:p>545443963</text:p>
          </table:table-cell>
          <table:table-cell>
            <text:p>999568461</text:p>
          </table:table-cell>
          <table:table-cell>
            <text:p>755829370</text:p>
          </table:table-cell>
          <table:table-cell>
            <text:p>889194793</text:p>
          </table:table-cell>
          <table:table-cell>
            <text:p>940622518</text:p>
          </table:table-cell>
          <table:table-cell>
            <text:p>851796147</text:p>
          </table:table-cell>
          <table:table-cell>
            <text:p>57636347</text:p>
          </table:table-cell>
        </table:table-row>
        <table:table-row>
          <table:table-cell>
            <text:p>669371575</text:p>
          </table:table-cell>
          <table:table-cell>
            <text:p>722244805</text:p>
          </table:table-cell>
          <table:table-cell>
            <text:p>430182726</text:p>
          </table:table-cell>
          <table:table-cell>
            <text:p>380771232</text:p>
          </table:table-cell>
          <table:table-cell>
            <text:p>120967864</text:p>
          </table:table-cell>
          <table:table-cell>
            <text:p>952327105</text:p>
          </table:table-cell>
          <table:table-cell>
            <text:p>774798944</text:p>
          </table:table-cell>
        </table:table-row>
        <table:table-row>
          <table:table-cell>
            <text:p>81241688</text:p>
          </table:table-cell>
          <table:table-cell>
            <text:p>812322593</text:p>
          </table:table-cell>
          <table:table-cell>
            <text:p>186071990</text:p>
          </table:table-cell>
          <table:table-cell>
            <text:p>822343647</text:p>
          </table:table-cell>
          <table:table-cell>
            <text:p>842930061</text:p>
          </table:table-cell>
          <table:table-cell>
            <text:p>980257394</text:p>
          </table:table-cell>
          <table:table-cell>
            <text:p>209640264</text:p>
          </table:table-cell>
        </table:table-row>
        <table:table-row>
          <table:table-cell>
            <text:p>653662254</text:p>
          </table:table-cell>
          <table:table-cell>
            <text:p>233533271</text:p>
          </table:table-cell>
          <table:table-cell>
            <text:p>520775111</text:p>
          </table:table-cell>
          <table:table-cell>
            <text:p>762251404</text:p>
          </table:table-cell>
          <table:table-cell>
            <text:p>356641087</text:p>
          </table:table-cell>
          <table:table-cell>
            <text:p>703991369</text:p>
          </table:table-cell>
          <table:table-cell>
            <text:p>581828382</text:p>
          </table:table-cell>
        </table:table-row>
        <table:table-row>
          <table:table-cell>
            <text:p>155509881</text:p>
          </table:table-cell>
          <table:table-cell>
            <text:p>347967102</text:p>
          </table:table-cell>
          <table:table-cell>
            <text:p>709386577</text:p>
          </table:table-cell>
          <table:table-cell>
            <text:p>669649629</text:p>
          </table:table-cell>
          <table:table-cell>
            <text:p>599308335</text:p>
          </table:table-cell>
          <table:table-cell>
            <text:p>637891234</text:p>
          </table:table-cell>
          <table:table-cell>
            <text:p>902311248</text:p>
          </table:table-cell>
        </table:table-row>
        <table:table-row>
          <table:table-cell>
            <text:p>432513723</text:p>
          </table:table-cell>
          <table:table-cell>
            <text:p>13959852</text:p>
          </table:table-cell>
          <table:table-cell>
            <text:p>753045866</text:p>
          </table:table-cell>
          <table:table-cell>
            <text:p>858393242</text:p>
          </table:table-cell>
          <table:table-cell>
            <text:p>250237700</text:p>
          </table:table-cell>
          <table:table-cell>
            <text:p>292401618</text:p>
          </table:table-cell>
          <table:table-cell>
            <text:p>215628706</text:p>
          </table:table-cell>
        </table:table-row>
        <table:table-row>
          <table:table-cell>
            <text:p>39386625</text:p>
          </table:table-cell>
          <table:table-cell>
            <text:p>998882224</text:p>
          </table:table-cell>
          <table:table-cell>
            <text:p>607633426</text:p>
          </table:table-cell>
          <table:table-cell>
            <text:p>600280272</text:p>
          </table:table-cell>
          <table:table-cell>
            <text:p>512558693</text:p>
          </table:table-cell>
          <table:table-cell>
            <text:p>332448744</text:p>
          </table:table-cell>
          <table:table-cell>
            <text:p>313089742</text:p>
          </table:table-cell>
        </table:table-row>
        <table:table-row>
          <table:table-cell>
            <text:p>401480065</text:p>
          </table:table-cell>
          <table:table-cell>
            <text:p>684439116</text:p>
          </table:table-cell>
          <table:table-cell>
            <text:p>174986938</text:p>
          </table:table-cell>
          <table:table-cell>
            <text:p>477543429</text:p>
          </table:table-cell>
          <table:table-cell>
            <text:p>435537242</text:p>
          </table:table-cell>
          <table:table-cell>
            <text:p>139331492</text:p>
          </table:table-cell>
          <table:table-cell>
            <text:p>583449627</text:p>
          </table:table-cell>
        </table:table-row>
        <table:table-row>
          <table:table-cell>
            <text:p>405077606</text:p>
          </table:table-cell>
          <table:table-cell>
            <text:p>544467981</text:p>
          </table:table-cell>
          <table:table-cell>
            <text:p>760842075</text:p>
          </table:table-cell>
          <table:table-cell>
            <text:p>760702466</text:p>
          </table:table-cell>
          <table:table-cell>
            <text:p>838589255</text:p>
          </table:table-cell>
          <table:table-cell>
            <text:p>812730546</text:p>
          </table:table-cell>
          <table:table-cell>
            <text:p>893343970</text:p>
          </table:table-cell>
        </table:table-row>
        <table:table-row>
          <table:table-cell>
            <text:p>651408074</text:p>
          </table:table-cell>
          <table:table-cell>
            <text:p>615052464</text:p>
          </table:table-cell>
          <table:table-cell>
            <text:p>55807978</text:p>
          </table:table-cell>
          <table:table-cell>
            <text:p>373590476</text:p>
          </table:table-cell>
          <table:table-cell>
            <text:p>286810903</text:p>
          </table:table-cell>
          <table:table-cell>
            <text:p>200090093</text:p>
          </table:table-cell>
          <table:table-cell>
            <text:p>631883424</text:p>
          </table:table-cell>
        </table:table-row>
        <table:table-row>
          <table:table-cell>
            <text:p>355133645</text:p>
          </table:table-cell>
          <table:table-cell>
            <text:p>954179212</text:p>
          </table:table-cell>
          <table:table-cell>
            <text:p>581127745</text:p>
          </table:table-cell>
          <table:table-cell>
            <text:p>314910149</text:p>
          </table:table-cell>
          <table:table-cell>
            <text:p>865121898</text:p>
          </table:table-cell>
          <table:table-cell>
            <text:p>926536331</text:p>
          </table:table-cell>
          <table:table-cell>
            <text:p>502114934</text:p>
          </table:table-cell>
        </table:table-row>
        <table:table-row>
          <table:table-cell>
            <text:p>600229539</text:p>
          </table:table-cell>
          <table:table-cell>
            <text:p>399474241</text:p>
          </table:table-cell>
          <table:table-cell>
            <text:p>439058494</text:p>
          </table:table-cell>
          <table:table-cell>
            <text:p>6001382</text:p>
          </table:table-cell>
          <table:table-cell>
            <text:p>110737334</text:p>
          </table:table-cell>
          <table:table-cell>
            <text:p>625723866</text:p>
          </table:table-cell>
          <table:table-cell>
            <text:p>511557722</text:p>
          </table:table-cell>
        </table:table-row>
        <table:table-row>
          <table:table-cell>
            <text:p>147264363</text:p>
          </table:table-cell>
          <table:table-cell>
            <text:p>476020436</text:p>
          </table:table-cell>
          <table:table-cell>
            <text:p>28409940</text:p>
          </table:table-cell>
          <table:table-cell>
            <text:p>799272734</text:p>
          </table:table-cell>
          <table:table-cell>
            <text:p>887319601</text:p>
          </table:table-cell>
          <table:table-cell>
            <text:p>905634506</text:p>
          </table:table-cell>
          <table:table-cell>
            <text:p>679736774</text:p>
          </table:table-cell>
        </table:table-row>
        <table:table-row>
          <table:table-cell>
            <text:p>821291902</text:p>
          </table:table-cell>
          <table:table-cell>
            <text:p>97144213</text:p>
          </table:table-cell>
          <table:table-cell>
            <text:p>345800700</text:p>
          </table:table-cell>
          <table:table-cell>
            <text:p>628796977</text:p>
          </table:table-cell>
          <table:table-cell>
            <text:p>883263055</text:p>
          </table:table-cell>
          <table:table-cell>
            <text:p>231173723</text:p>
          </table:table-cell>
          <table:table-cell>
            <text:p>845467022</text:p>
          </table:table-cell>
        </table:table-row>
        <table:table-row>
          <table:table-cell>
            <text:p>758300369</text:p>
          </table:table-cell>
          <table:table-cell>
            <text:p>100852401</text:p>
          </table:table-cell>
          <table:table-cell>
            <text:p>996603522</text:p>
          </table:table-cell>
          <table:table-cell>
            <text:p>544114401</text:p>
          </table:table-cell>
          <table:table-cell>
            <text:p>854666220</text:p>
          </table:table-cell>
          <table:table-cell>
            <text:p>650681473</text:p>
          </table:table-cell>
          <table:table-cell>
            <text:p>612288611</text:p>
          </table:table-cell>
        </table:table-row>
        <table:table-row>
          <table:table-cell>
            <text:p>154840496</text:p>
          </table:table-cell>
          <table:table-cell>
            <text:p>549805885</text:p>
          </table:table-cell>
          <table:table-cell>
            <text:p>929262671</text:p>
          </table:table-cell>
          <table:table-cell>
            <text:p>664620651</text:p>
          </table:table-cell>
          <table:table-cell>
            <text:p>857120738</text:p>
          </table:table-cell>
          <table:table-cell>
            <text:p>671394176</text:p>
          </table:table-cell>
          <table:table-cell>
            <text:p>45643887</text:p>
          </table:table-cell>
        </table:table-row>
        <table:table-row>
          <table:table-cell>
            <text:p>366900412</text:p>
          </table:table-cell>
          <table:table-cell>
            <text:p>58764615</text:p>
          </table:table-cell>
          <table:table-cell>
            <text:p>208191279</text:p>
          </table:table-cell>
          <table:table-cell>
            <text:p>144499654</text:p>
          </table:table-cell>
          <table:table-cell>
            <text:p>435934499</text:p>
          </table:table-cell>
          <table:table-cell>
            <text:p>734591250</text:p>
          </table:table-cell>
          <table:table-cell>
            <text:p>414710654</text:p>
          </table:table-cell>
        </table:table-row>
        <table:table-row>
          <table:table-cell>
            <text:p>781888244</text:p>
          </table:table-cell>
          <table:table-cell>
            <text:p>718967094</text:p>
          </table:table-cell>
          <table:table-cell>
            <text:p>921423075</text:p>
          </table:table-cell>
          <table:table-cell>
            <text:p>953294984</text:p>
          </table:table-cell>
          <table:table-cell>
            <text:p>530404316</text:p>
          </table:table-cell>
          <table:table-cell>
            <text:p>470583612</text:p>
          </table:table-cell>
          <table:table-cell>
            <text:p>259524696</text:p>
          </table:table-cell>
        </table:table-row>
        <table:table-row>
          <table:table-cell>
            <text:p>924931634</text:p>
          </table:table-cell>
          <table:table-cell>
            <text:p>137859360</text:p>
          </table:table-cell>
          <table:table-cell>
            <text:p>480665960</text:p>
          </table:table-cell>
          <table:table-cell>
            <text:p>202634239</text:p>
          </table:table-cell>
          <table:table-cell>
            <text:p>2463471</text:p>
          </table:table-cell>
          <table:table-cell>
            <text:p>387736409</text:p>
          </table:table-cell>
          <table:table-cell>
            <text:p>304908678</text:p>
          </table:table-cell>
        </table:table-row>
        <table:table-row>
          <table:table-cell>
            <text:p>210783789</text:p>
          </table:table-cell>
          <table:table-cell>
            <text:p>137581036</text:p>
          </table:table-cell>
          <table:table-cell>
            <text:p>650512398</text:p>
          </table:table-cell>
          <table:table-cell>
            <text:p>423280839</text:p>
          </table:table-cell>
          <table:table-cell>
            <text:p>112853389</text:p>
          </table:table-cell>
          <table:table-cell>
            <text:p>909398477</text:p>
          </table:table-cell>
          <table:table-cell>
            <text:p>988709133</text:p>
          </table:table-cell>
        </table:table-row>
        <table:table-row>
          <table:table-cell>
            <text:p>361346272</text:p>
          </table:table-cell>
          <table:table-cell>
            <text:p>782655827</text:p>
          </table:table-cell>
          <table:table-cell>
            <text:p>545178211</text:p>
          </table:table-cell>
          <table:table-cell>
            <text:p>813021589</text:p>
          </table:table-cell>
          <table:table-cell>
            <text:p>813468032</text:p>
          </table:table-cell>
          <table:table-cell>
            <text:p>302299540</text:p>
          </table:table-cell>
          <table:table-cell>
            <text:p>694262106</text:p>
          </table:table-cell>
        </table:table-row>
        <table:table-row>
          <table:table-cell>
            <text:p>598759665</text:p>
          </table:table-cell>
          <table:table-cell>
            <text:p>131572298</text:p>
          </table:table-cell>
          <table:table-cell>
            <text:p>271811267</text:p>
          </table:table-cell>
          <table:table-cell>
            <text:p>956905259</text:p>
          </table:table-cell>
          <table:table-cell>
            <text:p>933099844</text:p>
          </table:table-cell>
          <table:table-cell>
            <text:p>312453377</text:p>
          </table:table-cell>
          <table:table-cell>
            <text:p>643717456</text:p>
          </table:table-cell>
        </table:table-row>
        <table:table-row>
          <table:table-cell>
            <text:p>186716653</text:p>
          </table:table-cell>
          <table:table-cell>
            <text:p>109465463</text:p>
          </table:table-cell>
          <table:table-cell>
            <text:p>473997844</text:p>
          </table:table-cell>
          <table:table-cell>
            <text:p>342474468</text:p>
          </table:table-cell>
          <table:table-cell>
            <text:p>438178157</text:p>
          </table:table-cell>
          <table:table-cell>
            <text:p>731665191</text:p>
          </table:table-cell>
          <table:table-cell>
            <text:p>607538733</text:p>
          </table:table-cell>
        </table:table-row>
        <table:table-row>
          <table:table-cell>
            <text:p>621448398</text:p>
          </table:table-cell>
          <table:table-cell>
            <text:p>772301544</text:p>
          </table:table-cell>
          <table:table-cell>
            <text:p>7405815</text:p>
          </table:table-cell>
          <table:table-cell>
            <text:p>14625295</text:p>
          </table:table-cell>
          <table:table-cell>
            <text:p>519188762</text:p>
          </table:table-cell>
          <table:table-cell>
            <text:p>348800438</text:p>
          </table:table-cell>
          <table:table-cell>
            <text:p>781454596</text:p>
          </table:table-cell>
        </table:table-row>
        <table:table-row>
          <table:table-cell>
            <text:p>811492809</text:p>
          </table:table-cell>
          <table:table-cell>
            <text:p>642224569</text:p>
          </table:table-cell>
          <table:table-cell>
            <text:p>593084889</text:p>
          </table:table-cell>
          <table:table-cell>
            <text:p>166623684</text:p>
          </table:table-cell>
          <table:table-cell>
            <text:p>287122047</text:p>
          </table:table-cell>
          <table:table-cell>
            <text:p>237936821</text:p>
          </table:table-cell>
          <table:table-cell>
            <text:p>7911261</text:p>
          </table:table-cell>
        </table:table-row>
        <table:table-row>
          <table:table-cell>
            <text:p>363354926</text:p>
          </table:table-cell>
          <table:table-cell>
            <text:p>999207556</text:p>
          </table:table-cell>
          <table:table-cell>
            <text:p>642540856</text:p>
          </table:table-cell>
          <table:table-cell>
            <text:p>960244838</text:p>
          </table:table-cell>
          <table:table-cell>
            <text:p>718147207</text:p>
          </table:table-cell>
          <table:table-cell>
            <text:p>478875755</text:p>
          </table:table-cell>
          <table:table-cell>
            <text:p>502310661</text:p>
          </table:table-cell>
        </table:table-row>
        <table:table-row>
          <table:table-cell>
            <text:p>636349489</text:p>
          </table:table-cell>
          <table:table-cell>
            <text:p>306944156</text:p>
          </table:table-cell>
          <table:table-cell>
            <text:p>424060963</text:p>
          </table:table-cell>
          <table:table-cell>
            <text:p>313971954</text:p>
          </table:table-cell>
          <table:table-cell>
            <text:p>367821033</text:p>
          </table:table-cell>
          <table:table-cell>
            <text:p>156468776</text:p>
          </table:table-cell>
          <table:table-cell>
            <text:p>691562231</text:p>
          </table:table-cell>
        </table:table-row>
        <table:table-row>
          <table:table-cell>
            <text:p>562097620</text:p>
          </table:table-cell>
          <table:table-cell>
            <text:p>401842996</text:p>
          </table:table-cell>
          <table:table-cell>
            <text:p>559071855</text:p>
          </table:table-cell>
          <table:table-cell>
            <text:p>564430924</text:p>
          </table:table-cell>
          <table:table-cell>
            <text:p>473735231</text:p>
          </table:table-cell>
          <table:table-cell>
            <text:p>354795358</text:p>
          </table:table-cell>
          <table:table-cell>
            <text:p>874163681</text:p>
          </table:table-cell>
        </table:table-row>
        <table:table-row>
          <table:table-cell>
            <text:p>873329734</text:p>
          </table:table-cell>
          <table:table-cell>
            <text:p>762115444</text:p>
          </table:table-cell>
          <table:table-cell>
            <text:p>825611997</text:p>
          </table:table-cell>
          <table:table-cell>
            <text:p>932858978</text:p>
          </table:table-cell>
          <table:table-cell>
            <text:p>442643973</text:p>
          </table:table-cell>
          <table:table-cell>
            <text:p>405558785</text:p>
          </table:table-cell>
          <table:table-cell>
            <text:p>101104669</text:p>
          </table:table-cell>
        </table:table-row>
        <table:table-row>
          <table:table-cell>
            <text:p>565542453</text:p>
          </table:table-cell>
          <table:table-cell>
            <text:p>223020660</text:p>
          </table:table-cell>
          <table:table-cell>
            <text:p>111498224</text:p>
          </table:table-cell>
          <table:table-cell>
            <text:p>131523795</text:p>
          </table:table-cell>
          <table:table-cell>
            <text:p>997587443</text:p>
          </table:table-cell>
          <table:table-cell>
            <text:p>336376485</text:p>
          </table:table-cell>
          <table:table-cell>
            <text:p>529084894</text:p>
          </table:table-cell>
        </table:table-row>
        <table:table-row>
          <table:table-cell>
            <text:p>885834256</text:p>
          </table:table-cell>
          <table:table-cell>
            <text:p>892913944</text:p>
          </table:table-cell>
          <table:table-cell>
            <text:p>218675752</text:p>
          </table:table-cell>
          <table:table-cell>
            <text:p>461420019</text:p>
          </table:table-cell>
          <table:table-cell>
            <text:p>597596874</text:p>
          </table:table-cell>
          <table:table-cell>
            <text:p>426889116</text:p>
          </table:table-cell>
          <table:table-cell>
            <text:p>163496506</text:p>
          </table:table-cell>
        </table:table-row>
        <table:table-row>
          <table:table-cell>
            <text:p>240210922</text:p>
          </table:table-cell>
          <table:table-cell>
            <text:p>567111761</text:p>
          </table:table-cell>
          <table:table-cell>
            <text:p>598750199</text:p>
          </table:table-cell>
          <table:table-cell>
            <text:p>152921254</text:p>
          </table:table-cell>
          <table:table-cell>
            <text:p>949053037</text:p>
          </table:table-cell>
          <table:table-cell>
            <text:p>545797168</text:p>
          </table:table-cell>
          <table:table-cell>
            <text:p>193837383</text:p>
          </table:table-cell>
        </table:table-row>
        <table:table-row>
          <table:table-cell>
            <text:p>723619519</text:p>
          </table:table-cell>
          <table:table-cell>
            <text:p>562233263</text:p>
          </table:table-cell>
          <table:table-cell>
            <text:p>791977403</text:p>
          </table:table-cell>
          <table:table-cell>
            <text:p>139026381</text:p>
          </table:table-cell>
          <table:table-cell>
            <text:p>524768201</text:p>
          </table:table-cell>
          <table:table-cell>
            <text:p>734435939</text:p>
          </table:table-cell>
          <table:table-cell>
            <text:p>781913613</text:p>
          </table:table-cell>
        </table:table-row>
        <table:table-row>
          <table:table-cell>
            <text:p>539016176</text:p>
          </table:table-cell>
          <table:table-cell>
            <text:p>873533689</text:p>
          </table:table-cell>
          <table:table-cell>
            <text:p>729812754</text:p>
          </table:table-cell>
          <table:table-cell>
            <text:p>628221058</text:p>
          </table:table-cell>
          <table:table-cell>
            <text:p>362076908</text:p>
          </table:table-cell>
          <table:table-cell>
            <text:p>157463733</text:p>
          </table:table-cell>
          <table:table-cell>
            <text:p>882190239</text:p>
          </table:table-cell>
        </table:table-row>
        <table:table-row>
          <table:table-cell>
            <text:p>944162663</text:p>
          </table:table-cell>
          <table:table-cell>
            <text:p>801266786</text:p>
          </table:table-cell>
          <table:table-cell>
            <text:p>289662603</text:p>
          </table:table-cell>
          <table:table-cell>
            <text:p>711564068</text:p>
          </table:table-cell>
          <table:table-cell>
            <text:p>702472644</text:p>
          </table:table-cell>
          <table:table-cell>
            <text:p>562170734</text:p>
          </table:table-cell>
          <table:table-cell>
            <text:p>217637614</text:p>
          </table:table-cell>
        </table:table-row>
        <table:table-row>
          <table:table-cell>
            <text:p>736987614</text:p>
          </table:table-cell>
          <table:table-cell>
            <text:p>141298379</text:p>
          </table:table-cell>
          <table:table-cell>
            <text:p>24448855</text:p>
          </table:table-cell>
          <table:table-cell>
            <text:p>947583328</text:p>
          </table:table-cell>
          <table:table-cell>
            <text:p>820423766</text:p>
          </table:table-cell>
          <table:table-cell>
            <text:p>985804809</text:p>
          </table:table-cell>
          <table:table-cell>
            <text:p>117100253</text:p>
          </table:table-cell>
        </table:table-row>
        <table:table-row>
          <table:table-cell>
            <text:p>686341367</text:p>
          </table:table-cell>
          <table:table-cell>
            <text:p>456351553</text:p>
          </table:table-cell>
          <table:table-cell>
            <text:p>752498004</text:p>
          </table:table-cell>
          <table:table-cell>
            <text:p>941403977</text:p>
          </table:table-cell>
          <table:table-cell>
            <text:p>117861614</text:p>
          </table:table-cell>
          <table:table-cell>
            <text:p>562984096</text:p>
          </table:table-cell>
          <table:table-cell>
            <text:p>448939652</text:p>
          </table:table-cell>
        </table:table-row>
        <table:table-row>
          <table:table-cell>
            <text:p>856004665</text:p>
          </table:table-cell>
          <table:table-cell>
            <text:p>755142671</text:p>
          </table:table-cell>
          <table:table-cell>
            <text:p>782349488</text:p>
          </table:table-cell>
          <table:table-cell>
            <text:p>386951122</text:p>
          </table:table-cell>
          <table:table-cell>
            <text:p>16959976</text:p>
          </table:table-cell>
          <table:table-cell>
            <text:p>262210161</text:p>
          </table:table-cell>
          <table:table-cell>
            <text:p>230351671</text:p>
          </table:table-cell>
        </table:table-row>
        <table:table-row>
          <table:table-cell>
            <text:p>10132966</text:p>
          </table:table-cell>
          <table:table-cell>
            <text:p>490780389</text:p>
          </table:table-cell>
          <table:table-cell>
            <text:p>620744322</text:p>
          </table:table-cell>
          <table:table-cell>
            <text:p>187635080</text:p>
          </table:table-cell>
          <table:table-cell>
            <text:p>814154649</text:p>
          </table:table-cell>
          <table:table-cell>
            <text:p>789747215</text:p>
          </table:table-cell>
          <table:table-cell>
            <text:p>546837236</text:p>
          </table:table-cell>
        </table:table-row>
        <table:table-row>
          <table:table-cell>
            <text:p>391453623</text:p>
          </table:table-cell>
          <table:table-cell>
            <text:p>524683543</text:p>
          </table:table-cell>
          <table:table-cell>
            <text:p>205765675</text:p>
          </table:table-cell>
          <table:table-cell>
            <text:p>195144782</text:p>
          </table:table-cell>
          <table:table-cell>
            <text:p>32722427</text:p>
          </table:table-cell>
          <table:table-cell>
            <text:p>630473917</text:p>
          </table:table-cell>
          <table:table-cell>
            <text:p>317761374</text:p>
          </table:table-cell>
        </table:table-row>
        <table:table-row>
          <table:table-cell>
            <text:p>111134119</text:p>
          </table:table-cell>
          <table:table-cell>
            <text:p>360665335</text:p>
          </table:table-cell>
          <table:table-cell>
            <text:p>543594625</text:p>
          </table:table-cell>
          <table:table-cell>
            <text:p>124593926</text:p>
          </table:table-cell>
          <table:table-cell>
            <text:p>86519636</text:p>
          </table:table-cell>
          <table:table-cell>
            <text:p>616620020</text:p>
          </table:table-cell>
          <table:table-cell>
            <text:p>258682576</text:p>
          </table:table-cell>
        </table:table-row>
        <table:table-row>
          <table:table-cell>
            <text:p>333183752</text:p>
          </table:table-cell>
          <table:table-cell>
            <text:p>47327984</text:p>
          </table:table-cell>
          <table:table-cell>
            <text:p>960257992</text:p>
          </table:table-cell>
          <table:table-cell>
            <text:p>801152308</text:p>
          </table:table-cell>
          <table:table-cell>
            <text:p>30935904</text:p>
          </table:table-cell>
          <table:table-cell>
            <text:p>269141900</text:p>
          </table:table-cell>
          <table:table-cell>
            <text:p>309391518</text:p>
          </table:table-cell>
        </table:table-row>
        <table:table-row>
          <table:table-cell>
            <text:p>966909268</text:p>
          </table:table-cell>
          <table:table-cell>
            <text:p>92147887</text:p>
          </table:table-cell>
          <table:table-cell>
            <text:p>999650980</text:p>
          </table:table-cell>
          <table:table-cell>
            <text:p>286182104</text:p>
          </table:table-cell>
          <table:table-cell>
            <text:p>464423231</text:p>
          </table:table-cell>
          <table:table-cell>
            <text:p>485655003</text:p>
          </table:table-cell>
          <table:table-cell>
            <text:p>679709718</text:p>
          </table:table-cell>
        </table:table-row>
        <table:table-row>
          <table:table-cell>
            <text:p>187396749</text:p>
          </table:table-cell>
          <table:table-cell>
            <text:p>183833063</text:p>
          </table:table-cell>
          <table:table-cell>
            <text:p>432083896</text:p>
          </table:table-cell>
          <table:table-cell>
            <text:p>605365092</text:p>
          </table:table-cell>
          <table:table-cell>
            <text:p>637001022</text:p>
          </table:table-cell>
          <table:table-cell>
            <text:p>227792810</text:p>
          </table:table-cell>
          <table:table-cell>
            <text:p>67549402</text:p>
          </table:table-cell>
        </table:table-row>
        <table:table-row>
          <table:table-cell>
            <text:p>727242001</text:p>
          </table:table-cell>
          <table:table-cell>
            <text:p>60971152</text:p>
          </table:table-cell>
          <table:table-cell>
            <text:p>27973022</text:p>
          </table:table-cell>
          <table:table-cell>
            <text:p>411048594</text:p>
          </table:table-cell>
          <table:table-cell>
            <text:p>633669164</text:p>
          </table:table-cell>
          <table:table-cell>
            <text:p>775337711</text:p>
          </table:table-cell>
          <table:table-cell>
            <text:p>568563712</text:p>
          </table:table-cell>
        </table:table-row>
        <table:table-row>
          <table:table-cell>
            <text:p>446448025</text:p>
          </table:table-cell>
          <table:table-cell>
            <text:p>569713753</text:p>
          </table:table-cell>
          <table:table-cell>
            <text:p>615481134</text:p>
          </table:table-cell>
          <table:table-cell>
            <text:p>913525179</text:p>
          </table:table-cell>
          <table:table-cell>
            <text:p>923871193</text:p>
          </table:table-cell>
          <table:table-cell>
            <text:p>20941190</text:p>
          </table:table-cell>
          <table:table-cell>
            <text:p>659368361</text:p>
          </table:table-cell>
        </table:table-row>
        <table:table-row>
          <table:table-cell>
            <text:p>745408382</text:p>
          </table:table-cell>
          <table:table-cell>
            <text:p>570088096</text:p>
          </table:table-cell>
          <table:table-cell>
            <text:p>903401871</text:p>
          </table:table-cell>
          <table:table-cell>
            <text:p>704668813</text:p>
          </table:table-cell>
          <table:table-cell>
            <text:p>870056832</text:p>
          </table:table-cell>
          <table:table-cell>
            <text:p>227804608</text:p>
          </table:table-cell>
          <table:table-cell>
            <text:p>494194688</text:p>
          </table:table-cell>
        </table:table-row>
        <table:table-row>
          <table:table-cell>
            <text:p>413093549</text:p>
          </table:table-cell>
          <table:table-cell>
            <text:p>155675888</text:p>
          </table:table-cell>
          <table:table-cell>
            <text:p>263479283</text:p>
          </table:table-cell>
          <table:table-cell>
            <text:p>635344449</text:p>
          </table:table-cell>
          <table:table-cell>
            <text:p>385102917</text:p>
          </table:table-cell>
          <table:table-cell>
            <text:p>967550687</text:p>
          </table:table-cell>
          <table:table-cell>
            <text:p>688526748</text:p>
          </table:table-cell>
        </table:table-row>
        <table:table-row>
          <table:table-cell>
            <text:p>938671438</text:p>
          </table:table-cell>
          <table:table-cell>
            <text:p>414529071</text:p>
          </table:table-cell>
          <table:table-cell>
            <text:p>298789206</text:p>
          </table:table-cell>
          <table:table-cell>
            <text:p>118628881</text:p>
          </table:table-cell>
          <table:table-cell>
            <text:p>71908062</text:p>
          </table:table-cell>
          <table:table-cell>
            <text:p>361891228</text:p>
          </table:table-cell>
          <table:table-cell>
            <text:p>823712599</text:p>
          </table:table-cell>
        </table:table-row>
        <table:table-row>
          <table:table-cell>
            <text:p>658200565</text:p>
          </table:table-cell>
          <table:table-cell>
            <text:p>925763530</text:p>
          </table:table-cell>
          <table:table-cell>
            <text:p>994960645</text:p>
          </table:table-cell>
          <table:table-cell>
            <text:p>63364438</text:p>
          </table:table-cell>
          <table:table-cell>
            <text:p>530616621</text:p>
          </table:table-cell>
          <table:table-cell>
            <text:p>333095274</text:p>
          </table:table-cell>
          <table:table-cell>
            <text:p>872004579</text:p>
          </table:table-cell>
        </table:table-row>
        <table:table-row>
          <table:table-cell>
            <text:p>87503864</text:p>
          </table:table-cell>
          <table:table-cell>
            <text:p>697468451</text:p>
          </table:table-cell>
          <table:table-cell>
            <text:p>154743314</text:p>
          </table:table-cell>
          <table:table-cell>
            <text:p>81932726</text:p>
          </table:table-cell>
          <table:table-cell>
            <text:p>70179065</text:p>
          </table:table-cell>
          <table:table-cell>
            <text:p>477008578</text:p>
          </table:table-cell>
          <table:table-cell>
            <text:p>634507579</text:p>
          </table:table-cell>
        </table:table-row>
        <table:table-row>
          <table:table-cell>
            <text:p>321122739</text:p>
          </table:table-cell>
          <table:table-cell>
            <text:p>413143627</text:p>
          </table:table-cell>
          <table:table-cell>
            <text:p>12502837</text:p>
          </table:table-cell>
          <table:table-cell>
            <text:p>579951286</text:p>
          </table:table-cell>
          <table:table-cell>
            <text:p>297106360</text:p>
          </table:table-cell>
          <table:table-cell>
            <text:p>260510925</text:p>
          </table:table-cell>
          <table:table-cell>
            <text:p>667856558</text:p>
          </table:table-cell>
        </table:table-row>
        <table:table-row>
          <table:table-cell>
            <text:p>548400072</text:p>
          </table:table-cell>
          <table:table-cell>
            <text:p>593342427</text:p>
          </table:table-cell>
          <table:table-cell>
            <text:p>9584228</text:p>
          </table:table-cell>
          <table:table-cell>
            <text:p>407326459</text:p>
          </table:table-cell>
          <table:table-cell>
            <text:p>88328286</text:p>
          </table:table-cell>
          <table:table-cell>
            <text:p>207053621</text:p>
          </table:table-cell>
          <table:table-cell>
            <text:p>704549103</text:p>
          </table:table-cell>
        </table:table-row>
        <table:table-row>
          <table:table-cell>
            <text:p>992697810</text:p>
          </table:table-cell>
          <table:table-cell>
            <text:p>707470383</text:p>
          </table:table-cell>
          <table:table-cell>
            <text:p>197167107</text:p>
          </table:table-cell>
          <table:table-cell>
            <text:p>429000486</text:p>
          </table:table-cell>
          <table:table-cell>
            <text:p>162693300</text:p>
          </table:table-cell>
          <table:table-cell>
            <text:p>297133690</text:p>
          </table:table-cell>
          <table:table-cell>
            <text:p>918091364</text:p>
          </table:table-cell>
        </table:table-row>
        <table:table-row>
          <table:table-cell>
            <text:p>140705818</text:p>
          </table:table-cell>
          <table:table-cell>
            <text:p>759046695</text:p>
          </table:table-cell>
          <table:table-cell>
            <text:p>817926221</text:p>
          </table:table-cell>
          <table:table-cell>
            <text:p>434871095</text:p>
          </table:table-cell>
          <table:table-cell>
            <text:p>517620587</text:p>
          </table:table-cell>
          <table:table-cell>
            <text:p>469178496</text:p>
          </table:table-cell>
          <table:table-cell>
            <text:p>280902937</text:p>
          </table:table-cell>
        </table:table-row>
        <table:table-row>
          <table:table-cell>
            <text:p>820513337</text:p>
          </table:table-cell>
          <table:table-cell>
            <text:p>18089968</text:p>
          </table:table-cell>
          <table:table-cell>
            <text:p>748225275</text:p>
          </table:table-cell>
          <table:table-cell>
            <text:p>806435654</text:p>
          </table:table-cell>
          <table:table-cell>
            <text:p>433052598</text:p>
          </table:table-cell>
          <table:table-cell>
            <text:p>484668948</text:p>
          </table:table-cell>
          <table:table-cell>
            <text:p>931747421</text:p>
          </table:table-cell>
        </table:table-row>
        <table:table-row>
          <table:table-cell>
            <text:p>36628374</text:p>
          </table:table-cell>
          <table:table-cell>
            <text:p>295577136</text:p>
          </table:table-cell>
          <table:table-cell>
            <text:p>503273636</text:p>
          </table:table-cell>
          <table:table-cell>
            <text:p>429345483</text:p>
          </table:table-cell>
          <table:table-cell>
            <text:p>48167853</text:p>
          </table:table-cell>
          <table:table-cell>
            <text:p>66237726</text:p>
          </table:table-cell>
          <table:table-cell>
            <text:p>708133514</text:p>
          </table:table-cell>
        </table:table-row>
        <table:table-row>
          <table:table-cell>
            <text:p>416838839</text:p>
          </table:table-cell>
          <table:table-cell>
            <text:p>28587507</text:p>
          </table:table-cell>
          <table:table-cell>
            <text:p>65985663</text:p>
          </table:table-cell>
          <table:table-cell>
            <text:p>939367720</text:p>
          </table:table-cell>
          <table:table-cell>
            <text:p>49639369</text:p>
          </table:table-cell>
          <table:table-cell>
            <text:p>310688069</text:p>
          </table:table-cell>
          <table:table-cell>
            <text:p>549800303</text:p>
          </table:table-cell>
        </table:table-row>
        <table:table-row>
          <table:table-cell>
            <text:p>374250328</text:p>
          </table:table-cell>
          <table:table-cell>
            <text:p>651427491</text:p>
          </table:table-cell>
          <table:table-cell>
            <text:p>110039030</text:p>
          </table:table-cell>
          <table:table-cell>
            <text:p>823061642</text:p>
          </table:table-cell>
          <table:table-cell>
            <text:p>89361123</text:p>
          </table:table-cell>
          <table:table-cell>
            <text:p>121338953</text:p>
          </table:table-cell>
          <table:table-cell>
            <text:p>193204048</text:p>
          </table:table-cell>
        </table:table-row>
        <table:table-row>
          <table:table-cell>
            <text:p>73562011</text:p>
          </table:table-cell>
          <table:table-cell>
            <text:p>35230493</text:p>
          </table:table-cell>
          <table:table-cell>
            <text:p>627296570</text:p>
          </table:table-cell>
          <table:table-cell>
            <text:p>55579937</text:p>
          </table:table-cell>
          <table:table-cell>
            <text:p>882535942</text:p>
          </table:table-cell>
          <table:table-cell>
            <text:p>239577965</text:p>
          </table:table-cell>
          <table:table-cell>
            <text:p>766183525</text:p>
          </table:table-cell>
        </table:table-row>
        <table:table-row>
          <table:table-cell>
            <text:p>421475365</text:p>
          </table:table-cell>
          <table:table-cell>
            <text:p>123077338</text:p>
          </table:table-cell>
          <table:table-cell>
            <text:p>292674903</text:p>
          </table:table-cell>
          <table:table-cell>
            <text:p>560774757</text:p>
          </table:table-cell>
          <table:table-cell>
            <text:p>476093634</text:p>
          </table:table-cell>
          <table:table-cell>
            <text:p>420540275</text:p>
          </table:table-cell>
          <table:table-cell>
            <text:p>709901387</text:p>
          </table:table-cell>
        </table:table-row>
        <table:table-row>
          <table:table-cell>
            <text:p>91778609</text:p>
          </table:table-cell>
          <table:table-cell>
            <text:p>621891783</text:p>
          </table:table-cell>
          <table:table-cell>
            <text:p>239963738</text:p>
          </table:table-cell>
          <table:table-cell>
            <text:p>867893789</text:p>
          </table:table-cell>
          <table:table-cell>
            <text:p>460470462</text:p>
          </table:table-cell>
          <table:table-cell>
            <text:p>74219175</text:p>
          </table:table-cell>
          <table:table-cell>
            <text:p>477329344</text:p>
          </table:table-cell>
        </table:table-row>
        <table:table-row>
          <table:table-cell>
            <text:p>613392530</text:p>
          </table:table-cell>
          <table:table-cell>
            <text:p>682259082</text:p>
          </table:table-cell>
          <table:table-cell>
            <text:p>160155159</text:p>
          </table:table-cell>
          <table:table-cell>
            <text:p>536733551</text:p>
          </table:table-cell>
          <table:table-cell>
            <text:p>895964249</text:p>
          </table:table-cell>
          <table:table-cell>
            <text:p>463779214</text:p>
          </table:table-cell>
          <table:table-cell>
            <text:p>684643976</text:p>
          </table:table-cell>
        </table:table-row>
        <table:table-row>
          <table:table-cell>
            <text:p>87485412</text:p>
          </table:table-cell>
          <table:table-cell>
            <text:p>422408783</text:p>
          </table:table-cell>
          <table:table-cell>
            <text:p>586814514</text:p>
          </table:table-cell>
          <table:table-cell>
            <text:p>779299212</text:p>
          </table:table-cell>
          <table:table-cell>
            <text:p>570674110</text:p>
          </table:table-cell>
          <table:table-cell>
            <text:p>560570394</text:p>
          </table:table-cell>
          <table:table-cell>
            <text:p>386284699</text:p>
          </table:table-cell>
        </table:table-row>
        <table:table-row>
          <table:table-cell>
            <text:p>365240190</text:p>
          </table:table-cell>
          <table:table-cell>
            <text:p>390943474</text:p>
          </table:table-cell>
          <table:table-cell>
            <text:p>77208010</text:p>
          </table:table-cell>
          <table:table-cell>
            <text:p>527048000</text:p>
          </table:table-cell>
          <table:table-cell>
            <text:p>559359005</text:p>
          </table:table-cell>
          <table:table-cell>
            <text:p>17308389</text:p>
          </table:table-cell>
          <table:table-cell>
            <text:p>464529180</text:p>
          </table:table-cell>
        </table:table-row>
        <table:table-row>
          <table:table-cell>
            <text:p>106000892</text:p>
          </table:table-cell>
          <table:table-cell>
            <text:p>590526570</text:p>
          </table:table-cell>
          <table:table-cell>
            <text:p>202147462</text:p>
          </table:table-cell>
          <table:table-cell>
            <text:p>234446868</text:p>
          </table:table-cell>
          <table:table-cell>
            <text:p>768495123</text:p>
          </table:table-cell>
          <table:table-cell>
            <text:p>671220757</text:p>
          </table:table-cell>
          <table:table-cell>
            <text:p>622358761</text:p>
          </table:table-cell>
        </table:table-row>
        <table:table-row>
          <table:table-cell>
            <text:p>750856235</text:p>
          </table:table-cell>
          <table:table-cell>
            <text:p>916563078</text:p>
          </table:table-cell>
          <table:table-cell>
            <text:p>506471244</text:p>
          </table:table-cell>
          <table:table-cell>
            <text:p>176513338</text:p>
          </table:table-cell>
          <table:table-cell>
            <text:p>916655182</text:p>
          </table:table-cell>
          <table:table-cell>
            <text:p>700926531</text:p>
          </table:table-cell>
          <table:table-cell>
            <text:p>785982987</text:p>
          </table:table-cell>
        </table:table-row>
        <table:table-row>
          <table:table-cell>
            <text:p>751378893</text:p>
          </table:table-cell>
          <table:table-cell>
            <text:p>176995380</text:p>
          </table:table-cell>
          <table:table-cell>
            <text:p>556233290</text:p>
          </table:table-cell>
          <table:table-cell>
            <text:p>758463435</text:p>
          </table:table-cell>
          <table:table-cell>
            <text:p>818774060</text:p>
          </table:table-cell>
          <table:table-cell>
            <text:p>877790528</text:p>
          </table:table-cell>
          <table:table-cell>
            <text:p>223251004</text:p>
          </table:table-cell>
        </table:table-row>
        <table:table-row>
          <table:table-cell>
            <text:p>794621964</text:p>
          </table:table-cell>
          <table:table-cell>
            <text:p>932760371</text:p>
          </table:table-cell>
          <table:table-cell>
            <text:p>23486059</text:p>
          </table:table-cell>
          <table:table-cell>
            <text:p>701997297</text:p>
          </table:table-cell>
          <table:table-cell>
            <text:p>313625805</text:p>
          </table:table-cell>
          <table:table-cell>
            <text:p>20488214</text:p>
          </table:table-cell>
          <table:table-cell>
            <text:p>901407404</text:p>
          </table:table-cell>
        </table:table-row>
        <table:table-row>
          <table:table-cell>
            <text:p>173591592</text:p>
          </table:table-cell>
          <table:table-cell>
            <text:p>576145657</text:p>
          </table:table-cell>
          <table:table-cell>
            <text:p>643915092</text:p>
          </table:table-cell>
          <table:table-cell>
            <text:p>907856156</text:p>
          </table:table-cell>
          <table:table-cell>
            <text:p>258581166</text:p>
          </table:table-cell>
          <table:table-cell>
            <text:p>329614631</text:p>
          </table:table-cell>
          <table:table-cell>
            <text:p>586177290</text:p>
          </table:table-cell>
        </table:table-row>
        <table:table-row>
          <table:table-cell>
            <text:p>189672274</text:p>
          </table:table-cell>
          <table:table-cell>
            <text:p>286278378</text:p>
          </table:table-cell>
          <table:table-cell>
            <text:p>911304331</text:p>
          </table:table-cell>
          <table:table-cell>
            <text:p>285800663</text:p>
          </table:table-cell>
          <table:table-cell>
            <text:p>85792698</text:p>
          </table:table-cell>
          <table:table-cell>
            <text:p>902047247</text:p>
          </table:table-cell>
          <table:table-cell>
            <text:p>56131123</text:p>
          </table:table-cell>
        </table:table-row>
        <table:table-row>
          <table:table-cell>
            <text:p>721226481</text:p>
          </table:table-cell>
          <table:table-cell>
            <text:p>977165899</text:p>
          </table:table-cell>
          <table:table-cell>
            <text:p>547895004</text:p>
          </table:table-cell>
          <table:table-cell>
            <text:p>303586700</text:p>
          </table:table-cell>
          <table:table-cell>
            <text:p>698104761</text:p>
          </table:table-cell>
          <table:table-cell>
            <text:p>29645915</text:p>
          </table:table-cell>
          <table:table-cell>
            <text:p>918863487</text:p>
          </table:table-cell>
        </table:table-row>
        <table:table-row>
          <table:table-cell>
            <text:p>385849740</text:p>
          </table:table-cell>
          <table:table-cell>
            <text:p>984388420</text:p>
          </table:table-cell>
          <table:table-cell>
            <text:p>865917105</text:p>
          </table:table-cell>
          <table:table-cell>
            <text:p>977153491</text:p>
          </table:table-cell>
          <table:table-cell>
            <text:p>201611631</text:p>
          </table:table-cell>
          <table:table-cell>
            <text:p>317956206</text:p>
          </table:table-cell>
          <table:table-cell>
            <text:p>959638681</text:p>
          </table:table-cell>
        </table:table-row>
        <table:table-row>
          <table:table-cell>
            <text:p>1414555</text:p>
          </table:table-cell>
          <table:table-cell>
            <text:p>703969120</text:p>
          </table:table-cell>
          <table:table-cell>
            <text:p>86602673</text:p>
          </table:table-cell>
          <table:table-cell>
            <text:p>151241521</text:p>
          </table:table-cell>
          <table:table-cell>
            <text:p>486561080</text:p>
          </table:table-cell>
          <table:table-cell>
            <text:p>376619829</text:p>
          </table:table-cell>
          <table:table-cell>
            <text:p>364192750</text:p>
          </table:table-cell>
        </table:table-row>
        <table:table-row>
          <table:table-cell>
            <text:p>966390976</text:p>
          </table:table-cell>
          <table:table-cell>
            <text:p>929607539</text:p>
          </table:table-cell>
          <table:table-cell>
            <text:p>890169277</text:p>
          </table:table-cell>
          <table:table-cell>
            <text:p>163581396</text:p>
          </table:table-cell>
          <table:table-cell>
            <text:p>884570831</text:p>
          </table:table-cell>
          <table:table-cell>
            <text:p>680180404</text:p>
          </table:table-cell>
          <table:table-cell>
            <text:p>127304347</text:p>
          </table:table-cell>
        </table:table-row>
        <table:table-row>
          <table:table-cell>
            <text:p>520123407</text:p>
          </table:table-cell>
          <table:table-cell>
            <text:p>933907626</text:p>
          </table:table-cell>
          <table:table-cell>
            <text:p>836135358</text:p>
          </table:table-cell>
          <table:table-cell>
            <text:p>51131114</text:p>
          </table:table-cell>
          <table:table-cell>
            <text:p>538505710</text:p>
          </table:table-cell>
          <table:table-cell>
            <text:p>626977850</text:p>
          </table:table-cell>
          <table:table-cell>
            <text:p>904662040</text:p>
          </table:table-cell>
        </table:table-row>
        <table:table-row>
          <table:table-cell>
            <text:p>252626495</text:p>
          </table:table-cell>
          <table:table-cell>
            <text:p>69560045</text:p>
          </table:table-cell>
          <table:table-cell>
            <text:p>322968782</text:p>
          </table:table-cell>
          <table:table-cell>
            <text:p>938511793</text:p>
          </table:table-cell>
          <table:table-cell>
            <text:p>2915664</text:p>
          </table:table-cell>
          <table:table-cell>
            <text:p>301709394</text:p>
          </table:table-cell>
          <table:table-cell>
            <text:p>656440876</text:p>
          </table:table-cell>
        </table:table-row>
        <table:table-row>
          <table:table-cell>
            <text:p>225541330</text:p>
          </table:table-cell>
          <table:table-cell>
            <text:p>550899439</text:p>
          </table:table-cell>
          <table:table-cell>
            <text:p>549463576</text:p>
          </table:table-cell>
          <table:table-cell>
            <text:p>907373276</text:p>
          </table:table-cell>
          <table:table-cell>
            <text:p>661792201</text:p>
          </table:table-cell>
          <table:table-cell>
            <text:p>704677359</text:p>
          </table:table-cell>
          <table:table-cell>
            <text:p>456490104</text:p>
          </table:table-cell>
        </table:table-row>
        <table:table-row>
          <table:table-cell>
            <text:p>792923129</text:p>
          </table:table-cell>
          <table:table-cell>
            <text:p>819795362</text:p>
          </table:table-cell>
          <table:table-cell>
            <text:p>812814650</text:p>
          </table:table-cell>
          <table:table-cell>
            <text:p>595286554</text:p>
          </table:table-cell>
          <table:table-cell>
            <text:p>798056749</text:p>
          </table:table-cell>
          <table:table-cell>
            <text:p>5915646</text:p>
          </table:table-cell>
          <table:table-cell>
            <text:p>799352926</text:p>
          </table:table-cell>
        </table:table-row>
        <table:table-row>
          <table:table-cell>
            <text:p>931156526</text:p>
          </table:table-cell>
          <table:table-cell>
            <text:p>907344727</text:p>
          </table:table-cell>
          <table:table-cell>
            <text:p>593958759</text:p>
          </table:table-cell>
          <table:table-cell>
            <text:p>95961911</text:p>
          </table:table-cell>
          <table:table-cell>
            <text:p>520091604</text:p>
          </table:table-cell>
          <table:table-cell>
            <text:p>439637778</text:p>
          </table:table-cell>
          <table:table-cell>
            <text:p>259899212</text:p>
          </table:table-cell>
        </table:table-row>
        <table:table-row>
          <table:table-cell>
            <text:p>661695863</text:p>
          </table:table-cell>
          <table:table-cell>
            <text:p>900441630</text:p>
          </table:table-cell>
          <table:table-cell>
            <text:p>189043432</text:p>
          </table:table-cell>
          <table:table-cell>
            <text:p>69043002</text:p>
          </table:table-cell>
          <table:table-cell>
            <text:p>58833845</text:p>
          </table:table-cell>
          <table:table-cell>
            <text:p>332939635</text:p>
          </table:table-cell>
          <table:table-cell>
            <text:p>871088647</text:p>
          </table:table-cell>
        </table:table-row>
        <table:table-row>
          <table:table-cell>
            <text:p>282017172</text:p>
          </table:table-cell>
          <table:table-cell>
            <text:p>483107202</text:p>
          </table:table-cell>
          <table:table-cell>
            <text:p>324491417</text:p>
          </table:table-cell>
          <table:table-cell>
            <text:p>31651652</text:p>
          </table:table-cell>
          <table:table-cell>
            <text:p>440830878</text:p>
          </table:table-cell>
          <table:table-cell>
            <text:p>495060933</text:p>
          </table:table-cell>
          <table:table-cell>
            <text:p>781149985</text:p>
          </table:table-cell>
        </table:table-row>
        <table:table-row>
          <table:table-cell>
            <text:p>284286948</text:p>
          </table:table-cell>
          <table:table-cell>
            <text:p>884882866</text:p>
          </table:table-cell>
          <table:table-cell>
            <text:p>98450261</text:p>
          </table:table-cell>
          <table:table-cell>
            <text:p>793806182</text:p>
          </table:table-cell>
          <table:table-cell>
            <text:p>589330336</text:p>
          </table:table-cell>
          <table:table-cell>
            <text:p>58083927</text:p>
          </table:table-cell>
          <table:table-cell>
            <text:p>137703252</text:p>
          </table:table-cell>
        </table:table-row>
        <table:table-row>
          <table:table-cell>
            <text:p>990801473</text:p>
          </table:table-cell>
          <table:table-cell>
            <text:p>817665217</text:p>
          </table:table-cell>
          <table:table-cell>
            <text:p>889633289</text:p>
          </table:table-cell>
          <table:table-cell>
            <text:p>732534978</text:p>
          </table:table-cell>
          <table:table-cell>
            <text:p>965848079</text:p>
          </table:table-cell>
          <table:table-cell>
            <text:p>327505710</text:p>
          </table:table-cell>
          <table:table-cell>
            <text:p>231023725</text:p>
          </table:table-cell>
        </table:table-row>
        <table:table-row>
          <table:table-cell>
            <text:p>484210893</text:p>
          </table:table-cell>
          <table:table-cell>
            <text:p>343430296</text:p>
          </table:table-cell>
          <table:table-cell>
            <text:p>790228665</text:p>
          </table:table-cell>
          <table:table-cell>
            <text:p>15422875</text:p>
          </table:table-cell>
          <table:table-cell>
            <text:p>323638343</text:p>
          </table:table-cell>
          <table:table-cell>
            <text:p>718397214</text:p>
          </table:table-cell>
          <table:table-cell>
            <text:p>536204958</text:p>
          </table:table-cell>
        </table:table-row>
        <table:table-row>
          <table:table-cell>
            <text:p>216915436</text:p>
          </table:table-cell>
          <table:table-cell>
            <text:p>499138437</text:p>
          </table:table-cell>
          <table:table-cell>
            <text:p>565044438</text:p>
          </table:table-cell>
          <table:table-cell>
            <text:p>376430706</text:p>
          </table:table-cell>
          <table:table-cell>
            <text:p>732680985</text:p>
          </table:table-cell>
          <table:table-cell>
            <text:p>781763203</text:p>
          </table:table-cell>
          <table:table-cell>
            <text:p>567190191</text:p>
          </table:table-cell>
        </table:table-row>
        <table:table-row>
          <table:table-cell>
            <text:p>515239289</text:p>
          </table:table-cell>
          <table:table-cell>
            <text:p>297073056</text:p>
          </table:table-cell>
          <table:table-cell>
            <text:p>791815070</text:p>
          </table:table-cell>
          <table:table-cell>
            <text:p>348201380</text:p>
          </table:table-cell>
          <table:table-cell>
            <text:p>144829448</text:p>
          </table:table-cell>
          <table:table-cell>
            <text:p>313232233</text:p>
          </table:table-cell>
          <table:table-cell>
            <text:p>718499773</text:p>
          </table:table-cell>
        </table:table-row>
        <table:table-row>
          <table:table-cell>
            <text:p>573092126</text:p>
          </table:table-cell>
          <table:table-cell>
            <text:p>194764512</text:p>
          </table:table-cell>
          <table:table-cell>
            <text:p>186471602</text:p>
          </table:table-cell>
          <table:table-cell>
            <text:p>28591285</text:p>
          </table:table-cell>
          <table:table-cell>
            <text:p>372484509</text:p>
          </table:table-cell>
          <table:table-cell>
            <text:p>203285796</text:p>
          </table:table-cell>
          <table:table-cell>
            <text:p>39382451</text:p>
          </table:table-cell>
        </table:table-row>
        <table:table-row>
          <table:table-cell>
            <text:p>874008475</text:p>
          </table:table-cell>
          <table:table-cell>
            <text:p>763143492</text:p>
          </table:table-cell>
          <table:table-cell>
            <text:p>452488760</text:p>
          </table:table-cell>
          <table:table-cell>
            <text:p>318852160</text:p>
          </table:table-cell>
          <table:table-cell>
            <text:p>168184344</text:p>
          </table:table-cell>
          <table:table-cell>
            <text:p>870075257</text:p>
          </table:table-cell>
          <table:table-cell>
            <text:p>512171511</text:p>
          </table:table-cell>
        </table:table-row>
        <table:table-row>
          <table:table-cell>
            <text:p>906108404</text:p>
          </table:table-cell>
          <table:table-cell>
            <text:p>854584800</text:p>
          </table:table-cell>
          <table:table-cell>
            <text:p>860793575</text:p>
          </table:table-cell>
          <table:table-cell>
            <text:p>450362768</text:p>
          </table:table-cell>
          <table:table-cell>
            <text:p>632615917</text:p>
          </table:table-cell>
          <table:table-cell>
            <text:p>586880230</text:p>
          </table:table-cell>
          <table:table-cell>
            <text:p>247095450</text:p>
          </table:table-cell>
        </table:table-row>
        <table:table-row>
          <table:table-cell>
            <text:p>268931625</text:p>
          </table:table-cell>
          <table:table-cell>
            <text:p>881988101</text:p>
          </table:table-cell>
          <table:table-cell>
            <text:p>485331979</text:p>
          </table:table-cell>
          <table:table-cell>
            <text:p>685760995</text:p>
          </table:table-cell>
          <table:table-cell>
            <text:p>524152932</text:p>
          </table:table-cell>
          <table:table-cell>
            <text:p>297618553</text:p>
          </table:table-cell>
          <table:table-cell>
            <text:p>423534836</text:p>
          </table:table-cell>
        </table:table-row>
        <table:table-row>
          <table:table-cell>
            <text:p>255915331</text:p>
          </table:table-cell>
          <table:table-cell>
            <text:p>540428795</text:p>
          </table:table-cell>
          <table:table-cell>
            <text:p>217971261</text:p>
          </table:table-cell>
          <table:table-cell>
            <text:p>299286705</text:p>
          </table:table-cell>
          <table:table-cell>
            <text:p>656548522</text:p>
          </table:table-cell>
          <table:table-cell>
            <text:p>807440202</text:p>
          </table:table-cell>
          <table:table-cell>
            <text:p>420800611</text:p>
          </table:table-cell>
        </table:table-row>
        <table:table-row>
          <table:table-cell>
            <text:p>801071665</text:p>
          </table:table-cell>
          <table:table-cell>
            <text:p>407144795</text:p>
          </table:table-cell>
          <table:table-cell>
            <text:p>940825707</text:p>
          </table:table-cell>
          <table:table-cell>
            <text:p>730606119</text:p>
          </table:table-cell>
          <table:table-cell>
            <text:p>264575512</text:p>
          </table:table-cell>
          <table:table-cell>
            <text:p>137319818</text:p>
          </table:table-cell>
          <table:table-cell>
            <text:p>583223254</text:p>
          </table:table-cell>
        </table:table-row>
        <table:table-row>
          <table:table-cell>
            <text:p>877324748</text:p>
          </table:table-cell>
          <table:table-cell>
            <text:p>184473428</text:p>
          </table:table-cell>
          <table:table-cell>
            <text:p>568289697</text:p>
          </table:table-cell>
          <table:table-cell>
            <text:p>97711557</text:p>
          </table:table-cell>
          <table:table-cell>
            <text:p>24447691</text:p>
          </table:table-cell>
          <table:table-cell>
            <text:p>277254290</text:p>
          </table:table-cell>
          <table:table-cell>
            <text:p>731349495</text:p>
          </table:table-cell>
        </table:table-row>
        <table:table-row>
          <table:table-cell>
            <text:p>531337926</text:p>
          </table:table-cell>
          <table:table-cell>
            <text:p>452316531</text:p>
          </table:table-cell>
          <table:table-cell>
            <text:p>495032010</text:p>
          </table:table-cell>
          <table:table-cell>
            <text:p>39859451</text:p>
          </table:table-cell>
          <table:table-cell>
            <text:p>79401373</text:p>
          </table:table-cell>
          <table:table-cell>
            <text:p>869440051</text:p>
          </table:table-cell>
          <table:table-cell>
            <text:p>245168566</text:p>
          </table:table-cell>
        </table:table-row>
        <table:table-row>
          <table:table-cell>
            <text:p>777364079</text:p>
          </table:table-cell>
          <table:table-cell>
            <text:p>147155328</text:p>
          </table:table-cell>
          <table:table-cell>
            <text:p>498215367</text:p>
          </table:table-cell>
          <table:table-cell>
            <text:p>486847136</text:p>
          </table:table-cell>
          <table:table-cell>
            <text:p>949226942</text:p>
          </table:table-cell>
          <table:table-cell>
            <text:p>101408765</text:p>
          </table:table-cell>
          <table:table-cell>
            <text:p>251374061</text:p>
          </table:table-cell>
        </table:table-row>
        <table:table-row>
          <table:table-cell>
            <text:p>334087699</text:p>
          </table:table-cell>
          <table:table-cell>
            <text:p>761207974</text:p>
          </table:table-cell>
          <table:table-cell>
            <text:p>649330592</text:p>
          </table:table-cell>
          <table:table-cell>
            <text:p>790512103</text:p>
          </table:table-cell>
          <table:table-cell>
            <text:p>702468211</text:p>
          </table:table-cell>
          <table:table-cell>
            <text:p>532820270</text:p>
          </table:table-cell>
          <table:table-cell>
            <text:p>355778769</text:p>
          </table:table-cell>
        </table:table-row>
        <table:table-row>
          <table:table-cell>
            <text:p>449920764</text:p>
          </table:table-cell>
          <table:table-cell>
            <text:p>317677278</text:p>
          </table:table-cell>
          <table:table-cell>
            <text:p>499118432</text:p>
          </table:table-cell>
          <table:table-cell>
            <text:p>53164374</text:p>
          </table:table-cell>
          <table:table-cell>
            <text:p>284843778</text:p>
          </table:table-cell>
          <table:table-cell>
            <text:p>275063212</text:p>
          </table:table-cell>
          <table:table-cell>
            <text:p>246321684</text:p>
          </table:table-cell>
        </table:table-row>
        <table:table-row>
          <table:table-cell>
            <text:p>724884669</text:p>
          </table:table-cell>
          <table:table-cell>
            <text:p>711938091</text:p>
          </table:table-cell>
          <table:table-cell>
            <text:p>920559657</text:p>
          </table:table-cell>
          <table:table-cell>
            <text:p>991406653</text:p>
          </table:table-cell>
          <table:table-cell>
            <text:p>706653239</text:p>
          </table:table-cell>
          <table:table-cell>
            <text:p>422238366</text:p>
          </table:table-cell>
          <table:table-cell>
            <text:p>449766804</text:p>
          </table:table-cell>
        </table:table-row>
        <table:table-row>
          <table:table-cell>
            <text:p>107599054</text:p>
          </table:table-cell>
          <table:table-cell>
            <text:p>59730894</text:p>
          </table:table-cell>
          <table:table-cell>
            <text:p>433715377</text:p>
          </table:table-cell>
          <table:table-cell>
            <text:p>156317600</text:p>
          </table:table-cell>
          <table:table-cell>
            <text:p>50362397</text:p>
          </table:table-cell>
          <table:table-cell>
            <text:p>531500987</text:p>
          </table:table-cell>
          <table:table-cell>
            <text:p>665281637</text:p>
          </table:table-cell>
        </table:table-row>
        <table:table-row>
          <table:table-cell>
            <text:p>275582487</text:p>
          </table:table-cell>
          <table:table-cell>
            <text:p>714671786</text:p>
          </table:table-cell>
          <table:table-cell>
            <text:p>411724653</text:p>
          </table:table-cell>
          <table:table-cell>
            <text:p>965112580</text:p>
          </table:table-cell>
          <table:table-cell>
            <text:p>900473886</text:p>
          </table:table-cell>
          <table:table-cell>
            <text:p>164581407</text:p>
          </table:table-cell>
          <table:table-cell>
            <text:p>576816687</text:p>
          </table:table-cell>
        </table:table-row>
        <table:table-row>
          <table:table-cell>
            <text:p>39021568</text:p>
          </table:table-cell>
          <table:table-cell>
            <text:p>44927494</text:p>
          </table:table-cell>
          <table:table-cell>
            <text:p>918451949</text:p>
          </table:table-cell>
          <table:table-cell>
            <text:p>634666404</text:p>
          </table:table-cell>
          <table:table-cell>
            <text:p>115045631</text:p>
          </table:table-cell>
          <table:table-cell>
            <text:p>146359494</text:p>
          </table:table-cell>
          <table:table-cell>
            <text:p>959175194</text:p>
          </table:table-cell>
        </table:table-row>
        <table:table-row>
          <table:table-cell>
            <text:p>850086635</text:p>
          </table:table-cell>
          <table:table-cell>
            <text:p>340125613</text:p>
          </table:table-cell>
          <table:table-cell>
            <text:p>593787700</text:p>
          </table:table-cell>
          <table:table-cell>
            <text:p>761407659</text:p>
          </table:table-cell>
          <table:table-cell>
            <text:p>810021732</text:p>
          </table:table-cell>
          <table:table-cell>
            <text:p>499585471</text:p>
          </table:table-cell>
          <table:table-cell>
            <text:p>216156732</text:p>
          </table:table-cell>
        </table:table-row>
        <table:table-row>
          <table:table-cell>
            <text:p>174462754</text:p>
          </table:table-cell>
          <table:table-cell>
            <text:p>396674216</text:p>
          </table:table-cell>
          <table:table-cell>
            <text:p>929149375</text:p>
          </table:table-cell>
          <table:table-cell>
            <text:p>531186074</text:p>
          </table:table-cell>
          <table:table-cell>
            <text:p>130085414</text:p>
          </table:table-cell>
          <table:table-cell>
            <text:p>755474252</text:p>
          </table:table-cell>
          <table:table-cell>
            <text:p>593357313</text:p>
          </table:table-cell>
        </table:table-row>
        <table:table-row>
          <table:table-cell>
            <text:p>259970527</text:p>
          </table:table-cell>
          <table:table-cell>
            <text:p>820662434</text:p>
          </table:table-cell>
          <table:table-cell>
            <text:p>559019240</text:p>
          </table:table-cell>
          <table:table-cell>
            <text:p>435302388</text:p>
          </table:table-cell>
          <table:table-cell>
            <text:p>557126264</text:p>
          </table:table-cell>
          <table:table-cell>
            <text:p>413648854</text:p>
          </table:table-cell>
          <table:table-cell>
            <text:p>857737826</text:p>
          </table:table-cell>
        </table:table-row>
        <table:table-row>
          <table:table-cell>
            <text:p>888205032</text:p>
          </table:table-cell>
          <table:table-cell>
            <text:p>269382048</text:p>
          </table:table-cell>
          <table:table-cell>
            <text:p>570180990</text:p>
          </table:table-cell>
          <table:table-cell>
            <text:p>753886790</text:p>
          </table:table-cell>
          <table:table-cell>
            <text:p>481592905</text:p>
          </table:table-cell>
          <table:table-cell>
            <text:p>280030673</text:p>
          </table:table-cell>
          <table:table-cell>
            <text:p>120820582</text:p>
          </table:table-cell>
        </table:table-row>
        <table:table-row>
          <table:table-cell>
            <text:p>335832317</text:p>
          </table:table-cell>
          <table:table-cell>
            <text:p>179616051</text:p>
          </table:table-cell>
          <table:table-cell>
            <text:p>603263162</text:p>
          </table:table-cell>
          <table:table-cell>
            <text:p>287307355</text:p>
          </table:table-cell>
          <table:table-cell>
            <text:p>879793024</text:p>
          </table:table-cell>
          <table:table-cell>
            <text:p>961925193</text:p>
          </table:table-cell>
          <table:table-cell>
            <text:p>529647547</text:p>
          </table:table-cell>
        </table:table-row>
        <table:table-row>
          <table:table-cell>
            <text:p>51490579</text:p>
          </table:table-cell>
          <table:table-cell>
            <text:p>525205349</text:p>
          </table:table-cell>
          <table:table-cell>
            <text:p>908349251</text:p>
          </table:table-cell>
          <table:table-cell>
            <text:p>773852584</text:p>
          </table:table-cell>
          <table:table-cell>
            <text:p>399360581</text:p>
          </table:table-cell>
          <table:table-cell>
            <text:p>50708184</text:p>
          </table:table-cell>
          <table:table-cell>
            <text:p>299245208</text:p>
          </table:table-cell>
        </table:table-row>
        <table:table-row>
          <table:table-cell>
            <text:p>899436189</text:p>
          </table:table-cell>
          <table:table-cell>
            <text:p>124970391</text:p>
          </table:table-cell>
          <table:table-cell>
            <text:p>191525514</text:p>
          </table:table-cell>
          <table:table-cell>
            <text:p>912059655</text:p>
          </table:table-cell>
          <table:table-cell>
            <text:p>130361869</text:p>
          </table:table-cell>
          <table:table-cell>
            <text:p>491573823</text:p>
          </table:table-cell>
          <table:table-cell>
            <text:p>484080501</text:p>
          </table:table-cell>
        </table:table-row>
        <table:table-row>
          <table:table-cell>
            <text:p>425946272</text:p>
          </table:table-cell>
          <table:table-cell>
            <text:p>291600092</text:p>
          </table:table-cell>
          <table:table-cell>
            <text:p>191432724</text:p>
          </table:table-cell>
          <table:table-cell>
            <text:p>199040429</text:p>
          </table:table-cell>
          <table:table-cell>
            <text:p>496813061</text:p>
          </table:table-cell>
          <table:table-cell>
            <text:p>309091730</text:p>
          </table:table-cell>
          <table:table-cell>
            <text:p>658540932</text:p>
          </table:table-cell>
        </table:table-row>
        <table:table-row>
          <table:table-cell>
            <text:p>32312439</text:p>
          </table:table-cell>
          <table:table-cell>
            <text:p>318228073</text:p>
          </table:table-cell>
          <table:table-cell>
            <text:p>155011186</text:p>
          </table:table-cell>
          <table:table-cell>
            <text:p>326348632</text:p>
          </table:table-cell>
          <table:table-cell>
            <text:p>696949649</text:p>
          </table:table-cell>
          <table:table-cell>
            <text:p>572452975</text:p>
          </table:table-cell>
          <table:table-cell>
            <text:p>646991105</text:p>
          </table:table-cell>
        </table:table-row>
        <table:table-row>
          <table:table-cell>
            <text:p>563068721</text:p>
          </table:table-cell>
          <table:table-cell>
            <text:p>80785249</text:p>
          </table:table-cell>
          <table:table-cell>
            <text:p>86877897</text:p>
          </table:table-cell>
          <table:table-cell>
            <text:p>192813837</text:p>
          </table:table-cell>
          <table:table-cell>
            <text:p>17864950</text:p>
          </table:table-cell>
          <table:table-cell>
            <text:p>71446823</text:p>
          </table:table-cell>
          <table:table-cell>
            <text:p>175242088</text:p>
          </table:table-cell>
        </table:table-row>
        <table:table-row>
          <table:table-cell>
            <text:p>176773277</text:p>
          </table:table-cell>
          <table:table-cell>
            <text:p>746174478</text:p>
          </table:table-cell>
          <table:table-cell>
            <text:p>457289910</text:p>
          </table:table-cell>
          <table:table-cell>
            <text:p>368583254</text:p>
          </table:table-cell>
          <table:table-cell>
            <text:p>154972597</text:p>
          </table:table-cell>
          <table:table-cell>
            <text:p>970679017</text:p>
          </table:table-cell>
          <table:table-cell>
            <text:p>189375432</text:p>
          </table:table-cell>
        </table:table-row>
        <table:table-row>
          <table:table-cell>
            <text:p>306789305</text:p>
          </table:table-cell>
          <table:table-cell>
            <text:p>626024115</text:p>
          </table:table-cell>
          <table:table-cell>
            <text:p>685034972</text:p>
          </table:table-cell>
          <table:table-cell>
            <text:p>492064566</text:p>
          </table:table-cell>
          <table:table-cell>
            <text:p>10853219</text:p>
          </table:table-cell>
          <table:table-cell>
            <text:p>274072122</text:p>
          </table:table-cell>
          <table:table-cell>
            <text:p>34318478</text:p>
          </table:table-cell>
        </table:table-row>
        <table:table-row>
          <table:table-cell>
            <text:p>652359909</text:p>
          </table:table-cell>
          <table:table-cell>
            <text:p>960752976</text:p>
          </table:table-cell>
          <table:table-cell>
            <text:p>27291190</text:p>
          </table:table-cell>
          <table:table-cell>
            <text:p>212479593</text:p>
          </table:table-cell>
          <table:table-cell>
            <text:p>365271331</text:p>
          </table:table-cell>
          <table:table-cell>
            <text:p>691665671</text:p>
          </table:table-cell>
          <table:table-cell>
            <text:p>942554497</text:p>
          </table:table-cell>
        </table:table-row>
        <table:table-row>
          <table:table-cell>
            <text:p>299895917</text:p>
          </table:table-cell>
          <table:table-cell>
            <text:p>315559321</text:p>
          </table:table-cell>
          <table:table-cell>
            <text:p>444352042</text:p>
          </table:table-cell>
          <table:table-cell>
            <text:p>158130406</text:p>
          </table:table-cell>
          <table:table-cell>
            <text:p>342364752</text:p>
          </table:table-cell>
          <table:table-cell>
            <text:p>707814509</text:p>
          </table:table-cell>
          <table:table-cell>
            <text:p>591317621</text:p>
          </table:table-cell>
        </table:table-row>
        <table:table-row>
          <table:table-cell>
            <text:p>152050254</text:p>
          </table:table-cell>
          <table:table-cell>
            <text:p>88858984</text:p>
          </table:table-cell>
          <table:table-cell>
            <text:p>287729461</text:p>
          </table:table-cell>
          <table:table-cell>
            <text:p>484864348</text:p>
          </table:table-cell>
          <table:table-cell>
            <text:p>638621700</text:p>
          </table:table-cell>
          <table:table-cell>
            <text:p>538447932</text:p>
          </table:table-cell>
          <table:table-cell>
            <text:p>165481983</text:p>
          </table:table-cell>
        </table:table-row>
        <table:table-row>
          <table:table-cell>
            <text:p>667560821</text:p>
          </table:table-cell>
          <table:table-cell>
            <text:p>9602344</text:p>
          </table:table-cell>
          <table:table-cell>
            <text:p>807732299</text:p>
          </table:table-cell>
          <table:table-cell>
            <text:p>856153760</text:p>
          </table:table-cell>
          <table:table-cell>
            <text:p>851712484</text:p>
          </table:table-cell>
          <table:table-cell>
            <text:p>497438304</text:p>
          </table:table-cell>
          <table:table-cell>
            <text:p>182692691</text:p>
          </table:table-cell>
        </table:table-row>
        <table:table-row>
          <table:table-cell>
            <text:p>426118663</text:p>
          </table:table-cell>
          <table:table-cell>
            <text:p>869950003</text:p>
          </table:table-cell>
          <table:table-cell>
            <text:p>544565131</text:p>
          </table:table-cell>
          <table:table-cell>
            <text:p>253007004</text:p>
          </table:table-cell>
          <table:table-cell>
            <text:p>488192069</text:p>
          </table:table-cell>
          <table:table-cell>
            <text:p>712949833</text:p>
          </table:table-cell>
          <table:table-cell>
            <text:p>514052944</text:p>
          </table:table-cell>
        </table:table-row>
        <table:table-row>
          <table:table-cell>
            <text:p>983147318</text:p>
          </table:table-cell>
          <table:table-cell>
            <text:p>492816395</text:p>
          </table:table-cell>
          <table:table-cell>
            <text:p>386220895</text:p>
          </table:table-cell>
          <table:table-cell>
            <text:p>374555194</text:p>
          </table:table-cell>
          <table:table-cell>
            <text:p>731806284</text:p>
          </table:table-cell>
          <table:table-cell>
            <text:p>595693557</text:p>
          </table:table-cell>
          <table:table-cell>
            <text:p>134133953</text:p>
          </table:table-cell>
        </table:table-row>
        <table:table-row>
          <table:table-cell>
            <text:p>358831574</text:p>
          </table:table-cell>
          <table:table-cell>
            <text:p>443591287</text:p>
          </table:table-cell>
          <table:table-cell>
            <text:p>291864115</text:p>
          </table:table-cell>
          <table:table-cell>
            <text:p>905951129</text:p>
          </table:table-cell>
          <table:table-cell>
            <text:p>551116411</text:p>
          </table:table-cell>
          <table:table-cell>
            <text:p>617198491</text:p>
          </table:table-cell>
          <table:table-cell>
            <text:p>856579356</text:p>
          </table:table-cell>
        </table:table-row>
        <table:table-row>
          <table:table-cell>
            <text:p>425858094</text:p>
          </table:table-cell>
          <table:table-cell>
            <text:p>471703445</text:p>
          </table:table-cell>
          <table:table-cell>
            <text:p>269661812</text:p>
          </table:table-cell>
          <table:table-cell>
            <text:p>459229103</text:p>
          </table:table-cell>
          <table:table-cell>
            <text:p>686280167</text:p>
          </table:table-cell>
          <table:table-cell>
            <text:p>669063200</text:p>
          </table:table-cell>
          <table:table-cell>
            <text:p>168209896</text:p>
          </table:table-cell>
        </table:table-row>
        <table:table-row>
          <table:table-cell>
            <text:p>926018438</text:p>
          </table:table-cell>
          <table:table-cell>
            <text:p>646525195</text:p>
          </table:table-cell>
          <table:table-cell>
            <text:p>799825511</text:p>
          </table:table-cell>
          <table:table-cell>
            <text:p>314217739</text:p>
          </table:table-cell>
          <table:table-cell>
            <text:p>286489203</text:p>
          </table:table-cell>
          <table:table-cell>
            <text:p>352883538</text:p>
          </table:table-cell>
          <table:table-cell>
            <text:p>193888781</text:p>
          </table:table-cell>
        </table:table-row>
        <table:table-row>
          <table:table-cell>
            <text:p>740336177</text:p>
          </table:table-cell>
          <table:table-cell>
            <text:p>237824217</text:p>
          </table:table-cell>
          <table:table-cell>
            <text:p>797658350</text:p>
          </table:table-cell>
          <table:table-cell>
            <text:p>801260696</text:p>
          </table:table-cell>
          <table:table-cell>
            <text:p>105692564</text:p>
          </table:table-cell>
          <table:table-cell>
            <text:p>875518878</text:p>
          </table:table-cell>
          <table:table-cell>
            <text:p>897891804</text:p>
          </table:table-cell>
        </table:table-row>
        <table:table-row>
          <table:table-cell>
            <text:p>192927219</text:p>
          </table:table-cell>
          <table:table-cell>
            <text:p>249877945</text:p>
          </table:table-cell>
          <table:table-cell>
            <text:p>329930258</text:p>
          </table:table-cell>
          <table:table-cell>
            <text:p>547681123</text:p>
          </table:table-cell>
          <table:table-cell>
            <text:p>749843057</text:p>
          </table:table-cell>
          <table:table-cell>
            <text:p>955680646</text:p>
          </table:table-cell>
          <table:table-cell>
            <text:p>161119351</text:p>
          </table:table-cell>
        </table:table-row>
        <table:table-row>
          <table:table-cell>
            <text:p>49059605</text:p>
          </table:table-cell>
          <table:table-cell>
            <text:p>201919341</text:p>
          </table:table-cell>
          <table:table-cell>
            <text:p>13530554</text:p>
          </table:table-cell>
          <table:table-cell>
            <text:p>96287054</text:p>
          </table:table-cell>
          <table:table-cell>
            <text:p>667555328</text:p>
          </table:table-cell>
          <table:table-cell>
            <text:p>26961191</text:p>
          </table:table-cell>
          <table:table-cell>
            <text:p>323500724</text:p>
          </table:table-cell>
        </table:table-row>
        <table:table-row>
          <table:table-cell>
            <text:p>39289424</text:p>
          </table:table-cell>
          <table:table-cell>
            <text:p>729584477</text:p>
          </table:table-cell>
          <table:table-cell>
            <text:p>559301147</text:p>
          </table:table-cell>
          <table:table-cell>
            <text:p>851177858</text:p>
          </table:table-cell>
          <table:table-cell>
            <text:p>436200362</text:p>
          </table:table-cell>
          <table:table-cell>
            <text:p>832422240</text:p>
          </table:table-cell>
          <table:table-cell>
            <text:p>202337474</text:p>
          </table:table-cell>
        </table:table-row>
        <table:table-row>
          <table:table-cell>
            <text:p>646731468</text:p>
          </table:table-cell>
          <table:table-cell>
            <text:p>126587681</text:p>
          </table:table-cell>
          <table:table-cell>
            <text:p>716705045</text:p>
          </table:table-cell>
          <table:table-cell>
            <text:p>497227536</text:p>
          </table:table-cell>
          <table:table-cell>
            <text:p>396950980</text:p>
          </table:table-cell>
          <table:table-cell>
            <text:p>519233256</text:p>
          </table:table-cell>
          <table:table-cell>
            <text:p>732768806</text:p>
          </table:table-cell>
        </table:table-row>
        <table:table-row>
          <table:table-cell>
            <text:p>141253005</text:p>
          </table:table-cell>
          <table:table-cell>
            <text:p>496272064</text:p>
          </table:table-cell>
          <table:table-cell>
            <text:p>535837720</text:p>
          </table:table-cell>
          <table:table-cell>
            <text:p>260170186</text:p>
          </table:table-cell>
          <table:table-cell>
            <text:p>782787153</text:p>
          </table:table-cell>
          <table:table-cell>
            <text:p>264425302</text:p>
          </table:table-cell>
          <table:table-cell>
            <text:p>31852564</text:p>
          </table:table-cell>
        </table:table-row>
        <table:table-row>
          <table:table-cell>
            <text:p>258845582</text:p>
          </table:table-cell>
          <table:table-cell>
            <text:p>890228800</text:p>
          </table:table-cell>
          <table:table-cell>
            <text:p>133210209</text:p>
          </table:table-cell>
          <table:table-cell>
            <text:p>359058680</text:p>
          </table:table-cell>
          <table:table-cell>
            <text:p>466855630</text:p>
          </table:table-cell>
          <table:table-cell>
            <text:p>647584177</text:p>
          </table:table-cell>
          <table:table-cell>
            <text:p>754741520</text:p>
          </table:table-cell>
        </table:table-row>
        <table:table-row>
          <table:table-cell>
            <text:p>269417954</text:p>
          </table:table-cell>
          <table:table-cell>
            <text:p>290309980</text:p>
          </table:table-cell>
          <table:table-cell>
            <text:p>137429927</text:p>
          </table:table-cell>
          <table:table-cell>
            <text:p>103631725</text:p>
          </table:table-cell>
          <table:table-cell>
            <text:p>789400115</text:p>
          </table:table-cell>
          <table:table-cell>
            <text:p>223947262</text:p>
          </table:table-cell>
          <table:table-cell>
            <text:p>396045091</text:p>
          </table:table-cell>
        </table:table-row>
        <table:table-row>
          <table:table-cell>
            <text:p>298246758</text:p>
          </table:table-cell>
          <table:table-cell>
            <text:p>766544103</text:p>
          </table:table-cell>
          <table:table-cell>
            <text:p>984897561</text:p>
          </table:table-cell>
          <table:table-cell>
            <text:p>389218827</text:p>
          </table:table-cell>
          <table:table-cell>
            <text:p>718057178</text:p>
          </table:table-cell>
          <table:table-cell>
            <text:p>782491958</text:p>
          </table:table-cell>
          <table:table-cell>
            <text:p>558962983</text:p>
          </table:table-cell>
        </table:table-row>
        <table:table-row>
          <table:table-cell>
            <text:p>593712705</text:p>
          </table:table-cell>
          <table:table-cell>
            <text:p>338976872</text:p>
          </table:table-cell>
          <table:table-cell>
            <text:p>165202459</text:p>
          </table:table-cell>
          <table:table-cell>
            <text:p>340687340</text:p>
          </table:table-cell>
          <table:table-cell>
            <text:p>23822756</text:p>
          </table:table-cell>
          <table:table-cell>
            <text:p>649929003</text:p>
          </table:table-cell>
          <table:table-cell>
            <text:p>991673073</text:p>
          </table:table-cell>
        </table:table-row>
        <table:table-row>
          <table:table-cell>
            <text:p>516547434</text:p>
          </table:table-cell>
          <table:table-cell>
            <text:p>216451353</text:p>
          </table:table-cell>
          <table:table-cell>
            <text:p>473891294</text:p>
          </table:table-cell>
          <table:table-cell>
            <text:p>260194237</text:p>
          </table:table-cell>
          <table:table-cell>
            <text:p>556781377</text:p>
          </table:table-cell>
          <table:table-cell>
            <text:p>418984378</text:p>
          </table:table-cell>
          <table:table-cell>
            <text:p>750693200</text:p>
          </table:table-cell>
        </table:table-row>
        <table:table-row>
          <table:table-cell>
            <text:p>750801812</text:p>
          </table:table-cell>
          <table:table-cell>
            <text:p>383281122</text:p>
          </table:table-cell>
          <table:table-cell>
            <text:p>21680799</text:p>
          </table:table-cell>
          <table:table-cell>
            <text:p>449824210</text:p>
          </table:table-cell>
          <table:table-cell>
            <text:p>166063478</text:p>
          </table:table-cell>
          <table:table-cell>
            <text:p>862262615</text:p>
          </table:table-cell>
          <table:table-cell>
            <text:p>934062030</text:p>
          </table:table-cell>
        </table:table-row>
        <table:table-row>
          <table:table-cell>
            <text:p>686265677</text:p>
          </table:table-cell>
          <table:table-cell>
            <text:p>605307642</text:p>
          </table:table-cell>
          <table:table-cell>
            <text:p>492164121</text:p>
          </table:table-cell>
          <table:table-cell>
            <text:p>369060677</text:p>
          </table:table-cell>
          <table:table-cell>
            <text:p>38458895</text:p>
          </table:table-cell>
          <table:table-cell>
            <text:p>737757457</text:p>
          </table:table-cell>
          <table:table-cell>
            <text:p>69437727</text:p>
          </table:table-cell>
        </table:table-row>
        <table:table-row>
          <table:table-cell>
            <text:p>806365281</text:p>
          </table:table-cell>
          <table:table-cell>
            <text:p>570520313</text:p>
          </table:table-cell>
          <table:table-cell>
            <text:p>663865079</text:p>
          </table:table-cell>
          <table:table-cell>
            <text:p>804808752</text:p>
          </table:table-cell>
          <table:table-cell>
            <text:p>706784820</text:p>
          </table:table-cell>
          <table:table-cell>
            <text:p>602952680</text:p>
          </table:table-cell>
          <table:table-cell>
            <text:p>567799913</text:p>
          </table:table-cell>
        </table:table-row>
        <table:table-row>
          <table:table-cell>
            <text:p>133290388</text:p>
          </table:table-cell>
          <table:table-cell>
            <text:p>361291812</text:p>
          </table:table-cell>
          <table:table-cell>
            <text:p>752857617</text:p>
          </table:table-cell>
          <table:table-cell>
            <text:p>519641129</text:p>
          </table:table-cell>
          <table:table-cell>
            <text:p>128965815</text:p>
          </table:table-cell>
          <table:table-cell>
            <text:p>153329041</text:p>
          </table:table-cell>
          <table:table-cell>
            <text:p>127551938</text:p>
          </table:table-cell>
        </table:table-row>
        <table:table-row>
          <table:table-cell>
            <text:p>873283653</text:p>
          </table:table-cell>
          <table:table-cell>
            <text:p>750842192</text:p>
          </table:table-cell>
          <table:table-cell>
            <text:p>525840801</text:p>
          </table:table-cell>
          <table:table-cell>
            <text:p>660020860</text:p>
          </table:table-cell>
          <table:table-cell>
            <text:p>422627592</text:p>
          </table:table-cell>
          <table:table-cell>
            <text:p>688160942</text:p>
          </table:table-cell>
          <table:table-cell>
            <text:p>709385846</text:p>
          </table:table-cell>
        </table:table-row>
        <table:table-row>
          <table:table-cell>
            <text:p>536179386</text:p>
          </table:table-cell>
          <table:table-cell>
            <text:p>757586020</text:p>
          </table:table-cell>
          <table:table-cell>
            <text:p>491536039</text:p>
          </table:table-cell>
          <table:table-cell>
            <text:p>777927454</text:p>
          </table:table-cell>
          <table:table-cell>
            <text:p>749052402</text:p>
          </table:table-cell>
          <table:table-cell>
            <text:p>326779938</text:p>
          </table:table-cell>
          <table:table-cell>
            <text:p>352665751</text:p>
          </table:table-cell>
        </table:table-row>
        <table:table-row>
          <table:table-cell>
            <text:p>277028753</text:p>
          </table:table-cell>
          <table:table-cell>
            <text:p>519995745</text:p>
          </table:table-cell>
          <table:table-cell>
            <text:p>587639032</text:p>
          </table:table-cell>
          <table:table-cell>
            <text:p>381433664</text:p>
          </table:table-cell>
          <table:table-cell>
            <text:p>111391209</text:p>
          </table:table-cell>
          <table:table-cell>
            <text:p>998475846</text:p>
          </table:table-cell>
          <table:table-cell>
            <text:p>674173103</text:p>
          </table:table-cell>
        </table:table-row>
        <table:table-row>
          <table:table-cell>
            <text:p>59730115</text:p>
          </table:table-cell>
          <table:table-cell>
            <text:p>946686049</text:p>
          </table:table-cell>
          <table:table-cell>
            <text:p>586581537</text:p>
          </table:table-cell>
          <table:table-cell>
            <text:p>382768192</text:p>
          </table:table-cell>
          <table:table-cell>
            <text:p>69040310</text:p>
          </table:table-cell>
          <table:table-cell>
            <text:p>351311697</text:p>
          </table:table-cell>
          <table:table-cell>
            <text:p>717128188</text:p>
          </table:table-cell>
        </table:table-row>
        <table:table-row>
          <table:table-cell>
            <text:p>431694077</text:p>
          </table:table-cell>
          <table:table-cell>
            <text:p>732073739</text:p>
          </table:table-cell>
          <table:table-cell>
            <text:p>878610618</text:p>
          </table:table-cell>
          <table:table-cell>
            <text:p>831131608</text:p>
          </table:table-cell>
          <table:table-cell>
            <text:p>833309158</text:p>
          </table:table-cell>
          <table:table-cell>
            <text:p>385431952</text:p>
          </table:table-cell>
          <table:table-cell>
            <text:p>979853000</text:p>
          </table:table-cell>
        </table:table-row>
        <table:table-row>
          <table:table-cell>
            <text:p>173390747</text:p>
          </table:table-cell>
          <table:table-cell>
            <text:p>608362175</text:p>
          </table:table-cell>
          <table:table-cell>
            <text:p>566820304</text:p>
          </table:table-cell>
          <table:table-cell>
            <text:p>167065221</text:p>
          </table:table-cell>
          <table:table-cell>
            <text:p>961685835</text:p>
          </table:table-cell>
          <table:table-cell>
            <text:p>611945661</text:p>
          </table:table-cell>
          <table:table-cell>
            <text:p>147029911</text:p>
          </table:table-cell>
        </table:table-row>
        <table:table-row>
          <table:table-cell>
            <text:p>899712586</text:p>
          </table:table-cell>
          <table:table-cell>
            <text:p>966572673</text:p>
          </table:table-cell>
          <table:table-cell>
            <text:p>588493886</text:p>
          </table:table-cell>
          <table:table-cell>
            <text:p>385973688</text:p>
          </table:table-cell>
          <table:table-cell>
            <text:p>591069446</text:p>
          </table:table-cell>
          <table:table-cell>
            <text:p>82906172</text:p>
          </table:table-cell>
          <table:table-cell>
            <text:p>958956481</text:p>
          </table:table-cell>
        </table:table-row>
        <table:table-row>
          <table:table-cell>
            <text:p>590216532</text:p>
          </table:table-cell>
          <table:table-cell>
            <text:p>608119172</text:p>
          </table:table-cell>
          <table:table-cell>
            <text:p>750705144</text:p>
          </table:table-cell>
          <table:table-cell>
            <text:p>487639846</text:p>
          </table:table-cell>
          <table:table-cell>
            <text:p>906184901</text:p>
          </table:table-cell>
          <table:table-cell>
            <text:p>746002322</text:p>
          </table:table-cell>
          <table:table-cell>
            <text:p>608816094</text:p>
          </table:table-cell>
        </table:table-row>
        <table:table-row>
          <table:table-cell>
            <text:p>960154282</text:p>
          </table:table-cell>
          <table:table-cell>
            <text:p>939323525</text:p>
          </table:table-cell>
          <table:table-cell>
            <text:p>610173242</text:p>
          </table:table-cell>
          <table:table-cell>
            <text:p>515408005</text:p>
          </table:table-cell>
          <table:table-cell>
            <text:p>729118894</text:p>
          </table:table-cell>
          <table:table-cell>
            <text:p>733129776</text:p>
          </table:table-cell>
          <table:table-cell>
            <text:p>914156988</text:p>
          </table:table-cell>
        </table:table-row>
        <table:table-row>
          <table:table-cell>
            <text:p>847868548</text:p>
          </table:table-cell>
          <table:table-cell>
            <text:p>930554827</text:p>
          </table:table-cell>
          <table:table-cell>
            <text:p>262756225</text:p>
          </table:table-cell>
          <table:table-cell>
            <text:p>971201898</text:p>
          </table:table-cell>
          <table:table-cell>
            <text:p>917772338</text:p>
          </table:table-cell>
          <table:table-cell>
            <text:p>535514861</text:p>
          </table:table-cell>
          <table:table-cell>
            <text:p>246441614</text:p>
          </table:table-cell>
        </table:table-row>
        <table:table-row>
          <table:table-cell>
            <text:p>68177710</text:p>
          </table:table-cell>
          <table:table-cell>
            <text:p>372909132</text:p>
          </table:table-cell>
          <table:table-cell>
            <text:p>719019785</text:p>
          </table:table-cell>
          <table:table-cell>
            <text:p>230995410</text:p>
          </table:table-cell>
          <table:table-cell>
            <text:p>947856232</text:p>
          </table:table-cell>
          <table:table-cell>
            <text:p>537711553</text:p>
          </table:table-cell>
          <table:table-cell>
            <text:p>270696941</text:p>
          </table:table-cell>
        </table:table-row>
        <table:table-row>
          <table:table-cell>
            <text:p>657115327</text:p>
          </table:table-cell>
          <table:table-cell>
            <text:p>267175335</text:p>
          </table:table-cell>
          <table:table-cell>
            <text:p>405249903</text:p>
          </table:table-cell>
          <table:table-cell>
            <text:p>186986445</text:p>
          </table:table-cell>
          <table:table-cell>
            <text:p>288121531</text:p>
          </table:table-cell>
          <table:table-cell>
            <text:p>231180602</text:p>
          </table:table-cell>
          <table:table-cell>
            <text:p>710822748</text:p>
          </table:table-cell>
        </table:table-row>
        <table:table-row>
          <table:table-cell>
            <text:p>913945755</text:p>
          </table:table-cell>
          <table:table-cell>
            <text:p>223930526</text:p>
          </table:table-cell>
          <table:table-cell>
            <text:p>209014134</text:p>
          </table:table-cell>
          <table:table-cell>
            <text:p>382125257</text:p>
          </table:table-cell>
          <table:table-cell>
            <text:p>207060463</text:p>
          </table:table-cell>
          <table:table-cell>
            <text:p>502086308</text:p>
          </table:table-cell>
          <table:table-cell>
            <text:p>735173567</text:p>
          </table:table-cell>
        </table:table-row>
        <table:table-row>
          <table:table-cell>
            <text:p>108999062</text:p>
          </table:table-cell>
          <table:table-cell>
            <text:p>335877046</text:p>
          </table:table-cell>
          <table:table-cell>
            <text:p>227013265</text:p>
          </table:table-cell>
          <table:table-cell>
            <text:p>684402731</text:p>
          </table:table-cell>
          <table:table-cell>
            <text:p>695238888</text:p>
          </table:table-cell>
          <table:table-cell>
            <text:p>518529793</text:p>
          </table:table-cell>
          <table:table-cell>
            <text:p>640523879</text:p>
          </table:table-cell>
        </table:table-row>
        <table:table-row>
          <table:table-cell>
            <text:p>233112982</text:p>
          </table:table-cell>
          <table:table-cell>
            <text:p>730533937</text:p>
          </table:table-cell>
          <table:table-cell>
            <text:p>400038522</text:p>
          </table:table-cell>
          <table:table-cell>
            <text:p>125097400</text:p>
          </table:table-cell>
          <table:table-cell>
            <text:p>190020366</text:p>
          </table:table-cell>
          <table:table-cell>
            <text:p>138161081</text:p>
          </table:table-cell>
          <table:table-cell>
            <text:p>485330803</text:p>
          </table:table-cell>
        </table:table-row>
        <table:table-row>
          <table:table-cell>
            <text:p>733624472</text:p>
          </table:table-cell>
          <table:table-cell>
            <text:p>820465972</text:p>
          </table:table-cell>
          <table:table-cell>
            <text:p>420694086</text:p>
          </table:table-cell>
          <table:table-cell>
            <text:p>991456410</text:p>
          </table:table-cell>
          <table:table-cell>
            <text:p>139430818</text:p>
          </table:table-cell>
          <table:table-cell>
            <text:p>964874455</text:p>
          </table:table-cell>
          <table:table-cell>
            <text:p>316754944</text:p>
          </table:table-cell>
        </table:table-row>
        <table:table-row>
          <table:table-cell>
            <text:p>656659740</text:p>
          </table:table-cell>
          <table:table-cell>
            <text:p>934054944</text:p>
          </table:table-cell>
          <table:table-cell>
            <text:p>332282949</text:p>
          </table:table-cell>
          <table:table-cell>
            <text:p>262796399</text:p>
          </table:table-cell>
          <table:table-cell>
            <text:p>955025588</text:p>
          </table:table-cell>
          <table:table-cell>
            <text:p>325837889</text:p>
          </table:table-cell>
          <table:table-cell>
            <text:p>518590814</text:p>
          </table:table-cell>
        </table:table-row>
        <table:table-row>
          <table:table-cell>
            <text:p>535537827</text:p>
          </table:table-cell>
          <table:table-cell>
            <text:p>198669507</text:p>
          </table:table-cell>
          <table:table-cell>
            <text:p>141786367</text:p>
          </table:table-cell>
          <table:table-cell>
            <text:p>57779068</text:p>
          </table:table-cell>
          <table:table-cell>
            <text:p>581636788</text:p>
          </table:table-cell>
          <table:table-cell>
            <text:p>336259556</text:p>
          </table:table-cell>
          <table:table-cell>
            <text:p>566731743</text:p>
          </table:table-cell>
        </table:table-row>
        <table:table-row>
          <table:table-cell>
            <text:p>272774550</text:p>
          </table:table-cell>
          <table:table-cell>
            <text:p>187366256</text:p>
          </table:table-cell>
          <table:table-cell>
            <text:p>958285784</text:p>
          </table:table-cell>
          <table:table-cell>
            <text:p>618175218</text:p>
          </table:table-cell>
          <table:table-cell>
            <text:p>974172448</text:p>
          </table:table-cell>
          <table:table-cell>
            <text:p>705358816</text:p>
          </table:table-cell>
          <table:table-cell>
            <text:p>698876408</text:p>
          </table:table-cell>
        </table:table-row>
        <table:table-row>
          <table:table-cell>
            <text:p>32810100</text:p>
          </table:table-cell>
          <table:table-cell>
            <text:p>129147769</text:p>
          </table:table-cell>
          <table:table-cell>
            <text:p>675961077</text:p>
          </table:table-cell>
          <table:table-cell>
            <text:p>740049871</text:p>
          </table:table-cell>
          <table:table-cell>
            <text:p>822230325</text:p>
          </table:table-cell>
          <table:table-cell>
            <text:p>890713345</text:p>
          </table:table-cell>
          <table:table-cell>
            <text:p>38055407</text:p>
          </table:table-cell>
        </table:table-row>
        <table:table-row>
          <table:table-cell>
            <text:p>472458296</text:p>
          </table:table-cell>
          <table:table-cell>
            <text:p>275919189</text:p>
          </table:table-cell>
          <table:table-cell>
            <text:p>41450421</text:p>
          </table:table-cell>
          <table:table-cell>
            <text:p>742690929</text:p>
          </table:table-cell>
          <table:table-cell>
            <text:p>917039967</text:p>
          </table:table-cell>
          <table:table-cell>
            <text:p>875248532</text:p>
          </table:table-cell>
          <table:table-cell>
            <text:p>297125313</text:p>
          </table:table-cell>
        </table:table-row>
        <table:table-row>
          <table:table-cell>
            <text:p>679392628</text:p>
          </table:table-cell>
          <table:table-cell>
            <text:p>563106474</text:p>
          </table:table-cell>
          <table:table-cell>
            <text:p>668949931</text:p>
          </table:table-cell>
          <table:table-cell>
            <text:p>781066658</text:p>
          </table:table-cell>
          <table:table-cell>
            <text:p>460041979</text:p>
          </table:table-cell>
          <table:table-cell>
            <text:p>259670499</text:p>
          </table:table-cell>
          <table:table-cell>
            <text:p>107797903</text:p>
          </table:table-cell>
        </table:table-row>
        <table:table-row>
          <table:table-cell>
            <text:p>14973458</text:p>
          </table:table-cell>
          <table:table-cell>
            <text:p>53414011</text:p>
          </table:table-cell>
          <table:table-cell>
            <text:p>655806121</text:p>
          </table:table-cell>
          <table:table-cell>
            <text:p>553156772</text:p>
          </table:table-cell>
          <table:table-cell>
            <text:p>787446392</text:p>
          </table:table-cell>
          <table:table-cell>
            <text:p>512136020</text:p>
          </table:table-cell>
          <table:table-cell>
            <text:p>119054712</text:p>
          </table:table-cell>
        </table:table-row>
        <table:table-row>
          <table:table-cell>
            <text:p>81783901</text:p>
          </table:table-cell>
          <table:table-cell>
            <text:p>306062401</text:p>
          </table:table-cell>
          <table:table-cell>
            <text:p>760611055</text:p>
          </table:table-cell>
          <table:table-cell>
            <text:p>420029700</text:p>
          </table:table-cell>
          <table:table-cell>
            <text:p>755281314</text:p>
          </table:table-cell>
          <table:table-cell>
            <text:p>269240420</text:p>
          </table:table-cell>
          <table:table-cell>
            <text:p>166404865</text:p>
          </table:table-cell>
        </table:table-row>
        <table:table-row>
          <table:table-cell>
            <text:p>997025357</text:p>
          </table:table-cell>
          <table:table-cell>
            <text:p>203301550</text:p>
          </table:table-cell>
          <table:table-cell>
            <text:p>576202399</text:p>
          </table:table-cell>
          <table:table-cell>
            <text:p>761078108</text:p>
          </table:table-cell>
          <table:table-cell>
            <text:p>301020870</text:p>
          </table:table-cell>
          <table:table-cell>
            <text:p>32662576</text:p>
          </table:table-cell>
          <table:table-cell>
            <text:p>91059977</text:p>
          </table:table-cell>
        </table:table-row>
        <table:table-row>
          <table:table-cell>
            <text:p>2428166</text:p>
          </table:table-cell>
          <table:table-cell>
            <text:p>940077642</text:p>
          </table:table-cell>
          <table:table-cell>
            <text:p>989664815</text:p>
          </table:table-cell>
          <table:table-cell>
            <text:p>51089924</text:p>
          </table:table-cell>
          <table:table-cell>
            <text:p>360078461</text:p>
          </table:table-cell>
          <table:table-cell>
            <text:p>954228867</text:p>
          </table:table-cell>
          <table:table-cell>
            <text:p>435018400</text:p>
          </table:table-cell>
        </table:table-row>
        <table:table-row>
          <table:table-cell>
            <text:p>431134160</text:p>
          </table:table-cell>
          <table:table-cell>
            <text:p>551167927</text:p>
          </table:table-cell>
          <table:table-cell>
            <text:p>150345831</text:p>
          </table:table-cell>
          <table:table-cell>
            <text:p>729896536</text:p>
          </table:table-cell>
          <table:table-cell>
            <text:p>205014653</text:p>
          </table:table-cell>
          <table:table-cell>
            <text:p>854509904</text:p>
          </table:table-cell>
          <table:table-cell>
            <text:p>207161920</text:p>
          </table:table-cell>
        </table:table-row>
        <table:table-row>
          <table:table-cell>
            <text:p>426640549</text:p>
          </table:table-cell>
          <table:table-cell>
            <text:p>207678350</text:p>
          </table:table-cell>
          <table:table-cell>
            <text:p>95188716</text:p>
          </table:table-cell>
          <table:table-cell>
            <text:p>401936474</text:p>
          </table:table-cell>
          <table:table-cell>
            <text:p>932087753</text:p>
          </table:table-cell>
          <table:table-cell>
            <text:p>794472951</text:p>
          </table:table-cell>
          <table:table-cell>
            <text:p>98951633</text:p>
          </table:table-cell>
        </table:table-row>
        <table:table-row>
          <table:table-cell>
            <text:p>541734813</text:p>
          </table:table-cell>
          <table:table-cell>
            <text:p>649766001</text:p>
          </table:table-cell>
          <table:table-cell>
            <text:p>223532443</text:p>
          </table:table-cell>
          <table:table-cell>
            <text:p>458213479</text:p>
          </table:table-cell>
          <table:table-cell>
            <text:p>660997120</text:p>
          </table:table-cell>
          <table:table-cell>
            <text:p>545959226</text:p>
          </table:table-cell>
          <table:table-cell>
            <text:p>373191832</text:p>
          </table:table-cell>
        </table:table-row>
        <table:table-row>
          <table:table-cell>
            <text:p>800735276</text:p>
          </table:table-cell>
          <table:table-cell>
            <text:p>80139999</text:p>
          </table:table-cell>
          <table:table-cell>
            <text:p>593227850</text:p>
          </table:table-cell>
          <table:table-cell>
            <text:p>3386885</text:p>
          </table:table-cell>
          <table:table-cell>
            <text:p>652998685</text:p>
          </table:table-cell>
          <table:table-cell>
            <text:p>809381675</text:p>
          </table:table-cell>
          <table:table-cell>
            <text:p>567815771</text:p>
          </table:table-cell>
        </table:table-row>
        <table:table-row>
          <table:table-cell>
            <text:p>915046180</text:p>
          </table:table-cell>
          <table:table-cell>
            <text:p>359359555</text:p>
          </table:table-cell>
          <table:table-cell>
            <text:p>241335971</text:p>
          </table:table-cell>
          <table:table-cell>
            <text:p>551229942</text:p>
          </table:table-cell>
          <table:table-cell>
            <text:p>241664192</text:p>
          </table:table-cell>
          <table:table-cell>
            <text:p>108310291</text:p>
          </table:table-cell>
          <table:table-cell>
            <text:p>425098497</text:p>
          </table:table-cell>
        </table:table-row>
        <table:table-row>
          <table:table-cell>
            <text:p>159748273</text:p>
          </table:table-cell>
          <table:table-cell>
            <text:p>797725723</text:p>
          </table:table-cell>
          <table:table-cell>
            <text:p>264246934</text:p>
          </table:table-cell>
          <table:table-cell>
            <text:p>783142463</text:p>
          </table:table-cell>
          <table:table-cell>
            <text:p>658202631</text:p>
          </table:table-cell>
          <table:table-cell>
            <text:p>217726273</text:p>
          </table:table-cell>
          <table:table-cell>
            <text:p>378684381</text:p>
          </table:table-cell>
        </table:table-row>
        <table:table-row>
          <table:table-cell>
            <text:p>711680180</text:p>
          </table:table-cell>
          <table:table-cell>
            <text:p>346445557</text:p>
          </table:table-cell>
          <table:table-cell>
            <text:p>710999315</text:p>
          </table:table-cell>
          <table:table-cell>
            <text:p>13134552</text:p>
          </table:table-cell>
          <table:table-cell>
            <text:p>821711628</text:p>
          </table:table-cell>
          <table:table-cell>
            <text:p>304389848</text:p>
          </table:table-cell>
          <table:table-cell>
            <text:p>115312143</text:p>
          </table:table-cell>
        </table:table-row>
        <table:table-row>
          <table:table-cell>
            <text:p>343035935</text:p>
          </table:table-cell>
          <table:table-cell>
            <text:p>6664399</text:p>
          </table:table-cell>
          <table:table-cell>
            <text:p>346353094</text:p>
          </table:table-cell>
          <table:table-cell>
            <text:p>318646352</text:p>
          </table:table-cell>
          <table:table-cell>
            <text:p>747979569</text:p>
          </table:table-cell>
          <table:table-cell>
            <text:p>788919246</text:p>
          </table:table-cell>
          <table:table-cell>
            <text:p>553940989</text:p>
          </table:table-cell>
        </table:table-row>
        <table:table-row>
          <table:table-cell>
            <text:p>773459520</text:p>
          </table:table-cell>
          <table:table-cell>
            <text:p>721361051</text:p>
          </table:table-cell>
          <table:table-cell>
            <text:p>867690047</text:p>
          </table:table-cell>
          <table:table-cell>
            <text:p>582552673</text:p>
          </table:table-cell>
          <table:table-cell>
            <text:p>893459564</text:p>
          </table:table-cell>
          <table:table-cell>
            <text:p>101351128</text:p>
          </table:table-cell>
          <table:table-cell>
            <text:p>778672904</text:p>
          </table:table-cell>
        </table:table-row>
        <table:table-row>
          <table:table-cell>
            <text:p>842049030</text:p>
          </table:table-cell>
          <table:table-cell>
            <text:p>42357909</text:p>
          </table:table-cell>
          <table:table-cell>
            <text:p>282094119</text:p>
          </table:table-cell>
          <table:table-cell>
            <text:p>523845442</text:p>
          </table:table-cell>
          <table:table-cell>
            <text:p>307541737</text:p>
          </table:table-cell>
          <table:table-cell>
            <text:p>713751774</text:p>
          </table:table-cell>
          <table:table-cell>
            <text:p>581449324</text:p>
          </table:table-cell>
        </table:table-row>
        <table:table-row>
          <table:table-cell>
            <text:p>832860428</text:p>
          </table:table-cell>
          <table:table-cell>
            <text:p>270361336</text:p>
          </table:table-cell>
          <table:table-cell>
            <text:p>490583100</text:p>
          </table:table-cell>
          <table:table-cell>
            <text:p>953300973</text:p>
          </table:table-cell>
          <table:table-cell>
            <text:p>583141632</text:p>
          </table:table-cell>
          <table:table-cell>
            <text:p>313074309</text:p>
          </table:table-cell>
          <table:table-cell>
            <text:p>428771875</text:p>
          </table:table-cell>
        </table:table-row>
        <table:table-row>
          <table:table-cell>
            <text:p>214163690</text:p>
          </table:table-cell>
          <table:table-cell>
            <text:p>163732884</text:p>
          </table:table-cell>
          <table:table-cell>
            <text:p>282349199</text:p>
          </table:table-cell>
          <table:table-cell>
            <text:p>909163751</text:p>
          </table:table-cell>
          <table:table-cell>
            <text:p>652979740</text:p>
          </table:table-cell>
          <table:table-cell>
            <text:p>468754430</text:p>
          </table:table-cell>
          <table:table-cell>
            <text:p>958460998</text:p>
          </table:table-cell>
        </table:table-row>
        <table:table-row>
          <table:table-cell>
            <text:p>2495861</text:p>
          </table:table-cell>
          <table:table-cell>
            <text:p>834513579</text:p>
          </table:table-cell>
          <table:table-cell>
            <text:p>193195397</text:p>
          </table:table-cell>
          <table:table-cell>
            <text:p>961001820</text:p>
          </table:table-cell>
          <table:table-cell>
            <text:p>555654610</text:p>
          </table:table-cell>
          <table:table-cell>
            <text:p>380154629</text:p>
          </table:table-cell>
          <table:table-cell>
            <text:p>581982919</text:p>
          </table:table-cell>
        </table:table-row>
        <table:table-row>
          <table:table-cell>
            <text:p>114280507</text:p>
          </table:table-cell>
          <table:table-cell>
            <text:p>878363482</text:p>
          </table:table-cell>
          <table:table-cell>
            <text:p>657552393</text:p>
          </table:table-cell>
          <table:table-cell>
            <text:p>128398377</text:p>
          </table:table-cell>
          <table:table-cell>
            <text:p>152866560</text:p>
          </table:table-cell>
          <table:table-cell>
            <text:p>956131510</text:p>
          </table:table-cell>
          <table:table-cell>
            <text:p>399564760</text:p>
          </table:table-cell>
        </table:table-row>
        <table:table-row>
          <table:table-cell>
            <text:p>34017519</text:p>
          </table:table-cell>
          <table:table-cell>
            <text:p>409211216</text:p>
          </table:table-cell>
          <table:table-cell>
            <text:p>796457072</text:p>
          </table:table-cell>
          <table:table-cell>
            <text:p>900568123</text:p>
          </table:table-cell>
          <table:table-cell>
            <text:p>4298615</text:p>
          </table:table-cell>
          <table:table-cell>
            <text:p>258848058</text:p>
          </table:table-cell>
          <table:table-cell>
            <text:p>928912990</text:p>
          </table:table-cell>
        </table:table-row>
        <table:table-row>
          <table:table-cell>
            <text:p>634696330</text:p>
          </table:table-cell>
          <table:table-cell>
            <text:p>821607782</text:p>
          </table:table-cell>
          <table:table-cell>
            <text:p>721583019</text:p>
          </table:table-cell>
          <table:table-cell>
            <text:p>208051527</text:p>
          </table:table-cell>
          <table:table-cell>
            <text:p>163742774</text:p>
          </table:table-cell>
          <table:table-cell>
            <text:p>195536204</text:p>
          </table:table-cell>
          <table:table-cell>
            <text:p>195026221</text:p>
          </table:table-cell>
        </table:table-row>
        <table:table-row>
          <table:table-cell>
            <text:p>874020457</text:p>
          </table:table-cell>
          <table:table-cell>
            <text:p>397362930</text:p>
          </table:table-cell>
          <table:table-cell>
            <text:p>146271410</text:p>
          </table:table-cell>
          <table:table-cell>
            <text:p>430675757</text:p>
          </table:table-cell>
          <table:table-cell>
            <text:p>191371497</text:p>
          </table:table-cell>
          <table:table-cell>
            <text:p>18990336</text:p>
          </table:table-cell>
          <table:table-cell>
            <text:p>212478311</text:p>
          </table:table-cell>
        </table:table-row>
        <table:table-row>
          <table:table-cell>
            <text:p>140459874</text:p>
          </table:table-cell>
          <table:table-cell>
            <text:p>719406164</text:p>
          </table:table-cell>
          <table:table-cell>
            <text:p>728544735</text:p>
          </table:table-cell>
          <table:table-cell>
            <text:p>555515761</text:p>
          </table:table-cell>
          <table:table-cell>
            <text:p>789208407</text:p>
          </table:table-cell>
          <table:table-cell>
            <text:p>73105664</text:p>
          </table:table-cell>
          <table:table-cell>
            <text:p>977549460</text:p>
          </table:table-cell>
        </table:table-row>
        <table:table-row>
          <table:table-cell>
            <text:p>100961596</text:p>
          </table:table-cell>
          <table:table-cell>
            <text:p>173797321</text:p>
          </table:table-cell>
          <table:table-cell>
            <text:p>629279688</text:p>
          </table:table-cell>
          <table:table-cell>
            <text:p>196802278</text:p>
          </table:table-cell>
          <table:table-cell>
            <text:p>351377676</text:p>
          </table:table-cell>
          <table:table-cell>
            <text:p>881379569</text:p>
          </table:table-cell>
          <table:table-cell>
            <text:p>726118978</text:p>
          </table:table-cell>
        </table:table-row>
        <table:table-row>
          <table:table-cell>
            <text:p>751305795</text:p>
          </table:table-cell>
          <table:table-cell>
            <text:p>704387506</text:p>
          </table:table-cell>
          <table:table-cell>
            <text:p>233482715</text:p>
          </table:table-cell>
          <table:table-cell>
            <text:p>61202730</text:p>
          </table:table-cell>
          <table:table-cell>
            <text:p>609908436</text:p>
          </table:table-cell>
          <table:table-cell>
            <text:p>290579358</text:p>
          </table:table-cell>
          <table:table-cell>
            <text:p>944906462</text:p>
          </table:table-cell>
        </table:table-row>
        <table:table-row>
          <table:table-cell>
            <text:p>503441328</text:p>
          </table:table-cell>
          <table:table-cell>
            <text:p>920374000</text:p>
          </table:table-cell>
          <table:table-cell>
            <text:p>826865351</text:p>
          </table:table-cell>
          <table:table-cell>
            <text:p>819048253</text:p>
          </table:table-cell>
          <table:table-cell>
            <text:p>171566363</text:p>
          </table:table-cell>
          <table:table-cell>
            <text:p>76757296</text:p>
          </table:table-cell>
          <table:table-cell>
            <text:p>428690945</text:p>
          </table:table-cell>
        </table:table-row>
        <table:table-row>
          <table:table-cell>
            <text:p>12257252</text:p>
          </table:table-cell>
          <table:table-cell>
            <text:p>439766452</text:p>
          </table:table-cell>
          <table:table-cell>
            <text:p>941840768</text:p>
          </table:table-cell>
          <table:table-cell>
            <text:p>208581822</text:p>
          </table:table-cell>
          <table:table-cell>
            <text:p>488597025</text:p>
          </table:table-cell>
          <table:table-cell>
            <text:p>642670085</text:p>
          </table:table-cell>
          <table:table-cell>
            <text:p>427930988</text:p>
          </table:table-cell>
        </table:table-row>
        <table:table-row>
          <table:table-cell>
            <text:p>137100017</text:p>
          </table:table-cell>
          <table:table-cell>
            <text:p>170547214</text:p>
          </table:table-cell>
          <table:table-cell>
            <text:p>542166498</text:p>
          </table:table-cell>
          <table:table-cell>
            <text:p>490629066</text:p>
          </table:table-cell>
          <table:table-cell>
            <text:p>374514245</text:p>
          </table:table-cell>
          <table:table-cell>
            <text:p>758420735</text:p>
          </table:table-cell>
          <table:table-cell>
            <text:p>437441455</text:p>
          </table:table-cell>
        </table:table-row>
        <table:table-row>
          <table:table-cell>
            <text:p>656572537</text:p>
          </table:table-cell>
          <table:table-cell>
            <text:p>438702335</text:p>
          </table:table-cell>
          <table:table-cell>
            <text:p>614284584</text:p>
          </table:table-cell>
          <table:table-cell>
            <text:p>630406513</text:p>
          </table:table-cell>
          <table:table-cell>
            <text:p>493457056</text:p>
          </table:table-cell>
          <table:table-cell>
            <text:p>908325328</text:p>
          </table:table-cell>
          <table:table-cell>
            <text:p>667062122</text:p>
          </table:table-cell>
        </table:table-row>
        <table:table-row>
          <table:table-cell>
            <text:p>690196684</text:p>
          </table:table-cell>
          <table:table-cell>
            <text:p>853378655</text:p>
          </table:table-cell>
          <table:table-cell>
            <text:p>716612061</text:p>
          </table:table-cell>
          <table:table-cell>
            <text:p>994114146</text:p>
          </table:table-cell>
          <table:table-cell>
            <text:p>5572448</text:p>
          </table:table-cell>
          <table:table-cell>
            <text:p>280391060</text:p>
          </table:table-cell>
          <table:table-cell>
            <text:p>794977154</text:p>
          </table:table-cell>
        </table:table-row>
        <table:table-row>
          <table:table-cell>
            <text:p>149511632</text:p>
          </table:table-cell>
          <table:table-cell>
            <text:p>739412296</text:p>
          </table:table-cell>
          <table:table-cell>
            <text:p>22061663</text:p>
          </table:table-cell>
          <table:table-cell>
            <text:p>916996039</text:p>
          </table:table-cell>
          <table:table-cell>
            <text:p>54047172</text:p>
          </table:table-cell>
          <table:table-cell>
            <text:p>642841816</text:p>
          </table:table-cell>
          <table:table-cell>
            <text:p>931208569</text:p>
          </table:table-cell>
        </table:table-row>
        <table:table-row>
          <table:table-cell>
            <text:p>715613675</text:p>
          </table:table-cell>
          <table:table-cell>
            <text:p>879843378</text:p>
          </table:table-cell>
          <table:table-cell>
            <text:p>364595570</text:p>
          </table:table-cell>
          <table:table-cell>
            <text:p>652569377</text:p>
          </table:table-cell>
          <table:table-cell>
            <text:p>946519957</text:p>
          </table:table-cell>
          <table:table-cell>
            <text:p>902746115</text:p>
          </table:table-cell>
          <table:table-cell>
            <text:p>712646952</text:p>
          </table:table-cell>
        </table:table-row>
        <table:table-row>
          <table:table-cell>
            <text:p>894508785</text:p>
          </table:table-cell>
          <table:table-cell>
            <text:p>504031966</text:p>
          </table:table-cell>
          <table:table-cell>
            <text:p>312892299</text:p>
          </table:table-cell>
          <table:table-cell>
            <text:p>693344315</text:p>
          </table:table-cell>
          <table:table-cell>
            <text:p>694956765</text:p>
          </table:table-cell>
          <table:table-cell>
            <text:p>657260786</text:p>
          </table:table-cell>
          <table:table-cell>
            <text:p>960508927</text:p>
          </table:table-cell>
        </table:table-row>
        <table:table-row>
          <table:table-cell>
            <text:p>912908188</text:p>
          </table:table-cell>
          <table:table-cell>
            <text:p>582836001</text:p>
          </table:table-cell>
          <table:table-cell>
            <text:p>426719397</text:p>
          </table:table-cell>
          <table:table-cell>
            <text:p>438012048</text:p>
          </table:table-cell>
          <table:table-cell>
            <text:p>684336465</text:p>
          </table:table-cell>
          <table:table-cell>
            <text:p>65050540</text:p>
          </table:table-cell>
          <table:table-cell>
            <text:p>66801565</text:p>
          </table:table-cell>
        </table:table-row>
        <table:table-row>
          <table:table-cell>
            <text:p>359016669</text:p>
          </table:table-cell>
          <table:table-cell>
            <text:p>852550109</text:p>
          </table:table-cell>
          <table:table-cell>
            <text:p>549510179</text:p>
          </table:table-cell>
          <table:table-cell>
            <text:p>938084053</text:p>
          </table:table-cell>
          <table:table-cell>
            <text:p>692642218</text:p>
          </table:table-cell>
          <table:table-cell>
            <text:p>317648781</text:p>
          </table:table-cell>
          <table:table-cell>
            <text:p>121281950</text:p>
          </table:table-cell>
        </table:table-row>
        <table:table-row>
          <table:table-cell>
            <text:p>819276023</text:p>
          </table:table-cell>
          <table:table-cell>
            <text:p>572986687</text:p>
          </table:table-cell>
          <table:table-cell>
            <text:p>599415194</text:p>
          </table:table-cell>
          <table:table-cell>
            <text:p>984909070</text:p>
          </table:table-cell>
          <table:table-cell>
            <text:p>778110516</text:p>
          </table:table-cell>
          <table:table-cell>
            <text:p>724784897</text:p>
          </table:table-cell>
          <table:table-cell>
            <text:p>877396775</text:p>
          </table:table-cell>
        </table:table-row>
        <table:table-row>
          <table:table-cell>
            <text:p>894038588</text:p>
          </table:table-cell>
          <table:table-cell>
            <text:p>568514775</text:p>
          </table:table-cell>
          <table:table-cell>
            <text:p>73045665</text:p>
          </table:table-cell>
          <table:table-cell>
            <text:p>458856007</text:p>
          </table:table-cell>
          <table:table-cell>
            <text:p>241793326</text:p>
          </table:table-cell>
          <table:table-cell>
            <text:p>758030147</text:p>
          </table:table-cell>
          <table:table-cell>
            <text:p>345707054</text:p>
          </table:table-cell>
        </table:table-row>
        <table:table-row>
          <table:table-cell>
            <text:p>267701022</text:p>
          </table:table-cell>
          <table:table-cell>
            <text:p>189571432</text:p>
          </table:table-cell>
          <table:table-cell>
            <text:p>738358891</text:p>
          </table:table-cell>
          <table:table-cell>
            <text:p>208443609</text:p>
          </table:table-cell>
          <table:table-cell>
            <text:p>362866514</text:p>
          </table:table-cell>
          <table:table-cell>
            <text:p>136613024</text:p>
          </table:table-cell>
          <table:table-cell>
            <text:p>761308781</text:p>
          </table:table-cell>
        </table:table-row>
        <table:table-row>
          <table:table-cell>
            <text:p>90753654</text:p>
          </table:table-cell>
          <table:table-cell>
            <text:p>839522055</text:p>
          </table:table-cell>
          <table:table-cell>
            <text:p>622545509</text:p>
          </table:table-cell>
          <table:table-cell>
            <text:p>52145666</text:p>
          </table:table-cell>
          <table:table-cell>
            <text:p>637980871</text:p>
          </table:table-cell>
          <table:table-cell>
            <text:p>168940534</text:p>
          </table:table-cell>
          <table:table-cell>
            <text:p>448453083</text:p>
          </table:table-cell>
        </table:table-row>
        <table:table-row>
          <table:table-cell>
            <text:p>94930437</text:p>
          </table:table-cell>
          <table:table-cell>
            <text:p>274127102</text:p>
          </table:table-cell>
          <table:table-cell>
            <text:p>361418765</text:p>
          </table:table-cell>
          <table:table-cell>
            <text:p>148161970</text:p>
          </table:table-cell>
          <table:table-cell>
            <text:p>80086927</text:p>
          </table:table-cell>
          <table:table-cell>
            <text:p>678156015</text:p>
          </table:table-cell>
          <table:table-cell>
            <text:p>109403664</text:p>
          </table:table-cell>
        </table:table-row>
        <table:table-row>
          <table:table-cell>
            <text:p>747845062</text:p>
          </table:table-cell>
          <table:table-cell>
            <text:p>629965361</text:p>
          </table:table-cell>
          <table:table-cell>
            <text:p>320269266</text:p>
          </table:table-cell>
          <table:table-cell>
            <text:p>889333734</text:p>
          </table:table-cell>
          <table:table-cell>
            <text:p>630687938</text:p>
          </table:table-cell>
          <table:table-cell>
            <text:p>190859907</text:p>
          </table:table-cell>
          <table:table-cell>
            <text:p>509529449</text:p>
          </table:table-cell>
        </table:table-row>
        <table:table-row>
          <table:table-cell>
            <text:p>351899731</text:p>
          </table:table-cell>
          <table:table-cell>
            <text:p>881835636</text:p>
          </table:table-cell>
          <table:table-cell>
            <text:p>403458082</text:p>
          </table:table-cell>
          <table:table-cell>
            <text:p>526313048</text:p>
          </table:table-cell>
          <table:table-cell>
            <text:p>176573862</text:p>
          </table:table-cell>
          <table:table-cell>
            <text:p>16336751</text:p>
          </table:table-cell>
          <table:table-cell>
            <text:p>533811545</text:p>
          </table:table-cell>
        </table:table-row>
        <table:table-row>
          <table:table-cell>
            <text:p>335433519</text:p>
          </table:table-cell>
          <table:table-cell>
            <text:p>403383053</text:p>
          </table:table-cell>
          <table:table-cell>
            <text:p>594775586</text:p>
          </table:table-cell>
          <table:table-cell>
            <text:p>992293404</text:p>
          </table:table-cell>
          <table:table-cell>
            <text:p>416785903</text:p>
          </table:table-cell>
          <table:table-cell>
            <text:p>12284886</text:p>
          </table:table-cell>
          <table:table-cell>
            <text:p>730600196</text:p>
          </table:table-cell>
        </table:table-row>
        <table:table-row>
          <table:table-cell>
            <text:p>198448726</text:p>
          </table:table-cell>
          <table:table-cell>
            <text:p>23895595</text:p>
          </table:table-cell>
          <table:table-cell>
            <text:p>249698841</text:p>
          </table:table-cell>
          <table:table-cell>
            <text:p>464826286</text:p>
          </table:table-cell>
          <table:table-cell>
            <text:p>272423599</text:p>
          </table:table-cell>
          <table:table-cell>
            <text:p>730885428</text:p>
          </table:table-cell>
          <table:table-cell>
            <text:p>868023770</text:p>
          </table:table-cell>
        </table:table-row>
        <table:table-row>
          <table:table-cell>
            <text:p>194417552</text:p>
          </table:table-cell>
          <table:table-cell>
            <text:p>949403806</text:p>
          </table:table-cell>
          <table:table-cell>
            <text:p>941099624</text:p>
          </table:table-cell>
          <table:table-cell>
            <text:p>80676309</text:p>
          </table:table-cell>
          <table:table-cell>
            <text:p>693474137</text:p>
          </table:table-cell>
          <table:table-cell>
            <text:p>975012874</text:p>
          </table:table-cell>
          <table:table-cell>
            <text:p>21225082</text:p>
          </table:table-cell>
        </table:table-row>
        <table:table-row>
          <table:table-cell>
            <text:p>311176975</text:p>
          </table:table-cell>
          <table:table-cell>
            <text:p>529453860</text:p>
          </table:table-cell>
          <table:table-cell>
            <text:p>916116226</text:p>
          </table:table-cell>
          <table:table-cell>
            <text:p>489967071</text:p>
          </table:table-cell>
          <table:table-cell>
            <text:p>125379569</text:p>
          </table:table-cell>
          <table:table-cell>
            <text:p>288180219</text:p>
          </table:table-cell>
          <table:table-cell>
            <text:p>547036508</text:p>
          </table:table-cell>
        </table:table-row>
        <table:table-row>
          <table:table-cell>
            <text:p>89298730</text:p>
          </table:table-cell>
          <table:table-cell>
            <text:p>720902083</text:p>
          </table:table-cell>
          <table:table-cell>
            <text:p>421551215</text:p>
          </table:table-cell>
          <table:table-cell>
            <text:p>242211808</text:p>
          </table:table-cell>
          <table:table-cell>
            <text:p>273451731</text:p>
          </table:table-cell>
          <table:table-cell>
            <text:p>509957156</text:p>
          </table:table-cell>
          <table:table-cell>
            <text:p>710075849</text:p>
          </table:table-cell>
        </table:table-row>
        <table:table-row>
          <table:table-cell>
            <text:p>178418241</text:p>
          </table:table-cell>
          <table:table-cell>
            <text:p>31728264</text:p>
          </table:table-cell>
          <table:table-cell>
            <text:p>609575145</text:p>
          </table:table-cell>
          <table:table-cell>
            <text:p>35229668</text:p>
          </table:table-cell>
          <table:table-cell>
            <text:p>886215722</text:p>
          </table:table-cell>
          <table:table-cell>
            <text:p>661020444</text:p>
          </table:table-cell>
          <table:table-cell>
            <text:p>720885590</text:p>
          </table:table-cell>
        </table:table-row>
        <table:table-row>
          <table:table-cell>
            <text:p>936437059</text:p>
          </table:table-cell>
          <table:table-cell>
            <text:p>377519117</text:p>
          </table:table-cell>
          <table:table-cell>
            <text:p>647861626</text:p>
          </table:table-cell>
          <table:table-cell>
            <text:p>177476286</text:p>
          </table:table-cell>
          <table:table-cell>
            <text:p>453789325</text:p>
          </table:table-cell>
          <table:table-cell>
            <text:p>152815644</text:p>
          </table:table-cell>
          <table:table-cell>
            <text:p>99476451</text:p>
          </table:table-cell>
        </table:table-row>
        <table:table-row>
          <table:table-cell>
            <text:p>184292846</text:p>
          </table:table-cell>
          <table:table-cell>
            <text:p>663719869</text:p>
          </table:table-cell>
          <table:table-cell>
            <text:p>668778208</text:p>
          </table:table-cell>
          <table:table-cell>
            <text:p>962612374</text:p>
          </table:table-cell>
          <table:table-cell>
            <text:p>156127021</text:p>
          </table:table-cell>
          <table:table-cell>
            <text:p>156571052</text:p>
          </table:table-cell>
          <table:table-cell>
            <text:p>226614220</text:p>
          </table:table-cell>
        </table:table-row>
        <table:table-row>
          <table:table-cell>
            <text:p>564695836</text:p>
          </table:table-cell>
          <table:table-cell>
            <text:p>10223444</text:p>
          </table:table-cell>
          <table:table-cell>
            <text:p>821432143</text:p>
          </table:table-cell>
          <table:table-cell>
            <text:p>862105396</text:p>
          </table:table-cell>
          <table:table-cell>
            <text:p>369042630</text:p>
          </table:table-cell>
          <table:table-cell>
            <text:p>137258962</text:p>
          </table:table-cell>
          <table:table-cell>
            <text:p>734329603</text:p>
          </table:table-cell>
        </table:table-row>
        <table:table-row>
          <table:table-cell>
            <text:p>372130135</text:p>
          </table:table-cell>
          <table:table-cell>
            <text:p>343133323</text:p>
          </table:table-cell>
          <table:table-cell>
            <text:p>305139307</text:p>
          </table:table-cell>
          <table:table-cell>
            <text:p>227331705</text:p>
          </table:table-cell>
          <table:table-cell>
            <text:p>553833921</text:p>
          </table:table-cell>
          <table:table-cell>
            <text:p>759971888</text:p>
          </table:table-cell>
          <table:table-cell>
            <text:p>172612197</text:p>
          </table:table-cell>
        </table:table-row>
        <table:table-row>
          <table:table-cell>
            <text:p>333427329</text:p>
          </table:table-cell>
          <table:table-cell>
            <text:p>573103261</text:p>
          </table:table-cell>
          <table:table-cell>
            <text:p>494466457</text:p>
          </table:table-cell>
          <table:table-cell>
            <text:p>922405524</text:p>
          </table:table-cell>
          <table:table-cell>
            <text:p>157823410</text:p>
          </table:table-cell>
          <table:table-cell>
            <text:p>703663476</text:p>
          </table:table-cell>
          <table:table-cell>
            <text:p>487960603</text:p>
          </table:table-cell>
        </table:table-row>
        <table:table-row>
          <table:table-cell>
            <text:p>926611255</text:p>
          </table:table-cell>
          <table:table-cell>
            <text:p>208724723</text:p>
          </table:table-cell>
          <table:table-cell>
            <text:p>496390100</text:p>
          </table:table-cell>
          <table:table-cell>
            <text:p>458296417</text:p>
          </table:table-cell>
          <table:table-cell>
            <text:p>41927403</text:p>
          </table:table-cell>
          <table:table-cell>
            <text:p>171186303</text:p>
          </table:table-cell>
          <table:table-cell>
            <text:p>682118173</text:p>
          </table:table-cell>
        </table:table-row>
        <table:table-row>
          <table:table-cell>
            <text:p>133910530</text:p>
          </table:table-cell>
          <table:table-cell>
            <text:p>502284414</text:p>
          </table:table-cell>
          <table:table-cell>
            <text:p>139646755</text:p>
          </table:table-cell>
          <table:table-cell>
            <text:p>78282129</text:p>
          </table:table-cell>
          <table:table-cell>
            <text:p>873714165</text:p>
          </table:table-cell>
          <table:table-cell>
            <text:p>67045831</text:p>
          </table:table-cell>
          <table:table-cell>
            <text:p>459533795</text:p>
          </table:table-cell>
        </table:table-row>
        <table:table-row>
          <table:table-cell>
            <text:p>859780090</text:p>
          </table:table-cell>
          <table:table-cell>
            <text:p>932287250</text:p>
          </table:table-cell>
          <table:table-cell>
            <text:p>83545628</text:p>
          </table:table-cell>
          <table:table-cell>
            <text:p>446915482</text:p>
          </table:table-cell>
          <table:table-cell>
            <text:p>712220404</text:p>
          </table:table-cell>
          <table:table-cell>
            <text:p>110420156</text:p>
          </table:table-cell>
          <table:table-cell>
            <text:p>494772961</text:p>
          </table:table-cell>
        </table:table-row>
        <table:table-row>
          <table:table-cell>
            <text:p>933118847</text:p>
          </table:table-cell>
          <table:table-cell>
            <text:p>932943236</text:p>
          </table:table-cell>
          <table:table-cell>
            <text:p>509723073</text:p>
          </table:table-cell>
          <table:table-cell>
            <text:p>978827230</text:p>
          </table:table-cell>
          <table:table-cell>
            <text:p>73074966</text:p>
          </table:table-cell>
          <table:table-cell>
            <text:p>61447559</text:p>
          </table:table-cell>
          <table:table-cell>
            <text:p>360570529</text:p>
          </table:table-cell>
        </table:table-row>
        <table:table-row>
          <table:table-cell>
            <text:p>737651164</text:p>
          </table:table-cell>
          <table:table-cell>
            <text:p>724217210</text:p>
          </table:table-cell>
          <table:table-cell>
            <text:p>58755545</text:p>
          </table:table-cell>
          <table:table-cell>
            <text:p>480549164</text:p>
          </table:table-cell>
          <table:table-cell>
            <text:p>685393120</text:p>
          </table:table-cell>
          <table:table-cell>
            <text:p>777248053</text:p>
          </table:table-cell>
          <table:table-cell>
            <text:p>919492506</text:p>
          </table:table-cell>
        </table:table-row>
        <table:table-row>
          <table:table-cell>
            <text:p>68540641</text:p>
          </table:table-cell>
          <table:table-cell>
            <text:p>930095936</text:p>
          </table:table-cell>
          <table:table-cell>
            <text:p>711802702</text:p>
          </table:table-cell>
          <table:table-cell>
            <text:p>301941881</text:p>
          </table:table-cell>
          <table:table-cell>
            <text:p>418598246</text:p>
          </table:table-cell>
          <table:table-cell>
            <text:p>948654373</text:p>
          </table:table-cell>
          <table:table-cell>
            <text:p>586912112</text:p>
          </table:table-cell>
        </table:table-row>
        <table:table-row>
          <table:table-cell>
            <text:p>424387747</text:p>
          </table:table-cell>
          <table:table-cell>
            <text:p>734796912</text:p>
          </table:table-cell>
          <table:table-cell>
            <text:p>565676732</text:p>
          </table:table-cell>
          <table:table-cell>
            <text:p>801312341</text:p>
          </table:table-cell>
          <table:table-cell>
            <text:p>625078207</text:p>
          </table:table-cell>
          <table:table-cell>
            <text:p>585362650</text:p>
          </table:table-cell>
          <table:table-cell>
            <text:p>876424141</text:p>
          </table:table-cell>
        </table:table-row>
        <table:table-row>
          <table:table-cell>
            <text:p>966246267</text:p>
          </table:table-cell>
          <table:table-cell>
            <text:p>328288927</text:p>
          </table:table-cell>
          <table:table-cell>
            <text:p>973361672</text:p>
          </table:table-cell>
          <table:table-cell>
            <text:p>593419843</text:p>
          </table:table-cell>
          <table:table-cell>
            <text:p>228379854</text:p>
          </table:table-cell>
          <table:table-cell>
            <text:p>365155143</text:p>
          </table:table-cell>
          <table:table-cell>
            <text:p>778125177</text:p>
          </table:table-cell>
        </table:table-row>
        <table:table-row>
          <table:table-cell>
            <text:p>315982211</text:p>
          </table:table-cell>
          <table:table-cell>
            <text:p>804374697</text:p>
          </table:table-cell>
          <table:table-cell>
            <text:p>732150751</text:p>
          </table:table-cell>
          <table:table-cell>
            <text:p>709505832</text:p>
          </table:table-cell>
          <table:table-cell>
            <text:p>350916166</text:p>
          </table:table-cell>
          <table:table-cell>
            <text:p>524665475</text:p>
          </table:table-cell>
          <table:table-cell>
            <text:p>829176542</text:p>
          </table:table-cell>
        </table:table-row>
        <table:table-row>
          <table:table-cell>
            <text:p>763520577</text:p>
          </table:table-cell>
          <table:table-cell>
            <text:p>344305623</text:p>
          </table:table-cell>
          <table:table-cell>
            <text:p>6200221</text:p>
          </table:table-cell>
          <table:table-cell>
            <text:p>976264393</text:p>
          </table:table-cell>
          <table:table-cell>
            <text:p>950366855</text:p>
          </table:table-cell>
          <table:table-cell>
            <text:p>800904036</text:p>
          </table:table-cell>
          <table:table-cell>
            <text:p>315657852</text:p>
          </table:table-cell>
        </table:table-row>
        <table:table-row>
          <table:table-cell>
            <text:p>414081084</text:p>
          </table:table-cell>
          <table:table-cell>
            <text:p>450547481</text:p>
          </table:table-cell>
          <table:table-cell>
            <text:p>757609052</text:p>
          </table:table-cell>
          <table:table-cell>
            <text:p>252096938</text:p>
          </table:table-cell>
          <table:table-cell>
            <text:p>23796706</text:p>
          </table:table-cell>
          <table:table-cell>
            <text:p>858712432</text:p>
          </table:table-cell>
          <table:table-cell>
            <text:p>859627154</text:p>
          </table:table-cell>
        </table:table-row>
        <table:table-row>
          <table:table-cell>
            <text:p>58874947</text:p>
          </table:table-cell>
          <table:table-cell>
            <text:p>322182468</text:p>
          </table:table-cell>
          <table:table-cell>
            <text:p>299424505</text:p>
          </table:table-cell>
          <table:table-cell>
            <text:p>884746315</text:p>
          </table:table-cell>
          <table:table-cell>
            <text:p>711773932</text:p>
          </table:table-cell>
          <table:table-cell>
            <text:p>123868934</text:p>
          </table:table-cell>
          <table:table-cell>
            <text:p>138327624</text:p>
          </table:table-cell>
        </table:table-row>
        <table:table-row>
          <table:table-cell>
            <text:p>469154344</text:p>
          </table:table-cell>
          <table:table-cell>
            <text:p>449745079</text:p>
          </table:table-cell>
          <table:table-cell>
            <text:p>341807622</text:p>
          </table:table-cell>
          <table:table-cell>
            <text:p>438963125</text:p>
          </table:table-cell>
          <table:table-cell>
            <text:p>177338634</text:p>
          </table:table-cell>
          <table:table-cell>
            <text:p>674462735</text:p>
          </table:table-cell>
          <table:table-cell>
            <text:p>33985199</text:p>
          </table:table-cell>
        </table:table-row>
        <table:table-row>
          <table:table-cell>
            <text:p>463241332</text:p>
          </table:table-cell>
          <table:table-cell>
            <text:p>213417084</text:p>
          </table:table-cell>
          <table:table-cell>
            <text:p>901993319</text:p>
          </table:table-cell>
          <table:table-cell>
            <text:p>559900523</text:p>
          </table:table-cell>
          <table:table-cell>
            <text:p>271357213</text:p>
          </table:table-cell>
          <table:table-cell>
            <text:p>200751618</text:p>
          </table:table-cell>
          <table:table-cell>
            <text:p>628349570</text:p>
          </table:table-cell>
        </table:table-row>
        <table:table-row>
          <table:table-cell>
            <text:p>519825064</text:p>
          </table:table-cell>
          <table:table-cell>
            <text:p>783698010</text:p>
          </table:table-cell>
          <table:table-cell>
            <text:p>120972472</text:p>
          </table:table-cell>
          <table:table-cell>
            <text:p>411631069</text:p>
          </table:table-cell>
          <table:table-cell>
            <text:p>457290282</text:p>
          </table:table-cell>
          <table:table-cell>
            <text:p>63915116</text:p>
          </table:table-cell>
          <table:table-cell>
            <text:p>69216494</text:p>
          </table:table-cell>
        </table:table-row>
        <table:table-row>
          <table:table-cell>
            <text:p>643015212</text:p>
          </table:table-cell>
          <table:table-cell>
            <text:p>419717249</text:p>
          </table:table-cell>
          <table:table-cell>
            <text:p>191604274</text:p>
          </table:table-cell>
          <table:table-cell>
            <text:p>524748562</text:p>
          </table:table-cell>
          <table:table-cell>
            <text:p>823064518</text:p>
          </table:table-cell>
          <table:table-cell>
            <text:p>681778854</text:p>
          </table:table-cell>
          <table:table-cell>
            <text:p>913128821</text:p>
          </table:table-cell>
        </table:table-row>
        <table:table-row>
          <table:table-cell>
            <text:p>883682716</text:p>
          </table:table-cell>
          <table:table-cell>
            <text:p>721011914</text:p>
          </table:table-cell>
          <table:table-cell>
            <text:p>28474988</text:p>
          </table:table-cell>
          <table:table-cell>
            <text:p>157964227</text:p>
          </table:table-cell>
          <table:table-cell>
            <text:p>310495737</text:p>
          </table:table-cell>
          <table:table-cell>
            <text:p>241156357</text:p>
          </table:table-cell>
          <table:table-cell>
            <text:p>819387942</text:p>
          </table:table-cell>
        </table:table-row>
        <table:table-row>
          <table:table-cell>
            <text:p>210998841</text:p>
          </table:table-cell>
          <table:table-cell>
            <text:p>898875903</text:p>
          </table:table-cell>
          <table:table-cell>
            <text:p>557308577</text:p>
          </table:table-cell>
          <table:table-cell>
            <text:p>645939845</text:p>
          </table:table-cell>
          <table:table-cell>
            <text:p>647793841</text:p>
          </table:table-cell>
          <table:table-cell>
            <text:p>469830043</text:p>
          </table:table-cell>
          <table:table-cell>
            <text:p>702350740</text:p>
          </table:table-cell>
        </table:table-row>
        <table:table-row>
          <table:table-cell>
            <text:p>891002861</text:p>
          </table:table-cell>
          <table:table-cell>
            <text:p>205501328</text:p>
          </table:table-cell>
          <table:table-cell>
            <text:p>485669641</text:p>
          </table:table-cell>
          <table:table-cell>
            <text:p>219833273</text:p>
          </table:table-cell>
          <table:table-cell>
            <text:p>112656011</text:p>
          </table:table-cell>
          <table:table-cell>
            <text:p>573908145</text:p>
          </table:table-cell>
          <table:table-cell>
            <text:p>605208161</text:p>
          </table:table-cell>
        </table:table-row>
        <table:table-row>
          <table:table-cell>
            <text:p>522438679</text:p>
          </table:table-cell>
          <table:table-cell>
            <text:p>264054249</text:p>
          </table:table-cell>
          <table:table-cell>
            <text:p>800360602</text:p>
          </table:table-cell>
          <table:table-cell>
            <text:p>333348962</text:p>
          </table:table-cell>
          <table:table-cell>
            <text:p>308026836</text:p>
          </table:table-cell>
          <table:table-cell>
            <text:p>744693380</text:p>
          </table:table-cell>
          <table:table-cell>
            <text:p>302392314</text:p>
          </table:table-cell>
        </table:table-row>
        <table:table-row>
          <table:table-cell>
            <text:p>500179436</text:p>
          </table:table-cell>
          <table:table-cell>
            <text:p>961637655</text:p>
          </table:table-cell>
          <table:table-cell>
            <text:p>390037738</text:p>
          </table:table-cell>
          <table:table-cell>
            <text:p>769556789</text:p>
          </table:table-cell>
          <table:table-cell>
            <text:p>595558720</text:p>
          </table:table-cell>
          <table:table-cell>
            <text:p>667559343</text:p>
          </table:table-cell>
          <table:table-cell>
            <text:p>660798459</text:p>
          </table:table-cell>
        </table:table-row>
        <table:table-row>
          <table:table-cell>
            <text:p>540519960</text:p>
          </table:table-cell>
          <table:table-cell>
            <text:p>590485524</text:p>
          </table:table-cell>
          <table:table-cell>
            <text:p>897819692</text:p>
          </table:table-cell>
          <table:table-cell>
            <text:p>414252022</text:p>
          </table:table-cell>
          <table:table-cell>
            <text:p>63913098</text:p>
          </table:table-cell>
          <table:table-cell>
            <text:p>696484937</text:p>
          </table:table-cell>
          <table:table-cell>
            <text:p>621175895</text:p>
          </table:table-cell>
        </table:table-row>
        <table:table-row>
          <table:table-cell>
            <text:p>801930622</text:p>
          </table:table-cell>
          <table:table-cell>
            <text:p>301121484</text:p>
          </table:table-cell>
          <table:table-cell>
            <text:p>832526515</text:p>
          </table:table-cell>
          <table:table-cell>
            <text:p>124509077</text:p>
          </table:table-cell>
          <table:table-cell>
            <text:p>56400158</text:p>
          </table:table-cell>
          <table:table-cell>
            <text:p>782832532</text:p>
          </table:table-cell>
          <table:table-cell>
            <text:p>774890814</text:p>
          </table:table-cell>
        </table:table-row>
        <table:table-row>
          <table:table-cell>
            <text:p>336064825</text:p>
          </table:table-cell>
          <table:table-cell>
            <text:p>878744207</text:p>
          </table:table-cell>
          <table:table-cell>
            <text:p>304526463</text:p>
          </table:table-cell>
          <table:table-cell>
            <text:p>295465744</text:p>
          </table:table-cell>
          <table:table-cell>
            <text:p>234861548</text:p>
          </table:table-cell>
          <table:table-cell>
            <text:p>398391624</text:p>
          </table:table-cell>
          <table:table-cell>
            <text:p>643939310</text:p>
          </table:table-cell>
        </table:table-row>
        <table:table-row>
          <table:table-cell>
            <text:p>668439984</text:p>
          </table:table-cell>
          <table:table-cell>
            <text:p>857703394</text:p>
          </table:table-cell>
          <table:table-cell>
            <text:p>945397730</text:p>
          </table:table-cell>
          <table:table-cell>
            <text:p>615805129</text:p>
          </table:table-cell>
          <table:table-cell>
            <text:p>619840166</text:p>
          </table:table-cell>
          <table:table-cell>
            <text:p>627673438</text:p>
          </table:table-cell>
          <table:table-cell>
            <text:p>647645026</text:p>
          </table:table-cell>
        </table:table-row>
        <table:table-row>
          <table:table-cell>
            <text:p>632362477</text:p>
          </table:table-cell>
          <table:table-cell>
            <text:p>44407905</text:p>
          </table:table-cell>
          <table:table-cell>
            <text:p>370166003</text:p>
          </table:table-cell>
          <table:table-cell>
            <text:p>942748177</text:p>
          </table:table-cell>
          <table:table-cell>
            <text:p>891475941</text:p>
          </table:table-cell>
          <table:table-cell>
            <text:p>369543460</text:p>
          </table:table-cell>
          <table:table-cell>
            <text:p>172279643</text:p>
          </table:table-cell>
        </table:table-row>
        <table:table-row>
          <table:table-cell>
            <text:p>214918114</text:p>
          </table:table-cell>
          <table:table-cell>
            <text:p>805216534</text:p>
          </table:table-cell>
          <table:table-cell>
            <text:p>235651374</text:p>
          </table:table-cell>
          <table:table-cell>
            <text:p>19886129</text:p>
          </table:table-cell>
          <table:table-cell>
            <text:p>555486986</text:p>
          </table:table-cell>
          <table:table-cell>
            <text:p>88541995</text:p>
          </table:table-cell>
          <table:table-cell>
            <text:p>560796765</text:p>
          </table:table-cell>
        </table:table-row>
        <table:table-row>
          <table:table-cell>
            <text:p>313148526</text:p>
          </table:table-cell>
          <table:table-cell>
            <text:p>924830743</text:p>
          </table:table-cell>
          <table:table-cell>
            <text:p>375273124</text:p>
          </table:table-cell>
          <table:table-cell>
            <text:p>509614800</text:p>
          </table:table-cell>
          <table:table-cell>
            <text:p>983316175</text:p>
          </table:table-cell>
          <table:table-cell>
            <text:p>84130266</text:p>
          </table:table-cell>
          <table:table-cell>
            <text:p>657453871</text:p>
          </table:table-cell>
        </table:table-row>
        <table:table-row>
          <table:table-cell>
            <text:p>773434782</text:p>
          </table:table-cell>
          <table:table-cell>
            <text:p>919330195</text:p>
          </table:table-cell>
          <table:table-cell>
            <text:p>510578298</text:p>
          </table:table-cell>
          <table:table-cell>
            <text:p>330113893</text:p>
          </table:table-cell>
          <table:table-cell>
            <text:p>498704310</text:p>
          </table:table-cell>
          <table:table-cell>
            <text:p>674726603</text:p>
          </table:table-cell>
          <table:table-cell>
            <text:p>286960709</text:p>
          </table:table-cell>
        </table:table-row>
        <table:table-row>
          <table:table-cell>
            <text:p>756576192</text:p>
          </table:table-cell>
          <table:table-cell>
            <text:p>442286235</text:p>
          </table:table-cell>
          <table:table-cell>
            <text:p>651141555</text:p>
          </table:table-cell>
          <table:table-cell>
            <text:p>442360262</text:p>
          </table:table-cell>
          <table:table-cell>
            <text:p>99234315</text:p>
          </table:table-cell>
          <table:table-cell>
            <text:p>840247098</text:p>
          </table:table-cell>
          <table:table-cell>
            <text:p>496114177</text:p>
          </table:table-cell>
        </table:table-row>
        <table:table-row>
          <table:table-cell>
            <text:p>884200648</text:p>
          </table:table-cell>
          <table:table-cell>
            <text:p>290570167</text:p>
          </table:table-cell>
          <table:table-cell>
            <text:p>439121737</text:p>
          </table:table-cell>
          <table:table-cell>
            <text:p>46018039</text:p>
          </table:table-cell>
          <table:table-cell>
            <text:p>308254790</text:p>
          </table:table-cell>
          <table:table-cell>
            <text:p>841270463</text:p>
          </table:table-cell>
          <table:table-cell>
            <text:p>946060193</text:p>
          </table:table-cell>
        </table:table-row>
        <table:table-row>
          <table:table-cell>
            <text:p>773096660</text:p>
          </table:table-cell>
          <table:table-cell>
            <text:p>124942453</text:p>
          </table:table-cell>
          <table:table-cell>
            <text:p>649330361</text:p>
          </table:table-cell>
          <table:table-cell>
            <text:p>316385622</text:p>
          </table:table-cell>
          <table:table-cell>
            <text:p>633168504</text:p>
          </table:table-cell>
          <table:table-cell>
            <text:p>720668301</text:p>
          </table:table-cell>
          <table:table-cell>
            <text:p>316956850</text:p>
          </table:table-cell>
        </table:table-row>
        <table:table-row>
          <table:table-cell>
            <text:p>139646944</text:p>
          </table:table-cell>
          <table:table-cell>
            <text:p>308799374</text:p>
          </table:table-cell>
          <table:table-cell>
            <text:p>528538325</text:p>
          </table:table-cell>
          <table:table-cell>
            <text:p>190530404</text:p>
          </table:table-cell>
          <table:table-cell>
            <text:p>281496875</text:p>
          </table:table-cell>
          <table:table-cell>
            <text:p>483808550</text:p>
          </table:table-cell>
          <table:table-cell>
            <text:p>594804557</text:p>
          </table:table-cell>
        </table:table-row>
        <table:table-row>
          <table:table-cell>
            <text:p>853718762</text:p>
          </table:table-cell>
          <table:table-cell>
            <text:p>495706237</text:p>
          </table:table-cell>
          <table:table-cell>
            <text:p>182346307</text:p>
          </table:table-cell>
          <table:table-cell>
            <text:p>30478754</text:p>
          </table:table-cell>
          <table:table-cell>
            <text:p>933926561</text:p>
          </table:table-cell>
          <table:table-cell>
            <text:p>173028053</text:p>
          </table:table-cell>
          <table:table-cell>
            <text:p>602780419</text:p>
          </table:table-cell>
        </table:table-row>
        <table:table-row>
          <table:table-cell>
            <text:p>994034046</text:p>
          </table:table-cell>
          <table:table-cell>
            <text:p>31411984</text:p>
          </table:table-cell>
          <table:table-cell>
            <text:p>294798406</text:p>
          </table:table-cell>
          <table:table-cell>
            <text:p>100715930</text:p>
          </table:table-cell>
          <table:table-cell>
            <text:p>560923948</text:p>
          </table:table-cell>
          <table:table-cell>
            <text:p>589312845</text:p>
          </table:table-cell>
          <table:table-cell>
            <text:p>994170963</text:p>
          </table:table-cell>
        </table:table-row>
        <table:table-row>
          <table:table-cell>
            <text:p>653483811</text:p>
          </table:table-cell>
          <table:table-cell>
            <text:p>574169514</text:p>
          </table:table-cell>
          <table:table-cell>
            <text:p>964711892</text:p>
          </table:table-cell>
          <table:table-cell>
            <text:p>402966797</text:p>
          </table:table-cell>
          <table:table-cell>
            <text:p>944000210</text:p>
          </table:table-cell>
          <table:table-cell>
            <text:p>400552326</text:p>
          </table:table-cell>
          <table:table-cell>
            <text:p>304921327</text:p>
          </table:table-cell>
        </table:table-row>
        <table:table-row>
          <table:table-cell>
            <text:p>484511336</text:p>
          </table:table-cell>
          <table:table-cell>
            <text:p>805053274</text:p>
          </table:table-cell>
          <table:table-cell>
            <text:p>363890675</text:p>
          </table:table-cell>
          <table:table-cell>
            <text:p>116666477</text:p>
          </table:table-cell>
          <table:table-cell>
            <text:p>418463383</text:p>
          </table:table-cell>
          <table:table-cell>
            <text:p>907967005</text:p>
          </table:table-cell>
          <table:table-cell>
            <text:p>612305274</text:p>
          </table:table-cell>
        </table:table-row>
        <table:table-row>
          <table:table-cell>
            <text:p>447465795</text:p>
          </table:table-cell>
          <table:table-cell>
            <text:p>431342426</text:p>
          </table:table-cell>
          <table:table-cell>
            <text:p>152040399</text:p>
          </table:table-cell>
          <table:table-cell>
            <text:p>359493440</text:p>
          </table:table-cell>
          <table:table-cell>
            <text:p>739175320</text:p>
          </table:table-cell>
          <table:table-cell>
            <text:p>888440510</text:p>
          </table:table-cell>
          <table:table-cell>
            <text:p>714762545</text:p>
          </table:table-cell>
        </table:table-row>
        <table:table-row>
          <table:table-cell>
            <text:p>426631865</text:p>
          </table:table-cell>
          <table:table-cell>
            <text:p>425002108</text:p>
          </table:table-cell>
          <table:table-cell>
            <text:p>629803506</text:p>
          </table:table-cell>
          <table:table-cell>
            <text:p>714582315</text:p>
          </table:table-cell>
          <table:table-cell>
            <text:p>211368666</text:p>
          </table:table-cell>
          <table:table-cell>
            <text:p>31078641</text:p>
          </table:table-cell>
          <table:table-cell>
            <text:p>112677541</text:p>
          </table:table-cell>
        </table:table-row>
        <table:table-row>
          <table:table-cell>
            <text:p>463963329</text:p>
          </table:table-cell>
          <table:table-cell>
            <text:p>618614238</text:p>
          </table:table-cell>
          <table:table-cell>
            <text:p>515408946</text:p>
          </table:table-cell>
          <table:table-cell>
            <text:p>738649512</text:p>
          </table:table-cell>
          <table:table-cell>
            <text:p>780930551</text:p>
          </table:table-cell>
          <table:table-cell>
            <text:p>856144582</text:p>
          </table:table-cell>
          <table:table-cell>
            <text:p>864516657</text:p>
          </table:table-cell>
        </table:table-row>
        <table:table-row>
          <table:table-cell>
            <text:p>61374909</text:p>
          </table:table-cell>
          <table:table-cell>
            <text:p>801893397</text:p>
          </table:table-cell>
          <table:table-cell>
            <text:p>422003874</text:p>
          </table:table-cell>
          <table:table-cell>
            <text:p>555749446</text:p>
          </table:table-cell>
          <table:table-cell>
            <text:p>245405557</text:p>
          </table:table-cell>
          <table:table-cell>
            <text:p>874461908</text:p>
          </table:table-cell>
          <table:table-cell>
            <text:p>255669203</text:p>
          </table:table-cell>
        </table:table-row>
        <table:table-row>
          <table:table-cell>
            <text:p>185217481</text:p>
          </table:table-cell>
          <table:table-cell>
            <text:p>204956339</text:p>
          </table:table-cell>
          <table:table-cell>
            <text:p>168715167</text:p>
          </table:table-cell>
          <table:table-cell>
            <text:p>889043980</text:p>
          </table:table-cell>
          <table:table-cell>
            <text:p>189677060</text:p>
          </table:table-cell>
          <table:table-cell>
            <text:p>562881154</text:p>
          </table:table-cell>
          <table:table-cell>
            <text:p>17470708</text:p>
          </table:table-cell>
        </table:table-row>
        <table:table-row>
          <table:table-cell>
            <text:p>113048678</text:p>
          </table:table-cell>
          <table:table-cell>
            <text:p>265110572</text:p>
          </table:table-cell>
          <table:table-cell>
            <text:p>368230813</text:p>
          </table:table-cell>
          <table:table-cell>
            <text:p>227184756</text:p>
          </table:table-cell>
          <table:table-cell>
            <text:p>542598659</text:p>
          </table:table-cell>
          <table:table-cell>
            <text:p>150050880</text:p>
          </table:table-cell>
          <table:table-cell>
            <text:p>886518486</text:p>
          </table:table-cell>
        </table:table-row>
        <table:table-row>
          <table:table-cell>
            <text:p>682093093</text:p>
          </table:table-cell>
          <table:table-cell>
            <text:p>51309475</text:p>
          </table:table-cell>
          <table:table-cell>
            <text:p>664294065</text:p>
          </table:table-cell>
          <table:table-cell>
            <text:p>206718254</text:p>
          </table:table-cell>
          <table:table-cell>
            <text:p>7049154</text:p>
          </table:table-cell>
          <table:table-cell>
            <text:p>668730889</text:p>
          </table:table-cell>
          <table:table-cell>
            <text:p>50067177</text:p>
          </table:table-cell>
        </table:table-row>
        <table:table-row>
          <table:table-cell>
            <text:p>598102800</text:p>
          </table:table-cell>
          <table:table-cell>
            <text:p>80813137</text:p>
          </table:table-cell>
          <table:table-cell>
            <text:p>787469669</text:p>
          </table:table-cell>
          <table:table-cell>
            <text:p>142787909</text:p>
          </table:table-cell>
          <table:table-cell>
            <text:p>42687975</text:p>
          </table:table-cell>
          <table:table-cell>
            <text:p>292955370</text:p>
          </table:table-cell>
          <table:table-cell>
            <text:p>654468217</text:p>
          </table:table-cell>
        </table:table-row>
        <table:table-row>
          <table:table-cell>
            <text:p>122180636</text:p>
          </table:table-cell>
          <table:table-cell>
            <text:p>174066670</text:p>
          </table:table-cell>
          <table:table-cell>
            <text:p>235808990</text:p>
          </table:table-cell>
          <table:table-cell>
            <text:p>140127964</text:p>
          </table:table-cell>
          <table:table-cell>
            <text:p>40264518</text:p>
          </table:table-cell>
          <table:table-cell>
            <text:p>620071655</text:p>
          </table:table-cell>
          <table:table-cell>
            <text:p>177176343</text:p>
          </table:table-cell>
        </table:table-row>
        <table:table-row>
          <table:table-cell>
            <text:p>612790653</text:p>
          </table:table-cell>
          <table:table-cell>
            <text:p>765198858</text:p>
          </table:table-cell>
          <table:table-cell>
            <text:p>350923360</text:p>
          </table:table-cell>
          <table:table-cell>
            <text:p>262410581</text:p>
          </table:table-cell>
          <table:table-cell>
            <text:p>84160031</text:p>
          </table:table-cell>
          <table:table-cell>
            <text:p>416015014</text:p>
          </table:table-cell>
          <table:table-cell>
            <text:p>416195483</text:p>
          </table:table-cell>
        </table:table-row>
        <table:table-row>
          <table:table-cell>
            <text:p>924676214</text:p>
          </table:table-cell>
          <table:table-cell>
            <text:p>388839709</text:p>
          </table:table-cell>
          <table:table-cell>
            <text:p>424086717</text:p>
          </table:table-cell>
          <table:table-cell>
            <text:p>812564171</text:p>
          </table:table-cell>
          <table:table-cell>
            <text:p>843044062</text:p>
          </table:table-cell>
          <table:table-cell>
            <text:p>593432839</text:p>
          </table:table-cell>
          <table:table-cell>
            <text:p>323390156</text:p>
          </table:table-cell>
        </table:table-row>
        <table:table-row>
          <table:table-cell>
            <text:p>914969191</text:p>
          </table:table-cell>
          <table:table-cell>
            <text:p>269455295</text:p>
          </table:table-cell>
          <table:table-cell>
            <text:p>792372623</text:p>
          </table:table-cell>
          <table:table-cell>
            <text:p>408892025</text:p>
          </table:table-cell>
          <table:table-cell>
            <text:p>376066983</text:p>
          </table:table-cell>
          <table:table-cell>
            <text:p>381772960</text:p>
          </table:table-cell>
          <table:table-cell>
            <text:p>905579329</text:p>
          </table:table-cell>
        </table:table-row>
        <table:table-row>
          <table:table-cell>
            <text:p>165084623</text:p>
          </table:table-cell>
          <table:table-cell>
            <text:p>645881224</text:p>
          </table:table-cell>
          <table:table-cell>
            <text:p>37566596</text:p>
          </table:table-cell>
          <table:table-cell>
            <text:p>980299946</text:p>
          </table:table-cell>
          <table:table-cell>
            <text:p>80143903</text:p>
          </table:table-cell>
          <table:table-cell>
            <text:p>985804413</text:p>
          </table:table-cell>
          <table:table-cell>
            <text:p>680052440</text:p>
          </table:table-cell>
        </table:table-row>
        <table:table-row>
          <table:table-cell>
            <text:p>436481217</text:p>
          </table:table-cell>
          <table:table-cell>
            <text:p>34626844</text:p>
          </table:table-cell>
          <table:table-cell>
            <text:p>575219304</text:p>
          </table:table-cell>
          <table:table-cell>
            <text:p>217591361</text:p>
          </table:table-cell>
          <table:table-cell>
            <text:p>256938296</text:p>
          </table:table-cell>
          <table:table-cell>
            <text:p>244925975</text:p>
          </table:table-cell>
          <table:table-cell>
            <text:p>298247877</text:p>
          </table:table-cell>
        </table:table-row>
        <table:table-row>
          <table:table-cell>
            <text:p>333196575</text:p>
          </table:table-cell>
          <table:table-cell>
            <text:p>776573157</text:p>
          </table:table-cell>
          <table:table-cell>
            <text:p>871672173</text:p>
          </table:table-cell>
          <table:table-cell>
            <text:p>661645327</text:p>
          </table:table-cell>
          <table:table-cell>
            <text:p>534251575</text:p>
          </table:table-cell>
          <table:table-cell>
            <text:p>96343379</text:p>
          </table:table-cell>
          <table:table-cell>
            <text:p>517991673</text:p>
          </table:table-cell>
        </table:table-row>
        <table:table-row>
          <table:table-cell>
            <text:p>816932461</text:p>
          </table:table-cell>
          <table:table-cell>
            <text:p>541152051</text:p>
          </table:table-cell>
          <table:table-cell>
            <text:p>152215611</text:p>
          </table:table-cell>
          <table:table-cell>
            <text:p>666506063</text:p>
          </table:table-cell>
          <table:table-cell>
            <text:p>759350673</text:p>
          </table:table-cell>
          <table:table-cell>
            <text:p>549808027</text:p>
          </table:table-cell>
          <table:table-cell>
            <text:p>961290366</text:p>
          </table:table-cell>
        </table:table-row>
        <table:table-row>
          <table:table-cell>
            <text:p>286830408</text:p>
          </table:table-cell>
          <table:table-cell>
            <text:p>292045135</text:p>
          </table:table-cell>
          <table:table-cell>
            <text:p>101599108</text:p>
          </table:table-cell>
          <table:table-cell>
            <text:p>691410524</text:p>
          </table:table-cell>
          <table:table-cell>
            <text:p>590221201</text:p>
          </table:table-cell>
          <table:table-cell>
            <text:p>754675993</text:p>
          </table:table-cell>
          <table:table-cell>
            <text:p>894230197</text:p>
          </table:table-cell>
        </table:table-row>
        <table:table-row>
          <table:table-cell>
            <text:p>24592922</text:p>
          </table:table-cell>
          <table:table-cell>
            <text:p>37348252</text:p>
          </table:table-cell>
          <table:table-cell>
            <text:p>540850466</text:p>
          </table:table-cell>
          <table:table-cell>
            <text:p>572343076</text:p>
          </table:table-cell>
          <table:table-cell>
            <text:p>794966398</text:p>
          </table:table-cell>
          <table:table-cell>
            <text:p>472863103</text:p>
          </table:table-cell>
          <table:table-cell>
            <text:p>404036619</text:p>
          </table:table-cell>
        </table:table-row>
        <table:table-row>
          <table:table-cell>
            <text:p>772483739</text:p>
          </table:table-cell>
          <table:table-cell>
            <text:p>282521521</text:p>
          </table:table-cell>
          <table:table-cell>
            <text:p>238837636</text:p>
          </table:table-cell>
          <table:table-cell>
            <text:p>283437715</text:p>
          </table:table-cell>
          <table:table-cell>
            <text:p>618638234</text:p>
          </table:table-cell>
          <table:table-cell>
            <text:p>80999155</text:p>
          </table:table-cell>
          <table:table-cell>
            <text:p>494623845</text:p>
          </table:table-cell>
        </table:table-row>
        <table:table-row>
          <table:table-cell>
            <text:p>183889494</text:p>
          </table:table-cell>
          <table:table-cell>
            <text:p>24656796</text:p>
          </table:table-cell>
          <table:table-cell>
            <text:p>999129453</text:p>
          </table:table-cell>
          <table:table-cell>
            <text:p>279047096</text:p>
          </table:table-cell>
          <table:table-cell>
            <text:p>962953382</text:p>
          </table:table-cell>
          <table:table-cell>
            <text:p>967053267</text:p>
          </table:table-cell>
          <table:table-cell>
            <text:p>497157568</text:p>
          </table:table-cell>
        </table:table-row>
        <table:table-row>
          <table:table-cell>
            <text:p>716875520</text:p>
          </table:table-cell>
          <table:table-cell>
            <text:p>431027751</text:p>
          </table:table-cell>
          <table:table-cell>
            <text:p>152298835</text:p>
          </table:table-cell>
          <table:table-cell>
            <text:p>721531787</text:p>
          </table:table-cell>
          <table:table-cell>
            <text:p>853199212</text:p>
          </table:table-cell>
          <table:table-cell>
            <text:p>597396580</text:p>
          </table:table-cell>
          <table:table-cell>
            <text:p>958220420</text:p>
          </table:table-cell>
        </table:table-row>
        <table:table-row>
          <table:table-cell>
            <text:p>20199452</text:p>
          </table:table-cell>
          <table:table-cell>
            <text:p>430838554</text:p>
          </table:table-cell>
          <table:table-cell>
            <text:p>969448371</text:p>
          </table:table-cell>
          <table:table-cell>
            <text:p>421155142</text:p>
          </table:table-cell>
          <table:table-cell>
            <text:p>835151459</text:p>
          </table:table-cell>
          <table:table-cell>
            <text:p>377439145</text:p>
          </table:table-cell>
          <table:table-cell>
            <text:p>594333398</text:p>
          </table:table-cell>
        </table:table-row>
        <table:table-row>
          <table:table-cell>
            <text:p>268233848</text:p>
          </table:table-cell>
          <table:table-cell>
            <text:p>719058613</text:p>
          </table:table-cell>
          <table:table-cell>
            <text:p>923820491</text:p>
          </table:table-cell>
          <table:table-cell>
            <text:p>671804927</text:p>
          </table:table-cell>
          <table:table-cell>
            <text:p>294116590</text:p>
          </table:table-cell>
          <table:table-cell>
            <text:p>233646588</text:p>
          </table:table-cell>
          <table:table-cell>
            <text:p>843643695</text:p>
          </table:table-cell>
        </table:table-row>
        <table:table-row>
          <table:table-cell>
            <text:p>328799508</text:p>
          </table:table-cell>
          <table:table-cell>
            <text:p>651710423</text:p>
          </table:table-cell>
          <table:table-cell>
            <text:p>877624948</text:p>
          </table:table-cell>
          <table:table-cell>
            <text:p>986044143</text:p>
          </table:table-cell>
          <table:table-cell>
            <text:p>841889696</text:p>
          </table:table-cell>
          <table:table-cell>
            <text:p>56208740</text:p>
          </table:table-cell>
          <table:table-cell>
            <text:p>9625223</text:p>
          </table:table-cell>
        </table:table-row>
        <table:table-row>
          <table:table-cell>
            <text:p>870523232</text:p>
          </table:table-cell>
          <table:table-cell>
            <text:p>623938839</text:p>
          </table:table-cell>
          <table:table-cell>
            <text:p>266245456</text:p>
          </table:table-cell>
          <table:table-cell>
            <text:p>990575325</text:p>
          </table:table-cell>
          <table:table-cell>
            <text:p>263450030</text:p>
          </table:table-cell>
          <table:table-cell>
            <text:p>103242170</text:p>
          </table:table-cell>
          <table:table-cell>
            <text:p>166123519</text:p>
          </table:table-cell>
        </table:table-row>
        <table:table-row>
          <table:table-cell>
            <text:p>337221540</text:p>
          </table:table-cell>
          <table:table-cell>
            <text:p>150729753</text:p>
          </table:table-cell>
          <table:table-cell>
            <text:p>14622164</text:p>
          </table:table-cell>
          <table:table-cell>
            <text:p>528392606</text:p>
          </table:table-cell>
          <table:table-cell>
            <text:p>206825692</text:p>
          </table:table-cell>
          <table:table-cell>
            <text:p>561042317</text:p>
          </table:table-cell>
          <table:table-cell>
            <text:p>899944023</text:p>
          </table:table-cell>
        </table:table-row>
        <table:table-row>
          <table:table-cell>
            <text:p>33049277</text:p>
          </table:table-cell>
          <table:table-cell>
            <text:p>591836400</text:p>
          </table:table-cell>
          <table:table-cell>
            <text:p>680135342</text:p>
          </table:table-cell>
          <table:table-cell>
            <text:p>266658643</text:p>
          </table:table-cell>
          <table:table-cell>
            <text:p>440431146</text:p>
          </table:table-cell>
          <table:table-cell>
            <text:p>661833962</text:p>
          </table:table-cell>
          <table:table-cell>
            <text:p>619993541</text:p>
          </table:table-cell>
        </table:table-row>
        <table:table-row>
          <table:table-cell>
            <text:p>329247661</text:p>
          </table:table-cell>
          <table:table-cell>
            <text:p>560208659</text:p>
          </table:table-cell>
          <table:table-cell>
            <text:p>12815141</text:p>
          </table:table-cell>
          <table:table-cell>
            <text:p>255377215</text:p>
          </table:table-cell>
          <table:table-cell>
            <text:p>954465574</text:p>
          </table:table-cell>
          <table:table-cell>
            <text:p>118448465</text:p>
          </table:table-cell>
          <table:table-cell>
            <text:p>445737291</text:p>
          </table:table-cell>
        </table:table-row>
        <table:table-row>
          <table:table-cell>
            <text:p>959964613</text:p>
          </table:table-cell>
          <table:table-cell>
            <text:p>149171436</text:p>
          </table:table-cell>
          <table:table-cell>
            <text:p>681529690</text:p>
          </table:table-cell>
          <table:table-cell>
            <text:p>942002573</text:p>
          </table:table-cell>
          <table:table-cell>
            <text:p>651856241</text:p>
          </table:table-cell>
          <table:table-cell>
            <text:p>903623368</text:p>
          </table:table-cell>
          <table:table-cell>
            <text:p>60881067</text:p>
          </table:table-cell>
        </table:table-row>
        <table:table-row>
          <table:table-cell>
            <text:p>477935101</text:p>
          </table:table-cell>
          <table:table-cell>
            <text:p>323382293</text:p>
          </table:table-cell>
          <table:table-cell>
            <text:p>181071895</text:p>
          </table:table-cell>
          <table:table-cell>
            <text:p>762355931</text:p>
          </table:table-cell>
          <table:table-cell>
            <text:p>26549347</text:p>
          </table:table-cell>
          <table:table-cell>
            <text:p>33858550</text:p>
          </table:table-cell>
          <table:table-cell>
            <text:p>545184153</text:p>
          </table:table-cell>
        </table:table-row>
        <table:table-row>
          <table:table-cell>
            <text:p>174165902</text:p>
          </table:table-cell>
          <table:table-cell>
            <text:p>508520944</text:p>
          </table:table-cell>
          <table:table-cell>
            <text:p>500347590</text:p>
          </table:table-cell>
          <table:table-cell>
            <text:p>308053642</text:p>
          </table:table-cell>
          <table:table-cell>
            <text:p>996192861</text:p>
          </table:table-cell>
          <table:table-cell>
            <text:p>932687058</text:p>
          </table:table-cell>
          <table:table-cell>
            <text:p>262633193</text:p>
          </table:table-cell>
        </table:table-row>
        <table:table-row>
          <table:table-cell>
            <text:p>715066366</text:p>
          </table:table-cell>
          <table:table-cell>
            <text:p>223857257</text:p>
          </table:table-cell>
          <table:table-cell>
            <text:p>27257130</text:p>
          </table:table-cell>
          <table:table-cell>
            <text:p>678167026</text:p>
          </table:table-cell>
          <table:table-cell>
            <text:p>506352532</text:p>
          </table:table-cell>
          <table:table-cell>
            <text:p>43877332</text:p>
          </table:table-cell>
          <table:table-cell>
            <text:p>208661537</text:p>
          </table:table-cell>
        </table:table-row>
        <table:table-row>
          <table:table-cell>
            <text:p>635824548</text:p>
          </table:table-cell>
          <table:table-cell>
            <text:p>276580061</text:p>
          </table:table-cell>
          <table:table-cell>
            <text:p>615647565</text:p>
          </table:table-cell>
          <table:table-cell>
            <text:p>564531795</text:p>
          </table:table-cell>
          <table:table-cell>
            <text:p>557538093</text:p>
          </table:table-cell>
          <table:table-cell>
            <text:p>342390969</text:p>
          </table:table-cell>
          <table:table-cell>
            <text:p>507661019</text:p>
          </table:table-cell>
        </table:table-row>
        <table:table-row>
          <table:table-cell>
            <text:p>902596013</text:p>
          </table:table-cell>
          <table:table-cell>
            <text:p>176837789</text:p>
          </table:table-cell>
          <table:table-cell>
            <text:p>25003365</text:p>
          </table:table-cell>
          <table:table-cell>
            <text:p>974173636</text:p>
          </table:table-cell>
          <table:table-cell>
            <text:p>634305967</text:p>
          </table:table-cell>
          <table:table-cell>
            <text:p>72695664</text:p>
          </table:table-cell>
          <table:table-cell>
            <text:p>262308065</text:p>
          </table:table-cell>
        </table:table-row>
        <table:table-row>
          <table:table-cell>
            <text:p>494721871</text:p>
          </table:table-cell>
          <table:table-cell>
            <text:p>921232366</text:p>
          </table:table-cell>
          <table:table-cell>
            <text:p>410549775</text:p>
          </table:table-cell>
          <table:table-cell>
            <text:p>69852731</text:p>
          </table:table-cell>
          <table:table-cell>
            <text:p>806530939</text:p>
          </table:table-cell>
          <table:table-cell>
            <text:p>683712720</text:p>
          </table:table-cell>
          <table:table-cell>
            <text:p>391574873</text:p>
          </table:table-cell>
        </table:table-row>
        <table:table-row>
          <table:table-cell>
            <text:p>683137522</text:p>
          </table:table-cell>
          <table:table-cell>
            <text:p>406489604</text:p>
          </table:table-cell>
          <table:table-cell>
            <text:p>212349153</text:p>
          </table:table-cell>
          <table:table-cell>
            <text:p>27092248</text:p>
          </table:table-cell>
          <table:table-cell>
            <text:p>385271927</text:p>
          </table:table-cell>
          <table:table-cell>
            <text:p>449647514</text:p>
          </table:table-cell>
          <table:table-cell>
            <text:p>430457285</text:p>
          </table:table-cell>
        </table:table-row>
        <table:table-row>
          <table:table-cell>
            <text:p>102525503</text:p>
          </table:table-cell>
          <table:table-cell>
            <text:p>450206719</text:p>
          </table:table-cell>
          <table:table-cell>
            <text:p>930309564</text:p>
          </table:table-cell>
          <table:table-cell>
            <text:p>986811794</text:p>
          </table:table-cell>
          <table:table-cell>
            <text:p>145937254</text:p>
          </table:table-cell>
          <table:table-cell>
            <text:p>538788160</text:p>
          </table:table-cell>
          <table:table-cell>
            <text:p>34023163</text:p>
          </table:table-cell>
        </table:table-row>
        <table:table-row>
          <table:table-cell>
            <text:p>706487181</text:p>
          </table:table-cell>
          <table:table-cell>
            <text:p>656692842</text:p>
          </table:table-cell>
          <table:table-cell>
            <text:p>66162988</text:p>
          </table:table-cell>
          <table:table-cell>
            <text:p>529931744</text:p>
          </table:table-cell>
          <table:table-cell>
            <text:p>700809882</text:p>
          </table:table-cell>
          <table:table-cell>
            <text:p>579002861</text:p>
          </table:table-cell>
          <table:table-cell>
            <text:p>947785681</text:p>
          </table:table-cell>
        </table:table-row>
        <table:table-row>
          <table:table-cell>
            <text:p>54624909</text:p>
          </table:table-cell>
          <table:table-cell>
            <text:p>564441952</text:p>
          </table:table-cell>
          <table:table-cell>
            <text:p>224541523</text:p>
          </table:table-cell>
          <table:table-cell>
            <text:p>796594784</text:p>
          </table:table-cell>
          <table:table-cell>
            <text:p>132476370</text:p>
          </table:table-cell>
          <table:table-cell>
            <text:p>928657900</text:p>
          </table:table-cell>
          <table:table-cell>
            <text:p>646189879</text:p>
          </table:table-cell>
        </table:table-row>
        <table:table-row>
          <table:table-cell>
            <text:p>712631089</text:p>
          </table:table-cell>
          <table:table-cell>
            <text:p>514126812</text:p>
          </table:table-cell>
          <table:table-cell>
            <text:p>521071683</text:p>
          </table:table-cell>
          <table:table-cell>
            <text:p>162290778</text:p>
          </table:table-cell>
          <table:table-cell>
            <text:p>879342568</text:p>
          </table:table-cell>
          <table:table-cell>
            <text:p>167448213</text:p>
          </table:table-cell>
          <table:table-cell>
            <text:p>220262475</text:p>
          </table:table-cell>
        </table:table-row>
        <table:table-row>
          <table:table-cell>
            <text:p>40534764</text:p>
          </table:table-cell>
          <table:table-cell>
            <text:p>499611267</text:p>
          </table:table-cell>
          <table:table-cell>
            <text:p>228100433</text:p>
          </table:table-cell>
          <table:table-cell>
            <text:p>627680082</text:p>
          </table:table-cell>
          <table:table-cell>
            <text:p>464885911</text:p>
          </table:table-cell>
          <table:table-cell>
            <text:p>329348613</text:p>
          </table:table-cell>
          <table:table-cell>
            <text:p>664289046</text:p>
          </table:table-cell>
        </table:table-row>
        <table:table-row>
          <table:table-cell>
            <text:p>554075794</text:p>
          </table:table-cell>
          <table:table-cell>
            <text:p>379773067</text:p>
          </table:table-cell>
          <table:table-cell>
            <text:p>248214054</text:p>
          </table:table-cell>
          <table:table-cell>
            <text:p>333237536</text:p>
          </table:table-cell>
          <table:table-cell>
            <text:p>105588137</text:p>
          </table:table-cell>
          <table:table-cell>
            <text:p>922344851</text:p>
          </table:table-cell>
          <table:table-cell>
            <text:p>438822040</text:p>
          </table:table-cell>
        </table:table-row>
        <table:table-row>
          <table:table-cell>
            <text:p>39961239</text:p>
          </table:table-cell>
          <table:table-cell>
            <text:p>200402079</text:p>
          </table:table-cell>
          <table:table-cell>
            <text:p>589453452</text:p>
          </table:table-cell>
          <table:table-cell>
            <text:p>516407318</text:p>
          </table:table-cell>
          <table:table-cell>
            <text:p>545473908</text:p>
          </table:table-cell>
          <table:table-cell>
            <text:p>664843690</text:p>
          </table:table-cell>
          <table:table-cell>
            <text:p>358399963</text:p>
          </table:table-cell>
        </table:table-row>
        <table:table-row>
          <table:table-cell>
            <text:p>588955942</text:p>
          </table:table-cell>
          <table:table-cell>
            <text:p>416323327</text:p>
          </table:table-cell>
          <table:table-cell>
            <text:p>935650590</text:p>
          </table:table-cell>
          <table:table-cell>
            <text:p>300103895</text:p>
          </table:table-cell>
          <table:table-cell>
            <text:p>205180696</text:p>
          </table:table-cell>
          <table:table-cell>
            <text:p>658730799</text:p>
          </table:table-cell>
          <table:table-cell>
            <text:p>166645621</text:p>
          </table:table-cell>
        </table:table-row>
        <table:table-row>
          <table:table-cell>
            <text:p>471931302</text:p>
          </table:table-cell>
          <table:table-cell>
            <text:p>486861307</text:p>
          </table:table-cell>
          <table:table-cell>
            <text:p>96118033</text:p>
          </table:table-cell>
          <table:table-cell>
            <text:p>612240380</text:p>
          </table:table-cell>
          <table:table-cell>
            <text:p>443160747</text:p>
          </table:table-cell>
          <table:table-cell>
            <text:p>789200770</text:p>
          </table:table-cell>
          <table:table-cell>
            <text:p>760101724</text:p>
          </table:table-cell>
        </table:table-row>
        <table:table-row>
          <table:table-cell>
            <text:p>234404180</text:p>
          </table:table-cell>
          <table:table-cell>
            <text:p>148724178</text:p>
          </table:table-cell>
          <table:table-cell>
            <text:p>58341225</text:p>
          </table:table-cell>
          <table:table-cell>
            <text:p>420877204</text:p>
          </table:table-cell>
          <table:table-cell>
            <text:p>169378474</text:p>
          </table:table-cell>
          <table:table-cell>
            <text:p>8357765</text:p>
          </table:table-cell>
          <table:table-cell>
            <text:p>103597955</text:p>
          </table:table-cell>
        </table:table-row>
        <table:table-row>
          <table:table-cell>
            <text:p>338699619</text:p>
          </table:table-cell>
          <table:table-cell>
            <text:p>596295242</text:p>
          </table:table-cell>
          <table:table-cell>
            <text:p>290884266</text:p>
          </table:table-cell>
          <table:table-cell>
            <text:p>571974523</text:p>
          </table:table-cell>
          <table:table-cell>
            <text:p>244943698</text:p>
          </table:table-cell>
          <table:table-cell>
            <text:p>151347560</text:p>
          </table:table-cell>
          <table:table-cell>
            <text:p>62065481</text:p>
          </table:table-cell>
        </table:table-row>
        <table:table-row>
          <table:table-cell>
            <text:p>571179018</text:p>
          </table:table-cell>
          <table:table-cell>
            <text:p>810778679</text:p>
          </table:table-cell>
          <table:table-cell>
            <text:p>302330644</text:p>
          </table:table-cell>
          <table:table-cell>
            <text:p>351388113</text:p>
          </table:table-cell>
          <table:table-cell>
            <text:p>207222921</text:p>
          </table:table-cell>
          <table:table-cell>
            <text:p>1634145</text:p>
          </table:table-cell>
          <table:table-cell>
            <text:p>140417040</text:p>
          </table:table-cell>
        </table:table-row>
        <table:table-row>
          <table:table-cell>
            <text:p>892136129</text:p>
          </table:table-cell>
          <table:table-cell>
            <text:p>803524878</text:p>
          </table:table-cell>
          <table:table-cell>
            <text:p>478848688</text:p>
          </table:table-cell>
          <table:table-cell>
            <text:p>141171273</text:p>
          </table:table-cell>
          <table:table-cell>
            <text:p>800742346</text:p>
          </table:table-cell>
          <table:table-cell>
            <text:p>13135393</text:p>
          </table:table-cell>
          <table:table-cell>
            <text:p>504558183</text:p>
          </table:table-cell>
        </table:table-row>
        <table:table-row>
          <table:table-cell>
            <text:p>67143268</text:p>
          </table:table-cell>
          <table:table-cell>
            <text:p>626755552</text:p>
          </table:table-cell>
          <table:table-cell>
            <text:p>409648326</text:p>
          </table:table-cell>
          <table:table-cell>
            <text:p>872873066</text:p>
          </table:table-cell>
          <table:table-cell>
            <text:p>629357756</text:p>
          </table:table-cell>
          <table:table-cell>
            <text:p>440741530</text:p>
          </table:table-cell>
          <table:table-cell>
            <text:p>428078412</text:p>
          </table:table-cell>
        </table:table-row>
        <table:table-row>
          <table:table-cell>
            <text:p>358645439</text:p>
          </table:table-cell>
          <table:table-cell>
            <text:p>587592715</text:p>
          </table:table-cell>
          <table:table-cell>
            <text:p>260654042</text:p>
          </table:table-cell>
          <table:table-cell>
            <text:p>242439100</text:p>
          </table:table-cell>
          <table:table-cell>
            <text:p>402297426</text:p>
          </table:table-cell>
          <table:table-cell>
            <text:p>241833628</text:p>
          </table:table-cell>
          <table:table-cell>
            <text:p>934825152</text:p>
          </table:table-cell>
        </table:table-row>
        <table:table-row>
          <table:table-cell>
            <text:p>177940213</text:p>
          </table:table-cell>
          <table:table-cell>
            <text:p>241688716</text:p>
          </table:table-cell>
          <table:table-cell>
            <text:p>203520796</text:p>
          </table:table-cell>
          <table:table-cell>
            <text:p>896439315</text:p>
          </table:table-cell>
          <table:table-cell>
            <text:p>980104412</text:p>
          </table:table-cell>
          <table:table-cell>
            <text:p>846951899</text:p>
          </table:table-cell>
          <table:table-cell>
            <text:p>292279698</text:p>
          </table:table-cell>
        </table:table-row>
        <table:table-row>
          <table:table-cell>
            <text:p>212378014</text:p>
          </table:table-cell>
          <table:table-cell>
            <text:p>102335796</text:p>
          </table:table-cell>
          <table:table-cell>
            <text:p>481383338</text:p>
          </table:table-cell>
          <table:table-cell>
            <text:p>552217571</text:p>
          </table:table-cell>
          <table:table-cell>
            <text:p>283848844</text:p>
          </table:table-cell>
          <table:table-cell>
            <text:p>336404312</text:p>
          </table:table-cell>
          <table:table-cell>
            <text:p>897418206</text:p>
          </table:table-cell>
        </table:table-row>
        <table:table-row>
          <table:table-cell>
            <text:p>762212245</text:p>
          </table:table-cell>
          <table:table-cell>
            <text:p>339098567</text:p>
          </table:table-cell>
          <table:table-cell>
            <text:p>279149509</text:p>
          </table:table-cell>
          <table:table-cell>
            <text:p>9962982</text:p>
          </table:table-cell>
          <table:table-cell>
            <text:p>794392622</text:p>
          </table:table-cell>
          <table:table-cell>
            <text:p>576675473</text:p>
          </table:table-cell>
          <table:table-cell>
            <text:p>528867037</text:p>
          </table:table-cell>
        </table:table-row>
        <table:table-row>
          <table:table-cell>
            <text:p>811429679</text:p>
          </table:table-cell>
          <table:table-cell>
            <text:p>124840125</text:p>
          </table:table-cell>
          <table:table-cell>
            <text:p>895840794</text:p>
          </table:table-cell>
          <table:table-cell>
            <text:p>511529774</text:p>
          </table:table-cell>
          <table:table-cell>
            <text:p>972755317</text:p>
          </table:table-cell>
          <table:table-cell>
            <text:p>300445918</text:p>
          </table:table-cell>
          <table:table-cell>
            <text:p>61074213</text:p>
          </table:table-cell>
        </table:table-row>
        <table:table-row>
          <table:table-cell>
            <text:p>886567412</text:p>
          </table:table-cell>
          <table:table-cell>
            <text:p>746515024</text:p>
          </table:table-cell>
          <table:table-cell>
            <text:p>445324046</text:p>
          </table:table-cell>
          <table:table-cell>
            <text:p>498853108</text:p>
          </table:table-cell>
          <table:table-cell>
            <text:p>831142154</text:p>
          </table:table-cell>
          <table:table-cell>
            <text:p>273346105</text:p>
          </table:table-cell>
          <table:table-cell>
            <text:p>500176119</text:p>
          </table:table-cell>
        </table:table-row>
        <table:table-row>
          <table:table-cell>
            <text:p>955684127</text:p>
          </table:table-cell>
          <table:table-cell>
            <text:p>81067312</text:p>
          </table:table-cell>
          <table:table-cell>
            <text:p>719308292</text:p>
          </table:table-cell>
          <table:table-cell>
            <text:p>718849728</text:p>
          </table:table-cell>
          <table:table-cell>
            <text:p>178318507</text:p>
          </table:table-cell>
          <table:table-cell>
            <text:p>241262695</text:p>
          </table:table-cell>
          <table:table-cell>
            <text:p>189168852</text:p>
          </table:table-cell>
        </table:table-row>
        <table:table-row>
          <table:table-cell>
            <text:p>46104024</text:p>
          </table:table-cell>
          <table:table-cell>
            <text:p>707078131</text:p>
          </table:table-cell>
          <table:table-cell>
            <text:p>666805791</text:p>
          </table:table-cell>
          <table:table-cell>
            <text:p>585206514</text:p>
          </table:table-cell>
          <table:table-cell>
            <text:p>625441983</text:p>
          </table:table-cell>
          <table:table-cell>
            <text:p>48696614</text:p>
          </table:table-cell>
          <table:table-cell>
            <text:p>176657304</text:p>
          </table:table-cell>
        </table:table-row>
        <table:table-row>
          <table:table-cell>
            <text:p>781910936</text:p>
          </table:table-cell>
          <table:table-cell>
            <text:p>692757239</text:p>
          </table:table-cell>
          <table:table-cell>
            <text:p>588126824</text:p>
          </table:table-cell>
          <table:table-cell>
            <text:p>604349291</text:p>
          </table:table-cell>
          <table:table-cell>
            <text:p>91992142</text:p>
          </table:table-cell>
          <table:table-cell>
            <text:p>287876456</text:p>
          </table:table-cell>
          <table:table-cell>
            <text:p>952861791</text:p>
          </table:table-cell>
        </table:table-row>
        <table:table-row>
          <table:table-cell>
            <text:p>271410115</text:p>
          </table:table-cell>
          <table:table-cell>
            <text:p>548673274</text:p>
          </table:table-cell>
          <table:table-cell>
            <text:p>46151193</text:p>
          </table:table-cell>
          <table:table-cell>
            <text:p>207501713</text:p>
          </table:table-cell>
          <table:table-cell>
            <text:p>600192145</text:p>
          </table:table-cell>
          <table:table-cell>
            <text:p>989148365</text:p>
          </table:table-cell>
          <table:table-cell>
            <text:p>335245863</text:p>
          </table:table-cell>
        </table:table-row>
        <table:table-row>
          <table:table-cell>
            <text:p>720877416</text:p>
          </table:table-cell>
          <table:table-cell>
            <text:p>996608280</text:p>
          </table:table-cell>
          <table:table-cell>
            <text:p>662696607</text:p>
          </table:table-cell>
          <table:table-cell>
            <text:p>968905201</text:p>
          </table:table-cell>
          <table:table-cell>
            <text:p>424811199</text:p>
          </table:table-cell>
          <table:table-cell>
            <text:p>995569959</text:p>
          </table:table-cell>
          <table:table-cell>
            <text:p>642056956</text:p>
          </table:table-cell>
        </table:table-row>
        <table:table-row>
          <table:table-cell>
            <text:p>651813555</text:p>
          </table:table-cell>
          <table:table-cell>
            <text:p>119151145</text:p>
          </table:table-cell>
          <table:table-cell>
            <text:p>675511742</text:p>
          </table:table-cell>
          <table:table-cell>
            <text:p>739994333</text:p>
          </table:table-cell>
          <table:table-cell>
            <text:p>224898326</text:p>
          </table:table-cell>
          <table:table-cell>
            <text:p>332815580</text:p>
          </table:table-cell>
          <table:table-cell>
            <text:p>282054922</text:p>
          </table:table-cell>
        </table:table-row>
        <table:table-row>
          <table:table-cell>
            <text:p>813405292</text:p>
          </table:table-cell>
          <table:table-cell>
            <text:p>615475286</text:p>
          </table:table-cell>
          <table:table-cell>
            <text:p>567410181</text:p>
          </table:table-cell>
          <table:table-cell>
            <text:p>352093272</text:p>
          </table:table-cell>
          <table:table-cell>
            <text:p>919526396</text:p>
          </table:table-cell>
          <table:table-cell>
            <text:p>662668559</text:p>
          </table:table-cell>
          <table:table-cell>
            <text:p>416543129</text:p>
          </table:table-cell>
        </table:table-row>
        <table:table-row>
          <table:table-cell>
            <text:p>695903049</text:p>
          </table:table-cell>
          <table:table-cell>
            <text:p>323422588</text:p>
          </table:table-cell>
          <table:table-cell>
            <text:p>333773005</text:p>
          </table:table-cell>
          <table:table-cell>
            <text:p>362487316</text:p>
          </table:table-cell>
          <table:table-cell>
            <text:p>595291103</text:p>
          </table:table-cell>
          <table:table-cell>
            <text:p>205685717</text:p>
          </table:table-cell>
          <table:table-cell>
            <text:p>317883265</text:p>
          </table:table-cell>
        </table:table-row>
        <table:table-row>
          <table:table-cell>
            <text:p>577671898</text:p>
          </table:table-cell>
          <table:table-cell>
            <text:p>173584853</text:p>
          </table:table-cell>
          <table:table-cell>
            <text:p>814600632</text:p>
          </table:table-cell>
          <table:table-cell>
            <text:p>153091857</text:p>
          </table:table-cell>
          <table:table-cell>
            <text:p>14241012</text:p>
          </table:table-cell>
          <table:table-cell>
            <text:p>636363637</text:p>
          </table:table-cell>
          <table:table-cell>
            <text:p>377716545</text:p>
          </table:table-cell>
        </table:table-row>
        <table:table-row>
          <table:table-cell>
            <text:p>293669791</text:p>
          </table:table-cell>
          <table:table-cell>
            <text:p>353892477</text:p>
          </table:table-cell>
          <table:table-cell>
            <text:p>181371709</text:p>
          </table:table-cell>
          <table:table-cell>
            <text:p>696845051</text:p>
          </table:table-cell>
          <table:table-cell>
            <text:p>710054846</text:p>
          </table:table-cell>
          <table:table-cell>
            <text:p>253733516</text:p>
          </table:table-cell>
          <table:table-cell>
            <text:p>349302579</text:p>
          </table:table-cell>
        </table:table-row>
        <table:table-row>
          <table:table-cell>
            <text:p>457806898</text:p>
          </table:table-cell>
          <table:table-cell>
            <text:p>268396231</text:p>
          </table:table-cell>
          <table:table-cell>
            <text:p>200807698</text:p>
          </table:table-cell>
          <table:table-cell>
            <text:p>577191954</text:p>
          </table:table-cell>
          <table:table-cell>
            <text:p>769141299</text:p>
          </table:table-cell>
          <table:table-cell>
            <text:p>65257886</text:p>
          </table:table-cell>
          <table:table-cell>
            <text:p>494018792</text:p>
          </table:table-cell>
        </table:table-row>
        <table:table-row>
          <table:table-cell>
            <text:p>246313290</text:p>
          </table:table-cell>
          <table:table-cell>
            <text:p>581500325</text:p>
          </table:table-cell>
          <table:table-cell>
            <text:p>416710556</text:p>
          </table:table-cell>
          <table:table-cell>
            <text:p>636312284</text:p>
          </table:table-cell>
          <table:table-cell>
            <text:p>768426247</text:p>
          </table:table-cell>
          <table:table-cell>
            <text:p>14249567</text:p>
          </table:table-cell>
          <table:table-cell>
            <text:p>483118390</text:p>
          </table:table-cell>
        </table:table-row>
        <table:table-row>
          <table:table-cell>
            <text:p>73815518</text:p>
          </table:table-cell>
          <table:table-cell>
            <text:p>472347480</text:p>
          </table:table-cell>
          <table:table-cell>
            <text:p>200996396</text:p>
          </table:table-cell>
          <table:table-cell>
            <text:p>222109725</text:p>
          </table:table-cell>
          <table:table-cell>
            <text:p>275957276</text:p>
          </table:table-cell>
          <table:table-cell>
            <text:p>692043254</text:p>
          </table:table-cell>
          <table:table-cell>
            <text:p>963954289</text:p>
          </table:table-cell>
        </table:table-row>
        <table:table-row>
          <table:table-cell>
            <text:p>756435998</text:p>
          </table:table-cell>
          <table:table-cell>
            <text:p>316228199</text:p>
          </table:table-cell>
          <table:table-cell>
            <text:p>813841159</text:p>
          </table:table-cell>
          <table:table-cell>
            <text:p>895711849</text:p>
          </table:table-cell>
          <table:table-cell>
            <text:p>949934374</text:p>
          </table:table-cell>
          <table:table-cell>
            <text:p>249173966</text:p>
          </table:table-cell>
          <table:table-cell>
            <text:p>202845909</text:p>
          </table:table-cell>
        </table:table-row>
        <table:table-row>
          <table:table-cell>
            <text:p>585029196</text:p>
          </table:table-cell>
          <table:table-cell>
            <text:p>752630520</text:p>
          </table:table-cell>
          <table:table-cell>
            <text:p>822415304</text:p>
          </table:table-cell>
          <table:table-cell>
            <text:p>353447284</text:p>
          </table:table-cell>
          <table:table-cell>
            <text:p>42020981</text:p>
          </table:table-cell>
          <table:table-cell>
            <text:p>747337255</text:p>
          </table:table-cell>
          <table:table-cell>
            <text:p>129575588</text:p>
          </table:table-cell>
        </table:table-row>
        <table:table-row>
          <table:table-cell>
            <text:p>747430512</text:p>
          </table:table-cell>
          <table:table-cell>
            <text:p>282294445</text:p>
          </table:table-cell>
          <table:table-cell>
            <text:p>113497895</text:p>
          </table:table-cell>
          <table:table-cell>
            <text:p>795119725</text:p>
          </table:table-cell>
          <table:table-cell>
            <text:p>927228705</text:p>
          </table:table-cell>
          <table:table-cell>
            <text:p>303411613</text:p>
          </table:table-cell>
          <table:table-cell>
            <text:p>79868223</text:p>
          </table:table-cell>
        </table:table-row>
        <table:table-row>
          <table:table-cell>
            <text:p>209167305</text:p>
          </table:table-cell>
          <table:table-cell>
            <text:p>986712673</text:p>
          </table:table-cell>
          <table:table-cell>
            <text:p>565097412</text:p>
          </table:table-cell>
          <table:table-cell>
            <text:p>497038805</text:p>
          </table:table-cell>
          <table:table-cell>
            <text:p>612848625</text:p>
          </table:table-cell>
          <table:table-cell>
            <text:p>316536790</text:p>
          </table:table-cell>
          <table:table-cell>
            <text:p>825165471</text:p>
          </table:table-cell>
        </table:table-row>
        <table:table-row>
          <table:table-cell>
            <text:p>149489456</text:p>
          </table:table-cell>
          <table:table-cell>
            <text:p>413479959</text:p>
          </table:table-cell>
          <table:table-cell>
            <text:p>614196924</text:p>
          </table:table-cell>
          <table:table-cell>
            <text:p>880308900</text:p>
          </table:table-cell>
          <table:table-cell>
            <text:p>590639562</text:p>
          </table:table-cell>
          <table:table-cell>
            <text:p>583141705</text:p>
          </table:table-cell>
          <table:table-cell>
            <text:p>358054562</text:p>
          </table:table-cell>
        </table:table-row>
        <table:table-row>
          <table:table-cell>
            <text:p>410616689</text:p>
          </table:table-cell>
          <table:table-cell>
            <text:p>96972526</text:p>
          </table:table-cell>
          <table:table-cell>
            <text:p>245321676</text:p>
          </table:table-cell>
          <table:table-cell>
            <text:p>198888607</text:p>
          </table:table-cell>
          <table:table-cell>
            <text:p>806175173</text:p>
          </table:table-cell>
          <table:table-cell>
            <text:p>256465913</text:p>
          </table:table-cell>
          <table:table-cell>
            <text:p>651685710</text:p>
          </table:table-cell>
        </table:table-row>
        <table:table-row>
          <table:table-cell>
            <text:p>74858482</text:p>
          </table:table-cell>
          <table:table-cell>
            <text:p>773234941</text:p>
          </table:table-cell>
          <table:table-cell>
            <text:p>897845579</text:p>
          </table:table-cell>
          <table:table-cell>
            <text:p>742548282</text:p>
          </table:table-cell>
          <table:table-cell>
            <text:p>243324865</text:p>
          </table:table-cell>
          <table:table-cell>
            <text:p>658620700</text:p>
          </table:table-cell>
          <table:table-cell>
            <text:p>556597018</text:p>
          </table:table-cell>
        </table:table-row>
        <table:table-row>
          <table:table-cell>
            <text:p>877734703</text:p>
          </table:table-cell>
          <table:table-cell>
            <text:p>84757924</text:p>
          </table:table-cell>
          <table:table-cell>
            <text:p>506043930</text:p>
          </table:table-cell>
          <table:table-cell>
            <text:p>738306881</text:p>
          </table:table-cell>
          <table:table-cell>
            <text:p>479017217</text:p>
          </table:table-cell>
          <table:table-cell>
            <text:p>339463860</text:p>
          </table:table-cell>
          <table:table-cell>
            <text:p>984568730</text:p>
          </table:table-cell>
        </table:table-row>
        <table:table-row>
          <table:table-cell>
            <text:p>246882063</text:p>
          </table:table-cell>
          <table:table-cell>
            <text:p>474316004</text:p>
          </table:table-cell>
          <table:table-cell>
            <text:p>903281967</text:p>
          </table:table-cell>
          <table:table-cell>
            <text:p>893679009</text:p>
          </table:table-cell>
          <table:table-cell>
            <text:p>781790617</text:p>
          </table:table-cell>
          <table:table-cell>
            <text:p>489324472</text:p>
          </table:table-cell>
          <table:table-cell>
            <text:p>377304556</text:p>
          </table:table-cell>
        </table:table-row>
        <table:table-row>
          <table:table-cell>
            <text:p>277110682</text:p>
          </table:table-cell>
          <table:table-cell>
            <text:p>312790170</text:p>
          </table:table-cell>
          <table:table-cell>
            <text:p>699903558</text:p>
          </table:table-cell>
          <table:table-cell>
            <text:p>200233841</text:p>
          </table:table-cell>
          <table:table-cell>
            <text:p>961760386</text:p>
          </table:table-cell>
          <table:table-cell>
            <text:p>242169009</text:p>
          </table:table-cell>
          <table:table-cell>
            <text:p>213937628</text:p>
          </table:table-cell>
        </table:table-row>
        <table:table-row>
          <table:table-cell>
            <text:p>269119301</text:p>
          </table:table-cell>
          <table:table-cell>
            <text:p>683929379</text:p>
          </table:table-cell>
          <table:table-cell>
            <text:p>724396026</text:p>
          </table:table-cell>
          <table:table-cell>
            <text:p>344191462</text:p>
          </table:table-cell>
          <table:table-cell>
            <text:p>602665052</text:p>
          </table:table-cell>
          <table:table-cell>
            <text:p>33178256</text:p>
          </table:table-cell>
          <table:table-cell>
            <text:p>269141191</text:p>
          </table:table-cell>
        </table:table-row>
        <table:table-row>
          <table:table-cell>
            <text:p>948352359</text:p>
          </table:table-cell>
          <table:table-cell>
            <text:p>626645685</text:p>
          </table:table-cell>
          <table:table-cell>
            <text:p>723851783</text:p>
          </table:table-cell>
          <table:table-cell>
            <text:p>682876460</text:p>
          </table:table-cell>
          <table:table-cell>
            <text:p>779283360</text:p>
          </table:table-cell>
          <table:table-cell>
            <text:p>13714102</text:p>
          </table:table-cell>
          <table:table-cell>
            <text:p>720645754</text:p>
          </table:table-cell>
        </table:table-row>
        <table:table-row>
          <table:table-cell>
            <text:p>686365124</text:p>
          </table:table-cell>
          <table:table-cell>
            <text:p>186870417</text:p>
          </table:table-cell>
          <table:table-cell>
            <text:p>842765515</text:p>
          </table:table-cell>
          <table:table-cell>
            <text:p>462819705</text:p>
          </table:table-cell>
          <table:table-cell>
            <text:p>502519651</text:p>
          </table:table-cell>
          <table:table-cell>
            <text:p>465413419</text:p>
          </table:table-cell>
          <table:table-cell>
            <text:p>633615032</text:p>
          </table:table-cell>
        </table:table-row>
        <table:table-row>
          <table:table-cell>
            <text:p>461310663</text:p>
          </table:table-cell>
          <table:table-cell>
            <text:p>366305986</text:p>
          </table:table-cell>
          <table:table-cell>
            <text:p>733915228</text:p>
          </table:table-cell>
          <table:table-cell>
            <text:p>388129343</text:p>
          </table:table-cell>
          <table:table-cell>
            <text:p>787802280</text:p>
          </table:table-cell>
          <table:table-cell>
            <text:p>746628609</text:p>
          </table:table-cell>
          <table:table-cell>
            <text:p>103475165</text:p>
          </table:table-cell>
        </table:table-row>
        <table:table-row>
          <table:table-cell>
            <text:p>347265532</text:p>
          </table:table-cell>
          <table:table-cell>
            <text:p>313702123</text:p>
          </table:table-cell>
          <table:table-cell>
            <text:p>255938606</text:p>
          </table:table-cell>
          <table:table-cell>
            <text:p>993195019</text:p>
          </table:table-cell>
          <table:table-cell>
            <text:p>173224233</text:p>
          </table:table-cell>
          <table:table-cell>
            <text:p>205247464</text:p>
          </table:table-cell>
          <table:table-cell>
            <text:p>667254510</text:p>
          </table:table-cell>
        </table:table-row>
        <table:table-row>
          <table:table-cell>
            <text:p>766068125</text:p>
          </table:table-cell>
          <table:table-cell>
            <text:p>720612743</text:p>
          </table:table-cell>
          <table:table-cell>
            <text:p>828575471</text:p>
          </table:table-cell>
          <table:table-cell>
            <text:p>238879901</text:p>
          </table:table-cell>
          <table:table-cell>
            <text:p>301455609</text:p>
          </table:table-cell>
          <table:table-cell>
            <text:p>999068056</text:p>
          </table:table-cell>
          <table:table-cell>
            <text:p>381370966</text:p>
          </table:table-cell>
        </table:table-row>
        <table:table-row>
          <table:table-cell>
            <text:p>171280232</text:p>
          </table:table-cell>
          <table:table-cell>
            <text:p>134854168</text:p>
          </table:table-cell>
          <table:table-cell>
            <text:p>359144607</text:p>
          </table:table-cell>
          <table:table-cell>
            <text:p>605934748</text:p>
          </table:table-cell>
          <table:table-cell>
            <text:p>673804680</text:p>
          </table:table-cell>
          <table:table-cell>
            <text:p>224233433</text:p>
          </table:table-cell>
          <table:table-cell>
            <text:p>888189943</text:p>
          </table:table-cell>
        </table:table-row>
        <table:table-row>
          <table:table-cell>
            <text:p>544983615</text:p>
          </table:table-cell>
          <table:table-cell>
            <text:p>457971147</text:p>
          </table:table-cell>
          <table:table-cell>
            <text:p>414609468</text:p>
          </table:table-cell>
          <table:table-cell>
            <text:p>536512547</text:p>
          </table:table-cell>
          <table:table-cell>
            <text:p>816005159</text:p>
          </table:table-cell>
          <table:table-cell>
            <text:p>374325194</text:p>
          </table:table-cell>
          <table:table-cell>
            <text:p>515918407</text:p>
          </table:table-cell>
        </table:table-row>
        <table:table-row>
          <table:table-cell>
            <text:p>342956510</text:p>
          </table:table-cell>
          <table:table-cell>
            <text:p>156241781</text:p>
          </table:table-cell>
          <table:table-cell>
            <text:p>136104368</text:p>
          </table:table-cell>
          <table:table-cell>
            <text:p>938821966</text:p>
          </table:table-cell>
          <table:table-cell>
            <text:p>691132920</text:p>
          </table:table-cell>
          <table:table-cell>
            <text:p>89766587</text:p>
          </table:table-cell>
          <table:table-cell>
            <text:p>192337930</text:p>
          </table:table-cell>
        </table:table-row>
        <table:table-row>
          <table:table-cell>
            <text:p>569194624</text:p>
          </table:table-cell>
          <table:table-cell>
            <text:p>833363245</text:p>
          </table:table-cell>
          <table:table-cell>
            <text:p>179028080</text:p>
          </table:table-cell>
          <table:table-cell>
            <text:p>593634803</text:p>
          </table:table-cell>
          <table:table-cell>
            <text:p>116753359</text:p>
          </table:table-cell>
          <table:table-cell>
            <text:p>515107264</text:p>
          </table:table-cell>
          <table:table-cell>
            <text:p>987187097</text:p>
          </table:table-cell>
        </table:table-row>
        <table:table-row>
          <table:table-cell>
            <text:p>762227877</text:p>
          </table:table-cell>
          <table:table-cell>
            <text:p>689341374</text:p>
          </table:table-cell>
          <table:table-cell>
            <text:p>626466883</text:p>
          </table:table-cell>
          <table:table-cell>
            <text:p>184839594</text:p>
          </table:table-cell>
          <table:table-cell>
            <text:p>947689229</text:p>
          </table:table-cell>
          <table:table-cell>
            <text:p>474799564</text:p>
          </table:table-cell>
          <table:table-cell>
            <text:p>893017763</text:p>
          </table:table-cell>
        </table:table-row>
        <table:table-row>
          <table:table-cell>
            <text:p>289865590</text:p>
          </table:table-cell>
          <table:table-cell>
            <text:p>623976826</text:p>
          </table:table-cell>
          <table:table-cell>
            <text:p>850168516</text:p>
          </table:table-cell>
          <table:table-cell>
            <text:p>112292105</text:p>
          </table:table-cell>
          <table:table-cell>
            <text:p>552419605</text:p>
          </table:table-cell>
          <table:table-cell>
            <text:p>579989129</text:p>
          </table:table-cell>
          <table:table-cell>
            <text:p>450539417</text:p>
          </table:table-cell>
        </table:table-row>
        <table:table-row>
          <table:table-cell>
            <text:p>690939344</text:p>
          </table:table-cell>
          <table:table-cell>
            <text:p>892571005</text:p>
          </table:table-cell>
          <table:table-cell>
            <text:p>125407815</text:p>
          </table:table-cell>
          <table:table-cell>
            <text:p>944208254</text:p>
          </table:table-cell>
          <table:table-cell>
            <text:p>522827088</text:p>
          </table:table-cell>
          <table:table-cell>
            <text:p>417764767</text:p>
          </table:table-cell>
          <table:table-cell>
            <text:p>151153475</text:p>
          </table:table-cell>
        </table:table-row>
        <table:table-row>
          <table:table-cell>
            <text:p>554084861</text:p>
          </table:table-cell>
          <table:table-cell>
            <text:p>920369293</text:p>
          </table:table-cell>
          <table:table-cell>
            <text:p>385828454</text:p>
          </table:table-cell>
          <table:table-cell>
            <text:p>560886491</text:p>
          </table:table-cell>
          <table:table-cell>
            <text:p>945732931</text:p>
          </table:table-cell>
          <table:table-cell>
            <text:p>769451937</text:p>
          </table:table-cell>
          <table:table-cell>
            <text:p>778116713</text:p>
          </table:table-cell>
        </table:table-row>
        <table:table-row>
          <table:table-cell>
            <text:p>19067716</text:p>
          </table:table-cell>
          <table:table-cell>
            <text:p>994883733</text:p>
          </table:table-cell>
          <table:table-cell>
            <text:p>779592550</text:p>
          </table:table-cell>
          <table:table-cell>
            <text:p>285460941</text:p>
          </table:table-cell>
          <table:table-cell>
            <text:p>774928346</text:p>
          </table:table-cell>
          <table:table-cell>
            <text:p>202988123</text:p>
          </table:table-cell>
          <table:table-cell>
            <text:p>687397755</text:p>
          </table:table-cell>
        </table:table-row>
        <table:table-row>
          <table:table-cell>
            <text:p>474823249</text:p>
          </table:table-cell>
          <table:table-cell>
            <text:p>719385332</text:p>
          </table:table-cell>
          <table:table-cell>
            <text:p>242544793</text:p>
          </table:table-cell>
          <table:table-cell>
            <text:p>883829648</text:p>
          </table:table-cell>
          <table:table-cell>
            <text:p>193334426</text:p>
          </table:table-cell>
          <table:table-cell>
            <text:p>904303530</text:p>
          </table:table-cell>
          <table:table-cell>
            <text:p>634470281</text:p>
          </table:table-cell>
        </table:table-row>
        <table:table-row>
          <table:table-cell>
            <text:p>72714851</text:p>
          </table:table-cell>
          <table:table-cell>
            <text:p>2420039</text:p>
          </table:table-cell>
          <table:table-cell>
            <text:p>30613623</text:p>
          </table:table-cell>
          <table:table-cell>
            <text:p>364870856</text:p>
          </table:table-cell>
          <table:table-cell>
            <text:p>831452104</text:p>
          </table:table-cell>
          <table:table-cell>
            <text:p>166451632</text:p>
          </table:table-cell>
          <table:table-cell>
            <text:p>899059967</text:p>
          </table:table-cell>
        </table:table-row>
        <table:table-row>
          <table:table-cell>
            <text:p>385295313</text:p>
          </table:table-cell>
          <table:table-cell>
            <text:p>616761782</text:p>
          </table:table-cell>
          <table:table-cell>
            <text:p>757549830</text:p>
          </table:table-cell>
          <table:table-cell>
            <text:p>926698376</text:p>
          </table:table-cell>
          <table:table-cell>
            <text:p>513603131</text:p>
          </table:table-cell>
          <table:table-cell>
            <text:p>154556508</text:p>
          </table:table-cell>
          <table:table-cell>
            <text:p>931895863</text:p>
          </table:table-cell>
        </table:table-row>
        <table:table-row>
          <table:table-cell>
            <text:p>988317256</text:p>
          </table:table-cell>
          <table:table-cell>
            <text:p>425934316</text:p>
          </table:table-cell>
          <table:table-cell>
            <text:p>644887867</text:p>
          </table:table-cell>
          <table:table-cell>
            <text:p>284337518</text:p>
          </table:table-cell>
          <table:table-cell>
            <text:p>858956751</text:p>
          </table:table-cell>
          <table:table-cell>
            <text:p>528038772</text:p>
          </table:table-cell>
          <table:table-cell>
            <text:p>50532725</text:p>
          </table:table-cell>
        </table:table-row>
        <table:table-row>
          <table:table-cell>
            <text:p>40776644</text:p>
          </table:table-cell>
          <table:table-cell>
            <text:p>130999373</text:p>
          </table:table-cell>
          <table:table-cell>
            <text:p>627401815</text:p>
          </table:table-cell>
          <table:table-cell>
            <text:p>393747574</text:p>
          </table:table-cell>
          <table:table-cell>
            <text:p>921278501</text:p>
          </table:table-cell>
          <table:table-cell>
            <text:p>202781074</text:p>
          </table:table-cell>
          <table:table-cell>
            <text:p>833956318</text:p>
          </table:table-cell>
        </table:table-row>
        <table:table-row>
          <table:table-cell>
            <text:p>394642671</text:p>
          </table:table-cell>
          <table:table-cell>
            <text:p>901142437</text:p>
          </table:table-cell>
          <table:table-cell>
            <text:p>859830862</text:p>
          </table:table-cell>
          <table:table-cell>
            <text:p>771540038</text:p>
          </table:table-cell>
          <table:table-cell>
            <text:p>545466669</text:p>
          </table:table-cell>
          <table:table-cell>
            <text:p>54447233</text:p>
          </table:table-cell>
          <table:table-cell>
            <text:p>443003934</text:p>
          </table:table-cell>
        </table:table-row>
        <table:table-row>
          <table:table-cell>
            <text:p>525838991</text:p>
          </table:table-cell>
          <table:table-cell>
            <text:p>64466859</text:p>
          </table:table-cell>
          <table:table-cell>
            <text:p>381732910</text:p>
          </table:table-cell>
          <table:table-cell>
            <text:p>816738060</text:p>
          </table:table-cell>
          <table:table-cell>
            <text:p>207546721</text:p>
          </table:table-cell>
          <table:table-cell>
            <text:p>272745795</text:p>
          </table:table-cell>
          <table:table-cell>
            <text:p>169248417</text:p>
          </table:table-cell>
        </table:table-row>
        <table:table-row>
          <table:table-cell>
            <text:p>231548312</text:p>
          </table:table-cell>
          <table:table-cell>
            <text:p>730062907</text:p>
          </table:table-cell>
          <table:table-cell>
            <text:p>965400356</text:p>
          </table:table-cell>
          <table:table-cell>
            <text:p>971294359</text:p>
          </table:table-cell>
          <table:table-cell>
            <text:p>207365794</text:p>
          </table:table-cell>
          <table:table-cell>
            <text:p>72347866</text:p>
          </table:table-cell>
          <table:table-cell>
            <text:p>408773375</text:p>
          </table:table-cell>
        </table:table-row>
        <table:table-row>
          <table:table-cell>
            <text:p>579435199</text:p>
          </table:table-cell>
          <table:table-cell>
            <text:p>743083751</text:p>
          </table:table-cell>
          <table:table-cell>
            <text:p>489146675</text:p>
          </table:table-cell>
          <table:table-cell>
            <text:p>738613516</text:p>
          </table:table-cell>
          <table:table-cell>
            <text:p>917459036</text:p>
          </table:table-cell>
          <table:table-cell>
            <text:p>586447268</text:p>
          </table:table-cell>
          <table:table-cell>
            <text:p>355976277</text:p>
          </table:table-cell>
        </table:table-row>
        <table:table-row>
          <table:table-cell>
            <text:p>897708078</text:p>
          </table:table-cell>
          <table:table-cell>
            <text:p>63472656</text:p>
          </table:table-cell>
          <table:table-cell>
            <text:p>85584813</text:p>
          </table:table-cell>
          <table:table-cell>
            <text:p>964394869</text:p>
          </table:table-cell>
          <table:table-cell>
            <text:p>983359039</text:p>
          </table:table-cell>
          <table:table-cell>
            <text:p>735840892</text:p>
          </table:table-cell>
          <table:table-cell>
            <text:p>370707852</text:p>
          </table:table-cell>
        </table:table-row>
        <table:table-row>
          <table:table-cell>
            <text:p>165901997</text:p>
          </table:table-cell>
          <table:table-cell>
            <text:p>73926164</text:p>
          </table:table-cell>
          <table:table-cell>
            <text:p>826269607</text:p>
          </table:table-cell>
          <table:table-cell>
            <text:p>708136050</text:p>
          </table:table-cell>
          <table:table-cell>
            <text:p>865045561</text:p>
          </table:table-cell>
          <table:table-cell>
            <text:p>467718541</text:p>
          </table:table-cell>
          <table:table-cell>
            <text:p>830620840</text:p>
          </table:table-cell>
        </table:table-row>
        <table:table-row>
          <table:table-cell>
            <text:p>688140834</text:p>
          </table:table-cell>
          <table:table-cell>
            <text:p>694120054</text:p>
          </table:table-cell>
          <table:table-cell>
            <text:p>631903906</text:p>
          </table:table-cell>
          <table:table-cell>
            <text:p>409868425</text:p>
          </table:table-cell>
          <table:table-cell>
            <text:p>887402239</text:p>
          </table:table-cell>
          <table:table-cell>
            <text:p>66296275</text:p>
          </table:table-cell>
          <table:table-cell>
            <text:p>133926329</text:p>
          </table:table-cell>
        </table:table-row>
        <table:table-row>
          <table:table-cell>
            <text:p>758952649</text:p>
          </table:table-cell>
          <table:table-cell>
            <text:p>927226008</text:p>
          </table:table-cell>
          <table:table-cell>
            <text:p>535582916</text:p>
          </table:table-cell>
          <table:table-cell>
            <text:p>134761273</text:p>
          </table:table-cell>
          <table:table-cell>
            <text:p>75145121</text:p>
          </table:table-cell>
          <table:table-cell>
            <text:p>707028268</text:p>
          </table:table-cell>
          <table:table-cell>
            <text:p>835838662</text:p>
          </table:table-cell>
        </table:table-row>
        <table:table-row>
          <table:table-cell>
            <text:p>911245060</text:p>
          </table:table-cell>
          <table:table-cell>
            <text:p>182557255</text:p>
          </table:table-cell>
          <table:table-cell>
            <text:p>679786627</text:p>
          </table:table-cell>
          <table:table-cell>
            <text:p>741559353</text:p>
          </table:table-cell>
          <table:table-cell>
            <text:p>76487952</text:p>
          </table:table-cell>
          <table:table-cell>
            <text:p>434081350</text:p>
          </table:table-cell>
          <table:table-cell>
            <text:p>27377621</text:p>
          </table:table-cell>
        </table:table-row>
        <table:table-row>
          <table:table-cell>
            <text:p>572107118</text:p>
          </table:table-cell>
          <table:table-cell>
            <text:p>469210677</text:p>
          </table:table-cell>
          <table:table-cell>
            <text:p>694725763</text:p>
          </table:table-cell>
          <table:table-cell>
            <text:p>306975713</text:p>
          </table:table-cell>
          <table:table-cell>
            <text:p>712628423</text:p>
          </table:table-cell>
          <table:table-cell>
            <text:p>194225513</text:p>
          </table:table-cell>
          <table:table-cell>
            <text:p>363386416</text:p>
          </table:table-cell>
        </table:table-row>
        <table:table-row>
          <table:table-cell>
            <text:p>888950752</text:p>
          </table:table-cell>
          <table:table-cell>
            <text:p>297324730</text:p>
          </table:table-cell>
          <table:table-cell>
            <text:p>195397017</text:p>
          </table:table-cell>
          <table:table-cell>
            <text:p>469772594</text:p>
          </table:table-cell>
          <table:table-cell>
            <text:p>405949785</text:p>
          </table:table-cell>
          <table:table-cell>
            <text:p>133056420</text:p>
          </table:table-cell>
          <table:table-cell>
            <text:p>839169454</text:p>
          </table:table-cell>
        </table:table-row>
        <table:table-row>
          <table:table-cell>
            <text:p>541672970</text:p>
          </table:table-cell>
          <table:table-cell>
            <text:p>516937322</text:p>
          </table:table-cell>
          <table:table-cell>
            <text:p>684306611</text:p>
          </table:table-cell>
          <table:table-cell>
            <text:p>95291283</text:p>
          </table:table-cell>
          <table:table-cell>
            <text:p>306076286</text:p>
          </table:table-cell>
          <table:table-cell>
            <text:p>682167584</text:p>
          </table:table-cell>
          <table:table-cell>
            <text:p>152469632</text:p>
          </table:table-cell>
        </table:table-row>
        <table:table-row>
          <table:table-cell>
            <text:p>118575765</text:p>
          </table:table-cell>
          <table:table-cell>
            <text:p>938665131</text:p>
          </table:table-cell>
          <table:table-cell>
            <text:p>87933507</text:p>
          </table:table-cell>
          <table:table-cell>
            <text:p>86065434</text:p>
          </table:table-cell>
          <table:table-cell>
            <text:p>179532611</text:p>
          </table:table-cell>
          <table:table-cell>
            <text:p>572019058</text:p>
          </table:table-cell>
          <table:table-cell>
            <text:p>843259916</text:p>
          </table:table-cell>
        </table:table-row>
        <table:table-row>
          <table:table-cell>
            <text:p>41390065</text:p>
          </table:table-cell>
          <table:table-cell>
            <text:p>526247269</text:p>
          </table:table-cell>
          <table:table-cell>
            <text:p>458929732</text:p>
          </table:table-cell>
          <table:table-cell>
            <text:p>351198575</text:p>
          </table:table-cell>
          <table:table-cell>
            <text:p>478773748</text:p>
          </table:table-cell>
          <table:table-cell>
            <text:p>547501406</text:p>
          </table:table-cell>
          <table:table-cell>
            <text:p>712286545</text:p>
          </table:table-cell>
        </table:table-row>
        <table:table-row>
          <table:table-cell>
            <text:p>629100492</text:p>
          </table:table-cell>
          <table:table-cell>
            <text:p>224930995</text:p>
          </table:table-cell>
          <table:table-cell>
            <text:p>434446606</text:p>
          </table:table-cell>
          <table:table-cell>
            <text:p>292622191</text:p>
          </table:table-cell>
          <table:table-cell>
            <text:p>640616456</text:p>
          </table:table-cell>
          <table:table-cell>
            <text:p>409594644</text:p>
          </table:table-cell>
          <table:table-cell>
            <text:p>428195176</text:p>
          </table:table-cell>
        </table:table-row>
        <table:table-row>
          <table:table-cell>
            <text:p>28057197</text:p>
          </table:table-cell>
          <table:table-cell>
            <text:p>925124825</text:p>
          </table:table-cell>
          <table:table-cell>
            <text:p>714253195</text:p>
          </table:table-cell>
          <table:table-cell>
            <text:p>455240398</text:p>
          </table:table-cell>
          <table:table-cell>
            <text:p>459105392</text:p>
          </table:table-cell>
          <table:table-cell>
            <text:p>688820734</text:p>
          </table:table-cell>
          <table:table-cell>
            <text:p>972405850</text:p>
          </table:table-cell>
        </table:table-row>
        <table:table-row>
          <table:table-cell>
            <text:p>693670953</text:p>
          </table:table-cell>
          <table:table-cell>
            <text:p>176598665</text:p>
          </table:table-cell>
          <table:table-cell>
            <text:p>739807425</text:p>
          </table:table-cell>
          <table:table-cell>
            <text:p>416284268</text:p>
          </table:table-cell>
          <table:table-cell>
            <text:p>46676722</text:p>
          </table:table-cell>
          <table:table-cell>
            <text:p>453563045</text:p>
          </table:table-cell>
          <table:table-cell>
            <text:p>915668002</text:p>
          </table:table-cell>
        </table:table-row>
        <table:table-row>
          <table:table-cell>
            <text:p>226936805</text:p>
          </table:table-cell>
          <table:table-cell>
            <text:p>993142093</text:p>
          </table:table-cell>
          <table:table-cell>
            <text:p>396879549</text:p>
          </table:table-cell>
          <table:table-cell>
            <text:p>524799981</text:p>
          </table:table-cell>
          <table:table-cell>
            <text:p>728999236</text:p>
          </table:table-cell>
          <table:table-cell>
            <text:p>720741009</text:p>
          </table:table-cell>
          <table:table-cell>
            <text:p>462488159</text:p>
          </table:table-cell>
        </table:table-row>
        <table:table-row>
          <table:table-cell>
            <text:p>162652535</text:p>
          </table:table-cell>
          <table:table-cell>
            <text:p>3856845</text:p>
          </table:table-cell>
          <table:table-cell>
            <text:p>872297720</text:p>
          </table:table-cell>
          <table:table-cell>
            <text:p>623255836</text:p>
          </table:table-cell>
          <table:table-cell>
            <text:p>888662385</text:p>
          </table:table-cell>
          <table:table-cell>
            <text:p>157484271</text:p>
          </table:table-cell>
          <table:table-cell>
            <text:p>914473655</text:p>
          </table:table-cell>
        </table:table-row>
        <table:table-row>
          <table:table-cell>
            <text:p>722413223</text:p>
          </table:table-cell>
          <table:table-cell>
            <text:p>273005291</text:p>
          </table:table-cell>
          <table:table-cell>
            <text:p>942383773</text:p>
          </table:table-cell>
          <table:table-cell>
            <text:p>571034757</text:p>
          </table:table-cell>
          <table:table-cell>
            <text:p>128466100</text:p>
          </table:table-cell>
          <table:table-cell>
            <text:p>922249645</text:p>
          </table:table-cell>
          <table:table-cell>
            <text:p>584526912</text:p>
          </table:table-cell>
        </table:table-row>
        <table:table-row>
          <table:table-cell>
            <text:p>721145244</text:p>
          </table:table-cell>
          <table:table-cell>
            <text:p>718727642</text:p>
          </table:table-cell>
          <table:table-cell>
            <text:p>630311309</text:p>
          </table:table-cell>
          <table:table-cell>
            <text:p>219094022</text:p>
          </table:table-cell>
          <table:table-cell>
            <text:p>812299356</text:p>
          </table:table-cell>
          <table:table-cell>
            <text:p>320524264</text:p>
          </table:table-cell>
          <table:table-cell>
            <text:p>591395884</text:p>
          </table:table-cell>
        </table:table-row>
        <table:table-row>
          <table:table-cell>
            <text:p>175511104</text:p>
          </table:table-cell>
          <table:table-cell>
            <text:p>232330137</text:p>
          </table:table-cell>
          <table:table-cell>
            <text:p>773057520</text:p>
          </table:table-cell>
          <table:table-cell>
            <text:p>618765839</text:p>
          </table:table-cell>
          <table:table-cell>
            <text:p>993356859</text:p>
          </table:table-cell>
          <table:table-cell>
            <text:p>781598852</text:p>
          </table:table-cell>
          <table:table-cell>
            <text:p>441787961</text:p>
          </table:table-cell>
        </table:table-row>
        <table:table-row>
          <table:table-cell>
            <text:p>407718215</text:p>
          </table:table-cell>
          <table:table-cell>
            <text:p>811119779</text:p>
          </table:table-cell>
          <table:table-cell>
            <text:p>333526488</text:p>
          </table:table-cell>
          <table:table-cell>
            <text:p>811463434</text:p>
          </table:table-cell>
          <table:table-cell>
            <text:p>295875139</text:p>
          </table:table-cell>
          <table:table-cell>
            <text:p>740290841</text:p>
          </table:table-cell>
          <table:table-cell>
            <text:p>119511199</text:p>
          </table:table-cell>
        </table:table-row>
        <table:table-row>
          <table:table-cell>
            <text:p>199941239</text:p>
          </table:table-cell>
          <table:table-cell>
            <text:p>782937674</text:p>
          </table:table-cell>
          <table:table-cell>
            <text:p>263768625</text:p>
          </table:table-cell>
          <table:table-cell>
            <text:p>786031200</text:p>
          </table:table-cell>
          <table:table-cell>
            <text:p>767902937</text:p>
          </table:table-cell>
          <table:table-cell>
            <text:p>176583736</text:p>
          </table:table-cell>
          <table:table-cell>
            <text:p>789690713</text:p>
          </table:table-cell>
        </table:table-row>
        <table:table-row>
          <table:table-cell>
            <text:p>89354452</text:p>
          </table:table-cell>
          <table:table-cell>
            <text:p>355375684</text:p>
          </table:table-cell>
          <table:table-cell>
            <text:p>411239628</text:p>
          </table:table-cell>
          <table:table-cell>
            <text:p>176767536</text:p>
          </table:table-cell>
          <table:table-cell>
            <text:p>780701935</text:p>
          </table:table-cell>
          <table:table-cell>
            <text:p>282751051</text:p>
          </table:table-cell>
          <table:table-cell>
            <text:p>781242584</text:p>
          </table:table-cell>
        </table:table-row>
        <table:table-row>
          <table:table-cell>
            <text:p>350071812</text:p>
          </table:table-cell>
          <table:table-cell>
            <text:p>530824634</text:p>
          </table:table-cell>
          <table:table-cell>
            <text:p>570298988</text:p>
          </table:table-cell>
          <table:table-cell>
            <text:p>662292870</text:p>
          </table:table-cell>
          <table:table-cell>
            <text:p>69227628</text:p>
          </table:table-cell>
          <table:table-cell>
            <text:p>902259022</text:p>
          </table:table-cell>
          <table:table-cell>
            <text:p>581179166</text:p>
          </table:table-cell>
        </table:table-row>
        <table:table-row>
          <table:table-cell>
            <text:p>404416343</text:p>
          </table:table-cell>
          <table:table-cell>
            <text:p>235157721</text:p>
          </table:table-cell>
          <table:table-cell>
            <text:p>258752129</text:p>
          </table:table-cell>
          <table:table-cell>
            <text:p>412293870</text:p>
          </table:table-cell>
          <table:table-cell>
            <text:p>657512325</text:p>
          </table:table-cell>
          <table:table-cell>
            <text:p>560206373</text:p>
          </table:table-cell>
          <table:table-cell>
            <text:p>100264803</text:p>
          </table:table-cell>
        </table:table-row>
        <table:table-row>
          <table:table-cell>
            <text:p>584801008</text:p>
          </table:table-cell>
          <table:table-cell>
            <text:p>978373181</text:p>
          </table:table-cell>
          <table:table-cell>
            <text:p>232968465</text:p>
          </table:table-cell>
          <table:table-cell>
            <text:p>346960842</text:p>
          </table:table-cell>
          <table:table-cell>
            <text:p>449430294</text:p>
          </table:table-cell>
          <table:table-cell>
            <text:p>259766879</text:p>
          </table:table-cell>
          <table:table-cell>
            <text:p>4228131</text:p>
          </table:table-cell>
        </table:table-row>
        <table:table-row>
          <table:table-cell>
            <text:p>164499647</text:p>
          </table:table-cell>
          <table:table-cell>
            <text:p>35561678</text:p>
          </table:table-cell>
          <table:table-cell>
            <text:p>893106905</text:p>
          </table:table-cell>
          <table:table-cell>
            <text:p>256898592</text:p>
          </table:table-cell>
          <table:table-cell>
            <text:p>256163492</text:p>
          </table:table-cell>
          <table:table-cell>
            <text:p>269076253</text:p>
          </table:table-cell>
          <table:table-cell>
            <text:p>550068449</text:p>
          </table:table-cell>
        </table:table-row>
        <table:table-row>
          <table:table-cell>
            <text:p>228563406</text:p>
          </table:table-cell>
          <table:table-cell>
            <text:p>494009033</text:p>
          </table:table-cell>
          <table:table-cell>
            <text:p>473452668</text:p>
          </table:table-cell>
          <table:table-cell>
            <text:p>883323525</text:p>
          </table:table-cell>
          <table:table-cell>
            <text:p>765786186</text:p>
          </table:table-cell>
          <table:table-cell>
            <text:p>680467401</text:p>
          </table:table-cell>
          <table:table-cell>
            <text:p>69679216</text:p>
          </table:table-cell>
        </table:table-row>
        <table:table-row>
          <table:table-cell>
            <text:p>146326224</text:p>
          </table:table-cell>
          <table:table-cell>
            <text:p>822590224</text:p>
          </table:table-cell>
          <table:table-cell>
            <text:p>878415243</text:p>
          </table:table-cell>
          <table:table-cell>
            <text:p>4343595</text:p>
          </table:table-cell>
          <table:table-cell>
            <text:p>407559369</text:p>
          </table:table-cell>
          <table:table-cell>
            <text:p>214643878</text:p>
          </table:table-cell>
          <table:table-cell>
            <text:p>634975617</text:p>
          </table:table-cell>
        </table:table-row>
        <table:table-row>
          <table:table-cell>
            <text:p>233566969</text:p>
          </table:table-cell>
          <table:table-cell>
            <text:p>570105022</text:p>
          </table:table-cell>
          <table:table-cell>
            <text:p>935491599</text:p>
          </table:table-cell>
          <table:table-cell>
            <text:p>25203111</text:p>
          </table:table-cell>
          <table:table-cell>
            <text:p>985357775</text:p>
          </table:table-cell>
          <table:table-cell>
            <text:p>16810733</text:p>
          </table:table-cell>
          <table:table-cell>
            <text:p>545498658</text:p>
          </table:table-cell>
        </table:table-row>
        <table:table-row>
          <table:table-cell>
            <text:p>417880491</text:p>
          </table:table-cell>
          <table:table-cell>
            <text:p>641877165</text:p>
          </table:table-cell>
          <table:table-cell>
            <text:p>752120441</text:p>
          </table:table-cell>
          <table:table-cell>
            <text:p>374014190</text:p>
          </table:table-cell>
          <table:table-cell>
            <text:p>901637218</text:p>
          </table:table-cell>
          <table:table-cell>
            <text:p>120320987</text:p>
          </table:table-cell>
          <table:table-cell>
            <text:p>500592664</text:p>
          </table:table-cell>
        </table:table-row>
        <table:table-row>
          <table:table-cell>
            <text:p>994321614</text:p>
          </table:table-cell>
          <table:table-cell>
            <text:p>254205487</text:p>
          </table:table-cell>
          <table:table-cell>
            <text:p>611012721</text:p>
          </table:table-cell>
          <table:table-cell>
            <text:p>645510539</text:p>
          </table:table-cell>
          <table:table-cell>
            <text:p>957885075</text:p>
          </table:table-cell>
          <table:table-cell>
            <text:p>324569124</text:p>
          </table:table-cell>
          <table:table-cell>
            <text:p>184398382</text:p>
          </table:table-cell>
        </table:table-row>
        <table:table-row>
          <table:table-cell>
            <text:p>468045243</text:p>
          </table:table-cell>
          <table:table-cell>
            <text:p>842769468</text:p>
          </table:table-cell>
          <table:table-cell>
            <text:p>766228084</text:p>
          </table:table-cell>
          <table:table-cell>
            <text:p>878760923</text:p>
          </table:table-cell>
          <table:table-cell>
            <text:p>804892513</text:p>
          </table:table-cell>
          <table:table-cell>
            <text:p>145152607</text:p>
          </table:table-cell>
          <table:table-cell>
            <text:p>619915963</text:p>
          </table:table-cell>
        </table:table-row>
        <table:table-row>
          <table:table-cell>
            <text:p>700338408</text:p>
          </table:table-cell>
          <table:table-cell>
            <text:p>872190982</text:p>
          </table:table-cell>
          <table:table-cell>
            <text:p>402199294</text:p>
          </table:table-cell>
          <table:table-cell>
            <text:p>352745271</text:p>
          </table:table-cell>
          <table:table-cell>
            <text:p>856660095</text:p>
          </table:table-cell>
          <table:table-cell>
            <text:p>78371690</text:p>
          </table:table-cell>
          <table:table-cell>
            <text:p>159368146</text:p>
          </table:table-cell>
        </table:table-row>
        <table:table-row>
          <table:table-cell>
            <text:p>218576015</text:p>
          </table:table-cell>
          <table:table-cell>
            <text:p>949058524</text:p>
          </table:table-cell>
          <table:table-cell>
            <text:p>377854935</text:p>
          </table:table-cell>
          <table:table-cell>
            <text:p>609942204</text:p>
          </table:table-cell>
          <table:table-cell>
            <text:p>866895537</text:p>
          </table:table-cell>
          <table:table-cell>
            <text:p>525847656</text:p>
          </table:table-cell>
          <table:table-cell>
            <text:p>647507668</text:p>
          </table:table-cell>
        </table:table-row>
        <table:table-row>
          <table:table-cell>
            <text:p>647112162</text:p>
          </table:table-cell>
          <table:table-cell>
            <text:p>921665142</text:p>
          </table:table-cell>
          <table:table-cell>
            <text:p>442906430</text:p>
          </table:table-cell>
          <table:table-cell>
            <text:p>861057853</text:p>
          </table:table-cell>
          <table:table-cell>
            <text:p>341033522</text:p>
          </table:table-cell>
          <table:table-cell>
            <text:p>700536262</text:p>
          </table:table-cell>
          <table:table-cell>
            <text:p>600469482</text:p>
          </table:table-cell>
        </table:table-row>
        <table:table-row>
          <table:table-cell>
            <text:p>94058079</text:p>
          </table:table-cell>
          <table:table-cell>
            <text:p>726775794</text:p>
          </table:table-cell>
          <table:table-cell>
            <text:p>593553708</text:p>
          </table:table-cell>
          <table:table-cell>
            <text:p>86660069</text:p>
          </table:table-cell>
          <table:table-cell>
            <text:p>17951949</text:p>
          </table:table-cell>
          <table:table-cell>
            <text:p>888845291</text:p>
          </table:table-cell>
          <table:table-cell>
            <text:p>313261012</text:p>
          </table:table-cell>
        </table:table-row>
        <table:table-row>
          <table:table-cell>
            <text:p>981498635</text:p>
          </table:table-cell>
          <table:table-cell>
            <text:p>657321909</text:p>
          </table:table-cell>
          <table:table-cell>
            <text:p>497446516</text:p>
          </table:table-cell>
          <table:table-cell>
            <text:p>401398549</text:p>
          </table:table-cell>
          <table:table-cell>
            <text:p>868740955</text:p>
          </table:table-cell>
          <table:table-cell>
            <text:p>197559376</text:p>
          </table:table-cell>
          <table:table-cell>
            <text:p>875017800</text:p>
          </table:table-cell>
        </table:table-row>
        <table:table-row>
          <table:table-cell>
            <text:p>648609575</text:p>
          </table:table-cell>
          <table:table-cell>
            <text:p>641574339</text:p>
          </table:table-cell>
          <table:table-cell>
            <text:p>491248124</text:p>
          </table:table-cell>
          <table:table-cell>
            <text:p>596738052</text:p>
          </table:table-cell>
          <table:table-cell>
            <text:p>965885534</text:p>
          </table:table-cell>
          <table:table-cell>
            <text:p>432931260</text:p>
          </table:table-cell>
          <table:table-cell>
            <text:p>645279275</text:p>
          </table:table-cell>
        </table:table-row>
        <table:table-row>
          <table:table-cell>
            <text:p>321665125</text:p>
          </table:table-cell>
          <table:table-cell>
            <text:p>402408398</text:p>
          </table:table-cell>
          <table:table-cell>
            <text:p>393117752</text:p>
          </table:table-cell>
          <table:table-cell>
            <text:p>602687432</text:p>
          </table:table-cell>
          <table:table-cell>
            <text:p>352480106</text:p>
          </table:table-cell>
          <table:table-cell>
            <text:p>963370661</text:p>
          </table:table-cell>
          <table:table-cell>
            <text:p>435383659</text:p>
          </table:table-cell>
        </table:table-row>
        <table:table-row>
          <table:table-cell>
            <text:p>20739798</text:p>
          </table:table-cell>
          <table:table-cell>
            <text:p>509615223</text:p>
          </table:table-cell>
          <table:table-cell>
            <text:p>187304209</text:p>
          </table:table-cell>
          <table:table-cell>
            <text:p>921551720</text:p>
          </table:table-cell>
          <table:table-cell>
            <text:p>4870375</text:p>
          </table:table-cell>
          <table:table-cell>
            <text:p>536709951</text:p>
          </table:table-cell>
          <table:table-cell>
            <text:p>773045045</text:p>
          </table:table-cell>
        </table:table-row>
        <table:table-row>
          <table:table-cell>
            <text:p>204212287</text:p>
          </table:table-cell>
          <table:table-cell>
            <text:p>863383073</text:p>
          </table:table-cell>
          <table:table-cell>
            <text:p>858853051</text:p>
          </table:table-cell>
          <table:table-cell>
            <text:p>692612599</text:p>
          </table:table-cell>
          <table:table-cell>
            <text:p>677830033</text:p>
          </table:table-cell>
          <table:table-cell>
            <text:p>479820930</text:p>
          </table:table-cell>
          <table:table-cell>
            <text:p>375761523</text:p>
          </table:table-cell>
        </table:table-row>
        <table:table-row>
          <table:table-cell>
            <text:p>26597492</text:p>
          </table:table-cell>
          <table:table-cell>
            <text:p>301203419</text:p>
          </table:table-cell>
          <table:table-cell>
            <text:p>562022238</text:p>
          </table:table-cell>
          <table:table-cell>
            <text:p>410345448</text:p>
          </table:table-cell>
          <table:table-cell>
            <text:p>826525060</text:p>
          </table:table-cell>
          <table:table-cell>
            <text:p>286396406</text:p>
          </table:table-cell>
          <table:table-cell>
            <text:p>52647642</text:p>
          </table:table-cell>
        </table:table-row>
        <table:table-row>
          <table:table-cell>
            <text:p>382414458</text:p>
          </table:table-cell>
          <table:table-cell>
            <text:p>881985959</text:p>
          </table:table-cell>
          <table:table-cell>
            <text:p>620036925</text:p>
          </table:table-cell>
          <table:table-cell>
            <text:p>445138742</text:p>
          </table:table-cell>
          <table:table-cell>
            <text:p>493968931</text:p>
          </table:table-cell>
          <table:table-cell>
            <text:p>682978792</text:p>
          </table:table-cell>
          <table:table-cell>
            <text:p>737821276</text:p>
          </table:table-cell>
        </table:table-row>
        <table:table-row>
          <table:table-cell>
            <text:p>572972241</text:p>
          </table:table-cell>
          <table:table-cell>
            <text:p>482006439</text:p>
          </table:table-cell>
          <table:table-cell>
            <text:p>948517780</text:p>
          </table:table-cell>
          <table:table-cell>
            <text:p>45233486</text:p>
          </table:table-cell>
          <table:table-cell>
            <text:p>978811639</text:p>
          </table:table-cell>
          <table:table-cell>
            <text:p>616664349</text:p>
          </table:table-cell>
          <table:table-cell>
            <text:p>232056314</text:p>
          </table:table-cell>
        </table:table-row>
        <table:table-row>
          <table:table-cell>
            <text:p>710985246</text:p>
          </table:table-cell>
          <table:table-cell>
            <text:p>463924750</text:p>
          </table:table-cell>
          <table:table-cell>
            <text:p>77865691</text:p>
          </table:table-cell>
          <table:table-cell>
            <text:p>963213844</text:p>
          </table:table-cell>
          <table:table-cell>
            <text:p>788212123</text:p>
          </table:table-cell>
          <table:table-cell>
            <text:p>54714670</text:p>
          </table:table-cell>
          <table:table-cell>
            <text:p>277141045</text:p>
          </table:table-cell>
        </table:table-row>
        <table:table-row>
          <table:table-cell>
            <text:p>314135160</text:p>
          </table:table-cell>
          <table:table-cell>
            <text:p>838625794</text:p>
          </table:table-cell>
          <table:table-cell>
            <text:p>792136596</text:p>
          </table:table-cell>
          <table:table-cell>
            <text:p>880491179</text:p>
          </table:table-cell>
          <table:table-cell>
            <text:p>734155415</text:p>
          </table:table-cell>
          <table:table-cell>
            <text:p>751637632</text:p>
          </table:table-cell>
          <table:table-cell>
            <text:p>911766645</text:p>
          </table:table-cell>
        </table:table-row>
        <table:table-row>
          <table:table-cell>
            <text:p>378413569</text:p>
          </table:table-cell>
          <table:table-cell>
            <text:p>997264801</text:p>
          </table:table-cell>
          <table:table-cell>
            <text:p>684519371</text:p>
          </table:table-cell>
          <table:table-cell>
            <text:p>939269489</text:p>
          </table:table-cell>
          <table:table-cell>
            <text:p>858756593</text:p>
          </table:table-cell>
          <table:table-cell>
            <text:p>415760097</text:p>
          </table:table-cell>
          <table:table-cell>
            <text:p>702421182</text:p>
          </table:table-cell>
        </table:table-row>
        <table:table-row>
          <table:table-cell>
            <text:p>278878920</text:p>
          </table:table-cell>
          <table:table-cell>
            <text:p>916062424</text:p>
          </table:table-cell>
          <table:table-cell>
            <text:p>227954801</text:p>
          </table:table-cell>
          <table:table-cell>
            <text:p>591701867</text:p>
          </table:table-cell>
          <table:table-cell>
            <text:p>38241589</text:p>
          </table:table-cell>
          <table:table-cell>
            <text:p>959818942</text:p>
          </table:table-cell>
          <table:table-cell>
            <text:p>592803204</text:p>
          </table:table-cell>
        </table:table-row>
        <table:table-row>
          <table:table-cell>
            <text:p>144049307</text:p>
          </table:table-cell>
          <table:table-cell>
            <text:p>775549815</text:p>
          </table:table-cell>
          <table:table-cell>
            <text:p>460384403</text:p>
          </table:table-cell>
          <table:table-cell>
            <text:p>429433263</text:p>
          </table:table-cell>
          <table:table-cell>
            <text:p>687101685</text:p>
          </table:table-cell>
          <table:table-cell>
            <text:p>878851359</text:p>
          </table:table-cell>
          <table:table-cell>
            <text:p>741728745</text:p>
          </table:table-cell>
        </table:table-row>
        <table:table-row>
          <table:table-cell>
            <text:p>673712050</text:p>
          </table:table-cell>
          <table:table-cell>
            <text:p>153589555</text:p>
          </table:table-cell>
          <table:table-cell>
            <text:p>192519704</text:p>
          </table:table-cell>
          <table:table-cell>
            <text:p>36013243</text:p>
          </table:table-cell>
          <table:table-cell>
            <text:p>385069259</text:p>
          </table:table-cell>
          <table:table-cell>
            <text:p>978218580</text:p>
          </table:table-cell>
          <table:table-cell>
            <text:p>872910310</text:p>
          </table:table-cell>
        </table:table-row>
        <table:table-row>
          <table:table-cell>
            <text:p>425275185</text:p>
          </table:table-cell>
          <table:table-cell>
            <text:p>984181845</text:p>
          </table:table-cell>
          <table:table-cell>
            <text:p>673086757</text:p>
          </table:table-cell>
          <table:table-cell>
            <text:p>590648597</text:p>
          </table:table-cell>
          <table:table-cell>
            <text:p>130649116</text:p>
          </table:table-cell>
          <table:table-cell>
            <text:p>685086095</text:p>
          </table:table-cell>
          <table:table-cell>
            <text:p>615468767</text:p>
          </table:table-cell>
        </table:table-row>
        <table:table-row>
          <table:table-cell>
            <text:p>895544321</text:p>
          </table:table-cell>
          <table:table-cell>
            <text:p>433603303</text:p>
          </table:table-cell>
          <table:table-cell>
            <text:p>444789315</text:p>
          </table:table-cell>
          <table:table-cell>
            <text:p>406612518</text:p>
          </table:table-cell>
          <table:table-cell>
            <text:p>139711566</text:p>
          </table:table-cell>
          <table:table-cell>
            <text:p>561940655</text:p>
          </table:table-cell>
          <table:table-cell>
            <text:p>746832023</text:p>
          </table:table-cell>
        </table:table-row>
        <table:table-row>
          <table:table-cell>
            <text:p>182380369</text:p>
          </table:table-cell>
          <table:table-cell>
            <text:p>791560690</text:p>
          </table:table-cell>
          <table:table-cell>
            <text:p>809479977</text:p>
          </table:table-cell>
          <table:table-cell>
            <text:p>48535260</text:p>
          </table:table-cell>
          <table:table-cell>
            <text:p>762555194</text:p>
          </table:table-cell>
          <table:table-cell>
            <text:p>968257375</text:p>
          </table:table-cell>
          <table:table-cell>
            <text:p>681500119</text:p>
          </table:table-cell>
        </table:table-row>
        <table:table-row>
          <table:table-cell>
            <text:p>417482412</text:p>
          </table:table-cell>
          <table:table-cell>
            <text:p>9571225</text:p>
          </table:table-cell>
          <table:table-cell>
            <text:p>263674397</text:p>
          </table:table-cell>
          <table:table-cell>
            <text:p>484636408</text:p>
          </table:table-cell>
          <table:table-cell>
            <text:p>895371062</text:p>
          </table:table-cell>
          <table:table-cell>
            <text:p>963200057</text:p>
          </table:table-cell>
          <table:table-cell>
            <text:p>76681834</text:p>
          </table:table-cell>
        </table:table-row>
        <table:table-row>
          <table:table-cell>
            <text:p>68117884</text:p>
          </table:table-cell>
          <table:table-cell>
            <text:p>197116711</text:p>
          </table:table-cell>
          <table:table-cell>
            <text:p>651422899</text:p>
          </table:table-cell>
          <table:table-cell>
            <text:p>240995955</text:p>
          </table:table-cell>
          <table:table-cell>
            <text:p>603843305</text:p>
          </table:table-cell>
          <table:table-cell>
            <text:p>990131202</text:p>
          </table:table-cell>
          <table:table-cell>
            <text:p>499089371</text:p>
          </table:table-cell>
        </table:table-row>
        <table:table-row>
          <table:table-cell>
            <text:p>723682026</text:p>
          </table:table-cell>
          <table:table-cell>
            <text:p>255580705</text:p>
          </table:table-cell>
          <table:table-cell>
            <text:p>194280861</text:p>
          </table:table-cell>
          <table:table-cell>
            <text:p>130895371</text:p>
          </table:table-cell>
          <table:table-cell>
            <text:p>98084780</text:p>
          </table:table-cell>
          <table:table-cell>
            <text:p>146244363</text:p>
          </table:table-cell>
          <table:table-cell>
            <text:p>926712701</text:p>
          </table:table-cell>
        </table:table-row>
        <table:table-row>
          <table:table-cell>
            <text:p>282127284</text:p>
          </table:table-cell>
          <table:table-cell>
            <text:p>593632361</text:p>
          </table:table-cell>
          <table:table-cell>
            <text:p>581803078</text:p>
          </table:table-cell>
          <table:table-cell>
            <text:p>754503108</text:p>
          </table:table-cell>
          <table:table-cell>
            <text:p>222468319</text:p>
          </table:table-cell>
          <table:table-cell>
            <text:p>787475827</text:p>
          </table:table-cell>
          <table:table-cell>
            <text:p>509255945</text:p>
          </table:table-cell>
        </table:table-row>
        <table:table-row>
          <table:table-cell>
            <text:p>386332296</text:p>
          </table:table-cell>
          <table:table-cell>
            <text:p>478580389</text:p>
          </table:table-cell>
          <table:table-cell>
            <text:p>60355186</text:p>
          </table:table-cell>
          <table:table-cell>
            <text:p>772783191</text:p>
          </table:table-cell>
          <table:table-cell>
            <text:p>62269868</text:p>
          </table:table-cell>
          <table:table-cell>
            <text:p>867898542</text:p>
          </table:table-cell>
          <table:table-cell>
            <text:p>158792632</text:p>
          </table:table-cell>
        </table:table-row>
        <table:table-row>
          <table:table-cell>
            <text:p>311198465</text:p>
          </table:table-cell>
          <table:table-cell>
            <text:p>495005052</text:p>
          </table:table-cell>
          <table:table-cell>
            <text:p>794608449</text:p>
          </table:table-cell>
          <table:table-cell>
            <text:p>315576300</text:p>
          </table:table-cell>
          <table:table-cell>
            <text:p>910750313</text:p>
          </table:table-cell>
          <table:table-cell>
            <text:p>549905438</text:p>
          </table:table-cell>
          <table:table-cell>
            <text:p>724648769</text:p>
          </table:table-cell>
        </table:table-row>
        <table:table-row>
          <table:table-cell>
            <text:p>357407493</text:p>
          </table:table-cell>
          <table:table-cell>
            <text:p>41111679</text:p>
          </table:table-cell>
          <table:table-cell>
            <text:p>290226215</text:p>
          </table:table-cell>
          <table:table-cell>
            <text:p>930252825</text:p>
          </table:table-cell>
          <table:table-cell>
            <text:p>905920840</text:p>
          </table:table-cell>
          <table:table-cell>
            <text:p>982378045</text:p>
          </table:table-cell>
          <table:table-cell>
            <text:p>518945657</text:p>
          </table:table-cell>
        </table:table-row>
        <table:table-row>
          <table:table-cell>
            <text:p>564675258</text:p>
          </table:table-cell>
          <table:table-cell>
            <text:p>144755887</text:p>
          </table:table-cell>
          <table:table-cell>
            <text:p>399408404</text:p>
          </table:table-cell>
          <table:table-cell>
            <text:p>81348244</text:p>
          </table:table-cell>
          <table:table-cell>
            <text:p>986775633</text:p>
          </table:table-cell>
          <table:table-cell>
            <text:p>561135359</text:p>
          </table:table-cell>
          <table:table-cell>
            <text:p>598127495</text:p>
          </table:table-cell>
        </table:table-row>
        <table:table-row>
          <table:table-cell>
            <text:p>407769236</text:p>
          </table:table-cell>
          <table:table-cell>
            <text:p>247438609</text:p>
          </table:table-cell>
          <table:table-cell>
            <text:p>174533047</text:p>
          </table:table-cell>
          <table:table-cell>
            <text:p>689974321</text:p>
          </table:table-cell>
          <table:table-cell>
            <text:p>166921122</text:p>
          </table:table-cell>
          <table:table-cell>
            <text:p>852101464</text:p>
          </table:table-cell>
          <table:table-cell>
            <text:p>43329702</text:p>
          </table:table-cell>
        </table:table-row>
        <table:table-row>
          <table:table-cell>
            <text:p>148005029</text:p>
          </table:table-cell>
          <table:table-cell>
            <text:p>742800172</text:p>
          </table:table-cell>
          <table:table-cell>
            <text:p>976301358</text:p>
          </table:table-cell>
          <table:table-cell>
            <text:p>492570243</text:p>
          </table:table-cell>
          <table:table-cell>
            <text:p>242799739</text:p>
          </table:table-cell>
          <table:table-cell>
            <text:p>981936002</text:p>
          </table:table-cell>
          <table:table-cell>
            <text:p>528631383</text:p>
          </table:table-cell>
        </table:table-row>
        <table:table-row>
          <table:table-cell>
            <text:p>14339112</text:p>
          </table:table-cell>
          <table:table-cell>
            <text:p>48468484</text:p>
          </table:table-cell>
          <table:table-cell>
            <text:p>718635848</text:p>
          </table:table-cell>
          <table:table-cell>
            <text:p>793407397</text:p>
          </table:table-cell>
          <table:table-cell>
            <text:p>464365321</text:p>
          </table:table-cell>
          <table:table-cell>
            <text:p>380404317</text:p>
          </table:table-cell>
          <table:table-cell>
            <text:p>474709442</text:p>
          </table:table-cell>
        </table:table-row>
        <table:table-row>
          <table:table-cell>
            <text:p>291061515</text:p>
          </table:table-cell>
          <table:table-cell>
            <text:p>857370819</text:p>
          </table:table-cell>
          <table:table-cell>
            <text:p>217233027</text:p>
          </table:table-cell>
          <table:table-cell>
            <text:p>485464381</text:p>
          </table:table-cell>
          <table:table-cell>
            <text:p>248335282</text:p>
          </table:table-cell>
          <table:table-cell>
            <text:p>677360165</text:p>
          </table:table-cell>
          <table:table-cell>
            <text:p>6144543</text:p>
          </table:table-cell>
        </table:table-row>
        <table:table-row>
          <table:table-cell>
            <text:p>403502852</text:p>
          </table:table-cell>
          <table:table-cell>
            <text:p>7471162</text:p>
          </table:table-cell>
          <table:table-cell>
            <text:p>110066031</text:p>
          </table:table-cell>
          <table:table-cell>
            <text:p>844263275</text:p>
          </table:table-cell>
          <table:table-cell>
            <text:p>442090880</text:p>
          </table:table-cell>
          <table:table-cell>
            <text:p>927923947</text:p>
          </table:table-cell>
          <table:table-cell>
            <text:p>826389534</text:p>
          </table:table-cell>
        </table:table-row>
        <table:table-row>
          <table:table-cell>
            <text:p>983904269</text:p>
          </table:table-cell>
          <table:table-cell>
            <text:p>606656231</text:p>
          </table:table-cell>
          <table:table-cell>
            <text:p>853269630</text:p>
          </table:table-cell>
          <table:table-cell>
            <text:p>589859945</text:p>
          </table:table-cell>
          <table:table-cell>
            <text:p>384054839</text:p>
          </table:table-cell>
          <table:table-cell>
            <text:p>919858849</text:p>
          </table:table-cell>
          <table:table-cell>
            <text:p>903417402</text:p>
          </table:table-cell>
        </table:table-row>
        <table:table-row>
          <table:table-cell>
            <text:p>885090529</text:p>
          </table:table-cell>
          <table:table-cell>
            <text:p>679468860</text:p>
          </table:table-cell>
          <table:table-cell>
            <text:p>345878236</text:p>
          </table:table-cell>
          <table:table-cell>
            <text:p>778526116</text:p>
          </table:table-cell>
          <table:table-cell>
            <text:p>861019648</text:p>
          </table:table-cell>
          <table:table-cell>
            <text:p>320817535</text:p>
          </table:table-cell>
          <table:table-cell>
            <text:p>352396074</text:p>
          </table:table-cell>
        </table:table-row>
        <table:table-row>
          <table:table-cell>
            <text:p>292523656</text:p>
          </table:table-cell>
          <table:table-cell>
            <text:p>527842246</text:p>
          </table:table-cell>
          <table:table-cell>
            <text:p>742694431</text:p>
          </table:table-cell>
          <table:table-cell>
            <text:p>411692072</text:p>
          </table:table-cell>
          <table:table-cell>
            <text:p>212286205</text:p>
          </table:table-cell>
          <table:table-cell>
            <text:p>774429037</text:p>
          </table:table-cell>
          <table:table-cell>
            <text:p>18241362</text:p>
          </table:table-cell>
        </table:table-row>
        <table:table-row>
          <table:table-cell>
            <text:p>76901074</text:p>
          </table:table-cell>
          <table:table-cell>
            <text:p>260227952</text:p>
          </table:table-cell>
          <table:table-cell>
            <text:p>756114611</text:p>
          </table:table-cell>
          <table:table-cell>
            <text:p>157991571</text:p>
          </table:table-cell>
          <table:table-cell>
            <text:p>390922493</text:p>
          </table:table-cell>
          <table:table-cell>
            <text:p>487649967</text:p>
          </table:table-cell>
          <table:table-cell>
            <text:p>730865826</text:p>
          </table:table-cell>
        </table:table-row>
        <table:table-row>
          <table:table-cell>
            <text:p>741458058</text:p>
          </table:table-cell>
          <table:table-cell>
            <text:p>501504908</text:p>
          </table:table-cell>
          <table:table-cell>
            <text:p>854043348</text:p>
          </table:table-cell>
          <table:table-cell>
            <text:p>296791671</text:p>
          </table:table-cell>
          <table:table-cell>
            <text:p>584856763</text:p>
          </table:table-cell>
          <table:table-cell>
            <text:p>629572972</text:p>
          </table:table-cell>
          <table:table-cell>
            <text:p>938305807</text:p>
          </table:table-cell>
        </table:table-row>
        <table:table-row>
          <table:table-cell>
            <text:p>589461367</text:p>
          </table:table-cell>
          <table:table-cell>
            <text:p>236070603</text:p>
          </table:table-cell>
          <table:table-cell>
            <text:p>244874091</text:p>
          </table:table-cell>
          <table:table-cell>
            <text:p>517351373</text:p>
          </table:table-cell>
          <table:table-cell>
            <text:p>897570586</text:p>
          </table:table-cell>
          <table:table-cell>
            <text:p>998993187</text:p>
          </table:table-cell>
          <table:table-cell>
            <text:p>566934109</text:p>
          </table:table-cell>
        </table:table-row>
        <table:table-row>
          <table:table-cell>
            <text:p>908875604</text:p>
          </table:table-cell>
          <table:table-cell>
            <text:p>125899945</text:p>
          </table:table-cell>
          <table:table-cell>
            <text:p>143717416</text:p>
          </table:table-cell>
          <table:table-cell>
            <text:p>279250191</text:p>
          </table:table-cell>
          <table:table-cell>
            <text:p>205973924</text:p>
          </table:table-cell>
          <table:table-cell>
            <text:p>638134781</text:p>
          </table:table-cell>
          <table:table-cell>
            <text:p>132009942</text:p>
          </table:table-cell>
        </table:table-row>
        <table:table-row>
          <table:table-cell>
            <text:p>919421553</text:p>
          </table:table-cell>
          <table:table-cell>
            <text:p>15204569</text:p>
          </table:table-cell>
          <table:table-cell>
            <text:p>101368620</text:p>
          </table:table-cell>
          <table:table-cell>
            <text:p>309266679</text:p>
          </table:table-cell>
          <table:table-cell>
            <text:p>643338678</text:p>
          </table:table-cell>
          <table:table-cell>
            <text:p>9026095</text:p>
          </table:table-cell>
          <table:table-cell>
            <text:p>153689991</text:p>
          </table:table-cell>
        </table:table-row>
        <table:table-row>
          <table:table-cell>
            <text:p>297003358</text:p>
          </table:table-cell>
          <table:table-cell>
            <text:p>335136797</text:p>
          </table:table-cell>
          <table:table-cell>
            <text:p>131271612</text:p>
          </table:table-cell>
          <table:table-cell>
            <text:p>130418549</text:p>
          </table:table-cell>
          <table:table-cell>
            <text:p>576273508</text:p>
          </table:table-cell>
          <table:table-cell>
            <text:p>919364373</text:p>
          </table:table-cell>
          <table:table-cell>
            <text:p>859450472</text:p>
          </table:table-cell>
        </table:table-row>
        <table:table-row>
          <table:table-cell>
            <text:p>137349315</text:p>
          </table:table-cell>
          <table:table-cell>
            <text:p>431648744</text:p>
          </table:table-cell>
          <table:table-cell>
            <text:p>811006811</text:p>
          </table:table-cell>
          <table:table-cell>
            <text:p>47248824</text:p>
          </table:table-cell>
          <table:table-cell>
            <text:p>458375207</text:p>
          </table:table-cell>
          <table:table-cell>
            <text:p>646632755</text:p>
          </table:table-cell>
          <table:table-cell>
            <text:p>478871602</text:p>
          </table:table-cell>
        </table:table-row>
        <table:table-row>
          <table:table-cell>
            <text:p>320870863</text:p>
          </table:table-cell>
          <table:table-cell>
            <text:p>194363515</text:p>
          </table:table-cell>
          <table:table-cell>
            <text:p>762139543</text:p>
          </table:table-cell>
          <table:table-cell>
            <text:p>380986367</text:p>
          </table:table-cell>
          <table:table-cell>
            <text:p>952168586</text:p>
          </table:table-cell>
          <table:table-cell>
            <text:p>383753293</text:p>
          </table:table-cell>
          <table:table-cell>
            <text:p>126766538</text:p>
          </table:table-cell>
        </table:table-row>
        <table:table-row>
          <table:table-cell>
            <text:p>297691043</text:p>
          </table:table-cell>
          <table:table-cell>
            <text:p>944130691</text:p>
          </table:table-cell>
          <table:table-cell>
            <text:p>428695885</text:p>
          </table:table-cell>
          <table:table-cell>
            <text:p>187735724</text:p>
          </table:table-cell>
          <table:table-cell>
            <text:p>335113129</text:p>
          </table:table-cell>
          <table:table-cell>
            <text:p>87452307</text:p>
          </table:table-cell>
          <table:table-cell>
            <text:p>847214055</text:p>
          </table:table-cell>
        </table:table-row>
        <table:table-row>
          <table:table-cell>
            <text:p>108681468</text:p>
          </table:table-cell>
          <table:table-cell>
            <text:p>663752824</text:p>
          </table:table-cell>
          <table:table-cell>
            <text:p>324661161</text:p>
          </table:table-cell>
          <table:table-cell>
            <text:p>524491753</text:p>
          </table:table-cell>
          <table:table-cell>
            <text:p>661673321</text:p>
          </table:table-cell>
          <table:table-cell>
            <text:p>849981319</text:p>
          </table:table-cell>
          <table:table-cell>
            <text:p>683591671</text:p>
          </table:table-cell>
        </table:table-row>
        <table:table-row>
          <table:table-cell>
            <text:p>858925149</text:p>
          </table:table-cell>
          <table:table-cell>
            <text:p>968232691</text:p>
          </table:table-cell>
          <table:table-cell>
            <text:p>713164633</text:p>
          </table:table-cell>
          <table:table-cell>
            <text:p>998067437</text:p>
          </table:table-cell>
          <table:table-cell>
            <text:p>869558950</text:p>
          </table:table-cell>
          <table:table-cell>
            <text:p>558326548</text:p>
          </table:table-cell>
          <table:table-cell>
            <text:p>86797636</text:p>
          </table:table-cell>
        </table:table-row>
        <table:table-row>
          <table:table-cell>
            <text:p>337637647</text:p>
          </table:table-cell>
          <table:table-cell>
            <text:p>413948208</text:p>
          </table:table-cell>
          <table:table-cell>
            <text:p>434038492</text:p>
          </table:table-cell>
          <table:table-cell>
            <text:p>868505389</text:p>
          </table:table-cell>
          <table:table-cell>
            <text:p>168135681</text:p>
          </table:table-cell>
          <table:table-cell>
            <text:p>174515162</text:p>
          </table:table-cell>
          <table:table-cell>
            <text:p>530627060</text:p>
          </table:table-cell>
        </table:table-row>
        <table:table-row>
          <table:table-cell>
            <text:p>739661920</text:p>
          </table:table-cell>
          <table:table-cell>
            <text:p>712451806</text:p>
          </table:table-cell>
          <table:table-cell>
            <text:p>994437417</text:p>
          </table:table-cell>
          <table:table-cell>
            <text:p>250851779</text:p>
          </table:table-cell>
          <table:table-cell>
            <text:p>197427666</text:p>
          </table:table-cell>
          <table:table-cell>
            <text:p>480427331</text:p>
          </table:table-cell>
          <table:table-cell>
            <text:p>89482036</text:p>
          </table:table-cell>
        </table:table-row>
        <table:table-row>
          <table:table-cell>
            <text:p>497208612</text:p>
          </table:table-cell>
          <table:table-cell>
            <text:p>340360126</text:p>
          </table:table-cell>
          <table:table-cell>
            <text:p>891362865</text:p>
          </table:table-cell>
          <table:table-cell>
            <text:p>421175937</text:p>
          </table:table-cell>
          <table:table-cell>
            <text:p>991167175</text:p>
          </table:table-cell>
          <table:table-cell>
            <text:p>532004917</text:p>
          </table:table-cell>
          <table:table-cell>
            <text:p>727827804</text:p>
          </table:table-cell>
        </table:table-row>
        <table:table-row>
          <table:table-cell>
            <text:p>983165059</text:p>
          </table:table-cell>
          <table:table-cell>
            <text:p>973507762</text:p>
          </table:table-cell>
          <table:table-cell>
            <text:p>489860761</text:p>
          </table:table-cell>
          <table:table-cell>
            <text:p>180859284</text:p>
          </table:table-cell>
          <table:table-cell>
            <text:p>711252174</text:p>
          </table:table-cell>
          <table:table-cell>
            <text:p>449265632</text:p>
          </table:table-cell>
          <table:table-cell>
            <text:p>506669275</text:p>
          </table:table-cell>
        </table:table-row>
        <table:table-row>
          <table:table-cell>
            <text:p>780264946</text:p>
          </table:table-cell>
          <table:table-cell>
            <text:p>394139740</text:p>
          </table:table-cell>
          <table:table-cell>
            <text:p>690701975</text:p>
          </table:table-cell>
          <table:table-cell>
            <text:p>941367651</text:p>
          </table:table-cell>
          <table:table-cell>
            <text:p>911630217</text:p>
          </table:table-cell>
          <table:table-cell>
            <text:p>871183398</text:p>
          </table:table-cell>
          <table:table-cell>
            <text:p>695230514</text:p>
          </table:table-cell>
        </table:table-row>
        <table:table-row>
          <table:table-cell>
            <text:p>832184479</text:p>
          </table:table-cell>
          <table:table-cell>
            <text:p>517954646</text:p>
          </table:table-cell>
          <table:table-cell>
            <text:p>185133376</text:p>
          </table:table-cell>
          <table:table-cell>
            <text:p>684867403</text:p>
          </table:table-cell>
          <table:table-cell>
            <text:p>986741305</text:p>
          </table:table-cell>
          <table:table-cell>
            <text:p>352533219</text:p>
          </table:table-cell>
          <table:table-cell>
            <text:p>938307847</text:p>
          </table:table-cell>
        </table:table-row>
        <table:table-row>
          <table:table-cell>
            <text:p>602169937</text:p>
          </table:table-cell>
          <table:table-cell>
            <text:p>137888394</text:p>
          </table:table-cell>
          <table:table-cell>
            <text:p>186180923</text:p>
          </table:table-cell>
          <table:table-cell>
            <text:p>488712834</text:p>
          </table:table-cell>
          <table:table-cell>
            <text:p>484894893</text:p>
          </table:table-cell>
          <table:table-cell>
            <text:p>870933917</text:p>
          </table:table-cell>
          <table:table-cell>
            <text:p>924144283</text:p>
          </table:table-cell>
        </table:table-row>
        <table:table-row>
          <table:table-cell>
            <text:p>265075499</text:p>
          </table:table-cell>
          <table:table-cell>
            <text:p>665925182</text:p>
          </table:table-cell>
          <table:table-cell>
            <text:p>66008739</text:p>
          </table:table-cell>
          <table:table-cell>
            <text:p>237596939</text:p>
          </table:table-cell>
          <table:table-cell>
            <text:p>531016327</text:p>
          </table:table-cell>
          <table:table-cell>
            <text:p>775369000</text:p>
          </table:table-cell>
          <table:table-cell>
            <text:p>753502827</text:p>
          </table:table-cell>
        </table:table-row>
        <table:table-row>
          <table:table-cell>
            <text:p>303557476</text:p>
          </table:table-cell>
          <table:table-cell>
            <text:p>276829155</text:p>
          </table:table-cell>
          <table:table-cell>
            <text:p>796778205</text:p>
          </table:table-cell>
          <table:table-cell>
            <text:p>224423582</text:p>
          </table:table-cell>
          <table:table-cell>
            <text:p>287990263</text:p>
          </table:table-cell>
          <table:table-cell>
            <text:p>124258837</text:p>
          </table:table-cell>
          <table:table-cell>
            <text:p>236352563</text:p>
          </table:table-cell>
        </table:table-row>
        <table:table-row>
          <table:table-cell>
            <text:p>748421936</text:p>
          </table:table-cell>
          <table:table-cell>
            <text:p>846130661</text:p>
          </table:table-cell>
          <table:table-cell>
            <text:p>745574653</text:p>
          </table:table-cell>
          <table:table-cell>
            <text:p>679186876</text:p>
          </table:table-cell>
          <table:table-cell>
            <text:p>825519278</text:p>
          </table:table-cell>
          <table:table-cell>
            <text:p>284215395</text:p>
          </table:table-cell>
          <table:table-cell>
            <text:p>152944982</text:p>
          </table:table-cell>
        </table:table-row>
        <table:table-row>
          <table:table-cell>
            <text:p>22215878</text:p>
          </table:table-cell>
          <table:table-cell>
            <text:p>395489924</text:p>
          </table:table-cell>
          <table:table-cell>
            <text:p>353511708</text:p>
          </table:table-cell>
          <table:table-cell>
            <text:p>614294597</text:p>
          </table:table-cell>
          <table:table-cell>
            <text:p>273814450</text:p>
          </table:table-cell>
          <table:table-cell>
            <text:p>904381307</text:p>
          </table:table-cell>
          <table:table-cell>
            <text:p>168924622</text:p>
          </table:table-cell>
        </table:table-row>
        <table:table-row>
          <table:table-cell>
            <text:p>687020233</text:p>
          </table:table-cell>
          <table:table-cell>
            <text:p>863204542</text:p>
          </table:table-cell>
          <table:table-cell>
            <text:p>286266789</text:p>
          </table:table-cell>
          <table:table-cell>
            <text:p>105004240</text:p>
          </table:table-cell>
          <table:table-cell>
            <text:p>936330924</text:p>
          </table:table-cell>
          <table:table-cell>
            <text:p>129422615</text:p>
          </table:table-cell>
          <table:table-cell>
            <text:p>643546083</text:p>
          </table:table-cell>
        </table:table-row>
        <table:table-row>
          <table:table-cell>
            <text:p>945760105</text:p>
          </table:table-cell>
          <table:table-cell>
            <text:p>868869816</text:p>
          </table:table-cell>
          <table:table-cell>
            <text:p>327774370</text:p>
          </table:table-cell>
          <table:table-cell>
            <text:p>736591804</text:p>
          </table:table-cell>
          <table:table-cell>
            <text:p>357163993</text:p>
          </table:table-cell>
          <table:table-cell>
            <text:p>414098584</text:p>
          </table:table-cell>
          <table:table-cell>
            <text:p>641603131</text:p>
          </table:table-cell>
        </table:table-row>
        <table:table-row>
          <table:table-cell>
            <text:p>41112464</text:p>
          </table:table-cell>
          <table:table-cell>
            <text:p>573806780</text:p>
          </table:table-cell>
          <table:table-cell>
            <text:p>657166461</text:p>
          </table:table-cell>
          <table:table-cell>
            <text:p>309093794</text:p>
          </table:table-cell>
          <table:table-cell>
            <text:p>595512865</text:p>
          </table:table-cell>
          <table:table-cell>
            <text:p>314786481</text:p>
          </table:table-cell>
          <table:table-cell>
            <text:p>790965760</text:p>
          </table:table-cell>
        </table:table-row>
        <table:table-row>
          <table:table-cell>
            <text:p>63465294</text:p>
          </table:table-cell>
          <table:table-cell>
            <text:p>729223664</text:p>
          </table:table-cell>
          <table:table-cell>
            <text:p>29368066</text:p>
          </table:table-cell>
          <table:table-cell>
            <text:p>110423126</text:p>
          </table:table-cell>
          <table:table-cell>
            <text:p>44217828</text:p>
          </table:table-cell>
          <table:table-cell>
            <text:p>686502256</text:p>
          </table:table-cell>
          <table:table-cell>
            <text:p>874128263</text:p>
          </table:table-cell>
        </table:table-row>
        <table:table-row>
          <table:table-cell>
            <text:p>550397245</text:p>
          </table:table-cell>
          <table:table-cell>
            <text:p>27220649</text:p>
          </table:table-cell>
          <table:table-cell>
            <text:p>501144040</text:p>
          </table:table-cell>
          <table:table-cell>
            <text:p>389098668</text:p>
          </table:table-cell>
          <table:table-cell>
            <text:p>734377592</text:p>
          </table:table-cell>
          <table:table-cell>
            <text:p>124650665</text:p>
          </table:table-cell>
          <table:table-cell>
            <text:p>824422956</text:p>
          </table:table-cell>
        </table:table-row>
        <table:table-row>
          <table:table-cell>
            <text:p>909605927</text:p>
          </table:table-cell>
          <table:table-cell>
            <text:p>636624555</text:p>
          </table:table-cell>
          <table:table-cell>
            <text:p>726884791</text:p>
          </table:table-cell>
          <table:table-cell>
            <text:p>826423217</text:p>
          </table:table-cell>
          <table:table-cell>
            <text:p>89337388</text:p>
          </table:table-cell>
          <table:table-cell>
            <text:p>288980806</text:p>
          </table:table-cell>
          <table:table-cell>
            <text:p>273483988</text:p>
          </table:table-cell>
        </table:table-row>
        <table:table-row>
          <table:table-cell>
            <text:p>498658177</text:p>
          </table:table-cell>
          <table:table-cell>
            <text:p>429070443</text:p>
          </table:table-cell>
          <table:table-cell>
            <text:p>960392198</text:p>
          </table:table-cell>
          <table:table-cell>
            <text:p>363227643</text:p>
          </table:table-cell>
          <table:table-cell>
            <text:p>109523508</text:p>
          </table:table-cell>
          <table:table-cell>
            <text:p>783319391</text:p>
          </table:table-cell>
          <table:table-cell>
            <text:p>222944381</text:p>
          </table:table-cell>
        </table:table-row>
        <table:table-row>
          <table:table-cell>
            <text:p>840225284</text:p>
          </table:table-cell>
          <table:table-cell>
            <text:p>317479045</text:p>
          </table:table-cell>
          <table:table-cell>
            <text:p>634737606</text:p>
          </table:table-cell>
          <table:table-cell>
            <text:p>135960050</text:p>
          </table:table-cell>
          <table:table-cell>
            <text:p>418227604</text:p>
          </table:table-cell>
          <table:table-cell>
            <text:p>493474814</text:p>
          </table:table-cell>
          <table:table-cell>
            <text:p>953724514</text:p>
          </table:table-cell>
        </table:table-row>
        <table:table-row>
          <table:table-cell>
            <text:p>191929505</text:p>
          </table:table-cell>
          <table:table-cell>
            <text:p>70016457</text:p>
          </table:table-cell>
          <table:table-cell>
            <text:p>271067598</text:p>
          </table:table-cell>
          <table:table-cell>
            <text:p>563685514</text:p>
          </table:table-cell>
          <table:table-cell>
            <text:p>393744033</text:p>
          </table:table-cell>
          <table:table-cell>
            <text:p>653076468</text:p>
          </table:table-cell>
          <table:table-cell>
            <text:p>860512064</text:p>
          </table:table-cell>
        </table:table-row>
        <table:table-row>
          <table:table-cell>
            <text:p>653109991</text:p>
          </table:table-cell>
          <table:table-cell>
            <text:p>210058170</text:p>
          </table:table-cell>
          <table:table-cell>
            <text:p>167867498</text:p>
          </table:table-cell>
          <table:table-cell>
            <text:p>731476943</text:p>
          </table:table-cell>
          <table:table-cell>
            <text:p>297475505</text:p>
          </table:table-cell>
          <table:table-cell>
            <text:p>112227808</text:p>
          </table:table-cell>
          <table:table-cell>
            <text:p>999642234</text:p>
          </table:table-cell>
        </table:table-row>
        <table:table-row>
          <table:table-cell>
            <text:p>314651883</text:p>
          </table:table-cell>
          <table:table-cell>
            <text:p>12439020</text:p>
          </table:table-cell>
          <table:table-cell>
            <text:p>709912251</text:p>
          </table:table-cell>
          <table:table-cell>
            <text:p>937179771</text:p>
          </table:table-cell>
          <table:table-cell>
            <text:p>75049713</text:p>
          </table:table-cell>
          <table:table-cell>
            <text:p>728393971</text:p>
          </table:table-cell>
          <table:table-cell>
            <text:p>163967717</text:p>
          </table:table-cell>
        </table:table-row>
        <table:table-row>
          <table:table-cell>
            <text:p>556015518</text:p>
          </table:table-cell>
          <table:table-cell>
            <text:p>291475163</text:p>
          </table:table-cell>
          <table:table-cell>
            <text:p>357034288</text:p>
          </table:table-cell>
          <table:table-cell>
            <text:p>845380599</text:p>
          </table:table-cell>
          <table:table-cell>
            <text:p>980093210</text:p>
          </table:table-cell>
          <table:table-cell>
            <text:p>430271025</text:p>
          </table:table-cell>
          <table:table-cell>
            <text:p>194105041</text:p>
          </table:table-cell>
        </table:table-row>
        <table:table-row>
          <table:table-cell>
            <text:p>732589215</text:p>
          </table:table-cell>
          <table:table-cell>
            <text:p>941570693</text:p>
          </table:table-cell>
          <table:table-cell>
            <text:p>944882504</text:p>
          </table:table-cell>
          <table:table-cell>
            <text:p>135462778</text:p>
          </table:table-cell>
          <table:table-cell>
            <text:p>937176193</text:p>
          </table:table-cell>
          <table:table-cell>
            <text:p>338047138</text:p>
          </table:table-cell>
          <table:table-cell>
            <text:p>461629900</text:p>
          </table:table-cell>
        </table:table-row>
        <table:table-row>
          <table:table-cell>
            <text:p>660292511</text:p>
          </table:table-cell>
          <table:table-cell>
            <text:p>295627525</text:p>
          </table:table-cell>
          <table:table-cell>
            <text:p>905893323</text:p>
          </table:table-cell>
          <table:table-cell>
            <text:p>960351359</text:p>
          </table:table-cell>
          <table:table-cell>
            <text:p>769725273</text:p>
          </table:table-cell>
          <table:table-cell>
            <text:p>901145929</text:p>
          </table:table-cell>
          <table:table-cell>
            <text:p>111480022</text:p>
          </table:table-cell>
        </table:table-row>
        <table:table-row>
          <table:table-cell>
            <text:p>783456180</text:p>
          </table:table-cell>
          <table:table-cell>
            <text:p>664101594</text:p>
          </table:table-cell>
          <table:table-cell>
            <text:p>284732935</text:p>
          </table:table-cell>
          <table:table-cell>
            <text:p>733176573</text:p>
          </table:table-cell>
          <table:table-cell>
            <text:p>100495661</text:p>
          </table:table-cell>
          <table:table-cell>
            <text:p>321026558</text:p>
          </table:table-cell>
          <table:table-cell>
            <text:p>292075069</text:p>
          </table:table-cell>
        </table:table-row>
        <table:table-row>
          <table:table-cell>
            <text:p>604620990</text:p>
          </table:table-cell>
          <table:table-cell>
            <text:p>211703483</text:p>
          </table:table-cell>
          <table:table-cell>
            <text:p>948692137</text:p>
          </table:table-cell>
          <table:table-cell>
            <text:p>584423714</text:p>
          </table:table-cell>
          <table:table-cell>
            <text:p>56631842</text:p>
          </table:table-cell>
          <table:table-cell>
            <text:p>749042087</text:p>
          </table:table-cell>
          <table:table-cell>
            <text:p>463772599</text:p>
          </table:table-cell>
        </table:table-row>
        <table:table-row>
          <table:table-cell>
            <text:p>544043895</text:p>
          </table:table-cell>
          <table:table-cell>
            <text:p>173499858</text:p>
          </table:table-cell>
          <table:table-cell>
            <text:p>340522238</text:p>
          </table:table-cell>
          <table:table-cell>
            <text:p>859429781</text:p>
          </table:table-cell>
          <table:table-cell>
            <text:p>116774848</text:p>
          </table:table-cell>
          <table:table-cell>
            <text:p>127043496</text:p>
          </table:table-cell>
          <table:table-cell>
            <text:p>927151802</text:p>
          </table:table-cell>
        </table:table-row>
        <table:table-row>
          <table:table-cell>
            <text:p>221723975</text:p>
          </table:table-cell>
          <table:table-cell>
            <text:p>692888383</text:p>
          </table:table-cell>
          <table:table-cell>
            <text:p>393534983</text:p>
          </table:table-cell>
          <table:table-cell>
            <text:p>570458022</text:p>
          </table:table-cell>
          <table:table-cell>
            <text:p>586629771</text:p>
          </table:table-cell>
          <table:table-cell>
            <text:p>673345551</text:p>
          </table:table-cell>
          <table:table-cell>
            <text:p>330791657</text:p>
          </table:table-cell>
        </table:table-row>
        <table:table-row>
          <table:table-cell>
            <text:p>630034082</text:p>
          </table:table-cell>
          <table:table-cell>
            <text:p>364460937</text:p>
          </table:table-cell>
          <table:table-cell>
            <text:p>287883917</text:p>
          </table:table-cell>
          <table:table-cell>
            <text:p>812612110</text:p>
          </table:table-cell>
          <table:table-cell>
            <text:p>273986714</text:p>
          </table:table-cell>
          <table:table-cell>
            <text:p>55239239</text:p>
          </table:table-cell>
          <table:table-cell>
            <text:p>886964664</text:p>
          </table:table-cell>
        </table:table-row>
        <table:table-row>
          <table:table-cell>
            <text:p>167879277</text:p>
          </table:table-cell>
          <table:table-cell>
            <text:p>962088225</text:p>
          </table:table-cell>
          <table:table-cell>
            <text:p>101245180</text:p>
          </table:table-cell>
          <table:table-cell>
            <text:p>686515390</text:p>
          </table:table-cell>
          <table:table-cell>
            <text:p>961416637</text:p>
          </table:table-cell>
          <table:table-cell>
            <text:p>839941016</text:p>
          </table:table-cell>
          <table:table-cell>
            <text:p>516180952</text:p>
          </table:table-cell>
        </table:table-row>
        <table:table-row>
          <table:table-cell>
            <text:p>97120835</text:p>
          </table:table-cell>
          <table:table-cell>
            <text:p>851835119</text:p>
          </table:table-cell>
          <table:table-cell>
            <text:p>448568849</text:p>
          </table:table-cell>
          <table:table-cell>
            <text:p>791975873</text:p>
          </table:table-cell>
          <table:table-cell>
            <text:p>920680953</text:p>
          </table:table-cell>
          <table:table-cell>
            <text:p>120896099</text:p>
          </table:table-cell>
          <table:table-cell>
            <text:p>467688526</text:p>
          </table:table-cell>
        </table:table-row>
        <table:table-row>
          <table:table-cell>
            <text:p>837885996</text:p>
          </table:table-cell>
          <table:table-cell>
            <text:p>197919661</text:p>
          </table:table-cell>
          <table:table-cell>
            <text:p>924802343</text:p>
          </table:table-cell>
          <table:table-cell>
            <text:p>724324451</text:p>
          </table:table-cell>
          <table:table-cell>
            <text:p>104168287</text:p>
          </table:table-cell>
          <table:table-cell>
            <text:p>552514837</text:p>
          </table:table-cell>
          <table:table-cell>
            <text:p>544313729</text:p>
          </table:table-cell>
        </table:table-row>
        <table:table-row>
          <table:table-cell>
            <text:p>669843126</text:p>
          </table:table-cell>
          <table:table-cell>
            <text:p>798717716</text:p>
          </table:table-cell>
          <table:table-cell>
            <text:p>60845005</text:p>
          </table:table-cell>
          <table:table-cell>
            <text:p>308420404</text:p>
          </table:table-cell>
          <table:table-cell>
            <text:p>198391271</text:p>
          </table:table-cell>
          <table:table-cell>
            <text:p>741854764</text:p>
          </table:table-cell>
          <table:table-cell>
            <text:p>381713151</text:p>
          </table:table-cell>
        </table:table-row>
        <table:table-row>
          <table:table-cell>
            <text:p>783247679</text:p>
          </table:table-cell>
          <table:table-cell>
            <text:p>837669675</text:p>
          </table:table-cell>
          <table:table-cell>
            <text:p>59618657</text:p>
          </table:table-cell>
          <table:table-cell>
            <text:p>432836800</text:p>
          </table:table-cell>
          <table:table-cell>
            <text:p>148923969</text:p>
          </table:table-cell>
          <table:table-cell>
            <text:p>420621776</text:p>
          </table:table-cell>
          <table:table-cell>
            <text:p>409266884</text:p>
          </table:table-cell>
        </table:table-row>
        <table:table-row>
          <table:table-cell>
            <text:p>96566035</text:p>
          </table:table-cell>
          <table:table-cell>
            <text:p>74006487</text:p>
          </table:table-cell>
          <table:table-cell>
            <text:p>190767029</text:p>
          </table:table-cell>
          <table:table-cell>
            <text:p>501023664</text:p>
          </table:table-cell>
          <table:table-cell>
            <text:p>900736440</text:p>
          </table:table-cell>
          <table:table-cell>
            <text:p>615699625</text:p>
          </table:table-cell>
          <table:table-cell>
            <text:p>756788102</text:p>
          </table:table-cell>
        </table:table-row>
        <table:table-row>
          <table:table-cell>
            <text:p>56727578</text:p>
          </table:table-cell>
          <table:table-cell>
            <text:p>334807361</text:p>
          </table:table-cell>
          <table:table-cell>
            <text:p>575442964</text:p>
          </table:table-cell>
          <table:table-cell>
            <text:p>547028526</text:p>
          </table:table-cell>
          <table:table-cell>
            <text:p>107967070</text:p>
          </table:table-cell>
          <table:table-cell>
            <text:p>189128744</text:p>
          </table:table-cell>
          <table:table-cell>
            <text:p>6306191</text:p>
          </table:table-cell>
        </table:table-row>
        <table:table-row>
          <table:table-cell>
            <text:p>468346315</text:p>
          </table:table-cell>
          <table:table-cell>
            <text:p>289656460</text:p>
          </table:table-cell>
          <table:table-cell>
            <text:p>699573338</text:p>
          </table:table-cell>
          <table:table-cell>
            <text:p>293369836</text:p>
          </table:table-cell>
          <table:table-cell>
            <text:p>943040186</text:p>
          </table:table-cell>
          <table:table-cell>
            <text:p>236969770</text:p>
          </table:table-cell>
          <table:table-cell>
            <text:p>739757703</text:p>
          </table:table-cell>
        </table:table-row>
        <table:table-row>
          <table:table-cell>
            <text:p>270721490</text:p>
          </table:table-cell>
          <table:table-cell>
            <text:p>149430733</text:p>
          </table:table-cell>
          <table:table-cell>
            <text:p>439690070</text:p>
          </table:table-cell>
          <table:table-cell>
            <text:p>974064307</text:p>
          </table:table-cell>
          <table:table-cell>
            <text:p>618267637</text:p>
          </table:table-cell>
          <table:table-cell>
            <text:p>903289861</text:p>
          </table:table-cell>
          <table:table-cell>
            <text:p>13351163</text:p>
          </table:table-cell>
        </table:table-row>
        <table:table-row>
          <table:table-cell>
            <text:p>639036939</text:p>
          </table:table-cell>
          <table:table-cell>
            <text:p>132884275</text:p>
          </table:table-cell>
          <table:table-cell>
            <text:p>869954119</text:p>
          </table:table-cell>
          <table:table-cell>
            <text:p>508637054</text:p>
          </table:table-cell>
          <table:table-cell>
            <text:p>333650522</text:p>
          </table:table-cell>
          <table:table-cell>
            <text:p>101480722</text:p>
          </table:table-cell>
          <table:table-cell>
            <text:p>843452746</text:p>
          </table:table-cell>
        </table:table-row>
        <table:table-row>
          <table:table-cell>
            <text:p>493158923</text:p>
          </table:table-cell>
          <table:table-cell>
            <text:p>981572939</text:p>
          </table:table-cell>
          <table:table-cell>
            <text:p>31486018</text:p>
          </table:table-cell>
          <table:table-cell>
            <text:p>227374734</text:p>
          </table:table-cell>
          <table:table-cell>
            <text:p>817260492</text:p>
          </table:table-cell>
          <table:table-cell>
            <text:p>791976534</text:p>
          </table:table-cell>
          <table:table-cell>
            <text:p>79947490</text:p>
          </table:table-cell>
        </table:table-row>
        <table:table-row>
          <table:table-cell>
            <text:p>537394701</text:p>
          </table:table-cell>
          <table:table-cell>
            <text:p>913358119</text:p>
          </table:table-cell>
          <table:table-cell>
            <text:p>441343206</text:p>
          </table:table-cell>
          <table:table-cell>
            <text:p>540083371</text:p>
          </table:table-cell>
          <table:table-cell>
            <text:p>507928039</text:p>
          </table:table-cell>
          <table:table-cell>
            <text:p>467264824</text:p>
          </table:table-cell>
          <table:table-cell>
            <text:p>881357702</text:p>
          </table:table-cell>
        </table:table-row>
        <table:table-row>
          <table:table-cell>
            <text:p>416756107</text:p>
          </table:table-cell>
          <table:table-cell>
            <text:p>175844249</text:p>
          </table:table-cell>
          <table:table-cell>
            <text:p>636811887</text:p>
          </table:table-cell>
          <table:table-cell>
            <text:p>314318992</text:p>
          </table:table-cell>
          <table:table-cell>
            <text:p>797244941</text:p>
          </table:table-cell>
          <table:table-cell>
            <text:p>686604944</text:p>
          </table:table-cell>
          <table:table-cell>
            <text:p>895054048</text:p>
          </table:table-cell>
        </table:table-row>
        <table:table-row>
          <table:table-cell>
            <text:p>450020655</text:p>
          </table:table-cell>
          <table:table-cell>
            <text:p>49357424</text:p>
          </table:table-cell>
          <table:table-cell>
            <text:p>93595621</text:p>
          </table:table-cell>
          <table:table-cell>
            <text:p>417393400</text:p>
          </table:table-cell>
          <table:table-cell>
            <text:p>528933327</text:p>
          </table:table-cell>
          <table:table-cell>
            <text:p>510991052</text:p>
          </table:table-cell>
          <table:table-cell>
            <text:p>429042760</text:p>
          </table:table-cell>
        </table:table-row>
        <table:table-row>
          <table:table-cell>
            <text:p>178309458</text:p>
          </table:table-cell>
          <table:table-cell>
            <text:p>187262608</text:p>
          </table:table-cell>
          <table:table-cell>
            <text:p>362391437</text:p>
          </table:table-cell>
          <table:table-cell>
            <text:p>764963290</text:p>
          </table:table-cell>
          <table:table-cell>
            <text:p>29885313</text:p>
          </table:table-cell>
          <table:table-cell>
            <text:p>731434228</text:p>
          </table:table-cell>
          <table:table-cell>
            <text:p>382116232</text:p>
          </table:table-cell>
        </table:table-row>
        <table:table-row>
          <table:table-cell>
            <text:p>820120443</text:p>
          </table:table-cell>
          <table:table-cell>
            <text:p>36032676</text:p>
          </table:table-cell>
          <table:table-cell>
            <text:p>406828086</text:p>
          </table:table-cell>
          <table:table-cell>
            <text:p>525486418</text:p>
          </table:table-cell>
          <table:table-cell>
            <text:p>320291236</text:p>
          </table:table-cell>
          <table:table-cell>
            <text:p>749660748</text:p>
          </table:table-cell>
          <table:table-cell>
            <text:p>30677351</text:p>
          </table:table-cell>
        </table:table-row>
        <table:table-row>
          <table:table-cell>
            <text:p>574349609</text:p>
          </table:table-cell>
          <table:table-cell>
            <text:p>485233294</text:p>
          </table:table-cell>
          <table:table-cell>
            <text:p>746578269</text:p>
          </table:table-cell>
          <table:table-cell>
            <text:p>207960960</text:p>
          </table:table-cell>
          <table:table-cell>
            <text:p>28284223</text:p>
          </table:table-cell>
          <table:table-cell>
            <text:p>505002986</text:p>
          </table:table-cell>
          <table:table-cell>
            <text:p>798808156</text:p>
          </table:table-cell>
        </table:table-row>
        <table:table-row>
          <table:table-cell>
            <text:p>238718048</text:p>
          </table:table-cell>
          <table:table-cell>
            <text:p>150561060</text:p>
          </table:table-cell>
          <table:table-cell>
            <text:p>342618208</text:p>
          </table:table-cell>
          <table:table-cell>
            <text:p>569943983</text:p>
          </table:table-cell>
          <table:table-cell>
            <text:p>864782497</text:p>
          </table:table-cell>
          <table:table-cell>
            <text:p>581404104</text:p>
          </table:table-cell>
          <table:table-cell>
            <text:p>766604184</text:p>
          </table:table-cell>
        </table:table-row>
        <table:table-row>
          <table:table-cell>
            <text:p>821511029</text:p>
          </table:table-cell>
          <table:table-cell>
            <text:p>250183375</text:p>
          </table:table-cell>
          <table:table-cell>
            <text:p>985112736</text:p>
          </table:table-cell>
          <table:table-cell>
            <text:p>91792575</text:p>
          </table:table-cell>
          <table:table-cell>
            <text:p>323656390</text:p>
          </table:table-cell>
          <table:table-cell>
            <text:p>414887879</text:p>
          </table:table-cell>
          <table:table-cell>
            <text:p>447648640</text:p>
          </table:table-cell>
        </table:table-row>
        <table:table-row>
          <table:table-cell>
            <text:p>93394388</text:p>
          </table:table-cell>
          <table:table-cell>
            <text:p>444783673</text:p>
          </table:table-cell>
          <table:table-cell>
            <text:p>936691907</text:p>
          </table:table-cell>
          <table:table-cell>
            <text:p>268450031</text:p>
          </table:table-cell>
          <table:table-cell>
            <text:p>503678529</text:p>
          </table:table-cell>
          <table:table-cell>
            <text:p>243463597</text:p>
          </table:table-cell>
          <table:table-cell>
            <text:p>617636042</text:p>
          </table:table-cell>
        </table:table-row>
        <table:table-row>
          <table:table-cell>
            <text:p>732561675</text:p>
          </table:table-cell>
          <table:table-cell>
            <text:p>238323745</text:p>
          </table:table-cell>
          <table:table-cell>
            <text:p>722535923</text:p>
          </table:table-cell>
          <table:table-cell>
            <text:p>113384014</text:p>
          </table:table-cell>
          <table:table-cell>
            <text:p>449762214</text:p>
          </table:table-cell>
          <table:table-cell>
            <text:p>221485103</text:p>
          </table:table-cell>
          <table:table-cell>
            <text:p>475457529</text:p>
          </table:table-cell>
        </table:table-row>
        <table:table-row>
          <table:table-cell>
            <text:p>204825408</text:p>
          </table:table-cell>
          <table:table-cell>
            <text:p>717142180</text:p>
          </table:table-cell>
          <table:table-cell>
            <text:p>928254362</text:p>
          </table:table-cell>
          <table:table-cell>
            <text:p>144869998</text:p>
          </table:table-cell>
          <table:table-cell>
            <text:p>232687979</text:p>
          </table:table-cell>
          <table:table-cell>
            <text:p>747240795</text:p>
          </table:table-cell>
          <table:table-cell>
            <text:p>327214768</text:p>
          </table:table-cell>
        </table:table-row>
        <table:table-row>
          <table:table-cell>
            <text:p>685114686</text:p>
          </table:table-cell>
          <table:table-cell>
            <text:p>925619210</text:p>
          </table:table-cell>
          <table:table-cell>
            <text:p>793763796</text:p>
          </table:table-cell>
          <table:table-cell>
            <text:p>149904388</text:p>
          </table:table-cell>
          <table:table-cell>
            <text:p>689625132</text:p>
          </table:table-cell>
          <table:table-cell>
            <text:p>58938528</text:p>
          </table:table-cell>
          <table:table-cell>
            <text:p>252487596</text:p>
          </table:table-cell>
        </table:table-row>
        <table:table-row>
          <table:table-cell>
            <text:p>198070965</text:p>
          </table:table-cell>
          <table:table-cell>
            <text:p>553577497</text:p>
          </table:table-cell>
          <table:table-cell>
            <text:p>703674418</text:p>
          </table:table-cell>
          <table:table-cell>
            <text:p>702670464</text:p>
          </table:table-cell>
          <table:table-cell>
            <text:p>614180988</text:p>
          </table:table-cell>
          <table:table-cell>
            <text:p>83247477</text:p>
          </table:table-cell>
          <table:table-cell>
            <text:p>595186838</text:p>
          </table:table-cell>
        </table:table-row>
        <table:table-row>
          <table:table-cell>
            <text:p>759860810</text:p>
          </table:table-cell>
          <table:table-cell>
            <text:p>814542884</text:p>
          </table:table-cell>
          <table:table-cell>
            <text:p>90026614</text:p>
          </table:table-cell>
          <table:table-cell>
            <text:p>738002569</text:p>
          </table:table-cell>
          <table:table-cell>
            <text:p>209192884</text:p>
          </table:table-cell>
          <table:table-cell>
            <text:p>102839199</text:p>
          </table:table-cell>
          <table:table-cell>
            <text:p>967730351</text:p>
          </table:table-cell>
        </table:table-row>
        <table:table-row>
          <table:table-cell>
            <text:p>970922067</text:p>
          </table:table-cell>
          <table:table-cell>
            <text:p>6666768</text:p>
          </table:table-cell>
          <table:table-cell>
            <text:p>732230529</text:p>
          </table:table-cell>
          <table:table-cell>
            <text:p>649500333</text:p>
          </table:table-cell>
          <table:table-cell>
            <text:p>249090108</text:p>
          </table:table-cell>
          <table:table-cell>
            <text:p>531942140</text:p>
          </table:table-cell>
          <table:table-cell>
            <text:p>884908657</text:p>
          </table:table-cell>
        </table:table-row>
        <table:table-row>
          <table:table-cell>
            <text:p>119024845</text:p>
          </table:table-cell>
          <table:table-cell>
            <text:p>45228704</text:p>
          </table:table-cell>
          <table:table-cell>
            <text:p>249272206</text:p>
          </table:table-cell>
          <table:table-cell>
            <text:p>470302245</text:p>
          </table:table-cell>
          <table:table-cell>
            <text:p>670217934</text:p>
          </table:table-cell>
          <table:table-cell>
            <text:p>608807982</text:p>
          </table:table-cell>
          <table:table-cell>
            <text:p>363766331</text:p>
          </table:table-cell>
        </table:table-row>
        <table:table-row>
          <table:table-cell>
            <text:p>408713094</text:p>
          </table:table-cell>
          <table:table-cell>
            <text:p>644653242</text:p>
          </table:table-cell>
          <table:table-cell>
            <text:p>938031593</text:p>
          </table:table-cell>
          <table:table-cell>
            <text:p>213812896</text:p>
          </table:table-cell>
          <table:table-cell>
            <text:p>94019204</text:p>
          </table:table-cell>
          <table:table-cell>
            <text:p>499299168</text:p>
          </table:table-cell>
          <table:table-cell>
            <text:p>550096765</text:p>
          </table:table-cell>
        </table:table-row>
        <table:table-row>
          <table:table-cell>
            <text:p>804632134</text:p>
          </table:table-cell>
          <table:table-cell>
            <text:p>338111844</text:p>
          </table:table-cell>
          <table:table-cell>
            <text:p>352168310</text:p>
          </table:table-cell>
          <table:table-cell>
            <text:p>239204671</text:p>
          </table:table-cell>
          <table:table-cell>
            <text:p>196165514</text:p>
          </table:table-cell>
          <table:table-cell>
            <text:p>231043798</text:p>
          </table:table-cell>
          <table:table-cell>
            <text:p>561628383</text:p>
          </table:table-cell>
        </table:table-row>
        <table:table-row>
          <table:table-cell>
            <text:p>292909447</text:p>
          </table:table-cell>
          <table:table-cell>
            <text:p>792999014</text:p>
          </table:table-cell>
          <table:table-cell>
            <text:p>117982875</text:p>
          </table:table-cell>
          <table:table-cell>
            <text:p>826418337</text:p>
          </table:table-cell>
          <table:table-cell>
            <text:p>14541309</text:p>
          </table:table-cell>
          <table:table-cell>
            <text:p>957525943</text:p>
          </table:table-cell>
          <table:table-cell>
            <text:p>831869595</text:p>
          </table:table-cell>
        </table:table-row>
        <table:table-row>
          <table:table-cell>
            <text:p>542998941</text:p>
          </table:table-cell>
          <table:table-cell>
            <text:p>140106752</text:p>
          </table:table-cell>
          <table:table-cell>
            <text:p>394626749</text:p>
          </table:table-cell>
          <table:table-cell>
            <text:p>886447808</text:p>
          </table:table-cell>
          <table:table-cell>
            <text:p>76545552</text:p>
          </table:table-cell>
          <table:table-cell>
            <text:p>582418958</text:p>
          </table:table-cell>
          <table:table-cell>
            <text:p>553736812</text:p>
          </table:table-cell>
        </table:table-row>
        <table:table-row>
          <table:table-cell>
            <text:p>743829413</text:p>
          </table:table-cell>
          <table:table-cell>
            <text:p>362829980</text:p>
          </table:table-cell>
          <table:table-cell>
            <text:p>543526893</text:p>
          </table:table-cell>
          <table:table-cell>
            <text:p>206265803</text:p>
          </table:table-cell>
          <table:table-cell>
            <text:p>501269096</text:p>
          </table:table-cell>
          <table:table-cell>
            <text:p>649830022</text:p>
          </table:table-cell>
          <table:table-cell>
            <text:p>617713881</text:p>
          </table:table-cell>
        </table:table-row>
        <table:table-row>
          <table:table-cell>
            <text:p>163473550</text:p>
          </table:table-cell>
          <table:table-cell>
            <text:p>731184456</text:p>
          </table:table-cell>
          <table:table-cell>
            <text:p>976664455</text:p>
          </table:table-cell>
          <table:table-cell>
            <text:p>755843760</text:p>
          </table:table-cell>
          <table:table-cell>
            <text:p>696174860</text:p>
          </table:table-cell>
          <table:table-cell>
            <text:p>105298869</text:p>
          </table:table-cell>
          <table:table-cell>
            <text:p>762125854</text:p>
          </table:table-cell>
        </table:table-row>
        <table:table-row>
          <table:table-cell>
            <text:p>671898852</text:p>
          </table:table-cell>
          <table:table-cell>
            <text:p>619095464</text:p>
          </table:table-cell>
          <table:table-cell>
            <text:p>658843569</text:p>
          </table:table-cell>
          <table:table-cell>
            <text:p>543680552</text:p>
          </table:table-cell>
          <table:table-cell>
            <text:p>675412983</text:p>
          </table:table-cell>
          <table:table-cell>
            <text:p>454966286</text:p>
          </table:table-cell>
          <table:table-cell>
            <text:p>861548357</text:p>
          </table:table-cell>
        </table:table-row>
        <table:table-row>
          <table:table-cell>
            <text:p>476019208</text:p>
          </table:table-cell>
          <table:table-cell>
            <text:p>16876515</text:p>
          </table:table-cell>
          <table:table-cell>
            <text:p>707104930</text:p>
          </table:table-cell>
          <table:table-cell>
            <text:p>482311144</text:p>
          </table:table-cell>
          <table:table-cell>
            <text:p>375541150</text:p>
          </table:table-cell>
          <table:table-cell>
            <text:p>422338887</text:p>
          </table:table-cell>
          <table:table-cell>
            <text:p>647107332</text:p>
          </table:table-cell>
        </table:table-row>
        <table:table-row>
          <table:table-cell>
            <text:p>646020756</text:p>
          </table:table-cell>
          <table:table-cell>
            <text:p>500565083</text:p>
          </table:table-cell>
          <table:table-cell>
            <text:p>978206205</text:p>
          </table:table-cell>
          <table:table-cell>
            <text:p>95165192</text:p>
          </table:table-cell>
          <table:table-cell>
            <text:p>115908789</text:p>
          </table:table-cell>
          <table:table-cell>
            <text:p>616102862</text:p>
          </table:table-cell>
          <table:table-cell>
            <text:p>713662936</text:p>
          </table:table-cell>
        </table:table-row>
        <table:table-row>
          <table:table-cell>
            <text:p>10028714</text:p>
          </table:table-cell>
          <table:table-cell>
            <text:p>410446875</text:p>
          </table:table-cell>
          <table:table-cell>
            <text:p>439273236</text:p>
          </table:table-cell>
          <table:table-cell>
            <text:p>764468117</text:p>
          </table:table-cell>
          <table:table-cell>
            <text:p>284145416</text:p>
          </table:table-cell>
          <table:table-cell>
            <text:p>22472358</text:p>
          </table:table-cell>
          <table:table-cell>
            <text:p>836029535</text:p>
          </table:table-cell>
        </table:table-row>
        <table:table-row>
          <table:table-cell>
            <text:p>226768247</text:p>
          </table:table-cell>
          <table:table-cell>
            <text:p>385300554</text:p>
          </table:table-cell>
          <table:table-cell>
            <text:p>962282522</text:p>
          </table:table-cell>
          <table:table-cell>
            <text:p>581970768</text:p>
          </table:table-cell>
          <table:table-cell>
            <text:p>64978242</text:p>
          </table:table-cell>
          <table:table-cell>
            <text:p>243716988</text:p>
          </table:table-cell>
          <table:table-cell>
            <text:p>841245478</text:p>
          </table:table-cell>
        </table:table-row>
        <table:table-row>
          <table:table-cell>
            <text:p>866178708</text:p>
          </table:table-cell>
          <table:table-cell>
            <text:p>190740668</text:p>
          </table:table-cell>
          <table:table-cell>
            <text:p>478115488</text:p>
          </table:table-cell>
          <table:table-cell>
            <text:p>182949512</text:p>
          </table:table-cell>
          <table:table-cell>
            <text:p>900094943</text:p>
          </table:table-cell>
          <table:table-cell>
            <text:p>600999159</text:p>
          </table:table-cell>
          <table:table-cell>
            <text:p>74086574</text:p>
          </table:table-cell>
        </table:table-row>
        <table:table-row>
          <table:table-cell>
            <text:p>958795622</text:p>
          </table:table-cell>
          <table:table-cell>
            <text:p>590276273</text:p>
          </table:table-cell>
          <table:table-cell>
            <text:p>376505013</text:p>
          </table:table-cell>
          <table:table-cell>
            <text:p>377377444</text:p>
          </table:table-cell>
          <table:table-cell>
            <text:p>154168021</text:p>
          </table:table-cell>
          <table:table-cell>
            <text:p>427388885</text:p>
          </table:table-cell>
          <table:table-cell>
            <text:p>418752667</text:p>
          </table:table-cell>
        </table:table-row>
        <table:table-row>
          <table:table-cell>
            <text:p>572796070</text:p>
          </table:table-cell>
          <table:table-cell>
            <text:p>81239094</text:p>
          </table:table-cell>
          <table:table-cell>
            <text:p>724349473</text:p>
          </table:table-cell>
          <table:table-cell>
            <text:p>686459984</text:p>
          </table:table-cell>
          <table:table-cell>
            <text:p>188644571</text:p>
          </table:table-cell>
          <table:table-cell>
            <text:p>833018422</text:p>
          </table:table-cell>
          <table:table-cell>
            <text:p>609833628</text:p>
          </table:table-cell>
        </table:table-row>
        <table:table-row>
          <table:table-cell>
            <text:p>273659587</text:p>
          </table:table-cell>
          <table:table-cell>
            <text:p>509114956</text:p>
          </table:table-cell>
          <table:table-cell>
            <text:p>432177473</text:p>
          </table:table-cell>
          <table:table-cell>
            <text:p>901092443</text:p>
          </table:table-cell>
          <table:table-cell>
            <text:p>88836310</text:p>
          </table:table-cell>
          <table:table-cell>
            <text:p>383486781</text:p>
          </table:table-cell>
          <table:table-cell>
            <text:p>55730400</text:p>
          </table:table-cell>
        </table:table-row>
        <table:table-row>
          <table:table-cell>
            <text:p>655998417</text:p>
          </table:table-cell>
          <table:table-cell>
            <text:p>364970894</text:p>
          </table:table-cell>
          <table:table-cell>
            <text:p>394333589</text:p>
          </table:table-cell>
          <table:table-cell>
            <text:p>677024945</text:p>
          </table:table-cell>
          <table:table-cell>
            <text:p>254894426</text:p>
          </table:table-cell>
          <table:table-cell>
            <text:p>383939528</text:p>
          </table:table-cell>
          <table:table-cell>
            <text:p>641032067</text:p>
          </table:table-cell>
        </table:table-row>
        <table:table-row>
          <table:table-cell>
            <text:p>189310570</text:p>
          </table:table-cell>
          <table:table-cell>
            <text:p>129267845</text:p>
          </table:table-cell>
          <table:table-cell>
            <text:p>928881117</text:p>
          </table:table-cell>
          <table:table-cell>
            <text:p>265186151</text:p>
          </table:table-cell>
          <table:table-cell>
            <text:p>895476757</text:p>
          </table:table-cell>
          <table:table-cell>
            <text:p>420499789</text:p>
          </table:table-cell>
          <table:table-cell>
            <text:p>258590692</text:p>
          </table:table-cell>
        </table:table-row>
        <table:table-row>
          <table:table-cell>
            <text:p>178905778</text:p>
          </table:table-cell>
          <table:table-cell>
            <text:p>899503010</text:p>
          </table:table-cell>
          <table:table-cell>
            <text:p>145322625</text:p>
          </table:table-cell>
          <table:table-cell>
            <text:p>179720419</text:p>
          </table:table-cell>
          <table:table-cell>
            <text:p>190072614</text:p>
          </table:table-cell>
          <table:table-cell>
            <text:p>85007838</text:p>
          </table:table-cell>
          <table:table-cell>
            <text:p>369993790</text:p>
          </table:table-cell>
        </table:table-row>
        <table:table-row>
          <table:table-cell>
            <text:p>380670718</text:p>
          </table:table-cell>
          <table:table-cell>
            <text:p>306173109</text:p>
          </table:table-cell>
          <table:table-cell>
            <text:p>112465163</text:p>
          </table:table-cell>
          <table:table-cell>
            <text:p>221592283</text:p>
          </table:table-cell>
          <table:table-cell>
            <text:p>26846909</text:p>
          </table:table-cell>
          <table:table-cell>
            <text:p>818984818</text:p>
          </table:table-cell>
          <table:table-cell>
            <text:p>754416806</text:p>
          </table:table-cell>
        </table:table-row>
        <table:table-row>
          <table:table-cell>
            <text:p>276116680</text:p>
          </table:table-cell>
          <table:table-cell>
            <text:p>684920463</text:p>
          </table:table-cell>
          <table:table-cell>
            <text:p>395179369</text:p>
          </table:table-cell>
          <table:table-cell>
            <text:p>739826238</text:p>
          </table:table-cell>
          <table:table-cell>
            <text:p>38005068</text:p>
          </table:table-cell>
          <table:table-cell>
            <text:p>152484759</text:p>
          </table:table-cell>
          <table:table-cell>
            <text:p>509510498</text:p>
          </table:table-cell>
        </table:table-row>
        <table:table-row>
          <table:table-cell>
            <text:p>979671286</text:p>
          </table:table-cell>
          <table:table-cell>
            <text:p>964685345</text:p>
          </table:table-cell>
          <table:table-cell>
            <text:p>940713641</text:p>
          </table:table-cell>
          <table:table-cell>
            <text:p>95204810</text:p>
          </table:table-cell>
          <table:table-cell>
            <text:p>992390340</text:p>
          </table:table-cell>
          <table:table-cell>
            <text:p>697550833</text:p>
          </table:table-cell>
          <table:table-cell>
            <text:p>296429269</text:p>
          </table:table-cell>
        </table:table-row>
        <table:table-row>
          <table:table-cell>
            <text:p>469879711</text:p>
          </table:table-cell>
          <table:table-cell>
            <text:p>916954969</text:p>
          </table:table-cell>
          <table:table-cell>
            <text:p>86165230</text:p>
          </table:table-cell>
          <table:table-cell>
            <text:p>728067984</text:p>
          </table:table-cell>
          <table:table-cell>
            <text:p>282508785</text:p>
          </table:table-cell>
          <table:table-cell>
            <text:p>494729945</text:p>
          </table:table-cell>
          <table:table-cell>
            <text:p>551150151</text:p>
          </table:table-cell>
        </table:table-row>
        <table:table-row>
          <table:table-cell>
            <text:p>470591631</text:p>
          </table:table-cell>
          <table:table-cell>
            <text:p>527467612</text:p>
          </table:table-cell>
          <table:table-cell>
            <text:p>765523994</text:p>
          </table:table-cell>
          <table:table-cell>
            <text:p>413685508</text:p>
          </table:table-cell>
          <table:table-cell>
            <text:p>10471240</text:p>
          </table:table-cell>
          <table:table-cell>
            <text:p>984696597</text:p>
          </table:table-cell>
          <table:table-cell>
            <text:p>822291678</text:p>
          </table:table-cell>
        </table:table-row>
        <table:table-row>
          <table:table-cell>
            <text:p>638316232</text:p>
          </table:table-cell>
          <table:table-cell>
            <text:p>238933045</text:p>
          </table:table-cell>
          <table:table-cell>
            <text:p>348451728</text:p>
          </table:table-cell>
          <table:table-cell>
            <text:p>181542500</text:p>
          </table:table-cell>
          <table:table-cell>
            <text:p>15339448</text:p>
          </table:table-cell>
          <table:table-cell>
            <text:p>375883198</text:p>
          </table:table-cell>
          <table:table-cell>
            <text:p>73920139</text:p>
          </table:table-cell>
        </table:table-row>
        <table:table-row>
          <table:table-cell>
            <text:p>643147448</text:p>
          </table:table-cell>
          <table:table-cell>
            <text:p>434456468</text:p>
          </table:table-cell>
          <table:table-cell>
            <text:p>291401168</text:p>
          </table:table-cell>
          <table:table-cell>
            <text:p>921822870</text:p>
          </table:table-cell>
          <table:table-cell>
            <text:p>794154983</text:p>
          </table:table-cell>
          <table:table-cell>
            <text:p>899492284</text:p>
          </table:table-cell>
          <table:table-cell>
            <text:p>178198788</text:p>
          </table:table-cell>
        </table:table-row>
        <table:table-row>
          <table:table-cell>
            <text:p>412211109</text:p>
          </table:table-cell>
          <table:table-cell>
            <text:p>32622196</text:p>
          </table:table-cell>
          <table:table-cell>
            <text:p>329429485</text:p>
          </table:table-cell>
          <table:table-cell>
            <text:p>83333685</text:p>
          </table:table-cell>
          <table:table-cell>
            <text:p>137351341</text:p>
          </table:table-cell>
          <table:table-cell>
            <text:p>460911621</text:p>
          </table:table-cell>
          <table:table-cell>
            <text:p>766169685</text:p>
          </table:table-cell>
        </table:table-row>
        <table:table-row>
          <table:table-cell>
            <text:p>729763929</text:p>
          </table:table-cell>
          <table:table-cell>
            <text:p>449267727</text:p>
          </table:table-cell>
          <table:table-cell>
            <text:p>651428044</text:p>
          </table:table-cell>
          <table:table-cell>
            <text:p>509226736</text:p>
          </table:table-cell>
          <table:table-cell>
            <text:p>143043284</text:p>
          </table:table-cell>
          <table:table-cell>
            <text:p>426315649</text:p>
          </table:table-cell>
          <table:table-cell>
            <text:p>308746489</text:p>
          </table:table-cell>
        </table:table-row>
        <table:table-row>
          <table:table-cell>
            <text:p>722468207</text:p>
          </table:table-cell>
          <table:table-cell>
            <text:p>522050790</text:p>
          </table:table-cell>
          <table:table-cell>
            <text:p>252436116</text:p>
          </table:table-cell>
          <table:table-cell>
            <text:p>802695282</text:p>
          </table:table-cell>
          <table:table-cell>
            <text:p>650204243</text:p>
          </table:table-cell>
          <table:table-cell>
            <text:p>421342230</text:p>
          </table:table-cell>
          <table:table-cell>
            <text:p>204719082</text:p>
          </table:table-cell>
        </table:table-row>
        <table:table-row>
          <table:table-cell>
            <text:p>896241248</text:p>
          </table:table-cell>
          <table:table-cell>
            <text:p>779299017</text:p>
          </table:table-cell>
          <table:table-cell>
            <text:p>428439715</text:p>
          </table:table-cell>
          <table:table-cell>
            <text:p>226450881</text:p>
          </table:table-cell>
          <table:table-cell>
            <text:p>796542023</text:p>
          </table:table-cell>
          <table:table-cell>
            <text:p>427328508</text:p>
          </table:table-cell>
          <table:table-cell>
            <text:p>828839086</text:p>
          </table:table-cell>
        </table:table-row>
        <table:table-row>
          <table:table-cell>
            <text:p>528237549</text:p>
          </table:table-cell>
          <table:table-cell>
            <text:p>771806653</text:p>
          </table:table-cell>
          <table:table-cell>
            <text:p>302411599</text:p>
          </table:table-cell>
          <table:table-cell>
            <text:p>872467884</text:p>
          </table:table-cell>
          <table:table-cell>
            <text:p>549804757</text:p>
          </table:table-cell>
          <table:table-cell>
            <text:p>501249986</text:p>
          </table:table-cell>
          <table:table-cell>
            <text:p>425709446</text:p>
          </table:table-cell>
        </table:table-row>
        <table:table-row>
          <table:table-cell>
            <text:p>117681430</text:p>
          </table:table-cell>
          <table:table-cell>
            <text:p>736976315</text:p>
          </table:table-cell>
          <table:table-cell>
            <text:p>893927700</text:p>
          </table:table-cell>
          <table:table-cell>
            <text:p>8526676</text:p>
          </table:table-cell>
          <table:table-cell>
            <text:p>17249813</text:p>
          </table:table-cell>
          <table:table-cell>
            <text:p>618718925</text:p>
          </table:table-cell>
          <table:table-cell>
            <text:p>986001444</text:p>
          </table:table-cell>
        </table:table-row>
        <table:table-row>
          <table:table-cell>
            <text:p>197775908</text:p>
          </table:table-cell>
          <table:table-cell>
            <text:p>616029399</text:p>
          </table:table-cell>
          <table:table-cell>
            <text:p>232168166</text:p>
          </table:table-cell>
          <table:table-cell>
            <text:p>543527043</text:p>
          </table:table-cell>
          <table:table-cell>
            <text:p>691598859</text:p>
          </table:table-cell>
          <table:table-cell>
            <text:p>84384831</text:p>
          </table:table-cell>
          <table:table-cell>
            <text:p>284679912</text:p>
          </table:table-cell>
        </table:table-row>
        <table:table-row>
          <table:table-cell>
            <text:p>854590038</text:p>
          </table:table-cell>
          <table:table-cell>
            <text:p>257478113</text:p>
          </table:table-cell>
          <table:table-cell>
            <text:p>186773748</text:p>
          </table:table-cell>
          <table:table-cell>
            <text:p>128756132</text:p>
          </table:table-cell>
          <table:table-cell>
            <text:p>765947049</text:p>
          </table:table-cell>
          <table:table-cell>
            <text:p>138831611</text:p>
          </table:table-cell>
          <table:table-cell>
            <text:p>677172486</text:p>
          </table:table-cell>
        </table:table-row>
        <table:table-row>
          <table:table-cell>
            <text:p>76489662</text:p>
          </table:table-cell>
          <table:table-cell>
            <text:p>722654819</text:p>
          </table:table-cell>
          <table:table-cell>
            <text:p>137746929</text:p>
          </table:table-cell>
          <table:table-cell>
            <text:p>398727618</text:p>
          </table:table-cell>
          <table:table-cell>
            <text:p>687326355</text:p>
          </table:table-cell>
          <table:table-cell>
            <text:p>496574007</text:p>
          </table:table-cell>
          <table:table-cell>
            <text:p>709525728</text:p>
          </table:table-cell>
        </table:table-row>
        <table:table-row>
          <table:table-cell>
            <text:p>286786663</text:p>
          </table:table-cell>
          <table:table-cell>
            <text:p>128841749</text:p>
          </table:table-cell>
          <table:table-cell>
            <text:p>548656189</text:p>
          </table:table-cell>
          <table:table-cell>
            <text:p>963003166</text:p>
          </table:table-cell>
          <table:table-cell>
            <text:p>351919737</text:p>
          </table:table-cell>
          <table:table-cell>
            <text:p>963760135</text:p>
          </table:table-cell>
          <table:table-cell>
            <text:p>422423271</text:p>
          </table:table-cell>
        </table:table-row>
        <table:table-row>
          <table:table-cell>
            <text:p>341220344</text:p>
          </table:table-cell>
          <table:table-cell>
            <text:p>441751974</text:p>
          </table:table-cell>
          <table:table-cell>
            <text:p>360082897</text:p>
          </table:table-cell>
          <table:table-cell>
            <text:p>75808736</text:p>
          </table:table-cell>
          <table:table-cell>
            <text:p>679633821</text:p>
          </table:table-cell>
          <table:table-cell>
            <text:p>674028051</text:p>
          </table:table-cell>
          <table:table-cell>
            <text:p>367403346</text:p>
          </table:table-cell>
        </table:table-row>
        <table:table-row>
          <table:table-cell>
            <text:p>58380141</text:p>
          </table:table-cell>
          <table:table-cell>
            <text:p>353664209</text:p>
          </table:table-cell>
          <table:table-cell>
            <text:p>198810352</text:p>
          </table:table-cell>
          <table:table-cell>
            <text:p>114611092</text:p>
          </table:table-cell>
          <table:table-cell>
            <text:p>305499181</text:p>
          </table:table-cell>
          <table:table-cell>
            <text:p>853821448</text:p>
          </table:table-cell>
          <table:table-cell>
            <text:p>78908139</text:p>
          </table:table-cell>
        </table:table-row>
        <table:table-row>
          <table:table-cell>
            <text:p>705873645</text:p>
          </table:table-cell>
          <table:table-cell>
            <text:p>89710846</text:p>
          </table:table-cell>
          <table:table-cell>
            <text:p>616567812</text:p>
          </table:table-cell>
          <table:table-cell>
            <text:p>990543143</text:p>
          </table:table-cell>
          <table:table-cell>
            <text:p>639429086</text:p>
          </table:table-cell>
          <table:table-cell>
            <text:p>954136510</text:p>
          </table:table-cell>
          <table:table-cell>
            <text:p>338348019</text:p>
          </table:table-cell>
        </table:table-row>
        <table:table-row>
          <table:table-cell>
            <text:p>380089263</text:p>
          </table:table-cell>
          <table:table-cell>
            <text:p>489504115</text:p>
          </table:table-cell>
          <table:table-cell>
            <text:p>898299765</text:p>
          </table:table-cell>
          <table:table-cell>
            <text:p>46732393</text:p>
          </table:table-cell>
          <table:table-cell>
            <text:p>531412613</text:p>
          </table:table-cell>
          <table:table-cell>
            <text:p>302228641</text:p>
          </table:table-cell>
          <table:table-cell>
            <text:p>394221417</text:p>
          </table:table-cell>
        </table:table-row>
        <table:table-row>
          <table:table-cell>
            <text:p>97296466</text:p>
          </table:table-cell>
          <table:table-cell>
            <text:p>105414049</text:p>
          </table:table-cell>
          <table:table-cell>
            <text:p>333863166</text:p>
          </table:table-cell>
          <table:table-cell>
            <text:p>254698269</text:p>
          </table:table-cell>
          <table:table-cell>
            <text:p>287633563</text:p>
          </table:table-cell>
          <table:table-cell>
            <text:p>242376436</text:p>
          </table:table-cell>
          <table:table-cell>
            <text:p>298580184</text:p>
          </table:table-cell>
        </table:table-row>
        <table:table-row>
          <table:table-cell>
            <text:p>656390685</text:p>
          </table:table-cell>
          <table:table-cell>
            <text:p>170060584</text:p>
          </table:table-cell>
          <table:table-cell>
            <text:p>841332680</text:p>
          </table:table-cell>
          <table:table-cell>
            <text:p>915213444</text:p>
          </table:table-cell>
          <table:table-cell>
            <text:p>318365099</text:p>
          </table:table-cell>
          <table:table-cell>
            <text:p>934783036</text:p>
          </table:table-cell>
          <table:table-cell>
            <text:p>496226082</text:p>
          </table:table-cell>
        </table:table-row>
        <table:table-row>
          <table:table-cell>
            <text:p>316582318</text:p>
          </table:table-cell>
          <table:table-cell>
            <text:p>978170332</text:p>
          </table:table-cell>
          <table:table-cell>
            <text:p>605603387</text:p>
          </table:table-cell>
          <table:table-cell>
            <text:p>817551991</text:p>
          </table:table-cell>
          <table:table-cell>
            <text:p>859840377</text:p>
          </table:table-cell>
          <table:table-cell>
            <text:p>630546952</text:p>
          </table:table-cell>
          <table:table-cell>
            <text:p>302496865</text:p>
          </table:table-cell>
        </table:table-row>
        <table:table-row>
          <table:table-cell>
            <text:p>71707142</text:p>
          </table:table-cell>
          <table:table-cell>
            <text:p>73410401</text:p>
          </table:table-cell>
          <table:table-cell>
            <text:p>756662614</text:p>
          </table:table-cell>
          <table:table-cell>
            <text:p>969340494</text:p>
          </table:table-cell>
          <table:table-cell>
            <text:p>245000944</text:p>
          </table:table-cell>
          <table:table-cell>
            <text:p>210424074</text:p>
          </table:table-cell>
          <table:table-cell>
            <text:p>968704522</text:p>
          </table:table-cell>
        </table:table-row>
        <table:table-row>
          <table:table-cell>
            <text:p>305813205</text:p>
          </table:table-cell>
          <table:table-cell>
            <text:p>608274108</text:p>
          </table:table-cell>
          <table:table-cell>
            <text:p>165446113</text:p>
          </table:table-cell>
          <table:table-cell>
            <text:p>459800630</text:p>
          </table:table-cell>
          <table:table-cell>
            <text:p>616951975</text:p>
          </table:table-cell>
          <table:table-cell>
            <text:p>61301009</text:p>
          </table:table-cell>
          <table:table-cell>
            <text:p>795019485</text:p>
          </table:table-cell>
        </table:table-row>
        <table:table-row>
          <table:table-cell>
            <text:p>449627015</text:p>
          </table:table-cell>
          <table:table-cell>
            <text:p>156793582</text:p>
          </table:table-cell>
          <table:table-cell>
            <text:p>561077590</text:p>
          </table:table-cell>
          <table:table-cell>
            <text:p>146224582</text:p>
          </table:table-cell>
          <table:table-cell>
            <text:p>866312205</text:p>
          </table:table-cell>
          <table:table-cell>
            <text:p>322557879</text:p>
          </table:table-cell>
          <table:table-cell>
            <text:p>631728907</text:p>
          </table:table-cell>
        </table:table-row>
        <table:table-row>
          <table:table-cell>
            <text:p>823796347</text:p>
          </table:table-cell>
          <table:table-cell>
            <text:p>524965845</text:p>
          </table:table-cell>
          <table:table-cell>
            <text:p>657002100</text:p>
          </table:table-cell>
          <table:table-cell>
            <text:p>317060693</text:p>
          </table:table-cell>
          <table:table-cell>
            <text:p>227655005</text:p>
          </table:table-cell>
          <table:table-cell>
            <text:p>951058431</text:p>
          </table:table-cell>
          <table:table-cell>
            <text:p>20444000</text:p>
          </table:table-cell>
        </table:table-row>
        <table:table-row>
          <table:table-cell>
            <text:p>525576053</text:p>
          </table:table-cell>
          <table:table-cell>
            <text:p>809162853</text:p>
          </table:table-cell>
          <table:table-cell>
            <text:p>913084116</text:p>
          </table:table-cell>
          <table:table-cell>
            <text:p>720657575</text:p>
          </table:table-cell>
          <table:table-cell>
            <text:p>147436271</text:p>
          </table:table-cell>
          <table:table-cell>
            <text:p>490174622</text:p>
          </table:table-cell>
          <table:table-cell>
            <text:p>795866073</text:p>
          </table:table-cell>
        </table:table-row>
        <table:table-row>
          <table:table-cell>
            <text:p>916137109</text:p>
          </table:table-cell>
          <table:table-cell>
            <text:p>295253030</text:p>
          </table:table-cell>
          <table:table-cell>
            <text:p>428283474</text:p>
          </table:table-cell>
          <table:table-cell>
            <text:p>684057033</text:p>
          </table:table-cell>
          <table:table-cell>
            <text:p>47184512</text:p>
          </table:table-cell>
          <table:table-cell>
            <text:p>149738718</text:p>
          </table:table-cell>
          <table:table-cell>
            <text:p>367105971</text:p>
          </table:table-cell>
        </table:table-row>
        <table:table-row>
          <table:table-cell>
            <text:p>272373673</text:p>
          </table:table-cell>
          <table:table-cell>
            <text:p>221662112</text:p>
          </table:table-cell>
          <table:table-cell>
            <text:p>963707502</text:p>
          </table:table-cell>
          <table:table-cell>
            <text:p>83181045</text:p>
          </table:table-cell>
          <table:table-cell>
            <text:p>812935932</text:p>
          </table:table-cell>
          <table:table-cell>
            <text:p>980685723</text:p>
          </table:table-cell>
          <table:table-cell>
            <text:p>563378704</text:p>
          </table:table-cell>
        </table:table-row>
        <table:table-row>
          <table:table-cell>
            <text:p>224895989</text:p>
          </table:table-cell>
          <table:table-cell>
            <text:p>447539948</text:p>
          </table:table-cell>
          <table:table-cell>
            <text:p>274072450</text:p>
          </table:table-cell>
          <table:table-cell>
            <text:p>541981182</text:p>
          </table:table-cell>
          <table:table-cell>
            <text:p>857060550</text:p>
          </table:table-cell>
          <table:table-cell>
            <text:p>892221336</text:p>
          </table:table-cell>
          <table:table-cell>
            <text:p>452493400</text:p>
          </table:table-cell>
        </table:table-row>
        <table:table-row>
          <table:table-cell>
            <text:p>855483063</text:p>
          </table:table-cell>
          <table:table-cell>
            <text:p>273440666</text:p>
          </table:table-cell>
          <table:table-cell>
            <text:p>490812239</text:p>
          </table:table-cell>
          <table:table-cell>
            <text:p>881512543</text:p>
          </table:table-cell>
          <table:table-cell>
            <text:p>470987260</text:p>
          </table:table-cell>
          <table:table-cell>
            <text:p>761794375</text:p>
          </table:table-cell>
          <table:table-cell>
            <text:p>334475334</text:p>
          </table:table-cell>
        </table:table-row>
        <table:table-row>
          <table:table-cell>
            <text:p>50992152</text:p>
          </table:table-cell>
          <table:table-cell>
            <text:p>961820614</text:p>
          </table:table-cell>
          <table:table-cell>
            <text:p>224947790</text:p>
          </table:table-cell>
          <table:table-cell>
            <text:p>905074312</text:p>
          </table:table-cell>
          <table:table-cell>
            <text:p>925893901</text:p>
          </table:table-cell>
          <table:table-cell>
            <text:p>219346678</text:p>
          </table:table-cell>
          <table:table-cell>
            <text:p>764803582</text:p>
          </table:table-cell>
        </table:table-row>
        <table:table-row>
          <table:table-cell>
            <text:p>645311477</text:p>
          </table:table-cell>
          <table:table-cell>
            <text:p>680712940</text:p>
          </table:table-cell>
          <table:table-cell>
            <text:p>256117114</text:p>
          </table:table-cell>
          <table:table-cell>
            <text:p>691420440</text:p>
          </table:table-cell>
          <table:table-cell>
            <text:p>854338242</text:p>
          </table:table-cell>
          <table:table-cell>
            <text:p>833826030</text:p>
          </table:table-cell>
          <table:table-cell>
            <text:p>350779742</text:p>
          </table:table-cell>
        </table:table-row>
        <table:table-row>
          <table:table-cell>
            <text:p>695729020</text:p>
          </table:table-cell>
          <table:table-cell>
            <text:p>315177971</text:p>
          </table:table-cell>
          <table:table-cell>
            <text:p>900651212</text:p>
          </table:table-cell>
          <table:table-cell>
            <text:p>165352548</text:p>
          </table:table-cell>
          <table:table-cell>
            <text:p>530756451</text:p>
          </table:table-cell>
          <table:table-cell>
            <text:p>974952119</text:p>
          </table:table-cell>
          <table:table-cell>
            <text:p>406569457</text:p>
          </table:table-cell>
        </table:table-row>
        <table:table-row>
          <table:table-cell>
            <text:p>121898820</text:p>
          </table:table-cell>
          <table:table-cell>
            <text:p>988852351</text:p>
          </table:table-cell>
          <table:table-cell>
            <text:p>916705374</text:p>
          </table:table-cell>
          <table:table-cell>
            <text:p>295473233</text:p>
          </table:table-cell>
          <table:table-cell>
            <text:p>769908073</text:p>
          </table:table-cell>
          <table:table-cell>
            <text:p>856335462</text:p>
          </table:table-cell>
          <table:table-cell>
            <text:p>715999775</text:p>
          </table:table-cell>
        </table:table-row>
        <table:table-row>
          <table:table-cell>
            <text:p>209443918</text:p>
          </table:table-cell>
          <table:table-cell>
            <text:p>587373919</text:p>
          </table:table-cell>
          <table:table-cell>
            <text:p>71210746</text:p>
          </table:table-cell>
          <table:table-cell>
            <text:p>124423612</text:p>
          </table:table-cell>
          <table:table-cell>
            <text:p>395876647</text:p>
          </table:table-cell>
          <table:table-cell>
            <text:p>410045376</text:p>
          </table:table-cell>
          <table:table-cell>
            <text:p>662180411</text:p>
          </table:table-cell>
        </table:table-row>
        <table:table-row>
          <table:table-cell>
            <text:p>537308133</text:p>
          </table:table-cell>
          <table:table-cell>
            <text:p>481599125</text:p>
          </table:table-cell>
          <table:table-cell>
            <text:p>712216106</text:p>
          </table:table-cell>
          <table:table-cell>
            <text:p>566679679</text:p>
          </table:table-cell>
          <table:table-cell>
            <text:p>590508395</text:p>
          </table:table-cell>
          <table:table-cell>
            <text:p>382663434</text:p>
          </table:table-cell>
          <table:table-cell>
            <text:p>14377</text:p>
          </table:table-cell>
        </table:table-row>
        <table:table-row>
          <table:table-cell>
            <text:p>711360028</text:p>
          </table:table-cell>
          <table:table-cell>
            <text:p>917797175</text:p>
          </table:table-cell>
          <table:table-cell>
            <text:p>531087117</text:p>
          </table:table-cell>
          <table:table-cell>
            <text:p>9923037</text:p>
          </table:table-cell>
          <table:table-cell>
            <text:p>658249487</text:p>
          </table:table-cell>
          <table:table-cell>
            <text:p>52844819</text:p>
          </table:table-cell>
          <table:table-cell>
            <text:p>185468865</text:p>
          </table:table-cell>
        </table:table-row>
        <table:table-row>
          <table:table-cell>
            <text:p>670277453</text:p>
          </table:table-cell>
          <table:table-cell>
            <text:p>352026331</text:p>
          </table:table-cell>
          <table:table-cell>
            <text:p>56854228</text:p>
          </table:table-cell>
          <table:table-cell>
            <text:p>281799290</text:p>
          </table:table-cell>
          <table:table-cell>
            <text:p>327216718</text:p>
          </table:table-cell>
          <table:table-cell>
            <text:p>88578938</text:p>
          </table:table-cell>
          <table:table-cell>
            <text:p>627242622</text:p>
          </table:table-cell>
        </table:table-row>
        <table:table-row>
          <table:table-cell>
            <text:p>16520415</text:p>
          </table:table-cell>
          <table:table-cell>
            <text:p>336704727</text:p>
          </table:table-cell>
          <table:table-cell>
            <text:p>811493312</text:p>
          </table:table-cell>
          <table:table-cell>
            <text:p>361461510</text:p>
          </table:table-cell>
          <table:table-cell>
            <text:p>29122774</text:p>
          </table:table-cell>
          <table:table-cell>
            <text:p>123482110</text:p>
          </table:table-cell>
          <table:table-cell>
            <text:p>432803251</text:p>
          </table:table-cell>
        </table:table-row>
        <table:table-row>
          <table:table-cell>
            <text:p>787485611</text:p>
          </table:table-cell>
          <table:table-cell>
            <text:p>389564340</text:p>
          </table:table-cell>
          <table:table-cell>
            <text:p>948465816</text:p>
          </table:table-cell>
          <table:table-cell>
            <text:p>600532165</text:p>
          </table:table-cell>
          <table:table-cell>
            <text:p>318315603</text:p>
          </table:table-cell>
          <table:table-cell>
            <text:p>38788460</text:p>
          </table:table-cell>
          <table:table-cell>
            <text:p>79964673</text:p>
          </table:table-cell>
        </table:table-row>
        <table:table-row>
          <table:table-cell>
            <text:p>836153498</text:p>
          </table:table-cell>
          <table:table-cell>
            <text:p>56160195</text:p>
          </table:table-cell>
          <table:table-cell>
            <text:p>433414183</text:p>
          </table:table-cell>
          <table:table-cell>
            <text:p>965981725</text:p>
          </table:table-cell>
          <table:table-cell>
            <text:p>714190449</text:p>
          </table:table-cell>
          <table:table-cell>
            <text:p>2272649</text:p>
          </table:table-cell>
          <table:table-cell>
            <text:p>27155734</text:p>
          </table:table-cell>
        </table:table-row>
        <table:table-row>
          <table:table-cell>
            <text:p>587354936</text:p>
          </table:table-cell>
          <table:table-cell>
            <text:p>292680932</text:p>
          </table:table-cell>
          <table:table-cell>
            <text:p>582749995</text:p>
          </table:table-cell>
          <table:table-cell>
            <text:p>276387084</text:p>
          </table:table-cell>
          <table:table-cell>
            <text:p>288549176</text:p>
          </table:table-cell>
          <table:table-cell>
            <text:p>855109190</text:p>
          </table:table-cell>
          <table:table-cell>
            <text:p>46472994</text:p>
          </table:table-cell>
        </table:table-row>
        <table:table-row>
          <table:table-cell>
            <text:p>111061280</text:p>
          </table:table-cell>
          <table:table-cell>
            <text:p>65728074</text:p>
          </table:table-cell>
          <table:table-cell>
            <text:p>997585590</text:p>
          </table:table-cell>
          <table:table-cell>
            <text:p>254286548</text:p>
          </table:table-cell>
          <table:table-cell>
            <text:p>121136340</text:p>
          </table:table-cell>
          <table:table-cell>
            <text:p>927824453</text:p>
          </table:table-cell>
          <table:table-cell>
            <text:p>470804086</text:p>
          </table:table-cell>
        </table:table-row>
        <table:table-row>
          <table:table-cell>
            <text:p>34937549</text:p>
          </table:table-cell>
          <table:table-cell>
            <text:p>905269135</text:p>
          </table:table-cell>
          <table:table-cell>
            <text:p>68974500</text:p>
          </table:table-cell>
          <table:table-cell>
            <text:p>297648304</text:p>
          </table:table-cell>
          <table:table-cell>
            <text:p>966018020</text:p>
          </table:table-cell>
          <table:table-cell>
            <text:p>486114729</text:p>
          </table:table-cell>
          <table:table-cell>
            <text:p>511688693</text:p>
          </table:table-cell>
        </table:table-row>
        <table:table-row>
          <table:table-cell>
            <text:p>360324815</text:p>
          </table:table-cell>
          <table:table-cell>
            <text:p>918288208</text:p>
          </table:table-cell>
          <table:table-cell>
            <text:p>597869975</text:p>
          </table:table-cell>
          <table:table-cell>
            <text:p>535771016</text:p>
          </table:table-cell>
          <table:table-cell>
            <text:p>434057476</text:p>
          </table:table-cell>
          <table:table-cell>
            <text:p>470914753</text:p>
          </table:table-cell>
          <table:table-cell>
            <text:p>484992610</text:p>
          </table:table-cell>
        </table:table-row>
        <table:table-row>
          <table:table-cell>
            <text:p>732226172</text:p>
          </table:table-cell>
          <table:table-cell>
            <text:p>943035962</text:p>
          </table:table-cell>
          <table:table-cell>
            <text:p>237303707</text:p>
          </table:table-cell>
          <table:table-cell>
            <text:p>171148272</text:p>
          </table:table-cell>
          <table:table-cell>
            <text:p>277172248</text:p>
          </table:table-cell>
          <table:table-cell>
            <text:p>294716292</text:p>
          </table:table-cell>
          <table:table-cell>
            <text:p>839803629</text:p>
          </table:table-cell>
        </table:table-row>
        <table:table-row>
          <table:table-cell>
            <text:p>965168812</text:p>
          </table:table-cell>
          <table:table-cell>
            <text:p>837438752</text:p>
          </table:table-cell>
          <table:table-cell>
            <text:p>989091859</text:p>
          </table:table-cell>
          <table:table-cell>
            <text:p>684439403</text:p>
          </table:table-cell>
          <table:table-cell>
            <text:p>299156272</text:p>
          </table:table-cell>
          <table:table-cell>
            <text:p>648704543</text:p>
          </table:table-cell>
          <table:table-cell>
            <text:p>169336794</text:p>
          </table:table-cell>
        </table:table-row>
        <table:table-row>
          <table:table-cell>
            <text:p>460355761</text:p>
          </table:table-cell>
          <table:table-cell>
            <text:p>827840136</text:p>
          </table:table-cell>
          <table:table-cell>
            <text:p>847087409</text:p>
          </table:table-cell>
          <table:table-cell>
            <text:p>577447557</text:p>
          </table:table-cell>
          <table:table-cell>
            <text:p>881191688</text:p>
          </table:table-cell>
          <table:table-cell>
            <text:p>491011797</text:p>
          </table:table-cell>
          <table:table-cell>
            <text:p>449053084</text:p>
          </table:table-cell>
        </table:table-row>
        <table:table-row>
          <table:table-cell>
            <text:p>320636234</text:p>
          </table:table-cell>
          <table:table-cell>
            <text:p>937574133</text:p>
          </table:table-cell>
          <table:table-cell>
            <text:p>764781258</text:p>
          </table:table-cell>
          <table:table-cell>
            <text:p>548038733</text:p>
          </table:table-cell>
          <table:table-cell>
            <text:p>947556954</text:p>
          </table:table-cell>
          <table:table-cell>
            <text:p>512699690</text:p>
          </table:table-cell>
          <table:table-cell>
            <text:p>799404280</text:p>
          </table:table-cell>
        </table:table-row>
        <table:table-row>
          <table:table-cell>
            <text:p>666798696</text:p>
          </table:table-cell>
          <table:table-cell>
            <text:p>698961886</text:p>
          </table:table-cell>
          <table:table-cell>
            <text:p>698092360</text:p>
          </table:table-cell>
          <table:table-cell>
            <text:p>946057877</text:p>
          </table:table-cell>
          <table:table-cell>
            <text:p>856072453</text:p>
          </table:table-cell>
          <table:table-cell>
            <text:p>762617749</text:p>
          </table:table-cell>
          <table:table-cell>
            <text:p>319103533</text:p>
          </table:table-cell>
        </table:table-row>
        <table:table-row>
          <table:table-cell>
            <text:p>835495343</text:p>
          </table:table-cell>
          <table:table-cell>
            <text:p>590438061</text:p>
          </table:table-cell>
          <table:table-cell>
            <text:p>492095693</text:p>
          </table:table-cell>
          <table:table-cell>
            <text:p>788624143</text:p>
          </table:table-cell>
          <table:table-cell>
            <text:p>707921215</text:p>
          </table:table-cell>
          <table:table-cell>
            <text:p>175416011</text:p>
          </table:table-cell>
          <table:table-cell>
            <text:p>497876802</text:p>
          </table:table-cell>
        </table:table-row>
        <table:table-row>
          <table:table-cell>
            <text:p>574214495</text:p>
          </table:table-cell>
          <table:table-cell>
            <text:p>994952925</text:p>
          </table:table-cell>
          <table:table-cell>
            <text:p>128194661</text:p>
          </table:table-cell>
          <table:table-cell>
            <text:p>948795863</text:p>
          </table:table-cell>
          <table:table-cell>
            <text:p>213647468</text:p>
          </table:table-cell>
          <table:table-cell>
            <text:p>255576181</text:p>
          </table:table-cell>
          <table:table-cell>
            <text:p>342469308</text:p>
          </table:table-cell>
        </table:table-row>
        <table:table-row>
          <table:table-cell>
            <text:p>394444941</text:p>
          </table:table-cell>
          <table:table-cell>
            <text:p>201975156</text:p>
          </table:table-cell>
          <table:table-cell>
            <text:p>627959232</text:p>
          </table:table-cell>
          <table:table-cell>
            <text:p>111380809</text:p>
          </table:table-cell>
          <table:table-cell>
            <text:p>931567117</text:p>
          </table:table-cell>
          <table:table-cell>
            <text:p>602971335</text:p>
          </table:table-cell>
          <table:table-cell>
            <text:p>289306861</text:p>
          </table:table-cell>
        </table:table-row>
        <table:table-row>
          <table:table-cell>
            <text:p>852155524</text:p>
          </table:table-cell>
          <table:table-cell>
            <text:p>222272536</text:p>
          </table:table-cell>
          <table:table-cell>
            <text:p>651355409</text:p>
          </table:table-cell>
          <table:table-cell>
            <text:p>827904419</text:p>
          </table:table-cell>
          <table:table-cell>
            <text:p>612399429</text:p>
          </table:table-cell>
          <table:table-cell>
            <text:p>567977019</text:p>
          </table:table-cell>
          <table:table-cell>
            <text:p>349834638</text:p>
          </table:table-cell>
        </table:table-row>
        <table:table-row>
          <table:table-cell>
            <text:p>461869412</text:p>
          </table:table-cell>
          <table:table-cell>
            <text:p>251655441</text:p>
          </table:table-cell>
          <table:table-cell>
            <text:p>495063873</text:p>
          </table:table-cell>
          <table:table-cell>
            <text:p>926914439</text:p>
          </table:table-cell>
          <table:table-cell>
            <text:p>796563178</text:p>
          </table:table-cell>
          <table:table-cell>
            <text:p>813235399</text:p>
          </table:table-cell>
          <table:table-cell>
            <text:p>264839325</text:p>
          </table:table-cell>
        </table:table-row>
        <table:table-row>
          <table:table-cell>
            <text:p>425051528</text:p>
          </table:table-cell>
          <table:table-cell>
            <text:p>395157720</text:p>
          </table:table-cell>
          <table:table-cell>
            <text:p>189321346</text:p>
          </table:table-cell>
          <table:table-cell>
            <text:p>667500774</text:p>
          </table:table-cell>
          <table:table-cell>
            <text:p>546061130</text:p>
          </table:table-cell>
          <table:table-cell>
            <text:p>23579051</text:p>
          </table:table-cell>
          <table:table-cell>
            <text:p>564784305</text:p>
          </table:table-cell>
        </table:table-row>
        <table:table-row>
          <table:table-cell>
            <text:p>568539162</text:p>
          </table:table-cell>
          <table:table-cell>
            <text:p>18990648</text:p>
          </table:table-cell>
          <table:table-cell>
            <text:p>601219144</text:p>
          </table:table-cell>
          <table:table-cell>
            <text:p>914221416</text:p>
          </table:table-cell>
          <table:table-cell>
            <text:p>835446496</text:p>
          </table:table-cell>
          <table:table-cell>
            <text:p>188591840</text:p>
          </table:table-cell>
          <table:table-cell>
            <text:p>343703655</text:p>
          </table:table-cell>
        </table:table-row>
        <table:table-row>
          <table:table-cell>
            <text:p>151911666</text:p>
          </table:table-cell>
          <table:table-cell>
            <text:p>252250351</text:p>
          </table:table-cell>
          <table:table-cell>
            <text:p>938162819</text:p>
          </table:table-cell>
          <table:table-cell>
            <text:p>452690281</text:p>
          </table:table-cell>
          <table:table-cell>
            <text:p>455641493</text:p>
          </table:table-cell>
          <table:table-cell>
            <text:p>786426140</text:p>
          </table:table-cell>
          <table:table-cell>
            <text:p>30573981</text:p>
          </table:table-cell>
        </table:table-row>
        <table:table-row>
          <table:table-cell>
            <text:p>729467168</text:p>
          </table:table-cell>
          <table:table-cell>
            <text:p>797016752</text:p>
          </table:table-cell>
          <table:table-cell>
            <text:p>262921466</text:p>
          </table:table-cell>
          <table:table-cell>
            <text:p>582772942</text:p>
          </table:table-cell>
          <table:table-cell>
            <text:p>656490632</text:p>
          </table:table-cell>
          <table:table-cell>
            <text:p>684235397</text:p>
          </table:table-cell>
          <table:table-cell>
            <text:p>87258997</text:p>
          </table:table-cell>
        </table:table-row>
        <table:table-row>
          <table:table-cell>
            <text:p>951497910</text:p>
          </table:table-cell>
          <table:table-cell>
            <text:p>39658883</text:p>
          </table:table-cell>
          <table:table-cell>
            <text:p>4616534</text:p>
          </table:table-cell>
          <table:table-cell>
            <text:p>784509328</text:p>
          </table:table-cell>
          <table:table-cell>
            <text:p>754714897</text:p>
          </table:table-cell>
          <table:table-cell>
            <text:p>652370972</text:p>
          </table:table-cell>
          <table:table-cell>
            <text:p>631160627</text:p>
          </table:table-cell>
        </table:table-row>
        <table:table-row>
          <table:table-cell>
            <text:p>779700961</text:p>
          </table:table-cell>
          <table:table-cell>
            <text:p>565972972</text:p>
          </table:table-cell>
          <table:table-cell>
            <text:p>281844853</text:p>
          </table:table-cell>
          <table:table-cell>
            <text:p>205822287</text:p>
          </table:table-cell>
          <table:table-cell>
            <text:p>126352330</text:p>
          </table:table-cell>
          <table:table-cell>
            <text:p>445180378</text:p>
          </table:table-cell>
          <table:table-cell>
            <text:p>801314288</text:p>
          </table:table-cell>
        </table:table-row>
        <table:table-row>
          <table:table-cell>
            <text:p>47301290</text:p>
          </table:table-cell>
          <table:table-cell>
            <text:p>85357016</text:p>
          </table:table-cell>
          <table:table-cell>
            <text:p>725148033</text:p>
          </table:table-cell>
          <table:table-cell>
            <text:p>715269573</text:p>
          </table:table-cell>
          <table:table-cell>
            <text:p>847140470</text:p>
          </table:table-cell>
          <table:table-cell>
            <text:p>404325361</text:p>
          </table:table-cell>
          <table:table-cell>
            <text:p>992280422</text:p>
          </table:table-cell>
        </table:table-row>
        <table:table-row>
          <table:table-cell>
            <text:p>497513097</text:p>
          </table:table-cell>
          <table:table-cell>
            <text:p>486298499</text:p>
          </table:table-cell>
          <table:table-cell>
            <text:p>271451323</text:p>
          </table:table-cell>
          <table:table-cell>
            <text:p>186581678</text:p>
          </table:table-cell>
          <table:table-cell>
            <text:p>741362109</text:p>
          </table:table-cell>
          <table:table-cell>
            <text:p>718047036</text:p>
          </table:table-cell>
          <table:table-cell>
            <text:p>915933951</text:p>
          </table:table-cell>
        </table:table-row>
        <table:table-row>
          <table:table-cell>
            <text:p>970100459</text:p>
          </table:table-cell>
          <table:table-cell>
            <text:p>684215044</text:p>
          </table:table-cell>
          <table:table-cell>
            <text:p>655582942</text:p>
          </table:table-cell>
          <table:table-cell>
            <text:p>137646211</text:p>
          </table:table-cell>
          <table:table-cell>
            <text:p>645525671</text:p>
          </table:table-cell>
          <table:table-cell>
            <text:p>200581109</text:p>
          </table:table-cell>
          <table:table-cell>
            <text:p>193222530</text:p>
          </table:table-cell>
        </table:table-row>
        <table:table-row>
          <table:table-cell>
            <text:p>744013337</text:p>
          </table:table-cell>
          <table:table-cell>
            <text:p>383462830</text:p>
          </table:table-cell>
          <table:table-cell>
            <text:p>8486696</text:p>
          </table:table-cell>
          <table:table-cell>
            <text:p>952444165</text:p>
          </table:table-cell>
          <table:table-cell>
            <text:p>826243140</text:p>
          </table:table-cell>
          <table:table-cell>
            <text:p>834227633</text:p>
          </table:table-cell>
          <table:table-cell>
            <text:p>928991089</text:p>
          </table:table-cell>
        </table:table-row>
        <table:table-row>
          <table:table-cell>
            <text:p>861537380</text:p>
          </table:table-cell>
          <table:table-cell>
            <text:p>307474177</text:p>
          </table:table-cell>
          <table:table-cell>
            <text:p>841371008</text:p>
          </table:table-cell>
          <table:table-cell>
            <text:p>424997501</text:p>
          </table:table-cell>
          <table:table-cell>
            <text:p>429303119</text:p>
          </table:table-cell>
          <table:table-cell>
            <text:p>397419801</text:p>
          </table:table-cell>
          <table:table-cell>
            <text:p>520007350</text:p>
          </table:table-cell>
        </table:table-row>
        <table:table-row>
          <table:table-cell>
            <text:p>617200522</text:p>
          </table:table-cell>
          <table:table-cell>
            <text:p>535952343</text:p>
          </table:table-cell>
          <table:table-cell>
            <text:p>705461781</text:p>
          </table:table-cell>
          <table:table-cell>
            <text:p>231638330</text:p>
          </table:table-cell>
          <table:table-cell>
            <text:p>284578288</text:p>
          </table:table-cell>
          <table:table-cell>
            <text:p>985312342</text:p>
          </table:table-cell>
          <table:table-cell>
            <text:p>825485972</text:p>
          </table:table-cell>
        </table:table-row>
        <table:table-row>
          <table:table-cell>
            <text:p>967645201</text:p>
          </table:table-cell>
          <table:table-cell>
            <text:p>142775520</text:p>
          </table:table-cell>
          <table:table-cell>
            <text:p>617183261</text:p>
          </table:table-cell>
          <table:table-cell>
            <text:p>688746349</text:p>
          </table:table-cell>
          <table:table-cell>
            <text:p>107013017</text:p>
          </table:table-cell>
          <table:table-cell>
            <text:p>424488882</text:p>
          </table:table-cell>
          <table:table-cell>
            <text:p>880029513</text:p>
          </table:table-cell>
        </table:table-row>
        <table:table-row>
          <table:table-cell>
            <text:p>819061240</text:p>
          </table:table-cell>
          <table:table-cell>
            <text:p>152839277</text:p>
          </table:table-cell>
          <table:table-cell>
            <text:p>598379510</text:p>
          </table:table-cell>
          <table:table-cell>
            <text:p>187131401</text:p>
          </table:table-cell>
          <table:table-cell>
            <text:p>955941596</text:p>
          </table:table-cell>
          <table:table-cell>
            <text:p>206284796</text:p>
          </table:table-cell>
          <table:table-cell>
            <text:p>184349744</text:p>
          </table:table-cell>
        </table:table-row>
        <table:table-row>
          <table:table-cell>
            <text:p>926359972</text:p>
          </table:table-cell>
          <table:table-cell>
            <text:p>470367941</text:p>
          </table:table-cell>
          <table:table-cell>
            <text:p>611098063</text:p>
          </table:table-cell>
          <table:table-cell>
            <text:p>766801313</text:p>
          </table:table-cell>
          <table:table-cell>
            <text:p>338226810</text:p>
          </table:table-cell>
          <table:table-cell>
            <text:p>636165569</text:p>
          </table:table-cell>
          <table:table-cell>
            <text:p>882928880</text:p>
          </table:table-cell>
        </table:table-row>
        <table:table-row>
          <table:table-cell>
            <text:p>567180364</text:p>
          </table:table-cell>
          <table:table-cell>
            <text:p>435079579</text:p>
          </table:table-cell>
          <table:table-cell>
            <text:p>774874831</text:p>
          </table:table-cell>
          <table:table-cell>
            <text:p>771791801</text:p>
          </table:table-cell>
          <table:table-cell>
            <text:p>392466603</text:p>
          </table:table-cell>
          <table:table-cell>
            <text:p>979111735</text:p>
          </table:table-cell>
          <table:table-cell>
            <text:p>222643252</text:p>
          </table:table-cell>
        </table:table-row>
        <table:table-row>
          <table:table-cell>
            <text:p>329301169</text:p>
          </table:table-cell>
          <table:table-cell>
            <text:p>167095422</text:p>
          </table:table-cell>
          <table:table-cell>
            <text:p>582109778</text:p>
          </table:table-cell>
          <table:table-cell>
            <text:p>498022731</text:p>
          </table:table-cell>
          <table:table-cell>
            <text:p>102213418</text:p>
          </table:table-cell>
          <table:table-cell>
            <text:p>883465805</text:p>
          </table:table-cell>
          <table:table-cell>
            <text:p>876825243</text:p>
          </table:table-cell>
        </table:table-row>
        <table:table-row>
          <table:table-cell>
            <text:p>144229224</text:p>
          </table:table-cell>
          <table:table-cell>
            <text:p>141536496</text:p>
          </table:table-cell>
          <table:table-cell>
            <text:p>751170316</text:p>
          </table:table-cell>
          <table:table-cell>
            <text:p>899813109</text:p>
          </table:table-cell>
          <table:table-cell>
            <text:p>706128376</text:p>
          </table:table-cell>
          <table:table-cell>
            <text:p>711171610</text:p>
          </table:table-cell>
          <table:table-cell>
            <text:p>917998804</text:p>
          </table:table-cell>
        </table:table-row>
        <table:table-row>
          <table:table-cell>
            <text:p>16183714</text:p>
          </table:table-cell>
          <table:table-cell>
            <text:p>249746554</text:p>
          </table:table-cell>
          <table:table-cell>
            <text:p>407747329</text:p>
          </table:table-cell>
          <table:table-cell>
            <text:p>307873060</text:p>
          </table:table-cell>
          <table:table-cell>
            <text:p>840088721</text:p>
          </table:table-cell>
          <table:table-cell>
            <text:p>875671928</text:p>
          </table:table-cell>
          <table:table-cell>
            <text:p>124272398</text:p>
          </table:table-cell>
        </table:table-row>
        <table:table-row>
          <table:table-cell>
            <text:p>495662177</text:p>
          </table:table-cell>
          <table:table-cell>
            <text:p>499290655</text:p>
          </table:table-cell>
          <table:table-cell>
            <text:p>653725386</text:p>
          </table:table-cell>
          <table:table-cell>
            <text:p>347663189</text:p>
          </table:table-cell>
          <table:table-cell>
            <text:p>540844232</text:p>
          </table:table-cell>
          <table:table-cell>
            <text:p>746899614</text:p>
          </table:table-cell>
          <table:table-cell>
            <text:p>910545707</text:p>
          </table:table-cell>
        </table:table-row>
        <table:table-row>
          <table:table-cell>
            <text:p>915053194</text:p>
          </table:table-cell>
          <table:table-cell>
            <text:p>257501096</text:p>
          </table:table-cell>
          <table:table-cell>
            <text:p>565789103</text:p>
          </table:table-cell>
          <table:table-cell>
            <text:p>482357380</text:p>
          </table:table-cell>
          <table:table-cell>
            <text:p>462127525</text:p>
          </table:table-cell>
          <table:table-cell>
            <text:p>942756305</text:p>
          </table:table-cell>
          <table:table-cell>
            <text:p>108758557</text:p>
          </table:table-cell>
        </table:table-row>
        <table:table-row>
          <table:table-cell>
            <text:p>298181819</text:p>
          </table:table-cell>
          <table:table-cell>
            <text:p>259548764</text:p>
          </table:table-cell>
          <table:table-cell>
            <text:p>611379235</text:p>
          </table:table-cell>
          <table:table-cell>
            <text:p>613539695</text:p>
          </table:table-cell>
          <table:table-cell>
            <text:p>753474074</text:p>
          </table:table-cell>
          <table:table-cell>
            <text:p>725263716</text:p>
          </table:table-cell>
          <table:table-cell>
            <text:p>890618141</text:p>
          </table:table-cell>
        </table:table-row>
        <table:table-row>
          <table:table-cell>
            <text:p>553906974</text:p>
          </table:table-cell>
          <table:table-cell>
            <text:p>829140484</text:p>
          </table:table-cell>
          <table:table-cell>
            <text:p>533963591</text:p>
          </table:table-cell>
          <table:table-cell>
            <text:p>164266567</text:p>
          </table:table-cell>
          <table:table-cell>
            <text:p>629539579</text:p>
          </table:table-cell>
          <table:table-cell>
            <text:p>809891032</text:p>
          </table:table-cell>
          <table:table-cell>
            <text:p>649542654</text:p>
          </table:table-cell>
        </table:table-row>
        <table:table-row>
          <table:table-cell>
            <text:p>553430001</text:p>
          </table:table-cell>
          <table:table-cell>
            <text:p>652687787</text:p>
          </table:table-cell>
          <table:table-cell>
            <text:p>827417479</text:p>
          </table:table-cell>
          <table:table-cell>
            <text:p>850517406</text:p>
          </table:table-cell>
          <table:table-cell>
            <text:p>88429854</text:p>
          </table:table-cell>
          <table:table-cell>
            <text:p>474450763</text:p>
          </table:table-cell>
          <table:table-cell>
            <text:p>833119778</text:p>
          </table:table-cell>
        </table:table-row>
        <table:table-row>
          <table:table-cell>
            <text:p>641381485</text:p>
          </table:table-cell>
          <table:table-cell>
            <text:p>267593545</text:p>
          </table:table-cell>
          <table:table-cell>
            <text:p>643153585</text:p>
          </table:table-cell>
          <table:table-cell>
            <text:p>758064253</text:p>
          </table:table-cell>
          <table:table-cell>
            <text:p>609023044</text:p>
          </table:table-cell>
          <table:table-cell>
            <text:p>423715453</text:p>
          </table:table-cell>
          <table:table-cell>
            <text:p>289503711</text:p>
          </table:table-cell>
        </table:table-row>
        <table:table-row>
          <table:table-cell>
            <text:p>601905366</text:p>
          </table:table-cell>
          <table:table-cell>
            <text:p>529387919</text:p>
          </table:table-cell>
          <table:table-cell>
            <text:p>41832300</text:p>
          </table:table-cell>
          <table:table-cell>
            <text:p>477702075</text:p>
          </table:table-cell>
          <table:table-cell>
            <text:p>340335836</text:p>
          </table:table-cell>
          <table:table-cell>
            <text:p>175919403</text:p>
          </table:table-cell>
          <table:table-cell>
            <text:p>406973795</text:p>
          </table:table-cell>
        </table:table-row>
        <table:table-row>
          <table:table-cell>
            <text:p>812041318</text:p>
          </table:table-cell>
          <table:table-cell>
            <text:p>848850394</text:p>
          </table:table-cell>
          <table:table-cell>
            <text:p>290049404</text:p>
          </table:table-cell>
          <table:table-cell>
            <text:p>131882260</text:p>
          </table:table-cell>
          <table:table-cell>
            <text:p>216512727</text:p>
          </table:table-cell>
          <table:table-cell>
            <text:p>725416756</text:p>
          </table:table-cell>
          <table:table-cell>
            <text:p>994431299</text:p>
          </table:table-cell>
        </table:table-row>
        <table:table-row>
          <table:table-cell>
            <text:p>698541364</text:p>
          </table:table-cell>
          <table:table-cell>
            <text:p>724365074</text:p>
          </table:table-cell>
          <table:table-cell>
            <text:p>264976343</text:p>
          </table:table-cell>
          <table:table-cell>
            <text:p>980908552</text:p>
          </table:table-cell>
          <table:table-cell>
            <text:p>974715729</text:p>
          </table:table-cell>
          <table:table-cell>
            <text:p>652315930</text:p>
          </table:table-cell>
          <table:table-cell>
            <text:p>721796203</text:p>
          </table:table-cell>
        </table:table-row>
        <table:table-row>
          <table:table-cell>
            <text:p>727371966</text:p>
          </table:table-cell>
          <table:table-cell>
            <text:p>346749272</text:p>
          </table:table-cell>
          <table:table-cell>
            <text:p>57017871</text:p>
          </table:table-cell>
          <table:table-cell>
            <text:p>368847040</text:p>
          </table:table-cell>
          <table:table-cell>
            <text:p>801237973</text:p>
          </table:table-cell>
          <table:table-cell>
            <text:p>957295058</text:p>
          </table:table-cell>
          <table:table-cell>
            <text:p>466643548</text:p>
          </table:table-cell>
        </table:table-row>
        <table:table-row>
          <table:table-cell>
            <text:p>855432414</text:p>
          </table:table-cell>
          <table:table-cell>
            <text:p>888670825</text:p>
          </table:table-cell>
          <table:table-cell>
            <text:p>626922706</text:p>
          </table:table-cell>
          <table:table-cell>
            <text:p>942409387</text:p>
          </table:table-cell>
          <table:table-cell>
            <text:p>979608661</text:p>
          </table:table-cell>
          <table:table-cell>
            <text:p>10046980</text:p>
          </table:table-cell>
          <table:table-cell>
            <text:p>543286803</text:p>
          </table:table-cell>
        </table:table-row>
        <table:table-row>
          <table:table-cell>
            <text:p>255502034</text:p>
          </table:table-cell>
          <table:table-cell>
            <text:p>580196436</text:p>
          </table:table-cell>
          <table:table-cell>
            <text:p>387816766</text:p>
          </table:table-cell>
          <table:table-cell>
            <text:p>379173672</text:p>
          </table:table-cell>
          <table:table-cell>
            <text:p>587712397</text:p>
          </table:table-cell>
          <table:table-cell>
            <text:p>991735183</text:p>
          </table:table-cell>
          <table:table-cell>
            <text:p>890842837</text:p>
          </table:table-cell>
        </table:table-row>
        <table:table-row>
          <table:table-cell>
            <text:p>42971752</text:p>
          </table:table-cell>
          <table:table-cell>
            <text:p>357327628</text:p>
          </table:table-cell>
          <table:table-cell>
            <text:p>205543554</text:p>
          </table:table-cell>
          <table:table-cell>
            <text:p>196493829</text:p>
          </table:table-cell>
          <table:table-cell>
            <text:p>7324797</text:p>
          </table:table-cell>
          <table:table-cell>
            <text:p>274427203</text:p>
          </table:table-cell>
          <table:table-cell>
            <text:p>145665612</text:p>
          </table:table-cell>
        </table:table-row>
        <table:table-row>
          <table:table-cell>
            <text:p>814947077</text:p>
          </table:table-cell>
          <table:table-cell>
            <text:p>654713895</text:p>
          </table:table-cell>
          <table:table-cell>
            <text:p>493652123</text:p>
          </table:table-cell>
          <table:table-cell>
            <text:p>287108208</text:p>
          </table:table-cell>
          <table:table-cell>
            <text:p>993840655</text:p>
          </table:table-cell>
          <table:table-cell>
            <text:p>797894128</text:p>
          </table:table-cell>
          <table:table-cell>
            <text:p>816655478</text:p>
          </table:table-cell>
        </table:table-row>
        <table:table-row>
          <table:table-cell>
            <text:p>675298586</text:p>
          </table:table-cell>
          <table:table-cell>
            <text:p>390739098</text:p>
          </table:table-cell>
          <table:table-cell>
            <text:p>606118025</text:p>
          </table:table-cell>
          <table:table-cell>
            <text:p>831027096</text:p>
          </table:table-cell>
          <table:table-cell>
            <text:p>630683937</text:p>
          </table:table-cell>
          <table:table-cell>
            <text:p>3498220</text:p>
          </table:table-cell>
          <table:table-cell>
            <text:p>832239629</text:p>
          </table:table-cell>
        </table:table-row>
        <table:table-row>
          <table:table-cell>
            <text:p>300253811</text:p>
          </table:table-cell>
          <table:table-cell>
            <text:p>780036898</text:p>
          </table:table-cell>
          <table:table-cell>
            <text:p>36452830</text:p>
          </table:table-cell>
          <table:table-cell>
            <text:p>881112353</text:p>
          </table:table-cell>
          <table:table-cell>
            <text:p>68531743</text:p>
          </table:table-cell>
          <table:table-cell>
            <text:p>776267643</text:p>
          </table:table-cell>
          <table:table-cell>
            <text:p>750458938</text:p>
          </table:table-cell>
        </table:table-row>
        <table:table-row>
          <table:table-cell>
            <text:p>577719999</text:p>
          </table:table-cell>
          <table:table-cell>
            <text:p>110047451</text:p>
          </table:table-cell>
          <table:table-cell>
            <text:p>632575055</text:p>
          </table:table-cell>
          <table:table-cell>
            <text:p>639015390</text:p>
          </table:table-cell>
          <table:table-cell>
            <text:p>93512208</text:p>
          </table:table-cell>
          <table:table-cell>
            <text:p>928519258</text:p>
          </table:table-cell>
          <table:table-cell>
            <text:p>134390783</text:p>
          </table:table-cell>
        </table:table-row>
        <table:table-row>
          <table:table-cell>
            <text:p>10336255</text:p>
          </table:table-cell>
          <table:table-cell>
            <text:p>856897764</text:p>
          </table:table-cell>
          <table:table-cell>
            <text:p>280448448</text:p>
          </table:table-cell>
          <table:table-cell>
            <text:p>503343682</text:p>
          </table:table-cell>
          <table:table-cell>
            <text:p>633684898</text:p>
          </table:table-cell>
          <table:table-cell>
            <text:p>529135750</text:p>
          </table:table-cell>
          <table:table-cell>
            <text:p>403425179</text:p>
          </table:table-cell>
        </table:table-row>
        <table:table-row>
          <table:table-cell>
            <text:p>144588837</text:p>
          </table:table-cell>
          <table:table-cell>
            <text:p>760459331</text:p>
          </table:table-cell>
          <table:table-cell>
            <text:p>734273247</text:p>
          </table:table-cell>
          <table:table-cell>
            <text:p>758317559</text:p>
          </table:table-cell>
          <table:table-cell>
            <text:p>171919226</text:p>
          </table:table-cell>
          <table:table-cell>
            <text:p>183089009</text:p>
          </table:table-cell>
          <table:table-cell>
            <text:p>149541291</text:p>
          </table:table-cell>
        </table:table-row>
        <table:table-row>
          <table:table-cell>
            <text:p>15842476</text:p>
          </table:table-cell>
          <table:table-cell>
            <text:p>698612996</text:p>
          </table:table-cell>
          <table:table-cell>
            <text:p>622687747</text:p>
          </table:table-cell>
          <table:table-cell>
            <text:p>900993025</text:p>
          </table:table-cell>
          <table:table-cell>
            <text:p>844494404</text:p>
          </table:table-cell>
          <table:table-cell>
            <text:p>822080329</text:p>
          </table:table-cell>
          <table:table-cell>
            <text:p>252526014</text:p>
          </table:table-cell>
        </table:table-row>
        <table:table-row>
          <table:table-cell>
            <text:p>685772745</text:p>
          </table:table-cell>
          <table:table-cell>
            <text:p>247462855</text:p>
          </table:table-cell>
          <table:table-cell>
            <text:p>808366528</text:p>
          </table:table-cell>
          <table:table-cell>
            <text:p>174555928</text:p>
          </table:table-cell>
          <table:table-cell>
            <text:p>894024192</text:p>
          </table:table-cell>
          <table:table-cell>
            <text:p>510788940</text:p>
          </table:table-cell>
          <table:table-cell>
            <text:p>974206244</text:p>
          </table:table-cell>
        </table:table-row>
        <table:table-row>
          <table:table-cell>
            <text:p>838892598</text:p>
          </table:table-cell>
          <table:table-cell>
            <text:p>474402432</text:p>
          </table:table-cell>
          <table:table-cell>
            <text:p>107862712</text:p>
          </table:table-cell>
          <table:table-cell>
            <text:p>340402904</text:p>
          </table:table-cell>
          <table:table-cell>
            <text:p>91862888</text:p>
          </table:table-cell>
          <table:table-cell>
            <text:p>291668184</text:p>
          </table:table-cell>
          <table:table-cell>
            <text:p>600657021</text:p>
          </table:table-cell>
        </table:table-row>
        <table:table-row>
          <table:table-cell>
            <text:p>788935295</text:p>
          </table:table-cell>
          <table:table-cell>
            <text:p>568807758</text:p>
          </table:table-cell>
          <table:table-cell>
            <text:p>232474581</text:p>
          </table:table-cell>
          <table:table-cell>
            <text:p>367993760</text:p>
          </table:table-cell>
          <table:table-cell>
            <text:p>688114301</text:p>
          </table:table-cell>
          <table:table-cell>
            <text:p>962087461</text:p>
          </table:table-cell>
          <table:table-cell>
            <text:p>740934982</text:p>
          </table:table-cell>
        </table:table-row>
        <table:table-row>
          <table:table-cell>
            <text:p>276015690</text:p>
          </table:table-cell>
          <table:table-cell>
            <text:p>591429693</text:p>
          </table:table-cell>
          <table:table-cell>
            <text:p>116495478</text:p>
          </table:table-cell>
          <table:table-cell>
            <text:p>980845851</text:p>
          </table:table-cell>
          <table:table-cell>
            <text:p>575570049</text:p>
          </table:table-cell>
          <table:table-cell>
            <text:p>114265040</text:p>
          </table:table-cell>
          <table:table-cell>
            <text:p>833612796</text:p>
          </table:table-cell>
        </table:table-row>
        <table:table-row>
          <table:table-cell>
            <text:p>826543399</text:p>
          </table:table-cell>
          <table:table-cell>
            <text:p>16602928</text:p>
          </table:table-cell>
          <table:table-cell>
            <text:p>916065387</text:p>
          </table:table-cell>
          <table:table-cell>
            <text:p>315834106</text:p>
          </table:table-cell>
          <table:table-cell>
            <text:p>673164933</text:p>
          </table:table-cell>
          <table:table-cell>
            <text:p>834730903</text:p>
          </table:table-cell>
          <table:table-cell>
            <text:p>131941097</text:p>
          </table:table-cell>
        </table:table-row>
        <table:table-row>
          <table:table-cell>
            <text:p>993781026</text:p>
          </table:table-cell>
          <table:table-cell>
            <text:p>61425564</text:p>
          </table:table-cell>
          <table:table-cell>
            <text:p>509463276</text:p>
          </table:table-cell>
          <table:table-cell>
            <text:p>888881114</text:p>
          </table:table-cell>
          <table:table-cell>
            <text:p>805573256</text:p>
          </table:table-cell>
          <table:table-cell>
            <text:p>714341587</text:p>
          </table:table-cell>
          <table:table-cell>
            <text:p>146949917</text:p>
          </table:table-cell>
        </table:table-row>
        <table:table-row>
          <table:table-cell>
            <text:p>623795891</text:p>
          </table:table-cell>
          <table:table-cell>
            <text:p>849537633</text:p>
          </table:table-cell>
          <table:table-cell>
            <text:p>658571746</text:p>
          </table:table-cell>
          <table:table-cell>
            <text:p>547520861</text:p>
          </table:table-cell>
          <table:table-cell>
            <text:p>890627937</text:p>
          </table:table-cell>
          <table:table-cell>
            <text:p>471674392</text:p>
          </table:table-cell>
          <table:table-cell>
            <text:p>316460042</text:p>
          </table:table-cell>
        </table:table-row>
        <table:table-row>
          <table:table-cell>
            <text:p>788560034</text:p>
          </table:table-cell>
          <table:table-cell>
            <text:p>32818096</text:p>
          </table:table-cell>
          <table:table-cell>
            <text:p>474555175</text:p>
          </table:table-cell>
          <table:table-cell>
            <text:p>434288521</text:p>
          </table:table-cell>
          <table:table-cell>
            <text:p>484263716</text:p>
          </table:table-cell>
          <table:table-cell>
            <text:p>783042842</text:p>
          </table:table-cell>
          <table:table-cell>
            <text:p>745777014</text:p>
          </table:table-cell>
        </table:table-row>
        <table:table-row>
          <table:table-cell>
            <text:p>889548984</text:p>
          </table:table-cell>
          <table:table-cell>
            <text:p>675775643</text:p>
          </table:table-cell>
          <table:table-cell>
            <text:p>291575787</text:p>
          </table:table-cell>
          <table:table-cell>
            <text:p>238149577</text:p>
          </table:table-cell>
          <table:table-cell>
            <text:p>179978098</text:p>
          </table:table-cell>
          <table:table-cell>
            <text:p>734044070</text:p>
          </table:table-cell>
          <table:table-cell>
            <text:p>652388267</text:p>
          </table:table-cell>
        </table:table-row>
        <table:table-row>
          <table:table-cell>
            <text:p>716585241</text:p>
          </table:table-cell>
          <table:table-cell>
            <text:p>584469685</text:p>
          </table:table-cell>
          <table:table-cell>
            <text:p>161841093</text:p>
          </table:table-cell>
          <table:table-cell>
            <text:p>112020993</text:p>
          </table:table-cell>
          <table:table-cell>
            <text:p>421236581</text:p>
          </table:table-cell>
          <table:table-cell>
            <text:p>834385254</text:p>
          </table:table-cell>
          <table:table-cell>
            <text:p>618498080</text:p>
          </table:table-cell>
        </table:table-row>
        <table:table-row>
          <table:table-cell>
            <text:p>58831689</text:p>
          </table:table-cell>
          <table:table-cell>
            <text:p>100098766</text:p>
          </table:table-cell>
          <table:table-cell>
            <text:p>326834443</text:p>
          </table:table-cell>
          <table:table-cell>
            <text:p>44729917</text:p>
          </table:table-cell>
          <table:table-cell>
            <text:p>620803063</text:p>
          </table:table-cell>
          <table:table-cell>
            <text:p>654609054</text:p>
          </table:table-cell>
          <table:table-cell>
            <text:p>439194911</text:p>
          </table:table-cell>
        </table:table-row>
        <table:table-row>
          <table:table-cell>
            <text:p>799221148</text:p>
          </table:table-cell>
          <table:table-cell>
            <text:p>299085149</text:p>
          </table:table-cell>
          <table:table-cell>
            <text:p>30833030</text:p>
          </table:table-cell>
          <table:table-cell>
            <text:p>328586201</text:p>
          </table:table-cell>
          <table:table-cell>
            <text:p>744272830</text:p>
          </table:table-cell>
          <table:table-cell>
            <text:p>40333483</text:p>
          </table:table-cell>
          <table:table-cell>
            <text:p>698553917</text:p>
          </table:table-cell>
        </table:table-row>
        <table:table-row>
          <table:table-cell>
            <text:p>517887998</text:p>
          </table:table-cell>
          <table:table-cell>
            <text:p>815962665</text:p>
          </table:table-cell>
          <table:table-cell>
            <text:p>521595192</text:p>
          </table:table-cell>
          <table:table-cell>
            <text:p>468466783</text:p>
          </table:table-cell>
          <table:table-cell>
            <text:p>704715102</text:p>
          </table:table-cell>
          <table:table-cell>
            <text:p>665987760</text:p>
          </table:table-cell>
          <table:table-cell>
            <text:p>427478246</text:p>
          </table:table-cell>
        </table:table-row>
        <table:table-row>
          <table:table-cell>
            <text:p>921494008</text:p>
          </table:table-cell>
          <table:table-cell>
            <text:p>757068203</text:p>
          </table:table-cell>
          <table:table-cell>
            <text:p>78545305</text:p>
          </table:table-cell>
          <table:table-cell>
            <text:p>245927945</text:p>
          </table:table-cell>
          <table:table-cell>
            <text:p>463599681</text:p>
          </table:table-cell>
          <table:table-cell>
            <text:p>873823478</text:p>
          </table:table-cell>
          <table:table-cell>
            <text:p>826095166</text:p>
          </table:table-cell>
        </table:table-row>
        <table:table-row>
          <table:table-cell>
            <text:p>587181041</text:p>
          </table:table-cell>
          <table:table-cell>
            <text:p>720981242</text:p>
          </table:table-cell>
          <table:table-cell>
            <text:p>214995002</text:p>
          </table:table-cell>
          <table:table-cell>
            <text:p>426358860</text:p>
          </table:table-cell>
          <table:table-cell>
            <text:p>391366506</text:p>
          </table:table-cell>
          <table:table-cell>
            <text:p>729921806</text:p>
          </table:table-cell>
          <table:table-cell>
            <text:p>771592311</text:p>
          </table:table-cell>
        </table:table-row>
        <table:table-row>
          <table:table-cell>
            <text:p>722093950</text:p>
          </table:table-cell>
          <table:table-cell>
            <text:p>573097927</text:p>
          </table:table-cell>
          <table:table-cell>
            <text:p>937822050</text:p>
          </table:table-cell>
          <table:table-cell>
            <text:p>24946806</text:p>
          </table:table-cell>
          <table:table-cell>
            <text:p>741982476</text:p>
          </table:table-cell>
          <table:table-cell>
            <text:p>921464581</text:p>
          </table:table-cell>
          <table:table-cell>
            <text:p>231354619</text:p>
          </table:table-cell>
        </table:table-row>
        <table:table-row>
          <table:table-cell>
            <text:p>701665638</text:p>
          </table:table-cell>
          <table:table-cell>
            <text:p>230750033</text:p>
          </table:table-cell>
          <table:table-cell>
            <text:p>47757634</text:p>
          </table:table-cell>
          <table:table-cell>
            <text:p>697438923</text:p>
          </table:table-cell>
          <table:table-cell>
            <text:p>861327215</text:p>
          </table:table-cell>
          <table:table-cell>
            <text:p>708703319</text:p>
          </table:table-cell>
          <table:table-cell>
            <text:p>768151605</text:p>
          </table:table-cell>
        </table:table-row>
        <table:table-row>
          <table:table-cell>
            <text:p>40184098</text:p>
          </table:table-cell>
          <table:table-cell>
            <text:p>304735346</text:p>
          </table:table-cell>
          <table:table-cell>
            <text:p>355825548</text:p>
          </table:table-cell>
          <table:table-cell>
            <text:p>529593084</text:p>
          </table:table-cell>
          <table:table-cell>
            <text:p>977638381</text:p>
          </table:table-cell>
          <table:table-cell>
            <text:p>543514115</text:p>
          </table:table-cell>
          <table:table-cell>
            <text:p>384047232</text:p>
          </table:table-cell>
        </table:table-row>
        <table:table-row>
          <table:table-cell>
            <text:p>393731047</text:p>
          </table:table-cell>
          <table:table-cell>
            <text:p>633806379</text:p>
          </table:table-cell>
          <table:table-cell>
            <text:p>969334395</text:p>
          </table:table-cell>
          <table:table-cell>
            <text:p>316568254</text:p>
          </table:table-cell>
          <table:table-cell>
            <text:p>125700335</text:p>
          </table:table-cell>
          <table:table-cell>
            <text:p>798933942</text:p>
          </table:table-cell>
          <table:table-cell>
            <text:p>73917588</text:p>
          </table:table-cell>
        </table:table-row>
        <table:table-row>
          <table:table-cell>
            <text:p>41396839</text:p>
          </table:table-cell>
          <table:table-cell>
            <text:p>845411199</text:p>
          </table:table-cell>
          <table:table-cell>
            <text:p>932139730</text:p>
          </table:table-cell>
          <table:table-cell>
            <text:p>92684529</text:p>
          </table:table-cell>
          <table:table-cell>
            <text:p>480247681</text:p>
          </table:table-cell>
          <table:table-cell>
            <text:p>470844258</text:p>
          </table:table-cell>
          <table:table-cell>
            <text:p>448554023</text:p>
          </table:table-cell>
        </table:table-row>
        <table:table-row>
          <table:table-cell>
            <text:p>592823945</text:p>
          </table:table-cell>
          <table:table-cell>
            <text:p>151064046</text:p>
          </table:table-cell>
          <table:table-cell>
            <text:p>535736923</text:p>
          </table:table-cell>
          <table:table-cell>
            <text:p>906449956</text:p>
          </table:table-cell>
          <table:table-cell>
            <text:p>954402125</text:p>
          </table:table-cell>
          <table:table-cell>
            <text:p>538518456</text:p>
          </table:table-cell>
          <table:table-cell>
            <text:p>599623185</text:p>
          </table:table-cell>
        </table:table-row>
        <table:table-row>
          <table:table-cell>
            <text:p>832471845</text:p>
          </table:table-cell>
          <table:table-cell>
            <text:p>789805539</text:p>
          </table:table-cell>
          <table:table-cell>
            <text:p>966091376</text:p>
          </table:table-cell>
          <table:table-cell>
            <text:p>900421395</text:p>
          </table:table-cell>
          <table:table-cell>
            <text:p>246412210</text:p>
          </table:table-cell>
          <table:table-cell>
            <text:p>847179187</text:p>
          </table:table-cell>
          <table:table-cell>
            <text:p>757329289</text:p>
          </table:table-cell>
        </table:table-row>
        <table:table-row>
          <table:table-cell>
            <text:p>509972514</text:p>
          </table:table-cell>
          <table:table-cell>
            <text:p>864113219</text:p>
          </table:table-cell>
          <table:table-cell>
            <text:p>584146612</text:p>
          </table:table-cell>
          <table:table-cell>
            <text:p>649929126</text:p>
          </table:table-cell>
          <table:table-cell>
            <text:p>244893460</text:p>
          </table:table-cell>
          <table:table-cell>
            <text:p>432496846</text:p>
          </table:table-cell>
          <table:table-cell>
            <text:p>479035403</text:p>
          </table:table-cell>
        </table:table-row>
        <table:table-row>
          <table:table-cell>
            <text:p>932332121</text:p>
          </table:table-cell>
          <table:table-cell>
            <text:p>334575738</text:p>
          </table:table-cell>
          <table:table-cell>
            <text:p>775598492</text:p>
          </table:table-cell>
          <table:table-cell>
            <text:p>784092548</text:p>
          </table:table-cell>
          <table:table-cell>
            <text:p>238478864</text:p>
          </table:table-cell>
          <table:table-cell>
            <text:p>410440158</text:p>
          </table:table-cell>
          <table:table-cell>
            <text:p>709422418</text:p>
          </table:table-cell>
        </table:table-row>
        <table:table-row>
          <table:table-cell>
            <text:p>558078522</text:p>
          </table:table-cell>
          <table:table-cell>
            <text:p>112087667</text:p>
          </table:table-cell>
          <table:table-cell>
            <text:p>545017114</text:p>
          </table:table-cell>
          <table:table-cell>
            <text:p>169522488</text:p>
          </table:table-cell>
          <table:table-cell>
            <text:p>761042400</text:p>
          </table:table-cell>
          <table:table-cell>
            <text:p>835332525</text:p>
          </table:table-cell>
          <table:table-cell>
            <text:p>785814283</text:p>
          </table:table-cell>
        </table:table-row>
        <table:table-row>
          <table:table-cell>
            <text:p>61307180</text:p>
          </table:table-cell>
          <table:table-cell>
            <text:p>459164209</text:p>
          </table:table-cell>
          <table:table-cell>
            <text:p>606385131</text:p>
          </table:table-cell>
          <table:table-cell>
            <text:p>970303846</text:p>
          </table:table-cell>
          <table:table-cell>
            <text:p>301586620</text:p>
          </table:table-cell>
          <table:table-cell>
            <text:p>606564484</text:p>
          </table:table-cell>
          <table:table-cell>
            <text:p>50603799</text:p>
          </table:table-cell>
        </table:table-row>
        <table:table-row>
          <table:table-cell>
            <text:p>763857835</text:p>
          </table:table-cell>
          <table:table-cell>
            <text:p>389672728</text:p>
          </table:table-cell>
          <table:table-cell>
            <text:p>950604402</text:p>
          </table:table-cell>
          <table:table-cell>
            <text:p>22106447</text:p>
          </table:table-cell>
          <table:table-cell>
            <text:p>941371018</text:p>
          </table:table-cell>
          <table:table-cell>
            <text:p>725427012</text:p>
          </table:table-cell>
          <table:table-cell>
            <text:p>326230130</text:p>
          </table:table-cell>
        </table:table-row>
        <table:table-row>
          <table:table-cell>
            <text:p>608400309</text:p>
          </table:table-cell>
          <table:table-cell>
            <text:p>288471682</text:p>
          </table:table-cell>
          <table:table-cell>
            <text:p>28326571</text:p>
          </table:table-cell>
          <table:table-cell>
            <text:p>330638512</text:p>
          </table:table-cell>
          <table:table-cell>
            <text:p>761588282</text:p>
          </table:table-cell>
          <table:table-cell>
            <text:p>467020202</text:p>
          </table:table-cell>
          <table:table-cell>
            <text:p>682610370</text:p>
          </table:table-cell>
        </table:table-row>
        <table:table-row>
          <table:table-cell>
            <text:p>987025234</text:p>
          </table:table-cell>
          <table:table-cell>
            <text:p>666133985</text:p>
          </table:table-cell>
          <table:table-cell>
            <text:p>664966287</text:p>
          </table:table-cell>
          <table:table-cell>
            <text:p>70830338</text:p>
          </table:table-cell>
          <table:table-cell>
            <text:p>309063479</text:p>
          </table:table-cell>
          <table:table-cell>
            <text:p>293487734</text:p>
          </table:table-cell>
          <table:table-cell>
            <text:p>102474906</text:p>
          </table:table-cell>
        </table:table-row>
        <table:table-row>
          <table:table-cell>
            <text:p>80092603</text:p>
          </table:table-cell>
          <table:table-cell>
            <text:p>85291812</text:p>
          </table:table-cell>
          <table:table-cell>
            <text:p>727698763</text:p>
          </table:table-cell>
          <table:table-cell>
            <text:p>252031041</text:p>
          </table:table-cell>
          <table:table-cell>
            <text:p>209581769</text:p>
          </table:table-cell>
          <table:table-cell>
            <text:p>169796011</text:p>
          </table:table-cell>
          <table:table-cell>
            <text:p>19843826</text:p>
          </table:table-cell>
        </table:table-row>
        <table:table-row>
          <table:table-cell>
            <text:p>710387806</text:p>
          </table:table-cell>
          <table:table-cell>
            <text:p>674363133</text:p>
          </table:table-cell>
          <table:table-cell>
            <text:p>325203408</text:p>
          </table:table-cell>
          <table:table-cell>
            <text:p>655227895</text:p>
          </table:table-cell>
          <table:table-cell>
            <text:p>521902455</text:p>
          </table:table-cell>
          <table:table-cell>
            <text:p>922243687</text:p>
          </table:table-cell>
          <table:table-cell>
            <text:p>765001557</text:p>
          </table:table-cell>
        </table:table-row>
        <table:table-row>
          <table:table-cell>
            <text:p>93185223</text:p>
          </table:table-cell>
          <table:table-cell>
            <text:p>843686339</text:p>
          </table:table-cell>
          <table:table-cell>
            <text:p>931726446</text:p>
          </table:table-cell>
          <table:table-cell>
            <text:p>956766450</text:p>
          </table:table-cell>
          <table:table-cell>
            <text:p>928605262</text:p>
          </table:table-cell>
          <table:table-cell>
            <text:p>723026344</text:p>
          </table:table-cell>
          <table:table-cell>
            <text:p>180729541</text:p>
          </table:table-cell>
        </table:table-row>
        <table:table-row>
          <table:table-cell>
            <text:p>5439535</text:p>
          </table:table-cell>
          <table:table-cell>
            <text:p>336271878</text:p>
          </table:table-cell>
          <table:table-cell>
            <text:p>830230412</text:p>
          </table:table-cell>
          <table:table-cell>
            <text:p>640206503</text:p>
          </table:table-cell>
          <table:table-cell>
            <text:p>577036793</text:p>
          </table:table-cell>
          <table:table-cell>
            <text:p>220785771</text:p>
          </table:table-cell>
          <table:table-cell>
            <text:p>627610393</text:p>
          </table:table-cell>
        </table:table-row>
        <table:table-row>
          <table:table-cell>
            <text:p>972296429</text:p>
          </table:table-cell>
          <table:table-cell>
            <text:p>346707358</text:p>
          </table:table-cell>
          <table:table-cell>
            <text:p>741182861</text:p>
          </table:table-cell>
          <table:table-cell>
            <text:p>439097731</text:p>
          </table:table-cell>
          <table:table-cell>
            <text:p>14714524</text:p>
          </table:table-cell>
          <table:table-cell>
            <text:p>240235215</text:p>
          </table:table-cell>
          <table:table-cell>
            <text:p>34036516</text:p>
          </table:table-cell>
        </table:table-row>
        <table:table-row>
          <table:table-cell>
            <text:p>371660488</text:p>
          </table:table-cell>
          <table:table-cell>
            <text:p>317841993</text:p>
          </table:table-cell>
          <table:table-cell>
            <text:p>394733302</text:p>
          </table:table-cell>
          <table:table-cell>
            <text:p>275774369</text:p>
          </table:table-cell>
          <table:table-cell>
            <text:p>101414089</text:p>
          </table:table-cell>
          <table:table-cell>
            <text:p>993166417</text:p>
          </table:table-cell>
          <table:table-cell>
            <text:p>854729536</text:p>
          </table:table-cell>
        </table:table-row>
        <table:table-row>
          <table:table-cell>
            <text:p>643083390</text:p>
          </table:table-cell>
          <table:table-cell>
            <text:p>554322003</text:p>
          </table:table-cell>
          <table:table-cell>
            <text:p>137174726</text:p>
          </table:table-cell>
          <table:table-cell>
            <text:p>535750240</text:p>
          </table:table-cell>
          <table:table-cell>
            <text:p>339456955</text:p>
          </table:table-cell>
          <table:table-cell>
            <text:p>149695499</text:p>
          </table:table-cell>
          <table:table-cell>
            <text:p>955585833</text:p>
          </table:table-cell>
        </table:table-row>
        <table:table-row>
          <table:table-cell>
            <text:p>848268434</text:p>
          </table:table-cell>
          <table:table-cell>
            <text:p>109260539</text:p>
          </table:table-cell>
          <table:table-cell>
            <text:p>258912325</text:p>
          </table:table-cell>
          <table:table-cell>
            <text:p>624692310</text:p>
          </table:table-cell>
          <table:table-cell>
            <text:p>360402822</text:p>
          </table:table-cell>
          <table:table-cell>
            <text:p>723428162</text:p>
          </table:table-cell>
          <table:table-cell>
            <text:p>751883497</text:p>
          </table:table-cell>
        </table:table-row>
        <table:table-row>
          <table:table-cell>
            <text:p>149576634</text:p>
          </table:table-cell>
          <table:table-cell>
            <text:p>202054281</text:p>
          </table:table-cell>
          <table:table-cell>
            <text:p>96647014</text:p>
          </table:table-cell>
          <table:table-cell>
            <text:p>709286896</text:p>
          </table:table-cell>
          <table:table-cell>
            <text:p>579971128</text:p>
          </table:table-cell>
          <table:table-cell>
            <text:p>979063441</text:p>
          </table:table-cell>
          <table:table-cell>
            <text:p>543940761</text:p>
          </table:table-cell>
        </table:table-row>
        <table:table-row>
          <table:table-cell>
            <text:p>816109294</text:p>
          </table:table-cell>
          <table:table-cell>
            <text:p>445455151</text:p>
          </table:table-cell>
          <table:table-cell>
            <text:p>561288937</text:p>
          </table:table-cell>
          <table:table-cell>
            <text:p>32461301</text:p>
          </table:table-cell>
          <table:table-cell>
            <text:p>586584798</text:p>
          </table:table-cell>
          <table:table-cell>
            <text:p>262938236</text:p>
          </table:table-cell>
          <table:table-cell>
            <text:p>111080760</text:p>
          </table:table-cell>
        </table:table-row>
        <table:table-row>
          <table:table-cell>
            <text:p>137914890</text:p>
          </table:table-cell>
          <table:table-cell>
            <text:p>727516148</text:p>
          </table:table-cell>
          <table:table-cell>
            <text:p>77453235</text:p>
          </table:table-cell>
          <table:table-cell>
            <text:p>480263625</text:p>
          </table:table-cell>
          <table:table-cell>
            <text:p>227061856</text:p>
          </table:table-cell>
          <table:table-cell>
            <text:p>277028308</text:p>
          </table:table-cell>
          <table:table-cell>
            <text:p>51392861</text:p>
          </table:table-cell>
        </table:table-row>
        <table:table-row>
          <table:table-cell>
            <text:p>428928098</text:p>
          </table:table-cell>
          <table:table-cell>
            <text:p>191235856</text:p>
          </table:table-cell>
          <table:table-cell>
            <text:p>667913369</text:p>
          </table:table-cell>
          <table:table-cell>
            <text:p>298575537</text:p>
          </table:table-cell>
          <table:table-cell>
            <text:p>103473709</text:p>
          </table:table-cell>
          <table:table-cell>
            <text:p>889958459</text:p>
          </table:table-cell>
          <table:table-cell>
            <text:p>871373110</text:p>
          </table:table-cell>
        </table:table-row>
        <table:table-row>
          <table:table-cell>
            <text:p>826468234</text:p>
          </table:table-cell>
          <table:table-cell>
            <text:p>979133222</text:p>
          </table:table-cell>
          <table:table-cell>
            <text:p>161612972</text:p>
          </table:table-cell>
          <table:table-cell>
            <text:p>248839889</text:p>
          </table:table-cell>
          <table:table-cell>
            <text:p>189339109</text:p>
          </table:table-cell>
          <table:table-cell>
            <text:p>385553072</text:p>
          </table:table-cell>
          <table:table-cell>
            <text:p>560252411</text:p>
          </table:table-cell>
        </table:table-row>
        <table:table-row>
          <table:table-cell>
            <text:p>185373349</text:p>
          </table:table-cell>
          <table:table-cell>
            <text:p>66307909</text:p>
          </table:table-cell>
          <table:table-cell>
            <text:p>100119327</text:p>
          </table:table-cell>
          <table:table-cell>
            <text:p>214879576</text:p>
          </table:table-cell>
          <table:table-cell>
            <text:p>671299962</text:p>
          </table:table-cell>
          <table:table-cell>
            <text:p>394247574</text:p>
          </table:table-cell>
          <table:table-cell>
            <text:p>413939248</text:p>
          </table:table-cell>
        </table:table-row>
        <table:table-row>
          <table:table-cell>
            <text:p>876689412</text:p>
          </table:table-cell>
          <table:table-cell>
            <text:p>836864457</text:p>
          </table:table-cell>
          <table:table-cell>
            <text:p>935034585</text:p>
          </table:table-cell>
          <table:table-cell>
            <text:p>113722907</text:p>
          </table:table-cell>
          <table:table-cell>
            <text:p>546789664</text:p>
          </table:table-cell>
          <table:table-cell>
            <text:p>37977140</text:p>
          </table:table-cell>
          <table:table-cell>
            <text:p>737171323</text:p>
          </table:table-cell>
        </table:table-row>
        <table:table-row>
          <table:table-cell>
            <text:p>96008243</text:p>
          </table:table-cell>
          <table:table-cell>
            <text:p>348844014</text:p>
          </table:table-cell>
          <table:table-cell>
            <text:p>415952729</text:p>
          </table:table-cell>
          <table:table-cell>
            <text:p>313107132</text:p>
          </table:table-cell>
          <table:table-cell>
            <text:p>245784951</text:p>
          </table:table-cell>
          <table:table-cell>
            <text:p>749885369</text:p>
          </table:table-cell>
          <table:table-cell>
            <text:p>773510957</text:p>
          </table:table-cell>
        </table:table-row>
        <table:table-row>
          <table:table-cell>
            <text:p>915170684</text:p>
          </table:table-cell>
          <table:table-cell>
            <text:p>75795327</text:p>
          </table:table-cell>
          <table:table-cell>
            <text:p>706860430</text:p>
          </table:table-cell>
          <table:table-cell>
            <text:p>270556263</text:p>
          </table:table-cell>
          <table:table-cell>
            <text:p>941095553</text:p>
          </table:table-cell>
          <table:table-cell>
            <text:p>417236352</text:p>
          </table:table-cell>
          <table:table-cell>
            <text:p>468852483</text:p>
          </table:table-cell>
        </table:table-row>
        <table:table-row>
          <table:table-cell>
            <text:p>26638840</text:p>
          </table:table-cell>
          <table:table-cell>
            <text:p>879651074</text:p>
          </table:table-cell>
          <table:table-cell>
            <text:p>890667158</text:p>
          </table:table-cell>
          <table:table-cell>
            <text:p>400153896</text:p>
          </table:table-cell>
          <table:table-cell>
            <text:p>800667606</text:p>
          </table:table-cell>
          <table:table-cell>
            <text:p>614036164</text:p>
          </table:table-cell>
          <table:table-cell>
            <text:p>468311740</text:p>
          </table:table-cell>
        </table:table-row>
        <table:table-row>
          <table:table-cell>
            <text:p>875427107</text:p>
          </table:table-cell>
          <table:table-cell>
            <text:p>217846922</text:p>
          </table:table-cell>
          <table:table-cell>
            <text:p>618467387</text:p>
          </table:table-cell>
          <table:table-cell>
            <text:p>325955216</text:p>
          </table:table-cell>
          <table:table-cell>
            <text:p>509096202</text:p>
          </table:table-cell>
          <table:table-cell>
            <text:p>594478086</text:p>
          </table:table-cell>
          <table:table-cell>
            <text:p>196419262</text:p>
          </table:table-cell>
        </table:table-row>
        <table:table-row>
          <table:table-cell>
            <text:p>424184593</text:p>
          </table:table-cell>
          <table:table-cell>
            <text:p>427894103</text:p>
          </table:table-cell>
          <table:table-cell>
            <text:p>826288877</text:p>
          </table:table-cell>
          <table:table-cell>
            <text:p>549773764</text:p>
          </table:table-cell>
          <table:table-cell>
            <text:p>601594663</text:p>
          </table:table-cell>
          <table:table-cell>
            <text:p>763640104</text:p>
          </table:table-cell>
          <table:table-cell>
            <text:p>506389896</text:p>
          </table:table-cell>
        </table:table-row>
        <table:table-row>
          <table:table-cell>
            <text:p>94222429</text:p>
          </table:table-cell>
          <table:table-cell>
            <text:p>402931932</text:p>
          </table:table-cell>
          <table:table-cell>
            <text:p>493512579</text:p>
          </table:table-cell>
          <table:table-cell>
            <text:p>250583873</text:p>
          </table:table-cell>
          <table:table-cell>
            <text:p>872985027</text:p>
          </table:table-cell>
          <table:table-cell>
            <text:p>680744695</text:p>
          </table:table-cell>
          <table:table-cell>
            <text:p>823830796</text:p>
          </table:table-cell>
        </table:table-row>
        <table:table-row>
          <table:table-cell>
            <text:p>507673907</text:p>
          </table:table-cell>
          <table:table-cell>
            <text:p>207454843</text:p>
          </table:table-cell>
          <table:table-cell>
            <text:p>755935685</text:p>
          </table:table-cell>
          <table:table-cell>
            <text:p>843314532</text:p>
          </table:table-cell>
          <table:table-cell>
            <text:p>260297652</text:p>
          </table:table-cell>
          <table:table-cell>
            <text:p>476371467</text:p>
          </table:table-cell>
          <table:table-cell>
            <text:p>546082366</text:p>
          </table:table-cell>
        </table:table-row>
        <table:table-row>
          <table:table-cell>
            <text:p>818245904</text:p>
          </table:table-cell>
          <table:table-cell>
            <text:p>828519876</text:p>
          </table:table-cell>
          <table:table-cell>
            <text:p>254885772</text:p>
          </table:table-cell>
          <table:table-cell>
            <text:p>833121190</text:p>
          </table:table-cell>
          <table:table-cell>
            <text:p>115862646</text:p>
          </table:table-cell>
          <table:table-cell>
            <text:p>395031354</text:p>
          </table:table-cell>
          <table:table-cell>
            <text:p>113865306</text:p>
          </table:table-cell>
        </table:table-row>
        <table:table-row>
          <table:table-cell>
            <text:p>386132707</text:p>
          </table:table-cell>
          <table:table-cell>
            <text:p>903807719</text:p>
          </table:table-cell>
          <table:table-cell>
            <text:p>61252850</text:p>
          </table:table-cell>
          <table:table-cell>
            <text:p>179937537</text:p>
          </table:table-cell>
          <table:table-cell>
            <text:p>594384442</text:p>
          </table:table-cell>
          <table:table-cell>
            <text:p>678259176</text:p>
          </table:table-cell>
          <table:table-cell>
            <text:p>611274882</text:p>
          </table:table-cell>
        </table:table-row>
        <table:table-row>
          <table:table-cell>
            <text:p>335611092</text:p>
          </table:table-cell>
          <table:table-cell>
            <text:p>968402768</text:p>
          </table:table-cell>
          <table:table-cell>
            <text:p>397937330</text:p>
          </table:table-cell>
          <table:table-cell>
            <text:p>537158165</text:p>
          </table:table-cell>
          <table:table-cell>
            <text:p>292112836</text:p>
          </table:table-cell>
          <table:table-cell>
            <text:p>282234848</text:p>
          </table:table-cell>
          <table:table-cell>
            <text:p>409223800</text:p>
          </table:table-cell>
        </table:table-row>
        <table:table-row>
          <table:table-cell>
            <text:p>318144314</text:p>
          </table:table-cell>
          <table:table-cell>
            <text:p>685998123</text:p>
          </table:table-cell>
          <table:table-cell>
            <text:p>597419505</text:p>
          </table:table-cell>
          <table:table-cell>
            <text:p>834463691</text:p>
          </table:table-cell>
          <table:table-cell>
            <text:p>296724548</text:p>
          </table:table-cell>
          <table:table-cell>
            <text:p>322087818</text:p>
          </table:table-cell>
          <table:table-cell>
            <text:p>743282483</text:p>
          </table:table-cell>
        </table:table-row>
        <table:table-row>
          <table:table-cell>
            <text:p>854284434</text:p>
          </table:table-cell>
          <table:table-cell>
            <text:p>89237651</text:p>
          </table:table-cell>
          <table:table-cell>
            <text:p>454254672</text:p>
          </table:table-cell>
          <table:table-cell>
            <text:p>722499062</text:p>
          </table:table-cell>
          <table:table-cell>
            <text:p>490752131</text:p>
          </table:table-cell>
          <table:table-cell>
            <text:p>367733054</text:p>
          </table:table-cell>
          <table:table-cell>
            <text:p>185740297</text:p>
          </table:table-cell>
        </table:table-row>
        <table:table-row>
          <table:table-cell>
            <text:p>212532419</text:p>
          </table:table-cell>
          <table:table-cell>
            <text:p>318650938</text:p>
          </table:table-cell>
          <table:table-cell>
            <text:p>632960373</text:p>
          </table:table-cell>
          <table:table-cell>
            <text:p>249975341</text:p>
          </table:table-cell>
          <table:table-cell>
            <text:p>676486112</text:p>
          </table:table-cell>
          <table:table-cell>
            <text:p>798935672</text:p>
          </table:table-cell>
          <table:table-cell>
            <text:p>686918352</text:p>
          </table:table-cell>
        </table:table-row>
        <table:table-row>
          <table:table-cell>
            <text:p>441080363</text:p>
          </table:table-cell>
          <table:table-cell>
            <text:p>729120417</text:p>
          </table:table-cell>
          <table:table-cell>
            <text:p>995715476</text:p>
          </table:table-cell>
          <table:table-cell>
            <text:p>876155465</text:p>
          </table:table-cell>
          <table:table-cell>
            <text:p>312815072</text:p>
          </table:table-cell>
          <table:table-cell>
            <text:p>448106382</text:p>
          </table:table-cell>
          <table:table-cell>
            <text:p>629879871</text:p>
          </table:table-cell>
        </table:table-row>
        <table:table-row>
          <table:table-cell>
            <text:p>584422280</text:p>
          </table:table-cell>
          <table:table-cell>
            <text:p>789079070</text:p>
          </table:table-cell>
          <table:table-cell>
            <text:p>194766223</text:p>
          </table:table-cell>
          <table:table-cell>
            <text:p>138540613</text:p>
          </table:table-cell>
          <table:table-cell>
            <text:p>892712054</text:p>
          </table:table-cell>
          <table:table-cell>
            <text:p>161692090</text:p>
          </table:table-cell>
          <table:table-cell>
            <text:p>176988351</text:p>
          </table:table-cell>
        </table:table-row>
        <table:table-row>
          <table:table-cell>
            <text:p>84973796</text:p>
          </table:table-cell>
          <table:table-cell>
            <text:p>554421271</text:p>
          </table:table-cell>
          <table:table-cell>
            <text:p>907244841</text:p>
          </table:table-cell>
          <table:table-cell>
            <text:p>155536896</text:p>
          </table:table-cell>
          <table:table-cell>
            <text:p>604159047</text:p>
          </table:table-cell>
          <table:table-cell>
            <text:p>223545218</text:p>
          </table:table-cell>
          <table:table-cell>
            <text:p>68844830</text:p>
          </table:table-cell>
        </table:table-row>
        <table:table-row>
          <table:table-cell>
            <text:p>97963053</text:p>
          </table:table-cell>
          <table:table-cell>
            <text:p>316627246</text:p>
          </table:table-cell>
          <table:table-cell>
            <text:p>711075865</text:p>
          </table:table-cell>
          <table:table-cell>
            <text:p>271083509</text:p>
          </table:table-cell>
          <table:table-cell>
            <text:p>335990055</text:p>
          </table:table-cell>
          <table:table-cell>
            <text:p>978679902</text:p>
          </table:table-cell>
          <table:table-cell>
            <text:p>552503176</text:p>
          </table:table-cell>
        </table:table-row>
        <table:table-row>
          <table:table-cell>
            <text:p>568423188</text:p>
          </table:table-cell>
          <table:table-cell>
            <text:p>157559164</text:p>
          </table:table-cell>
          <table:table-cell>
            <text:p>252651432</text:p>
          </table:table-cell>
          <table:table-cell>
            <text:p>719978124</text:p>
          </table:table-cell>
          <table:table-cell>
            <text:p>131418553</text:p>
          </table:table-cell>
          <table:table-cell>
            <text:p>533895008</text:p>
          </table:table-cell>
          <table:table-cell>
            <text:p>16222462</text:p>
          </table:table-cell>
        </table:table-row>
        <table:table-row>
          <table:table-cell>
            <text:p>776781007</text:p>
          </table:table-cell>
          <table:table-cell>
            <text:p>715863839</text:p>
          </table:table-cell>
          <table:table-cell>
            <text:p>944932763</text:p>
          </table:table-cell>
          <table:table-cell>
            <text:p>92177518</text:p>
          </table:table-cell>
          <table:table-cell>
            <text:p>849757931</text:p>
          </table:table-cell>
          <table:table-cell>
            <text:p>302461420</text:p>
          </table:table-cell>
          <table:table-cell>
            <text:p>449687597</text:p>
          </table:table-cell>
        </table:table-row>
        <table:table-row>
          <table:table-cell>
            <text:p>357783613</text:p>
          </table:table-cell>
          <table:table-cell>
            <text:p>874595947</text:p>
          </table:table-cell>
          <table:table-cell>
            <text:p>198219791</text:p>
          </table:table-cell>
          <table:table-cell>
            <text:p>199519211</text:p>
          </table:table-cell>
          <table:table-cell>
            <text:p>905978259</text:p>
          </table:table-cell>
          <table:table-cell>
            <text:p>558129373</text:p>
          </table:table-cell>
          <table:table-cell>
            <text:p>262279620</text:p>
          </table:table-cell>
        </table:table-row>
        <table:table-row>
          <table:table-cell>
            <text:p>353741487</text:p>
          </table:table-cell>
          <table:table-cell>
            <text:p>346734404</text:p>
          </table:table-cell>
          <table:table-cell>
            <text:p>218592014</text:p>
          </table:table-cell>
          <table:table-cell>
            <text:p>257429714</text:p>
          </table:table-cell>
          <table:table-cell>
            <text:p>637996895</text:p>
          </table:table-cell>
          <table:table-cell>
            <text:p>977982317</text:p>
          </table:table-cell>
          <table:table-cell>
            <text:p>349217076</text:p>
          </table:table-cell>
        </table:table-row>
        <table:table-row>
          <table:table-cell>
            <text:p>304721303</text:p>
          </table:table-cell>
          <table:table-cell>
            <text:p>91431943</text:p>
          </table:table-cell>
          <table:table-cell>
            <text:p>18513943</text:p>
          </table:table-cell>
          <table:table-cell>
            <text:p>268812578</text:p>
          </table:table-cell>
          <table:table-cell>
            <text:p>967806091</text:p>
          </table:table-cell>
          <table:table-cell>
            <text:p>986502516</text:p>
          </table:table-cell>
          <table:table-cell>
            <text:p>271581666</text:p>
          </table:table-cell>
        </table:table-row>
        <table:table-row>
          <table:table-cell>
            <text:p>759538703</text:p>
          </table:table-cell>
          <table:table-cell>
            <text:p>150871664</text:p>
          </table:table-cell>
          <table:table-cell>
            <text:p>755411443</text:p>
          </table:table-cell>
          <table:table-cell>
            <text:p>23907697</text:p>
          </table:table-cell>
          <table:table-cell>
            <text:p>994757072</text:p>
          </table:table-cell>
          <table:table-cell>
            <text:p>976897951</text:p>
          </table:table-cell>
          <table:table-cell>
            <text:p>892089739</text:p>
          </table:table-cell>
        </table:table-row>
        <table:table-row>
          <table:table-cell>
            <text:p>525453069</text:p>
          </table:table-cell>
          <table:table-cell>
            <text:p>480538977</text:p>
          </table:table-cell>
          <table:table-cell>
            <text:p>724000531</text:p>
          </table:table-cell>
          <table:table-cell>
            <text:p>251325469</text:p>
          </table:table-cell>
          <table:table-cell>
            <text:p>188814510</text:p>
          </table:table-cell>
          <table:table-cell>
            <text:p>821349454</text:p>
          </table:table-cell>
          <table:table-cell>
            <text:p>217497357</text:p>
          </table:table-cell>
        </table:table-row>
        <table:table-row>
          <table:table-cell>
            <text:p>67942579</text:p>
          </table:table-cell>
          <table:table-cell>
            <text:p>272006105</text:p>
          </table:table-cell>
          <table:table-cell>
            <text:p>746005991</text:p>
          </table:table-cell>
          <table:table-cell>
            <text:p>93294812</text:p>
          </table:table-cell>
          <table:table-cell>
            <text:p>241246481</text:p>
          </table:table-cell>
          <table:table-cell>
            <text:p>248584782</text:p>
          </table:table-cell>
          <table:table-cell>
            <text:p>712354090</text:p>
          </table:table-cell>
        </table:table-row>
        <table:table-row>
          <table:table-cell>
            <text:p>943120033</text:p>
          </table:table-cell>
          <table:table-cell>
            <text:p>88245072</text:p>
          </table:table-cell>
          <table:table-cell>
            <text:p>158115338</text:p>
          </table:table-cell>
          <table:table-cell>
            <text:p>743916322</text:p>
          </table:table-cell>
          <table:table-cell>
            <text:p>606994756</text:p>
          </table:table-cell>
          <table:table-cell>
            <text:p>764152698</text:p>
          </table:table-cell>
          <table:table-cell>
            <text:p>902385571</text:p>
          </table:table-cell>
        </table:table-row>
        <table:table-row>
          <table:table-cell>
            <text:p>832294707</text:p>
          </table:table-cell>
          <table:table-cell>
            <text:p>637859595</text:p>
          </table:table-cell>
          <table:table-cell>
            <text:p>930003492</text:p>
          </table:table-cell>
          <table:table-cell>
            <text:p>730057957</text:p>
          </table:table-cell>
          <table:table-cell>
            <text:p>484358587</text:p>
          </table:table-cell>
          <table:table-cell>
            <text:p>427281151</text:p>
          </table:table-cell>
          <table:table-cell>
            <text:p>905550145</text:p>
          </table:table-cell>
        </table:table-row>
        <table:table-row>
          <table:table-cell>
            <text:p>414703698</text:p>
          </table:table-cell>
          <table:table-cell>
            <text:p>111516360</text:p>
          </table:table-cell>
          <table:table-cell>
            <text:p>393211486</text:p>
          </table:table-cell>
          <table:table-cell>
            <text:p>82741647</text:p>
          </table:table-cell>
          <table:table-cell>
            <text:p>636056793</text:p>
          </table:table-cell>
          <table:table-cell>
            <text:p>384160597</text:p>
          </table:table-cell>
          <table:table-cell>
            <text:p>338964829</text:p>
          </table:table-cell>
        </table:table-row>
        <table:table-row>
          <table:table-cell>
            <text:p>600635180</text:p>
          </table:table-cell>
          <table:table-cell>
            <text:p>127570321</text:p>
          </table:table-cell>
          <table:table-cell>
            <text:p>171808583</text:p>
          </table:table-cell>
          <table:table-cell>
            <text:p>984188499</text:p>
          </table:table-cell>
          <table:table-cell>
            <text:p>635534782</text:p>
          </table:table-cell>
          <table:table-cell>
            <text:p>984114566</text:p>
          </table:table-cell>
          <table:table-cell>
            <text:p>866503082</text:p>
          </table:table-cell>
        </table:table-row>
        <table:table-row>
          <table:table-cell>
            <text:p>747893644</text:p>
          </table:table-cell>
          <table:table-cell>
            <text:p>853735246</text:p>
          </table:table-cell>
          <table:table-cell>
            <text:p>808385843</text:p>
          </table:table-cell>
          <table:table-cell>
            <text:p>193229530</text:p>
          </table:table-cell>
          <table:table-cell>
            <text:p>142768723</text:p>
          </table:table-cell>
          <table:table-cell>
            <text:p>422224199</text:p>
          </table:table-cell>
          <table:table-cell>
            <text:p>821388514</text:p>
          </table:table-cell>
        </table:table-row>
        <table:table-row>
          <table:table-cell>
            <text:p>276839866</text:p>
          </table:table-cell>
          <table:table-cell>
            <text:p>250875428</text:p>
          </table:table-cell>
          <table:table-cell>
            <text:p>716673200</text:p>
          </table:table-cell>
          <table:table-cell>
            <text:p>145915569</text:p>
          </table:table-cell>
          <table:table-cell>
            <text:p>503892096</text:p>
          </table:table-cell>
          <table:table-cell>
            <text:p>610907670</text:p>
          </table:table-cell>
          <table:table-cell>
            <text:p>380731930</text:p>
          </table:table-cell>
        </table:table-row>
        <table:table-row>
          <table:table-cell>
            <text:p>322147506</text:p>
          </table:table-cell>
          <table:table-cell>
            <text:p>635059571</text:p>
          </table:table-cell>
          <table:table-cell>
            <text:p>315092888</text:p>
          </table:table-cell>
          <table:table-cell>
            <text:p>921396277</text:p>
          </table:table-cell>
          <table:table-cell>
            <text:p>967524478</text:p>
          </table:table-cell>
          <table:table-cell>
            <text:p>621612004</text:p>
          </table:table-cell>
          <table:table-cell>
            <text:p>199861534</text:p>
          </table:table-cell>
        </table:table-row>
        <table:table-row>
          <table:table-cell>
            <text:p>607462960</text:p>
          </table:table-cell>
          <table:table-cell>
            <text:p>882781690</text:p>
          </table:table-cell>
          <table:table-cell>
            <text:p>878669222</text:p>
          </table:table-cell>
          <table:table-cell>
            <text:p>433797251</text:p>
          </table:table-cell>
          <table:table-cell>
            <text:p>502184011</text:p>
          </table:table-cell>
          <table:table-cell>
            <text:p>82862526</text:p>
          </table:table-cell>
          <table:table-cell>
            <text:p>350503403</text:p>
          </table:table-cell>
        </table:table-row>
        <table:table-row>
          <table:table-cell>
            <text:p>887788253</text:p>
          </table:table-cell>
          <table:table-cell>
            <text:p>467196400</text:p>
          </table:table-cell>
          <table:table-cell>
            <text:p>210854657</text:p>
          </table:table-cell>
          <table:table-cell>
            <text:p>966608109</text:p>
          </table:table-cell>
          <table:table-cell>
            <text:p>124349891</text:p>
          </table:table-cell>
          <table:table-cell>
            <text:p>495368675</text:p>
          </table:table-cell>
          <table:table-cell>
            <text:p>447077406</text:p>
          </table:table-cell>
        </table:table-row>
        <table:table-row>
          <table:table-cell>
            <text:p>141596450</text:p>
          </table:table-cell>
          <table:table-cell>
            <text:p>148731715</text:p>
          </table:table-cell>
          <table:table-cell>
            <text:p>992394025</text:p>
          </table:table-cell>
          <table:table-cell>
            <text:p>467533382</text:p>
          </table:table-cell>
          <table:table-cell>
            <text:p>98906687</text:p>
          </table:table-cell>
          <table:table-cell>
            <text:p>55336040</text:p>
          </table:table-cell>
          <table:table-cell>
            <text:p>329747804</text:p>
          </table:table-cell>
        </table:table-row>
        <table:table-row>
          <table:table-cell>
            <text:p>762988552</text:p>
          </table:table-cell>
          <table:table-cell>
            <text:p>380099362</text:p>
          </table:table-cell>
          <table:table-cell>
            <text:p>151341194</text:p>
          </table:table-cell>
          <table:table-cell>
            <text:p>859297049</text:p>
          </table:table-cell>
          <table:table-cell>
            <text:p>529869546</text:p>
          </table:table-cell>
          <table:table-cell>
            <text:p>722158099</text:p>
          </table:table-cell>
          <table:table-cell>
            <text:p>587727938</text:p>
          </table:table-cell>
        </table:table-row>
        <table:table-row>
          <table:table-cell>
            <text:p>520006951</text:p>
          </table:table-cell>
          <table:table-cell>
            <text:p>613409529</text:p>
          </table:table-cell>
          <table:table-cell>
            <text:p>36199514</text:p>
          </table:table-cell>
          <table:table-cell>
            <text:p>992496274</text:p>
          </table:table-cell>
          <table:table-cell>
            <text:p>613847572</text:p>
          </table:table-cell>
          <table:table-cell>
            <text:p>321870899</text:p>
          </table:table-cell>
          <table:table-cell>
            <text:p>789129536</text:p>
          </table:table-cell>
        </table:table-row>
        <table:table-row>
          <table:table-cell>
            <text:p>840629640</text:p>
          </table:table-cell>
          <table:table-cell>
            <text:p>839770027</text:p>
          </table:table-cell>
          <table:table-cell>
            <text:p>965093699</text:p>
          </table:table-cell>
          <table:table-cell>
            <text:p>315823970</text:p>
          </table:table-cell>
          <table:table-cell>
            <text:p>556034810</text:p>
          </table:table-cell>
          <table:table-cell>
            <text:p>514923292</text:p>
          </table:table-cell>
          <table:table-cell>
            <text:p>120890363</text:p>
          </table:table-cell>
        </table:table-row>
        <table:table-row>
          <table:table-cell>
            <text:p>283669910</text:p>
          </table:table-cell>
          <table:table-cell>
            <text:p>122265280</text:p>
          </table:table-cell>
          <table:table-cell>
            <text:p>37375646</text:p>
          </table:table-cell>
          <table:table-cell>
            <text:p>132243782</text:p>
          </table:table-cell>
          <table:table-cell>
            <text:p>275673085</text:p>
          </table:table-cell>
          <table:table-cell>
            <text:p>579110498</text:p>
          </table:table-cell>
          <table:table-cell>
            <text:p>959912976</text:p>
          </table:table-cell>
        </table:table-row>
        <table:table-row>
          <table:table-cell>
            <text:p>852284896</text:p>
          </table:table-cell>
          <table:table-cell>
            <text:p>529353440</text:p>
          </table:table-cell>
          <table:table-cell>
            <text:p>467812817</text:p>
          </table:table-cell>
          <table:table-cell>
            <text:p>831616821</text:p>
          </table:table-cell>
          <table:table-cell>
            <text:p>378352247</text:p>
          </table:table-cell>
          <table:table-cell>
            <text:p>370701629</text:p>
          </table:table-cell>
          <table:table-cell>
            <text:p>802657231</text:p>
          </table:table-cell>
        </table:table-row>
        <table:table-row>
          <table:table-cell>
            <text:p>535369022</text:p>
          </table:table-cell>
          <table:table-cell>
            <text:p>513688364</text:p>
          </table:table-cell>
          <table:table-cell>
            <text:p>417105080</text:p>
          </table:table-cell>
          <table:table-cell>
            <text:p>931193844</text:p>
          </table:table-cell>
          <table:table-cell>
            <text:p>84139375</text:p>
          </table:table-cell>
          <table:table-cell>
            <text:p>494416944</text:p>
          </table:table-cell>
          <table:table-cell>
            <text:p>389211551</text:p>
          </table:table-cell>
        </table:table-row>
        <table:table-row>
          <table:table-cell>
            <text:p>528290854</text:p>
          </table:table-cell>
          <table:table-cell>
            <text:p>47994358</text:p>
          </table:table-cell>
          <table:table-cell>
            <text:p>939114711</text:p>
          </table:table-cell>
          <table:table-cell>
            <text:p>254052162</text:p>
          </table:table-cell>
          <table:table-cell>
            <text:p>937509764</text:p>
          </table:table-cell>
          <table:table-cell>
            <text:p>230364293</text:p>
          </table:table-cell>
          <table:table-cell>
            <text:p>454154957</text:p>
          </table:table-cell>
        </table:table-row>
        <table:table-row>
          <table:table-cell>
            <text:p>476804953</text:p>
          </table:table-cell>
          <table:table-cell>
            <text:p>875691368</text:p>
          </table:table-cell>
          <table:table-cell>
            <text:p>173648895</text:p>
          </table:table-cell>
          <table:table-cell>
            <text:p>424344359</text:p>
          </table:table-cell>
          <table:table-cell>
            <text:p>405739747</text:p>
          </table:table-cell>
          <table:table-cell>
            <text:p>175329548</text:p>
          </table:table-cell>
          <table:table-cell>
            <text:p>617889720</text:p>
          </table:table-cell>
        </table:table-row>
        <table:table-row>
          <table:table-cell>
            <text:p>527676497</text:p>
          </table:table-cell>
          <table:table-cell>
            <text:p>250211449</text:p>
          </table:table-cell>
          <table:table-cell>
            <text:p>572797567</text:p>
          </table:table-cell>
          <table:table-cell>
            <text:p>166390557</text:p>
          </table:table-cell>
          <table:table-cell>
            <text:p>576633764</text:p>
          </table:table-cell>
          <table:table-cell>
            <text:p>855794016</text:p>
          </table:table-cell>
          <table:table-cell>
            <text:p>715622748</text:p>
          </table:table-cell>
        </table:table-row>
        <table:table-row>
          <table:table-cell>
            <text:p>362131679</text:p>
          </table:table-cell>
          <table:table-cell>
            <text:p>930701675</text:p>
          </table:table-cell>
          <table:table-cell>
            <text:p>36718841</text:p>
          </table:table-cell>
          <table:table-cell>
            <text:p>540032939</text:p>
          </table:table-cell>
          <table:table-cell>
            <text:p>904351976</text:p>
          </table:table-cell>
          <table:table-cell>
            <text:p>825321861</text:p>
          </table:table-cell>
          <table:table-cell>
            <text:p>14839419</text:p>
          </table:table-cell>
        </table:table-row>
        <table:table-row>
          <table:table-cell>
            <text:p>364769881</text:p>
          </table:table-cell>
          <table:table-cell>
            <text:p>417118293</text:p>
          </table:table-cell>
          <table:table-cell>
            <text:p>681661529</text:p>
          </table:table-cell>
          <table:table-cell>
            <text:p>752759803</text:p>
          </table:table-cell>
          <table:table-cell>
            <text:p>833560576</text:p>
          </table:table-cell>
          <table:table-cell>
            <text:p>516379009</text:p>
          </table:table-cell>
          <table:table-cell>
            <text:p>583042004</text:p>
          </table:table-cell>
        </table:table-row>
        <table:table-row>
          <table:table-cell>
            <text:p>904574019</text:p>
          </table:table-cell>
          <table:table-cell>
            <text:p>796020667</text:p>
          </table:table-cell>
          <table:table-cell>
            <text:p>788237213</text:p>
          </table:table-cell>
          <table:table-cell>
            <text:p>710816027</text:p>
          </table:table-cell>
          <table:table-cell>
            <text:p>860662658</text:p>
          </table:table-cell>
          <table:table-cell>
            <text:p>667546983</text:p>
          </table:table-cell>
          <table:table-cell>
            <text:p>29210243</text:p>
          </table:table-cell>
        </table:table-row>
        <table:table-row>
          <table:table-cell>
            <text:p>854795411</text:p>
          </table:table-cell>
          <table:table-cell>
            <text:p>695929037</text:p>
          </table:table-cell>
          <table:table-cell>
            <text:p>151092608</text:p>
          </table:table-cell>
          <table:table-cell>
            <text:p>605512727</text:p>
          </table:table-cell>
          <table:table-cell>
            <text:p>669977278</text:p>
          </table:table-cell>
          <table:table-cell>
            <text:p>516030685</text:p>
          </table:table-cell>
          <table:table-cell>
            <text:p>262380751</text:p>
          </table:table-cell>
        </table:table-row>
        <table:table-row>
          <table:table-cell>
            <text:p>210210039</text:p>
          </table:table-cell>
          <table:table-cell>
            <text:p>482386020</text:p>
          </table:table-cell>
          <table:table-cell>
            <text:p>898780884</text:p>
          </table:table-cell>
          <table:table-cell>
            <text:p>916587817</text:p>
          </table:table-cell>
          <table:table-cell>
            <text:p>430947029</text:p>
          </table:table-cell>
          <table:table-cell>
            <text:p>974142114</text:p>
          </table:table-cell>
          <table:table-cell>
            <text:p>528293899</text:p>
          </table:table-cell>
        </table:table-row>
        <table:table-row>
          <table:table-cell>
            <text:p>433841394</text:p>
          </table:table-cell>
          <table:table-cell>
            <text:p>697612049</text:p>
          </table:table-cell>
          <table:table-cell>
            <text:p>45042696</text:p>
          </table:table-cell>
          <table:table-cell>
            <text:p>822108208</text:p>
          </table:table-cell>
          <table:table-cell>
            <text:p>93878777</text:p>
          </table:table-cell>
          <table:table-cell>
            <text:p>942440218</text:p>
          </table:table-cell>
          <table:table-cell>
            <text:p>465091138</text:p>
          </table:table-cell>
        </table:table-row>
        <table:table-row>
          <table:table-cell>
            <text:p>312401935</text:p>
          </table:table-cell>
          <table:table-cell>
            <text:p>38740017</text:p>
          </table:table-cell>
          <table:table-cell>
            <text:p>663060085</text:p>
          </table:table-cell>
          <table:table-cell>
            <text:p>27797204</text:p>
          </table:table-cell>
          <table:table-cell>
            <text:p>26361604</text:p>
          </table:table-cell>
          <table:table-cell>
            <text:p>501018801</text:p>
          </table:table-cell>
          <table:table-cell>
            <text:p>518046691</text:p>
          </table:table-cell>
        </table:table-row>
        <table:table-row>
          <table:table-cell>
            <text:p>264534976</text:p>
          </table:table-cell>
          <table:table-cell>
            <text:p>228754270</text:p>
          </table:table-cell>
          <table:table-cell>
            <text:p>818987270</text:p>
          </table:table-cell>
          <table:table-cell>
            <text:p>303198664</text:p>
          </table:table-cell>
          <table:table-cell>
            <text:p>309041110</text:p>
          </table:table-cell>
          <table:table-cell>
            <text:p>999645334</text:p>
          </table:table-cell>
          <table:table-cell>
            <text:p>861538281</text:p>
          </table:table-cell>
        </table:table-row>
        <table:table-row>
          <table:table-cell>
            <text:p>34989972</text:p>
          </table:table-cell>
          <table:table-cell>
            <text:p>63586114</text:p>
          </table:table-cell>
          <table:table-cell>
            <text:p>363512038</text:p>
          </table:table-cell>
          <table:table-cell>
            <text:p>866818926</text:p>
          </table:table-cell>
          <table:table-cell>
            <text:p>281748273</text:p>
          </table:table-cell>
          <table:table-cell>
            <text:p>738816180</text:p>
          </table:table-cell>
          <table:table-cell>
            <text:p>802737831</text:p>
          </table:table-cell>
        </table:table-row>
        <table:table-row>
          <table:table-cell>
            <text:p>295410612</text:p>
          </table:table-cell>
          <table:table-cell>
            <text:p>383898385</text:p>
          </table:table-cell>
          <table:table-cell>
            <text:p>576126477</text:p>
          </table:table-cell>
          <table:table-cell>
            <text:p>348499721</text:p>
          </table:table-cell>
          <table:table-cell>
            <text:p>884341200</text:p>
          </table:table-cell>
          <table:table-cell>
            <text:p>482793837</text:p>
          </table:table-cell>
          <table:table-cell>
            <text:p>594007848</text:p>
          </table:table-cell>
        </table:table-row>
        <table:table-row>
          <table:table-cell>
            <text:p>711835498</text:p>
          </table:table-cell>
          <table:table-cell>
            <text:p>95880294</text:p>
          </table:table-cell>
          <table:table-cell>
            <text:p>918051941</text:p>
          </table:table-cell>
          <table:table-cell>
            <text:p>486915617</text:p>
          </table:table-cell>
          <table:table-cell>
            <text:p>725934464</text:p>
          </table:table-cell>
          <table:table-cell>
            <text:p>945370061</text:p>
          </table:table-cell>
          <table:table-cell>
            <text:p>97694044</text:p>
          </table:table-cell>
        </table:table-row>
        <table:table-row>
          <table:table-cell>
            <text:p>701038047</text:p>
          </table:table-cell>
          <table:table-cell>
            <text:p>33723279</text:p>
          </table:table-cell>
          <table:table-cell>
            <text:p>635776431</text:p>
          </table:table-cell>
          <table:table-cell>
            <text:p>222316906</text:p>
          </table:table-cell>
          <table:table-cell>
            <text:p>89550873</text:p>
          </table:table-cell>
          <table:table-cell>
            <text:p>11118010</text:p>
          </table:table-cell>
          <table:table-cell>
            <text:p>295335548</text:p>
          </table:table-cell>
        </table:table-row>
        <table:table-row>
          <table:table-cell>
            <text:p>531151345</text:p>
          </table:table-cell>
          <table:table-cell>
            <text:p>58230475</text:p>
          </table:table-cell>
          <table:table-cell>
            <text:p>80028142</text:p>
          </table:table-cell>
          <table:table-cell>
            <text:p>569882336</text:p>
          </table:table-cell>
          <table:table-cell>
            <text:p>236557253</text:p>
          </table:table-cell>
          <table:table-cell>
            <text:p>632353984</text:p>
          </table:table-cell>
          <table:table-cell>
            <text:p>750229650</text:p>
          </table:table-cell>
        </table:table-row>
        <table:table-row>
          <table:table-cell>
            <text:p>762810477</text:p>
          </table:table-cell>
          <table:table-cell>
            <text:p>98783297</text:p>
          </table:table-cell>
          <table:table-cell>
            <text:p>89642861</text:p>
          </table:table-cell>
          <table:table-cell>
            <text:p>563947666</text:p>
          </table:table-cell>
          <table:table-cell>
            <text:p>717675962</text:p>
          </table:table-cell>
          <table:table-cell>
            <text:p>273260773</text:p>
          </table:table-cell>
          <table:table-cell>
            <text:p>79301390</text:p>
          </table:table-cell>
        </table:table-row>
        <table:table-row>
          <table:table-cell>
            <text:p>160931525</text:p>
          </table:table-cell>
          <table:table-cell>
            <text:p>608519283</text:p>
          </table:table-cell>
          <table:table-cell>
            <text:p>343426146</text:p>
          </table:table-cell>
          <table:table-cell>
            <text:p>921144120</text:p>
          </table:table-cell>
          <table:table-cell>
            <text:p>86971847</text:p>
          </table:table-cell>
          <table:table-cell>
            <text:p>806999082</text:p>
          </table:table-cell>
          <table:table-cell>
            <text:p>40156474</text:p>
          </table:table-cell>
        </table:table-row>
        <table:table-row>
          <table:table-cell>
            <text:p>89783437</text:p>
          </table:table-cell>
          <table:table-cell>
            <text:p>331389241</text:p>
          </table:table-cell>
          <table:table-cell>
            <text:p>758544561</text:p>
          </table:table-cell>
          <table:table-cell>
            <text:p>635205803</text:p>
          </table:table-cell>
          <table:table-cell>
            <text:p>664357197</text:p>
          </table:table-cell>
          <table:table-cell>
            <text:p>358710249</text:p>
          </table:table-cell>
          <table:table-cell>
            <text:p>839895141</text:p>
          </table:table-cell>
        </table:table-row>
        <table:table-row>
          <table:table-cell>
            <text:p>944408853</text:p>
          </table:table-cell>
          <table:table-cell>
            <text:p>961615103</text:p>
          </table:table-cell>
          <table:table-cell>
            <text:p>236059868</text:p>
          </table:table-cell>
          <table:table-cell>
            <text:p>926005528</text:p>
          </table:table-cell>
          <table:table-cell>
            <text:p>747678492</text:p>
          </table:table-cell>
          <table:table-cell>
            <text:p>268787882</text:p>
          </table:table-cell>
          <table:table-cell>
            <text:p>711681033</text:p>
          </table:table-cell>
        </table:table-row>
        <table:table-row>
          <table:table-cell>
            <text:p>269640924</text:p>
          </table:table-cell>
          <table:table-cell>
            <text:p>869606633</text:p>
          </table:table-cell>
          <table:table-cell>
            <text:p>614420629</text:p>
          </table:table-cell>
          <table:table-cell>
            <text:p>983948823</text:p>
          </table:table-cell>
          <table:table-cell>
            <text:p>789894079</text:p>
          </table:table-cell>
          <table:table-cell>
            <text:p>263843816</text:p>
          </table:table-cell>
          <table:table-cell>
            <text:p>407305525</text:p>
          </table:table-cell>
        </table:table-row>
        <table:table-row>
          <table:table-cell>
            <text:p>220791172</text:p>
          </table:table-cell>
          <table:table-cell>
            <text:p>896985574</text:p>
          </table:table-cell>
          <table:table-cell>
            <text:p>336636554</text:p>
          </table:table-cell>
          <table:table-cell>
            <text:p>330837046</text:p>
          </table:table-cell>
          <table:table-cell>
            <text:p>803480494</text:p>
          </table:table-cell>
          <table:table-cell>
            <text:p>390216789</text:p>
          </table:table-cell>
          <table:table-cell>
            <text:p>802086873</text:p>
          </table:table-cell>
        </table:table-row>
        <table:table-row>
          <table:table-cell>
            <text:p>807902905</text:p>
          </table:table-cell>
          <table:table-cell>
            <text:p>39930762</text:p>
          </table:table-cell>
          <table:table-cell>
            <text:p>167784626</text:p>
          </table:table-cell>
          <table:table-cell>
            <text:p>779434478</text:p>
          </table:table-cell>
          <table:table-cell>
            <text:p>707793777</text:p>
          </table:table-cell>
          <table:table-cell>
            <text:p>596328540</text:p>
          </table:table-cell>
          <table:table-cell>
            <text:p>641359859</text:p>
          </table:table-cell>
        </table:table-row>
        <table:table-row>
          <table:table-cell>
            <text:p>909820595</text:p>
          </table:table-cell>
          <table:table-cell>
            <text:p>233365957</text:p>
          </table:table-cell>
          <table:table-cell>
            <text:p>198222605</text:p>
          </table:table-cell>
          <table:table-cell>
            <text:p>879730050</text:p>
          </table:table-cell>
          <table:table-cell>
            <text:p>509404661</text:p>
          </table:table-cell>
          <table:table-cell>
            <text:p>813404026</text:p>
          </table:table-cell>
          <table:table-cell>
            <text:p>357480263</text:p>
          </table:table-cell>
        </table:table-row>
        <table:table-row>
          <table:table-cell>
            <text:p>887264770</text:p>
          </table:table-cell>
          <table:table-cell>
            <text:p>837679499</text:p>
          </table:table-cell>
          <table:table-cell>
            <text:p>432334851</text:p>
          </table:table-cell>
          <table:table-cell>
            <text:p>685905119</text:p>
          </table:table-cell>
          <table:table-cell>
            <text:p>606418374</text:p>
          </table:table-cell>
          <table:table-cell>
            <text:p>362247158</text:p>
          </table:table-cell>
          <table:table-cell>
            <text:p>795919588</text:p>
          </table:table-cell>
        </table:table-row>
        <table:table-row>
          <table:table-cell>
            <text:p>447463509</text:p>
          </table:table-cell>
          <table:table-cell>
            <text:p>861583368</text:p>
          </table:table-cell>
          <table:table-cell>
            <text:p>640401644</text:p>
          </table:table-cell>
          <table:table-cell>
            <text:p>102828163</text:p>
          </table:table-cell>
          <table:table-cell>
            <text:p>315519843</text:p>
          </table:table-cell>
          <table:table-cell>
            <text:p>420845329</text:p>
          </table:table-cell>
          <table:table-cell>
            <text:p>192336443</text:p>
          </table:table-cell>
        </table:table-row>
        <table:table-row>
          <table:table-cell>
            <text:p>979196209</text:p>
          </table:table-cell>
          <table:table-cell>
            <text:p>594445920</text:p>
          </table:table-cell>
          <table:table-cell>
            <text:p>965097906</text:p>
          </table:table-cell>
          <table:table-cell>
            <text:p>842476603</text:p>
          </table:table-cell>
          <table:table-cell>
            <text:p>562955811</text:p>
          </table:table-cell>
          <table:table-cell>
            <text:p>497902153</text:p>
          </table:table-cell>
          <table:table-cell>
            <text:p>210996685</text:p>
          </table:table-cell>
        </table:table-row>
        <table:table-row>
          <table:table-cell>
            <text:p>987659169</text:p>
          </table:table-cell>
          <table:table-cell>
            <text:p>983985263</text:p>
          </table:table-cell>
          <table:table-cell>
            <text:p>437913329</text:p>
          </table:table-cell>
          <table:table-cell>
            <text:p>221018884</text:p>
          </table:table-cell>
          <table:table-cell>
            <text:p>489021321</text:p>
          </table:table-cell>
          <table:table-cell>
            <text:p>262735720</text:p>
          </table:table-cell>
          <table:table-cell>
            <text:p>626027580</text:p>
          </table:table-cell>
        </table:table-row>
        <table:table-row>
          <table:table-cell>
            <text:p>281851830</text:p>
          </table:table-cell>
          <table:table-cell>
            <text:p>208650693</text:p>
          </table:table-cell>
          <table:table-cell>
            <text:p>461391214</text:p>
          </table:table-cell>
          <table:table-cell>
            <text:p>817343711</text:p>
          </table:table-cell>
          <table:table-cell>
            <text:p>24136635</text:p>
          </table:table-cell>
          <table:table-cell>
            <text:p>226858802</text:p>
          </table:table-cell>
          <table:table-cell>
            <text:p>116647344</text:p>
          </table:table-cell>
        </table:table-row>
        <table:table-row>
          <table:table-cell>
            <text:p>564385466</text:p>
          </table:table-cell>
          <table:table-cell>
            <text:p>166029928</text:p>
          </table:table-cell>
          <table:table-cell>
            <text:p>116621438</text:p>
          </table:table-cell>
          <table:table-cell>
            <text:p>226318697</text:p>
          </table:table-cell>
          <table:table-cell>
            <text:p>477404280</text:p>
          </table:table-cell>
          <table:table-cell>
            <text:p>926157555</text:p>
          </table:table-cell>
          <table:table-cell>
            <text:p>238152111</text:p>
          </table:table-cell>
        </table:table-row>
        <table:table-row>
          <table:table-cell>
            <text:p>829820117</text:p>
          </table:table-cell>
          <table:table-cell>
            <text:p>224932936</text:p>
          </table:table-cell>
          <table:table-cell>
            <text:p>570252217</text:p>
          </table:table-cell>
          <table:table-cell>
            <text:p>374780266</text:p>
          </table:table-cell>
          <table:table-cell>
            <text:p>707466679</text:p>
          </table:table-cell>
          <table:table-cell>
            <text:p>550054063</text:p>
          </table:table-cell>
          <table:table-cell>
            <text:p>364976235</text:p>
          </table:table-cell>
        </table:table-row>
        <table:table-row>
          <table:table-cell>
            <text:p>948015632</text:p>
          </table:table-cell>
          <table:table-cell>
            <text:p>108912823</text:p>
          </table:table-cell>
          <table:table-cell>
            <text:p>793509965</text:p>
          </table:table-cell>
          <table:table-cell>
            <text:p>61479992</text:p>
          </table:table-cell>
          <table:table-cell>
            <text:p>619225719</text:p>
          </table:table-cell>
          <table:table-cell>
            <text:p>34418734</text:p>
          </table:table-cell>
          <table:table-cell>
            <text:p>330667584</text:p>
          </table:table-cell>
        </table:table-row>
        <table:table-row>
          <table:table-cell>
            <text:p>203510530</text:p>
          </table:table-cell>
          <table:table-cell>
            <text:p>867871002</text:p>
          </table:table-cell>
          <table:table-cell>
            <text:p>233971564</text:p>
          </table:table-cell>
          <table:table-cell>
            <text:p>234759370</text:p>
          </table:table-cell>
          <table:table-cell>
            <text:p>914423599</text:p>
          </table:table-cell>
          <table:table-cell>
            <text:p>24104732</text:p>
          </table:table-cell>
          <table:table-cell>
            <text:p>603776020</text:p>
          </table:table-cell>
        </table:table-row>
        <table:table-row>
          <table:table-cell>
            <text:p>232866985</text:p>
          </table:table-cell>
          <table:table-cell>
            <text:p>312570506</text:p>
          </table:table-cell>
          <table:table-cell>
            <text:p>382192100</text:p>
          </table:table-cell>
          <table:table-cell>
            <text:p>590514429</text:p>
          </table:table-cell>
          <table:table-cell>
            <text:p>115471137</text:p>
          </table:table-cell>
          <table:table-cell>
            <text:p>424434020</text:p>
          </table:table-cell>
          <table:table-cell>
            <text:p>972353432</text:p>
          </table:table-cell>
        </table:table-row>
        <table:table-row>
          <table:table-cell>
            <text:p>277779183</text:p>
          </table:table-cell>
          <table:table-cell>
            <text:p>351112062</text:p>
          </table:table-cell>
          <table:table-cell>
            <text:p>422825345</text:p>
          </table:table-cell>
          <table:table-cell>
            <text:p>317186287</text:p>
          </table:table-cell>
          <table:table-cell>
            <text:p>602789198</text:p>
          </table:table-cell>
          <table:table-cell>
            <text:p>263079095</text:p>
          </table:table-cell>
          <table:table-cell>
            <text:p>482540148</text:p>
          </table:table-cell>
        </table:table-row>
        <table:table-row>
          <table:table-cell>
            <text:p>258531022</text:p>
          </table:table-cell>
          <table:table-cell>
            <text:p>294758999</text:p>
          </table:table-cell>
          <table:table-cell>
            <text:p>511249157</text:p>
          </table:table-cell>
          <table:table-cell>
            <text:p>687642858</text:p>
          </table:table-cell>
          <table:table-cell>
            <text:p>728904642</text:p>
          </table:table-cell>
          <table:table-cell>
            <text:p>137302535</text:p>
          </table:table-cell>
          <table:table-cell>
            <text:p>79687212</text:p>
          </table:table-cell>
        </table:table-row>
        <table:table-row>
          <table:table-cell>
            <text:p>44804681</text:p>
          </table:table-cell>
          <table:table-cell>
            <text:p>335379379</text:p>
          </table:table-cell>
          <table:table-cell>
            <text:p>716385648</text:p>
          </table:table-cell>
          <table:table-cell>
            <text:p>990344932</text:p>
          </table:table-cell>
          <table:table-cell>
            <text:p>834145270</text:p>
          </table:table-cell>
          <table:table-cell>
            <text:p>408330604</text:p>
          </table:table-cell>
          <table:table-cell>
            <text:p>404960028</text:p>
          </table:table-cell>
        </table:table-row>
        <table:table-row>
          <table:table-cell>
            <text:p>609463966</text:p>
          </table:table-cell>
          <table:table-cell>
            <text:p>811090666</text:p>
          </table:table-cell>
          <table:table-cell>
            <text:p>359129961</text:p>
          </table:table-cell>
          <table:table-cell>
            <text:p>751193884</text:p>
          </table:table-cell>
          <table:table-cell>
            <text:p>242910894</text:p>
          </table:table-cell>
          <table:table-cell>
            <text:p>492674702</text:p>
          </table:table-cell>
          <table:table-cell>
            <text:p>666656246</text:p>
          </table:table-cell>
        </table:table-row>
        <table:table-row>
          <table:table-cell>
            <text:p>652223552</text:p>
          </table:table-cell>
          <table:table-cell>
            <text:p>336611646</text:p>
          </table:table-cell>
          <table:table-cell>
            <text:p>967197152</text:p>
          </table:table-cell>
          <table:table-cell>
            <text:p>58290396</text:p>
          </table:table-cell>
          <table:table-cell>
            <text:p>216386090</text:p>
          </table:table-cell>
          <table:table-cell>
            <text:p>260810992</text:p>
          </table:table-cell>
          <table:table-cell>
            <text:p>307106511</text:p>
          </table:table-cell>
        </table:table-row>
        <table:table-row>
          <table:table-cell>
            <text:p>830588399</text:p>
          </table:table-cell>
          <table:table-cell>
            <text:p>741996991</text:p>
          </table:table-cell>
          <table:table-cell>
            <text:p>730220080</text:p>
          </table:table-cell>
          <table:table-cell>
            <text:p>595724014</text:p>
          </table:table-cell>
          <table:table-cell>
            <text:p>620546508</text:p>
          </table:table-cell>
          <table:table-cell>
            <text:p>394559282</text:p>
          </table:table-cell>
          <table:table-cell>
            <text:p>578536980</text:p>
          </table:table-cell>
        </table:table-row>
        <table:table-row>
          <table:table-cell>
            <text:p>978953336</text:p>
          </table:table-cell>
          <table:table-cell>
            <text:p>681620368</text:p>
          </table:table-cell>
          <table:table-cell>
            <text:p>489801039</text:p>
          </table:table-cell>
          <table:table-cell>
            <text:p>782706492</text:p>
          </table:table-cell>
          <table:table-cell>
            <text:p>852502045</text:p>
          </table:table-cell>
          <table:table-cell>
            <text:p>645566796</text:p>
          </table:table-cell>
          <table:table-cell>
            <text:p>321337447</text:p>
          </table:table-cell>
        </table:table-row>
        <table:table-row>
          <table:table-cell>
            <text:p>964928945</text:p>
          </table:table-cell>
          <table:table-cell>
            <text:p>106248011</text:p>
          </table:table-cell>
          <table:table-cell>
            <text:p>156676857</text:p>
          </table:table-cell>
          <table:table-cell>
            <text:p>863777506</text:p>
          </table:table-cell>
          <table:table-cell>
            <text:p>969074483</text:p>
          </table:table-cell>
          <table:table-cell>
            <text:p>972681807</text:p>
          </table:table-cell>
          <table:table-cell>
            <text:p>472895653</text:p>
          </table:table-cell>
        </table:table-row>
        <table:table-row>
          <table:table-cell>
            <text:p>326746433</text:p>
          </table:table-cell>
          <table:table-cell>
            <text:p>736807342</text:p>
          </table:table-cell>
          <table:table-cell>
            <text:p>346206668</text:p>
          </table:table-cell>
          <table:table-cell>
            <text:p>450941255</text:p>
          </table:table-cell>
          <table:table-cell>
            <text:p>530818035</text:p>
          </table:table-cell>
          <table:table-cell>
            <text:p>807876007</text:p>
          </table:table-cell>
          <table:table-cell>
            <text:p>826615272</text:p>
          </table:table-cell>
        </table:table-row>
        <table:table-row>
          <table:table-cell>
            <text:p>691246325</text:p>
          </table:table-cell>
          <table:table-cell>
            <text:p>89016781</text:p>
          </table:table-cell>
          <table:table-cell>
            <text:p>242976535</text:p>
          </table:table-cell>
          <table:table-cell>
            <text:p>915511845</text:p>
          </table:table-cell>
          <table:table-cell>
            <text:p>294003923</text:p>
          </table:table-cell>
          <table:table-cell>
            <text:p>37661053</text:p>
          </table:table-cell>
          <table:table-cell>
            <text:p>118477042</text:p>
          </table:table-cell>
        </table:table-row>
        <table:table-row>
          <table:table-cell>
            <text:p>275861628</text:p>
          </table:table-cell>
          <table:table-cell>
            <text:p>667950054</text:p>
          </table:table-cell>
          <table:table-cell>
            <text:p>363391342</text:p>
          </table:table-cell>
          <table:table-cell>
            <text:p>328214924</text:p>
          </table:table-cell>
          <table:table-cell>
            <text:p>409397272</text:p>
          </table:table-cell>
          <table:table-cell>
            <text:p>931138344</text:p>
          </table:table-cell>
          <table:table-cell>
            <text:p>23865381</text:p>
          </table:table-cell>
        </table:table-row>
        <table:table-row>
          <table:table-cell>
            <text:p>706880208</text:p>
          </table:table-cell>
          <table:table-cell>
            <text:p>326939781</text:p>
          </table:table-cell>
          <table:table-cell>
            <text:p>292945316</text:p>
          </table:table-cell>
          <table:table-cell>
            <text:p>618681446</text:p>
          </table:table-cell>
          <table:table-cell>
            <text:p>544224868</text:p>
          </table:table-cell>
          <table:table-cell>
            <text:p>189273223</text:p>
          </table:table-cell>
          <table:table-cell>
            <text:p>511806626</text:p>
          </table:table-cell>
        </table:table-row>
        <table:table-row>
          <table:table-cell>
            <text:p>665032004</text:p>
          </table:table-cell>
          <table:table-cell>
            <text:p>436215559</text:p>
          </table:table-cell>
          <table:table-cell>
            <text:p>984881638</text:p>
          </table:table-cell>
          <table:table-cell>
            <text:p>174775288</text:p>
          </table:table-cell>
          <table:table-cell>
            <text:p>567779236</text:p>
          </table:table-cell>
          <table:table-cell>
            <text:p>453716197</text:p>
          </table:table-cell>
          <table:table-cell>
            <text:p>314948289</text:p>
          </table:table-cell>
        </table:table-row>
        <table:table-row>
          <table:table-cell>
            <text:p>832924602</text:p>
          </table:table-cell>
          <table:table-cell>
            <text:p>937077095</text:p>
          </table:table-cell>
          <table:table-cell>
            <text:p>894435689</text:p>
          </table:table-cell>
          <table:table-cell>
            <text:p>566412439</text:p>
          </table:table-cell>
          <table:table-cell>
            <text:p>239905794</text:p>
          </table:table-cell>
          <table:table-cell>
            <text:p>543400173</text:p>
          </table:table-cell>
          <table:table-cell>
            <text:p>8584865</text:p>
          </table:table-cell>
        </table:table-row>
        <table:table-row>
          <table:table-cell>
            <text:p>796832397</text:p>
          </table:table-cell>
          <table:table-cell>
            <text:p>315651593</text:p>
          </table:table-cell>
          <table:table-cell>
            <text:p>716226790</text:p>
          </table:table-cell>
          <table:table-cell>
            <text:p>344982756</text:p>
          </table:table-cell>
          <table:table-cell>
            <text:p>318761860</text:p>
          </table:table-cell>
          <table:table-cell>
            <text:p>189689755</text:p>
          </table:table-cell>
          <table:table-cell>
            <text:p>410700255</text:p>
          </table:table-cell>
        </table:table-row>
        <table:table-row>
          <table:table-cell>
            <text:p>723160878</text:p>
          </table:table-cell>
          <table:table-cell>
            <text:p>615285057</text:p>
          </table:table-cell>
          <table:table-cell>
            <text:p>186317108</text:p>
          </table:table-cell>
          <table:table-cell>
            <text:p>976565382</text:p>
          </table:table-cell>
          <table:table-cell>
            <text:p>984338115</text:p>
          </table:table-cell>
          <table:table-cell>
            <text:p>125045406</text:p>
          </table:table-cell>
          <table:table-cell>
            <text:p>165998653</text:p>
          </table:table-cell>
        </table:table-row>
        <table:table-row>
          <table:table-cell>
            <text:p>540198191</text:p>
          </table:table-cell>
          <table:table-cell>
            <text:p>697326698</text:p>
          </table:table-cell>
          <table:table-cell>
            <text:p>894836070</text:p>
          </table:table-cell>
          <table:table-cell>
            <text:p>472546233</text:p>
          </table:table-cell>
          <table:table-cell>
            <text:p>326682021</text:p>
          </table:table-cell>
          <table:table-cell>
            <text:p>713716515</text:p>
          </table:table-cell>
          <table:table-cell>
            <text:p>623976408</text:p>
          </table:table-cell>
        </table:table-row>
        <table:table-row>
          <table:table-cell>
            <text:p>459180184</text:p>
          </table:table-cell>
          <table:table-cell>
            <text:p>453946437</text:p>
          </table:table-cell>
          <table:table-cell>
            <text:p>205779879</text:p>
          </table:table-cell>
          <table:table-cell>
            <text:p>266425927</text:p>
          </table:table-cell>
          <table:table-cell>
            <text:p>35110845</text:p>
          </table:table-cell>
          <table:table-cell>
            <text:p>804516312</text:p>
          </table:table-cell>
          <table:table-cell>
            <text:p>493323288</text:p>
          </table:table-cell>
        </table:table-row>
        <table:table-row>
          <table:table-cell>
            <text:p>85134569</text:p>
          </table:table-cell>
          <table:table-cell>
            <text:p>413700289</text:p>
          </table:table-cell>
          <table:table-cell>
            <text:p>847335667</text:p>
          </table:table-cell>
          <table:table-cell>
            <text:p>624650382</text:p>
          </table:table-cell>
          <table:table-cell>
            <text:p>314041988</text:p>
          </table:table-cell>
          <table:table-cell>
            <text:p>38764834</text:p>
          </table:table-cell>
          <table:table-cell>
            <text:p>990559668</text:p>
          </table:table-cell>
        </table:table-row>
        <table:table-row>
          <table:table-cell>
            <text:p>773441358</text:p>
          </table:table-cell>
          <table:table-cell>
            <text:p>809307672</text:p>
          </table:table-cell>
          <table:table-cell>
            <text:p>40665031</text:p>
          </table:table-cell>
          <table:table-cell>
            <text:p>55009125</text:p>
          </table:table-cell>
          <table:table-cell>
            <text:p>139201728</text:p>
          </table:table-cell>
          <table:table-cell>
            <text:p>965436716</text:p>
          </table:table-cell>
          <table:table-cell>
            <text:p>636462831</text:p>
          </table:table-cell>
        </table:table-row>
        <table:table-row>
          <table:table-cell>
            <text:p>389803750</text:p>
          </table:table-cell>
          <table:table-cell>
            <text:p>358837123</text:p>
          </table:table-cell>
          <table:table-cell>
            <text:p>311072777</text:p>
          </table:table-cell>
          <table:table-cell>
            <text:p>380393625</text:p>
          </table:table-cell>
          <table:table-cell>
            <text:p>375983671</text:p>
          </table:table-cell>
          <table:table-cell>
            <text:p>883807967</text:p>
          </table:table-cell>
          <table:table-cell>
            <text:p>158548376</text:p>
          </table:table-cell>
        </table:table-row>
        <table:table-row>
          <table:table-cell>
            <text:p>421470738</text:p>
          </table:table-cell>
          <table:table-cell>
            <text:p>900914311</text:p>
          </table:table-cell>
          <table:table-cell>
            <text:p>914788389</text:p>
          </table:table-cell>
          <table:table-cell>
            <text:p>866363190</text:p>
          </table:table-cell>
          <table:table-cell>
            <text:p>316954467</text:p>
          </table:table-cell>
          <table:table-cell>
            <text:p>242222704</text:p>
          </table:table-cell>
          <table:table-cell>
            <text:p>237931401</text:p>
          </table:table-cell>
        </table:table-row>
        <table:table-row>
          <table:table-cell>
            <text:p>746471948</text:p>
          </table:table-cell>
          <table:table-cell>
            <text:p>887794650</text:p>
          </table:table-cell>
          <table:table-cell>
            <text:p>426366648</text:p>
          </table:table-cell>
          <table:table-cell>
            <text:p>714930411</text:p>
          </table:table-cell>
          <table:table-cell>
            <text:p>576820854</text:p>
          </table:table-cell>
          <table:table-cell>
            <text:p>839791182</text:p>
          </table:table-cell>
          <table:table-cell>
            <text:p>237592025</text:p>
          </table:table-cell>
        </table:table-row>
        <table:table-row>
          <table:table-cell>
            <text:p>414050572</text:p>
          </table:table-cell>
          <table:table-cell>
            <text:p>835381881</text:p>
          </table:table-cell>
          <table:table-cell>
            <text:p>873471330</text:p>
          </table:table-cell>
          <table:table-cell>
            <text:p>639233231</text:p>
          </table:table-cell>
          <table:table-cell>
            <text:p>311535887</text:p>
          </table:table-cell>
          <table:table-cell>
            <text:p>710501913</text:p>
          </table:table-cell>
          <table:table-cell>
            <text:p>209158757</text:p>
          </table:table-cell>
        </table:table-row>
        <table:table-row>
          <table:table-cell>
            <text:p>229530216</text:p>
          </table:table-cell>
          <table:table-cell>
            <text:p>690046168</text:p>
          </table:table-cell>
          <table:table-cell>
            <text:p>834597076</text:p>
          </table:table-cell>
          <table:table-cell>
            <text:p>913100327</text:p>
          </table:table-cell>
          <table:table-cell>
            <text:p>394501417</text:p>
          </table:table-cell>
          <table:table-cell>
            <text:p>416082804</text:p>
          </table:table-cell>
          <table:table-cell>
            <text:p>784342450</text:p>
          </table:table-cell>
        </table:table-row>
        <table:table-row>
          <table:table-cell>
            <text:p>589013846</text:p>
          </table:table-cell>
          <table:table-cell>
            <text:p>212716145</text:p>
          </table:table-cell>
          <table:table-cell>
            <text:p>813482971</text:p>
          </table:table-cell>
          <table:table-cell>
            <text:p>147788421</text:p>
          </table:table-cell>
          <table:table-cell>
            <text:p>296112947</text:p>
          </table:table-cell>
          <table:table-cell>
            <text:p>255406196</text:p>
          </table:table-cell>
          <table:table-cell>
            <text:p>263629246</text:p>
          </table:table-cell>
        </table:table-row>
        <table:table-row>
          <table:table-cell>
            <text:p>127201196</text:p>
          </table:table-cell>
          <table:table-cell>
            <text:p>964042003</text:p>
          </table:table-cell>
          <table:table-cell>
            <text:p>459171781</text:p>
          </table:table-cell>
          <table:table-cell>
            <text:p>740384669</text:p>
          </table:table-cell>
          <table:table-cell>
            <text:p>689578956</text:p>
          </table:table-cell>
          <table:table-cell>
            <text:p>9325871</text:p>
          </table:table-cell>
          <table:table-cell>
            <text:p>77339214</text:p>
          </table:table-cell>
        </table:table-row>
        <table:table-row>
          <table:table-cell>
            <text:p>706341450</text:p>
          </table:table-cell>
          <table:table-cell>
            <text:p>972102999</text:p>
          </table:table-cell>
          <table:table-cell>
            <text:p>350065324</text:p>
          </table:table-cell>
          <table:table-cell>
            <text:p>622645988</text:p>
          </table:table-cell>
          <table:table-cell>
            <text:p>887294345</text:p>
          </table:table-cell>
          <table:table-cell>
            <text:p>835660526</text:p>
          </table:table-cell>
          <table:table-cell>
            <text:p>979604785</text:p>
          </table:table-cell>
        </table:table-row>
        <table:table-row>
          <table:table-cell>
            <text:p>441985073</text:p>
          </table:table-cell>
          <table:table-cell>
            <text:p>62426647</text:p>
          </table:table-cell>
          <table:table-cell>
            <text:p>660795171</text:p>
          </table:table-cell>
          <table:table-cell>
            <text:p>439303575</text:p>
          </table:table-cell>
          <table:table-cell>
            <text:p>476722308</text:p>
          </table:table-cell>
          <table:table-cell>
            <text:p>787756906</text:p>
          </table:table-cell>
          <table:table-cell>
            <text:p>617931194</text:p>
          </table:table-cell>
        </table:table-row>
        <table:table-row>
          <table:table-cell>
            <text:p>317531910</text:p>
          </table:table-cell>
          <table:table-cell>
            <text:p>600098835</text:p>
          </table:table-cell>
          <table:table-cell>
            <text:p>480368073</text:p>
          </table:table-cell>
          <table:table-cell>
            <text:p>784817835</text:p>
          </table:table-cell>
          <table:table-cell>
            <text:p>647563972</text:p>
          </table:table-cell>
          <table:table-cell>
            <text:p>81050056</text:p>
          </table:table-cell>
          <table:table-cell>
            <text:p>295907685</text:p>
          </table:table-cell>
        </table:table-row>
        <table:table-row>
          <table:table-cell>
            <text:p>86087338</text:p>
          </table:table-cell>
          <table:table-cell>
            <text:p>799071522</text:p>
          </table:table-cell>
          <table:table-cell>
            <text:p>23755576</text:p>
          </table:table-cell>
          <table:table-cell>
            <text:p>495901448</text:p>
          </table:table-cell>
          <table:table-cell>
            <text:p>346140902</text:p>
          </table:table-cell>
          <table:table-cell>
            <text:p>817836811</text:p>
          </table:table-cell>
          <table:table-cell>
            <text:p>692594244</text:p>
          </table:table-cell>
        </table:table-row>
        <table:table-row>
          <table:table-cell>
            <text:p>877108073</text:p>
          </table:table-cell>
          <table:table-cell>
            <text:p>470182051</text:p>
          </table:table-cell>
          <table:table-cell>
            <text:p>154797093</text:p>
          </table:table-cell>
          <table:table-cell>
            <text:p>268488688</text:p>
          </table:table-cell>
          <table:table-cell>
            <text:p>284738985</text:p>
          </table:table-cell>
          <table:table-cell>
            <text:p>772264929</text:p>
          </table:table-cell>
          <table:table-cell>
            <text:p>949493120</text:p>
          </table:table-cell>
        </table:table-row>
        <table:table-row>
          <table:table-cell>
            <text:p>893964414</text:p>
          </table:table-cell>
          <table:table-cell>
            <text:p>966781752</text:p>
          </table:table-cell>
          <table:table-cell>
            <text:p>205808078</text:p>
          </table:table-cell>
          <table:table-cell>
            <text:p>249876638</text:p>
          </table:table-cell>
          <table:table-cell>
            <text:p>799444783</text:p>
          </table:table-cell>
          <table:table-cell>
            <text:p>198239654</text:p>
          </table:table-cell>
          <table:table-cell>
            <text:p>108579814</text:p>
          </table:table-cell>
        </table:table-row>
        <table:table-row>
          <table:table-cell>
            <text:p>493752816</text:p>
          </table:table-cell>
          <table:table-cell>
            <text:p>627164881</text:p>
          </table:table-cell>
          <table:table-cell>
            <text:p>566437915</text:p>
          </table:table-cell>
          <table:table-cell>
            <text:p>443073684</text:p>
          </table:table-cell>
          <table:table-cell>
            <text:p>171411625</text:p>
          </table:table-cell>
          <table:table-cell>
            <text:p>995633381</text:p>
          </table:table-cell>
          <table:table-cell>
            <text:p>798424761</text:p>
          </table:table-cell>
        </table:table-row>
        <table:table-row>
          <table:table-cell>
            <text:p>897895240</text:p>
          </table:table-cell>
          <table:table-cell>
            <text:p>574364463</text:p>
          </table:table-cell>
          <table:table-cell>
            <text:p>831352640</text:p>
          </table:table-cell>
          <table:table-cell>
            <text:p>281713202</text:p>
          </table:table-cell>
          <table:table-cell>
            <text:p>16922233</text:p>
          </table:table-cell>
          <table:table-cell>
            <text:p>646692240</text:p>
          </table:table-cell>
          <table:table-cell>
            <text:p>28177785</text:p>
          </table:table-cell>
        </table:table-row>
        <table:table-row>
          <table:table-cell>
            <text:p>126215432</text:p>
          </table:table-cell>
          <table:table-cell>
            <text:p>680629241</text:p>
          </table:table-cell>
          <table:table-cell>
            <text:p>983795156</text:p>
          </table:table-cell>
          <table:table-cell>
            <text:p>973472674</text:p>
          </table:table-cell>
          <table:table-cell>
            <text:p>718118594</text:p>
          </table:table-cell>
          <table:table-cell>
            <text:p>16485308</text:p>
          </table:table-cell>
          <table:table-cell>
            <text:p>218651213</text:p>
          </table:table-cell>
        </table:table-row>
        <table:table-row>
          <table:table-cell>
            <text:p>574946034</text:p>
          </table:table-cell>
          <table:table-cell>
            <text:p>724407353</text:p>
          </table:table-cell>
          <table:table-cell>
            <text:p>366377675</text:p>
          </table:table-cell>
          <table:table-cell>
            <text:p>229448569</text:p>
          </table:table-cell>
          <table:table-cell>
            <text:p>811273315</text:p>
          </table:table-cell>
          <table:table-cell>
            <text:p>967177809</text:p>
          </table:table-cell>
          <table:table-cell>
            <text:p>970401256</text:p>
          </table:table-cell>
        </table:table-row>
        <table:table-row>
          <table:table-cell>
            <text:p>510771358</text:p>
          </table:table-cell>
          <table:table-cell>
            <text:p>290136695</text:p>
          </table:table-cell>
          <table:table-cell>
            <text:p>847780022</text:p>
          </table:table-cell>
          <table:table-cell>
            <text:p>524861135</text:p>
          </table:table-cell>
          <table:table-cell>
            <text:p>17104388</text:p>
          </table:table-cell>
          <table:table-cell>
            <text:p>973928690</text:p>
          </table:table-cell>
          <table:table-cell>
            <text:p>194670345</text:p>
          </table:table-cell>
        </table:table-row>
        <table:table-row>
          <table:table-cell>
            <text:p>848160340</text:p>
          </table:table-cell>
          <table:table-cell>
            <text:p>552113904</text:p>
          </table:table-cell>
          <table:table-cell>
            <text:p>596020054</text:p>
          </table:table-cell>
          <table:table-cell>
            <text:p>214135138</text:p>
          </table:table-cell>
          <table:table-cell>
            <text:p>934015343</text:p>
          </table:table-cell>
          <table:table-cell>
            <text:p>498915020</text:p>
          </table:table-cell>
          <table:table-cell>
            <text:p>881767644</text:p>
          </table:table-cell>
        </table:table-row>
        <table:table-row>
          <table:table-cell>
            <text:p>829036993</text:p>
          </table:table-cell>
          <table:table-cell>
            <text:p>55278682</text:p>
          </table:table-cell>
          <table:table-cell>
            <text:p>163143016</text:p>
          </table:table-cell>
          <table:table-cell>
            <text:p>558213106</text:p>
          </table:table-cell>
          <table:table-cell>
            <text:p>819493360</text:p>
          </table:table-cell>
          <table:table-cell>
            <text:p>740451</text:p>
          </table:table-cell>
          <table:table-cell>
            <text:p>178083975</text:p>
          </table:table-cell>
        </table:table-row>
        <table:table-row>
          <table:table-cell>
            <text:p>140895338</text:p>
          </table:table-cell>
          <table:table-cell>
            <text:p>977699251</text:p>
          </table:table-cell>
          <table:table-cell>
            <text:p>576343418</text:p>
          </table:table-cell>
          <table:table-cell>
            <text:p>521842695</text:p>
          </table:table-cell>
          <table:table-cell>
            <text:p>407391722</text:p>
          </table:table-cell>
          <table:table-cell>
            <text:p>17345043</text:p>
          </table:table-cell>
          <table:table-cell>
            <text:p>542254308</text:p>
          </table:table-cell>
        </table:table-row>
        <table:table-row>
          <table:table-cell>
            <text:p>847804374</text:p>
          </table:table-cell>
          <table:table-cell>
            <text:p>675088025</text:p>
          </table:table-cell>
          <table:table-cell>
            <text:p>44730761</text:p>
          </table:table-cell>
          <table:table-cell>
            <text:p>503398246</text:p>
          </table:table-cell>
          <table:table-cell>
            <text:p>961486629</text:p>
          </table:table-cell>
          <table:table-cell>
            <text:p>262737844</text:p>
          </table:table-cell>
          <table:table-cell>
            <text:p>323674526</text:p>
          </table:table-cell>
        </table:table-row>
        <table:table-row>
          <table:table-cell>
            <text:p>658794119</text:p>
          </table:table-cell>
          <table:table-cell>
            <text:p>202262812</text:p>
          </table:table-cell>
          <table:table-cell>
            <text:p>924164456</text:p>
          </table:table-cell>
          <table:table-cell>
            <text:p>465210607</text:p>
          </table:table-cell>
          <table:table-cell>
            <text:p>673666099</text:p>
          </table:table-cell>
          <table:table-cell>
            <text:p>562856235</text:p>
          </table:table-cell>
          <table:table-cell>
            <text:p>131622649</text:p>
          </table:table-cell>
        </table:table-row>
        <table:table-row>
          <table:table-cell>
            <text:p>745999956</text:p>
          </table:table-cell>
          <table:table-cell>
            <text:p>967702030</text:p>
          </table:table-cell>
          <table:table-cell>
            <text:p>380789279</text:p>
          </table:table-cell>
          <table:table-cell>
            <text:p>922066826</text:p>
          </table:table-cell>
          <table:table-cell>
            <text:p>188692819</text:p>
          </table:table-cell>
          <table:table-cell>
            <text:p>50502051</text:p>
          </table:table-cell>
          <table:table-cell>
            <text:p>980371773</text:p>
          </table:table-cell>
        </table:table-row>
        <table:table-row>
          <table:table-cell>
            <text:p>194140411</text:p>
          </table:table-cell>
          <table:table-cell>
            <text:p>560045528</text:p>
          </table:table-cell>
          <table:table-cell>
            <text:p>696898035</text:p>
          </table:table-cell>
          <table:table-cell>
            <text:p>903499492</text:p>
          </table:table-cell>
          <table:table-cell>
            <text:p>133121783</text:p>
          </table:table-cell>
          <table:table-cell>
            <text:p>305275789</text:p>
          </table:table-cell>
          <table:table-cell>
            <text:p>430657118</text:p>
          </table:table-cell>
        </table:table-row>
        <table:table-row>
          <table:table-cell>
            <text:p>925220434</text:p>
          </table:table-cell>
          <table:table-cell>
            <text:p>17514093</text:p>
          </table:table-cell>
          <table:table-cell>
            <text:p>857944670</text:p>
          </table:table-cell>
          <table:table-cell>
            <text:p>649330063</text:p>
          </table:table-cell>
          <table:table-cell>
            <text:p>910545926</text:p>
          </table:table-cell>
          <table:table-cell>
            <text:p>928286494</text:p>
          </table:table-cell>
          <table:table-cell>
            <text:p>296341445</text:p>
          </table:table-cell>
        </table:table-row>
        <table:table-row>
          <table:table-cell>
            <text:p>468562725</text:p>
          </table:table-cell>
          <table:table-cell>
            <text:p>608183824</text:p>
          </table:table-cell>
          <table:table-cell>
            <text:p>739520770</text:p>
          </table:table-cell>
          <table:table-cell>
            <text:p>560136070</text:p>
          </table:table-cell>
          <table:table-cell>
            <text:p>284257776</text:p>
          </table:table-cell>
          <table:table-cell>
            <text:p>323358569</text:p>
          </table:table-cell>
          <table:table-cell>
            <text:p>82107903</text:p>
          </table:table-cell>
        </table:table-row>
        <table:table-row>
          <table:table-cell>
            <text:p>202470148</text:p>
          </table:table-cell>
          <table:table-cell>
            <text:p>377827251</text:p>
          </table:table-cell>
          <table:table-cell>
            <text:p>788585102</text:p>
          </table:table-cell>
          <table:table-cell>
            <text:p>601369936</text:p>
          </table:table-cell>
          <table:table-cell>
            <text:p>589803515</text:p>
          </table:table-cell>
          <table:table-cell>
            <text:p>111172940</text:p>
          </table:table-cell>
          <table:table-cell>
            <text:p>975276802</text:p>
          </table:table-cell>
        </table:table-row>
        <table:table-row>
          <table:table-cell>
            <text:p>15630323</text:p>
          </table:table-cell>
          <table:table-cell>
            <text:p>712708390</text:p>
          </table:table-cell>
          <table:table-cell>
            <text:p>151573588</text:p>
          </table:table-cell>
          <table:table-cell>
            <text:p>458478155</text:p>
          </table:table-cell>
          <table:table-cell>
            <text:p>374487331</text:p>
          </table:table-cell>
          <table:table-cell>
            <text:p>609217087</text:p>
          </table:table-cell>
          <table:table-cell>
            <text:p>853717427</text:p>
          </table:table-cell>
        </table:table-row>
        <table:table-row>
          <table:table-cell>
            <text:p>474958032</text:p>
          </table:table-cell>
          <table:table-cell>
            <text:p>5047066</text:p>
          </table:table-cell>
          <table:table-cell>
            <text:p>60779519</text:p>
          </table:table-cell>
          <table:table-cell>
            <text:p>374897100</text:p>
          </table:table-cell>
          <table:table-cell>
            <text:p>126693229</text:p>
          </table:table-cell>
          <table:table-cell>
            <text:p>199962817</text:p>
          </table:table-cell>
          <table:table-cell>
            <text:p>783970528</text:p>
          </table:table-cell>
        </table:table-row>
        <table:table-row>
          <table:table-cell>
            <text:p>586908592</text:p>
          </table:table-cell>
          <table:table-cell>
            <text:p>906488403</text:p>
          </table:table-cell>
          <table:table-cell>
            <text:p>494827098</text:p>
          </table:table-cell>
          <table:table-cell>
            <text:p>179610549</text:p>
          </table:table-cell>
          <table:table-cell>
            <text:p>567955297</text:p>
          </table:table-cell>
          <table:table-cell>
            <text:p>599307124</text:p>
          </table:table-cell>
          <table:table-cell>
            <text:p>343859270</text:p>
          </table:table-cell>
        </table:table-row>
        <table:table-row>
          <table:table-cell>
            <text:p>772414161</text:p>
          </table:table-cell>
          <table:table-cell>
            <text:p>429856391</text:p>
          </table:table-cell>
          <table:table-cell>
            <text:p>599407255</text:p>
          </table:table-cell>
          <table:table-cell>
            <text:p>737164364</text:p>
          </table:table-cell>
          <table:table-cell>
            <text:p>950880837</text:p>
          </table:table-cell>
          <table:table-cell>
            <text:p>214185550</text:p>
          </table:table-cell>
          <table:table-cell>
            <text:p>893291462</text:p>
          </table:table-cell>
        </table:table-row>
        <table:table-row>
          <table:table-cell>
            <text:p>929464932</text:p>
          </table:table-cell>
          <table:table-cell>
            <text:p>286582606</text:p>
          </table:table-cell>
          <table:table-cell>
            <text:p>482428091</text:p>
          </table:table-cell>
          <table:table-cell>
            <text:p>449395239</text:p>
          </table:table-cell>
          <table:table-cell>
            <text:p>205301948</text:p>
          </table:table-cell>
          <table:table-cell>
            <text:p>631015327</text:p>
          </table:table-cell>
          <table:table-cell>
            <text:p>691170808</text:p>
          </table:table-cell>
        </table:table-row>
        <table:table-row>
          <table:table-cell>
            <text:p>319004219</text:p>
          </table:table-cell>
          <table:table-cell>
            <text:p>313858306</text:p>
          </table:table-cell>
          <table:table-cell>
            <text:p>119957817</text:p>
          </table:table-cell>
          <table:table-cell>
            <text:p>872405887</text:p>
          </table:table-cell>
          <table:table-cell>
            <text:p>60801171</text:p>
          </table:table-cell>
          <table:table-cell>
            <text:p>807703061</text:p>
          </table:table-cell>
          <table:table-cell>
            <text:p>59181477</text:p>
          </table:table-cell>
        </table:table-row>
        <table:table-row>
          <table:table-cell>
            <text:p>625333009</text:p>
          </table:table-cell>
          <table:table-cell>
            <text:p>379467812</text:p>
          </table:table-cell>
          <table:table-cell>
            <text:p>928141519</text:p>
          </table:table-cell>
          <table:table-cell>
            <text:p>431409074</text:p>
          </table:table-cell>
          <table:table-cell>
            <text:p>434762829</text:p>
          </table:table-cell>
          <table:table-cell>
            <text:p>307238641</text:p>
          </table:table-cell>
          <table:table-cell>
            <text:p>119577616</text:p>
          </table:table-cell>
        </table:table-row>
        <table:table-row>
          <table:table-cell>
            <text:p>388939542</text:p>
          </table:table-cell>
          <table:table-cell>
            <text:p>189728623</text:p>
          </table:table-cell>
          <table:table-cell>
            <text:p>726474699</text:p>
          </table:table-cell>
          <table:table-cell>
            <text:p>740674277</text:p>
          </table:table-cell>
          <table:table-cell>
            <text:p>720782266</text:p>
          </table:table-cell>
          <table:table-cell>
            <text:p>808289577</text:p>
          </table:table-cell>
          <table:table-cell>
            <text:p>423893517</text:p>
          </table:table-cell>
        </table:table-row>
        <table:table-row>
          <table:table-cell>
            <text:p>265189474</text:p>
          </table:table-cell>
          <table:table-cell>
            <text:p>325191344</text:p>
          </table:table-cell>
          <table:table-cell>
            <text:p>821155719</text:p>
          </table:table-cell>
          <table:table-cell>
            <text:p>464959657</text:p>
          </table:table-cell>
          <table:table-cell>
            <text:p>229309871</text:p>
          </table:table-cell>
          <table:table-cell>
            <text:p>971731959</text:p>
          </table:table-cell>
          <table:table-cell>
            <text:p>708190856</text:p>
          </table:table-cell>
        </table:table-row>
        <table:table-row>
          <table:table-cell>
            <text:p>380392380</text:p>
          </table:table-cell>
          <table:table-cell>
            <text:p>556012322</text:p>
          </table:table-cell>
          <table:table-cell>
            <text:p>378756194</text:p>
          </table:table-cell>
          <table:table-cell>
            <text:p>610503505</text:p>
          </table:table-cell>
          <table:table-cell>
            <text:p>625128404</text:p>
          </table:table-cell>
          <table:table-cell>
            <text:p>522560407</text:p>
          </table:table-cell>
          <table:table-cell>
            <text:p>877803218</text:p>
          </table:table-cell>
        </table:table-row>
        <table:table-row>
          <table:table-cell>
            <text:p>5249482</text:p>
          </table:table-cell>
          <table:table-cell>
            <text:p>896378321</text:p>
          </table:table-cell>
          <table:table-cell>
            <text:p>172444161</text:p>
          </table:table-cell>
          <table:table-cell>
            <text:p>933065447</text:p>
          </table:table-cell>
          <table:table-cell>
            <text:p>193678464</text:p>
          </table:table-cell>
          <table:table-cell>
            <text:p>582206812</text:p>
          </table:table-cell>
          <table:table-cell>
            <text:p>620256817</text:p>
          </table:table-cell>
        </table:table-row>
        <table:table-row>
          <table:table-cell>
            <text:p>161794304</text:p>
          </table:table-cell>
          <table:table-cell>
            <text:p>39784125</text:p>
          </table:table-cell>
          <table:table-cell>
            <text:p>489348647</text:p>
          </table:table-cell>
          <table:table-cell>
            <text:p>764791399</text:p>
          </table:table-cell>
          <table:table-cell>
            <text:p>421653978</text:p>
          </table:table-cell>
          <table:table-cell>
            <text:p>733950080</text:p>
          </table:table-cell>
          <table:table-cell>
            <text:p>849951179</text:p>
          </table:table-cell>
        </table:table-row>
        <table:table-row>
          <table:table-cell>
            <text:p>689430906</text:p>
          </table:table-cell>
          <table:table-cell>
            <text:p>159357188</text:p>
          </table:table-cell>
          <table:table-cell>
            <text:p>323170138</text:p>
          </table:table-cell>
          <table:table-cell>
            <text:p>745494744</text:p>
          </table:table-cell>
          <table:table-cell>
            <text:p>982565225</text:p>
          </table:table-cell>
          <table:table-cell>
            <text:p>11666909</text:p>
          </table:table-cell>
          <table:table-cell>
            <text:p>143683587</text:p>
          </table:table-cell>
        </table:table-row>
        <table:table-row>
          <table:table-cell>
            <text:p>680718311</text:p>
          </table:table-cell>
          <table:table-cell>
            <text:p>578541549</text:p>
          </table:table-cell>
          <table:table-cell>
            <text:p>932270111</text:p>
          </table:table-cell>
          <table:table-cell>
            <text:p>63586522</text:p>
          </table:table-cell>
          <table:table-cell>
            <text:p>248353370</text:p>
          </table:table-cell>
          <table:table-cell>
            <text:p>608968085</text:p>
          </table:table-cell>
          <table:table-cell>
            <text:p>134126871</text:p>
          </table:table-cell>
        </table:table-row>
        <table:table-row>
          <table:table-cell>
            <text:p>251780617</text:p>
          </table:table-cell>
          <table:table-cell>
            <text:p>345382133</text:p>
          </table:table-cell>
          <table:table-cell>
            <text:p>975042286</text:p>
          </table:table-cell>
          <table:table-cell>
            <text:p>56263746</text:p>
          </table:table-cell>
          <table:table-cell>
            <text:p>621251559</text:p>
          </table:table-cell>
          <table:table-cell>
            <text:p>149112304</text:p>
          </table:table-cell>
          <table:table-cell>
            <text:p>102809423</text:p>
          </table:table-cell>
        </table:table-row>
        <table:table-row>
          <table:table-cell>
            <text:p>582228130</text:p>
          </table:table-cell>
          <table:table-cell>
            <text:p>71227384</text:p>
          </table:table-cell>
          <table:table-cell>
            <text:p>462804437</text:p>
          </table:table-cell>
          <table:table-cell>
            <text:p>56758064</text:p>
          </table:table-cell>
          <table:table-cell>
            <text:p>950677625</text:p>
          </table:table-cell>
          <table:table-cell>
            <text:p>429525318</text:p>
          </table:table-cell>
          <table:table-cell>
            <text:p>157061895</text:p>
          </table:table-cell>
        </table:table-row>
        <table:table-row>
          <table:table-cell>
            <text:p>475179104</text:p>
          </table:table-cell>
          <table:table-cell>
            <text:p>53854776</text:p>
          </table:table-cell>
          <table:table-cell>
            <text:p>631044293</text:p>
          </table:table-cell>
          <table:table-cell>
            <text:p>685359001</text:p>
          </table:table-cell>
          <table:table-cell>
            <text:p>955827858</text:p>
          </table:table-cell>
          <table:table-cell>
            <text:p>647811994</text:p>
          </table:table-cell>
          <table:table-cell>
            <text:p>493269591</text:p>
          </table:table-cell>
        </table:table-row>
        <table:table-row>
          <table:table-cell>
            <text:p>756813447</text:p>
          </table:table-cell>
          <table:table-cell>
            <text:p>952281616</text:p>
          </table:table-cell>
          <table:table-cell>
            <text:p>4808655</text:p>
          </table:table-cell>
          <table:table-cell>
            <text:p>938418079</text:p>
          </table:table-cell>
          <table:table-cell>
            <text:p>696851528</text:p>
          </table:table-cell>
          <table:table-cell>
            <text:p>846736625</text:p>
          </table:table-cell>
          <table:table-cell>
            <text:p>964691433</text:p>
          </table:table-cell>
        </table:table-row>
        <table:table-row>
          <table:table-cell>
            <text:p>472232635</text:p>
          </table:table-cell>
          <table:table-cell>
            <text:p>520287247</text:p>
          </table:table-cell>
          <table:table-cell>
            <text:p>408312790</text:p>
          </table:table-cell>
          <table:table-cell>
            <text:p>515250651</text:p>
          </table:table-cell>
          <table:table-cell>
            <text:p>724874214</text:p>
          </table:table-cell>
          <table:table-cell>
            <text:p>642658005</text:p>
          </table:table-cell>
          <table:table-cell>
            <text:p>137022654</text:p>
          </table:table-cell>
        </table:table-row>
        <table:table-row>
          <table:table-cell>
            <text:p>604857894</text:p>
          </table:table-cell>
          <table:table-cell>
            <text:p>704818972</text:p>
          </table:table-cell>
          <table:table-cell>
            <text:p>622062792</text:p>
          </table:table-cell>
          <table:table-cell>
            <text:p>911480901</text:p>
          </table:table-cell>
          <table:table-cell>
            <text:p>347067667</text:p>
          </table:table-cell>
          <table:table-cell>
            <text:p>505742412</text:p>
          </table:table-cell>
          <table:table-cell>
            <text:p>300964</text:p>
          </table:table-cell>
        </table:table-row>
        <table:table-row>
          <table:table-cell>
            <text:p>486556045</text:p>
          </table:table-cell>
          <table:table-cell>
            <text:p>153473969</text:p>
          </table:table-cell>
          <table:table-cell>
            <text:p>512350855</text:p>
          </table:table-cell>
          <table:table-cell>
            <text:p>596875759</text:p>
          </table:table-cell>
          <table:table-cell>
            <text:p>928583064</text:p>
          </table:table-cell>
          <table:table-cell>
            <text:p>383187808</text:p>
          </table:table-cell>
          <table:table-cell>
            <text:p>515776651</text:p>
          </table:table-cell>
        </table:table-row>
        <table:table-row>
          <table:table-cell>
            <text:p>50710986</text:p>
          </table:table-cell>
          <table:table-cell>
            <text:p>463342722</text:p>
          </table:table-cell>
          <table:table-cell>
            <text:p>909763369</text:p>
          </table:table-cell>
          <table:table-cell>
            <text:p>14437902</text:p>
          </table:table-cell>
          <table:table-cell>
            <text:p>202699668</text:p>
          </table:table-cell>
          <table:table-cell>
            <text:p>767019807</text:p>
          </table:table-cell>
          <table:table-cell>
            <text:p>551743839</text:p>
          </table:table-cell>
        </table:table-row>
        <table:table-row>
          <table:table-cell>
            <text:p>415673110</text:p>
          </table:table-cell>
          <table:table-cell>
            <text:p>855917406</text:p>
          </table:table-cell>
          <table:table-cell>
            <text:p>195229924</text:p>
          </table:table-cell>
          <table:table-cell>
            <text:p>890061003</text:p>
          </table:table-cell>
          <table:table-cell>
            <text:p>762150156</text:p>
          </table:table-cell>
          <table:table-cell>
            <text:p>208634267</text:p>
          </table:table-cell>
          <table:table-cell>
            <text:p>252451269</text:p>
          </table:table-cell>
        </table:table-row>
        <table:table-row>
          <table:table-cell>
            <text:p>690597162</text:p>
          </table:table-cell>
          <table:table-cell>
            <text:p>633764585</text:p>
          </table:table-cell>
          <table:table-cell>
            <text:p>224083327</text:p>
          </table:table-cell>
          <table:table-cell>
            <text:p>981990485</text:p>
          </table:table-cell>
          <table:table-cell>
            <text:p>660558265</text:p>
          </table:table-cell>
          <table:table-cell>
            <text:p>344092956</text:p>
          </table:table-cell>
          <table:table-cell>
            <text:p>826739406</text:p>
          </table:table-cell>
        </table:table-row>
        <table:table-row>
          <table:table-cell>
            <text:p>396711155</text:p>
          </table:table-cell>
          <table:table-cell>
            <text:p>987369913</text:p>
          </table:table-cell>
          <table:table-cell>
            <text:p>588595418</text:p>
          </table:table-cell>
          <table:table-cell>
            <text:p>935957055</text:p>
          </table:table-cell>
          <table:table-cell>
            <text:p>127672626</text:p>
          </table:table-cell>
          <table:table-cell>
            <text:p>806328251</text:p>
          </table:table-cell>
          <table:table-cell>
            <text:p>310578545</text:p>
          </table:table-cell>
        </table:table-row>
        <table:table-row>
          <table:table-cell>
            <text:p>484575556</text:p>
          </table:table-cell>
          <table:table-cell>
            <text:p>18874971</text:p>
          </table:table-cell>
          <table:table-cell>
            <text:p>707985946</text:p>
          </table:table-cell>
          <table:table-cell>
            <text:p>119988895</text:p>
          </table:table-cell>
          <table:table-cell>
            <text:p>633243209</text:p>
          </table:table-cell>
          <table:table-cell>
            <text:p>301855526</text:p>
          </table:table-cell>
          <table:table-cell>
            <text:p>733148249</text:p>
          </table:table-cell>
        </table:table-row>
        <table:table-row>
          <table:table-cell>
            <text:p>644884352</text:p>
          </table:table-cell>
          <table:table-cell>
            <text:p>288567042</text:p>
          </table:table-cell>
          <table:table-cell>
            <text:p>956063225</text:p>
          </table:table-cell>
          <table:table-cell>
            <text:p>458281074</text:p>
          </table:table-cell>
          <table:table-cell>
            <text:p>697893510</text:p>
          </table:table-cell>
          <table:table-cell>
            <text:p>925263738</text:p>
          </table:table-cell>
          <table:table-cell>
            <text:p>942215131</text:p>
          </table:table-cell>
        </table:table-row>
        <table:table-row>
          <table:table-cell>
            <text:p>680623160</text:p>
          </table:table-cell>
          <table:table-cell>
            <text:p>328383743</text:p>
          </table:table-cell>
          <table:table-cell>
            <text:p>694044753</text:p>
          </table:table-cell>
          <table:table-cell>
            <text:p>135662273</text:p>
          </table:table-cell>
          <table:table-cell>
            <text:p>510276971</text:p>
          </table:table-cell>
          <table:table-cell>
            <text:p>223111054</text:p>
          </table:table-cell>
          <table:table-cell>
            <text:p>115874049</text:p>
          </table:table-cell>
        </table:table-row>
        <table:table-row>
          <table:table-cell>
            <text:p>288860443</text:p>
          </table:table-cell>
          <table:table-cell>
            <text:p>197568409</text:p>
          </table:table-cell>
          <table:table-cell>
            <text:p>487472046</text:p>
          </table:table-cell>
          <table:table-cell>
            <text:p>154533997</text:p>
          </table:table-cell>
          <table:table-cell>
            <text:p>134650595</text:p>
          </table:table-cell>
          <table:table-cell>
            <text:p>984337516</text:p>
          </table:table-cell>
          <table:table-cell>
            <text:p>376057600</text:p>
          </table:table-cell>
        </table:table-row>
        <table:table-row>
          <table:table-cell>
            <text:p>540819724</text:p>
          </table:table-cell>
          <table:table-cell>
            <text:p>520139877</text:p>
          </table:table-cell>
          <table:table-cell>
            <text:p>411005868</text:p>
          </table:table-cell>
          <table:table-cell>
            <text:p>726547775</text:p>
          </table:table-cell>
          <table:table-cell>
            <text:p>853308250</text:p>
          </table:table-cell>
          <table:table-cell>
            <text:p>999125848</text:p>
          </table:table-cell>
          <table:table-cell>
            <text:p>682303507</text:p>
          </table:table-cell>
        </table:table-row>
        <table:table-row>
          <table:table-cell>
            <text:p>688566719</text:p>
          </table:table-cell>
          <table:table-cell>
            <text:p>661756898</text:p>
          </table:table-cell>
          <table:table-cell>
            <text:p>334398985</text:p>
          </table:table-cell>
          <table:table-cell>
            <text:p>778303763</text:p>
          </table:table-cell>
          <table:table-cell>
            <text:p>311571769</text:p>
          </table:table-cell>
          <table:table-cell>
            <text:p>479156453</text:p>
          </table:table-cell>
          <table:table-cell>
            <text:p>606410714</text:p>
          </table:table-cell>
        </table:table-row>
        <table:table-row>
          <table:table-cell>
            <text:p>960677497</text:p>
          </table:table-cell>
          <table:table-cell>
            <text:p>3658680</text:p>
          </table:table-cell>
          <table:table-cell>
            <text:p>226216174</text:p>
          </table:table-cell>
          <table:table-cell>
            <text:p>455016372</text:p>
          </table:table-cell>
          <table:table-cell>
            <text:p>891086280</text:p>
          </table:table-cell>
          <table:table-cell>
            <text:p>34231670</text:p>
          </table:table-cell>
          <table:table-cell>
            <text:p>666958120</text:p>
          </table:table-cell>
        </table:table-row>
        <table:table-row>
          <table:table-cell>
            <text:p>9752362</text:p>
          </table:table-cell>
          <table:table-cell>
            <text:p>636877594</text:p>
          </table:table-cell>
          <table:table-cell>
            <text:p>266463319</text:p>
          </table:table-cell>
          <table:table-cell>
            <text:p>457928331</text:p>
          </table:table-cell>
          <table:table-cell>
            <text:p>73389021</text:p>
          </table:table-cell>
          <table:table-cell>
            <text:p>621120241</text:p>
          </table:table-cell>
          <table:table-cell>
            <text:p>856179563</text:p>
          </table:table-cell>
        </table:table-row>
        <table:table-row>
          <table:table-cell>
            <text:p>517695259</text:p>
          </table:table-cell>
          <table:table-cell>
            <text:p>906746867</text:p>
          </table:table-cell>
          <table:table-cell>
            <text:p>208810546</text:p>
          </table:table-cell>
          <table:table-cell>
            <text:p>835245801</text:p>
          </table:table-cell>
          <table:table-cell>
            <text:p>692401483</text:p>
          </table:table-cell>
          <table:table-cell>
            <text:p>48746993</text:p>
          </table:table-cell>
          <table:table-cell>
            <text:p>321310808</text:p>
          </table:table-cell>
        </table:table-row>
        <table:table-row>
          <table:table-cell>
            <text:p>171596859</text:p>
          </table:table-cell>
          <table:table-cell>
            <text:p>700925271</text:p>
          </table:table-cell>
          <table:table-cell>
            <text:p>945764051</text:p>
          </table:table-cell>
          <table:table-cell>
            <text:p>66934302</text:p>
          </table:table-cell>
          <table:table-cell>
            <text:p>252405073</text:p>
          </table:table-cell>
          <table:table-cell>
            <text:p>467978505</text:p>
          </table:table-cell>
          <table:table-cell>
            <text:p>758353902</text:p>
          </table:table-cell>
        </table:table-row>
        <table:table-row>
          <table:table-cell>
            <text:p>563286079</text:p>
          </table:table-cell>
          <table:table-cell>
            <text:p>383256221</text:p>
          </table:table-cell>
          <table:table-cell>
            <text:p>294550208</text:p>
          </table:table-cell>
          <table:table-cell>
            <text:p>554479372</text:p>
          </table:table-cell>
          <table:table-cell>
            <text:p>1956433</text:p>
          </table:table-cell>
          <table:table-cell>
            <text:p>922325570</text:p>
          </table:table-cell>
          <table:table-cell>
            <text:p>313519703</text:p>
          </table:table-cell>
        </table:table-row>
        <table:table-row>
          <table:table-cell>
            <text:p>773730058</text:p>
          </table:table-cell>
          <table:table-cell>
            <text:p>649467496</text:p>
          </table:table-cell>
          <table:table-cell>
            <text:p>406569757</text:p>
          </table:table-cell>
          <table:table-cell>
            <text:p>906513911</text:p>
          </table:table-cell>
          <table:table-cell>
            <text:p>514030156</text:p>
          </table:table-cell>
          <table:table-cell>
            <text:p>637806588</text:p>
          </table:table-cell>
          <table:table-cell>
            <text:p>571312648</text:p>
          </table:table-cell>
        </table:table-row>
        <table:table-row>
          <table:table-cell>
            <text:p>675658815</text:p>
          </table:table-cell>
          <table:table-cell>
            <text:p>601658567</text:p>
          </table:table-cell>
          <table:table-cell>
            <text:p>137693449</text:p>
          </table:table-cell>
          <table:table-cell>
            <text:p>410415087</text:p>
          </table:table-cell>
          <table:table-cell>
            <text:p>184072419</text:p>
          </table:table-cell>
          <table:table-cell>
            <text:p>952769078</text:p>
          </table:table-cell>
          <table:table-cell>
            <text:p>814534445</text:p>
          </table:table-cell>
        </table:table-row>
        <table:table-row>
          <table:table-cell>
            <text:p>62833205</text:p>
          </table:table-cell>
          <table:table-cell>
            <text:p>467623386</text:p>
          </table:table-cell>
          <table:table-cell>
            <text:p>916482623</text:p>
          </table:table-cell>
          <table:table-cell>
            <text:p>44071357</text:p>
          </table:table-cell>
          <table:table-cell>
            <text:p>822853691</text:p>
          </table:table-cell>
          <table:table-cell>
            <text:p>2233081</text:p>
          </table:table-cell>
          <table:table-cell>
            <text:p>414842287</text:p>
          </table:table-cell>
        </table:table-row>
        <table:table-row>
          <table:table-cell>
            <text:p>195224874</text:p>
          </table:table-cell>
          <table:table-cell>
            <text:p>411618236</text:p>
          </table:table-cell>
          <table:table-cell>
            <text:p>970137835</text:p>
          </table:table-cell>
          <table:table-cell>
            <text:p>232400578</text:p>
          </table:table-cell>
          <table:table-cell>
            <text:p>228713357</text:p>
          </table:table-cell>
          <table:table-cell>
            <text:p>262922752</text:p>
          </table:table-cell>
          <table:table-cell>
            <text:p>556005214</text:p>
          </table:table-cell>
        </table:table-row>
        <table:table-row>
          <table:table-cell>
            <text:p>277680184</text:p>
          </table:table-cell>
          <table:table-cell>
            <text:p>813029967</text:p>
          </table:table-cell>
          <table:table-cell>
            <text:p>980881011</text:p>
          </table:table-cell>
          <table:table-cell>
            <text:p>858971849</text:p>
          </table:table-cell>
          <table:table-cell>
            <text:p>98752126</text:p>
          </table:table-cell>
          <table:table-cell>
            <text:p>327648694</text:p>
          </table:table-cell>
          <table:table-cell>
            <text:p>522397502</text:p>
          </table:table-cell>
        </table:table-row>
        <table:table-row>
          <table:table-cell>
            <text:p>135190130</text:p>
          </table:table-cell>
          <table:table-cell>
            <text:p>379630661</text:p>
          </table:table-cell>
          <table:table-cell>
            <text:p>438561247</text:p>
          </table:table-cell>
          <table:table-cell>
            <text:p>660137950</text:p>
          </table:table-cell>
          <table:table-cell>
            <text:p>786380547</text:p>
          </table:table-cell>
          <table:table-cell>
            <text:p>409667480</text:p>
          </table:table-cell>
          <table:table-cell>
            <text:p>633528900</text:p>
          </table:table-cell>
        </table:table-row>
        <table:table-row>
          <table:table-cell>
            <text:p>23285022</text:p>
          </table:table-cell>
          <table:table-cell>
            <text:p>317036633</text:p>
          </table:table-cell>
          <table:table-cell>
            <text:p>780232009</text:p>
          </table:table-cell>
          <table:table-cell>
            <text:p>977231137</text:p>
          </table:table-cell>
          <table:table-cell>
            <text:p>270423764</text:p>
          </table:table-cell>
          <table:table-cell>
            <text:p>245706853</text:p>
          </table:table-cell>
          <table:table-cell>
            <text:p>360312711</text:p>
          </table:table-cell>
        </table:table-row>
        <table:table-row>
          <table:table-cell>
            <text:p>480535343</text:p>
          </table:table-cell>
          <table:table-cell>
            <text:p>727480402</text:p>
          </table:table-cell>
          <table:table-cell>
            <text:p>45741213</text:p>
          </table:table-cell>
          <table:table-cell>
            <text:p>523863591</text:p>
          </table:table-cell>
          <table:table-cell>
            <text:p>2270501</text:p>
          </table:table-cell>
          <table:table-cell>
            <text:p>54999669</text:p>
          </table:table-cell>
          <table:table-cell>
            <text:p>381749577</text:p>
          </table:table-cell>
        </table:table-row>
        <table:table-row>
          <table:table-cell>
            <text:p>182238586</text:p>
          </table:table-cell>
          <table:table-cell>
            <text:p>344400868</text:p>
          </table:table-cell>
          <table:table-cell>
            <text:p>924884208</text:p>
          </table:table-cell>
          <table:table-cell>
            <text:p>619606781</text:p>
          </table:table-cell>
          <table:table-cell>
            <text:p>303724197</text:p>
          </table:table-cell>
          <table:table-cell>
            <text:p>6670377</text:p>
          </table:table-cell>
          <table:table-cell>
            <text:p>649044761</text:p>
          </table:table-cell>
        </table:table-row>
        <table:table-row>
          <table:table-cell>
            <text:p>461801013</text:p>
          </table:table-cell>
          <table:table-cell>
            <text:p>67782264</text:p>
          </table:table-cell>
          <table:table-cell>
            <text:p>643770486</text:p>
          </table:table-cell>
          <table:table-cell>
            <text:p>635220839</text:p>
          </table:table-cell>
          <table:table-cell>
            <text:p>154145089</text:p>
          </table:table-cell>
          <table:table-cell>
            <text:p>593288722</text:p>
          </table:table-cell>
          <table:table-cell>
            <text:p>304478913</text:p>
          </table:table-cell>
        </table:table-row>
        <table:table-row>
          <table:table-cell>
            <text:p>827884236</text:p>
          </table:table-cell>
          <table:table-cell>
            <text:p>555568853</text:p>
          </table:table-cell>
          <table:table-cell>
            <text:p>378530229</text:p>
          </table:table-cell>
          <table:table-cell>
            <text:p>702157680</text:p>
          </table:table-cell>
          <table:table-cell>
            <text:p>476512788</text:p>
          </table:table-cell>
          <table:table-cell>
            <text:p>977444436</text:p>
          </table:table-cell>
          <table:table-cell>
            <text:p>452423488</text:p>
          </table:table-cell>
        </table:table-row>
        <table:table-row>
          <table:table-cell>
            <text:p>861611549</text:p>
          </table:table-cell>
          <table:table-cell>
            <text:p>158837552</text:p>
          </table:table-cell>
          <table:table-cell>
            <text:p>342918849</text:p>
          </table:table-cell>
          <table:table-cell>
            <text:p>855318402</text:p>
          </table:table-cell>
          <table:table-cell>
            <text:p>560937823</text:p>
          </table:table-cell>
          <table:table-cell>
            <text:p>214444123</text:p>
          </table:table-cell>
          <table:table-cell>
            <text:p>834554543</text:p>
          </table:table-cell>
        </table:table-row>
        <table:table-row>
          <table:table-cell>
            <text:p>395016</text:p>
          </table:table-cell>
          <table:table-cell>
            <text:p>651478741</text:p>
          </table:table-cell>
          <table:table-cell>
            <text:p>299363423</text:p>
          </table:table-cell>
          <table:table-cell>
            <text:p>446823178</text:p>
          </table:table-cell>
          <table:table-cell>
            <text:p>768799055</text:p>
          </table:table-cell>
          <table:table-cell>
            <text:p>298174506</text:p>
          </table:table-cell>
          <table:table-cell>
            <text:p>784649630</text:p>
          </table:table-cell>
        </table:table-row>
        <table:table-row>
          <table:table-cell>
            <text:p>524914337</text:p>
          </table:table-cell>
          <table:table-cell>
            <text:p>70904019</text:p>
          </table:table-cell>
          <table:table-cell>
            <text:p>794437956</text:p>
          </table:table-cell>
          <table:table-cell>
            <text:p>79893088</text:p>
          </table:table-cell>
          <table:table-cell>
            <text:p>575430873</text:p>
          </table:table-cell>
          <table:table-cell>
            <text:p>53808032</text:p>
          </table:table-cell>
          <table:table-cell>
            <text:p>593227661</text:p>
          </table:table-cell>
        </table:table-row>
        <table:table-row>
          <table:table-cell>
            <text:p>133308372</text:p>
          </table:table-cell>
          <table:table-cell>
            <text:p>461715672</text:p>
          </table:table-cell>
          <table:table-cell>
            <text:p>44849974</text:p>
          </table:table-cell>
          <table:table-cell>
            <text:p>957637094</text:p>
          </table:table-cell>
          <table:table-cell>
            <text:p>741080902</text:p>
          </table:table-cell>
          <table:table-cell>
            <text:p>909562424</text:p>
          </table:table-cell>
          <table:table-cell>
            <text:p>575216427</text:p>
          </table:table-cell>
        </table:table-row>
        <table:table-row>
          <table:table-cell>
            <text:p>787847876</text:p>
          </table:table-cell>
          <table:table-cell>
            <text:p>831272265</text:p>
          </table:table-cell>
          <table:table-cell>
            <text:p>727393978</text:p>
          </table:table-cell>
          <table:table-cell>
            <text:p>726352956</text:p>
          </table:table-cell>
          <table:table-cell>
            <text:p>233903159</text:p>
          </table:table-cell>
          <table:table-cell>
            <text:p>543644836</text:p>
          </table:table-cell>
          <table:table-cell>
            <text:p>370928686</text:p>
          </table:table-cell>
        </table:table-row>
        <table:table-row>
          <table:table-cell>
            <text:p>555003708</text:p>
          </table:table-cell>
          <table:table-cell>
            <text:p>577897167</text:p>
          </table:table-cell>
          <table:table-cell>
            <text:p>654329590</text:p>
          </table:table-cell>
          <table:table-cell>
            <text:p>159826395</text:p>
          </table:table-cell>
          <table:table-cell>
            <text:p>146113421</text:p>
          </table:table-cell>
          <table:table-cell>
            <text:p>718581851</text:p>
          </table:table-cell>
          <table:table-cell>
            <text:p>958886840</text:p>
          </table:table-cell>
        </table:table-row>
        <table:table-row>
          <table:table-cell>
            <text:p>31881633</text:p>
          </table:table-cell>
          <table:table-cell>
            <text:p>652073910</text:p>
          </table:table-cell>
          <table:table-cell>
            <text:p>34213269</text:p>
          </table:table-cell>
          <table:table-cell>
            <text:p>230421473</text:p>
          </table:table-cell>
          <table:table-cell>
            <text:p>613704193</text:p>
          </table:table-cell>
          <table:table-cell>
            <text:p>615560077</text:p>
          </table:table-cell>
          <table:table-cell>
            <text:p>812828513</text:p>
          </table:table-cell>
        </table:table-row>
        <table:table-row>
          <table:table-cell>
            <text:p>275864894</text:p>
          </table:table-cell>
          <table:table-cell>
            <text:p>249844924</text:p>
          </table:table-cell>
          <table:table-cell>
            <text:p>132833409</text:p>
          </table:table-cell>
          <table:table-cell>
            <text:p>516921716</text:p>
          </table:table-cell>
          <table:table-cell>
            <text:p>299905149</text:p>
          </table:table-cell>
          <table:table-cell>
            <text:p>382388181</text:p>
          </table:table-cell>
          <table:table-cell>
            <text:p>662116155</text:p>
          </table:table-cell>
        </table:table-row>
        <table:table-row>
          <table:table-cell>
            <text:p>393022214</text:p>
          </table:table-cell>
          <table:table-cell>
            <text:p>842382772</text:p>
          </table:table-cell>
          <table:table-cell>
            <text:p>257488938</text:p>
          </table:table-cell>
          <table:table-cell>
            <text:p>695635846</text:p>
          </table:table-cell>
          <table:table-cell>
            <text:p>722337498</text:p>
          </table:table-cell>
          <table:table-cell>
            <text:p>823634034</text:p>
          </table:table-cell>
          <table:table-cell>
            <text:p>715061396</text:p>
          </table:table-cell>
        </table:table-row>
        <table:table-row>
          <table:table-cell>
            <text:p>660413391</text:p>
          </table:table-cell>
          <table:table-cell>
            <text:p>81823209</text:p>
          </table:table-cell>
          <table:table-cell>
            <text:p>31975322</text:p>
          </table:table-cell>
          <table:table-cell>
            <text:p>475713705</text:p>
          </table:table-cell>
          <table:table-cell>
            <text:p>216304026</text:p>
          </table:table-cell>
          <table:table-cell>
            <text:p>206435597</text:p>
          </table:table-cell>
          <table:table-cell>
            <text:p>612556580</text:p>
          </table:table-cell>
        </table:table-row>
        <table:table-row>
          <table:table-cell>
            <text:p>612577417</text:p>
          </table:table-cell>
          <table:table-cell>
            <text:p>932788464</text:p>
          </table:table-cell>
          <table:table-cell>
            <text:p>86876889</text:p>
          </table:table-cell>
          <table:table-cell>
            <text:p>306425347</text:p>
          </table:table-cell>
          <table:table-cell>
            <text:p>572228333</text:p>
          </table:table-cell>
          <table:table-cell>
            <text:p>270135987</text:p>
          </table:table-cell>
          <table:table-cell>
            <text:p>735179467</text:p>
          </table:table-cell>
        </table:table-row>
        <table:table-row>
          <table:table-cell>
            <text:p>231775768</text:p>
          </table:table-cell>
          <table:table-cell>
            <text:p>68179055</text:p>
          </table:table-cell>
          <table:table-cell>
            <text:p>908896334</text:p>
          </table:table-cell>
          <table:table-cell>
            <text:p>709288169</text:p>
          </table:table-cell>
          <table:table-cell>
            <text:p>20752699</text:p>
          </table:table-cell>
          <table:table-cell>
            <text:p>668073019</text:p>
          </table:table-cell>
          <table:table-cell>
            <text:p>941915962</text:p>
          </table:table-cell>
        </table:table-row>
        <table:table-row>
          <table:table-cell>
            <text:p>378214000</text:p>
          </table:table-cell>
          <table:table-cell>
            <text:p>629098089</text:p>
          </table:table-cell>
          <table:table-cell>
            <text:p>896411635</text:p>
          </table:table-cell>
          <table:table-cell>
            <text:p>240708563</text:p>
          </table:table-cell>
          <table:table-cell>
            <text:p>927921023</text:p>
          </table:table-cell>
          <table:table-cell>
            <text:p>884577289</text:p>
          </table:table-cell>
          <table:table-cell>
            <text:p>329137404</text:p>
          </table:table-cell>
        </table:table-row>
        <table:table-row>
          <table:table-cell>
            <text:p>28192548</text:p>
          </table:table-cell>
          <table:table-cell>
            <text:p>828284119</text:p>
          </table:table-cell>
          <table:table-cell>
            <text:p>725100529</text:p>
          </table:table-cell>
          <table:table-cell>
            <text:p>457899674</text:p>
          </table:table-cell>
          <table:table-cell>
            <text:p>73858448</text:p>
          </table:table-cell>
          <table:table-cell>
            <text:p>292659271</text:p>
          </table:table-cell>
          <table:table-cell>
            <text:p>787045819</text:p>
          </table:table-cell>
        </table:table-row>
        <table:table-row>
          <table:table-cell>
            <text:p>237532489</text:p>
          </table:table-cell>
          <table:table-cell>
            <text:p>358934065</text:p>
          </table:table-cell>
          <table:table-cell>
            <text:p>920703528</text:p>
          </table:table-cell>
          <table:table-cell>
            <text:p>920057603</text:p>
          </table:table-cell>
          <table:table-cell>
            <text:p>509706029</text:p>
          </table:table-cell>
          <table:table-cell>
            <text:p>504261704</text:p>
          </table:table-cell>
          <table:table-cell>
            <text:p>728260628</text:p>
          </table:table-cell>
        </table:table-row>
        <table:table-row>
          <table:table-cell>
            <text:p>783489380</text:p>
          </table:table-cell>
          <table:table-cell>
            <text:p>792504490</text:p>
          </table:table-cell>
          <table:table-cell>
            <text:p>536850538</text:p>
          </table:table-cell>
          <table:table-cell>
            <text:p>370292600</text:p>
          </table:table-cell>
          <table:table-cell>
            <text:p>808642007</text:p>
          </table:table-cell>
          <table:table-cell>
            <text:p>928061009</text:p>
          </table:table-cell>
          <table:table-cell>
            <text:p>251948704</text:p>
          </table:table-cell>
        </table:table-row>
        <table:table-row>
          <table:table-cell>
            <text:p>474820782</text:p>
          </table:table-cell>
          <table:table-cell>
            <text:p>745973722</text:p>
          </table:table-cell>
          <table:table-cell>
            <text:p>164049324</text:p>
          </table:table-cell>
          <table:table-cell>
            <text:p>442667097</text:p>
          </table:table-cell>
          <table:table-cell>
            <text:p>159769250</text:p>
          </table:table-cell>
          <table:table-cell>
            <text:p>771114033</text:p>
          </table:table-cell>
          <table:table-cell>
            <text:p>271934306</text:p>
          </table:table-cell>
        </table:table-row>
        <table:table-row>
          <table:table-cell>
            <text:p>663294874</text:p>
          </table:table-cell>
          <table:table-cell>
            <text:p>48586951</text:p>
          </table:table-cell>
          <table:table-cell>
            <text:p>517953818</text:p>
          </table:table-cell>
          <table:table-cell>
            <text:p>220334989</text:p>
          </table:table-cell>
          <table:table-cell>
            <text:p>529981221</text:p>
          </table:table-cell>
          <table:table-cell>
            <text:p>749695013</text:p>
          </table:table-cell>
          <table:table-cell>
            <text:p>671638317</text:p>
          </table:table-cell>
        </table:table-row>
        <table:table-row>
          <table:table-cell>
            <text:p>64473561</text:p>
          </table:table-cell>
          <table:table-cell>
            <text:p>735393624</text:p>
          </table:table-cell>
          <table:table-cell>
            <text:p>247677138</text:p>
          </table:table-cell>
          <table:table-cell>
            <text:p>393658574</text:p>
          </table:table-cell>
          <table:table-cell>
            <text:p>32634521</text:p>
          </table:table-cell>
          <table:table-cell>
            <text:p>590004714</text:p>
          </table:table-cell>
          <table:table-cell>
            <text:p>568778134</text:p>
          </table:table-cell>
        </table:table-row>
        <table:table-row>
          <table:table-cell>
            <text:p>563536757</text:p>
          </table:table-cell>
          <table:table-cell>
            <text:p>929743769</text:p>
          </table:table-cell>
          <table:table-cell>
            <text:p>463636678</text:p>
          </table:table-cell>
          <table:table-cell>
            <text:p>620802395</text:p>
          </table:table-cell>
          <table:table-cell>
            <text:p>435786345</text:p>
          </table:table-cell>
          <table:table-cell>
            <text:p>273063498</text:p>
          </table:table-cell>
          <table:table-cell>
            <text:p>203826697</text:p>
          </table:table-cell>
        </table:table-row>
        <table:table-row>
          <table:table-cell>
            <text:p>262634444</text:p>
          </table:table-cell>
          <table:table-cell>
            <text:p>910945466</text:p>
          </table:table-cell>
          <table:table-cell>
            <text:p>765079830</text:p>
          </table:table-cell>
          <table:table-cell>
            <text:p>695422131</text:p>
          </table:table-cell>
          <table:table-cell>
            <text:p>764189438</text:p>
          </table:table-cell>
          <table:table-cell>
            <text:p>325600387</text:p>
          </table:table-cell>
          <table:table-cell>
            <text:p>437686112</text:p>
          </table:table-cell>
        </table:table-row>
        <table:table-row>
          <table:table-cell>
            <text:p>17586530</text:p>
          </table:table-cell>
          <table:table-cell>
            <text:p>662231605</text:p>
          </table:table-cell>
          <table:table-cell>
            <text:p>16483643</text:p>
          </table:table-cell>
          <table:table-cell>
            <text:p>291442187</text:p>
          </table:table-cell>
          <table:table-cell>
            <text:p>131063613</text:p>
          </table:table-cell>
          <table:table-cell>
            <text:p>578010250</text:p>
          </table:table-cell>
          <table:table-cell>
            <text:p>72602181</text:p>
          </table:table-cell>
        </table:table-row>
        <table:table-row>
          <table:table-cell>
            <text:p>879720837</text:p>
          </table:table-cell>
          <table:table-cell>
            <text:p>6329465</text:p>
          </table:table-cell>
          <table:table-cell>
            <text:p>816260294</text:p>
          </table:table-cell>
          <table:table-cell>
            <text:p>487520504</text:p>
          </table:table-cell>
          <table:table-cell>
            <text:p>16547544</text:p>
          </table:table-cell>
          <table:table-cell>
            <text:p>637510770</text:p>
          </table:table-cell>
          <table:table-cell>
            <text:p>823181846</text:p>
          </table:table-cell>
        </table:table-row>
        <table:table-row>
          <table:table-cell>
            <text:p>64349934</text:p>
          </table:table-cell>
          <table:table-cell>
            <text:p>891317942</text:p>
          </table:table-cell>
          <table:table-cell>
            <text:p>513421469</text:p>
          </table:table-cell>
          <table:table-cell>
            <text:p>299551259</text:p>
          </table:table-cell>
          <table:table-cell>
            <text:p>840853519</text:p>
          </table:table-cell>
          <table:table-cell>
            <text:p>832486396</text:p>
          </table:table-cell>
          <table:table-cell>
            <text:p>58199286</text:p>
          </table:table-cell>
        </table:table-row>
        <table:table-row>
          <table:table-cell>
            <text:p>276262530</text:p>
          </table:table-cell>
          <table:table-cell>
            <text:p>340308176</text:p>
          </table:table-cell>
          <table:table-cell>
            <text:p>360241369</text:p>
          </table:table-cell>
          <table:table-cell>
            <text:p>650450007</text:p>
          </table:table-cell>
          <table:table-cell>
            <text:p>293395496</text:p>
          </table:table-cell>
          <table:table-cell>
            <text:p>265231323</text:p>
          </table:table-cell>
          <table:table-cell>
            <text:p>892040202</text:p>
          </table:table-cell>
        </table:table-row>
        <table:table-row>
          <table:table-cell>
            <text:p>371481180</text:p>
          </table:table-cell>
          <table:table-cell>
            <text:p>960226523</text:p>
          </table:table-cell>
          <table:table-cell>
            <text:p>364882413</text:p>
          </table:table-cell>
          <table:table-cell>
            <text:p>499098723</text:p>
          </table:table-cell>
          <table:table-cell>
            <text:p>690155238</text:p>
          </table:table-cell>
          <table:table-cell>
            <text:p>607865579</text:p>
          </table:table-cell>
          <table:table-cell>
            <text:p>51119479</text:p>
          </table:table-cell>
        </table:table-row>
        <table:table-row>
          <table:table-cell>
            <text:p>74315903</text:p>
          </table:table-cell>
          <table:table-cell>
            <text:p>716610972</text:p>
          </table:table-cell>
          <table:table-cell>
            <text:p>364997140</text:p>
          </table:table-cell>
          <table:table-cell>
            <text:p>464333297</text:p>
          </table:table-cell>
          <table:table-cell>
            <text:p>944470366</text:p>
          </table:table-cell>
          <table:table-cell>
            <text:p>510273432</text:p>
          </table:table-cell>
          <table:table-cell>
            <text:p>103356582</text:p>
          </table:table-cell>
        </table:table-row>
        <table:table-row>
          <table:table-cell>
            <text:p>337737090</text:p>
          </table:table-cell>
          <table:table-cell>
            <text:p>479431702</text:p>
          </table:table-cell>
          <table:table-cell>
            <text:p>146716775</text:p>
          </table:table-cell>
          <table:table-cell>
            <text:p>744993771</text:p>
          </table:table-cell>
          <table:table-cell>
            <text:p>156792434</text:p>
          </table:table-cell>
          <table:table-cell>
            <text:p>759980337</text:p>
          </table:table-cell>
          <table:table-cell>
            <text:p>221655631</text:p>
          </table:table-cell>
        </table:table-row>
        <table:table-row>
          <table:table-cell>
            <text:p>246854829</text:p>
          </table:table-cell>
          <table:table-cell>
            <text:p>173655385</text:p>
          </table:table-cell>
          <table:table-cell>
            <text:p>658872131</text:p>
          </table:table-cell>
          <table:table-cell>
            <text:p>584451364</text:p>
          </table:table-cell>
          <table:table-cell>
            <text:p>15840084</text:p>
          </table:table-cell>
          <table:table-cell>
            <text:p>322263657</text:p>
          </table:table-cell>
          <table:table-cell>
            <text:p>66819138</text:p>
          </table:table-cell>
        </table:table-row>
        <table:table-row>
          <table:table-cell>
            <text:p>579465355</text:p>
          </table:table-cell>
          <table:table-cell>
            <text:p>6874429</text:p>
          </table:table-cell>
          <table:table-cell>
            <text:p>914799282</text:p>
          </table:table-cell>
          <table:table-cell>
            <text:p>503153236</text:p>
          </table:table-cell>
          <table:table-cell>
            <text:p>322292033</text:p>
          </table:table-cell>
          <table:table-cell>
            <text:p>433395733</text:p>
          </table:table-cell>
          <table:table-cell>
            <text:p>784463964</text:p>
          </table:table-cell>
        </table:table-row>
        <table:table-row>
          <table:table-cell>
            <text:p>589202480</text:p>
          </table:table-cell>
          <table:table-cell>
            <text:p>429872221</text:p>
          </table:table-cell>
          <table:table-cell>
            <text:p>576203787</text:p>
          </table:table-cell>
          <table:table-cell>
            <text:p>186052309</text:p>
          </table:table-cell>
          <table:table-cell>
            <text:p>79670682</text:p>
          </table:table-cell>
          <table:table-cell>
            <text:p>730757716</text:p>
          </table:table-cell>
          <table:table-cell>
            <text:p>78614031</text:p>
          </table:table-cell>
        </table:table-row>
        <table:table-row>
          <table:table-cell>
            <text:p>835639943</text:p>
          </table:table-cell>
          <table:table-cell>
            <text:p>803094832</text:p>
          </table:table-cell>
          <table:table-cell>
            <text:p>143338934</text:p>
          </table:table-cell>
          <table:table-cell>
            <text:p>370555944</text:p>
          </table:table-cell>
          <table:table-cell>
            <text:p>178080616</text:p>
          </table:table-cell>
          <table:table-cell>
            <text:p>173841268</text:p>
          </table:table-cell>
          <table:table-cell>
            <text:p>766000098</text:p>
          </table:table-cell>
        </table:table-row>
        <table:table-row>
          <table:table-cell>
            <text:p>839222801</text:p>
          </table:table-cell>
          <table:table-cell>
            <text:p>117796001</text:p>
          </table:table-cell>
          <table:table-cell>
            <text:p>313226063</text:p>
          </table:table-cell>
          <table:table-cell>
            <text:p>692352564</text:p>
          </table:table-cell>
          <table:table-cell>
            <text:p>679805158</text:p>
          </table:table-cell>
          <table:table-cell>
            <text:p>272681105</text:p>
          </table:table-cell>
          <table:table-cell>
            <text:p>108964111</text:p>
          </table:table-cell>
        </table:table-row>
        <table:table-row>
          <table:table-cell>
            <text:p>360003566</text:p>
          </table:table-cell>
          <table:table-cell>
            <text:p>331762788</text:p>
          </table:table-cell>
          <table:table-cell>
            <text:p>990007031</text:p>
          </table:table-cell>
          <table:table-cell>
            <text:p>959144977</text:p>
          </table:table-cell>
          <table:table-cell>
            <text:p>657732101</text:p>
          </table:table-cell>
          <table:table-cell>
            <text:p>145278740</text:p>
          </table:table-cell>
          <table:table-cell>
            <text:p>297244695</text:p>
          </table:table-cell>
        </table:table-row>
        <table:table-row>
          <table:table-cell>
            <text:p>723493874</text:p>
          </table:table-cell>
          <table:table-cell>
            <text:p>836519964</text:p>
          </table:table-cell>
          <table:table-cell>
            <text:p>447880974</text:p>
          </table:table-cell>
          <table:table-cell>
            <text:p>668530974</text:p>
          </table:table-cell>
          <table:table-cell>
            <text:p>235513383</text:p>
          </table:table-cell>
          <table:table-cell>
            <text:p>611399640</text:p>
          </table:table-cell>
          <table:table-cell>
            <text:p>138851453</text:p>
          </table:table-cell>
        </table:table-row>
        <table:table-row>
          <table:table-cell>
            <text:p>668352421</text:p>
          </table:table-cell>
          <table:table-cell>
            <text:p>590325496</text:p>
          </table:table-cell>
          <table:table-cell>
            <text:p>998225905</text:p>
          </table:table-cell>
          <table:table-cell>
            <text:p>27268734</text:p>
          </table:table-cell>
          <table:table-cell>
            <text:p>986003198</text:p>
          </table:table-cell>
          <table:table-cell>
            <text:p>501772242</text:p>
          </table:table-cell>
          <table:table-cell>
            <text:p>479597384</text:p>
          </table:table-cell>
        </table:table-row>
        <table:table-row>
          <table:table-cell>
            <text:p>16880304</text:p>
          </table:table-cell>
          <table:table-cell>
            <text:p>819695229</text:p>
          </table:table-cell>
          <table:table-cell>
            <text:p>424862563</text:p>
          </table:table-cell>
          <table:table-cell>
            <text:p>35885025</text:p>
          </table:table-cell>
          <table:table-cell>
            <text:p>302254405</text:p>
          </table:table-cell>
          <table:table-cell>
            <text:p>581411584</text:p>
          </table:table-cell>
          <table:table-cell>
            <text:p>922406729</text:p>
          </table:table-cell>
        </table:table-row>
        <table:table-row>
          <table:table-cell>
            <text:p>647076712</text:p>
          </table:table-cell>
          <table:table-cell>
            <text:p>314934686</text:p>
          </table:table-cell>
          <table:table-cell>
            <text:p>535828223</text:p>
          </table:table-cell>
          <table:table-cell>
            <text:p>404932171</text:p>
          </table:table-cell>
          <table:table-cell>
            <text:p>415318056</text:p>
          </table:table-cell>
          <table:table-cell>
            <text:p>396724617</text:p>
          </table:table-cell>
          <table:table-cell>
            <text:p>430052224</text:p>
          </table:table-cell>
        </table:table-row>
        <table:table-row>
          <table:table-cell>
            <text:p>687864113</text:p>
          </table:table-cell>
          <table:table-cell>
            <text:p>31816813</text:p>
          </table:table-cell>
          <table:table-cell>
            <text:p>212293817</text:p>
          </table:table-cell>
          <table:table-cell>
            <text:p>330465761</text:p>
          </table:table-cell>
          <table:table-cell>
            <text:p>241613369</text:p>
          </table:table-cell>
          <table:table-cell>
            <text:p>931846069</text:p>
          </table:table-cell>
          <table:table-cell>
            <text:p>203916019</text:p>
          </table:table-cell>
        </table:table-row>
        <table:table-row>
          <table:table-cell>
            <text:p>442700903</text:p>
          </table:table-cell>
          <table:table-cell>
            <text:p>493967422</text:p>
          </table:table-cell>
          <table:table-cell>
            <text:p>226175231</text:p>
          </table:table-cell>
          <table:table-cell>
            <text:p>809267643</text:p>
          </table:table-cell>
          <table:table-cell>
            <text:p>22336431</text:p>
          </table:table-cell>
          <table:table-cell>
            <text:p>122222871</text:p>
          </table:table-cell>
          <table:table-cell>
            <text:p>798124828</text:p>
          </table:table-cell>
        </table:table-row>
        <table:table-row>
          <table:table-cell>
            <text:p>278804483</text:p>
          </table:table-cell>
          <table:table-cell>
            <text:p>700630666</text:p>
          </table:table-cell>
          <table:table-cell>
            <text:p>824769449</text:p>
          </table:table-cell>
          <table:table-cell>
            <text:p>976357926</text:p>
          </table:table-cell>
          <table:table-cell>
            <text:p>301562247</text:p>
          </table:table-cell>
          <table:table-cell>
            <text:p>609650751</text:p>
          </table:table-cell>
          <table:table-cell>
            <text:p>119881879</text:p>
          </table:table-cell>
        </table:table-row>
        <table:table-row>
          <table:table-cell>
            <text:p>383775166</text:p>
          </table:table-cell>
          <table:table-cell>
            <text:p>115803094</text:p>
          </table:table-cell>
          <table:table-cell>
            <text:p>804177705</text:p>
          </table:table-cell>
          <table:table-cell>
            <text:p>701021194</text:p>
          </table:table-cell>
          <table:table-cell>
            <text:p>340800170</text:p>
          </table:table-cell>
          <table:table-cell>
            <text:p>246789512</text:p>
          </table:table-cell>
          <table:table-cell>
            <text:p>360093966</text:p>
          </table:table-cell>
        </table:table-row>
        <table:table-row>
          <table:table-cell>
            <text:p>373336756</text:p>
          </table:table-cell>
          <table:table-cell>
            <text:p>143975794</text:p>
          </table:table-cell>
          <table:table-cell>
            <text:p>544263007</text:p>
          </table:table-cell>
          <table:table-cell>
            <text:p>324786842</text:p>
          </table:table-cell>
          <table:table-cell>
            <text:p>975288902</text:p>
          </table:table-cell>
          <table:table-cell>
            <text:p>415220966</text:p>
          </table:table-cell>
          <table:table-cell>
            <text:p>390176341</text:p>
          </table:table-cell>
        </table:table-row>
        <table:table-row>
          <table:table-cell>
            <text:p>35405929</text:p>
          </table:table-cell>
          <table:table-cell>
            <text:p>461439737</text:p>
          </table:table-cell>
          <table:table-cell>
            <text:p>367595461</text:p>
          </table:table-cell>
          <table:table-cell>
            <text:p>422275152</text:p>
          </table:table-cell>
          <table:table-cell>
            <text:p>966362896</text:p>
          </table:table-cell>
          <table:table-cell>
            <text:p>216973481</text:p>
          </table:table-cell>
          <table:table-cell>
            <text:p>902645043</text:p>
          </table:table-cell>
        </table:table-row>
        <table:table-row>
          <table:table-cell>
            <text:p>342694329</text:p>
          </table:table-cell>
          <table:table-cell>
            <text:p>385402605</text:p>
          </table:table-cell>
          <table:table-cell>
            <text:p>906573820</text:p>
          </table:table-cell>
          <table:table-cell>
            <text:p>448078517</text:p>
          </table:table-cell>
          <table:table-cell>
            <text:p>149673676</text:p>
          </table:table-cell>
          <table:table-cell>
            <text:p>344390770</text:p>
          </table:table-cell>
          <table:table-cell>
            <text:p>5406246</text:p>
          </table:table-cell>
        </table:table-row>
        <table:table-row>
          <table:table-cell>
            <text:p>569505946</text:p>
          </table:table-cell>
          <table:table-cell>
            <text:p>514457037</text:p>
          </table:table-cell>
          <table:table-cell>
            <text:p>330221193</text:p>
          </table:table-cell>
          <table:table-cell>
            <text:p>276444536</text:p>
          </table:table-cell>
          <table:table-cell>
            <text:p>443582674</text:p>
          </table:table-cell>
          <table:table-cell>
            <text:p>605267372</text:p>
          </table:table-cell>
          <table:table-cell>
            <text:p>824888888</text:p>
          </table:table-cell>
        </table:table-row>
        <table:table-row>
          <table:table-cell>
            <text:p>114364518</text:p>
          </table:table-cell>
          <table:table-cell>
            <text:p>713635445</text:p>
          </table:table-cell>
          <table:table-cell>
            <text:p>880482260</text:p>
          </table:table-cell>
          <table:table-cell>
            <text:p>128765168</text:p>
          </table:table-cell>
          <table:table-cell>
            <text:p>178467854</text:p>
          </table:table-cell>
          <table:table-cell>
            <text:p>386506659</text:p>
          </table:table-cell>
          <table:table-cell>
            <text:p>783122417</text:p>
          </table:table-cell>
        </table:table-row>
        <table:table-row>
          <table:table-cell>
            <text:p>45412600</text:p>
          </table:table-cell>
          <table:table-cell>
            <text:p>747084000</text:p>
          </table:table-cell>
          <table:table-cell>
            <text:p>661924438</text:p>
          </table:table-cell>
          <table:table-cell>
            <text:p>515871807</text:p>
          </table:table-cell>
          <table:table-cell>
            <text:p>111921410</text:p>
          </table:table-cell>
          <table:table-cell>
            <text:p>914719211</text:p>
          </table:table-cell>
          <table:table-cell>
            <text:p>315389643</text:p>
          </table:table-cell>
        </table:table-row>
        <table:table-row>
          <table:table-cell>
            <text:p>88307376</text:p>
          </table:table-cell>
          <table:table-cell>
            <text:p>959439451</text:p>
          </table:table-cell>
          <table:table-cell>
            <text:p>895265854</text:p>
          </table:table-cell>
          <table:table-cell>
            <text:p>432175437</text:p>
          </table:table-cell>
          <table:table-cell>
            <text:p>545614121</text:p>
          </table:table-cell>
          <table:table-cell>
            <text:p>487700925</text:p>
          </table:table-cell>
          <table:table-cell>
            <text:p>27243163</text:p>
          </table:table-cell>
        </table:table-row>
        <table:table-row>
          <table:table-cell>
            <text:p>169138322</text:p>
          </table:table-cell>
          <table:table-cell>
            <text:p>34485835</text:p>
          </table:table-cell>
          <table:table-cell>
            <text:p>25994756</text:p>
          </table:table-cell>
          <table:table-cell>
            <text:p>410664882</text:p>
          </table:table-cell>
          <table:table-cell>
            <text:p>831852729</text:p>
          </table:table-cell>
          <table:table-cell>
            <text:p>381250684</text:p>
          </table:table-cell>
          <table:table-cell>
            <text:p>861896617</text:p>
          </table:table-cell>
        </table:table-row>
        <table:table-row>
          <table:table-cell>
            <text:p>899284723</text:p>
          </table:table-cell>
          <table:table-cell>
            <text:p>689817155</text:p>
          </table:table-cell>
          <table:table-cell>
            <text:p>304882548</text:p>
          </table:table-cell>
          <table:table-cell>
            <text:p>662964693</text:p>
          </table:table-cell>
          <table:table-cell>
            <text:p>59074891</text:p>
          </table:table-cell>
          <table:table-cell>
            <text:p>182962120</text:p>
          </table:table-cell>
          <table:table-cell>
            <text:p>130620730</text:p>
          </table:table-cell>
        </table:table-row>
        <table:table-row>
          <table:table-cell>
            <text:p>656770113</text:p>
          </table:table-cell>
          <table:table-cell>
            <text:p>324740927</text:p>
          </table:table-cell>
          <table:table-cell>
            <text:p>214924692</text:p>
          </table:table-cell>
          <table:table-cell>
            <text:p>634249275</text:p>
          </table:table-cell>
          <table:table-cell>
            <text:p>95732204</text:p>
          </table:table-cell>
          <table:table-cell>
            <text:p>718238507</text:p>
          </table:table-cell>
          <table:table-cell>
            <text:p>425960711</text:p>
          </table:table-cell>
        </table:table-row>
        <table:table-row>
          <table:table-cell>
            <text:p>463127306</text:p>
          </table:table-cell>
          <table:table-cell>
            <text:p>923889330</text:p>
          </table:table-cell>
          <table:table-cell>
            <text:p>462963070</text:p>
          </table:table-cell>
          <table:table-cell>
            <text:p>561213083</text:p>
          </table:table-cell>
          <table:table-cell>
            <text:p>88967135</text:p>
          </table:table-cell>
          <table:table-cell>
            <text:p>342622416</text:p>
          </table:table-cell>
          <table:table-cell>
            <text:p>316194599</text:p>
          </table:table-cell>
        </table:table-row>
        <table:table-row>
          <table:table-cell>
            <text:p>892723068</text:p>
          </table:table-cell>
          <table:table-cell>
            <text:p>827289447</text:p>
          </table:table-cell>
          <table:table-cell>
            <text:p>850696226</text:p>
          </table:table-cell>
          <table:table-cell>
            <text:p>84473533</text:p>
          </table:table-cell>
          <table:table-cell>
            <text:p>491841294</text:p>
          </table:table-cell>
          <table:table-cell>
            <text:p>206147534</text:p>
          </table:table-cell>
          <table:table-cell>
            <text:p>93021847</text:p>
          </table:table-cell>
        </table:table-row>
        <table:table-row>
          <table:table-cell>
            <text:p>580791325</text:p>
          </table:table-cell>
          <table:table-cell>
            <text:p>782860902</text:p>
          </table:table-cell>
          <table:table-cell>
            <text:p>333184922</text:p>
          </table:table-cell>
          <table:table-cell>
            <text:p>617186133</text:p>
          </table:table-cell>
          <table:table-cell>
            <text:p>492991960</text:p>
          </table:table-cell>
          <table:table-cell>
            <text:p>423044724</text:p>
          </table:table-cell>
          <table:table-cell>
            <text:p>718281887</text:p>
          </table:table-cell>
        </table:table-row>
        <table:table-row>
          <table:table-cell>
            <text:p>304688709</text:p>
          </table:table-cell>
          <table:table-cell>
            <text:p>816433915</text:p>
          </table:table-cell>
          <table:table-cell>
            <text:p>317551195</text:p>
          </table:table-cell>
          <table:table-cell>
            <text:p>333154676</text:p>
          </table:table-cell>
          <table:table-cell>
            <text:p>877507489</text:p>
          </table:table-cell>
          <table:table-cell>
            <text:p>664921633</text:p>
          </table:table-cell>
          <table:table-cell>
            <text:p>91919814</text:p>
          </table:table-cell>
        </table:table-row>
        <table:table-row>
          <table:table-cell>
            <text:p>46412655</text:p>
          </table:table-cell>
          <table:table-cell>
            <text:p>448017810</text:p>
          </table:table-cell>
          <table:table-cell>
            <text:p>549307249</text:p>
          </table:table-cell>
          <table:table-cell>
            <text:p>699979482</text:p>
          </table:table-cell>
          <table:table-cell>
            <text:p>147452308</text:p>
          </table:table-cell>
          <table:table-cell>
            <text:p>108284308</text:p>
          </table:table-cell>
          <table:table-cell>
            <text:p>52374524</text:p>
          </table:table-cell>
        </table:table-row>
        <table:table-row>
          <table:table-cell>
            <text:p>182460079</text:p>
          </table:table-cell>
          <table:table-cell>
            <text:p>596179103</text:p>
          </table:table-cell>
          <table:table-cell>
            <text:p>494114926</text:p>
          </table:table-cell>
          <table:table-cell>
            <text:p>826074752</text:p>
          </table:table-cell>
          <table:table-cell>
            <text:p>82454889</text:p>
          </table:table-cell>
          <table:table-cell>
            <text:p>657563874</text:p>
          </table:table-cell>
          <table:table-cell>
            <text:p>372562656</text:p>
          </table:table-cell>
        </table:table-row>
        <table:table-row>
          <table:table-cell>
            <text:p>139969521</text:p>
          </table:table-cell>
          <table:table-cell>
            <text:p>6605909</text:p>
          </table:table-cell>
          <table:table-cell>
            <text:p>442992408</text:p>
          </table:table-cell>
          <table:table-cell>
            <text:p>881608443</text:p>
          </table:table-cell>
          <table:table-cell>
            <text:p>285052051</text:p>
          </table:table-cell>
          <table:table-cell>
            <text:p>873160224</text:p>
          </table:table-cell>
          <table:table-cell>
            <text:p>103501628</text:p>
          </table:table-cell>
        </table:table-row>
        <table:table-row>
          <table:table-cell>
            <text:p>166939082</text:p>
          </table:table-cell>
          <table:table-cell>
            <text:p>773348792</text:p>
          </table:table-cell>
          <table:table-cell>
            <text:p>717100791</text:p>
          </table:table-cell>
          <table:table-cell>
            <text:p>234914610</text:p>
          </table:table-cell>
          <table:table-cell>
            <text:p>539051728</text:p>
          </table:table-cell>
          <table:table-cell>
            <text:p>526687230</text:p>
          </table:table-cell>
          <table:table-cell>
            <text:p>474707130</text:p>
          </table:table-cell>
        </table:table-row>
        <table:table-row>
          <table:table-cell>
            <text:p>271910484</text:p>
          </table:table-cell>
          <table:table-cell>
            <text:p>63825222</text:p>
          </table:table-cell>
          <table:table-cell>
            <text:p>975266415</text:p>
          </table:table-cell>
          <table:table-cell>
            <text:p>427771766</text:p>
          </table:table-cell>
          <table:table-cell>
            <text:p>669356879</text:p>
          </table:table-cell>
          <table:table-cell>
            <text:p>650801896</text:p>
          </table:table-cell>
          <table:table-cell>
            <text:p>440843174</text:p>
          </table:table-cell>
        </table:table-row>
        <table:table-row>
          <table:table-cell>
            <text:p>736928229</text:p>
          </table:table-cell>
          <table:table-cell>
            <text:p>746080310</text:p>
          </table:table-cell>
          <table:table-cell>
            <text:p>985152892</text:p>
          </table:table-cell>
          <table:table-cell>
            <text:p>564197156</text:p>
          </table:table-cell>
          <table:table-cell>
            <text:p>908637627</text:p>
          </table:table-cell>
          <table:table-cell>
            <text:p>547848242</text:p>
          </table:table-cell>
          <table:table-cell>
            <text:p>383901220</text:p>
          </table:table-cell>
        </table:table-row>
        <table:table-row>
          <table:table-cell>
            <text:p>383906972</text:p>
          </table:table-cell>
          <table:table-cell>
            <text:p>534450408</text:p>
          </table:table-cell>
          <table:table-cell>
            <text:p>384797907</text:p>
          </table:table-cell>
          <table:table-cell>
            <text:p>207622410</text:p>
          </table:table-cell>
          <table:table-cell>
            <text:p>783049131</text:p>
          </table:table-cell>
          <table:table-cell>
            <text:p>753469249</text:p>
          </table:table-cell>
          <table:table-cell>
            <text:p>349536959</text:p>
          </table:table-cell>
        </table:table-row>
        <table:table-row>
          <table:table-cell>
            <text:p>857483013</text:p>
          </table:table-cell>
          <table:table-cell>
            <text:p>573098685</text:p>
          </table:table-cell>
          <table:table-cell>
            <text:p>694659158</text:p>
          </table:table-cell>
          <table:table-cell>
            <text:p>705449906</text:p>
          </table:table-cell>
          <table:table-cell>
            <text:p>546391704</text:p>
          </table:table-cell>
          <table:table-cell>
            <text:p>731127418</text:p>
          </table:table-cell>
          <table:table-cell>
            <text:p>414795736</text:p>
          </table:table-cell>
        </table:table-row>
        <table:table-row>
          <table:table-cell>
            <text:p>595218469</text:p>
          </table:table-cell>
          <table:table-cell>
            <text:p>575710991</text:p>
          </table:table-cell>
          <table:table-cell>
            <text:p>163100578</text:p>
          </table:table-cell>
          <table:table-cell>
            <text:p>976618612</text:p>
          </table:table-cell>
          <table:table-cell>
            <text:p>694509749</text:p>
          </table:table-cell>
          <table:table-cell>
            <text:p>889844448</text:p>
          </table:table-cell>
          <table:table-cell>
            <text:p>28267560</text:p>
          </table:table-cell>
        </table:table-row>
        <table:table-row>
          <table:table-cell>
            <text:p>456967791</text:p>
          </table:table-cell>
          <table:table-cell>
            <text:p>911883733</text:p>
          </table:table-cell>
          <table:table-cell>
            <text:p>679012466</text:p>
          </table:table-cell>
          <table:table-cell>
            <text:p>616663790</text:p>
          </table:table-cell>
          <table:table-cell>
            <text:p>593719251</text:p>
          </table:table-cell>
          <table:table-cell>
            <text:p>336011419</text:p>
          </table:table-cell>
          <table:table-cell>
            <text:p>755941854</text:p>
          </table:table-cell>
        </table:table-row>
        <table:table-row>
          <table:table-cell>
            <text:p>327623389</text:p>
          </table:table-cell>
          <table:table-cell>
            <text:p>464765431</text:p>
          </table:table-cell>
          <table:table-cell>
            <text:p>717424457</text:p>
          </table:table-cell>
          <table:table-cell>
            <text:p>948585291</text:p>
          </table:table-cell>
          <table:table-cell>
            <text:p>239439045</text:p>
          </table:table-cell>
          <table:table-cell>
            <text:p>249389288</text:p>
          </table:table-cell>
          <table:table-cell>
            <text:p>898402715</text:p>
          </table:table-cell>
        </table:table-row>
        <table:table-row>
          <table:table-cell>
            <text:p>415340199</text:p>
          </table:table-cell>
          <table:table-cell>
            <text:p>859962720</text:p>
          </table:table-cell>
          <table:table-cell>
            <text:p>86147396</text:p>
          </table:table-cell>
          <table:table-cell>
            <text:p>349592448</text:p>
          </table:table-cell>
          <table:table-cell>
            <text:p>200211382</text:p>
          </table:table-cell>
          <table:table-cell>
            <text:p>994976895</text:p>
          </table:table-cell>
          <table:table-cell>
            <text:p>598493983</text:p>
          </table:table-cell>
        </table:table-row>
        <table:table-row>
          <table:table-cell>
            <text:p>957503033</text:p>
          </table:table-cell>
          <table:table-cell>
            <text:p>925206815</text:p>
          </table:table-cell>
          <table:table-cell>
            <text:p>346926742</text:p>
          </table:table-cell>
          <table:table-cell>
            <text:p>77955666</text:p>
          </table:table-cell>
          <table:table-cell>
            <text:p>759760328</text:p>
          </table:table-cell>
          <table:table-cell>
            <text:p>957131017</text:p>
          </table:table-cell>
          <table:table-cell>
            <text:p>90913779</text:p>
          </table:table-cell>
        </table:table-row>
        <table:table-row>
          <table:table-cell>
            <text:p>310979085</text:p>
          </table:table-cell>
          <table:table-cell>
            <text:p>958115575</text:p>
          </table:table-cell>
          <table:table-cell>
            <text:p>557503758</text:p>
          </table:table-cell>
          <table:table-cell>
            <text:p>931862595</text:p>
          </table:table-cell>
          <table:table-cell>
            <text:p>489457706</text:p>
          </table:table-cell>
          <table:table-cell>
            <text:p>612347080</text:p>
          </table:table-cell>
          <table:table-cell>
            <text:p>188964499</text:p>
          </table:table-cell>
        </table:table-row>
        <table:table-row>
          <table:table-cell>
            <text:p>424295815</text:p>
          </table:table-cell>
          <table:table-cell>
            <text:p>121215559</text:p>
          </table:table-cell>
          <table:table-cell>
            <text:p>601660738</text:p>
          </table:table-cell>
          <table:table-cell>
            <text:p>94493805</text:p>
          </table:table-cell>
          <table:table-cell>
            <text:p>333635049</text:p>
          </table:table-cell>
          <table:table-cell>
            <text:p>178948210</text:p>
          </table:table-cell>
          <table:table-cell>
            <text:p>829138788</text:p>
          </table:table-cell>
        </table:table-row>
        <table:table-row>
          <table:table-cell>
            <text:p>762088871</text:p>
          </table:table-cell>
          <table:table-cell>
            <text:p>827430727</text:p>
          </table:table-cell>
          <table:table-cell>
            <text:p>640939920</text:p>
          </table:table-cell>
          <table:table-cell>
            <text:p>779412546</text:p>
          </table:table-cell>
          <table:table-cell>
            <text:p>52487945</text:p>
          </table:table-cell>
          <table:table-cell>
            <text:p>665224101</text:p>
          </table:table-cell>
          <table:table-cell>
            <text:p>481986098</text:p>
          </table:table-cell>
        </table:table-row>
        <table:table-row>
          <table:table-cell>
            <text:p>291388038</text:p>
          </table:table-cell>
          <table:table-cell>
            <text:p>205605093</text:p>
          </table:table-cell>
          <table:table-cell>
            <text:p>531272015</text:p>
          </table:table-cell>
          <table:table-cell>
            <text:p>40430947</text:p>
          </table:table-cell>
          <table:table-cell>
            <text:p>880765504</text:p>
          </table:table-cell>
          <table:table-cell>
            <text:p>563572088</text:p>
          </table:table-cell>
          <table:table-cell>
            <text:p>793124884</text:p>
          </table:table-cell>
        </table:table-row>
        <table:table-row>
          <table:table-cell>
            <text:p>936050320</text:p>
          </table:table-cell>
          <table:table-cell>
            <text:p>412694910</text:p>
          </table:table-cell>
          <table:table-cell>
            <text:p>156327103</text:p>
          </table:table-cell>
          <table:table-cell>
            <text:p>751121740</text:p>
          </table:table-cell>
          <table:table-cell>
            <text:p>88330955</text:p>
          </table:table-cell>
          <table:table-cell>
            <text:p>940992972</text:p>
          </table:table-cell>
          <table:table-cell>
            <text:p>18338371</text:p>
          </table:table-cell>
        </table:table-row>
        <table:table-row>
          <table:table-cell>
            <text:p>866819712</text:p>
          </table:table-cell>
          <table:table-cell>
            <text:p>667584072</text:p>
          </table:table-cell>
          <table:table-cell>
            <text:p>714685533</text:p>
          </table:table-cell>
          <table:table-cell>
            <text:p>582136160</text:p>
          </table:table-cell>
          <table:table-cell>
            <text:p>967187069</text:p>
          </table:table-cell>
          <table:table-cell>
            <text:p>560239491</text:p>
          </table:table-cell>
          <table:table-cell>
            <text:p>362983129</text:p>
          </table:table-cell>
        </table:table-row>
        <table:table-row>
          <table:table-cell>
            <text:p>162164559</text:p>
          </table:table-cell>
          <table:table-cell>
            <text:p>79077115</text:p>
          </table:table-cell>
          <table:table-cell>
            <text:p>669879183</text:p>
          </table:table-cell>
          <table:table-cell>
            <text:p>852379376</text:p>
          </table:table-cell>
          <table:table-cell>
            <text:p>266856365</text:p>
          </table:table-cell>
          <table:table-cell>
            <text:p>399538903</text:p>
          </table:table-cell>
          <table:table-cell>
            <text:p>633244685</text:p>
          </table:table-cell>
        </table:table-row>
        <table:table-row>
          <table:table-cell>
            <text:p>845199291</text:p>
          </table:table-cell>
          <table:table-cell>
            <text:p>541958221</text:p>
          </table:table-cell>
          <table:table-cell>
            <text:p>648657464</text:p>
          </table:table-cell>
          <table:table-cell>
            <text:p>218422628</text:p>
          </table:table-cell>
          <table:table-cell>
            <text:p>815702255</text:p>
          </table:table-cell>
          <table:table-cell>
            <text:p>503578468</text:p>
          </table:table-cell>
          <table:table-cell>
            <text:p>797355470</text:p>
          </table:table-cell>
        </table:table-row>
        <table:table-row>
          <table:table-cell>
            <text:p>697748996</text:p>
          </table:table-cell>
          <table:table-cell>
            <text:p>654546832</text:p>
          </table:table-cell>
          <table:table-cell>
            <text:p>986188764</text:p>
          </table:table-cell>
          <table:table-cell>
            <text:p>991556298</text:p>
          </table:table-cell>
          <table:table-cell>
            <text:p>628129212</text:p>
          </table:table-cell>
          <table:table-cell>
            <text:p>437059205</text:p>
          </table:table-cell>
          <table:table-cell>
            <text:p>227419470</text:p>
          </table:table-cell>
        </table:table-row>
        <table:table-row>
          <table:table-cell>
            <text:p>658825283</text:p>
          </table:table-cell>
          <table:table-cell>
            <text:p>873599176</text:p>
          </table:table-cell>
          <table:table-cell>
            <text:p>28815191</text:p>
          </table:table-cell>
          <table:table-cell>
            <text:p>134945627</text:p>
          </table:table-cell>
          <table:table-cell>
            <text:p>112231793</text:p>
          </table:table-cell>
          <table:table-cell>
            <text:p>922590865</text:p>
          </table:table-cell>
          <table:table-cell>
            <text:p>803189311</text:p>
          </table:table-cell>
        </table:table-row>
        <table:table-row>
          <table:table-cell>
            <text:p>910283315</text:p>
          </table:table-cell>
          <table:table-cell>
            <text:p>207751287</text:p>
          </table:table-cell>
          <table:table-cell>
            <text:p>489155101</text:p>
          </table:table-cell>
          <table:table-cell>
            <text:p>67309934</text:p>
          </table:table-cell>
          <table:table-cell>
            <text:p>577873680</text:p>
          </table:table-cell>
          <table:table-cell>
            <text:p>15708041</text:p>
          </table:table-cell>
          <table:table-cell>
            <text:p>921191670</text:p>
          </table:table-cell>
        </table:table-row>
        <table:table-row>
          <table:table-cell>
            <text:p>427133015</text:p>
          </table:table-cell>
          <table:table-cell>
            <text:p>485777371</text:p>
          </table:table-cell>
          <table:table-cell>
            <text:p>954557925</text:p>
          </table:table-cell>
          <table:table-cell>
            <text:p>63196813</text:p>
          </table:table-cell>
          <table:table-cell>
            <text:p>673977537</text:p>
          </table:table-cell>
          <table:table-cell>
            <text:p>207159480</text:p>
          </table:table-cell>
          <table:table-cell>
            <text:p>170294567</text:p>
          </table:table-cell>
        </table:table-row>
        <table:table-row>
          <table:table-cell>
            <text:p>225752165</text:p>
          </table:table-cell>
          <table:table-cell>
            <text:p>583764610</text:p>
          </table:table-cell>
          <table:table-cell>
            <text:p>597964075</text:p>
          </table:table-cell>
          <table:table-cell>
            <text:p>679589045</text:p>
          </table:table-cell>
          <table:table-cell>
            <text:p>820780171</text:p>
          </table:table-cell>
          <table:table-cell>
            <text:p>324782979</text:p>
          </table:table-cell>
          <table:table-cell>
            <text:p>27205542</text:p>
          </table:table-cell>
        </table:table-row>
        <table:table-row>
          <table:table-cell>
            <text:p>439724289</text:p>
          </table:table-cell>
          <table:table-cell>
            <text:p>548010032</text:p>
          </table:table-cell>
          <table:table-cell>
            <text:p>267834404</text:p>
          </table:table-cell>
          <table:table-cell>
            <text:p>219581869</text:p>
          </table:table-cell>
          <table:table-cell>
            <text:p>832210897</text:p>
          </table:table-cell>
          <table:table-cell>
            <text:p>385050453</text:p>
          </table:table-cell>
          <table:table-cell>
            <text:p>27079044</text:p>
          </table:table-cell>
        </table:table-row>
        <table:table-row>
          <table:table-cell>
            <text:p>244157495</text:p>
          </table:table-cell>
          <table:table-cell>
            <text:p>995870593</text:p>
          </table:table-cell>
          <table:table-cell>
            <text:p>732608321</text:p>
          </table:table-cell>
          <table:table-cell>
            <text:p>801988464</text:p>
          </table:table-cell>
          <table:table-cell>
            <text:p>400100652</text:p>
          </table:table-cell>
          <table:table-cell>
            <text:p>289928505</text:p>
          </table:table-cell>
          <table:table-cell>
            <text:p>31858569</text:p>
          </table:table-cell>
        </table:table-row>
        <table:table-row>
          <table:table-cell>
            <text:p>174734739</text:p>
          </table:table-cell>
          <table:table-cell>
            <text:p>984689221</text:p>
          </table:table-cell>
          <table:table-cell>
            <text:p>832593681</text:p>
          </table:table-cell>
          <table:table-cell>
            <text:p>725151292</text:p>
          </table:table-cell>
          <table:table-cell>
            <text:p>942015631</text:p>
          </table:table-cell>
          <table:table-cell>
            <text:p>607843738</text:p>
          </table:table-cell>
          <table:table-cell>
            <text:p>839234815</text:p>
          </table:table-cell>
        </table:table-row>
        <table:table-row>
          <table:table-cell>
            <text:p>137547107</text:p>
          </table:table-cell>
          <table:table-cell>
            <text:p>192835062</text:p>
          </table:table-cell>
          <table:table-cell>
            <text:p>525497768</text:p>
          </table:table-cell>
          <table:table-cell>
            <text:p>761101448</text:p>
          </table:table-cell>
          <table:table-cell>
            <text:p>221251174</text:p>
          </table:table-cell>
          <table:table-cell>
            <text:p>343989622</text:p>
          </table:table-cell>
          <table:table-cell>
            <text:p>525388293</text:p>
          </table:table-cell>
        </table:table-row>
        <table:table-row>
          <table:table-cell>
            <text:p>696948798</text:p>
          </table:table-cell>
          <table:table-cell>
            <text:p>112510261</text:p>
          </table:table-cell>
          <table:table-cell>
            <text:p>43429331</text:p>
          </table:table-cell>
          <table:table-cell>
            <text:p>924224658</text:p>
          </table:table-cell>
          <table:table-cell>
            <text:p>550264148</text:p>
          </table:table-cell>
          <table:table-cell>
            <text:p>614807568</text:p>
          </table:table-cell>
          <table:table-cell>
            <text:p>583331322</text:p>
          </table:table-cell>
        </table:table-row>
        <table:table-row>
          <table:table-cell>
            <text:p>774205401</text:p>
          </table:table-cell>
          <table:table-cell>
            <text:p>172230158</text:p>
          </table:table-cell>
          <table:table-cell>
            <text:p>354990730</text:p>
          </table:table-cell>
          <table:table-cell>
            <text:p>926279071</text:p>
          </table:table-cell>
          <table:table-cell>
            <text:p>47528263</text:p>
          </table:table-cell>
          <table:table-cell>
            <text:p>837915112</text:p>
          </table:table-cell>
          <table:table-cell>
            <text:p>485958922</text:p>
          </table:table-cell>
        </table:table-row>
        <table:table-row>
          <table:table-cell>
            <text:p>406013787</text:p>
          </table:table-cell>
          <table:table-cell>
            <text:p>351903856</text:p>
          </table:table-cell>
          <table:table-cell>
            <text:p>780927559</text:p>
          </table:table-cell>
          <table:table-cell>
            <text:p>117286127</text:p>
          </table:table-cell>
          <table:table-cell>
            <text:p>897157521</text:p>
          </table:table-cell>
          <table:table-cell>
            <text:p>256896253</text:p>
          </table:table-cell>
          <table:table-cell>
            <text:p>758868055</text:p>
          </table:table-cell>
        </table:table-row>
        <table:table-row>
          <table:table-cell>
            <text:p>851662851</text:p>
          </table:table-cell>
          <table:table-cell>
            <text:p>842281829</text:p>
          </table:table-cell>
          <table:table-cell>
            <text:p>281485376</text:p>
          </table:table-cell>
          <table:table-cell>
            <text:p>802214946</text:p>
          </table:table-cell>
          <table:table-cell>
            <text:p>706180671</text:p>
          </table:table-cell>
          <table:table-cell>
            <text:p>581494608</text:p>
          </table:table-cell>
          <table:table-cell>
            <text:p>373496327</text:p>
          </table:table-cell>
        </table:table-row>
        <table:table-row>
          <table:table-cell>
            <text:p>556719636</text:p>
          </table:table-cell>
          <table:table-cell>
            <text:p>96869527</text:p>
          </table:table-cell>
          <table:table-cell>
            <text:p>556780374</text:p>
          </table:table-cell>
          <table:table-cell>
            <text:p>71364485</text:p>
          </table:table-cell>
          <table:table-cell>
            <text:p>824313359</text:p>
          </table:table-cell>
          <table:table-cell>
            <text:p>224659954</text:p>
          </table:table-cell>
          <table:table-cell>
            <text:p>931950522</text:p>
          </table:table-cell>
        </table:table-row>
        <table:table-row>
          <table:table-cell>
            <text:p>563252985</text:p>
          </table:table-cell>
          <table:table-cell>
            <text:p>96889454</text:p>
          </table:table-cell>
          <table:table-cell>
            <text:p>841485214</text:p>
          </table:table-cell>
          <table:table-cell>
            <text:p>787795099</text:p>
          </table:table-cell>
          <table:table-cell>
            <text:p>679563349</text:p>
          </table:table-cell>
          <table:table-cell>
            <text:p>809095176</text:p>
          </table:table-cell>
          <table:table-cell>
            <text:p>850996549</text:p>
          </table:table-cell>
        </table:table-row>
        <table:table-row>
          <table:table-cell>
            <text:p>440355737</text:p>
          </table:table-cell>
          <table:table-cell>
            <text:p>92749549</text:p>
          </table:table-cell>
          <table:table-cell>
            <text:p>951386653</text:p>
          </table:table-cell>
          <table:table-cell>
            <text:p>363790002</text:p>
          </table:table-cell>
          <table:table-cell>
            <text:p>590407873</text:p>
          </table:table-cell>
          <table:table-cell>
            <text:p>25916089</text:p>
          </table:table-cell>
          <table:table-cell>
            <text:p>368784840</text:p>
          </table:table-cell>
        </table:table-row>
        <table:table-row>
          <table:table-cell>
            <text:p>418891459</text:p>
          </table:table-cell>
          <table:table-cell>
            <text:p>677042718</text:p>
          </table:table-cell>
          <table:table-cell>
            <text:p>213075187</text:p>
          </table:table-cell>
          <table:table-cell>
            <text:p>921244410</text:p>
          </table:table-cell>
          <table:table-cell>
            <text:p>228729735</text:p>
          </table:table-cell>
          <table:table-cell>
            <text:p>795526762</text:p>
          </table:table-cell>
          <table:table-cell>
            <text:p>611208595</text:p>
          </table:table-cell>
        </table:table-row>
        <table:table-row>
          <table:table-cell>
            <text:p>502521068</text:p>
          </table:table-cell>
          <table:table-cell>
            <text:p>155474790</text:p>
          </table:table-cell>
          <table:table-cell>
            <text:p>228494635</text:p>
          </table:table-cell>
          <table:table-cell>
            <text:p>47076664</text:p>
          </table:table-cell>
          <table:table-cell>
            <text:p>6537790</text:p>
          </table:table-cell>
          <table:table-cell>
            <text:p>805727603</text:p>
          </table:table-cell>
          <table:table-cell>
            <text:p>895027229</text:p>
          </table:table-cell>
        </table:table-row>
        <table:table-row>
          <table:table-cell>
            <text:p>26369478</text:p>
          </table:table-cell>
          <table:table-cell>
            <text:p>55169687</text:p>
          </table:table-cell>
          <table:table-cell>
            <text:p>419774354</text:p>
          </table:table-cell>
          <table:table-cell>
            <text:p>652824660</text:p>
          </table:table-cell>
          <table:table-cell>
            <text:p>675628955</text:p>
          </table:table-cell>
          <table:table-cell>
            <text:p>490213402</text:p>
          </table:table-cell>
          <table:table-cell>
            <text:p>837791240</text:p>
          </table:table-cell>
        </table:table-row>
        <table:table-row>
          <table:table-cell>
            <text:p>909585722</text:p>
          </table:table-cell>
          <table:table-cell>
            <text:p>171637130</text:p>
          </table:table-cell>
          <table:table-cell>
            <text:p>965120230</text:p>
          </table:table-cell>
          <table:table-cell>
            <text:p>16116222</text:p>
          </table:table-cell>
          <table:table-cell>
            <text:p>548179533</text:p>
          </table:table-cell>
          <table:table-cell>
            <text:p>144063690</text:p>
          </table:table-cell>
          <table:table-cell>
            <text:p>707683088</text:p>
          </table:table-cell>
        </table:table-row>
        <table:table-row>
          <table:table-cell>
            <text:p>760411551</text:p>
          </table:table-cell>
          <table:table-cell>
            <text:p>682717009</text:p>
          </table:table-cell>
          <table:table-cell>
            <text:p>453838759</text:p>
          </table:table-cell>
          <table:table-cell>
            <text:p>290970002</text:p>
          </table:table-cell>
          <table:table-cell>
            <text:p>218247371</text:p>
          </table:table-cell>
          <table:table-cell>
            <text:p>767283208</text:p>
          </table:table-cell>
          <table:table-cell>
            <text:p>938814912</text:p>
          </table:table-cell>
        </table:table-row>
        <table:table-row>
          <table:table-cell>
            <text:p>581105053</text:p>
          </table:table-cell>
          <table:table-cell>
            <text:p>814516253</text:p>
          </table:table-cell>
          <table:table-cell>
            <text:p>512510639</text:p>
          </table:table-cell>
          <table:table-cell>
            <text:p>612693220</text:p>
          </table:table-cell>
          <table:table-cell>
            <text:p>947462749</text:p>
          </table:table-cell>
          <table:table-cell>
            <text:p>957679198</text:p>
          </table:table-cell>
          <table:table-cell>
            <text:p>186261091</text:p>
          </table:table-cell>
        </table:table-row>
        <table:table-row>
          <table:table-cell>
            <text:p>15194132</text:p>
          </table:table-cell>
          <table:table-cell>
            <text:p>850940307</text:p>
          </table:table-cell>
          <table:table-cell>
            <text:p>851353243</text:p>
          </table:table-cell>
          <table:table-cell>
            <text:p>821920940</text:p>
          </table:table-cell>
          <table:table-cell>
            <text:p>887815718</text:p>
          </table:table-cell>
          <table:table-cell>
            <text:p>994354987</text:p>
          </table:table-cell>
          <table:table-cell>
            <text:p>388789823</text:p>
          </table:table-cell>
        </table:table-row>
        <table:table-row>
          <table:table-cell>
            <text:p>975399909</text:p>
          </table:table-cell>
          <table:table-cell>
            <text:p>967292454</text:p>
          </table:table-cell>
          <table:table-cell>
            <text:p>524098755</text:p>
          </table:table-cell>
          <table:table-cell>
            <text:p>855141340</text:p>
          </table:table-cell>
          <table:table-cell>
            <text:p>909704199</text:p>
          </table:table-cell>
          <table:table-cell>
            <text:p>440951346</text:p>
          </table:table-cell>
          <table:table-cell>
            <text:p>71970867</text:p>
          </table:table-cell>
        </table:table-row>
        <table:table-row>
          <table:table-cell>
            <text:p>48075836</text:p>
          </table:table-cell>
          <table:table-cell>
            <text:p>72145394</text:p>
          </table:table-cell>
          <table:table-cell>
            <text:p>220562333</text:p>
          </table:table-cell>
          <table:table-cell>
            <text:p>438416688</text:p>
          </table:table-cell>
          <table:table-cell>
            <text:p>219936836</text:p>
          </table:table-cell>
          <table:table-cell>
            <text:p>597910284</text:p>
          </table:table-cell>
          <table:table-cell>
            <text:p>710639720</text:p>
          </table:table-cell>
        </table:table-row>
        <table:table-row>
          <table:table-cell>
            <text:p>733622009</text:p>
          </table:table-cell>
          <table:table-cell>
            <text:p>840372291</text:p>
          </table:table-cell>
          <table:table-cell>
            <text:p>125516745</text:p>
          </table:table-cell>
          <table:table-cell>
            <text:p>418441319</text:p>
          </table:table-cell>
          <table:table-cell>
            <text:p>909985854</text:p>
          </table:table-cell>
          <table:table-cell>
            <text:p>891230269</text:p>
          </table:table-cell>
          <table:table-cell>
            <text:p>800611128</text:p>
          </table:table-cell>
        </table:table-row>
        <table:table-row>
          <table:table-cell>
            <text:p>507527199</text:p>
          </table:table-cell>
          <table:table-cell>
            <text:p>816388672</text:p>
          </table:table-cell>
          <table:table-cell>
            <text:p>292892685</text:p>
          </table:table-cell>
          <table:table-cell>
            <text:p>577375789</text:p>
          </table:table-cell>
          <table:table-cell>
            <text:p>711390084</text:p>
          </table:table-cell>
          <table:table-cell>
            <text:p>699536882</text:p>
          </table:table-cell>
          <table:table-cell>
            <text:p>320554047</text:p>
          </table:table-cell>
        </table:table-row>
        <table:table-row>
          <table:table-cell>
            <text:p>663255459</text:p>
          </table:table-cell>
          <table:table-cell>
            <text:p>606871442</text:p>
          </table:table-cell>
          <table:table-cell>
            <text:p>840461381</text:p>
          </table:table-cell>
          <table:table-cell>
            <text:p>821426617</text:p>
          </table:table-cell>
          <table:table-cell>
            <text:p>430611468</text:p>
          </table:table-cell>
          <table:table-cell>
            <text:p>103740367</text:p>
          </table:table-cell>
          <table:table-cell>
            <text:p>168545935</text:p>
          </table:table-cell>
        </table:table-row>
        <table:table-row>
          <table:table-cell>
            <text:p>283929763</text:p>
          </table:table-cell>
          <table:table-cell>
            <text:p>106130779</text:p>
          </table:table-cell>
          <table:table-cell>
            <text:p>178121966</text:p>
          </table:table-cell>
          <table:table-cell>
            <text:p>538212932</text:p>
          </table:table-cell>
          <table:table-cell>
            <text:p>617600814</text:p>
          </table:table-cell>
          <table:table-cell>
            <text:p>532163376</text:p>
          </table:table-cell>
          <table:table-cell>
            <text:p>789617069</text:p>
          </table:table-cell>
        </table:table-row>
        <table:table-row>
          <table:table-cell>
            <text:p>266703011</text:p>
          </table:table-cell>
          <table:table-cell>
            <text:p>881829719</text:p>
          </table:table-cell>
          <table:table-cell>
            <text:p>472203621</text:p>
          </table:table-cell>
          <table:table-cell>
            <text:p>333707572</text:p>
          </table:table-cell>
          <table:table-cell>
            <text:p>98847731</text:p>
          </table:table-cell>
          <table:table-cell>
            <text:p>94281400</text:p>
          </table:table-cell>
          <table:table-cell>
            <text:p>633827698</text:p>
          </table:table-cell>
        </table:table-row>
        <table:table-row>
          <table:table-cell>
            <text:p>413417380</text:p>
          </table:table-cell>
          <table:table-cell>
            <text:p>437963625</text:p>
          </table:table-cell>
          <table:table-cell>
            <text:p>425652760</text:p>
          </table:table-cell>
          <table:table-cell>
            <text:p>854306415</text:p>
          </table:table-cell>
          <table:table-cell>
            <text:p>979059433</text:p>
          </table:table-cell>
          <table:table-cell>
            <text:p>173585579</text:p>
          </table:table-cell>
          <table:table-cell>
            <text:p>89400184</text:p>
          </table:table-cell>
        </table:table-row>
        <table:table-row>
          <table:table-cell>
            <text:p>26961927</text:p>
          </table:table-cell>
          <table:table-cell>
            <text:p>379939045</text:p>
          </table:table-cell>
          <table:table-cell>
            <text:p>984103425</text:p>
          </table:table-cell>
          <table:table-cell>
            <text:p>499534578</text:p>
          </table:table-cell>
          <table:table-cell>
            <text:p>594062089</text:p>
          </table:table-cell>
          <table:table-cell>
            <text:p>951390466</text:p>
          </table:table-cell>
          <table:table-cell>
            <text:p>667317875</text:p>
          </table:table-cell>
        </table:table-row>
        <table:table-row>
          <table:table-cell>
            <text:p>629624031</text:p>
          </table:table-cell>
          <table:table-cell>
            <text:p>698124808</text:p>
          </table:table-cell>
          <table:table-cell>
            <text:p>646112475</text:p>
          </table:table-cell>
          <table:table-cell>
            <text:p>983366730</text:p>
          </table:table-cell>
          <table:table-cell>
            <text:p>367556498</text:p>
          </table:table-cell>
          <table:table-cell>
            <text:p>469151985</text:p>
          </table:table-cell>
          <table:table-cell>
            <text:p>444238775</text:p>
          </table:table-cell>
        </table:table-row>
        <table:table-row>
          <table:table-cell>
            <text:p>327235923</text:p>
          </table:table-cell>
          <table:table-cell>
            <text:p>8181216</text:p>
          </table:table-cell>
          <table:table-cell>
            <text:p>25862279</text:p>
          </table:table-cell>
          <table:table-cell>
            <text:p>919392130</text:p>
          </table:table-cell>
          <table:table-cell>
            <text:p>458252081</text:p>
          </table:table-cell>
          <table:table-cell>
            <text:p>348947482</text:p>
          </table:table-cell>
          <table:table-cell>
            <text:p>833351581</text:p>
          </table:table-cell>
        </table:table-row>
        <table:table-row>
          <table:table-cell>
            <text:p>963305206</text:p>
          </table:table-cell>
          <table:table-cell>
            <text:p>169942180</text:p>
          </table:table-cell>
          <table:table-cell>
            <text:p>292761268</text:p>
          </table:table-cell>
          <table:table-cell>
            <text:p>142269554</text:p>
          </table:table-cell>
          <table:table-cell>
            <text:p>437238607</text:p>
          </table:table-cell>
          <table:table-cell>
            <text:p>759501145</text:p>
          </table:table-cell>
          <table:table-cell>
            <text:p>671142246</text:p>
          </table:table-cell>
        </table:table-row>
        <table:table-row>
          <table:table-cell>
            <text:p>43168913</text:p>
          </table:table-cell>
          <table:table-cell>
            <text:p>66126129</text:p>
          </table:table-cell>
          <table:table-cell>
            <text:p>181691680</text:p>
          </table:table-cell>
          <table:table-cell>
            <text:p>816751346</text:p>
          </table:table-cell>
          <table:table-cell>
            <text:p>927363493</text:p>
          </table:table-cell>
          <table:table-cell>
            <text:p>219993134</text:p>
          </table:table-cell>
          <table:table-cell>
            <text:p>638105902</text:p>
          </table:table-cell>
        </table:table-row>
        <table:table-row>
          <table:table-cell>
            <text:p>941727046</text:p>
          </table:table-cell>
          <table:table-cell>
            <text:p>969214791</text:p>
          </table:table-cell>
          <table:table-cell>
            <text:p>269333167</text:p>
          </table:table-cell>
          <table:table-cell>
            <text:p>224206733</text:p>
          </table:table-cell>
          <table:table-cell>
            <text:p>61819631</text:p>
          </table:table-cell>
          <table:table-cell>
            <text:p>814480235</text:p>
          </table:table-cell>
          <table:table-cell>
            <text:p>498954697</text:p>
          </table:table-cell>
        </table:table-row>
        <table:table-row>
          <table:table-cell>
            <text:p>907278936</text:p>
          </table:table-cell>
          <table:table-cell>
            <text:p>541218993</text:p>
          </table:table-cell>
          <table:table-cell>
            <text:p>91834344</text:p>
          </table:table-cell>
          <table:table-cell>
            <text:p>311503280</text:p>
          </table:table-cell>
          <table:table-cell>
            <text:p>686005548</text:p>
          </table:table-cell>
          <table:table-cell>
            <text:p>196263100</text:p>
          </table:table-cell>
          <table:table-cell>
            <text:p>881703679</text:p>
          </table:table-cell>
        </table:table-row>
        <table:table-row>
          <table:table-cell>
            <text:p>567289865</text:p>
          </table:table-cell>
          <table:table-cell>
            <text:p>601497877</text:p>
          </table:table-cell>
          <table:table-cell>
            <text:p>265050149</text:p>
          </table:table-cell>
          <table:table-cell>
            <text:p>21681714</text:p>
          </table:table-cell>
          <table:table-cell>
            <text:p>234459591</text:p>
          </table:table-cell>
          <table:table-cell>
            <text:p>586198454</text:p>
          </table:table-cell>
          <table:table-cell>
            <text:p>890469014</text:p>
          </table:table-cell>
        </table:table-row>
        <table:table-row>
          <table:table-cell>
            <text:p>810049179</text:p>
          </table:table-cell>
          <table:table-cell>
            <text:p>64216678</text:p>
          </table:table-cell>
          <table:table-cell>
            <text:p>816684693</text:p>
          </table:table-cell>
          <table:table-cell>
            <text:p>253437433</text:p>
          </table:table-cell>
          <table:table-cell>
            <text:p>470744256</text:p>
          </table:table-cell>
          <table:table-cell>
            <text:p>290662747</text:p>
          </table:table-cell>
          <table:table-cell>
            <text:p>919791455</text:p>
          </table:table-cell>
        </table:table-row>
        <table:table-row>
          <table:table-cell>
            <text:p>619533593</text:p>
          </table:table-cell>
          <table:table-cell>
            <text:p>64148595</text:p>
          </table:table-cell>
          <table:table-cell>
            <text:p>456875798</text:p>
          </table:table-cell>
          <table:table-cell>
            <text:p>208394651</text:p>
          </table:table-cell>
          <table:table-cell>
            <text:p>938027976</text:p>
          </table:table-cell>
          <table:table-cell>
            <text:p>545987812</text:p>
          </table:table-cell>
          <table:table-cell>
            <text:p>393909896</text:p>
          </table:table-cell>
        </table:table-row>
        <table:table-row>
          <table:table-cell>
            <text:p>350001582</text:p>
          </table:table-cell>
          <table:table-cell>
            <text:p>951237987</text:p>
          </table:table-cell>
          <table:table-cell>
            <text:p>922512050</text:p>
          </table:table-cell>
          <table:table-cell>
            <text:p>504872622</text:p>
          </table:table-cell>
          <table:table-cell>
            <text:p>337065258</text:p>
          </table:table-cell>
          <table:table-cell>
            <text:p>842529532</text:p>
          </table:table-cell>
          <table:table-cell>
            <text:p>235229669</text:p>
          </table:table-cell>
        </table:table-row>
        <table:table-row>
          <table:table-cell>
            <text:p>78475739</text:p>
          </table:table-cell>
          <table:table-cell>
            <text:p>576257989</text:p>
          </table:table-cell>
          <table:table-cell>
            <text:p>482675334</text:p>
          </table:table-cell>
          <table:table-cell>
            <text:p>402280557</text:p>
          </table:table-cell>
          <table:table-cell>
            <text:p>727612795</text:p>
          </table:table-cell>
          <table:table-cell>
            <text:p>397391052</text:p>
          </table:table-cell>
          <table:table-cell>
            <text:p>914539429</text:p>
          </table:table-cell>
        </table:table-row>
        <table:table-row>
          <table:table-cell>
            <text:p>634205799</text:p>
          </table:table-cell>
          <table:table-cell>
            <text:p>709158000</text:p>
          </table:table-cell>
          <table:table-cell>
            <text:p>279761116</text:p>
          </table:table-cell>
          <table:table-cell>
            <text:p>938810767</text:p>
          </table:table-cell>
          <table:table-cell>
            <text:p>376968294</text:p>
          </table:table-cell>
          <table:table-cell>
            <text:p>752308756</text:p>
          </table:table-cell>
          <table:table-cell>
            <text:p>288613354</text:p>
          </table:table-cell>
        </table:table-row>
        <table:table-row>
          <table:table-cell>
            <text:p>135787893</text:p>
          </table:table-cell>
          <table:table-cell>
            <text:p>846079702</text:p>
          </table:table-cell>
          <table:table-cell>
            <text:p>343490035</text:p>
          </table:table-cell>
          <table:table-cell>
            <text:p>977241088</text:p>
          </table:table-cell>
          <table:table-cell>
            <text:p>187427437</text:p>
          </table:table-cell>
          <table:table-cell>
            <text:p>870239559</text:p>
          </table:table-cell>
          <table:table-cell>
            <text:p>785857574</text:p>
          </table:table-cell>
        </table:table-row>
        <table:table-row>
          <table:table-cell>
            <text:p>498505560</text:p>
          </table:table-cell>
          <table:table-cell>
            <text:p>553290224</text:p>
          </table:table-cell>
          <table:table-cell>
            <text:p>548781616</text:p>
          </table:table-cell>
          <table:table-cell>
            <text:p>147744646</text:p>
          </table:table-cell>
          <table:table-cell>
            <text:p>498191812</text:p>
          </table:table-cell>
          <table:table-cell>
            <text:p>638633714</text:p>
          </table:table-cell>
          <table:table-cell>
            <text:p>686656100</text:p>
          </table:table-cell>
        </table:table-row>
        <table:table-row>
          <table:table-cell>
            <text:p>975152986</text:p>
          </table:table-cell>
          <table:table-cell>
            <text:p>525366311</text:p>
          </table:table-cell>
          <table:table-cell>
            <text:p>378131148</text:p>
          </table:table-cell>
          <table:table-cell>
            <text:p>483961172</text:p>
          </table:table-cell>
          <table:table-cell>
            <text:p>671577946</text:p>
          </table:table-cell>
          <table:table-cell>
            <text:p>111425052</text:p>
          </table:table-cell>
          <table:table-cell>
            <text:p>128544248</text:p>
          </table:table-cell>
        </table:table-row>
        <table:table-row>
          <table:table-cell>
            <text:p>85568204</text:p>
          </table:table-cell>
          <table:table-cell>
            <text:p>250506732</text:p>
          </table:table-cell>
          <table:table-cell>
            <text:p>90647920</text:p>
          </table:table-cell>
          <table:table-cell>
            <text:p>821512796</text:p>
          </table:table-cell>
          <table:table-cell>
            <text:p>982481020</text:p>
          </table:table-cell>
          <table:table-cell>
            <text:p>975660897</text:p>
          </table:table-cell>
          <table:table-cell>
            <text:p>51948577</text:p>
          </table:table-cell>
        </table:table-row>
        <table:table-row>
          <table:table-cell>
            <text:p>676574302</text:p>
          </table:table-cell>
          <table:table-cell>
            <text:p>7214085</text:p>
          </table:table-cell>
          <table:table-cell>
            <text:p>802861802</text:p>
          </table:table-cell>
          <table:table-cell>
            <text:p>205242014</text:p>
          </table:table-cell>
          <table:table-cell>
            <text:p>306116800</text:p>
          </table:table-cell>
          <table:table-cell>
            <text:p>12071836</text:p>
          </table:table-cell>
          <table:table-cell>
            <text:p>504617081</text:p>
          </table:table-cell>
        </table:table-row>
        <table:table-row>
          <table:table-cell>
            <text:p>464387787</text:p>
          </table:table-cell>
          <table:table-cell>
            <text:p>269011417</text:p>
          </table:table-cell>
          <table:table-cell>
            <text:p>282464499</text:p>
          </table:table-cell>
          <table:table-cell>
            <text:p>716928704</text:p>
          </table:table-cell>
          <table:table-cell>
            <text:p>487699784</text:p>
          </table:table-cell>
          <table:table-cell>
            <text:p>703395319</text:p>
          </table:table-cell>
          <table:table-cell>
            <text:p>849483621</text:p>
          </table:table-cell>
        </table:table-row>
        <table:table-row>
          <table:table-cell>
            <text:p>754807699</text:p>
          </table:table-cell>
          <table:table-cell>
            <text:p>690673808</text:p>
          </table:table-cell>
          <table:table-cell>
            <text:p>322142364</text:p>
          </table:table-cell>
          <table:table-cell>
            <text:p>196212507</text:p>
          </table:table-cell>
          <table:table-cell>
            <text:p>172912702</text:p>
          </table:table-cell>
          <table:table-cell>
            <text:p>138816519</text:p>
          </table:table-cell>
          <table:table-cell>
            <text:p>469841869</text:p>
          </table:table-cell>
        </table:table-row>
        <table:table-row>
          <table:table-cell>
            <text:p>559140932</text:p>
          </table:table-cell>
          <table:table-cell>
            <text:p>353379639</text:p>
          </table:table-cell>
          <table:table-cell>
            <text:p>410599396</text:p>
          </table:table-cell>
          <table:table-cell>
            <text:p>39475698</text:p>
          </table:table-cell>
          <table:table-cell>
            <text:p>40861408</text:p>
          </table:table-cell>
          <table:table-cell>
            <text:p>843799744</text:p>
          </table:table-cell>
          <table:table-cell>
            <text:p>459305217</text:p>
          </table:table-cell>
        </table:table-row>
        <table:table-row>
          <table:table-cell>
            <text:p>658143316</text:p>
          </table:table-cell>
          <table:table-cell>
            <text:p>913883332</text:p>
          </table:table-cell>
          <table:table-cell>
            <text:p>29567131</text:p>
          </table:table-cell>
          <table:table-cell>
            <text:p>351604814</text:p>
          </table:table-cell>
          <table:table-cell>
            <text:p>150101274</text:p>
          </table:table-cell>
          <table:table-cell>
            <text:p>782521000</text:p>
          </table:table-cell>
          <table:table-cell>
            <text:p>524780137</text:p>
          </table:table-cell>
        </table:table-row>
        <table:table-row>
          <table:table-cell>
            <text:p>52546356</text:p>
          </table:table-cell>
          <table:table-cell>
            <text:p>116955465</text:p>
          </table:table-cell>
          <table:table-cell>
            <text:p>361064400</text:p>
          </table:table-cell>
          <table:table-cell>
            <text:p>653706685</text:p>
          </table:table-cell>
          <table:table-cell>
            <text:p>23461968</text:p>
          </table:table-cell>
          <table:table-cell>
            <text:p>605014964</text:p>
          </table:table-cell>
          <table:table-cell>
            <text:p>660150078</text:p>
          </table:table-cell>
        </table:table-row>
        <table:table-row>
          <table:table-cell>
            <text:p>515884411</text:p>
          </table:table-cell>
          <table:table-cell>
            <text:p>489635854</text:p>
          </table:table-cell>
          <table:table-cell>
            <text:p>335708199</text:p>
          </table:table-cell>
          <table:table-cell>
            <text:p>6703357</text:p>
          </table:table-cell>
          <table:table-cell>
            <text:p>432009776</text:p>
          </table:table-cell>
          <table:table-cell>
            <text:p>508934489</text:p>
          </table:table-cell>
          <table:table-cell>
            <text:p>270393129</text:p>
          </table:table-cell>
        </table:table-row>
        <table:table-row>
          <table:table-cell>
            <text:p>470196993</text:p>
          </table:table-cell>
          <table:table-cell>
            <text:p>859769452</text:p>
          </table:table-cell>
          <table:table-cell>
            <text:p>982185070</text:p>
          </table:table-cell>
          <table:table-cell>
            <text:p>687478126</text:p>
          </table:table-cell>
          <table:table-cell>
            <text:p>333620852</text:p>
          </table:table-cell>
          <table:table-cell>
            <text:p>800608727</text:p>
          </table:table-cell>
          <table:table-cell>
            <text:p>974464395</text:p>
          </table:table-cell>
        </table:table-row>
        <table:table-row>
          <table:table-cell>
            <text:p>679331343</text:p>
          </table:table-cell>
          <table:table-cell>
            <text:p>760885679</text:p>
          </table:table-cell>
          <table:table-cell>
            <text:p>685676373</text:p>
          </table:table-cell>
          <table:table-cell>
            <text:p>379874349</text:p>
          </table:table-cell>
          <table:table-cell>
            <text:p>104696056</text:p>
          </table:table-cell>
          <table:table-cell>
            <text:p>72384463</text:p>
          </table:table-cell>
          <table:table-cell>
            <text:p>938983670</text:p>
          </table:table-cell>
        </table:table-row>
        <table:table-row>
          <table:table-cell>
            <text:p>201551270</text:p>
          </table:table-cell>
          <table:table-cell>
            <text:p>54311614</text:p>
          </table:table-cell>
          <table:table-cell>
            <text:p>979669138</text:p>
          </table:table-cell>
          <table:table-cell>
            <text:p>100263159</text:p>
          </table:table-cell>
          <table:table-cell>
            <text:p>887399904</text:p>
          </table:table-cell>
          <table:table-cell>
            <text:p>214766450</text:p>
          </table:table-cell>
          <table:table-cell>
            <text:p>63550704</text:p>
          </table:table-cell>
        </table:table-row>
        <table:table-row>
          <table:table-cell>
            <text:p>7590162</text:p>
          </table:table-cell>
          <table:table-cell>
            <text:p>531382340</text:p>
          </table:table-cell>
          <table:table-cell>
            <text:p>871258910</text:p>
          </table:table-cell>
          <table:table-cell>
            <text:p>282293962</text:p>
          </table:table-cell>
          <table:table-cell>
            <text:p>501557038</text:p>
          </table:table-cell>
          <table:table-cell>
            <text:p>751352555</text:p>
          </table:table-cell>
          <table:table-cell>
            <text:p>209202936</text:p>
          </table:table-cell>
        </table:table-row>
        <table:table-row>
          <table:table-cell>
            <text:p>99527778</text:p>
          </table:table-cell>
          <table:table-cell>
            <text:p>221278495</text:p>
          </table:table-cell>
          <table:table-cell>
            <text:p>637982815</text:p>
          </table:table-cell>
          <table:table-cell>
            <text:p>407469795</text:p>
          </table:table-cell>
          <table:table-cell>
            <text:p>641735809</text:p>
          </table:table-cell>
          <table:table-cell>
            <text:p>116909723</text:p>
          </table:table-cell>
          <table:table-cell>
            <text:p>48655337</text:p>
          </table:table-cell>
        </table:table-row>
        <table:table-row>
          <table:table-cell>
            <text:p>133073186</text:p>
          </table:table-cell>
          <table:table-cell>
            <text:p>694671245</text:p>
          </table:table-cell>
          <table:table-cell>
            <text:p>968147959</text:p>
          </table:table-cell>
          <table:table-cell>
            <text:p>53908818</text:p>
          </table:table-cell>
          <table:table-cell>
            <text:p>452577802</text:p>
          </table:table-cell>
          <table:table-cell>
            <text:p>846984642</text:p>
          </table:table-cell>
          <table:table-cell>
            <text:p>945509129</text:p>
          </table:table-cell>
        </table:table-row>
        <table:table-row>
          <table:table-cell>
            <text:p>755007814</text:p>
          </table:table-cell>
          <table:table-cell>
            <text:p>308738644</text:p>
          </table:table-cell>
          <table:table-cell>
            <text:p>130762078</text:p>
          </table:table-cell>
          <table:table-cell>
            <text:p>314411793</text:p>
          </table:table-cell>
          <table:table-cell>
            <text:p>695386618</text:p>
          </table:table-cell>
          <table:table-cell>
            <text:p>468339616</text:p>
          </table:table-cell>
          <table:table-cell>
            <text:p>283756043</text:p>
          </table:table-cell>
        </table:table-row>
        <table:table-row>
          <table:table-cell>
            <text:p>644165606</text:p>
          </table:table-cell>
          <table:table-cell>
            <text:p>808591826</text:p>
          </table:table-cell>
          <table:table-cell>
            <text:p>480549306</text:p>
          </table:table-cell>
          <table:table-cell>
            <text:p>678135487</text:p>
          </table:table-cell>
          <table:table-cell>
            <text:p>292182307</text:p>
          </table:table-cell>
          <table:table-cell>
            <text:p>154652981</text:p>
          </table:table-cell>
          <table:table-cell>
            <text:p>823318061</text:p>
          </table:table-cell>
        </table:table-row>
        <table:table-row>
          <table:table-cell>
            <text:p>481578982</text:p>
          </table:table-cell>
          <table:table-cell>
            <text:p>553515676</text:p>
          </table:table-cell>
          <table:table-cell>
            <text:p>440875433</text:p>
          </table:table-cell>
          <table:table-cell>
            <text:p>243425774</text:p>
          </table:table-cell>
          <table:table-cell>
            <text:p>780233192</text:p>
          </table:table-cell>
          <table:table-cell>
            <text:p>878194691</text:p>
          </table:table-cell>
          <table:table-cell>
            <text:p>189299445</text:p>
          </table:table-cell>
        </table:table-row>
        <table:table-row>
          <table:table-cell>
            <text:p>41151242</text:p>
          </table:table-cell>
          <table:table-cell>
            <text:p>924038696</text:p>
          </table:table-cell>
          <table:table-cell>
            <text:p>247066174</text:p>
          </table:table-cell>
          <table:table-cell>
            <text:p>342248540</text:p>
          </table:table-cell>
          <table:table-cell>
            <text:p>945084060</text:p>
          </table:table-cell>
          <table:table-cell>
            <text:p>34338697</text:p>
          </table:table-cell>
          <table:table-cell>
            <text:p>338791804</text:p>
          </table:table-cell>
        </table:table-row>
        <table:table-row>
          <table:table-cell>
            <text:p>540219380</text:p>
          </table:table-cell>
          <table:table-cell>
            <text:p>86141365</text:p>
          </table:table-cell>
          <table:table-cell>
            <text:p>538417600</text:p>
          </table:table-cell>
          <table:table-cell>
            <text:p>68756890</text:p>
          </table:table-cell>
          <table:table-cell>
            <text:p>802372834</text:p>
          </table:table-cell>
          <table:table-cell>
            <text:p>369349118</text:p>
          </table:table-cell>
          <table:table-cell>
            <text:p>805150381</text:p>
          </table:table-cell>
        </table:table-row>
        <table:table-row>
          <table:table-cell>
            <text:p>862917880</text:p>
          </table:table-cell>
          <table:table-cell>
            <text:p>593513632</text:p>
          </table:table-cell>
          <table:table-cell>
            <text:p>39164040</text:p>
          </table:table-cell>
          <table:table-cell>
            <text:p>614157043</text:p>
          </table:table-cell>
          <table:table-cell>
            <text:p>446464666</text:p>
          </table:table-cell>
          <table:table-cell>
            <text:p>401601244</text:p>
          </table:table-cell>
          <table:table-cell>
            <text:p>431239807</text:p>
          </table:table-cell>
        </table:table-row>
        <table:table-row>
          <table:table-cell>
            <text:p>105788351</text:p>
          </table:table-cell>
          <table:table-cell>
            <text:p>307956993</text:p>
          </table:table-cell>
          <table:table-cell>
            <text:p>854798638</text:p>
          </table:table-cell>
          <table:table-cell>
            <text:p>233736749</text:p>
          </table:table-cell>
          <table:table-cell>
            <text:p>215172457</text:p>
          </table:table-cell>
          <table:table-cell>
            <text:p>46644226</text:p>
          </table:table-cell>
          <table:table-cell>
            <text:p>130345394</text:p>
          </table:table-cell>
        </table:table-row>
        <table:table-row>
          <table:table-cell>
            <text:p>863534940</text:p>
          </table:table-cell>
          <table:table-cell>
            <text:p>350780768</text:p>
          </table:table-cell>
          <table:table-cell>
            <text:p>827596443</text:p>
          </table:table-cell>
          <table:table-cell>
            <text:p>579665287</text:p>
          </table:table-cell>
          <table:table-cell>
            <text:p>293153194</text:p>
          </table:table-cell>
          <table:table-cell>
            <text:p>309448573</text:p>
          </table:table-cell>
          <table:table-cell>
            <text:p>323848422</text:p>
          </table:table-cell>
        </table:table-row>
        <table:table-row>
          <table:table-cell>
            <text:p>723974240</text:p>
          </table:table-cell>
          <table:table-cell>
            <text:p>500413965</text:p>
          </table:table-cell>
          <table:table-cell>
            <text:p>786878278</text:p>
          </table:table-cell>
          <table:table-cell>
            <text:p>635810328</text:p>
          </table:table-cell>
          <table:table-cell>
            <text:p>966381111</text:p>
          </table:table-cell>
          <table:table-cell>
            <text:p>730396941</text:p>
          </table:table-cell>
          <table:table-cell>
            <text:p>426023090</text:p>
          </table:table-cell>
        </table:table-row>
        <table:table-row>
          <table:table-cell>
            <text:p>418980810</text:p>
          </table:table-cell>
          <table:table-cell>
            <text:p>317448287</text:p>
          </table:table-cell>
          <table:table-cell>
            <text:p>609750694</text:p>
          </table:table-cell>
          <table:table-cell>
            <text:p>529982054</text:p>
          </table:table-cell>
          <table:table-cell>
            <text:p>854930410</text:p>
          </table:table-cell>
          <table:table-cell>
            <text:p>613812636</text:p>
          </table:table-cell>
          <table:table-cell>
            <text:p>715035609</text:p>
          </table:table-cell>
        </table:table-row>
        <table:table-row>
          <table:table-cell>
            <text:p>353276335</text:p>
          </table:table-cell>
          <table:table-cell>
            <text:p>548609639</text:p>
          </table:table-cell>
          <table:table-cell>
            <text:p>750484449</text:p>
          </table:table-cell>
          <table:table-cell>
            <text:p>606882916</text:p>
          </table:table-cell>
          <table:table-cell>
            <text:p>902709156</text:p>
          </table:table-cell>
          <table:table-cell>
            <text:p>273448175</text:p>
          </table:table-cell>
          <table:table-cell>
            <text:p>177883890</text:p>
          </table:table-cell>
        </table:table-row>
        <table:table-row>
          <table:table-cell>
            <text:p>924052991</text:p>
          </table:table-cell>
          <table:table-cell>
            <text:p>697713216</text:p>
          </table:table-cell>
          <table:table-cell>
            <text:p>783546062</text:p>
          </table:table-cell>
          <table:table-cell>
            <text:p>257558330</text:p>
          </table:table-cell>
          <table:table-cell>
            <text:p>402181557</text:p>
          </table:table-cell>
          <table:table-cell>
            <text:p>416898334</text:p>
          </table:table-cell>
          <table:table-cell>
            <text:p>20840073</text:p>
          </table:table-cell>
        </table:table-row>
        <table:table-row>
          <table:table-cell>
            <text:p>178116229</text:p>
          </table:table-cell>
          <table:table-cell>
            <text:p>339015038</text:p>
          </table:table-cell>
          <table:table-cell>
            <text:p>572533501</text:p>
          </table:table-cell>
          <table:table-cell>
            <text:p>273458757</text:p>
          </table:table-cell>
          <table:table-cell>
            <text:p>833813942</text:p>
          </table:table-cell>
          <table:table-cell>
            <text:p>783162221</text:p>
          </table:table-cell>
          <table:table-cell>
            <text:p>231188666</text:p>
          </table:table-cell>
        </table:table-row>
        <table:table-row>
          <table:table-cell>
            <text:p>310373193</text:p>
          </table:table-cell>
          <table:table-cell>
            <text:p>197355998</text:p>
          </table:table-cell>
          <table:table-cell>
            <text:p>843846970</text:p>
          </table:table-cell>
          <table:table-cell>
            <text:p>327100293</text:p>
          </table:table-cell>
          <table:table-cell>
            <text:p>971432408</text:p>
          </table:table-cell>
          <table:table-cell>
            <text:p>795046013</text:p>
          </table:table-cell>
          <table:table-cell>
            <text:p>560171734</text:p>
          </table:table-cell>
        </table:table-row>
        <table:table-row>
          <table:table-cell>
            <text:p>882937709</text:p>
          </table:table-cell>
          <table:table-cell>
            <text:p>686730457</text:p>
          </table:table-cell>
          <table:table-cell>
            <text:p>172730093</text:p>
          </table:table-cell>
          <table:table-cell>
            <text:p>515265260</text:p>
          </table:table-cell>
          <table:table-cell>
            <text:p>406552859</text:p>
          </table:table-cell>
          <table:table-cell>
            <text:p>872971499</text:p>
          </table:table-cell>
          <table:table-cell>
            <text:p>747777862</text:p>
          </table:table-cell>
        </table:table-row>
        <table:table-row>
          <table:table-cell>
            <text:p>379463455</text:p>
          </table:table-cell>
          <table:table-cell>
            <text:p>80512644</text:p>
          </table:table-cell>
          <table:table-cell>
            <text:p>306194950</text:p>
          </table:table-cell>
          <table:table-cell>
            <text:p>269257605</text:p>
          </table:table-cell>
          <table:table-cell>
            <text:p>56165638</text:p>
          </table:table-cell>
          <table:table-cell>
            <text:p>482598671</text:p>
          </table:table-cell>
          <table:table-cell>
            <text:p>18491160</text:p>
          </table:table-cell>
        </table:table-row>
        <table:table-row>
          <table:table-cell>
            <text:p>48362939</text:p>
          </table:table-cell>
          <table:table-cell>
            <text:p>245497230</text:p>
          </table:table-cell>
          <table:table-cell>
            <text:p>919670683</text:p>
          </table:table-cell>
          <table:table-cell>
            <text:p>406073585</text:p>
          </table:table-cell>
          <table:table-cell>
            <text:p>847638159</text:p>
          </table:table-cell>
          <table:table-cell>
            <text:p>112616524</text:p>
          </table:table-cell>
          <table:table-cell>
            <text:p>817759852</text:p>
          </table:table-cell>
        </table:table-row>
        <table:table-row>
          <table:table-cell>
            <text:p>255468748</text:p>
          </table:table-cell>
          <table:table-cell>
            <text:p>206321981</text:p>
          </table:table-cell>
          <table:table-cell>
            <text:p>749920328</text:p>
          </table:table-cell>
          <table:table-cell>
            <text:p>606340672</text:p>
          </table:table-cell>
          <table:table-cell>
            <text:p>17387104</text:p>
          </table:table-cell>
          <table:table-cell>
            <text:p>659824645</text:p>
          </table:table-cell>
          <table:table-cell>
            <text:p>981811749</text:p>
          </table:table-cell>
        </table:table-row>
        <table:table-row>
          <table:table-cell>
            <text:p>111717927</text:p>
          </table:table-cell>
          <table:table-cell>
            <text:p>62268530</text:p>
          </table:table-cell>
          <table:table-cell>
            <text:p>811958108</text:p>
          </table:table-cell>
          <table:table-cell>
            <text:p>1878276</text:p>
          </table:table-cell>
          <table:table-cell>
            <text:p>55887023</text:p>
          </table:table-cell>
          <table:table-cell>
            <text:p>313807892</text:p>
          </table:table-cell>
          <table:table-cell>
            <text:p>771019508</text:p>
          </table:table-cell>
        </table:table-row>
        <table:table-row>
          <table:table-cell>
            <text:p>107366262</text:p>
          </table:table-cell>
          <table:table-cell>
            <text:p>804774425</text:p>
          </table:table-cell>
          <table:table-cell>
            <text:p>499430163</text:p>
          </table:table-cell>
          <table:table-cell>
            <text:p>85134039</text:p>
          </table:table-cell>
          <table:table-cell>
            <text:p>264260309</text:p>
          </table:table-cell>
          <table:table-cell>
            <text:p>529033456</text:p>
          </table:table-cell>
          <table:table-cell>
            <text:p>242511076</text:p>
          </table:table-cell>
        </table:table-row>
        <table:table-row>
          <table:table-cell>
            <text:p>761203322</text:p>
          </table:table-cell>
          <table:table-cell>
            <text:p>567200133</text:p>
          </table:table-cell>
          <table:table-cell>
            <text:p>326807458</text:p>
          </table:table-cell>
          <table:table-cell>
            <text:p>440251229</text:p>
          </table:table-cell>
          <table:table-cell>
            <text:p>218597930</text:p>
          </table:table-cell>
          <table:table-cell>
            <text:p>385709096</text:p>
          </table:table-cell>
          <table:table-cell>
            <text:p>202017691</text:p>
          </table:table-cell>
        </table:table-row>
        <table:table-row>
          <table:table-cell>
            <text:p>912838698</text:p>
          </table:table-cell>
          <table:table-cell>
            <text:p>719688183</text:p>
          </table:table-cell>
          <table:table-cell>
            <text:p>174592979</text:p>
          </table:table-cell>
          <table:table-cell>
            <text:p>426299190</text:p>
          </table:table-cell>
          <table:table-cell>
            <text:p>526101002</text:p>
          </table:table-cell>
          <table:table-cell>
            <text:p>706903631</text:p>
          </table:table-cell>
          <table:table-cell>
            <text:p>422443611</text:p>
          </table:table-cell>
        </table:table-row>
        <table:table-row>
          <table:table-cell>
            <text:p>972772597</text:p>
          </table:table-cell>
          <table:table-cell>
            <text:p>730592122</text:p>
          </table:table-cell>
          <table:table-cell>
            <text:p>251307089</text:p>
          </table:table-cell>
          <table:table-cell>
            <text:p>612485292</text:p>
          </table:table-cell>
          <table:table-cell>
            <text:p>375160369</text:p>
          </table:table-cell>
          <table:table-cell>
            <text:p>287808810</text:p>
          </table:table-cell>
          <table:table-cell>
            <text:p>131836991</text:p>
          </table:table-cell>
        </table:table-row>
        <table:table-row>
          <table:table-cell>
            <text:p>165401431</text:p>
          </table:table-cell>
          <table:table-cell>
            <text:p>658302150</text:p>
          </table:table-cell>
          <table:table-cell>
            <text:p>707557272</text:p>
          </table:table-cell>
          <table:table-cell>
            <text:p>948250840</text:p>
          </table:table-cell>
          <table:table-cell>
            <text:p>610242335</text:p>
          </table:table-cell>
          <table:table-cell>
            <text:p>448622455</text:p>
          </table:table-cell>
          <table:table-cell>
            <text:p>384081290</text:p>
          </table:table-cell>
        </table:table-row>
        <table:table-row>
          <table:table-cell>
            <text:p>477998396</text:p>
          </table:table-cell>
          <table:table-cell>
            <text:p>995885802</text:p>
          </table:table-cell>
          <table:table-cell>
            <text:p>594829726</text:p>
          </table:table-cell>
          <table:table-cell>
            <text:p>448423817</text:p>
          </table:table-cell>
          <table:table-cell>
            <text:p>440926874</text:p>
          </table:table-cell>
          <table:table-cell>
            <text:p>731139229</text:p>
          </table:table-cell>
          <table:table-cell>
            <text:p>174862155</text:p>
          </table:table-cell>
        </table:table-row>
        <table:table-row>
          <table:table-cell>
            <text:p>504730387</text:p>
          </table:table-cell>
          <table:table-cell>
            <text:p>211462472</text:p>
          </table:table-cell>
          <table:table-cell>
            <text:p>140026606</text:p>
          </table:table-cell>
          <table:table-cell>
            <text:p>582792451</text:p>
          </table:table-cell>
          <table:table-cell>
            <text:p>317007984</text:p>
          </table:table-cell>
          <table:table-cell>
            <text:p>604943337</text:p>
          </table:table-cell>
          <table:table-cell>
            <text:p>469240442</text:p>
          </table:table-cell>
        </table:table-row>
        <table:table-row>
          <table:table-cell>
            <text:p>740753616</text:p>
          </table:table-cell>
          <table:table-cell>
            <text:p>641780434</text:p>
          </table:table-cell>
          <table:table-cell>
            <text:p>941840575</text:p>
          </table:table-cell>
          <table:table-cell>
            <text:p>44198904</text:p>
          </table:table-cell>
          <table:table-cell>
            <text:p>268946166</text:p>
          </table:table-cell>
          <table:table-cell>
            <text:p>376292106</text:p>
          </table:table-cell>
          <table:table-cell>
            <text:p>498666811</text:p>
          </table:table-cell>
        </table:table-row>
        <table:table-row>
          <table:table-cell>
            <text:p>264109345</text:p>
          </table:table-cell>
          <table:table-cell>
            <text:p>78490666</text:p>
          </table:table-cell>
          <table:table-cell>
            <text:p>792985088</text:p>
          </table:table-cell>
          <table:table-cell>
            <text:p>106565125</text:p>
          </table:table-cell>
          <table:table-cell>
            <text:p>838693065</text:p>
          </table:table-cell>
          <table:table-cell>
            <text:p>353034196</text:p>
          </table:table-cell>
          <table:table-cell>
            <text:p>397093967</text:p>
          </table:table-cell>
        </table:table-row>
        <table:table-row>
          <table:table-cell>
            <text:p>980328053</text:p>
          </table:table-cell>
          <table:table-cell>
            <text:p>246095459</text:p>
          </table:table-cell>
          <table:table-cell>
            <text:p>313914634</text:p>
          </table:table-cell>
          <table:table-cell>
            <text:p>677284787</text:p>
          </table:table-cell>
          <table:table-cell>
            <text:p>599277857</text:p>
          </table:table-cell>
          <table:table-cell>
            <text:p>683868784</text:p>
          </table:table-cell>
          <table:table-cell>
            <text:p>647637914</text:p>
          </table:table-cell>
        </table:table-row>
        <table:table-row>
          <table:table-cell>
            <text:p>99940400</text:p>
          </table:table-cell>
          <table:table-cell>
            <text:p>132394357</text:p>
          </table:table-cell>
          <table:table-cell>
            <text:p>194132837</text:p>
          </table:table-cell>
          <table:table-cell>
            <text:p>664194652</text:p>
          </table:table-cell>
          <table:table-cell>
            <text:p>444570916</text:p>
          </table:table-cell>
          <table:table-cell>
            <text:p>586474398</text:p>
          </table:table-cell>
          <table:table-cell>
            <text:p>297312290</text:p>
          </table:table-cell>
        </table:table-row>
        <table:table-row>
          <table:table-cell>
            <text:p>533957713</text:p>
          </table:table-cell>
          <table:table-cell>
            <text:p>27467910</text:p>
          </table:table-cell>
          <table:table-cell>
            <text:p>954807140</text:p>
          </table:table-cell>
          <table:table-cell>
            <text:p>97858581</text:p>
          </table:table-cell>
          <table:table-cell>
            <text:p>798044636</text:p>
          </table:table-cell>
          <table:table-cell>
            <text:p>863012800</text:p>
          </table:table-cell>
          <table:table-cell>
            <text:p>491701565</text:p>
          </table:table-cell>
        </table:table-row>
        <table:table-row>
          <table:table-cell>
            <text:p>164596572</text:p>
          </table:table-cell>
          <table:table-cell>
            <text:p>890419683</text:p>
          </table:table-cell>
          <table:table-cell>
            <text:p>946124899</text:p>
          </table:table-cell>
          <table:table-cell>
            <text:p>722786105</text:p>
          </table:table-cell>
          <table:table-cell>
            <text:p>829786001</text:p>
          </table:table-cell>
          <table:table-cell>
            <text:p>315298824</text:p>
          </table:table-cell>
          <table:table-cell>
            <text:p>620601406</text:p>
          </table:table-cell>
        </table:table-row>
        <table:table-row>
          <table:table-cell>
            <text:p>80040046</text:p>
          </table:table-cell>
          <table:table-cell>
            <text:p>401980936</text:p>
          </table:table-cell>
          <table:table-cell>
            <text:p>718651132</text:p>
          </table:table-cell>
          <table:table-cell>
            <text:p>534076592</text:p>
          </table:table-cell>
          <table:table-cell>
            <text:p>832560154</text:p>
          </table:table-cell>
          <table:table-cell>
            <text:p>878337095</text:p>
          </table:table-cell>
          <table:table-cell>
            <text:p>477549948</text:p>
          </table:table-cell>
        </table:table-row>
        <table:table-row>
          <table:table-cell>
            <text:p>312637006</text:p>
          </table:table-cell>
          <table:table-cell>
            <text:p>959411039</text:p>
          </table:table-cell>
          <table:table-cell>
            <text:p>510022471</text:p>
          </table:table-cell>
          <table:table-cell>
            <text:p>256305750</text:p>
          </table:table-cell>
          <table:table-cell>
            <text:p>831308721</text:p>
          </table:table-cell>
          <table:table-cell>
            <text:p>57472744</text:p>
          </table:table-cell>
          <table:table-cell>
            <text:p>301838310</text:p>
          </table:table-cell>
        </table:table-row>
        <table:table-row>
          <table:table-cell>
            <text:p>780497312</text:p>
          </table:table-cell>
          <table:table-cell>
            <text:p>487763754</text:p>
          </table:table-cell>
          <table:table-cell>
            <text:p>528660536</text:p>
          </table:table-cell>
          <table:table-cell>
            <text:p>547747991</text:p>
          </table:table-cell>
          <table:table-cell>
            <text:p>560891669</text:p>
          </table:table-cell>
          <table:table-cell>
            <text:p>64873010</text:p>
          </table:table-cell>
          <table:table-cell>
            <text:p>998356405</text:p>
          </table:table-cell>
        </table:table-row>
        <table:table-row>
          <table:table-cell>
            <text:p>471203627</text:p>
          </table:table-cell>
          <table:table-cell>
            <text:p>873259924</text:p>
          </table:table-cell>
          <table:table-cell>
            <text:p>345178907</text:p>
          </table:table-cell>
          <table:table-cell>
            <text:p>244238744</text:p>
          </table:table-cell>
          <table:table-cell>
            <text:p>812746362</text:p>
          </table:table-cell>
          <table:table-cell>
            <text:p>441446221</text:p>
          </table:table-cell>
          <table:table-cell>
            <text:p>671634544</text:p>
          </table:table-cell>
        </table:table-row>
        <table:table-row>
          <table:table-cell>
            <text:p>380640831</text:p>
          </table:table-cell>
          <table:table-cell>
            <text:p>556793218</text:p>
          </table:table-cell>
          <table:table-cell>
            <text:p>863593921</text:p>
          </table:table-cell>
          <table:table-cell>
            <text:p>301252367</text:p>
          </table:table-cell>
          <table:table-cell>
            <text:p>661692362</text:p>
          </table:table-cell>
          <table:table-cell>
            <text:p>493403980</text:p>
          </table:table-cell>
          <table:table-cell>
            <text:p>394404411</text:p>
          </table:table-cell>
        </table:table-row>
        <table:table-row>
          <table:table-cell>
            <text:p>815701756</text:p>
          </table:table-cell>
          <table:table-cell>
            <text:p>192005575</text:p>
          </table:table-cell>
          <table:table-cell>
            <text:p>824585282</text:p>
          </table:table-cell>
          <table:table-cell>
            <text:p>716217347</text:p>
          </table:table-cell>
          <table:table-cell>
            <text:p>55410100</text:p>
          </table:table-cell>
          <table:table-cell>
            <text:p>383725503</text:p>
          </table:table-cell>
          <table:table-cell>
            <text:p>658174167</text:p>
          </table:table-cell>
        </table:table-row>
        <table:table-row>
          <table:table-cell>
            <text:p>202515478</text:p>
          </table:table-cell>
          <table:table-cell>
            <text:p>390190807</text:p>
          </table:table-cell>
          <table:table-cell>
            <text:p>106169242</text:p>
          </table:table-cell>
          <table:table-cell>
            <text:p>964808015</text:p>
          </table:table-cell>
          <table:table-cell>
            <text:p>611179516</text:p>
          </table:table-cell>
          <table:table-cell>
            <text:p>423486832</text:p>
          </table:table-cell>
          <table:table-cell>
            <text:p>873094713</text:p>
          </table:table-cell>
        </table:table-row>
        <table:table-row>
          <table:table-cell>
            <text:p>881916078</text:p>
          </table:table-cell>
          <table:table-cell>
            <text:p>174047326</text:p>
          </table:table-cell>
          <table:table-cell>
            <text:p>560757642</text:p>
          </table:table-cell>
          <table:table-cell>
            <text:p>123204960</text:p>
          </table:table-cell>
          <table:table-cell>
            <text:p>805857066</text:p>
          </table:table-cell>
          <table:table-cell>
            <text:p>414617692</text:p>
          </table:table-cell>
          <table:table-cell>
            <text:p>487986237</text:p>
          </table:table-cell>
        </table:table-row>
        <table:table-row>
          <table:table-cell>
            <text:p>212956706</text:p>
          </table:table-cell>
          <table:table-cell>
            <text:p>155202426</text:p>
          </table:table-cell>
          <table:table-cell>
            <text:p>691616928</text:p>
          </table:table-cell>
          <table:table-cell>
            <text:p>191810524</text:p>
          </table:table-cell>
          <table:table-cell>
            <text:p>910816138</text:p>
          </table:table-cell>
          <table:table-cell>
            <text:p>296357771</text:p>
          </table:table-cell>
          <table:table-cell>
            <text:p>642814311</text:p>
          </table:table-cell>
        </table:table-row>
        <table:table-row>
          <table:table-cell>
            <text:p>819655580</text:p>
          </table:table-cell>
          <table:table-cell>
            <text:p>649858782</text:p>
          </table:table-cell>
          <table:table-cell>
            <text:p>366528900</text:p>
          </table:table-cell>
          <table:table-cell>
            <text:p>850310119</text:p>
          </table:table-cell>
          <table:table-cell>
            <text:p>315811354</text:p>
          </table:table-cell>
          <table:table-cell>
            <text:p>374277979</text:p>
          </table:table-cell>
          <table:table-cell>
            <text:p>607034549</text:p>
          </table:table-cell>
        </table:table-row>
        <table:table-row>
          <table:table-cell>
            <text:p>748003433</text:p>
          </table:table-cell>
          <table:table-cell>
            <text:p>625381687</text:p>
          </table:table-cell>
          <table:table-cell>
            <text:p>783603044</text:p>
          </table:table-cell>
          <table:table-cell>
            <text:p>801249079</text:p>
          </table:table-cell>
          <table:table-cell>
            <text:p>323208990</text:p>
          </table:table-cell>
          <table:table-cell>
            <text:p>266445698</text:p>
          </table:table-cell>
          <table:table-cell>
            <text:p>943799952</text:p>
          </table:table-cell>
        </table:table-row>
        <table:table-row>
          <table:table-cell>
            <text:p>729168021</text:p>
          </table:table-cell>
          <table:table-cell>
            <text:p>866527889</text:p>
          </table:table-cell>
          <table:table-cell>
            <text:p>97630694</text:p>
          </table:table-cell>
          <table:table-cell>
            <text:p>540485299</text:p>
          </table:table-cell>
          <table:table-cell>
            <text:p>233482359</text:p>
          </table:table-cell>
          <table:table-cell>
            <text:p>658077097</text:p>
          </table:table-cell>
          <table:table-cell>
            <text:p>606415152</text:p>
          </table:table-cell>
        </table:table-row>
        <table:table-row>
          <table:table-cell>
            <text:p>272705839</text:p>
          </table:table-cell>
          <table:table-cell>
            <text:p>934297288</text:p>
          </table:table-cell>
          <table:table-cell>
            <text:p>197381755</text:p>
          </table:table-cell>
          <table:table-cell>
            <text:p>775452363</text:p>
          </table:table-cell>
          <table:table-cell>
            <text:p>692222251</text:p>
          </table:table-cell>
          <table:table-cell>
            <text:p>833200683</text:p>
          </table:table-cell>
          <table:table-cell>
            <text:p>586393431</text:p>
          </table:table-cell>
        </table:table-row>
        <table:table-row>
          <table:table-cell>
            <text:p>697317976</text:p>
          </table:table-cell>
          <table:table-cell>
            <text:p>131713275</text:p>
          </table:table-cell>
          <table:table-cell>
            <text:p>796041436</text:p>
          </table:table-cell>
          <table:table-cell>
            <text:p>772279492</text:p>
          </table:table-cell>
          <table:table-cell>
            <text:p>475215212</text:p>
          </table:table-cell>
          <table:table-cell>
            <text:p>607872336</text:p>
          </table:table-cell>
          <table:table-cell>
            <text:p>56920328</text:p>
          </table:table-cell>
        </table:table-row>
        <table:table-row>
          <table:table-cell>
            <text:p>377348058</text:p>
          </table:table-cell>
          <table:table-cell>
            <text:p>473760957</text:p>
          </table:table-cell>
          <table:table-cell>
            <text:p>13838986</text:p>
          </table:table-cell>
          <table:table-cell>
            <text:p>497350132</text:p>
          </table:table-cell>
          <table:table-cell>
            <text:p>61796016</text:p>
          </table:table-cell>
          <table:table-cell>
            <text:p>187643485</text:p>
          </table:table-cell>
          <table:table-cell>
            <text:p>15975819</text:p>
          </table:table-cell>
        </table:table-row>
        <table:table-row>
          <table:table-cell>
            <text:p>347278015</text:p>
          </table:table-cell>
          <table:table-cell>
            <text:p>878897828</text:p>
          </table:table-cell>
          <table:table-cell>
            <text:p>469958908</text:p>
          </table:table-cell>
          <table:table-cell>
            <text:p>736736089</text:p>
          </table:table-cell>
          <table:table-cell>
            <text:p>739046934</text:p>
          </table:table-cell>
          <table:table-cell>
            <text:p>427695962</text:p>
          </table:table-cell>
          <table:table-cell>
            <text:p>696488967</text:p>
          </table:table-cell>
        </table:table-row>
        <table:table-row>
          <table:table-cell>
            <text:p>869988657</text:p>
          </table:table-cell>
          <table:table-cell>
            <text:p>932827776</text:p>
          </table:table-cell>
          <table:table-cell>
            <text:p>357535648</text:p>
          </table:table-cell>
          <table:table-cell>
            <text:p>965762090</text:p>
          </table:table-cell>
          <table:table-cell>
            <text:p>950970122</text:p>
          </table:table-cell>
          <table:table-cell>
            <text:p>136609258</text:p>
          </table:table-cell>
          <table:table-cell>
            <text:p>79764131</text:p>
          </table:table-cell>
        </table:table-row>
        <table:table-row>
          <table:table-cell>
            <text:p>652406659</text:p>
          </table:table-cell>
          <table:table-cell>
            <text:p>828671844</text:p>
          </table:table-cell>
          <table:table-cell>
            <text:p>594674126</text:p>
          </table:table-cell>
          <table:table-cell>
            <text:p>678621044</text:p>
          </table:table-cell>
          <table:table-cell>
            <text:p>797156546</text:p>
          </table:table-cell>
          <table:table-cell>
            <text:p>740926381</text:p>
          </table:table-cell>
          <table:table-cell>
            <text:p>228269511</text:p>
          </table:table-cell>
        </table:table-row>
        <table:table-row>
          <table:table-cell>
            <text:p>751396837</text:p>
          </table:table-cell>
          <table:table-cell>
            <text:p>657995014</text:p>
          </table:table-cell>
          <table:table-cell>
            <text:p>477174156</text:p>
          </table:table-cell>
          <table:table-cell>
            <text:p>573844679</text:p>
          </table:table-cell>
          <table:table-cell>
            <text:p>994257020</text:p>
          </table:table-cell>
          <table:table-cell>
            <text:p>561168645</text:p>
          </table:table-cell>
          <table:table-cell>
            <text:p>299417289</text:p>
          </table:table-cell>
        </table:table-row>
        <table:table-row>
          <table:table-cell>
            <text:p>187760538</text:p>
          </table:table-cell>
          <table:table-cell>
            <text:p>859001576</text:p>
          </table:table-cell>
          <table:table-cell>
            <text:p>408488911</text:p>
          </table:table-cell>
          <table:table-cell>
            <text:p>491010601</text:p>
          </table:table-cell>
          <table:table-cell>
            <text:p>924442320</text:p>
          </table:table-cell>
          <table:table-cell>
            <text:p>527328369</text:p>
          </table:table-cell>
          <table:table-cell>
            <text:p>426193165</text:p>
          </table:table-cell>
        </table:table-row>
        <table:table-row>
          <table:table-cell>
            <text:p>331301584</text:p>
          </table:table-cell>
          <table:table-cell>
            <text:p>871781033</text:p>
          </table:table-cell>
          <table:table-cell>
            <text:p>707032625</text:p>
          </table:table-cell>
          <table:table-cell>
            <text:p>648918268</text:p>
          </table:table-cell>
          <table:table-cell>
            <text:p>99364359</text:p>
          </table:table-cell>
          <table:table-cell>
            <text:p>198925863</text:p>
          </table:table-cell>
          <table:table-cell>
            <text:p>522304106</text:p>
          </table:table-cell>
        </table:table-row>
        <table:table-row>
          <table:table-cell>
            <text:p>171392597</text:p>
          </table:table-cell>
          <table:table-cell>
            <text:p>930739855</text:p>
          </table:table-cell>
          <table:table-cell>
            <text:p>353698608</text:p>
          </table:table-cell>
          <table:table-cell>
            <text:p>627051498</text:p>
          </table:table-cell>
          <table:table-cell>
            <text:p>764013760</text:p>
          </table:table-cell>
          <table:table-cell>
            <text:p>679193622</text:p>
          </table:table-cell>
          <table:table-cell>
            <text:p>260565946</text:p>
          </table:table-cell>
        </table:table-row>
        <table:table-row>
          <table:table-cell>
            <text:p>807939478</text:p>
          </table:table-cell>
          <table:table-cell>
            <text:p>115835629</text:p>
          </table:table-cell>
          <table:table-cell>
            <text:p>777177982</text:p>
          </table:table-cell>
          <table:table-cell>
            <text:p>595592696</text:p>
          </table:table-cell>
          <table:table-cell>
            <text:p>572442405</text:p>
          </table:table-cell>
          <table:table-cell>
            <text:p>382151032</text:p>
          </table:table-cell>
          <table:table-cell>
            <text:p>742435286</text:p>
          </table:table-cell>
        </table:table-row>
        <table:table-row>
          <table:table-cell>
            <text:p>480619078</text:p>
          </table:table-cell>
          <table:table-cell>
            <text:p>714948482</text:p>
          </table:table-cell>
          <table:table-cell>
            <text:p>162652972</text:p>
          </table:table-cell>
          <table:table-cell>
            <text:p>113853233</text:p>
          </table:table-cell>
          <table:table-cell>
            <text:p>46118262</text:p>
          </table:table-cell>
          <table:table-cell>
            <text:p>586377391</text:p>
          </table:table-cell>
          <table:table-cell>
            <text:p>521125155</text:p>
          </table:table-cell>
        </table:table-row>
        <table:table-row>
          <table:table-cell>
            <text:p>989227794</text:p>
          </table:table-cell>
          <table:table-cell>
            <text:p>533905327</text:p>
          </table:table-cell>
          <table:table-cell>
            <text:p>624034741</text:p>
          </table:table-cell>
          <table:table-cell>
            <text:p>150675399</text:p>
          </table:table-cell>
          <table:table-cell>
            <text:p>909508329</text:p>
          </table:table-cell>
          <table:table-cell>
            <text:p>947053400</text:p>
          </table:table-cell>
          <table:table-cell>
            <text:p>992089284</text:p>
          </table:table-cell>
        </table:table-row>
        <table:table-row>
          <table:table-cell>
            <text:p>789538663</text:p>
          </table:table-cell>
          <table:table-cell>
            <text:p>619140700</text:p>
          </table:table-cell>
          <table:table-cell>
            <text:p>462877921</text:p>
          </table:table-cell>
          <table:table-cell>
            <text:p>993548142</text:p>
          </table:table-cell>
          <table:table-cell>
            <text:p>52183389</text:p>
          </table:table-cell>
          <table:table-cell>
            <text:p>478201182</text:p>
          </table:table-cell>
          <table:table-cell>
            <text:p>312932929</text:p>
          </table:table-cell>
        </table:table-row>
        <table:table-row>
          <table:table-cell>
            <text:p>625965443</text:p>
          </table:table-cell>
          <table:table-cell>
            <text:p>149623626</text:p>
          </table:table-cell>
          <table:table-cell>
            <text:p>59158467</text:p>
          </table:table-cell>
          <table:table-cell>
            <text:p>455406429</text:p>
          </table:table-cell>
          <table:table-cell>
            <text:p>762052744</text:p>
          </table:table-cell>
          <table:table-cell>
            <text:p>521041644</text:p>
          </table:table-cell>
          <table:table-cell>
            <text:p>710219557</text:p>
          </table:table-cell>
        </table:table-row>
        <table:table-row>
          <table:table-cell>
            <text:p>363462825</text:p>
          </table:table-cell>
          <table:table-cell>
            <text:p>267319544</text:p>
          </table:table-cell>
          <table:table-cell>
            <text:p>531877934</text:p>
          </table:table-cell>
          <table:table-cell>
            <text:p>564523342</text:p>
          </table:table-cell>
          <table:table-cell>
            <text:p>178140393</text:p>
          </table:table-cell>
          <table:table-cell>
            <text:p>429081380</text:p>
          </table:table-cell>
          <table:table-cell>
            <text:p>48599368</text:p>
          </table:table-cell>
        </table:table-row>
        <table:table-row>
          <table:table-cell>
            <text:p>932496530</text:p>
          </table:table-cell>
          <table:table-cell>
            <text:p>68806542</text:p>
          </table:table-cell>
          <table:table-cell>
            <text:p>830895900</text:p>
          </table:table-cell>
          <table:table-cell>
            <text:p>466428500</text:p>
          </table:table-cell>
          <table:table-cell>
            <text:p>633666953</text:p>
          </table:table-cell>
          <table:table-cell>
            <text:p>28708012</text:p>
          </table:table-cell>
          <table:table-cell>
            <text:p>868005822</text:p>
          </table:table-cell>
        </table:table-row>
        <table:table-row>
          <table:table-cell>
            <text:p>932256372</text:p>
          </table:table-cell>
          <table:table-cell>
            <text:p>970201960</text:p>
          </table:table-cell>
          <table:table-cell>
            <text:p>595882776</text:p>
          </table:table-cell>
          <table:table-cell>
            <text:p>982434676</text:p>
          </table:table-cell>
          <table:table-cell>
            <text:p>128723441</text:p>
          </table:table-cell>
          <table:table-cell>
            <text:p>693657519</text:p>
          </table:table-cell>
          <table:table-cell>
            <text:p>609722617</text:p>
          </table:table-cell>
        </table:table-row>
        <table:table-row>
          <table:table-cell>
            <text:p>532488765</text:p>
          </table:table-cell>
          <table:table-cell>
            <text:p>247454131</text:p>
          </table:table-cell>
          <table:table-cell>
            <text:p>749604634</text:p>
          </table:table-cell>
          <table:table-cell>
            <text:p>404369081</text:p>
          </table:table-cell>
          <table:table-cell>
            <text:p>601664448</text:p>
          </table:table-cell>
          <table:table-cell>
            <text:p>438186048</text:p>
          </table:table-cell>
          <table:table-cell>
            <text:p>679892017</text:p>
          </table:table-cell>
        </table:table-row>
        <table:table-row>
          <table:table-cell>
            <text:p>386802023</text:p>
          </table:table-cell>
          <table:table-cell>
            <text:p>172023683</text:p>
          </table:table-cell>
          <table:table-cell>
            <text:p>821507477</text:p>
          </table:table-cell>
          <table:table-cell>
            <text:p>983431808</text:p>
          </table:table-cell>
          <table:table-cell>
            <text:p>690364630</text:p>
          </table:table-cell>
          <table:table-cell>
            <text:p>849400688</text:p>
          </table:table-cell>
          <table:table-cell>
            <text:p>277467620</text:p>
          </table:table-cell>
        </table:table-row>
        <table:table-row>
          <table:table-cell>
            <text:p>180783447</text:p>
          </table:table-cell>
          <table:table-cell>
            <text:p>984116027</text:p>
          </table:table-cell>
          <table:table-cell>
            <text:p>146061367</text:p>
          </table:table-cell>
          <table:table-cell>
            <text:p>891013097</text:p>
          </table:table-cell>
          <table:table-cell>
            <text:p>727027574</text:p>
          </table:table-cell>
          <table:table-cell>
            <text:p>269691025</text:p>
          </table:table-cell>
          <table:table-cell>
            <text:p>409781126</text:p>
          </table:table-cell>
        </table:table-row>
        <table:table-row>
          <table:table-cell>
            <text:p>289856097</text:p>
          </table:table-cell>
          <table:table-cell>
            <text:p>430207495</text:p>
          </table:table-cell>
          <table:table-cell>
            <text:p>72075733</text:p>
          </table:table-cell>
          <table:table-cell>
            <text:p>565166235</text:p>
          </table:table-cell>
          <table:table-cell>
            <text:p>474686030</text:p>
          </table:table-cell>
          <table:table-cell>
            <text:p>974077990</text:p>
          </table:table-cell>
          <table:table-cell>
            <text:p>785039769</text:p>
          </table:table-cell>
        </table:table-row>
        <table:table-row>
          <table:table-cell>
            <text:p>94993766</text:p>
          </table:table-cell>
          <table:table-cell>
            <text:p>359059772</text:p>
          </table:table-cell>
          <table:table-cell>
            <text:p>652608942</text:p>
          </table:table-cell>
          <table:table-cell>
            <text:p>745766450</text:p>
          </table:table-cell>
          <table:table-cell>
            <text:p>769249075</text:p>
          </table:table-cell>
          <table:table-cell>
            <text:p>840228571</text:p>
          </table:table-cell>
          <table:table-cell>
            <text:p>630600938</text:p>
          </table:table-cell>
        </table:table-row>
        <table:table-row>
          <table:table-cell>
            <text:p>954196318</text:p>
          </table:table-cell>
          <table:table-cell>
            <text:p>819487071</text:p>
          </table:table-cell>
          <table:table-cell>
            <text:p>12733979</text:p>
          </table:table-cell>
          <table:table-cell>
            <text:p>212453000</text:p>
          </table:table-cell>
          <table:table-cell>
            <text:p>5706514</text:p>
          </table:table-cell>
          <table:table-cell>
            <text:p>39515474</text:p>
          </table:table-cell>
          <table:table-cell>
            <text:p>933196820</text:p>
          </table:table-cell>
        </table:table-row>
        <table:table-row>
          <table:table-cell>
            <text:p>341866980</text:p>
          </table:table-cell>
          <table:table-cell>
            <text:p>977223161</text:p>
          </table:table-cell>
          <table:table-cell>
            <text:p>268693869</text:p>
          </table:table-cell>
          <table:table-cell>
            <text:p>662914542</text:p>
          </table:table-cell>
          <table:table-cell>
            <text:p>42416571</text:p>
          </table:table-cell>
          <table:table-cell>
            <text:p>495899718</text:p>
          </table:table-cell>
          <table:table-cell>
            <text:p>900415132</text:p>
          </table:table-cell>
        </table:table-row>
        <table:table-row>
          <table:table-cell>
            <text:p>101204217</text:p>
          </table:table-cell>
          <table:table-cell>
            <text:p>461352082</text:p>
          </table:table-cell>
          <table:table-cell>
            <text:p>288421941</text:p>
          </table:table-cell>
          <table:table-cell>
            <text:p>116527767</text:p>
          </table:table-cell>
          <table:table-cell>
            <text:p>40553295</text:p>
          </table:table-cell>
          <table:table-cell>
            <text:p>54304494</text:p>
          </table:table-cell>
          <table:table-cell>
            <text:p>738116436</text:p>
          </table:table-cell>
        </table:table-row>
        <table:table-row>
          <table:table-cell>
            <text:p>547083107</text:p>
          </table:table-cell>
          <table:table-cell>
            <text:p>255984659</text:p>
          </table:table-cell>
          <table:table-cell>
            <text:p>170131317</text:p>
          </table:table-cell>
          <table:table-cell>
            <text:p>627154187</text:p>
          </table:table-cell>
          <table:table-cell>
            <text:p>591549893</text:p>
          </table:table-cell>
          <table:table-cell>
            <text:p>468185260</text:p>
          </table:table-cell>
          <table:table-cell>
            <text:p>585194616</text:p>
          </table:table-cell>
        </table:table-row>
        <table:table-row>
          <table:table-cell>
            <text:p>805080486</text:p>
          </table:table-cell>
          <table:table-cell>
            <text:p>963213991</text:p>
          </table:table-cell>
          <table:table-cell>
            <text:p>571040094</text:p>
          </table:table-cell>
          <table:table-cell>
            <text:p>223113987</text:p>
          </table:table-cell>
          <table:table-cell>
            <text:p>116093868</text:p>
          </table:table-cell>
          <table:table-cell>
            <text:p>26650622</text:p>
          </table:table-cell>
          <table:table-cell>
            <text:p>585265665</text:p>
          </table:table-cell>
        </table:table-row>
        <table:table-row>
          <table:table-cell>
            <text:p>442265579</text:p>
          </table:table-cell>
          <table:table-cell>
            <text:p>889156331</text:p>
          </table:table-cell>
          <table:table-cell>
            <text:p>336586132</text:p>
          </table:table-cell>
          <table:table-cell>
            <text:p>184945763</text:p>
          </table:table-cell>
          <table:table-cell>
            <text:p>963498053</text:p>
          </table:table-cell>
          <table:table-cell>
            <text:p>276489461</text:p>
          </table:table-cell>
          <table:table-cell>
            <text:p>633716887</text:p>
          </table:table-cell>
        </table:table-row>
        <table:table-row>
          <table:table-cell>
            <text:p>724002758</text:p>
          </table:table-cell>
          <table:table-cell>
            <text:p>616878396</text:p>
          </table:table-cell>
          <table:table-cell>
            <text:p>245300054</text:p>
          </table:table-cell>
          <table:table-cell>
            <text:p>817506655</text:p>
          </table:table-cell>
          <table:table-cell>
            <text:p>181565574</text:p>
          </table:table-cell>
          <table:table-cell>
            <text:p>270221180</text:p>
          </table:table-cell>
          <table:table-cell>
            <text:p>910212567</text:p>
          </table:table-cell>
        </table:table-row>
        <table:table-row>
          <table:table-cell>
            <text:p>649630669</text:p>
          </table:table-cell>
          <table:table-cell>
            <text:p>732169904</text:p>
          </table:table-cell>
          <table:table-cell>
            <text:p>910102196</text:p>
          </table:table-cell>
          <table:table-cell>
            <text:p>742718732</text:p>
          </table:table-cell>
          <table:table-cell>
            <text:p>444652031</text:p>
          </table:table-cell>
          <table:table-cell>
            <text:p>499338335</text:p>
          </table:table-cell>
          <table:table-cell>
            <text:p>57172835</text:p>
          </table:table-cell>
        </table:table-row>
        <table:table-row>
          <table:table-cell>
            <text:p>760972281</text:p>
          </table:table-cell>
          <table:table-cell>
            <text:p>269852099</text:p>
          </table:table-cell>
          <table:table-cell>
            <text:p>310750682</text:p>
          </table:table-cell>
          <table:table-cell>
            <text:p>643900702</text:p>
          </table:table-cell>
          <table:table-cell>
            <text:p>270998059</text:p>
          </table:table-cell>
          <table:table-cell>
            <text:p>715336203</text:p>
          </table:table-cell>
          <table:table-cell>
            <text:p>855523005</text:p>
          </table:table-cell>
        </table:table-row>
        <table:table-row>
          <table:table-cell>
            <text:p>705290865</text:p>
          </table:table-cell>
          <table:table-cell>
            <text:p>887765243</text:p>
          </table:table-cell>
          <table:table-cell>
            <text:p>336448436</text:p>
          </table:table-cell>
          <table:table-cell>
            <text:p>548693433</text:p>
          </table:table-cell>
          <table:table-cell>
            <text:p>569684082</text:p>
          </table:table-cell>
          <table:table-cell>
            <text:p>19682528</text:p>
          </table:table-cell>
          <table:table-cell>
            <text:p>655694543</text:p>
          </table:table-cell>
        </table:table-row>
        <table:table-row>
          <table:table-cell>
            <text:p>749434835</text:p>
          </table:table-cell>
          <table:table-cell>
            <text:p>794425440</text:p>
          </table:table-cell>
          <table:table-cell>
            <text:p>217059985</text:p>
          </table:table-cell>
          <table:table-cell>
            <text:p>321902504</text:p>
          </table:table-cell>
          <table:table-cell>
            <text:p>636105401</text:p>
          </table:table-cell>
          <table:table-cell>
            <text:p>170720635</text:p>
          </table:table-cell>
          <table:table-cell>
            <text:p>295811353</text:p>
          </table:table-cell>
        </table:table-row>
        <table:table-row>
          <table:table-cell>
            <text:p>368840141</text:p>
          </table:table-cell>
          <table:table-cell>
            <text:p>703135339</text:p>
          </table:table-cell>
          <table:table-cell>
            <text:p>286770765</text:p>
          </table:table-cell>
          <table:table-cell>
            <text:p>433064125</text:p>
          </table:table-cell>
          <table:table-cell>
            <text:p>307654398</text:p>
          </table:table-cell>
          <table:table-cell>
            <text:p>994573903</text:p>
          </table:table-cell>
          <table:table-cell>
            <text:p>552476429</text:p>
          </table:table-cell>
        </table:table-row>
        <table:table-row>
          <table:table-cell>
            <text:p>905804872</text:p>
          </table:table-cell>
          <table:table-cell>
            <text:p>514103382</text:p>
          </table:table-cell>
          <table:table-cell>
            <text:p>319001155</text:p>
          </table:table-cell>
          <table:table-cell>
            <text:p>578732805</text:p>
          </table:table-cell>
          <table:table-cell>
            <text:p>761040820</text:p>
          </table:table-cell>
          <table:table-cell>
            <text:p>212856903</text:p>
          </table:table-cell>
          <table:table-cell>
            <text:p>663200896</text:p>
          </table:table-cell>
        </table:table-row>
        <table:table-row>
          <table:table-cell>
            <text:p>752059258</text:p>
          </table:table-cell>
          <table:table-cell>
            <text:p>556544410</text:p>
          </table:table-cell>
          <table:table-cell>
            <text:p>536467473</text:p>
          </table:table-cell>
          <table:table-cell>
            <text:p>677026984</text:p>
          </table:table-cell>
          <table:table-cell>
            <text:p>852604017</text:p>
          </table:table-cell>
          <table:table-cell>
            <text:p>592058928</text:p>
          </table:table-cell>
          <table:table-cell>
            <text:p>220129187</text:p>
          </table:table-cell>
        </table:table-row>
        <table:table-row>
          <table:table-cell>
            <text:p>595308583</text:p>
          </table:table-cell>
          <table:table-cell>
            <text:p>884455008</text:p>
          </table:table-cell>
          <table:table-cell>
            <text:p>353524719</text:p>
          </table:table-cell>
          <table:table-cell>
            <text:p>471071587</text:p>
          </table:table-cell>
          <table:table-cell>
            <text:p>28515283</text:p>
          </table:table-cell>
          <table:table-cell>
            <text:p>932598176</text:p>
          </table:table-cell>
          <table:table-cell>
            <text:p>335987540</text:p>
          </table:table-cell>
        </table:table-row>
        <table:table-row>
          <table:table-cell>
            <text:p>396902907</text:p>
          </table:table-cell>
          <table:table-cell>
            <text:p>886661793</text:p>
          </table:table-cell>
          <table:table-cell>
            <text:p>503461318</text:p>
          </table:table-cell>
          <table:table-cell>
            <text:p>334628076</text:p>
          </table:table-cell>
          <table:table-cell>
            <text:p>603720782</text:p>
          </table:table-cell>
          <table:table-cell>
            <text:p>695318988</text:p>
          </table:table-cell>
          <table:table-cell>
            <text:p>819934190</text:p>
          </table:table-cell>
        </table:table-row>
        <table:table-row>
          <table:table-cell>
            <text:p>115234937</text:p>
          </table:table-cell>
          <table:table-cell>
            <text:p>356615620</text:p>
          </table:table-cell>
          <table:table-cell>
            <text:p>263423772</text:p>
          </table:table-cell>
          <table:table-cell>
            <text:p>831579648</text:p>
          </table:table-cell>
          <table:table-cell>
            <text:p>719976169</text:p>
          </table:table-cell>
          <table:table-cell>
            <text:p>560392409</text:p>
          </table:table-cell>
          <table:table-cell>
            <text:p>853366514</text:p>
          </table:table-cell>
        </table:table-row>
        <table:table-row>
          <table:table-cell>
            <text:p>423489369</text:p>
          </table:table-cell>
          <table:table-cell>
            <text:p>27645001</text:p>
          </table:table-cell>
          <table:table-cell>
            <text:p>754212835</text:p>
          </table:table-cell>
          <table:table-cell>
            <text:p>397654564</text:p>
          </table:table-cell>
          <table:table-cell>
            <text:p>76916185</text:p>
          </table:table-cell>
          <table:table-cell>
            <text:p>964909376</text:p>
          </table:table-cell>
          <table:table-cell>
            <text:p>438596397</text:p>
          </table:table-cell>
        </table:table-row>
        <table:table-row>
          <table:table-cell>
            <text:p>919616364</text:p>
          </table:table-cell>
          <table:table-cell>
            <text:p>869846502</text:p>
          </table:table-cell>
          <table:table-cell>
            <text:p>752436076</text:p>
          </table:table-cell>
          <table:table-cell>
            <text:p>325658860</text:p>
          </table:table-cell>
          <table:table-cell>
            <text:p>362459431</text:p>
          </table:table-cell>
          <table:table-cell>
            <text:p>578739734</text:p>
          </table:table-cell>
          <table:table-cell>
            <text:p>201371611</text:p>
          </table:table-cell>
        </table:table-row>
        <table:table-row>
          <table:table-cell>
            <text:p>654638134</text:p>
          </table:table-cell>
          <table:table-cell>
            <text:p>732603247</text:p>
          </table:table-cell>
          <table:table-cell>
            <text:p>882962499</text:p>
          </table:table-cell>
          <table:table-cell>
            <text:p>873566478</text:p>
          </table:table-cell>
          <table:table-cell>
            <text:p>861470723</text:p>
          </table:table-cell>
          <table:table-cell>
            <text:p>883179353</text:p>
          </table:table-cell>
          <table:table-cell>
            <text:p>810359395</text:p>
          </table:table-cell>
        </table:table-row>
        <table:table-row>
          <table:table-cell>
            <text:p>57806702</text:p>
          </table:table-cell>
          <table:table-cell>
            <text:p>146592135</text:p>
          </table:table-cell>
          <table:table-cell>
            <text:p>163013681</text:p>
          </table:table-cell>
          <table:table-cell>
            <text:p>901224509</text:p>
          </table:table-cell>
          <table:table-cell>
            <text:p>337919351</text:p>
          </table:table-cell>
          <table:table-cell>
            <text:p>971353241</text:p>
          </table:table-cell>
          <table:table-cell>
            <text:p>150857737</text:p>
          </table:table-cell>
        </table:table-row>
        <table:table-row>
          <table:table-cell>
            <text:p>904981264</text:p>
          </table:table-cell>
          <table:table-cell>
            <text:p>616898259</text:p>
          </table:table-cell>
          <table:table-cell>
            <text:p>1250762</text:p>
          </table:table-cell>
          <table:table-cell>
            <text:p>308625585</text:p>
          </table:table-cell>
          <table:table-cell>
            <text:p>445906209</text:p>
          </table:table-cell>
          <table:table-cell>
            <text:p>528111431</text:p>
          </table:table-cell>
          <table:table-cell>
            <text:p>102390757</text:p>
          </table:table-cell>
        </table:table-row>
        <table:table-row>
          <table:table-cell>
            <text:p>406557741</text:p>
          </table:table-cell>
          <table:table-cell>
            <text:p>936063224</text:p>
          </table:table-cell>
          <table:table-cell>
            <text:p>476013658</text:p>
          </table:table-cell>
          <table:table-cell>
            <text:p>110757921</text:p>
          </table:table-cell>
          <table:table-cell>
            <text:p>313437382</text:p>
          </table:table-cell>
          <table:table-cell>
            <text:p>638949148</text:p>
          </table:table-cell>
          <table:table-cell>
            <text:p>459720411</text:p>
          </table:table-cell>
        </table:table-row>
        <table:table-row>
          <table:table-cell>
            <text:p>361116258</text:p>
          </table:table-cell>
          <table:table-cell>
            <text:p>200791851</text:p>
          </table:table-cell>
          <table:table-cell>
            <text:p>453057624</text:p>
          </table:table-cell>
          <table:table-cell>
            <text:p>939461246</text:p>
          </table:table-cell>
          <table:table-cell>
            <text:p>337077354</text:p>
          </table:table-cell>
          <table:table-cell>
            <text:p>806709130</text:p>
          </table:table-cell>
          <table:table-cell>
            <text:p>401520209</text:p>
          </table:table-cell>
        </table:table-row>
        <table:table-row>
          <table:table-cell>
            <text:p>467599837</text:p>
          </table:table-cell>
          <table:table-cell>
            <text:p>979481940</text:p>
          </table:table-cell>
          <table:table-cell>
            <text:p>468920553</text:p>
          </table:table-cell>
          <table:table-cell>
            <text:p>740096006</text:p>
          </table:table-cell>
          <table:table-cell>
            <text:p>196807347</text:p>
          </table:table-cell>
          <table:table-cell>
            <text:p>507754429</text:p>
          </table:table-cell>
          <table:table-cell>
            <text:p>788226474</text:p>
          </table:table-cell>
        </table:table-row>
        <table:table-row>
          <table:table-cell>
            <text:p>320179479</text:p>
          </table:table-cell>
          <table:table-cell>
            <text:p>542581054</text:p>
          </table:table-cell>
          <table:table-cell>
            <text:p>62163809</text:p>
          </table:table-cell>
          <table:table-cell>
            <text:p>479985645</text:p>
          </table:table-cell>
          <table:table-cell>
            <text:p>314502117</text:p>
          </table:table-cell>
          <table:table-cell>
            <text:p>527340308</text:p>
          </table:table-cell>
          <table:table-cell>
            <text:p>126554334</text:p>
          </table:table-cell>
        </table:table-row>
        <table:table-row>
          <table:table-cell>
            <text:p>543073304</text:p>
          </table:table-cell>
          <table:table-cell>
            <text:p>981270606</text:p>
          </table:table-cell>
          <table:table-cell>
            <text:p>325631091</text:p>
          </table:table-cell>
          <table:table-cell>
            <text:p>812930627</text:p>
          </table:table-cell>
          <table:table-cell>
            <text:p>501058591</text:p>
          </table:table-cell>
          <table:table-cell>
            <text:p>406166725</text:p>
          </table:table-cell>
          <table:table-cell>
            <text:p>666843834</text:p>
          </table:table-cell>
        </table:table-row>
        <table:table-row>
          <table:table-cell>
            <text:p>345933238</text:p>
          </table:table-cell>
          <table:table-cell>
            <text:p>934921438</text:p>
          </table:table-cell>
          <table:table-cell>
            <text:p>266373889</text:p>
          </table:table-cell>
          <table:table-cell>
            <text:p>863957775</text:p>
          </table:table-cell>
          <table:table-cell>
            <text:p>690557785</text:p>
          </table:table-cell>
          <table:table-cell>
            <text:p>733641304</text:p>
          </table:table-cell>
          <table:table-cell>
            <text:p>36304056</text:p>
          </table:table-cell>
        </table:table-row>
        <table:table-row>
          <table:table-cell>
            <text:p>883222342</text:p>
          </table:table-cell>
          <table:table-cell>
            <text:p>418632583</text:p>
          </table:table-cell>
          <table:table-cell>
            <text:p>898541783</text:p>
          </table:table-cell>
          <table:table-cell>
            <text:p>272294918</text:p>
          </table:table-cell>
          <table:table-cell>
            <text:p>984875236</text:p>
          </table:table-cell>
          <table:table-cell>
            <text:p>607606851</text:p>
          </table:table-cell>
          <table:table-cell>
            <text:p>817198121</text:p>
          </table:table-cell>
        </table:table-row>
        <table:table-row>
          <table:table-cell>
            <text:p>227558547</text:p>
          </table:table-cell>
          <table:table-cell>
            <text:p>358539124</text:p>
          </table:table-cell>
          <table:table-cell>
            <text:p>546635282</text:p>
          </table:table-cell>
          <table:table-cell>
            <text:p>943644425</text:p>
          </table:table-cell>
          <table:table-cell>
            <text:p>114691305</text:p>
          </table:table-cell>
          <table:table-cell>
            <text:p>61606755</text:p>
          </table:table-cell>
          <table:table-cell>
            <text:p>719533115</text:p>
          </table:table-cell>
        </table:table-row>
        <table:table-row>
          <table:table-cell>
            <text:p>297848597</text:p>
          </table:table-cell>
          <table:table-cell>
            <text:p>589453442</text:p>
          </table:table-cell>
          <table:table-cell>
            <text:p>840760058</text:p>
          </table:table-cell>
          <table:table-cell>
            <text:p>6845719</text:p>
          </table:table-cell>
          <table:table-cell>
            <text:p>675174692</text:p>
          </table:table-cell>
          <table:table-cell>
            <text:p>885336289</text:p>
          </table:table-cell>
          <table:table-cell>
            <text:p>510497080</text:p>
          </table:table-cell>
        </table:table-row>
        <table:table-row>
          <table:table-cell>
            <text:p>386094977</text:p>
          </table:table-cell>
          <table:table-cell>
            <text:p>967598178</text:p>
          </table:table-cell>
          <table:table-cell>
            <text:p>835108640</text:p>
          </table:table-cell>
          <table:table-cell>
            <text:p>376329016</text:p>
          </table:table-cell>
          <table:table-cell>
            <text:p>279607646</text:p>
          </table:table-cell>
          <table:table-cell>
            <text:p>526283866</text:p>
          </table:table-cell>
          <table:table-cell>
            <text:p>916727577</text:p>
          </table:table-cell>
        </table:table-row>
        <table:table-row>
          <table:table-cell>
            <text:p>622474836</text:p>
          </table:table-cell>
          <table:table-cell>
            <text:p>283497170</text:p>
          </table:table-cell>
          <table:table-cell>
            <text:p>780034128</text:p>
          </table:table-cell>
          <table:table-cell>
            <text:p>174548008</text:p>
          </table:table-cell>
          <table:table-cell>
            <text:p>646375866</text:p>
          </table:table-cell>
          <table:table-cell>
            <text:p>24881618</text:p>
          </table:table-cell>
          <table:table-cell>
            <text:p>718317647</text:p>
          </table:table-cell>
        </table:table-row>
        <table:table-row>
          <table:table-cell>
            <text:p>584020437</text:p>
          </table:table-cell>
          <table:table-cell>
            <text:p>221341884</text:p>
          </table:table-cell>
          <table:table-cell>
            <text:p>857633463</text:p>
          </table:table-cell>
          <table:table-cell>
            <text:p>530642207</text:p>
          </table:table-cell>
          <table:table-cell>
            <text:p>242202162</text:p>
          </table:table-cell>
          <table:table-cell>
            <text:p>863098850</text:p>
          </table:table-cell>
          <table:table-cell>
            <text:p>997405133</text:p>
          </table:table-cell>
        </table:table-row>
        <table:table-row>
          <table:table-cell>
            <text:p>194961322</text:p>
          </table:table-cell>
          <table:table-cell>
            <text:p>364929014</text:p>
          </table:table-cell>
          <table:table-cell>
            <text:p>962367563</text:p>
          </table:table-cell>
          <table:table-cell>
            <text:p>169349277</text:p>
          </table:table-cell>
          <table:table-cell>
            <text:p>83433496</text:p>
          </table:table-cell>
          <table:table-cell>
            <text:p>381958119</text:p>
          </table:table-cell>
          <table:table-cell>
            <text:p>310894775</text:p>
          </table:table-cell>
        </table:table-row>
        <table:table-row>
          <table:table-cell>
            <text:p>38558747</text:p>
          </table:table-cell>
          <table:table-cell>
            <text:p>842778990</text:p>
          </table:table-cell>
          <table:table-cell>
            <text:p>861592328</text:p>
          </table:table-cell>
          <table:table-cell>
            <text:p>445903523</text:p>
          </table:table-cell>
          <table:table-cell>
            <text:p>138411285</text:p>
          </table:table-cell>
          <table:table-cell>
            <text:p>467849667</text:p>
          </table:table-cell>
          <table:table-cell>
            <text:p>331509373</text:p>
          </table:table-cell>
        </table:table-row>
        <table:table-row>
          <table:table-cell>
            <text:p>116233687</text:p>
          </table:table-cell>
          <table:table-cell>
            <text:p>415119149</text:p>
          </table:table-cell>
          <table:table-cell>
            <text:p>307369267</text:p>
          </table:table-cell>
          <table:table-cell>
            <text:p>720646076</text:p>
          </table:table-cell>
          <table:table-cell>
            <text:p>923044972</text:p>
          </table:table-cell>
          <table:table-cell>
            <text:p>374580898</text:p>
          </table:table-cell>
          <table:table-cell>
            <text:p>420876678</text:p>
          </table:table-cell>
        </table:table-row>
        <table:table-row>
          <table:table-cell>
            <text:p>347277702</text:p>
          </table:table-cell>
          <table:table-cell>
            <text:p>573309658</text:p>
          </table:table-cell>
          <table:table-cell>
            <text:p>389692707</text:p>
          </table:table-cell>
          <table:table-cell>
            <text:p>580859673</text:p>
          </table:table-cell>
          <table:table-cell>
            <text:p>879724906</text:p>
          </table:table-cell>
          <table:table-cell>
            <text:p>638583888</text:p>
          </table:table-cell>
          <table:table-cell>
            <text:p>253152346</text:p>
          </table:table-cell>
        </table:table-row>
        <table:table-row>
          <table:table-cell>
            <text:p>486130805</text:p>
          </table:table-cell>
          <table:table-cell>
            <text:p>317873036</text:p>
          </table:table-cell>
          <table:table-cell>
            <text:p>953473988</text:p>
          </table:table-cell>
          <table:table-cell>
            <text:p>212011790</text:p>
          </table:table-cell>
          <table:table-cell>
            <text:p>363591459</text:p>
          </table:table-cell>
          <table:table-cell>
            <text:p>830752690</text:p>
          </table:table-cell>
          <table:table-cell>
            <text:p>197148881</text:p>
          </table:table-cell>
        </table:table-row>
        <table:table-row>
          <table:table-cell>
            <text:p>405411447</text:p>
          </table:table-cell>
          <table:table-cell>
            <text:p>244862940</text:p>
          </table:table-cell>
          <table:table-cell>
            <text:p>958999382</text:p>
          </table:table-cell>
          <table:table-cell>
            <text:p>969619858</text:p>
          </table:table-cell>
          <table:table-cell>
            <text:p>702351162</text:p>
          </table:table-cell>
          <table:table-cell>
            <text:p>522905627</text:p>
          </table:table-cell>
          <table:table-cell>
            <text:p>187320132</text:p>
          </table:table-cell>
        </table:table-row>
        <table:table-row>
          <table:table-cell>
            <text:p>771520515</text:p>
          </table:table-cell>
          <table:table-cell>
            <text:p>237080763</text:p>
          </table:table-cell>
          <table:table-cell>
            <text:p>195262601</text:p>
          </table:table-cell>
          <table:table-cell>
            <text:p>482495915</text:p>
          </table:table-cell>
          <table:table-cell>
            <text:p>536321128</text:p>
          </table:table-cell>
          <table:table-cell>
            <text:p>395901479</text:p>
          </table:table-cell>
          <table:table-cell>
            <text:p>158523063</text:p>
          </table:table-cell>
        </table:table-row>
        <table:table-row>
          <table:table-cell>
            <text:p>772174920</text:p>
          </table:table-cell>
          <table:table-cell>
            <text:p>560322839</text:p>
          </table:table-cell>
          <table:table-cell>
            <text:p>598223259</text:p>
          </table:table-cell>
          <table:table-cell>
            <text:p>354197748</text:p>
          </table:table-cell>
          <table:table-cell>
            <text:p>337142518</text:p>
          </table:table-cell>
          <table:table-cell>
            <text:p>882433644</text:p>
          </table:table-cell>
          <table:table-cell>
            <text:p>325630760</text:p>
          </table:table-cell>
        </table:table-row>
        <table:table-row>
          <table:table-cell>
            <text:p>643893322</text:p>
          </table:table-cell>
          <table:table-cell>
            <text:p>297575945</text:p>
          </table:table-cell>
          <table:table-cell>
            <text:p>947401618</text:p>
          </table:table-cell>
          <table:table-cell>
            <text:p>382680607</text:p>
          </table:table-cell>
          <table:table-cell>
            <text:p>103156663</text:p>
          </table:table-cell>
          <table:table-cell>
            <text:p>992579904</text:p>
          </table:table-cell>
          <table:table-cell>
            <text:p>537201648</text:p>
          </table:table-cell>
        </table:table-row>
        <table:table-row>
          <table:table-cell>
            <text:p>68866699</text:p>
          </table:table-cell>
          <table:table-cell>
            <text:p>193287085</text:p>
          </table:table-cell>
          <table:table-cell>
            <text:p>54254095</text:p>
          </table:table-cell>
          <table:table-cell>
            <text:p>86201333</text:p>
          </table:table-cell>
          <table:table-cell>
            <text:p>911234533</text:p>
          </table:table-cell>
          <table:table-cell>
            <text:p>71446358</text:p>
          </table:table-cell>
          <table:table-cell>
            <text:p>638753333</text:p>
          </table:table-cell>
        </table:table-row>
        <table:table-row>
          <table:table-cell>
            <text:p>592430316</text:p>
          </table:table-cell>
          <table:table-cell>
            <text:p>861017671</text:p>
          </table:table-cell>
          <table:table-cell>
            <text:p>383916527</text:p>
          </table:table-cell>
          <table:table-cell>
            <text:p>631310276</text:p>
          </table:table-cell>
          <table:table-cell>
            <text:p>201688866</text:p>
          </table:table-cell>
          <table:table-cell>
            <text:p>385678775</text:p>
          </table:table-cell>
          <table:table-cell>
            <text:p>384276831</text:p>
          </table:table-cell>
        </table:table-row>
        <table:table-row>
          <table:table-cell>
            <text:p>728751931</text:p>
          </table:table-cell>
          <table:table-cell>
            <text:p>981032028</text:p>
          </table:table-cell>
          <table:table-cell>
            <text:p>867338501</text:p>
          </table:table-cell>
          <table:table-cell>
            <text:p>637980800</text:p>
          </table:table-cell>
          <table:table-cell>
            <text:p>536120631</text:p>
          </table:table-cell>
          <table:table-cell>
            <text:p>567300281</text:p>
          </table:table-cell>
          <table:table-cell>
            <text:p>603694494</text:p>
          </table:table-cell>
        </table:table-row>
        <table:table-row>
          <table:table-cell>
            <text:p>854278070</text:p>
          </table:table-cell>
          <table:table-cell>
            <text:p>22739408</text:p>
          </table:table-cell>
          <table:table-cell>
            <text:p>974305729</text:p>
          </table:table-cell>
          <table:table-cell>
            <text:p>308715754</text:p>
          </table:table-cell>
          <table:table-cell>
            <text:p>849820468</text:p>
          </table:table-cell>
          <table:table-cell>
            <text:p>676840634</text:p>
          </table:table-cell>
          <table:table-cell>
            <text:p>161439651</text:p>
          </table:table-cell>
        </table:table-row>
        <table:table-row>
          <table:table-cell>
            <text:p>219102094</text:p>
          </table:table-cell>
          <table:table-cell>
            <text:p>108195349</text:p>
          </table:table-cell>
          <table:table-cell>
            <text:p>373536910</text:p>
          </table:table-cell>
          <table:table-cell>
            <text:p>425541455</text:p>
          </table:table-cell>
          <table:table-cell>
            <text:p>307377483</text:p>
          </table:table-cell>
          <table:table-cell>
            <text:p>317253602</text:p>
          </table:table-cell>
          <table:table-cell>
            <text:p>779138775</text:p>
          </table:table-cell>
        </table:table-row>
        <table:table-row>
          <table:table-cell>
            <text:p>52769971</text:p>
          </table:table-cell>
          <table:table-cell>
            <text:p>952869331</text:p>
          </table:table-cell>
          <table:table-cell>
            <text:p>426579691</text:p>
          </table:table-cell>
          <table:table-cell>
            <text:p>856666771</text:p>
          </table:table-cell>
          <table:table-cell>
            <text:p>394826600</text:p>
          </table:table-cell>
          <table:table-cell>
            <text:p>630515659</text:p>
          </table:table-cell>
          <table:table-cell>
            <text:p>117055948</text:p>
          </table:table-cell>
        </table:table-row>
        <table:table-row>
          <table:table-cell>
            <text:p>705216554</text:p>
          </table:table-cell>
          <table:table-cell>
            <text:p>578861863</text:p>
          </table:table-cell>
          <table:table-cell>
            <text:p>464509258</text:p>
          </table:table-cell>
          <table:table-cell>
            <text:p>960559016</text:p>
          </table:table-cell>
          <table:table-cell>
            <text:p>130809716</text:p>
          </table:table-cell>
          <table:table-cell>
            <text:p>274790440</text:p>
          </table:table-cell>
          <table:table-cell>
            <text:p>357594149</text:p>
          </table:table-cell>
        </table:table-row>
        <table:table-row>
          <table:table-cell>
            <text:p>255083698</text:p>
          </table:table-cell>
          <table:table-cell>
            <text:p>2259040</text:p>
          </table:table-cell>
          <table:table-cell>
            <text:p>308436</text:p>
          </table:table-cell>
          <table:table-cell>
            <text:p>252637735</text:p>
          </table:table-cell>
          <table:table-cell>
            <text:p>341708292</text:p>
          </table:table-cell>
          <table:table-cell>
            <text:p>954441787</text:p>
          </table:table-cell>
          <table:table-cell>
            <text:p>539122934</text:p>
          </table:table-cell>
        </table:table-row>
        <table:table-row>
          <table:table-cell>
            <text:p>814927125</text:p>
          </table:table-cell>
          <table:table-cell>
            <text:p>598369701</text:p>
          </table:table-cell>
          <table:table-cell>
            <text:p>425595306</text:p>
          </table:table-cell>
          <table:table-cell>
            <text:p>289707673</text:p>
          </table:table-cell>
          <table:table-cell>
            <text:p>4534813</text:p>
          </table:table-cell>
          <table:table-cell>
            <text:p>518503671</text:p>
          </table:table-cell>
          <table:table-cell>
            <text:p>525365293</text:p>
          </table:table-cell>
        </table:table-row>
        <table:table-row>
          <table:table-cell>
            <text:p>827762114</text:p>
          </table:table-cell>
          <table:table-cell>
            <text:p>850148505</text:p>
          </table:table-cell>
          <table:table-cell>
            <text:p>163517004</text:p>
          </table:table-cell>
          <table:table-cell>
            <text:p>749478929</text:p>
          </table:table-cell>
          <table:table-cell>
            <text:p>965774854</text:p>
          </table:table-cell>
          <table:table-cell>
            <text:p>368545310</text:p>
          </table:table-cell>
          <table:table-cell>
            <text:p>449535159</text:p>
          </table:table-cell>
        </table:table-row>
        <table:table-row>
          <table:table-cell>
            <text:p>667939438</text:p>
          </table:table-cell>
          <table:table-cell>
            <text:p>180238473</text:p>
          </table:table-cell>
          <table:table-cell>
            <text:p>161133821</text:p>
          </table:table-cell>
          <table:table-cell>
            <text:p>607927969</text:p>
          </table:table-cell>
          <table:table-cell>
            <text:p>623334231</text:p>
          </table:table-cell>
          <table:table-cell>
            <text:p>769445669</text:p>
          </table:table-cell>
          <table:table-cell>
            <text:p>948830948</text:p>
          </table:table-cell>
        </table:table-row>
        <table:table-row>
          <table:table-cell>
            <text:p>553103033</text:p>
          </table:table-cell>
          <table:table-cell>
            <text:p>613201380</text:p>
          </table:table-cell>
          <table:table-cell>
            <text:p>10816103</text:p>
          </table:table-cell>
          <table:table-cell>
            <text:p>244722355</text:p>
          </table:table-cell>
          <table:table-cell>
            <text:p>35389398</text:p>
          </table:table-cell>
          <table:table-cell>
            <text:p>507118966</text:p>
          </table:table-cell>
          <table:table-cell>
            <text:p>457732554</text:p>
          </table:table-cell>
        </table:table-row>
        <table:table-row>
          <table:table-cell>
            <text:p>412695947</text:p>
          </table:table-cell>
          <table:table-cell>
            <text:p>789150104</text:p>
          </table:table-cell>
          <table:table-cell>
            <text:p>192901287</text:p>
          </table:table-cell>
          <table:table-cell>
            <text:p>99463864</text:p>
          </table:table-cell>
          <table:table-cell>
            <text:p>319035862</text:p>
          </table:table-cell>
          <table:table-cell>
            <text:p>850754839</text:p>
          </table:table-cell>
          <table:table-cell>
            <text:p>984020840</text:p>
          </table:table-cell>
        </table:table-row>
        <table:table-row>
          <table:table-cell>
            <text:p>684092898</text:p>
          </table:table-cell>
          <table:table-cell>
            <text:p>563242318</text:p>
          </table:table-cell>
          <table:table-cell>
            <text:p>8009343</text:p>
          </table:table-cell>
          <table:table-cell>
            <text:p>672940993</text:p>
          </table:table-cell>
          <table:table-cell>
            <text:p>696012046</text:p>
          </table:table-cell>
          <table:table-cell>
            <text:p>205485813</text:p>
          </table:table-cell>
          <table:table-cell>
            <text:p>544042749</text:p>
          </table:table-cell>
        </table:table-row>
        <table:table-row>
          <table:table-cell>
            <text:p>995153046</text:p>
          </table:table-cell>
          <table:table-cell>
            <text:p>309657025</text:p>
          </table:table-cell>
          <table:table-cell>
            <text:p>538374836</text:p>
          </table:table-cell>
          <table:table-cell>
            <text:p>114507467</text:p>
          </table:table-cell>
          <table:table-cell>
            <text:p>893335288</text:p>
          </table:table-cell>
          <table:table-cell>
            <text:p>595460296</text:p>
          </table:table-cell>
          <table:table-cell>
            <text:p>481137992</text:p>
          </table:table-cell>
        </table:table-row>
        <table:table-row>
          <table:table-cell>
            <text:p>298535257</text:p>
          </table:table-cell>
          <table:table-cell>
            <text:p>90780120</text:p>
          </table:table-cell>
          <table:table-cell>
            <text:p>942670879</text:p>
          </table:table-cell>
          <table:table-cell>
            <text:p>732797356</text:p>
          </table:table-cell>
          <table:table-cell>
            <text:p>851249658</text:p>
          </table:table-cell>
          <table:table-cell>
            <text:p>126441745</text:p>
          </table:table-cell>
          <table:table-cell>
            <text:p>86048929</text:p>
          </table:table-cell>
        </table:table-row>
        <table:table-row>
          <table:table-cell>
            <text:p>265559946</text:p>
          </table:table-cell>
          <table:table-cell>
            <text:p>408821870</text:p>
          </table:table-cell>
          <table:table-cell>
            <text:p>750556954</text:p>
          </table:table-cell>
          <table:table-cell>
            <text:p>225149347</text:p>
          </table:table-cell>
          <table:table-cell>
            <text:p>409057468</text:p>
          </table:table-cell>
          <table:table-cell>
            <text:p>906956896</text:p>
          </table:table-cell>
          <table:table-cell>
            <text:p>271852564</text:p>
          </table:table-cell>
        </table:table-row>
        <table:table-row>
          <table:table-cell>
            <text:p>362937995</text:p>
          </table:table-cell>
          <table:table-cell>
            <text:p>203179169</text:p>
          </table:table-cell>
          <table:table-cell>
            <text:p>349488705</text:p>
          </table:table-cell>
          <table:table-cell>
            <text:p>544220661</text:p>
          </table:table-cell>
          <table:table-cell>
            <text:p>819778236</text:p>
          </table:table-cell>
          <table:table-cell>
            <text:p>488992932</text:p>
          </table:table-cell>
          <table:table-cell>
            <text:p>442660223</text:p>
          </table:table-cell>
        </table:table-row>
        <table:table-row>
          <table:table-cell>
            <text:p>214745021</text:p>
          </table:table-cell>
          <table:table-cell>
            <text:p>484286060</text:p>
          </table:table-cell>
          <table:table-cell>
            <text:p>640504967</text:p>
          </table:table-cell>
          <table:table-cell>
            <text:p>202980128</text:p>
          </table:table-cell>
          <table:table-cell>
            <text:p>6385291</text:p>
          </table:table-cell>
          <table:table-cell>
            <text:p>559307785</text:p>
          </table:table-cell>
          <table:table-cell>
            <text:p>546559798</text:p>
          </table:table-cell>
        </table:table-row>
        <table:table-row>
          <table:table-cell>
            <text:p>774566443</text:p>
          </table:table-cell>
          <table:table-cell>
            <text:p>676659517</text:p>
          </table:table-cell>
          <table:table-cell>
            <text:p>937442351</text:p>
          </table:table-cell>
          <table:table-cell>
            <text:p>534165905</text:p>
          </table:table-cell>
          <table:table-cell>
            <text:p>266360186</text:p>
          </table:table-cell>
          <table:table-cell>
            <text:p>764860497</text:p>
          </table:table-cell>
          <table:table-cell>
            <text:p>363363787</text:p>
          </table:table-cell>
        </table:table-row>
        <table:table-row>
          <table:table-cell>
            <text:p>906517437</text:p>
          </table:table-cell>
          <table:table-cell>
            <text:p>972268027</text:p>
          </table:table-cell>
          <table:table-cell>
            <text:p>722142163</text:p>
          </table:table-cell>
          <table:table-cell>
            <text:p>902620870</text:p>
          </table:table-cell>
          <table:table-cell>
            <text:p>950052276</text:p>
          </table:table-cell>
          <table:table-cell>
            <text:p>705613452</text:p>
          </table:table-cell>
          <table:table-cell>
            <text:p>503587277</text:p>
          </table:table-cell>
        </table:table-row>
        <table:table-row>
          <table:table-cell>
            <text:p>261342026</text:p>
          </table:table-cell>
          <table:table-cell>
            <text:p>514078297</text:p>
          </table:table-cell>
          <table:table-cell>
            <text:p>84384633</text:p>
          </table:table-cell>
          <table:table-cell>
            <text:p>829583713</text:p>
          </table:table-cell>
          <table:table-cell>
            <text:p>767002877</text:p>
          </table:table-cell>
          <table:table-cell>
            <text:p>998812012</text:p>
          </table:table-cell>
          <table:table-cell>
            <text:p>150885539</text:p>
          </table:table-cell>
        </table:table-row>
        <table:table-row>
          <table:table-cell>
            <text:p>195872511</text:p>
          </table:table-cell>
          <table:table-cell>
            <text:p>973373727</text:p>
          </table:table-cell>
          <table:table-cell>
            <text:p>482552382</text:p>
          </table:table-cell>
          <table:table-cell>
            <text:p>819004873</text:p>
          </table:table-cell>
          <table:table-cell>
            <text:p>867435786</text:p>
          </table:table-cell>
          <table:table-cell>
            <text:p>107870503</text:p>
          </table:table-cell>
          <table:table-cell>
            <text:p>257721829</text:p>
          </table:table-cell>
        </table:table-row>
        <table:table-row>
          <table:table-cell>
            <text:p>132389272</text:p>
          </table:table-cell>
          <table:table-cell>
            <text:p>159762071</text:p>
          </table:table-cell>
          <table:table-cell>
            <text:p>49672788</text:p>
          </table:table-cell>
          <table:table-cell>
            <text:p>783436164</text:p>
          </table:table-cell>
          <table:table-cell>
            <text:p>491668143</text:p>
          </table:table-cell>
          <table:table-cell>
            <text:p>74799246</text:p>
          </table:table-cell>
          <table:table-cell>
            <text:p>502759703</text:p>
          </table:table-cell>
        </table:table-row>
        <table:table-row>
          <table:table-cell>
            <text:p>463334523</text:p>
          </table:table-cell>
          <table:table-cell>
            <text:p>664925293</text:p>
          </table:table-cell>
          <table:table-cell>
            <text:p>247709242</text:p>
          </table:table-cell>
          <table:table-cell>
            <text:p>508484322</text:p>
          </table:table-cell>
          <table:table-cell>
            <text:p>498525968</text:p>
          </table:table-cell>
          <table:table-cell>
            <text:p>467879088</text:p>
          </table:table-cell>
          <table:table-cell>
            <text:p>638958082</text:p>
          </table:table-cell>
        </table:table-row>
        <table:table-row>
          <table:table-cell>
            <text:p>102501226</text:p>
          </table:table-cell>
          <table:table-cell>
            <text:p>62908813</text:p>
          </table:table-cell>
          <table:table-cell>
            <text:p>40200324</text:p>
          </table:table-cell>
          <table:table-cell>
            <text:p>247460225</text:p>
          </table:table-cell>
          <table:table-cell>
            <text:p>969792756</text:p>
          </table:table-cell>
          <table:table-cell>
            <text:p>496946710</text:p>
          </table:table-cell>
          <table:table-cell>
            <text:p>668818223</text:p>
          </table:table-cell>
        </table:table-row>
        <table:table-row>
          <table:table-cell>
            <text:p>561303463</text:p>
          </table:table-cell>
          <table:table-cell>
            <text:p>372969107</text:p>
          </table:table-cell>
          <table:table-cell>
            <text:p>367373136</text:p>
          </table:table-cell>
          <table:table-cell>
            <text:p>691427235</text:p>
          </table:table-cell>
          <table:table-cell>
            <text:p>761180368</text:p>
          </table:table-cell>
          <table:table-cell>
            <text:p>769181740</text:p>
          </table:table-cell>
          <table:table-cell>
            <text:p>884553545</text:p>
          </table:table-cell>
        </table:table-row>
        <table:table-row>
          <table:table-cell>
            <text:p>446997144</text:p>
          </table:table-cell>
          <table:table-cell>
            <text:p>51680927</text:p>
          </table:table-cell>
          <table:table-cell>
            <text:p>877270849</text:p>
          </table:table-cell>
          <table:table-cell>
            <text:p>134508283</text:p>
          </table:table-cell>
          <table:table-cell>
            <text:p>592478125</text:p>
          </table:table-cell>
          <table:table-cell>
            <text:p>803117787</text:p>
          </table:table-cell>
          <table:table-cell>
            <text:p>550303188</text:p>
          </table:table-cell>
        </table:table-row>
        <table:table-row>
          <table:table-cell>
            <text:p>518490796</text:p>
          </table:table-cell>
          <table:table-cell>
            <text:p>80945686</text:p>
          </table:table-cell>
          <table:table-cell>
            <text:p>122975091</text:p>
          </table:table-cell>
          <table:table-cell>
            <text:p>579709813</text:p>
          </table:table-cell>
          <table:table-cell>
            <text:p>809598096</text:p>
          </table:table-cell>
          <table:table-cell>
            <text:p>533238088</text:p>
          </table:table-cell>
          <table:table-cell>
            <text:p>982574071</text:p>
          </table:table-cell>
        </table:table-row>
        <table:table-row>
          <table:table-cell>
            <text:p>172085611</text:p>
          </table:table-cell>
          <table:table-cell>
            <text:p>491832807</text:p>
          </table:table-cell>
          <table:table-cell>
            <text:p>347546490</text:p>
          </table:table-cell>
          <table:table-cell>
            <text:p>362768694</text:p>
          </table:table-cell>
          <table:table-cell>
            <text:p>267060707</text:p>
          </table:table-cell>
          <table:table-cell>
            <text:p>535915747</text:p>
          </table:table-cell>
          <table:table-cell>
            <text:p>877117414</text:p>
          </table:table-cell>
        </table:table-row>
        <table:table-row>
          <table:table-cell>
            <text:p>58913711</text:p>
          </table:table-cell>
          <table:table-cell>
            <text:p>485683962</text:p>
          </table:table-cell>
          <table:table-cell>
            <text:p>188170757</text:p>
          </table:table-cell>
          <table:table-cell>
            <text:p>496986905</text:p>
          </table:table-cell>
          <table:table-cell>
            <text:p>124112092</text:p>
          </table:table-cell>
          <table:table-cell>
            <text:p>976300862</text:p>
          </table:table-cell>
          <table:table-cell>
            <text:p>522506441</text:p>
          </table:table-cell>
        </table:table-row>
        <table:table-row>
          <table:table-cell>
            <text:p>338018234</text:p>
          </table:table-cell>
          <table:table-cell>
            <text:p>731774975</text:p>
          </table:table-cell>
          <table:table-cell>
            <text:p>464993169</text:p>
          </table:table-cell>
          <table:table-cell>
            <text:p>515451537</text:p>
          </table:table-cell>
          <table:table-cell>
            <text:p>753726350</text:p>
          </table:table-cell>
          <table:table-cell>
            <text:p>170874871</text:p>
          </table:table-cell>
          <table:table-cell>
            <text:p>261034785</text:p>
          </table:table-cell>
        </table:table-row>
        <table:table-row>
          <table:table-cell>
            <text:p>984352471</text:p>
          </table:table-cell>
          <table:table-cell>
            <text:p>109980709</text:p>
          </table:table-cell>
          <table:table-cell>
            <text:p>321662508</text:p>
          </table:table-cell>
          <table:table-cell>
            <text:p>396366533</text:p>
          </table:table-cell>
          <table:table-cell>
            <text:p>543129523</text:p>
          </table:table-cell>
          <table:table-cell>
            <text:p>984943952</text:p>
          </table:table-cell>
          <table:table-cell>
            <text:p>248674984</text:p>
          </table:table-cell>
        </table:table-row>
        <table:table-row>
          <table:table-cell>
            <text:p>427666423</text:p>
          </table:table-cell>
          <table:table-cell>
            <text:p>307421772</text:p>
          </table:table-cell>
          <table:table-cell>
            <text:p>379767573</text:p>
          </table:table-cell>
          <table:table-cell>
            <text:p>865251015</text:p>
          </table:table-cell>
          <table:table-cell>
            <text:p>540170257</text:p>
          </table:table-cell>
          <table:table-cell>
            <text:p>744273053</text:p>
          </table:table-cell>
          <table:table-cell>
            <text:p>279095048</text:p>
          </table:table-cell>
        </table:table-row>
        <table:table-row>
          <table:table-cell>
            <text:p>77611438</text:p>
          </table:table-cell>
          <table:table-cell>
            <text:p>37815271</text:p>
          </table:table-cell>
          <table:table-cell>
            <text:p>466184507</text:p>
          </table:table-cell>
          <table:table-cell>
            <text:p>607414277</text:p>
          </table:table-cell>
          <table:table-cell>
            <text:p>328209421</text:p>
          </table:table-cell>
          <table:table-cell>
            <text:p>329458940</text:p>
          </table:table-cell>
          <table:table-cell>
            <text:p>241087904</text:p>
          </table:table-cell>
        </table:table-row>
        <table:table-row>
          <table:table-cell>
            <text:p>139655137</text:p>
          </table:table-cell>
          <table:table-cell>
            <text:p>785788988</text:p>
          </table:table-cell>
          <table:table-cell>
            <text:p>45740271</text:p>
          </table:table-cell>
          <table:table-cell>
            <text:p>60447279</text:p>
          </table:table-cell>
          <table:table-cell>
            <text:p>485467722</text:p>
          </table:table-cell>
          <table:table-cell>
            <text:p>542628195</text:p>
          </table:table-cell>
          <table:table-cell>
            <text:p>673105131</text:p>
          </table:table-cell>
        </table:table-row>
        <table:table-row>
          <table:table-cell>
            <text:p>369110497</text:p>
          </table:table-cell>
          <table:table-cell>
            <text:p>814899819</text:p>
          </table:table-cell>
          <table:table-cell>
            <text:p>290782580</text:p>
          </table:table-cell>
          <table:table-cell>
            <text:p>806747069</text:p>
          </table:table-cell>
          <table:table-cell>
            <text:p>113545004</text:p>
          </table:table-cell>
          <table:table-cell>
            <text:p>14603901</text:p>
          </table:table-cell>
          <table:table-cell>
            <text:p>142209877</text:p>
          </table:table-cell>
        </table:table-row>
        <table:table-row>
          <table:table-cell>
            <text:p>847696250</text:p>
          </table:table-cell>
          <table:table-cell>
            <text:p>808949487</text:p>
          </table:table-cell>
          <table:table-cell>
            <text:p>682413784</text:p>
          </table:table-cell>
          <table:table-cell>
            <text:p>368834760</text:p>
          </table:table-cell>
          <table:table-cell>
            <text:p>659048073</text:p>
          </table:table-cell>
          <table:table-cell>
            <text:p>802649286</text:p>
          </table:table-cell>
          <table:table-cell>
            <text:p>778906366</text:p>
          </table:table-cell>
        </table:table-row>
        <table:table-row>
          <table:table-cell>
            <text:p>141230005</text:p>
          </table:table-cell>
          <table:table-cell>
            <text:p>519637031</text:p>
          </table:table-cell>
          <table:table-cell>
            <text:p>322492348</text:p>
          </table:table-cell>
          <table:table-cell>
            <text:p>532156496</text:p>
          </table:table-cell>
          <table:table-cell>
            <text:p>881757539</text:p>
          </table:table-cell>
          <table:table-cell>
            <text:p>176788926</text:p>
          </table:table-cell>
          <table:table-cell>
            <text:p>191706071</text:p>
          </table:table-cell>
        </table:table-row>
        <table:table-row>
          <table:table-cell>
            <text:p>330670313</text:p>
          </table:table-cell>
          <table:table-cell>
            <text:p>711241481</text:p>
          </table:table-cell>
          <table:table-cell>
            <text:p>520174139</text:p>
          </table:table-cell>
          <table:table-cell>
            <text:p>38088168</text:p>
          </table:table-cell>
          <table:table-cell>
            <text:p>61205019</text:p>
          </table:table-cell>
          <table:table-cell>
            <text:p>574542483</text:p>
          </table:table-cell>
          <table:table-cell>
            <text:p>88794695</text:p>
          </table:table-cell>
        </table:table-row>
        <table:table-row>
          <table:table-cell>
            <text:p>1780317</text:p>
          </table:table-cell>
          <table:table-cell>
            <text:p>935411837</text:p>
          </table:table-cell>
          <table:table-cell>
            <text:p>817992629</text:p>
          </table:table-cell>
          <table:table-cell>
            <text:p>429013126</text:p>
          </table:table-cell>
          <table:table-cell>
            <text:p>839667706</text:p>
          </table:table-cell>
          <table:table-cell>
            <text:p>341075494</text:p>
          </table:table-cell>
          <table:table-cell>
            <text:p>155237661</text:p>
          </table:table-cell>
        </table:table-row>
        <table:table-row>
          <table:table-cell>
            <text:p>999179944</text:p>
          </table:table-cell>
          <table:table-cell>
            <text:p>305352373</text:p>
          </table:table-cell>
          <table:table-cell>
            <text:p>264847509</text:p>
          </table:table-cell>
          <table:table-cell>
            <text:p>923008579</text:p>
          </table:table-cell>
          <table:table-cell>
            <text:p>109020015</text:p>
          </table:table-cell>
          <table:table-cell>
            <text:p>96951560</text:p>
          </table:table-cell>
          <table:table-cell>
            <text:p>886691519</text:p>
          </table:table-cell>
        </table:table-row>
        <table:table-row>
          <table:table-cell>
            <text:p>751624143</text:p>
          </table:table-cell>
          <table:table-cell>
            <text:p>243146101</text:p>
          </table:table-cell>
          <table:table-cell>
            <text:p>289943843</text:p>
          </table:table-cell>
          <table:table-cell>
            <text:p>545470225</text:p>
          </table:table-cell>
          <table:table-cell>
            <text:p>769235219</text:p>
          </table:table-cell>
          <table:table-cell>
            <text:p>76532602</text:p>
          </table:table-cell>
          <table:table-cell>
            <text:p>216777699</text:p>
          </table:table-cell>
        </table:table-row>
        <table:table-row>
          <table:table-cell>
            <text:p>829462206</text:p>
          </table:table-cell>
          <table:table-cell>
            <text:p>309147272</text:p>
          </table:table-cell>
          <table:table-cell>
            <text:p>17361637</text:p>
          </table:table-cell>
          <table:table-cell>
            <text:p>789220674</text:p>
          </table:table-cell>
          <table:table-cell>
            <text:p>178463978</text:p>
          </table:table-cell>
          <table:table-cell>
            <text:p>861765021</text:p>
          </table:table-cell>
          <table:table-cell>
            <text:p>498064906</text:p>
          </table:table-cell>
        </table:table-row>
        <table:table-row>
          <table:table-cell>
            <text:p>852031743</text:p>
          </table:table-cell>
          <table:table-cell>
            <text:p>301523986</text:p>
          </table:table-cell>
          <table:table-cell>
            <text:p>79559221</text:p>
          </table:table-cell>
          <table:table-cell>
            <text:p>626590072</text:p>
          </table:table-cell>
          <table:table-cell>
            <text:p>168726335</text:p>
          </table:table-cell>
          <table:table-cell>
            <text:p>430531978</text:p>
          </table:table-cell>
          <table:table-cell>
            <text:p>269128045</text:p>
          </table:table-cell>
        </table:table-row>
        <table:table-row>
          <table:table-cell>
            <text:p>347183478</text:p>
          </table:table-cell>
          <table:table-cell>
            <text:p>727501473</text:p>
          </table:table-cell>
          <table:table-cell>
            <text:p>647853957</text:p>
          </table:table-cell>
          <table:table-cell>
            <text:p>639195323</text:p>
          </table:table-cell>
          <table:table-cell>
            <text:p>926746860</text:p>
          </table:table-cell>
          <table:table-cell>
            <text:p>840714971</text:p>
          </table:table-cell>
          <table:table-cell>
            <text:p>462749058</text:p>
          </table:table-cell>
        </table:table-row>
        <table:table-row>
          <table:table-cell>
            <text:p>11324448</text:p>
          </table:table-cell>
          <table:table-cell>
            <text:p>744170776</text:p>
          </table:table-cell>
          <table:table-cell>
            <text:p>370582705</text:p>
          </table:table-cell>
          <table:table-cell>
            <text:p>736967462</text:p>
          </table:table-cell>
          <table:table-cell>
            <text:p>100337805</text:p>
          </table:table-cell>
          <table:table-cell>
            <text:p>193192473</text:p>
          </table:table-cell>
          <table:table-cell>
            <text:p>413360466</text:p>
          </table:table-cell>
        </table:table-row>
        <table:table-row>
          <table:table-cell>
            <text:p>886613921</text:p>
          </table:table-cell>
          <table:table-cell>
            <text:p>115387083</text:p>
          </table:table-cell>
          <table:table-cell>
            <text:p>868324499</text:p>
          </table:table-cell>
          <table:table-cell>
            <text:p>66326004</text:p>
          </table:table-cell>
          <table:table-cell>
            <text:p>153957464</text:p>
          </table:table-cell>
          <table:table-cell>
            <text:p>624311171</text:p>
          </table:table-cell>
          <table:table-cell>
            <text:p>398351678</text:p>
          </table:table-cell>
        </table:table-row>
        <table:table-row>
          <table:table-cell>
            <text:p>287949379</text:p>
          </table:table-cell>
          <table:table-cell>
            <text:p>955986946</text:p>
          </table:table-cell>
          <table:table-cell>
            <text:p>743291453</text:p>
          </table:table-cell>
          <table:table-cell>
            <text:p>746869291</text:p>
          </table:table-cell>
          <table:table-cell>
            <text:p>77921231</text:p>
          </table:table-cell>
          <table:table-cell>
            <text:p>180714627</text:p>
          </table:table-cell>
          <table:table-cell>
            <text:p>918852129</text:p>
          </table:table-cell>
        </table:table-row>
        <table:table-row>
          <table:table-cell>
            <text:p>763372046</text:p>
          </table:table-cell>
          <table:table-cell>
            <text:p>987380477</text:p>
          </table:table-cell>
          <table:table-cell>
            <text:p>654068954</text:p>
          </table:table-cell>
          <table:table-cell>
            <text:p>749886267</text:p>
          </table:table-cell>
          <table:table-cell>
            <text:p>214037295</text:p>
          </table:table-cell>
          <table:table-cell>
            <text:p>162518386</text:p>
          </table:table-cell>
          <table:table-cell>
            <text:p>609091137</text:p>
          </table:table-cell>
        </table:table-row>
        <table:table-row>
          <table:table-cell>
            <text:p>661462394</text:p>
          </table:table-cell>
          <table:table-cell>
            <text:p>324744309</text:p>
          </table:table-cell>
          <table:table-cell>
            <text:p>150319627</text:p>
          </table:table-cell>
          <table:table-cell>
            <text:p>985155376</text:p>
          </table:table-cell>
          <table:table-cell>
            <text:p>801184181</text:p>
          </table:table-cell>
          <table:table-cell>
            <text:p>726130985</text:p>
          </table:table-cell>
          <table:table-cell>
            <text:p>880705289</text:p>
          </table:table-cell>
        </table:table-row>
        <table:table-row>
          <table:table-cell>
            <text:p>484307569</text:p>
          </table:table-cell>
          <table:table-cell>
            <text:p>577208990</text:p>
          </table:table-cell>
          <table:table-cell>
            <text:p>83998137</text:p>
          </table:table-cell>
          <table:table-cell>
            <text:p>331723915</text:p>
          </table:table-cell>
          <table:table-cell>
            <text:p>816424486</text:p>
          </table:table-cell>
          <table:table-cell>
            <text:p>208967716</text:p>
          </table:table-cell>
          <table:table-cell>
            <text:p>740952066</text:p>
          </table:table-cell>
        </table:table-row>
        <table:table-row>
          <table:table-cell>
            <text:p>60626805</text:p>
          </table:table-cell>
          <table:table-cell>
            <text:p>467993306</text:p>
          </table:table-cell>
          <table:table-cell>
            <text:p>508883282</text:p>
          </table:table-cell>
          <table:table-cell>
            <text:p>377755939</text:p>
          </table:table-cell>
          <table:table-cell>
            <text:p>926597251</text:p>
          </table:table-cell>
          <table:table-cell>
            <text:p>678440832</text:p>
          </table:table-cell>
          <table:table-cell>
            <text:p>448542972</text:p>
          </table:table-cell>
        </table:table-row>
        <table:table-row>
          <table:table-cell>
            <text:p>817265731</text:p>
          </table:table-cell>
          <table:table-cell>
            <text:p>170533224</text:p>
          </table:table-cell>
          <table:table-cell>
            <text:p>366909768</text:p>
          </table:table-cell>
          <table:table-cell>
            <text:p>860714422</text:p>
          </table:table-cell>
          <table:table-cell>
            <text:p>260381235</text:p>
          </table:table-cell>
          <table:table-cell>
            <text:p>233371819</text:p>
          </table:table-cell>
          <table:table-cell>
            <text:p>437219973</text:p>
          </table:table-cell>
        </table:table-row>
        <table:table-row>
          <table:table-cell>
            <text:p>388793785</text:p>
          </table:table-cell>
          <table:table-cell>
            <text:p>877733085</text:p>
          </table:table-cell>
          <table:table-cell>
            <text:p>991057074</text:p>
          </table:table-cell>
          <table:table-cell>
            <text:p>834711557</text:p>
          </table:table-cell>
          <table:table-cell>
            <text:p>583005321</text:p>
          </table:table-cell>
          <table:table-cell>
            <text:p>474172974</text:p>
          </table:table-cell>
          <table:table-cell>
            <text:p>288366615</text:p>
          </table:table-cell>
        </table:table-row>
        <table:table-row>
          <table:table-cell>
            <text:p>627860362</text:p>
          </table:table-cell>
          <table:table-cell>
            <text:p>458931277</text:p>
          </table:table-cell>
          <table:table-cell>
            <text:p>176603912</text:p>
          </table:table-cell>
          <table:table-cell>
            <text:p>262745810</text:p>
          </table:table-cell>
          <table:table-cell>
            <text:p>758334476</text:p>
          </table:table-cell>
          <table:table-cell>
            <text:p>706102922</text:p>
          </table:table-cell>
          <table:table-cell>
            <text:p>441640885</text:p>
          </table:table-cell>
        </table:table-row>
        <table:table-row>
          <table:table-cell>
            <text:p>971063087</text:p>
          </table:table-cell>
          <table:table-cell>
            <text:p>369086794</text:p>
          </table:table-cell>
          <table:table-cell>
            <text:p>225788640</text:p>
          </table:table-cell>
          <table:table-cell>
            <text:p>677482466</text:p>
          </table:table-cell>
          <table:table-cell>
            <text:p>769478206</text:p>
          </table:table-cell>
          <table:table-cell>
            <text:p>685236145</text:p>
          </table:table-cell>
          <table:table-cell>
            <text:p>71753947</text:p>
          </table:table-cell>
        </table:table-row>
        <table:table-row>
          <table:table-cell>
            <text:p>416025001</text:p>
          </table:table-cell>
          <table:table-cell>
            <text:p>728857731</text:p>
          </table:table-cell>
          <table:table-cell>
            <text:p>712095844</text:p>
          </table:table-cell>
          <table:table-cell>
            <text:p>659578096</text:p>
          </table:table-cell>
          <table:table-cell>
            <text:p>400699088</text:p>
          </table:table-cell>
          <table:table-cell>
            <text:p>962341495</text:p>
          </table:table-cell>
          <table:table-cell>
            <text:p>404544026</text:p>
          </table:table-cell>
        </table:table-row>
        <table:table-row>
          <table:table-cell>
            <text:p>257304371</text:p>
          </table:table-cell>
          <table:table-cell>
            <text:p>190166266</text:p>
          </table:table-cell>
          <table:table-cell>
            <text:p>885159645</text:p>
          </table:table-cell>
          <table:table-cell>
            <text:p>448029919</text:p>
          </table:table-cell>
          <table:table-cell>
            <text:p>16179395</text:p>
          </table:table-cell>
          <table:table-cell>
            <text:p>869458186</text:p>
          </table:table-cell>
          <table:table-cell>
            <text:p>396639343</text:p>
          </table:table-cell>
        </table:table-row>
        <table:table-row>
          <table:table-cell>
            <text:p>605969176</text:p>
          </table:table-cell>
          <table:table-cell>
            <text:p>54236037</text:p>
          </table:table-cell>
          <table:table-cell>
            <text:p>815870121</text:p>
          </table:table-cell>
          <table:table-cell>
            <text:p>894011376</text:p>
          </table:table-cell>
          <table:table-cell>
            <text:p>132660743</text:p>
          </table:table-cell>
          <table:table-cell>
            <text:p>974761417</text:p>
          </table:table-cell>
          <table:table-cell>
            <text:p>733026752</text:p>
          </table:table-cell>
        </table:table-row>
        <table:table-row>
          <table:table-cell>
            <text:p>326341446</text:p>
          </table:table-cell>
          <table:table-cell>
            <text:p>15618046</text:p>
          </table:table-cell>
          <table:table-cell>
            <text:p>517033633</text:p>
          </table:table-cell>
          <table:table-cell>
            <text:p>277264115</text:p>
          </table:table-cell>
          <table:table-cell>
            <text:p>362622101</text:p>
          </table:table-cell>
          <table:table-cell>
            <text:p>341884074</text:p>
          </table:table-cell>
          <table:table-cell>
            <text:p>560644588</text:p>
          </table:table-cell>
        </table:table-row>
        <table:table-row>
          <table:table-cell>
            <text:p>757319929</text:p>
          </table:table-cell>
          <table:table-cell>
            <text:p>764724792</text:p>
          </table:table-cell>
          <table:table-cell>
            <text:p>759389616</text:p>
          </table:table-cell>
          <table:table-cell>
            <text:p>948409221</text:p>
          </table:table-cell>
          <table:table-cell>
            <text:p>596447063</text:p>
          </table:table-cell>
          <table:table-cell>
            <text:p>170838993</text:p>
          </table:table-cell>
          <table:table-cell>
            <text:p>41542541</text:p>
          </table:table-cell>
        </table:table-row>
        <table:table-row>
          <table:table-cell>
            <text:p>534972147</text:p>
          </table:table-cell>
          <table:table-cell>
            <text:p>346459164</text:p>
          </table:table-cell>
          <table:table-cell>
            <text:p>215286566</text:p>
          </table:table-cell>
          <table:table-cell>
            <text:p>518605126</text:p>
          </table:table-cell>
          <table:table-cell>
            <text:p>788372376</text:p>
          </table:table-cell>
          <table:table-cell>
            <text:p>146638798</text:p>
          </table:table-cell>
          <table:table-cell>
            <text:p>500483906</text:p>
          </table:table-cell>
        </table:table-row>
        <table:table-row>
          <table:table-cell>
            <text:p>953778504</text:p>
          </table:table-cell>
          <table:table-cell>
            <text:p>543679211</text:p>
          </table:table-cell>
          <table:table-cell>
            <text:p>876686479</text:p>
          </table:table-cell>
          <table:table-cell>
            <text:p>180354852</text:p>
          </table:table-cell>
          <table:table-cell>
            <text:p>900829241</text:p>
          </table:table-cell>
          <table:table-cell>
            <text:p>131362982</text:p>
          </table:table-cell>
          <table:table-cell>
            <text:p>116987710</text:p>
          </table:table-cell>
        </table:table-row>
        <table:table-row>
          <table:table-cell>
            <text:p>515235681</text:p>
          </table:table-cell>
          <table:table-cell>
            <text:p>33559096</text:p>
          </table:table-cell>
          <table:table-cell>
            <text:p>534846535</text:p>
          </table:table-cell>
          <table:table-cell>
            <text:p>138722794</text:p>
          </table:table-cell>
          <table:table-cell>
            <text:p>215266043</text:p>
          </table:table-cell>
          <table:table-cell>
            <text:p>764866247</text:p>
          </table:table-cell>
          <table:table-cell>
            <text:p>612612735</text:p>
          </table:table-cell>
        </table:table-row>
        <table:table-row>
          <table:table-cell>
            <text:p>255128448</text:p>
          </table:table-cell>
          <table:table-cell>
            <text:p>225215785</text:p>
          </table:table-cell>
          <table:table-cell>
            <text:p>977409645</text:p>
          </table:table-cell>
          <table:table-cell>
            <text:p>195226128</text:p>
          </table:table-cell>
          <table:table-cell>
            <text:p>264226961</text:p>
          </table:table-cell>
          <table:table-cell>
            <text:p>165621207</text:p>
          </table:table-cell>
          <table:table-cell>
            <text:p>618544288</text:p>
          </table:table-cell>
        </table:table-row>
        <table:table-row>
          <table:table-cell>
            <text:p>661715521</text:p>
          </table:table-cell>
          <table:table-cell>
            <text:p>309302537</text:p>
          </table:table-cell>
          <table:table-cell>
            <text:p>396760627</text:p>
          </table:table-cell>
          <table:table-cell>
            <text:p>680500525</text:p>
          </table:table-cell>
          <table:table-cell>
            <text:p>716499718</text:p>
          </table:table-cell>
          <table:table-cell>
            <text:p>533727394</text:p>
          </table:table-cell>
          <table:table-cell>
            <text:p>234892771</text:p>
          </table:table-cell>
        </table:table-row>
        <table:table-row>
          <table:table-cell>
            <text:p>98265359</text:p>
          </table:table-cell>
          <table:table-cell>
            <text:p>801689132</text:p>
          </table:table-cell>
          <table:table-cell>
            <text:p>391976824</text:p>
          </table:table-cell>
          <table:table-cell>
            <text:p>940083860</text:p>
          </table:table-cell>
          <table:table-cell>
            <text:p>502087282</text:p>
          </table:table-cell>
          <table:table-cell>
            <text:p>528625018</text:p>
          </table:table-cell>
          <table:table-cell>
            <text:p>913265254</text:p>
          </table:table-cell>
        </table:table-row>
        <table:table-row>
          <table:table-cell>
            <text:p>85695003</text:p>
          </table:table-cell>
          <table:table-cell>
            <text:p>131636677</text:p>
          </table:table-cell>
          <table:table-cell>
            <text:p>924195519</text:p>
          </table:table-cell>
          <table:table-cell>
            <text:p>117685621</text:p>
          </table:table-cell>
          <table:table-cell>
            <text:p>460173687</text:p>
          </table:table-cell>
          <table:table-cell>
            <text:p>651925925</text:p>
          </table:table-cell>
          <table:table-cell>
            <text:p>570111302</text:p>
          </table:table-cell>
        </table:table-row>
        <table:table-row>
          <table:table-cell>
            <text:p>957011307</text:p>
          </table:table-cell>
          <table:table-cell>
            <text:p>216620545</text:p>
          </table:table-cell>
          <table:table-cell>
            <text:p>255094974</text:p>
          </table:table-cell>
          <table:table-cell>
            <text:p>168857965</text:p>
          </table:table-cell>
          <table:table-cell>
            <text:p>428771053</text:p>
          </table:table-cell>
          <table:table-cell>
            <text:p>547705717</text:p>
          </table:table-cell>
          <table:table-cell>
            <text:p>678804608</text:p>
          </table:table-cell>
        </table:table-row>
        <table:table-row>
          <table:table-cell>
            <text:p>877628237</text:p>
          </table:table-cell>
          <table:table-cell>
            <text:p>945090571</text:p>
          </table:table-cell>
          <table:table-cell>
            <text:p>893486597</text:p>
          </table:table-cell>
          <table:table-cell>
            <text:p>564309497</text:p>
          </table:table-cell>
          <table:table-cell>
            <text:p>737432071</text:p>
          </table:table-cell>
          <table:table-cell>
            <text:p>983705097</text:p>
          </table:table-cell>
          <table:table-cell>
            <text:p>267372494</text:p>
          </table:table-cell>
        </table:table-row>
        <table:table-row>
          <table:table-cell>
            <text:p>477075140</text:p>
          </table:table-cell>
          <table:table-cell>
            <text:p>815933212</text:p>
          </table:table-cell>
          <table:table-cell>
            <text:p>583671451</text:p>
          </table:table-cell>
          <table:table-cell>
            <text:p>914259309</text:p>
          </table:table-cell>
          <table:table-cell>
            <text:p>554405180</text:p>
          </table:table-cell>
          <table:table-cell>
            <text:p>71041123</text:p>
          </table:table-cell>
          <table:table-cell>
            <text:p>434720104</text:p>
          </table:table-cell>
        </table:table-row>
        <table:table-row>
          <table:table-cell>
            <text:p>246424441</text:p>
          </table:table-cell>
          <table:table-cell>
            <text:p>55170741</text:p>
          </table:table-cell>
          <table:table-cell>
            <text:p>859192136</text:p>
          </table:table-cell>
          <table:table-cell>
            <text:p>616387452</text:p>
          </table:table-cell>
          <table:table-cell>
            <text:p>372132902</text:p>
          </table:table-cell>
          <table:table-cell>
            <text:p>257128753</text:p>
          </table:table-cell>
          <table:table-cell>
            <text:p>655952750</text:p>
          </table:table-cell>
        </table:table-row>
        <table:table-row>
          <table:table-cell>
            <text:p>832397448</text:p>
          </table:table-cell>
          <table:table-cell>
            <text:p>37477816</text:p>
          </table:table-cell>
          <table:table-cell>
            <text:p>933763426</text:p>
          </table:table-cell>
          <table:table-cell>
            <text:p>4344852</text:p>
          </table:table-cell>
          <table:table-cell>
            <text:p>216739070</text:p>
          </table:table-cell>
          <table:table-cell>
            <text:p>432940089</text:p>
          </table:table-cell>
          <table:table-cell>
            <text:p>417200182</text:p>
          </table:table-cell>
        </table:table-row>
        <table:table-row>
          <table:table-cell>
            <text:p>499692542</text:p>
          </table:table-cell>
          <table:table-cell>
            <text:p>559507049</text:p>
          </table:table-cell>
          <table:table-cell>
            <text:p>932246556</text:p>
          </table:table-cell>
          <table:table-cell>
            <text:p>456060878</text:p>
          </table:table-cell>
          <table:table-cell>
            <text:p>417846212</text:p>
          </table:table-cell>
          <table:table-cell>
            <text:p>618105673</text:p>
          </table:table-cell>
          <table:table-cell>
            <text:p>728127031</text:p>
          </table:table-cell>
        </table:table-row>
        <table:table-row>
          <table:table-cell>
            <text:p>648125177</text:p>
          </table:table-cell>
          <table:table-cell>
            <text:p>168749321</text:p>
          </table:table-cell>
          <table:table-cell>
            <text:p>903610639</text:p>
          </table:table-cell>
          <table:table-cell>
            <text:p>641880632</text:p>
          </table:table-cell>
          <table:table-cell>
            <text:p>948360153</text:p>
          </table:table-cell>
          <table:table-cell>
            <text:p>684660803</text:p>
          </table:table-cell>
          <table:table-cell>
            <text:p>748038004</text:p>
          </table:table-cell>
        </table:table-row>
        <table:table-row>
          <table:table-cell>
            <text:p>634316670</text:p>
          </table:table-cell>
          <table:table-cell>
            <text:p>660753650</text:p>
          </table:table-cell>
          <table:table-cell>
            <text:p>320063606</text:p>
          </table:table-cell>
          <table:table-cell>
            <text:p>793688808</text:p>
          </table:table-cell>
          <table:table-cell>
            <text:p>357010062</text:p>
          </table:table-cell>
          <table:table-cell>
            <text:p>195058070</text:p>
          </table:table-cell>
          <table:table-cell>
            <text:p>265229013</text:p>
          </table:table-cell>
        </table:table-row>
        <table:table-row>
          <table:table-cell>
            <text:p>712260193</text:p>
          </table:table-cell>
          <table:table-cell>
            <text:p>919420370</text:p>
          </table:table-cell>
          <table:table-cell>
            <text:p>595773019</text:p>
          </table:table-cell>
          <table:table-cell>
            <text:p>950200088</text:p>
          </table:table-cell>
          <table:table-cell>
            <text:p>344013615</text:p>
          </table:table-cell>
          <table:table-cell>
            <text:p>904298797</text:p>
          </table:table-cell>
          <table:table-cell>
            <text:p>608179397</text:p>
          </table:table-cell>
        </table:table-row>
        <table:table-row>
          <table:table-cell>
            <text:p>121397449</text:p>
          </table:table-cell>
          <table:table-cell>
            <text:p>398334875</text:p>
          </table:table-cell>
          <table:table-cell>
            <text:p>974039753</text:p>
          </table:table-cell>
          <table:table-cell>
            <text:p>828768796</text:p>
          </table:table-cell>
          <table:table-cell>
            <text:p>668827713</text:p>
          </table:table-cell>
          <table:table-cell>
            <text:p>757240990</text:p>
          </table:table-cell>
          <table:table-cell>
            <text:p>220848286</text:p>
          </table:table-cell>
        </table:table-row>
        <table:table-row>
          <table:table-cell>
            <text:p>691917411</text:p>
          </table:table-cell>
          <table:table-cell>
            <text:p>734777617</text:p>
          </table:table-cell>
          <table:table-cell>
            <text:p>557830781</text:p>
          </table:table-cell>
          <table:table-cell>
            <text:p>437820608</text:p>
          </table:table-cell>
          <table:table-cell>
            <text:p>66213576</text:p>
          </table:table-cell>
          <table:table-cell>
            <text:p>802442445</text:p>
          </table:table-cell>
          <table:table-cell>
            <text:p>957575002</text:p>
          </table:table-cell>
        </table:table-row>
        <table:table-row>
          <table:table-cell>
            <text:p>88364842</text:p>
          </table:table-cell>
          <table:table-cell>
            <text:p>115766448</text:p>
          </table:table-cell>
          <table:table-cell>
            <text:p>536647133</text:p>
          </table:table-cell>
          <table:table-cell>
            <text:p>611258265</text:p>
          </table:table-cell>
          <table:table-cell>
            <text:p>944938640</text:p>
          </table:table-cell>
          <table:table-cell>
            <text:p>670502427</text:p>
          </table:table-cell>
          <table:table-cell>
            <text:p>268283895</text:p>
          </table:table-cell>
        </table:table-row>
        <table:table-row>
          <table:table-cell>
            <text:p>820321258</text:p>
          </table:table-cell>
          <table:table-cell>
            <text:p>203972899</text:p>
          </table:table-cell>
          <table:table-cell>
            <text:p>121646115</text:p>
          </table:table-cell>
          <table:table-cell>
            <text:p>528506688</text:p>
          </table:table-cell>
          <table:table-cell>
            <text:p>506689990</text:p>
          </table:table-cell>
          <table:table-cell>
            <text:p>914061642</text:p>
          </table:table-cell>
          <table:table-cell>
            <text:p>300208989</text:p>
          </table:table-cell>
        </table:table-row>
        <table:table-row>
          <table:table-cell>
            <text:p>186575486</text:p>
          </table:table-cell>
          <table:table-cell>
            <text:p>58400569</text:p>
          </table:table-cell>
          <table:table-cell>
            <text:p>788226253</text:p>
          </table:table-cell>
          <table:table-cell>
            <text:p>312272753</text:p>
          </table:table-cell>
          <table:table-cell>
            <text:p>856279616</text:p>
          </table:table-cell>
          <table:table-cell>
            <text:p>426430821</text:p>
          </table:table-cell>
          <table:table-cell>
            <text:p>107673059</text:p>
          </table:table-cell>
        </table:table-row>
        <table:table-row>
          <table:table-cell>
            <text:p>139504396</text:p>
          </table:table-cell>
          <table:table-cell>
            <text:p>975212383</text:p>
          </table:table-cell>
          <table:table-cell>
            <text:p>31987228</text:p>
          </table:table-cell>
          <table:table-cell>
            <text:p>308758196</text:p>
          </table:table-cell>
          <table:table-cell>
            <text:p>519890621</text:p>
          </table:table-cell>
          <table:table-cell>
            <text:p>853314265</text:p>
          </table:table-cell>
          <table:table-cell>
            <text:p>780957863</text:p>
          </table:table-cell>
        </table:table-row>
        <table:table-row>
          <table:table-cell>
            <text:p>432004083</text:p>
          </table:table-cell>
          <table:table-cell>
            <text:p>642409097</text:p>
          </table:table-cell>
          <table:table-cell>
            <text:p>713798197</text:p>
          </table:table-cell>
          <table:table-cell>
            <text:p>116105200</text:p>
          </table:table-cell>
          <table:table-cell>
            <text:p>314971085</text:p>
          </table:table-cell>
          <table:table-cell>
            <text:p>774554546</text:p>
          </table:table-cell>
          <table:table-cell>
            <text:p>344247856</text:p>
          </table:table-cell>
        </table:table-row>
        <table:table-row>
          <table:table-cell>
            <text:p>727126134</text:p>
          </table:table-cell>
          <table:table-cell>
            <text:p>331266068</text:p>
          </table:table-cell>
          <table:table-cell>
            <text:p>730807980</text:p>
          </table:table-cell>
          <table:table-cell>
            <text:p>924494333</text:p>
          </table:table-cell>
          <table:table-cell>
            <text:p>501934788</text:p>
          </table:table-cell>
          <table:table-cell>
            <text:p>724376522</text:p>
          </table:table-cell>
          <table:table-cell>
            <text:p>680031153</text:p>
          </table:table-cell>
        </table:table-row>
        <table:table-row>
          <table:table-cell>
            <text:p>683451996</text:p>
          </table:table-cell>
          <table:table-cell>
            <text:p>682600549</text:p>
          </table:table-cell>
          <table:table-cell>
            <text:p>577308406</text:p>
          </table:table-cell>
          <table:table-cell>
            <text:p>127670208</text:p>
          </table:table-cell>
          <table:table-cell>
            <text:p>212658450</text:p>
          </table:table-cell>
          <table:table-cell>
            <text:p>998322301</text:p>
          </table:table-cell>
          <table:table-cell>
            <text:p>276360256</text:p>
          </table:table-cell>
        </table:table-row>
        <table:table-row>
          <table:table-cell>
            <text:p>574157874</text:p>
          </table:table-cell>
          <table:table-cell>
            <text:p>14867621</text:p>
          </table:table-cell>
          <table:table-cell>
            <text:p>676826245</text:p>
          </table:table-cell>
          <table:table-cell>
            <text:p>241474999</text:p>
          </table:table-cell>
          <table:table-cell>
            <text:p>327395626</text:p>
          </table:table-cell>
          <table:table-cell>
            <text:p>566475008</text:p>
          </table:table-cell>
          <table:table-cell>
            <text:p>473840935</text:p>
          </table:table-cell>
        </table:table-row>
        <table:table-row>
          <table:table-cell>
            <text:p>514072799</text:p>
          </table:table-cell>
          <table:table-cell>
            <text:p>828620424</text:p>
          </table:table-cell>
          <table:table-cell>
            <text:p>372619490</text:p>
          </table:table-cell>
          <table:table-cell>
            <text:p>169895786</text:p>
          </table:table-cell>
          <table:table-cell>
            <text:p>70297336</text:p>
          </table:table-cell>
          <table:table-cell>
            <text:p>777129962</text:p>
          </table:table-cell>
          <table:table-cell>
            <text:p>201125611</text:p>
          </table:table-cell>
        </table:table-row>
        <table:table-row>
          <table:table-cell>
            <text:p>939775240</text:p>
          </table:table-cell>
          <table:table-cell>
            <text:p>119538617</text:p>
          </table:table-cell>
          <table:table-cell>
            <text:p>431076390</text:p>
          </table:table-cell>
          <table:table-cell>
            <text:p>999217763</text:p>
          </table:table-cell>
          <table:table-cell>
            <text:p>111263053</text:p>
          </table:table-cell>
          <table:table-cell>
            <text:p>368426078</text:p>
          </table:table-cell>
          <table:table-cell>
            <text:p>739705779</text:p>
          </table:table-cell>
        </table:table-row>
        <table:table-row>
          <table:table-cell>
            <text:p>945427510</text:p>
          </table:table-cell>
          <table:table-cell>
            <text:p>843205058</text:p>
          </table:table-cell>
          <table:table-cell>
            <text:p>58304951</text:p>
          </table:table-cell>
          <table:table-cell>
            <text:p>781806355</text:p>
          </table:table-cell>
          <table:table-cell>
            <text:p>571947597</text:p>
          </table:table-cell>
          <table:table-cell>
            <text:p>280436879</text:p>
          </table:table-cell>
          <table:table-cell>
            <text:p>238418257</text:p>
          </table:table-cell>
        </table:table-row>
        <table:table-row>
          <table:table-cell>
            <text:p>474506479</text:p>
          </table:table-cell>
          <table:table-cell>
            <text:p>594647565</text:p>
          </table:table-cell>
          <table:table-cell>
            <text:p>463782812</text:p>
          </table:table-cell>
          <table:table-cell>
            <text:p>705167001</text:p>
          </table:table-cell>
          <table:table-cell>
            <text:p>164555088</text:p>
          </table:table-cell>
          <table:table-cell>
            <text:p>168260347</text:p>
          </table:table-cell>
          <table:table-cell>
            <text:p>308449964</text:p>
          </table:table-cell>
        </table:table-row>
        <table:table-row>
          <table:table-cell>
            <text:p>377437697</text:p>
          </table:table-cell>
          <table:table-cell>
            <text:p>76556682</text:p>
          </table:table-cell>
          <table:table-cell>
            <text:p>355209818</text:p>
          </table:table-cell>
          <table:table-cell>
            <text:p>512416111</text:p>
          </table:table-cell>
          <table:table-cell>
            <text:p>296653188</text:p>
          </table:table-cell>
          <table:table-cell>
            <text:p>951874468</text:p>
          </table:table-cell>
          <table:table-cell>
            <text:p>746530123</text:p>
          </table:table-cell>
        </table:table-row>
        <table:table-row>
          <table:table-cell>
            <text:p>691355941</text:p>
          </table:table-cell>
          <table:table-cell>
            <text:p>533329776</text:p>
          </table:table-cell>
          <table:table-cell>
            <text:p>626948024</text:p>
          </table:table-cell>
          <table:table-cell>
            <text:p>583109185</text:p>
          </table:table-cell>
          <table:table-cell>
            <text:p>924026330</text:p>
          </table:table-cell>
          <table:table-cell>
            <text:p>140858795</text:p>
          </table:table-cell>
          <table:table-cell>
            <text:p>106325519</text:p>
          </table:table-cell>
        </table:table-row>
        <table:table-row>
          <table:table-cell>
            <text:p>804485946</text:p>
          </table:table-cell>
          <table:table-cell>
            <text:p>202915214</text:p>
          </table:table-cell>
          <table:table-cell>
            <text:p>765045785</text:p>
          </table:table-cell>
          <table:table-cell>
            <text:p>551402929</text:p>
          </table:table-cell>
          <table:table-cell>
            <text:p>979112628</text:p>
          </table:table-cell>
          <table:table-cell>
            <text:p>984076792</text:p>
          </table:table-cell>
          <table:table-cell>
            <text:p>97478333</text:p>
          </table:table-cell>
        </table:table-row>
        <table:table-row>
          <table:table-cell>
            <text:p>881722809</text:p>
          </table:table-cell>
          <table:table-cell>
            <text:p>793072816</text:p>
          </table:table-cell>
          <table:table-cell>
            <text:p>666880993</text:p>
          </table:table-cell>
          <table:table-cell>
            <text:p>86935444</text:p>
          </table:table-cell>
          <table:table-cell>
            <text:p>178273343</text:p>
          </table:table-cell>
          <table:table-cell>
            <text:p>367892380</text:p>
          </table:table-cell>
          <table:table-cell>
            <text:p>768871267</text:p>
          </table:table-cell>
        </table:table-row>
        <table:table-row>
          <table:table-cell>
            <text:p>755196313</text:p>
          </table:table-cell>
          <table:table-cell>
            <text:p>983300060</text:p>
          </table:table-cell>
          <table:table-cell>
            <text:p>70696862</text:p>
          </table:table-cell>
          <table:table-cell>
            <text:p>866246983</text:p>
          </table:table-cell>
          <table:table-cell>
            <text:p>5530255</text:p>
          </table:table-cell>
          <table:table-cell>
            <text:p>403873035</text:p>
          </table:table-cell>
          <table:table-cell>
            <text:p>798121772</text:p>
          </table:table-cell>
        </table:table-row>
        <table:table-row>
          <table:table-cell>
            <text:p>321810202</text:p>
          </table:table-cell>
          <table:table-cell>
            <text:p>330243889</text:p>
          </table:table-cell>
          <table:table-cell>
            <text:p>308839968</text:p>
          </table:table-cell>
          <table:table-cell>
            <text:p>600345531</text:p>
          </table:table-cell>
          <table:table-cell>
            <text:p>699459319</text:p>
          </table:table-cell>
          <table:table-cell>
            <text:p>544141860</text:p>
          </table:table-cell>
          <table:table-cell>
            <text:p>665120891</text:p>
          </table:table-cell>
        </table:table-row>
        <table:table-row>
          <table:table-cell>
            <text:p>708536137</text:p>
          </table:table-cell>
          <table:table-cell>
            <text:p>682836225</text:p>
          </table:table-cell>
          <table:table-cell>
            <text:p>709672650</text:p>
          </table:table-cell>
          <table:table-cell>
            <text:p>315554433</text:p>
          </table:table-cell>
          <table:table-cell>
            <text:p>357977475</text:p>
          </table:table-cell>
          <table:table-cell>
            <text:p>220200520</text:p>
          </table:table-cell>
          <table:table-cell>
            <text:p>802738197</text:p>
          </table:table-cell>
        </table:table-row>
        <table:table-row>
          <table:table-cell>
            <text:p>670152487</text:p>
          </table:table-cell>
          <table:table-cell>
            <text:p>612199543</text:p>
          </table:table-cell>
          <table:table-cell>
            <text:p>981396176</text:p>
          </table:table-cell>
          <table:table-cell>
            <text:p>647131775</text:p>
          </table:table-cell>
          <table:table-cell>
            <text:p>826601911</text:p>
          </table:table-cell>
          <table:table-cell>
            <text:p>661433832</text:p>
          </table:table-cell>
          <table:table-cell>
            <text:p>471895788</text:p>
          </table:table-cell>
        </table:table-row>
        <table:table-row>
          <table:table-cell>
            <text:p>779909241</text:p>
          </table:table-cell>
          <table:table-cell>
            <text:p>598127241</text:p>
          </table:table-cell>
          <table:table-cell>
            <text:p>443800162</text:p>
          </table:table-cell>
          <table:table-cell>
            <text:p>481123215</text:p>
          </table:table-cell>
          <table:table-cell>
            <text:p>248157333</text:p>
          </table:table-cell>
          <table:table-cell>
            <text:p>443027119</text:p>
          </table:table-cell>
          <table:table-cell>
            <text:p>501181414</text:p>
          </table:table-cell>
        </table:table-row>
        <table:table-row>
          <table:table-cell>
            <text:p>936208641</text:p>
          </table:table-cell>
          <table:table-cell>
            <text:p>527694068</text:p>
          </table:table-cell>
          <table:table-cell>
            <text:p>37384723</text:p>
          </table:table-cell>
          <table:table-cell>
            <text:p>176880999</text:p>
          </table:table-cell>
          <table:table-cell>
            <text:p>457850037</text:p>
          </table:table-cell>
          <table:table-cell>
            <text:p>303330770</text:p>
          </table:table-cell>
          <table:table-cell>
            <text:p>958370827</text:p>
          </table:table-cell>
        </table:table-row>
        <table:table-row>
          <table:table-cell>
            <text:p>210496795</text:p>
          </table:table-cell>
          <table:table-cell>
            <text:p>785643396</text:p>
          </table:table-cell>
          <table:table-cell>
            <text:p>859066701</text:p>
          </table:table-cell>
          <table:table-cell>
            <text:p>825785050</text:p>
          </table:table-cell>
          <table:table-cell>
            <text:p>188003066</text:p>
          </table:table-cell>
          <table:table-cell>
            <text:p>471178562</text:p>
          </table:table-cell>
          <table:table-cell>
            <text:p>899104173</text:p>
          </table:table-cell>
        </table:table-row>
        <table:table-row>
          <table:table-cell>
            <text:p>130787604</text:p>
          </table:table-cell>
          <table:table-cell>
            <text:p>854979382</text:p>
          </table:table-cell>
          <table:table-cell>
            <text:p>812336385</text:p>
          </table:table-cell>
          <table:table-cell>
            <text:p>727793752</text:p>
          </table:table-cell>
          <table:table-cell>
            <text:p>631132144</text:p>
          </table:table-cell>
          <table:table-cell>
            <text:p>934575841</text:p>
          </table:table-cell>
          <table:table-cell>
            <text:p>576918554</text:p>
          </table:table-cell>
        </table:table-row>
        <table:table-row>
          <table:table-cell>
            <text:p>316264330</text:p>
          </table:table-cell>
          <table:table-cell>
            <text:p>470859048</text:p>
          </table:table-cell>
          <table:table-cell>
            <text:p>446476624</text:p>
          </table:table-cell>
          <table:table-cell>
            <text:p>230659306</text:p>
          </table:table-cell>
          <table:table-cell>
            <text:p>580128546</text:p>
          </table:table-cell>
          <table:table-cell>
            <text:p>416629696</text:p>
          </table:table-cell>
          <table:table-cell>
            <text:p>159346776</text:p>
          </table:table-cell>
        </table:table-row>
        <table:table-row>
          <table:table-cell>
            <text:p>23231732</text:p>
          </table:table-cell>
          <table:table-cell>
            <text:p>420708532</text:p>
          </table:table-cell>
          <table:table-cell>
            <text:p>679766601</text:p>
          </table:table-cell>
          <table:table-cell>
            <text:p>259840150</text:p>
          </table:table-cell>
          <table:table-cell>
            <text:p>881670445</text:p>
          </table:table-cell>
          <table:table-cell>
            <text:p>706419624</text:p>
          </table:table-cell>
          <table:table-cell>
            <text:p>330146055</text:p>
          </table:table-cell>
        </table:table-row>
        <table:table-row>
          <table:table-cell>
            <text:p>711559361</text:p>
          </table:table-cell>
          <table:table-cell>
            <text:p>991943977</text:p>
          </table:table-cell>
          <table:table-cell>
            <text:p>614435667</text:p>
          </table:table-cell>
          <table:table-cell>
            <text:p>191411011</text:p>
          </table:table-cell>
          <table:table-cell>
            <text:p>942824490</text:p>
          </table:table-cell>
          <table:table-cell>
            <text:p>361903588</text:p>
          </table:table-cell>
          <table:table-cell>
            <text:p>254981017</text:p>
          </table:table-cell>
        </table:table-row>
        <table:table-row>
          <table:table-cell>
            <text:p>768147128</text:p>
          </table:table-cell>
          <table:table-cell>
            <text:p>435015124</text:p>
          </table:table-cell>
          <table:table-cell>
            <text:p>552055363</text:p>
          </table:table-cell>
          <table:table-cell>
            <text:p>297991277</text:p>
          </table:table-cell>
          <table:table-cell>
            <text:p>519404835</text:p>
          </table:table-cell>
          <table:table-cell>
            <text:p>636408067</text:p>
          </table:table-cell>
          <table:table-cell>
            <text:p>846399752</text:p>
          </table:table-cell>
        </table:table-row>
        <table:table-row>
          <table:table-cell>
            <text:p>687743850</text:p>
          </table:table-cell>
          <table:table-cell>
            <text:p>710716537</text:p>
          </table:table-cell>
          <table:table-cell>
            <text:p>805223471</text:p>
          </table:table-cell>
          <table:table-cell>
            <text:p>818341348</text:p>
          </table:table-cell>
          <table:table-cell>
            <text:p>383681771</text:p>
          </table:table-cell>
          <table:table-cell>
            <text:p>588500507</text:p>
          </table:table-cell>
          <table:table-cell>
            <text:p>882373111</text:p>
          </table:table-cell>
        </table:table-row>
        <table:table-row>
          <table:table-cell>
            <text:p>23677323</text:p>
          </table:table-cell>
          <table:table-cell>
            <text:p>213492425</text:p>
          </table:table-cell>
          <table:table-cell>
            <text:p>742770840</text:p>
          </table:table-cell>
          <table:table-cell>
            <text:p>713292494</text:p>
          </table:table-cell>
          <table:table-cell>
            <text:p>553689264</text:p>
          </table:table-cell>
          <table:table-cell>
            <text:p>132273263</text:p>
          </table:table-cell>
          <table:table-cell>
            <text:p>658109685</text:p>
          </table:table-cell>
        </table:table-row>
        <table:table-row>
          <table:table-cell>
            <text:p>710997717</text:p>
          </table:table-cell>
          <table:table-cell>
            <text:p>433363470</text:p>
          </table:table-cell>
          <table:table-cell>
            <text:p>314794010</text:p>
          </table:table-cell>
          <table:table-cell>
            <text:p>882622960</text:p>
          </table:table-cell>
          <table:table-cell>
            <text:p>33799588</text:p>
          </table:table-cell>
          <table:table-cell>
            <text:p>293483589</text:p>
          </table:table-cell>
          <table:table-cell>
            <text:p>125393598</text:p>
          </table:table-cell>
        </table:table-row>
        <table:table-row>
          <table:table-cell>
            <text:p>788736665</text:p>
          </table:table-cell>
          <table:table-cell>
            <text:p>257569559</text:p>
          </table:table-cell>
          <table:table-cell>
            <text:p>467379881</text:p>
          </table:table-cell>
          <table:table-cell>
            <text:p>680133406</text:p>
          </table:table-cell>
          <table:table-cell>
            <text:p>774612087</text:p>
          </table:table-cell>
          <table:table-cell>
            <text:p>539819839</text:p>
          </table:table-cell>
          <table:table-cell>
            <text:p>500963956</text:p>
          </table:table-cell>
        </table:table-row>
        <table:table-row>
          <table:table-cell>
            <text:p>296187385</text:p>
          </table:table-cell>
          <table:table-cell>
            <text:p>142362551</text:p>
          </table:table-cell>
          <table:table-cell>
            <text:p>432253253</text:p>
          </table:table-cell>
          <table:table-cell>
            <text:p>297433135</text:p>
          </table:table-cell>
          <table:table-cell>
            <text:p>555741030</text:p>
          </table:table-cell>
          <table:table-cell>
            <text:p>740788229</text:p>
          </table:table-cell>
          <table:table-cell>
            <text:p>573543127</text:p>
          </table:table-cell>
        </table:table-row>
        <table:table-row>
          <table:table-cell>
            <text:p>533420844</text:p>
          </table:table-cell>
          <table:table-cell>
            <text:p>67921101</text:p>
          </table:table-cell>
          <table:table-cell>
            <text:p>116974083</text:p>
          </table:table-cell>
          <table:table-cell>
            <text:p>791138275</text:p>
          </table:table-cell>
          <table:table-cell>
            <text:p>693938423</text:p>
          </table:table-cell>
          <table:table-cell>
            <text:p>999327016</text:p>
          </table:table-cell>
          <table:table-cell>
            <text:p>721239653</text:p>
          </table:table-cell>
        </table:table-row>
        <table:table-row>
          <table:table-cell>
            <text:p>608879173</text:p>
          </table:table-cell>
          <table:table-cell>
            <text:p>721391666</text:p>
          </table:table-cell>
          <table:table-cell>
            <text:p>41288069</text:p>
          </table:table-cell>
          <table:table-cell>
            <text:p>929371910</text:p>
          </table:table-cell>
          <table:table-cell>
            <text:p>832343654</text:p>
          </table:table-cell>
          <table:table-cell>
            <text:p>94347479</text:p>
          </table:table-cell>
          <table:table-cell>
            <text:p>843723612</text:p>
          </table:table-cell>
        </table:table-row>
        <table:table-row>
          <table:table-cell>
            <text:p>662795977</text:p>
          </table:table-cell>
          <table:table-cell>
            <text:p>140510503</text:p>
          </table:table-cell>
          <table:table-cell>
            <text:p>305514900</text:p>
          </table:table-cell>
          <table:table-cell>
            <text:p>856725212</text:p>
          </table:table-cell>
          <table:table-cell>
            <text:p>173716225</text:p>
          </table:table-cell>
          <table:table-cell>
            <text:p>360638531</text:p>
          </table:table-cell>
          <table:table-cell>
            <text:p>912949729</text:p>
          </table:table-cell>
        </table:table-row>
        <table:table-row>
          <table:table-cell>
            <text:p>482832753</text:p>
          </table:table-cell>
          <table:table-cell>
            <text:p>660879350</text:p>
          </table:table-cell>
          <table:table-cell>
            <text:p>474315061</text:p>
          </table:table-cell>
          <table:table-cell>
            <text:p>230812532</text:p>
          </table:table-cell>
          <table:table-cell>
            <text:p>517700371</text:p>
          </table:table-cell>
          <table:table-cell>
            <text:p>815245802</text:p>
          </table:table-cell>
          <table:table-cell>
            <text:p>570718706</text:p>
          </table:table-cell>
        </table:table-row>
        <table:table-row>
          <table:table-cell>
            <text:p>189400800</text:p>
          </table:table-cell>
          <table:table-cell>
            <text:p>427576270</text:p>
          </table:table-cell>
          <table:table-cell>
            <text:p>541677176</text:p>
          </table:table-cell>
          <table:table-cell>
            <text:p>107287979</text:p>
          </table:table-cell>
          <table:table-cell>
            <text:p>756690925</text:p>
          </table:table-cell>
          <table:table-cell>
            <text:p>216525023</text:p>
          </table:table-cell>
          <table:table-cell>
            <text:p>381009697</text:p>
          </table:table-cell>
        </table:table-row>
        <table:table-row>
          <table:table-cell>
            <text:p>206969131</text:p>
          </table:table-cell>
          <table:table-cell>
            <text:p>343532768</text:p>
          </table:table-cell>
          <table:table-cell>
            <text:p>847450064</text:p>
          </table:table-cell>
          <table:table-cell>
            <text:p>152061192</text:p>
          </table:table-cell>
          <table:table-cell>
            <text:p>330954018</text:p>
          </table:table-cell>
          <table:table-cell>
            <text:p>58097996</text:p>
          </table:table-cell>
          <table:table-cell>
            <text:p>73778522</text:p>
          </table:table-cell>
        </table:table-row>
        <table:table-row>
          <table:table-cell>
            <text:p>204738269</text:p>
          </table:table-cell>
          <table:table-cell>
            <text:p>856829076</text:p>
          </table:table-cell>
          <table:table-cell>
            <text:p>738347563</text:p>
          </table:table-cell>
          <table:table-cell>
            <text:p>628313479</text:p>
          </table:table-cell>
          <table:table-cell>
            <text:p>693205339</text:p>
          </table:table-cell>
          <table:table-cell>
            <text:p>532968158</text:p>
          </table:table-cell>
          <table:table-cell>
            <text:p>378621561</text:p>
          </table:table-cell>
        </table:table-row>
        <table:table-row>
          <table:table-cell>
            <text:p>845747248</text:p>
          </table:table-cell>
          <table:table-cell>
            <text:p>867446925</text:p>
          </table:table-cell>
          <table:table-cell>
            <text:p>939411881</text:p>
          </table:table-cell>
          <table:table-cell>
            <text:p>617566949</text:p>
          </table:table-cell>
          <table:table-cell>
            <text:p>283749171</text:p>
          </table:table-cell>
          <table:table-cell>
            <text:p>664457120</text:p>
          </table:table-cell>
          <table:table-cell>
            <text:p>764405430</text:p>
          </table:table-cell>
        </table:table-row>
        <table:table-row>
          <table:table-cell>
            <text:p>111767347</text:p>
          </table:table-cell>
          <table:table-cell>
            <text:p>624370300</text:p>
          </table:table-cell>
          <table:table-cell>
            <text:p>856548100</text:p>
          </table:table-cell>
          <table:table-cell>
            <text:p>991169443</text:p>
          </table:table-cell>
          <table:table-cell>
            <text:p>478913151</text:p>
          </table:table-cell>
          <table:table-cell>
            <text:p>887860321</text:p>
          </table:table-cell>
          <table:table-cell>
            <text:p>17972658</text:p>
          </table:table-cell>
        </table:table-row>
        <table:table-row>
          <table:table-cell>
            <text:p>587959632</text:p>
          </table:table-cell>
          <table:table-cell>
            <text:p>783399116</text:p>
          </table:table-cell>
          <table:table-cell>
            <text:p>577195718</text:p>
          </table:table-cell>
          <table:table-cell>
            <text:p>37147443</text:p>
          </table:table-cell>
          <table:table-cell>
            <text:p>96509417</text:p>
          </table:table-cell>
          <table:table-cell>
            <text:p>4370909</text:p>
          </table:table-cell>
          <table:table-cell>
            <text:p>456607502</text:p>
          </table:table-cell>
        </table:table-row>
        <table:table-row>
          <table:table-cell>
            <text:p>779275588</text:p>
          </table:table-cell>
          <table:table-cell>
            <text:p>681538185</text:p>
          </table:table-cell>
          <table:table-cell>
            <text:p>366918488</text:p>
          </table:table-cell>
          <table:table-cell>
            <text:p>911145062</text:p>
          </table:table-cell>
          <table:table-cell>
            <text:p>957043109</text:p>
          </table:table-cell>
          <table:table-cell>
            <text:p>990324254</text:p>
          </table:table-cell>
          <table:table-cell>
            <text:p>836923171</text:p>
          </table:table-cell>
        </table:table-row>
        <table:table-row>
          <table:table-cell>
            <text:p>281396955</text:p>
          </table:table-cell>
          <table:table-cell>
            <text:p>509447070</text:p>
          </table:table-cell>
          <table:table-cell>
            <text:p>382505476</text:p>
          </table:table-cell>
          <table:table-cell>
            <text:p>790822128</text:p>
          </table:table-cell>
          <table:table-cell>
            <text:p>431588335</text:p>
          </table:table-cell>
          <table:table-cell>
            <text:p>844202418</text:p>
          </table:table-cell>
          <table:table-cell>
            <text:p>663370590</text:p>
          </table:table-cell>
        </table:table-row>
        <table:table-row>
          <table:table-cell>
            <text:p>130679614</text:p>
          </table:table-cell>
          <table:table-cell>
            <text:p>622885563</text:p>
          </table:table-cell>
          <table:table-cell>
            <text:p>695893281</text:p>
          </table:table-cell>
          <table:table-cell>
            <text:p>492356791</text:p>
          </table:table-cell>
          <table:table-cell>
            <text:p>308491635</text:p>
          </table:table-cell>
          <table:table-cell>
            <text:p>239026526</text:p>
          </table:table-cell>
          <table:table-cell>
            <text:p>113644470</text:p>
          </table:table-cell>
        </table:table-row>
        <table:table-row>
          <table:table-cell>
            <text:p>524205315</text:p>
          </table:table-cell>
          <table:table-cell>
            <text:p>739589237</text:p>
          </table:table-cell>
          <table:table-cell>
            <text:p>386724550</text:p>
          </table:table-cell>
          <table:table-cell>
            <text:p>462489826</text:p>
          </table:table-cell>
          <table:table-cell>
            <text:p>529382131</text:p>
          </table:table-cell>
          <table:table-cell>
            <text:p>506801436</text:p>
          </table:table-cell>
          <table:table-cell>
            <text:p>142911000</text:p>
          </table:table-cell>
        </table:table-row>
        <table:table-row>
          <table:table-cell>
            <text:p>949078079</text:p>
          </table:table-cell>
          <table:table-cell>
            <text:p>677483642</text:p>
          </table:table-cell>
          <table:table-cell>
            <text:p>637364325</text:p>
          </table:table-cell>
          <table:table-cell>
            <text:p>821965723</text:p>
          </table:table-cell>
          <table:table-cell>
            <text:p>422909105</text:p>
          </table:table-cell>
          <table:table-cell>
            <text:p>722409320</text:p>
          </table:table-cell>
          <table:table-cell>
            <text:p>858048670</text:p>
          </table:table-cell>
        </table:table-row>
        <table:table-row>
          <table:table-cell>
            <text:p>997998735</text:p>
          </table:table-cell>
          <table:table-cell>
            <text:p>143932302</text:p>
          </table:table-cell>
          <table:table-cell>
            <text:p>995391018</text:p>
          </table:table-cell>
          <table:table-cell>
            <text:p>61539622</text:p>
          </table:table-cell>
          <table:table-cell>
            <text:p>294508436</text:p>
          </table:table-cell>
          <table:table-cell>
            <text:p>802586193</text:p>
          </table:table-cell>
          <table:table-cell>
            <text:p>281798242</text:p>
          </table:table-cell>
        </table:table-row>
        <table:table-row>
          <table:table-cell>
            <text:p>494171784</text:p>
          </table:table-cell>
          <table:table-cell>
            <text:p>37115413</text:p>
          </table:table-cell>
          <table:table-cell>
            <text:p>925040194</text:p>
          </table:table-cell>
          <table:table-cell>
            <text:p>214927179</text:p>
          </table:table-cell>
          <table:table-cell>
            <text:p>796468500</text:p>
          </table:table-cell>
          <table:table-cell>
            <text:p>411319918</text:p>
          </table:table-cell>
          <table:table-cell>
            <text:p>732539333</text:p>
          </table:table-cell>
        </table:table-row>
        <table:table-row>
          <table:table-cell>
            <text:p>293464337</text:p>
          </table:table-cell>
          <table:table-cell>
            <text:p>782082659</text:p>
          </table:table-cell>
          <table:table-cell>
            <text:p>477709538</text:p>
          </table:table-cell>
          <table:table-cell>
            <text:p>754835023</text:p>
          </table:table-cell>
          <table:table-cell>
            <text:p>405650261</text:p>
          </table:table-cell>
          <table:table-cell>
            <text:p>417763784</text:p>
          </table:table-cell>
          <table:table-cell>
            <text:p>226114192</text:p>
          </table:table-cell>
        </table:table-row>
        <table:table-row>
          <table:table-cell>
            <text:p>180123519</text:p>
          </table:table-cell>
          <table:table-cell>
            <text:p>873694010</text:p>
          </table:table-cell>
          <table:table-cell>
            <text:p>359848096</text:p>
          </table:table-cell>
          <table:table-cell>
            <text:p>618522682</text:p>
          </table:table-cell>
          <table:table-cell>
            <text:p>356592146</text:p>
          </table:table-cell>
          <table:table-cell>
            <text:p>173557122</text:p>
          </table:table-cell>
          <table:table-cell>
            <text:p>774959756</text:p>
          </table:table-cell>
        </table:table-row>
        <table:table-row>
          <table:table-cell>
            <text:p>796446387</text:p>
          </table:table-cell>
          <table:table-cell>
            <text:p>133536206</text:p>
          </table:table-cell>
          <table:table-cell>
            <text:p>230133702</text:p>
          </table:table-cell>
          <table:table-cell>
            <text:p>921714207</text:p>
          </table:table-cell>
          <table:table-cell>
            <text:p>682635273</text:p>
          </table:table-cell>
          <table:table-cell>
            <text:p>988212238</text:p>
          </table:table-cell>
          <table:table-cell>
            <text:p>366331605</text:p>
          </table:table-cell>
        </table:table-row>
        <table:table-row>
          <table:table-cell>
            <text:p>59976385</text:p>
          </table:table-cell>
          <table:table-cell>
            <text:p>873320321</text:p>
          </table:table-cell>
          <table:table-cell>
            <text:p>719630709</text:p>
          </table:table-cell>
          <table:table-cell>
            <text:p>273750944</text:p>
          </table:table-cell>
          <table:table-cell>
            <text:p>94998097</text:p>
          </table:table-cell>
          <table:table-cell>
            <text:p>48316406</text:p>
          </table:table-cell>
          <table:table-cell>
            <text:p>199095726</text:p>
          </table:table-cell>
        </table:table-row>
        <table:table-row>
          <table:table-cell>
            <text:p>66298076</text:p>
          </table:table-cell>
          <table:table-cell>
            <text:p>521385750</text:p>
          </table:table-cell>
          <table:table-cell>
            <text:p>826034903</text:p>
          </table:table-cell>
          <table:table-cell>
            <text:p>746149688</text:p>
          </table:table-cell>
          <table:table-cell>
            <text:p>834151536</text:p>
          </table:table-cell>
          <table:table-cell>
            <text:p>349212861</text:p>
          </table:table-cell>
          <table:table-cell>
            <text:p>24078809</text:p>
          </table:table-cell>
        </table:table-row>
        <table:table-row>
          <table:table-cell>
            <text:p>515898462</text:p>
          </table:table-cell>
          <table:table-cell>
            <text:p>772512119</text:p>
          </table:table-cell>
          <table:table-cell>
            <text:p>860904091</text:p>
          </table:table-cell>
          <table:table-cell>
            <text:p>456203371</text:p>
          </table:table-cell>
          <table:table-cell>
            <text:p>972251199</text:p>
          </table:table-cell>
          <table:table-cell>
            <text:p>139871678</text:p>
          </table:table-cell>
          <table:table-cell>
            <text:p>422754028</text:p>
          </table:table-cell>
        </table:table-row>
        <table:table-row>
          <table:table-cell>
            <text:p>165877597</text:p>
          </table:table-cell>
          <table:table-cell>
            <text:p>201239955</text:p>
          </table:table-cell>
          <table:table-cell>
            <text:p>605835450</text:p>
          </table:table-cell>
          <table:table-cell>
            <text:p>718964133</text:p>
          </table:table-cell>
          <table:table-cell>
            <text:p>570807282</text:p>
          </table:table-cell>
          <table:table-cell>
            <text:p>526242461</text:p>
          </table:table-cell>
          <table:table-cell>
            <text:p>593165462</text:p>
          </table:table-cell>
        </table:table-row>
        <table:table-row>
          <table:table-cell>
            <text:p>233082699</text:p>
          </table:table-cell>
          <table:table-cell>
            <text:p>136534783</text:p>
          </table:table-cell>
          <table:table-cell>
            <text:p>931217298</text:p>
          </table:table-cell>
          <table:table-cell>
            <text:p>635686290</text:p>
          </table:table-cell>
          <table:table-cell>
            <text:p>834874569</text:p>
          </table:table-cell>
          <table:table-cell>
            <text:p>300188284</text:p>
          </table:table-cell>
          <table:table-cell>
            <text:p>740226850</text:p>
          </table:table-cell>
        </table:table-row>
        <table:table-row>
          <table:table-cell>
            <text:p>933257684</text:p>
          </table:table-cell>
          <table:table-cell>
            <text:p>584029591</text:p>
          </table:table-cell>
          <table:table-cell>
            <text:p>754856239</text:p>
          </table:table-cell>
          <table:table-cell>
            <text:p>699294698</text:p>
          </table:table-cell>
          <table:table-cell>
            <text:p>394766762</text:p>
          </table:table-cell>
          <table:table-cell>
            <text:p>672003753</text:p>
          </table:table-cell>
          <table:table-cell>
            <text:p>829391406</text:p>
          </table:table-cell>
        </table:table-row>
        <table:table-row>
          <table:table-cell>
            <text:p>698172375</text:p>
          </table:table-cell>
          <table:table-cell>
            <text:p>799607513</text:p>
          </table:table-cell>
          <table:table-cell>
            <text:p>147390931</text:p>
          </table:table-cell>
          <table:table-cell>
            <text:p>469989670</text:p>
          </table:table-cell>
          <table:table-cell>
            <text:p>276339459</text:p>
          </table:table-cell>
          <table:table-cell>
            <text:p>656751181</text:p>
          </table:table-cell>
          <table:table-cell>
            <text:p>540106403</text:p>
          </table:table-cell>
        </table:table-row>
        <table:table-row>
          <table:table-cell>
            <text:p>744020673</text:p>
          </table:table-cell>
          <table:table-cell>
            <text:p>50128817</text:p>
          </table:table-cell>
          <table:table-cell>
            <text:p>252318951</text:p>
          </table:table-cell>
          <table:table-cell>
            <text:p>341374522</text:p>
          </table:table-cell>
          <table:table-cell>
            <text:p>974850248</text:p>
          </table:table-cell>
          <table:table-cell>
            <text:p>762136134</text:p>
          </table:table-cell>
          <table:table-cell>
            <text:p>850973035</text:p>
          </table:table-cell>
        </table:table-row>
        <table:table-row>
          <table:table-cell>
            <text:p>847277870</text:p>
          </table:table-cell>
          <table:table-cell>
            <text:p>619224466</text:p>
          </table:table-cell>
          <table:table-cell>
            <text:p>538418844</text:p>
          </table:table-cell>
          <table:table-cell>
            <text:p>644909393</text:p>
          </table:table-cell>
          <table:table-cell>
            <text:p>246855922</text:p>
          </table:table-cell>
          <table:table-cell>
            <text:p>616198202</text:p>
          </table:table-cell>
          <table:table-cell>
            <text:p>212233270</text:p>
          </table:table-cell>
        </table:table-row>
        <table:table-row>
          <table:table-cell>
            <text:p>469541447</text:p>
          </table:table-cell>
          <table:table-cell>
            <text:p>297316686</text:p>
          </table:table-cell>
          <table:table-cell>
            <text:p>297365666</text:p>
          </table:table-cell>
          <table:table-cell>
            <text:p>380818090</text:p>
          </table:table-cell>
          <table:table-cell>
            <text:p>360481302</text:p>
          </table:table-cell>
          <table:table-cell>
            <text:p>587627557</text:p>
          </table:table-cell>
          <table:table-cell>
            <text:p>192463357</text:p>
          </table:table-cell>
        </table:table-row>
        <table:table-row>
          <table:table-cell>
            <text:p>980306356</text:p>
          </table:table-cell>
          <table:table-cell>
            <text:p>543705310</text:p>
          </table:table-cell>
          <table:table-cell>
            <text:p>28405339</text:p>
          </table:table-cell>
          <table:table-cell>
            <text:p>740796572</text:p>
          </table:table-cell>
          <table:table-cell>
            <text:p>170317489</text:p>
          </table:table-cell>
          <table:table-cell>
            <text:p>934309316</text:p>
          </table:table-cell>
          <table:table-cell>
            <text:p>827151209</text:p>
          </table:table-cell>
        </table:table-row>
        <table:table-row>
          <table:table-cell>
            <text:p>305696329</text:p>
          </table:table-cell>
          <table:table-cell>
            <text:p>979536720</text:p>
          </table:table-cell>
          <table:table-cell>
            <text:p>536336523</text:p>
          </table:table-cell>
          <table:table-cell>
            <text:p>783368777</text:p>
          </table:table-cell>
          <table:table-cell>
            <text:p>974421480</text:p>
          </table:table-cell>
          <table:table-cell>
            <text:p>592359351</text:p>
          </table:table-cell>
          <table:table-cell>
            <text:p>392455649</text:p>
          </table:table-cell>
        </table:table-row>
        <table:table-row>
          <table:table-cell>
            <text:p>487945667</text:p>
          </table:table-cell>
          <table:table-cell>
            <text:p>294752469</text:p>
          </table:table-cell>
          <table:table-cell>
            <text:p>816836510</text:p>
          </table:table-cell>
          <table:table-cell>
            <text:p>726418582</text:p>
          </table:table-cell>
          <table:table-cell>
            <text:p>595682357</text:p>
          </table:table-cell>
          <table:table-cell>
            <text:p>322370759</text:p>
          </table:table-cell>
          <table:table-cell>
            <text:p>821121184</text:p>
          </table:table-cell>
        </table:table-row>
        <table:table-row>
          <table:table-cell>
            <text:p>29979669</text:p>
          </table:table-cell>
          <table:table-cell>
            <text:p>568356068</text:p>
          </table:table-cell>
          <table:table-cell>
            <text:p>554626220</text:p>
          </table:table-cell>
          <table:table-cell>
            <text:p>859803921</text:p>
          </table:table-cell>
          <table:table-cell>
            <text:p>184391209</text:p>
          </table:table-cell>
          <table:table-cell>
            <text:p>369055804</text:p>
          </table:table-cell>
          <table:table-cell>
            <text:p>545828452</text:p>
          </table:table-cell>
        </table:table-row>
        <table:table-row>
          <table:table-cell>
            <text:p>971058046</text:p>
          </table:table-cell>
          <table:table-cell>
            <text:p>724158858</text:p>
          </table:table-cell>
          <table:table-cell>
            <text:p>678544509</text:p>
          </table:table-cell>
          <table:table-cell>
            <text:p>866458717</text:p>
          </table:table-cell>
          <table:table-cell>
            <text:p>670703152</text:p>
          </table:table-cell>
          <table:table-cell>
            <text:p>379217617</text:p>
          </table:table-cell>
          <table:table-cell>
            <text:p>226635217</text:p>
          </table:table-cell>
        </table:table-row>
        <table:table-row>
          <table:table-cell>
            <text:p>283051943</text:p>
          </table:table-cell>
          <table:table-cell>
            <text:p>697760582</text:p>
          </table:table-cell>
          <table:table-cell>
            <text:p>625952862</text:p>
          </table:table-cell>
          <table:table-cell>
            <text:p>825169004</text:p>
          </table:table-cell>
          <table:table-cell>
            <text:p>205986597</text:p>
          </table:table-cell>
          <table:table-cell>
            <text:p>697822220</text:p>
          </table:table-cell>
          <table:table-cell>
            <text:p>412094768</text:p>
          </table:table-cell>
        </table:table-row>
        <table:table-row>
          <table:table-cell>
            <text:p>201770359</text:p>
          </table:table-cell>
          <table:table-cell>
            <text:p>335947465</text:p>
          </table:table-cell>
          <table:table-cell>
            <text:p>971001635</text:p>
          </table:table-cell>
          <table:table-cell>
            <text:p>881830312</text:p>
          </table:table-cell>
          <table:table-cell>
            <text:p>293611160</text:p>
          </table:table-cell>
          <table:table-cell>
            <text:p>203675625</text:p>
          </table:table-cell>
          <table:table-cell>
            <text:p>35585926</text:p>
          </table:table-cell>
        </table:table-row>
        <table:table-row>
          <table:table-cell>
            <text:p>368354337</text:p>
          </table:table-cell>
          <table:table-cell>
            <text:p>725992482</text:p>
          </table:table-cell>
          <table:table-cell>
            <text:p>402722528</text:p>
          </table:table-cell>
          <table:table-cell>
            <text:p>815659082</text:p>
          </table:table-cell>
          <table:table-cell>
            <text:p>973833346</text:p>
          </table:table-cell>
          <table:table-cell>
            <text:p>595511950</text:p>
          </table:table-cell>
          <table:table-cell>
            <text:p>190186891</text:p>
          </table:table-cell>
        </table:table-row>
        <table:table-row>
          <table:table-cell>
            <text:p>351198306</text:p>
          </table:table-cell>
          <table:table-cell>
            <text:p>644146082</text:p>
          </table:table-cell>
          <table:table-cell>
            <text:p>99952227</text:p>
          </table:table-cell>
          <table:table-cell>
            <text:p>110603385</text:p>
          </table:table-cell>
          <table:table-cell>
            <text:p>125812715</text:p>
          </table:table-cell>
          <table:table-cell>
            <text:p>382187714</text:p>
          </table:table-cell>
          <table:table-cell>
            <text:p>193636621</text:p>
          </table:table-cell>
        </table:table-row>
        <table:table-row>
          <table:table-cell>
            <text:p>853939365</text:p>
          </table:table-cell>
          <table:table-cell>
            <text:p>367063567</text:p>
          </table:table-cell>
          <table:table-cell>
            <text:p>53356031</text:p>
          </table:table-cell>
          <table:table-cell>
            <text:p>142524610</text:p>
          </table:table-cell>
          <table:table-cell>
            <text:p>355739365</text:p>
          </table:table-cell>
          <table:table-cell>
            <text:p>671207164</text:p>
          </table:table-cell>
          <table:table-cell>
            <text:p>205912049</text:p>
          </table:table-cell>
        </table:table-row>
        <table:table-row>
          <table:table-cell>
            <text:p>726539525</text:p>
          </table:table-cell>
          <table:table-cell>
            <text:p>173704633</text:p>
          </table:table-cell>
          <table:table-cell>
            <text:p>345064518</text:p>
          </table:table-cell>
          <table:table-cell>
            <text:p>757723570</text:p>
          </table:table-cell>
          <table:table-cell>
            <text:p>413299790</text:p>
          </table:table-cell>
          <table:table-cell>
            <text:p>709279690</text:p>
          </table:table-cell>
          <table:table-cell>
            <text:p>199725943</text:p>
          </table:table-cell>
        </table:table-row>
        <table:table-row>
          <table:table-cell>
            <text:p>89811711</text:p>
          </table:table-cell>
          <table:table-cell>
            <text:p>306512831</text:p>
          </table:table-cell>
          <table:table-cell>
            <text:p>867734131</text:p>
          </table:table-cell>
          <table:table-cell>
            <text:p>243937059</text:p>
          </table:table-cell>
          <table:table-cell>
            <text:p>468880442</text:p>
          </table:table-cell>
          <table:table-cell>
            <text:p>34728966</text:p>
          </table:table-cell>
          <table:table-cell>
            <text:p>772223218</text:p>
          </table:table-cell>
        </table:table-row>
        <table:table-row>
          <table:table-cell>
            <text:p>514230178</text:p>
          </table:table-cell>
          <table:table-cell>
            <text:p>316398956</text:p>
          </table:table-cell>
          <table:table-cell>
            <text:p>926071604</text:p>
          </table:table-cell>
          <table:table-cell>
            <text:p>294141633</text:p>
          </table:table-cell>
          <table:table-cell>
            <text:p>465763027</text:p>
          </table:table-cell>
          <table:table-cell>
            <text:p>70722051</text:p>
          </table:table-cell>
          <table:table-cell>
            <text:p>785915272</text:p>
          </table:table-cell>
        </table:table-row>
        <table:table-row>
          <table:table-cell>
            <text:p>602842478</text:p>
          </table:table-cell>
          <table:table-cell>
            <text:p>742068467</text:p>
          </table:table-cell>
          <table:table-cell>
            <text:p>236936371</text:p>
          </table:table-cell>
          <table:table-cell>
            <text:p>611639886</text:p>
          </table:table-cell>
          <table:table-cell>
            <text:p>593770429</text:p>
          </table:table-cell>
          <table:table-cell>
            <text:p>846386221</text:p>
          </table:table-cell>
          <table:table-cell>
            <text:p>903491939</text:p>
          </table:table-cell>
        </table:table-row>
        <table:table-row>
          <table:table-cell>
            <text:p>414360262</text:p>
          </table:table-cell>
          <table:table-cell>
            <text:p>736794382</text:p>
          </table:table-cell>
          <table:table-cell>
            <text:p>287703905</text:p>
          </table:table-cell>
          <table:table-cell>
            <text:p>805279613</text:p>
          </table:table-cell>
          <table:table-cell>
            <text:p>51019012</text:p>
          </table:table-cell>
          <table:table-cell>
            <text:p>412724079</text:p>
          </table:table-cell>
          <table:table-cell>
            <text:p>666984968</text:p>
          </table:table-cell>
        </table:table-row>
        <table:table-row>
          <table:table-cell>
            <text:p>414765548</text:p>
          </table:table-cell>
          <table:table-cell>
            <text:p>979463983</text:p>
          </table:table-cell>
          <table:table-cell>
            <text:p>24516380</text:p>
          </table:table-cell>
          <table:table-cell>
            <text:p>265317532</text:p>
          </table:table-cell>
          <table:table-cell>
            <text:p>542943753</text:p>
          </table:table-cell>
          <table:table-cell>
            <text:p>858702811</text:p>
          </table:table-cell>
          <table:table-cell>
            <text:p>924839369</text:p>
          </table:table-cell>
        </table:table-row>
        <table:table-row>
          <table:table-cell>
            <text:p>765526107</text:p>
          </table:table-cell>
          <table:table-cell>
            <text:p>869002598</text:p>
          </table:table-cell>
          <table:table-cell>
            <text:p>431319991</text:p>
          </table:table-cell>
          <table:table-cell>
            <text:p>802938617</text:p>
          </table:table-cell>
          <table:table-cell>
            <text:p>390202519</text:p>
          </table:table-cell>
          <table:table-cell>
            <text:p>537428439</text:p>
          </table:table-cell>
          <table:table-cell>
            <text:p>270314981</text:p>
          </table:table-cell>
        </table:table-row>
        <table:table-row>
          <table:table-cell>
            <text:p>936640411</text:p>
          </table:table-cell>
          <table:table-cell>
            <text:p>846841947</text:p>
          </table:table-cell>
          <table:table-cell>
            <text:p>532260603</text:p>
          </table:table-cell>
          <table:table-cell>
            <text:p>719778809</text:p>
          </table:table-cell>
          <table:table-cell>
            <text:p>524992634</text:p>
          </table:table-cell>
          <table:table-cell>
            <text:p>396842376</text:p>
          </table:table-cell>
          <table:table-cell>
            <text:p>72430947</text:p>
          </table:table-cell>
        </table:table-row>
        <table:table-row>
          <table:table-cell>
            <text:p>844381508</text:p>
          </table:table-cell>
          <table:table-cell>
            <text:p>208814720</text:p>
          </table:table-cell>
          <table:table-cell>
            <text:p>98094462</text:p>
          </table:table-cell>
          <table:table-cell>
            <text:p>541384362</text:p>
          </table:table-cell>
          <table:table-cell>
            <text:p>412280695</text:p>
          </table:table-cell>
          <table:table-cell>
            <text:p>872644798</text:p>
          </table:table-cell>
          <table:table-cell>
            <text:p>997839142</text:p>
          </table:table-cell>
        </table:table-row>
        <table:table-row>
          <table:table-cell>
            <text:p>776060029</text:p>
          </table:table-cell>
          <table:table-cell>
            <text:p>203884156</text:p>
          </table:table-cell>
          <table:table-cell>
            <text:p>106853470</text:p>
          </table:table-cell>
          <table:table-cell>
            <text:p>146011407</text:p>
          </table:table-cell>
          <table:table-cell>
            <text:p>737348778</text:p>
          </table:table-cell>
          <table:table-cell>
            <text:p>740480761</text:p>
          </table:table-cell>
          <table:table-cell>
            <text:p>350198808</text:p>
          </table:table-cell>
        </table:table-row>
        <table:table-row>
          <table:table-cell>
            <text:p>195798826</text:p>
          </table:table-cell>
          <table:table-cell>
            <text:p>818118891</text:p>
          </table:table-cell>
          <table:table-cell>
            <text:p>862662017</text:p>
          </table:table-cell>
          <table:table-cell>
            <text:p>133932462</text:p>
          </table:table-cell>
          <table:table-cell>
            <text:p>627037356</text:p>
          </table:table-cell>
          <table:table-cell>
            <text:p>785901284</text:p>
          </table:table-cell>
          <table:table-cell>
            <text:p>395719079</text:p>
          </table:table-cell>
        </table:table-row>
        <table:table-row>
          <table:table-cell>
            <text:p>864264048</text:p>
          </table:table-cell>
          <table:table-cell>
            <text:p>128666726</text:p>
          </table:table-cell>
          <table:table-cell>
            <text:p>152631198</text:p>
          </table:table-cell>
          <table:table-cell>
            <text:p>828398054</text:p>
          </table:table-cell>
          <table:table-cell>
            <text:p>42016799</text:p>
          </table:table-cell>
          <table:table-cell>
            <text:p>954452192</text:p>
          </table:table-cell>
          <table:table-cell>
            <text:p>302188580</text:p>
          </table:table-cell>
        </table:table-row>
        <table:table-row>
          <table:table-cell>
            <text:p>553663060</text:p>
          </table:table-cell>
          <table:table-cell>
            <text:p>412884243</text:p>
          </table:table-cell>
          <table:table-cell>
            <text:p>644010135</text:p>
          </table:table-cell>
          <table:table-cell>
            <text:p>71732176</text:p>
          </table:table-cell>
          <table:table-cell>
            <text:p>664905016</text:p>
          </table:table-cell>
          <table:table-cell>
            <text:p>438057075</text:p>
          </table:table-cell>
          <table:table-cell>
            <text:p>266667829</text:p>
          </table:table-cell>
        </table:table-row>
        <table:table-row>
          <table:table-cell>
            <text:p>707430499</text:p>
          </table:table-cell>
          <table:table-cell>
            <text:p>569519045</text:p>
          </table:table-cell>
          <table:table-cell>
            <text:p>48135970</text:p>
          </table:table-cell>
          <table:table-cell>
            <text:p>922033816</text:p>
          </table:table-cell>
          <table:table-cell>
            <text:p>975324372</text:p>
          </table:table-cell>
          <table:table-cell>
            <text:p>969259183</text:p>
          </table:table-cell>
          <table:table-cell>
            <text:p>604074626</text:p>
          </table:table-cell>
        </table:table-row>
        <table:table-row>
          <table:table-cell>
            <text:p>304398718</text:p>
          </table:table-cell>
          <table:table-cell>
            <text:p>786655103</text:p>
          </table:table-cell>
          <table:table-cell>
            <text:p>953798759</text:p>
          </table:table-cell>
          <table:table-cell>
            <text:p>230582982</text:p>
          </table:table-cell>
          <table:table-cell>
            <text:p>927790651</text:p>
          </table:table-cell>
          <table:table-cell>
            <text:p>890870680</text:p>
          </table:table-cell>
          <table:table-cell>
            <text:p>208268103</text:p>
          </table:table-cell>
        </table:table-row>
        <table:table-row>
          <table:table-cell>
            <text:p>852538866</text:p>
          </table:table-cell>
          <table:table-cell>
            <text:p>789047868</text:p>
          </table:table-cell>
          <table:table-cell>
            <text:p>271706746</text:p>
          </table:table-cell>
          <table:table-cell>
            <text:p>392801974</text:p>
          </table:table-cell>
          <table:table-cell>
            <text:p>476749856</text:p>
          </table:table-cell>
          <table:table-cell>
            <text:p>49954505</text:p>
          </table:table-cell>
          <table:table-cell>
            <text:p>925551411</text:p>
          </table:table-cell>
        </table:table-row>
        <table:table-row>
          <table:table-cell>
            <text:p>435121271</text:p>
          </table:table-cell>
          <table:table-cell>
            <text:p>491751645</text:p>
          </table:table-cell>
          <table:table-cell>
            <text:p>175538226</text:p>
          </table:table-cell>
          <table:table-cell>
            <text:p>470838956</text:p>
          </table:table-cell>
          <table:table-cell>
            <text:p>401387914</text:p>
          </table:table-cell>
          <table:table-cell>
            <text:p>544694175</text:p>
          </table:table-cell>
          <table:table-cell>
            <text:p>519700306</text:p>
          </table:table-cell>
        </table:table-row>
        <table:table-row>
          <table:table-cell>
            <text:p>769323078</text:p>
          </table:table-cell>
          <table:table-cell>
            <text:p>433046400</text:p>
          </table:table-cell>
          <table:table-cell>
            <text:p>39533340</text:p>
          </table:table-cell>
          <table:table-cell>
            <text:p>171191802</text:p>
          </table:table-cell>
          <table:table-cell>
            <text:p>231550521</text:p>
          </table:table-cell>
          <table:table-cell>
            <text:p>922194048</text:p>
          </table:table-cell>
          <table:table-cell>
            <text:p>251642215</text:p>
          </table:table-cell>
        </table:table-row>
        <table:table-row>
          <table:table-cell>
            <text:p>547819698</text:p>
          </table:table-cell>
          <table:table-cell>
            <text:p>189867129</text:p>
          </table:table-cell>
          <table:table-cell>
            <text:p>536183859</text:p>
          </table:table-cell>
          <table:table-cell>
            <text:p>268268565</text:p>
          </table:table-cell>
          <table:table-cell>
            <text:p>527293911</text:p>
          </table:table-cell>
          <table:table-cell>
            <text:p>475577511</text:p>
          </table:table-cell>
          <table:table-cell>
            <text:p>13061994</text:p>
          </table:table-cell>
        </table:table-row>
        <table:table-row>
          <table:table-cell>
            <text:p>340391058</text:p>
          </table:table-cell>
          <table:table-cell>
            <text:p>605438459</text:p>
          </table:table-cell>
          <table:table-cell>
            <text:p>843975405</text:p>
          </table:table-cell>
          <table:table-cell>
            <text:p>607388360</text:p>
          </table:table-cell>
          <table:table-cell>
            <text:p>455173460</text:p>
          </table:table-cell>
          <table:table-cell>
            <text:p>375582006</text:p>
          </table:table-cell>
          <table:table-cell>
            <text:p>508689012</text:p>
          </table:table-cell>
        </table:table-row>
        <table:table-row>
          <table:table-cell>
            <text:p>998865459</text:p>
          </table:table-cell>
          <table:table-cell>
            <text:p>387183163</text:p>
          </table:table-cell>
          <table:table-cell>
            <text:p>579246666</text:p>
          </table:table-cell>
          <table:table-cell>
            <text:p>719038090</text:p>
          </table:table-cell>
          <table:table-cell>
            <text:p>693690924</text:p>
          </table:table-cell>
          <table:table-cell>
            <text:p>741933103</text:p>
          </table:table-cell>
          <table:table-cell>
            <text:p>543342002</text:p>
          </table:table-cell>
        </table:table-row>
        <table:table-row>
          <table:table-cell>
            <text:p>203727939</text:p>
          </table:table-cell>
          <table:table-cell>
            <text:p>13949325</text:p>
          </table:table-cell>
          <table:table-cell>
            <text:p>459194751</text:p>
          </table:table-cell>
          <table:table-cell>
            <text:p>384009830</text:p>
          </table:table-cell>
          <table:table-cell>
            <text:p>298007708</text:p>
          </table:table-cell>
          <table:table-cell>
            <text:p>21166965</text:p>
          </table:table-cell>
          <table:table-cell>
            <text:p>806328425</text:p>
          </table:table-cell>
        </table:table-row>
        <table:table-row>
          <table:table-cell>
            <text:p>60216308</text:p>
          </table:table-cell>
          <table:table-cell>
            <text:p>276015957</text:p>
          </table:table-cell>
          <table:table-cell>
            <text:p>401357356</text:p>
          </table:table-cell>
          <table:table-cell>
            <text:p>404757746</text:p>
          </table:table-cell>
          <table:table-cell>
            <text:p>478033209</text:p>
          </table:table-cell>
          <table:table-cell>
            <text:p>240070131</text:p>
          </table:table-cell>
          <table:table-cell>
            <text:p>117130671</text:p>
          </table:table-cell>
        </table:table-row>
        <table:table-row>
          <table:table-cell>
            <text:p>102210446</text:p>
          </table:table-cell>
          <table:table-cell>
            <text:p>915644046</text:p>
          </table:table-cell>
          <table:table-cell>
            <text:p>584819653</text:p>
          </table:table-cell>
          <table:table-cell>
            <text:p>987209913</text:p>
          </table:table-cell>
          <table:table-cell>
            <text:p>738585594</text:p>
          </table:table-cell>
          <table:table-cell>
            <text:p>728117344</text:p>
          </table:table-cell>
          <table:table-cell>
            <text:p>582805749</text:p>
          </table:table-cell>
        </table:table-row>
        <table:table-row>
          <table:table-cell>
            <text:p>521993884</text:p>
          </table:table-cell>
          <table:table-cell>
            <text:p>510464275</text:p>
          </table:table-cell>
          <table:table-cell>
            <text:p>231726197</text:p>
          </table:table-cell>
          <table:table-cell>
            <text:p>403389611</text:p>
          </table:table-cell>
          <table:table-cell>
            <text:p>876263154</text:p>
          </table:table-cell>
          <table:table-cell>
            <text:p>775430992</text:p>
          </table:table-cell>
          <table:table-cell>
            <text:p>47341527</text:p>
          </table:table-cell>
        </table:table-row>
        <table:table-row>
          <table:table-cell>
            <text:p>102492992</text:p>
          </table:table-cell>
          <table:table-cell>
            <text:p>424138428</text:p>
          </table:table-cell>
          <table:table-cell>
            <text:p>252502954</text:p>
          </table:table-cell>
          <table:table-cell>
            <text:p>474840641</text:p>
          </table:table-cell>
          <table:table-cell>
            <text:p>872782451</text:p>
          </table:table-cell>
          <table:table-cell>
            <text:p>784541337</text:p>
          </table:table-cell>
          <table:table-cell>
            <text:p>149614112</text:p>
          </table:table-cell>
        </table:table-row>
        <table:table-row>
          <table:table-cell>
            <text:p>440884482</text:p>
          </table:table-cell>
          <table:table-cell>
            <text:p>630654497</text:p>
          </table:table-cell>
          <table:table-cell>
            <text:p>504257617</text:p>
          </table:table-cell>
          <table:table-cell>
            <text:p>510731730</text:p>
          </table:table-cell>
          <table:table-cell>
            <text:p>727973227</text:p>
          </table:table-cell>
          <table:table-cell>
            <text:p>3845146</text:p>
          </table:table-cell>
          <table:table-cell>
            <text:p>31370897</text:p>
          </table:table-cell>
        </table:table-row>
        <table:table-row>
          <table:table-cell>
            <text:p>676485062</text:p>
          </table:table-cell>
          <table:table-cell>
            <text:p>562849828</text:p>
          </table:table-cell>
          <table:table-cell>
            <text:p>999778937</text:p>
          </table:table-cell>
          <table:table-cell>
            <text:p>314731785</text:p>
          </table:table-cell>
          <table:table-cell>
            <text:p>503733994</text:p>
          </table:table-cell>
          <table:table-cell>
            <text:p>11454658</text:p>
          </table:table-cell>
          <table:table-cell>
            <text:p>287717664</text:p>
          </table:table-cell>
        </table:table-row>
        <table:table-row>
          <table:table-cell>
            <text:p>509243391</text:p>
          </table:table-cell>
          <table:table-cell>
            <text:p>604068825</text:p>
          </table:table-cell>
          <table:table-cell>
            <text:p>182035558</text:p>
          </table:table-cell>
          <table:table-cell>
            <text:p>601534876</text:p>
          </table:table-cell>
          <table:table-cell>
            <text:p>102477113</text:p>
          </table:table-cell>
          <table:table-cell>
            <text:p>807778041</text:p>
          </table:table-cell>
          <table:table-cell>
            <text:p>626902451</text:p>
          </table:table-cell>
        </table:table-row>
        <table:table-row>
          <table:table-cell>
            <text:p>959316374</text:p>
          </table:table-cell>
          <table:table-cell>
            <text:p>988187728</text:p>
          </table:table-cell>
          <table:table-cell>
            <text:p>34606054</text:p>
          </table:table-cell>
          <table:table-cell>
            <text:p>34538612</text:p>
          </table:table-cell>
          <table:table-cell>
            <text:p>254967037</text:p>
          </table:table-cell>
          <table:table-cell>
            <text:p>648473383</text:p>
          </table:table-cell>
          <table:table-cell>
            <text:p>437454615</text:p>
          </table:table-cell>
        </table:table-row>
        <table:table-row>
          <table:table-cell>
            <text:p>328824227</text:p>
          </table:table-cell>
          <table:table-cell>
            <text:p>756612120</text:p>
          </table:table-cell>
          <table:table-cell>
            <text:p>399216293</text:p>
          </table:table-cell>
          <table:table-cell>
            <text:p>331673460</text:p>
          </table:table-cell>
          <table:table-cell>
            <text:p>918547183</text:p>
          </table:table-cell>
          <table:table-cell>
            <text:p>345658223</text:p>
          </table:table-cell>
          <table:table-cell>
            <text:p>312913917</text:p>
          </table:table-cell>
        </table:table-row>
        <table:table-row>
          <table:table-cell>
            <text:p>34739584</text:p>
          </table:table-cell>
          <table:table-cell>
            <text:p>500318466</text:p>
          </table:table-cell>
          <table:table-cell>
            <text:p>193589537</text:p>
          </table:table-cell>
          <table:table-cell>
            <text:p>749406391</text:p>
          </table:table-cell>
          <table:table-cell>
            <text:p>110273243</text:p>
          </table:table-cell>
          <table:table-cell>
            <text:p>496732965</text:p>
          </table:table-cell>
          <table:table-cell>
            <text:p>963029338</text:p>
          </table:table-cell>
        </table:table-row>
        <table:table-row>
          <table:table-cell>
            <text:p>370173299</text:p>
          </table:table-cell>
          <table:table-cell>
            <text:p>79712230</text:p>
          </table:table-cell>
          <table:table-cell>
            <text:p>102506183</text:p>
          </table:table-cell>
          <table:table-cell>
            <text:p>708586624</text:p>
          </table:table-cell>
          <table:table-cell>
            <text:p>276260721</text:p>
          </table:table-cell>
          <table:table-cell>
            <text:p>657647453</text:p>
          </table:table-cell>
          <table:table-cell>
            <text:p>252472304</text:p>
          </table:table-cell>
        </table:table-row>
        <table:table-row>
          <table:table-cell>
            <text:p>495174078</text:p>
          </table:table-cell>
          <table:table-cell>
            <text:p>903582018</text:p>
          </table:table-cell>
          <table:table-cell>
            <text:p>526633803</text:p>
          </table:table-cell>
          <table:table-cell>
            <text:p>956814917</text:p>
          </table:table-cell>
          <table:table-cell>
            <text:p>253993435</text:p>
          </table:table-cell>
          <table:table-cell>
            <text:p>21916626</text:p>
          </table:table-cell>
          <table:table-cell>
            <text:p>532508444</text:p>
          </table:table-cell>
        </table:table-row>
        <table:table-row>
          <table:table-cell>
            <text:p>160219617</text:p>
          </table:table-cell>
          <table:table-cell>
            <text:p>265516227</text:p>
          </table:table-cell>
          <table:table-cell>
            <text:p>429238936</text:p>
          </table:table-cell>
          <table:table-cell>
            <text:p>43454709</text:p>
          </table:table-cell>
          <table:table-cell>
            <text:p>877031089</text:p>
          </table:table-cell>
          <table:table-cell>
            <text:p>138703611</text:p>
          </table:table-cell>
          <table:table-cell>
            <text:p>430571195</text:p>
          </table:table-cell>
        </table:table-row>
        <table:table-row>
          <table:table-cell>
            <text:p>948206824</text:p>
          </table:table-cell>
          <table:table-cell>
            <text:p>110921692</text:p>
          </table:table-cell>
          <table:table-cell>
            <text:p>833872970</text:p>
          </table:table-cell>
          <table:table-cell>
            <text:p>285139142</text:p>
          </table:table-cell>
          <table:table-cell>
            <text:p>467094227</text:p>
          </table:table-cell>
          <table:table-cell>
            <text:p>405347863</text:p>
          </table:table-cell>
          <table:table-cell>
            <text:p>175968194</text:p>
          </table:table-cell>
        </table:table-row>
        <table:table-row>
          <table:table-cell>
            <text:p>80526201</text:p>
          </table:table-cell>
          <table:table-cell>
            <text:p>291571606</text:p>
          </table:table-cell>
          <table:table-cell>
            <text:p>630284773</text:p>
          </table:table-cell>
          <table:table-cell>
            <text:p>936193256</text:p>
          </table:table-cell>
          <table:table-cell>
            <text:p>530371725</text:p>
          </table:table-cell>
          <table:table-cell>
            <text:p>150175717</text:p>
          </table:table-cell>
          <table:table-cell>
            <text:p>583677109</text:p>
          </table:table-cell>
        </table:table-row>
        <table:table-row>
          <table:table-cell>
            <text:p>307109400</text:p>
          </table:table-cell>
          <table:table-cell>
            <text:p>284743653</text:p>
          </table:table-cell>
          <table:table-cell>
            <text:p>144675219</text:p>
          </table:table-cell>
          <table:table-cell>
            <text:p>455850375</text:p>
          </table:table-cell>
          <table:table-cell>
            <text:p>569366895</text:p>
          </table:table-cell>
          <table:table-cell>
            <text:p>720228982</text:p>
          </table:table-cell>
          <table:table-cell>
            <text:p>828730587</text:p>
          </table:table-cell>
        </table:table-row>
        <table:table-row>
          <table:table-cell>
            <text:p>869006786</text:p>
          </table:table-cell>
          <table:table-cell>
            <text:p>182296779</text:p>
          </table:table-cell>
          <table:table-cell>
            <text:p>150626288</text:p>
          </table:table-cell>
          <table:table-cell>
            <text:p>504148843</text:p>
          </table:table-cell>
          <table:table-cell>
            <text:p>191034215</text:p>
          </table:table-cell>
          <table:table-cell>
            <text:p>146955691</text:p>
          </table:table-cell>
          <table:table-cell>
            <text:p>900951487</text:p>
          </table:table-cell>
        </table:table-row>
        <table:table-row>
          <table:table-cell>
            <text:p>922827035</text:p>
          </table:table-cell>
          <table:table-cell>
            <text:p>621269139</text:p>
          </table:table-cell>
          <table:table-cell>
            <text:p>27006585</text:p>
          </table:table-cell>
          <table:table-cell>
            <text:p>939260866</text:p>
          </table:table-cell>
          <table:table-cell>
            <text:p>311520890</text:p>
          </table:table-cell>
          <table:table-cell>
            <text:p>790565637</text:p>
          </table:table-cell>
          <table:table-cell>
            <text:p>982665819</text:p>
          </table:table-cell>
        </table:table-row>
        <table:table-row>
          <table:table-cell>
            <text:p>770880931</text:p>
          </table:table-cell>
          <table:table-cell>
            <text:p>634325747</text:p>
          </table:table-cell>
          <table:table-cell>
            <text:p>702629838</text:p>
          </table:table-cell>
          <table:table-cell>
            <text:p>361967782</text:p>
          </table:table-cell>
          <table:table-cell>
            <text:p>47071186</text:p>
          </table:table-cell>
          <table:table-cell>
            <text:p>858768739</text:p>
          </table:table-cell>
          <table:table-cell>
            <text:p>852917864</text:p>
          </table:table-cell>
        </table:table-row>
        <table:table-row>
          <table:table-cell>
            <text:p>989709026</text:p>
          </table:table-cell>
          <table:table-cell>
            <text:p>220325214</text:p>
          </table:table-cell>
          <table:table-cell>
            <text:p>109403498</text:p>
          </table:table-cell>
          <table:table-cell>
            <text:p>706610710</text:p>
          </table:table-cell>
          <table:table-cell>
            <text:p>729690304</text:p>
          </table:table-cell>
          <table:table-cell>
            <text:p>215789292</text:p>
          </table:table-cell>
          <table:table-cell>
            <text:p>823036487</text:p>
          </table:table-cell>
        </table:table-row>
        <table:table-row>
          <table:table-cell>
            <text:p>106390868</text:p>
          </table:table-cell>
          <table:table-cell>
            <text:p>544717391</text:p>
          </table:table-cell>
          <table:table-cell>
            <text:p>129022604</text:p>
          </table:table-cell>
          <table:table-cell>
            <text:p>183700262</text:p>
          </table:table-cell>
          <table:table-cell>
            <text:p>369553020</text:p>
          </table:table-cell>
          <table:table-cell>
            <text:p>89969555</text:p>
          </table:table-cell>
          <table:table-cell>
            <text:p>290455646</text:p>
          </table:table-cell>
        </table:table-row>
        <table:table-row>
          <table:table-cell>
            <text:p>579818926</text:p>
          </table:table-cell>
          <table:table-cell>
            <text:p>65483024</text:p>
          </table:table-cell>
          <table:table-cell>
            <text:p>610115023</text:p>
          </table:table-cell>
          <table:table-cell>
            <text:p>327102322</text:p>
          </table:table-cell>
          <table:table-cell>
            <text:p>799641411</text:p>
          </table:table-cell>
          <table:table-cell>
            <text:p>210055897</text:p>
          </table:table-cell>
          <table:table-cell>
            <text:p>425198396</text:p>
          </table:table-cell>
        </table:table-row>
        <table:table-row>
          <table:table-cell>
            <text:p>198708393</text:p>
          </table:table-cell>
          <table:table-cell>
            <text:p>13303716</text:p>
          </table:table-cell>
          <table:table-cell>
            <text:p>87634857</text:p>
          </table:table-cell>
          <table:table-cell>
            <text:p>189485969</text:p>
          </table:table-cell>
          <table:table-cell>
            <text:p>319856528</text:p>
          </table:table-cell>
          <table:table-cell>
            <text:p>179108344</text:p>
          </table:table-cell>
          <table:table-cell>
            <text:p>311189181</text:p>
          </table:table-cell>
        </table:table-row>
        <table:table-row>
          <table:table-cell>
            <text:p>302001319</text:p>
          </table:table-cell>
          <table:table-cell>
            <text:p>435635881</text:p>
          </table:table-cell>
          <table:table-cell>
            <text:p>154249066</text:p>
          </table:table-cell>
          <table:table-cell>
            <text:p>215879073</text:p>
          </table:table-cell>
          <table:table-cell>
            <text:p>276409561</text:p>
          </table:table-cell>
          <table:table-cell>
            <text:p>546263909</text:p>
          </table:table-cell>
          <table:table-cell>
            <text:p>53110236</text:p>
          </table:table-cell>
        </table:table-row>
        <table:table-row>
          <table:table-cell>
            <text:p>423682253</text:p>
          </table:table-cell>
          <table:table-cell>
            <text:p>556266357</text:p>
          </table:table-cell>
          <table:table-cell>
            <text:p>824442392</text:p>
          </table:table-cell>
          <table:table-cell>
            <text:p>366350641</text:p>
          </table:table-cell>
          <table:table-cell>
            <text:p>408379559</text:p>
          </table:table-cell>
          <table:table-cell>
            <text:p>121795542</text:p>
          </table:table-cell>
          <table:table-cell>
            <text:p>531368865</text:p>
          </table:table-cell>
        </table:table-row>
        <table:table-row>
          <table:table-cell>
            <text:p>874809884</text:p>
          </table:table-cell>
          <table:table-cell>
            <text:p>534935342</text:p>
          </table:table-cell>
          <table:table-cell>
            <text:p>540021200</text:p>
          </table:table-cell>
          <table:table-cell>
            <text:p>269572123</text:p>
          </table:table-cell>
          <table:table-cell>
            <text:p>552770020</text:p>
          </table:table-cell>
          <table:table-cell>
            <text:p>480874766</text:p>
          </table:table-cell>
          <table:table-cell>
            <text:p>977787923</text:p>
          </table:table-cell>
        </table:table-row>
        <table:table-row>
          <table:table-cell>
            <text:p>815418835</text:p>
          </table:table-cell>
          <table:table-cell>
            <text:p>109124675</text:p>
          </table:table-cell>
          <table:table-cell>
            <text:p>951708633</text:p>
          </table:table-cell>
          <table:table-cell>
            <text:p>717353857</text:p>
          </table:table-cell>
          <table:table-cell>
            <text:p>798374155</text:p>
          </table:table-cell>
          <table:table-cell>
            <text:p>602427616</text:p>
          </table:table-cell>
          <table:table-cell>
            <text:p>456681127</text:p>
          </table:table-cell>
        </table:table-row>
        <table:table-row>
          <table:table-cell>
            <text:p>195833302</text:p>
          </table:table-cell>
          <table:table-cell>
            <text:p>463652331</text:p>
          </table:table-cell>
          <table:table-cell>
            <text:p>998978824</text:p>
          </table:table-cell>
          <table:table-cell>
            <text:p>336894250</text:p>
          </table:table-cell>
          <table:table-cell>
            <text:p>958403907</text:p>
          </table:table-cell>
          <table:table-cell>
            <text:p>954883364</text:p>
          </table:table-cell>
          <table:table-cell>
            <text:p>785581653</text:p>
          </table:table-cell>
        </table:table-row>
        <table:table-row>
          <table:table-cell>
            <text:p>506156957</text:p>
          </table:table-cell>
          <table:table-cell>
            <text:p>541835602</text:p>
          </table:table-cell>
          <table:table-cell>
            <text:p>816457323</text:p>
          </table:table-cell>
          <table:table-cell>
            <text:p>722937326</text:p>
          </table:table-cell>
          <table:table-cell>
            <text:p>942933271</text:p>
          </table:table-cell>
          <table:table-cell>
            <text:p>599059840</text:p>
          </table:table-cell>
          <table:table-cell>
            <text:p>973053361</text:p>
          </table:table-cell>
        </table:table-row>
        <table:table-row>
          <table:table-cell>
            <text:p>474147130</text:p>
          </table:table-cell>
          <table:table-cell>
            <text:p>835792443</text:p>
          </table:table-cell>
          <table:table-cell>
            <text:p>786706554</text:p>
          </table:table-cell>
          <table:table-cell>
            <text:p>815616365</text:p>
          </table:table-cell>
          <table:table-cell>
            <text:p>147134319</text:p>
          </table:table-cell>
          <table:table-cell>
            <text:p>517697244</text:p>
          </table:table-cell>
          <table:table-cell>
            <text:p>997681116</text:p>
          </table:table-cell>
        </table:table-row>
        <table:table-row>
          <table:table-cell>
            <text:p>274310487</text:p>
          </table:table-cell>
          <table:table-cell>
            <text:p>322758351</text:p>
          </table:table-cell>
          <table:table-cell>
            <text:p>934611294</text:p>
          </table:table-cell>
          <table:table-cell>
            <text:p>323550683</text:p>
          </table:table-cell>
          <table:table-cell>
            <text:p>38474845</text:p>
          </table:table-cell>
          <table:table-cell>
            <text:p>148551346</text:p>
          </table:table-cell>
          <table:table-cell>
            <text:p>343895799</text:p>
          </table:table-cell>
        </table:table-row>
        <table:table-row>
          <table:table-cell>
            <text:p>575214129</text:p>
          </table:table-cell>
          <table:table-cell>
            <text:p>610115663</text:p>
          </table:table-cell>
          <table:table-cell>
            <text:p>953164377</text:p>
          </table:table-cell>
          <table:table-cell>
            <text:p>300159389</text:p>
          </table:table-cell>
          <table:table-cell>
            <text:p>681074214</text:p>
          </table:table-cell>
          <table:table-cell>
            <text:p>210817064</text:p>
          </table:table-cell>
          <table:table-cell>
            <text:p>688955206</text:p>
          </table:table-cell>
        </table:table-row>
        <table:table-row>
          <table:table-cell>
            <text:p>760830794</text:p>
          </table:table-cell>
          <table:table-cell>
            <text:p>578494843</text:p>
          </table:table-cell>
          <table:table-cell>
            <text:p>756694987</text:p>
          </table:table-cell>
          <table:table-cell>
            <text:p>633645439</text:p>
          </table:table-cell>
          <table:table-cell>
            <text:p>670374471</text:p>
          </table:table-cell>
          <table:table-cell>
            <text:p>331137217</text:p>
          </table:table-cell>
          <table:table-cell>
            <text:p>459623514</text:p>
          </table:table-cell>
        </table:table-row>
        <table:table-row>
          <table:table-cell>
            <text:p>267409410</text:p>
          </table:table-cell>
          <table:table-cell>
            <text:p>757068088</text:p>
          </table:table-cell>
          <table:table-cell>
            <text:p>631157917</text:p>
          </table:table-cell>
          <table:table-cell>
            <text:p>650528885</text:p>
          </table:table-cell>
          <table:table-cell>
            <text:p>767829980</text:p>
          </table:table-cell>
          <table:table-cell>
            <text:p>421400107</text:p>
          </table:table-cell>
          <table:table-cell>
            <text:p>534712425</text:p>
          </table:table-cell>
        </table:table-row>
        <table:table-row>
          <table:table-cell>
            <text:p>817835387</text:p>
          </table:table-cell>
          <table:table-cell>
            <text:p>406747028</text:p>
          </table:table-cell>
          <table:table-cell>
            <text:p>867341585</text:p>
          </table:table-cell>
          <table:table-cell>
            <text:p>794016064</text:p>
          </table:table-cell>
          <table:table-cell>
            <text:p>739118318</text:p>
          </table:table-cell>
          <table:table-cell>
            <text:p>151987155</text:p>
          </table:table-cell>
          <table:table-cell>
            <text:p>678787396</text:p>
          </table:table-cell>
        </table:table-row>
        <table:table-row>
          <table:table-cell>
            <text:p>710849993</text:p>
          </table:table-cell>
          <table:table-cell>
            <text:p>941414356</text:p>
          </table:table-cell>
          <table:table-cell>
            <text:p>488836013</text:p>
          </table:table-cell>
          <table:table-cell>
            <text:p>549801613</text:p>
          </table:table-cell>
          <table:table-cell>
            <text:p>959461605</text:p>
          </table:table-cell>
          <table:table-cell>
            <text:p>3901126</text:p>
          </table:table-cell>
          <table:table-cell>
            <text:p>350149380</text:p>
          </table:table-cell>
        </table:table-row>
        <table:table-row>
          <table:table-cell>
            <text:p>301364386</text:p>
          </table:table-cell>
          <table:table-cell>
            <text:p>50293979</text:p>
          </table:table-cell>
          <table:table-cell>
            <text:p>995133378</text:p>
          </table:table-cell>
          <table:table-cell>
            <text:p>648395402</text:p>
          </table:table-cell>
          <table:table-cell>
            <text:p>399353434</text:p>
          </table:table-cell>
          <table:table-cell>
            <text:p>313231984</text:p>
          </table:table-cell>
          <table:table-cell>
            <text:p>954254204</text:p>
          </table:table-cell>
        </table:table-row>
        <table:table-row>
          <table:table-cell>
            <text:p>111692127</text:p>
          </table:table-cell>
          <table:table-cell>
            <text:p>864607150</text:p>
          </table:table-cell>
          <table:table-cell>
            <text:p>409563585</text:p>
          </table:table-cell>
          <table:table-cell>
            <text:p>985434223</text:p>
          </table:table-cell>
          <table:table-cell>
            <text:p>853877875</text:p>
          </table:table-cell>
          <table:table-cell>
            <text:p>916024358</text:p>
          </table:table-cell>
          <table:table-cell>
            <text:p>936826089</text:p>
          </table:table-cell>
        </table:table-row>
        <table:table-row>
          <table:table-cell>
            <text:p>205075886</text:p>
          </table:table-cell>
          <table:table-cell>
            <text:p>734073329</text:p>
          </table:table-cell>
          <table:table-cell>
            <text:p>269322441</text:p>
          </table:table-cell>
          <table:table-cell>
            <text:p>371801042</text:p>
          </table:table-cell>
          <table:table-cell>
            <text:p>83552585</text:p>
          </table:table-cell>
          <table:table-cell>
            <text:p>663926351</text:p>
          </table:table-cell>
          <table:table-cell>
            <text:p>599505582</text:p>
          </table:table-cell>
        </table:table-row>
        <table:table-row>
          <table:table-cell>
            <text:p>439966759</text:p>
          </table:table-cell>
          <table:table-cell>
            <text:p>620853276</text:p>
          </table:table-cell>
          <table:table-cell>
            <text:p>584537358</text:p>
          </table:table-cell>
          <table:table-cell>
            <text:p>500166165</text:p>
          </table:table-cell>
          <table:table-cell>
            <text:p>629970732</text:p>
          </table:table-cell>
          <table:table-cell>
            <text:p>44946717</text:p>
          </table:table-cell>
          <table:table-cell>
            <text:p>864036385</text:p>
          </table:table-cell>
        </table:table-row>
        <table:table-row>
          <table:table-cell>
            <text:p>61730558</text:p>
          </table:table-cell>
          <table:table-cell>
            <text:p>621809717</text:p>
          </table:table-cell>
          <table:table-cell>
            <text:p>334433546</text:p>
          </table:table-cell>
          <table:table-cell>
            <text:p>997033692</text:p>
          </table:table-cell>
          <table:table-cell>
            <text:p>689960509</text:p>
          </table:table-cell>
          <table:table-cell>
            <text:p>750480458</text:p>
          </table:table-cell>
          <table:table-cell>
            <text:p>540082068</text:p>
          </table:table-cell>
        </table:table-row>
        <table:table-row>
          <table:table-cell>
            <text:p>527713461</text:p>
          </table:table-cell>
          <table:table-cell>
            <text:p>137678287</text:p>
          </table:table-cell>
          <table:table-cell>
            <text:p>876423664</text:p>
          </table:table-cell>
          <table:table-cell>
            <text:p>146744298</text:p>
          </table:table-cell>
          <table:table-cell>
            <text:p>819614516</text:p>
          </table:table-cell>
          <table:table-cell>
            <text:p>722000350</text:p>
          </table:table-cell>
          <table:table-cell>
            <text:p>136991925</text:p>
          </table:table-cell>
        </table:table-row>
        <table:table-row>
          <table:table-cell>
            <text:p>207396641</text:p>
          </table:table-cell>
          <table:table-cell>
            <text:p>160995578</text:p>
          </table:table-cell>
          <table:table-cell>
            <text:p>382651011</text:p>
          </table:table-cell>
          <table:table-cell>
            <text:p>64508256</text:p>
          </table:table-cell>
          <table:table-cell>
            <text:p>168898601</text:p>
          </table:table-cell>
          <table:table-cell>
            <text:p>477998791</text:p>
          </table:table-cell>
          <table:table-cell>
            <text:p>167549005</text:p>
          </table:table-cell>
        </table:table-row>
        <table:table-row>
          <table:table-cell>
            <text:p>685882626</text:p>
          </table:table-cell>
          <table:table-cell>
            <text:p>771115084</text:p>
          </table:table-cell>
          <table:table-cell>
            <text:p>105541223</text:p>
          </table:table-cell>
          <table:table-cell>
            <text:p>469401029</text:p>
          </table:table-cell>
          <table:table-cell>
            <text:p>453789256</text:p>
          </table:table-cell>
          <table:table-cell>
            <text:p>62160438</text:p>
          </table:table-cell>
          <table:table-cell>
            <text:p>925112602</text:p>
          </table:table-cell>
        </table:table-row>
        <table:table-row>
          <table:table-cell>
            <text:p>79473308</text:p>
          </table:table-cell>
          <table:table-cell>
            <text:p>180483602</text:p>
          </table:table-cell>
          <table:table-cell>
            <text:p>586170620</text:p>
          </table:table-cell>
          <table:table-cell>
            <text:p>745119132</text:p>
          </table:table-cell>
          <table:table-cell>
            <text:p>231513675</text:p>
          </table:table-cell>
          <table:table-cell>
            <text:p>654836767</text:p>
          </table:table-cell>
          <table:table-cell>
            <text:p>848840820</text:p>
          </table:table-cell>
        </table:table-row>
        <table:table-row>
          <table:table-cell>
            <text:p>716181955</text:p>
          </table:table-cell>
          <table:table-cell>
            <text:p>799396792</text:p>
          </table:table-cell>
          <table:table-cell>
            <text:p>701016051</text:p>
          </table:table-cell>
          <table:table-cell>
            <text:p>647695236</text:p>
          </table:table-cell>
          <table:table-cell>
            <text:p>266488441</text:p>
          </table:table-cell>
          <table:table-cell>
            <text:p>695886907</text:p>
          </table:table-cell>
          <table:table-cell>
            <text:p>967485044</text:p>
          </table:table-cell>
        </table:table-row>
        <table:table-row>
          <table:table-cell>
            <text:p>12326987</text:p>
          </table:table-cell>
          <table:table-cell>
            <text:p>46174257</text:p>
          </table:table-cell>
          <table:table-cell>
            <text:p>881934550</text:p>
          </table:table-cell>
          <table:table-cell>
            <text:p>963714765</text:p>
          </table:table-cell>
          <table:table-cell>
            <text:p>196057328</text:p>
          </table:table-cell>
          <table:table-cell>
            <text:p>476198523</text:p>
          </table:table-cell>
          <table:table-cell>
            <text:p>83660268</text:p>
          </table:table-cell>
        </table:table-row>
        <table:table-row>
          <table:table-cell>
            <text:p>105066880</text:p>
          </table:table-cell>
          <table:table-cell>
            <text:p>930315112</text:p>
          </table:table-cell>
          <table:table-cell>
            <text:p>564394056</text:p>
          </table:table-cell>
          <table:table-cell>
            <text:p>111440087</text:p>
          </table:table-cell>
          <table:table-cell>
            <text:p>302880988</text:p>
          </table:table-cell>
          <table:table-cell>
            <text:p>255868959</text:p>
          </table:table-cell>
          <table:table-cell>
            <text:p>303929468</text:p>
          </table:table-cell>
        </table:table-row>
        <table:table-row>
          <table:table-cell>
            <text:p>630373502</text:p>
          </table:table-cell>
          <table:table-cell>
            <text:p>391712208</text:p>
          </table:table-cell>
          <table:table-cell>
            <text:p>501557655</text:p>
          </table:table-cell>
          <table:table-cell>
            <text:p>533093414</text:p>
          </table:table-cell>
          <table:table-cell>
            <text:p>679209718</text:p>
          </table:table-cell>
          <table:table-cell>
            <text:p>877957356</text:p>
          </table:table-cell>
          <table:table-cell>
            <text:p>110663658</text:p>
          </table:table-cell>
        </table:table-row>
        <table:table-row>
          <table:table-cell>
            <text:p>938629302</text:p>
          </table:table-cell>
          <table:table-cell>
            <text:p>586400031</text:p>
          </table:table-cell>
          <table:table-cell>
            <text:p>156348297</text:p>
          </table:table-cell>
          <table:table-cell>
            <text:p>590018413</text:p>
          </table:table-cell>
          <table:table-cell>
            <text:p>224966624</text:p>
          </table:table-cell>
          <table:table-cell>
            <text:p>899872707</text:p>
          </table:table-cell>
          <table:table-cell>
            <text:p>820099047</text:p>
          </table:table-cell>
        </table:table-row>
        <table:table-row>
          <table:table-cell>
            <text:p>274320305</text:p>
          </table:table-cell>
          <table:table-cell>
            <text:p>111766358</text:p>
          </table:table-cell>
          <table:table-cell>
            <text:p>137105658</text:p>
          </table:table-cell>
          <table:table-cell>
            <text:p>734309682</text:p>
          </table:table-cell>
          <table:table-cell>
            <text:p>79493110</text:p>
          </table:table-cell>
          <table:table-cell>
            <text:p>680978285</text:p>
          </table:table-cell>
          <table:table-cell>
            <text:p>919538839</text:p>
          </table:table-cell>
        </table:table-row>
        <table:table-row>
          <table:table-cell>
            <text:p>889462658</text:p>
          </table:table-cell>
          <table:table-cell>
            <text:p>340019125</text:p>
          </table:table-cell>
          <table:table-cell>
            <text:p>648045859</text:p>
          </table:table-cell>
          <table:table-cell>
            <text:p>326495811</text:p>
          </table:table-cell>
          <table:table-cell>
            <text:p>333742463</text:p>
          </table:table-cell>
          <table:table-cell>
            <text:p>627686779</text:p>
          </table:table-cell>
          <table:table-cell>
            <text:p>789818682</text:p>
          </table:table-cell>
        </table:table-row>
        <table:table-row>
          <table:table-cell>
            <text:p>386844461</text:p>
          </table:table-cell>
          <table:table-cell>
            <text:p>399170627</text:p>
          </table:table-cell>
          <table:table-cell>
            <text:p>155167707</text:p>
          </table:table-cell>
          <table:table-cell>
            <text:p>593163975</text:p>
          </table:table-cell>
          <table:table-cell>
            <text:p>308991804</text:p>
          </table:table-cell>
          <table:table-cell>
            <text:p>582959347</text:p>
          </table:table-cell>
          <table:table-cell>
            <text:p>750594996</text:p>
          </table:table-cell>
        </table:table-row>
        <table:table-row>
          <table:table-cell>
            <text:p>348518633</text:p>
          </table:table-cell>
          <table:table-cell>
            <text:p>209006808</text:p>
          </table:table-cell>
          <table:table-cell>
            <text:p>125615707</text:p>
          </table:table-cell>
          <table:table-cell>
            <text:p>654899298</text:p>
          </table:table-cell>
          <table:table-cell>
            <text:p>664348554</text:p>
          </table:table-cell>
          <table:table-cell>
            <text:p>43579837</text:p>
          </table:table-cell>
          <table:table-cell>
            <text:p>107776961</text:p>
          </table:table-cell>
        </table:table-row>
        <table:table-row>
          <table:table-cell>
            <text:p>431564061</text:p>
          </table:table-cell>
          <table:table-cell>
            <text:p>132118227</text:p>
          </table:table-cell>
          <table:table-cell>
            <text:p>696640237</text:p>
          </table:table-cell>
          <table:table-cell>
            <text:p>248751029</text:p>
          </table:table-cell>
          <table:table-cell>
            <text:p>5166478</text:p>
          </table:table-cell>
          <table:table-cell>
            <text:p>161717371</text:p>
          </table:table-cell>
          <table:table-cell>
            <text:p>204696096</text:p>
          </table:table-cell>
        </table:table-row>
        <table:table-row>
          <table:table-cell>
            <text:p>29744678</text:p>
          </table:table-cell>
          <table:table-cell>
            <text:p>4715801</text:p>
          </table:table-cell>
          <table:table-cell>
            <text:p>583264618</text:p>
          </table:table-cell>
          <table:table-cell>
            <text:p>863910469</text:p>
          </table:table-cell>
          <table:table-cell>
            <text:p>775912349</text:p>
          </table:table-cell>
          <table:table-cell>
            <text:p>280017163</text:p>
          </table:table-cell>
          <table:table-cell>
            <text:p>539315169</text:p>
          </table:table-cell>
        </table:table-row>
        <table:table-row>
          <table:table-cell>
            <text:p>244496752</text:p>
          </table:table-cell>
          <table:table-cell>
            <text:p>404584204</text:p>
          </table:table-cell>
          <table:table-cell>
            <text:p>990151245</text:p>
          </table:table-cell>
          <table:table-cell>
            <text:p>866138567</text:p>
          </table:table-cell>
          <table:table-cell>
            <text:p>139473922</text:p>
          </table:table-cell>
          <table:table-cell>
            <text:p>906687555</text:p>
          </table:table-cell>
          <table:table-cell>
            <text:p>429807664</text:p>
          </table:table-cell>
        </table:table-row>
        <table:table-row>
          <table:table-cell>
            <text:p>316146997</text:p>
          </table:table-cell>
          <table:table-cell>
            <text:p>926002264</text:p>
          </table:table-cell>
          <table:table-cell>
            <text:p>870325053</text:p>
          </table:table-cell>
          <table:table-cell>
            <text:p>965043854</text:p>
          </table:table-cell>
          <table:table-cell>
            <text:p>499981165</text:p>
          </table:table-cell>
          <table:table-cell>
            <text:p>855000545</text:p>
          </table:table-cell>
          <table:table-cell>
            <text:p>859872894</text:p>
          </table:table-cell>
        </table:table-row>
        <table:table-row>
          <table:table-cell>
            <text:p>965464828</text:p>
          </table:table-cell>
          <table:table-cell>
            <text:p>945529633</text:p>
          </table:table-cell>
          <table:table-cell>
            <text:p>539608111</text:p>
          </table:table-cell>
          <table:table-cell>
            <text:p>533629203</text:p>
          </table:table-cell>
          <table:table-cell>
            <text:p>715819420</text:p>
          </table:table-cell>
          <table:table-cell>
            <text:p>387889193</text:p>
          </table:table-cell>
          <table:table-cell>
            <text:p>857361348</text:p>
          </table:table-cell>
        </table:table-row>
        <table:table-row>
          <table:table-cell>
            <text:p>617554113</text:p>
          </table:table-cell>
          <table:table-cell>
            <text:p>545928057</text:p>
          </table:table-cell>
          <table:table-cell>
            <text:p>815793302</text:p>
          </table:table-cell>
          <table:table-cell>
            <text:p>574873604</text:p>
          </table:table-cell>
          <table:table-cell>
            <text:p>263932038</text:p>
          </table:table-cell>
          <table:table-cell>
            <text:p>436490514</text:p>
          </table:table-cell>
          <table:table-cell>
            <text:p>68418085</text:p>
          </table:table-cell>
        </table:table-row>
        <table:table-row>
          <table:table-cell>
            <text:p>529505054</text:p>
          </table:table-cell>
          <table:table-cell>
            <text:p>687702695</text:p>
          </table:table-cell>
          <table:table-cell>
            <text:p>968286869</text:p>
          </table:table-cell>
          <table:table-cell>
            <text:p>183317630</text:p>
          </table:table-cell>
          <table:table-cell>
            <text:p>801692964</text:p>
          </table:table-cell>
          <table:table-cell>
            <text:p>172773063</text:p>
          </table:table-cell>
          <table:table-cell>
            <text:p>407456454</text:p>
          </table:table-cell>
        </table:table-row>
        <table:table-row>
          <table:table-cell>
            <text:p>633021249</text:p>
          </table:table-cell>
          <table:table-cell>
            <text:p>768652053</text:p>
          </table:table-cell>
          <table:table-cell>
            <text:p>32456094</text:p>
          </table:table-cell>
          <table:table-cell>
            <text:p>960272001</text:p>
          </table:table-cell>
          <table:table-cell>
            <text:p>642726186</text:p>
          </table:table-cell>
          <table:table-cell>
            <text:p>86424183</text:p>
          </table:table-cell>
          <table:table-cell>
            <text:p>98803957</text:p>
          </table:table-cell>
        </table:table-row>
        <table:table-row>
          <table:table-cell>
            <text:p>771372434</text:p>
          </table:table-cell>
          <table:table-cell>
            <text:p>995751392</text:p>
          </table:table-cell>
          <table:table-cell>
            <text:p>865662820</text:p>
          </table:table-cell>
          <table:table-cell>
            <text:p>306886563</text:p>
          </table:table-cell>
          <table:table-cell>
            <text:p>726434716</text:p>
          </table:table-cell>
          <table:table-cell>
            <text:p>63770784</text:p>
          </table:table-cell>
          <table:table-cell>
            <text:p>424655305</text:p>
          </table:table-cell>
        </table:table-row>
        <table:table-row>
          <table:table-cell>
            <text:p>288592913</text:p>
          </table:table-cell>
          <table:table-cell>
            <text:p>609069732</text:p>
          </table:table-cell>
          <table:table-cell>
            <text:p>304215093</text:p>
          </table:table-cell>
          <table:table-cell>
            <text:p>572538935</text:p>
          </table:table-cell>
          <table:table-cell>
            <text:p>554606279</text:p>
          </table:table-cell>
          <table:table-cell>
            <text:p>540174069</text:p>
          </table:table-cell>
          <table:table-cell>
            <text:p>863827775</text:p>
          </table:table-cell>
        </table:table-row>
        <table:table-row>
          <table:table-cell>
            <text:p>442101586</text:p>
          </table:table-cell>
          <table:table-cell>
            <text:p>265057458</text:p>
          </table:table-cell>
          <table:table-cell>
            <text:p>6641157</text:p>
          </table:table-cell>
          <table:table-cell>
            <text:p>884227564</text:p>
          </table:table-cell>
          <table:table-cell>
            <text:p>603336628</text:p>
          </table:table-cell>
          <table:table-cell>
            <text:p>205677400</text:p>
          </table:table-cell>
          <table:table-cell>
            <text:p>612873772</text:p>
          </table:table-cell>
        </table:table-row>
        <table:table-row>
          <table:table-cell>
            <text:p>50192986</text:p>
          </table:table-cell>
          <table:table-cell>
            <text:p>207373881</text:p>
          </table:table-cell>
          <table:table-cell>
            <text:p>6615812</text:p>
          </table:table-cell>
          <table:table-cell>
            <text:p>493917816</text:p>
          </table:table-cell>
          <table:table-cell>
            <text:p>621525683</text:p>
          </table:table-cell>
          <table:table-cell>
            <text:p>182473438</text:p>
          </table:table-cell>
          <table:table-cell>
            <text:p>440872783</text:p>
          </table:table-cell>
        </table:table-row>
        <table:table-row>
          <table:table-cell>
            <text:p>839471477</text:p>
          </table:table-cell>
          <table:table-cell>
            <text:p>417049934</text:p>
          </table:table-cell>
          <table:table-cell>
            <text:p>815171254</text:p>
          </table:table-cell>
          <table:table-cell>
            <text:p>709110770</text:p>
          </table:table-cell>
          <table:table-cell>
            <text:p>982228455</text:p>
          </table:table-cell>
          <table:table-cell>
            <text:p>887242220</text:p>
          </table:table-cell>
          <table:table-cell>
            <text:p>501537818</text:p>
          </table:table-cell>
        </table:table-row>
        <table:table-row>
          <table:table-cell>
            <text:p>57438476</text:p>
          </table:table-cell>
          <table:table-cell>
            <text:p>704279834</text:p>
          </table:table-cell>
          <table:table-cell>
            <text:p>660591395</text:p>
          </table:table-cell>
          <table:table-cell>
            <text:p>934306442</text:p>
          </table:table-cell>
          <table:table-cell>
            <text:p>989620598</text:p>
          </table:table-cell>
          <table:table-cell>
            <text:p>883201648</text:p>
          </table:table-cell>
          <table:table-cell>
            <text:p>559600472</text:p>
          </table:table-cell>
        </table:table-row>
        <table:table-row>
          <table:table-cell>
            <text:p>628308613</text:p>
          </table:table-cell>
          <table:table-cell>
            <text:p>41432370</text:p>
          </table:table-cell>
          <table:table-cell>
            <text:p>523552133</text:p>
          </table:table-cell>
          <table:table-cell>
            <text:p>745051599</text:p>
          </table:table-cell>
          <table:table-cell>
            <text:p>957889594</text:p>
          </table:table-cell>
          <table:table-cell>
            <text:p>800230207</text:p>
          </table:table-cell>
          <table:table-cell>
            <text:p>435383803</text:p>
          </table:table-cell>
        </table:table-row>
        <table:table-row>
          <table:table-cell>
            <text:p>356448066</text:p>
          </table:table-cell>
          <table:table-cell>
            <text:p>806981715</text:p>
          </table:table-cell>
          <table:table-cell>
            <text:p>396459718</text:p>
          </table:table-cell>
          <table:table-cell>
            <text:p>684859971</text:p>
          </table:table-cell>
          <table:table-cell>
            <text:p>588517456</text:p>
          </table:table-cell>
          <table:table-cell>
            <text:p>734041318</text:p>
          </table:table-cell>
          <table:table-cell>
            <text:p>936652066</text:p>
          </table:table-cell>
        </table:table-row>
        <table:table-row>
          <table:table-cell>
            <text:p>951160073</text:p>
          </table:table-cell>
          <table:table-cell>
            <text:p>498391055</text:p>
          </table:table-cell>
          <table:table-cell>
            <text:p>199500390</text:p>
          </table:table-cell>
          <table:table-cell>
            <text:p>186000393</text:p>
          </table:table-cell>
          <table:table-cell>
            <text:p>111335664</text:p>
          </table:table-cell>
          <table:table-cell>
            <text:p>23726780</text:p>
          </table:table-cell>
          <table:table-cell>
            <text:p>589230176</text:p>
          </table:table-cell>
        </table:table-row>
        <table:table-row>
          <table:table-cell>
            <text:p>569046094</text:p>
          </table:table-cell>
          <table:table-cell>
            <text:p>184232661</text:p>
          </table:table-cell>
          <table:table-cell>
            <text:p>862692306</text:p>
          </table:table-cell>
          <table:table-cell>
            <text:p>124652085</text:p>
          </table:table-cell>
          <table:table-cell>
            <text:p>237420147</text:p>
          </table:table-cell>
          <table:table-cell>
            <text:p>697434986</text:p>
          </table:table-cell>
          <table:table-cell>
            <text:p>886365095</text:p>
          </table:table-cell>
        </table:table-row>
        <table:table-row>
          <table:table-cell>
            <text:p>299496125</text:p>
          </table:table-cell>
          <table:table-cell>
            <text:p>373174551</text:p>
          </table:table-cell>
          <table:table-cell>
            <text:p>209477886</text:p>
          </table:table-cell>
          <table:table-cell>
            <text:p>119134033</text:p>
          </table:table-cell>
          <table:table-cell>
            <text:p>913471314</text:p>
          </table:table-cell>
          <table:table-cell>
            <text:p>217594130</text:p>
          </table:table-cell>
          <table:table-cell>
            <text:p>571086424</text:p>
          </table:table-cell>
        </table:table-row>
        <table:table-row>
          <table:table-cell>
            <text:p>724965659</text:p>
          </table:table-cell>
          <table:table-cell>
            <text:p>290460181</text:p>
          </table:table-cell>
          <table:table-cell>
            <text:p>777994624</text:p>
          </table:table-cell>
          <table:table-cell>
            <text:p>291001391</text:p>
          </table:table-cell>
          <table:table-cell>
            <text:p>757391877</text:p>
          </table:table-cell>
          <table:table-cell>
            <text:p>536819759</text:p>
          </table:table-cell>
          <table:table-cell>
            <text:p>366520488</text:p>
          </table:table-cell>
        </table:table-row>
        <table:table-row>
          <table:table-cell>
            <text:p>688527433</text:p>
          </table:table-cell>
          <table:table-cell>
            <text:p>197875377</text:p>
          </table:table-cell>
          <table:table-cell>
            <text:p>683126093</text:p>
          </table:table-cell>
          <table:table-cell>
            <text:p>306635853</text:p>
          </table:table-cell>
          <table:table-cell>
            <text:p>719945959</text:p>
          </table:table-cell>
          <table:table-cell>
            <text:p>74802826</text:p>
          </table:table-cell>
          <table:table-cell>
            <text:p>805424277</text:p>
          </table:table-cell>
        </table:table-row>
        <table:table-row>
          <table:table-cell>
            <text:p>161050413</text:p>
          </table:table-cell>
          <table:table-cell>
            <text:p>992284889</text:p>
          </table:table-cell>
          <table:table-cell>
            <text:p>887803542</text:p>
          </table:table-cell>
          <table:table-cell>
            <text:p>158359892</text:p>
          </table:table-cell>
          <table:table-cell>
            <text:p>473790504</text:p>
          </table:table-cell>
          <table:table-cell>
            <text:p>310674844</text:p>
          </table:table-cell>
          <table:table-cell>
            <text:p>559320652</text:p>
          </table:table-cell>
        </table:table-row>
        <table:table-row>
          <table:table-cell>
            <text:p>599862084</text:p>
          </table:table-cell>
          <table:table-cell>
            <text:p>636701835</text:p>
          </table:table-cell>
          <table:table-cell>
            <text:p>875616447</text:p>
          </table:table-cell>
          <table:table-cell>
            <text:p>708600130</text:p>
          </table:table-cell>
          <table:table-cell>
            <text:p>994026796</text:p>
          </table:table-cell>
          <table:table-cell>
            <text:p>893697888</text:p>
          </table:table-cell>
          <table:table-cell>
            <text:p>521719227</text:p>
          </table:table-cell>
        </table:table-row>
        <table:table-row>
          <table:table-cell>
            <text:p>517319669</text:p>
          </table:table-cell>
          <table:table-cell>
            <text:p>412277858</text:p>
          </table:table-cell>
          <table:table-cell>
            <text:p>547505683</text:p>
          </table:table-cell>
          <table:table-cell>
            <text:p>36322922</text:p>
          </table:table-cell>
          <table:table-cell>
            <text:p>180594960</text:p>
          </table:table-cell>
          <table:table-cell>
            <text:p>388497737</text:p>
          </table:table-cell>
          <table:table-cell>
            <text:p>115960493</text:p>
          </table:table-cell>
        </table:table-row>
        <table:table-row>
          <table:table-cell>
            <text:p>153937340</text:p>
          </table:table-cell>
          <table:table-cell>
            <text:p>51218673</text:p>
          </table:table-cell>
          <table:table-cell>
            <text:p>333403440</text:p>
          </table:table-cell>
          <table:table-cell>
            <text:p>215450935</text:p>
          </table:table-cell>
          <table:table-cell>
            <text:p>97520600</text:p>
          </table:table-cell>
          <table:table-cell>
            <text:p>646424822</text:p>
          </table:table-cell>
          <table:table-cell>
            <text:p>942858834</text:p>
          </table:table-cell>
        </table:table-row>
        <table:table-row>
          <table:table-cell>
            <text:p>714933630</text:p>
          </table:table-cell>
          <table:table-cell>
            <text:p>944498921</text:p>
          </table:table-cell>
          <table:table-cell>
            <text:p>162945555</text:p>
          </table:table-cell>
          <table:table-cell>
            <text:p>992458055</text:p>
          </table:table-cell>
          <table:table-cell>
            <text:p>54528597</text:p>
          </table:table-cell>
          <table:table-cell>
            <text:p>617829044</text:p>
          </table:table-cell>
          <table:table-cell>
            <text:p>73030887</text:p>
          </table:table-cell>
        </table:table-row>
        <table:table-row>
          <table:table-cell>
            <text:p>68416670</text:p>
          </table:table-cell>
          <table:table-cell>
            <text:p>547902664</text:p>
          </table:table-cell>
          <table:table-cell>
            <text:p>276065731</text:p>
          </table:table-cell>
          <table:table-cell>
            <text:p>989495535</text:p>
          </table:table-cell>
          <table:table-cell>
            <text:p>317806285</text:p>
          </table:table-cell>
          <table:table-cell>
            <text:p>394895665</text:p>
          </table:table-cell>
          <table:table-cell>
            <text:p>235264362</text:p>
          </table:table-cell>
        </table:table-row>
        <table:table-row>
          <table:table-cell>
            <text:p>595720199</text:p>
          </table:table-cell>
          <table:table-cell>
            <text:p>149013841</text:p>
          </table:table-cell>
          <table:table-cell>
            <text:p>588462943</text:p>
          </table:table-cell>
          <table:table-cell>
            <text:p>768058362</text:p>
          </table:table-cell>
          <table:table-cell>
            <text:p>292557729</text:p>
          </table:table-cell>
          <table:table-cell>
            <text:p>389998681</text:p>
          </table:table-cell>
          <table:table-cell>
            <text:p>192838303</text:p>
          </table:table-cell>
        </table:table-row>
        <table:table-row>
          <table:table-cell>
            <text:p>235491761</text:p>
          </table:table-cell>
          <table:table-cell>
            <text:p>338144802</text:p>
          </table:table-cell>
          <table:table-cell>
            <text:p>900508423</text:p>
          </table:table-cell>
          <table:table-cell>
            <text:p>321575708</text:p>
          </table:table-cell>
          <table:table-cell>
            <text:p>806255782</text:p>
          </table:table-cell>
          <table:table-cell>
            <text:p>984384941</text:p>
          </table:table-cell>
          <table:table-cell>
            <text:p>291116586</text:p>
          </table:table-cell>
        </table:table-row>
        <table:table-row>
          <table:table-cell>
            <text:p>998766889</text:p>
          </table:table-cell>
          <table:table-cell>
            <text:p>527031594</text:p>
          </table:table-cell>
          <table:table-cell>
            <text:p>494213859</text:p>
          </table:table-cell>
          <table:table-cell>
            <text:p>96258505</text:p>
          </table:table-cell>
          <table:table-cell>
            <text:p>710768506</text:p>
          </table:table-cell>
          <table:table-cell>
            <text:p>332500769</text:p>
          </table:table-cell>
          <table:table-cell>
            <text:p>298499601</text:p>
          </table:table-cell>
        </table:table-row>
        <table:table-row>
          <table:table-cell>
            <text:p>776945826</text:p>
          </table:table-cell>
          <table:table-cell>
            <text:p>868312005</text:p>
          </table:table-cell>
          <table:table-cell>
            <text:p>803369593</text:p>
          </table:table-cell>
          <table:table-cell>
            <text:p>593153946</text:p>
          </table:table-cell>
          <table:table-cell>
            <text:p>812563845</text:p>
          </table:table-cell>
          <table:table-cell>
            <text:p>664218455</text:p>
          </table:table-cell>
          <table:table-cell>
            <text:p>437606079</text:p>
          </table:table-cell>
        </table:table-row>
        <table:table-row>
          <table:table-cell>
            <text:p>101156984</text:p>
          </table:table-cell>
          <table:table-cell>
            <text:p>501914336</text:p>
          </table:table-cell>
          <table:table-cell>
            <text:p>319326311</text:p>
          </table:table-cell>
          <table:table-cell>
            <text:p>963170327</text:p>
          </table:table-cell>
          <table:table-cell>
            <text:p>199230418</text:p>
          </table:table-cell>
          <table:table-cell>
            <text:p>479354994</text:p>
          </table:table-cell>
          <table:table-cell>
            <text:p>927504538</text:p>
          </table:table-cell>
        </table:table-row>
        <table:table-row>
          <table:table-cell>
            <text:p>714637992</text:p>
          </table:table-cell>
          <table:table-cell>
            <text:p>354503572</text:p>
          </table:table-cell>
          <table:table-cell>
            <text:p>516193176</text:p>
          </table:table-cell>
          <table:table-cell>
            <text:p>497794652</text:p>
          </table:table-cell>
          <table:table-cell>
            <text:p>833404532</text:p>
          </table:table-cell>
          <table:table-cell>
            <text:p>464253252</text:p>
          </table:table-cell>
          <table:table-cell>
            <text:p>86498242</text:p>
          </table:table-cell>
        </table:table-row>
        <table:table-row>
          <table:table-cell>
            <text:p>551520530</text:p>
          </table:table-cell>
          <table:table-cell>
            <text:p>798465224</text:p>
          </table:table-cell>
          <table:table-cell>
            <text:p>673474255</text:p>
          </table:table-cell>
          <table:table-cell>
            <text:p>609539813</text:p>
          </table:table-cell>
          <table:table-cell>
            <text:p>748969063</text:p>
          </table:table-cell>
          <table:table-cell>
            <text:p>414281077</text:p>
          </table:table-cell>
          <table:table-cell>
            <text:p>800033825</text:p>
          </table:table-cell>
        </table:table-row>
        <table:table-row>
          <table:table-cell>
            <text:p>947238385</text:p>
          </table:table-cell>
          <table:table-cell>
            <text:p>453732519</text:p>
          </table:table-cell>
          <table:table-cell>
            <text:p>885840324</text:p>
          </table:table-cell>
          <table:table-cell>
            <text:p>591135898</text:p>
          </table:table-cell>
          <table:table-cell>
            <text:p>628730866</text:p>
          </table:table-cell>
          <table:table-cell>
            <text:p>588770627</text:p>
          </table:table-cell>
          <table:table-cell>
            <text:p>688842617</text:p>
          </table:table-cell>
        </table:table-row>
        <table:table-row>
          <table:table-cell>
            <text:p>57063779</text:p>
          </table:table-cell>
          <table:table-cell>
            <text:p>443351198</text:p>
          </table:table-cell>
          <table:table-cell>
            <text:p>940414577</text:p>
          </table:table-cell>
          <table:table-cell>
            <text:p>979634225</text:p>
          </table:table-cell>
          <table:table-cell>
            <text:p>307414042</text:p>
          </table:table-cell>
          <table:table-cell>
            <text:p>549561902</text:p>
          </table:table-cell>
          <table:table-cell>
            <text:p>363438808</text:p>
          </table:table-cell>
        </table:table-row>
        <table:table-row>
          <table:table-cell>
            <text:p>416261790</text:p>
          </table:table-cell>
          <table:table-cell>
            <text:p>643555172</text:p>
          </table:table-cell>
          <table:table-cell>
            <text:p>435697996</text:p>
          </table:table-cell>
          <table:table-cell>
            <text:p>554480306</text:p>
          </table:table-cell>
          <table:table-cell>
            <text:p>906048837</text:p>
          </table:table-cell>
          <table:table-cell>
            <text:p>389926438</text:p>
          </table:table-cell>
          <table:table-cell>
            <text:p>764628586</text:p>
          </table:table-cell>
        </table:table-row>
        <table:table-row>
          <table:table-cell>
            <text:p>301157255</text:p>
          </table:table-cell>
          <table:table-cell>
            <text:p>574991511</text:p>
          </table:table-cell>
          <table:table-cell>
            <text:p>959157460</text:p>
          </table:table-cell>
          <table:table-cell>
            <text:p>151787207</text:p>
          </table:table-cell>
          <table:table-cell>
            <text:p>547016209</text:p>
          </table:table-cell>
          <table:table-cell>
            <text:p>750638802</text:p>
          </table:table-cell>
          <table:table-cell>
            <text:p>18341613</text:p>
          </table:table-cell>
        </table:table-row>
        <table:table-row>
          <table:table-cell>
            <text:p>435889213</text:p>
          </table:table-cell>
          <table:table-cell>
            <text:p>818669912</text:p>
          </table:table-cell>
          <table:table-cell>
            <text:p>47836357</text:p>
          </table:table-cell>
          <table:table-cell>
            <text:p>537349707</text:p>
          </table:table-cell>
          <table:table-cell>
            <text:p>12210835</text:p>
          </table:table-cell>
          <table:table-cell>
            <text:p>369966036</text:p>
          </table:table-cell>
          <table:table-cell>
            <text:p>943634991</text:p>
          </table:table-cell>
        </table:table-row>
        <table:table-row>
          <table:table-cell>
            <text:p>698841910</text:p>
          </table:table-cell>
          <table:table-cell>
            <text:p>234963977</text:p>
          </table:table-cell>
          <table:table-cell>
            <text:p>326909181</text:p>
          </table:table-cell>
          <table:table-cell>
            <text:p>58391689</text:p>
          </table:table-cell>
          <table:table-cell>
            <text:p>557946794</text:p>
          </table:table-cell>
          <table:table-cell>
            <text:p>695558499</text:p>
          </table:table-cell>
          <table:table-cell>
            <text:p>508011765</text:p>
          </table:table-cell>
        </table:table-row>
        <table:table-row>
          <table:table-cell>
            <text:p>681750385</text:p>
          </table:table-cell>
          <table:table-cell>
            <text:p>217760184</text:p>
          </table:table-cell>
          <table:table-cell>
            <text:p>161157423</text:p>
          </table:table-cell>
          <table:table-cell>
            <text:p>74631621</text:p>
          </table:table-cell>
          <table:table-cell>
            <text:p>606861161</text:p>
          </table:table-cell>
          <table:table-cell>
            <text:p>572481823</text:p>
          </table:table-cell>
          <table:table-cell>
            <text:p>458428056</text:p>
          </table:table-cell>
        </table:table-row>
        <table:table-row>
          <table:table-cell>
            <text:p>399029029</text:p>
          </table:table-cell>
          <table:table-cell>
            <text:p>484600640</text:p>
          </table:table-cell>
          <table:table-cell>
            <text:p>623506050</text:p>
          </table:table-cell>
          <table:table-cell>
            <text:p>236872200</text:p>
          </table:table-cell>
          <table:table-cell>
            <text:p>793790131</text:p>
          </table:table-cell>
          <table:table-cell>
            <text:p>839041488</text:p>
          </table:table-cell>
          <table:table-cell>
            <text:p>646399179</text:p>
          </table:table-cell>
        </table:table-row>
        <table:table-row>
          <table:table-cell>
            <text:p>927582825</text:p>
          </table:table-cell>
          <table:table-cell>
            <text:p>774345863</text:p>
          </table:table-cell>
          <table:table-cell>
            <text:p>455188884</text:p>
          </table:table-cell>
          <table:table-cell>
            <text:p>399222027</text:p>
          </table:table-cell>
          <table:table-cell>
            <text:p>332839373</text:p>
          </table:table-cell>
          <table:table-cell>
            <text:p>168426363</text:p>
          </table:table-cell>
          <table:table-cell>
            <text:p>155527502</text:p>
          </table:table-cell>
        </table:table-row>
        <table:table-row>
          <table:table-cell>
            <text:p>148742991</text:p>
          </table:table-cell>
          <table:table-cell>
            <text:p>45796123</text:p>
          </table:table-cell>
          <table:table-cell>
            <text:p>270862636</text:p>
          </table:table-cell>
          <table:table-cell>
            <text:p>267092442</text:p>
          </table:table-cell>
          <table:table-cell>
            <text:p>729726136</text:p>
          </table:table-cell>
          <table:table-cell>
            <text:p>587159508</text:p>
          </table:table-cell>
          <table:table-cell>
            <text:p>988002693</text:p>
          </table:table-cell>
        </table:table-row>
        <table:table-row>
          <table:table-cell>
            <text:p>113421135</text:p>
          </table:table-cell>
          <table:table-cell>
            <text:p>7502028</text:p>
          </table:table-cell>
          <table:table-cell>
            <text:p>208506698</text:p>
          </table:table-cell>
          <table:table-cell>
            <text:p>973934699</text:p>
          </table:table-cell>
          <table:table-cell>
            <text:p>727948925</text:p>
          </table:table-cell>
          <table:table-cell>
            <text:p>524291542</text:p>
          </table:table-cell>
          <table:table-cell>
            <text:p>406818700</text:p>
          </table:table-cell>
        </table:table-row>
        <table:table-row>
          <table:table-cell>
            <text:p>697708779</text:p>
          </table:table-cell>
          <table:table-cell>
            <text:p>808870766</text:p>
          </table:table-cell>
          <table:table-cell>
            <text:p>247841784</text:p>
          </table:table-cell>
          <table:table-cell>
            <text:p>835011083</text:p>
          </table:table-cell>
          <table:table-cell>
            <text:p>167561388</text:p>
          </table:table-cell>
          <table:table-cell>
            <text:p>316949710</text:p>
          </table:table-cell>
          <table:table-cell>
            <text:p>366663449</text:p>
          </table:table-cell>
        </table:table-row>
        <table:table-row>
          <table:table-cell>
            <text:p>889780704</text:p>
          </table:table-cell>
          <table:table-cell>
            <text:p>8212676</text:p>
          </table:table-cell>
          <table:table-cell>
            <text:p>809897483</text:p>
          </table:table-cell>
          <table:table-cell>
            <text:p>787280874</text:p>
          </table:table-cell>
          <table:table-cell>
            <text:p>525625615</text:p>
          </table:table-cell>
          <table:table-cell>
            <text:p>836385672</text:p>
          </table:table-cell>
          <table:table-cell>
            <text:p>785800464</text:p>
          </table:table-cell>
        </table:table-row>
        <table:table-row>
          <table:table-cell>
            <text:p>888418741</text:p>
          </table:table-cell>
          <table:table-cell>
            <text:p>969182703</text:p>
          </table:table-cell>
          <table:table-cell>
            <text:p>11769412</text:p>
          </table:table-cell>
          <table:table-cell>
            <text:p>879288202</text:p>
          </table:table-cell>
          <table:table-cell>
            <text:p>153230683</text:p>
          </table:table-cell>
          <table:table-cell>
            <text:p>530474155</text:p>
          </table:table-cell>
          <table:table-cell>
            <text:p>372676722</text:p>
          </table:table-cell>
        </table:table-row>
        <table:table-row>
          <table:table-cell>
            <text:p>802490178</text:p>
          </table:table-cell>
          <table:table-cell>
            <text:p>701624620</text:p>
          </table:table-cell>
          <table:table-cell>
            <text:p>947499738</text:p>
          </table:table-cell>
          <table:table-cell>
            <text:p>820458100</text:p>
          </table:table-cell>
          <table:table-cell>
            <text:p>380923696</text:p>
          </table:table-cell>
          <table:table-cell>
            <text:p>113923067</text:p>
          </table:table-cell>
          <table:table-cell>
            <text:p>289432165</text:p>
          </table:table-cell>
        </table:table-row>
        <table:table-row>
          <table:table-cell>
            <text:p>965166284</text:p>
          </table:table-cell>
          <table:table-cell>
            <text:p>413964235</text:p>
          </table:table-cell>
          <table:table-cell>
            <text:p>773139190</text:p>
          </table:table-cell>
          <table:table-cell>
            <text:p>436369783</text:p>
          </table:table-cell>
          <table:table-cell>
            <text:p>978584441</text:p>
          </table:table-cell>
          <table:table-cell>
            <text:p>21082932</text:p>
          </table:table-cell>
          <table:table-cell>
            <text:p>361327442</text:p>
          </table:table-cell>
        </table:table-row>
        <table:table-row>
          <table:table-cell>
            <text:p>906665070</text:p>
          </table:table-cell>
          <table:table-cell>
            <text:p>632237043</text:p>
          </table:table-cell>
          <table:table-cell>
            <text:p>688794802</text:p>
          </table:table-cell>
          <table:table-cell>
            <text:p>860645264</text:p>
          </table:table-cell>
          <table:table-cell>
            <text:p>526432170</text:p>
          </table:table-cell>
          <table:table-cell>
            <text:p>757818490</text:p>
          </table:table-cell>
          <table:table-cell>
            <text:p>418839378</text:p>
          </table:table-cell>
        </table:table-row>
        <table:table-row>
          <table:table-cell>
            <text:p>488676385</text:p>
          </table:table-cell>
          <table:table-cell>
            <text:p>446950680</text:p>
          </table:table-cell>
          <table:table-cell>
            <text:p>566752013</text:p>
          </table:table-cell>
          <table:table-cell>
            <text:p>935533937</text:p>
          </table:table-cell>
          <table:table-cell>
            <text:p>248806464</text:p>
          </table:table-cell>
          <table:table-cell>
            <text:p>830862831</text:p>
          </table:table-cell>
          <table:table-cell>
            <text:p>682152203</text:p>
          </table:table-cell>
        </table:table-row>
        <table:table-row>
          <table:table-cell>
            <text:p>487346723</text:p>
          </table:table-cell>
          <table:table-cell>
            <text:p>387680308</text:p>
          </table:table-cell>
          <table:table-cell>
            <text:p>328926184</text:p>
          </table:table-cell>
          <table:table-cell>
            <text:p>279502220</text:p>
          </table:table-cell>
          <table:table-cell>
            <text:p>116228228</text:p>
          </table:table-cell>
          <table:table-cell>
            <text:p>890474485</text:p>
          </table:table-cell>
          <table:table-cell>
            <text:p>666158042</text:p>
          </table:table-cell>
        </table:table-row>
        <table:table-row>
          <table:table-cell>
            <text:p>364048174</text:p>
          </table:table-cell>
          <table:table-cell>
            <text:p>282776145</text:p>
          </table:table-cell>
          <table:table-cell>
            <text:p>387870116</text:p>
          </table:table-cell>
          <table:table-cell>
            <text:p>620610414</text:p>
          </table:table-cell>
          <table:table-cell>
            <text:p>273533124</text:p>
          </table:table-cell>
          <table:table-cell>
            <text:p>951757710</text:p>
          </table:table-cell>
          <table:table-cell>
            <text:p>857024018</text:p>
          </table:table-cell>
        </table:table-row>
        <table:table-row>
          <table:table-cell>
            <text:p>461143984</text:p>
          </table:table-cell>
          <table:table-cell>
            <text:p>386753506</text:p>
          </table:table-cell>
          <table:table-cell>
            <text:p>735852736</text:p>
          </table:table-cell>
          <table:table-cell>
            <text:p>403849641</text:p>
          </table:table-cell>
          <table:table-cell>
            <text:p>469009467</text:p>
          </table:table-cell>
          <table:table-cell>
            <text:p>380822523</text:p>
          </table:table-cell>
          <table:table-cell>
            <text:p>886336558</text:p>
          </table:table-cell>
        </table:table-row>
        <table:table-row>
          <table:table-cell>
            <text:p>266290048</text:p>
          </table:table-cell>
          <table:table-cell>
            <text:p>318402709</text:p>
          </table:table-cell>
          <table:table-cell>
            <text:p>751757338</text:p>
          </table:table-cell>
          <table:table-cell>
            <text:p>683429553</text:p>
          </table:table-cell>
          <table:table-cell>
            <text:p>277839105</text:p>
          </table:table-cell>
          <table:table-cell>
            <text:p>421564399</text:p>
          </table:table-cell>
          <table:table-cell>
            <text:p>549516229</text:p>
          </table:table-cell>
        </table:table-row>
        <table:table-row>
          <table:table-cell>
            <text:p>21446114</text:p>
          </table:table-cell>
          <table:table-cell>
            <text:p>389465394</text:p>
          </table:table-cell>
          <table:table-cell>
            <text:p>232276271</text:p>
          </table:table-cell>
          <table:table-cell>
            <text:p>612050997</text:p>
          </table:table-cell>
          <table:table-cell>
            <text:p>989576287</text:p>
          </table:table-cell>
          <table:table-cell>
            <text:p>132795679</text:p>
          </table:table-cell>
          <table:table-cell>
            <text:p>921746261</text:p>
          </table:table-cell>
        </table:table-row>
        <table:table-row>
          <table:table-cell>
            <text:p>593238841</text:p>
          </table:table-cell>
          <table:table-cell>
            <text:p>86710085</text:p>
          </table:table-cell>
          <table:table-cell>
            <text:p>187187398</text:p>
          </table:table-cell>
          <table:table-cell>
            <text:p>66772870</text:p>
          </table:table-cell>
          <table:table-cell>
            <text:p>803927846</text:p>
          </table:table-cell>
          <table:table-cell>
            <text:p>348548574</text:p>
          </table:table-cell>
          <table:table-cell>
            <text:p>354415431</text:p>
          </table:table-cell>
        </table:table-row>
        <table:table-row>
          <table:table-cell>
            <text:p>36454959</text:p>
          </table:table-cell>
          <table:table-cell>
            <text:p>371902297</text:p>
          </table:table-cell>
          <table:table-cell>
            <text:p>503840292</text:p>
          </table:table-cell>
          <table:table-cell>
            <text:p>761934494</text:p>
          </table:table-cell>
          <table:table-cell>
            <text:p>554403273</text:p>
          </table:table-cell>
          <table:table-cell>
            <text:p>723804054</text:p>
          </table:table-cell>
          <table:table-cell>
            <text:p>812943443</text:p>
          </table:table-cell>
        </table:table-row>
        <table:table-row>
          <table:table-cell>
            <text:p>509651748</text:p>
          </table:table-cell>
          <table:table-cell>
            <text:p>933251008</text:p>
          </table:table-cell>
          <table:table-cell>
            <text:p>255940949</text:p>
          </table:table-cell>
          <table:table-cell>
            <text:p>935842237</text:p>
          </table:table-cell>
          <table:table-cell>
            <text:p>499792973</text:p>
          </table:table-cell>
          <table:table-cell>
            <text:p>389089154</text:p>
          </table:table-cell>
          <table:table-cell>
            <text:p>7255677</text:p>
          </table:table-cell>
        </table:table-row>
        <table:table-row>
          <table:table-cell>
            <text:p>216900208</text:p>
          </table:table-cell>
          <table:table-cell>
            <text:p>581479797</text:p>
          </table:table-cell>
          <table:table-cell>
            <text:p>239506584</text:p>
          </table:table-cell>
          <table:table-cell>
            <text:p>255826873</text:p>
          </table:table-cell>
          <table:table-cell>
            <text:p>496498287</text:p>
          </table:table-cell>
          <table:table-cell>
            <text:p>126376805</text:p>
          </table:table-cell>
          <table:table-cell>
            <text:p>193726131</text:p>
          </table:table-cell>
        </table:table-row>
        <table:table-row>
          <table:table-cell>
            <text:p>930357019</text:p>
          </table:table-cell>
          <table:table-cell>
            <text:p>339369678</text:p>
          </table:table-cell>
          <table:table-cell>
            <text:p>431906201</text:p>
          </table:table-cell>
          <table:table-cell>
            <text:p>427081507</text:p>
          </table:table-cell>
          <table:table-cell>
            <text:p>801258570</text:p>
          </table:table-cell>
          <table:table-cell>
            <text:p>987530020</text:p>
          </table:table-cell>
          <table:table-cell>
            <text:p>378484451</text:p>
          </table:table-cell>
        </table:table-row>
        <table:table-row>
          <table:table-cell>
            <text:p>859644318</text:p>
          </table:table-cell>
          <table:table-cell>
            <text:p>153648594</text:p>
          </table:table-cell>
          <table:table-cell>
            <text:p>641437082</text:p>
          </table:table-cell>
          <table:table-cell>
            <text:p>495717122</text:p>
          </table:table-cell>
          <table:table-cell>
            <text:p>620820170</text:p>
          </table:table-cell>
          <table:table-cell>
            <text:p>256819228</text:p>
          </table:table-cell>
          <table:table-cell>
            <text:p>868527182</text:p>
          </table:table-cell>
        </table:table-row>
        <table:table-row>
          <table:table-cell>
            <text:p>658905331</text:p>
          </table:table-cell>
          <table:table-cell>
            <text:p>502893984</text:p>
          </table:table-cell>
          <table:table-cell>
            <text:p>296968324</text:p>
          </table:table-cell>
          <table:table-cell>
            <text:p>857894143</text:p>
          </table:table-cell>
          <table:table-cell>
            <text:p>364070798</text:p>
          </table:table-cell>
          <table:table-cell>
            <text:p>251130016</text:p>
          </table:table-cell>
          <table:table-cell>
            <text:p>658439861</text:p>
          </table:table-cell>
        </table:table-row>
        <table:table-row>
          <table:table-cell>
            <text:p>208229481</text:p>
          </table:table-cell>
          <table:table-cell>
            <text:p>381852051</text:p>
          </table:table-cell>
          <table:table-cell>
            <text:p>97618616</text:p>
          </table:table-cell>
          <table:table-cell>
            <text:p>923102969</text:p>
          </table:table-cell>
          <table:table-cell>
            <text:p>782894475</text:p>
          </table:table-cell>
          <table:table-cell>
            <text:p>244385077</text:p>
          </table:table-cell>
          <table:table-cell>
            <text:p>640679216</text:p>
          </table:table-cell>
        </table:table-row>
        <table:table-row>
          <table:table-cell>
            <text:p>283974621</text:p>
          </table:table-cell>
          <table:table-cell>
            <text:p>2881538</text:p>
          </table:table-cell>
          <table:table-cell>
            <text:p>859794491</text:p>
          </table:table-cell>
          <table:table-cell>
            <text:p>445314206</text:p>
          </table:table-cell>
          <table:table-cell>
            <text:p>553284950</text:p>
          </table:table-cell>
          <table:table-cell>
            <text:p>895402897</text:p>
          </table:table-cell>
          <table:table-cell>
            <text:p>388353946</text:p>
          </table:table-cell>
        </table:table-row>
        <table:table-row>
          <table:table-cell>
            <text:p>545830450</text:p>
          </table:table-cell>
          <table:table-cell>
            <text:p>259245862</text:p>
          </table:table-cell>
          <table:table-cell>
            <text:p>134885349</text:p>
          </table:table-cell>
          <table:table-cell>
            <text:p>93210322</text:p>
          </table:table-cell>
          <table:table-cell>
            <text:p>775403457</text:p>
          </table:table-cell>
          <table:table-cell>
            <text:p>85566792</text:p>
          </table:table-cell>
          <table:table-cell>
            <text:p>686644457</text:p>
          </table:table-cell>
        </table:table-row>
        <table:table-row>
          <table:table-cell>
            <text:p>722671006</text:p>
          </table:table-cell>
          <table:table-cell>
            <text:p>940581408</text:p>
          </table:table-cell>
          <table:table-cell>
            <text:p>614729804</text:p>
          </table:table-cell>
          <table:table-cell>
            <text:p>405660946</text:p>
          </table:table-cell>
          <table:table-cell>
            <text:p>100148536</text:p>
          </table:table-cell>
          <table:table-cell>
            <text:p>963737780</text:p>
          </table:table-cell>
          <table:table-cell>
            <text:p>626979774</text:p>
          </table:table-cell>
        </table:table-row>
        <table:table-row>
          <table:table-cell>
            <text:p>929300451</text:p>
          </table:table-cell>
          <table:table-cell>
            <text:p>584002834</text:p>
          </table:table-cell>
          <table:table-cell>
            <text:p>618676034</text:p>
          </table:table-cell>
          <table:table-cell>
            <text:p>866286584</text:p>
          </table:table-cell>
          <table:table-cell>
            <text:p>801834881</text:p>
          </table:table-cell>
          <table:table-cell>
            <text:p>439290134</text:p>
          </table:table-cell>
          <table:table-cell>
            <text:p>99172463</text:p>
          </table:table-cell>
        </table:table-row>
        <table:table-row>
          <table:table-cell>
            <text:p>577156889</text:p>
          </table:table-cell>
          <table:table-cell>
            <text:p>313335106</text:p>
          </table:table-cell>
          <table:table-cell>
            <text:p>200204050</text:p>
          </table:table-cell>
          <table:table-cell>
            <text:p>276555204</text:p>
          </table:table-cell>
          <table:table-cell>
            <text:p>449525736</text:p>
          </table:table-cell>
          <table:table-cell>
            <text:p>823330517</text:p>
          </table:table-cell>
          <table:table-cell>
            <text:p>486879054</text:p>
          </table:table-cell>
        </table:table-row>
        <table:table-row>
          <table:table-cell>
            <text:p>742973477</text:p>
          </table:table-cell>
          <table:table-cell>
            <text:p>555702271</text:p>
          </table:table-cell>
          <table:table-cell>
            <text:p>78211177</text:p>
          </table:table-cell>
          <table:table-cell>
            <text:p>100402881</text:p>
          </table:table-cell>
          <table:table-cell>
            <text:p>560625369</text:p>
          </table:table-cell>
          <table:table-cell>
            <text:p>254213719</text:p>
          </table:table-cell>
          <table:table-cell>
            <text:p>354004796</text:p>
          </table:table-cell>
        </table:table-row>
        <table:table-row>
          <table:table-cell>
            <text:p>66853901</text:p>
          </table:table-cell>
          <table:table-cell>
            <text:p>321033106</text:p>
          </table:table-cell>
          <table:table-cell>
            <text:p>9958572</text:p>
          </table:table-cell>
          <table:table-cell>
            <text:p>607561346</text:p>
          </table:table-cell>
          <table:table-cell>
            <text:p>963451879</text:p>
          </table:table-cell>
          <table:table-cell>
            <text:p>6266648</text:p>
          </table:table-cell>
          <table:table-cell>
            <text:p>543727695</text:p>
          </table:table-cell>
        </table:table-row>
        <table:table-row>
          <table:table-cell>
            <text:p>307624371</text:p>
          </table:table-cell>
          <table:table-cell>
            <text:p>345524761</text:p>
          </table:table-cell>
          <table:table-cell>
            <text:p>758138907</text:p>
          </table:table-cell>
          <table:table-cell>
            <text:p>852006690</text:p>
          </table:table-cell>
          <table:table-cell>
            <text:p>243320864</text:p>
          </table:table-cell>
          <table:table-cell>
            <text:p>577947400</text:p>
          </table:table-cell>
          <table:table-cell>
            <text:p>557951230</text:p>
          </table:table-cell>
        </table:table-row>
        <table:table-row>
          <table:table-cell>
            <text:p>154457297</text:p>
          </table:table-cell>
          <table:table-cell>
            <text:p>697717150</text:p>
          </table:table-cell>
          <table:table-cell>
            <text:p>316023278</text:p>
          </table:table-cell>
          <table:table-cell>
            <text:p>388566767</text:p>
          </table:table-cell>
          <table:table-cell>
            <text:p>72534391</text:p>
          </table:table-cell>
          <table:table-cell>
            <text:p>321425579</text:p>
          </table:table-cell>
          <table:table-cell>
            <text:p>911428879</text:p>
          </table:table-cell>
        </table:table-row>
        <table:table-row>
          <table:table-cell>
            <text:p>659760566</text:p>
          </table:table-cell>
          <table:table-cell>
            <text:p>635983553</text:p>
          </table:table-cell>
          <table:table-cell>
            <text:p>666049862</text:p>
          </table:table-cell>
          <table:table-cell>
            <text:p>256087774</text:p>
          </table:table-cell>
          <table:table-cell>
            <text:p>125746521</text:p>
          </table:table-cell>
          <table:table-cell>
            <text:p>535935007</text:p>
          </table:table-cell>
          <table:table-cell>
            <text:p>21112185</text:p>
          </table:table-cell>
        </table:table-row>
        <table:table-row>
          <table:table-cell>
            <text:p>300490485</text:p>
          </table:table-cell>
          <table:table-cell>
            <text:p>866669334</text:p>
          </table:table-cell>
          <table:table-cell>
            <text:p>77388896</text:p>
          </table:table-cell>
          <table:table-cell>
            <text:p>528799820</text:p>
          </table:table-cell>
          <table:table-cell>
            <text:p>49308178</text:p>
          </table:table-cell>
          <table:table-cell>
            <text:p>89643892</text:p>
          </table:table-cell>
          <table:table-cell>
            <text:p>989066379</text:p>
          </table:table-cell>
        </table:table-row>
        <table:table-row>
          <table:table-cell>
            <text:p>524741460</text:p>
          </table:table-cell>
          <table:table-cell>
            <text:p>217483045</text:p>
          </table:table-cell>
          <table:table-cell>
            <text:p>162005970</text:p>
          </table:table-cell>
          <table:table-cell>
            <text:p>919893062</text:p>
          </table:table-cell>
          <table:table-cell>
            <text:p>239162902</text:p>
          </table:table-cell>
          <table:table-cell>
            <text:p>723205391</text:p>
          </table:table-cell>
          <table:table-cell>
            <text:p>321670764</text:p>
          </table:table-cell>
        </table:table-row>
        <table:table-row>
          <table:table-cell>
            <text:p>785619416</text:p>
          </table:table-cell>
          <table:table-cell>
            <text:p>406650786</text:p>
          </table:table-cell>
          <table:table-cell>
            <text:p>116224124</text:p>
          </table:table-cell>
          <table:table-cell>
            <text:p>112264269</text:p>
          </table:table-cell>
          <table:table-cell>
            <text:p>666642071</text:p>
          </table:table-cell>
          <table:table-cell>
            <text:p>426605281</text:p>
          </table:table-cell>
          <table:table-cell>
            <text:p>626508820</text:p>
          </table:table-cell>
        </table:table-row>
        <table:table-row>
          <table:table-cell>
            <text:p>352072579</text:p>
          </table:table-cell>
          <table:table-cell>
            <text:p>871006074</text:p>
          </table:table-cell>
          <table:table-cell>
            <text:p>855825135</text:p>
          </table:table-cell>
          <table:table-cell>
            <text:p>961338073</text:p>
          </table:table-cell>
          <table:table-cell>
            <text:p>946108628</text:p>
          </table:table-cell>
          <table:table-cell>
            <text:p>310994475</text:p>
          </table:table-cell>
          <table:table-cell>
            <text:p>22193457</text:p>
          </table:table-cell>
        </table:table-row>
        <table:table-row>
          <table:table-cell>
            <text:p>891853222</text:p>
          </table:table-cell>
          <table:table-cell>
            <text:p>191955771</text:p>
          </table:table-cell>
          <table:table-cell>
            <text:p>412391693</text:p>
          </table:table-cell>
          <table:table-cell>
            <text:p>567858613</text:p>
          </table:table-cell>
          <table:table-cell>
            <text:p>56377085</text:p>
          </table:table-cell>
          <table:table-cell>
            <text:p>889705716</text:p>
          </table:table-cell>
          <table:table-cell>
            <text:p>906940530</text:p>
          </table:table-cell>
        </table:table-row>
        <table:table-row>
          <table:table-cell>
            <text:p>487214271</text:p>
          </table:table-cell>
          <table:table-cell>
            <text:p>747702682</text:p>
          </table:table-cell>
          <table:table-cell>
            <text:p>798028738</text:p>
          </table:table-cell>
          <table:table-cell>
            <text:p>906504510</text:p>
          </table:table-cell>
          <table:table-cell>
            <text:p>778913285</text:p>
          </table:table-cell>
          <table:table-cell>
            <text:p>338994284</text:p>
          </table:table-cell>
          <table:table-cell>
            <text:p>275115096</text:p>
          </table:table-cell>
        </table:table-row>
        <table:table-row>
          <table:table-cell>
            <text:p>38131895</text:p>
          </table:table-cell>
          <table:table-cell>
            <text:p>979055611</text:p>
          </table:table-cell>
          <table:table-cell>
            <text:p>299838260</text:p>
          </table:table-cell>
          <table:table-cell>
            <text:p>389389718</text:p>
          </table:table-cell>
          <table:table-cell>
            <text:p>201111528</text:p>
          </table:table-cell>
          <table:table-cell>
            <text:p>780678694</text:p>
          </table:table-cell>
          <table:table-cell>
            <text:p>842551600</text:p>
          </table:table-cell>
        </table:table-row>
        <table:table-row>
          <table:table-cell>
            <text:p>926162422</text:p>
          </table:table-cell>
          <table:table-cell>
            <text:p>413335792</text:p>
          </table:table-cell>
          <table:table-cell>
            <text:p>126729480</text:p>
          </table:table-cell>
          <table:table-cell>
            <text:p>604519713</text:p>
          </table:table-cell>
          <table:table-cell>
            <text:p>890415034</text:p>
          </table:table-cell>
          <table:table-cell>
            <text:p>412910743</text:p>
          </table:table-cell>
          <table:table-cell>
            <text:p>497577297</text:p>
          </table:table-cell>
        </table:table-row>
        <table:table-row>
          <table:table-cell>
            <text:p>261314263</text:p>
          </table:table-cell>
          <table:table-cell>
            <text:p>656723646</text:p>
          </table:table-cell>
          <table:table-cell>
            <text:p>542116669</text:p>
          </table:table-cell>
          <table:table-cell>
            <text:p>451614516</text:p>
          </table:table-cell>
          <table:table-cell>
            <text:p>779947575</text:p>
          </table:table-cell>
          <table:table-cell>
            <text:p>465662013</text:p>
          </table:table-cell>
          <table:table-cell>
            <text:p>462269015</text:p>
          </table:table-cell>
        </table:table-row>
        <table:table-row>
          <table:table-cell>
            <text:p>128770209</text:p>
          </table:table-cell>
          <table:table-cell>
            <text:p>978529658</text:p>
          </table:table-cell>
          <table:table-cell>
            <text:p>609949495</text:p>
          </table:table-cell>
          <table:table-cell>
            <text:p>39511865</text:p>
          </table:table-cell>
          <table:table-cell>
            <text:p>31243011</text:p>
          </table:table-cell>
          <table:table-cell>
            <text:p>956199677</text:p>
          </table:table-cell>
          <table:table-cell>
            <text:p>608386671</text:p>
          </table:table-cell>
        </table:table-row>
        <table:table-row>
          <table:table-cell>
            <text:p>506404508</text:p>
          </table:table-cell>
          <table:table-cell>
            <text:p>358326759</text:p>
          </table:table-cell>
          <table:table-cell>
            <text:p>456354568</text:p>
          </table:table-cell>
          <table:table-cell>
            <text:p>265136626</text:p>
          </table:table-cell>
          <table:table-cell>
            <text:p>151297593</text:p>
          </table:table-cell>
          <table:table-cell>
            <text:p>42606906</text:p>
          </table:table-cell>
          <table:table-cell>
            <text:p>444013553</text:p>
          </table:table-cell>
        </table:table-row>
        <table:table-row>
          <table:table-cell>
            <text:p>181239533</text:p>
          </table:table-cell>
          <table:table-cell>
            <text:p>949457591</text:p>
          </table:table-cell>
          <table:table-cell>
            <text:p>187130223</text:p>
          </table:table-cell>
          <table:table-cell>
            <text:p>265198107</text:p>
          </table:table-cell>
          <table:table-cell>
            <text:p>819795946</text:p>
          </table:table-cell>
          <table:table-cell>
            <text:p>113836354</text:p>
          </table:table-cell>
          <table:table-cell>
            <text:p>674690050</text:p>
          </table:table-cell>
        </table:table-row>
        <table:table-row>
          <table:table-cell>
            <text:p>143407706</text:p>
          </table:table-cell>
          <table:table-cell>
            <text:p>993765513</text:p>
          </table:table-cell>
          <table:table-cell>
            <text:p>84110660</text:p>
          </table:table-cell>
          <table:table-cell>
            <text:p>401588160</text:p>
          </table:table-cell>
          <table:table-cell>
            <text:p>14869064</text:p>
          </table:table-cell>
          <table:table-cell>
            <text:p>825842955</text:p>
          </table:table-cell>
          <table:table-cell>
            <text:p>72321614</text:p>
          </table:table-cell>
        </table:table-row>
        <table:table-row>
          <table:table-cell>
            <text:p>838074462</text:p>
          </table:table-cell>
          <table:table-cell>
            <text:p>606020024</text:p>
          </table:table-cell>
          <table:table-cell>
            <text:p>383580493</text:p>
          </table:table-cell>
          <table:table-cell>
            <text:p>245909469</text:p>
          </table:table-cell>
          <table:table-cell>
            <text:p>892079230</text:p>
          </table:table-cell>
          <table:table-cell>
            <text:p>169541013</text:p>
          </table:table-cell>
          <table:table-cell>
            <text:p>102321604</text:p>
          </table:table-cell>
        </table:table-row>
        <table:table-row>
          <table:table-cell>
            <text:p>482800287</text:p>
          </table:table-cell>
          <table:table-cell>
            <text:p>827182049</text:p>
          </table:table-cell>
          <table:table-cell>
            <text:p>766361538</text:p>
          </table:table-cell>
          <table:table-cell>
            <text:p>358800944</text:p>
          </table:table-cell>
          <table:table-cell>
            <text:p>783133476</text:p>
          </table:table-cell>
          <table:table-cell>
            <text:p>856510891</text:p>
          </table:table-cell>
          <table:table-cell>
            <text:p>145649324</text:p>
          </table:table-cell>
        </table:table-row>
        <table:table-row>
          <table:table-cell>
            <text:p>661197752</text:p>
          </table:table-cell>
          <table:table-cell>
            <text:p>796241539</text:p>
          </table:table-cell>
          <table:table-cell>
            <text:p>165757008</text:p>
          </table:table-cell>
          <table:table-cell>
            <text:p>43908289</text:p>
          </table:table-cell>
          <table:table-cell>
            <text:p>870570031</text:p>
          </table:table-cell>
          <table:table-cell>
            <text:p>970577461</text:p>
          </table:table-cell>
          <table:table-cell>
            <text:p>829053275</text:p>
          </table:table-cell>
        </table:table-row>
        <table:table-row>
          <table:table-cell>
            <text:p>953771212</text:p>
          </table:table-cell>
          <table:table-cell>
            <text:p>27432663</text:p>
          </table:table-cell>
          <table:table-cell>
            <text:p>370772130</text:p>
          </table:table-cell>
          <table:table-cell>
            <text:p>605699422</text:p>
          </table:table-cell>
          <table:table-cell>
            <text:p>797152221</text:p>
          </table:table-cell>
          <table:table-cell>
            <text:p>770210803</text:p>
          </table:table-cell>
          <table:table-cell>
            <text:p>692339108</text:p>
          </table:table-cell>
        </table:table-row>
        <table:table-row>
          <table:table-cell>
            <text:p>592687498</text:p>
          </table:table-cell>
          <table:table-cell>
            <text:p>942026532</text:p>
          </table:table-cell>
          <table:table-cell>
            <text:p>833862885</text:p>
          </table:table-cell>
          <table:table-cell>
            <text:p>845957460</text:p>
          </table:table-cell>
          <table:table-cell>
            <text:p>441617910</text:p>
          </table:table-cell>
          <table:table-cell>
            <text:p>502649272</text:p>
          </table:table-cell>
          <table:table-cell>
            <text:p>433903288</text:p>
          </table:table-cell>
        </table:table-row>
        <table:table-row>
          <table:table-cell>
            <text:p>98346787</text:p>
          </table:table-cell>
          <table:table-cell>
            <text:p>29016093</text:p>
          </table:table-cell>
          <table:table-cell>
            <text:p>936299458</text:p>
          </table:table-cell>
          <table:table-cell>
            <text:p>461282395</text:p>
          </table:table-cell>
          <table:table-cell>
            <text:p>395433000</text:p>
          </table:table-cell>
          <table:table-cell>
            <text:p>365257216</text:p>
          </table:table-cell>
          <table:table-cell>
            <text:p>152196467</text:p>
          </table:table-cell>
        </table:table-row>
        <table:table-row>
          <table:table-cell>
            <text:p>348767865</text:p>
          </table:table-cell>
          <table:table-cell>
            <text:p>284526690</text:p>
          </table:table-cell>
          <table:table-cell>
            <text:p>853255546</text:p>
          </table:table-cell>
          <table:table-cell>
            <text:p>351855334</text:p>
          </table:table-cell>
          <table:table-cell>
            <text:p>128852800</text:p>
          </table:table-cell>
          <table:table-cell>
            <text:p>867355450</text:p>
          </table:table-cell>
          <table:table-cell>
            <text:p>150930232</text:p>
          </table:table-cell>
        </table:table-row>
        <table:table-row>
          <table:table-cell>
            <text:p>778340234</text:p>
          </table:table-cell>
          <table:table-cell>
            <text:p>737255177</text:p>
          </table:table-cell>
          <table:table-cell>
            <text:p>838716380</text:p>
          </table:table-cell>
          <table:table-cell>
            <text:p>208261941</text:p>
          </table:table-cell>
          <table:table-cell>
            <text:p>506426322</text:p>
          </table:table-cell>
          <table:table-cell>
            <text:p>858207174</text:p>
          </table:table-cell>
          <table:table-cell>
            <text:p>118526247</text:p>
          </table:table-cell>
        </table:table-row>
        <table:table-row>
          <table:table-cell>
            <text:p>177385327</text:p>
          </table:table-cell>
          <table:table-cell>
            <text:p>750313457</text:p>
          </table:table-cell>
          <table:table-cell>
            <text:p>391879591</text:p>
          </table:table-cell>
          <table:table-cell>
            <text:p>9101270</text:p>
          </table:table-cell>
          <table:table-cell>
            <text:p>975458605</text:p>
          </table:table-cell>
          <table:table-cell>
            <text:p>503100622</text:p>
          </table:table-cell>
          <table:table-cell>
            <text:p>173094015</text:p>
          </table:table-cell>
        </table:table-row>
        <table:table-row>
          <table:table-cell>
            <text:p>962282679</text:p>
          </table:table-cell>
          <table:table-cell>
            <text:p>46668270</text:p>
          </table:table-cell>
          <table:table-cell>
            <text:p>885017943</text:p>
          </table:table-cell>
          <table:table-cell>
            <text:p>22475148</text:p>
          </table:table-cell>
          <table:table-cell>
            <text:p>365704842</text:p>
          </table:table-cell>
          <table:table-cell>
            <text:p>596103708</text:p>
          </table:table-cell>
          <table:table-cell>
            <text:p>643534216</text:p>
          </table:table-cell>
        </table:table-row>
        <table:table-row>
          <table:table-cell>
            <text:p>972340173</text:p>
          </table:table-cell>
          <table:table-cell>
            <text:p>347839646</text:p>
          </table:table-cell>
          <table:table-cell>
            <text:p>132144828</text:p>
          </table:table-cell>
          <table:table-cell>
            <text:p>886202187</text:p>
          </table:table-cell>
          <table:table-cell>
            <text:p>516109254</text:p>
          </table:table-cell>
          <table:table-cell>
            <text:p>808821613</text:p>
          </table:table-cell>
          <table:table-cell>
            <text:p>793263592</text:p>
          </table:table-cell>
        </table:table-row>
        <table:table-row>
          <table:table-cell>
            <text:p>607811141</text:p>
          </table:table-cell>
          <table:table-cell>
            <text:p>48205644</text:p>
          </table:table-cell>
          <table:table-cell>
            <text:p>445039646</text:p>
          </table:table-cell>
          <table:table-cell>
            <text:p>403701832</text:p>
          </table:table-cell>
          <table:table-cell>
            <text:p>355986687</text:p>
          </table:table-cell>
          <table:table-cell>
            <text:p>285485978</text:p>
          </table:table-cell>
          <table:table-cell>
            <text:p>334475566</text:p>
          </table:table-cell>
        </table:table-row>
        <table:table-row>
          <table:table-cell>
            <text:p>617077028</text:p>
          </table:table-cell>
          <table:table-cell>
            <text:p>211243897</text:p>
          </table:table-cell>
          <table:table-cell>
            <text:p>765501242</text:p>
          </table:table-cell>
          <table:table-cell>
            <text:p>950358857</text:p>
          </table:table-cell>
          <table:table-cell>
            <text:p>690685937</text:p>
          </table:table-cell>
          <table:table-cell>
            <text:p>905035629</text:p>
          </table:table-cell>
          <table:table-cell>
            <text:p>256219104</text:p>
          </table:table-cell>
        </table:table-row>
        <table:table-row>
          <table:table-cell>
            <text:p>346509242</text:p>
          </table:table-cell>
          <table:table-cell>
            <text:p>13508385</text:p>
          </table:table-cell>
          <table:table-cell>
            <text:p>409854677</text:p>
          </table:table-cell>
          <table:table-cell>
            <text:p>342113561</text:p>
          </table:table-cell>
          <table:table-cell>
            <text:p>834463675</text:p>
          </table:table-cell>
          <table:table-cell>
            <text:p>87016905</text:p>
          </table:table-cell>
          <table:table-cell>
            <text:p>422661134</text:p>
          </table:table-cell>
        </table:table-row>
        <table:table-row>
          <table:table-cell>
            <text:p>157371849</text:p>
          </table:table-cell>
          <table:table-cell>
            <text:p>499804651</text:p>
          </table:table-cell>
          <table:table-cell>
            <text:p>70290373</text:p>
          </table:table-cell>
          <table:table-cell>
            <text:p>140312826</text:p>
          </table:table-cell>
          <table:table-cell>
            <text:p>87270171</text:p>
          </table:table-cell>
          <table:table-cell>
            <text:p>95090282</text:p>
          </table:table-cell>
          <table:table-cell>
            <text:p>129600566</text:p>
          </table:table-cell>
        </table:table-row>
        <table:table-row>
          <table:table-cell>
            <text:p>160774225</text:p>
          </table:table-cell>
          <table:table-cell>
            <text:p>411274894</text:p>
          </table:table-cell>
          <table:table-cell>
            <text:p>885817363</text:p>
          </table:table-cell>
          <table:table-cell>
            <text:p>914520878</text:p>
          </table:table-cell>
          <table:table-cell>
            <text:p>909675576</text:p>
          </table:table-cell>
          <table:table-cell>
            <text:p>83787089</text:p>
          </table:table-cell>
          <table:table-cell>
            <text:p>436771998</text:p>
          </table:table-cell>
        </table:table-row>
        <table:table-row>
          <table:table-cell>
            <text:p>315038721</text:p>
          </table:table-cell>
          <table:table-cell>
            <text:p>249893845</text:p>
          </table:table-cell>
          <table:table-cell>
            <text:p>760041173</text:p>
          </table:table-cell>
          <table:table-cell>
            <text:p>607343925</text:p>
          </table:table-cell>
          <table:table-cell>
            <text:p>693997934</text:p>
          </table:table-cell>
          <table:table-cell>
            <text:p>102342678</text:p>
          </table:table-cell>
          <table:table-cell>
            <text:p>348847990</text:p>
          </table:table-cell>
        </table:table-row>
        <table:table-row>
          <table:table-cell>
            <text:p>483361542</text:p>
          </table:table-cell>
          <table:table-cell>
            <text:p>62340475</text:p>
          </table:table-cell>
          <table:table-cell>
            <text:p>352707676</text:p>
          </table:table-cell>
          <table:table-cell>
            <text:p>430087391</text:p>
          </table:table-cell>
          <table:table-cell>
            <text:p>287761101</text:p>
          </table:table-cell>
          <table:table-cell>
            <text:p>750094145</text:p>
          </table:table-cell>
          <table:table-cell>
            <text:p>799268323</text:p>
          </table:table-cell>
        </table:table-row>
        <table:table-row>
          <table:table-cell>
            <text:p>568424744</text:p>
          </table:table-cell>
          <table:table-cell>
            <text:p>518632027</text:p>
          </table:table-cell>
          <table:table-cell>
            <text:p>811803013</text:p>
          </table:table-cell>
          <table:table-cell>
            <text:p>396278224</text:p>
          </table:table-cell>
          <table:table-cell>
            <text:p>277649150</text:p>
          </table:table-cell>
          <table:table-cell>
            <text:p>259783215</text:p>
          </table:table-cell>
          <table:table-cell>
            <text:p>728822051</text:p>
          </table:table-cell>
        </table:table-row>
        <table:table-row>
          <table:table-cell>
            <text:p>686306980</text:p>
          </table:table-cell>
          <table:table-cell>
            <text:p>905186674</text:p>
          </table:table-cell>
          <table:table-cell>
            <text:p>554640867</text:p>
          </table:table-cell>
          <table:table-cell>
            <text:p>403557783</text:p>
          </table:table-cell>
          <table:table-cell>
            <text:p>547910834</text:p>
          </table:table-cell>
          <table:table-cell>
            <text:p>447539660</text:p>
          </table:table-cell>
          <table:table-cell>
            <text:p>680115449</text:p>
          </table:table-cell>
        </table:table-row>
        <table:table-row>
          <table:table-cell>
            <text:p>865958451</text:p>
          </table:table-cell>
          <table:table-cell>
            <text:p>659890282</text:p>
          </table:table-cell>
          <table:table-cell>
            <text:p>510115287</text:p>
          </table:table-cell>
          <table:table-cell>
            <text:p>763310268</text:p>
          </table:table-cell>
          <table:table-cell>
            <text:p>153403373</text:p>
          </table:table-cell>
          <table:table-cell>
            <text:p>299071183</text:p>
          </table:table-cell>
          <table:table-cell>
            <text:p>718600176</text:p>
          </table:table-cell>
        </table:table-row>
        <table:table-row>
          <table:table-cell>
            <text:p>255529596</text:p>
          </table:table-cell>
          <table:table-cell>
            <text:p>545454471</text:p>
          </table:table-cell>
          <table:table-cell>
            <text:p>987117418</text:p>
          </table:table-cell>
          <table:table-cell>
            <text:p>253889453</text:p>
          </table:table-cell>
          <table:table-cell>
            <text:p>300163989</text:p>
          </table:table-cell>
          <table:table-cell>
            <text:p>902213844</text:p>
          </table:table-cell>
          <table:table-cell>
            <text:p>114087309</text:p>
          </table:table-cell>
        </table:table-row>
        <table:table-row>
          <table:table-cell>
            <text:p>128043170</text:p>
          </table:table-cell>
          <table:table-cell>
            <text:p>763652434</text:p>
          </table:table-cell>
          <table:table-cell>
            <text:p>786985750</text:p>
          </table:table-cell>
          <table:table-cell>
            <text:p>295521578</text:p>
          </table:table-cell>
          <table:table-cell>
            <text:p>271596765</text:p>
          </table:table-cell>
          <table:table-cell>
            <text:p>335672322</text:p>
          </table:table-cell>
          <table:table-cell>
            <text:p>148088285</text:p>
          </table:table-cell>
        </table:table-row>
        <table:table-row>
          <table:table-cell>
            <text:p>859164400</text:p>
          </table:table-cell>
          <table:table-cell>
            <text:p>432845762</text:p>
          </table:table-cell>
          <table:table-cell>
            <text:p>567587876</text:p>
          </table:table-cell>
          <table:table-cell>
            <text:p>766672283</text:p>
          </table:table-cell>
          <table:table-cell>
            <text:p>417149027</text:p>
          </table:table-cell>
          <table:table-cell>
            <text:p>633307419</text:p>
          </table:table-cell>
          <table:table-cell>
            <text:p>747040246</text:p>
          </table:table-cell>
        </table:table-row>
        <table:table-row>
          <table:table-cell>
            <text:p>10497106</text:p>
          </table:table-cell>
          <table:table-cell>
            <text:p>22583868</text:p>
          </table:table-cell>
          <table:table-cell>
            <text:p>378756789</text:p>
          </table:table-cell>
          <table:table-cell>
            <text:p>476833200</text:p>
          </table:table-cell>
          <table:table-cell>
            <text:p>537732462</text:p>
          </table:table-cell>
          <table:table-cell>
            <text:p>115846379</text:p>
          </table:table-cell>
          <table:table-cell>
            <text:p>856149525</text:p>
          </table:table-cell>
        </table:table-row>
        <table:table-row>
          <table:table-cell>
            <text:p>779986213</text:p>
          </table:table-cell>
          <table:table-cell>
            <text:p>154135229</text:p>
          </table:table-cell>
          <table:table-cell>
            <text:p>656168646</text:p>
          </table:table-cell>
          <table:table-cell>
            <text:p>958135557</text:p>
          </table:table-cell>
          <table:table-cell>
            <text:p>421736758</text:p>
          </table:table-cell>
          <table:table-cell>
            <text:p>564335826</text:p>
          </table:table-cell>
          <table:table-cell>
            <text:p>810745244</text:p>
          </table:table-cell>
        </table:table-row>
        <table:table-row>
          <table:table-cell>
            <text:p>414209741</text:p>
          </table:table-cell>
          <table:table-cell>
            <text:p>898581204</text:p>
          </table:table-cell>
          <table:table-cell>
            <text:p>802684981</text:p>
          </table:table-cell>
          <table:table-cell>
            <text:p>302652727</text:p>
          </table:table-cell>
          <table:table-cell>
            <text:p>499607288</text:p>
          </table:table-cell>
          <table:table-cell>
            <text:p>1052176</text:p>
          </table:table-cell>
          <table:table-cell>
            <text:p>754529064</text:p>
          </table:table-cell>
        </table:table-row>
        <table:table-row>
          <table:table-cell>
            <text:p>998474621</text:p>
          </table:table-cell>
          <table:table-cell>
            <text:p>586409545</text:p>
          </table:table-cell>
          <table:table-cell>
            <text:p>366310368</text:p>
          </table:table-cell>
          <table:table-cell>
            <text:p>129308560</text:p>
          </table:table-cell>
          <table:table-cell>
            <text:p>66822353</text:p>
          </table:table-cell>
          <table:table-cell>
            <text:p>294541299</text:p>
          </table:table-cell>
          <table:table-cell>
            <text:p>24456858</text:p>
          </table:table-cell>
        </table:table-row>
        <table:table-row>
          <table:table-cell>
            <text:p>513157516</text:p>
          </table:table-cell>
          <table:table-cell>
            <text:p>349402657</text:p>
          </table:table-cell>
          <table:table-cell>
            <text:p>215833833</text:p>
          </table:table-cell>
          <table:table-cell>
            <text:p>339194410</text:p>
          </table:table-cell>
          <table:table-cell>
            <text:p>266647851</text:p>
          </table:table-cell>
          <table:table-cell>
            <text:p>326361313</text:p>
          </table:table-cell>
          <table:table-cell>
            <text:p>442772370</text:p>
          </table:table-cell>
        </table:table-row>
        <table:table-row>
          <table:table-cell>
            <text:p>34229900</text:p>
          </table:table-cell>
          <table:table-cell>
            <text:p>391552616</text:p>
          </table:table-cell>
          <table:table-cell>
            <text:p>350144298</text:p>
          </table:table-cell>
          <table:table-cell>
            <text:p>718705399</text:p>
          </table:table-cell>
          <table:table-cell>
            <text:p>41126283</text:p>
          </table:table-cell>
          <table:table-cell>
            <text:p>448690764</text:p>
          </table:table-cell>
          <table:table-cell>
            <text:p>184728130</text:p>
          </table:table-cell>
        </table:table-row>
        <table:table-row>
          <table:table-cell>
            <text:p>21949535</text:p>
          </table:table-cell>
          <table:table-cell>
            <text:p>531567959</text:p>
          </table:table-cell>
          <table:table-cell>
            <text:p>694373140</text:p>
          </table:table-cell>
          <table:table-cell>
            <text:p>471767382</text:p>
          </table:table-cell>
          <table:table-cell>
            <text:p>695176967</text:p>
          </table:table-cell>
          <table:table-cell>
            <text:p>545632920</text:p>
          </table:table-cell>
          <table:table-cell>
            <text:p>915382086</text:p>
          </table:table-cell>
        </table:table-row>
        <table:table-row>
          <table:table-cell>
            <text:p>329672471</text:p>
          </table:table-cell>
          <table:table-cell>
            <text:p>891680926</text:p>
          </table:table-cell>
          <table:table-cell>
            <text:p>881351899</text:p>
          </table:table-cell>
          <table:table-cell>
            <text:p>865922933</text:p>
          </table:table-cell>
          <table:table-cell>
            <text:p>889743192</text:p>
          </table:table-cell>
          <table:table-cell>
            <text:p>288364016</text:p>
          </table:table-cell>
          <table:table-cell>
            <text:p>342752629</text:p>
          </table:table-cell>
        </table:table-row>
        <table:table-row>
          <table:table-cell>
            <text:p>542758633</text:p>
          </table:table-cell>
          <table:table-cell>
            <text:p>574969361</text:p>
          </table:table-cell>
          <table:table-cell>
            <text:p>104084821</text:p>
          </table:table-cell>
          <table:table-cell>
            <text:p>643524151</text:p>
          </table:table-cell>
          <table:table-cell>
            <text:p>423124103</text:p>
          </table:table-cell>
          <table:table-cell>
            <text:p>760987110</text:p>
          </table:table-cell>
          <table:table-cell>
            <text:p>328176724</text:p>
          </table:table-cell>
        </table:table-row>
        <table:table-row>
          <table:table-cell>
            <text:p>369173310</text:p>
          </table:table-cell>
          <table:table-cell>
            <text:p>116471035</text:p>
          </table:table-cell>
          <table:table-cell>
            <text:p>732516293</text:p>
          </table:table-cell>
          <table:table-cell>
            <text:p>489778350</text:p>
          </table:table-cell>
          <table:table-cell>
            <text:p>695482474</text:p>
          </table:table-cell>
          <table:table-cell>
            <text:p>191289005</text:p>
          </table:table-cell>
          <table:table-cell>
            <text:p>827449579</text:p>
          </table:table-cell>
        </table:table-row>
        <table:table-row>
          <table:table-cell>
            <text:p>627833912</text:p>
          </table:table-cell>
          <table:table-cell>
            <text:p>232409423</text:p>
          </table:table-cell>
          <table:table-cell>
            <text:p>730167500</text:p>
          </table:table-cell>
          <table:table-cell>
            <text:p>863735088</text:p>
          </table:table-cell>
          <table:table-cell>
            <text:p>164039406</text:p>
          </table:table-cell>
          <table:table-cell>
            <text:p>499540066</text:p>
          </table:table-cell>
          <table:table-cell>
            <text:p>845544335</text:p>
          </table:table-cell>
        </table:table-row>
        <table:table-row>
          <table:table-cell>
            <text:p>499723141</text:p>
          </table:table-cell>
          <table:table-cell>
            <text:p>7389283</text:p>
          </table:table-cell>
          <table:table-cell>
            <text:p>656985125</text:p>
          </table:table-cell>
          <table:table-cell>
            <text:p>544930627</text:p>
          </table:table-cell>
          <table:table-cell>
            <text:p>123111252</text:p>
          </table:table-cell>
          <table:table-cell>
            <text:p>788868563</text:p>
          </table:table-cell>
          <table:table-cell>
            <text:p>851261113</text:p>
          </table:table-cell>
        </table:table-row>
        <table:table-row>
          <table:table-cell>
            <text:p>608261366</text:p>
          </table:table-cell>
          <table:table-cell>
            <text:p>948571355</text:p>
          </table:table-cell>
          <table:table-cell>
            <text:p>756200876</text:p>
          </table:table-cell>
          <table:table-cell>
            <text:p>235647455</text:p>
          </table:table-cell>
          <table:table-cell>
            <text:p>569869959</text:p>
          </table:table-cell>
          <table:table-cell>
            <text:p>308401918</text:p>
          </table:table-cell>
          <table:table-cell>
            <text:p>692342846</text:p>
          </table:table-cell>
        </table:table-row>
        <table:table-row>
          <table:table-cell>
            <text:p>681722344</text:p>
          </table:table-cell>
          <table:table-cell>
            <text:p>829269168</text:p>
          </table:table-cell>
          <table:table-cell>
            <text:p>619264180</text:p>
          </table:table-cell>
          <table:table-cell>
            <text:p>76236859</text:p>
          </table:table-cell>
          <table:table-cell>
            <text:p>60796374</text:p>
          </table:table-cell>
          <table:table-cell>
            <text:p>210031114</text:p>
          </table:table-cell>
          <table:table-cell>
            <text:p>750383487</text:p>
          </table:table-cell>
        </table:table-row>
        <table:table-row>
          <table:table-cell>
            <text:p>681601686</text:p>
          </table:table-cell>
          <table:table-cell>
            <text:p>731258927</text:p>
          </table:table-cell>
          <table:table-cell>
            <text:p>142963100</text:p>
          </table:table-cell>
          <table:table-cell>
            <text:p>82869706</text:p>
          </table:table-cell>
          <table:table-cell>
            <text:p>984115946</text:p>
          </table:table-cell>
          <table:table-cell>
            <text:p>651722065</text:p>
          </table:table-cell>
          <table:table-cell>
            <text:p>558389663</text:p>
          </table:table-cell>
        </table:table-row>
        <table:table-row>
          <table:table-cell>
            <text:p>461463954</text:p>
          </table:table-cell>
          <table:table-cell>
            <text:p>641483294</text:p>
          </table:table-cell>
          <table:table-cell>
            <text:p>38522402</text:p>
          </table:table-cell>
          <table:table-cell>
            <text:p>474616896</text:p>
          </table:table-cell>
          <table:table-cell>
            <text:p>407498329</text:p>
          </table:table-cell>
          <table:table-cell>
            <text:p>171030560</text:p>
          </table:table-cell>
          <table:table-cell>
            <text:p>641426805</text:p>
          </table:table-cell>
        </table:table-row>
        <table:table-row>
          <table:table-cell>
            <text:p>523229274</text:p>
          </table:table-cell>
          <table:table-cell>
            <text:p>103069959</text:p>
          </table:table-cell>
          <table:table-cell>
            <text:p>772813397</text:p>
          </table:table-cell>
          <table:table-cell>
            <text:p>629013547</text:p>
          </table:table-cell>
          <table:table-cell>
            <text:p>933400716</text:p>
          </table:table-cell>
          <table:table-cell>
            <text:p>910554188</text:p>
          </table:table-cell>
          <table:table-cell>
            <text:p>101152663</text:p>
          </table:table-cell>
        </table:table-row>
        <table:table-row>
          <table:table-cell>
            <text:p>602838169</text:p>
          </table:table-cell>
          <table:table-cell>
            <text:p>541616186</text:p>
          </table:table-cell>
          <table:table-cell>
            <text:p>921514504</text:p>
          </table:table-cell>
          <table:table-cell>
            <text:p>333093687</text:p>
          </table:table-cell>
          <table:table-cell>
            <text:p>85094532</text:p>
          </table:table-cell>
          <table:table-cell>
            <text:p>784208150</text:p>
          </table:table-cell>
          <table:table-cell>
            <text:p>269335937</text:p>
          </table:table-cell>
        </table:table-row>
        <table:table-row>
          <table:table-cell>
            <text:p>339818556</text:p>
          </table:table-cell>
          <table:table-cell>
            <text:p>142231506</text:p>
          </table:table-cell>
          <table:table-cell>
            <text:p>163228263</text:p>
          </table:table-cell>
          <table:table-cell>
            <text:p>367784011</text:p>
          </table:table-cell>
          <table:table-cell>
            <text:p>177836697</text:p>
          </table:table-cell>
          <table:table-cell>
            <text:p>736068451</text:p>
          </table:table-cell>
          <table:table-cell>
            <text:p>41786617</text:p>
          </table:table-cell>
        </table:table-row>
        <table:table-row>
          <table:table-cell>
            <text:p>365421270</text:p>
          </table:table-cell>
          <table:table-cell>
            <text:p>500672575</text:p>
          </table:table-cell>
          <table:table-cell>
            <text:p>898912116</text:p>
          </table:table-cell>
          <table:table-cell>
            <text:p>481320752</text:p>
          </table:table-cell>
          <table:table-cell>
            <text:p>551105518</text:p>
          </table:table-cell>
          <table:table-cell>
            <text:p>262240547</text:p>
          </table:table-cell>
          <table:table-cell>
            <text:p>564005934</text:p>
          </table:table-cell>
        </table:table-row>
        <table:table-row>
          <table:table-cell>
            <text:p>163205179</text:p>
          </table:table-cell>
          <table:table-cell>
            <text:p>477861861</text:p>
          </table:table-cell>
          <table:table-cell>
            <text:p>879924221</text:p>
          </table:table-cell>
          <table:table-cell>
            <text:p>276413387</text:p>
          </table:table-cell>
          <table:table-cell>
            <text:p>381167242</text:p>
          </table:table-cell>
          <table:table-cell>
            <text:p>549668603</text:p>
          </table:table-cell>
          <table:table-cell>
            <text:p>691156978</text:p>
          </table:table-cell>
        </table:table-row>
        <table:table-row>
          <table:table-cell>
            <text:p>896263685</text:p>
          </table:table-cell>
          <table:table-cell>
            <text:p>134110990</text:p>
          </table:table-cell>
          <table:table-cell>
            <text:p>956000123</text:p>
          </table:table-cell>
          <table:table-cell>
            <text:p>303685369</text:p>
          </table:table-cell>
          <table:table-cell>
            <text:p>844470177</text:p>
          </table:table-cell>
          <table:table-cell>
            <text:p>395517443</text:p>
          </table:table-cell>
          <table:table-cell>
            <text:p>68526165</text:p>
          </table:table-cell>
        </table:table-row>
        <table:table-row>
          <table:table-cell>
            <text:p>423163599</text:p>
          </table:table-cell>
          <table:table-cell>
            <text:p>192590995</text:p>
          </table:table-cell>
          <table:table-cell>
            <text:p>57602091</text:p>
          </table:table-cell>
          <table:table-cell>
            <text:p>692015105</text:p>
          </table:table-cell>
          <table:table-cell>
            <text:p>237901808</text:p>
          </table:table-cell>
          <table:table-cell>
            <text:p>192037180</text:p>
          </table:table-cell>
          <table:table-cell>
            <text:p>153350786</text:p>
          </table:table-cell>
        </table:table-row>
        <table:table-row>
          <table:table-cell>
            <text:p>493746685</text:p>
          </table:table-cell>
          <table:table-cell>
            <text:p>934115363</text:p>
          </table:table-cell>
          <table:table-cell>
            <text:p>634254026</text:p>
          </table:table-cell>
          <table:table-cell>
            <text:p>498456225</text:p>
          </table:table-cell>
          <table:table-cell>
            <text:p>283413839</text:p>
          </table:table-cell>
          <table:table-cell>
            <text:p>433014688</text:p>
          </table:table-cell>
          <table:table-cell>
            <text:p>257110139</text:p>
          </table:table-cell>
        </table:table-row>
        <table:table-row>
          <table:table-cell>
            <text:p>545094961</text:p>
          </table:table-cell>
          <table:table-cell>
            <text:p>636850685</text:p>
          </table:table-cell>
          <table:table-cell>
            <text:p>227856446</text:p>
          </table:table-cell>
          <table:table-cell>
            <text:p>612029188</text:p>
          </table:table-cell>
          <table:table-cell>
            <text:p>909874654</text:p>
          </table:table-cell>
          <table:table-cell>
            <text:p>621844372</text:p>
          </table:table-cell>
          <table:table-cell>
            <text:p>202348967</text:p>
          </table:table-cell>
        </table:table-row>
        <table:table-row>
          <table:table-cell>
            <text:p>398702977</text:p>
          </table:table-cell>
          <table:table-cell>
            <text:p>189280045</text:p>
          </table:table-cell>
          <table:table-cell>
            <text:p>273114523</text:p>
          </table:table-cell>
          <table:table-cell>
            <text:p>962602901</text:p>
          </table:table-cell>
          <table:table-cell>
            <text:p>475706324</text:p>
          </table:table-cell>
          <table:table-cell>
            <text:p>656788645</text:p>
          </table:table-cell>
          <table:table-cell>
            <text:p>489960876</text:p>
          </table:table-cell>
        </table:table-row>
        <table:table-row>
          <table:table-cell>
            <text:p>942434693</text:p>
          </table:table-cell>
          <table:table-cell>
            <text:p>350780622</text:p>
          </table:table-cell>
          <table:table-cell>
            <text:p>770488190</text:p>
          </table:table-cell>
          <table:table-cell>
            <text:p>163373781</text:p>
          </table:table-cell>
          <table:table-cell>
            <text:p>833894635</text:p>
          </table:table-cell>
          <table:table-cell>
            <text:p>531212136</text:p>
          </table:table-cell>
          <table:table-cell>
            <text:p>403313827</text:p>
          </table:table-cell>
        </table:table-row>
        <table:table-row>
          <table:table-cell>
            <text:p>688357286</text:p>
          </table:table-cell>
          <table:table-cell>
            <text:p>517927776</text:p>
          </table:table-cell>
          <table:table-cell>
            <text:p>571612520</text:p>
          </table:table-cell>
          <table:table-cell>
            <text:p>703179190</text:p>
          </table:table-cell>
          <table:table-cell>
            <text:p>659175968</text:p>
          </table:table-cell>
          <table:table-cell>
            <text:p>694025663</text:p>
          </table:table-cell>
          <table:table-cell>
            <text:p>643795639</text:p>
          </table:table-cell>
        </table:table-row>
        <table:table-row>
          <table:table-cell>
            <text:p>135611831</text:p>
          </table:table-cell>
          <table:table-cell>
            <text:p>240745682</text:p>
          </table:table-cell>
          <table:table-cell>
            <text:p>487331756</text:p>
          </table:table-cell>
          <table:table-cell>
            <text:p>429070941</text:p>
          </table:table-cell>
          <table:table-cell>
            <text:p>665929575</text:p>
          </table:table-cell>
          <table:table-cell>
            <text:p>293783959</text:p>
          </table:table-cell>
          <table:table-cell>
            <text:p>197219935</text:p>
          </table:table-cell>
        </table:table-row>
        <table:table-row>
          <table:table-cell>
            <text:p>646249430</text:p>
          </table:table-cell>
          <table:table-cell>
            <text:p>103169087</text:p>
          </table:table-cell>
          <table:table-cell>
            <text:p>445196911</text:p>
          </table:table-cell>
          <table:table-cell>
            <text:p>795151187</text:p>
          </table:table-cell>
          <table:table-cell>
            <text:p>719644377</text:p>
          </table:table-cell>
          <table:table-cell>
            <text:p>134545865</text:p>
          </table:table-cell>
          <table:table-cell>
            <text:p>412354545</text:p>
          </table:table-cell>
        </table:table-row>
        <table:table-row>
          <table:table-cell>
            <text:p>288925157</text:p>
          </table:table-cell>
          <table:table-cell>
            <text:p>437395423</text:p>
          </table:table-cell>
          <table:table-cell>
            <text:p>215560428</text:p>
          </table:table-cell>
          <table:table-cell>
            <text:p>478600258</text:p>
          </table:table-cell>
          <table:table-cell>
            <text:p>293792551</text:p>
          </table:table-cell>
          <table:table-cell>
            <text:p>362111351</text:p>
          </table:table-cell>
          <table:table-cell>
            <text:p>910928155</text:p>
          </table:table-cell>
        </table:table-row>
        <table:table-row>
          <table:table-cell>
            <text:p>888933168</text:p>
          </table:table-cell>
          <table:table-cell>
            <text:p>898826561</text:p>
          </table:table-cell>
          <table:table-cell>
            <text:p>873412468</text:p>
          </table:table-cell>
          <table:table-cell>
            <text:p>189569512</text:p>
          </table:table-cell>
          <table:table-cell>
            <text:p>121845201</text:p>
          </table:table-cell>
          <table:table-cell>
            <text:p>842592749</text:p>
          </table:table-cell>
          <table:table-cell>
            <text:p>337625915</text:p>
          </table:table-cell>
        </table:table-row>
        <table:table-row>
          <table:table-cell>
            <text:p>279597748</text:p>
          </table:table-cell>
          <table:table-cell>
            <text:p>323247696</text:p>
          </table:table-cell>
          <table:table-cell>
            <text:p>530262409</text:p>
          </table:table-cell>
          <table:table-cell>
            <text:p>619194280</text:p>
          </table:table-cell>
          <table:table-cell>
            <text:p>6431680</text:p>
          </table:table-cell>
          <table:table-cell>
            <text:p>13739455</text:p>
          </table:table-cell>
          <table:table-cell>
            <text:p>654462733</text:p>
          </table:table-cell>
        </table:table-row>
        <table:table-row>
          <table:table-cell>
            <text:p>124671735</text:p>
          </table:table-cell>
          <table:table-cell>
            <text:p>756218090</text:p>
          </table:table-cell>
          <table:table-cell>
            <text:p>374982864</text:p>
          </table:table-cell>
          <table:table-cell>
            <text:p>565655045</text:p>
          </table:table-cell>
          <table:table-cell>
            <text:p>247791984</text:p>
          </table:table-cell>
          <table:table-cell>
            <text:p>658860296</text:p>
          </table:table-cell>
          <table:table-cell>
            <text:p>733429143</text:p>
          </table:table-cell>
        </table:table-row>
        <table:table-row>
          <table:table-cell>
            <text:p>650540377</text:p>
          </table:table-cell>
          <table:table-cell>
            <text:p>188887729</text:p>
          </table:table-cell>
          <table:table-cell>
            <text:p>487250971</text:p>
          </table:table-cell>
          <table:table-cell>
            <text:p>340019026</text:p>
          </table:table-cell>
          <table:table-cell>
            <text:p>895374521</text:p>
          </table:table-cell>
          <table:table-cell>
            <text:p>861072502</text:p>
          </table:table-cell>
          <table:table-cell>
            <text:p>512395894</text:p>
          </table:table-cell>
        </table:table-row>
        <table:table-row>
          <table:table-cell>
            <text:p>822622139</text:p>
          </table:table-cell>
          <table:table-cell>
            <text:p>631876836</text:p>
          </table:table-cell>
          <table:table-cell>
            <text:p>553438419</text:p>
          </table:table-cell>
          <table:table-cell>
            <text:p>67768871</text:p>
          </table:table-cell>
          <table:table-cell>
            <text:p>732221926</text:p>
          </table:table-cell>
          <table:table-cell>
            <text:p>893667155</text:p>
          </table:table-cell>
          <table:table-cell>
            <text:p>887950457</text:p>
          </table:table-cell>
        </table:table-row>
        <table:table-row>
          <table:table-cell>
            <text:p>153285854</text:p>
          </table:table-cell>
          <table:table-cell>
            <text:p>209706351</text:p>
          </table:table-cell>
          <table:table-cell>
            <text:p>393935332</text:p>
          </table:table-cell>
          <table:table-cell>
            <text:p>763432668</text:p>
          </table:table-cell>
          <table:table-cell>
            <text:p>686007766</text:p>
          </table:table-cell>
          <table:table-cell>
            <text:p>148707627</text:p>
          </table:table-cell>
          <table:table-cell>
            <text:p>624198469</text:p>
          </table:table-cell>
        </table:table-row>
        <table:table-row>
          <table:table-cell>
            <text:p>151167824</text:p>
          </table:table-cell>
          <table:table-cell>
            <text:p>255261794</text:p>
          </table:table-cell>
          <table:table-cell>
            <text:p>348680520</text:p>
          </table:table-cell>
          <table:table-cell>
            <text:p>751955984</text:p>
          </table:table-cell>
          <table:table-cell>
            <text:p>531915441</text:p>
          </table:table-cell>
          <table:table-cell>
            <text:p>377282620</text:p>
          </table:table-cell>
          <table:table-cell>
            <text:p>893454184</text:p>
          </table:table-cell>
        </table:table-row>
        <table:table-row>
          <table:table-cell>
            <text:p>377135041</text:p>
          </table:table-cell>
          <table:table-cell>
            <text:p>565654172</text:p>
          </table:table-cell>
          <table:table-cell>
            <text:p>579297413</text:p>
          </table:table-cell>
          <table:table-cell>
            <text:p>488993039</text:p>
          </table:table-cell>
          <table:table-cell>
            <text:p>292356363</text:p>
          </table:table-cell>
          <table:table-cell>
            <text:p>788131700</text:p>
          </table:table-cell>
          <table:table-cell>
            <text:p>562302757</text:p>
          </table:table-cell>
        </table:table-row>
        <table:table-row>
          <table:table-cell>
            <text:p>937954072</text:p>
          </table:table-cell>
          <table:table-cell>
            <text:p>809889112</text:p>
          </table:table-cell>
          <table:table-cell>
            <text:p>102887004</text:p>
          </table:table-cell>
          <table:table-cell>
            <text:p>596914652</text:p>
          </table:table-cell>
          <table:table-cell>
            <text:p>597557916</text:p>
          </table:table-cell>
          <table:table-cell>
            <text:p>913626394</text:p>
          </table:table-cell>
          <table:table-cell>
            <text:p>269402902</text:p>
          </table:table-cell>
        </table:table-row>
        <table:table-row>
          <table:table-cell>
            <text:p>654780197</text:p>
          </table:table-cell>
          <table:table-cell>
            <text:p>786573412</text:p>
          </table:table-cell>
          <table:table-cell>
            <text:p>61485061</text:p>
          </table:table-cell>
          <table:table-cell>
            <text:p>850426965</text:p>
          </table:table-cell>
          <table:table-cell>
            <text:p>900538764</text:p>
          </table:table-cell>
          <table:table-cell>
            <text:p>420149136</text:p>
          </table:table-cell>
          <table:table-cell>
            <text:p>898051131</text:p>
          </table:table-cell>
        </table:table-row>
        <table:table-row>
          <table:table-cell>
            <text:p>983117513</text:p>
          </table:table-cell>
          <table:table-cell>
            <text:p>609549516</text:p>
          </table:table-cell>
          <table:table-cell>
            <text:p>106018652</text:p>
          </table:table-cell>
          <table:table-cell>
            <text:p>51823876</text:p>
          </table:table-cell>
          <table:table-cell>
            <text:p>290241632</text:p>
          </table:table-cell>
          <table:table-cell>
            <text:p>959754074</text:p>
          </table:table-cell>
          <table:table-cell>
            <text:p>4460822</text:p>
          </table:table-cell>
        </table:table-row>
        <table:table-row>
          <table:table-cell>
            <text:p>822600392</text:p>
          </table:table-cell>
          <table:table-cell>
            <text:p>669123673</text:p>
          </table:table-cell>
          <table:table-cell>
            <text:p>205602614</text:p>
          </table:table-cell>
          <table:table-cell>
            <text:p>432847230</text:p>
          </table:table-cell>
          <table:table-cell>
            <text:p>229391928</text:p>
          </table:table-cell>
          <table:table-cell>
            <text:p>744888961</text:p>
          </table:table-cell>
          <table:table-cell>
            <text:p>311521276</text:p>
          </table:table-cell>
        </table:table-row>
        <table:table-row>
          <table:table-cell>
            <text:p>135736924</text:p>
          </table:table-cell>
          <table:table-cell>
            <text:p>765955996</text:p>
          </table:table-cell>
          <table:table-cell>
            <text:p>311040251</text:p>
          </table:table-cell>
          <table:table-cell>
            <text:p>916384649</text:p>
          </table:table-cell>
          <table:table-cell>
            <text:p>773740998</text:p>
          </table:table-cell>
          <table:table-cell>
            <text:p>350715506</text:p>
          </table:table-cell>
          <table:table-cell>
            <text:p>183095141</text:p>
          </table:table-cell>
        </table:table-row>
        <table:table-row>
          <table:table-cell>
            <text:p>607515724</text:p>
          </table:table-cell>
          <table:table-cell>
            <text:p>317084475</text:p>
          </table:table-cell>
          <table:table-cell>
            <text:p>24452490</text:p>
          </table:table-cell>
          <table:table-cell>
            <text:p>606070362</text:p>
          </table:table-cell>
          <table:table-cell>
            <text:p>510764922</text:p>
          </table:table-cell>
          <table:table-cell>
            <text:p>591693248</text:p>
          </table:table-cell>
          <table:table-cell>
            <text:p>828022255</text:p>
          </table:table-cell>
        </table:table-row>
        <table:table-row>
          <table:table-cell>
            <text:p>388680469</text:p>
          </table:table-cell>
          <table:table-cell>
            <text:p>283051698</text:p>
          </table:table-cell>
          <table:table-cell>
            <text:p>405306337</text:p>
          </table:table-cell>
          <table:table-cell>
            <text:p>381781553</text:p>
          </table:table-cell>
          <table:table-cell>
            <text:p>174179806</text:p>
          </table:table-cell>
          <table:table-cell>
            <text:p>178353542</text:p>
          </table:table-cell>
          <table:table-cell>
            <text:p>10129078</text:p>
          </table:table-cell>
        </table:table-row>
        <table:table-row>
          <table:table-cell>
            <text:p>965958284</text:p>
          </table:table-cell>
          <table:table-cell>
            <text:p>415806052</text:p>
          </table:table-cell>
          <table:table-cell>
            <text:p>352087492</text:p>
          </table:table-cell>
          <table:table-cell>
            <text:p>363033053</text:p>
          </table:table-cell>
          <table:table-cell>
            <text:p>526030235</text:p>
          </table:table-cell>
          <table:table-cell>
            <text:p>703448428</text:p>
          </table:table-cell>
          <table:table-cell>
            <text:p>799419809</text:p>
          </table:table-cell>
        </table:table-row>
        <table:table-row>
          <table:table-cell>
            <text:p>717553323</text:p>
          </table:table-cell>
          <table:table-cell>
            <text:p>11638972</text:p>
          </table:table-cell>
          <table:table-cell>
            <text:p>38543758</text:p>
          </table:table-cell>
          <table:table-cell>
            <text:p>564677668</text:p>
          </table:table-cell>
          <table:table-cell>
            <text:p>423378834</text:p>
          </table:table-cell>
          <table:table-cell>
            <text:p>816509833</text:p>
          </table:table-cell>
          <table:table-cell>
            <text:p>496947428</text:p>
          </table:table-cell>
        </table:table-row>
        <table:table-row>
          <table:table-cell>
            <text:p>756177393</text:p>
          </table:table-cell>
          <table:table-cell>
            <text:p>905253179</text:p>
          </table:table-cell>
          <table:table-cell>
            <text:p>16071509</text:p>
          </table:table-cell>
          <table:table-cell>
            <text:p>395406458</text:p>
          </table:table-cell>
          <table:table-cell>
            <text:p>600267977</text:p>
          </table:table-cell>
          <table:table-cell>
            <text:p>279910570</text:p>
          </table:table-cell>
          <table:table-cell>
            <text:p>594356783</text:p>
          </table:table-cell>
        </table:table-row>
        <table:table-row>
          <table:table-cell>
            <text:p>221409756</text:p>
          </table:table-cell>
          <table:table-cell>
            <text:p>267309992</text:p>
          </table:table-cell>
          <table:table-cell>
            <text:p>810121942</text:p>
          </table:table-cell>
          <table:table-cell>
            <text:p>908376185</text:p>
          </table:table-cell>
          <table:table-cell>
            <text:p>539531900</text:p>
          </table:table-cell>
          <table:table-cell>
            <text:p>771805854</text:p>
          </table:table-cell>
          <table:table-cell>
            <text:p>933756277</text:p>
          </table:table-cell>
        </table:table-row>
        <table:table-row>
          <table:table-cell>
            <text:p>327837430</text:p>
          </table:table-cell>
          <table:table-cell>
            <text:p>454413214</text:p>
          </table:table-cell>
          <table:table-cell>
            <text:p>53278565</text:p>
          </table:table-cell>
          <table:table-cell>
            <text:p>38604619</text:p>
          </table:table-cell>
          <table:table-cell>
            <text:p>587169409</text:p>
          </table:table-cell>
          <table:table-cell>
            <text:p>988619244</text:p>
          </table:table-cell>
          <table:table-cell>
            <text:p>938940517</text:p>
          </table:table-cell>
        </table:table-row>
        <table:table-row>
          <table:table-cell>
            <text:p>444207775</text:p>
          </table:table-cell>
          <table:table-cell>
            <text:p>464480154</text:p>
          </table:table-cell>
          <table:table-cell>
            <text:p>865440241</text:p>
          </table:table-cell>
          <table:table-cell>
            <text:p>64614099</text:p>
          </table:table-cell>
          <table:table-cell>
            <text:p>460131107</text:p>
          </table:table-cell>
          <table:table-cell>
            <text:p>69957585</text:p>
          </table:table-cell>
          <table:table-cell>
            <text:p>327028279</text:p>
          </table:table-cell>
        </table:table-row>
        <table:table-row>
          <table:table-cell>
            <text:p>652796785</text:p>
          </table:table-cell>
          <table:table-cell>
            <text:p>262397310</text:p>
          </table:table-cell>
          <table:table-cell>
            <text:p>157160624</text:p>
          </table:table-cell>
          <table:table-cell>
            <text:p>300159132</text:p>
          </table:table-cell>
          <table:table-cell>
            <text:p>631796057</text:p>
          </table:table-cell>
          <table:table-cell>
            <text:p>99964293</text:p>
          </table:table-cell>
          <table:table-cell>
            <text:p>527988687</text:p>
          </table:table-cell>
        </table:table-row>
        <table:table-row>
          <table:table-cell>
            <text:p>643728731</text:p>
          </table:table-cell>
          <table:table-cell>
            <text:p>28527196</text:p>
          </table:table-cell>
          <table:table-cell>
            <text:p>260401530</text:p>
          </table:table-cell>
          <table:table-cell>
            <text:p>660216958</text:p>
          </table:table-cell>
          <table:table-cell>
            <text:p>229393374</text:p>
          </table:table-cell>
          <table:table-cell>
            <text:p>397293913</text:p>
          </table:table-cell>
          <table:table-cell>
            <text:p>600004948</text:p>
          </table:table-cell>
        </table:table-row>
        <table:table-row>
          <table:table-cell>
            <text:p>841035005</text:p>
          </table:table-cell>
          <table:table-cell>
            <text:p>753836545</text:p>
          </table:table-cell>
          <table:table-cell>
            <text:p>895428876</text:p>
          </table:table-cell>
          <table:table-cell>
            <text:p>717213371</text:p>
          </table:table-cell>
          <table:table-cell>
            <text:p>349917806</text:p>
          </table:table-cell>
          <table:table-cell>
            <text:p>941372643</text:p>
          </table:table-cell>
          <table:table-cell>
            <text:p>788145963</text:p>
          </table:table-cell>
        </table:table-row>
        <table:table-row>
          <table:table-cell>
            <text:p>636774494</text:p>
          </table:table-cell>
          <table:table-cell>
            <text:p>845669293</text:p>
          </table:table-cell>
          <table:table-cell>
            <text:p>210072072</text:p>
          </table:table-cell>
          <table:table-cell>
            <text:p>887663994</text:p>
          </table:table-cell>
          <table:table-cell>
            <text:p>203059024</text:p>
          </table:table-cell>
          <table:table-cell>
            <text:p>169510141</text:p>
          </table:table-cell>
          <table:table-cell>
            <text:p>36149487</text:p>
          </table:table-cell>
        </table:table-row>
        <table:table-row>
          <table:table-cell>
            <text:p>432344364</text:p>
          </table:table-cell>
          <table:table-cell>
            <text:p>455036050</text:p>
          </table:table-cell>
          <table:table-cell>
            <text:p>624622672</text:p>
          </table:table-cell>
          <table:table-cell>
            <text:p>727038791</text:p>
          </table:table-cell>
          <table:table-cell>
            <text:p>366996651</text:p>
          </table:table-cell>
          <table:table-cell>
            <text:p>291887535</text:p>
          </table:table-cell>
          <table:table-cell>
            <text:p>36864249</text:p>
          </table:table-cell>
        </table:table-row>
        <table:table-row>
          <table:table-cell>
            <text:p>414518752</text:p>
          </table:table-cell>
          <table:table-cell>
            <text:p>297129184</text:p>
          </table:table-cell>
          <table:table-cell>
            <text:p>482745543</text:p>
          </table:table-cell>
          <table:table-cell>
            <text:p>324304850</text:p>
          </table:table-cell>
          <table:table-cell>
            <text:p>145289988</text:p>
          </table:table-cell>
          <table:table-cell>
            <text:p>108466551</text:p>
          </table:table-cell>
          <table:table-cell>
            <text:p>321258005</text:p>
          </table:table-cell>
        </table:table-row>
        <table:table-row>
          <table:table-cell>
            <text:p>83129772</text:p>
          </table:table-cell>
          <table:table-cell>
            <text:p>19519608</text:p>
          </table:table-cell>
          <table:table-cell>
            <text:p>209655066</text:p>
          </table:table-cell>
          <table:table-cell>
            <text:p>576812385</text:p>
          </table:table-cell>
          <table:table-cell>
            <text:p>997477281</text:p>
          </table:table-cell>
          <table:table-cell>
            <text:p>28194203</text:p>
          </table:table-cell>
          <table:table-cell>
            <text:p>363265386</text:p>
          </table:table-cell>
        </table:table-row>
        <table:table-row>
          <table:table-cell>
            <text:p>525567650</text:p>
          </table:table-cell>
          <table:table-cell>
            <text:p>927302101</text:p>
          </table:table-cell>
          <table:table-cell>
            <text:p>414857297</text:p>
          </table:table-cell>
          <table:table-cell>
            <text:p>318127058</text:p>
          </table:table-cell>
          <table:table-cell>
            <text:p>476867004</text:p>
          </table:table-cell>
          <table:table-cell>
            <text:p>307816931</text:p>
          </table:table-cell>
          <table:table-cell>
            <text:p>3901578</text:p>
          </table:table-cell>
        </table:table-row>
        <table:table-row>
          <table:table-cell>
            <text:p>443993623</text:p>
          </table:table-cell>
          <table:table-cell>
            <text:p>914105683</text:p>
          </table:table-cell>
          <table:table-cell>
            <text:p>914708791</text:p>
          </table:table-cell>
          <table:table-cell>
            <text:p>251198779</text:p>
          </table:table-cell>
          <table:table-cell>
            <text:p>756247661</text:p>
          </table:table-cell>
          <table:table-cell>
            <text:p>607696843</text:p>
          </table:table-cell>
          <table:table-cell>
            <text:p>21719532</text:p>
          </table:table-cell>
        </table:table-row>
        <table:table-row>
          <table:table-cell>
            <text:p>265403506</text:p>
          </table:table-cell>
          <table:table-cell>
            <text:p>881750919</text:p>
          </table:table-cell>
          <table:table-cell>
            <text:p>192208105</text:p>
          </table:table-cell>
          <table:table-cell>
            <text:p>976187032</text:p>
          </table:table-cell>
          <table:table-cell>
            <text:p>477801507</text:p>
          </table:table-cell>
          <table:table-cell>
            <text:p>15242684</text:p>
          </table:table-cell>
          <table:table-cell>
            <text:p>648962181</text:p>
          </table:table-cell>
        </table:table-row>
        <table:table-row>
          <table:table-cell>
            <text:p>794106646</text:p>
          </table:table-cell>
          <table:table-cell>
            <text:p>493725071</text:p>
          </table:table-cell>
          <table:table-cell>
            <text:p>746735396</text:p>
          </table:table-cell>
          <table:table-cell>
            <text:p>212034015</text:p>
          </table:table-cell>
          <table:table-cell>
            <text:p>319365017</text:p>
          </table:table-cell>
          <table:table-cell>
            <text:p>162974423</text:p>
          </table:table-cell>
          <table:table-cell>
            <text:p>982153240</text:p>
          </table:table-cell>
        </table:table-row>
        <table:table-row>
          <table:table-cell>
            <text:p>213739273</text:p>
          </table:table-cell>
          <table:table-cell>
            <text:p>89282769</text:p>
          </table:table-cell>
          <table:table-cell>
            <text:p>209765806</text:p>
          </table:table-cell>
          <table:table-cell>
            <text:p>901798266</text:p>
          </table:table-cell>
          <table:table-cell>
            <text:p>941844183</text:p>
          </table:table-cell>
          <table:table-cell>
            <text:p>253293575</text:p>
          </table:table-cell>
          <table:table-cell>
            <text:p>698427350</text:p>
          </table:table-cell>
        </table:table-row>
        <table:table-row>
          <table:table-cell>
            <text:p>314030316</text:p>
          </table:table-cell>
          <table:table-cell>
            <text:p>965013239</text:p>
          </table:table-cell>
          <table:table-cell>
            <text:p>30292012</text:p>
          </table:table-cell>
          <table:table-cell>
            <text:p>130345395</text:p>
          </table:table-cell>
          <table:table-cell>
            <text:p>283838173</text:p>
          </table:table-cell>
          <table:table-cell>
            <text:p>985205252</text:p>
          </table:table-cell>
          <table:table-cell>
            <text:p>883110106</text:p>
          </table:table-cell>
        </table:table-row>
        <table:table-row>
          <table:table-cell>
            <text:p>153056046</text:p>
          </table:table-cell>
          <table:table-cell>
            <text:p>570056987</text:p>
          </table:table-cell>
          <table:table-cell>
            <text:p>948791194</text:p>
          </table:table-cell>
          <table:table-cell>
            <text:p>199454929</text:p>
          </table:table-cell>
          <table:table-cell>
            <text:p>861102980</text:p>
          </table:table-cell>
          <table:table-cell>
            <text:p>104677841</text:p>
          </table:table-cell>
          <table:table-cell>
            <text:p>827204617</text:p>
          </table:table-cell>
        </table:table-row>
        <table:table-row>
          <table:table-cell>
            <text:p>594799799</text:p>
          </table:table-cell>
          <table:table-cell>
            <text:p>742753233</text:p>
          </table:table-cell>
          <table:table-cell>
            <text:p>981347913</text:p>
          </table:table-cell>
          <table:table-cell>
            <text:p>732172155</text:p>
          </table:table-cell>
          <table:table-cell>
            <text:p>278453059</text:p>
          </table:table-cell>
          <table:table-cell>
            <text:p>7110423</text:p>
          </table:table-cell>
          <table:table-cell>
            <text:p>167300642</text:p>
          </table:table-cell>
        </table:table-row>
        <table:table-row>
          <table:table-cell>
            <text:p>591371854</text:p>
          </table:table-cell>
          <table:table-cell>
            <text:p>953966948</text:p>
          </table:table-cell>
          <table:table-cell>
            <text:p>960899420</text:p>
          </table:table-cell>
          <table:table-cell>
            <text:p>66784946</text:p>
          </table:table-cell>
          <table:table-cell>
            <text:p>928992526</text:p>
          </table:table-cell>
          <table:table-cell>
            <text:p>695481320</text:p>
          </table:table-cell>
          <table:table-cell>
            <text:p>905954028</text:p>
          </table:table-cell>
        </table:table-row>
        <table:table-row>
          <table:table-cell>
            <text:p>706088805</text:p>
          </table:table-cell>
          <table:table-cell>
            <text:p>230679360</text:p>
          </table:table-cell>
          <table:table-cell>
            <text:p>249436110</text:p>
          </table:table-cell>
          <table:table-cell>
            <text:p>785076660</text:p>
          </table:table-cell>
          <table:table-cell>
            <text:p>8433075</text:p>
          </table:table-cell>
          <table:table-cell>
            <text:p>273458613</text:p>
          </table:table-cell>
          <table:table-cell>
            <text:p>229818564</text:p>
          </table:table-cell>
        </table:table-row>
        <table:table-row>
          <table:table-cell>
            <text:p>658982308</text:p>
          </table:table-cell>
          <table:table-cell>
            <text:p>56544042</text:p>
          </table:table-cell>
          <table:table-cell>
            <text:p>134765246</text:p>
          </table:table-cell>
          <table:table-cell>
            <text:p>153616156</text:p>
          </table:table-cell>
          <table:table-cell>
            <text:p>610760993</text:p>
          </table:table-cell>
          <table:table-cell>
            <text:p>541241979</text:p>
          </table:table-cell>
          <table:table-cell>
            <text:p>356200024</text:p>
          </table:table-cell>
        </table:table-row>
        <table:table-row>
          <table:table-cell>
            <text:p>572547000</text:p>
          </table:table-cell>
          <table:table-cell>
            <text:p>744307551</text:p>
          </table:table-cell>
          <table:table-cell>
            <text:p>551457237</text:p>
          </table:table-cell>
          <table:table-cell>
            <text:p>650592084</text:p>
          </table:table-cell>
          <table:table-cell>
            <text:p>218221548</text:p>
          </table:table-cell>
          <table:table-cell>
            <text:p>500405066</text:p>
          </table:table-cell>
          <table:table-cell>
            <text:p>533287088</text:p>
          </table:table-cell>
        </table:table-row>
        <table:table-row>
          <table:table-cell>
            <text:p>863401180</text:p>
          </table:table-cell>
          <table:table-cell>
            <text:p>323004412</text:p>
          </table:table-cell>
          <table:table-cell>
            <text:p>734701941</text:p>
          </table:table-cell>
          <table:table-cell>
            <text:p>802455250</text:p>
          </table:table-cell>
          <table:table-cell>
            <text:p>560773303</text:p>
          </table:table-cell>
          <table:table-cell>
            <text:p>540823365</text:p>
          </table:table-cell>
          <table:table-cell>
            <text:p>584031300</text:p>
          </table:table-cell>
        </table:table-row>
        <table:table-row>
          <table:table-cell>
            <text:p>971549106</text:p>
          </table:table-cell>
          <table:table-cell>
            <text:p>719149590</text:p>
          </table:table-cell>
          <table:table-cell>
            <text:p>389034853</text:p>
          </table:table-cell>
          <table:table-cell>
            <text:p>979408586</text:p>
          </table:table-cell>
          <table:table-cell>
            <text:p>690732208</text:p>
          </table:table-cell>
          <table:table-cell>
            <text:p>551670832</text:p>
          </table:table-cell>
          <table:table-cell>
            <text:p>593320957</text:p>
          </table:table-cell>
        </table:table-row>
        <table:table-row>
          <table:table-cell>
            <text:p>283438236</text:p>
          </table:table-cell>
          <table:table-cell>
            <text:p>384856299</text:p>
          </table:table-cell>
          <table:table-cell>
            <text:p>99683486</text:p>
          </table:table-cell>
          <table:table-cell>
            <text:p>101297206</text:p>
          </table:table-cell>
          <table:table-cell>
            <text:p>258399429</text:p>
          </table:table-cell>
          <table:table-cell>
            <text:p>833884873</text:p>
          </table:table-cell>
          <table:table-cell>
            <text:p>541972574</text:p>
          </table:table-cell>
        </table:table-row>
        <table:table-row>
          <table:table-cell>
            <text:p>858235293</text:p>
          </table:table-cell>
          <table:table-cell>
            <text:p>175389627</text:p>
          </table:table-cell>
          <table:table-cell>
            <text:p>660414850</text:p>
          </table:table-cell>
          <table:table-cell>
            <text:p>782194113</text:p>
          </table:table-cell>
          <table:table-cell>
            <text:p>440801751</text:p>
          </table:table-cell>
          <table:table-cell>
            <text:p>34077204</text:p>
          </table:table-cell>
          <table:table-cell>
            <text:p>354305019</text:p>
          </table:table-cell>
        </table:table-row>
        <table:table-row>
          <table:table-cell>
            <text:p>339026375</text:p>
          </table:table-cell>
          <table:table-cell>
            <text:p>517942973</text:p>
          </table:table-cell>
          <table:table-cell>
            <text:p>594487275</text:p>
          </table:table-cell>
          <table:table-cell>
            <text:p>803684852</text:p>
          </table:table-cell>
          <table:table-cell>
            <text:p>851111277</text:p>
          </table:table-cell>
          <table:table-cell>
            <text:p>116958428</text:p>
          </table:table-cell>
          <table:table-cell>
            <text:p>553095814</text:p>
          </table:table-cell>
        </table:table-row>
        <table:table-row>
          <table:table-cell>
            <text:p>487681682</text:p>
          </table:table-cell>
          <table:table-cell>
            <text:p>166519818</text:p>
          </table:table-cell>
          <table:table-cell>
            <text:p>76832902</text:p>
          </table:table-cell>
          <table:table-cell>
            <text:p>264951260</text:p>
          </table:table-cell>
          <table:table-cell>
            <text:p>181493415</text:p>
          </table:table-cell>
          <table:table-cell>
            <text:p>778669458</text:p>
          </table:table-cell>
          <table:table-cell>
            <text:p>777541674</text:p>
          </table:table-cell>
        </table:table-row>
        <table:table-row>
          <table:table-cell>
            <text:p>315374296</text:p>
          </table:table-cell>
          <table:table-cell>
            <text:p>806070455</text:p>
          </table:table-cell>
          <table:table-cell>
            <text:p>75932305</text:p>
          </table:table-cell>
          <table:table-cell>
            <text:p>433686975</text:p>
          </table:table-cell>
          <table:table-cell>
            <text:p>986730681</text:p>
          </table:table-cell>
          <table:table-cell>
            <text:p>78415830</text:p>
          </table:table-cell>
          <table:table-cell>
            <text:p>58404529</text:p>
          </table:table-cell>
        </table:table-row>
        <table:table-row>
          <table:table-cell>
            <text:p>689440358</text:p>
          </table:table-cell>
          <table:table-cell>
            <text:p>551518968</text:p>
          </table:table-cell>
          <table:table-cell>
            <text:p>74127350</text:p>
          </table:table-cell>
          <table:table-cell>
            <text:p>418048382</text:p>
          </table:table-cell>
          <table:table-cell>
            <text:p>17210052</text:p>
          </table:table-cell>
          <table:table-cell>
            <text:p>418102330</text:p>
          </table:table-cell>
          <table:table-cell>
            <text:p>820727620</text:p>
          </table:table-cell>
        </table:table-row>
        <table:table-row>
          <table:table-cell>
            <text:p>991740732</text:p>
          </table:table-cell>
          <table:table-cell>
            <text:p>995000144</text:p>
          </table:table-cell>
          <table:table-cell>
            <text:p>308362442</text:p>
          </table:table-cell>
          <table:table-cell>
            <text:p>34846857</text:p>
          </table:table-cell>
          <table:table-cell>
            <text:p>394602155</text:p>
          </table:table-cell>
          <table:table-cell>
            <text:p>413318269</text:p>
          </table:table-cell>
          <table:table-cell>
            <text:p>828125861</text:p>
          </table:table-cell>
        </table:table-row>
        <table:table-row>
          <table:table-cell>
            <text:p>24017198</text:p>
          </table:table-cell>
          <table:table-cell>
            <text:p>874981166</text:p>
          </table:table-cell>
          <table:table-cell>
            <text:p>654294325</text:p>
          </table:table-cell>
          <table:table-cell>
            <text:p>245944640</text:p>
          </table:table-cell>
          <table:table-cell>
            <text:p>282158231</text:p>
          </table:table-cell>
          <table:table-cell>
            <text:p>152593293</text:p>
          </table:table-cell>
          <table:table-cell>
            <text:p>14932009</text:p>
          </table:table-cell>
        </table:table-row>
        <table:table-row>
          <table:table-cell>
            <text:p>241443561</text:p>
          </table:table-cell>
          <table:table-cell>
            <text:p>462450244</text:p>
          </table:table-cell>
          <table:table-cell>
            <text:p>807621713</text:p>
          </table:table-cell>
          <table:table-cell>
            <text:p>492719556</text:p>
          </table:table-cell>
          <table:table-cell>
            <text:p>755642216</text:p>
          </table:table-cell>
          <table:table-cell>
            <text:p>780435617</text:p>
          </table:table-cell>
          <table:table-cell>
            <text:p>474747685</text:p>
          </table:table-cell>
        </table:table-row>
        <table:table-row>
          <table:table-cell>
            <text:p>19874452</text:p>
          </table:table-cell>
          <table:table-cell>
            <text:p>929529775</text:p>
          </table:table-cell>
          <table:table-cell>
            <text:p>76330328</text:p>
          </table:table-cell>
          <table:table-cell>
            <text:p>780930853</text:p>
          </table:table-cell>
          <table:table-cell>
            <text:p>868279656</text:p>
          </table:table-cell>
          <table:table-cell>
            <text:p>676989554</text:p>
          </table:table-cell>
          <table:table-cell>
            <text:p>690042823</text:p>
          </table:table-cell>
        </table:table-row>
        <table:table-row>
          <table:table-cell>
            <text:p>799753071</text:p>
          </table:table-cell>
          <table:table-cell>
            <text:p>610192305</text:p>
          </table:table-cell>
          <table:table-cell>
            <text:p>428319803</text:p>
          </table:table-cell>
          <table:table-cell>
            <text:p>853996223</text:p>
          </table:table-cell>
          <table:table-cell>
            <text:p>40098397</text:p>
          </table:table-cell>
          <table:table-cell>
            <text:p>377801065</text:p>
          </table:table-cell>
          <table:table-cell>
            <text:p>583294546</text:p>
          </table:table-cell>
        </table:table-row>
        <table:table-row>
          <table:table-cell>
            <text:p>682234163</text:p>
          </table:table-cell>
          <table:table-cell>
            <text:p>987067152</text:p>
          </table:table-cell>
          <table:table-cell>
            <text:p>687557135</text:p>
          </table:table-cell>
          <table:table-cell>
            <text:p>631330204</text:p>
          </table:table-cell>
          <table:table-cell>
            <text:p>199142359</text:p>
          </table:table-cell>
          <table:table-cell>
            <text:p>840824888</text:p>
          </table:table-cell>
          <table:table-cell>
            <text:p>746781661</text:p>
          </table:table-cell>
        </table:table-row>
        <table:table-row>
          <table:table-cell>
            <text:p>883223970</text:p>
          </table:table-cell>
          <table:table-cell>
            <text:p>190249331</text:p>
          </table:table-cell>
          <table:table-cell>
            <text:p>34952407</text:p>
          </table:table-cell>
          <table:table-cell>
            <text:p>112336469</text:p>
          </table:table-cell>
          <table:table-cell>
            <text:p>677850512</text:p>
          </table:table-cell>
          <table:table-cell>
            <text:p>820933343</text:p>
          </table:table-cell>
          <table:table-cell>
            <text:p>411306767</text:p>
          </table:table-cell>
        </table:table-row>
        <table:table-row>
          <table:table-cell>
            <text:p>649092200</text:p>
          </table:table-cell>
          <table:table-cell>
            <text:p>313457373</text:p>
          </table:table-cell>
          <table:table-cell>
            <text:p>907114657</text:p>
          </table:table-cell>
          <table:table-cell>
            <text:p>877828431</text:p>
          </table:table-cell>
          <table:table-cell>
            <text:p>703873655</text:p>
          </table:table-cell>
          <table:table-cell>
            <text:p>203258305</text:p>
          </table:table-cell>
          <table:table-cell>
            <text:p>174349632</text:p>
          </table:table-cell>
        </table:table-row>
        <table:table-row>
          <table:table-cell>
            <text:p>186008785</text:p>
          </table:table-cell>
          <table:table-cell>
            <text:p>429699267</text:p>
          </table:table-cell>
          <table:table-cell>
            <text:p>462924510</text:p>
          </table:table-cell>
          <table:table-cell>
            <text:p>455241301</text:p>
          </table:table-cell>
          <table:table-cell>
            <text:p>302258693</text:p>
          </table:table-cell>
          <table:table-cell>
            <text:p>303739835</text:p>
          </table:table-cell>
          <table:table-cell>
            <text:p>934689786</text:p>
          </table:table-cell>
        </table:table-row>
        <table:table-row>
          <table:table-cell>
            <text:p>251490675</text:p>
          </table:table-cell>
          <table:table-cell>
            <text:p>309811340</text:p>
          </table:table-cell>
          <table:table-cell>
            <text:p>907147348</text:p>
          </table:table-cell>
          <table:table-cell>
            <text:p>435221815</text:p>
          </table:table-cell>
          <table:table-cell>
            <text:p>873675258</text:p>
          </table:table-cell>
          <table:table-cell>
            <text:p>617846503</text:p>
          </table:table-cell>
          <table:table-cell>
            <text:p>472617005</text:p>
          </table:table-cell>
        </table:table-row>
        <table:table-row>
          <table:table-cell>
            <text:p>325622217</text:p>
          </table:table-cell>
          <table:table-cell>
            <text:p>113041531</text:p>
          </table:table-cell>
          <table:table-cell>
            <text:p>763787325</text:p>
          </table:table-cell>
          <table:table-cell>
            <text:p>609450766</text:p>
          </table:table-cell>
          <table:table-cell>
            <text:p>457949753</text:p>
          </table:table-cell>
          <table:table-cell>
            <text:p>211198764</text:p>
          </table:table-cell>
          <table:table-cell>
            <text:p>861545243</text:p>
          </table:table-cell>
        </table:table-row>
        <table:table-row>
          <table:table-cell>
            <text:p>400561904</text:p>
          </table:table-cell>
          <table:table-cell>
            <text:p>292885603</text:p>
          </table:table-cell>
          <table:table-cell>
            <text:p>801744231</text:p>
          </table:table-cell>
          <table:table-cell>
            <text:p>160917191</text:p>
          </table:table-cell>
          <table:table-cell>
            <text:p>962607317</text:p>
          </table:table-cell>
          <table:table-cell>
            <text:p>571629479</text:p>
          </table:table-cell>
          <table:table-cell>
            <text:p>77360558</text:p>
          </table:table-cell>
        </table:table-row>
        <table:table-row>
          <table:table-cell>
            <text:p>563057886</text:p>
          </table:table-cell>
          <table:table-cell>
            <text:p>725329432</text:p>
          </table:table-cell>
          <table:table-cell>
            <text:p>233358582</text:p>
          </table:table-cell>
          <table:table-cell>
            <text:p>587090704</text:p>
          </table:table-cell>
          <table:table-cell>
            <text:p>742796202</text:p>
          </table:table-cell>
          <table:table-cell>
            <text:p>465259411</text:p>
          </table:table-cell>
          <table:table-cell>
            <text:p>631638168</text:p>
          </table:table-cell>
        </table:table-row>
        <table:table-row>
          <table:table-cell>
            <text:p>329705545</text:p>
          </table:table-cell>
          <table:table-cell>
            <text:p>96940394</text:p>
          </table:table-cell>
          <table:table-cell>
            <text:p>159033207</text:p>
          </table:table-cell>
          <table:table-cell>
            <text:p>682398502</text:p>
          </table:table-cell>
          <table:table-cell>
            <text:p>959795638</text:p>
          </table:table-cell>
          <table:table-cell>
            <text:p>911061727</text:p>
          </table:table-cell>
          <table:table-cell>
            <text:p>867589873</text:p>
          </table:table-cell>
        </table:table-row>
        <table:table-row>
          <table:table-cell>
            <text:p>765327331</text:p>
          </table:table-cell>
          <table:table-cell>
            <text:p>206297941</text:p>
          </table:table-cell>
          <table:table-cell>
            <text:p>532980686</text:p>
          </table:table-cell>
          <table:table-cell>
            <text:p>308200711</text:p>
          </table:table-cell>
          <table:table-cell>
            <text:p>509773747</text:p>
          </table:table-cell>
          <table:table-cell>
            <text:p>258639189</text:p>
          </table:table-cell>
          <table:table-cell>
            <text:p>575951087</text:p>
          </table:table-cell>
        </table:table-row>
        <table:table-row>
          <table:table-cell>
            <text:p>447532602</text:p>
          </table:table-cell>
          <table:table-cell>
            <text:p>905684727</text:p>
          </table:table-cell>
          <table:table-cell>
            <text:p>148238823</text:p>
          </table:table-cell>
          <table:table-cell>
            <text:p>683888677</text:p>
          </table:table-cell>
          <table:table-cell>
            <text:p>129833750</text:p>
          </table:table-cell>
          <table:table-cell>
            <text:p>735997509</text:p>
          </table:table-cell>
          <table:table-cell>
            <text:p>468726547</text:p>
          </table:table-cell>
        </table:table-row>
        <table:table-row>
          <table:table-cell>
            <text:p>768284290</text:p>
          </table:table-cell>
          <table:table-cell>
            <text:p>585245297</text:p>
          </table:table-cell>
          <table:table-cell>
            <text:p>737490044</text:p>
          </table:table-cell>
          <table:table-cell>
            <text:p>217173254</text:p>
          </table:table-cell>
          <table:table-cell>
            <text:p>166033766</text:p>
          </table:table-cell>
          <table:table-cell>
            <text:p>178576107</text:p>
          </table:table-cell>
          <table:table-cell>
            <text:p>622976422</text:p>
          </table:table-cell>
        </table:table-row>
        <table:table-row>
          <table:table-cell>
            <text:p>144096285</text:p>
          </table:table-cell>
          <table:table-cell>
            <text:p>910903132</text:p>
          </table:table-cell>
          <table:table-cell>
            <text:p>420980775</text:p>
          </table:table-cell>
          <table:table-cell>
            <text:p>982223874</text:p>
          </table:table-cell>
          <table:table-cell>
            <text:p>899677009</text:p>
          </table:table-cell>
          <table:table-cell>
            <text:p>307473650</text:p>
          </table:table-cell>
          <table:table-cell>
            <text:p>198720365</text:p>
          </table:table-cell>
        </table:table-row>
        <table:table-row>
          <table:table-cell>
            <text:p>150111032</text:p>
          </table:table-cell>
          <table:table-cell>
            <text:p>391273146</text:p>
          </table:table-cell>
          <table:table-cell>
            <text:p>571219541</text:p>
          </table:table-cell>
          <table:table-cell>
            <text:p>729889446</text:p>
          </table:table-cell>
          <table:table-cell>
            <text:p>108799915</text:p>
          </table:table-cell>
          <table:table-cell>
            <text:p>775054356</text:p>
          </table:table-cell>
          <table:table-cell>
            <text:p>915269891</text:p>
          </table:table-cell>
        </table:table-row>
        <table:table-row>
          <table:table-cell>
            <text:p>786662266</text:p>
          </table:table-cell>
          <table:table-cell>
            <text:p>934338134</text:p>
          </table:table-cell>
          <table:table-cell>
            <text:p>627068576</text:p>
          </table:table-cell>
          <table:table-cell>
            <text:p>992035975</text:p>
          </table:table-cell>
          <table:table-cell>
            <text:p>172988468</text:p>
          </table:table-cell>
          <table:table-cell>
            <text:p>322032884</text:p>
          </table:table-cell>
          <table:table-cell>
            <text:p>845503499</text:p>
          </table:table-cell>
        </table:table-row>
        <table:table-row>
          <table:table-cell>
            <text:p>378424001</text:p>
          </table:table-cell>
          <table:table-cell>
            <text:p>10233217</text:p>
          </table:table-cell>
          <table:table-cell>
            <text:p>18306075</text:p>
          </table:table-cell>
          <table:table-cell>
            <text:p>5325835</text:p>
          </table:table-cell>
          <table:table-cell>
            <text:p>198744638</text:p>
          </table:table-cell>
          <table:table-cell>
            <text:p>113460307</text:p>
          </table:table-cell>
          <table:table-cell>
            <text:p>194405062</text:p>
          </table:table-cell>
        </table:table-row>
        <table:table-row>
          <table:table-cell>
            <text:p>724305688</text:p>
          </table:table-cell>
          <table:table-cell>
            <text:p>694226155</text:p>
          </table:table-cell>
          <table:table-cell>
            <text:p>542109595</text:p>
          </table:table-cell>
          <table:table-cell>
            <text:p>502772693</text:p>
          </table:table-cell>
          <table:table-cell>
            <text:p>828484394</text:p>
          </table:table-cell>
          <table:table-cell>
            <text:p>855057191</text:p>
          </table:table-cell>
          <table:table-cell>
            <text:p>401057022</text:p>
          </table:table-cell>
        </table:table-row>
        <table:table-row>
          <table:table-cell>
            <text:p>672707132</text:p>
          </table:table-cell>
          <table:table-cell>
            <text:p>244711947</text:p>
          </table:table-cell>
          <table:table-cell>
            <text:p>967147820</text:p>
          </table:table-cell>
          <table:table-cell>
            <text:p>800860955</text:p>
          </table:table-cell>
          <table:table-cell>
            <text:p>107251858</text:p>
          </table:table-cell>
          <table:table-cell>
            <text:p>839636003</text:p>
          </table:table-cell>
          <table:table-cell>
            <text:p>475982105</text:p>
          </table:table-cell>
        </table:table-row>
        <table:table-row>
          <table:table-cell>
            <text:p>24843613</text:p>
          </table:table-cell>
          <table:table-cell>
            <text:p>25333312</text:p>
          </table:table-cell>
          <table:table-cell>
            <text:p>934370745</text:p>
          </table:table-cell>
          <table:table-cell>
            <text:p>686601779</text:p>
          </table:table-cell>
          <table:table-cell>
            <text:p>544313745</text:p>
          </table:table-cell>
          <table:table-cell>
            <text:p>965610071</text:p>
          </table:table-cell>
          <table:table-cell>
            <text:p>982846577</text:p>
          </table:table-cell>
        </table:table-row>
        <table:table-row>
          <table:table-cell>
            <text:p>114618070</text:p>
          </table:table-cell>
          <table:table-cell>
            <text:p>1850256</text:p>
          </table:table-cell>
          <table:table-cell>
            <text:p>287573312</text:p>
          </table:table-cell>
          <table:table-cell>
            <text:p>609169541</text:p>
          </table:table-cell>
          <table:table-cell>
            <text:p>645390772</text:p>
          </table:table-cell>
          <table:table-cell>
            <text:p>425056774</text:p>
          </table:table-cell>
          <table:table-cell>
            <text:p>915079689</text:p>
          </table:table-cell>
        </table:table-row>
        <table:table-row>
          <table:table-cell>
            <text:p>111008411</text:p>
          </table:table-cell>
          <table:table-cell>
            <text:p>254706228</text:p>
          </table:table-cell>
          <table:table-cell>
            <text:p>304931365</text:p>
          </table:table-cell>
          <table:table-cell>
            <text:p>842046841</text:p>
          </table:table-cell>
          <table:table-cell>
            <text:p>498526507</text:p>
          </table:table-cell>
          <table:table-cell>
            <text:p>97076351</text:p>
          </table:table-cell>
          <table:table-cell>
            <text:p>619567006</text:p>
          </table:table-cell>
        </table:table-row>
        <table:table-row>
          <table:table-cell>
            <text:p>247185218</text:p>
          </table:table-cell>
          <table:table-cell>
            <text:p>50720372</text:p>
          </table:table-cell>
          <table:table-cell>
            <text:p>684941918</text:p>
          </table:table-cell>
          <table:table-cell>
            <text:p>968254625</text:p>
          </table:table-cell>
          <table:table-cell>
            <text:p>88806196</text:p>
          </table:table-cell>
          <table:table-cell>
            <text:p>493587834</text:p>
          </table:table-cell>
          <table:table-cell>
            <text:p>970325634</text:p>
          </table:table-cell>
        </table:table-row>
        <table:table-row>
          <table:table-cell>
            <text:p>885115715</text:p>
          </table:table-cell>
          <table:table-cell>
            <text:p>184471454</text:p>
          </table:table-cell>
          <table:table-cell>
            <text:p>511279097</text:p>
          </table:table-cell>
          <table:table-cell>
            <text:p>840492640</text:p>
          </table:table-cell>
          <table:table-cell>
            <text:p>336864196</text:p>
          </table:table-cell>
          <table:table-cell>
            <text:p>619138087</text:p>
          </table:table-cell>
          <table:table-cell>
            <text:p>856661644</text:p>
          </table:table-cell>
        </table:table-row>
        <table:table-row>
          <table:table-cell>
            <text:p>586808618</text:p>
          </table:table-cell>
          <table:table-cell>
            <text:p>31964341</text:p>
          </table:table-cell>
          <table:table-cell>
            <text:p>138822690</text:p>
          </table:table-cell>
          <table:table-cell>
            <text:p>273938852</text:p>
          </table:table-cell>
          <table:table-cell>
            <text:p>847310013</text:p>
          </table:table-cell>
          <table:table-cell>
            <text:p>88176727</text:p>
          </table:table-cell>
          <table:table-cell>
            <text:p>864165005</text:p>
          </table:table-cell>
        </table:table-row>
        <table:table-row>
          <table:table-cell>
            <text:p>306571299</text:p>
          </table:table-cell>
          <table:table-cell>
            <text:p>530446178</text:p>
          </table:table-cell>
          <table:table-cell>
            <text:p>693420549</text:p>
          </table:table-cell>
          <table:table-cell>
            <text:p>128059630</text:p>
          </table:table-cell>
          <table:table-cell>
            <text:p>710822606</text:p>
          </table:table-cell>
          <table:table-cell>
            <text:p>474632289</text:p>
          </table:table-cell>
          <table:table-cell>
            <text:p>569623287</text:p>
          </table:table-cell>
        </table:table-row>
        <table:table-row>
          <table:table-cell>
            <text:p>421292414</text:p>
          </table:table-cell>
          <table:table-cell>
            <text:p>493060490</text:p>
          </table:table-cell>
          <table:table-cell>
            <text:p>946268902</text:p>
          </table:table-cell>
          <table:table-cell>
            <text:p>66352491</text:p>
          </table:table-cell>
          <table:table-cell>
            <text:p>135933724</text:p>
          </table:table-cell>
          <table:table-cell>
            <text:p>378965150</text:p>
          </table:table-cell>
          <table:table-cell>
            <text:p>911126390</text:p>
          </table:table-cell>
        </table:table-row>
        <table:table-row>
          <table:table-cell>
            <text:p>621756154</text:p>
          </table:table-cell>
          <table:table-cell>
            <text:p>947172851</text:p>
          </table:table-cell>
          <table:table-cell>
            <text:p>211157851</text:p>
          </table:table-cell>
          <table:table-cell>
            <text:p>81960773</text:p>
          </table:table-cell>
          <table:table-cell>
            <text:p>464395395</text:p>
          </table:table-cell>
          <table:table-cell>
            <text:p>690643715</text:p>
          </table:table-cell>
          <table:table-cell>
            <text:p>412551999</text:p>
          </table:table-cell>
        </table:table-row>
        <table:table-row>
          <table:table-cell>
            <text:p>264533154</text:p>
          </table:table-cell>
          <table:table-cell>
            <text:p>385268754</text:p>
          </table:table-cell>
          <table:table-cell>
            <text:p>313546469</text:p>
          </table:table-cell>
          <table:table-cell>
            <text:p>870265101</text:p>
          </table:table-cell>
          <table:table-cell>
            <text:p>999262016</text:p>
          </table:table-cell>
          <table:table-cell>
            <text:p>429263555</text:p>
          </table:table-cell>
          <table:table-cell>
            <text:p>644453662</text:p>
          </table:table-cell>
        </table:table-row>
        <table:table-row>
          <table:table-cell>
            <text:p>763245691</text:p>
          </table:table-cell>
          <table:table-cell>
            <text:p>218274229</text:p>
          </table:table-cell>
          <table:table-cell>
            <text:p>682923910</text:p>
          </table:table-cell>
          <table:table-cell>
            <text:p>391585362</text:p>
          </table:table-cell>
          <table:table-cell>
            <text:p>978401134</text:p>
          </table:table-cell>
          <table:table-cell>
            <text:p>902598082</text:p>
          </table:table-cell>
          <table:table-cell>
            <text:p>991999525</text:p>
          </table:table-cell>
        </table:table-row>
        <table:table-row>
          <table:table-cell>
            <text:p>386938551</text:p>
          </table:table-cell>
          <table:table-cell>
            <text:p>157887867</text:p>
          </table:table-cell>
          <table:table-cell>
            <text:p>810189102</text:p>
          </table:table-cell>
          <table:table-cell>
            <text:p>796650706</text:p>
          </table:table-cell>
          <table:table-cell>
            <text:p>571002318</text:p>
          </table:table-cell>
          <table:table-cell>
            <text:p>299932815</text:p>
          </table:table-cell>
          <table:table-cell>
            <text:p>160139977</text:p>
          </table:table-cell>
        </table:table-row>
        <table:table-row>
          <table:table-cell>
            <text:p>993706307</text:p>
          </table:table-cell>
          <table:table-cell>
            <text:p>748359160</text:p>
          </table:table-cell>
          <table:table-cell>
            <text:p>102281376</text:p>
          </table:table-cell>
          <table:table-cell>
            <text:p>762055929</text:p>
          </table:table-cell>
          <table:table-cell>
            <text:p>168846403</text:p>
          </table:table-cell>
          <table:table-cell>
            <text:p>70719330</text:p>
          </table:table-cell>
          <table:table-cell>
            <text:p>418500320</text:p>
          </table:table-cell>
        </table:table-row>
        <table:table-row>
          <table:table-cell>
            <text:p>59926264</text:p>
          </table:table-cell>
          <table:table-cell>
            <text:p>596703540</text:p>
          </table:table-cell>
          <table:table-cell>
            <text:p>43430312</text:p>
          </table:table-cell>
          <table:table-cell>
            <text:p>159351260</text:p>
          </table:table-cell>
          <table:table-cell>
            <text:p>535304566</text:p>
          </table:table-cell>
          <table:table-cell>
            <text:p>83806325</text:p>
          </table:table-cell>
          <table:table-cell>
            <text:p>519162442</text:p>
          </table:table-cell>
        </table:table-row>
        <table:table-row>
          <table:table-cell>
            <text:p>697395446</text:p>
          </table:table-cell>
          <table:table-cell>
            <text:p>534707229</text:p>
          </table:table-cell>
          <table:table-cell>
            <text:p>264705541</text:p>
          </table:table-cell>
          <table:table-cell>
            <text:p>453978643</text:p>
          </table:table-cell>
          <table:table-cell>
            <text:p>674205738</text:p>
          </table:table-cell>
          <table:table-cell>
            <text:p>662114232</text:p>
          </table:table-cell>
          <table:table-cell>
            <text:p>169097620</text:p>
          </table:table-cell>
        </table:table-row>
        <table:table-row>
          <table:table-cell>
            <text:p>509844612</text:p>
          </table:table-cell>
          <table:table-cell>
            <text:p>488884933</text:p>
          </table:table-cell>
          <table:table-cell>
            <text:p>269079378</text:p>
          </table:table-cell>
          <table:table-cell>
            <text:p>429005036</text:p>
          </table:table-cell>
          <table:table-cell>
            <text:p>998391609</text:p>
          </table:table-cell>
          <table:table-cell>
            <text:p>467151434</text:p>
          </table:table-cell>
          <table:table-cell>
            <text:p>503524664</text:p>
          </table:table-cell>
        </table:table-row>
        <table:table-row>
          <table:table-cell>
            <text:p>620336962</text:p>
          </table:table-cell>
          <table:table-cell>
            <text:p>86522625</text:p>
          </table:table-cell>
          <table:table-cell>
            <text:p>766485799</text:p>
          </table:table-cell>
          <table:table-cell>
            <text:p>290578969</text:p>
          </table:table-cell>
          <table:table-cell>
            <text:p>423281195</text:p>
          </table:table-cell>
          <table:table-cell>
            <text:p>7646267</text:p>
          </table:table-cell>
          <table:table-cell>
            <text:p>959575609</text:p>
          </table:table-cell>
        </table:table-row>
        <table:table-row>
          <table:table-cell>
            <text:p>210446214</text:p>
          </table:table-cell>
          <table:table-cell>
            <text:p>147613055</text:p>
          </table:table-cell>
          <table:table-cell>
            <text:p>366492890</text:p>
          </table:table-cell>
          <table:table-cell>
            <text:p>953520712</text:p>
          </table:table-cell>
          <table:table-cell>
            <text:p>613890497</text:p>
          </table:table-cell>
          <table:table-cell>
            <text:p>421771290</text:p>
          </table:table-cell>
          <table:table-cell>
            <text:p>666840872</text:p>
          </table:table-cell>
        </table:table-row>
        <table:table-row>
          <table:table-cell>
            <text:p>950175196</text:p>
          </table:table-cell>
          <table:table-cell>
            <text:p>948420659</text:p>
          </table:table-cell>
          <table:table-cell>
            <text:p>606937843</text:p>
          </table:table-cell>
          <table:table-cell>
            <text:p>203942195</text:p>
          </table:table-cell>
          <table:table-cell>
            <text:p>363343235</text:p>
          </table:table-cell>
          <table:table-cell>
            <text:p>45941437</text:p>
          </table:table-cell>
          <table:table-cell>
            <text:p>174904222</text:p>
          </table:table-cell>
        </table:table-row>
        <table:table-row>
          <table:table-cell>
            <text:p>198287436</text:p>
          </table:table-cell>
          <table:table-cell>
            <text:p>849422283</text:p>
          </table:table-cell>
          <table:table-cell>
            <text:p>360600187</text:p>
          </table:table-cell>
          <table:table-cell>
            <text:p>657816806</text:p>
          </table:table-cell>
          <table:table-cell>
            <text:p>412899776</text:p>
          </table:table-cell>
          <table:table-cell>
            <text:p>865259184</text:p>
          </table:table-cell>
          <table:table-cell>
            <text:p>928050129</text:p>
          </table:table-cell>
        </table:table-row>
        <table:table-row>
          <table:table-cell>
            <text:p>193391057</text:p>
          </table:table-cell>
          <table:table-cell>
            <text:p>884037794</text:p>
          </table:table-cell>
          <table:table-cell>
            <text:p>195440172</text:p>
          </table:table-cell>
          <table:table-cell>
            <text:p>416547317</text:p>
          </table:table-cell>
          <table:table-cell>
            <text:p>42072691</text:p>
          </table:table-cell>
          <table:table-cell>
            <text:p>332058822</text:p>
          </table:table-cell>
          <table:table-cell>
            <text:p>694013942</text:p>
          </table:table-cell>
        </table:table-row>
        <table:table-row>
          <table:table-cell>
            <text:p>162592355</text:p>
          </table:table-cell>
          <table:table-cell>
            <text:p>36270222</text:p>
          </table:table-cell>
          <table:table-cell>
            <text:p>92801005</text:p>
          </table:table-cell>
          <table:table-cell>
            <text:p>951845239</text:p>
          </table:table-cell>
          <table:table-cell>
            <text:p>309541899</text:p>
          </table:table-cell>
          <table:table-cell>
            <text:p>432891905</text:p>
          </table:table-cell>
          <table:table-cell>
            <text:p>120128199</text:p>
          </table:table-cell>
        </table:table-row>
        <table:table-row>
          <table:table-cell>
            <text:p>427447416</text:p>
          </table:table-cell>
          <table:table-cell>
            <text:p>977412690</text:p>
          </table:table-cell>
          <table:table-cell>
            <text:p>800080965</text:p>
          </table:table-cell>
          <table:table-cell>
            <text:p>330260308</text:p>
          </table:table-cell>
          <table:table-cell>
            <text:p>207741560</text:p>
          </table:table-cell>
          <table:table-cell>
            <text:p>167145515</text:p>
          </table:table-cell>
          <table:table-cell>
            <text:p>505963484</text:p>
          </table:table-cell>
        </table:table-row>
        <table:table-row>
          <table:table-cell>
            <text:p>33415522</text:p>
          </table:table-cell>
          <table:table-cell>
            <text:p>756075709</text:p>
          </table:table-cell>
          <table:table-cell>
            <text:p>748006702</text:p>
          </table:table-cell>
          <table:table-cell>
            <text:p>115134121</text:p>
          </table:table-cell>
          <table:table-cell>
            <text:p>433710715</text:p>
          </table:table-cell>
          <table:table-cell>
            <text:p>4172403</text:p>
          </table:table-cell>
          <table:table-cell>
            <text:p>930632280</text:p>
          </table:table-cell>
        </table:table-row>
        <table:table-row>
          <table:table-cell>
            <text:p>41745128</text:p>
          </table:table-cell>
          <table:table-cell>
            <text:p>268908248</text:p>
          </table:table-cell>
          <table:table-cell>
            <text:p>854866893</text:p>
          </table:table-cell>
          <table:table-cell>
            <text:p>942481462</text:p>
          </table:table-cell>
          <table:table-cell>
            <text:p>903712586</text:p>
          </table:table-cell>
          <table:table-cell>
            <text:p>466177336</text:p>
          </table:table-cell>
          <table:table-cell>
            <text:p>634054584</text:p>
          </table:table-cell>
        </table:table-row>
        <table:table-row>
          <table:table-cell>
            <text:p>69409201</text:p>
          </table:table-cell>
          <table:table-cell>
            <text:p>352423630</text:p>
          </table:table-cell>
          <table:table-cell>
            <text:p>428590378</text:p>
          </table:table-cell>
          <table:table-cell>
            <text:p>130869898</text:p>
          </table:table-cell>
          <table:table-cell>
            <text:p>438969633</text:p>
          </table:table-cell>
          <table:table-cell>
            <text:p>482069751</text:p>
          </table:table-cell>
          <table:table-cell>
            <text:p>47426877</text:p>
          </table:table-cell>
        </table:table-row>
        <table:table-row>
          <table:table-cell>
            <text:p>783681349</text:p>
          </table:table-cell>
          <table:table-cell>
            <text:p>831049492</text:p>
          </table:table-cell>
          <table:table-cell>
            <text:p>20197745</text:p>
          </table:table-cell>
          <table:table-cell>
            <text:p>260024380</text:p>
          </table:table-cell>
          <table:table-cell>
            <text:p>640937094</text:p>
          </table:table-cell>
          <table:table-cell>
            <text:p>828664373</text:p>
          </table:table-cell>
          <table:table-cell>
            <text:p>62804100</text:p>
          </table:table-cell>
        </table:table-row>
        <table:table-row>
          <table:table-cell>
            <text:p>870714158</text:p>
          </table:table-cell>
          <table:table-cell>
            <text:p>373603537</text:p>
          </table:table-cell>
          <table:table-cell>
            <text:p>238813366</text:p>
          </table:table-cell>
          <table:table-cell>
            <text:p>899760169</text:p>
          </table:table-cell>
          <table:table-cell>
            <text:p>867650970</text:p>
          </table:table-cell>
          <table:table-cell>
            <text:p>545797192</text:p>
          </table:table-cell>
          <table:table-cell>
            <text:p>699700288</text:p>
          </table:table-cell>
        </table:table-row>
        <table:table-row>
          <table:table-cell>
            <text:p>403397146</text:p>
          </table:table-cell>
          <table:table-cell>
            <text:p>652777682</text:p>
          </table:table-cell>
          <table:table-cell>
            <text:p>812757743</text:p>
          </table:table-cell>
          <table:table-cell>
            <text:p>13357252</text:p>
          </table:table-cell>
          <table:table-cell>
            <text:p>561787921</text:p>
          </table:table-cell>
          <table:table-cell>
            <text:p>33191753</text:p>
          </table:table-cell>
          <table:table-cell>
            <text:p>620398987</text:p>
          </table:table-cell>
        </table:table-row>
        <table:table-row>
          <table:table-cell>
            <text:p>864909247</text:p>
          </table:table-cell>
          <table:table-cell>
            <text:p>163271075</text:p>
          </table:table-cell>
          <table:table-cell>
            <text:p>494701342</text:p>
          </table:table-cell>
          <table:table-cell>
            <text:p>726785557</text:p>
          </table:table-cell>
          <table:table-cell>
            <text:p>892444872</text:p>
          </table:table-cell>
          <table:table-cell>
            <text:p>130276323</text:p>
          </table:table-cell>
          <table:table-cell>
            <text:p>7085079</text:p>
          </table:table-cell>
        </table:table-row>
        <table:table-row>
          <table:table-cell>
            <text:p>392403639</text:p>
          </table:table-cell>
          <table:table-cell>
            <text:p>704334109</text:p>
          </table:table-cell>
          <table:table-cell>
            <text:p>996016006</text:p>
          </table:table-cell>
          <table:table-cell>
            <text:p>270002039</text:p>
          </table:table-cell>
          <table:table-cell>
            <text:p>482617769</text:p>
          </table:table-cell>
          <table:table-cell>
            <text:p>164208663</text:p>
          </table:table-cell>
          <table:table-cell>
            <text:p>980818200</text:p>
          </table:table-cell>
        </table:table-row>
        <table:table-row>
          <table:table-cell>
            <text:p>384182328</text:p>
          </table:table-cell>
          <table:table-cell>
            <text:p>308454998</text:p>
          </table:table-cell>
          <table:table-cell>
            <text:p>720930533</text:p>
          </table:table-cell>
          <table:table-cell>
            <text:p>620596067</text:p>
          </table:table-cell>
          <table:table-cell>
            <text:p>710248479</text:p>
          </table:table-cell>
          <table:table-cell>
            <text:p>951903923</text:p>
          </table:table-cell>
          <table:table-cell>
            <text:p>6383898</text:p>
          </table:table-cell>
        </table:table-row>
        <table:table-row>
          <table:table-cell>
            <text:p>559368968</text:p>
          </table:table-cell>
          <table:table-cell>
            <text:p>195064678</text:p>
          </table:table-cell>
          <table:table-cell>
            <text:p>89713213</text:p>
          </table:table-cell>
          <table:table-cell>
            <text:p>625553422</text:p>
          </table:table-cell>
          <table:table-cell>
            <text:p>801464299</text:p>
          </table:table-cell>
          <table:table-cell>
            <text:p>366251430</text:p>
          </table:table-cell>
          <table:table-cell>
            <text:p>471062640</text:p>
          </table:table-cell>
        </table:table-row>
        <table:table-row>
          <table:table-cell>
            <text:p>880605690</text:p>
          </table:table-cell>
          <table:table-cell>
            <text:p>794416373</text:p>
          </table:table-cell>
          <table:table-cell>
            <text:p>723621966</text:p>
          </table:table-cell>
          <table:table-cell>
            <text:p>424766600</text:p>
          </table:table-cell>
          <table:table-cell>
            <text:p>454830809</text:p>
          </table:table-cell>
          <table:table-cell>
            <text:p>800274279</text:p>
          </table:table-cell>
          <table:table-cell>
            <text:p>502739917</text:p>
          </table:table-cell>
        </table:table-row>
        <table:table-row>
          <table:table-cell>
            <text:p>658387973</text:p>
          </table:table-cell>
          <table:table-cell>
            <text:p>849584910</text:p>
          </table:table-cell>
          <table:table-cell>
            <text:p>363009764</text:p>
          </table:table-cell>
          <table:table-cell>
            <text:p>519112615</text:p>
          </table:table-cell>
          <table:table-cell>
            <text:p>612960989</text:p>
          </table:table-cell>
          <table:table-cell>
            <text:p>987573859</text:p>
          </table:table-cell>
          <table:table-cell>
            <text:p>18335984</text:p>
          </table:table-cell>
        </table:table-row>
        <table:table-row>
          <table:table-cell>
            <text:p>209208954</text:p>
          </table:table-cell>
          <table:table-cell>
            <text:p>84022249</text:p>
          </table:table-cell>
          <table:table-cell>
            <text:p>561756783</text:p>
          </table:table-cell>
          <table:table-cell>
            <text:p>730926310</text:p>
          </table:table-cell>
          <table:table-cell>
            <text:p>840613279</text:p>
          </table:table-cell>
          <table:table-cell>
            <text:p>833102686</text:p>
          </table:table-cell>
          <table:table-cell>
            <text:p>277117053</text:p>
          </table:table-cell>
        </table:table-row>
        <table:table-row>
          <table:table-cell>
            <text:p>449896763</text:p>
          </table:table-cell>
          <table:table-cell>
            <text:p>610733420</text:p>
          </table:table-cell>
          <table:table-cell>
            <text:p>310932975</text:p>
          </table:table-cell>
          <table:table-cell>
            <text:p>909967763</text:p>
          </table:table-cell>
          <table:table-cell>
            <text:p>75858199</text:p>
          </table:table-cell>
          <table:table-cell>
            <text:p>87983713</text:p>
          </table:table-cell>
          <table:table-cell>
            <text:p>727051619</text:p>
          </table:table-cell>
        </table:table-row>
        <table:table-row>
          <table:table-cell>
            <text:p>442066150</text:p>
          </table:table-cell>
          <table:table-cell>
            <text:p>490738451</text:p>
          </table:table-cell>
          <table:table-cell>
            <text:p>612071883</text:p>
          </table:table-cell>
          <table:table-cell>
            <text:p>788619231</text:p>
          </table:table-cell>
          <table:table-cell>
            <text:p>925396779</text:p>
          </table:table-cell>
          <table:table-cell>
            <text:p>473658255</text:p>
          </table:table-cell>
          <table:table-cell>
            <text:p>202592531</text:p>
          </table:table-cell>
        </table:table-row>
        <table:table-row>
          <table:table-cell>
            <text:p>271246227</text:p>
          </table:table-cell>
          <table:table-cell>
            <text:p>610504155</text:p>
          </table:table-cell>
          <table:table-cell>
            <text:p>983448514</text:p>
          </table:table-cell>
          <table:table-cell>
            <text:p>62824584</text:p>
          </table:table-cell>
          <table:table-cell>
            <text:p>220035136</text:p>
          </table:table-cell>
          <table:table-cell>
            <text:p>712308544</text:p>
          </table:table-cell>
          <table:table-cell>
            <text:p>237650458</text:p>
          </table:table-cell>
        </table:table-row>
        <table:table-row>
          <table:table-cell>
            <text:p>468161133</text:p>
          </table:table-cell>
          <table:table-cell>
            <text:p>228875567</text:p>
          </table:table-cell>
          <table:table-cell>
            <text:p>980282557</text:p>
          </table:table-cell>
          <table:table-cell>
            <text:p>741953956</text:p>
          </table:table-cell>
          <table:table-cell>
            <text:p>469989751</text:p>
          </table:table-cell>
          <table:table-cell>
            <text:p>421268475</text:p>
          </table:table-cell>
          <table:table-cell>
            <text:p>733630665</text:p>
          </table:table-cell>
        </table:table-row>
        <table:table-row>
          <table:table-cell>
            <text:p>830533720</text:p>
          </table:table-cell>
          <table:table-cell>
            <text:p>903945292</text:p>
          </table:table-cell>
          <table:table-cell>
            <text:p>511720799</text:p>
          </table:table-cell>
          <table:table-cell>
            <text:p>98725921</text:p>
          </table:table-cell>
          <table:table-cell>
            <text:p>933216079</text:p>
          </table:table-cell>
          <table:table-cell>
            <text:p>583721540</text:p>
          </table:table-cell>
          <table:table-cell>
            <text:p>134236455</text:p>
          </table:table-cell>
        </table:table-row>
        <table:table-row>
          <table:table-cell>
            <text:p>777316669</text:p>
          </table:table-cell>
          <table:table-cell>
            <text:p>911920400</text:p>
          </table:table-cell>
          <table:table-cell>
            <text:p>995846869</text:p>
          </table:table-cell>
          <table:table-cell>
            <text:p>359008004</text:p>
          </table:table-cell>
          <table:table-cell>
            <text:p>811834636</text:p>
          </table:table-cell>
          <table:table-cell>
            <text:p>345918488</text:p>
          </table:table-cell>
          <table:table-cell>
            <text:p>170360605</text:p>
          </table:table-cell>
        </table:table-row>
        <table:table-row>
          <table:table-cell>
            <text:p>937414939</text:p>
          </table:table-cell>
          <table:table-cell>
            <text:p>875712620</text:p>
          </table:table-cell>
          <table:table-cell>
            <text:p>427268120</text:p>
          </table:table-cell>
          <table:table-cell>
            <text:p>956636960</text:p>
          </table:table-cell>
          <table:table-cell>
            <text:p>32789138</text:p>
          </table:table-cell>
          <table:table-cell>
            <text:p>512542393</text:p>
          </table:table-cell>
          <table:table-cell>
            <text:p>488742902</text:p>
          </table:table-cell>
        </table:table-row>
        <table:table-row>
          <table:table-cell>
            <text:p>462801877</text:p>
          </table:table-cell>
          <table:table-cell>
            <text:p>445448381</text:p>
          </table:table-cell>
          <table:table-cell>
            <text:p>108709983</text:p>
          </table:table-cell>
          <table:table-cell>
            <text:p>418965164</text:p>
          </table:table-cell>
          <table:table-cell>
            <text:p>5014705</text:p>
          </table:table-cell>
          <table:table-cell>
            <text:p>425179705</text:p>
          </table:table-cell>
          <table:table-cell>
            <text:p>996900798</text:p>
          </table:table-cell>
        </table:table-row>
        <table:table-row>
          <table:table-cell>
            <text:p>474560838</text:p>
          </table:table-cell>
          <table:table-cell>
            <text:p>585062857</text:p>
          </table:table-cell>
          <table:table-cell>
            <text:p>390216970</text:p>
          </table:table-cell>
          <table:table-cell>
            <text:p>565242455</text:p>
          </table:table-cell>
          <table:table-cell>
            <text:p>817322762</text:p>
          </table:table-cell>
          <table:table-cell>
            <text:p>423703828</text:p>
          </table:table-cell>
          <table:table-cell>
            <text:p>165072913</text:p>
          </table:table-cell>
        </table:table-row>
        <table:table-row>
          <table:table-cell>
            <text:p>129044013</text:p>
          </table:table-cell>
          <table:table-cell>
            <text:p>397651003</text:p>
          </table:table-cell>
          <table:table-cell>
            <text:p>686624698</text:p>
          </table:table-cell>
          <table:table-cell>
            <text:p>580115106</text:p>
          </table:table-cell>
          <table:table-cell>
            <text:p>378624200</text:p>
          </table:table-cell>
          <table:table-cell>
            <text:p>82446792</text:p>
          </table:table-cell>
          <table:table-cell>
            <text:p>751355503</text:p>
          </table:table-cell>
        </table:table-row>
        <table:table-row>
          <table:table-cell>
            <text:p>247607382</text:p>
          </table:table-cell>
          <table:table-cell>
            <text:p>849178882</text:p>
          </table:table-cell>
          <table:table-cell>
            <text:p>281984971</text:p>
          </table:table-cell>
          <table:table-cell>
            <text:p>856814302</text:p>
          </table:table-cell>
          <table:table-cell>
            <text:p>378171359</text:p>
          </table:table-cell>
          <table:table-cell>
            <text:p>116723515</text:p>
          </table:table-cell>
          <table:table-cell>
            <text:p>122976137</text:p>
          </table:table-cell>
        </table:table-row>
        <table:table-row>
          <table:table-cell>
            <text:p>508263635</text:p>
          </table:table-cell>
          <table:table-cell>
            <text:p>744964448</text:p>
          </table:table-cell>
          <table:table-cell>
            <text:p>278459853</text:p>
          </table:table-cell>
          <table:table-cell>
            <text:p>1955799</text:p>
          </table:table-cell>
          <table:table-cell>
            <text:p>129156329</text:p>
          </table:table-cell>
          <table:table-cell>
            <text:p>206530305</text:p>
          </table:table-cell>
          <table:table-cell>
            <text:p>589083387</text:p>
          </table:table-cell>
        </table:table-row>
        <table:table-row>
          <table:table-cell>
            <text:p>310399472</text:p>
          </table:table-cell>
          <table:table-cell>
            <text:p>205595732</text:p>
          </table:table-cell>
          <table:table-cell>
            <text:p>897850988</text:p>
          </table:table-cell>
          <table:table-cell>
            <text:p>67683048</text:p>
          </table:table-cell>
          <table:table-cell>
            <text:p>161149884</text:p>
          </table:table-cell>
          <table:table-cell>
            <text:p>56745832</text:p>
          </table:table-cell>
          <table:table-cell>
            <text:p>834985697</text:p>
          </table:table-cell>
        </table:table-row>
        <table:table-row>
          <table:table-cell>
            <text:p>19011722</text:p>
          </table:table-cell>
          <table:table-cell>
            <text:p>60557394</text:p>
          </table:table-cell>
          <table:table-cell>
            <text:p>475254177</text:p>
          </table:table-cell>
          <table:table-cell>
            <text:p>952861800</text:p>
          </table:table-cell>
          <table:table-cell>
            <text:p>504854879</text:p>
          </table:table-cell>
          <table:table-cell>
            <text:p>512478110</text:p>
          </table:table-cell>
          <table:table-cell>
            <text:p>73850589</text:p>
          </table:table-cell>
        </table:table-row>
        <table:table-row>
          <table:table-cell>
            <text:p>134756957</text:p>
          </table:table-cell>
          <table:table-cell>
            <text:p>138562239</text:p>
          </table:table-cell>
          <table:table-cell>
            <text:p>814146951</text:p>
          </table:table-cell>
          <table:table-cell>
            <text:p>467257404</text:p>
          </table:table-cell>
          <table:table-cell>
            <text:p>104367253</text:p>
          </table:table-cell>
          <table:table-cell>
            <text:p>821198639</text:p>
          </table:table-cell>
          <table:table-cell>
            <text:p>526001493</text:p>
          </table:table-cell>
        </table:table-row>
        <table:table-row>
          <table:table-cell>
            <text:p>285914763</text:p>
          </table:table-cell>
          <table:table-cell>
            <text:p>649752963</text:p>
          </table:table-cell>
          <table:table-cell>
            <text:p>888434663</text:p>
          </table:table-cell>
          <table:table-cell>
            <text:p>761845915</text:p>
          </table:table-cell>
          <table:table-cell>
            <text:p>270077884</text:p>
          </table:table-cell>
          <table:table-cell>
            <text:p>80619543</text:p>
          </table:table-cell>
          <table:table-cell>
            <text:p>352754539</text:p>
          </table:table-cell>
        </table:table-row>
        <table:table-row>
          <table:table-cell>
            <text:p>40665054</text:p>
          </table:table-cell>
          <table:table-cell>
            <text:p>416708975</text:p>
          </table:table-cell>
          <table:table-cell>
            <text:p>924602029</text:p>
          </table:table-cell>
          <table:table-cell>
            <text:p>289040358</text:p>
          </table:table-cell>
          <table:table-cell>
            <text:p>744174418</text:p>
          </table:table-cell>
          <table:table-cell>
            <text:p>24525969</text:p>
          </table:table-cell>
          <table:table-cell>
            <text:p>151043342</text:p>
          </table:table-cell>
        </table:table-row>
        <table:table-row>
          <table:table-cell>
            <text:p>383602544</text:p>
          </table:table-cell>
          <table:table-cell>
            <text:p>486965511</text:p>
          </table:table-cell>
          <table:table-cell>
            <text:p>64847796</text:p>
          </table:table-cell>
          <table:table-cell>
            <text:p>35763196</text:p>
          </table:table-cell>
          <table:table-cell>
            <text:p>63686230</text:p>
          </table:table-cell>
          <table:table-cell>
            <text:p>847208243</text:p>
          </table:table-cell>
          <table:table-cell>
            <text:p>176086131</text:p>
          </table:table-cell>
        </table:table-row>
        <table:table-row>
          <table:table-cell>
            <text:p>973078794</text:p>
          </table:table-cell>
          <table:table-cell>
            <text:p>237476405</text:p>
          </table:table-cell>
          <table:table-cell>
            <text:p>556435428</text:p>
          </table:table-cell>
          <table:table-cell>
            <text:p>766470132</text:p>
          </table:table-cell>
          <table:table-cell>
            <text:p>64656093</text:p>
          </table:table-cell>
          <table:table-cell>
            <text:p>311527895</text:p>
          </table:table-cell>
          <table:table-cell>
            <text:p>616204919</text:p>
          </table:table-cell>
        </table:table-row>
        <table:table-row>
          <table:table-cell>
            <text:p>734800066</text:p>
          </table:table-cell>
          <table:table-cell>
            <text:p>920106478</text:p>
          </table:table-cell>
          <table:table-cell>
            <text:p>779624404</text:p>
          </table:table-cell>
          <table:table-cell>
            <text:p>344179449</text:p>
          </table:table-cell>
          <table:table-cell>
            <text:p>977771334</text:p>
          </table:table-cell>
          <table:table-cell>
            <text:p>471355218</text:p>
          </table:table-cell>
          <table:table-cell>
            <text:p>887337480</text:p>
          </table:table-cell>
        </table:table-row>
        <table:table-row>
          <table:table-cell>
            <text:p>548634404</text:p>
          </table:table-cell>
          <table:table-cell>
            <text:p>927300533</text:p>
          </table:table-cell>
          <table:table-cell>
            <text:p>98818142</text:p>
          </table:table-cell>
          <table:table-cell>
            <text:p>853508174</text:p>
          </table:table-cell>
          <table:table-cell>
            <text:p>478932128</text:p>
          </table:table-cell>
          <table:table-cell>
            <text:p>971488588</text:p>
          </table:table-cell>
          <table:table-cell>
            <text:p>284464047</text:p>
          </table:table-cell>
        </table:table-row>
        <table:table-row>
          <table:table-cell>
            <text:p>987998994</text:p>
          </table:table-cell>
          <table:table-cell>
            <text:p>846828184</text:p>
          </table:table-cell>
          <table:table-cell>
            <text:p>128443346</text:p>
          </table:table-cell>
          <table:table-cell>
            <text:p>775248246</text:p>
          </table:table-cell>
          <table:table-cell>
            <text:p>752909275</text:p>
          </table:table-cell>
          <table:table-cell>
            <text:p>43158310</text:p>
          </table:table-cell>
          <table:table-cell>
            <text:p>425680110</text:p>
          </table:table-cell>
        </table:table-row>
        <table:table-row>
          <table:table-cell>
            <text:p>540937146</text:p>
          </table:table-cell>
          <table:table-cell>
            <text:p>841336350</text:p>
          </table:table-cell>
          <table:table-cell>
            <text:p>64889141</text:p>
          </table:table-cell>
          <table:table-cell>
            <text:p>162980776</text:p>
          </table:table-cell>
          <table:table-cell>
            <text:p>513829756</text:p>
          </table:table-cell>
          <table:table-cell>
            <text:p>718761149</text:p>
          </table:table-cell>
          <table:table-cell>
            <text:p>734247673</text:p>
          </table:table-cell>
        </table:table-row>
        <table:table-row>
          <table:table-cell>
            <text:p>838507074</text:p>
          </table:table-cell>
          <table:table-cell>
            <text:p>661470658</text:p>
          </table:table-cell>
          <table:table-cell>
            <text:p>855769256</text:p>
          </table:table-cell>
          <table:table-cell>
            <text:p>727836616</text:p>
          </table:table-cell>
          <table:table-cell>
            <text:p>812952486</text:p>
          </table:table-cell>
          <table:table-cell>
            <text:p>260171125</text:p>
          </table:table-cell>
          <table:table-cell>
            <text:p>254446692</text:p>
          </table:table-cell>
        </table:table-row>
        <table:table-row>
          <table:table-cell>
            <text:p>812247427</text:p>
          </table:table-cell>
          <table:table-cell>
            <text:p>674932258</text:p>
          </table:table-cell>
          <table:table-cell>
            <text:p>317261148</text:p>
          </table:table-cell>
          <table:table-cell>
            <text:p>848388216</text:p>
          </table:table-cell>
          <table:table-cell>
            <text:p>46882736</text:p>
          </table:table-cell>
          <table:table-cell>
            <text:p>358652788</text:p>
          </table:table-cell>
          <table:table-cell>
            <text:p>750443432</text:p>
          </table:table-cell>
        </table:table-row>
        <table:table-row>
          <table:table-cell>
            <text:p>487226971</text:p>
          </table:table-cell>
          <table:table-cell>
            <text:p>78084285</text:p>
          </table:table-cell>
          <table:table-cell>
            <text:p>161704898</text:p>
          </table:table-cell>
          <table:table-cell>
            <text:p>399933700</text:p>
          </table:table-cell>
          <table:table-cell>
            <text:p>533987824</text:p>
          </table:table-cell>
          <table:table-cell>
            <text:p>159053185</text:p>
          </table:table-cell>
          <table:table-cell>
            <text:p>1639660</text:p>
          </table:table-cell>
        </table:table-row>
        <table:table-row>
          <table:table-cell>
            <text:p>98749585</text:p>
          </table:table-cell>
          <table:table-cell>
            <text:p>876411104</text:p>
          </table:table-cell>
          <table:table-cell>
            <text:p>984737577</text:p>
          </table:table-cell>
          <table:table-cell>
            <text:p>324264869</text:p>
          </table:table-cell>
          <table:table-cell>
            <text:p>313263558</text:p>
          </table:table-cell>
          <table:table-cell>
            <text:p>191592904</text:p>
          </table:table-cell>
          <table:table-cell>
            <text:p>462892475</text:p>
          </table:table-cell>
        </table:table-row>
        <table:table-row>
          <table:table-cell>
            <text:p>428326309</text:p>
          </table:table-cell>
          <table:table-cell>
            <text:p>544086293</text:p>
          </table:table-cell>
          <table:table-cell>
            <text:p>411342408</text:p>
          </table:table-cell>
          <table:table-cell>
            <text:p>369556511</text:p>
          </table:table-cell>
          <table:table-cell>
            <text:p>763549426</text:p>
          </table:table-cell>
          <table:table-cell>
            <text:p>754301061</text:p>
          </table:table-cell>
          <table:table-cell>
            <text:p>944587003</text:p>
          </table:table-cell>
        </table:table-row>
        <table:table-row>
          <table:table-cell>
            <text:p>582953778</text:p>
          </table:table-cell>
          <table:table-cell>
            <text:p>562955509</text:p>
          </table:table-cell>
          <table:table-cell>
            <text:p>613572063</text:p>
          </table:table-cell>
          <table:table-cell>
            <text:p>172350744</text:p>
          </table:table-cell>
          <table:table-cell>
            <text:p>228791056</text:p>
          </table:table-cell>
          <table:table-cell>
            <text:p>71240268</text:p>
          </table:table-cell>
          <table:table-cell>
            <text:p>103968756</text:p>
          </table:table-cell>
        </table:table-row>
        <table:table-row>
          <table:table-cell>
            <text:p>223016957</text:p>
          </table:table-cell>
          <table:table-cell>
            <text:p>898579191</text:p>
          </table:table-cell>
          <table:table-cell>
            <text:p>171349244</text:p>
          </table:table-cell>
          <table:table-cell>
            <text:p>150398376</text:p>
          </table:table-cell>
          <table:table-cell>
            <text:p>531299511</text:p>
          </table:table-cell>
          <table:table-cell>
            <text:p>580801700</text:p>
          </table:table-cell>
          <table:table-cell>
            <text:p>56091029</text:p>
          </table:table-cell>
        </table:table-row>
        <table:table-row>
          <table:table-cell>
            <text:p>445615794</text:p>
          </table:table-cell>
          <table:table-cell>
            <text:p>644848146</text:p>
          </table:table-cell>
          <table:table-cell>
            <text:p>169322720</text:p>
          </table:table-cell>
          <table:table-cell>
            <text:p>418774891</text:p>
          </table:table-cell>
          <table:table-cell>
            <text:p>880167167</text:p>
          </table:table-cell>
          <table:table-cell>
            <text:p>6908439</text:p>
          </table:table-cell>
          <table:table-cell>
            <text:p>673005591</text:p>
          </table:table-cell>
        </table:table-row>
        <table:table-row>
          <table:table-cell>
            <text:p>564768393</text:p>
          </table:table-cell>
          <table:table-cell>
            <text:p>42946727</text:p>
          </table:table-cell>
          <table:table-cell>
            <text:p>546087628</text:p>
          </table:table-cell>
          <table:table-cell>
            <text:p>646731908</text:p>
          </table:table-cell>
          <table:table-cell>
            <text:p>594663803</text:p>
          </table:table-cell>
          <table:table-cell>
            <text:p>998406530</text:p>
          </table:table-cell>
          <table:table-cell>
            <text:p>676989099</text:p>
          </table:table-cell>
        </table:table-row>
        <table:table-row>
          <table:table-cell>
            <text:p>634900851</text:p>
          </table:table-cell>
          <table:table-cell>
            <text:p>877461955</text:p>
          </table:table-cell>
          <table:table-cell>
            <text:p>357691910</text:p>
          </table:table-cell>
          <table:table-cell>
            <text:p>967234200</text:p>
          </table:table-cell>
          <table:table-cell>
            <text:p>488509947</text:p>
          </table:table-cell>
          <table:table-cell>
            <text:p>597686620</text:p>
          </table:table-cell>
          <table:table-cell>
            <text:p>756819400</text:p>
          </table:table-cell>
        </table:table-row>
        <table:table-row>
          <table:table-cell>
            <text:p>132844193</text:p>
          </table:table-cell>
          <table:table-cell>
            <text:p>274284717</text:p>
          </table:table-cell>
          <table:table-cell>
            <text:p>722465562</text:p>
          </table:table-cell>
          <table:table-cell>
            <text:p>749660557</text:p>
          </table:table-cell>
          <table:table-cell>
            <text:p>411993473</text:p>
          </table:table-cell>
          <table:table-cell>
            <text:p>494903934</text:p>
          </table:table-cell>
          <table:table-cell>
            <text:p>820416745</text:p>
          </table:table-cell>
        </table:table-row>
        <table:table-row>
          <table:table-cell>
            <text:p>10770865</text:p>
          </table:table-cell>
          <table:table-cell>
            <text:p>538542058</text:p>
          </table:table-cell>
          <table:table-cell>
            <text:p>195880171</text:p>
          </table:table-cell>
          <table:table-cell>
            <text:p>165607883</text:p>
          </table:table-cell>
          <table:table-cell>
            <text:p>421833461</text:p>
          </table:table-cell>
          <table:table-cell>
            <text:p>799755140</text:p>
          </table:table-cell>
          <table:table-cell>
            <text:p>552578387</text:p>
          </table:table-cell>
        </table:table-row>
        <table:table-row>
          <table:table-cell>
            <text:p>42331034</text:p>
          </table:table-cell>
          <table:table-cell>
            <text:p>368382064</text:p>
          </table:table-cell>
          <table:table-cell>
            <text:p>373453799</text:p>
          </table:table-cell>
          <table:table-cell>
            <text:p>600225634</text:p>
          </table:table-cell>
          <table:table-cell>
            <text:p>757494710</text:p>
          </table:table-cell>
          <table:table-cell>
            <text:p>663609553</text:p>
          </table:table-cell>
          <table:table-cell>
            <text:p>997547533</text:p>
          </table:table-cell>
        </table:table-row>
        <table:table-row>
          <table:table-cell>
            <text:p>79914500</text:p>
          </table:table-cell>
          <table:table-cell>
            <text:p>488573455</text:p>
          </table:table-cell>
          <table:table-cell>
            <text:p>41930697</text:p>
          </table:table-cell>
          <table:table-cell>
            <text:p>51401266</text:p>
          </table:table-cell>
          <table:table-cell>
            <text:p>460178785</text:p>
          </table:table-cell>
          <table:table-cell>
            <text:p>627866697</text:p>
          </table:table-cell>
          <table:table-cell>
            <text:p>304983892</text:p>
          </table:table-cell>
        </table:table-row>
        <table:table-row>
          <table:table-cell>
            <text:p>5902715</text:p>
          </table:table-cell>
          <table:table-cell>
            <text:p>922725348</text:p>
          </table:table-cell>
          <table:table-cell>
            <text:p>869905481</text:p>
          </table:table-cell>
          <table:table-cell>
            <text:p>379270192</text:p>
          </table:table-cell>
          <table:table-cell>
            <text:p>997956064</text:p>
          </table:table-cell>
          <table:table-cell>
            <text:p>279828098</text:p>
          </table:table-cell>
          <table:table-cell>
            <text:p>767745997</text:p>
          </table:table-cell>
        </table:table-row>
        <table:table-row>
          <table:table-cell>
            <text:p>345432672</text:p>
          </table:table-cell>
          <table:table-cell>
            <text:p>808792581</text:p>
          </table:table-cell>
          <table:table-cell>
            <text:p>117959264</text:p>
          </table:table-cell>
          <table:table-cell>
            <text:p>625058133</text:p>
          </table:table-cell>
          <table:table-cell>
            <text:p>283808850</text:p>
          </table:table-cell>
          <table:table-cell>
            <text:p>258428164</text:p>
          </table:table-cell>
          <table:table-cell>
            <text:p>682254107</text:p>
          </table:table-cell>
        </table:table-row>
        <table:table-row>
          <table:table-cell>
            <text:p>938550215</text:p>
          </table:table-cell>
          <table:table-cell>
            <text:p>357089907</text:p>
          </table:table-cell>
          <table:table-cell>
            <text:p>398590594</text:p>
          </table:table-cell>
          <table:table-cell>
            <text:p>494154348</text:p>
          </table:table-cell>
          <table:table-cell>
            <text:p>146991757</text:p>
          </table:table-cell>
          <table:table-cell>
            <text:p>51187807</text:p>
          </table:table-cell>
          <table:table-cell>
            <text:p>10416029</text:p>
          </table:table-cell>
        </table:table-row>
        <table:table-row>
          <table:table-cell>
            <text:p>467849147</text:p>
          </table:table-cell>
          <table:table-cell>
            <text:p>68377257</text:p>
          </table:table-cell>
          <table:table-cell>
            <text:p>631456794</text:p>
          </table:table-cell>
          <table:table-cell>
            <text:p>998745393</text:p>
          </table:table-cell>
          <table:table-cell>
            <text:p>573854472</text:p>
          </table:table-cell>
          <table:table-cell>
            <text:p>789347783</text:p>
          </table:table-cell>
          <table:table-cell>
            <text:p>534169096</text:p>
          </table:table-cell>
        </table:table-row>
        <table:table-row>
          <table:table-cell>
            <text:p>539857008</text:p>
          </table:table-cell>
          <table:table-cell>
            <text:p>787676742</text:p>
          </table:table-cell>
          <table:table-cell>
            <text:p>624260819</text:p>
          </table:table-cell>
          <table:table-cell>
            <text:p>161806419</text:p>
          </table:table-cell>
          <table:table-cell>
            <text:p>401119738</text:p>
          </table:table-cell>
          <table:table-cell>
            <text:p>862233553</text:p>
          </table:table-cell>
          <table:table-cell>
            <text:p>515053047</text:p>
          </table:table-cell>
        </table:table-row>
        <table:table-row>
          <table:table-cell>
            <text:p>712596755</text:p>
          </table:table-cell>
          <table:table-cell>
            <text:p>471468784</text:p>
          </table:table-cell>
          <table:table-cell>
            <text:p>298342357</text:p>
          </table:table-cell>
          <table:table-cell>
            <text:p>894979438</text:p>
          </table:table-cell>
          <table:table-cell>
            <text:p>253200942</text:p>
          </table:table-cell>
          <table:table-cell>
            <text:p>365032189</text:p>
          </table:table-cell>
          <table:table-cell>
            <text:p>824305435</text:p>
          </table:table-cell>
        </table:table-row>
        <table:table-row>
          <table:table-cell>
            <text:p>155144890</text:p>
          </table:table-cell>
          <table:table-cell>
            <text:p>772150243</text:p>
          </table:table-cell>
          <table:table-cell>
            <text:p>449994893</text:p>
          </table:table-cell>
          <table:table-cell>
            <text:p>545657155</text:p>
          </table:table-cell>
          <table:table-cell>
            <text:p>428789580</text:p>
          </table:table-cell>
          <table:table-cell>
            <text:p>4574410</text:p>
          </table:table-cell>
          <table:table-cell>
            <text:p>778151761</text:p>
          </table:table-cell>
        </table:table-row>
        <table:table-row>
          <table:table-cell>
            <text:p>623556213</text:p>
          </table:table-cell>
          <table:table-cell>
            <text:p>146071148</text:p>
          </table:table-cell>
          <table:table-cell>
            <text:p>580791246</text:p>
          </table:table-cell>
          <table:table-cell>
            <text:p>44752421</text:p>
          </table:table-cell>
          <table:table-cell>
            <text:p>821600968</text:p>
          </table:table-cell>
          <table:table-cell>
            <text:p>418410415</text:p>
          </table:table-cell>
          <table:table-cell>
            <text:p>968670338</text:p>
          </table:table-cell>
        </table:table-row>
        <table:table-row>
          <table:table-cell>
            <text:p>612517976</text:p>
          </table:table-cell>
          <table:table-cell>
            <text:p>24331808</text:p>
          </table:table-cell>
          <table:table-cell>
            <text:p>555763920</text:p>
          </table:table-cell>
          <table:table-cell>
            <text:p>786733272</text:p>
          </table:table-cell>
          <table:table-cell>
            <text:p>152248905</text:p>
          </table:table-cell>
          <table:table-cell>
            <text:p>202526452</text:p>
          </table:table-cell>
          <table:table-cell>
            <text:p>826841858</text:p>
          </table:table-cell>
        </table:table-row>
        <table:table-row>
          <table:table-cell>
            <text:p>978063298</text:p>
          </table:table-cell>
          <table:table-cell>
            <text:p>744477691</text:p>
          </table:table-cell>
          <table:table-cell>
            <text:p>429336938</text:p>
          </table:table-cell>
          <table:table-cell>
            <text:p>224636743</text:p>
          </table:table-cell>
          <table:table-cell>
            <text:p>673689273</text:p>
          </table:table-cell>
          <table:table-cell>
            <text:p>889136668</text:p>
          </table:table-cell>
          <table:table-cell>
            <text:p>650241080</text:p>
          </table:table-cell>
        </table:table-row>
        <table:table-row>
          <table:table-cell>
            <text:p>497232554</text:p>
          </table:table-cell>
          <table:table-cell>
            <text:p>89655798</text:p>
          </table:table-cell>
          <table:table-cell>
            <text:p>80451756</text:p>
          </table:table-cell>
          <table:table-cell>
            <text:p>708716565</text:p>
          </table:table-cell>
          <table:table-cell>
            <text:p>363478784</text:p>
          </table:table-cell>
          <table:table-cell>
            <text:p>595442015</text:p>
          </table:table-cell>
          <table:table-cell>
            <text:p>693420731</text:p>
          </table:table-cell>
        </table:table-row>
        <table:table-row>
          <table:table-cell>
            <text:p>778338114</text:p>
          </table:table-cell>
          <table:table-cell>
            <text:p>970706238</text:p>
          </table:table-cell>
          <table:table-cell>
            <text:p>74275253</text:p>
          </table:table-cell>
          <table:table-cell>
            <text:p>245477656</text:p>
          </table:table-cell>
          <table:table-cell>
            <text:p>436497090</text:p>
          </table:table-cell>
          <table:table-cell>
            <text:p>736114672</text:p>
          </table:table-cell>
          <table:table-cell>
            <text:p>910842170</text:p>
          </table:table-cell>
        </table:table-row>
        <table:table-row>
          <table:table-cell>
            <text:p>565333022</text:p>
          </table:table-cell>
          <table:table-cell>
            <text:p>260067046</text:p>
          </table:table-cell>
          <table:table-cell>
            <text:p>175000894</text:p>
          </table:table-cell>
          <table:table-cell>
            <text:p>599306711</text:p>
          </table:table-cell>
          <table:table-cell>
            <text:p>337073571</text:p>
          </table:table-cell>
          <table:table-cell>
            <text:p>891081884</text:p>
          </table:table-cell>
          <table:table-cell>
            <text:p>638142262</text:p>
          </table:table-cell>
        </table:table-row>
        <table:table-row>
          <table:table-cell>
            <text:p>145021758</text:p>
          </table:table-cell>
          <table:table-cell>
            <text:p>563926168</text:p>
          </table:table-cell>
          <table:table-cell>
            <text:p>92145146</text:p>
          </table:table-cell>
          <table:table-cell>
            <text:p>98823097</text:p>
          </table:table-cell>
          <table:table-cell>
            <text:p>891554159</text:p>
          </table:table-cell>
          <table:table-cell>
            <text:p>766023280</text:p>
          </table:table-cell>
          <table:table-cell>
            <text:p>185282515</text:p>
          </table:table-cell>
        </table:table-row>
        <table:table-row>
          <table:table-cell>
            <text:p>621311327</text:p>
          </table:table-cell>
          <table:table-cell>
            <text:p>276718600</text:p>
          </table:table-cell>
          <table:table-cell>
            <text:p>521403358</text:p>
          </table:table-cell>
          <table:table-cell>
            <text:p>903799271</text:p>
          </table:table-cell>
          <table:table-cell>
            <text:p>568395847</text:p>
          </table:table-cell>
          <table:table-cell>
            <text:p>127116334</text:p>
          </table:table-cell>
          <table:table-cell>
            <text:p>641803965</text:p>
          </table:table-cell>
        </table:table-row>
        <table:table-row>
          <table:table-cell>
            <text:p>168760800</text:p>
          </table:table-cell>
          <table:table-cell>
            <text:p>372638689</text:p>
          </table:table-cell>
          <table:table-cell>
            <text:p>713752885</text:p>
          </table:table-cell>
          <table:table-cell>
            <text:p>540906423</text:p>
          </table:table-cell>
          <table:table-cell>
            <text:p>585895367</text:p>
          </table:table-cell>
          <table:table-cell>
            <text:p>971122776</text:p>
          </table:table-cell>
          <table:table-cell>
            <text:p>517176125</text:p>
          </table:table-cell>
        </table:table-row>
        <table:table-row>
          <table:table-cell>
            <text:p>52863478</text:p>
          </table:table-cell>
          <table:table-cell>
            <text:p>560802624</text:p>
          </table:table-cell>
          <table:table-cell>
            <text:p>21868693</text:p>
          </table:table-cell>
          <table:table-cell>
            <text:p>933002348</text:p>
          </table:table-cell>
          <table:table-cell>
            <text:p>377852907</text:p>
          </table:table-cell>
          <table:table-cell>
            <text:p>683302847</text:p>
          </table:table-cell>
          <table:table-cell>
            <text:p>838541222</text:p>
          </table:table-cell>
        </table:table-row>
        <table:table-row>
          <table:table-cell>
            <text:p>333573269</text:p>
          </table:table-cell>
          <table:table-cell>
            <text:p>226292853</text:p>
          </table:table-cell>
          <table:table-cell>
            <text:p>863482745</text:p>
          </table:table-cell>
          <table:table-cell>
            <text:p>674038239</text:p>
          </table:table-cell>
          <table:table-cell>
            <text:p>74481687</text:p>
          </table:table-cell>
          <table:table-cell>
            <text:p>821827244</text:p>
          </table:table-cell>
          <table:table-cell>
            <text:p>289915114</text:p>
          </table:table-cell>
        </table:table-row>
        <table:table-row>
          <table:table-cell>
            <text:p>109799180</text:p>
          </table:table-cell>
          <table:table-cell>
            <text:p>267496722</text:p>
          </table:table-cell>
          <table:table-cell>
            <text:p>523993205</text:p>
          </table:table-cell>
          <table:table-cell>
            <text:p>995492845</text:p>
          </table:table-cell>
          <table:table-cell>
            <text:p>313635361</text:p>
          </table:table-cell>
          <table:table-cell>
            <text:p>338773286</text:p>
          </table:table-cell>
          <table:table-cell>
            <text:p>537865363</text:p>
          </table:table-cell>
        </table:table-row>
        <table:table-row>
          <table:table-cell>
            <text:p>233538769</text:p>
          </table:table-cell>
          <table:table-cell>
            <text:p>737735155</text:p>
          </table:table-cell>
          <table:table-cell>
            <text:p>31131912</text:p>
          </table:table-cell>
          <table:table-cell>
            <text:p>397054464</text:p>
          </table:table-cell>
          <table:table-cell>
            <text:p>246899458</text:p>
          </table:table-cell>
          <table:table-cell>
            <text:p>402140177</text:p>
          </table:table-cell>
          <table:table-cell>
            <text:p>424303530</text:p>
          </table:table-cell>
        </table:table-row>
        <table:table-row>
          <table:table-cell>
            <text:p>124526429</text:p>
          </table:table-cell>
          <table:table-cell>
            <text:p>256235438</text:p>
          </table:table-cell>
          <table:table-cell>
            <text:p>500545011</text:p>
          </table:table-cell>
          <table:table-cell>
            <text:p>309798729</text:p>
          </table:table-cell>
          <table:table-cell>
            <text:p>956896065</text:p>
          </table:table-cell>
          <table:table-cell>
            <text:p>620379226</text:p>
          </table:table-cell>
          <table:table-cell>
            <text:p>64802532</text:p>
          </table:table-cell>
        </table:table-row>
        <table:table-row>
          <table:table-cell>
            <text:p>102229289</text:p>
          </table:table-cell>
          <table:table-cell>
            <text:p>749806545</text:p>
          </table:table-cell>
          <table:table-cell>
            <text:p>316490323</text:p>
          </table:table-cell>
          <table:table-cell>
            <text:p>332498747</text:p>
          </table:table-cell>
          <table:table-cell>
            <text:p>200733253</text:p>
          </table:table-cell>
          <table:table-cell>
            <text:p>182376285</text:p>
          </table:table-cell>
          <table:table-cell>
            <text:p>105852268</text:p>
          </table:table-cell>
        </table:table-row>
        <table:table-row>
          <table:table-cell>
            <text:p>63348996</text:p>
          </table:table-cell>
          <table:table-cell>
            <text:p>465988967</text:p>
          </table:table-cell>
          <table:table-cell>
            <text:p>911663403</text:p>
          </table:table-cell>
          <table:table-cell>
            <text:p>741551418</text:p>
          </table:table-cell>
          <table:table-cell>
            <text:p>934726786</text:p>
          </table:table-cell>
          <table:table-cell>
            <text:p>227285193</text:p>
          </table:table-cell>
          <table:table-cell>
            <text:p>718207008</text:p>
          </table:table-cell>
        </table:table-row>
        <table:table-row>
          <table:table-cell>
            <text:p>137449773</text:p>
          </table:table-cell>
          <table:table-cell>
            <text:p>308850786</text:p>
          </table:table-cell>
          <table:table-cell>
            <text:p>381185043</text:p>
          </table:table-cell>
          <table:table-cell>
            <text:p>579240799</text:p>
          </table:table-cell>
          <table:table-cell>
            <text:p>734174159</text:p>
          </table:table-cell>
          <table:table-cell>
            <text:p>776193437</text:p>
          </table:table-cell>
          <table:table-cell>
            <text:p>58065454</text:p>
          </table:table-cell>
        </table:table-row>
        <table:table-row>
          <table:table-cell>
            <text:p>555717865</text:p>
          </table:table-cell>
          <table:table-cell>
            <text:p>180580733</text:p>
          </table:table-cell>
          <table:table-cell>
            <text:p>739173490</text:p>
          </table:table-cell>
          <table:table-cell>
            <text:p>535731316</text:p>
          </table:table-cell>
          <table:table-cell>
            <text:p>65956190</text:p>
          </table:table-cell>
          <table:table-cell>
            <text:p>870610998</text:p>
          </table:table-cell>
          <table:table-cell>
            <text:p>588036805</text:p>
          </table:table-cell>
        </table:table-row>
        <table:table-row>
          <table:table-cell>
            <text:p>634648913</text:p>
          </table:table-cell>
          <table:table-cell>
            <text:p>616631401</text:p>
          </table:table-cell>
          <table:table-cell>
            <text:p>799412171</text:p>
          </table:table-cell>
          <table:table-cell>
            <text:p>240479569</text:p>
          </table:table-cell>
          <table:table-cell>
            <text:p>183248514</text:p>
          </table:table-cell>
          <table:table-cell>
            <text:p>864390601</text:p>
          </table:table-cell>
          <table:table-cell>
            <text:p>579026848</text:p>
          </table:table-cell>
        </table:table-row>
        <table:table-row>
          <table:table-cell>
            <text:p>806470249</text:p>
          </table:table-cell>
          <table:table-cell>
            <text:p>859364060</text:p>
          </table:table-cell>
          <table:table-cell>
            <text:p>133906221</text:p>
          </table:table-cell>
          <table:table-cell>
            <text:p>992505238</text:p>
          </table:table-cell>
          <table:table-cell>
            <text:p>676830034</text:p>
          </table:table-cell>
          <table:table-cell>
            <text:p>291318089</text:p>
          </table:table-cell>
          <table:table-cell>
            <text:p>601553210</text:p>
          </table:table-cell>
        </table:table-row>
        <table:table-row>
          <table:table-cell>
            <text:p>29018334</text:p>
          </table:table-cell>
          <table:table-cell>
            <text:p>491893472</text:p>
          </table:table-cell>
          <table:table-cell>
            <text:p>434411185</text:p>
          </table:table-cell>
          <table:table-cell>
            <text:p>690002888</text:p>
          </table:table-cell>
          <table:table-cell>
            <text:p>464289922</text:p>
          </table:table-cell>
          <table:table-cell>
            <text:p>321823452</text:p>
          </table:table-cell>
          <table:table-cell>
            <text:p>56625485</text:p>
          </table:table-cell>
        </table:table-row>
        <table:table-row>
          <table:table-cell>
            <text:p>7114760</text:p>
          </table:table-cell>
          <table:table-cell>
            <text:p>356473920</text:p>
          </table:table-cell>
          <table:table-cell>
            <text:p>278522492</text:p>
          </table:table-cell>
          <table:table-cell>
            <text:p>235784040</text:p>
          </table:table-cell>
          <table:table-cell>
            <text:p>225572541</text:p>
          </table:table-cell>
          <table:table-cell>
            <text:p>461581867</text:p>
          </table:table-cell>
          <table:table-cell>
            <text:p>411504703</text:p>
          </table:table-cell>
        </table:table-row>
        <table:table-row>
          <table:table-cell>
            <text:p>246981303</text:p>
          </table:table-cell>
          <table:table-cell>
            <text:p>985349483</text:p>
          </table:table-cell>
          <table:table-cell>
            <text:p>228787509</text:p>
          </table:table-cell>
          <table:table-cell>
            <text:p>275125440</text:p>
          </table:table-cell>
          <table:table-cell>
            <text:p>512478727</text:p>
          </table:table-cell>
          <table:table-cell>
            <text:p>633613275</text:p>
          </table:table-cell>
          <table:table-cell>
            <text:p>466671796</text:p>
          </table:table-cell>
        </table:table-row>
        <table:table-row>
          <table:table-cell>
            <text:p>126411009</text:p>
          </table:table-cell>
          <table:table-cell>
            <text:p>361414622</text:p>
          </table:table-cell>
          <table:table-cell>
            <text:p>202710978</text:p>
          </table:table-cell>
          <table:table-cell>
            <text:p>8088471</text:p>
          </table:table-cell>
          <table:table-cell>
            <text:p>731884857</text:p>
          </table:table-cell>
          <table:table-cell>
            <text:p>892523017</text:p>
          </table:table-cell>
          <table:table-cell>
            <text:p>593717914</text:p>
          </table:table-cell>
        </table:table-row>
        <table:table-row>
          <table:table-cell>
            <text:p>825170197</text:p>
          </table:table-cell>
          <table:table-cell>
            <text:p>388281464</text:p>
          </table:table-cell>
          <table:table-cell>
            <text:p>677100557</text:p>
          </table:table-cell>
          <table:table-cell>
            <text:p>874647687</text:p>
          </table:table-cell>
          <table:table-cell>
            <text:p>551361239</text:p>
          </table:table-cell>
          <table:table-cell>
            <text:p>299319300</text:p>
          </table:table-cell>
          <table:table-cell>
            <text:p>209515626</text:p>
          </table:table-cell>
        </table:table-row>
        <table:table-row>
          <table:table-cell>
            <text:p>772970542</text:p>
          </table:table-cell>
          <table:table-cell>
            <text:p>457433552</text:p>
          </table:table-cell>
          <table:table-cell>
            <text:p>786657192</text:p>
          </table:table-cell>
          <table:table-cell>
            <text:p>318814092</text:p>
          </table:table-cell>
          <table:table-cell>
            <text:p>312165937</text:p>
          </table:table-cell>
          <table:table-cell>
            <text:p>134479134</text:p>
          </table:table-cell>
          <table:table-cell>
            <text:p>124449436</text:p>
          </table:table-cell>
        </table:table-row>
        <table:table-row>
          <table:table-cell>
            <text:p>364034008</text:p>
          </table:table-cell>
          <table:table-cell>
            <text:p>467254139</text:p>
          </table:table-cell>
          <table:table-cell>
            <text:p>44970056</text:p>
          </table:table-cell>
          <table:table-cell>
            <text:p>711760125</text:p>
          </table:table-cell>
          <table:table-cell>
            <text:p>450962577</text:p>
          </table:table-cell>
          <table:table-cell>
            <text:p>959017517</text:p>
          </table:table-cell>
          <table:table-cell>
            <text:p>498192626</text:p>
          </table:table-cell>
        </table:table-row>
        <table:table-row>
          <table:table-cell>
            <text:p>599142382</text:p>
          </table:table-cell>
          <table:table-cell>
            <text:p>752404539</text:p>
          </table:table-cell>
          <table:table-cell>
            <text:p>279969453</text:p>
          </table:table-cell>
          <table:table-cell>
            <text:p>151391874</text:p>
          </table:table-cell>
          <table:table-cell>
            <text:p>273667693</text:p>
          </table:table-cell>
          <table:table-cell>
            <text:p>907578026</text:p>
          </table:table-cell>
          <table:table-cell>
            <text:p>454933922</text:p>
          </table:table-cell>
        </table:table-row>
        <table:table-row>
          <table:table-cell>
            <text:p>879819174</text:p>
          </table:table-cell>
          <table:table-cell>
            <text:p>964472271</text:p>
          </table:table-cell>
          <table:table-cell>
            <text:p>506906446</text:p>
          </table:table-cell>
          <table:table-cell>
            <text:p>69305555</text:p>
          </table:table-cell>
          <table:table-cell>
            <text:p>984424525</text:p>
          </table:table-cell>
          <table:table-cell>
            <text:p>46857141</text:p>
          </table:table-cell>
          <table:table-cell>
            <text:p>533813514</text:p>
          </table:table-cell>
        </table:table-row>
        <table:table-row>
          <table:table-cell>
            <text:p>434872416</text:p>
          </table:table-cell>
          <table:table-cell>
            <text:p>135649822</text:p>
          </table:table-cell>
          <table:table-cell>
            <text:p>421162276</text:p>
          </table:table-cell>
          <table:table-cell>
            <text:p>745178115</text:p>
          </table:table-cell>
          <table:table-cell>
            <text:p>638072577</text:p>
          </table:table-cell>
          <table:table-cell>
            <text:p>227438172</text:p>
          </table:table-cell>
          <table:table-cell>
            <text:p>360568967</text:p>
          </table:table-cell>
        </table:table-row>
        <table:table-row>
          <table:table-cell>
            <text:p>978506780</text:p>
          </table:table-cell>
          <table:table-cell>
            <text:p>295198052</text:p>
          </table:table-cell>
          <table:table-cell>
            <text:p>145640130</text:p>
          </table:table-cell>
          <table:table-cell>
            <text:p>203162711</text:p>
          </table:table-cell>
          <table:table-cell>
            <text:p>572290142</text:p>
          </table:table-cell>
          <table:table-cell>
            <text:p>456380108</text:p>
          </table:table-cell>
          <table:table-cell>
            <text:p>581610742</text:p>
          </table:table-cell>
        </table:table-row>
        <table:table-row>
          <table:table-cell>
            <text:p>830919430</text:p>
          </table:table-cell>
          <table:table-cell>
            <text:p>512650324</text:p>
          </table:table-cell>
          <table:table-cell>
            <text:p>157896452</text:p>
          </table:table-cell>
          <table:table-cell>
            <text:p>539795543</text:p>
          </table:table-cell>
          <table:table-cell>
            <text:p>595210806</text:p>
          </table:table-cell>
          <table:table-cell>
            <text:p>52732950</text:p>
          </table:table-cell>
          <table:table-cell>
            <text:p>743590538</text:p>
          </table:table-cell>
        </table:table-row>
        <table:table-row>
          <table:table-cell>
            <text:p>609695058</text:p>
          </table:table-cell>
          <table:table-cell>
            <text:p>685498696</text:p>
          </table:table-cell>
          <table:table-cell>
            <text:p>394708441</text:p>
          </table:table-cell>
          <table:table-cell>
            <text:p>470230132</text:p>
          </table:table-cell>
          <table:table-cell>
            <text:p>286730083</text:p>
          </table:table-cell>
          <table:table-cell>
            <text:p>753545611</text:p>
          </table:table-cell>
          <table:table-cell>
            <text:p>466637691</text:p>
          </table:table-cell>
        </table:table-row>
        <table:table-row>
          <table:table-cell>
            <text:p>602945736</text:p>
          </table:table-cell>
          <table:table-cell>
            <text:p>462645592</text:p>
          </table:table-cell>
          <table:table-cell>
            <text:p>661725901</text:p>
          </table:table-cell>
          <table:table-cell>
            <text:p>691112288</text:p>
          </table:table-cell>
          <table:table-cell>
            <text:p>356065574</text:p>
          </table:table-cell>
          <table:table-cell>
            <text:p>187679918</text:p>
          </table:table-cell>
          <table:table-cell>
            <text:p>73012166</text:p>
          </table:table-cell>
        </table:table-row>
        <table:table-row>
          <table:table-cell>
            <text:p>370208567</text:p>
          </table:table-cell>
          <table:table-cell>
            <text:p>950342511</text:p>
          </table:table-cell>
          <table:table-cell>
            <text:p>243977382</text:p>
          </table:table-cell>
          <table:table-cell>
            <text:p>390596475</text:p>
          </table:table-cell>
          <table:table-cell>
            <text:p>305884433</text:p>
          </table:table-cell>
          <table:table-cell>
            <text:p>225976202</text:p>
          </table:table-cell>
          <table:table-cell>
            <text:p>209630277</text:p>
          </table:table-cell>
        </table:table-row>
        <table:table-row>
          <table:table-cell>
            <text:p>271377297</text:p>
          </table:table-cell>
          <table:table-cell>
            <text:p>739669540</text:p>
          </table:table-cell>
          <table:table-cell>
            <text:p>94616671</text:p>
          </table:table-cell>
          <table:table-cell>
            <text:p>325776090</text:p>
          </table:table-cell>
          <table:table-cell>
            <text:p>330149318</text:p>
          </table:table-cell>
          <table:table-cell>
            <text:p>361645120</text:p>
          </table:table-cell>
          <table:table-cell>
            <text:p>27983162</text:p>
          </table:table-cell>
        </table:table-row>
        <table:table-row>
          <table:table-cell>
            <text:p>301218003</text:p>
          </table:table-cell>
          <table:table-cell>
            <text:p>830959066</text:p>
          </table:table-cell>
          <table:table-cell>
            <text:p>306998922</text:p>
          </table:table-cell>
          <table:table-cell>
            <text:p>867056812</text:p>
          </table:table-cell>
          <table:table-cell>
            <text:p>820333239</text:p>
          </table:table-cell>
          <table:table-cell>
            <text:p>698890370</text:p>
          </table:table-cell>
          <table:table-cell>
            <text:p>989754431</text:p>
          </table:table-cell>
        </table:table-row>
        <table:table-row>
          <table:table-cell>
            <text:p>279306982</text:p>
          </table:table-cell>
          <table:table-cell>
            <text:p>623216319</text:p>
          </table:table-cell>
          <table:table-cell>
            <text:p>36852566</text:p>
          </table:table-cell>
          <table:table-cell>
            <text:p>201335336</text:p>
          </table:table-cell>
          <table:table-cell>
            <text:p>371515288</text:p>
          </table:table-cell>
          <table:table-cell>
            <text:p>518538462</text:p>
          </table:table-cell>
          <table:table-cell>
            <text:p>956393572</text:p>
          </table:table-cell>
        </table:table-row>
        <table:table-row>
          <table:table-cell>
            <text:p>391172646</text:p>
          </table:table-cell>
          <table:table-cell>
            <text:p>405998444</text:p>
          </table:table-cell>
          <table:table-cell>
            <text:p>996262760</text:p>
          </table:table-cell>
          <table:table-cell>
            <text:p>509790892</text:p>
          </table:table-cell>
          <table:table-cell>
            <text:p>701561313</text:p>
          </table:table-cell>
          <table:table-cell>
            <text:p>650408311</text:p>
          </table:table-cell>
          <table:table-cell>
            <text:p>944234002</text:p>
          </table:table-cell>
        </table:table-row>
        <table:table-row>
          <table:table-cell>
            <text:p>301736634</text:p>
          </table:table-cell>
          <table:table-cell>
            <text:p>940433677</text:p>
          </table:table-cell>
          <table:table-cell>
            <text:p>535161484</text:p>
          </table:table-cell>
          <table:table-cell>
            <text:p>36912595</text:p>
          </table:table-cell>
          <table:table-cell>
            <text:p>507754265</text:p>
          </table:table-cell>
          <table:table-cell>
            <text:p>379769718</text:p>
          </table:table-cell>
          <table:table-cell>
            <text:p>640131567</text:p>
          </table:table-cell>
        </table:table-row>
        <table:table-row>
          <table:table-cell>
            <text:p>192817501</text:p>
          </table:table-cell>
          <table:table-cell>
            <text:p>660487629</text:p>
          </table:table-cell>
          <table:table-cell>
            <text:p>244676503</text:p>
          </table:table-cell>
          <table:table-cell>
            <text:p>539375208</text:p>
          </table:table-cell>
          <table:table-cell>
            <text:p>908723874</text:p>
          </table:table-cell>
          <table:table-cell>
            <text:p>374613124</text:p>
          </table:table-cell>
          <table:table-cell>
            <text:p>978871894</text:p>
          </table:table-cell>
        </table:table-row>
        <table:table-row>
          <table:table-cell>
            <text:p>953334306</text:p>
          </table:table-cell>
          <table:table-cell>
            <text:p>834751023</text:p>
          </table:table-cell>
          <table:table-cell>
            <text:p>615472143</text:p>
          </table:table-cell>
          <table:table-cell>
            <text:p>445036795</text:p>
          </table:table-cell>
          <table:table-cell>
            <text:p>27153573</text:p>
          </table:table-cell>
          <table:table-cell>
            <text:p>437356779</text:p>
          </table:table-cell>
          <table:table-cell>
            <text:p>601716106</text:p>
          </table:table-cell>
        </table:table-row>
        <table:table-row>
          <table:table-cell>
            <text:p>311441041</text:p>
          </table:table-cell>
          <table:table-cell>
            <text:p>413821951</text:p>
          </table:table-cell>
          <table:table-cell>
            <text:p>443106163</text:p>
          </table:table-cell>
          <table:table-cell>
            <text:p>371161234</text:p>
          </table:table-cell>
          <table:table-cell>
            <text:p>957828102</text:p>
          </table:table-cell>
          <table:table-cell>
            <text:p>521038437</text:p>
          </table:table-cell>
          <table:table-cell>
            <text:p>393402616</text:p>
          </table:table-cell>
        </table:table-row>
        <table:table-row>
          <table:table-cell>
            <text:p>997819126</text:p>
          </table:table-cell>
          <table:table-cell>
            <text:p>248791385</text:p>
          </table:table-cell>
          <table:table-cell>
            <text:p>625796403</text:p>
          </table:table-cell>
          <table:table-cell>
            <text:p>391301908</text:p>
          </table:table-cell>
          <table:table-cell>
            <text:p>331333403</text:p>
          </table:table-cell>
          <table:table-cell>
            <text:p>500003724</text:p>
          </table:table-cell>
          <table:table-cell>
            <text:p>103921223</text:p>
          </table:table-cell>
        </table:table-row>
        <table:table-row>
          <table:table-cell>
            <text:p>675171902</text:p>
          </table:table-cell>
          <table:table-cell>
            <text:p>468771340</text:p>
          </table:table-cell>
          <table:table-cell>
            <text:p>882410871</text:p>
          </table:table-cell>
          <table:table-cell>
            <text:p>167189527</text:p>
          </table:table-cell>
          <table:table-cell>
            <text:p>324853669</text:p>
          </table:table-cell>
          <table:table-cell>
            <text:p>776553256</text:p>
          </table:table-cell>
          <table:table-cell>
            <text:p>797701991</text:p>
          </table:table-cell>
        </table:table-row>
        <table:table-row>
          <table:table-cell>
            <text:p>164807744</text:p>
          </table:table-cell>
          <table:table-cell>
            <text:p>756272736</text:p>
          </table:table-cell>
          <table:table-cell>
            <text:p>442583174</text:p>
          </table:table-cell>
          <table:table-cell>
            <text:p>258103650</text:p>
          </table:table-cell>
          <table:table-cell>
            <text:p>745157585</text:p>
          </table:table-cell>
          <table:table-cell>
            <text:p>213305318</text:p>
          </table:table-cell>
          <table:table-cell>
            <text:p>841863716</text:p>
          </table:table-cell>
        </table:table-row>
        <table:table-row>
          <table:table-cell>
            <text:p>926030487</text:p>
          </table:table-cell>
          <table:table-cell>
            <text:p>732619096</text:p>
          </table:table-cell>
          <table:table-cell>
            <text:p>222638680</text:p>
          </table:table-cell>
          <table:table-cell>
            <text:p>259689801</text:p>
          </table:table-cell>
          <table:table-cell>
            <text:p>759840091</text:p>
          </table:table-cell>
          <table:table-cell>
            <text:p>140907727</text:p>
          </table:table-cell>
          <table:table-cell>
            <text:p>966393134</text:p>
          </table:table-cell>
        </table:table-row>
        <table:table-row>
          <table:table-cell>
            <text:p>338941297</text:p>
          </table:table-cell>
          <table:table-cell>
            <text:p>493477497</text:p>
          </table:table-cell>
          <table:table-cell>
            <text:p>797834046</text:p>
          </table:table-cell>
          <table:table-cell>
            <text:p>559804142</text:p>
          </table:table-cell>
          <table:table-cell>
            <text:p>967095368</text:p>
          </table:table-cell>
          <table:table-cell>
            <text:p>61249106</text:p>
          </table:table-cell>
          <table:table-cell>
            <text:p>327472974</text:p>
          </table:table-cell>
        </table:table-row>
        <table:table-row>
          <table:table-cell>
            <text:p>589931695</text:p>
          </table:table-cell>
          <table:table-cell>
            <text:p>77682339</text:p>
          </table:table-cell>
          <table:table-cell>
            <text:p>342285827</text:p>
          </table:table-cell>
          <table:table-cell>
            <text:p>102431288</text:p>
          </table:table-cell>
          <table:table-cell>
            <text:p>808950370</text:p>
          </table:table-cell>
          <table:table-cell>
            <text:p>48216781</text:p>
          </table:table-cell>
          <table:table-cell>
            <text:p>44761697</text:p>
          </table:table-cell>
        </table:table-row>
        <table:table-row>
          <table:table-cell>
            <text:p>800762093</text:p>
          </table:table-cell>
          <table:table-cell>
            <text:p>219615723</text:p>
          </table:table-cell>
          <table:table-cell>
            <text:p>118309040</text:p>
          </table:table-cell>
          <table:table-cell>
            <text:p>8513045</text:p>
          </table:table-cell>
          <table:table-cell>
            <text:p>387090821</text:p>
          </table:table-cell>
          <table:table-cell>
            <text:p>330445135</text:p>
          </table:table-cell>
          <table:table-cell>
            <text:p>900192036</text:p>
          </table:table-cell>
        </table:table-row>
        <table:table-row>
          <table:table-cell>
            <text:p>264474745</text:p>
          </table:table-cell>
          <table:table-cell>
            <text:p>553403475</text:p>
          </table:table-cell>
          <table:table-cell>
            <text:p>478766717</text:p>
          </table:table-cell>
          <table:table-cell>
            <text:p>748505929</text:p>
          </table:table-cell>
          <table:table-cell>
            <text:p>53196107</text:p>
          </table:table-cell>
          <table:table-cell>
            <text:p>857188793</text:p>
          </table:table-cell>
          <table:table-cell>
            <text:p>415682330</text:p>
          </table:table-cell>
        </table:table-row>
        <table:table-row>
          <table:table-cell>
            <text:p>94289522</text:p>
          </table:table-cell>
          <table:table-cell>
            <text:p>67978955</text:p>
          </table:table-cell>
          <table:table-cell>
            <text:p>175020780</text:p>
          </table:table-cell>
          <table:table-cell>
            <text:p>878202258</text:p>
          </table:table-cell>
          <table:table-cell>
            <text:p>278852175</text:p>
          </table:table-cell>
          <table:table-cell>
            <text:p>139600939</text:p>
          </table:table-cell>
          <table:table-cell>
            <text:p>533663237</text:p>
          </table:table-cell>
        </table:table-row>
        <table:table-row>
          <table:table-cell>
            <text:p>413954647</text:p>
          </table:table-cell>
          <table:table-cell>
            <text:p>239842467</text:p>
          </table:table-cell>
          <table:table-cell>
            <text:p>675588998</text:p>
          </table:table-cell>
          <table:table-cell>
            <text:p>361465421</text:p>
          </table:table-cell>
          <table:table-cell>
            <text:p>46138635</text:p>
          </table:table-cell>
          <table:table-cell>
            <text:p>699145147</text:p>
          </table:table-cell>
          <table:table-cell>
            <text:p>844368107</text:p>
          </table:table-cell>
        </table:table-row>
        <table:table-row>
          <table:table-cell>
            <text:p>566910506</text:p>
          </table:table-cell>
          <table:table-cell>
            <text:p>710347763</text:p>
          </table:table-cell>
          <table:table-cell>
            <text:p>2202674</text:p>
          </table:table-cell>
          <table:table-cell>
            <text:p>986182049</text:p>
          </table:table-cell>
          <table:table-cell>
            <text:p>526287582</text:p>
          </table:table-cell>
          <table:table-cell>
            <text:p>646779796</text:p>
          </table:table-cell>
          <table:table-cell>
            <text:p>2916982</text:p>
          </table:table-cell>
        </table:table-row>
        <table:table-row>
          <table:table-cell>
            <text:p>537016581</text:p>
          </table:table-cell>
          <table:table-cell>
            <text:p>44314327</text:p>
          </table:table-cell>
          <table:table-cell>
            <text:p>947664361</text:p>
          </table:table-cell>
          <table:table-cell>
            <text:p>542984524</text:p>
          </table:table-cell>
          <table:table-cell>
            <text:p>102208123</text:p>
          </table:table-cell>
          <table:table-cell>
            <text:p>693156899</text:p>
          </table:table-cell>
          <table:table-cell>
            <text:p>614696357</text:p>
          </table:table-cell>
        </table:table-row>
        <table:table-row>
          <table:table-cell>
            <text:p>901427897</text:p>
          </table:table-cell>
          <table:table-cell>
            <text:p>555639811</text:p>
          </table:table-cell>
          <table:table-cell>
            <text:p>695163007</text:p>
          </table:table-cell>
          <table:table-cell>
            <text:p>623483552</text:p>
          </table:table-cell>
          <table:table-cell>
            <text:p>46752317</text:p>
          </table:table-cell>
          <table:table-cell>
            <text:p>634184491</text:p>
          </table:table-cell>
          <table:table-cell>
            <text:p>281404730</text:p>
          </table:table-cell>
        </table:table-row>
        <table:table-row>
          <table:table-cell>
            <text:p>568675228</text:p>
          </table:table-cell>
          <table:table-cell>
            <text:p>846158547</text:p>
          </table:table-cell>
          <table:table-cell>
            <text:p>112783368</text:p>
          </table:table-cell>
          <table:table-cell>
            <text:p>313669767</text:p>
          </table:table-cell>
          <table:table-cell>
            <text:p>594898617</text:p>
          </table:table-cell>
          <table:table-cell>
            <text:p>778624425</text:p>
          </table:table-cell>
          <table:table-cell>
            <text:p>836999001</text:p>
          </table:table-cell>
        </table:table-row>
        <table:table-row>
          <table:table-cell>
            <text:p>571220812</text:p>
          </table:table-cell>
          <table:table-cell>
            <text:p>996223804</text:p>
          </table:table-cell>
          <table:table-cell>
            <text:p>130765578</text:p>
          </table:table-cell>
          <table:table-cell>
            <text:p>598352836</text:p>
          </table:table-cell>
          <table:table-cell>
            <text:p>379351779</text:p>
          </table:table-cell>
          <table:table-cell>
            <text:p>114483757</text:p>
          </table:table-cell>
          <table:table-cell>
            <text:p>902500824</text:p>
          </table:table-cell>
        </table:table-row>
        <table:table-row>
          <table:table-cell>
            <text:p>505485643</text:p>
          </table:table-cell>
          <table:table-cell>
            <text:p>45101468</text:p>
          </table:table-cell>
          <table:table-cell>
            <text:p>325623365</text:p>
          </table:table-cell>
          <table:table-cell>
            <text:p>901803498</text:p>
          </table:table-cell>
          <table:table-cell>
            <text:p>876776603</text:p>
          </table:table-cell>
          <table:table-cell>
            <text:p>9263011</text:p>
          </table:table-cell>
          <table:table-cell>
            <text:p>431190829</text:p>
          </table:table-cell>
        </table:table-row>
        <table:table-row>
          <table:table-cell>
            <text:p>689409036</text:p>
          </table:table-cell>
          <table:table-cell>
            <text:p>525841798</text:p>
          </table:table-cell>
          <table:table-cell>
            <text:p>141367148</text:p>
          </table:table-cell>
          <table:table-cell>
            <text:p>447003556</text:p>
          </table:table-cell>
          <table:table-cell>
            <text:p>600958227</text:p>
          </table:table-cell>
          <table:table-cell>
            <text:p>672931107</text:p>
          </table:table-cell>
          <table:table-cell>
            <text:p>882341138</text:p>
          </table:table-cell>
        </table:table-row>
        <table:table-row>
          <table:table-cell>
            <text:p>376141451</text:p>
          </table:table-cell>
          <table:table-cell>
            <text:p>436821952</text:p>
          </table:table-cell>
          <table:table-cell>
            <text:p>507585791</text:p>
          </table:table-cell>
          <table:table-cell>
            <text:p>214151823</text:p>
          </table:table-cell>
          <table:table-cell>
            <text:p>753925030</text:p>
          </table:table-cell>
          <table:table-cell>
            <text:p>560246620</text:p>
          </table:table-cell>
          <table:table-cell>
            <text:p>189240499</text:p>
          </table:table-cell>
        </table:table-row>
        <table:table-row>
          <table:table-cell>
            <text:p>193050531</text:p>
          </table:table-cell>
          <table:table-cell>
            <text:p>718270575</text:p>
          </table:table-cell>
          <table:table-cell>
            <text:p>164831773</text:p>
          </table:table-cell>
          <table:table-cell>
            <text:p>743816295</text:p>
          </table:table-cell>
          <table:table-cell>
            <text:p>75117495</text:p>
          </table:table-cell>
          <table:table-cell>
            <text:p>237058593</text:p>
          </table:table-cell>
          <table:table-cell>
            <text:p>122775799</text:p>
          </table:table-cell>
        </table:table-row>
        <table:table-row>
          <table:table-cell>
            <text:p>91505425</text:p>
          </table:table-cell>
          <table:table-cell>
            <text:p>11263441</text:p>
          </table:table-cell>
          <table:table-cell>
            <text:p>664649769</text:p>
          </table:table-cell>
          <table:table-cell>
            <text:p>662564306</text:p>
          </table:table-cell>
          <table:table-cell>
            <text:p>385835970</text:p>
          </table:table-cell>
          <table:table-cell>
            <text:p>358327318</text:p>
          </table:table-cell>
          <table:table-cell>
            <text:p>696177798</text:p>
          </table:table-cell>
        </table:table-row>
        <table:table-row>
          <table:table-cell>
            <text:p>639160293</text:p>
          </table:table-cell>
          <table:table-cell>
            <text:p>430696864</text:p>
          </table:table-cell>
          <table:table-cell>
            <text:p>340027359</text:p>
          </table:table-cell>
          <table:table-cell>
            <text:p>120580256</text:p>
          </table:table-cell>
          <table:table-cell>
            <text:p>443337824</text:p>
          </table:table-cell>
          <table:table-cell>
            <text:p>521770922</text:p>
          </table:table-cell>
          <table:table-cell>
            <text:p>445933769</text:p>
          </table:table-cell>
        </table:table-row>
        <table:table-row>
          <table:table-cell>
            <text:p>662572795</text:p>
          </table:table-cell>
          <table:table-cell>
            <text:p>875998277</text:p>
          </table:table-cell>
          <table:table-cell>
            <text:p>350651236</text:p>
          </table:table-cell>
          <table:table-cell>
            <text:p>148082180</text:p>
          </table:table-cell>
          <table:table-cell>
            <text:p>889980866</text:p>
          </table:table-cell>
          <table:table-cell>
            <text:p>533712848</text:p>
          </table:table-cell>
          <table:table-cell>
            <text:p>280180973</text:p>
          </table:table-cell>
        </table:table-row>
        <table:table-row>
          <table:table-cell>
            <text:p>44830266</text:p>
          </table:table-cell>
          <table:table-cell>
            <text:p>543585717</text:p>
          </table:table-cell>
          <table:table-cell>
            <text:p>808752469</text:p>
          </table:table-cell>
          <table:table-cell>
            <text:p>270097734</text:p>
          </table:table-cell>
          <table:table-cell>
            <text:p>579193229</text:p>
          </table:table-cell>
          <table:table-cell>
            <text:p>396505578</text:p>
          </table:table-cell>
          <table:table-cell>
            <text:p>230936551</text:p>
          </table:table-cell>
        </table:table-row>
        <table:table-row>
          <table:table-cell>
            <text:p>978469391</text:p>
          </table:table-cell>
          <table:table-cell>
            <text:p>848100911</text:p>
          </table:table-cell>
          <table:table-cell>
            <text:p>971460394</text:p>
          </table:table-cell>
          <table:table-cell>
            <text:p>420630862</text:p>
          </table:table-cell>
          <table:table-cell>
            <text:p>222064424</text:p>
          </table:table-cell>
          <table:table-cell>
            <text:p>463318305</text:p>
          </table:table-cell>
          <table:table-cell>
            <text:p>924463732</text:p>
          </table:table-cell>
        </table:table-row>
        <table:table-row>
          <table:table-cell>
            <text:p>335891448</text:p>
          </table:table-cell>
          <table:table-cell>
            <text:p>812861998</text:p>
          </table:table-cell>
          <table:table-cell>
            <text:p>334218113</text:p>
          </table:table-cell>
          <table:table-cell>
            <text:p>68811075</text:p>
          </table:table-cell>
          <table:table-cell>
            <text:p>433463570</text:p>
          </table:table-cell>
          <table:table-cell>
            <text:p>280448805</text:p>
          </table:table-cell>
          <table:table-cell>
            <text:p>988887290</text:p>
          </table:table-cell>
        </table:table-row>
        <table:table-row>
          <table:table-cell>
            <text:p>917824449</text:p>
          </table:table-cell>
          <table:table-cell>
            <text:p>853249267</text:p>
          </table:table-cell>
          <table:table-cell>
            <text:p>601155360</text:p>
          </table:table-cell>
          <table:table-cell>
            <text:p>798506493</text:p>
          </table:table-cell>
          <table:table-cell>
            <text:p>288698248</text:p>
          </table:table-cell>
          <table:table-cell>
            <text:p>401909711</text:p>
          </table:table-cell>
          <table:table-cell>
            <text:p>510414901</text:p>
          </table:table-cell>
        </table:table-row>
        <table:table-row>
          <table:table-cell>
            <text:p>979670898</text:p>
          </table:table-cell>
          <table:table-cell>
            <text:p>784080214</text:p>
          </table:table-cell>
          <table:table-cell>
            <text:p>522637180</text:p>
          </table:table-cell>
          <table:table-cell>
            <text:p>716005710</text:p>
          </table:table-cell>
          <table:table-cell>
            <text:p>15237656</text:p>
          </table:table-cell>
          <table:table-cell>
            <text:p>219892387</text:p>
          </table:table-cell>
          <table:table-cell>
            <text:p>579818451</text:p>
          </table:table-cell>
        </table:table-row>
        <table:table-row>
          <table:table-cell>
            <text:p>104957761</text:p>
          </table:table-cell>
          <table:table-cell>
            <text:p>608703358</text:p>
          </table:table-cell>
          <table:table-cell>
            <text:p>503735619</text:p>
          </table:table-cell>
          <table:table-cell>
            <text:p>444931146</text:p>
          </table:table-cell>
          <table:table-cell>
            <text:p>428834101</text:p>
          </table:table-cell>
          <table:table-cell>
            <text:p>448254616</text:p>
          </table:table-cell>
          <table:table-cell>
            <text:p>210044197</text:p>
          </table:table-cell>
        </table:table-row>
        <table:table-row>
          <table:table-cell>
            <text:p>703743212</text:p>
          </table:table-cell>
          <table:table-cell>
            <text:p>265095301</text:p>
          </table:table-cell>
          <table:table-cell>
            <text:p>871600587</text:p>
          </table:table-cell>
          <table:table-cell>
            <text:p>409505793</text:p>
          </table:table-cell>
          <table:table-cell>
            <text:p>548107184</text:p>
          </table:table-cell>
          <table:table-cell>
            <text:p>473053457</text:p>
          </table:table-cell>
          <table:table-cell>
            <text:p>528371693</text:p>
          </table:table-cell>
        </table:table-row>
        <table:table-row>
          <table:table-cell>
            <text:p>520717591</text:p>
          </table:table-cell>
          <table:table-cell>
            <text:p>385846124</text:p>
          </table:table-cell>
          <table:table-cell>
            <text:p>979331321</text:p>
          </table:table-cell>
          <table:table-cell>
            <text:p>144795564</text:p>
          </table:table-cell>
          <table:table-cell>
            <text:p>609236804</text:p>
          </table:table-cell>
          <table:table-cell>
            <text:p>345522368</text:p>
          </table:table-cell>
          <table:table-cell>
            <text:p>285879330</text:p>
          </table:table-cell>
        </table:table-row>
        <table:table-row>
          <table:table-cell>
            <text:p>516710585</text:p>
          </table:table-cell>
          <table:table-cell>
            <text:p>63366718</text:p>
          </table:table-cell>
          <table:table-cell>
            <text:p>64072188</text:p>
          </table:table-cell>
          <table:table-cell>
            <text:p>124373713</text:p>
          </table:table-cell>
          <table:table-cell>
            <text:p>228807310</text:p>
          </table:table-cell>
          <table:table-cell>
            <text:p>667573243</text:p>
          </table:table-cell>
          <table:table-cell>
            <text:p>266372752</text:p>
          </table:table-cell>
        </table:table-row>
        <table:table-row>
          <table:table-cell>
            <text:p>166992850</text:p>
          </table:table-cell>
          <table:table-cell>
            <text:p>147232619</text:p>
          </table:table-cell>
          <table:table-cell>
            <text:p>318117708</text:p>
          </table:table-cell>
          <table:table-cell>
            <text:p>194419301</text:p>
          </table:table-cell>
          <table:table-cell>
            <text:p>474148655</text:p>
          </table:table-cell>
          <table:table-cell>
            <text:p>251468632</text:p>
          </table:table-cell>
          <table:table-cell>
            <text:p>138120592</text:p>
          </table:table-cell>
        </table:table-row>
        <table:table-row>
          <table:table-cell>
            <text:p>666216467</text:p>
          </table:table-cell>
          <table:table-cell>
            <text:p>934822932</text:p>
          </table:table-cell>
          <table:table-cell>
            <text:p>290236036</text:p>
          </table:table-cell>
          <table:table-cell>
            <text:p>540463572</text:p>
          </table:table-cell>
          <table:table-cell>
            <text:p>390668383</text:p>
          </table:table-cell>
          <table:table-cell>
            <text:p>249636260</text:p>
          </table:table-cell>
          <table:table-cell>
            <text:p>441309396</text:p>
          </table:table-cell>
        </table:table-row>
        <table:table-row>
          <table:table-cell>
            <text:p>97292472</text:p>
          </table:table-cell>
          <table:table-cell>
            <text:p>552928464</text:p>
          </table:table-cell>
          <table:table-cell>
            <text:p>211785177</text:p>
          </table:table-cell>
          <table:table-cell>
            <text:p>311262313</text:p>
          </table:table-cell>
          <table:table-cell>
            <text:p>800647710</text:p>
          </table:table-cell>
          <table:table-cell>
            <text:p>980195441</text:p>
          </table:table-cell>
          <table:table-cell>
            <text:p>567984561</text:p>
          </table:table-cell>
        </table:table-row>
        <table:table-row>
          <table:table-cell>
            <text:p>105504597</text:p>
          </table:table-cell>
          <table:table-cell>
            <text:p>388646087</text:p>
          </table:table-cell>
          <table:table-cell>
            <text:p>310992787</text:p>
          </table:table-cell>
          <table:table-cell>
            <text:p>46715407</text:p>
          </table:table-cell>
          <table:table-cell>
            <text:p>322690439</text:p>
          </table:table-cell>
          <table:table-cell>
            <text:p>415677024</text:p>
          </table:table-cell>
          <table:table-cell>
            <text:p>843013256</text:p>
          </table:table-cell>
        </table:table-row>
        <table:table-row>
          <table:table-cell>
            <text:p>128654473</text:p>
          </table:table-cell>
          <table:table-cell>
            <text:p>628385615</text:p>
          </table:table-cell>
          <table:table-cell>
            <text:p>69920752</text:p>
          </table:table-cell>
          <table:table-cell>
            <text:p>814588086</text:p>
          </table:table-cell>
          <table:table-cell>
            <text:p>988886421</text:p>
          </table:table-cell>
          <table:table-cell>
            <text:p>710802299</text:p>
          </table:table-cell>
          <table:table-cell>
            <text:p>46239321</text:p>
          </table:table-cell>
        </table:table-row>
        <table:table-row>
          <table:table-cell>
            <text:p>187963914</text:p>
          </table:table-cell>
          <table:table-cell>
            <text:p>623338906</text:p>
          </table:table-cell>
          <table:table-cell>
            <text:p>799775335</text:p>
          </table:table-cell>
          <table:table-cell>
            <text:p>744043135</text:p>
          </table:table-cell>
          <table:table-cell>
            <text:p>29991649</text:p>
          </table:table-cell>
          <table:table-cell>
            <text:p>486446692</text:p>
          </table:table-cell>
          <table:table-cell>
            <text:p>553787737</text:p>
          </table:table-cell>
        </table:table-row>
        <table:table-row>
          <table:table-cell>
            <text:p>428672091</text:p>
          </table:table-cell>
          <table:table-cell>
            <text:p>558169127</text:p>
          </table:table-cell>
          <table:table-cell>
            <text:p>47953014</text:p>
          </table:table-cell>
          <table:table-cell>
            <text:p>737583968</text:p>
          </table:table-cell>
          <table:table-cell>
            <text:p>112907522</text:p>
          </table:table-cell>
          <table:table-cell>
            <text:p>143597392</text:p>
          </table:table-cell>
          <table:table-cell>
            <text:p>541149265</text:p>
          </table:table-cell>
        </table:table-row>
        <table:table-row>
          <table:table-cell>
            <text:p>880694331</text:p>
          </table:table-cell>
          <table:table-cell>
            <text:p>383348688</text:p>
          </table:table-cell>
          <table:table-cell>
            <text:p>208107983</text:p>
          </table:table-cell>
          <table:table-cell>
            <text:p>981795553</text:p>
          </table:table-cell>
          <table:table-cell>
            <text:p>538452307</text:p>
          </table:table-cell>
          <table:table-cell>
            <text:p>896665699</text:p>
          </table:table-cell>
          <table:table-cell>
            <text:p>298680686</text:p>
          </table:table-cell>
        </table:table-row>
        <table:table-row>
          <table:table-cell>
            <text:p>391427412</text:p>
          </table:table-cell>
          <table:table-cell>
            <text:p>802699923</text:p>
          </table:table-cell>
          <table:table-cell>
            <text:p>701058443</text:p>
          </table:table-cell>
          <table:table-cell>
            <text:p>204586141</text:p>
          </table:table-cell>
          <table:table-cell>
            <text:p>599380455</text:p>
          </table:table-cell>
          <table:table-cell>
            <text:p>34828304</text:p>
          </table:table-cell>
          <table:table-cell>
            <text:p>52797056</text:p>
          </table:table-cell>
        </table:table-row>
        <table:table-row>
          <table:table-cell>
            <text:p>801980837</text:p>
          </table:table-cell>
          <table:table-cell>
            <text:p>47243678</text:p>
          </table:table-cell>
          <table:table-cell>
            <text:p>105475961</text:p>
          </table:table-cell>
          <table:table-cell>
            <text:p>695967072</text:p>
          </table:table-cell>
          <table:table-cell>
            <text:p>32273703</text:p>
          </table:table-cell>
          <table:table-cell>
            <text:p>258936507</text:p>
          </table:table-cell>
          <table:table-cell>
            <text:p>106295615</text:p>
          </table:table-cell>
        </table:table-row>
        <table:table-row>
          <table:table-cell>
            <text:p>187906509</text:p>
          </table:table-cell>
          <table:table-cell>
            <text:p>761019266</text:p>
          </table:table-cell>
          <table:table-cell>
            <text:p>246268470</text:p>
          </table:table-cell>
          <table:table-cell>
            <text:p>663357902</text:p>
          </table:table-cell>
          <table:table-cell>
            <text:p>563199995</text:p>
          </table:table-cell>
          <table:table-cell>
            <text:p>48904564</text:p>
          </table:table-cell>
          <table:table-cell>
            <text:p>692590487</text:p>
          </table:table-cell>
        </table:table-row>
        <table:table-row>
          <table:table-cell>
            <text:p>847701059</text:p>
          </table:table-cell>
          <table:table-cell>
            <text:p>848324302</text:p>
          </table:table-cell>
          <table:table-cell>
            <text:p>306254831</text:p>
          </table:table-cell>
          <table:table-cell>
            <text:p>506172746</text:p>
          </table:table-cell>
          <table:table-cell>
            <text:p>990943861</text:p>
          </table:table-cell>
          <table:table-cell>
            <text:p>202301851</text:p>
          </table:table-cell>
          <table:table-cell>
            <text:p>969639603</text:p>
          </table:table-cell>
        </table:table-row>
        <table:table-row>
          <table:table-cell>
            <text:p>732815119</text:p>
          </table:table-cell>
          <table:table-cell>
            <text:p>847433443</text:p>
          </table:table-cell>
          <table:table-cell>
            <text:p>31985265</text:p>
          </table:table-cell>
          <table:table-cell>
            <text:p>168225684</text:p>
          </table:table-cell>
          <table:table-cell>
            <text:p>742992898</text:p>
          </table:table-cell>
          <table:table-cell>
            <text:p>663534250</text:p>
          </table:table-cell>
          <table:table-cell>
            <text:p>508982246</text:p>
          </table:table-cell>
        </table:table-row>
        <table:table-row>
          <table:table-cell>
            <text:p>883125010</text:p>
          </table:table-cell>
          <table:table-cell>
            <text:p>29763674</text:p>
          </table:table-cell>
          <table:table-cell>
            <text:p>619372011</text:p>
          </table:table-cell>
          <table:table-cell>
            <text:p>640345945</text:p>
          </table:table-cell>
          <table:table-cell>
            <text:p>822730924</text:p>
          </table:table-cell>
          <table:table-cell>
            <text:p>959511278</text:p>
          </table:table-cell>
          <table:table-cell>
            <text:p>860413541</text:p>
          </table:table-cell>
        </table:table-row>
        <table:table-row>
          <table:table-cell>
            <text:p>221119935</text:p>
          </table:table-cell>
          <table:table-cell>
            <text:p>924543451</text:p>
          </table:table-cell>
          <table:table-cell>
            <text:p>440554658</text:p>
          </table:table-cell>
          <table:table-cell>
            <text:p>206984481</text:p>
          </table:table-cell>
          <table:table-cell>
            <text:p>275520773</text:p>
          </table:table-cell>
          <table:table-cell>
            <text:p>378472299</text:p>
          </table:table-cell>
          <table:table-cell>
            <text:p>492317897</text:p>
          </table:table-cell>
        </table:table-row>
        <table:table-row>
          <table:table-cell>
            <text:p>677952725</text:p>
          </table:table-cell>
          <table:table-cell>
            <text:p>100703811</text:p>
          </table:table-cell>
          <table:table-cell>
            <text:p>427158258</text:p>
          </table:table-cell>
          <table:table-cell>
            <text:p>272965019</text:p>
          </table:table-cell>
          <table:table-cell>
            <text:p>299015396</text:p>
          </table:table-cell>
          <table:table-cell>
            <text:p>695395436</text:p>
          </table:table-cell>
          <table:table-cell>
            <text:p>239338975</text:p>
          </table:table-cell>
        </table:table-row>
        <table:table-row>
          <table:table-cell>
            <text:p>413281234</text:p>
          </table:table-cell>
          <table:table-cell>
            <text:p>30638148</text:p>
          </table:table-cell>
          <table:table-cell>
            <text:p>254368164</text:p>
          </table:table-cell>
          <table:table-cell>
            <text:p>907015332</text:p>
          </table:table-cell>
          <table:table-cell>
            <text:p>68510971</text:p>
          </table:table-cell>
          <table:table-cell>
            <text:p>428932244</text:p>
          </table:table-cell>
          <table:table-cell>
            <text:p>568285905</text:p>
          </table:table-cell>
        </table:table-row>
        <table:table-row>
          <table:table-cell>
            <text:p>188340189</text:p>
          </table:table-cell>
          <table:table-cell>
            <text:p>486900198</text:p>
          </table:table-cell>
          <table:table-cell>
            <text:p>8382697</text:p>
          </table:table-cell>
          <table:table-cell>
            <text:p>101484689</text:p>
          </table:table-cell>
          <table:table-cell>
            <text:p>799875476</text:p>
          </table:table-cell>
          <table:table-cell>
            <text:p>423723219</text:p>
          </table:table-cell>
          <table:table-cell>
            <text:p>837925887</text:p>
          </table:table-cell>
        </table:table-row>
        <table:table-row>
          <table:table-cell>
            <text:p>523510967</text:p>
          </table:table-cell>
          <table:table-cell>
            <text:p>556072432</text:p>
          </table:table-cell>
          <table:table-cell>
            <text:p>177859378</text:p>
          </table:table-cell>
          <table:table-cell>
            <text:p>348248083</text:p>
          </table:table-cell>
          <table:table-cell>
            <text:p>447493169</text:p>
          </table:table-cell>
          <table:table-cell>
            <text:p>150711392</text:p>
          </table:table-cell>
          <table:table-cell>
            <text:p>196472331</text:p>
          </table:table-cell>
        </table:table-row>
        <table:table-row>
          <table:table-cell>
            <text:p>288048817</text:p>
          </table:table-cell>
          <table:table-cell>
            <text:p>812126198</text:p>
          </table:table-cell>
          <table:table-cell>
            <text:p>495018316</text:p>
          </table:table-cell>
          <table:table-cell>
            <text:p>953963892</text:p>
          </table:table-cell>
          <table:table-cell>
            <text:p>953339653</text:p>
          </table:table-cell>
          <table:table-cell>
            <text:p>967546762</text:p>
          </table:table-cell>
          <table:table-cell>
            <text:p>266955994</text:p>
          </table:table-cell>
        </table:table-row>
        <table:table-row>
          <table:table-cell>
            <text:p>784021353</text:p>
          </table:table-cell>
          <table:table-cell>
            <text:p>39526431</text:p>
          </table:table-cell>
          <table:table-cell>
            <text:p>172515257</text:p>
          </table:table-cell>
          <table:table-cell>
            <text:p>400554843</text:p>
          </table:table-cell>
          <table:table-cell>
            <text:p>53666502</text:p>
          </table:table-cell>
          <table:table-cell>
            <text:p>96019510</text:p>
          </table:table-cell>
          <table:table-cell>
            <text:p>226614311</text:p>
          </table:table-cell>
        </table:table-row>
        <table:table-row>
          <table:table-cell>
            <text:p>183885171</text:p>
          </table:table-cell>
          <table:table-cell>
            <text:p>456516286</text:p>
          </table:table-cell>
          <table:table-cell>
            <text:p>741708374</text:p>
          </table:table-cell>
          <table:table-cell>
            <text:p>602748547</text:p>
          </table:table-cell>
          <table:table-cell>
            <text:p>863493966</text:p>
          </table:table-cell>
          <table:table-cell>
            <text:p>951898951</text:p>
          </table:table-cell>
          <table:table-cell>
            <text:p>556882399</text:p>
          </table:table-cell>
        </table:table-row>
        <table:table-row>
          <table:table-cell>
            <text:p>883028289</text:p>
          </table:table-cell>
          <table:table-cell>
            <text:p>297198164</text:p>
          </table:table-cell>
          <table:table-cell>
            <text:p>753350005</text:p>
          </table:table-cell>
          <table:table-cell>
            <text:p>168228749</text:p>
          </table:table-cell>
          <table:table-cell>
            <text:p>255430457</text:p>
          </table:table-cell>
          <table:table-cell>
            <text:p>984377268</text:p>
          </table:table-cell>
          <table:table-cell>
            <text:p>583846213</text:p>
          </table:table-cell>
        </table:table-row>
        <table:table-row>
          <table:table-cell>
            <text:p>169920789</text:p>
          </table:table-cell>
          <table:table-cell>
            <text:p>452982822</text:p>
          </table:table-cell>
          <table:table-cell>
            <text:p>341872761</text:p>
          </table:table-cell>
          <table:table-cell>
            <text:p>583216008</text:p>
          </table:table-cell>
          <table:table-cell>
            <text:p>170955540</text:p>
          </table:table-cell>
          <table:table-cell>
            <text:p>276294758</text:p>
          </table:table-cell>
          <table:table-cell>
            <text:p>569620953</text:p>
          </table:table-cell>
        </table:table-row>
        <table:table-row>
          <table:table-cell>
            <text:p>652082445</text:p>
          </table:table-cell>
          <table:table-cell>
            <text:p>903300891</text:p>
          </table:table-cell>
          <table:table-cell>
            <text:p>205311345</text:p>
          </table:table-cell>
          <table:table-cell>
            <text:p>43047551</text:p>
          </table:table-cell>
          <table:table-cell>
            <text:p>448945239</text:p>
          </table:table-cell>
          <table:table-cell>
            <text:p>753950272</text:p>
          </table:table-cell>
          <table:table-cell>
            <text:p>594052341</text:p>
          </table:table-cell>
        </table:table-row>
        <table:table-row>
          <table:table-cell>
            <text:p>493042819</text:p>
          </table:table-cell>
          <table:table-cell>
            <text:p>752244001</text:p>
          </table:table-cell>
          <table:table-cell>
            <text:p>368335964</text:p>
          </table:table-cell>
          <table:table-cell>
            <text:p>366405059</text:p>
          </table:table-cell>
          <table:table-cell>
            <text:p>553979677</text:p>
          </table:table-cell>
          <table:table-cell>
            <text:p>521134150</text:p>
          </table:table-cell>
          <table:table-cell>
            <text:p>351166940</text:p>
          </table:table-cell>
        </table:table-row>
        <table:table-row>
          <table:table-cell>
            <text:p>911611343</text:p>
          </table:table-cell>
          <table:table-cell>
            <text:p>75146284</text:p>
          </table:table-cell>
          <table:table-cell>
            <text:p>279695279</text:p>
          </table:table-cell>
          <table:table-cell>
            <text:p>597816660</text:p>
          </table:table-cell>
          <table:table-cell>
            <text:p>14341325</text:p>
          </table:table-cell>
          <table:table-cell>
            <text:p>211664776</text:p>
          </table:table-cell>
          <table:table-cell>
            <text:p>388211484</text:p>
          </table:table-cell>
        </table:table-row>
        <table:table-row>
          <table:table-cell>
            <text:p>919890252</text:p>
          </table:table-cell>
          <table:table-cell>
            <text:p>85483498</text:p>
          </table:table-cell>
          <table:table-cell>
            <text:p>761212389</text:p>
          </table:table-cell>
          <table:table-cell>
            <text:p>417490154</text:p>
          </table:table-cell>
          <table:table-cell>
            <text:p>428898511</text:p>
          </table:table-cell>
          <table:table-cell>
            <text:p>389145900</text:p>
          </table:table-cell>
          <table:table-cell>
            <text:p>842121648</text:p>
          </table:table-cell>
        </table:table-row>
        <table:table-row>
          <table:table-cell>
            <text:p>686185485</text:p>
          </table:table-cell>
          <table:table-cell>
            <text:p>400905133</text:p>
          </table:table-cell>
          <table:table-cell>
            <text:p>958195840</text:p>
          </table:table-cell>
          <table:table-cell>
            <text:p>1846989</text:p>
          </table:table-cell>
          <table:table-cell>
            <text:p>426331094</text:p>
          </table:table-cell>
          <table:table-cell>
            <text:p>626402889</text:p>
          </table:table-cell>
          <table:table-cell>
            <text:p>99957105</text:p>
          </table:table-cell>
        </table:table-row>
        <table:table-row>
          <table:table-cell>
            <text:p>130252661</text:p>
          </table:table-cell>
          <table:table-cell>
            <text:p>927084503</text:p>
          </table:table-cell>
          <table:table-cell>
            <text:p>725176124</text:p>
          </table:table-cell>
          <table:table-cell>
            <text:p>329765029</text:p>
          </table:table-cell>
          <table:table-cell>
            <text:p>403156374</text:p>
          </table:table-cell>
          <table:table-cell>
            <text:p>241258529</text:p>
          </table:table-cell>
          <table:table-cell>
            <text:p>530148723</text:p>
          </table:table-cell>
        </table:table-row>
        <table:table-row>
          <table:table-cell>
            <text:p>391145431</text:p>
          </table:table-cell>
          <table:table-cell>
            <text:p>145223443</text:p>
          </table:table-cell>
          <table:table-cell>
            <text:p>711163880</text:p>
          </table:table-cell>
          <table:table-cell>
            <text:p>829986118</text:p>
          </table:table-cell>
          <table:table-cell>
            <text:p>250724997</text:p>
          </table:table-cell>
          <table:table-cell>
            <text:p>754323669</text:p>
          </table:table-cell>
          <table:table-cell>
            <text:p>862416909</text:p>
          </table:table-cell>
        </table:table-row>
        <table:table-row>
          <table:table-cell>
            <text:p>14767205</text:p>
          </table:table-cell>
          <table:table-cell>
            <text:p>822844546</text:p>
          </table:table-cell>
          <table:table-cell>
            <text:p>26303544</text:p>
          </table:table-cell>
          <table:table-cell>
            <text:p>149459078</text:p>
          </table:table-cell>
          <table:table-cell>
            <text:p>299909358</text:p>
          </table:table-cell>
          <table:table-cell>
            <text:p>588452723</text:p>
          </table:table-cell>
          <table:table-cell>
            <text:p>545221341</text:p>
          </table:table-cell>
        </table:table-row>
        <table:table-row>
          <table:table-cell>
            <text:p>6473889</text:p>
          </table:table-cell>
          <table:table-cell>
            <text:p>298306158</text:p>
          </table:table-cell>
          <table:table-cell>
            <text:p>18307697</text:p>
          </table:table-cell>
          <table:table-cell>
            <text:p>569753322</text:p>
          </table:table-cell>
          <table:table-cell>
            <text:p>322523599</text:p>
          </table:table-cell>
          <table:table-cell>
            <text:p>367803156</text:p>
          </table:table-cell>
          <table:table-cell>
            <text:p>797388356</text:p>
          </table:table-cell>
        </table:table-row>
        <table:table-row>
          <table:table-cell>
            <text:p>508362572</text:p>
          </table:table-cell>
          <table:table-cell>
            <text:p>438286303</text:p>
          </table:table-cell>
          <table:table-cell>
            <text:p>209434098</text:p>
          </table:table-cell>
          <table:table-cell>
            <text:p>792221546</text:p>
          </table:table-cell>
          <table:table-cell>
            <text:p>569478183</text:p>
          </table:table-cell>
          <table:table-cell>
            <text:p>74815245</text:p>
          </table:table-cell>
          <table:table-cell>
            <text:p>863787739</text:p>
          </table:table-cell>
        </table:table-row>
        <table:table-row>
          <table:table-cell>
            <text:p>204961435</text:p>
          </table:table-cell>
          <table:table-cell>
            <text:p>239705297</text:p>
          </table:table-cell>
          <table:table-cell>
            <text:p>865089856</text:p>
          </table:table-cell>
          <table:table-cell>
            <text:p>267349750</text:p>
          </table:table-cell>
          <table:table-cell>
            <text:p>287124176</text:p>
          </table:table-cell>
          <table:table-cell>
            <text:p>693179559</text:p>
          </table:table-cell>
          <table:table-cell>
            <text:p>4151606</text:p>
          </table:table-cell>
        </table:table-row>
        <table:table-row>
          <table:table-cell>
            <text:p>242598603</text:p>
          </table:table-cell>
          <table:table-cell>
            <text:p>150137306</text:p>
          </table:table-cell>
          <table:table-cell>
            <text:p>665335231</text:p>
          </table:table-cell>
          <table:table-cell>
            <text:p>557029124</text:p>
          </table:table-cell>
          <table:table-cell>
            <text:p>534604604</text:p>
          </table:table-cell>
          <table:table-cell>
            <text:p>206927031</text:p>
          </table:table-cell>
          <table:table-cell>
            <text:p>835364206</text:p>
          </table:table-cell>
        </table:table-row>
        <table:table-row>
          <table:table-cell>
            <text:p>181676197</text:p>
          </table:table-cell>
          <table:table-cell>
            <text:p>275809634</text:p>
          </table:table-cell>
          <table:table-cell>
            <text:p>138843343</text:p>
          </table:table-cell>
          <table:table-cell>
            <text:p>658718624</text:p>
          </table:table-cell>
          <table:table-cell>
            <text:p>453131999</text:p>
          </table:table-cell>
          <table:table-cell>
            <text:p>210333459</text:p>
          </table:table-cell>
          <table:table-cell>
            <text:p>808581974</text:p>
          </table:table-cell>
        </table:table-row>
        <table:table-row>
          <table:table-cell>
            <text:p>686453636</text:p>
          </table:table-cell>
          <table:table-cell>
            <text:p>25413977</text:p>
          </table:table-cell>
          <table:table-cell>
            <text:p>386706284</text:p>
          </table:table-cell>
          <table:table-cell>
            <text:p>86331818</text:p>
          </table:table-cell>
          <table:table-cell>
            <text:p>326955180</text:p>
          </table:table-cell>
          <table:table-cell>
            <text:p>88249513</text:p>
          </table:table-cell>
          <table:table-cell>
            <text:p>574845371</text:p>
          </table:table-cell>
        </table:table-row>
        <table:table-row>
          <table:table-cell>
            <text:p>270960006</text:p>
          </table:table-cell>
          <table:table-cell>
            <text:p>622173367</text:p>
          </table:table-cell>
          <table:table-cell>
            <text:p>876203423</text:p>
          </table:table-cell>
          <table:table-cell>
            <text:p>839138900</text:p>
          </table:table-cell>
          <table:table-cell>
            <text:p>610473421</text:p>
          </table:table-cell>
          <table:table-cell>
            <text:p>189631919</text:p>
          </table:table-cell>
          <table:table-cell>
            <text:p>582243220</text:p>
          </table:table-cell>
        </table:table-row>
        <table:table-row>
          <table:table-cell>
            <text:p>342204992</text:p>
          </table:table-cell>
          <table:table-cell>
            <text:p>753952476</text:p>
          </table:table-cell>
          <table:table-cell>
            <text:p>554854947</text:p>
          </table:table-cell>
          <table:table-cell>
            <text:p>777745813</text:p>
          </table:table-cell>
          <table:table-cell>
            <text:p>520255248</text:p>
          </table:table-cell>
          <table:table-cell>
            <text:p>645594325</text:p>
          </table:table-cell>
          <table:table-cell>
            <text:p>522449471</text:p>
          </table:table-cell>
        </table:table-row>
        <table:table-row>
          <table:table-cell>
            <text:p>346918669</text:p>
          </table:table-cell>
          <table:table-cell>
            <text:p>320745288</text:p>
          </table:table-cell>
          <table:table-cell>
            <text:p>559584813</text:p>
          </table:table-cell>
          <table:table-cell>
            <text:p>490562098</text:p>
          </table:table-cell>
          <table:table-cell>
            <text:p>46630946</text:p>
          </table:table-cell>
          <table:table-cell>
            <text:p>196137648</text:p>
          </table:table-cell>
          <table:table-cell>
            <text:p>700192571</text:p>
          </table:table-cell>
        </table:table-row>
        <table:table-row>
          <table:table-cell>
            <text:p>674618605</text:p>
          </table:table-cell>
          <table:table-cell>
            <text:p>542031254</text:p>
          </table:table-cell>
          <table:table-cell>
            <text:p>199391282</text:p>
          </table:table-cell>
          <table:table-cell>
            <text:p>968483246</text:p>
          </table:table-cell>
          <table:table-cell>
            <text:p>283763094</text:p>
          </table:table-cell>
          <table:table-cell>
            <text:p>210954146</text:p>
          </table:table-cell>
          <table:table-cell>
            <text:p>146605950</text:p>
          </table:table-cell>
        </table:table-row>
        <table:table-row>
          <table:table-cell>
            <text:p>596556619</text:p>
          </table:table-cell>
          <table:table-cell>
            <text:p>804215782</text:p>
          </table:table-cell>
          <table:table-cell>
            <text:p>953453706</text:p>
          </table:table-cell>
          <table:table-cell>
            <text:p>277251373</text:p>
          </table:table-cell>
          <table:table-cell>
            <text:p>883643523</text:p>
          </table:table-cell>
          <table:table-cell>
            <text:p>583639658</text:p>
          </table:table-cell>
          <table:table-cell>
            <text:p>655213134</text:p>
          </table:table-cell>
        </table:table-row>
        <table:table-row>
          <table:table-cell>
            <text:p>627262463</text:p>
          </table:table-cell>
          <table:table-cell>
            <text:p>156166704</text:p>
          </table:table-cell>
          <table:table-cell>
            <text:p>463899242</text:p>
          </table:table-cell>
          <table:table-cell>
            <text:p>232324206</text:p>
          </table:table-cell>
          <table:table-cell>
            <text:p>293997425</text:p>
          </table:table-cell>
          <table:table-cell>
            <text:p>895815820</text:p>
          </table:table-cell>
          <table:table-cell>
            <text:p>85818664</text:p>
          </table:table-cell>
        </table:table-row>
        <table:table-row>
          <table:table-cell>
            <text:p>935949096</text:p>
          </table:table-cell>
          <table:table-cell>
            <text:p>855188271</text:p>
          </table:table-cell>
          <table:table-cell>
            <text:p>235029923</text:p>
          </table:table-cell>
          <table:table-cell>
            <text:p>224053238</text:p>
          </table:table-cell>
          <table:table-cell>
            <text:p>869268783</text:p>
          </table:table-cell>
          <table:table-cell>
            <text:p>489402470</text:p>
          </table:table-cell>
          <table:table-cell>
            <text:p>549121526</text:p>
          </table:table-cell>
        </table:table-row>
        <table:table-row>
          <table:table-cell>
            <text:p>949910541</text:p>
          </table:table-cell>
          <table:table-cell>
            <text:p>704651472</text:p>
          </table:table-cell>
          <table:table-cell>
            <text:p>72272981</text:p>
          </table:table-cell>
          <table:table-cell>
            <text:p>460631225</text:p>
          </table:table-cell>
          <table:table-cell>
            <text:p>397460600</text:p>
          </table:table-cell>
          <table:table-cell>
            <text:p>52771976</text:p>
          </table:table-cell>
          <table:table-cell>
            <text:p>329110006</text:p>
          </table:table-cell>
        </table:table-row>
        <table:table-row>
          <table:table-cell>
            <text:p>819088387</text:p>
          </table:table-cell>
          <table:table-cell>
            <text:p>377467319</text:p>
          </table:table-cell>
          <table:table-cell>
            <text:p>26931573</text:p>
          </table:table-cell>
          <table:table-cell>
            <text:p>764212686</text:p>
          </table:table-cell>
          <table:table-cell>
            <text:p>315107653</text:p>
          </table:table-cell>
          <table:table-cell>
            <text:p>645580292</text:p>
          </table:table-cell>
          <table:table-cell>
            <text:p>434758942</text:p>
          </table:table-cell>
        </table:table-row>
        <table:table-row>
          <table:table-cell>
            <text:p>271328928</text:p>
          </table:table-cell>
          <table:table-cell>
            <text:p>5552980</text:p>
          </table:table-cell>
          <table:table-cell>
            <text:p>599412944</text:p>
          </table:table-cell>
          <table:table-cell>
            <text:p>144872583</text:p>
          </table:table-cell>
          <table:table-cell>
            <text:p>345229755</text:p>
          </table:table-cell>
          <table:table-cell>
            <text:p>946310074</text:p>
          </table:table-cell>
          <table:table-cell>
            <text:p>834585307</text:p>
          </table:table-cell>
        </table:table-row>
        <table:table-row>
          <table:table-cell>
            <text:p>854321495</text:p>
          </table:table-cell>
          <table:table-cell>
            <text:p>267000325</text:p>
          </table:table-cell>
          <table:table-cell>
            <text:p>965902243</text:p>
          </table:table-cell>
          <table:table-cell>
            <text:p>976266817</text:p>
          </table:table-cell>
          <table:table-cell>
            <text:p>732980326</text:p>
          </table:table-cell>
          <table:table-cell>
            <text:p>344202577</text:p>
          </table:table-cell>
          <table:table-cell>
            <text:p>724085438</text:p>
          </table:table-cell>
        </table:table-row>
        <table:table-row>
          <table:table-cell>
            <text:p>560387262</text:p>
          </table:table-cell>
          <table:table-cell>
            <text:p>107692099</text:p>
          </table:table-cell>
          <table:table-cell>
            <text:p>206012950</text:p>
          </table:table-cell>
          <table:table-cell>
            <text:p>97681197</text:p>
          </table:table-cell>
          <table:table-cell>
            <text:p>102293810</text:p>
          </table:table-cell>
          <table:table-cell>
            <text:p>567386088</text:p>
          </table:table-cell>
          <table:table-cell>
            <text:p>595910378</text:p>
          </table:table-cell>
        </table:table-row>
        <table:table-row>
          <table:table-cell>
            <text:p>443176057</text:p>
          </table:table-cell>
          <table:table-cell>
            <text:p>337906488</text:p>
          </table:table-cell>
          <table:table-cell>
            <text:p>576990030</text:p>
          </table:table-cell>
          <table:table-cell>
            <text:p>154533516</text:p>
          </table:table-cell>
          <table:table-cell>
            <text:p>792878977</text:p>
          </table:table-cell>
          <table:table-cell>
            <text:p>935794286</text:p>
          </table:table-cell>
          <table:table-cell>
            <text:p>588476213</text:p>
          </table:table-cell>
        </table:table-row>
        <table:table-row>
          <table:table-cell>
            <text:p>283197887</text:p>
          </table:table-cell>
          <table:table-cell>
            <text:p>178372284</text:p>
          </table:table-cell>
          <table:table-cell>
            <text:p>279256721</text:p>
          </table:table-cell>
          <table:table-cell>
            <text:p>369765564</text:p>
          </table:table-cell>
          <table:table-cell>
            <text:p>883239071</text:p>
          </table:table-cell>
          <table:table-cell>
            <text:p>581743127</text:p>
          </table:table-cell>
          <table:table-cell>
            <text:p>377812057</text:p>
          </table:table-cell>
        </table:table-row>
        <table:table-row>
          <table:table-cell>
            <text:p>730195433</text:p>
          </table:table-cell>
          <table:table-cell>
            <text:p>110867390</text:p>
          </table:table-cell>
          <table:table-cell>
            <text:p>764312920</text:p>
          </table:table-cell>
          <table:table-cell>
            <text:p>814037376</text:p>
          </table:table-cell>
          <table:table-cell>
            <text:p>270397489</text:p>
          </table:table-cell>
          <table:table-cell>
            <text:p>325127089</text:p>
          </table:table-cell>
          <table:table-cell>
            <text:p>907914748</text:p>
          </table:table-cell>
        </table:table-row>
        <table:table-row>
          <table:table-cell>
            <text:p>384224521</text:p>
          </table:table-cell>
          <table:table-cell>
            <text:p>513150503</text:p>
          </table:table-cell>
          <table:table-cell>
            <text:p>93908153</text:p>
          </table:table-cell>
          <table:table-cell>
            <text:p>558412362</text:p>
          </table:table-cell>
          <table:table-cell>
            <text:p>300796424</text:p>
          </table:table-cell>
          <table:table-cell>
            <text:p>60421733</text:p>
          </table:table-cell>
          <table:table-cell>
            <text:p>474797884</text:p>
          </table:table-cell>
        </table:table-row>
        <table:table-row>
          <table:table-cell>
            <text:p>965019658</text:p>
          </table:table-cell>
          <table:table-cell>
            <text:p>146828564</text:p>
          </table:table-cell>
          <table:table-cell>
            <text:p>130571111</text:p>
          </table:table-cell>
          <table:table-cell>
            <text:p>786749551</text:p>
          </table:table-cell>
          <table:table-cell>
            <text:p>316343962</text:p>
          </table:table-cell>
          <table:table-cell>
            <text:p>679909902</text:p>
          </table:table-cell>
          <table:table-cell>
            <text:p>413882826</text:p>
          </table:table-cell>
        </table:table-row>
        <table:table-row>
          <table:table-cell>
            <text:p>71315328</text:p>
          </table:table-cell>
          <table:table-cell>
            <text:p>88941683</text:p>
          </table:table-cell>
          <table:table-cell>
            <text:p>155972084</text:p>
          </table:table-cell>
          <table:table-cell>
            <text:p>270507547</text:p>
          </table:table-cell>
          <table:table-cell>
            <text:p>361219470</text:p>
          </table:table-cell>
          <table:table-cell>
            <text:p>440861371</text:p>
          </table:table-cell>
          <table:table-cell>
            <text:p>797151051</text:p>
          </table:table-cell>
        </table:table-row>
        <table:table-row>
          <table:table-cell>
            <text:p>962533934</text:p>
          </table:table-cell>
          <table:table-cell>
            <text:p>76145482</text:p>
          </table:table-cell>
          <table:table-cell>
            <text:p>713260024</text:p>
          </table:table-cell>
          <table:table-cell>
            <text:p>108142104</text:p>
          </table:table-cell>
          <table:table-cell>
            <text:p>355834190</text:p>
          </table:table-cell>
          <table:table-cell>
            <text:p>312429135</text:p>
          </table:table-cell>
          <table:table-cell>
            <text:p>196207131</text:p>
          </table:table-cell>
        </table:table-row>
        <table:table-row>
          <table:table-cell>
            <text:p>425064311</text:p>
          </table:table-cell>
          <table:table-cell>
            <text:p>135195420</text:p>
          </table:table-cell>
          <table:table-cell>
            <text:p>775839003</text:p>
          </table:table-cell>
          <table:table-cell>
            <text:p>577863762</text:p>
          </table:table-cell>
          <table:table-cell>
            <text:p>12506645</text:p>
          </table:table-cell>
          <table:table-cell>
            <text:p>621518136</text:p>
          </table:table-cell>
          <table:table-cell>
            <text:p>870156342</text:p>
          </table:table-cell>
        </table:table-row>
        <table:table-row>
          <table:table-cell>
            <text:p>391703558</text:p>
          </table:table-cell>
          <table:table-cell>
            <text:p>486417614</text:p>
          </table:table-cell>
          <table:table-cell>
            <text:p>511874777</text:p>
          </table:table-cell>
          <table:table-cell>
            <text:p>340591414</text:p>
          </table:table-cell>
          <table:table-cell>
            <text:p>432368026</text:p>
          </table:table-cell>
          <table:table-cell>
            <text:p>643872707</text:p>
          </table:table-cell>
          <table:table-cell>
            <text:p>651183946</text:p>
          </table:table-cell>
        </table:table-row>
        <table:table-row>
          <table:table-cell>
            <text:p>875143061</text:p>
          </table:table-cell>
          <table:table-cell>
            <text:p>581241308</text:p>
          </table:table-cell>
          <table:table-cell>
            <text:p>111903675</text:p>
          </table:table-cell>
          <table:table-cell>
            <text:p>995092138</text:p>
          </table:table-cell>
          <table:table-cell>
            <text:p>337426936</text:p>
          </table:table-cell>
          <table:table-cell>
            <text:p>476184167</text:p>
          </table:table-cell>
          <table:table-cell>
            <text:p>540335939</text:p>
          </table:table-cell>
        </table:table-row>
        <table:table-row>
          <table:table-cell>
            <text:p>427385890</text:p>
          </table:table-cell>
          <table:table-cell>
            <text:p>167567283</text:p>
          </table:table-cell>
          <table:table-cell>
            <text:p>36818197</text:p>
          </table:table-cell>
          <table:table-cell>
            <text:p>231906483</text:p>
          </table:table-cell>
          <table:table-cell>
            <text:p>875992801</text:p>
          </table:table-cell>
          <table:table-cell>
            <text:p>964863273</text:p>
          </table:table-cell>
          <table:table-cell>
            <text:p>865402511</text:p>
          </table:table-cell>
        </table:table-row>
        <table:table-row>
          <table:table-cell>
            <text:p>975592920</text:p>
          </table:table-cell>
          <table:table-cell>
            <text:p>159905740</text:p>
          </table:table-cell>
          <table:table-cell>
            <text:p>733941594</text:p>
          </table:table-cell>
          <table:table-cell>
            <text:p>15192957</text:p>
          </table:table-cell>
          <table:table-cell>
            <text:p>266496131</text:p>
          </table:table-cell>
          <table:table-cell>
            <text:p>77815094</text:p>
          </table:table-cell>
          <table:table-cell>
            <text:p>628259996</text:p>
          </table:table-cell>
        </table:table-row>
        <table:table-row>
          <table:table-cell>
            <text:p>776783505</text:p>
          </table:table-cell>
          <table:table-cell>
            <text:p>584295546</text:p>
          </table:table-cell>
          <table:table-cell>
            <text:p>230732733</text:p>
          </table:table-cell>
          <table:table-cell>
            <text:p>747107271</text:p>
          </table:table-cell>
          <table:table-cell>
            <text:p>284369063</text:p>
          </table:table-cell>
          <table:table-cell>
            <text:p>744140573</text:p>
          </table:table-cell>
          <table:table-cell>
            <text:p>147534851</text:p>
          </table:table-cell>
        </table:table-row>
        <table:table-row>
          <table:table-cell>
            <text:p>862523314</text:p>
          </table:table-cell>
          <table:table-cell>
            <text:p>517862489</text:p>
          </table:table-cell>
          <table:table-cell>
            <text:p>821265065</text:p>
          </table:table-cell>
          <table:table-cell>
            <text:p>876233523</text:p>
          </table:table-cell>
          <table:table-cell>
            <text:p>720870026</text:p>
          </table:table-cell>
          <table:table-cell>
            <text:p>601212374</text:p>
          </table:table-cell>
          <table:table-cell>
            <text:p>161118686</text:p>
          </table:table-cell>
        </table:table-row>
        <table:table-row>
          <table:table-cell>
            <text:p>655534981</text:p>
          </table:table-cell>
          <table:table-cell>
            <text:p>792438332</text:p>
          </table:table-cell>
          <table:table-cell>
            <text:p>130888216</text:p>
          </table:table-cell>
          <table:table-cell>
            <text:p>262130105</text:p>
          </table:table-cell>
          <table:table-cell>
            <text:p>921583586</text:p>
          </table:table-cell>
          <table:table-cell>
            <text:p>979490282</text:p>
          </table:table-cell>
          <table:table-cell>
            <text:p>564294869</text:p>
          </table:table-cell>
        </table:table-row>
        <table:table-row>
          <table:table-cell>
            <text:p>330720564</text:p>
          </table:table-cell>
          <table:table-cell>
            <text:p>851103203</text:p>
          </table:table-cell>
          <table:table-cell>
            <text:p>553057633</text:p>
          </table:table-cell>
          <table:table-cell>
            <text:p>164140693</text:p>
          </table:table-cell>
          <table:table-cell>
            <text:p>980467237</text:p>
          </table:table-cell>
          <table:table-cell>
            <text:p>1858978</text:p>
          </table:table-cell>
          <table:table-cell>
            <text:p>356072097</text:p>
          </table:table-cell>
        </table:table-row>
        <table:table-row>
          <table:table-cell>
            <text:p>843785106</text:p>
          </table:table-cell>
          <table:table-cell>
            <text:p>106760085</text:p>
          </table:table-cell>
          <table:table-cell>
            <text:p>560958234</text:p>
          </table:table-cell>
          <table:table-cell>
            <text:p>416867738</text:p>
          </table:table-cell>
          <table:table-cell>
            <text:p>21191481</text:p>
          </table:table-cell>
          <table:table-cell>
            <text:p>372938082</text:p>
          </table:table-cell>
          <table:table-cell>
            <text:p>477237541</text:p>
          </table:table-cell>
        </table:table-row>
        <table:table-row>
          <table:table-cell>
            <text:p>446462861</text:p>
          </table:table-cell>
          <table:table-cell>
            <text:p>926119351</text:p>
          </table:table-cell>
          <table:table-cell>
            <text:p>824219595</text:p>
          </table:table-cell>
          <table:table-cell>
            <text:p>323256145</text:p>
          </table:table-cell>
          <table:table-cell>
            <text:p>568529401</text:p>
          </table:table-cell>
          <table:table-cell>
            <text:p>902687998</text:p>
          </table:table-cell>
          <table:table-cell>
            <text:p>506847231</text:p>
          </table:table-cell>
        </table:table-row>
        <table:table-row>
          <table:table-cell>
            <text:p>93517276</text:p>
          </table:table-cell>
          <table:table-cell>
            <text:p>303052556</text:p>
          </table:table-cell>
          <table:table-cell>
            <text:p>115745369</text:p>
          </table:table-cell>
          <table:table-cell>
            <text:p>656431802</text:p>
          </table:table-cell>
          <table:table-cell>
            <text:p>829747300</text:p>
          </table:table-cell>
          <table:table-cell>
            <text:p>242013121</text:p>
          </table:table-cell>
          <table:table-cell>
            <text:p>695251341</text:p>
          </table:table-cell>
        </table:table-row>
        <table:table-row>
          <table:table-cell>
            <text:p>740258880</text:p>
          </table:table-cell>
          <table:table-cell>
            <text:p>876339771</text:p>
          </table:table-cell>
          <table:table-cell>
            <text:p>581038929</text:p>
          </table:table-cell>
          <table:table-cell>
            <text:p>567213324</text:p>
          </table:table-cell>
          <table:table-cell>
            <text:p>132013442</text:p>
          </table:table-cell>
          <table:table-cell>
            <text:p>978305804</text:p>
          </table:table-cell>
          <table:table-cell>
            <text:p>582303575</text:p>
          </table:table-cell>
        </table:table-row>
        <table:table-row>
          <table:table-cell>
            <text:p>465306881</text:p>
          </table:table-cell>
          <table:table-cell>
            <text:p>689820864</text:p>
          </table:table-cell>
          <table:table-cell>
            <text:p>84067864</text:p>
          </table:table-cell>
          <table:table-cell>
            <text:p>237464430</text:p>
          </table:table-cell>
          <table:table-cell>
            <text:p>803763554</text:p>
          </table:table-cell>
          <table:table-cell>
            <text:p>462651019</text:p>
          </table:table-cell>
          <table:table-cell>
            <text:p>597604776</text:p>
          </table:table-cell>
        </table:table-row>
        <table:table-row>
          <table:table-cell>
            <text:p>394775936</text:p>
          </table:table-cell>
          <table:table-cell>
            <text:p>122521789</text:p>
          </table:table-cell>
          <table:table-cell>
            <text:p>978230370</text:p>
          </table:table-cell>
          <table:table-cell>
            <text:p>924059459</text:p>
          </table:table-cell>
          <table:table-cell>
            <text:p>420856361</text:p>
          </table:table-cell>
          <table:table-cell>
            <text:p>536465112</text:p>
          </table:table-cell>
          <table:table-cell>
            <text:p>674337331</text:p>
          </table:table-cell>
        </table:table-row>
        <table:table-row>
          <table:table-cell>
            <text:p>905691390</text:p>
          </table:table-cell>
          <table:table-cell>
            <text:p>699506945</text:p>
          </table:table-cell>
          <table:table-cell>
            <text:p>722700456</text:p>
          </table:table-cell>
          <table:table-cell>
            <text:p>791593502</text:p>
          </table:table-cell>
          <table:table-cell>
            <text:p>721194953</text:p>
          </table:table-cell>
          <table:table-cell>
            <text:p>993598890</text:p>
          </table:table-cell>
          <table:table-cell>
            <text:p>954748423</text:p>
          </table:table-cell>
        </table:table-row>
        <table:table-row>
          <table:table-cell>
            <text:p>511951576</text:p>
          </table:table-cell>
          <table:table-cell>
            <text:p>920634968</text:p>
          </table:table-cell>
          <table:table-cell>
            <text:p>350056665</text:p>
          </table:table-cell>
          <table:table-cell>
            <text:p>75316271</text:p>
          </table:table-cell>
          <table:table-cell>
            <text:p>699300377</text:p>
          </table:table-cell>
          <table:table-cell>
            <text:p>968633261</text:p>
          </table:table-cell>
          <table:table-cell>
            <text:p>710445822</text:p>
          </table:table-cell>
        </table:table-row>
        <table:table-row>
          <table:table-cell>
            <text:p>481997525</text:p>
          </table:table-cell>
          <table:table-cell>
            <text:p>77938517</text:p>
          </table:table-cell>
          <table:table-cell>
            <text:p>292506123</text:p>
          </table:table-cell>
          <table:table-cell>
            <text:p>831255615</text:p>
          </table:table-cell>
          <table:table-cell>
            <text:p>934615949</text:p>
          </table:table-cell>
          <table:table-cell>
            <text:p>894890660</text:p>
          </table:table-cell>
          <table:table-cell>
            <text:p>468694197</text:p>
          </table:table-cell>
        </table:table-row>
        <table:table-row>
          <table:table-cell>
            <text:p>561447896</text:p>
          </table:table-cell>
          <table:table-cell>
            <text:p>375257887</text:p>
          </table:table-cell>
          <table:table-cell>
            <text:p>155393115</text:p>
          </table:table-cell>
          <table:table-cell>
            <text:p>603087169</text:p>
          </table:table-cell>
          <table:table-cell>
            <text:p>302986976</text:p>
          </table:table-cell>
          <table:table-cell>
            <text:p>635940460</text:p>
          </table:table-cell>
          <table:table-cell>
            <text:p>155771133</text:p>
          </table:table-cell>
        </table:table-row>
        <table:table-row>
          <table:table-cell>
            <text:p>91233733</text:p>
          </table:table-cell>
          <table:table-cell>
            <text:p>777691209</text:p>
          </table:table-cell>
          <table:table-cell>
            <text:p>740989394</text:p>
          </table:table-cell>
          <table:table-cell>
            <text:p>317975466</text:p>
          </table:table-cell>
          <table:table-cell>
            <text:p>316169156</text:p>
          </table:table-cell>
          <table:table-cell>
            <text:p>949655071</text:p>
          </table:table-cell>
          <table:table-cell>
            <text:p>619273846</text:p>
          </table:table-cell>
        </table:table-row>
        <table:table-row>
          <table:table-cell>
            <text:p>572848693</text:p>
          </table:table-cell>
          <table:table-cell>
            <text:p>705211586</text:p>
          </table:table-cell>
          <table:table-cell>
            <text:p>537060760</text:p>
          </table:table-cell>
          <table:table-cell>
            <text:p>122557595</text:p>
          </table:table-cell>
          <table:table-cell>
            <text:p>255050954</text:p>
          </table:table-cell>
          <table:table-cell>
            <text:p>487106149</text:p>
          </table:table-cell>
          <table:table-cell>
            <text:p>12268791</text:p>
          </table:table-cell>
        </table:table-row>
        <table:table-row>
          <table:table-cell>
            <text:p>907563681</text:p>
          </table:table-cell>
          <table:table-cell>
            <text:p>294738930</text:p>
          </table:table-cell>
          <table:table-cell>
            <text:p>178579182</text:p>
          </table:table-cell>
          <table:table-cell>
            <text:p>923703644</text:p>
          </table:table-cell>
          <table:table-cell>
            <text:p>671760732</text:p>
          </table:table-cell>
          <table:table-cell>
            <text:p>528547083</text:p>
          </table:table-cell>
          <table:table-cell>
            <text:p>854939208</text:p>
          </table:table-cell>
        </table:table-row>
        <table:table-row>
          <table:table-cell>
            <text:p>644958189</text:p>
          </table:table-cell>
          <table:table-cell>
            <text:p>195674816</text:p>
          </table:table-cell>
          <table:table-cell>
            <text:p>851063437</text:p>
          </table:table-cell>
          <table:table-cell>
            <text:p>505042072</text:p>
          </table:table-cell>
          <table:table-cell>
            <text:p>906808309</text:p>
          </table:table-cell>
          <table:table-cell>
            <text:p>970678946</text:p>
          </table:table-cell>
          <table:table-cell>
            <text:p>342803985</text:p>
          </table:table-cell>
        </table:table-row>
        <table:table-row>
          <table:table-cell>
            <text:p>145054238</text:p>
          </table:table-cell>
          <table:table-cell>
            <text:p>271028440</text:p>
          </table:table-cell>
          <table:table-cell>
            <text:p>699951697</text:p>
          </table:table-cell>
          <table:table-cell>
            <text:p>551377649</text:p>
          </table:table-cell>
          <table:table-cell>
            <text:p>594977578</text:p>
          </table:table-cell>
          <table:table-cell>
            <text:p>248902521</text:p>
          </table:table-cell>
          <table:table-cell>
            <text:p>541606329</text:p>
          </table:table-cell>
        </table:table-row>
        <table:table-row>
          <table:table-cell>
            <text:p>372409377</text:p>
          </table:table-cell>
          <table:table-cell>
            <text:p>774961404</text:p>
          </table:table-cell>
          <table:table-cell>
            <text:p>900336491</text:p>
          </table:table-cell>
          <table:table-cell>
            <text:p>215595379</text:p>
          </table:table-cell>
          <table:table-cell>
            <text:p>574571952</text:p>
          </table:table-cell>
          <table:table-cell>
            <text:p>20693592</text:p>
          </table:table-cell>
          <table:table-cell>
            <text:p>109258223</text:p>
          </table:table-cell>
        </table:table-row>
        <table:table-row>
          <table:table-cell>
            <text:p>641925202</text:p>
          </table:table-cell>
          <table:table-cell>
            <text:p>16208500</text:p>
          </table:table-cell>
          <table:table-cell>
            <text:p>177177344</text:p>
          </table:table-cell>
          <table:table-cell>
            <text:p>469090019</text:p>
          </table:table-cell>
          <table:table-cell>
            <text:p>516542861</text:p>
          </table:table-cell>
          <table:table-cell>
            <text:p>236526829</text:p>
          </table:table-cell>
          <table:table-cell>
            <text:p>751684916</text:p>
          </table:table-cell>
        </table:table-row>
        <table:table-row>
          <table:table-cell>
            <text:p>974193048</text:p>
          </table:table-cell>
          <table:table-cell>
            <text:p>581682815</text:p>
          </table:table-cell>
          <table:table-cell>
            <text:p>328112661</text:p>
          </table:table-cell>
          <table:table-cell>
            <text:p>486879668</text:p>
          </table:table-cell>
          <table:table-cell>
            <text:p>79039778</text:p>
          </table:table-cell>
          <table:table-cell>
            <text:p>989577645</text:p>
          </table:table-cell>
          <table:table-cell>
            <text:p>195471574</text:p>
          </table:table-cell>
        </table:table-row>
        <table:table-row>
          <table:table-cell>
            <text:p>77798463</text:p>
          </table:table-cell>
          <table:table-cell>
            <text:p>10840218</text:p>
          </table:table-cell>
          <table:table-cell>
            <text:p>185656609</text:p>
          </table:table-cell>
          <table:table-cell>
            <text:p>822683585</text:p>
          </table:table-cell>
          <table:table-cell>
            <text:p>9596780</text:p>
          </table:table-cell>
          <table:table-cell>
            <text:p>984428018</text:p>
          </table:table-cell>
          <table:table-cell>
            <text:p>471598760</text:p>
          </table:table-cell>
        </table:table-row>
        <table:table-row>
          <table:table-cell>
            <text:p>283216342</text:p>
          </table:table-cell>
          <table:table-cell>
            <text:p>249453360</text:p>
          </table:table-cell>
          <table:table-cell>
            <text:p>128188267</text:p>
          </table:table-cell>
          <table:table-cell>
            <text:p>908915432</text:p>
          </table:table-cell>
          <table:table-cell>
            <text:p>280318327</text:p>
          </table:table-cell>
          <table:table-cell>
            <text:p>480113859</text:p>
          </table:table-cell>
          <table:table-cell>
            <text:p>988154615</text:p>
          </table:table-cell>
        </table:table-row>
        <table:table-row>
          <table:table-cell>
            <text:p>900873746</text:p>
          </table:table-cell>
          <table:table-cell>
            <text:p>440615139</text:p>
          </table:table-cell>
          <table:table-cell>
            <text:p>25937511</text:p>
          </table:table-cell>
          <table:table-cell>
            <text:p>120665360</text:p>
          </table:table-cell>
          <table:table-cell>
            <text:p>586642511</text:p>
          </table:table-cell>
          <table:table-cell>
            <text:p>161208903</text:p>
          </table:table-cell>
          <table:table-cell>
            <text:p>684042063</text:p>
          </table:table-cell>
        </table:table-row>
        <table:table-row>
          <table:table-cell>
            <text:p>721080186</text:p>
          </table:table-cell>
          <table:table-cell>
            <text:p>527737091</text:p>
          </table:table-cell>
          <table:table-cell>
            <text:p>375522821</text:p>
          </table:table-cell>
          <table:table-cell>
            <text:p>249248740</text:p>
          </table:table-cell>
          <table:table-cell>
            <text:p>584669463</text:p>
          </table:table-cell>
          <table:table-cell>
            <text:p>342394539</text:p>
          </table:table-cell>
          <table:table-cell>
            <text:p>534784078</text:p>
          </table:table-cell>
        </table:table-row>
        <table:table-row>
          <table:table-cell>
            <text:p>450796161</text:p>
          </table:table-cell>
          <table:table-cell>
            <text:p>680958108</text:p>
          </table:table-cell>
          <table:table-cell>
            <text:p>687056653</text:p>
          </table:table-cell>
          <table:table-cell>
            <text:p>363823762</text:p>
          </table:table-cell>
          <table:table-cell>
            <text:p>581794514</text:p>
          </table:table-cell>
          <table:table-cell>
            <text:p>210432803</text:p>
          </table:table-cell>
          <table:table-cell>
            <text:p>885058994</text:p>
          </table:table-cell>
        </table:table-row>
        <table:table-row>
          <table:table-cell>
            <text:p>594940523</text:p>
          </table:table-cell>
          <table:table-cell>
            <text:p>552379634</text:p>
          </table:table-cell>
          <table:table-cell>
            <text:p>239160272</text:p>
          </table:table-cell>
          <table:table-cell>
            <text:p>365028333</text:p>
          </table:table-cell>
          <table:table-cell>
            <text:p>205447823</text:p>
          </table:table-cell>
          <table:table-cell>
            <text:p>317352237</text:p>
          </table:table-cell>
          <table:table-cell>
            <text:p>87235783</text:p>
          </table:table-cell>
        </table:table-row>
        <table:table-row>
          <table:table-cell>
            <text:p>499764398</text:p>
          </table:table-cell>
          <table:table-cell>
            <text:p>915469899</text:p>
          </table:table-cell>
          <table:table-cell>
            <text:p>414587002</text:p>
          </table:table-cell>
          <table:table-cell>
            <text:p>524971630</text:p>
          </table:table-cell>
          <table:table-cell>
            <text:p>856923163</text:p>
          </table:table-cell>
          <table:table-cell>
            <text:p>452310193</text:p>
          </table:table-cell>
          <table:table-cell>
            <text:p>397661510</text:p>
          </table:table-cell>
        </table:table-row>
        <table:table-row>
          <table:table-cell>
            <text:p>854078033</text:p>
          </table:table-cell>
          <table:table-cell>
            <text:p>198898019</text:p>
          </table:table-cell>
          <table:table-cell>
            <text:p>765575122</text:p>
          </table:table-cell>
          <table:table-cell>
            <text:p>664137671</text:p>
          </table:table-cell>
          <table:table-cell>
            <text:p>472024040</text:p>
          </table:table-cell>
          <table:table-cell>
            <text:p>481750723</text:p>
          </table:table-cell>
          <table:table-cell>
            <text:p>958184399</text:p>
          </table:table-cell>
        </table:table-row>
        <table:table-row>
          <table:table-cell>
            <text:p>146594730</text:p>
          </table:table-cell>
          <table:table-cell>
            <text:p>741661406</text:p>
          </table:table-cell>
          <table:table-cell>
            <text:p>432871998</text:p>
          </table:table-cell>
          <table:table-cell>
            <text:p>590020874</text:p>
          </table:table-cell>
          <table:table-cell>
            <text:p>751015639</text:p>
          </table:table-cell>
          <table:table-cell>
            <text:p>300711254</text:p>
          </table:table-cell>
          <table:table-cell>
            <text:p>425176822</text:p>
          </table:table-cell>
        </table:table-row>
        <table:table-row>
          <table:table-cell>
            <text:p>203772802</text:p>
          </table:table-cell>
          <table:table-cell>
            <text:p>488028880</text:p>
          </table:table-cell>
          <table:table-cell>
            <text:p>817259051</text:p>
          </table:table-cell>
          <table:table-cell>
            <text:p>340782132</text:p>
          </table:table-cell>
          <table:table-cell>
            <text:p>804833111</text:p>
          </table:table-cell>
          <table:table-cell>
            <text:p>291223562</text:p>
          </table:table-cell>
          <table:table-cell>
            <text:p>736061359</text:p>
          </table:table-cell>
        </table:table-row>
        <table:table-row>
          <table:table-cell>
            <text:p>46928779</text:p>
          </table:table-cell>
          <table:table-cell>
            <text:p>940445901</text:p>
          </table:table-cell>
          <table:table-cell>
            <text:p>758640161</text:p>
          </table:table-cell>
          <table:table-cell>
            <text:p>256711499</text:p>
          </table:table-cell>
          <table:table-cell>
            <text:p>447291233</text:p>
          </table:table-cell>
          <table:table-cell>
            <text:p>3201878</text:p>
          </table:table-cell>
          <table:table-cell>
            <text:p>122339290</text:p>
          </table:table-cell>
        </table:table-row>
        <table:table-row>
          <table:table-cell>
            <text:p>146676151</text:p>
          </table:table-cell>
          <table:table-cell>
            <text:p>212063870</text:p>
          </table:table-cell>
          <table:table-cell>
            <text:p>246719586</text:p>
          </table:table-cell>
          <table:table-cell>
            <text:p>251683549</text:p>
          </table:table-cell>
          <table:table-cell>
            <text:p>304498174</text:p>
          </table:table-cell>
          <table:table-cell>
            <text:p>716027005</text:p>
          </table:table-cell>
          <table:table-cell>
            <text:p>319174820</text:p>
          </table:table-cell>
        </table:table-row>
        <table:table-row>
          <table:table-cell>
            <text:p>343889943</text:p>
          </table:table-cell>
          <table:table-cell>
            <text:p>418236965</text:p>
          </table:table-cell>
          <table:table-cell>
            <text:p>622379213</text:p>
          </table:table-cell>
          <table:table-cell>
            <text:p>751072780</text:p>
          </table:table-cell>
          <table:table-cell>
            <text:p>624199939</text:p>
          </table:table-cell>
          <table:table-cell>
            <text:p>701802871</text:p>
          </table:table-cell>
          <table:table-cell>
            <text:p>391412522</text:p>
          </table:table-cell>
        </table:table-row>
        <table:table-row>
          <table:table-cell>
            <text:p>630204580</text:p>
          </table:table-cell>
          <table:table-cell>
            <text:p>69977315</text:p>
          </table:table-cell>
          <table:table-cell>
            <text:p>326294555</text:p>
          </table:table-cell>
          <table:table-cell>
            <text:p>280578013</text:p>
          </table:table-cell>
          <table:table-cell>
            <text:p>536854818</text:p>
          </table:table-cell>
          <table:table-cell>
            <text:p>163571216</text:p>
          </table:table-cell>
          <table:table-cell>
            <text:p>960434799</text:p>
          </table:table-cell>
        </table:table-row>
        <table:table-row>
          <table:table-cell>
            <text:p>574276442</text:p>
          </table:table-cell>
          <table:table-cell>
            <text:p>527529376</text:p>
          </table:table-cell>
          <table:table-cell>
            <text:p>232856902</text:p>
          </table:table-cell>
          <table:table-cell>
            <text:p>773097482</text:p>
          </table:table-cell>
          <table:table-cell>
            <text:p>258619705</text:p>
          </table:table-cell>
          <table:table-cell>
            <text:p>61546461</text:p>
          </table:table-cell>
          <table:table-cell>
            <text:p>85767862</text:p>
          </table:table-cell>
        </table:table-row>
        <table:table-row>
          <table:table-cell>
            <text:p>558539905</text:p>
          </table:table-cell>
          <table:table-cell>
            <text:p>343998242</text:p>
          </table:table-cell>
          <table:table-cell>
            <text:p>30819585</text:p>
          </table:table-cell>
          <table:table-cell>
            <text:p>733755742</text:p>
          </table:table-cell>
          <table:table-cell>
            <text:p>475855630</text:p>
          </table:table-cell>
          <table:table-cell>
            <text:p>244873974</text:p>
          </table:table-cell>
          <table:table-cell>
            <text:p>17681399</text:p>
          </table:table-cell>
        </table:table-row>
        <table:table-row>
          <table:table-cell>
            <text:p>756560598</text:p>
          </table:table-cell>
          <table:table-cell>
            <text:p>881374406</text:p>
          </table:table-cell>
          <table:table-cell>
            <text:p>405329811</text:p>
          </table:table-cell>
          <table:table-cell>
            <text:p>123438026</text:p>
          </table:table-cell>
          <table:table-cell>
            <text:p>117353815</text:p>
          </table:table-cell>
          <table:table-cell>
            <text:p>587412423</text:p>
          </table:table-cell>
          <table:table-cell>
            <text:p>787033681</text:p>
          </table:table-cell>
        </table:table-row>
        <table:table-row>
          <table:table-cell>
            <text:p>594013965</text:p>
          </table:table-cell>
          <table:table-cell>
            <text:p>101293534</text:p>
          </table:table-cell>
          <table:table-cell>
            <text:p>242054016</text:p>
          </table:table-cell>
          <table:table-cell>
            <text:p>343867793</text:p>
          </table:table-cell>
          <table:table-cell>
            <text:p>533021345</text:p>
          </table:table-cell>
          <table:table-cell>
            <text:p>779204929</text:p>
          </table:table-cell>
          <table:table-cell>
            <text:p>51536790</text:p>
          </table:table-cell>
        </table:table-row>
        <table:table-row>
          <table:table-cell>
            <text:p>923061578</text:p>
          </table:table-cell>
          <table:table-cell>
            <text:p>222282557</text:p>
          </table:table-cell>
          <table:table-cell>
            <text:p>788872569</text:p>
          </table:table-cell>
          <table:table-cell>
            <text:p>594941267</text:p>
          </table:table-cell>
          <table:table-cell>
            <text:p>277846216</text:p>
          </table:table-cell>
          <table:table-cell>
            <text:p>628860532</text:p>
          </table:table-cell>
          <table:table-cell>
            <text:p>756147844</text:p>
          </table:table-cell>
        </table:table-row>
        <table:table-row>
          <table:table-cell>
            <text:p>193123862</text:p>
          </table:table-cell>
          <table:table-cell>
            <text:p>51021490</text:p>
          </table:table-cell>
          <table:table-cell>
            <text:p>345648481</text:p>
          </table:table-cell>
          <table:table-cell>
            <text:p>815544328</text:p>
          </table:table-cell>
          <table:table-cell>
            <text:p>653746119</text:p>
          </table:table-cell>
          <table:table-cell>
            <text:p>29690768</text:p>
          </table:table-cell>
          <table:table-cell>
            <text:p>676896212</text:p>
          </table:table-cell>
        </table:table-row>
        <table:table-row>
          <table:table-cell>
            <text:p>707555151</text:p>
          </table:table-cell>
          <table:table-cell>
            <text:p>720955083</text:p>
          </table:table-cell>
          <table:table-cell>
            <text:p>15595025</text:p>
          </table:table-cell>
          <table:table-cell>
            <text:p>118910668</text:p>
          </table:table-cell>
          <table:table-cell>
            <text:p>547510401</text:p>
          </table:table-cell>
          <table:table-cell>
            <text:p>411208616</text:p>
          </table:table-cell>
          <table:table-cell>
            <text:p>441030627</text:p>
          </table:table-cell>
        </table:table-row>
        <table:table-row>
          <table:table-cell>
            <text:p>271682401</text:p>
          </table:table-cell>
          <table:table-cell>
            <text:p>584362747</text:p>
          </table:table-cell>
          <table:table-cell>
            <text:p>838489799</text:p>
          </table:table-cell>
          <table:table-cell>
            <text:p>634726028</text:p>
          </table:table-cell>
          <table:table-cell>
            <text:p>585893761</text:p>
          </table:table-cell>
          <table:table-cell>
            <text:p>69902813</text:p>
          </table:table-cell>
          <table:table-cell>
            <text:p>600389052</text:p>
          </table:table-cell>
        </table:table-row>
        <table:table-row>
          <table:table-cell>
            <text:p>445110831</text:p>
          </table:table-cell>
          <table:table-cell>
            <text:p>396923470</text:p>
          </table:table-cell>
          <table:table-cell>
            <text:p>735966593</text:p>
          </table:table-cell>
          <table:table-cell>
            <text:p>366075467</text:p>
          </table:table-cell>
          <table:table-cell>
            <text:p>763163605</text:p>
          </table:table-cell>
          <table:table-cell>
            <text:p>499116545</text:p>
          </table:table-cell>
          <table:table-cell>
            <text:p>503161034</text:p>
          </table:table-cell>
        </table:table-row>
        <table:table-row>
          <table:table-cell>
            <text:p>795406113</text:p>
          </table:table-cell>
          <table:table-cell>
            <text:p>734894106</text:p>
          </table:table-cell>
          <table:table-cell>
            <text:p>27266978</text:p>
          </table:table-cell>
          <table:table-cell>
            <text:p>360698385</text:p>
          </table:table-cell>
          <table:table-cell>
            <text:p>154547422</text:p>
          </table:table-cell>
          <table:table-cell>
            <text:p>65723101</text:p>
          </table:table-cell>
          <table:table-cell>
            <text:p>657367569</text:p>
          </table:table-cell>
        </table:table-row>
        <table:table-row>
          <table:table-cell>
            <text:p>941205224</text:p>
          </table:table-cell>
          <table:table-cell>
            <text:p>919528953</text:p>
          </table:table-cell>
          <table:table-cell>
            <text:p>686957143</text:p>
          </table:table-cell>
          <table:table-cell>
            <text:p>322092645</text:p>
          </table:table-cell>
          <table:table-cell>
            <text:p>934852566</text:p>
          </table:table-cell>
          <table:table-cell>
            <text:p>956628991</text:p>
          </table:table-cell>
          <table:table-cell>
            <text:p>634217679</text:p>
          </table:table-cell>
        </table:table-row>
        <table:table-row>
          <table:table-cell>
            <text:p>778715788</text:p>
          </table:table-cell>
          <table:table-cell>
            <text:p>977333220</text:p>
          </table:table-cell>
          <table:table-cell>
            <text:p>522164669</text:p>
          </table:table-cell>
          <table:table-cell>
            <text:p>758076050</text:p>
          </table:table-cell>
          <table:table-cell>
            <text:p>545665784</text:p>
          </table:table-cell>
          <table:table-cell>
            <text:p>339315480</text:p>
          </table:table-cell>
          <table:table-cell>
            <text:p>14949205</text:p>
          </table:table-cell>
        </table:table-row>
        <table:table-row>
          <table:table-cell>
            <text:p>581050734</text:p>
          </table:table-cell>
          <table:table-cell>
            <text:p>242828981</text:p>
          </table:table-cell>
          <table:table-cell>
            <text:p>351399159</text:p>
          </table:table-cell>
          <table:table-cell>
            <text:p>249674320</text:p>
          </table:table-cell>
          <table:table-cell>
            <text:p>932038214</text:p>
          </table:table-cell>
          <table:table-cell>
            <text:p>859587719</text:p>
          </table:table-cell>
          <table:table-cell>
            <text:p>826367689</text:p>
          </table:table-cell>
        </table:table-row>
        <table:table-row>
          <table:table-cell>
            <text:p>803451744</text:p>
          </table:table-cell>
          <table:table-cell>
            <text:p>440345710</text:p>
          </table:table-cell>
          <table:table-cell>
            <text:p>432654322</text:p>
          </table:table-cell>
          <table:table-cell>
            <text:p>77340081</text:p>
          </table:table-cell>
          <table:table-cell>
            <text:p>462694431</text:p>
          </table:table-cell>
          <table:table-cell>
            <text:p>886407895</text:p>
          </table:table-cell>
          <table:table-cell>
            <text:p>750496728</text:p>
          </table:table-cell>
        </table:table-row>
        <table:table-row>
          <table:table-cell>
            <text:p>888244021</text:p>
          </table:table-cell>
          <table:table-cell>
            <text:p>949255053</text:p>
          </table:table-cell>
          <table:table-cell>
            <text:p>178804653</text:p>
          </table:table-cell>
          <table:table-cell>
            <text:p>51397907</text:p>
          </table:table-cell>
          <table:table-cell>
            <text:p>448043026</text:p>
          </table:table-cell>
          <table:table-cell>
            <text:p>133775435</text:p>
          </table:table-cell>
          <table:table-cell>
            <text:p>285423549</text:p>
          </table:table-cell>
        </table:table-row>
        <table:table-row>
          <table:table-cell>
            <text:p>556847024</text:p>
          </table:table-cell>
          <table:table-cell>
            <text:p>517881319</text:p>
          </table:table-cell>
          <table:table-cell>
            <text:p>589197539</text:p>
          </table:table-cell>
          <table:table-cell>
            <text:p>998735687</text:p>
          </table:table-cell>
          <table:table-cell>
            <text:p>2142337</text:p>
          </table:table-cell>
          <table:table-cell>
            <text:p>828724745</text:p>
          </table:table-cell>
          <table:table-cell>
            <text:p>647074665</text:p>
          </table:table-cell>
        </table:table-row>
        <table:table-row>
          <table:table-cell>
            <text:p>79056574</text:p>
          </table:table-cell>
          <table:table-cell>
            <text:p>35021006</text:p>
          </table:table-cell>
          <table:table-cell>
            <text:p>268528801</text:p>
          </table:table-cell>
          <table:table-cell>
            <text:p>528999952</text:p>
          </table:table-cell>
          <table:table-cell>
            <text:p>695316354</text:p>
          </table:table-cell>
          <table:table-cell>
            <text:p>764297367</text:p>
          </table:table-cell>
          <table:table-cell>
            <text:p>397361518</text:p>
          </table:table-cell>
        </table:table-row>
        <table:table-row>
          <table:table-cell>
            <text:p>457275463</text:p>
          </table:table-cell>
          <table:table-cell>
            <text:p>144816538</text:p>
          </table:table-cell>
          <table:table-cell>
            <text:p>765761012</text:p>
          </table:table-cell>
          <table:table-cell>
            <text:p>850722416</text:p>
          </table:table-cell>
          <table:table-cell>
            <text:p>238184331</text:p>
          </table:table-cell>
          <table:table-cell>
            <text:p>342779736</text:p>
          </table:table-cell>
          <table:table-cell>
            <text:p>769443694</text:p>
          </table:table-cell>
        </table:table-row>
        <table:table-row>
          <table:table-cell>
            <text:p>314768036</text:p>
          </table:table-cell>
          <table:table-cell>
            <text:p>425161309</text:p>
          </table:table-cell>
          <table:table-cell>
            <text:p>34304736</text:p>
          </table:table-cell>
          <table:table-cell>
            <text:p>779141900</text:p>
          </table:table-cell>
          <table:table-cell>
            <text:p>687454230</text:p>
          </table:table-cell>
          <table:table-cell>
            <text:p>851833723</text:p>
          </table:table-cell>
          <table:table-cell>
            <text:p>246966523</text:p>
          </table:table-cell>
        </table:table-row>
        <table:table-row>
          <table:table-cell>
            <text:p>696335289</text:p>
          </table:table-cell>
          <table:table-cell>
            <text:p>957043585</text:p>
          </table:table-cell>
          <table:table-cell>
            <text:p>47844901</text:p>
          </table:table-cell>
          <table:table-cell>
            <text:p>847053536</text:p>
          </table:table-cell>
          <table:table-cell>
            <text:p>97099712</text:p>
          </table:table-cell>
          <table:table-cell>
            <text:p>153507473</text:p>
          </table:table-cell>
          <table:table-cell>
            <text:p>281803416</text:p>
          </table:table-cell>
        </table:table-row>
        <table:table-row>
          <table:table-cell>
            <text:p>819907436</text:p>
          </table:table-cell>
          <table:table-cell>
            <text:p>127589652</text:p>
          </table:table-cell>
          <table:table-cell>
            <text:p>621884822</text:p>
          </table:table-cell>
          <table:table-cell>
            <text:p>349018096</text:p>
          </table:table-cell>
          <table:table-cell>
            <text:p>230607204</text:p>
          </table:table-cell>
          <table:table-cell>
            <text:p>797697809</text:p>
          </table:table-cell>
          <table:table-cell>
            <text:p>307211110</text:p>
          </table:table-cell>
        </table:table-row>
        <table:table-row>
          <table:table-cell>
            <text:p>535800934</text:p>
          </table:table-cell>
          <table:table-cell>
            <text:p>552315837</text:p>
          </table:table-cell>
          <table:table-cell>
            <text:p>142352077</text:p>
          </table:table-cell>
          <table:table-cell>
            <text:p>980827890</text:p>
          </table:table-cell>
          <table:table-cell>
            <text:p>106322849</text:p>
          </table:table-cell>
          <table:table-cell>
            <text:p>438661203</text:p>
          </table:table-cell>
          <table:table-cell>
            <text:p>843729982</text:p>
          </table:table-cell>
        </table:table-row>
        <table:table-row>
          <table:table-cell>
            <text:p>189268233</text:p>
          </table:table-cell>
          <table:table-cell>
            <text:p>439709240</text:p>
          </table:table-cell>
          <table:table-cell>
            <text:p>219039615</text:p>
          </table:table-cell>
          <table:table-cell>
            <text:p>514239235</text:p>
          </table:table-cell>
          <table:table-cell>
            <text:p>859188507</text:p>
          </table:table-cell>
          <table:table-cell>
            <text:p>822387882</text:p>
          </table:table-cell>
          <table:table-cell>
            <text:p>361829508</text:p>
          </table:table-cell>
        </table:table-row>
        <table:table-row>
          <table:table-cell>
            <text:p>612973253</text:p>
          </table:table-cell>
          <table:table-cell>
            <text:p>618998629</text:p>
          </table:table-cell>
          <table:table-cell>
            <text:p>426273341</text:p>
          </table:table-cell>
          <table:table-cell>
            <text:p>254851340</text:p>
          </table:table-cell>
          <table:table-cell>
            <text:p>870257737</text:p>
          </table:table-cell>
          <table:table-cell>
            <text:p>213813916</text:p>
          </table:table-cell>
          <table:table-cell>
            <text:p>104178340</text:p>
          </table:table-cell>
        </table:table-row>
        <table:table-row>
          <table:table-cell>
            <text:p>603755772</text:p>
          </table:table-cell>
          <table:table-cell>
            <text:p>583533000</text:p>
          </table:table-cell>
          <table:table-cell>
            <text:p>319203328</text:p>
          </table:table-cell>
          <table:table-cell>
            <text:p>870771608</text:p>
          </table:table-cell>
          <table:table-cell>
            <text:p>387575158</text:p>
          </table:table-cell>
          <table:table-cell>
            <text:p>204224696</text:p>
          </table:table-cell>
          <table:table-cell>
            <text:p>271502355</text:p>
          </table:table-cell>
        </table:table-row>
        <table:table-row>
          <table:table-cell>
            <text:p>907011414</text:p>
          </table:table-cell>
          <table:table-cell>
            <text:p>597627410</text:p>
          </table:table-cell>
          <table:table-cell>
            <text:p>712961772</text:p>
          </table:table-cell>
          <table:table-cell>
            <text:p>143986179</text:p>
          </table:table-cell>
          <table:table-cell>
            <text:p>6269469</text:p>
          </table:table-cell>
          <table:table-cell>
            <text:p>878929541</text:p>
          </table:table-cell>
          <table:table-cell>
            <text:p>82526578</text:p>
          </table:table-cell>
        </table:table-row>
        <table:table-row>
          <table:table-cell>
            <text:p>293483849</text:p>
          </table:table-cell>
          <table:table-cell>
            <text:p>200480747</text:p>
          </table:table-cell>
          <table:table-cell>
            <text:p>828345017</text:p>
          </table:table-cell>
          <table:table-cell>
            <text:p>714712502</text:p>
          </table:table-cell>
          <table:table-cell>
            <text:p>43640819</text:p>
          </table:table-cell>
          <table:table-cell>
            <text:p>730540419</text:p>
          </table:table-cell>
          <table:table-cell>
            <text:p>815433098</text:p>
          </table:table-cell>
        </table:table-row>
        <table:table-row>
          <table:table-cell>
            <text:p>473115663</text:p>
          </table:table-cell>
          <table:table-cell>
            <text:p>149339742</text:p>
          </table:table-cell>
          <table:table-cell>
            <text:p>3842762</text:p>
          </table:table-cell>
          <table:table-cell>
            <text:p>666745996</text:p>
          </table:table-cell>
          <table:table-cell>
            <text:p>573569500</text:p>
          </table:table-cell>
          <table:table-cell>
            <text:p>893596880</text:p>
          </table:table-cell>
          <table:table-cell>
            <text:p>788949401</text:p>
          </table:table-cell>
        </table:table-row>
        <table:table-row>
          <table:table-cell>
            <text:p>819260460</text:p>
          </table:table-cell>
          <table:table-cell>
            <text:p>590200510</text:p>
          </table:table-cell>
          <table:table-cell>
            <text:p>290009183</text:p>
          </table:table-cell>
          <table:table-cell>
            <text:p>272910257</text:p>
          </table:table-cell>
          <table:table-cell>
            <text:p>266950262</text:p>
          </table:table-cell>
          <table:table-cell>
            <text:p>699525959</text:p>
          </table:table-cell>
          <table:table-cell>
            <text:p>585776857</text:p>
          </table:table-cell>
        </table:table-row>
        <table:table-row>
          <table:table-cell>
            <text:p>799872896</text:p>
          </table:table-cell>
          <table:table-cell>
            <text:p>683538612</text:p>
          </table:table-cell>
          <table:table-cell>
            <text:p>594172815</text:p>
          </table:table-cell>
          <table:table-cell>
            <text:p>367122656</text:p>
          </table:table-cell>
          <table:table-cell>
            <text:p>899514577</text:p>
          </table:table-cell>
          <table:table-cell>
            <text:p>935287433</text:p>
          </table:table-cell>
          <table:table-cell>
            <text:p>84624473</text:p>
          </table:table-cell>
        </table:table-row>
        <table:table-row>
          <table:table-cell>
            <text:p>459174475</text:p>
          </table:table-cell>
          <table:table-cell>
            <text:p>943321347</text:p>
          </table:table-cell>
          <table:table-cell>
            <text:p>115212820</text:p>
          </table:table-cell>
          <table:table-cell>
            <text:p>127094317</text:p>
          </table:table-cell>
          <table:table-cell>
            <text:p>244129798</text:p>
          </table:table-cell>
          <table:table-cell>
            <text:p>602301151</text:p>
          </table:table-cell>
          <table:table-cell>
            <text:p>443938146</text:p>
          </table:table-cell>
        </table:table-row>
        <table:table-row>
          <table:table-cell>
            <text:p>440348762</text:p>
          </table:table-cell>
          <table:table-cell>
            <text:p>394262061</text:p>
          </table:table-cell>
          <table:table-cell>
            <text:p>901871624</text:p>
          </table:table-cell>
          <table:table-cell>
            <text:p>578378286</text:p>
          </table:table-cell>
          <table:table-cell>
            <text:p>950764451</text:p>
          </table:table-cell>
          <table:table-cell>
            <text:p>996408591</text:p>
          </table:table-cell>
          <table:table-cell>
            <text:p>312899126</text:p>
          </table:table-cell>
        </table:table-row>
        <table:table-row>
          <table:table-cell>
            <text:p>968477556</text:p>
          </table:table-cell>
          <table:table-cell>
            <text:p>853300078</text:p>
          </table:table-cell>
          <table:table-cell>
            <text:p>907754589</text:p>
          </table:table-cell>
          <table:table-cell>
            <text:p>270746803</text:p>
          </table:table-cell>
          <table:table-cell>
            <text:p>824135444</text:p>
          </table:table-cell>
          <table:table-cell>
            <text:p>472005196</text:p>
          </table:table-cell>
          <table:table-cell>
            <text:p>518756077</text:p>
          </table:table-cell>
        </table:table-row>
        <table:table-row>
          <table:table-cell>
            <text:p>731935116</text:p>
          </table:table-cell>
          <table:table-cell>
            <text:p>382320009</text:p>
          </table:table-cell>
          <table:table-cell>
            <text:p>186679880</text:p>
          </table:table-cell>
          <table:table-cell>
            <text:p>997023957</text:p>
          </table:table-cell>
          <table:table-cell>
            <text:p>550720186</text:p>
          </table:table-cell>
          <table:table-cell>
            <text:p>416353123</text:p>
          </table:table-cell>
          <table:table-cell>
            <text:p>111139090</text:p>
          </table:table-cell>
        </table:table-row>
        <table:table-row>
          <table:table-cell>
            <text:p>41501062</text:p>
          </table:table-cell>
          <table:table-cell>
            <text:p>197297396</text:p>
          </table:table-cell>
          <table:table-cell>
            <text:p>289067125</text:p>
          </table:table-cell>
          <table:table-cell>
            <text:p>464505982</text:p>
          </table:table-cell>
          <table:table-cell>
            <text:p>548046216</text:p>
          </table:table-cell>
          <table:table-cell>
            <text:p>330881339</text:p>
          </table:table-cell>
          <table:table-cell>
            <text:p>318117637</text:p>
          </table:table-cell>
        </table:table-row>
        <table:table-row>
          <table:table-cell>
            <text:p>48556341</text:p>
          </table:table-cell>
          <table:table-cell>
            <text:p>420066789</text:p>
          </table:table-cell>
          <table:table-cell>
            <text:p>828263886</text:p>
          </table:table-cell>
          <table:table-cell>
            <text:p>296297150</text:p>
          </table:table-cell>
          <table:table-cell>
            <text:p>525788300</text:p>
          </table:table-cell>
          <table:table-cell>
            <text:p>347762362</text:p>
          </table:table-cell>
          <table:table-cell>
            <text:p>322129092</text:p>
          </table:table-cell>
        </table:table-row>
        <table:table-row>
          <table:table-cell>
            <text:p>19642322</text:p>
          </table:table-cell>
          <table:table-cell>
            <text:p>939927339</text:p>
          </table:table-cell>
          <table:table-cell>
            <text:p>662813170</text:p>
          </table:table-cell>
          <table:table-cell>
            <text:p>823186844</text:p>
          </table:table-cell>
          <table:table-cell>
            <text:p>386705850</text:p>
          </table:table-cell>
          <table:table-cell>
            <text:p>456545031</text:p>
          </table:table-cell>
          <table:table-cell>
            <text:p>864444193</text:p>
          </table:table-cell>
        </table:table-row>
        <table:table-row>
          <table:table-cell>
            <text:p>414153049</text:p>
          </table:table-cell>
          <table:table-cell>
            <text:p>471677823</text:p>
          </table:table-cell>
          <table:table-cell>
            <text:p>1613216</text:p>
          </table:table-cell>
          <table:table-cell>
            <text:p>345707138</text:p>
          </table:table-cell>
          <table:table-cell>
            <text:p>435033002</text:p>
          </table:table-cell>
          <table:table-cell>
            <text:p>779185139</text:p>
          </table:table-cell>
          <table:table-cell>
            <text:p>103008511</text:p>
          </table:table-cell>
        </table:table-row>
        <table:table-row>
          <table:table-cell>
            <text:p>837292387</text:p>
          </table:table-cell>
          <table:table-cell>
            <text:p>691892666</text:p>
          </table:table-cell>
          <table:table-cell>
            <text:p>611782613</text:p>
          </table:table-cell>
          <table:table-cell>
            <text:p>704787964</text:p>
          </table:table-cell>
          <table:table-cell>
            <text:p>932279152</text:p>
          </table:table-cell>
          <table:table-cell>
            <text:p>619109748</text:p>
          </table:table-cell>
          <table:table-cell>
            <text:p>102376025</text:p>
          </table:table-cell>
        </table:table-row>
        <table:table-row>
          <table:table-cell>
            <text:p>794119153</text:p>
          </table:table-cell>
          <table:table-cell>
            <text:p>211979766</text:p>
          </table:table-cell>
          <table:table-cell>
            <text:p>576015891</text:p>
          </table:table-cell>
          <table:table-cell>
            <text:p>58622521</text:p>
          </table:table-cell>
          <table:table-cell>
            <text:p>58831102</text:p>
          </table:table-cell>
          <table:table-cell>
            <text:p>638316441</text:p>
          </table:table-cell>
          <table:table-cell>
            <text:p>936442373</text:p>
          </table:table-cell>
        </table:table-row>
        <table:table-row>
          <table:table-cell>
            <text:p>316345701</text:p>
          </table:table-cell>
          <table:table-cell>
            <text:p>410067266</text:p>
          </table:table-cell>
          <table:table-cell>
            <text:p>972979333</text:p>
          </table:table-cell>
          <table:table-cell>
            <text:p>422918748</text:p>
          </table:table-cell>
          <table:table-cell>
            <text:p>957847555</text:p>
          </table:table-cell>
          <table:table-cell>
            <text:p>125176702</text:p>
          </table:table-cell>
          <table:table-cell>
            <text:p>505924735</text:p>
          </table:table-cell>
        </table:table-row>
        <table:table-row>
          <table:table-cell>
            <text:p>427950274</text:p>
          </table:table-cell>
          <table:table-cell>
            <text:p>44937395</text:p>
          </table:table-cell>
          <table:table-cell>
            <text:p>412560782</text:p>
          </table:table-cell>
          <table:table-cell>
            <text:p>867207739</text:p>
          </table:table-cell>
          <table:table-cell>
            <text:p>965484155</text:p>
          </table:table-cell>
          <table:table-cell>
            <text:p>198976545</text:p>
          </table:table-cell>
          <table:table-cell>
            <text:p>882394916</text:p>
          </table:table-cell>
        </table:table-row>
        <table:table-row>
          <table:table-cell>
            <text:p>686391109</text:p>
          </table:table-cell>
          <table:table-cell>
            <text:p>371390186</text:p>
          </table:table-cell>
          <table:table-cell>
            <text:p>172090868</text:p>
          </table:table-cell>
          <table:table-cell>
            <text:p>775143036</text:p>
          </table:table-cell>
          <table:table-cell>
            <text:p>991290128</text:p>
          </table:table-cell>
          <table:table-cell>
            <text:p>562892750</text:p>
          </table:table-cell>
          <table:table-cell>
            <text:p>662788072</text:p>
          </table:table-cell>
        </table:table-row>
        <table:table-row>
          <table:table-cell>
            <text:p>465059148</text:p>
          </table:table-cell>
          <table:table-cell>
            <text:p>155508768</text:p>
          </table:table-cell>
          <table:table-cell>
            <text:p>673033544</text:p>
          </table:table-cell>
          <table:table-cell>
            <text:p>190922727</text:p>
          </table:table-cell>
          <table:table-cell>
            <text:p>297474119</text:p>
          </table:table-cell>
          <table:table-cell>
            <text:p>980267170</text:p>
          </table:table-cell>
          <table:table-cell>
            <text:p>637793902</text:p>
          </table:table-cell>
        </table:table-row>
        <table:table-row>
          <table:table-cell>
            <text:p>320205070</text:p>
          </table:table-cell>
          <table:table-cell>
            <text:p>687973319</text:p>
          </table:table-cell>
          <table:table-cell>
            <text:p>113444081</text:p>
          </table:table-cell>
          <table:table-cell>
            <text:p>616921824</text:p>
          </table:table-cell>
          <table:table-cell>
            <text:p>294919508</text:p>
          </table:table-cell>
          <table:table-cell>
            <text:p>376664774</text:p>
          </table:table-cell>
          <table:table-cell>
            <text:p>276027266</text:p>
          </table:table-cell>
        </table:table-row>
        <table:table-row>
          <table:table-cell>
            <text:p>517633869</text:p>
          </table:table-cell>
          <table:table-cell>
            <text:p>664269511</text:p>
          </table:table-cell>
          <table:table-cell>
            <text:p>631836208</text:p>
          </table:table-cell>
          <table:table-cell>
            <text:p>103357045</text:p>
          </table:table-cell>
          <table:table-cell>
            <text:p>7252557</text:p>
          </table:table-cell>
          <table:table-cell>
            <text:p>7765591</text:p>
          </table:table-cell>
          <table:table-cell>
            <text:p>134036214</text:p>
          </table:table-cell>
        </table:table-row>
        <table:table-row>
          <table:table-cell>
            <text:p>522087882</text:p>
          </table:table-cell>
          <table:table-cell>
            <text:p>593142284</text:p>
          </table:table-cell>
          <table:table-cell>
            <text:p>119086426</text:p>
          </table:table-cell>
          <table:table-cell>
            <text:p>605519556</text:p>
          </table:table-cell>
          <table:table-cell>
            <text:p>589499149</text:p>
          </table:table-cell>
          <table:table-cell>
            <text:p>840092068</text:p>
          </table:table-cell>
          <table:table-cell>
            <text:p>71736034</text:p>
          </table:table-cell>
        </table:table-row>
        <table:table-row>
          <table:table-cell>
            <text:p>522902313</text:p>
          </table:table-cell>
          <table:table-cell>
            <text:p>37716333</text:p>
          </table:table-cell>
          <table:table-cell>
            <text:p>75569693</text:p>
          </table:table-cell>
          <table:table-cell>
            <text:p>780990149</text:p>
          </table:table-cell>
          <table:table-cell>
            <text:p>783659262</text:p>
          </table:table-cell>
          <table:table-cell>
            <text:p>613460459</text:p>
          </table:table-cell>
          <table:table-cell>
            <text:p>196913941</text:p>
          </table:table-cell>
        </table:table-row>
        <table:table-row>
          <table:table-cell>
            <text:p>528124920</text:p>
          </table:table-cell>
          <table:table-cell>
            <text:p>918668739</text:p>
          </table:table-cell>
          <table:table-cell>
            <text:p>783933033</text:p>
          </table:table-cell>
          <table:table-cell>
            <text:p>323517640</text:p>
          </table:table-cell>
          <table:table-cell>
            <text:p>932199133</text:p>
          </table:table-cell>
          <table:table-cell>
            <text:p>448718585</text:p>
          </table:table-cell>
          <table:table-cell>
            <text:p>358346398</text:p>
          </table:table-cell>
        </table:table-row>
        <table:table-row>
          <table:table-cell>
            <text:p>187110898</text:p>
          </table:table-cell>
          <table:table-cell>
            <text:p>865566032</text:p>
          </table:table-cell>
          <table:table-cell>
            <text:p>16577583</text:p>
          </table:table-cell>
          <table:table-cell>
            <text:p>227124154</text:p>
          </table:table-cell>
          <table:table-cell>
            <text:p>80074775</text:p>
          </table:table-cell>
          <table:table-cell>
            <text:p>173723358</text:p>
          </table:table-cell>
          <table:table-cell>
            <text:p>416615511</text:p>
          </table:table-cell>
        </table:table-row>
        <table:table-row>
          <table:table-cell>
            <text:p>556951600</text:p>
          </table:table-cell>
          <table:table-cell>
            <text:p>595368596</text:p>
          </table:table-cell>
          <table:table-cell>
            <text:p>482943894</text:p>
          </table:table-cell>
          <table:table-cell>
            <text:p>716024895</text:p>
          </table:table-cell>
          <table:table-cell>
            <text:p>183515458</text:p>
          </table:table-cell>
          <table:table-cell>
            <text:p>967493668</text:p>
          </table:table-cell>
          <table:table-cell>
            <text:p>554626115</text:p>
          </table:table-cell>
        </table:table-row>
        <table:table-row>
          <table:table-cell>
            <text:p>856566489</text:p>
          </table:table-cell>
          <table:table-cell>
            <text:p>947045869</text:p>
          </table:table-cell>
          <table:table-cell>
            <text:p>107356932</text:p>
          </table:table-cell>
          <table:table-cell>
            <text:p>114662666</text:p>
          </table:table-cell>
          <table:table-cell>
            <text:p>697796631</text:p>
          </table:table-cell>
          <table:table-cell>
            <text:p>681432242</text:p>
          </table:table-cell>
          <table:table-cell>
            <text:p>550563378</text:p>
          </table:table-cell>
        </table:table-row>
        <table:table-row>
          <table:table-cell>
            <text:p>196126597</text:p>
          </table:table-cell>
          <table:table-cell>
            <text:p>286158398</text:p>
          </table:table-cell>
          <table:table-cell>
            <text:p>221125967</text:p>
          </table:table-cell>
          <table:table-cell>
            <text:p>238039385</text:p>
          </table:table-cell>
          <table:table-cell>
            <text:p>22194471</text:p>
          </table:table-cell>
          <table:table-cell>
            <text:p>723293619</text:p>
          </table:table-cell>
          <table:table-cell>
            <text:p>297609894</text:p>
          </table:table-cell>
        </table:table-row>
        <table:table-row>
          <table:table-cell>
            <text:p>297943531</text:p>
          </table:table-cell>
          <table:table-cell>
            <text:p>590084152</text:p>
          </table:table-cell>
          <table:table-cell>
            <text:p>514650585</text:p>
          </table:table-cell>
          <table:table-cell>
            <text:p>174039485</text:p>
          </table:table-cell>
          <table:table-cell>
            <text:p>43121324</text:p>
          </table:table-cell>
          <table:table-cell>
            <text:p>899930096</text:p>
          </table:table-cell>
          <table:table-cell>
            <text:p>294515657</text:p>
          </table:table-cell>
        </table:table-row>
        <table:table-row>
          <table:table-cell>
            <text:p>728317524</text:p>
          </table:table-cell>
          <table:table-cell>
            <text:p>199770493</text:p>
          </table:table-cell>
          <table:table-cell>
            <text:p>738064571</text:p>
          </table:table-cell>
          <table:table-cell>
            <text:p>967953231</text:p>
          </table:table-cell>
          <table:table-cell>
            <text:p>742043028</text:p>
          </table:table-cell>
          <table:table-cell>
            <text:p>166588819</text:p>
          </table:table-cell>
          <table:table-cell>
            <text:p>377372941</text:p>
          </table:table-cell>
        </table:table-row>
        <table:table-row>
          <table:table-cell>
            <text:p>787418254</text:p>
          </table:table-cell>
          <table:table-cell>
            <text:p>115745431</text:p>
          </table:table-cell>
          <table:table-cell>
            <text:p>299512044</text:p>
          </table:table-cell>
          <table:table-cell>
            <text:p>581914365</text:p>
          </table:table-cell>
          <table:table-cell>
            <text:p>500165905</text:p>
          </table:table-cell>
          <table:table-cell>
            <text:p>806066355</text:p>
          </table:table-cell>
          <table:table-cell>
            <text:p>449571843</text:p>
          </table:table-cell>
        </table:table-row>
        <table:table-row>
          <table:table-cell>
            <text:p>614554116</text:p>
          </table:table-cell>
          <table:table-cell>
            <text:p>966569132</text:p>
          </table:table-cell>
          <table:table-cell>
            <text:p>541154367</text:p>
          </table:table-cell>
          <table:table-cell>
            <text:p>433185420</text:p>
          </table:table-cell>
          <table:table-cell>
            <text:p>789194162</text:p>
          </table:table-cell>
          <table:table-cell>
            <text:p>944070009</text:p>
          </table:table-cell>
          <table:table-cell>
            <text:p>745530883</text:p>
          </table:table-cell>
        </table:table-row>
        <table:table-row>
          <table:table-cell>
            <text:p>34847353</text:p>
          </table:table-cell>
          <table:table-cell>
            <text:p>741770551</text:p>
          </table:table-cell>
          <table:table-cell>
            <text:p>600578441</text:p>
          </table:table-cell>
          <table:table-cell>
            <text:p>830673809</text:p>
          </table:table-cell>
          <table:table-cell>
            <text:p>279385968</text:p>
          </table:table-cell>
          <table:table-cell>
            <text:p>950790632</text:p>
          </table:table-cell>
          <table:table-cell>
            <text:p>726177973</text:p>
          </table:table-cell>
        </table:table-row>
        <table:table-row>
          <table:table-cell>
            <text:p>143077857</text:p>
          </table:table-cell>
          <table:table-cell>
            <text:p>929909099</text:p>
          </table:table-cell>
          <table:table-cell>
            <text:p>617961767</text:p>
          </table:table-cell>
          <table:table-cell>
            <text:p>167296949</text:p>
          </table:table-cell>
          <table:table-cell>
            <text:p>950932799</text:p>
          </table:table-cell>
          <table:table-cell>
            <text:p>337537439</text:p>
          </table:table-cell>
          <table:table-cell>
            <text:p>470925944</text:p>
          </table:table-cell>
        </table:table-row>
        <table:table-row>
          <table:table-cell>
            <text:p>903502368</text:p>
          </table:table-cell>
          <table:table-cell>
            <text:p>738139341</text:p>
          </table:table-cell>
          <table:table-cell>
            <text:p>514400889</text:p>
          </table:table-cell>
          <table:table-cell>
            <text:p>161136283</text:p>
          </table:table-cell>
          <table:table-cell>
            <text:p>657563080</text:p>
          </table:table-cell>
          <table:table-cell>
            <text:p>979899340</text:p>
          </table:table-cell>
          <table:table-cell>
            <text:p>911600298</text:p>
          </table:table-cell>
        </table:table-row>
        <table:table-row>
          <table:table-cell>
            <text:p>296175326</text:p>
          </table:table-cell>
          <table:table-cell>
            <text:p>726083272</text:p>
          </table:table-cell>
          <table:table-cell>
            <text:p>240647554</text:p>
          </table:table-cell>
          <table:table-cell>
            <text:p>313493332</text:p>
          </table:table-cell>
          <table:table-cell>
            <text:p>277156024</text:p>
          </table:table-cell>
          <table:table-cell>
            <text:p>701202705</text:p>
          </table:table-cell>
          <table:table-cell>
            <text:p>891390007</text:p>
          </table:table-cell>
        </table:table-row>
        <table:table-row>
          <table:table-cell>
            <text:p>512133771</text:p>
          </table:table-cell>
          <table:table-cell>
            <text:p>601182441</text:p>
          </table:table-cell>
          <table:table-cell>
            <text:p>156286383</text:p>
          </table:table-cell>
          <table:table-cell>
            <text:p>641254383</text:p>
          </table:table-cell>
          <table:table-cell>
            <text:p>233066243</text:p>
          </table:table-cell>
          <table:table-cell>
            <text:p>956215503</text:p>
          </table:table-cell>
          <table:table-cell>
            <text:p>395145744</text:p>
          </table:table-cell>
        </table:table-row>
        <table:table-row>
          <table:table-cell>
            <text:p>608693268</text:p>
          </table:table-cell>
          <table:table-cell>
            <text:p>183909519</text:p>
          </table:table-cell>
          <table:table-cell>
            <text:p>981802045</text:p>
          </table:table-cell>
          <table:table-cell>
            <text:p>776237992</text:p>
          </table:table-cell>
          <table:table-cell>
            <text:p>521227793</text:p>
          </table:table-cell>
          <table:table-cell>
            <text:p>933951330</text:p>
          </table:table-cell>
          <table:table-cell>
            <text:p>478706975</text:p>
          </table:table-cell>
        </table:table-row>
        <table:table-row>
          <table:table-cell>
            <text:p>129364671</text:p>
          </table:table-cell>
          <table:table-cell>
            <text:p>857301212</text:p>
          </table:table-cell>
          <table:table-cell>
            <text:p>759900224</text:p>
          </table:table-cell>
          <table:table-cell>
            <text:p>956751417</text:p>
          </table:table-cell>
          <table:table-cell>
            <text:p>512997654</text:p>
          </table:table-cell>
          <table:table-cell>
            <text:p>912130611</text:p>
          </table:table-cell>
          <table:table-cell>
            <text:p>143955737</text:p>
          </table:table-cell>
        </table:table-row>
        <table:table-row>
          <table:table-cell>
            <text:p>355701939</text:p>
          </table:table-cell>
          <table:table-cell>
            <text:p>138152937</text:p>
          </table:table-cell>
          <table:table-cell>
            <text:p>367118663</text:p>
          </table:table-cell>
          <table:table-cell>
            <text:p>539845145</text:p>
          </table:table-cell>
          <table:table-cell>
            <text:p>424115242</text:p>
          </table:table-cell>
          <table:table-cell>
            <text:p>663938373</text:p>
          </table:table-cell>
          <table:table-cell>
            <text:p>273379869</text:p>
          </table:table-cell>
        </table:table-row>
        <table:table-row>
          <table:table-cell>
            <text:p>319414727</text:p>
          </table:table-cell>
          <table:table-cell>
            <text:p>667973759</text:p>
          </table:table-cell>
          <table:table-cell>
            <text:p>342071354</text:p>
          </table:table-cell>
          <table:table-cell>
            <text:p>796095826</text:p>
          </table:table-cell>
          <table:table-cell>
            <text:p>897725422</text:p>
          </table:table-cell>
          <table:table-cell>
            <text:p>566537386</text:p>
          </table:table-cell>
          <table:table-cell>
            <text:p>7288415</text:p>
          </table:table-cell>
        </table:table-row>
        <table:table-row>
          <table:table-cell>
            <text:p>932485151</text:p>
          </table:table-cell>
          <table:table-cell>
            <text:p>931155755</text:p>
          </table:table-cell>
          <table:table-cell>
            <text:p>238407581</text:p>
          </table:table-cell>
          <table:table-cell>
            <text:p>462120699</text:p>
          </table:table-cell>
          <table:table-cell>
            <text:p>627701224</text:p>
          </table:table-cell>
          <table:table-cell>
            <text:p>677169791</text:p>
          </table:table-cell>
          <table:table-cell>
            <text:p>945496845</text:p>
          </table:table-cell>
        </table:table-row>
        <table:table-row>
          <table:table-cell>
            <text:p>954147263</text:p>
          </table:table-cell>
          <table:table-cell>
            <text:p>331850080</text:p>
          </table:table-cell>
          <table:table-cell>
            <text:p>764343752</text:p>
          </table:table-cell>
          <table:table-cell>
            <text:p>276116818</text:p>
          </table:table-cell>
          <table:table-cell>
            <text:p>501449718</text:p>
          </table:table-cell>
          <table:table-cell>
            <text:p>618254709</text:p>
          </table:table-cell>
          <table:table-cell>
            <text:p>31429176</text:p>
          </table:table-cell>
        </table:table-row>
        <table:table-row>
          <table:table-cell>
            <text:p>212549328</text:p>
          </table:table-cell>
          <table:table-cell>
            <text:p>925006604</text:p>
          </table:table-cell>
          <table:table-cell>
            <text:p>616274934</text:p>
          </table:table-cell>
          <table:table-cell>
            <text:p>930717963</text:p>
          </table:table-cell>
          <table:table-cell>
            <text:p>754797361</text:p>
          </table:table-cell>
          <table:table-cell>
            <text:p>361378140</text:p>
          </table:table-cell>
          <table:table-cell>
            <text:p>132063207</text:p>
          </table:table-cell>
        </table:table-row>
        <table:table-row>
          <table:table-cell>
            <text:p>2950041</text:p>
          </table:table-cell>
          <table:table-cell>
            <text:p>455085968</text:p>
          </table:table-cell>
          <table:table-cell>
            <text:p>23332111</text:p>
          </table:table-cell>
          <table:table-cell>
            <text:p>433765902</text:p>
          </table:table-cell>
          <table:table-cell>
            <text:p>199587891</text:p>
          </table:table-cell>
          <table:table-cell>
            <text:p>220782021</text:p>
          </table:table-cell>
          <table:table-cell>
            <text:p>105059109</text:p>
          </table:table-cell>
        </table:table-row>
        <table:table-row>
          <table:table-cell>
            <text:p>7916093</text:p>
          </table:table-cell>
          <table:table-cell>
            <text:p>242952400</text:p>
          </table:table-cell>
          <table:table-cell>
            <text:p>582992190</text:p>
          </table:table-cell>
          <table:table-cell>
            <text:p>554576725</text:p>
          </table:table-cell>
          <table:table-cell>
            <text:p>99456059</text:p>
          </table:table-cell>
          <table:table-cell>
            <text:p>448328368</text:p>
          </table:table-cell>
          <table:table-cell>
            <text:p>37203216</text:p>
          </table:table-cell>
        </table:table-row>
        <table:table-row>
          <table:table-cell>
            <text:p>92428290</text:p>
          </table:table-cell>
          <table:table-cell>
            <text:p>957434096</text:p>
          </table:table-cell>
          <table:table-cell>
            <text:p>522059199</text:p>
          </table:table-cell>
          <table:table-cell>
            <text:p>907864158</text:p>
          </table:table-cell>
          <table:table-cell>
            <text:p>122628584</text:p>
          </table:table-cell>
          <table:table-cell>
            <text:p>647847545</text:p>
          </table:table-cell>
          <table:table-cell>
            <text:p>991633622</text:p>
          </table:table-cell>
        </table:table-row>
        <table:table-row>
          <table:table-cell>
            <text:p>124157115</text:p>
          </table:table-cell>
          <table:table-cell>
            <text:p>609985785</text:p>
          </table:table-cell>
          <table:table-cell>
            <text:p>409569657</text:p>
          </table:table-cell>
          <table:table-cell>
            <text:p>878427342</text:p>
          </table:table-cell>
          <table:table-cell>
            <text:p>998357914</text:p>
          </table:table-cell>
          <table:table-cell>
            <text:p>930531717</text:p>
          </table:table-cell>
          <table:table-cell>
            <text:p>13992224</text:p>
          </table:table-cell>
        </table:table-row>
        <table:table-row>
          <table:table-cell>
            <text:p>391489673</text:p>
          </table:table-cell>
          <table:table-cell>
            <text:p>376412287</text:p>
          </table:table-cell>
          <table:table-cell>
            <text:p>44677142</text:p>
          </table:table-cell>
          <table:table-cell>
            <text:p>425342967</text:p>
          </table:table-cell>
          <table:table-cell>
            <text:p>58739576</text:p>
          </table:table-cell>
          <table:table-cell>
            <text:p>749051016</text:p>
          </table:table-cell>
          <table:table-cell>
            <text:p>418674448</text:p>
          </table:table-cell>
        </table:table-row>
        <table:table-row>
          <table:table-cell>
            <text:p>212831591</text:p>
          </table:table-cell>
          <table:table-cell>
            <text:p>273659152</text:p>
          </table:table-cell>
          <table:table-cell>
            <text:p>831693336</text:p>
          </table:table-cell>
          <table:table-cell>
            <text:p>501400791</text:p>
          </table:table-cell>
          <table:table-cell>
            <text:p>113348878</text:p>
          </table:table-cell>
          <table:table-cell>
            <text:p>180072856</text:p>
          </table:table-cell>
          <table:table-cell>
            <text:p>99757689</text:p>
          </table:table-cell>
        </table:table-row>
        <table:table-row>
          <table:table-cell>
            <text:p>453749512</text:p>
          </table:table-cell>
          <table:table-cell>
            <text:p>902429578</text:p>
          </table:table-cell>
          <table:table-cell>
            <text:p>492154061</text:p>
          </table:table-cell>
          <table:table-cell>
            <text:p>320858266</text:p>
          </table:table-cell>
          <table:table-cell>
            <text:p>144011044</text:p>
          </table:table-cell>
          <table:table-cell>
            <text:p>638013763</text:p>
          </table:table-cell>
          <table:table-cell>
            <text:p>773617593</text:p>
          </table:table-cell>
        </table:table-row>
        <table:table-row>
          <table:table-cell>
            <text:p>874495537</text:p>
          </table:table-cell>
          <table:table-cell>
            <text:p>166424301</text:p>
          </table:table-cell>
          <table:table-cell>
            <text:p>615753982</text:p>
          </table:table-cell>
          <table:table-cell>
            <text:p>791345162</text:p>
          </table:table-cell>
          <table:table-cell>
            <text:p>171635507</text:p>
          </table:table-cell>
          <table:table-cell>
            <text:p>484814146</text:p>
          </table:table-cell>
          <table:table-cell>
            <text:p>577261147</text:p>
          </table:table-cell>
        </table:table-row>
        <table:table-row>
          <table:table-cell>
            <text:p>525652333</text:p>
          </table:table-cell>
          <table:table-cell>
            <text:p>912276129</text:p>
          </table:table-cell>
          <table:table-cell>
            <text:p>595164071</text:p>
          </table:table-cell>
          <table:table-cell>
            <text:p>491584921</text:p>
          </table:table-cell>
          <table:table-cell>
            <text:p>535048737</text:p>
          </table:table-cell>
          <table:table-cell>
            <text:p>83323949</text:p>
          </table:table-cell>
          <table:table-cell>
            <text:p>441460117</text:p>
          </table:table-cell>
        </table:table-row>
        <table:table-row>
          <table:table-cell>
            <text:p>855793164</text:p>
          </table:table-cell>
          <table:table-cell>
            <text:p>402054535</text:p>
          </table:table-cell>
          <table:table-cell>
            <text:p>525795682</text:p>
          </table:table-cell>
          <table:table-cell>
            <text:p>24706886</text:p>
          </table:table-cell>
          <table:table-cell>
            <text:p>436679998</text:p>
          </table:table-cell>
          <table:table-cell>
            <text:p>358423764</text:p>
          </table:table-cell>
          <table:table-cell>
            <text:p>142924150</text:p>
          </table:table-cell>
        </table:table-row>
        <table:table-row>
          <table:table-cell>
            <text:p>359010175</text:p>
          </table:table-cell>
          <table:table-cell>
            <text:p>290156057</text:p>
          </table:table-cell>
          <table:table-cell>
            <text:p>266359742</text:p>
          </table:table-cell>
          <table:table-cell>
            <text:p>70524204</text:p>
          </table:table-cell>
          <table:table-cell>
            <text:p>249777385</text:p>
          </table:table-cell>
          <table:table-cell>
            <text:p>673561667</text:p>
          </table:table-cell>
          <table:table-cell>
            <text:p>893394482</text:p>
          </table:table-cell>
        </table:table-row>
        <table:table-row>
          <table:table-cell>
            <text:p>817422407</text:p>
          </table:table-cell>
          <table:table-cell>
            <text:p>745243307</text:p>
          </table:table-cell>
          <table:table-cell>
            <text:p>130050266</text:p>
          </table:table-cell>
          <table:table-cell>
            <text:p>524845155</text:p>
          </table:table-cell>
          <table:table-cell>
            <text:p>926927202</text:p>
          </table:table-cell>
          <table:table-cell>
            <text:p>295410508</text:p>
          </table:table-cell>
          <table:table-cell>
            <text:p>881979920</text:p>
          </table:table-cell>
        </table:table-row>
        <table:table-row>
          <table:table-cell>
            <text:p>120391458</text:p>
          </table:table-cell>
          <table:table-cell>
            <text:p>467639433</text:p>
          </table:table-cell>
          <table:table-cell>
            <text:p>420922038</text:p>
          </table:table-cell>
          <table:table-cell>
            <text:p>338993484</text:p>
          </table:table-cell>
          <table:table-cell>
            <text:p>926814214</text:p>
          </table:table-cell>
          <table:table-cell>
            <text:p>432282051</text:p>
          </table:table-cell>
          <table:table-cell>
            <text:p>826184338</text:p>
          </table:table-cell>
        </table:table-row>
        <table:table-row>
          <table:table-cell>
            <text:p>387111082</text:p>
          </table:table-cell>
          <table:table-cell>
            <text:p>627619364</text:p>
          </table:table-cell>
          <table:table-cell>
            <text:p>115488847</text:p>
          </table:table-cell>
          <table:table-cell>
            <text:p>143806013</text:p>
          </table:table-cell>
          <table:table-cell>
            <text:p>557784359</text:p>
          </table:table-cell>
          <table:table-cell>
            <text:p>63131240</text:p>
          </table:table-cell>
          <table:table-cell>
            <text:p>770510874</text:p>
          </table:table-cell>
        </table:table-row>
        <table:table-row>
          <table:table-cell>
            <text:p>943007991</text:p>
          </table:table-cell>
          <table:table-cell>
            <text:p>965456216</text:p>
          </table:table-cell>
          <table:table-cell>
            <text:p>384859709</text:p>
          </table:table-cell>
          <table:table-cell>
            <text:p>329246533</text:p>
          </table:table-cell>
          <table:table-cell>
            <text:p>831155791</text:p>
          </table:table-cell>
          <table:table-cell>
            <text:p>361855210</text:p>
          </table:table-cell>
          <table:table-cell>
            <text:p>471148417</text:p>
          </table:table-cell>
        </table:table-row>
        <table:table-row>
          <table:table-cell>
            <text:p>208378923</text:p>
          </table:table-cell>
          <table:table-cell>
            <text:p>829223998</text:p>
          </table:table-cell>
          <table:table-cell>
            <text:p>20684201</text:p>
          </table:table-cell>
          <table:table-cell>
            <text:p>850923048</text:p>
          </table:table-cell>
          <table:table-cell>
            <text:p>881700732</text:p>
          </table:table-cell>
          <table:table-cell>
            <text:p>515081086</text:p>
          </table:table-cell>
          <table:table-cell>
            <text:p>257416591</text:p>
          </table:table-cell>
        </table:table-row>
        <table:table-row>
          <table:table-cell>
            <text:p>884211770</text:p>
          </table:table-cell>
          <table:table-cell>
            <text:p>544438424</text:p>
          </table:table-cell>
          <table:table-cell>
            <text:p>279230149</text:p>
          </table:table-cell>
          <table:table-cell>
            <text:p>704868423</text:p>
          </table:table-cell>
          <table:table-cell>
            <text:p>697741037</text:p>
          </table:table-cell>
          <table:table-cell>
            <text:p>989096226</text:p>
          </table:table-cell>
          <table:table-cell>
            <text:p>527158299</text:p>
          </table:table-cell>
        </table:table-row>
        <table:table-row>
          <table:table-cell>
            <text:p>745833310</text:p>
          </table:table-cell>
          <table:table-cell>
            <text:p>786301833</text:p>
          </table:table-cell>
          <table:table-cell>
            <text:p>319601299</text:p>
          </table:table-cell>
          <table:table-cell>
            <text:p>825933089</text:p>
          </table:table-cell>
          <table:table-cell>
            <text:p>352382669</text:p>
          </table:table-cell>
          <table:table-cell>
            <text:p>758336394</text:p>
          </table:table-cell>
          <table:table-cell>
            <text:p>109182677</text:p>
          </table:table-cell>
        </table:table-row>
        <table:table-row>
          <table:table-cell>
            <text:p>361194922</text:p>
          </table:table-cell>
          <table:table-cell>
            <text:p>851417981</text:p>
          </table:table-cell>
          <table:table-cell>
            <text:p>16067503</text:p>
          </table:table-cell>
          <table:table-cell>
            <text:p>892513790</text:p>
          </table:table-cell>
          <table:table-cell>
            <text:p>947166461</text:p>
          </table:table-cell>
          <table:table-cell>
            <text:p>459845523</text:p>
          </table:table-cell>
          <table:table-cell>
            <text:p>984163350</text:p>
          </table:table-cell>
        </table:table-row>
        <table:table-row>
          <table:table-cell>
            <text:p>30014257</text:p>
          </table:table-cell>
          <table:table-cell>
            <text:p>569605446</text:p>
          </table:table-cell>
          <table:table-cell>
            <text:p>539550398</text:p>
          </table:table-cell>
          <table:table-cell>
            <text:p>402687786</text:p>
          </table:table-cell>
          <table:table-cell>
            <text:p>353993741</text:p>
          </table:table-cell>
          <table:table-cell>
            <text:p>218320525</text:p>
          </table:table-cell>
          <table:table-cell>
            <text:p>103268249</text:p>
          </table:table-cell>
        </table:table-row>
        <table:table-row>
          <table:table-cell>
            <text:p>891824383</text:p>
          </table:table-cell>
          <table:table-cell>
            <text:p>598864900</text:p>
          </table:table-cell>
          <table:table-cell>
            <text:p>916245406</text:p>
          </table:table-cell>
          <table:table-cell>
            <text:p>655205806</text:p>
          </table:table-cell>
          <table:table-cell>
            <text:p>872008419</text:p>
          </table:table-cell>
          <table:table-cell>
            <text:p>4090564</text:p>
          </table:table-cell>
          <table:table-cell>
            <text:p>7445608</text:p>
          </table:table-cell>
        </table:table-row>
        <table:table-row>
          <table:table-cell>
            <text:p>258410358</text:p>
          </table:table-cell>
          <table:table-cell>
            <text:p>895736895</text:p>
          </table:table-cell>
          <table:table-cell>
            <text:p>486419749</text:p>
          </table:table-cell>
          <table:table-cell>
            <text:p>709561829</text:p>
          </table:table-cell>
          <table:table-cell>
            <text:p>776913836</text:p>
          </table:table-cell>
          <table:table-cell>
            <text:p>34464022</text:p>
          </table:table-cell>
          <table:table-cell>
            <text:p>182848710</text:p>
          </table:table-cell>
        </table:table-row>
        <table:table-row>
          <table:table-cell>
            <text:p>724228960</text:p>
          </table:table-cell>
          <table:table-cell>
            <text:p>317110061</text:p>
          </table:table-cell>
          <table:table-cell>
            <text:p>616248885</text:p>
          </table:table-cell>
          <table:table-cell>
            <text:p>970962094</text:p>
          </table:table-cell>
          <table:table-cell>
            <text:p>377304066</text:p>
          </table:table-cell>
          <table:table-cell>
            <text:p>92413598</text:p>
          </table:table-cell>
          <table:table-cell>
            <text:p>743017052</text:p>
          </table:table-cell>
        </table:table-row>
        <table:table-row>
          <table:table-cell>
            <text:p>377157178</text:p>
          </table:table-cell>
          <table:table-cell>
            <text:p>508519075</text:p>
          </table:table-cell>
          <table:table-cell>
            <text:p>664801391</text:p>
          </table:table-cell>
          <table:table-cell>
            <text:p>977607223</text:p>
          </table:table-cell>
          <table:table-cell>
            <text:p>983561984</text:p>
          </table:table-cell>
          <table:table-cell>
            <text:p>134201602</text:p>
          </table:table-cell>
          <table:table-cell>
            <text:p>300607388</text:p>
          </table:table-cell>
        </table:table-row>
        <table:table-row>
          <table:table-cell>
            <text:p>993838197</text:p>
          </table:table-cell>
          <table:table-cell>
            <text:p>852907052</text:p>
          </table:table-cell>
          <table:table-cell>
            <text:p>498449049</text:p>
          </table:table-cell>
          <table:table-cell>
            <text:p>268732934</text:p>
          </table:table-cell>
          <table:table-cell>
            <text:p>568285388</text:p>
          </table:table-cell>
          <table:table-cell>
            <text:p>441939782</text:p>
          </table:table-cell>
          <table:table-cell>
            <text:p>443317272</text:p>
          </table:table-cell>
        </table:table-row>
        <table:table-row>
          <table:table-cell>
            <text:p>647426581</text:p>
          </table:table-cell>
          <table:table-cell>
            <text:p>873292124</text:p>
          </table:table-cell>
          <table:table-cell>
            <text:p>875122483</text:p>
          </table:table-cell>
          <table:table-cell>
            <text:p>630193422</text:p>
          </table:table-cell>
          <table:table-cell>
            <text:p>503865627</text:p>
          </table:table-cell>
          <table:table-cell>
            <text:p>295575185</text:p>
          </table:table-cell>
          <table:table-cell>
            <text:p>324275500</text:p>
          </table:table-cell>
        </table:table-row>
        <table:table-row>
          <table:table-cell>
            <text:p>387783150</text:p>
          </table:table-cell>
          <table:table-cell>
            <text:p>349796800</text:p>
          </table:table-cell>
          <table:table-cell>
            <text:p>845562000</text:p>
          </table:table-cell>
          <table:table-cell>
            <text:p>772189132</text:p>
          </table:table-cell>
          <table:table-cell>
            <text:p>81678873</text:p>
          </table:table-cell>
          <table:table-cell>
            <text:p>611882065</text:p>
          </table:table-cell>
          <table:table-cell>
            <text:p>687944820</text:p>
          </table:table-cell>
        </table:table-row>
        <table:table-row>
          <table:table-cell>
            <text:p>92336540</text:p>
          </table:table-cell>
          <table:table-cell>
            <text:p>8674440</text:p>
          </table:table-cell>
          <table:table-cell>
            <text:p>812457548</text:p>
          </table:table-cell>
          <table:table-cell>
            <text:p>990959718</text:p>
          </table:table-cell>
          <table:table-cell>
            <text:p>49436930</text:p>
          </table:table-cell>
          <table:table-cell>
            <text:p>863950885</text:p>
          </table:table-cell>
          <table:table-cell>
            <text:p>43398967</text:p>
          </table:table-cell>
        </table:table-row>
        <table:table-row>
          <table:table-cell>
            <text:p>274224318</text:p>
          </table:table-cell>
          <table:table-cell>
            <text:p>64273808</text:p>
          </table:table-cell>
          <table:table-cell>
            <text:p>398696875</text:p>
          </table:table-cell>
          <table:table-cell>
            <text:p>172512203</text:p>
          </table:table-cell>
          <table:table-cell>
            <text:p>475722958</text:p>
          </table:table-cell>
          <table:table-cell>
            <text:p>196225116</text:p>
          </table:table-cell>
          <table:table-cell>
            <text:p>651365544</text:p>
          </table:table-cell>
        </table:table-row>
        <table:table-row>
          <table:table-cell>
            <text:p>235945651</text:p>
          </table:table-cell>
          <table:table-cell>
            <text:p>374496909</text:p>
          </table:table-cell>
          <table:table-cell>
            <text:p>540692130</text:p>
          </table:table-cell>
          <table:table-cell>
            <text:p>460517901</text:p>
          </table:table-cell>
          <table:table-cell>
            <text:p>996489867</text:p>
          </table:table-cell>
          <table:table-cell>
            <text:p>138795117</text:p>
          </table:table-cell>
          <table:table-cell>
            <text:p>342091036</text:p>
          </table:table-cell>
        </table:table-row>
        <table:table-row>
          <table:table-cell>
            <text:p>617581058</text:p>
          </table:table-cell>
          <table:table-cell>
            <text:p>859328935</text:p>
          </table:table-cell>
          <table:table-cell>
            <text:p>725831078</text:p>
          </table:table-cell>
          <table:table-cell>
            <text:p>948051239</text:p>
          </table:table-cell>
          <table:table-cell>
            <text:p>478302129</text:p>
          </table:table-cell>
          <table:table-cell>
            <text:p>315802311</text:p>
          </table:table-cell>
          <table:table-cell>
            <text:p>94954030</text:p>
          </table:table-cell>
        </table:table-row>
        <table:table-row>
          <table:table-cell>
            <text:p>976748606</text:p>
          </table:table-cell>
          <table:table-cell>
            <text:p>97249713</text:p>
          </table:table-cell>
          <table:table-cell>
            <text:p>773100406</text:p>
          </table:table-cell>
          <table:table-cell>
            <text:p>26629072</text:p>
          </table:table-cell>
          <table:table-cell>
            <text:p>6574177</text:p>
          </table:table-cell>
          <table:table-cell>
            <text:p>818591448</text:p>
          </table:table-cell>
          <table:table-cell>
            <text:p>118063201</text:p>
          </table:table-cell>
        </table:table-row>
        <table:table-row>
          <table:table-cell>
            <text:p>656314098</text:p>
          </table:table-cell>
          <table:table-cell>
            <text:p>535226298</text:p>
          </table:table-cell>
          <table:table-cell>
            <text:p>380559673</text:p>
          </table:table-cell>
          <table:table-cell>
            <text:p>851436323</text:p>
          </table:table-cell>
          <table:table-cell>
            <text:p>266681430</text:p>
          </table:table-cell>
          <table:table-cell>
            <text:p>298698040</text:p>
          </table:table-cell>
          <table:table-cell>
            <text:p>334037873</text:p>
          </table:table-cell>
        </table:table-row>
        <table:table-row>
          <table:table-cell>
            <text:p>782070254</text:p>
          </table:table-cell>
          <table:table-cell>
            <text:p>227364973</text:p>
          </table:table-cell>
          <table:table-cell>
            <text:p>767987861</text:p>
          </table:table-cell>
          <table:table-cell>
            <text:p>779245263</text:p>
          </table:table-cell>
          <table:table-cell>
            <text:p>704574196</text:p>
          </table:table-cell>
          <table:table-cell>
            <text:p>351000266</text:p>
          </table:table-cell>
          <table:table-cell>
            <text:p>155861357</text:p>
          </table:table-cell>
        </table:table-row>
        <table:table-row>
          <table:table-cell>
            <text:p>23661285</text:p>
          </table:table-cell>
          <table:table-cell>
            <text:p>781768449</text:p>
          </table:table-cell>
          <table:table-cell>
            <text:p>73638488</text:p>
          </table:table-cell>
          <table:table-cell>
            <text:p>450536071</text:p>
          </table:table-cell>
          <table:table-cell>
            <text:p>580664513</text:p>
          </table:table-cell>
          <table:table-cell>
            <text:p>609047891</text:p>
          </table:table-cell>
          <table:table-cell>
            <text:p>68832947</text:p>
          </table:table-cell>
        </table:table-row>
        <table:table-row>
          <table:table-cell>
            <text:p>454393718</text:p>
          </table:table-cell>
          <table:table-cell>
            <text:p>973294224</text:p>
          </table:table-cell>
          <table:table-cell>
            <text:p>505228516</text:p>
          </table:table-cell>
          <table:table-cell>
            <text:p>706693833</text:p>
          </table:table-cell>
          <table:table-cell>
            <text:p>447494865</text:p>
          </table:table-cell>
          <table:table-cell>
            <text:p>43630717</text:p>
          </table:table-cell>
          <table:table-cell>
            <text:p>202627584</text:p>
          </table:table-cell>
        </table:table-row>
        <table:table-row>
          <table:table-cell>
            <text:p>814684601</text:p>
          </table:table-cell>
          <table:table-cell>
            <text:p>687675689</text:p>
          </table:table-cell>
          <table:table-cell>
            <text:p>406901040</text:p>
          </table:table-cell>
          <table:table-cell>
            <text:p>329060373</text:p>
          </table:table-cell>
          <table:table-cell>
            <text:p>574098576</text:p>
          </table:table-cell>
          <table:table-cell>
            <text:p>124902884</text:p>
          </table:table-cell>
          <table:table-cell>
            <text:p>220388199</text:p>
          </table:table-cell>
        </table:table-row>
        <table:table-row>
          <table:table-cell>
            <text:p>676998770</text:p>
          </table:table-cell>
          <table:table-cell>
            <text:p>340200175</text:p>
          </table:table-cell>
          <table:table-cell>
            <text:p>357142775</text:p>
          </table:table-cell>
          <table:table-cell>
            <text:p>939695112</text:p>
          </table:table-cell>
          <table:table-cell>
            <text:p>801520012</text:p>
          </table:table-cell>
          <table:table-cell>
            <text:p>150608630</text:p>
          </table:table-cell>
          <table:table-cell>
            <text:p>800416985</text:p>
          </table:table-cell>
        </table:table-row>
        <table:table-row>
          <table:table-cell>
            <text:p>341306986</text:p>
          </table:table-cell>
          <table:table-cell>
            <text:p>816563205</text:p>
          </table:table-cell>
          <table:table-cell>
            <text:p>8965030</text:p>
          </table:table-cell>
          <table:table-cell>
            <text:p>852064308</text:p>
          </table:table-cell>
          <table:table-cell>
            <text:p>85604652</text:p>
          </table:table-cell>
          <table:table-cell>
            <text:p>33272044</text:p>
          </table:table-cell>
          <table:table-cell>
            <text:p>229279885</text:p>
          </table:table-cell>
        </table:table-row>
        <table:table-row>
          <table:table-cell>
            <text:p>266591577</text:p>
          </table:table-cell>
          <table:table-cell>
            <text:p>40113710</text:p>
          </table:table-cell>
          <table:table-cell>
            <text:p>92819106</text:p>
          </table:table-cell>
          <table:table-cell>
            <text:p>148671272</text:p>
          </table:table-cell>
          <table:table-cell>
            <text:p>106467556</text:p>
          </table:table-cell>
          <table:table-cell>
            <text:p>229995923</text:p>
          </table:table-cell>
          <table:table-cell>
            <text:p>900864583</text:p>
          </table:table-cell>
        </table:table-row>
        <table:table-row>
          <table:table-cell>
            <text:p>442081603</text:p>
          </table:table-cell>
          <table:table-cell>
            <text:p>701066431</text:p>
          </table:table-cell>
          <table:table-cell>
            <text:p>283388739</text:p>
          </table:table-cell>
          <table:table-cell>
            <text:p>730609633</text:p>
          </table:table-cell>
          <table:table-cell>
            <text:p>341531599</text:p>
          </table:table-cell>
          <table:table-cell>
            <text:p>615488799</text:p>
          </table:table-cell>
          <table:table-cell>
            <text:p>890593461</text:p>
          </table:table-cell>
        </table:table-row>
        <table:table-row>
          <table:table-cell>
            <text:p>413130640</text:p>
          </table:table-cell>
          <table:table-cell>
            <text:p>429185747</text:p>
          </table:table-cell>
          <table:table-cell>
            <text:p>899711937</text:p>
          </table:table-cell>
          <table:table-cell>
            <text:p>250318822</text:p>
          </table:table-cell>
          <table:table-cell>
            <text:p>643081655</text:p>
          </table:table-cell>
          <table:table-cell>
            <text:p>225083813</text:p>
          </table:table-cell>
          <table:table-cell>
            <text:p>280349484</text:p>
          </table:table-cell>
        </table:table-row>
        <table:table-row>
          <table:table-cell>
            <text:p>869054111</text:p>
          </table:table-cell>
          <table:table-cell>
            <text:p>444258435</text:p>
          </table:table-cell>
          <table:table-cell>
            <text:p>514780635</text:p>
          </table:table-cell>
          <table:table-cell>
            <text:p>485938672</text:p>
          </table:table-cell>
          <table:table-cell>
            <text:p>874390293</text:p>
          </table:table-cell>
          <table:table-cell>
            <text:p>757407508</text:p>
          </table:table-cell>
          <table:table-cell>
            <text:p>334332664</text:p>
          </table:table-cell>
        </table:table-row>
        <table:table-row>
          <table:table-cell>
            <text:p>482210416</text:p>
          </table:table-cell>
          <table:table-cell>
            <text:p>484538916</text:p>
          </table:table-cell>
          <table:table-cell>
            <text:p>908092263</text:p>
          </table:table-cell>
          <table:table-cell>
            <text:p>401484556</text:p>
          </table:table-cell>
          <table:table-cell>
            <text:p>172298240</text:p>
          </table:table-cell>
          <table:table-cell>
            <text:p>205007787</text:p>
          </table:table-cell>
          <table:table-cell>
            <text:p>786964544</text:p>
          </table:table-cell>
        </table:table-row>
        <table:table-row>
          <table:table-cell>
            <text:p>62705299</text:p>
          </table:table-cell>
          <table:table-cell>
            <text:p>635590830</text:p>
          </table:table-cell>
          <table:table-cell>
            <text:p>647386820</text:p>
          </table:table-cell>
          <table:table-cell>
            <text:p>639727213</text:p>
          </table:table-cell>
          <table:table-cell>
            <text:p>524449746</text:p>
          </table:table-cell>
          <table:table-cell>
            <text:p>682656974</text:p>
          </table:table-cell>
          <table:table-cell>
            <text:p>345213438</text:p>
          </table:table-cell>
        </table:table-row>
        <table:table-row>
          <table:table-cell>
            <text:p>80564906</text:p>
          </table:table-cell>
          <table:table-cell>
            <text:p>135215668</text:p>
          </table:table-cell>
          <table:table-cell>
            <text:p>881903673</text:p>
          </table:table-cell>
          <table:table-cell>
            <text:p>23601471</text:p>
          </table:table-cell>
          <table:table-cell>
            <text:p>372079259</text:p>
          </table:table-cell>
          <table:table-cell>
            <text:p>178915327</text:p>
          </table:table-cell>
          <table:table-cell>
            <text:p>3263564</text:p>
          </table:table-cell>
        </table:table-row>
        <table:table-row>
          <table:table-cell>
            <text:p>651082955</text:p>
          </table:table-cell>
          <table:table-cell>
            <text:p>949758552</text:p>
          </table:table-cell>
          <table:table-cell>
            <text:p>601316074</text:p>
          </table:table-cell>
          <table:table-cell>
            <text:p>179598417</text:p>
          </table:table-cell>
          <table:table-cell>
            <text:p>90491637</text:p>
          </table:table-cell>
          <table:table-cell>
            <text:p>789216939</text:p>
          </table:table-cell>
          <table:table-cell>
            <text:p>878291093</text:p>
          </table:table-cell>
        </table:table-row>
        <table:table-row>
          <table:table-cell>
            <text:p>126010201</text:p>
          </table:table-cell>
          <table:table-cell>
            <text:p>603544698</text:p>
          </table:table-cell>
          <table:table-cell>
            <text:p>337014917</text:p>
          </table:table-cell>
          <table:table-cell>
            <text:p>777136872</text:p>
          </table:table-cell>
          <table:table-cell>
            <text:p>590846893</text:p>
          </table:table-cell>
          <table:table-cell>
            <text:p>309895301</text:p>
          </table:table-cell>
          <table:table-cell>
            <text:p>407523221</text:p>
          </table:table-cell>
        </table:table-row>
        <table:table-row>
          <table:table-cell>
            <text:p>856648031</text:p>
          </table:table-cell>
          <table:table-cell>
            <text:p>480974918</text:p>
          </table:table-cell>
          <table:table-cell>
            <text:p>832907524</text:p>
          </table:table-cell>
          <table:table-cell>
            <text:p>930279098</text:p>
          </table:table-cell>
          <table:table-cell>
            <text:p>147621932</text:p>
          </table:table-cell>
          <table:table-cell>
            <text:p>863931978</text:p>
          </table:table-cell>
          <table:table-cell>
            <text:p>181091397</text:p>
          </table:table-cell>
        </table:table-row>
        <table:table-row>
          <table:table-cell>
            <text:p>441025824</text:p>
          </table:table-cell>
          <table:table-cell>
            <text:p>817236179</text:p>
          </table:table-cell>
          <table:table-cell>
            <text:p>162157642</text:p>
          </table:table-cell>
          <table:table-cell>
            <text:p>988557246</text:p>
          </table:table-cell>
          <table:table-cell>
            <text:p>813460235</text:p>
          </table:table-cell>
          <table:table-cell>
            <text:p>699559530</text:p>
          </table:table-cell>
          <table:table-cell>
            <text:p>540317440</text:p>
          </table:table-cell>
        </table:table-row>
        <table:table-row>
          <table:table-cell>
            <text:p>456162203</text:p>
          </table:table-cell>
          <table:table-cell>
            <text:p>744885839</text:p>
          </table:table-cell>
          <table:table-cell>
            <text:p>898460240</text:p>
          </table:table-cell>
          <table:table-cell>
            <text:p>812145507</text:p>
          </table:table-cell>
          <table:table-cell>
            <text:p>411851841</text:p>
          </table:table-cell>
          <table:table-cell>
            <text:p>934513043</text:p>
          </table:table-cell>
          <table:table-cell>
            <text:p>471796360</text:p>
          </table:table-cell>
        </table:table-row>
        <table:table-row>
          <table:table-cell>
            <text:p>399965106</text:p>
          </table:table-cell>
          <table:table-cell>
            <text:p>638957645</text:p>
          </table:table-cell>
          <table:table-cell>
            <text:p>567880714</text:p>
          </table:table-cell>
          <table:table-cell>
            <text:p>796856473</text:p>
          </table:table-cell>
          <table:table-cell>
            <text:p>629694061</text:p>
          </table:table-cell>
          <table:table-cell>
            <text:p>377956786</text:p>
          </table:table-cell>
          <table:table-cell>
            <text:p>798518541</text:p>
          </table:table-cell>
        </table:table-row>
        <table:table-row>
          <table:table-cell>
            <text:p>762458830</text:p>
          </table:table-cell>
          <table:table-cell>
            <text:p>724395416</text:p>
          </table:table-cell>
          <table:table-cell>
            <text:p>957124191</text:p>
          </table:table-cell>
          <table:table-cell>
            <text:p>784778998</text:p>
          </table:table-cell>
          <table:table-cell>
            <text:p>148103101</text:p>
          </table:table-cell>
          <table:table-cell>
            <text:p>213691701</text:p>
          </table:table-cell>
          <table:table-cell>
            <text:p>111911128</text:p>
          </table:table-cell>
        </table:table-row>
        <table:table-row>
          <table:table-cell>
            <text:p>613041885</text:p>
          </table:table-cell>
          <table:table-cell>
            <text:p>917555044</text:p>
          </table:table-cell>
          <table:table-cell>
            <text:p>629070513</text:p>
          </table:table-cell>
          <table:table-cell>
            <text:p>536748445</text:p>
          </table:table-cell>
          <table:table-cell>
            <text:p>564431522</text:p>
          </table:table-cell>
          <table:table-cell>
            <text:p>204793229</text:p>
          </table:table-cell>
          <table:table-cell>
            <text:p>683784057</text:p>
          </table:table-cell>
        </table:table-row>
        <table:table-row>
          <table:table-cell>
            <text:p>46722614</text:p>
          </table:table-cell>
          <table:table-cell>
            <text:p>129456219</text:p>
          </table:table-cell>
          <table:table-cell>
            <text:p>315752479</text:p>
          </table:table-cell>
          <table:table-cell>
            <text:p>670538166</text:p>
          </table:table-cell>
          <table:table-cell>
            <text:p>485674031</text:p>
          </table:table-cell>
          <table:table-cell>
            <text:p>255178701</text:p>
          </table:table-cell>
          <table:table-cell>
            <text:p>133435473</text:p>
          </table:table-cell>
        </table:table-row>
        <table:table-row>
          <table:table-cell>
            <text:p>162000903</text:p>
          </table:table-cell>
          <table:table-cell>
            <text:p>5504633</text:p>
          </table:table-cell>
          <table:table-cell>
            <text:p>929343006</text:p>
          </table:table-cell>
          <table:table-cell>
            <text:p>177926335</text:p>
          </table:table-cell>
          <table:table-cell>
            <text:p>957508605</text:p>
          </table:table-cell>
          <table:table-cell>
            <text:p>429433080</text:p>
          </table:table-cell>
          <table:table-cell>
            <text:p>492476874</text:p>
          </table:table-cell>
        </table:table-row>
        <table:table-row>
          <table:table-cell>
            <text:p>986471680</text:p>
          </table:table-cell>
          <table:table-cell>
            <text:p>238595608</text:p>
          </table:table-cell>
          <table:table-cell>
            <text:p>872765341</text:p>
          </table:table-cell>
          <table:table-cell>
            <text:p>722564215</text:p>
          </table:table-cell>
          <table:table-cell>
            <text:p>261984505</text:p>
          </table:table-cell>
          <table:table-cell>
            <text:p>26133223</text:p>
          </table:table-cell>
          <table:table-cell>
            <text:p>467546014</text:p>
          </table:table-cell>
        </table:table-row>
        <table:table-row>
          <table:table-cell>
            <text:p>138819201</text:p>
          </table:table-cell>
          <table:table-cell>
            <text:p>292270275</text:p>
          </table:table-cell>
          <table:table-cell>
            <text:p>684193348</text:p>
          </table:table-cell>
          <table:table-cell>
            <text:p>513790994</text:p>
          </table:table-cell>
          <table:table-cell>
            <text:p>295901326</text:p>
          </table:table-cell>
          <table:table-cell>
            <text:p>78631910</text:p>
          </table:table-cell>
          <table:table-cell>
            <text:p>928381752</text:p>
          </table:table-cell>
        </table:table-row>
        <table:table-row>
          <table:table-cell>
            <text:p>578845049</text:p>
          </table:table-cell>
          <table:table-cell>
            <text:p>535002503</text:p>
          </table:table-cell>
          <table:table-cell>
            <text:p>403468227</text:p>
          </table:table-cell>
          <table:table-cell>
            <text:p>563091318</text:p>
          </table:table-cell>
          <table:table-cell>
            <text:p>64976387</text:p>
          </table:table-cell>
          <table:table-cell>
            <text:p>952095130</text:p>
          </table:table-cell>
          <table:table-cell>
            <text:p>125841620</text:p>
          </table:table-cell>
        </table:table-row>
        <table:table-row>
          <table:table-cell>
            <text:p>730033144</text:p>
          </table:table-cell>
          <table:table-cell>
            <text:p>591207044</text:p>
          </table:table-cell>
          <table:table-cell>
            <text:p>420255616</text:p>
          </table:table-cell>
          <table:table-cell>
            <text:p>258958283</text:p>
          </table:table-cell>
          <table:table-cell>
            <text:p>495579287</text:p>
          </table:table-cell>
          <table:table-cell>
            <text:p>883569411</text:p>
          </table:table-cell>
          <table:table-cell>
            <text:p>794071041</text:p>
          </table:table-cell>
        </table:table-row>
        <table:table-row>
          <table:table-cell>
            <text:p>847055319</text:p>
          </table:table-cell>
          <table:table-cell>
            <text:p>323450030</text:p>
          </table:table-cell>
          <table:table-cell>
            <text:p>808395702</text:p>
          </table:table-cell>
          <table:table-cell>
            <text:p>727653038</text:p>
          </table:table-cell>
          <table:table-cell>
            <text:p>959376614</text:p>
          </table:table-cell>
          <table:table-cell>
            <text:p>762419947</text:p>
          </table:table-cell>
          <table:table-cell>
            <text:p>3393892</text:p>
          </table:table-cell>
        </table:table-row>
        <table:table-row>
          <table:table-cell>
            <text:p>305034582</text:p>
          </table:table-cell>
          <table:table-cell>
            <text:p>681462016</text:p>
          </table:table-cell>
          <table:table-cell>
            <text:p>557703639</text:p>
          </table:table-cell>
          <table:table-cell>
            <text:p>195801932</text:p>
          </table:table-cell>
          <table:table-cell>
            <text:p>244934807</text:p>
          </table:table-cell>
          <table:table-cell>
            <text:p>577192583</text:p>
          </table:table-cell>
          <table:table-cell>
            <text:p>936162244</text:p>
          </table:table-cell>
        </table:table-row>
        <table:table-row>
          <table:table-cell>
            <text:p>325397509</text:p>
          </table:table-cell>
          <table:table-cell>
            <text:p>705595735</text:p>
          </table:table-cell>
          <table:table-cell>
            <text:p>407192778</text:p>
          </table:table-cell>
          <table:table-cell>
            <text:p>994424598</text:p>
          </table:table-cell>
          <table:table-cell>
            <text:p>374955741</text:p>
          </table:table-cell>
          <table:table-cell>
            <text:p>124522384</text:p>
          </table:table-cell>
          <table:table-cell>
            <text:p>664368126</text:p>
          </table:table-cell>
        </table:table-row>
        <table:table-row>
          <table:table-cell>
            <text:p>268429449</text:p>
          </table:table-cell>
          <table:table-cell>
            <text:p>765124797</text:p>
          </table:table-cell>
          <table:table-cell>
            <text:p>273806951</text:p>
          </table:table-cell>
          <table:table-cell>
            <text:p>916948336</text:p>
          </table:table-cell>
          <table:table-cell>
            <text:p>868144310</text:p>
          </table:table-cell>
          <table:table-cell>
            <text:p>627394633</text:p>
          </table:table-cell>
          <table:table-cell>
            <text:p>29612230</text:p>
          </table:table-cell>
        </table:table-row>
        <table:table-row>
          <table:table-cell>
            <text:p>797232740</text:p>
          </table:table-cell>
          <table:table-cell>
            <text:p>389678682</text:p>
          </table:table-cell>
          <table:table-cell>
            <text:p>180555961</text:p>
          </table:table-cell>
          <table:table-cell>
            <text:p>847312019</text:p>
          </table:table-cell>
          <table:table-cell>
            <text:p>721456843</text:p>
          </table:table-cell>
          <table:table-cell>
            <text:p>329940118</text:p>
          </table:table-cell>
          <table:table-cell>
            <text:p>26219592</text:p>
          </table:table-cell>
        </table:table-row>
        <table:table-row>
          <table:table-cell>
            <text:p>417499155</text:p>
          </table:table-cell>
          <table:table-cell>
            <text:p>72254206</text:p>
          </table:table-cell>
          <table:table-cell>
            <text:p>277999299</text:p>
          </table:table-cell>
          <table:table-cell>
            <text:p>456337638</text:p>
          </table:table-cell>
          <table:table-cell>
            <text:p>504589805</text:p>
          </table:table-cell>
          <table:table-cell>
            <text:p>903002799</text:p>
          </table:table-cell>
          <table:table-cell>
            <text:p>814071747</text:p>
          </table:table-cell>
        </table:table-row>
        <table:table-row>
          <table:table-cell>
            <text:p>759799749</text:p>
          </table:table-cell>
          <table:table-cell>
            <text:p>884220890</text:p>
          </table:table-cell>
          <table:table-cell>
            <text:p>267428622</text:p>
          </table:table-cell>
          <table:table-cell>
            <text:p>220411780</text:p>
          </table:table-cell>
          <table:table-cell>
            <text:p>550228695</text:p>
          </table:table-cell>
          <table:table-cell>
            <text:p>799083231</text:p>
          </table:table-cell>
          <table:table-cell>
            <text:p>354624095</text:p>
          </table:table-cell>
        </table:table-row>
        <table:table-row>
          <table:table-cell>
            <text:p>427976750</text:p>
          </table:table-cell>
          <table:table-cell>
            <text:p>750742662</text:p>
          </table:table-cell>
          <table:table-cell>
            <text:p>762821137</text:p>
          </table:table-cell>
          <table:table-cell>
            <text:p>619300817</text:p>
          </table:table-cell>
          <table:table-cell>
            <text:p>30133075</text:p>
          </table:table-cell>
          <table:table-cell>
            <text:p>565773785</text:p>
          </table:table-cell>
          <table:table-cell>
            <text:p>912159411</text:p>
          </table:table-cell>
        </table:table-row>
        <table:table-row>
          <table:table-cell>
            <text:p>599526746</text:p>
          </table:table-cell>
          <table:table-cell>
            <text:p>29198592</text:p>
          </table:table-cell>
          <table:table-cell>
            <text:p>144362032</text:p>
          </table:table-cell>
          <table:table-cell>
            <text:p>485648031</text:p>
          </table:table-cell>
          <table:table-cell>
            <text:p>308575787</text:p>
          </table:table-cell>
          <table:table-cell>
            <text:p>738523394</text:p>
          </table:table-cell>
          <table:table-cell>
            <text:p>826179974</text:p>
          </table:table-cell>
        </table:table-row>
        <table:table-row>
          <table:table-cell>
            <text:p>637022916</text:p>
          </table:table-cell>
          <table:table-cell>
            <text:p>71015569</text:p>
          </table:table-cell>
          <table:table-cell>
            <text:p>486361940</text:p>
          </table:table-cell>
          <table:table-cell>
            <text:p>73432687</text:p>
          </table:table-cell>
          <table:table-cell>
            <text:p>436836345</text:p>
          </table:table-cell>
          <table:table-cell>
            <text:p>998528339</text:p>
          </table:table-cell>
          <table:table-cell>
            <text:p>764877534</text:p>
          </table:table-cell>
        </table:table-row>
        <table:table-row>
          <table:table-cell>
            <text:p>924772949</text:p>
          </table:table-cell>
          <table:table-cell>
            <text:p>270316694</text:p>
          </table:table-cell>
          <table:table-cell>
            <text:p>12364296</text:p>
          </table:table-cell>
          <table:table-cell>
            <text:p>74042595</text:p>
          </table:table-cell>
          <table:table-cell>
            <text:p>700131747</text:p>
          </table:table-cell>
          <table:table-cell>
            <text:p>874826816</text:p>
          </table:table-cell>
          <table:table-cell>
            <text:p>670741491</text:p>
          </table:table-cell>
        </table:table-row>
        <table:table-row>
          <table:table-cell>
            <text:p>827382156</text:p>
          </table:table-cell>
          <table:table-cell>
            <text:p>717742770</text:p>
          </table:table-cell>
          <table:table-cell>
            <text:p>340275568</text:p>
          </table:table-cell>
          <table:table-cell>
            <text:p>510949187</text:p>
          </table:table-cell>
          <table:table-cell>
            <text:p>71386300</text:p>
          </table:table-cell>
          <table:table-cell>
            <text:p>691716816</text:p>
          </table:table-cell>
          <table:table-cell>
            <text:p>382327631</text:p>
          </table:table-cell>
        </table:table-row>
        <table:table-row>
          <table:table-cell>
            <text:p>198329083</text:p>
          </table:table-cell>
          <table:table-cell>
            <text:p>36369789</text:p>
          </table:table-cell>
          <table:table-cell>
            <text:p>59590308</text:p>
          </table:table-cell>
          <table:table-cell>
            <text:p>434840703</text:p>
          </table:table-cell>
          <table:table-cell>
            <text:p>508666929</text:p>
          </table:table-cell>
          <table:table-cell>
            <text:p>921955415</text:p>
          </table:table-cell>
          <table:table-cell>
            <text:p>145147833</text:p>
          </table:table-cell>
        </table:table-row>
        <table:table-row>
          <table:table-cell>
            <text:p>258708694</text:p>
          </table:table-cell>
          <table:table-cell>
            <text:p>49279055</text:p>
          </table:table-cell>
          <table:table-cell>
            <text:p>426629513</text:p>
          </table:table-cell>
          <table:table-cell>
            <text:p>675518205</text:p>
          </table:table-cell>
          <table:table-cell>
            <text:p>395114904</text:p>
          </table:table-cell>
          <table:table-cell>
            <text:p>344696230</text:p>
          </table:table-cell>
          <table:table-cell>
            <text:p>202461134</text:p>
          </table:table-cell>
        </table:table-row>
        <table:table-row>
          <table:table-cell>
            <text:p>98313008</text:p>
          </table:table-cell>
          <table:table-cell>
            <text:p>34252966</text:p>
          </table:table-cell>
          <table:table-cell>
            <text:p>326303073</text:p>
          </table:table-cell>
          <table:table-cell>
            <text:p>832728327</text:p>
          </table:table-cell>
          <table:table-cell>
            <text:p>828731041</text:p>
          </table:table-cell>
          <table:table-cell>
            <text:p>424875967</text:p>
          </table:table-cell>
          <table:table-cell>
            <text:p>831029282</text:p>
          </table:table-cell>
        </table:table-row>
        <table:table-row>
          <table:table-cell>
            <text:p>834351629</text:p>
          </table:table-cell>
          <table:table-cell>
            <text:p>483614918</text:p>
          </table:table-cell>
          <table:table-cell>
            <text:p>531882758</text:p>
          </table:table-cell>
          <table:table-cell>
            <text:p>403193647</text:p>
          </table:table-cell>
          <table:table-cell>
            <text:p>605578961</text:p>
          </table:table-cell>
          <table:table-cell>
            <text:p>893385502</text:p>
          </table:table-cell>
          <table:table-cell>
            <text:p>466941227</text:p>
          </table:table-cell>
        </table:table-row>
        <table:table-row>
          <table:table-cell>
            <text:p>360025398</text:p>
          </table:table-cell>
          <table:table-cell>
            <text:p>819031336</text:p>
          </table:table-cell>
          <table:table-cell>
            <text:p>788880794</text:p>
          </table:table-cell>
          <table:table-cell>
            <text:p>417624383</text:p>
          </table:table-cell>
          <table:table-cell>
            <text:p>486404130</text:p>
          </table:table-cell>
          <table:table-cell>
            <text:p>38410277</text:p>
          </table:table-cell>
          <table:table-cell>
            <text:p>554461332</text:p>
          </table:table-cell>
        </table:table-row>
        <table:table-row>
          <table:table-cell>
            <text:p>848870160</text:p>
          </table:table-cell>
          <table:table-cell>
            <text:p>409744751</text:p>
          </table:table-cell>
          <table:table-cell>
            <text:p>340206047</text:p>
          </table:table-cell>
          <table:table-cell>
            <text:p>886159004</text:p>
          </table:table-cell>
          <table:table-cell>
            <text:p>438639411</text:p>
          </table:table-cell>
          <table:table-cell>
            <text:p>614662863</text:p>
          </table:table-cell>
          <table:table-cell>
            <text:p>972160236</text:p>
          </table:table-cell>
        </table:table-row>
        <table:table-row>
          <table:table-cell>
            <text:p>332434770</text:p>
          </table:table-cell>
          <table:table-cell>
            <text:p>559900</text:p>
          </table:table-cell>
          <table:table-cell>
            <text:p>339268378</text:p>
          </table:table-cell>
          <table:table-cell>
            <text:p>108139907</text:p>
          </table:table-cell>
          <table:table-cell>
            <text:p>51031143</text:p>
          </table:table-cell>
          <table:table-cell>
            <text:p>185568609</text:p>
          </table:table-cell>
          <table:table-cell>
            <text:p>325878857</text:p>
          </table:table-cell>
        </table:table-row>
        <table:table-row>
          <table:table-cell>
            <text:p>554105866</text:p>
          </table:table-cell>
          <table:table-cell>
            <text:p>747682399</text:p>
          </table:table-cell>
          <table:table-cell>
            <text:p>355394295</text:p>
          </table:table-cell>
          <table:table-cell>
            <text:p>900683398</text:p>
          </table:table-cell>
          <table:table-cell>
            <text:p>884814153</text:p>
          </table:table-cell>
          <table:table-cell>
            <text:p>460441341</text:p>
          </table:table-cell>
          <table:table-cell>
            <text:p>860417796</text:p>
          </table:table-cell>
        </table:table-row>
        <table:table-row>
          <table:table-cell>
            <text:p>81923127</text:p>
          </table:table-cell>
          <table:table-cell>
            <text:p>19973748</text:p>
          </table:table-cell>
          <table:table-cell>
            <text:p>16473933</text:p>
          </table:table-cell>
          <table:table-cell>
            <text:p>300922951</text:p>
          </table:table-cell>
          <table:table-cell>
            <text:p>726169936</text:p>
          </table:table-cell>
          <table:table-cell>
            <text:p>725879939</text:p>
          </table:table-cell>
          <table:table-cell>
            <text:p>862127430</text:p>
          </table:table-cell>
        </table:table-row>
        <table:table-row>
          <table:table-cell>
            <text:p>730221786</text:p>
          </table:table-cell>
          <table:table-cell>
            <text:p>734519152</text:p>
          </table:table-cell>
          <table:table-cell>
            <text:p>174946351</text:p>
          </table:table-cell>
          <table:table-cell>
            <text:p>309089945</text:p>
          </table:table-cell>
          <table:table-cell>
            <text:p>867312238</text:p>
          </table:table-cell>
          <table:table-cell>
            <text:p>457344521</text:p>
          </table:table-cell>
          <table:table-cell>
            <text:p>258458662</text:p>
          </table:table-cell>
        </table:table-row>
        <table:table-row>
          <table:table-cell>
            <text:p>604703441</text:p>
          </table:table-cell>
          <table:table-cell>
            <text:p>383591304</text:p>
          </table:table-cell>
          <table:table-cell>
            <text:p>408719537</text:p>
          </table:table-cell>
          <table:table-cell>
            <text:p>700767408</text:p>
          </table:table-cell>
          <table:table-cell>
            <text:p>927603995</text:p>
          </table:table-cell>
          <table:table-cell>
            <text:p>301713312</text:p>
          </table:table-cell>
          <table:table-cell>
            <text:p>279594844</text:p>
          </table:table-cell>
        </table:table-row>
        <table:table-row>
          <table:table-cell>
            <text:p>175899985</text:p>
          </table:table-cell>
          <table:table-cell>
            <text:p>413989358</text:p>
          </table:table-cell>
          <table:table-cell>
            <text:p>373761855</text:p>
          </table:table-cell>
          <table:table-cell>
            <text:p>237310821</text:p>
          </table:table-cell>
          <table:table-cell>
            <text:p>235160777</text:p>
          </table:table-cell>
          <table:table-cell>
            <text:p>120904401</text:p>
          </table:table-cell>
          <table:table-cell>
            <text:p>861345364</text:p>
          </table:table-cell>
        </table:table-row>
        <table:table-row>
          <table:table-cell>
            <text:p>75032093</text:p>
          </table:table-cell>
          <table:table-cell>
            <text:p>445607527</text:p>
          </table:table-cell>
          <table:table-cell>
            <text:p>236046043</text:p>
          </table:table-cell>
          <table:table-cell>
            <text:p>174623778</text:p>
          </table:table-cell>
          <table:table-cell>
            <text:p>522012213</text:p>
          </table:table-cell>
          <table:table-cell>
            <text:p>329927998</text:p>
          </table:table-cell>
          <table:table-cell>
            <text:p>178983095</text:p>
          </table:table-cell>
        </table:table-row>
        <table:table-row>
          <table:table-cell>
            <text:p>719948693</text:p>
          </table:table-cell>
          <table:table-cell>
            <text:p>816505266</text:p>
          </table:table-cell>
          <table:table-cell>
            <text:p>740468457</text:p>
          </table:table-cell>
          <table:table-cell>
            <text:p>951311295</text:p>
          </table:table-cell>
          <table:table-cell>
            <text:p>810290257</text:p>
          </table:table-cell>
          <table:table-cell>
            <text:p>158364472</text:p>
          </table:table-cell>
          <table:table-cell>
            <text:p>966086093</text:p>
          </table:table-cell>
        </table:table-row>
        <table:table-row>
          <table:table-cell>
            <text:p>500115078</text:p>
          </table:table-cell>
          <table:table-cell>
            <text:p>394667890</text:p>
          </table:table-cell>
          <table:table-cell>
            <text:p>900292943</text:p>
          </table:table-cell>
          <table:table-cell>
            <text:p>60161498</text:p>
          </table:table-cell>
          <table:table-cell>
            <text:p>263980294</text:p>
          </table:table-cell>
          <table:table-cell>
            <text:p>444778969</text:p>
          </table:table-cell>
          <table:table-cell>
            <text:p>130502968</text:p>
          </table:table-cell>
        </table:table-row>
        <table:table-row>
          <table:table-cell>
            <text:p>682304176</text:p>
          </table:table-cell>
          <table:table-cell>
            <text:p>790654063</text:p>
          </table:table-cell>
          <table:table-cell>
            <text:p>454208250</text:p>
          </table:table-cell>
          <table:table-cell>
            <text:p>55723712</text:p>
          </table:table-cell>
          <table:table-cell>
            <text:p>923869308</text:p>
          </table:table-cell>
          <table:table-cell>
            <text:p>466445413</text:p>
          </table:table-cell>
          <table:table-cell>
            <text:p>963547660</text:p>
          </table:table-cell>
        </table:table-row>
        <table:table-row>
          <table:table-cell>
            <text:p>145891191</text:p>
          </table:table-cell>
          <table:table-cell>
            <text:p>861877647</text:p>
          </table:table-cell>
          <table:table-cell>
            <text:p>891425146</text:p>
          </table:table-cell>
          <table:table-cell>
            <text:p>839157545</text:p>
          </table:table-cell>
          <table:table-cell>
            <text:p>451010855</text:p>
          </table:table-cell>
          <table:table-cell>
            <text:p>514997202</text:p>
          </table:table-cell>
          <table:table-cell>
            <text:p>461647605</text:p>
          </table:table-cell>
        </table:table-row>
        <table:table-row>
          <table:table-cell>
            <text:p>103554278</text:p>
          </table:table-cell>
          <table:table-cell>
            <text:p>111529558</text:p>
          </table:table-cell>
          <table:table-cell>
            <text:p>287030559</text:p>
          </table:table-cell>
          <table:table-cell>
            <text:p>781399279</text:p>
          </table:table-cell>
          <table:table-cell>
            <text:p>591647330</text:p>
          </table:table-cell>
          <table:table-cell>
            <text:p>70422649</text:p>
          </table:table-cell>
          <table:table-cell>
            <text:p>744438275</text:p>
          </table:table-cell>
        </table:table-row>
        <table:table-row>
          <table:table-cell>
            <text:p>733660425</text:p>
          </table:table-cell>
          <table:table-cell>
            <text:p>497380618</text:p>
          </table:table-cell>
          <table:table-cell>
            <text:p>652776354</text:p>
          </table:table-cell>
          <table:table-cell>
            <text:p>628374984</text:p>
          </table:table-cell>
          <table:table-cell>
            <text:p>691917131</text:p>
          </table:table-cell>
          <table:table-cell>
            <text:p>942598386</text:p>
          </table:table-cell>
          <table:table-cell>
            <text:p>41823676</text:p>
          </table:table-cell>
        </table:table-row>
        <table:table-row>
          <table:table-cell>
            <text:p>517278039</text:p>
          </table:table-cell>
          <table:table-cell>
            <text:p>915505743</text:p>
          </table:table-cell>
          <table:table-cell>
            <text:p>767782812</text:p>
          </table:table-cell>
          <table:table-cell>
            <text:p>62193673</text:p>
          </table:table-cell>
          <table:table-cell>
            <text:p>541775361</text:p>
          </table:table-cell>
          <table:table-cell>
            <text:p>869432322</text:p>
          </table:table-cell>
          <table:table-cell>
            <text:p>970017946</text:p>
          </table:table-cell>
        </table:table-row>
        <table:table-row>
          <table:table-cell>
            <text:p>388211294</text:p>
          </table:table-cell>
          <table:table-cell>
            <text:p>567248828</text:p>
          </table:table-cell>
          <table:table-cell>
            <text:p>203329639</text:p>
          </table:table-cell>
          <table:table-cell>
            <text:p>16127928</text:p>
          </table:table-cell>
          <table:table-cell>
            <text:p>90166722</text:p>
          </table:table-cell>
          <table:table-cell>
            <text:p>565774544</text:p>
          </table:table-cell>
          <table:table-cell>
            <text:p>480676459</text:p>
          </table:table-cell>
        </table:table-row>
        <table:table-row>
          <table:table-cell>
            <text:p>564834617</text:p>
          </table:table-cell>
          <table:table-cell>
            <text:p>312785021</text:p>
          </table:table-cell>
          <table:table-cell>
            <text:p>568830234</text:p>
          </table:table-cell>
          <table:table-cell>
            <text:p>926281204</text:p>
          </table:table-cell>
          <table:table-cell>
            <text:p>28533283</text:p>
          </table:table-cell>
          <table:table-cell>
            <text:p>653689720</text:p>
          </table:table-cell>
          <table:table-cell>
            <text:p>776114690</text:p>
          </table:table-cell>
        </table:table-row>
        <table:table-row>
          <table:table-cell>
            <text:p>632220682</text:p>
          </table:table-cell>
          <table:table-cell>
            <text:p>766768281</text:p>
          </table:table-cell>
          <table:table-cell>
            <text:p>819888254</text:p>
          </table:table-cell>
          <table:table-cell>
            <text:p>479179439</text:p>
          </table:table-cell>
          <table:table-cell>
            <text:p>937634650</text:p>
          </table:table-cell>
          <table:table-cell>
            <text:p>891320691</text:p>
          </table:table-cell>
          <table:table-cell>
            <text:p>790259021</text:p>
          </table:table-cell>
        </table:table-row>
        <table:table-row>
          <table:table-cell>
            <text:p>243333073</text:p>
          </table:table-cell>
          <table:table-cell>
            <text:p>310170216</text:p>
          </table:table-cell>
          <table:table-cell>
            <text:p>658117221</text:p>
          </table:table-cell>
          <table:table-cell>
            <text:p>335460842</text:p>
          </table:table-cell>
          <table:table-cell>
            <text:p>480149005</text:p>
          </table:table-cell>
          <table:table-cell>
            <text:p>383678141</text:p>
          </table:table-cell>
          <table:table-cell>
            <text:p>901376702</text:p>
          </table:table-cell>
        </table:table-row>
        <table:table-row>
          <table:table-cell>
            <text:p>707308337</text:p>
          </table:table-cell>
          <table:table-cell>
            <text:p>511066327</text:p>
          </table:table-cell>
          <table:table-cell>
            <text:p>136352275</text:p>
          </table:table-cell>
          <table:table-cell>
            <text:p>791026367</text:p>
          </table:table-cell>
          <table:table-cell>
            <text:p>155843556</text:p>
          </table:table-cell>
          <table:table-cell>
            <text:p>339543116</text:p>
          </table:table-cell>
          <table:table-cell>
            <text:p>160062121</text:p>
          </table:table-cell>
        </table:table-row>
        <table:table-row>
          <table:table-cell>
            <text:p>385440167</text:p>
          </table:table-cell>
          <table:table-cell>
            <text:p>609238697</text:p>
          </table:table-cell>
          <table:table-cell>
            <text:p>366260559</text:p>
          </table:table-cell>
          <table:table-cell>
            <text:p>359708556</text:p>
          </table:table-cell>
          <table:table-cell>
            <text:p>930363302</text:p>
          </table:table-cell>
          <table:table-cell>
            <text:p>97090585</text:p>
          </table:table-cell>
          <table:table-cell>
            <text:p>756143113</text:p>
          </table:table-cell>
        </table:table-row>
        <table:table-row>
          <table:table-cell>
            <text:p>729435238</text:p>
          </table:table-cell>
          <table:table-cell>
            <text:p>776823027</text:p>
          </table:table-cell>
          <table:table-cell>
            <text:p>878926801</text:p>
          </table:table-cell>
          <table:table-cell>
            <text:p>118110937</text:p>
          </table:table-cell>
          <table:table-cell>
            <text:p>42298177</text:p>
          </table:table-cell>
          <table:table-cell>
            <text:p>416954272</text:p>
          </table:table-cell>
          <table:table-cell>
            <text:p>356329704</text:p>
          </table:table-cell>
        </table:table-row>
        <table:table-row>
          <table:table-cell>
            <text:p>9387499</text:p>
          </table:table-cell>
          <table:table-cell>
            <text:p>601976340</text:p>
          </table:table-cell>
          <table:table-cell>
            <text:p>428589303</text:p>
          </table:table-cell>
          <table:table-cell>
            <text:p>953702406</text:p>
          </table:table-cell>
          <table:table-cell>
            <text:p>376201561</text:p>
          </table:table-cell>
          <table:table-cell>
            <text:p>614456758</text:p>
          </table:table-cell>
          <table:table-cell>
            <text:p>153664372</text:p>
          </table:table-cell>
        </table:table-row>
        <table:table-row>
          <table:table-cell>
            <text:p>694004898</text:p>
          </table:table-cell>
          <table:table-cell>
            <text:p>618241290</text:p>
          </table:table-cell>
          <table:table-cell>
            <text:p>553185340</text:p>
          </table:table-cell>
          <table:table-cell>
            <text:p>48677552</text:p>
          </table:table-cell>
          <table:table-cell>
            <text:p>627828269</text:p>
          </table:table-cell>
          <table:table-cell>
            <text:p>961264634</text:p>
          </table:table-cell>
          <table:table-cell>
            <text:p>7240995</text:p>
          </table:table-cell>
        </table:table-row>
        <table:table-row>
          <table:table-cell>
            <text:p>619758868</text:p>
          </table:table-cell>
          <table:table-cell>
            <text:p>891747284</text:p>
          </table:table-cell>
          <table:table-cell>
            <text:p>679547590</text:p>
          </table:table-cell>
          <table:table-cell>
            <text:p>389302768</text:p>
          </table:table-cell>
          <table:table-cell>
            <text:p>262709947</text:p>
          </table:table-cell>
          <table:table-cell>
            <text:p>818950527</text:p>
          </table:table-cell>
          <table:table-cell>
            <text:p>448077257</text:p>
          </table:table-cell>
        </table:table-row>
        <table:table-row>
          <table:table-cell>
            <text:p>215614894</text:p>
          </table:table-cell>
          <table:table-cell>
            <text:p>873081047</text:p>
          </table:table-cell>
          <table:table-cell>
            <text:p>879288595</text:p>
          </table:table-cell>
          <table:table-cell>
            <text:p>944517864</text:p>
          </table:table-cell>
          <table:table-cell>
            <text:p>505023698</text:p>
          </table:table-cell>
          <table:table-cell>
            <text:p>556050047</text:p>
          </table:table-cell>
          <table:table-cell>
            <text:p>396456738</text:p>
          </table:table-cell>
        </table:table-row>
        <table:table-row>
          <table:table-cell>
            <text:p>114409406</text:p>
          </table:table-cell>
          <table:table-cell>
            <text:p>849205788</text:p>
          </table:table-cell>
          <table:table-cell>
            <text:p>760971215</text:p>
          </table:table-cell>
          <table:table-cell>
            <text:p>491486631</text:p>
          </table:table-cell>
          <table:table-cell>
            <text:p>790835512</text:p>
          </table:table-cell>
          <table:table-cell>
            <text:p>662620414</text:p>
          </table:table-cell>
          <table:table-cell>
            <text:p>272154556</text:p>
          </table:table-cell>
        </table:table-row>
        <table:table-row>
          <table:table-cell>
            <text:p>163819147</text:p>
          </table:table-cell>
          <table:table-cell>
            <text:p>354475387</text:p>
          </table:table-cell>
          <table:table-cell>
            <text:p>522326147</text:p>
          </table:table-cell>
          <table:table-cell>
            <text:p>623772359</text:p>
          </table:table-cell>
          <table:table-cell>
            <text:p>759787886</text:p>
          </table:table-cell>
          <table:table-cell>
            <text:p>455042859</text:p>
          </table:table-cell>
          <table:table-cell>
            <text:p>297384439</text:p>
          </table:table-cell>
        </table:table-row>
        <table:table-row>
          <table:table-cell>
            <text:p>689415430</text:p>
          </table:table-cell>
          <table:table-cell>
            <text:p>579775461</text:p>
          </table:table-cell>
          <table:table-cell>
            <text:p>233852425</text:p>
          </table:table-cell>
          <table:table-cell>
            <text:p>646387794</text:p>
          </table:table-cell>
          <table:table-cell>
            <text:p>954290520</text:p>
          </table:table-cell>
          <table:table-cell>
            <text:p>226087102</text:p>
          </table:table-cell>
          <table:table-cell>
            <text:p>50991630</text:p>
          </table:table-cell>
        </table:table-row>
        <table:table-row>
          <table:table-cell>
            <text:p>457280457</text:p>
          </table:table-cell>
          <table:table-cell>
            <text:p>132045325</text:p>
          </table:table-cell>
          <table:table-cell>
            <text:p>65190256</text:p>
          </table:table-cell>
          <table:table-cell>
            <text:p>460066711</text:p>
          </table:table-cell>
          <table:table-cell>
            <text:p>96750175</text:p>
          </table:table-cell>
          <table:table-cell>
            <text:p>276689591</text:p>
          </table:table-cell>
          <table:table-cell>
            <text:p>878964899</text:p>
          </table:table-cell>
        </table:table-row>
        <table:table-row>
          <table:table-cell>
            <text:p>305751866</text:p>
          </table:table-cell>
          <table:table-cell>
            <text:p>178399632</text:p>
          </table:table-cell>
          <table:table-cell>
            <text:p>436064550</text:p>
          </table:table-cell>
          <table:table-cell>
            <text:p>131099150</text:p>
          </table:table-cell>
          <table:table-cell>
            <text:p>665375702</text:p>
          </table:table-cell>
          <table:table-cell>
            <text:p>232087635</text:p>
          </table:table-cell>
          <table:table-cell>
            <text:p>981254788</text:p>
          </table:table-cell>
        </table:table-row>
        <table:table-row>
          <table:table-cell>
            <text:p>719024244</text:p>
          </table:table-cell>
          <table:table-cell>
            <text:p>949396134</text:p>
          </table:table-cell>
          <table:table-cell>
            <text:p>664069375</text:p>
          </table:table-cell>
          <table:table-cell>
            <text:p>23983773</text:p>
          </table:table-cell>
          <table:table-cell>
            <text:p>830066143</text:p>
          </table:table-cell>
          <table:table-cell>
            <text:p>771863318</text:p>
          </table:table-cell>
          <table:table-cell>
            <text:p>34564848</text:p>
          </table:table-cell>
        </table:table-row>
        <table:table-row>
          <table:table-cell>
            <text:p>639937984</text:p>
          </table:table-cell>
          <table:table-cell>
            <text:p>634683353</text:p>
          </table:table-cell>
          <table:table-cell>
            <text:p>605847515</text:p>
          </table:table-cell>
          <table:table-cell>
            <text:p>83932117</text:p>
          </table:table-cell>
          <table:table-cell>
            <text:p>41902326</text:p>
          </table:table-cell>
          <table:table-cell>
            <text:p>868125384</text:p>
          </table:table-cell>
          <table:table-cell>
            <text:p>296967285</text:p>
          </table:table-cell>
        </table:table-row>
        <table:table-row>
          <table:table-cell>
            <text:p>990614418</text:p>
          </table:table-cell>
          <table:table-cell>
            <text:p>839564980</text:p>
          </table:table-cell>
          <table:table-cell>
            <text:p>83281575</text:p>
          </table:table-cell>
          <table:table-cell>
            <text:p>9075909</text:p>
          </table:table-cell>
          <table:table-cell>
            <text:p>393033057</text:p>
          </table:table-cell>
          <table:table-cell>
            <text:p>155192549</text:p>
          </table:table-cell>
          <table:table-cell>
            <text:p>187665744</text:p>
          </table:table-cell>
        </table:table-row>
        <table:table-row>
          <table:table-cell>
            <text:p>843475722</text:p>
          </table:table-cell>
          <table:table-cell>
            <text:p>146754785</text:p>
          </table:table-cell>
          <table:table-cell>
            <text:p>536383171</text:p>
          </table:table-cell>
          <table:table-cell>
            <text:p>539385147</text:p>
          </table:table-cell>
          <table:table-cell>
            <text:p>826482135</text:p>
          </table:table-cell>
          <table:table-cell>
            <text:p>349909350</text:p>
          </table:table-cell>
          <table:table-cell>
            <text:p>529776226</text:p>
          </table:table-cell>
        </table:table-row>
        <table:table-row>
          <table:table-cell>
            <text:p>412785692</text:p>
          </table:table-cell>
          <table:table-cell>
            <text:p>420883434</text:p>
          </table:table-cell>
          <table:table-cell>
            <text:p>446662771</text:p>
          </table:table-cell>
          <table:table-cell>
            <text:p>167700492</text:p>
          </table:table-cell>
          <table:table-cell>
            <text:p>532498660</text:p>
          </table:table-cell>
          <table:table-cell>
            <text:p>722145220</text:p>
          </table:table-cell>
          <table:table-cell>
            <text:p>941025272</text:p>
          </table:table-cell>
        </table:table-row>
        <table:table-row>
          <table:table-cell>
            <text:p>955166167</text:p>
          </table:table-cell>
          <table:table-cell>
            <text:p>587436947</text:p>
          </table:table-cell>
          <table:table-cell>
            <text:p>514261615</text:p>
          </table:table-cell>
          <table:table-cell>
            <text:p>548491587</text:p>
          </table:table-cell>
          <table:table-cell>
            <text:p>40706232</text:p>
          </table:table-cell>
          <table:table-cell>
            <text:p>858885039</text:p>
          </table:table-cell>
          <table:table-cell>
            <text:p>522578359</text:p>
          </table:table-cell>
        </table:table-row>
        <table:table-row>
          <table:table-cell>
            <text:p>935013044</text:p>
          </table:table-cell>
          <table:table-cell>
            <text:p>872027526</text:p>
          </table:table-cell>
          <table:table-cell>
            <text:p>880686719</text:p>
          </table:table-cell>
          <table:table-cell>
            <text:p>527916621</text:p>
          </table:table-cell>
          <table:table-cell>
            <text:p>346794629</text:p>
          </table:table-cell>
          <table:table-cell>
            <text:p>498036723</text:p>
          </table:table-cell>
          <table:table-cell>
            <text:p>21146994</text:p>
          </table:table-cell>
        </table:table-row>
        <table:table-row>
          <table:table-cell>
            <text:p>545578775</text:p>
          </table:table-cell>
          <table:table-cell>
            <text:p>955299304</text:p>
          </table:table-cell>
          <table:table-cell>
            <text:p>262083304</text:p>
          </table:table-cell>
          <table:table-cell>
            <text:p>237133564</text:p>
          </table:table-cell>
          <table:table-cell>
            <text:p>148826534</text:p>
          </table:table-cell>
          <table:table-cell>
            <text:p>132103206</text:p>
          </table:table-cell>
          <table:table-cell>
            <text:p>42666369</text:p>
          </table:table-cell>
        </table:table-row>
        <table:table-row>
          <table:table-cell>
            <text:p>986333861</text:p>
          </table:table-cell>
          <table:table-cell>
            <text:p>44197009</text:p>
          </table:table-cell>
          <table:table-cell>
            <text:p>450775897</text:p>
          </table:table-cell>
          <table:table-cell>
            <text:p>696854698</text:p>
          </table:table-cell>
          <table:table-cell>
            <text:p>305148321</text:p>
          </table:table-cell>
          <table:table-cell>
            <text:p>305076885</text:p>
          </table:table-cell>
          <table:table-cell>
            <text:p>743120235</text:p>
          </table:table-cell>
        </table:table-row>
        <table:table-row>
          <table:table-cell>
            <text:p>757809399</text:p>
          </table:table-cell>
          <table:table-cell>
            <text:p>502617409</text:p>
          </table:table-cell>
          <table:table-cell>
            <text:p>724188582</text:p>
          </table:table-cell>
          <table:table-cell>
            <text:p>540348501</text:p>
          </table:table-cell>
          <table:table-cell>
            <text:p>619442269</text:p>
          </table:table-cell>
          <table:table-cell>
            <text:p>551116370</text:p>
          </table:table-cell>
          <table:table-cell>
            <text:p>522892105</text:p>
          </table:table-cell>
        </table:table-row>
        <table:table-row>
          <table:table-cell>
            <text:p>970398633</text:p>
          </table:table-cell>
          <table:table-cell>
            <text:p>465984183</text:p>
          </table:table-cell>
          <table:table-cell>
            <text:p>614422134</text:p>
          </table:table-cell>
          <table:table-cell>
            <text:p>174449227</text:p>
          </table:table-cell>
          <table:table-cell>
            <text:p>929373863</text:p>
          </table:table-cell>
          <table:table-cell>
            <text:p>444817489</text:p>
          </table:table-cell>
          <table:table-cell>
            <text:p>572479600</text:p>
          </table:table-cell>
        </table:table-row>
        <table:table-row>
          <table:table-cell>
            <text:p>350671194</text:p>
          </table:table-cell>
          <table:table-cell>
            <text:p>874334186</text:p>
          </table:table-cell>
          <table:table-cell>
            <text:p>798313491</text:p>
          </table:table-cell>
          <table:table-cell>
            <text:p>433064755</text:p>
          </table:table-cell>
          <table:table-cell>
            <text:p>628161323</text:p>
          </table:table-cell>
          <table:table-cell>
            <text:p>328745053</text:p>
          </table:table-cell>
          <table:table-cell>
            <text:p>802445573</text:p>
          </table:table-cell>
        </table:table-row>
        <table:table-row>
          <table:table-cell>
            <text:p>142826867</text:p>
          </table:table-cell>
          <table:table-cell>
            <text:p>498369791</text:p>
          </table:table-cell>
          <table:table-cell>
            <text:p>679129336</text:p>
          </table:table-cell>
          <table:table-cell>
            <text:p>778408442</text:p>
          </table:table-cell>
          <table:table-cell>
            <text:p>913487863</text:p>
          </table:table-cell>
          <table:table-cell>
            <text:p>303039018</text:p>
          </table:table-cell>
          <table:table-cell>
            <text:p>661259096</text:p>
          </table:table-cell>
        </table:table-row>
        <table:table-row>
          <table:table-cell>
            <text:p>667209104</text:p>
          </table:table-cell>
          <table:table-cell>
            <text:p>992126341</text:p>
          </table:table-cell>
          <table:table-cell>
            <text:p>932798032</text:p>
          </table:table-cell>
          <table:table-cell>
            <text:p>456612652</text:p>
          </table:table-cell>
          <table:table-cell>
            <text:p>545524701</text:p>
          </table:table-cell>
          <table:table-cell>
            <text:p>91755901</text:p>
          </table:table-cell>
          <table:table-cell>
            <text:p>567887262</text:p>
          </table:table-cell>
        </table:table-row>
        <table:table-row>
          <table:table-cell>
            <text:p>496124319</text:p>
          </table:table-cell>
          <table:table-cell>
            <text:p>980114772</text:p>
          </table:table-cell>
          <table:table-cell>
            <text:p>471480606</text:p>
          </table:table-cell>
          <table:table-cell>
            <text:p>109917519</text:p>
          </table:table-cell>
          <table:table-cell>
            <text:p>345734270</text:p>
          </table:table-cell>
          <table:table-cell>
            <text:p>189375903</text:p>
          </table:table-cell>
          <table:table-cell>
            <text:p>895457885</text:p>
          </table:table-cell>
        </table:table-row>
        <table:table-row>
          <table:table-cell>
            <text:p>834296718</text:p>
          </table:table-cell>
          <table:table-cell>
            <text:p>767642037</text:p>
          </table:table-cell>
          <table:table-cell>
            <text:p>729498508</text:p>
          </table:table-cell>
          <table:table-cell>
            <text:p>578731961</text:p>
          </table:table-cell>
          <table:table-cell>
            <text:p>49085427</text:p>
          </table:table-cell>
          <table:table-cell>
            <text:p>642764711</text:p>
          </table:table-cell>
          <table:table-cell>
            <text:p>627713298</text:p>
          </table:table-cell>
        </table:table-row>
        <table:table-row>
          <table:table-cell>
            <text:p>9058234</text:p>
          </table:table-cell>
          <table:table-cell>
            <text:p>784618110</text:p>
          </table:table-cell>
          <table:table-cell>
            <text:p>583559237</text:p>
          </table:table-cell>
          <table:table-cell>
            <text:p>865274001</text:p>
          </table:table-cell>
          <table:table-cell>
            <text:p>620774262</text:p>
          </table:table-cell>
          <table:table-cell>
            <text:p>776740975</text:p>
          </table:table-cell>
          <table:table-cell>
            <text:p>475673494</text:p>
          </table:table-cell>
        </table:table-row>
        <table:table-row>
          <table:table-cell>
            <text:p>333229790</text:p>
          </table:table-cell>
          <table:table-cell>
            <text:p>694591776</text:p>
          </table:table-cell>
          <table:table-cell>
            <text:p>731650752</text:p>
          </table:table-cell>
          <table:table-cell>
            <text:p>944946471</text:p>
          </table:table-cell>
          <table:table-cell>
            <text:p>263280049</text:p>
          </table:table-cell>
          <table:table-cell>
            <text:p>235178878</text:p>
          </table:table-cell>
          <table:table-cell>
            <text:p>784070424</text:p>
          </table:table-cell>
        </table:table-row>
        <table:table-row>
          <table:table-cell>
            <text:p>696619509</text:p>
          </table:table-cell>
          <table:table-cell>
            <text:p>421361410</text:p>
          </table:table-cell>
          <table:table-cell>
            <text:p>776950631</text:p>
          </table:table-cell>
          <table:table-cell>
            <text:p>42519118</text:p>
          </table:table-cell>
          <table:table-cell>
            <text:p>520609401</text:p>
          </table:table-cell>
          <table:table-cell>
            <text:p>121506311</text:p>
          </table:table-cell>
          <table:table-cell>
            <text:p>250146625</text:p>
          </table:table-cell>
        </table:table-row>
        <table:table-row>
          <table:table-cell>
            <text:p>144820618</text:p>
          </table:table-cell>
          <table:table-cell>
            <text:p>169194742</text:p>
          </table:table-cell>
          <table:table-cell>
            <text:p>603811340</text:p>
          </table:table-cell>
          <table:table-cell>
            <text:p>487866027</text:p>
          </table:table-cell>
          <table:table-cell>
            <text:p>870140989</text:p>
          </table:table-cell>
          <table:table-cell>
            <text:p>288420246</text:p>
          </table:table-cell>
          <table:table-cell>
            <text:p>389227590</text:p>
          </table:table-cell>
        </table:table-row>
        <table:table-row>
          <table:table-cell>
            <text:p>707794518</text:p>
          </table:table-cell>
          <table:table-cell>
            <text:p>217747817</text:p>
          </table:table-cell>
          <table:table-cell>
            <text:p>677145356</text:p>
          </table:table-cell>
          <table:table-cell>
            <text:p>775170979</text:p>
          </table:table-cell>
          <table:table-cell>
            <text:p>351098017</text:p>
          </table:table-cell>
          <table:table-cell>
            <text:p>837874134</text:p>
          </table:table-cell>
          <table:table-cell>
            <text:p>670147473</text:p>
          </table:table-cell>
        </table:table-row>
        <table:table-row>
          <table:table-cell>
            <text:p>900137572</text:p>
          </table:table-cell>
          <table:table-cell>
            <text:p>334793474</text:p>
          </table:table-cell>
          <table:table-cell>
            <text:p>925068120</text:p>
          </table:table-cell>
          <table:table-cell>
            <text:p>496901007</text:p>
          </table:table-cell>
          <table:table-cell>
            <text:p>24813409</text:p>
          </table:table-cell>
          <table:table-cell>
            <text:p>564412531</text:p>
          </table:table-cell>
          <table:table-cell>
            <text:p>506878399</text:p>
          </table:table-cell>
        </table:table-row>
        <table:table-row>
          <table:table-cell>
            <text:p>418409457</text:p>
          </table:table-cell>
          <table:table-cell>
            <text:p>896989035</text:p>
          </table:table-cell>
          <table:table-cell>
            <text:p>12464812</text:p>
          </table:table-cell>
          <table:table-cell>
            <text:p>733677942</text:p>
          </table:table-cell>
          <table:table-cell>
            <text:p>351766067</text:p>
          </table:table-cell>
          <table:table-cell>
            <text:p>185430930</text:p>
          </table:table-cell>
          <table:table-cell>
            <text:p>869582481</text:p>
          </table:table-cell>
        </table:table-row>
        <table:table-row>
          <table:table-cell>
            <text:p>705606411</text:p>
          </table:table-cell>
          <table:table-cell>
            <text:p>502471603</text:p>
          </table:table-cell>
          <table:table-cell>
            <text:p>710181829</text:p>
          </table:table-cell>
          <table:table-cell>
            <text:p>277327707</text:p>
          </table:table-cell>
          <table:table-cell>
            <text:p>892580991</text:p>
          </table:table-cell>
          <table:table-cell>
            <text:p>338465995</text:p>
          </table:table-cell>
          <table:table-cell>
            <text:p>663956313</text:p>
          </table:table-cell>
        </table:table-row>
        <table:table-row>
          <table:table-cell>
            <text:p>397961951</text:p>
          </table:table-cell>
          <table:table-cell>
            <text:p>696265829</text:p>
          </table:table-cell>
          <table:table-cell>
            <text:p>787732259</text:p>
          </table:table-cell>
          <table:table-cell>
            <text:p>46486864</text:p>
          </table:table-cell>
          <table:table-cell>
            <text:p>877479787</text:p>
          </table:table-cell>
          <table:table-cell>
            <text:p>272169430</text:p>
          </table:table-cell>
          <table:table-cell>
            <text:p>812539218</text:p>
          </table:table-cell>
        </table:table-row>
        <table:table-row>
          <table:table-cell>
            <text:p>236234247</text:p>
          </table:table-cell>
          <table:table-cell>
            <text:p>438032106</text:p>
          </table:table-cell>
          <table:table-cell>
            <text:p>901799852</text:p>
          </table:table-cell>
          <table:table-cell>
            <text:p>73934373</text:p>
          </table:table-cell>
          <table:table-cell>
            <text:p>440237121</text:p>
          </table:table-cell>
          <table:table-cell>
            <text:p>803487040</text:p>
          </table:table-cell>
          <table:table-cell>
            <text:p>951312474</text:p>
          </table:table-cell>
        </table:table-row>
        <table:table-row>
          <table:table-cell>
            <text:p>897298252</text:p>
          </table:table-cell>
          <table:table-cell>
            <text:p>758708241</text:p>
          </table:table-cell>
          <table:table-cell>
            <text:p>174945341</text:p>
          </table:table-cell>
          <table:table-cell>
            <text:p>130450487</text:p>
          </table:table-cell>
          <table:table-cell>
            <text:p>347952052</text:p>
          </table:table-cell>
          <table:table-cell>
            <text:p>473467870</text:p>
          </table:table-cell>
          <table:table-cell>
            <text:p>873797327</text:p>
          </table:table-cell>
        </table:table-row>
        <table:table-row>
          <table:table-cell>
            <text:p>714311154</text:p>
          </table:table-cell>
          <table:table-cell>
            <text:p>933878570</text:p>
          </table:table-cell>
          <table:table-cell>
            <text:p>694170700</text:p>
          </table:table-cell>
          <table:table-cell>
            <text:p>305423315</text:p>
          </table:table-cell>
          <table:table-cell>
            <text:p>477694256</text:p>
          </table:table-cell>
          <table:table-cell>
            <text:p>11025769</text:p>
          </table:table-cell>
          <table:table-cell>
            <text:p>687960777</text:p>
          </table:table-cell>
        </table:table-row>
        <table:table-row>
          <table:table-cell>
            <text:p>836303106</text:p>
          </table:table-cell>
          <table:table-cell>
            <text:p>593091340</text:p>
          </table:table-cell>
          <table:table-cell>
            <text:p>673798480</text:p>
          </table:table-cell>
          <table:table-cell>
            <text:p>680153457</text:p>
          </table:table-cell>
          <table:table-cell>
            <text:p>202794345</text:p>
          </table:table-cell>
          <table:table-cell>
            <text:p>407593553</text:p>
          </table:table-cell>
          <table:table-cell>
            <text:p>281926975</text:p>
          </table:table-cell>
        </table:table-row>
        <table:table-row>
          <table:table-cell>
            <text:p>72426707</text:p>
          </table:table-cell>
          <table:table-cell>
            <text:p>888607766</text:p>
          </table:table-cell>
          <table:table-cell>
            <text:p>369358502</text:p>
          </table:table-cell>
          <table:table-cell>
            <text:p>894650220</text:p>
          </table:table-cell>
          <table:table-cell>
            <text:p>372557347</text:p>
          </table:table-cell>
          <table:table-cell>
            <text:p>472271176</text:p>
          </table:table-cell>
          <table:table-cell>
            <text:p>16737940</text:p>
          </table:table-cell>
        </table:table-row>
        <table:table-row>
          <table:table-cell>
            <text:p>179713244</text:p>
          </table:table-cell>
          <table:table-cell>
            <text:p>857333091</text:p>
          </table:table-cell>
          <table:table-cell>
            <text:p>161448655</text:p>
          </table:table-cell>
          <table:table-cell>
            <text:p>589601582</text:p>
          </table:table-cell>
          <table:table-cell>
            <text:p>31684160</text:p>
          </table:table-cell>
          <table:table-cell>
            <text:p>999462814</text:p>
          </table:table-cell>
          <table:table-cell>
            <text:p>922771107</text:p>
          </table:table-cell>
        </table:table-row>
        <table:table-row>
          <table:table-cell>
            <text:p>348968229</text:p>
          </table:table-cell>
          <table:table-cell>
            <text:p>737250166</text:p>
          </table:table-cell>
          <table:table-cell>
            <text:p>254153462</text:p>
          </table:table-cell>
          <table:table-cell>
            <text:p>517508015</text:p>
          </table:table-cell>
          <table:table-cell>
            <text:p>525740621</text:p>
          </table:table-cell>
          <table:table-cell>
            <text:p>955745643</text:p>
          </table:table-cell>
          <table:table-cell>
            <text:p>633811408</text:p>
          </table:table-cell>
        </table:table-row>
        <table:table-row>
          <table:table-cell>
            <text:p>230305336</text:p>
          </table:table-cell>
          <table:table-cell>
            <text:p>753312516</text:p>
          </table:table-cell>
          <table:table-cell>
            <text:p>541077943</text:p>
          </table:table-cell>
          <table:table-cell>
            <text:p>906478341</text:p>
          </table:table-cell>
          <table:table-cell>
            <text:p>774390625</text:p>
          </table:table-cell>
          <table:table-cell>
            <text:p>315693469</text:p>
          </table:table-cell>
          <table:table-cell>
            <text:p>426803931</text:p>
          </table:table-cell>
        </table:table-row>
        <table:table-row>
          <table:table-cell>
            <text:p>679092613</text:p>
          </table:table-cell>
          <table:table-cell>
            <text:p>996970437</text:p>
          </table:table-cell>
          <table:table-cell>
            <text:p>951088542</text:p>
          </table:table-cell>
          <table:table-cell>
            <text:p>688035305</text:p>
          </table:table-cell>
          <table:table-cell>
            <text:p>624700059</text:p>
          </table:table-cell>
          <table:table-cell>
            <text:p>547142908</text:p>
          </table:table-cell>
          <table:table-cell>
            <text:p>68417601</text:p>
          </table:table-cell>
        </table:table-row>
        <table:table-row>
          <table:table-cell>
            <text:p>73668434</text:p>
          </table:table-cell>
          <table:table-cell>
            <text:p>965141852</text:p>
          </table:table-cell>
          <table:table-cell>
            <text:p>865546122</text:p>
          </table:table-cell>
          <table:table-cell>
            <text:p>133214919</text:p>
          </table:table-cell>
          <table:table-cell>
            <text:p>729468974</text:p>
          </table:table-cell>
          <table:table-cell>
            <text:p>484316227</text:p>
          </table:table-cell>
          <table:table-cell>
            <text:p>332971808</text:p>
          </table:table-cell>
        </table:table-row>
        <table:table-row>
          <table:table-cell>
            <text:p>27685395</text:p>
          </table:table-cell>
          <table:table-cell>
            <text:p>151918815</text:p>
          </table:table-cell>
          <table:table-cell>
            <text:p>145291221</text:p>
          </table:table-cell>
          <table:table-cell>
            <text:p>375940999</text:p>
          </table:table-cell>
          <table:table-cell>
            <text:p>723404505</text:p>
          </table:table-cell>
          <table:table-cell>
            <text:p>584612287</text:p>
          </table:table-cell>
          <table:table-cell>
            <text:p>956873000</text:p>
          </table:table-cell>
        </table:table-row>
        <table:table-row>
          <table:table-cell>
            <text:p>647644677</text:p>
          </table:table-cell>
          <table:table-cell>
            <text:p>819149204</text:p>
          </table:table-cell>
          <table:table-cell>
            <text:p>346424104</text:p>
          </table:table-cell>
          <table:table-cell>
            <text:p>506332490</text:p>
          </table:table-cell>
          <table:table-cell>
            <text:p>514429785</text:p>
          </table:table-cell>
          <table:table-cell>
            <text:p>131893095</text:p>
          </table:table-cell>
          <table:table-cell>
            <text:p>195041702</text:p>
          </table:table-cell>
        </table:table-row>
        <table:table-row>
          <table:table-cell>
            <text:p>633638315</text:p>
          </table:table-cell>
          <table:table-cell>
            <text:p>781262530</text:p>
          </table:table-cell>
          <table:table-cell>
            <text:p>658171164</text:p>
          </table:table-cell>
          <table:table-cell>
            <text:p>854966552</text:p>
          </table:table-cell>
          <table:table-cell>
            <text:p>812077010</text:p>
          </table:table-cell>
          <table:table-cell>
            <text:p>145504269</text:p>
          </table:table-cell>
          <table:table-cell>
            <text:p>335169288</text:p>
          </table:table-cell>
        </table:table-row>
        <table:table-row>
          <table:table-cell>
            <text:p>292723102</text:p>
          </table:table-cell>
          <table:table-cell>
            <text:p>801257455</text:p>
          </table:table-cell>
          <table:table-cell>
            <text:p>572659223</text:p>
          </table:table-cell>
          <table:table-cell>
            <text:p>869662563</text:p>
          </table:table-cell>
          <table:table-cell>
            <text:p>984807541</text:p>
          </table:table-cell>
          <table:table-cell>
            <text:p>659997037</text:p>
          </table:table-cell>
          <table:table-cell>
            <text:p>427489638</text:p>
          </table:table-cell>
        </table:table-row>
        <table:table-row>
          <table:table-cell>
            <text:p>928006355</text:p>
          </table:table-cell>
          <table:table-cell>
            <text:p>410076005</text:p>
          </table:table-cell>
          <table:table-cell>
            <text:p>312717434</text:p>
          </table:table-cell>
          <table:table-cell>
            <text:p>3162436</text:p>
          </table:table-cell>
          <table:table-cell>
            <text:p>379118857</text:p>
          </table:table-cell>
          <table:table-cell>
            <text:p>207370792</text:p>
          </table:table-cell>
          <table:table-cell>
            <text:p>636809838</text:p>
          </table:table-cell>
        </table:table-row>
        <table:table-row>
          <table:table-cell>
            <text:p>446685949</text:p>
          </table:table-cell>
          <table:table-cell>
            <text:p>797430006</text:p>
          </table:table-cell>
          <table:table-cell>
            <text:p>215810194</text:p>
          </table:table-cell>
          <table:table-cell>
            <text:p>812354712</text:p>
          </table:table-cell>
          <table:table-cell>
            <text:p>777587530</text:p>
          </table:table-cell>
          <table:table-cell>
            <text:p>716367896</text:p>
          </table:table-cell>
          <table:table-cell>
            <text:p>306714192</text:p>
          </table:table-cell>
        </table:table-row>
        <table:table-row>
          <table:table-cell>
            <text:p>774568365</text:p>
          </table:table-cell>
          <table:table-cell>
            <text:p>146627102</text:p>
          </table:table-cell>
          <table:table-cell>
            <text:p>156810418</text:p>
          </table:table-cell>
          <table:table-cell>
            <text:p>963323409</text:p>
          </table:table-cell>
          <table:table-cell>
            <text:p>67347447</text:p>
          </table:table-cell>
          <table:table-cell>
            <text:p>221885143</text:p>
          </table:table-cell>
          <table:table-cell>
            <text:p>759065684</text:p>
          </table:table-cell>
        </table:table-row>
        <table:table-row>
          <table:table-cell>
            <text:p>556362069</text:p>
          </table:table-cell>
          <table:table-cell>
            <text:p>251096427</text:p>
          </table:table-cell>
          <table:table-cell>
            <text:p>852742924</text:p>
          </table:table-cell>
          <table:table-cell>
            <text:p>525800598</text:p>
          </table:table-cell>
          <table:table-cell>
            <text:p>658437024</text:p>
          </table:table-cell>
          <table:table-cell>
            <text:p>98719555</text:p>
          </table:table-cell>
          <table:table-cell>
            <text:p>698092290</text:p>
          </table:table-cell>
        </table:table-row>
        <table:table-row>
          <table:table-cell>
            <text:p>313157032</text:p>
          </table:table-cell>
          <table:table-cell>
            <text:p>786440484</text:p>
          </table:table-cell>
          <table:table-cell>
            <text:p>93955132</text:p>
          </table:table-cell>
          <table:table-cell>
            <text:p>756399255</text:p>
          </table:table-cell>
          <table:table-cell>
            <text:p>388745956</text:p>
          </table:table-cell>
          <table:table-cell>
            <text:p>925742237</text:p>
          </table:table-cell>
          <table:table-cell>
            <text:p>421974310</text:p>
          </table:table-cell>
        </table:table-row>
        <table:table-row>
          <table:table-cell>
            <text:p>896664943</text:p>
          </table:table-cell>
          <table:table-cell>
            <text:p>138474140</text:p>
          </table:table-cell>
          <table:table-cell>
            <text:p>621329646</text:p>
          </table:table-cell>
          <table:table-cell>
            <text:p>184886115</text:p>
          </table:table-cell>
          <table:table-cell>
            <text:p>55771298</text:p>
          </table:table-cell>
          <table:table-cell>
            <text:p>144106733</text:p>
          </table:table-cell>
          <table:table-cell>
            <text:p>548844649</text:p>
          </table:table-cell>
        </table:table-row>
        <table:table-row>
          <table:table-cell>
            <text:p>406784364</text:p>
          </table:table-cell>
          <table:table-cell>
            <text:p>907962718</text:p>
          </table:table-cell>
          <table:table-cell>
            <text:p>772143179</text:p>
          </table:table-cell>
          <table:table-cell>
            <text:p>375927833</text:p>
          </table:table-cell>
          <table:table-cell>
            <text:p>907743417</text:p>
          </table:table-cell>
          <table:table-cell>
            <text:p>477822308</text:p>
          </table:table-cell>
          <table:table-cell>
            <text:p>206455446</text:p>
          </table:table-cell>
        </table:table-row>
        <table:table-row>
          <table:table-cell>
            <text:p>247250687</text:p>
          </table:table-cell>
          <table:table-cell>
            <text:p>80603924</text:p>
          </table:table-cell>
          <table:table-cell>
            <text:p>742643602</text:p>
          </table:table-cell>
          <table:table-cell>
            <text:p>417809183</text:p>
          </table:table-cell>
          <table:table-cell>
            <text:p>682276253</text:p>
          </table:table-cell>
          <table:table-cell>
            <text:p>978052877</text:p>
          </table:table-cell>
          <table:table-cell>
            <text:p>652635538</text:p>
          </table:table-cell>
        </table:table-row>
        <table:table-row>
          <table:table-cell>
            <text:p>238378193</text:p>
          </table:table-cell>
          <table:table-cell>
            <text:p>547660980</text:p>
          </table:table-cell>
          <table:table-cell>
            <text:p>422456041</text:p>
          </table:table-cell>
          <table:table-cell>
            <text:p>760817961</text:p>
          </table:table-cell>
          <table:table-cell>
            <text:p>271200218</text:p>
          </table:table-cell>
          <table:table-cell>
            <text:p>754728952</text:p>
          </table:table-cell>
          <table:table-cell>
            <text:p>421672703</text:p>
          </table:table-cell>
        </table:table-row>
        <table:table-row>
          <table:table-cell>
            <text:p>828233753</text:p>
          </table:table-cell>
          <table:table-cell>
            <text:p>46601887</text:p>
          </table:table-cell>
          <table:table-cell>
            <text:p>332330026</text:p>
          </table:table-cell>
          <table:table-cell>
            <text:p>622781964</text:p>
          </table:table-cell>
          <table:table-cell>
            <text:p>9058699</text:p>
          </table:table-cell>
          <table:table-cell>
            <text:p>926329116</text:p>
          </table:table-cell>
          <table:table-cell>
            <text:p>672900625</text:p>
          </table:table-cell>
        </table:table-row>
        <table:table-row>
          <table:table-cell>
            <text:p>907599815</text:p>
          </table:table-cell>
          <table:table-cell>
            <text:p>737488952</text:p>
          </table:table-cell>
          <table:table-cell>
            <text:p>880803116</text:p>
          </table:table-cell>
          <table:table-cell>
            <text:p>86106001</text:p>
          </table:table-cell>
          <table:table-cell>
            <text:p>174767599</text:p>
          </table:table-cell>
          <table:table-cell>
            <text:p>919788525</text:p>
          </table:table-cell>
          <table:table-cell>
            <text:p>676505343</text:p>
          </table:table-cell>
        </table:table-row>
        <table:table-row>
          <table:table-cell>
            <text:p>741977407</text:p>
          </table:table-cell>
          <table:table-cell>
            <text:p>101388128</text:p>
          </table:table-cell>
          <table:table-cell>
            <text:p>985269684</text:p>
          </table:table-cell>
          <table:table-cell>
            <text:p>793365388</text:p>
          </table:table-cell>
          <table:table-cell>
            <text:p>4791733</text:p>
          </table:table-cell>
          <table:table-cell>
            <text:p>14695529</text:p>
          </table:table-cell>
          <table:table-cell>
            <text:p>641344704</text:p>
          </table:table-cell>
        </table:table-row>
        <table:table-row>
          <table:table-cell>
            <text:p>173260712</text:p>
          </table:table-cell>
          <table:table-cell>
            <text:p>123000712</text:p>
          </table:table-cell>
          <table:table-cell>
            <text:p>239793048</text:p>
          </table:table-cell>
          <table:table-cell>
            <text:p>538116709</text:p>
          </table:table-cell>
          <table:table-cell>
            <text:p>682368239</text:p>
          </table:table-cell>
          <table:table-cell>
            <text:p>527464438</text:p>
          </table:table-cell>
          <table:table-cell>
            <text:p>544800797</text:p>
          </table:table-cell>
        </table:table-row>
        <table:table-row>
          <table:table-cell>
            <text:p>4943099</text:p>
          </table:table-cell>
          <table:table-cell>
            <text:p>741195388</text:p>
          </table:table-cell>
          <table:table-cell>
            <text:p>72419183</text:p>
          </table:table-cell>
          <table:table-cell>
            <text:p>971755197</text:p>
          </table:table-cell>
          <table:table-cell>
            <text:p>59255292</text:p>
          </table:table-cell>
          <table:table-cell>
            <text:p>308358718</text:p>
          </table:table-cell>
          <table:table-cell>
            <text:p>846824490</text:p>
          </table:table-cell>
        </table:table-row>
        <table:table-row>
          <table:table-cell>
            <text:p>862573647</text:p>
          </table:table-cell>
          <table:table-cell>
            <text:p>591748887</text:p>
          </table:table-cell>
          <table:table-cell>
            <text:p>846503423</text:p>
          </table:table-cell>
          <table:table-cell>
            <text:p>157140838</text:p>
          </table:table-cell>
          <table:table-cell>
            <text:p>49135085</text:p>
          </table:table-cell>
          <table:table-cell>
            <text:p>783729863</text:p>
          </table:table-cell>
          <table:table-cell>
            <text:p>781099617</text:p>
          </table:table-cell>
        </table:table-row>
        <table:table-row>
          <table:table-cell>
            <text:p>783482434</text:p>
          </table:table-cell>
          <table:table-cell>
            <text:p>338368759</text:p>
          </table:table-cell>
          <table:table-cell>
            <text:p>215430042</text:p>
          </table:table-cell>
          <table:table-cell>
            <text:p>591215653</text:p>
          </table:table-cell>
          <table:table-cell>
            <text:p>590866873</text:p>
          </table:table-cell>
          <table:table-cell>
            <text:p>813373191</text:p>
          </table:table-cell>
          <table:table-cell>
            <text:p>538731891</text:p>
          </table:table-cell>
        </table:table-row>
        <table:table-row>
          <table:table-cell>
            <text:p>483687303</text:p>
          </table:table-cell>
          <table:table-cell>
            <text:p>445412977</text:p>
          </table:table-cell>
          <table:table-cell>
            <text:p>26212154</text:p>
          </table:table-cell>
          <table:table-cell>
            <text:p>711188667</text:p>
          </table:table-cell>
          <table:table-cell>
            <text:p>758432750</text:p>
          </table:table-cell>
          <table:table-cell>
            <text:p>402018334</text:p>
          </table:table-cell>
          <table:table-cell>
            <text:p>566322871</text:p>
          </table:table-cell>
        </table:table-row>
        <table:table-row>
          <table:table-cell>
            <text:p>881922726</text:p>
          </table:table-cell>
          <table:table-cell>
            <text:p>726527961</text:p>
          </table:table-cell>
          <table:table-cell>
            <text:p>558691585</text:p>
          </table:table-cell>
          <table:table-cell>
            <text:p>205934648</text:p>
          </table:table-cell>
          <table:table-cell>
            <text:p>963812566</text:p>
          </table:table-cell>
          <table:table-cell>
            <text:p>810196363</text:p>
          </table:table-cell>
          <table:table-cell>
            <text:p>534297270</text:p>
          </table:table-cell>
        </table:table-row>
        <table:table-row>
          <table:table-cell>
            <text:p>366496251</text:p>
          </table:table-cell>
          <table:table-cell>
            <text:p>931167538</text:p>
          </table:table-cell>
          <table:table-cell>
            <text:p>819103967</text:p>
          </table:table-cell>
          <table:table-cell>
            <text:p>200523160</text:p>
          </table:table-cell>
          <table:table-cell>
            <text:p>244270975</text:p>
          </table:table-cell>
          <table:table-cell>
            <text:p>884800225</text:p>
          </table:table-cell>
          <table:table-cell>
            <text:p>589251626</text:p>
          </table:table-cell>
        </table:table-row>
        <table:table-row>
          <table:table-cell>
            <text:p>927513995</text:p>
          </table:table-cell>
          <table:table-cell>
            <text:p>560770032</text:p>
          </table:table-cell>
          <table:table-cell>
            <text:p>869128311</text:p>
          </table:table-cell>
          <table:table-cell>
            <text:p>118950230</text:p>
          </table:table-cell>
          <table:table-cell>
            <text:p>723674731</text:p>
          </table:table-cell>
          <table:table-cell>
            <text:p>807206877</text:p>
          </table:table-cell>
          <table:table-cell>
            <text:p>455680480</text:p>
          </table:table-cell>
        </table:table-row>
        <table:table-row>
          <table:table-cell>
            <text:p>168615277</text:p>
          </table:table-cell>
          <table:table-cell>
            <text:p>201386745</text:p>
          </table:table-cell>
          <table:table-cell>
            <text:p>658731240</text:p>
          </table:table-cell>
          <table:table-cell>
            <text:p>73260841</text:p>
          </table:table-cell>
          <table:table-cell>
            <text:p>304439095</text:p>
          </table:table-cell>
          <table:table-cell>
            <text:p>699358802</text:p>
          </table:table-cell>
          <table:table-cell>
            <text:p>462136687</text:p>
          </table:table-cell>
        </table:table-row>
        <table:table-row>
          <table:table-cell>
            <text:p>669189019</text:p>
          </table:table-cell>
          <table:table-cell>
            <text:p>411797097</text:p>
          </table:table-cell>
          <table:table-cell>
            <text:p>573638019</text:p>
          </table:table-cell>
          <table:table-cell>
            <text:p>734215193</text:p>
          </table:table-cell>
          <table:table-cell>
            <text:p>237185531</text:p>
          </table:table-cell>
          <table:table-cell>
            <text:p>863379726</text:p>
          </table:table-cell>
          <table:table-cell>
            <text:p>927528369</text:p>
          </table:table-cell>
        </table:table-row>
        <table:table-row>
          <table:table-cell>
            <text:p>957524906</text:p>
          </table:table-cell>
          <table:table-cell>
            <text:p>367374675</text:p>
          </table:table-cell>
          <table:table-cell>
            <text:p>727597166</text:p>
          </table:table-cell>
          <table:table-cell>
            <text:p>250055580</text:p>
          </table:table-cell>
          <table:table-cell>
            <text:p>866822482</text:p>
          </table:table-cell>
          <table:table-cell>
            <text:p>110667661</text:p>
          </table:table-cell>
          <table:table-cell>
            <text:p>353501598</text:p>
          </table:table-cell>
        </table:table-row>
        <table:table-row>
          <table:table-cell>
            <text:p>768448488</text:p>
          </table:table-cell>
          <table:table-cell>
            <text:p>396577358</text:p>
          </table:table-cell>
          <table:table-cell>
            <text:p>759681955</text:p>
          </table:table-cell>
          <table:table-cell>
            <text:p>739564002</text:p>
          </table:table-cell>
          <table:table-cell>
            <text:p>519994880</text:p>
          </table:table-cell>
          <table:table-cell>
            <text:p>271838875</text:p>
          </table:table-cell>
          <table:table-cell>
            <text:p>579937721</text:p>
          </table:table-cell>
        </table:table-row>
        <table:table-row>
          <table:table-cell>
            <text:p>785673219</text:p>
          </table:table-cell>
          <table:table-cell>
            <text:p>326114191</text:p>
          </table:table-cell>
          <table:table-cell>
            <text:p>768250529</text:p>
          </table:table-cell>
          <table:table-cell>
            <text:p>229634310</text:p>
          </table:table-cell>
          <table:table-cell>
            <text:p>695451201</text:p>
          </table:table-cell>
          <table:table-cell>
            <text:p>392560036</text:p>
          </table:table-cell>
          <table:table-cell>
            <text:p>517628937</text:p>
          </table:table-cell>
        </table:table-row>
        <table:table-row>
          <table:table-cell>
            <text:p>852341806</text:p>
          </table:table-cell>
          <table:table-cell>
            <text:p>978733656</text:p>
          </table:table-cell>
          <table:table-cell>
            <text:p>88219259</text:p>
          </table:table-cell>
          <table:table-cell>
            <text:p>115699825</text:p>
          </table:table-cell>
          <table:table-cell>
            <text:p>893785495</text:p>
          </table:table-cell>
          <table:table-cell>
            <text:p>674200661</text:p>
          </table:table-cell>
          <table:table-cell>
            <text:p>452225414</text:p>
          </table:table-cell>
        </table:table-row>
        <table:table-row>
          <table:table-cell>
            <text:p>439691936</text:p>
          </table:table-cell>
          <table:table-cell>
            <text:p>658598737</text:p>
          </table:table-cell>
          <table:table-cell>
            <text:p>454215296</text:p>
          </table:table-cell>
          <table:table-cell>
            <text:p>698055165</text:p>
          </table:table-cell>
          <table:table-cell>
            <text:p>202691133</text:p>
          </table:table-cell>
          <table:table-cell>
            <text:p>476737975</text:p>
          </table:table-cell>
          <table:table-cell>
            <text:p>760608393</text:p>
          </table:table-cell>
        </table:table-row>
        <table:table-row>
          <table:table-cell>
            <text:p>819795516</text:p>
          </table:table-cell>
          <table:table-cell>
            <text:p>71668078</text:p>
          </table:table-cell>
          <table:table-cell>
            <text:p>818275252</text:p>
          </table:table-cell>
          <table:table-cell>
            <text:p>694505360</text:p>
          </table:table-cell>
          <table:table-cell>
            <text:p>641989558</text:p>
          </table:table-cell>
          <table:table-cell>
            <text:p>327360184</text:p>
          </table:table-cell>
          <table:table-cell>
            <text:p>796625796</text:p>
          </table:table-cell>
        </table:table-row>
        <table:table-row>
          <table:table-cell>
            <text:p>99222116</text:p>
          </table:table-cell>
          <table:table-cell>
            <text:p>324833931</text:p>
          </table:table-cell>
          <table:table-cell>
            <text:p>15791820</text:p>
          </table:table-cell>
          <table:table-cell>
            <text:p>270722299</text:p>
          </table:table-cell>
          <table:table-cell>
            <text:p>175228542</text:p>
          </table:table-cell>
          <table:table-cell>
            <text:p>398266785</text:p>
          </table:table-cell>
          <table:table-cell>
            <text:p>770823544</text:p>
          </table:table-cell>
        </table:table-row>
        <table:table-row>
          <table:table-cell>
            <text:p>507238420</text:p>
          </table:table-cell>
          <table:table-cell>
            <text:p>298747458</text:p>
          </table:table-cell>
          <table:table-cell>
            <text:p>738062175</text:p>
          </table:table-cell>
          <table:table-cell>
            <text:p>481563308</text:p>
          </table:table-cell>
          <table:table-cell>
            <text:p>678895703</text:p>
          </table:table-cell>
          <table:table-cell>
            <text:p>903946097</text:p>
          </table:table-cell>
          <table:table-cell>
            <text:p>905061753</text:p>
          </table:table-cell>
        </table:table-row>
        <table:table-row>
          <table:table-cell>
            <text:p>372264415</text:p>
          </table:table-cell>
          <table:table-cell>
            <text:p>923575625</text:p>
          </table:table-cell>
          <table:table-cell>
            <text:p>493439493</text:p>
          </table:table-cell>
          <table:table-cell>
            <text:p>59607357</text:p>
          </table:table-cell>
          <table:table-cell>
            <text:p>497713498</text:p>
          </table:table-cell>
          <table:table-cell>
            <text:p>970403881</text:p>
          </table:table-cell>
          <table:table-cell>
            <text:p>962943699</text:p>
          </table:table-cell>
        </table:table-row>
        <table:table-row>
          <table:table-cell>
            <text:p>532449963</text:p>
          </table:table-cell>
          <table:table-cell>
            <text:p>433393946</text:p>
          </table:table-cell>
          <table:table-cell>
            <text:p>42935230</text:p>
          </table:table-cell>
          <table:table-cell>
            <text:p>84876022</text:p>
          </table:table-cell>
          <table:table-cell>
            <text:p>500300767</text:p>
          </table:table-cell>
          <table:table-cell>
            <text:p>459384829</text:p>
          </table:table-cell>
          <table:table-cell>
            <text:p>120851805</text:p>
          </table:table-cell>
        </table:table-row>
        <table:table-row>
          <table:table-cell>
            <text:p>445125076</text:p>
          </table:table-cell>
          <table:table-cell>
            <text:p>202883242</text:p>
          </table:table-cell>
          <table:table-cell>
            <text:p>30796448</text:p>
          </table:table-cell>
          <table:table-cell>
            <text:p>392716761</text:p>
          </table:table-cell>
          <table:table-cell>
            <text:p>238011370</text:p>
          </table:table-cell>
          <table:table-cell>
            <text:p>476497072</text:p>
          </table:table-cell>
          <table:table-cell>
            <text:p>520539797</text:p>
          </table:table-cell>
        </table:table-row>
        <table:table-row>
          <table:table-cell>
            <text:p>440187061</text:p>
          </table:table-cell>
          <table:table-cell>
            <text:p>999345860</text:p>
          </table:table-cell>
          <table:table-cell>
            <text:p>900729390</text:p>
          </table:table-cell>
          <table:table-cell>
            <text:p>353182248</text:p>
          </table:table-cell>
          <table:table-cell>
            <text:p>228825099</text:p>
          </table:table-cell>
          <table:table-cell>
            <text:p>185283953</text:p>
          </table:table-cell>
          <table:table-cell>
            <text:p>214109283</text:p>
          </table:table-cell>
        </table:table-row>
        <table:table-row>
          <table:table-cell>
            <text:p>106568754</text:p>
          </table:table-cell>
          <table:table-cell>
            <text:p>932373102</text:p>
          </table:table-cell>
          <table:table-cell>
            <text:p>696925585</text:p>
          </table:table-cell>
          <table:table-cell>
            <text:p>481526637</text:p>
          </table:table-cell>
          <table:table-cell>
            <text:p>370528101</text:p>
          </table:table-cell>
          <table:table-cell>
            <text:p>86149965</text:p>
          </table:table-cell>
          <table:table-cell>
            <text:p>400506085</text:p>
          </table:table-cell>
        </table:table-row>
        <table:table-row>
          <table:table-cell>
            <text:p>396718828</text:p>
          </table:table-cell>
          <table:table-cell>
            <text:p>265165353</text:p>
          </table:table-cell>
          <table:table-cell>
            <text:p>450001879</text:p>
          </table:table-cell>
          <table:table-cell>
            <text:p>252977231</text:p>
          </table:table-cell>
          <table:table-cell>
            <text:p>165455459</text:p>
          </table:table-cell>
          <table:table-cell>
            <text:p>527261529</text:p>
          </table:table-cell>
          <table:table-cell>
            <text:p>107559064</text:p>
          </table:table-cell>
        </table:table-row>
        <table:table-row>
          <table:table-cell>
            <text:p>584980732</text:p>
          </table:table-cell>
          <table:table-cell>
            <text:p>917146475</text:p>
          </table:table-cell>
          <table:table-cell>
            <text:p>221964009</text:p>
          </table:table-cell>
          <table:table-cell>
            <text:p>538507004</text:p>
          </table:table-cell>
          <table:table-cell>
            <text:p>695052944</text:p>
          </table:table-cell>
          <table:table-cell>
            <text:p>588837919</text:p>
          </table:table-cell>
          <table:table-cell>
            <text:p>895789371</text:p>
          </table:table-cell>
        </table:table-row>
        <table:table-row>
          <table:table-cell>
            <text:p>981444535</text:p>
          </table:table-cell>
          <table:table-cell>
            <text:p>860465267</text:p>
          </table:table-cell>
          <table:table-cell>
            <text:p>979155496</text:p>
          </table:table-cell>
          <table:table-cell>
            <text:p>648103379</text:p>
          </table:table-cell>
          <table:table-cell>
            <text:p>871014571</text:p>
          </table:table-cell>
          <table:table-cell>
            <text:p>621958540</text:p>
          </table:table-cell>
          <table:table-cell>
            <text:p>122454691</text:p>
          </table:table-cell>
        </table:table-row>
        <table:table-row>
          <table:table-cell>
            <text:p>71390132</text:p>
          </table:table-cell>
          <table:table-cell>
            <text:p>586447545</text:p>
          </table:table-cell>
          <table:table-cell>
            <text:p>361877350</text:p>
          </table:table-cell>
          <table:table-cell>
            <text:p>899117730</text:p>
          </table:table-cell>
          <table:table-cell>
            <text:p>993249575</text:p>
          </table:table-cell>
          <table:table-cell>
            <text:p>915067319</text:p>
          </table:table-cell>
          <table:table-cell>
            <text:p>893844469</text:p>
          </table:table-cell>
        </table:table-row>
        <table:table-row>
          <table:table-cell>
            <text:p>139711118</text:p>
          </table:table-cell>
          <table:table-cell>
            <text:p>234856990</text:p>
          </table:table-cell>
          <table:table-cell>
            <text:p>76352923</text:p>
          </table:table-cell>
          <table:table-cell>
            <text:p>517923420</text:p>
          </table:table-cell>
          <table:table-cell>
            <text:p>496657898</text:p>
          </table:table-cell>
          <table:table-cell>
            <text:p>148066034</text:p>
          </table:table-cell>
          <table:table-cell>
            <text:p>147825161</text:p>
          </table:table-cell>
        </table:table-row>
        <table:table-row>
          <table:table-cell>
            <text:p>538316462</text:p>
          </table:table-cell>
          <table:table-cell>
            <text:p>423471768</text:p>
          </table:table-cell>
          <table:table-cell>
            <text:p>85248027</text:p>
          </table:table-cell>
          <table:table-cell>
            <text:p>708810368</text:p>
          </table:table-cell>
          <table:table-cell>
            <text:p>922587578</text:p>
          </table:table-cell>
          <table:table-cell>
            <text:p>589254100</text:p>
          </table:table-cell>
          <table:table-cell>
            <text:p>310227269</text:p>
          </table:table-cell>
        </table:table-row>
        <table:table-row>
          <table:table-cell>
            <text:p>233023344</text:p>
          </table:table-cell>
          <table:table-cell>
            <text:p>517365466</text:p>
          </table:table-cell>
          <table:table-cell>
            <text:p>616172870</text:p>
          </table:table-cell>
          <table:table-cell>
            <text:p>63279449</text:p>
          </table:table-cell>
          <table:table-cell>
            <text:p>557248508</text:p>
          </table:table-cell>
          <table:table-cell>
            <text:p>837569088</text:p>
          </table:table-cell>
          <table:table-cell>
            <text:p>465738079</text:p>
          </table:table-cell>
        </table:table-row>
        <table:table-row>
          <table:table-cell>
            <text:p>683217853</text:p>
          </table:table-cell>
          <table:table-cell>
            <text:p>918008919</text:p>
          </table:table-cell>
          <table:table-cell>
            <text:p>62709950</text:p>
          </table:table-cell>
          <table:table-cell>
            <text:p>568375279</text:p>
          </table:table-cell>
          <table:table-cell>
            <text:p>353276026</text:p>
          </table:table-cell>
          <table:table-cell>
            <text:p>835602427</text:p>
          </table:table-cell>
          <table:table-cell>
            <text:p>757136880</text:p>
          </table:table-cell>
        </table:table-row>
        <table:table-row>
          <table:table-cell>
            <text:p>326079495</text:p>
          </table:table-cell>
          <table:table-cell>
            <text:p>534472845</text:p>
          </table:table-cell>
          <table:table-cell>
            <text:p>566123981</text:p>
          </table:table-cell>
          <table:table-cell>
            <text:p>640964250</text:p>
          </table:table-cell>
          <table:table-cell>
            <text:p>944802662</text:p>
          </table:table-cell>
          <table:table-cell>
            <text:p>261678309</text:p>
          </table:table-cell>
          <table:table-cell>
            <text:p>968115853</text:p>
          </table:table-cell>
        </table:table-row>
        <table:table-row>
          <table:table-cell>
            <text:p>392363232</text:p>
          </table:table-cell>
          <table:table-cell>
            <text:p>179075366</text:p>
          </table:table-cell>
          <table:table-cell>
            <text:p>411516762</text:p>
          </table:table-cell>
          <table:table-cell>
            <text:p>158128769</text:p>
          </table:table-cell>
          <table:table-cell>
            <text:p>682277616</text:p>
          </table:table-cell>
          <table:table-cell>
            <text:p>109624559</text:p>
          </table:table-cell>
          <table:table-cell>
            <text:p>380946620</text:p>
          </table:table-cell>
        </table:table-row>
        <table:table-row>
          <table:table-cell>
            <text:p>625319419</text:p>
          </table:table-cell>
          <table:table-cell>
            <text:p>588632552</text:p>
          </table:table-cell>
          <table:table-cell>
            <text:p>834180036</text:p>
          </table:table-cell>
          <table:table-cell>
            <text:p>994222564</text:p>
          </table:table-cell>
          <table:table-cell>
            <text:p>652937919</text:p>
          </table:table-cell>
          <table:table-cell>
            <text:p>136385377</text:p>
          </table:table-cell>
          <table:table-cell>
            <text:p>17850126</text:p>
          </table:table-cell>
        </table:table-row>
        <table:table-row>
          <table:table-cell>
            <text:p>820716684</text:p>
          </table:table-cell>
          <table:table-cell>
            <text:p>449072328</text:p>
          </table:table-cell>
          <table:table-cell>
            <text:p>334705273</text:p>
          </table:table-cell>
          <table:table-cell>
            <text:p>139450757</text:p>
          </table:table-cell>
          <table:table-cell>
            <text:p>77411146</text:p>
          </table:table-cell>
          <table:table-cell>
            <text:p>536142672</text:p>
          </table:table-cell>
          <table:table-cell>
            <text:p>29963374</text:p>
          </table:table-cell>
        </table:table-row>
        <table:table-row>
          <table:table-cell>
            <text:p>944375637</text:p>
          </table:table-cell>
          <table:table-cell>
            <text:p>311810849</text:p>
          </table:table-cell>
          <table:table-cell>
            <text:p>578799030</text:p>
          </table:table-cell>
          <table:table-cell>
            <text:p>669166096</text:p>
          </table:table-cell>
          <table:table-cell>
            <text:p>724942934</text:p>
          </table:table-cell>
          <table:table-cell>
            <text:p>540733903</text:p>
          </table:table-cell>
          <table:table-cell>
            <text:p>8762530</text:p>
          </table:table-cell>
        </table:table-row>
        <table:table-row>
          <table:table-cell>
            <text:p>541338761</text:p>
          </table:table-cell>
          <table:table-cell>
            <text:p>162926671</text:p>
          </table:table-cell>
          <table:table-cell>
            <text:p>580607748</text:p>
          </table:table-cell>
          <table:table-cell>
            <text:p>629162152</text:p>
          </table:table-cell>
          <table:table-cell>
            <text:p>827390470</text:p>
          </table:table-cell>
          <table:table-cell>
            <text:p>3558310</text:p>
          </table:table-cell>
          <table:table-cell>
            <text:p>458837648</text:p>
          </table:table-cell>
        </table:table-row>
        <table:table-row>
          <table:table-cell>
            <text:p>289224574</text:p>
          </table:table-cell>
          <table:table-cell>
            <text:p>553532628</text:p>
          </table:table-cell>
          <table:table-cell>
            <text:p>449596175</text:p>
          </table:table-cell>
          <table:table-cell>
            <text:p>403200910</text:p>
          </table:table-cell>
          <table:table-cell>
            <text:p>504858131</text:p>
          </table:table-cell>
          <table:table-cell>
            <text:p>305193555</text:p>
          </table:table-cell>
          <table:table-cell>
            <text:p>850111563</text:p>
          </table:table-cell>
        </table:table-row>
        <table:table-row>
          <table:table-cell>
            <text:p>893733096</text:p>
          </table:table-cell>
          <table:table-cell>
            <text:p>474898623</text:p>
          </table:table-cell>
          <table:table-cell>
            <text:p>985352421</text:p>
          </table:table-cell>
          <table:table-cell>
            <text:p>88093739</text:p>
          </table:table-cell>
          <table:table-cell>
            <text:p>291046009</text:p>
          </table:table-cell>
          <table:table-cell>
            <text:p>760630748</text:p>
          </table:table-cell>
          <table:table-cell>
            <text:p>105471800</text:p>
          </table:table-cell>
        </table:table-row>
        <table:table-row>
          <table:table-cell>
            <text:p>585092105</text:p>
          </table:table-cell>
          <table:table-cell>
            <text:p>852910195</text:p>
          </table:table-cell>
          <table:table-cell>
            <text:p>214718003</text:p>
          </table:table-cell>
          <table:table-cell>
            <text:p>131478687</text:p>
          </table:table-cell>
          <table:table-cell>
            <text:p>384524114</text:p>
          </table:table-cell>
          <table:table-cell>
            <text:p>774491910</text:p>
          </table:table-cell>
          <table:table-cell>
            <text:p>269794833</text:p>
          </table:table-cell>
        </table:table-row>
        <table:table-row>
          <table:table-cell>
            <text:p>258883085</text:p>
          </table:table-cell>
          <table:table-cell>
            <text:p>646822822</text:p>
          </table:table-cell>
          <table:table-cell>
            <text:p>952310081</text:p>
          </table:table-cell>
          <table:table-cell>
            <text:p>338633257</text:p>
          </table:table-cell>
          <table:table-cell>
            <text:p>169863487</text:p>
          </table:table-cell>
          <table:table-cell>
            <text:p>424520117</text:p>
          </table:table-cell>
          <table:table-cell>
            <text:p>737936188</text:p>
          </table:table-cell>
        </table:table-row>
        <table:table-row>
          <table:table-cell>
            <text:p>594161815</text:p>
          </table:table-cell>
          <table:table-cell>
            <text:p>473191189</text:p>
          </table:table-cell>
          <table:table-cell>
            <text:p>853458437</text:p>
          </table:table-cell>
          <table:table-cell>
            <text:p>7427455</text:p>
          </table:table-cell>
          <table:table-cell>
            <text:p>690761266</text:p>
          </table:table-cell>
          <table:table-cell>
            <text:p>613240373</text:p>
          </table:table-cell>
          <table:table-cell>
            <text:p>106673194</text:p>
          </table:table-cell>
        </table:table-row>
        <table:table-row>
          <table:table-cell>
            <text:p>384081120</text:p>
          </table:table-cell>
          <table:table-cell>
            <text:p>888264908</text:p>
          </table:table-cell>
          <table:table-cell>
            <text:p>815278729</text:p>
          </table:table-cell>
          <table:table-cell>
            <text:p>928699544</text:p>
          </table:table-cell>
          <table:table-cell>
            <text:p>89265653</text:p>
          </table:table-cell>
          <table:table-cell>
            <text:p>15117764</text:p>
          </table:table-cell>
          <table:table-cell>
            <text:p>141180391</text:p>
          </table:table-cell>
        </table:table-row>
        <table:table-row>
          <table:table-cell>
            <text:p>343829614</text:p>
          </table:table-cell>
          <table:table-cell>
            <text:p>507784615</text:p>
          </table:table-cell>
          <table:table-cell>
            <text:p>792148238</text:p>
          </table:table-cell>
          <table:table-cell>
            <text:p>829883257</text:p>
          </table:table-cell>
          <table:table-cell>
            <text:p>776880940</text:p>
          </table:table-cell>
          <table:table-cell>
            <text:p>220112510</text:p>
          </table:table-cell>
          <table:table-cell>
            <text:p>194857929</text:p>
          </table:table-cell>
        </table:table-row>
        <table:table-row>
          <table:table-cell>
            <text:p>488646692</text:p>
          </table:table-cell>
          <table:table-cell>
            <text:p>826312485</text:p>
          </table:table-cell>
          <table:table-cell>
            <text:p>503119402</text:p>
          </table:table-cell>
          <table:table-cell>
            <text:p>150156122</text:p>
          </table:table-cell>
          <table:table-cell>
            <text:p>819606628</text:p>
          </table:table-cell>
          <table:table-cell>
            <text:p>903983714</text:p>
          </table:table-cell>
          <table:table-cell>
            <text:p>988465365</text:p>
          </table:table-cell>
        </table:table-row>
        <table:table-row>
          <table:table-cell>
            <text:p>771938358</text:p>
          </table:table-cell>
          <table:table-cell>
            <text:p>962213461</text:p>
          </table:table-cell>
          <table:table-cell>
            <text:p>677593409</text:p>
          </table:table-cell>
          <table:table-cell>
            <text:p>655128496</text:p>
          </table:table-cell>
          <table:table-cell>
            <text:p>481200985</text:p>
          </table:table-cell>
          <table:table-cell>
            <text:p>42401754</text:p>
          </table:table-cell>
          <table:table-cell>
            <text:p>942015533</text:p>
          </table:table-cell>
        </table:table-row>
        <table:table-row>
          <table:table-cell>
            <text:p>739593818</text:p>
          </table:table-cell>
          <table:table-cell>
            <text:p>630343356</text:p>
          </table:table-cell>
          <table:table-cell>
            <text:p>810718876</text:p>
          </table:table-cell>
          <table:table-cell>
            <text:p>833161824</text:p>
          </table:table-cell>
          <table:table-cell>
            <text:p>229947649</text:p>
          </table:table-cell>
          <table:table-cell>
            <text:p>610260768</text:p>
          </table:table-cell>
          <table:table-cell>
            <text:p>256739696</text:p>
          </table:table-cell>
        </table:table-row>
        <table:table-row>
          <table:table-cell>
            <text:p>721239636</text:p>
          </table:table-cell>
          <table:table-cell>
            <text:p>267217370</text:p>
          </table:table-cell>
          <table:table-cell>
            <text:p>513223704</text:p>
          </table:table-cell>
          <table:table-cell>
            <text:p>276698408</text:p>
          </table:table-cell>
          <table:table-cell>
            <text:p>653589271</text:p>
          </table:table-cell>
          <table:table-cell>
            <text:p>122014976</text:p>
          </table:table-cell>
          <table:table-cell>
            <text:p>361619668</text:p>
          </table:table-cell>
        </table:table-row>
        <table:table-row>
          <table:table-cell>
            <text:p>702135058</text:p>
          </table:table-cell>
          <table:table-cell>
            <text:p>188457733</text:p>
          </table:table-cell>
          <table:table-cell>
            <text:p>951214327</text:p>
          </table:table-cell>
          <table:table-cell>
            <text:p>828227499</text:p>
          </table:table-cell>
          <table:table-cell>
            <text:p>405070193</text:p>
          </table:table-cell>
          <table:table-cell>
            <text:p>122802950</text:p>
          </table:table-cell>
          <table:table-cell>
            <text:p>961086514</text:p>
          </table:table-cell>
        </table:table-row>
        <table:table-row>
          <table:table-cell>
            <text:p>684230532</text:p>
          </table:table-cell>
          <table:table-cell>
            <text:p>512099289</text:p>
          </table:table-cell>
          <table:table-cell>
            <text:p>489360051</text:p>
          </table:table-cell>
          <table:table-cell>
            <text:p>353794045</text:p>
          </table:table-cell>
          <table:table-cell>
            <text:p>955800056</text:p>
          </table:table-cell>
          <table:table-cell>
            <text:p>164280534</text:p>
          </table:table-cell>
          <table:table-cell>
            <text:p>365658033</text:p>
          </table:table-cell>
        </table:table-row>
        <table:table-row>
          <table:table-cell>
            <text:p>77669577</text:p>
          </table:table-cell>
          <table:table-cell>
            <text:p>758772573</text:p>
          </table:table-cell>
          <table:table-cell>
            <text:p>745837350</text:p>
          </table:table-cell>
          <table:table-cell>
            <text:p>826032910</text:p>
          </table:table-cell>
          <table:table-cell>
            <text:p>240185957</text:p>
          </table:table-cell>
          <table:table-cell>
            <text:p>740921178</text:p>
          </table:table-cell>
          <table:table-cell>
            <text:p>234571085</text:p>
          </table:table-cell>
        </table:table-row>
        <table:table-row>
          <table:table-cell>
            <text:p>166156328</text:p>
          </table:table-cell>
          <table:table-cell>
            <text:p>465217785</text:p>
          </table:table-cell>
          <table:table-cell>
            <text:p>786232284</text:p>
          </table:table-cell>
          <table:table-cell>
            <text:p>66313881</text:p>
          </table:table-cell>
          <table:table-cell>
            <text:p>420221834</text:p>
          </table:table-cell>
          <table:table-cell>
            <text:p>708739793</text:p>
          </table:table-cell>
          <table:table-cell>
            <text:p>736476602</text:p>
          </table:table-cell>
        </table:table-row>
        <table:table-row>
          <table:table-cell>
            <text:p>623178650</text:p>
          </table:table-cell>
          <table:table-cell>
            <text:p>197464691</text:p>
          </table:table-cell>
          <table:table-cell>
            <text:p>21500890</text:p>
          </table:table-cell>
          <table:table-cell>
            <text:p>411692996</text:p>
          </table:table-cell>
          <table:table-cell>
            <text:p>455382192</text:p>
          </table:table-cell>
          <table:table-cell>
            <text:p>983897004</text:p>
          </table:table-cell>
          <table:table-cell>
            <text:p>743986867</text:p>
          </table:table-cell>
        </table:table-row>
        <table:table-row>
          <table:table-cell>
            <text:p>177111060</text:p>
          </table:table-cell>
          <table:table-cell>
            <text:p>79345048</text:p>
          </table:table-cell>
          <table:table-cell>
            <text:p>793136822</text:p>
          </table:table-cell>
          <table:table-cell>
            <text:p>894794169</text:p>
          </table:table-cell>
          <table:table-cell>
            <text:p>511012683</text:p>
          </table:table-cell>
          <table:table-cell>
            <text:p>807187006</text:p>
          </table:table-cell>
          <table:table-cell>
            <text:p>327295252</text:p>
          </table:table-cell>
        </table:table-row>
        <table:table-row>
          <table:table-cell>
            <text:p>422038469</text:p>
          </table:table-cell>
          <table:table-cell>
            <text:p>907021923</text:p>
          </table:table-cell>
          <table:table-cell>
            <text:p>166881186</text:p>
          </table:table-cell>
          <table:table-cell>
            <text:p>100406590</text:p>
          </table:table-cell>
          <table:table-cell>
            <text:p>136406044</text:p>
          </table:table-cell>
          <table:table-cell>
            <text:p>180010816</text:p>
          </table:table-cell>
          <table:table-cell>
            <text:p>290008095</text:p>
          </table:table-cell>
        </table:table-row>
        <table:table-row>
          <table:table-cell>
            <text:p>262203476</text:p>
          </table:table-cell>
          <table:table-cell>
            <text:p>813434994</text:p>
          </table:table-cell>
          <table:table-cell>
            <text:p>173669866</text:p>
          </table:table-cell>
          <table:table-cell>
            <text:p>136644740</text:p>
          </table:table-cell>
          <table:table-cell>
            <text:p>403798659</text:p>
          </table:table-cell>
          <table:table-cell>
            <text:p>696086768</text:p>
          </table:table-cell>
          <table:table-cell>
            <text:p>912236058</text:p>
          </table:table-cell>
        </table:table-row>
        <table:table-row>
          <table:table-cell>
            <text:p>522636548</text:p>
          </table:table-cell>
          <table:table-cell>
            <text:p>718383370</text:p>
          </table:table-cell>
          <table:table-cell>
            <text:p>727686366</text:p>
          </table:table-cell>
          <table:table-cell>
            <text:p>905027372</text:p>
          </table:table-cell>
          <table:table-cell>
            <text:p>41468824</text:p>
          </table:table-cell>
          <table:table-cell>
            <text:p>676158456</text:p>
          </table:table-cell>
          <table:table-cell>
            <text:p>352217228</text:p>
          </table:table-cell>
        </table:table-row>
        <table:table-row>
          <table:table-cell>
            <text:p>3835970</text:p>
          </table:table-cell>
          <table:table-cell>
            <text:p>800993701</text:p>
          </table:table-cell>
          <table:table-cell>
            <text:p>662350735</text:p>
          </table:table-cell>
          <table:table-cell>
            <text:p>106401392</text:p>
          </table:table-cell>
          <table:table-cell>
            <text:p>223271059</text:p>
          </table:table-cell>
          <table:table-cell>
            <text:p>669909776</text:p>
          </table:table-cell>
          <table:table-cell>
            <text:p>725383614</text:p>
          </table:table-cell>
        </table:table-row>
        <table:table-row>
          <table:table-cell>
            <text:p>359628446</text:p>
          </table:table-cell>
          <table:table-cell>
            <text:p>3522951</text:p>
          </table:table-cell>
          <table:table-cell>
            <text:p>240600253</text:p>
          </table:table-cell>
          <table:table-cell>
            <text:p>921289200</text:p>
          </table:table-cell>
          <table:table-cell>
            <text:p>553563501</text:p>
          </table:table-cell>
          <table:table-cell>
            <text:p>610607172</text:p>
          </table:table-cell>
          <table:table-cell>
            <text:p>744668232</text:p>
          </table:table-cell>
        </table:table-row>
        <table:table-row>
          <table:table-cell>
            <text:p>313447467</text:p>
          </table:table-cell>
          <table:table-cell>
            <text:p>823963437</text:p>
          </table:table-cell>
          <table:table-cell>
            <text:p>810725715</text:p>
          </table:table-cell>
          <table:table-cell>
            <text:p>961074613</text:p>
          </table:table-cell>
          <table:table-cell>
            <text:p>614033902</text:p>
          </table:table-cell>
          <table:table-cell>
            <text:p>679967631</text:p>
          </table:table-cell>
          <table:table-cell>
            <text:p>479635616</text:p>
          </table:table-cell>
        </table:table-row>
        <table:table-row>
          <table:table-cell>
            <text:p>701861694</text:p>
          </table:table-cell>
          <table:table-cell>
            <text:p>241450175</text:p>
          </table:table-cell>
          <table:table-cell>
            <text:p>60452801</text:p>
          </table:table-cell>
          <table:table-cell>
            <text:p>528138278</text:p>
          </table:table-cell>
          <table:table-cell>
            <text:p>462887110</text:p>
          </table:table-cell>
          <table:table-cell>
            <text:p>233890661</text:p>
          </table:table-cell>
          <table:table-cell>
            <text:p>520035103</text:p>
          </table:table-cell>
        </table:table-row>
        <table:table-row>
          <table:table-cell>
            <text:p>627746909</text:p>
          </table:table-cell>
          <table:table-cell>
            <text:p>128483142</text:p>
          </table:table-cell>
          <table:table-cell>
            <text:p>260788860</text:p>
          </table:table-cell>
          <table:table-cell>
            <text:p>655461216</text:p>
          </table:table-cell>
          <table:table-cell>
            <text:p>61188608</text:p>
          </table:table-cell>
          <table:table-cell>
            <text:p>277896734</text:p>
          </table:table-cell>
          <table:table-cell>
            <text:p>95171296</text:p>
          </table:table-cell>
        </table:table-row>
        <table:table-row>
          <table:table-cell>
            <text:p>768823875</text:p>
          </table:table-cell>
          <table:table-cell>
            <text:p>306793937</text:p>
          </table:table-cell>
          <table:table-cell>
            <text:p>201186583</text:p>
          </table:table-cell>
          <table:table-cell>
            <text:p>224526435</text:p>
          </table:table-cell>
          <table:table-cell>
            <text:p>868955439</text:p>
          </table:table-cell>
          <table:table-cell>
            <text:p>596236570</text:p>
          </table:table-cell>
          <table:table-cell>
            <text:p>552766702</text:p>
          </table:table-cell>
        </table:table-row>
        <table:table-row>
          <table:table-cell>
            <text:p>644947013</text:p>
          </table:table-cell>
          <table:table-cell>
            <text:p>826215724</text:p>
          </table:table-cell>
          <table:table-cell>
            <text:p>61460299</text:p>
          </table:table-cell>
          <table:table-cell>
            <text:p>735338906</text:p>
          </table:table-cell>
          <table:table-cell>
            <text:p>531740549</text:p>
          </table:table-cell>
          <table:table-cell>
            <text:p>112988705</text:p>
          </table:table-cell>
          <table:table-cell>
            <text:p>121985814</text:p>
          </table:table-cell>
        </table:table-row>
        <table:table-row>
          <table:table-cell>
            <text:p>807964253</text:p>
          </table:table-cell>
          <table:table-cell>
            <text:p>212684694</text:p>
          </table:table-cell>
          <table:table-cell>
            <text:p>535183984</text:p>
          </table:table-cell>
          <table:table-cell>
            <text:p>654833223</text:p>
          </table:table-cell>
          <table:table-cell>
            <text:p>180514099</text:p>
          </table:table-cell>
          <table:table-cell>
            <text:p>572570155</text:p>
          </table:table-cell>
          <table:table-cell>
            <text:p>617655033</text:p>
          </table:table-cell>
        </table:table-row>
        <table:table-row>
          <table:table-cell>
            <text:p>189752367</text:p>
          </table:table-cell>
          <table:table-cell>
            <text:p>986180907</text:p>
          </table:table-cell>
          <table:table-cell>
            <text:p>85368133</text:p>
          </table:table-cell>
          <table:table-cell>
            <text:p>75592127</text:p>
          </table:table-cell>
          <table:table-cell>
            <text:p>613139765</text:p>
          </table:table-cell>
          <table:table-cell>
            <text:p>757983383</text:p>
          </table:table-cell>
          <table:table-cell>
            <text:p>217880989</text:p>
          </table:table-cell>
        </table:table-row>
        <table:table-row>
          <table:table-cell>
            <text:p>392851680</text:p>
          </table:table-cell>
          <table:table-cell>
            <text:p>864430520</text:p>
          </table:table-cell>
          <table:table-cell>
            <text:p>780508206</text:p>
          </table:table-cell>
          <table:table-cell>
            <text:p>142512849</text:p>
          </table:table-cell>
          <table:table-cell>
            <text:p>114073828</text:p>
          </table:table-cell>
          <table:table-cell>
            <text:p>285925036</text:p>
          </table:table-cell>
          <table:table-cell>
            <text:p>648045140</text:p>
          </table:table-cell>
        </table:table-row>
        <table:table-row>
          <table:table-cell>
            <text:p>262161726</text:p>
          </table:table-cell>
          <table:table-cell>
            <text:p>194784510</text:p>
          </table:table-cell>
          <table:table-cell>
            <text:p>120383220</text:p>
          </table:table-cell>
          <table:table-cell>
            <text:p>334550297</text:p>
          </table:table-cell>
          <table:table-cell>
            <text:p>63120436</text:p>
          </table:table-cell>
          <table:table-cell>
            <text:p>974320869</text:p>
          </table:table-cell>
          <table:table-cell>
            <text:p>394342296</text:p>
          </table:table-cell>
        </table:table-row>
        <table:table-row>
          <table:table-cell>
            <text:p>579840731</text:p>
          </table:table-cell>
          <table:table-cell>
            <text:p>881282548</text:p>
          </table:table-cell>
          <table:table-cell>
            <text:p>175530199</text:p>
          </table:table-cell>
          <table:table-cell>
            <text:p>234568702</text:p>
          </table:table-cell>
          <table:table-cell>
            <text:p>622363029</text:p>
          </table:table-cell>
          <table:table-cell>
            <text:p>34143252</text:p>
          </table:table-cell>
          <table:table-cell>
            <text:p>10836246</text:p>
          </table:table-cell>
        </table:table-row>
        <table:table-row>
          <table:table-cell>
            <text:p>861332737</text:p>
          </table:table-cell>
          <table:table-cell>
            <text:p>607833260</text:p>
          </table:table-cell>
          <table:table-cell>
            <text:p>563067023</text:p>
          </table:table-cell>
          <table:table-cell>
            <text:p>807319126</text:p>
          </table:table-cell>
          <table:table-cell>
            <text:p>566462097</text:p>
          </table:table-cell>
          <table:table-cell>
            <text:p>360902664</text:p>
          </table:table-cell>
          <table:table-cell>
            <text:p>980896091</text:p>
          </table:table-cell>
        </table:table-row>
        <table:table-row>
          <table:table-cell>
            <text:p>384716468</text:p>
          </table:table-cell>
          <table:table-cell>
            <text:p>343521217</text:p>
          </table:table-cell>
          <table:table-cell>
            <text:p>186215656</text:p>
          </table:table-cell>
          <table:table-cell>
            <text:p>52518803</text:p>
          </table:table-cell>
          <table:table-cell>
            <text:p>40015996</text:p>
          </table:table-cell>
          <table:table-cell>
            <text:p>310418835</text:p>
          </table:table-cell>
          <table:table-cell>
            <text:p>576988110</text:p>
          </table:table-cell>
        </table:table-row>
        <table:table-row>
          <table:table-cell>
            <text:p>172178443</text:p>
          </table:table-cell>
          <table:table-cell>
            <text:p>944604710</text:p>
          </table:table-cell>
          <table:table-cell>
            <text:p>299156005</text:p>
          </table:table-cell>
          <table:table-cell>
            <text:p>876858438</text:p>
          </table:table-cell>
          <table:table-cell>
            <text:p>299893254</text:p>
          </table:table-cell>
          <table:table-cell>
            <text:p>579363162</text:p>
          </table:table-cell>
          <table:table-cell>
            <text:p>441366683</text:p>
          </table:table-cell>
        </table:table-row>
        <table:table-row>
          <table:table-cell>
            <text:p>743675579</text:p>
          </table:table-cell>
          <table:table-cell>
            <text:p>523414430</text:p>
          </table:table-cell>
          <table:table-cell>
            <text:p>374387867</text:p>
          </table:table-cell>
          <table:table-cell>
            <text:p>77413291</text:p>
          </table:table-cell>
          <table:table-cell>
            <text:p>355083083</text:p>
          </table:table-cell>
          <table:table-cell>
            <text:p>241312020</text:p>
          </table:table-cell>
          <table:table-cell>
            <text:p>790032632</text:p>
          </table:table-cell>
        </table:table-row>
        <table:table-row>
          <table:table-cell>
            <text:p>635251663</text:p>
          </table:table-cell>
          <table:table-cell>
            <text:p>151946680</text:p>
          </table:table-cell>
          <table:table-cell>
            <text:p>315712410</text:p>
          </table:table-cell>
          <table:table-cell>
            <text:p>28833547</text:p>
          </table:table-cell>
          <table:table-cell>
            <text:p>996886338</text:p>
          </table:table-cell>
          <table:table-cell>
            <text:p>396840286</text:p>
          </table:table-cell>
          <table:table-cell>
            <text:p>553126347</text:p>
          </table:table-cell>
        </table:table-row>
        <table:table-row>
          <table:table-cell>
            <text:p>873492134</text:p>
          </table:table-cell>
          <table:table-cell>
            <text:p>599567673</text:p>
          </table:table-cell>
          <table:table-cell>
            <text:p>536981218</text:p>
          </table:table-cell>
          <table:table-cell>
            <text:p>975171045</text:p>
          </table:table-cell>
          <table:table-cell>
            <text:p>607944446</text:p>
          </table:table-cell>
          <table:table-cell>
            <text:p>565329773</text:p>
          </table:table-cell>
          <table:table-cell>
            <text:p>53125344</text:p>
          </table:table-cell>
        </table:table-row>
        <table:table-row>
          <table:table-cell>
            <text:p>667942453</text:p>
          </table:table-cell>
          <table:table-cell>
            <text:p>904847550</text:p>
          </table:table-cell>
          <table:table-cell>
            <text:p>405375543</text:p>
          </table:table-cell>
          <table:table-cell>
            <text:p>1815564</text:p>
          </table:table-cell>
          <table:table-cell>
            <text:p>642511865</text:p>
          </table:table-cell>
          <table:table-cell>
            <text:p>330719363</text:p>
          </table:table-cell>
          <table:table-cell>
            <text:p>146571338</text:p>
          </table:table-cell>
        </table:table-row>
        <table:table-row>
          <table:table-cell>
            <text:p>641986042</text:p>
          </table:table-cell>
          <table:table-cell>
            <text:p>306731959</text:p>
          </table:table-cell>
          <table:table-cell>
            <text:p>841399383</text:p>
          </table:table-cell>
          <table:table-cell>
            <text:p>716735421</text:p>
          </table:table-cell>
          <table:table-cell>
            <text:p>8685480</text:p>
          </table:table-cell>
          <table:table-cell>
            <text:p>649107683</text:p>
          </table:table-cell>
          <table:table-cell>
            <text:p>223595069</text:p>
          </table:table-cell>
        </table:table-row>
        <table:table-row>
          <table:table-cell>
            <text:p>213973731</text:p>
          </table:table-cell>
          <table:table-cell>
            <text:p>244824904</text:p>
          </table:table-cell>
          <table:table-cell>
            <text:p>48689178</text:p>
          </table:table-cell>
          <table:table-cell>
            <text:p>706971022</text:p>
          </table:table-cell>
          <table:table-cell>
            <text:p>155444353</text:p>
          </table:table-cell>
          <table:table-cell>
            <text:p>309782369</text:p>
          </table:table-cell>
          <table:table-cell>
            <text:p>993949683</text:p>
          </table:table-cell>
        </table:table-row>
        <table:table-row>
          <table:table-cell>
            <text:p>991129724</text:p>
          </table:table-cell>
          <table:table-cell>
            <text:p>939088011</text:p>
          </table:table-cell>
          <table:table-cell>
            <text:p>137089257</text:p>
          </table:table-cell>
          <table:table-cell>
            <text:p>101471850</text:p>
          </table:table-cell>
          <table:table-cell>
            <text:p>813144043</text:p>
          </table:table-cell>
          <table:table-cell>
            <text:p>122331847</text:p>
          </table:table-cell>
          <table:table-cell>
            <text:p>776146103</text:p>
          </table:table-cell>
        </table:table-row>
        <table:table-row>
          <table:table-cell>
            <text:p>53358639</text:p>
          </table:table-cell>
          <table:table-cell>
            <text:p>696513634</text:p>
          </table:table-cell>
          <table:table-cell>
            <text:p>725321803</text:p>
          </table:table-cell>
          <table:table-cell>
            <text:p>459863514</text:p>
          </table:table-cell>
          <table:table-cell>
            <text:p>870002331</text:p>
          </table:table-cell>
          <table:table-cell>
            <text:p>238315045</text:p>
          </table:table-cell>
          <table:table-cell>
            <text:p>530254364</text:p>
          </table:table-cell>
        </table:table-row>
        <table:table-row>
          <table:table-cell>
            <text:p>137976988</text:p>
          </table:table-cell>
          <table:table-cell>
            <text:p>399008909</text:p>
          </table:table-cell>
          <table:table-cell>
            <text:p>322167228</text:p>
          </table:table-cell>
          <table:table-cell>
            <text:p>446318829</text:p>
          </table:table-cell>
          <table:table-cell>
            <text:p>963134863</text:p>
          </table:table-cell>
          <table:table-cell>
            <text:p>472396767</text:p>
          </table:table-cell>
          <table:table-cell>
            <text:p>259227305</text:p>
          </table:table-cell>
        </table:table-row>
        <table:table-row>
          <table:table-cell>
            <text:p>253288721</text:p>
          </table:table-cell>
          <table:table-cell>
            <text:p>157542036</text:p>
          </table:table-cell>
          <table:table-cell>
            <text:p>578717820</text:p>
          </table:table-cell>
          <table:table-cell>
            <text:p>621465907</text:p>
          </table:table-cell>
          <table:table-cell>
            <text:p>390787078</text:p>
          </table:table-cell>
          <table:table-cell>
            <text:p>194679883</text:p>
          </table:table-cell>
          <table:table-cell>
            <text:p>796706159</text:p>
          </table:table-cell>
        </table:table-row>
        <table:table-row>
          <table:table-cell>
            <text:p>982242412</text:p>
          </table:table-cell>
          <table:table-cell>
            <text:p>491082722</text:p>
          </table:table-cell>
          <table:table-cell>
            <text:p>936849659</text:p>
          </table:table-cell>
          <table:table-cell>
            <text:p>523951105</text:p>
          </table:table-cell>
          <table:table-cell>
            <text:p>319172535</text:p>
          </table:table-cell>
          <table:table-cell>
            <text:p>849516572</text:p>
          </table:table-cell>
          <table:table-cell>
            <text:p>611287321</text:p>
          </table:table-cell>
        </table:table-row>
        <table:table-row>
          <table:table-cell>
            <text:p>839269487</text:p>
          </table:table-cell>
          <table:table-cell>
            <text:p>666049623</text:p>
          </table:table-cell>
          <table:table-cell>
            <text:p>168734487</text:p>
          </table:table-cell>
          <table:table-cell>
            <text:p>207357010</text:p>
          </table:table-cell>
          <table:table-cell>
            <text:p>278375145</text:p>
          </table:table-cell>
          <table:table-cell>
            <text:p>890907008</text:p>
          </table:table-cell>
          <table:table-cell>
            <text:p>383469040</text:p>
          </table:table-cell>
        </table:table-row>
        <table:table-row>
          <table:table-cell>
            <text:p>837282657</text:p>
          </table:table-cell>
          <table:table-cell>
            <text:p>60407305</text:p>
          </table:table-cell>
          <table:table-cell>
            <text:p>328953792</text:p>
          </table:table-cell>
          <table:table-cell>
            <text:p>873189315</text:p>
          </table:table-cell>
          <table:table-cell>
            <text:p>315414846</text:p>
          </table:table-cell>
          <table:table-cell>
            <text:p>141464298</text:p>
          </table:table-cell>
          <table:table-cell>
            <text:p>902541250</text:p>
          </table:table-cell>
        </table:table-row>
        <table:table-row>
          <table:table-cell>
            <text:p>951912637</text:p>
          </table:table-cell>
          <table:table-cell>
            <text:p>889600684</text:p>
          </table:table-cell>
          <table:table-cell>
            <text:p>219442336</text:p>
          </table:table-cell>
          <table:table-cell>
            <text:p>644513876</text:p>
          </table:table-cell>
          <table:table-cell>
            <text:p>187858833</text:p>
          </table:table-cell>
          <table:table-cell>
            <text:p>41616164</text:p>
          </table:table-cell>
          <table:table-cell>
            <text:p>347265596</text:p>
          </table:table-cell>
        </table:table-row>
        <table:table-row>
          <table:table-cell>
            <text:p>149952188</text:p>
          </table:table-cell>
          <table:table-cell>
            <text:p>687860045</text:p>
          </table:table-cell>
          <table:table-cell>
            <text:p>763768464</text:p>
          </table:table-cell>
          <table:table-cell>
            <text:p>161089133</text:p>
          </table:table-cell>
          <table:table-cell>
            <text:p>36422970</text:p>
          </table:table-cell>
          <table:table-cell>
            <text:p>599151767</text:p>
          </table:table-cell>
          <table:table-cell>
            <text:p>834475897</text:p>
          </table:table-cell>
        </table:table-row>
        <table:table-row>
          <table:table-cell>
            <text:p>397999606</text:p>
          </table:table-cell>
          <table:table-cell>
            <text:p>122027576</text:p>
          </table:table-cell>
          <table:table-cell>
            <text:p>270079503</text:p>
          </table:table-cell>
          <table:table-cell>
            <text:p>357741449</text:p>
          </table:table-cell>
          <table:table-cell>
            <text:p>374188294</text:p>
          </table:table-cell>
          <table:table-cell>
            <text:p>26771425</text:p>
          </table:table-cell>
          <table:table-cell>
            <text:p>596808805</text:p>
          </table:table-cell>
        </table:table-row>
        <table:table-row>
          <table:table-cell>
            <text:p>132364251</text:p>
          </table:table-cell>
          <table:table-cell>
            <text:p>930064816</text:p>
          </table:table-cell>
          <table:table-cell>
            <text:p>578218134</text:p>
          </table:table-cell>
          <table:table-cell>
            <text:p>785716388</text:p>
          </table:table-cell>
          <table:table-cell>
            <text:p>77426999</text:p>
          </table:table-cell>
          <table:table-cell>
            <text:p>669002541</text:p>
          </table:table-cell>
          <table:table-cell>
            <text:p>425642003</text:p>
          </table:table-cell>
        </table:table-row>
        <table:table-row>
          <table:table-cell>
            <text:p>494582083</text:p>
          </table:table-cell>
          <table:table-cell>
            <text:p>796707482</text:p>
          </table:table-cell>
          <table:table-cell>
            <text:p>50566482</text:p>
          </table:table-cell>
          <table:table-cell>
            <text:p>344309278</text:p>
          </table:table-cell>
          <table:table-cell>
            <text:p>815327620</text:p>
          </table:table-cell>
          <table:table-cell>
            <text:p>217073925</text:p>
          </table:table-cell>
          <table:table-cell>
            <text:p>744249172</text:p>
          </table:table-cell>
        </table:table-row>
        <table:table-row>
          <table:table-cell>
            <text:p>182901791</text:p>
          </table:table-cell>
          <table:table-cell>
            <text:p>650005061</text:p>
          </table:table-cell>
          <table:table-cell>
            <text:p>309391555</text:p>
          </table:table-cell>
          <table:table-cell>
            <text:p>558016838</text:p>
          </table:table-cell>
          <table:table-cell>
            <text:p>200625806</text:p>
          </table:table-cell>
          <table:table-cell>
            <text:p>211363893</text:p>
          </table:table-cell>
          <table:table-cell>
            <text:p>173682202</text:p>
          </table:table-cell>
        </table:table-row>
        <table:table-row>
          <table:table-cell>
            <text:p>696124323</text:p>
          </table:table-cell>
          <table:table-cell>
            <text:p>650697768</text:p>
          </table:table-cell>
          <table:table-cell>
            <text:p>222897240</text:p>
          </table:table-cell>
          <table:table-cell>
            <text:p>558568605</text:p>
          </table:table-cell>
          <table:table-cell>
            <text:p>419138718</text:p>
          </table:table-cell>
          <table:table-cell>
            <text:p>197523435</text:p>
          </table:table-cell>
          <table:table-cell>
            <text:p>675762473</text:p>
          </table:table-cell>
        </table:table-row>
        <table:table-row>
          <table:table-cell>
            <text:p>541004846</text:p>
          </table:table-cell>
          <table:table-cell>
            <text:p>232618056</text:p>
          </table:table-cell>
          <table:table-cell>
            <text:p>500714915</text:p>
          </table:table-cell>
          <table:table-cell>
            <text:p>707248129</text:p>
          </table:table-cell>
          <table:table-cell>
            <text:p>167302622</text:p>
          </table:table-cell>
          <table:table-cell>
            <text:p>897128648</text:p>
          </table:table-cell>
          <table:table-cell>
            <text:p>255268061</text:p>
          </table:table-cell>
        </table:table-row>
        <table:table-row>
          <table:table-cell>
            <text:p>123066557</text:p>
          </table:table-cell>
          <table:table-cell>
            <text:p>471577032</text:p>
          </table:table-cell>
          <table:table-cell>
            <text:p>648753210</text:p>
          </table:table-cell>
          <table:table-cell>
            <text:p>570896088</text:p>
          </table:table-cell>
          <table:table-cell>
            <text:p>958450332</text:p>
          </table:table-cell>
          <table:table-cell>
            <text:p>465204620</text:p>
          </table:table-cell>
          <table:table-cell>
            <text:p>962125955</text:p>
          </table:table-cell>
        </table:table-row>
        <table:table-row>
          <table:table-cell>
            <text:p>232450991</text:p>
          </table:table-cell>
          <table:table-cell>
            <text:p>33752382</text:p>
          </table:table-cell>
          <table:table-cell>
            <text:p>338924782</text:p>
          </table:table-cell>
          <table:table-cell>
            <text:p>95505830</text:p>
          </table:table-cell>
          <table:table-cell>
            <text:p>22530628</text:p>
          </table:table-cell>
          <table:table-cell>
            <text:p>542088503</text:p>
          </table:table-cell>
          <table:table-cell>
            <text:p>513598048</text:p>
          </table:table-cell>
        </table:table-row>
        <table:table-row>
          <table:table-cell>
            <text:p>709091683</text:p>
          </table:table-cell>
          <table:table-cell>
            <text:p>43359645</text:p>
          </table:table-cell>
          <table:table-cell>
            <text:p>71173717</text:p>
          </table:table-cell>
          <table:table-cell>
            <text:p>786227570</text:p>
          </table:table-cell>
          <table:table-cell>
            <text:p>313493392</text:p>
          </table:table-cell>
          <table:table-cell>
            <text:p>880957295</text:p>
          </table:table-cell>
          <table:table-cell>
            <text:p>796879930</text:p>
          </table:table-cell>
        </table:table-row>
        <table:table-row>
          <table:table-cell>
            <text:p>402412373</text:p>
          </table:table-cell>
          <table:table-cell>
            <text:p>945651331</text:p>
          </table:table-cell>
          <table:table-cell>
            <text:p>951479841</text:p>
          </table:table-cell>
          <table:table-cell>
            <text:p>522438719</text:p>
          </table:table-cell>
          <table:table-cell>
            <text:p>107829929</text:p>
          </table:table-cell>
          <table:table-cell>
            <text:p>324329209</text:p>
          </table:table-cell>
          <table:table-cell>
            <text:p>604472232</text:p>
          </table:table-cell>
        </table:table-row>
        <table:table-row>
          <table:table-cell>
            <text:p>179725335</text:p>
          </table:table-cell>
          <table:table-cell>
            <text:p>329392900</text:p>
          </table:table-cell>
          <table:table-cell>
            <text:p>817841564</text:p>
          </table:table-cell>
          <table:table-cell>
            <text:p>882079787</text:p>
          </table:table-cell>
          <table:table-cell>
            <text:p>106332488</text:p>
          </table:table-cell>
          <table:table-cell>
            <text:p>284056468</text:p>
          </table:table-cell>
          <table:table-cell>
            <text:p>485416078</text:p>
          </table:table-cell>
        </table:table-row>
        <table:table-row>
          <table:table-cell>
            <text:p>921398638</text:p>
          </table:table-cell>
          <table:table-cell>
            <text:p>450816879</text:p>
          </table:table-cell>
          <table:table-cell>
            <text:p>338368988</text:p>
          </table:table-cell>
          <table:table-cell>
            <text:p>549658916</text:p>
          </table:table-cell>
          <table:table-cell>
            <text:p>270150894</text:p>
          </table:table-cell>
          <table:table-cell>
            <text:p>880787784</text:p>
          </table:table-cell>
          <table:table-cell>
            <text:p>802856736</text:p>
          </table:table-cell>
        </table:table-row>
        <table:table-row>
          <table:table-cell>
            <text:p>128965463</text:p>
          </table:table-cell>
          <table:table-cell>
            <text:p>138019881</text:p>
          </table:table-cell>
          <table:table-cell>
            <text:p>801737400</text:p>
          </table:table-cell>
          <table:table-cell>
            <text:p>760620980</text:p>
          </table:table-cell>
          <table:table-cell>
            <text:p>604424998</text:p>
          </table:table-cell>
          <table:table-cell>
            <text:p>736085723</text:p>
          </table:table-cell>
          <table:table-cell>
            <text:p>496878057</text:p>
          </table:table-cell>
        </table:table-row>
        <table:table-row>
          <table:table-cell>
            <text:p>670780330</text:p>
          </table:table-cell>
          <table:table-cell>
            <text:p>560489383</text:p>
          </table:table-cell>
          <table:table-cell>
            <text:p>499945197</text:p>
          </table:table-cell>
          <table:table-cell>
            <text:p>247551047</text:p>
          </table:table-cell>
          <table:table-cell>
            <text:p>66150163</text:p>
          </table:table-cell>
          <table:table-cell>
            <text:p>837849435</text:p>
          </table:table-cell>
          <table:table-cell>
            <text:p>834039601</text:p>
          </table:table-cell>
        </table:table-row>
        <table:table-row>
          <table:table-cell>
            <text:p>44307395</text:p>
          </table:table-cell>
          <table:table-cell>
            <text:p>456722586</text:p>
          </table:table-cell>
          <table:table-cell>
            <text:p>460488545</text:p>
          </table:table-cell>
          <table:table-cell>
            <text:p>725727981</text:p>
          </table:table-cell>
          <table:table-cell>
            <text:p>655036312</text:p>
          </table:table-cell>
          <table:table-cell>
            <text:p>859075692</text:p>
          </table:table-cell>
          <table:table-cell>
            <text:p>810535459</text:p>
          </table:table-cell>
        </table:table-row>
        <table:table-row>
          <table:table-cell>
            <text:p>367183733</text:p>
          </table:table-cell>
          <table:table-cell>
            <text:p>31958741</text:p>
          </table:table-cell>
          <table:table-cell>
            <text:p>115330937</text:p>
          </table:table-cell>
          <table:table-cell>
            <text:p>545072635</text:p>
          </table:table-cell>
          <table:table-cell>
            <text:p>155218402</text:p>
          </table:table-cell>
          <table:table-cell>
            <text:p>323687546</text:p>
          </table:table-cell>
          <table:table-cell>
            <text:p>420826417</text:p>
          </table:table-cell>
        </table:table-row>
        <table:table-row>
          <table:table-cell>
            <text:p>853109585</text:p>
          </table:table-cell>
          <table:table-cell>
            <text:p>574463001</text:p>
          </table:table-cell>
          <table:table-cell>
            <text:p>348338340</text:p>
          </table:table-cell>
          <table:table-cell>
            <text:p>464036320</text:p>
          </table:table-cell>
          <table:table-cell>
            <text:p>127580621</text:p>
          </table:table-cell>
          <table:table-cell>
            <text:p>536844692</text:p>
          </table:table-cell>
          <table:table-cell>
            <text:p>898838981</text:p>
          </table:table-cell>
        </table:table-row>
        <table:table-row>
          <table:table-cell>
            <text:p>630956477</text:p>
          </table:table-cell>
          <table:table-cell>
            <text:p>204751764</text:p>
          </table:table-cell>
          <table:table-cell>
            <text:p>674958401</text:p>
          </table:table-cell>
          <table:table-cell>
            <text:p>493777473</text:p>
          </table:table-cell>
          <table:table-cell>
            <text:p>330195489</text:p>
          </table:table-cell>
          <table:table-cell>
            <text:p>812308526</text:p>
          </table:table-cell>
          <table:table-cell>
            <text:p>814435554</text:p>
          </table:table-cell>
        </table:table-row>
        <table:table-row>
          <table:table-cell>
            <text:p>836877132</text:p>
          </table:table-cell>
          <table:table-cell>
            <text:p>849422895</text:p>
          </table:table-cell>
          <table:table-cell>
            <text:p>191558468</text:p>
          </table:table-cell>
          <table:table-cell>
            <text:p>188125321</text:p>
          </table:table-cell>
          <table:table-cell>
            <text:p>942605033</text:p>
          </table:table-cell>
          <table:table-cell>
            <text:p>932490885</text:p>
          </table:table-cell>
          <table:table-cell>
            <text:p>133777872</text:p>
          </table:table-cell>
        </table:table-row>
        <table:table-row>
          <table:table-cell>
            <text:p>433611338</text:p>
          </table:table-cell>
          <table:table-cell>
            <text:p>891084605</text:p>
          </table:table-cell>
          <table:table-cell>
            <text:p>209085429</text:p>
          </table:table-cell>
          <table:table-cell>
            <text:p>344270050</text:p>
          </table:table-cell>
          <table:table-cell>
            <text:p>200196052</text:p>
          </table:table-cell>
          <table:table-cell>
            <text:p>393235095</text:p>
          </table:table-cell>
          <table:table-cell>
            <text:p>171520661</text:p>
          </table:table-cell>
        </table:table-row>
        <table:table-row>
          <table:table-cell>
            <text:p>515256706</text:p>
          </table:table-cell>
          <table:table-cell>
            <text:p>453239218</text:p>
          </table:table-cell>
          <table:table-cell>
            <text:p>129374776</text:p>
          </table:table-cell>
          <table:table-cell>
            <text:p>208604743</text:p>
          </table:table-cell>
          <table:table-cell>
            <text:p>452088416</text:p>
          </table:table-cell>
          <table:table-cell>
            <text:p>426923652</text:p>
          </table:table-cell>
          <table:table-cell>
            <text:p>350238372</text:p>
          </table:table-cell>
        </table:table-row>
        <table:table-row>
          <table:table-cell>
            <text:p>31657536</text:p>
          </table:table-cell>
          <table:table-cell>
            <text:p>753240234</text:p>
          </table:table-cell>
          <table:table-cell>
            <text:p>797898675</text:p>
          </table:table-cell>
          <table:table-cell>
            <text:p>464408796</text:p>
          </table:table-cell>
          <table:table-cell>
            <text:p>646103808</text:p>
          </table:table-cell>
          <table:table-cell>
            <text:p>893369743</text:p>
          </table:table-cell>
          <table:table-cell>
            <text:p>233471190</text:p>
          </table:table-cell>
        </table:table-row>
        <table:table-row>
          <table:table-cell>
            <text:p>501122608</text:p>
          </table:table-cell>
          <table:table-cell>
            <text:p>883102221</text:p>
          </table:table-cell>
          <table:table-cell>
            <text:p>369671782</text:p>
          </table:table-cell>
          <table:table-cell>
            <text:p>990122963</text:p>
          </table:table-cell>
          <table:table-cell>
            <text:p>368317459</text:p>
          </table:table-cell>
          <table:table-cell>
            <text:p>346504491</text:p>
          </table:table-cell>
          <table:table-cell>
            <text:p>586769125</text:p>
          </table:table-cell>
        </table:table-row>
        <table:table-row>
          <table:table-cell>
            <text:p>510400436</text:p>
          </table:table-cell>
          <table:table-cell>
            <text:p>305018945</text:p>
          </table:table-cell>
          <table:table-cell>
            <text:p>640289600</text:p>
          </table:table-cell>
          <table:table-cell>
            <text:p>909240074</text:p>
          </table:table-cell>
          <table:table-cell>
            <text:p>706790318</text:p>
          </table:table-cell>
          <table:table-cell>
            <text:p>936802555</text:p>
          </table:table-cell>
          <table:table-cell>
            <text:p>25659362</text:p>
          </table:table-cell>
        </table:table-row>
        <table:table-row>
          <table:table-cell>
            <text:p>527853632</text:p>
          </table:table-cell>
          <table:table-cell>
            <text:p>224968604</text:p>
          </table:table-cell>
          <table:table-cell>
            <text:p>796774680</text:p>
          </table:table-cell>
          <table:table-cell>
            <text:p>362918153</text:p>
          </table:table-cell>
          <table:table-cell>
            <text:p>571214916</text:p>
          </table:table-cell>
          <table:table-cell>
            <text:p>453269014</text:p>
          </table:table-cell>
          <table:table-cell>
            <text:p>560556894</text:p>
          </table:table-cell>
        </table:table-row>
        <table:table-row>
          <table:table-cell>
            <text:p>970528831</text:p>
          </table:table-cell>
          <table:table-cell>
            <text:p>608676297</text:p>
          </table:table-cell>
          <table:table-cell>
            <text:p>163850631</text:p>
          </table:table-cell>
          <table:table-cell>
            <text:p>307288587</text:p>
          </table:table-cell>
          <table:table-cell>
            <text:p>904924023</text:p>
          </table:table-cell>
          <table:table-cell>
            <text:p>46820902</text:p>
          </table:table-cell>
          <table:table-cell>
            <text:p>716488591</text:p>
          </table:table-cell>
        </table:table-row>
        <table:table-row>
          <table:table-cell>
            <text:p>343774065</text:p>
          </table:table-cell>
          <table:table-cell>
            <text:p>532819512</text:p>
          </table:table-cell>
          <table:table-cell>
            <text:p>790511920</text:p>
          </table:table-cell>
          <table:table-cell>
            <text:p>525593903</text:p>
          </table:table-cell>
          <table:table-cell>
            <text:p>991801155</text:p>
          </table:table-cell>
          <table:table-cell>
            <text:p>701124828</text:p>
          </table:table-cell>
          <table:table-cell>
            <text:p>394973971</text:p>
          </table:table-cell>
        </table:table-row>
        <table:table-row>
          <table:table-cell>
            <text:p>670558333</text:p>
          </table:table-cell>
          <table:table-cell>
            <text:p>739734402</text:p>
          </table:table-cell>
          <table:table-cell>
            <text:p>178446294</text:p>
          </table:table-cell>
          <table:table-cell>
            <text:p>979464369</text:p>
          </table:table-cell>
          <table:table-cell>
            <text:p>140309307</text:p>
          </table:table-cell>
          <table:table-cell>
            <text:p>635049163</text:p>
          </table:table-cell>
          <table:table-cell>
            <text:p>868952172</text:p>
          </table:table-cell>
        </table:table-row>
        <table:table-row>
          <table:table-cell>
            <text:p>265356444</text:p>
          </table:table-cell>
          <table:table-cell>
            <text:p>471682388</text:p>
          </table:table-cell>
          <table:table-cell>
            <text:p>295501733</text:p>
          </table:table-cell>
          <table:table-cell>
            <text:p>387327951</text:p>
          </table:table-cell>
          <table:table-cell>
            <text:p>696872310</text:p>
          </table:table-cell>
          <table:table-cell>
            <text:p>709255898</text:p>
          </table:table-cell>
          <table:table-cell>
            <text:p>964049966</text:p>
          </table:table-cell>
        </table:table-row>
        <table:table-row>
          <table:table-cell>
            <text:p>585313952</text:p>
          </table:table-cell>
          <table:table-cell>
            <text:p>931451098</text:p>
          </table:table-cell>
          <table:table-cell>
            <text:p>65922459</text:p>
          </table:table-cell>
          <table:table-cell>
            <text:p>5432487</text:p>
          </table:table-cell>
          <table:table-cell>
            <text:p>774165631</text:p>
          </table:table-cell>
          <table:table-cell>
            <text:p>907805666</text:p>
          </table:table-cell>
          <table:table-cell>
            <text:p>694989687</text:p>
          </table:table-cell>
        </table:table-row>
        <table:table-row>
          <table:table-cell>
            <text:p>17262351</text:p>
          </table:table-cell>
          <table:table-cell>
            <text:p>405160962</text:p>
          </table:table-cell>
          <table:table-cell>
            <text:p>534952916</text:p>
          </table:table-cell>
          <table:table-cell>
            <text:p>833629921</text:p>
          </table:table-cell>
          <table:table-cell>
            <text:p>139404931</text:p>
          </table:table-cell>
          <table:table-cell>
            <text:p>743261823</text:p>
          </table:table-cell>
          <table:table-cell>
            <text:p>839780403</text:p>
          </table:table-cell>
        </table:table-row>
        <table:table-row>
          <table:table-cell>
            <text:p>16552951</text:p>
          </table:table-cell>
          <table:table-cell>
            <text:p>112992689</text:p>
          </table:table-cell>
          <table:table-cell>
            <text:p>64901275</text:p>
          </table:table-cell>
          <table:table-cell>
            <text:p>264548466</text:p>
          </table:table-cell>
          <table:table-cell>
            <text:p>856422911</text:p>
          </table:table-cell>
          <table:table-cell>
            <text:p>230424229</text:p>
          </table:table-cell>
          <table:table-cell>
            <text:p>196427885</text:p>
          </table:table-cell>
        </table:table-row>
        <table:table-row>
          <table:table-cell>
            <text:p>917612691</text:p>
          </table:table-cell>
          <table:table-cell>
            <text:p>887593967</text:p>
          </table:table-cell>
          <table:table-cell>
            <text:p>416388278</text:p>
          </table:table-cell>
          <table:table-cell>
            <text:p>166343783</text:p>
          </table:table-cell>
          <table:table-cell>
            <text:p>893894490</text:p>
          </table:table-cell>
          <table:table-cell>
            <text:p>481177446</text:p>
          </table:table-cell>
          <table:table-cell>
            <text:p>391871408</text:p>
          </table:table-cell>
        </table:table-row>
        <table:table-row>
          <table:table-cell>
            <text:p>329079623</text:p>
          </table:table-cell>
          <table:table-cell>
            <text:p>742995838</text:p>
          </table:table-cell>
          <table:table-cell>
            <text:p>439677518</text:p>
          </table:table-cell>
          <table:table-cell>
            <text:p>117004817</text:p>
          </table:table-cell>
          <table:table-cell>
            <text:p>544360458</text:p>
          </table:table-cell>
          <table:table-cell>
            <text:p>584857322</text:p>
          </table:table-cell>
          <table:table-cell>
            <text:p>453406888</text:p>
          </table:table-cell>
        </table:table-row>
        <table:table-row>
          <table:table-cell>
            <text:p>346372176</text:p>
          </table:table-cell>
          <table:table-cell>
            <text:p>96827026</text:p>
          </table:table-cell>
          <table:table-cell>
            <text:p>935253924</text:p>
          </table:table-cell>
          <table:table-cell>
            <text:p>306743065</text:p>
          </table:table-cell>
          <table:table-cell>
            <text:p>424164932</text:p>
          </table:table-cell>
          <table:table-cell>
            <text:p>886190612</text:p>
          </table:table-cell>
          <table:table-cell>
            <text:p>347696673</text:p>
          </table:table-cell>
        </table:table-row>
        <table:table-row>
          <table:table-cell>
            <text:p>385601873</text:p>
          </table:table-cell>
          <table:table-cell>
            <text:p>752118019</text:p>
          </table:table-cell>
          <table:table-cell>
            <text:p>395325679</text:p>
          </table:table-cell>
          <table:table-cell>
            <text:p>903051166</text:p>
          </table:table-cell>
          <table:table-cell>
            <text:p>691262539</text:p>
          </table:table-cell>
          <table:table-cell>
            <text:p>505203753</text:p>
          </table:table-cell>
          <table:table-cell>
            <text:p>654591987</text:p>
          </table:table-cell>
        </table:table-row>
        <table:table-row>
          <table:table-cell>
            <text:p>934465893</text:p>
          </table:table-cell>
          <table:table-cell>
            <text:p>2375739</text:p>
          </table:table-cell>
          <table:table-cell>
            <text:p>587189383</text:p>
          </table:table-cell>
          <table:table-cell>
            <text:p>740421690</text:p>
          </table:table-cell>
          <table:table-cell>
            <text:p>76297558</text:p>
          </table:table-cell>
          <table:table-cell>
            <text:p>382804297</text:p>
          </table:table-cell>
          <table:table-cell>
            <text:p>671257961</text:p>
          </table:table-cell>
        </table:table-row>
        <table:table-row>
          <table:table-cell>
            <text:p>527499649</text:p>
          </table:table-cell>
          <table:table-cell>
            <text:p>745664753</text:p>
          </table:table-cell>
          <table:table-cell>
            <text:p>276999896</text:p>
          </table:table-cell>
          <table:table-cell>
            <text:p>570156573</text:p>
          </table:table-cell>
          <table:table-cell>
            <text:p>464890424</text:p>
          </table:table-cell>
          <table:table-cell>
            <text:p>445771456</text:p>
          </table:table-cell>
          <table:table-cell>
            <text:p>403826287</text:p>
          </table:table-cell>
        </table:table-row>
        <table:table-row>
          <table:table-cell>
            <text:p>634499826</text:p>
          </table:table-cell>
          <table:table-cell>
            <text:p>352898832</text:p>
          </table:table-cell>
          <table:table-cell>
            <text:p>556744308</text:p>
          </table:table-cell>
          <table:table-cell>
            <text:p>987125114</text:p>
          </table:table-cell>
          <table:table-cell>
            <text:p>432522633</text:p>
          </table:table-cell>
          <table:table-cell>
            <text:p>17017382</text:p>
          </table:table-cell>
          <table:table-cell>
            <text:p>616462933</text:p>
          </table:table-cell>
        </table:table-row>
        <table:table-row>
          <table:table-cell>
            <text:p>667489293</text:p>
          </table:table-cell>
          <table:table-cell>
            <text:p>650453698</text:p>
          </table:table-cell>
          <table:table-cell>
            <text:p>770582464</text:p>
          </table:table-cell>
          <table:table-cell>
            <text:p>796532368</text:p>
          </table:table-cell>
          <table:table-cell>
            <text:p>59072762</text:p>
          </table:table-cell>
          <table:table-cell>
            <text:p>836403639</text:p>
          </table:table-cell>
          <table:table-cell>
            <text:p>66563844</text:p>
          </table:table-cell>
        </table:table-row>
        <table:table-row>
          <table:table-cell>
            <text:p>941685753</text:p>
          </table:table-cell>
          <table:table-cell>
            <text:p>257104614</text:p>
          </table:table-cell>
          <table:table-cell>
            <text:p>666387713</text:p>
          </table:table-cell>
          <table:table-cell>
            <text:p>931782485</text:p>
          </table:table-cell>
          <table:table-cell>
            <text:p>904726389</text:p>
          </table:table-cell>
          <table:table-cell>
            <text:p>587615140</text:p>
          </table:table-cell>
          <table:table-cell>
            <text:p>411148921</text:p>
          </table:table-cell>
        </table:table-row>
        <table:table-row>
          <table:table-cell>
            <text:p>569550084</text:p>
          </table:table-cell>
          <table:table-cell>
            <text:p>965412444</text:p>
          </table:table-cell>
          <table:table-cell>
            <text:p>391869708</text:p>
          </table:table-cell>
          <table:table-cell>
            <text:p>331104110</text:p>
          </table:table-cell>
          <table:table-cell>
            <text:p>570606088</text:p>
          </table:table-cell>
          <table:table-cell>
            <text:p>574395965</text:p>
          </table:table-cell>
          <table:table-cell>
            <text:p>161996484</text:p>
          </table:table-cell>
        </table:table-row>
        <table:table-row>
          <table:table-cell>
            <text:p>627933880</text:p>
          </table:table-cell>
          <table:table-cell>
            <text:p>848873761</text:p>
          </table:table-cell>
          <table:table-cell>
            <text:p>932132483</text:p>
          </table:table-cell>
          <table:table-cell>
            <text:p>433434699</text:p>
          </table:table-cell>
          <table:table-cell>
            <text:p>202134966</text:p>
          </table:table-cell>
          <table:table-cell>
            <text:p>544237201</text:p>
          </table:table-cell>
          <table:table-cell>
            <text:p>126407340</text:p>
          </table:table-cell>
        </table:table-row>
        <table:table-row>
          <table:table-cell>
            <text:p>816142540</text:p>
          </table:table-cell>
          <table:table-cell>
            <text:p>372054127</text:p>
          </table:table-cell>
          <table:table-cell>
            <text:p>791640612</text:p>
          </table:table-cell>
          <table:table-cell>
            <text:p>261920892</text:p>
          </table:table-cell>
          <table:table-cell>
            <text:p>315825477</text:p>
          </table:table-cell>
          <table:table-cell>
            <text:p>471931833</text:p>
          </table:table-cell>
          <table:table-cell>
            <text:p>485336901</text:p>
          </table:table-cell>
        </table:table-row>
        <table:table-row>
          <table:table-cell>
            <text:p>923916107</text:p>
          </table:table-cell>
          <table:table-cell>
            <text:p>601736779</text:p>
          </table:table-cell>
          <table:table-cell>
            <text:p>540620994</text:p>
          </table:table-cell>
          <table:table-cell>
            <text:p>956742142</text:p>
          </table:table-cell>
          <table:table-cell>
            <text:p>318214189</text:p>
          </table:table-cell>
          <table:table-cell>
            <text:p>769976507</text:p>
          </table:table-cell>
          <table:table-cell>
            <text:p>594043799</text:p>
          </table:table-cell>
        </table:table-row>
        <table:table-row>
          <table:table-cell>
            <text:p>67454369</text:p>
          </table:table-cell>
          <table:table-cell>
            <text:p>885692505</text:p>
          </table:table-cell>
          <table:table-cell>
            <text:p>159748999</text:p>
          </table:table-cell>
          <table:table-cell>
            <text:p>332851544</text:p>
          </table:table-cell>
          <table:table-cell>
            <text:p>27292720</text:p>
          </table:table-cell>
          <table:table-cell>
            <text:p>345510363</text:p>
          </table:table-cell>
          <table:table-cell>
            <text:p>936603523</text:p>
          </table:table-cell>
        </table:table-row>
        <table:table-row>
          <table:table-cell>
            <text:p>427673190</text:p>
          </table:table-cell>
          <table:table-cell>
            <text:p>575802924</text:p>
          </table:table-cell>
          <table:table-cell>
            <text:p>762301367</text:p>
          </table:table-cell>
          <table:table-cell>
            <text:p>540483040</text:p>
          </table:table-cell>
          <table:table-cell>
            <text:p>87085897</text:p>
          </table:table-cell>
          <table:table-cell>
            <text:p>959343467</text:p>
          </table:table-cell>
          <table:table-cell>
            <text:p>458178893</text:p>
          </table:table-cell>
        </table:table-row>
        <table:table-row>
          <table:table-cell>
            <text:p>233795519</text:p>
          </table:table-cell>
          <table:table-cell>
            <text:p>457742745</text:p>
          </table:table-cell>
          <table:table-cell>
            <text:p>461824062</text:p>
          </table:table-cell>
          <table:table-cell>
            <text:p>121999843</text:p>
          </table:table-cell>
          <table:table-cell>
            <text:p>656161445</text:p>
          </table:table-cell>
          <table:table-cell>
            <text:p>229498876</text:p>
          </table:table-cell>
          <table:table-cell>
            <text:p>388886926</text:p>
          </table:table-cell>
        </table:table-row>
        <table:table-row>
          <table:table-cell>
            <text:p>916451778</text:p>
          </table:table-cell>
          <table:table-cell>
            <text:p>630000576</text:p>
          </table:table-cell>
          <table:table-cell>
            <text:p>777435636</text:p>
          </table:table-cell>
          <table:table-cell>
            <text:p>343356268</text:p>
          </table:table-cell>
          <table:table-cell>
            <text:p>438484268</text:p>
          </table:table-cell>
          <table:table-cell>
            <text:p>709455404</text:p>
          </table:table-cell>
          <table:table-cell>
            <text:p>941411604</text:p>
          </table:table-cell>
        </table:table-row>
        <table:table-row>
          <table:table-cell>
            <text:p>216762294</text:p>
          </table:table-cell>
          <table:table-cell>
            <text:p>870854997</text:p>
          </table:table-cell>
          <table:table-cell>
            <text:p>841415683</text:p>
          </table:table-cell>
          <table:table-cell>
            <text:p>354173358</text:p>
          </table:table-cell>
          <table:table-cell>
            <text:p>302355899</text:p>
          </table:table-cell>
          <table:table-cell>
            <text:p>273071080</text:p>
          </table:table-cell>
          <table:table-cell>
            <text:p>673288743</text:p>
          </table:table-cell>
        </table:table-row>
        <table:table-row>
          <table:table-cell>
            <text:p>927767986</text:p>
          </table:table-cell>
          <table:table-cell>
            <text:p>222782668</text:p>
          </table:table-cell>
          <table:table-cell>
            <text:p>705186171</text:p>
          </table:table-cell>
          <table:table-cell>
            <text:p>939616086</text:p>
          </table:table-cell>
          <table:table-cell>
            <text:p>911385581</text:p>
          </table:table-cell>
          <table:table-cell>
            <text:p>743311815</text:p>
          </table:table-cell>
          <table:table-cell>
            <text:p>859089828</text:p>
          </table:table-cell>
        </table:table-row>
        <table:table-row>
          <table:table-cell>
            <text:p>302419459</text:p>
          </table:table-cell>
          <table:table-cell>
            <text:p>184689162</text:p>
          </table:table-cell>
          <table:table-cell>
            <text:p>947779862</text:p>
          </table:table-cell>
          <table:table-cell>
            <text:p>612839211</text:p>
          </table:table-cell>
          <table:table-cell>
            <text:p>353707135</text:p>
          </table:table-cell>
          <table:table-cell>
            <text:p>834581044</text:p>
          </table:table-cell>
          <table:table-cell>
            <text:p>967610051</text:p>
          </table:table-cell>
        </table:table-row>
        <table:table-row>
          <table:table-cell>
            <text:p>174775581</text:p>
          </table:table-cell>
          <table:table-cell>
            <text:p>882695146</text:p>
          </table:table-cell>
          <table:table-cell>
            <text:p>657300580</text:p>
          </table:table-cell>
          <table:table-cell>
            <text:p>210892920</text:p>
          </table:table-cell>
          <table:table-cell>
            <text:p>993895274</text:p>
          </table:table-cell>
          <table:table-cell>
            <text:p>902856565</text:p>
          </table:table-cell>
          <table:table-cell>
            <text:p>708485421</text:p>
          </table:table-cell>
        </table:table-row>
        <table:table-row>
          <table:table-cell>
            <text:p>266005523</text:p>
          </table:table-cell>
          <table:table-cell>
            <text:p>790374747</text:p>
          </table:table-cell>
          <table:table-cell>
            <text:p>500136488</text:p>
          </table:table-cell>
          <table:table-cell>
            <text:p>382501653</text:p>
          </table:table-cell>
          <table:table-cell>
            <text:p>430859345</text:p>
          </table:table-cell>
          <table:table-cell>
            <text:p>269621050</text:p>
          </table:table-cell>
          <table:table-cell>
            <text:p>336059929</text:p>
          </table:table-cell>
        </table:table-row>
        <table:table-row>
          <table:table-cell>
            <text:p>298985419</text:p>
          </table:table-cell>
          <table:table-cell>
            <text:p>476067290</text:p>
          </table:table-cell>
          <table:table-cell>
            <text:p>345418961</text:p>
          </table:table-cell>
          <table:table-cell>
            <text:p>869245224</text:p>
          </table:table-cell>
          <table:table-cell>
            <text:p>157809842</text:p>
          </table:table-cell>
          <table:table-cell>
            <text:p>753086243</text:p>
          </table:table-cell>
          <table:table-cell>
            <text:p>869815766</text:p>
          </table:table-cell>
        </table:table-row>
        <table:table-row>
          <table:table-cell>
            <text:p>980970626</text:p>
          </table:table-cell>
          <table:table-cell>
            <text:p>184121593</text:p>
          </table:table-cell>
          <table:table-cell>
            <text:p>212784669</text:p>
          </table:table-cell>
          <table:table-cell>
            <text:p>192763013</text:p>
          </table:table-cell>
          <table:table-cell>
            <text:p>755164760</text:p>
          </table:table-cell>
          <table:table-cell>
            <text:p>635317865</text:p>
          </table:table-cell>
          <table:table-cell>
            <text:p>564754560</text:p>
          </table:table-cell>
        </table:table-row>
        <table:table-row>
          <table:table-cell>
            <text:p>672193110</text:p>
          </table:table-cell>
          <table:table-cell>
            <text:p>164581264</text:p>
          </table:table-cell>
          <table:table-cell>
            <text:p>455809452</text:p>
          </table:table-cell>
          <table:table-cell>
            <text:p>922504517</text:p>
          </table:table-cell>
          <table:table-cell>
            <text:p>218849009</text:p>
          </table:table-cell>
          <table:table-cell>
            <text:p>99387926</text:p>
          </table:table-cell>
          <table:table-cell>
            <text:p>591530016</text:p>
          </table:table-cell>
        </table:table-row>
        <table:table-row>
          <table:table-cell>
            <text:p>978240430</text:p>
          </table:table-cell>
          <table:table-cell>
            <text:p>209899690</text:p>
          </table:table-cell>
          <table:table-cell>
            <text:p>602866156</text:p>
          </table:table-cell>
          <table:table-cell>
            <text:p>931186142</text:p>
          </table:table-cell>
          <table:table-cell>
            <text:p>655686656</text:p>
          </table:table-cell>
          <table:table-cell>
            <text:p>302368894</text:p>
          </table:table-cell>
          <table:table-cell>
            <text:p>102327228</text:p>
          </table:table-cell>
        </table:table-row>
        <table:table-row>
          <table:table-cell>
            <text:p>714766035</text:p>
          </table:table-cell>
          <table:table-cell>
            <text:p>825297498</text:p>
          </table:table-cell>
          <table:table-cell>
            <text:p>418407409</text:p>
          </table:table-cell>
          <table:table-cell>
            <text:p>269581478</text:p>
          </table:table-cell>
          <table:table-cell>
            <text:p>107769198</text:p>
          </table:table-cell>
          <table:table-cell>
            <text:p>197583273</text:p>
          </table:table-cell>
          <table:table-cell>
            <text:p>196436413</text:p>
          </table:table-cell>
        </table:table-row>
        <table:table-row>
          <table:table-cell>
            <text:p>189815683</text:p>
          </table:table-cell>
          <table:table-cell>
            <text:p>122975634</text:p>
          </table:table-cell>
          <table:table-cell>
            <text:p>279599913</text:p>
          </table:table-cell>
          <table:table-cell>
            <text:p>603688688</text:p>
          </table:table-cell>
          <table:table-cell>
            <text:p>361324797</text:p>
          </table:table-cell>
          <table:table-cell>
            <text:p>892624961</text:p>
          </table:table-cell>
          <table:table-cell>
            <text:p>964296117</text:p>
          </table:table-cell>
        </table:table-row>
        <table:table-row>
          <table:table-cell>
            <text:p>832955115</text:p>
          </table:table-cell>
          <table:table-cell>
            <text:p>17606451</text:p>
          </table:table-cell>
          <table:table-cell>
            <text:p>230812730</text:p>
          </table:table-cell>
          <table:table-cell>
            <text:p>138687536</text:p>
          </table:table-cell>
          <table:table-cell>
            <text:p>954975832</text:p>
          </table:table-cell>
          <table:table-cell>
            <text:p>631714268</text:p>
          </table:table-cell>
          <table:table-cell>
            <text:p>152900675</text:p>
          </table:table-cell>
        </table:table-row>
        <table:table-row>
          <table:table-cell>
            <text:p>732522251</text:p>
          </table:table-cell>
          <table:table-cell>
            <text:p>814772425</text:p>
          </table:table-cell>
          <table:table-cell>
            <text:p>641790812</text:p>
          </table:table-cell>
          <table:table-cell>
            <text:p>768021756</text:p>
          </table:table-cell>
          <table:table-cell>
            <text:p>235905642</text:p>
          </table:table-cell>
          <table:table-cell>
            <text:p>330728871</text:p>
          </table:table-cell>
          <table:table-cell>
            <text:p>804013928</text:p>
          </table:table-cell>
        </table:table-row>
        <table:table-row>
          <table:table-cell>
            <text:p>20423966</text:p>
          </table:table-cell>
          <table:table-cell>
            <text:p>961884037</text:p>
          </table:table-cell>
          <table:table-cell>
            <text:p>584737473</text:p>
          </table:table-cell>
          <table:table-cell>
            <text:p>451240331</text:p>
          </table:table-cell>
          <table:table-cell>
            <text:p>799319464</text:p>
          </table:table-cell>
          <table:table-cell>
            <text:p>249916662</text:p>
          </table:table-cell>
          <table:table-cell>
            <text:p>894924625</text:p>
          </table:table-cell>
        </table:table-row>
        <table:table-row>
          <table:table-cell>
            <text:p>488887566</text:p>
          </table:table-cell>
          <table:table-cell>
            <text:p>799549451</text:p>
          </table:table-cell>
          <table:table-cell>
            <text:p>421585074</text:p>
          </table:table-cell>
          <table:table-cell>
            <text:p>774434920</text:p>
          </table:table-cell>
          <table:table-cell>
            <text:p>788765519</text:p>
          </table:table-cell>
          <table:table-cell>
            <text:p>787146745</text:p>
          </table:table-cell>
          <table:table-cell>
            <text:p>69216851</text:p>
          </table:table-cell>
        </table:table-row>
        <table:table-row>
          <table:table-cell>
            <text:p>540915690</text:p>
          </table:table-cell>
          <table:table-cell>
            <text:p>246626536</text:p>
          </table:table-cell>
          <table:table-cell>
            <text:p>797606822</text:p>
          </table:table-cell>
          <table:table-cell>
            <text:p>55169543</text:p>
          </table:table-cell>
          <table:table-cell>
            <text:p>779735345</text:p>
          </table:table-cell>
          <table:table-cell>
            <text:p>943986817</text:p>
          </table:table-cell>
          <table:table-cell>
            <text:p>589434818</text:p>
          </table:table-cell>
        </table:table-row>
        <table:table-row>
          <table:table-cell>
            <text:p>899793346</text:p>
          </table:table-cell>
          <table:table-cell>
            <text:p>373005097</text:p>
          </table:table-cell>
          <table:table-cell>
            <text:p>892890485</text:p>
          </table:table-cell>
          <table:table-cell>
            <text:p>30325404</text:p>
          </table:table-cell>
          <table:table-cell>
            <text:p>477208994</text:p>
          </table:table-cell>
          <table:table-cell>
            <text:p>802127174</text:p>
          </table:table-cell>
          <table:table-cell>
            <text:p>876996187</text:p>
          </table:table-cell>
        </table:table-row>
        <table:table-row>
          <table:table-cell>
            <text:p>615518457</text:p>
          </table:table-cell>
          <table:table-cell>
            <text:p>356038414</text:p>
          </table:table-cell>
          <table:table-cell>
            <text:p>826009752</text:p>
          </table:table-cell>
          <table:table-cell>
            <text:p>228967235</text:p>
          </table:table-cell>
          <table:table-cell>
            <text:p>689956622</text:p>
          </table:table-cell>
          <table:table-cell>
            <text:p>822513266</text:p>
          </table:table-cell>
          <table:table-cell>
            <text:p>203841463</text:p>
          </table:table-cell>
        </table:table-row>
        <table:table-row>
          <table:table-cell>
            <text:p>913408207</text:p>
          </table:table-cell>
          <table:table-cell>
            <text:p>302167318</text:p>
          </table:table-cell>
          <table:table-cell>
            <text:p>155896062</text:p>
          </table:table-cell>
          <table:table-cell>
            <text:p>512569099</text:p>
          </table:table-cell>
          <table:table-cell>
            <text:p>499528892</text:p>
          </table:table-cell>
          <table:table-cell>
            <text:p>190316853</text:p>
          </table:table-cell>
          <table:table-cell>
            <text:p>587095965</text:p>
          </table:table-cell>
        </table:table-row>
        <table:table-row>
          <table:table-cell>
            <text:p>776206299</text:p>
          </table:table-cell>
          <table:table-cell>
            <text:p>138267722</text:p>
          </table:table-cell>
          <table:table-cell>
            <text:p>958855474</text:p>
          </table:table-cell>
          <table:table-cell>
            <text:p>897207436</text:p>
          </table:table-cell>
          <table:table-cell>
            <text:p>578017930</text:p>
          </table:table-cell>
          <table:table-cell>
            <text:p>676247263</text:p>
          </table:table-cell>
          <table:table-cell>
            <text:p>272736984</text:p>
          </table:table-cell>
        </table:table-row>
        <table:table-row>
          <table:table-cell>
            <text:p>765716058</text:p>
          </table:table-cell>
          <table:table-cell>
            <text:p>367719165</text:p>
          </table:table-cell>
          <table:table-cell>
            <text:p>153826319</text:p>
          </table:table-cell>
          <table:table-cell>
            <text:p>124946959</text:p>
          </table:table-cell>
          <table:table-cell>
            <text:p>475233778</text:p>
          </table:table-cell>
          <table:table-cell>
            <text:p>486523712</text:p>
          </table:table-cell>
          <table:table-cell>
            <text:p>368998169</text:p>
          </table:table-cell>
        </table:table-row>
        <table:table-row>
          <table:table-cell>
            <text:p>958956973</text:p>
          </table:table-cell>
          <table:table-cell>
            <text:p>980363075</text:p>
          </table:table-cell>
          <table:table-cell>
            <text:p>901514114</text:p>
          </table:table-cell>
          <table:table-cell>
            <text:p>533125727</text:p>
          </table:table-cell>
          <table:table-cell>
            <text:p>394768383</text:p>
          </table:table-cell>
          <table:table-cell>
            <text:p>114617587</text:p>
          </table:table-cell>
          <table:table-cell>
            <text:p>730006855</text:p>
          </table:table-cell>
        </table:table-row>
        <table:table-row>
          <table:table-cell>
            <text:p>534795322</text:p>
          </table:table-cell>
          <table:table-cell>
            <text:p>690317734</text:p>
          </table:table-cell>
          <table:table-cell>
            <text:p>316061851</text:p>
          </table:table-cell>
          <table:table-cell>
            <text:p>354544957</text:p>
          </table:table-cell>
          <table:table-cell>
            <text:p>755035151</text:p>
          </table:table-cell>
          <table:table-cell>
            <text:p>273374810</text:p>
          </table:table-cell>
          <table:table-cell>
            <text:p>758206645</text:p>
          </table:table-cell>
        </table:table-row>
        <table:table-row>
          <table:table-cell>
            <text:p>186808754</text:p>
          </table:table-cell>
          <table:table-cell>
            <text:p>926055119</text:p>
          </table:table-cell>
          <table:table-cell>
            <text:p>583790062</text:p>
          </table:table-cell>
          <table:table-cell>
            <text:p>127663448</text:p>
          </table:table-cell>
          <table:table-cell>
            <text:p>845489309</text:p>
          </table:table-cell>
          <table:table-cell>
            <text:p>922646332</text:p>
          </table:table-cell>
          <table:table-cell>
            <text:p>115293523</text:p>
          </table:table-cell>
        </table:table-row>
        <table:table-row>
          <table:table-cell>
            <text:p>556827242</text:p>
          </table:table-cell>
          <table:table-cell>
            <text:p>132797817</text:p>
          </table:table-cell>
          <table:table-cell>
            <text:p>426060145</text:p>
          </table:table-cell>
          <table:table-cell>
            <text:p>650373087</text:p>
          </table:table-cell>
          <table:table-cell>
            <text:p>1197357</text:p>
          </table:table-cell>
          <table:table-cell>
            <text:p>411635968</text:p>
          </table:table-cell>
          <table:table-cell>
            <text:p>241571576</text:p>
          </table:table-cell>
        </table:table-row>
        <table:table-row>
          <table:table-cell>
            <text:p>973871510</text:p>
          </table:table-cell>
          <table:table-cell>
            <text:p>908168447</text:p>
          </table:table-cell>
          <table:table-cell>
            <text:p>13972859</text:p>
          </table:table-cell>
          <table:table-cell>
            <text:p>154291738</text:p>
          </table:table-cell>
          <table:table-cell>
            <text:p>707774687</text:p>
          </table:table-cell>
          <table:table-cell>
            <text:p>988911747</text:p>
          </table:table-cell>
          <table:table-cell>
            <text:p>52811549</text:p>
          </table:table-cell>
        </table:table-row>
        <table:table-row>
          <table:table-cell>
            <text:p>430677676</text:p>
          </table:table-cell>
          <table:table-cell>
            <text:p>810187617</text:p>
          </table:table-cell>
          <table:table-cell>
            <text:p>718751772</text:p>
          </table:table-cell>
          <table:table-cell>
            <text:p>247549199</text:p>
          </table:table-cell>
          <table:table-cell>
            <text:p>804640247</text:p>
          </table:table-cell>
          <table:table-cell>
            <text:p>651378733</text:p>
          </table:table-cell>
          <table:table-cell>
            <text:p>738274878</text:p>
          </table:table-cell>
        </table:table-row>
        <table:table-row>
          <table:table-cell>
            <text:p>797711930</text:p>
          </table:table-cell>
          <table:table-cell>
            <text:p>152727677</text:p>
          </table:table-cell>
          <table:table-cell>
            <text:p>463250989</text:p>
          </table:table-cell>
          <table:table-cell>
            <text:p>681291211</text:p>
          </table:table-cell>
          <table:table-cell>
            <text:p>715791390</text:p>
          </table:table-cell>
          <table:table-cell>
            <text:p>486100635</text:p>
          </table:table-cell>
          <table:table-cell>
            <text:p>521236125</text:p>
          </table:table-cell>
        </table:table-row>
        <table:table-row>
          <table:table-cell>
            <text:p>699121208</text:p>
          </table:table-cell>
          <table:table-cell>
            <text:p>65776038</text:p>
          </table:table-cell>
          <table:table-cell>
            <text:p>499180223</text:p>
          </table:table-cell>
          <table:table-cell>
            <text:p>147464947</text:p>
          </table:table-cell>
          <table:table-cell>
            <text:p>888481848</text:p>
          </table:table-cell>
          <table:table-cell>
            <text:p>340004670</text:p>
          </table:table-cell>
          <table:table-cell>
            <text:p>840297770</text:p>
          </table:table-cell>
        </table:table-row>
        <table:table-row>
          <table:table-cell>
            <text:p>112259519</text:p>
          </table:table-cell>
          <table:table-cell>
            <text:p>500128181</text:p>
          </table:table-cell>
          <table:table-cell>
            <text:p>164848863</text:p>
          </table:table-cell>
          <table:table-cell>
            <text:p>71938862</text:p>
          </table:table-cell>
          <table:table-cell>
            <text:p>64198373</text:p>
          </table:table-cell>
          <table:table-cell>
            <text:p>547764900</text:p>
          </table:table-cell>
          <table:table-cell>
            <text:p>382502659</text:p>
          </table:table-cell>
        </table:table-row>
        <table:table-row>
          <table:table-cell>
            <text:p>614368380</text:p>
          </table:table-cell>
          <table:table-cell>
            <text:p>856421160</text:p>
          </table:table-cell>
          <table:table-cell>
            <text:p>347108811</text:p>
          </table:table-cell>
          <table:table-cell>
            <text:p>534830198</text:p>
          </table:table-cell>
          <table:table-cell>
            <text:p>173292962</text:p>
          </table:table-cell>
          <table:table-cell>
            <text:p>928650570</text:p>
          </table:table-cell>
          <table:table-cell>
            <text:p>872572397</text:p>
          </table:table-cell>
        </table:table-row>
        <table:table-row>
          <table:table-cell>
            <text:p>124823883</text:p>
          </table:table-cell>
          <table:table-cell>
            <text:p>348687264</text:p>
          </table:table-cell>
          <table:table-cell>
            <text:p>585431370</text:p>
          </table:table-cell>
          <table:table-cell>
            <text:p>626567085</text:p>
          </table:table-cell>
          <table:table-cell>
            <text:p>349372384</text:p>
          </table:table-cell>
          <table:table-cell>
            <text:p>995712891</text:p>
          </table:table-cell>
          <table:table-cell>
            <text:p>568440134</text:p>
          </table:table-cell>
        </table:table-row>
        <table:table-row>
          <table:table-cell>
            <text:p>551352940</text:p>
          </table:table-cell>
          <table:table-cell>
            <text:p>587457145</text:p>
          </table:table-cell>
          <table:table-cell>
            <text:p>863022539</text:p>
          </table:table-cell>
          <table:table-cell>
            <text:p>450363733</text:p>
          </table:table-cell>
          <table:table-cell>
            <text:p>872938561</text:p>
          </table:table-cell>
          <table:table-cell>
            <text:p>577998644</text:p>
          </table:table-cell>
          <table:table-cell>
            <text:p>626199612</text:p>
          </table:table-cell>
        </table:table-row>
        <table:table-row>
          <table:table-cell>
            <text:p>777206387</text:p>
          </table:table-cell>
          <table:table-cell>
            <text:p>821396902</text:p>
          </table:table-cell>
          <table:table-cell>
            <text:p>375310665</text:p>
          </table:table-cell>
          <table:table-cell>
            <text:p>31287595</text:p>
          </table:table-cell>
          <table:table-cell>
            <text:p>209540583</text:p>
          </table:table-cell>
          <table:table-cell>
            <text:p>815599533</text:p>
          </table:table-cell>
          <table:table-cell>
            <text:p>757496804</text:p>
          </table:table-cell>
        </table:table-row>
        <table:table-row>
          <table:table-cell>
            <text:p>35037600</text:p>
          </table:table-cell>
          <table:table-cell>
            <text:p>416390155</text:p>
          </table:table-cell>
          <table:table-cell>
            <text:p>710650367</text:p>
          </table:table-cell>
          <table:table-cell>
            <text:p>876767989</text:p>
          </table:table-cell>
          <table:table-cell>
            <text:p>585688247</text:p>
          </table:table-cell>
          <table:table-cell>
            <text:p>356114290</text:p>
          </table:table-cell>
          <table:table-cell>
            <text:p>920812922</text:p>
          </table:table-cell>
        </table:table-row>
        <table:table-row>
          <table:table-cell>
            <text:p>562723250</text:p>
          </table:table-cell>
          <table:table-cell>
            <text:p>922850429</text:p>
          </table:table-cell>
          <table:table-cell>
            <text:p>795241093</text:p>
          </table:table-cell>
          <table:table-cell>
            <text:p>643850051</text:p>
          </table:table-cell>
          <table:table-cell>
            <text:p>210513367</text:p>
          </table:table-cell>
          <table:table-cell>
            <text:p>653247762</text:p>
          </table:table-cell>
          <table:table-cell>
            <text:p>558678954</text:p>
          </table:table-cell>
        </table:table-row>
        <table:table-row>
          <table:table-cell>
            <text:p>38137847</text:p>
          </table:table-cell>
          <table:table-cell>
            <text:p>640329305</text:p>
          </table:table-cell>
          <table:table-cell>
            <text:p>574505755</text:p>
          </table:table-cell>
          <table:table-cell>
            <text:p>443417005</text:p>
          </table:table-cell>
          <table:table-cell>
            <text:p>757708193</text:p>
          </table:table-cell>
          <table:table-cell>
            <text:p>201768730</text:p>
          </table:table-cell>
          <table:table-cell>
            <text:p>314916533</text:p>
          </table:table-cell>
        </table:table-row>
        <table:table-row>
          <table:table-cell>
            <text:p>981999937</text:p>
          </table:table-cell>
          <table:table-cell>
            <text:p>596662476</text:p>
          </table:table-cell>
          <table:table-cell>
            <text:p>438136333</text:p>
          </table:table-cell>
          <table:table-cell>
            <text:p>298755280</text:p>
          </table:table-cell>
          <table:table-cell>
            <text:p>424341663</text:p>
          </table:table-cell>
          <table:table-cell>
            <text:p>652013456</text:p>
          </table:table-cell>
          <table:table-cell>
            <text:p>880814316</text:p>
          </table:table-cell>
        </table:table-row>
        <table:table-row>
          <table:table-cell>
            <text:p>217523096</text:p>
          </table:table-cell>
          <table:table-cell>
            <text:p>414616113</text:p>
          </table:table-cell>
          <table:table-cell>
            <text:p>931937802</text:p>
          </table:table-cell>
          <table:table-cell>
            <text:p>374223313</text:p>
          </table:table-cell>
          <table:table-cell>
            <text:p>211074475</text:p>
          </table:table-cell>
          <table:table-cell>
            <text:p>249396748</text:p>
          </table:table-cell>
          <table:table-cell>
            <text:p>711819820</text:p>
          </table:table-cell>
        </table:table-row>
        <table:table-row>
          <table:table-cell>
            <text:p>760055401</text:p>
          </table:table-cell>
          <table:table-cell>
            <text:p>198517283</text:p>
          </table:table-cell>
          <table:table-cell>
            <text:p>852223260</text:p>
          </table:table-cell>
          <table:table-cell>
            <text:p>192067838</text:p>
          </table:table-cell>
          <table:table-cell>
            <text:p>257667258</text:p>
          </table:table-cell>
          <table:table-cell>
            <text:p>557586283</text:p>
          </table:table-cell>
          <table:table-cell>
            <text:p>464313743</text:p>
          </table:table-cell>
        </table:table-row>
        <table:table-row>
          <table:table-cell>
            <text:p>257346661</text:p>
          </table:table-cell>
          <table:table-cell>
            <text:p>276723367</text:p>
          </table:table-cell>
          <table:table-cell>
            <text:p>661871529</text:p>
          </table:table-cell>
          <table:table-cell>
            <text:p>987764880</text:p>
          </table:table-cell>
          <table:table-cell>
            <text:p>431659106</text:p>
          </table:table-cell>
          <table:table-cell>
            <text:p>249466618</text:p>
          </table:table-cell>
          <table:table-cell>
            <text:p>971022486</text:p>
          </table:table-cell>
        </table:table-row>
        <table:table-row>
          <table:table-cell>
            <text:p>539971161</text:p>
          </table:table-cell>
          <table:table-cell>
            <text:p>501354037</text:p>
          </table:table-cell>
          <table:table-cell>
            <text:p>341503888</text:p>
          </table:table-cell>
          <table:table-cell>
            <text:p>405231289</text:p>
          </table:table-cell>
          <table:table-cell>
            <text:p>221450417</text:p>
          </table:table-cell>
          <table:table-cell>
            <text:p>213270163</text:p>
          </table:table-cell>
          <table:table-cell>
            <text:p>19878118</text:p>
          </table:table-cell>
        </table:table-row>
        <table:table-row>
          <table:table-cell>
            <text:p>804368716</text:p>
          </table:table-cell>
          <table:table-cell>
            <text:p>589502462</text:p>
          </table:table-cell>
          <table:table-cell>
            <text:p>159065499</text:p>
          </table:table-cell>
          <table:table-cell>
            <text:p>389566266</text:p>
          </table:table-cell>
          <table:table-cell>
            <text:p>457922107</text:p>
          </table:table-cell>
          <table:table-cell>
            <text:p>358845049</text:p>
          </table:table-cell>
          <table:table-cell>
            <text:p>41116578</text:p>
          </table:table-cell>
        </table:table-row>
        <table:table-row>
          <table:table-cell>
            <text:p>828812771</text:p>
          </table:table-cell>
          <table:table-cell>
            <text:p>69210642</text:p>
          </table:table-cell>
          <table:table-cell>
            <text:p>627411198</text:p>
          </table:table-cell>
          <table:table-cell>
            <text:p>612370860</text:p>
          </table:table-cell>
          <table:table-cell>
            <text:p>737906353</text:p>
          </table:table-cell>
          <table:table-cell>
            <text:p>456601184</text:p>
          </table:table-cell>
          <table:table-cell>
            <text:p>800096538</text:p>
          </table:table-cell>
        </table:table-row>
        <table:table-row>
          <table:table-cell>
            <text:p>209639286</text:p>
          </table:table-cell>
          <table:table-cell>
            <text:p>702190030</text:p>
          </table:table-cell>
          <table:table-cell>
            <text:p>381995355</text:p>
          </table:table-cell>
          <table:table-cell>
            <text:p>368168549</text:p>
          </table:table-cell>
          <table:table-cell>
            <text:p>387117987</text:p>
          </table:table-cell>
          <table:table-cell>
            <text:p>316769328</text:p>
          </table:table-cell>
          <table:table-cell>
            <text:p>243444386</text:p>
          </table:table-cell>
        </table:table-row>
        <table:table-row>
          <table:table-cell>
            <text:p>635096433</text:p>
          </table:table-cell>
          <table:table-cell>
            <text:p>786103842</text:p>
          </table:table-cell>
          <table:table-cell>
            <text:p>363749162</text:p>
          </table:table-cell>
          <table:table-cell>
            <text:p>697687394</text:p>
          </table:table-cell>
          <table:table-cell>
            <text:p>128342547</text:p>
          </table:table-cell>
          <table:table-cell>
            <text:p>68454827</text:p>
          </table:table-cell>
          <table:table-cell>
            <text:p>548216263</text:p>
          </table:table-cell>
        </table:table-row>
        <table:table-row>
          <table:table-cell>
            <text:p>914439436</text:p>
          </table:table-cell>
          <table:table-cell>
            <text:p>188811726</text:p>
          </table:table-cell>
          <table:table-cell>
            <text:p>271594805</text:p>
          </table:table-cell>
          <table:table-cell>
            <text:p>127517604</text:p>
          </table:table-cell>
          <table:table-cell>
            <text:p>208033023</text:p>
          </table:table-cell>
          <table:table-cell>
            <text:p>157922543</text:p>
          </table:table-cell>
          <table:table-cell>
            <text:p>643818106</text:p>
          </table:table-cell>
        </table:table-row>
        <table:table-row>
          <table:table-cell>
            <text:p>780827134</text:p>
          </table:table-cell>
          <table:table-cell>
            <text:p>236439153</text:p>
          </table:table-cell>
          <table:table-cell>
            <text:p>738752252</text:p>
          </table:table-cell>
          <table:table-cell>
            <text:p>164436370</text:p>
          </table:table-cell>
          <table:table-cell>
            <text:p>192764194</text:p>
          </table:table-cell>
          <table:table-cell>
            <text:p>462176301</text:p>
          </table:table-cell>
          <table:table-cell>
            <text:p>662411128</text:p>
          </table:table-cell>
        </table:table-row>
        <table:table-row>
          <table:table-cell>
            <text:p>269194108</text:p>
          </table:table-cell>
          <table:table-cell>
            <text:p>150605461</text:p>
          </table:table-cell>
          <table:table-cell>
            <text:p>930909259</text:p>
          </table:table-cell>
          <table:table-cell>
            <text:p>314431122</text:p>
          </table:table-cell>
          <table:table-cell>
            <text:p>557043134</text:p>
          </table:table-cell>
          <table:table-cell>
            <text:p>664488001</text:p>
          </table:table-cell>
          <table:table-cell>
            <text:p>761613286</text:p>
          </table:table-cell>
        </table:table-row>
        <table:table-row>
          <table:table-cell>
            <text:p>455531120</text:p>
          </table:table-cell>
          <table:table-cell>
            <text:p>336584877</text:p>
          </table:table-cell>
          <table:table-cell>
            <text:p>564400320</text:p>
          </table:table-cell>
          <table:table-cell>
            <text:p>469952179</text:p>
          </table:table-cell>
          <table:table-cell>
            <text:p>667757533</text:p>
          </table:table-cell>
          <table:table-cell>
            <text:p>562837862</text:p>
          </table:table-cell>
          <table:table-cell>
            <text:p>644504290</text:p>
          </table:table-cell>
        </table:table-row>
        <table:table-row>
          <table:table-cell>
            <text:p>372518256</text:p>
          </table:table-cell>
          <table:table-cell>
            <text:p>808213196</text:p>
          </table:table-cell>
          <table:table-cell>
            <text:p>705422071</text:p>
          </table:table-cell>
          <table:table-cell>
            <text:p>741643873</text:p>
          </table:table-cell>
          <table:table-cell>
            <text:p>342691390</text:p>
          </table:table-cell>
          <table:table-cell>
            <text:p>599474623</text:p>
          </table:table-cell>
          <table:table-cell>
            <text:p>515803505</text:p>
          </table:table-cell>
        </table:table-row>
        <table:table-row>
          <table:table-cell>
            <text:p>786244184</text:p>
          </table:table-cell>
          <table:table-cell>
            <text:p>23456828</text:p>
          </table:table-cell>
          <table:table-cell>
            <text:p>879696262</text:p>
          </table:table-cell>
          <table:table-cell>
            <text:p>100448441</text:p>
          </table:table-cell>
          <table:table-cell>
            <text:p>490831319</text:p>
          </table:table-cell>
          <table:table-cell>
            <text:p>23094056</text:p>
          </table:table-cell>
          <table:table-cell>
            <text:p>514661068</text:p>
          </table:table-cell>
        </table:table-row>
        <table:table-row>
          <table:table-cell>
            <text:p>927729991</text:p>
          </table:table-cell>
          <table:table-cell>
            <text:p>129805389</text:p>
          </table:table-cell>
          <table:table-cell>
            <text:p>652143963</text:p>
          </table:table-cell>
          <table:table-cell>
            <text:p>574615707</text:p>
          </table:table-cell>
          <table:table-cell>
            <text:p>718104877</text:p>
          </table:table-cell>
          <table:table-cell>
            <text:p>901406562</text:p>
          </table:table-cell>
          <table:table-cell>
            <text:p>649784388</text:p>
          </table:table-cell>
        </table:table-row>
        <table:table-row>
          <table:table-cell>
            <text:p>915828148</text:p>
          </table:table-cell>
          <table:table-cell>
            <text:p>790354670</text:p>
          </table:table-cell>
          <table:table-cell>
            <text:p>406236952</text:p>
          </table:table-cell>
          <table:table-cell>
            <text:p>511802884</text:p>
          </table:table-cell>
          <table:table-cell>
            <text:p>219714504</text:p>
          </table:table-cell>
          <table:table-cell>
            <text:p>699049430</text:p>
          </table:table-cell>
          <table:table-cell>
            <text:p>170746632</text:p>
          </table:table-cell>
        </table:table-row>
        <table:table-row>
          <table:table-cell>
            <text:p>411853573</text:p>
          </table:table-cell>
          <table:table-cell>
            <text:p>77865838</text:p>
          </table:table-cell>
          <table:table-cell>
            <text:p>818965888</text:p>
          </table:table-cell>
          <table:table-cell>
            <text:p>777443131</text:p>
          </table:table-cell>
          <table:table-cell>
            <text:p>446189925</text:p>
          </table:table-cell>
          <table:table-cell>
            <text:p>671636021</text:p>
          </table:table-cell>
          <table:table-cell>
            <text:p>115660681</text:p>
          </table:table-cell>
        </table:table-row>
        <table:table-row>
          <table:table-cell>
            <text:p>405916330</text:p>
          </table:table-cell>
          <table:table-cell>
            <text:p>532052397</text:p>
          </table:table-cell>
          <table:table-cell>
            <text:p>219613873</text:p>
          </table:table-cell>
          <table:table-cell>
            <text:p>172368985</text:p>
          </table:table-cell>
          <table:table-cell>
            <text:p>77935273</text:p>
          </table:table-cell>
          <table:table-cell>
            <text:p>648405671</text:p>
          </table:table-cell>
          <table:table-cell>
            <text:p>851296898</text:p>
          </table:table-cell>
        </table:table-row>
        <table:table-row>
          <table:table-cell>
            <text:p>207074921</text:p>
          </table:table-cell>
          <table:table-cell>
            <text:p>29013877</text:p>
          </table:table-cell>
          <table:table-cell>
            <text:p>440610693</text:p>
          </table:table-cell>
          <table:table-cell>
            <text:p>649667799</text:p>
          </table:table-cell>
          <table:table-cell>
            <text:p>537804817</text:p>
          </table:table-cell>
          <table:table-cell>
            <text:p>578077951</text:p>
          </table:table-cell>
          <table:table-cell>
            <text:p>697865178</text:p>
          </table:table-cell>
        </table:table-row>
        <table:table-row>
          <table:table-cell>
            <text:p>674063438</text:p>
          </table:table-cell>
          <table:table-cell>
            <text:p>140019405</text:p>
          </table:table-cell>
          <table:table-cell>
            <text:p>579877783</text:p>
          </table:table-cell>
          <table:table-cell>
            <text:p>144983537</text:p>
          </table:table-cell>
          <table:table-cell>
            <text:p>49700725</text:p>
          </table:table-cell>
          <table:table-cell>
            <text:p>4631115</text:p>
          </table:table-cell>
          <table:table-cell>
            <text:p>263661507</text:p>
          </table:table-cell>
        </table:table-row>
        <table:table-row>
          <table:table-cell>
            <text:p>793231684</text:p>
          </table:table-cell>
          <table:table-cell>
            <text:p>178381107</text:p>
          </table:table-cell>
          <table:table-cell>
            <text:p>675692394</text:p>
          </table:table-cell>
          <table:table-cell>
            <text:p>36154175</text:p>
          </table:table-cell>
          <table:table-cell>
            <text:p>897499894</text:p>
          </table:table-cell>
          <table:table-cell>
            <text:p>883425039</text:p>
          </table:table-cell>
          <table:table-cell>
            <text:p>567505376</text:p>
          </table:table-cell>
        </table:table-row>
        <table:table-row>
          <table:table-cell>
            <text:p>304025943</text:p>
          </table:table-cell>
          <table:table-cell>
            <text:p>45524647</text:p>
          </table:table-cell>
          <table:table-cell>
            <text:p>252245607</text:p>
          </table:table-cell>
          <table:table-cell>
            <text:p>985843337</text:p>
          </table:table-cell>
          <table:table-cell>
            <text:p>390245640</text:p>
          </table:table-cell>
          <table:table-cell>
            <text:p>551374500</text:p>
          </table:table-cell>
          <table:table-cell>
            <text:p>521131844</text:p>
          </table:table-cell>
        </table:table-row>
        <table:table-row>
          <table:table-cell>
            <text:p>887645977</text:p>
          </table:table-cell>
          <table:table-cell>
            <text:p>792362855</text:p>
          </table:table-cell>
          <table:table-cell>
            <text:p>556286216</text:p>
          </table:table-cell>
          <table:table-cell>
            <text:p>254401668</text:p>
          </table:table-cell>
          <table:table-cell>
            <text:p>396371687</text:p>
          </table:table-cell>
          <table:table-cell>
            <text:p>73090015</text:p>
          </table:table-cell>
          <table:table-cell>
            <text:p>620120289</text:p>
          </table:table-cell>
        </table:table-row>
        <table:table-row>
          <table:table-cell>
            <text:p>132816730</text:p>
          </table:table-cell>
          <table:table-cell>
            <text:p>462050145</text:p>
          </table:table-cell>
          <table:table-cell>
            <text:p>43624512</text:p>
          </table:table-cell>
          <table:table-cell>
            <text:p>391533441</text:p>
          </table:table-cell>
          <table:table-cell>
            <text:p>975021603</text:p>
          </table:table-cell>
          <table:table-cell>
            <text:p>370651110</text:p>
          </table:table-cell>
          <table:table-cell>
            <text:p>742094740</text:p>
          </table:table-cell>
        </table:table-row>
        <table:table-row>
          <table:table-cell>
            <text:p>906445466</text:p>
          </table:table-cell>
          <table:table-cell>
            <text:p>503500820</text:p>
          </table:table-cell>
          <table:table-cell>
            <text:p>298682835</text:p>
          </table:table-cell>
          <table:table-cell>
            <text:p>238493254</text:p>
          </table:table-cell>
          <table:table-cell>
            <text:p>314691146</text:p>
          </table:table-cell>
          <table:table-cell>
            <text:p>245343529</text:p>
          </table:table-cell>
          <table:table-cell>
            <text:p>548744704</text:p>
          </table:table-cell>
        </table:table-row>
        <table:table-row>
          <table:table-cell>
            <text:p>719654700</text:p>
          </table:table-cell>
          <table:table-cell>
            <text:p>850808675</text:p>
          </table:table-cell>
          <table:table-cell>
            <text:p>253153643</text:p>
          </table:table-cell>
          <table:table-cell>
            <text:p>512163203</text:p>
          </table:table-cell>
          <table:table-cell>
            <text:p>276980644</text:p>
          </table:table-cell>
          <table:table-cell>
            <text:p>418023941</text:p>
          </table:table-cell>
          <table:table-cell>
            <text:p>823368406</text:p>
          </table:table-cell>
        </table:table-row>
        <table:table-row>
          <table:table-cell>
            <text:p>59911478</text:p>
          </table:table-cell>
          <table:table-cell>
            <text:p>986454331</text:p>
          </table:table-cell>
          <table:table-cell>
            <text:p>10061768</text:p>
          </table:table-cell>
          <table:table-cell>
            <text:p>22583458</text:p>
          </table:table-cell>
          <table:table-cell>
            <text:p>882949235</text:p>
          </table:table-cell>
          <table:table-cell>
            <text:p>260936855</text:p>
          </table:table-cell>
          <table:table-cell>
            <text:p>750510132</text:p>
          </table:table-cell>
        </table:table-row>
        <table:table-row>
          <table:table-cell>
            <text:p>209823317</text:p>
          </table:table-cell>
          <table:table-cell>
            <text:p>749598558</text:p>
          </table:table-cell>
          <table:table-cell>
            <text:p>416619135</text:p>
          </table:table-cell>
          <table:table-cell>
            <text:p>732081095</text:p>
          </table:table-cell>
          <table:table-cell>
            <text:p>590899795</text:p>
          </table:table-cell>
          <table:table-cell>
            <text:p>116235244</text:p>
          </table:table-cell>
          <table:table-cell>
            <text:p>229380985</text:p>
          </table:table-cell>
        </table:table-row>
        <table:table-row>
          <table:table-cell>
            <text:p>844650992</text:p>
          </table:table-cell>
          <table:table-cell>
            <text:p>843313340</text:p>
          </table:table-cell>
          <table:table-cell>
            <text:p>410363788</text:p>
          </table:table-cell>
          <table:table-cell>
            <text:p>999229233</text:p>
          </table:table-cell>
          <table:table-cell>
            <text:p>209417501</text:p>
          </table:table-cell>
          <table:table-cell>
            <text:p>321177896</text:p>
          </table:table-cell>
          <table:table-cell>
            <text:p>176022981</text:p>
          </table:table-cell>
        </table:table-row>
        <table:table-row>
          <table:table-cell>
            <text:p>343606544</text:p>
          </table:table-cell>
          <table:table-cell>
            <text:p>232664228</text:p>
          </table:table-cell>
          <table:table-cell>
            <text:p>786617629</text:p>
          </table:table-cell>
          <table:table-cell>
            <text:p>757418116</text:p>
          </table:table-cell>
          <table:table-cell>
            <text:p>207135705</text:p>
          </table:table-cell>
          <table:table-cell>
            <text:p>732416111</text:p>
          </table:table-cell>
          <table:table-cell>
            <text:p>352406081</text:p>
          </table:table-cell>
        </table:table-row>
        <table:table-row>
          <table:table-cell>
            <text:p>172067091</text:p>
          </table:table-cell>
          <table:table-cell>
            <text:p>236750602</text:p>
          </table:table-cell>
          <table:table-cell>
            <text:p>190729819</text:p>
          </table:table-cell>
          <table:table-cell>
            <text:p>393007442</text:p>
          </table:table-cell>
          <table:table-cell>
            <text:p>843247659</text:p>
          </table:table-cell>
          <table:table-cell>
            <text:p>677610523</text:p>
          </table:table-cell>
          <table:table-cell>
            <text:p>75390050</text:p>
          </table:table-cell>
        </table:table-row>
        <table:table-row>
          <table:table-cell>
            <text:p>200500512</text:p>
          </table:table-cell>
          <table:table-cell>
            <text:p>890053006</text:p>
          </table:table-cell>
          <table:table-cell>
            <text:p>85215216</text:p>
          </table:table-cell>
          <table:table-cell>
            <text:p>160432787</text:p>
          </table:table-cell>
          <table:table-cell>
            <text:p>788759904</text:p>
          </table:table-cell>
          <table:table-cell>
            <text:p>821153959</text:p>
          </table:table-cell>
          <table:table-cell>
            <text:p>403122309</text:p>
          </table:table-cell>
        </table:table-row>
        <table:table-row>
          <table:table-cell>
            <text:p>239313869</text:p>
          </table:table-cell>
          <table:table-cell>
            <text:p>322864848</text:p>
          </table:table-cell>
          <table:table-cell>
            <text:p>764071419</text:p>
          </table:table-cell>
          <table:table-cell>
            <text:p>960702772</text:p>
          </table:table-cell>
          <table:table-cell>
            <text:p>531880308</text:p>
          </table:table-cell>
          <table:table-cell>
            <text:p>369585767</text:p>
          </table:table-cell>
          <table:table-cell>
            <text:p>781418391</text:p>
          </table:table-cell>
        </table:table-row>
        <table:table-row>
          <table:table-cell>
            <text:p>395666627</text:p>
          </table:table-cell>
          <table:table-cell>
            <text:p>132925708</text:p>
          </table:table-cell>
          <table:table-cell>
            <text:p>460052087</text:p>
          </table:table-cell>
          <table:table-cell>
            <text:p>799609724</text:p>
          </table:table-cell>
          <table:table-cell>
            <text:p>831766367</text:p>
          </table:table-cell>
          <table:table-cell>
            <text:p>719288945</text:p>
          </table:table-cell>
          <table:table-cell>
            <text:p>436610507</text:p>
          </table:table-cell>
        </table:table-row>
        <table:table-row>
          <table:table-cell>
            <text:p>64822120</text:p>
          </table:table-cell>
          <table:table-cell>
            <text:p>794982542</text:p>
          </table:table-cell>
          <table:table-cell>
            <text:p>361602660</text:p>
          </table:table-cell>
          <table:table-cell>
            <text:p>144271130</text:p>
          </table:table-cell>
          <table:table-cell>
            <text:p>844343344</text:p>
          </table:table-cell>
          <table:table-cell>
            <text:p>165962674</text:p>
          </table:table-cell>
          <table:table-cell>
            <text:p>657934311</text:p>
          </table:table-cell>
        </table:table-row>
        <table:table-row>
          <table:table-cell>
            <text:p>190945416</text:p>
          </table:table-cell>
          <table:table-cell>
            <text:p>415451745</text:p>
          </table:table-cell>
          <table:table-cell>
            <text:p>464513064</text:p>
          </table:table-cell>
          <table:table-cell>
            <text:p>11182811</text:p>
          </table:table-cell>
          <table:table-cell>
            <text:p>756540001</text:p>
          </table:table-cell>
          <table:table-cell>
            <text:p>500028662</text:p>
          </table:table-cell>
          <table:table-cell>
            <text:p>554061063</text:p>
          </table:table-cell>
        </table:table-row>
        <table:table-row>
          <table:table-cell>
            <text:p>775951726</text:p>
          </table:table-cell>
          <table:table-cell>
            <text:p>983191837</text:p>
          </table:table-cell>
          <table:table-cell>
            <text:p>388963438</text:p>
          </table:table-cell>
          <table:table-cell>
            <text:p>262892353</text:p>
          </table:table-cell>
          <table:table-cell>
            <text:p>589143206</text:p>
          </table:table-cell>
          <table:table-cell>
            <text:p>249089232</text:p>
          </table:table-cell>
          <table:table-cell>
            <text:p>536412833</text:p>
          </table:table-cell>
        </table:table-row>
        <table:table-row>
          <table:table-cell>
            <text:p>866367929</text:p>
          </table:table-cell>
          <table:table-cell>
            <text:p>909774047</text:p>
          </table:table-cell>
          <table:table-cell>
            <text:p>60999980</text:p>
          </table:table-cell>
          <table:table-cell>
            <text:p>66053569</text:p>
          </table:table-cell>
          <table:table-cell>
            <text:p>974463284</text:p>
          </table:table-cell>
          <table:table-cell>
            <text:p>808841873</text:p>
          </table:table-cell>
          <table:table-cell>
            <text:p>347197261</text:p>
          </table:table-cell>
        </table:table-row>
        <table:table-row>
          <table:table-cell>
            <text:p>864827158</text:p>
          </table:table-cell>
          <table:table-cell>
            <text:p>560592960</text:p>
          </table:table-cell>
          <table:table-cell>
            <text:p>777889674</text:p>
          </table:table-cell>
          <table:table-cell>
            <text:p>951716872</text:p>
          </table:table-cell>
          <table:table-cell>
            <text:p>973526225</text:p>
          </table:table-cell>
          <table:table-cell>
            <text:p>413210820</text:p>
          </table:table-cell>
          <table:table-cell>
            <text:p>321964033</text:p>
          </table:table-cell>
        </table:table-row>
        <table:table-row>
          <table:table-cell>
            <text:p>170198819</text:p>
          </table:table-cell>
          <table:table-cell>
            <text:p>635555045</text:p>
          </table:table-cell>
          <table:table-cell>
            <text:p>815561193</text:p>
          </table:table-cell>
          <table:table-cell>
            <text:p>179710619</text:p>
          </table:table-cell>
          <table:table-cell>
            <text:p>453136672</text:p>
          </table:table-cell>
          <table:table-cell>
            <text:p>334268310</text:p>
          </table:table-cell>
          <table:table-cell>
            <text:p>436195320</text:p>
          </table:table-cell>
        </table:table-row>
        <table:table-row>
          <table:table-cell>
            <text:p>550506425</text:p>
          </table:table-cell>
          <table:table-cell>
            <text:p>27293461</text:p>
          </table:table-cell>
          <table:table-cell>
            <text:p>67532945</text:p>
          </table:table-cell>
          <table:table-cell>
            <text:p>718234365</text:p>
          </table:table-cell>
          <table:table-cell>
            <text:p>887881968</text:p>
          </table:table-cell>
          <table:table-cell>
            <text:p>695708335</text:p>
          </table:table-cell>
          <table:table-cell>
            <text:p>179662576</text:p>
          </table:table-cell>
        </table:table-row>
        <table:table-row>
          <table:table-cell>
            <text:p>902990252</text:p>
          </table:table-cell>
          <table:table-cell>
            <text:p>901660058</text:p>
          </table:table-cell>
          <table:table-cell>
            <text:p>202332933</text:p>
          </table:table-cell>
          <table:table-cell>
            <text:p>347430345</text:p>
          </table:table-cell>
          <table:table-cell>
            <text:p>534376015</text:p>
          </table:table-cell>
          <table:table-cell>
            <text:p>839912302</text:p>
          </table:table-cell>
          <table:table-cell>
            <text:p>423272835</text:p>
          </table:table-cell>
        </table:table-row>
        <table:table-row>
          <table:table-cell>
            <text:p>619662545</text:p>
          </table:table-cell>
          <table:table-cell>
            <text:p>210026949</text:p>
          </table:table-cell>
          <table:table-cell>
            <text:p>816245276</text:p>
          </table:table-cell>
          <table:table-cell>
            <text:p>140131634</text:p>
          </table:table-cell>
          <table:table-cell>
            <text:p>634594601</text:p>
          </table:table-cell>
          <table:table-cell>
            <text:p>583689086</text:p>
          </table:table-cell>
          <table:table-cell>
            <text:p>951642429</text:p>
          </table:table-cell>
        </table:table-row>
        <table:table-row>
          <table:table-cell>
            <text:p>138662660</text:p>
          </table:table-cell>
          <table:table-cell>
            <text:p>494166545</text:p>
          </table:table-cell>
          <table:table-cell>
            <text:p>972113618</text:p>
          </table:table-cell>
          <table:table-cell>
            <text:p>596818340</text:p>
          </table:table-cell>
          <table:table-cell>
            <text:p>529151036</text:p>
          </table:table-cell>
          <table:table-cell>
            <text:p>351473997</text:p>
          </table:table-cell>
          <table:table-cell>
            <text:p>826702285</text:p>
          </table:table-cell>
        </table:table-row>
        <table:table-row>
          <table:table-cell>
            <text:p>568787398</text:p>
          </table:table-cell>
          <table:table-cell>
            <text:p>746224747</text:p>
          </table:table-cell>
          <table:table-cell>
            <text:p>308627042</text:p>
          </table:table-cell>
          <table:table-cell>
            <text:p>324594122</text:p>
          </table:table-cell>
          <table:table-cell>
            <text:p>647370699</text:p>
          </table:table-cell>
          <table:table-cell>
            <text:p>574938667</text:p>
          </table:table-cell>
          <table:table-cell>
            <text:p>428484861</text:p>
          </table:table-cell>
        </table:table-row>
        <table:table-row>
          <table:table-cell>
            <text:p>246680668</text:p>
          </table:table-cell>
          <table:table-cell>
            <text:p>386919368</text:p>
          </table:table-cell>
          <table:table-cell>
            <text:p>462363235</text:p>
          </table:table-cell>
          <table:table-cell>
            <text:p>620266638</text:p>
          </table:table-cell>
          <table:table-cell>
            <text:p>191032654</text:p>
          </table:table-cell>
          <table:table-cell>
            <text:p>264916305</text:p>
          </table:table-cell>
          <table:table-cell>
            <text:p>901452650</text:p>
          </table:table-cell>
        </table:table-row>
        <table:table-row>
          <table:table-cell>
            <text:p>488389862</text:p>
          </table:table-cell>
          <table:table-cell>
            <text:p>387741774</text:p>
          </table:table-cell>
          <table:table-cell>
            <text:p>18481908</text:p>
          </table:table-cell>
          <table:table-cell>
            <text:p>60014126</text:p>
          </table:table-cell>
          <table:table-cell>
            <text:p>352535870</text:p>
          </table:table-cell>
          <table:table-cell>
            <text:p>755291020</text:p>
          </table:table-cell>
          <table:table-cell>
            <text:p>638791336</text:p>
          </table:table-cell>
        </table:table-row>
        <table:table-row>
          <table:table-cell>
            <text:p>169847218</text:p>
          </table:table-cell>
          <table:table-cell>
            <text:p>105435527</text:p>
          </table:table-cell>
          <table:table-cell>
            <text:p>204767652</text:p>
          </table:table-cell>
          <table:table-cell>
            <text:p>783191044</text:p>
          </table:table-cell>
          <table:table-cell>
            <text:p>989967852</text:p>
          </table:table-cell>
          <table:table-cell>
            <text:p>819293558</text:p>
          </table:table-cell>
          <table:table-cell>
            <text:p>325811426</text:p>
          </table:table-cell>
        </table:table-row>
        <table:table-row>
          <table:table-cell>
            <text:p>302432201</text:p>
          </table:table-cell>
          <table:table-cell>
            <text:p>286713192</text:p>
          </table:table-cell>
          <table:table-cell>
            <text:p>245732709</text:p>
          </table:table-cell>
          <table:table-cell>
            <text:p>554535494</text:p>
          </table:table-cell>
          <table:table-cell>
            <text:p>219058093</text:p>
          </table:table-cell>
          <table:table-cell>
            <text:p>122049242</text:p>
          </table:table-cell>
          <table:table-cell>
            <text:p>79353214</text:p>
          </table:table-cell>
        </table:table-row>
        <table:table-row>
          <table:table-cell>
            <text:p>707323920</text:p>
          </table:table-cell>
          <table:table-cell>
            <text:p>392148417</text:p>
          </table:table-cell>
          <table:table-cell>
            <text:p>565194029</text:p>
          </table:table-cell>
          <table:table-cell>
            <text:p>120125656</text:p>
          </table:table-cell>
          <table:table-cell>
            <text:p>731581522</text:p>
          </table:table-cell>
          <table:table-cell>
            <text:p>792953540</text:p>
          </table:table-cell>
          <table:table-cell>
            <text:p>121017837</text:p>
          </table:table-cell>
        </table:table-row>
        <table:table-row>
          <table:table-cell>
            <text:p>309761519</text:p>
          </table:table-cell>
          <table:table-cell>
            <text:p>464603634</text:p>
          </table:table-cell>
          <table:table-cell>
            <text:p>933144348</text:p>
          </table:table-cell>
          <table:table-cell>
            <text:p>595223275</text:p>
          </table:table-cell>
          <table:table-cell>
            <text:p>853707240</text:p>
          </table:table-cell>
          <table:table-cell>
            <text:p>851509755</text:p>
          </table:table-cell>
          <table:table-cell>
            <text:p>471432871</text:p>
          </table:table-cell>
        </table:table-row>
        <table:table-row>
          <table:table-cell>
            <text:p>971530147</text:p>
          </table:table-cell>
          <table:table-cell>
            <text:p>105371043</text:p>
          </table:table-cell>
          <table:table-cell>
            <text:p>157663982</text:p>
          </table:table-cell>
          <table:table-cell>
            <text:p>146501826</text:p>
          </table:table-cell>
          <table:table-cell>
            <text:p>986008543</text:p>
          </table:table-cell>
          <table:table-cell>
            <text:p>640517265</text:p>
          </table:table-cell>
          <table:table-cell>
            <text:p>760067961</text:p>
          </table:table-cell>
        </table:table-row>
        <table:table-row>
          <table:table-cell>
            <text:p>664110017</text:p>
          </table:table-cell>
          <table:table-cell>
            <text:p>968092669</text:p>
          </table:table-cell>
          <table:table-cell>
            <text:p>221364337</text:p>
          </table:table-cell>
          <table:table-cell>
            <text:p>952217134</text:p>
          </table:table-cell>
          <table:table-cell>
            <text:p>276789669</text:p>
          </table:table-cell>
          <table:table-cell>
            <text:p>728683514</text:p>
          </table:table-cell>
          <table:table-cell>
            <text:p>531206832</text:p>
          </table:table-cell>
        </table:table-row>
        <table:table-row>
          <table:table-cell>
            <text:p>221097645</text:p>
          </table:table-cell>
          <table:table-cell>
            <text:p>980796594</text:p>
          </table:table-cell>
          <table:table-cell>
            <text:p>385263276</text:p>
          </table:table-cell>
          <table:table-cell>
            <text:p>544178048</text:p>
          </table:table-cell>
          <table:table-cell>
            <text:p>564205822</text:p>
          </table:table-cell>
          <table:table-cell>
            <text:p>796187784</text:p>
          </table:table-cell>
          <table:table-cell>
            <text:p>778870251</text:p>
          </table:table-cell>
        </table:table-row>
        <table:table-row>
          <table:table-cell>
            <text:p>963430943</text:p>
          </table:table-cell>
          <table:table-cell>
            <text:p>64512953</text:p>
          </table:table-cell>
          <table:table-cell>
            <text:p>797931762</text:p>
          </table:table-cell>
          <table:table-cell>
            <text:p>703105460</text:p>
          </table:table-cell>
          <table:table-cell>
            <text:p>790399266</text:p>
          </table:table-cell>
          <table:table-cell>
            <text:p>18478977</text:p>
          </table:table-cell>
          <table:table-cell>
            <text:p>29122886</text:p>
          </table:table-cell>
        </table:table-row>
        <table:table-row>
          <table:table-cell>
            <text:p>392004115</text:p>
          </table:table-cell>
          <table:table-cell>
            <text:p>677673444</text:p>
          </table:table-cell>
          <table:table-cell>
            <text:p>640093589</text:p>
          </table:table-cell>
          <table:table-cell>
            <text:p>674926784</text:p>
          </table:table-cell>
          <table:table-cell>
            <text:p>80979738</text:p>
          </table:table-cell>
          <table:table-cell>
            <text:p>277779588</text:p>
          </table:table-cell>
          <table:table-cell>
            <text:p>758983037</text:p>
          </table:table-cell>
        </table:table-row>
        <table:table-row>
          <table:table-cell>
            <text:p>844696591</text:p>
          </table:table-cell>
          <table:table-cell>
            <text:p>708624477</text:p>
          </table:table-cell>
          <table:table-cell>
            <text:p>28737811</text:p>
          </table:table-cell>
          <table:table-cell>
            <text:p>447582805</text:p>
          </table:table-cell>
          <table:table-cell>
            <text:p>627683650</text:p>
          </table:table-cell>
          <table:table-cell>
            <text:p>401895666</text:p>
          </table:table-cell>
          <table:table-cell>
            <text:p>987276737</text:p>
          </table:table-cell>
        </table:table-row>
        <table:table-row>
          <table:table-cell>
            <text:p>383628223</text:p>
          </table:table-cell>
          <table:table-cell>
            <text:p>173958205</text:p>
          </table:table-cell>
          <table:table-cell>
            <text:p>175182588</text:p>
          </table:table-cell>
          <table:table-cell>
            <text:p>202246118</text:p>
          </table:table-cell>
          <table:table-cell>
            <text:p>708465400</text:p>
          </table:table-cell>
          <table:table-cell>
            <text:p>781253616</text:p>
          </table:table-cell>
          <table:table-cell>
            <text:p>461038265</text:p>
          </table:table-cell>
        </table:table-row>
        <table:table-row>
          <table:table-cell>
            <text:p>389675191</text:p>
          </table:table-cell>
          <table:table-cell>
            <text:p>805088691</text:p>
          </table:table-cell>
          <table:table-cell>
            <text:p>901955687</text:p>
          </table:table-cell>
          <table:table-cell>
            <text:p>963950060</text:p>
          </table:table-cell>
          <table:table-cell>
            <text:p>219989396</text:p>
          </table:table-cell>
          <table:table-cell>
            <text:p>13582989</text:p>
          </table:table-cell>
          <table:table-cell>
            <text:p>461411447</text:p>
          </table:table-cell>
        </table:table-row>
        <table:table-row>
          <table:table-cell>
            <text:p>513102754</text:p>
          </table:table-cell>
          <table:table-cell>
            <text:p>963299931</text:p>
          </table:table-cell>
          <table:table-cell>
            <text:p>345331755</text:p>
          </table:table-cell>
          <table:table-cell>
            <text:p>699324264</text:p>
          </table:table-cell>
          <table:table-cell>
            <text:p>704827415</text:p>
          </table:table-cell>
          <table:table-cell>
            <text:p>845115097</text:p>
          </table:table-cell>
          <table:table-cell>
            <text:p>644021387</text:p>
          </table:table-cell>
        </table:table-row>
        <table:table-row>
          <table:table-cell>
            <text:p>795244403</text:p>
          </table:table-cell>
          <table:table-cell>
            <text:p>289417817</text:p>
          </table:table-cell>
          <table:table-cell>
            <text:p>250281065</text:p>
          </table:table-cell>
          <table:table-cell>
            <text:p>571791360</text:p>
          </table:table-cell>
          <table:table-cell>
            <text:p>379262573</text:p>
          </table:table-cell>
          <table:table-cell>
            <text:p>779250335</text:p>
          </table:table-cell>
          <table:table-cell>
            <text:p>689326292</text:p>
          </table:table-cell>
        </table:table-row>
        <table:table-row>
          <table:table-cell>
            <text:p>268353349</text:p>
          </table:table-cell>
          <table:table-cell>
            <text:p>246402255</text:p>
          </table:table-cell>
          <table:table-cell>
            <text:p>123228908</text:p>
          </table:table-cell>
          <table:table-cell>
            <text:p>420354037</text:p>
          </table:table-cell>
          <table:table-cell>
            <text:p>961692603</text:p>
          </table:table-cell>
          <table:table-cell>
            <text:p>573993014</text:p>
          </table:table-cell>
          <table:table-cell>
            <text:p>199191303</text:p>
          </table:table-cell>
        </table:table-row>
        <table:table-row>
          <table:table-cell>
            <text:p>791175394</text:p>
          </table:table-cell>
          <table:table-cell>
            <text:p>737335083</text:p>
          </table:table-cell>
          <table:table-cell>
            <text:p>284418773</text:p>
          </table:table-cell>
          <table:table-cell>
            <text:p>839372766</text:p>
          </table:table-cell>
          <table:table-cell>
            <text:p>449706573</text:p>
          </table:table-cell>
          <table:table-cell>
            <text:p>249652168</text:p>
          </table:table-cell>
          <table:table-cell>
            <text:p>210677622</text:p>
          </table:table-cell>
        </table:table-row>
        <table:table-row>
          <table:table-cell>
            <text:p>632912182</text:p>
          </table:table-cell>
          <table:table-cell>
            <text:p>319485733</text:p>
          </table:table-cell>
          <table:table-cell>
            <text:p>120254380</text:p>
          </table:table-cell>
          <table:table-cell>
            <text:p>989610874</text:p>
          </table:table-cell>
          <table:table-cell>
            <text:p>114988186</text:p>
          </table:table-cell>
          <table:table-cell>
            <text:p>187953937</text:p>
          </table:table-cell>
          <table:table-cell>
            <text:p>889534510</text:p>
          </table:table-cell>
        </table:table-row>
        <table:table-row>
          <table:table-cell>
            <text:p>917955960</text:p>
          </table:table-cell>
          <table:table-cell>
            <text:p>957937939</text:p>
          </table:table-cell>
          <table:table-cell>
            <text:p>855698883</text:p>
          </table:table-cell>
          <table:table-cell>
            <text:p>192947388</text:p>
          </table:table-cell>
          <table:table-cell>
            <text:p>231417385</text:p>
          </table:table-cell>
          <table:table-cell>
            <text:p>912835156</text:p>
          </table:table-cell>
          <table:table-cell>
            <text:p>413723153</text:p>
          </table:table-cell>
        </table:table-row>
        <table:table-row>
          <table:table-cell>
            <text:p>329987381</text:p>
          </table:table-cell>
          <table:table-cell>
            <text:p>97660430</text:p>
          </table:table-cell>
          <table:table-cell>
            <text:p>938854330</text:p>
          </table:table-cell>
          <table:table-cell>
            <text:p>649220942</text:p>
          </table:table-cell>
          <table:table-cell>
            <text:p>297247838</text:p>
          </table:table-cell>
          <table:table-cell>
            <text:p>774665561</text:p>
          </table:table-cell>
          <table:table-cell>
            <text:p>459905252</text:p>
          </table:table-cell>
        </table:table-row>
        <table:table-row>
          <table:table-cell>
            <text:p>424301600</text:p>
          </table:table-cell>
          <table:table-cell>
            <text:p>5375326</text:p>
          </table:table-cell>
          <table:table-cell>
            <text:p>985449786</text:p>
          </table:table-cell>
          <table:table-cell>
            <text:p>70510168</text:p>
          </table:table-cell>
          <table:table-cell>
            <text:p>527651763</text:p>
          </table:table-cell>
          <table:table-cell>
            <text:p>174393402</text:p>
          </table:table-cell>
          <table:table-cell>
            <text:p>198939077</text:p>
          </table:table-cell>
        </table:table-row>
        <table:table-row>
          <table:table-cell>
            <text:p>832015312</text:p>
          </table:table-cell>
          <table:table-cell>
            <text:p>570572969</text:p>
          </table:table-cell>
          <table:table-cell>
            <text:p>2822072</text:p>
          </table:table-cell>
          <table:table-cell>
            <text:p>69538265</text:p>
          </table:table-cell>
          <table:table-cell>
            <text:p>23039116</text:p>
          </table:table-cell>
          <table:table-cell>
            <text:p>33534888</text:p>
          </table:table-cell>
          <table:table-cell>
            <text:p>173597724</text:p>
          </table:table-cell>
        </table:table-row>
        <table:table-row>
          <table:table-cell>
            <text:p>702563029</text:p>
          </table:table-cell>
          <table:table-cell>
            <text:p>420306687</text:p>
          </table:table-cell>
          <table:table-cell>
            <text:p>218772684</text:p>
          </table:table-cell>
          <table:table-cell>
            <text:p>291469539</text:p>
          </table:table-cell>
          <table:table-cell>
            <text:p>575184992</text:p>
          </table:table-cell>
          <table:table-cell>
            <text:p>805184476</text:p>
          </table:table-cell>
          <table:table-cell>
            <text:p>498140267</text:p>
          </table:table-cell>
        </table:table-row>
        <table:table-row>
          <table:table-cell>
            <text:p>288916355</text:p>
          </table:table-cell>
          <table:table-cell>
            <text:p>816852854</text:p>
          </table:table-cell>
          <table:table-cell>
            <text:p>249645118</text:p>
          </table:table-cell>
          <table:table-cell>
            <text:p>235163099</text:p>
          </table:table-cell>
          <table:table-cell>
            <text:p>410208263</text:p>
          </table:table-cell>
          <table:table-cell>
            <text:p>332009531</text:p>
          </table:table-cell>
          <table:table-cell>
            <text:p>937014557</text:p>
          </table:table-cell>
        </table:table-row>
        <table:table-row>
          <table:table-cell>
            <text:p>951380624</text:p>
          </table:table-cell>
          <table:table-cell>
            <text:p>958017598</text:p>
          </table:table-cell>
          <table:table-cell>
            <text:p>256183573</text:p>
          </table:table-cell>
          <table:table-cell>
            <text:p>103114530</text:p>
          </table:table-cell>
          <table:table-cell>
            <text:p>947013605</text:p>
          </table:table-cell>
          <table:table-cell>
            <text:p>775723606</text:p>
          </table:table-cell>
          <table:table-cell>
            <text:p>287346804</text:p>
          </table:table-cell>
        </table:table-row>
        <table:table-row>
          <table:table-cell>
            <text:p>202560384</text:p>
          </table:table-cell>
          <table:table-cell>
            <text:p>2783936</text:p>
          </table:table-cell>
          <table:table-cell>
            <text:p>970835290</text:p>
          </table:table-cell>
          <table:table-cell>
            <text:p>504791063</text:p>
          </table:table-cell>
          <table:table-cell>
            <text:p>762928552</text:p>
          </table:table-cell>
          <table:table-cell>
            <text:p>241878294</text:p>
          </table:table-cell>
          <table:table-cell>
            <text:p>876730483</text:p>
          </table:table-cell>
        </table:table-row>
        <table:table-row>
          <table:table-cell>
            <text:p>55351989</text:p>
          </table:table-cell>
          <table:table-cell>
            <text:p>838868503</text:p>
          </table:table-cell>
          <table:table-cell>
            <text:p>170578217</text:p>
          </table:table-cell>
          <table:table-cell>
            <text:p>404023137</text:p>
          </table:table-cell>
          <table:table-cell>
            <text:p>287878801</text:p>
          </table:table-cell>
          <table:table-cell>
            <text:p>640234438</text:p>
          </table:table-cell>
          <table:table-cell>
            <text:p>23925090</text:p>
          </table:table-cell>
        </table:table-row>
        <table:table-row>
          <table:table-cell>
            <text:p>716259174</text:p>
          </table:table-cell>
          <table:table-cell>
            <text:p>417316236</text:p>
          </table:table-cell>
          <table:table-cell>
            <text:p>397274483</text:p>
          </table:table-cell>
          <table:table-cell>
            <text:p>12527058</text:p>
          </table:table-cell>
          <table:table-cell>
            <text:p>154952066</text:p>
          </table:table-cell>
          <table:table-cell>
            <text:p>896467188</text:p>
          </table:table-cell>
          <table:table-cell>
            <text:p>934428504</text:p>
          </table:table-cell>
        </table:table-row>
        <table:table-row>
          <table:table-cell>
            <text:p>305190791</text:p>
          </table:table-cell>
          <table:table-cell>
            <text:p>381732763</text:p>
          </table:table-cell>
          <table:table-cell>
            <text:p>436094955</text:p>
          </table:table-cell>
          <table:table-cell>
            <text:p>390028706</text:p>
          </table:table-cell>
          <table:table-cell>
            <text:p>138967205</text:p>
          </table:table-cell>
          <table:table-cell>
            <text:p>997092067</text:p>
          </table:table-cell>
          <table:table-cell>
            <text:p>392676049</text:p>
          </table:table-cell>
        </table:table-row>
        <table:table-row>
          <table:table-cell>
            <text:p>132185821</text:p>
          </table:table-cell>
          <table:table-cell>
            <text:p>176579520</text:p>
          </table:table-cell>
          <table:table-cell>
            <text:p>803827798</text:p>
          </table:table-cell>
          <table:table-cell>
            <text:p>56010295</text:p>
          </table:table-cell>
          <table:table-cell>
            <text:p>642700368</text:p>
          </table:table-cell>
          <table:table-cell>
            <text:p>39066959</text:p>
          </table:table-cell>
          <table:table-cell>
            <text:p>496860466</text:p>
          </table:table-cell>
        </table:table-row>
        <table:table-row>
          <table:table-cell>
            <text:p>517221330</text:p>
          </table:table-cell>
          <table:table-cell>
            <text:p>827681092</text:p>
          </table:table-cell>
          <table:table-cell>
            <text:p>88061509</text:p>
          </table:table-cell>
          <table:table-cell>
            <text:p>739682013</text:p>
          </table:table-cell>
          <table:table-cell>
            <text:p>51058206</text:p>
          </table:table-cell>
          <table:table-cell>
            <text:p>156456384</text:p>
          </table:table-cell>
          <table:table-cell>
            <text:p>153797121</text:p>
          </table:table-cell>
        </table:table-row>
        <table:table-row>
          <table:table-cell>
            <text:p>735009683</text:p>
          </table:table-cell>
          <table:table-cell>
            <text:p>796275952</text:p>
          </table:table-cell>
          <table:table-cell>
            <text:p>210665499</text:p>
          </table:table-cell>
          <table:table-cell>
            <text:p>970187257</text:p>
          </table:table-cell>
          <table:table-cell>
            <text:p>93603539</text:p>
          </table:table-cell>
          <table:table-cell>
            <text:p>291524625</text:p>
          </table:table-cell>
          <table:table-cell>
            <text:p>409279218</text:p>
          </table:table-cell>
        </table:table-row>
        <table:table-row>
          <table:table-cell>
            <text:p>273116865</text:p>
          </table:table-cell>
          <table:table-cell>
            <text:p>684281724</text:p>
          </table:table-cell>
          <table:table-cell>
            <text:p>362219921</text:p>
          </table:table-cell>
          <table:table-cell>
            <text:p>507492100</text:p>
          </table:table-cell>
          <table:table-cell>
            <text:p>386582415</text:p>
          </table:table-cell>
          <table:table-cell>
            <text:p>215099946</text:p>
          </table:table-cell>
          <table:table-cell>
            <text:p>695972109</text:p>
          </table:table-cell>
        </table:table-row>
        <table:table-row>
          <table:table-cell>
            <text:p>897749960</text:p>
          </table:table-cell>
          <table:table-cell>
            <text:p>748927981</text:p>
          </table:table-cell>
          <table:table-cell>
            <text:p>406863207</text:p>
          </table:table-cell>
          <table:table-cell>
            <text:p>774977802</text:p>
          </table:table-cell>
          <table:table-cell>
            <text:p>268159430</text:p>
          </table:table-cell>
          <table:table-cell>
            <text:p>373662477</text:p>
          </table:table-cell>
          <table:table-cell>
            <text:p>607437745</text:p>
          </table:table-cell>
        </table:table-row>
        <table:table-row>
          <table:table-cell>
            <text:p>30571214</text:p>
          </table:table-cell>
          <table:table-cell>
            <text:p>283166632</text:p>
          </table:table-cell>
          <table:table-cell>
            <text:p>843175535</text:p>
          </table:table-cell>
          <table:table-cell>
            <text:p>181422358</text:p>
          </table:table-cell>
          <table:table-cell>
            <text:p>989816081</text:p>
          </table:table-cell>
          <table:table-cell>
            <text:p>774724396</text:p>
          </table:table-cell>
          <table:table-cell>
            <text:p>354643122</text:p>
          </table:table-cell>
        </table:table-row>
        <table:table-row>
          <table:table-cell>
            <text:p>700787639</text:p>
          </table:table-cell>
          <table:table-cell>
            <text:p>198514196</text:p>
          </table:table-cell>
          <table:table-cell>
            <text:p>10774274</text:p>
          </table:table-cell>
          <table:table-cell>
            <text:p>779703423</text:p>
          </table:table-cell>
          <table:table-cell>
            <text:p>931627272</text:p>
          </table:table-cell>
          <table:table-cell>
            <text:p>809146267</text:p>
          </table:table-cell>
          <table:table-cell>
            <text:p>532649135</text:p>
          </table:table-cell>
        </table:table-row>
        <table:table-row>
          <table:table-cell>
            <text:p>452135005</text:p>
          </table:table-cell>
          <table:table-cell>
            <text:p>506555099</text:p>
          </table:table-cell>
          <table:table-cell>
            <text:p>93353586</text:p>
          </table:table-cell>
          <table:table-cell>
            <text:p>576418453</text:p>
          </table:table-cell>
          <table:table-cell>
            <text:p>470746133</text:p>
          </table:table-cell>
          <table:table-cell>
            <text:p>247408286</text:p>
          </table:table-cell>
          <table:table-cell>
            <text:p>569441671</text:p>
          </table:table-cell>
        </table:table-row>
        <table:table-row>
          <table:table-cell>
            <text:p>280537672</text:p>
          </table:table-cell>
          <table:table-cell>
            <text:p>812334940</text:p>
          </table:table-cell>
          <table:table-cell>
            <text:p>618846556</text:p>
          </table:table-cell>
          <table:table-cell>
            <text:p>327040432</text:p>
          </table:table-cell>
          <table:table-cell>
            <text:p>944739489</text:p>
          </table:table-cell>
          <table:table-cell>
            <text:p>880703948</text:p>
          </table:table-cell>
          <table:table-cell>
            <text:p>74269716</text:p>
          </table:table-cell>
        </table:table-row>
        <table:table-row>
          <table:table-cell>
            <text:p>486544242</text:p>
          </table:table-cell>
          <table:table-cell>
            <text:p>463061800</text:p>
          </table:table-cell>
          <table:table-cell>
            <text:p>374287830</text:p>
          </table:table-cell>
          <table:table-cell>
            <text:p>219878554</text:p>
          </table:table-cell>
          <table:table-cell>
            <text:p>335369588</text:p>
          </table:table-cell>
          <table:table-cell>
            <text:p>138159058</text:p>
          </table:table-cell>
          <table:table-cell>
            <text:p>586490914</text:p>
          </table:table-cell>
        </table:table-row>
        <table:table-row>
          <table:table-cell>
            <text:p>865416733</text:p>
          </table:table-cell>
          <table:table-cell>
            <text:p>988467673</text:p>
          </table:table-cell>
          <table:table-cell>
            <text:p>331333271</text:p>
          </table:table-cell>
          <table:table-cell>
            <text:p>876133105</text:p>
          </table:table-cell>
          <table:table-cell>
            <text:p>18359804</text:p>
          </table:table-cell>
          <table:table-cell>
            <text:p>446655077</text:p>
          </table:table-cell>
          <table:table-cell>
            <text:p>583242175</text:p>
          </table:table-cell>
        </table:table-row>
        <table:table-row>
          <table:table-cell>
            <text:p>271635765</text:p>
          </table:table-cell>
          <table:table-cell>
            <text:p>538678289</text:p>
          </table:table-cell>
          <table:table-cell>
            <text:p>786408639</text:p>
          </table:table-cell>
          <table:table-cell>
            <text:p>950905750</text:p>
          </table:table-cell>
          <table:table-cell>
            <text:p>276935673</text:p>
          </table:table-cell>
          <table:table-cell>
            <text:p>531196136</text:p>
          </table:table-cell>
          <table:table-cell>
            <text:p>997048200</text:p>
          </table:table-cell>
        </table:table-row>
        <table:table-row>
          <table:table-cell>
            <text:p>926532693</text:p>
          </table:table-cell>
          <table:table-cell>
            <text:p>970212486</text:p>
          </table:table-cell>
          <table:table-cell>
            <text:p>853794294</text:p>
          </table:table-cell>
          <table:table-cell>
            <text:p>428191722</text:p>
          </table:table-cell>
          <table:table-cell>
            <text:p>154408383</text:p>
          </table:table-cell>
          <table:table-cell>
            <text:p>944186673</text:p>
          </table:table-cell>
          <table:table-cell>
            <text:p>440257975</text:p>
          </table:table-cell>
        </table:table-row>
        <table:table-row>
          <table:table-cell>
            <text:p>946726832</text:p>
          </table:table-cell>
          <table:table-cell>
            <text:p>175927222</text:p>
          </table:table-cell>
          <table:table-cell>
            <text:p>914786166</text:p>
          </table:table-cell>
          <table:table-cell>
            <text:p>37806469</text:p>
          </table:table-cell>
          <table:table-cell>
            <text:p>856602384</text:p>
          </table:table-cell>
          <table:table-cell>
            <text:p>211437806</text:p>
          </table:table-cell>
          <table:table-cell>
            <text:p>117180811</text:p>
          </table:table-cell>
        </table:table-row>
        <table:table-row>
          <table:table-cell>
            <text:p>276282281</text:p>
          </table:table-cell>
          <table:table-cell>
            <text:p>86051864</text:p>
          </table:table-cell>
          <table:table-cell>
            <text:p>616668217</text:p>
          </table:table-cell>
          <table:table-cell>
            <text:p>378381827</text:p>
          </table:table-cell>
          <table:table-cell>
            <text:p>692606976</text:p>
          </table:table-cell>
          <table:table-cell>
            <text:p>620031635</text:p>
          </table:table-cell>
          <table:table-cell>
            <text:p>585894246</text:p>
          </table:table-cell>
        </table:table-row>
        <table:table-row>
          <table:table-cell>
            <text:p>138330419</text:p>
          </table:table-cell>
          <table:table-cell>
            <text:p>338535135</text:p>
          </table:table-cell>
          <table:table-cell>
            <text:p>438774454</text:p>
          </table:table-cell>
          <table:table-cell>
            <text:p>637919353</text:p>
          </table:table-cell>
          <table:table-cell>
            <text:p>323127524</text:p>
          </table:table-cell>
          <table:table-cell>
            <text:p>683938992</text:p>
          </table:table-cell>
          <table:table-cell>
            <text:p>296642590</text:p>
          </table:table-cell>
        </table:table-row>
        <table:table-row>
          <table:table-cell>
            <text:p>16289802</text:p>
          </table:table-cell>
          <table:table-cell>
            <text:p>440894594</text:p>
          </table:table-cell>
          <table:table-cell>
            <text:p>45853262</text:p>
          </table:table-cell>
          <table:table-cell>
            <text:p>101779619</text:p>
          </table:table-cell>
          <table:table-cell>
            <text:p>734346547</text:p>
          </table:table-cell>
          <table:table-cell>
            <text:p>571655287</text:p>
          </table:table-cell>
          <table:table-cell>
            <text:p>579776469</text:p>
          </table:table-cell>
        </table:table-row>
        <table:table-row>
          <table:table-cell>
            <text:p>868956291</text:p>
          </table:table-cell>
          <table:table-cell>
            <text:p>323043424</text:p>
          </table:table-cell>
          <table:table-cell>
            <text:p>242734779</text:p>
          </table:table-cell>
          <table:table-cell>
            <text:p>256523927</text:p>
          </table:table-cell>
          <table:table-cell>
            <text:p>98258001</text:p>
          </table:table-cell>
          <table:table-cell>
            <text:p>771579034</text:p>
          </table:table-cell>
          <table:table-cell>
            <text:p>871601081</text:p>
          </table:table-cell>
        </table:table-row>
        <table:table-row>
          <table:table-cell>
            <text:p>72122900</text:p>
          </table:table-cell>
          <table:table-cell>
            <text:p>53528204</text:p>
          </table:table-cell>
          <table:table-cell>
            <text:p>259759431</text:p>
          </table:table-cell>
          <table:table-cell>
            <text:p>92042137</text:p>
          </table:table-cell>
          <table:table-cell>
            <text:p>873087310</text:p>
          </table:table-cell>
          <table:table-cell>
            <text:p>130779482</text:p>
          </table:table-cell>
          <table:table-cell>
            <text:p>703354759</text:p>
          </table:table-cell>
        </table:table-row>
        <table:table-row>
          <table:table-cell>
            <text:p>733925254</text:p>
          </table:table-cell>
          <table:table-cell>
            <text:p>789049588</text:p>
          </table:table-cell>
          <table:table-cell>
            <text:p>43507242</text:p>
          </table:table-cell>
          <table:table-cell>
            <text:p>271552837</text:p>
          </table:table-cell>
          <table:table-cell>
            <text:p>80795698</text:p>
          </table:table-cell>
          <table:table-cell>
            <text:p>919547050</text:p>
          </table:table-cell>
          <table:table-cell>
            <text:p>658941088</text:p>
          </table:table-cell>
        </table:table-row>
        <table:table-row>
          <table:table-cell>
            <text:p>834283800</text:p>
          </table:table-cell>
          <table:table-cell>
            <text:p>702603667</text:p>
          </table:table-cell>
          <table:table-cell>
            <text:p>160466062</text:p>
          </table:table-cell>
          <table:table-cell>
            <text:p>825229406</text:p>
          </table:table-cell>
          <table:table-cell>
            <text:p>963924868</text:p>
          </table:table-cell>
          <table:table-cell>
            <text:p>522737419</text:p>
          </table:table-cell>
          <table:table-cell>
            <text:p>497442084</text:p>
          </table:table-cell>
        </table:table-row>
        <table:table-row>
          <table:table-cell>
            <text:p>66068463</text:p>
          </table:table-cell>
          <table:table-cell>
            <text:p>330707185</text:p>
          </table:table-cell>
          <table:table-cell>
            <text:p>419504785</text:p>
          </table:table-cell>
          <table:table-cell>
            <text:p>831080658</text:p>
          </table:table-cell>
          <table:table-cell>
            <text:p>795382386</text:p>
          </table:table-cell>
          <table:table-cell>
            <text:p>384537331</text:p>
          </table:table-cell>
          <table:table-cell>
            <text:p>17834126</text:p>
          </table:table-cell>
        </table:table-row>
        <table:table-row>
          <table:table-cell>
            <text:p>857201991</text:p>
          </table:table-cell>
          <table:table-cell>
            <text:p>565526699</text:p>
          </table:table-cell>
          <table:table-cell>
            <text:p>558810909</text:p>
          </table:table-cell>
          <table:table-cell>
            <text:p>457990416</text:p>
          </table:table-cell>
          <table:table-cell>
            <text:p>271651784</text:p>
          </table:table-cell>
          <table:table-cell>
            <text:p>513504501</text:p>
          </table:table-cell>
          <table:table-cell>
            <text:p>247400467</text:p>
          </table:table-cell>
        </table:table-row>
        <table:table-row>
          <table:table-cell>
            <text:p>762214021</text:p>
          </table:table-cell>
          <table:table-cell>
            <text:p>867221251</text:p>
          </table:table-cell>
          <table:table-cell>
            <text:p>900459205</text:p>
          </table:table-cell>
          <table:table-cell>
            <text:p>841112637</text:p>
          </table:table-cell>
          <table:table-cell>
            <text:p>945741078</text:p>
          </table:table-cell>
          <table:table-cell>
            <text:p>535488805</text:p>
          </table:table-cell>
          <table:table-cell>
            <text:p>264900060</text:p>
          </table:table-cell>
        </table:table-row>
        <table:table-row>
          <table:table-cell>
            <text:p>74237165</text:p>
          </table:table-cell>
          <table:table-cell>
            <text:p>705611619</text:p>
          </table:table-cell>
          <table:table-cell>
            <text:p>965317169</text:p>
          </table:table-cell>
          <table:table-cell>
            <text:p>399726624</text:p>
          </table:table-cell>
          <table:table-cell>
            <text:p>719759904</text:p>
          </table:table-cell>
          <table:table-cell>
            <text:p>84342401</text:p>
          </table:table-cell>
          <table:table-cell>
            <text:p>445664677</text:p>
          </table:table-cell>
        </table:table-row>
        <table:table-row>
          <table:table-cell>
            <text:p>619891771</text:p>
          </table:table-cell>
          <table:table-cell>
            <text:p>698129478</text:p>
          </table:table-cell>
          <table:table-cell>
            <text:p>111396515</text:p>
          </table:table-cell>
          <table:table-cell>
            <text:p>726208340</text:p>
          </table:table-cell>
          <table:table-cell>
            <text:p>139103049</text:p>
          </table:table-cell>
          <table:table-cell>
            <text:p>354644278</text:p>
          </table:table-cell>
          <table:table-cell>
            <text:p>540872625</text:p>
          </table:table-cell>
        </table:table-row>
        <table:table-row>
          <table:table-cell>
            <text:p>446884849</text:p>
          </table:table-cell>
          <table:table-cell>
            <text:p>688939286</text:p>
          </table:table-cell>
          <table:table-cell>
            <text:p>34204493</text:p>
          </table:table-cell>
          <table:table-cell>
            <text:p>131527833</text:p>
          </table:table-cell>
          <table:table-cell>
            <text:p>341999716</text:p>
          </table:table-cell>
          <table:table-cell>
            <text:p>228861861</text:p>
          </table:table-cell>
          <table:table-cell>
            <text:p>798197904</text:p>
          </table:table-cell>
        </table:table-row>
        <table:table-row>
          <table:table-cell>
            <text:p>230773117</text:p>
          </table:table-cell>
          <table:table-cell>
            <text:p>838293531</text:p>
          </table:table-cell>
          <table:table-cell>
            <text:p>659769237</text:p>
          </table:table-cell>
          <table:table-cell>
            <text:p>284282289</text:p>
          </table:table-cell>
          <table:table-cell>
            <text:p>45453196</text:p>
          </table:table-cell>
          <table:table-cell>
            <text:p>180578937</text:p>
          </table:table-cell>
          <table:table-cell>
            <text:p>937049836</text:p>
          </table:table-cell>
        </table:table-row>
        <table:table-row>
          <table:table-cell>
            <text:p>201843162</text:p>
          </table:table-cell>
          <table:table-cell>
            <text:p>344047330</text:p>
          </table:table-cell>
          <table:table-cell>
            <text:p>650333997</text:p>
          </table:table-cell>
          <table:table-cell>
            <text:p>40492108</text:p>
          </table:table-cell>
          <table:table-cell>
            <text:p>779864215</text:p>
          </table:table-cell>
          <table:table-cell>
            <text:p>916392486</text:p>
          </table:table-cell>
          <table:table-cell>
            <text:p>214417602</text:p>
          </table:table-cell>
        </table:table-row>
        <table:table-row>
          <table:table-cell>
            <text:p>595897736</text:p>
          </table:table-cell>
          <table:table-cell>
            <text:p>210271013</text:p>
          </table:table-cell>
          <table:table-cell>
            <text:p>625427665</text:p>
          </table:table-cell>
          <table:table-cell>
            <text:p>405403073</text:p>
          </table:table-cell>
          <table:table-cell>
            <text:p>650121226</text:p>
          </table:table-cell>
          <table:table-cell>
            <text:p>675512759</text:p>
          </table:table-cell>
          <table:table-cell>
            <text:p>420361569</text:p>
          </table:table-cell>
        </table:table-row>
        <table:table-row>
          <table:table-cell>
            <text:p>186928953</text:p>
          </table:table-cell>
          <table:table-cell>
            <text:p>697599899</text:p>
          </table:table-cell>
          <table:table-cell>
            <text:p>85938997</text:p>
          </table:table-cell>
          <table:table-cell>
            <text:p>966970791</text:p>
          </table:table-cell>
          <table:table-cell>
            <text:p>391148222</text:p>
          </table:table-cell>
          <table:table-cell>
            <text:p>299190629</text:p>
          </table:table-cell>
          <table:table-cell>
            <text:p>755079793</text:p>
          </table:table-cell>
        </table:table-row>
        <table:table-row>
          <table:table-cell>
            <text:p>941466146</text:p>
          </table:table-cell>
          <table:table-cell>
            <text:p>494788157</text:p>
          </table:table-cell>
          <table:table-cell>
            <text:p>568591673</text:p>
          </table:table-cell>
          <table:table-cell>
            <text:p>905274677</text:p>
          </table:table-cell>
          <table:table-cell>
            <text:p>964493108</text:p>
          </table:table-cell>
          <table:table-cell>
            <text:p>303890744</text:p>
          </table:table-cell>
          <table:table-cell>
            <text:p>623797561</text:p>
          </table:table-cell>
        </table:table-row>
        <table:table-row>
          <table:table-cell>
            <text:p>819194985</text:p>
          </table:table-cell>
          <table:table-cell>
            <text:p>280155505</text:p>
          </table:table-cell>
          <table:table-cell>
            <text:p>652474844</text:p>
          </table:table-cell>
          <table:table-cell>
            <text:p>26651812</text:p>
          </table:table-cell>
          <table:table-cell>
            <text:p>273772892</text:p>
          </table:table-cell>
          <table:table-cell>
            <text:p>225129583</text:p>
          </table:table-cell>
          <table:table-cell>
            <text:p>320527990</text:p>
          </table:table-cell>
        </table:table-row>
        <table:table-row>
          <table:table-cell>
            <text:p>412190088</text:p>
          </table:table-cell>
          <table:table-cell>
            <text:p>662764355</text:p>
          </table:table-cell>
          <table:table-cell>
            <text:p>680307407</text:p>
          </table:table-cell>
          <table:table-cell>
            <text:p>199867995</text:p>
          </table:table-cell>
          <table:table-cell>
            <text:p>126632060</text:p>
          </table:table-cell>
          <table:table-cell>
            <text:p>64138208</text:p>
          </table:table-cell>
          <table:table-cell>
            <text:p>316100808</text:p>
          </table:table-cell>
        </table:table-row>
        <table:table-row>
          <table:table-cell>
            <text:p>444348907</text:p>
          </table:table-cell>
          <table:table-cell>
            <text:p>96137783</text:p>
          </table:table-cell>
          <table:table-cell>
            <text:p>793204107</text:p>
          </table:table-cell>
          <table:table-cell>
            <text:p>762287890</text:p>
          </table:table-cell>
          <table:table-cell>
            <text:p>389653760</text:p>
          </table:table-cell>
          <table:table-cell>
            <text:p>802727575</text:p>
          </table:table-cell>
          <table:table-cell>
            <text:p>344042135</text:p>
          </table:table-cell>
        </table:table-row>
        <table:table-row>
          <table:table-cell>
            <text:p>601928172</text:p>
          </table:table-cell>
          <table:table-cell>
            <text:p>403487990</text:p>
          </table:table-cell>
          <table:table-cell>
            <text:p>892146043</text:p>
          </table:table-cell>
          <table:table-cell>
            <text:p>758428684</text:p>
          </table:table-cell>
          <table:table-cell>
            <text:p>805169048</text:p>
          </table:table-cell>
          <table:table-cell>
            <text:p>2400078</text:p>
          </table:table-cell>
          <table:table-cell>
            <text:p>271396428</text:p>
          </table:table-cell>
        </table:table-row>
        <table:table-row>
          <table:table-cell>
            <text:p>374203019</text:p>
          </table:table-cell>
          <table:table-cell>
            <text:p>755612023</text:p>
          </table:table-cell>
          <table:table-cell>
            <text:p>584298129</text:p>
          </table:table-cell>
          <table:table-cell>
            <text:p>375985562</text:p>
          </table:table-cell>
          <table:table-cell>
            <text:p>333642363</text:p>
          </table:table-cell>
          <table:table-cell>
            <text:p>182993449</text:p>
          </table:table-cell>
          <table:table-cell>
            <text:p>457611871</text:p>
          </table:table-cell>
        </table:table-row>
        <table:table-row>
          <table:table-cell>
            <text:p>717889599</text:p>
          </table:table-cell>
          <table:table-cell>
            <text:p>629737555</text:p>
          </table:table-cell>
          <table:table-cell>
            <text:p>732307552</text:p>
          </table:table-cell>
          <table:table-cell>
            <text:p>515223473</text:p>
          </table:table-cell>
          <table:table-cell>
            <text:p>442913792</text:p>
          </table:table-cell>
          <table:table-cell>
            <text:p>849453241</text:p>
          </table:table-cell>
          <table:table-cell>
            <text:p>751830509</text:p>
          </table:table-cell>
        </table:table-row>
        <table:table-row>
          <table:table-cell>
            <text:p>212840257</text:p>
          </table:table-cell>
          <table:table-cell>
            <text:p>98159100</text:p>
          </table:table-cell>
          <table:table-cell>
            <text:p>645534281</text:p>
          </table:table-cell>
          <table:table-cell>
            <text:p>241204473</text:p>
          </table:table-cell>
          <table:table-cell>
            <text:p>523649111</text:p>
          </table:table-cell>
          <table:table-cell>
            <text:p>949904330</text:p>
          </table:table-cell>
          <table:table-cell>
            <text:p>415790699</text:p>
          </table:table-cell>
        </table:table-row>
        <table:table-row>
          <table:table-cell>
            <text:p>650615848</text:p>
          </table:table-cell>
          <table:table-cell>
            <text:p>855003425</text:p>
          </table:table-cell>
          <table:table-cell>
            <text:p>753159101</text:p>
          </table:table-cell>
          <table:table-cell>
            <text:p>607839341</text:p>
          </table:table-cell>
          <table:table-cell>
            <text:p>689182886</text:p>
          </table:table-cell>
          <table:table-cell>
            <text:p>499691214</text:p>
          </table:table-cell>
          <table:table-cell>
            <text:p>825981256</text:p>
          </table:table-cell>
        </table:table-row>
        <table:table-row>
          <table:table-cell>
            <text:p>33617653</text:p>
          </table:table-cell>
          <table:table-cell>
            <text:p>710353159</text:p>
          </table:table-cell>
          <table:table-cell>
            <text:p>184003720</text:p>
          </table:table-cell>
          <table:table-cell>
            <text:p>608671102</text:p>
          </table:table-cell>
          <table:table-cell>
            <text:p>662440110</text:p>
          </table:table-cell>
          <table:table-cell>
            <text:p>438823053</text:p>
          </table:table-cell>
          <table:table-cell>
            <text:p>317922325</text:p>
          </table:table-cell>
        </table:table-row>
        <table:table-row>
          <table:table-cell>
            <text:p>50780184</text:p>
          </table:table-cell>
          <table:table-cell>
            <text:p>700524351</text:p>
          </table:table-cell>
          <table:table-cell>
            <text:p>395773553</text:p>
          </table:table-cell>
          <table:table-cell>
            <text:p>851569038</text:p>
          </table:table-cell>
          <table:table-cell>
            <text:p>294560707</text:p>
          </table:table-cell>
          <table:table-cell>
            <text:p>96387645</text:p>
          </table:table-cell>
          <table:table-cell>
            <text:p>381178976</text:p>
          </table:table-cell>
        </table:table-row>
        <table:table-row>
          <table:table-cell>
            <text:p>873260929</text:p>
          </table:table-cell>
          <table:table-cell>
            <text:p>580512011</text:p>
          </table:table-cell>
          <table:table-cell>
            <text:p>688763053</text:p>
          </table:table-cell>
          <table:table-cell>
            <text:p>265403390</text:p>
          </table:table-cell>
          <table:table-cell>
            <text:p>883733003</text:p>
          </table:table-cell>
          <table:table-cell>
            <text:p>575874985</text:p>
          </table:table-cell>
          <table:table-cell>
            <text:p>115863945</text:p>
          </table:table-cell>
        </table:table-row>
        <table:table-row>
          <table:table-cell>
            <text:p>757585118</text:p>
          </table:table-cell>
          <table:table-cell>
            <text:p>918279932</text:p>
          </table:table-cell>
          <table:table-cell>
            <text:p>798352847</text:p>
          </table:table-cell>
          <table:table-cell>
            <text:p>559140643</text:p>
          </table:table-cell>
          <table:table-cell>
            <text:p>618352132</text:p>
          </table:table-cell>
          <table:table-cell>
            <text:p>729566441</text:p>
          </table:table-cell>
          <table:table-cell>
            <text:p>517150274</text:p>
          </table:table-cell>
        </table:table-row>
        <table:table-row>
          <table:table-cell>
            <text:p>768278192</text:p>
          </table:table-cell>
          <table:table-cell>
            <text:p>876289722</text:p>
          </table:table-cell>
          <table:table-cell>
            <text:p>361491276</text:p>
          </table:table-cell>
          <table:table-cell>
            <text:p>751393266</text:p>
          </table:table-cell>
          <table:table-cell>
            <text:p>186128998</text:p>
          </table:table-cell>
          <table:table-cell>
            <text:p>223706997</text:p>
          </table:table-cell>
          <table:table-cell>
            <text:p>248955608</text:p>
          </table:table-cell>
        </table:table-row>
        <table:table-row>
          <table:table-cell>
            <text:p>136457852</text:p>
          </table:table-cell>
          <table:table-cell>
            <text:p>796999752</text:p>
          </table:table-cell>
          <table:table-cell>
            <text:p>910449568</text:p>
          </table:table-cell>
          <table:table-cell>
            <text:p>642211176</text:p>
          </table:table-cell>
          <table:table-cell>
            <text:p>967996954</text:p>
          </table:table-cell>
          <table:table-cell>
            <text:p>199343359</text:p>
          </table:table-cell>
          <table:table-cell>
            <text:p>310295339</text:p>
          </table:table-cell>
        </table:table-row>
        <table:table-row>
          <table:table-cell>
            <text:p>960613518</text:p>
          </table:table-cell>
          <table:table-cell>
            <text:p>5512202</text:p>
          </table:table-cell>
          <table:table-cell>
            <text:p>275598169</text:p>
          </table:table-cell>
          <table:table-cell>
            <text:p>103814730</text:p>
          </table:table-cell>
          <table:table-cell>
            <text:p>898014809</text:p>
          </table:table-cell>
          <table:table-cell>
            <text:p>596337984</text:p>
          </table:table-cell>
          <table:table-cell>
            <text:p>574200839</text:p>
          </table:table-cell>
        </table:table-row>
        <table:table-row>
          <table:table-cell>
            <text:p>358989894</text:p>
          </table:table-cell>
          <table:table-cell>
            <text:p>759807344</text:p>
          </table:table-cell>
          <table:table-cell>
            <text:p>839392242</text:p>
          </table:table-cell>
          <table:table-cell>
            <text:p>105999633</text:p>
          </table:table-cell>
          <table:table-cell>
            <text:p>756567044</text:p>
          </table:table-cell>
          <table:table-cell>
            <text:p>241727948</text:p>
          </table:table-cell>
          <table:table-cell>
            <text:p>373056637</text:p>
          </table:table-cell>
        </table:table-row>
        <table:table-row>
          <table:table-cell>
            <text:p>9476472</text:p>
          </table:table-cell>
          <table:table-cell>
            <text:p>568832709</text:p>
          </table:table-cell>
          <table:table-cell>
            <text:p>906929415</text:p>
          </table:table-cell>
          <table:table-cell>
            <text:p>892908105</text:p>
          </table:table-cell>
          <table:table-cell>
            <text:p>387009752</text:p>
          </table:table-cell>
          <table:table-cell>
            <text:p>432387290</text:p>
          </table:table-cell>
          <table:table-cell>
            <text:p>788278624</text:p>
          </table:table-cell>
        </table:table-row>
        <table:table-row>
          <table:table-cell>
            <text:p>930107408</text:p>
          </table:table-cell>
          <table:table-cell>
            <text:p>920577759</text:p>
          </table:table-cell>
          <table:table-cell>
            <text:p>173619657</text:p>
          </table:table-cell>
          <table:table-cell>
            <text:p>947426622</text:p>
          </table:table-cell>
          <table:table-cell>
            <text:p>211730999</text:p>
          </table:table-cell>
          <table:table-cell>
            <text:p>911867904</text:p>
          </table:table-cell>
          <table:table-cell>
            <text:p>924281771</text:p>
          </table:table-cell>
        </table:table-row>
        <table:table-row>
          <table:table-cell>
            <text:p>265100771</text:p>
          </table:table-cell>
          <table:table-cell>
            <text:p>894722887</text:p>
          </table:table-cell>
          <table:table-cell>
            <text:p>477382497</text:p>
          </table:table-cell>
          <table:table-cell>
            <text:p>782510276</text:p>
          </table:table-cell>
          <table:table-cell>
            <text:p>29072641</text:p>
          </table:table-cell>
          <table:table-cell>
            <text:p>644409581</text:p>
          </table:table-cell>
          <table:table-cell>
            <text:p>27967132</text:p>
          </table:table-cell>
        </table:table-row>
        <table:table-row>
          <table:table-cell>
            <text:p>430215356</text:p>
          </table:table-cell>
          <table:table-cell>
            <text:p>146649871</text:p>
          </table:table-cell>
          <table:table-cell>
            <text:p>49230032</text:p>
          </table:table-cell>
          <table:table-cell>
            <text:p>81437393</text:p>
          </table:table-cell>
          <table:table-cell>
            <text:p>127147978</text:p>
          </table:table-cell>
          <table:table-cell>
            <text:p>228909438</text:p>
          </table:table-cell>
          <table:table-cell>
            <text:p>659372477</text:p>
          </table:table-cell>
        </table:table-row>
        <table:table-row>
          <table:table-cell>
            <text:p>943173998</text:p>
          </table:table-cell>
          <table:table-cell>
            <text:p>713379109</text:p>
          </table:table-cell>
          <table:table-cell>
            <text:p>421953789</text:p>
          </table:table-cell>
          <table:table-cell>
            <text:p>652795446</text:p>
          </table:table-cell>
          <table:table-cell>
            <text:p>179525810</text:p>
          </table:table-cell>
          <table:table-cell>
            <text:p>399442467</text:p>
          </table:table-cell>
          <table:table-cell>
            <text:p>724740669</text:p>
          </table:table-cell>
        </table:table-row>
        <table:table-row>
          <table:table-cell>
            <text:p>893818315</text:p>
          </table:table-cell>
          <table:table-cell>
            <text:p>105418880</text:p>
          </table:table-cell>
          <table:table-cell>
            <text:p>513814609</text:p>
          </table:table-cell>
          <table:table-cell>
            <text:p>324875805</text:p>
          </table:table-cell>
          <table:table-cell>
            <text:p>473848277</text:p>
          </table:table-cell>
          <table:table-cell>
            <text:p>375923693</text:p>
          </table:table-cell>
          <table:table-cell>
            <text:p>438453932</text:p>
          </table:table-cell>
        </table:table-row>
        <table:table-row>
          <table:table-cell>
            <text:p>835708867</text:p>
          </table:table-cell>
          <table:table-cell>
            <text:p>373031169</text:p>
          </table:table-cell>
          <table:table-cell>
            <text:p>825108204</text:p>
          </table:table-cell>
          <table:table-cell>
            <text:p>849557027</text:p>
          </table:table-cell>
          <table:table-cell>
            <text:p>971530313</text:p>
          </table:table-cell>
          <table:table-cell>
            <text:p>940674164</text:p>
          </table:table-cell>
          <table:table-cell>
            <text:p>706131020</text:p>
          </table:table-cell>
        </table:table-row>
        <table:table-row>
          <table:table-cell>
            <text:p>903465538</text:p>
          </table:table-cell>
          <table:table-cell>
            <text:p>331770347</text:p>
          </table:table-cell>
          <table:table-cell>
            <text:p>604925897</text:p>
          </table:table-cell>
          <table:table-cell>
            <text:p>443090982</text:p>
          </table:table-cell>
          <table:table-cell>
            <text:p>838836626</text:p>
          </table:table-cell>
          <table:table-cell>
            <text:p>492307893</text:p>
          </table:table-cell>
          <table:table-cell>
            <text:p>320823982</text:p>
          </table:table-cell>
        </table:table-row>
        <table:table-row>
          <table:table-cell>
            <text:p>732798092</text:p>
          </table:table-cell>
          <table:table-cell>
            <text:p>452593332</text:p>
          </table:table-cell>
          <table:table-cell>
            <text:p>737370162</text:p>
          </table:table-cell>
          <table:table-cell>
            <text:p>166874855</text:p>
          </table:table-cell>
          <table:table-cell>
            <text:p>843979729</text:p>
          </table:table-cell>
          <table:table-cell>
            <text:p>58517428</text:p>
          </table:table-cell>
          <table:table-cell>
            <text:p>20447715</text:p>
          </table:table-cell>
        </table:table-row>
        <table:table-row>
          <table:table-cell>
            <text:p>247841800</text:p>
          </table:table-cell>
          <table:table-cell>
            <text:p>9047376</text:p>
          </table:table-cell>
          <table:table-cell>
            <text:p>785706982</text:p>
          </table:table-cell>
          <table:table-cell>
            <text:p>165209574</text:p>
          </table:table-cell>
          <table:table-cell>
            <text:p>854255820</text:p>
          </table:table-cell>
          <table:table-cell>
            <text:p>198066365</text:p>
          </table:table-cell>
          <table:table-cell>
            <text:p>909535450</text:p>
          </table:table-cell>
        </table:table-row>
        <table:table-row>
          <table:table-cell>
            <text:p>160013162</text:p>
          </table:table-cell>
          <table:table-cell>
            <text:p>945439790</text:p>
          </table:table-cell>
          <table:table-cell>
            <text:p>490137884</text:p>
          </table:table-cell>
          <table:table-cell>
            <text:p>435710311</text:p>
          </table:table-cell>
          <table:table-cell>
            <text:p>103067639</text:p>
          </table:table-cell>
          <table:table-cell>
            <text:p>673633580</text:p>
          </table:table-cell>
          <table:table-cell>
            <text:p>91673646</text:p>
          </table:table-cell>
        </table:table-row>
        <table:table-row>
          <table:table-cell>
            <text:p>246406413</text:p>
          </table:table-cell>
          <table:table-cell>
            <text:p>770523548</text:p>
          </table:table-cell>
          <table:table-cell>
            <text:p>120148788</text:p>
          </table:table-cell>
          <table:table-cell>
            <text:p>919634826</text:p>
          </table:table-cell>
          <table:table-cell>
            <text:p>158696869</text:p>
          </table:table-cell>
          <table:table-cell>
            <text:p>698981822</text:p>
          </table:table-cell>
          <table:table-cell>
            <text:p>185838272</text:p>
          </table:table-cell>
        </table:table-row>
        <table:table-row>
          <table:table-cell>
            <text:p>309569594</text:p>
          </table:table-cell>
          <table:table-cell>
            <text:p>560051441</text:p>
          </table:table-cell>
          <table:table-cell>
            <text:p>627517918</text:p>
          </table:table-cell>
          <table:table-cell>
            <text:p>528097909</text:p>
          </table:table-cell>
          <table:table-cell>
            <text:p>462445410</text:p>
          </table:table-cell>
          <table:table-cell>
            <text:p>867640783</text:p>
          </table:table-cell>
          <table:table-cell>
            <text:p>313838661</text:p>
          </table:table-cell>
        </table:table-row>
        <table:table-row>
          <table:table-cell>
            <text:p>490856040</text:p>
          </table:table-cell>
          <table:table-cell>
            <text:p>163892106</text:p>
          </table:table-cell>
          <table:table-cell>
            <text:p>208730095</text:p>
          </table:table-cell>
          <table:table-cell>
            <text:p>534339721</text:p>
          </table:table-cell>
          <table:table-cell>
            <text:p>268541290</text:p>
          </table:table-cell>
          <table:table-cell>
            <text:p>335438907</text:p>
          </table:table-cell>
          <table:table-cell>
            <text:p>10168875</text:p>
          </table:table-cell>
        </table:table-row>
        <table:table-row>
          <table:table-cell>
            <text:p>495740534</text:p>
          </table:table-cell>
          <table:table-cell>
            <text:p>292659833</text:p>
          </table:table-cell>
          <table:table-cell>
            <text:p>9530001</text:p>
          </table:table-cell>
          <table:table-cell>
            <text:p>175424576</text:p>
          </table:table-cell>
          <table:table-cell>
            <text:p>876118058</text:p>
          </table:table-cell>
          <table:table-cell>
            <text:p>557514850</text:p>
          </table:table-cell>
          <table:table-cell>
            <text:p>942890287</text:p>
          </table:table-cell>
        </table:table-row>
        <table:table-row>
          <table:table-cell>
            <text:p>339110040</text:p>
          </table:table-cell>
          <table:table-cell>
            <text:p>229432186</text:p>
          </table:table-cell>
          <table:table-cell>
            <text:p>564256528</text:p>
          </table:table-cell>
          <table:table-cell>
            <text:p>116423807</text:p>
          </table:table-cell>
          <table:table-cell>
            <text:p>416241802</text:p>
          </table:table-cell>
          <table:table-cell>
            <text:p>399672703</text:p>
          </table:table-cell>
          <table:table-cell>
            <text:p>880334166</text:p>
          </table:table-cell>
        </table:table-row>
        <table:table-row>
          <table:table-cell>
            <text:p>136602257</text:p>
          </table:table-cell>
          <table:table-cell>
            <text:p>222537165</text:p>
          </table:table-cell>
          <table:table-cell>
            <text:p>811632686</text:p>
          </table:table-cell>
          <table:table-cell>
            <text:p>499534016</text:p>
          </table:table-cell>
          <table:table-cell>
            <text:p>894365865</text:p>
          </table:table-cell>
          <table:table-cell>
            <text:p>58167700</text:p>
          </table:table-cell>
          <table:table-cell>
            <text:p>182342281</text:p>
          </table:table-cell>
        </table:table-row>
        <table:table-row>
          <table:table-cell>
            <text:p>802355019</text:p>
          </table:table-cell>
          <table:table-cell>
            <text:p>969445210</text:p>
          </table:table-cell>
          <table:table-cell>
            <text:p>457191504</text:p>
          </table:table-cell>
          <table:table-cell>
            <text:p>517628936</text:p>
          </table:table-cell>
          <table:table-cell>
            <text:p>544941187</text:p>
          </table:table-cell>
          <table:table-cell>
            <text:p>54085428</text:p>
          </table:table-cell>
          <table:table-cell>
            <text:p>759665124</text:p>
          </table:table-cell>
        </table:table-row>
        <table:table-row>
          <table:table-cell>
            <text:p>625053269</text:p>
          </table:table-cell>
          <table:table-cell>
            <text:p>729515576</text:p>
          </table:table-cell>
          <table:table-cell>
            <text:p>528435799</text:p>
          </table:table-cell>
          <table:table-cell>
            <text:p>666331135</text:p>
          </table:table-cell>
          <table:table-cell>
            <text:p>837730438</text:p>
          </table:table-cell>
          <table:table-cell>
            <text:p>726125430</text:p>
          </table:table-cell>
          <table:table-cell>
            <text:p>942534320</text:p>
          </table:table-cell>
        </table:table-row>
        <table:table-row>
          <table:table-cell>
            <text:p>793425991</text:p>
          </table:table-cell>
          <table:table-cell>
            <text:p>141402870</text:p>
          </table:table-cell>
          <table:table-cell>
            <text:p>719732346</text:p>
          </table:table-cell>
          <table:table-cell>
            <text:p>374356199</text:p>
          </table:table-cell>
          <table:table-cell>
            <text:p>325050166</text:p>
          </table:table-cell>
          <table:table-cell>
            <text:p>449262315</text:p>
          </table:table-cell>
          <table:table-cell>
            <text:p>22739215</text:p>
          </table:table-cell>
        </table:table-row>
        <table:table-row>
          <table:table-cell>
            <text:p>595488236</text:p>
          </table:table-cell>
          <table:table-cell>
            <text:p>130513216</text:p>
          </table:table-cell>
          <table:table-cell>
            <text:p>723262225</text:p>
          </table:table-cell>
          <table:table-cell>
            <text:p>777842541</text:p>
          </table:table-cell>
          <table:table-cell>
            <text:p>448937805</text:p>
          </table:table-cell>
          <table:table-cell>
            <text:p>158321447</text:p>
          </table:table-cell>
          <table:table-cell>
            <text:p>858466205</text:p>
          </table:table-cell>
        </table:table-row>
        <table:table-row>
          <table:table-cell>
            <text:p>959595623</text:p>
          </table:table-cell>
          <table:table-cell>
            <text:p>124552166</text:p>
          </table:table-cell>
          <table:table-cell>
            <text:p>66979961</text:p>
          </table:table-cell>
          <table:table-cell>
            <text:p>623131315</text:p>
          </table:table-cell>
          <table:table-cell>
            <text:p>338579597</text:p>
          </table:table-cell>
          <table:table-cell>
            <text:p>565002233</text:p>
          </table:table-cell>
          <table:table-cell>
            <text:p>101910813</text:p>
          </table:table-cell>
        </table:table-row>
        <table:table-row>
          <table:table-cell>
            <text:p>949588873</text:p>
          </table:table-cell>
          <table:table-cell>
            <text:p>471049237</text:p>
          </table:table-cell>
          <table:table-cell>
            <text:p>625723998</text:p>
          </table:table-cell>
          <table:table-cell>
            <text:p>598434518</text:p>
          </table:table-cell>
          <table:table-cell>
            <text:p>777879362</text:p>
          </table:table-cell>
          <table:table-cell>
            <text:p>340773468</text:p>
          </table:table-cell>
          <table:table-cell>
            <text:p>494722339</text:p>
          </table:table-cell>
        </table:table-row>
        <table:table-row>
          <table:table-cell>
            <text:p>311242601</text:p>
          </table:table-cell>
          <table:table-cell>
            <text:p>276490519</text:p>
          </table:table-cell>
          <table:table-cell>
            <text:p>862618040</text:p>
          </table:table-cell>
          <table:table-cell>
            <text:p>637430735</text:p>
          </table:table-cell>
          <table:table-cell>
            <text:p>15143893</text:p>
          </table:table-cell>
          <table:table-cell>
            <text:p>374390196</text:p>
          </table:table-cell>
          <table:table-cell>
            <text:p>568802255</text:p>
          </table:table-cell>
        </table:table-row>
        <table:table-row>
          <table:table-cell>
            <text:p>514741600</text:p>
          </table:table-cell>
          <table:table-cell>
            <text:p>478467759</text:p>
          </table:table-cell>
          <table:table-cell>
            <text:p>589807626</text:p>
          </table:table-cell>
          <table:table-cell>
            <text:p>728731687</text:p>
          </table:table-cell>
          <table:table-cell>
            <text:p>963259739</text:p>
          </table:table-cell>
          <table:table-cell>
            <text:p>501773502</text:p>
          </table:table-cell>
          <table:table-cell>
            <text:p>419222296</text:p>
          </table:table-cell>
        </table:table-row>
        <table:table-row>
          <table:table-cell>
            <text:p>651330383</text:p>
          </table:table-cell>
          <table:table-cell>
            <text:p>533214941</text:p>
          </table:table-cell>
          <table:table-cell>
            <text:p>71497317</text:p>
          </table:table-cell>
          <table:table-cell>
            <text:p>898213325</text:p>
          </table:table-cell>
          <table:table-cell>
            <text:p>462399475</text:p>
          </table:table-cell>
          <table:table-cell>
            <text:p>637384916</text:p>
          </table:table-cell>
          <table:table-cell>
            <text:p>863572895</text:p>
          </table:table-cell>
        </table:table-row>
        <table:table-row>
          <table:table-cell>
            <text:p>128955229</text:p>
          </table:table-cell>
          <table:table-cell>
            <text:p>375936269</text:p>
          </table:table-cell>
          <table:table-cell>
            <text:p>96253799</text:p>
          </table:table-cell>
          <table:table-cell>
            <text:p>197101136</text:p>
          </table:table-cell>
          <table:table-cell>
            <text:p>506283799</text:p>
          </table:table-cell>
          <table:table-cell>
            <text:p>959642165</text:p>
          </table:table-cell>
          <table:table-cell>
            <text:p>759748658</text:p>
          </table:table-cell>
        </table:table-row>
        <table:table-row>
          <table:table-cell>
            <text:p>905678660</text:p>
          </table:table-cell>
          <table:table-cell>
            <text:p>984477309</text:p>
          </table:table-cell>
          <table:table-cell>
            <text:p>350527644</text:p>
          </table:table-cell>
          <table:table-cell>
            <text:p>974899297</text:p>
          </table:table-cell>
          <table:table-cell>
            <text:p>48953502</text:p>
          </table:table-cell>
          <table:table-cell>
            <text:p>631911880</text:p>
          </table:table-cell>
          <table:table-cell>
            <text:p>368781003</text:p>
          </table:table-cell>
        </table:table-row>
        <table:table-row>
          <table:table-cell>
            <text:p>24787005</text:p>
          </table:table-cell>
          <table:table-cell>
            <text:p>76314056</text:p>
          </table:table-cell>
          <table:table-cell>
            <text:p>708789233</text:p>
          </table:table-cell>
          <table:table-cell>
            <text:p>404639482</text:p>
          </table:table-cell>
          <table:table-cell>
            <text:p>58521525</text:p>
          </table:table-cell>
          <table:table-cell>
            <text:p>257951596</text:p>
          </table:table-cell>
          <table:table-cell>
            <text:p>806544797</text:p>
          </table:table-cell>
        </table:table-row>
        <table:table-row>
          <table:table-cell>
            <text:p>24965438</text:p>
          </table:table-cell>
          <table:table-cell>
            <text:p>904774763</text:p>
          </table:table-cell>
          <table:table-cell>
            <text:p>584555256</text:p>
          </table:table-cell>
          <table:table-cell>
            <text:p>329466158</text:p>
          </table:table-cell>
          <table:table-cell>
            <text:p>39521374</text:p>
          </table:table-cell>
          <table:table-cell>
            <text:p>647907465</text:p>
          </table:table-cell>
          <table:table-cell>
            <text:p>736705757</text:p>
          </table:table-cell>
        </table:table-row>
        <table:table-row>
          <table:table-cell>
            <text:p>7212473</text:p>
          </table:table-cell>
          <table:table-cell>
            <text:p>495380330</text:p>
          </table:table-cell>
          <table:table-cell>
            <text:p>650815957</text:p>
          </table:table-cell>
          <table:table-cell>
            <text:p>540170547</text:p>
          </table:table-cell>
          <table:table-cell>
            <text:p>49135317</text:p>
          </table:table-cell>
          <table:table-cell>
            <text:p>755779991</text:p>
          </table:table-cell>
          <table:table-cell>
            <text:p>463837875</text:p>
          </table:table-cell>
        </table:table-row>
        <table:table-row>
          <table:table-cell>
            <text:p>380222073</text:p>
          </table:table-cell>
          <table:table-cell>
            <text:p>658821824</text:p>
          </table:table-cell>
          <table:table-cell>
            <text:p>851471921</text:p>
          </table:table-cell>
          <table:table-cell>
            <text:p>324849952</text:p>
          </table:table-cell>
          <table:table-cell>
            <text:p>774625600</text:p>
          </table:table-cell>
          <table:table-cell>
            <text:p>931356160</text:p>
          </table:table-cell>
          <table:table-cell>
            <text:p>464231490</text:p>
          </table:table-cell>
        </table:table-row>
        <table:table-row>
          <table:table-cell>
            <text:p>250964735</text:p>
          </table:table-cell>
          <table:table-cell>
            <text:p>82455750</text:p>
          </table:table-cell>
          <table:table-cell>
            <text:p>611518713</text:p>
          </table:table-cell>
          <table:table-cell>
            <text:p>699927231</text:p>
          </table:table-cell>
          <table:table-cell>
            <text:p>154995951</text:p>
          </table:table-cell>
          <table:table-cell>
            <text:p>68904920</text:p>
          </table:table-cell>
          <table:table-cell>
            <text:p>918211672</text:p>
          </table:table-cell>
        </table:table-row>
        <table:table-row>
          <table:table-cell>
            <text:p>454538460</text:p>
          </table:table-cell>
          <table:table-cell>
            <text:p>305636354</text:p>
          </table:table-cell>
          <table:table-cell>
            <text:p>341462938</text:p>
          </table:table-cell>
          <table:table-cell>
            <text:p>40602357</text:p>
          </table:table-cell>
          <table:table-cell>
            <text:p>943117377</text:p>
          </table:table-cell>
          <table:table-cell>
            <text:p>746783361</text:p>
          </table:table-cell>
          <table:table-cell>
            <text:p>656007794</text:p>
          </table:table-cell>
        </table:table-row>
        <table:table-row>
          <table:table-cell>
            <text:p>628790196</text:p>
          </table:table-cell>
          <table:table-cell>
            <text:p>318127188</text:p>
          </table:table-cell>
          <table:table-cell>
            <text:p>27211494</text:p>
          </table:table-cell>
          <table:table-cell>
            <text:p>940945267</text:p>
          </table:table-cell>
          <table:table-cell>
            <text:p>618615994</text:p>
          </table:table-cell>
          <table:table-cell>
            <text:p>779697473</text:p>
          </table:table-cell>
          <table:table-cell>
            <text:p>510574172</text:p>
          </table:table-cell>
        </table:table-row>
        <table:table-row>
          <table:table-cell>
            <text:p>122501496</text:p>
          </table:table-cell>
          <table:table-cell>
            <text:p>305154687</text:p>
          </table:table-cell>
          <table:table-cell>
            <text:p>431982249</text:p>
          </table:table-cell>
          <table:table-cell>
            <text:p>265300157</text:p>
          </table:table-cell>
          <table:table-cell>
            <text:p>414754549</text:p>
          </table:table-cell>
          <table:table-cell>
            <text:p>691491401</text:p>
          </table:table-cell>
          <table:table-cell>
            <text:p>134255390</text:p>
          </table:table-cell>
        </table:table-row>
        <table:table-row>
          <table:table-cell>
            <text:p>527111009</text:p>
          </table:table-cell>
          <table:table-cell>
            <text:p>279282307</text:p>
          </table:table-cell>
          <table:table-cell>
            <text:p>167614288</text:p>
          </table:table-cell>
          <table:table-cell>
            <text:p>245616762</text:p>
          </table:table-cell>
          <table:table-cell>
            <text:p>625092114</text:p>
          </table:table-cell>
          <table:table-cell>
            <text:p>497246673</text:p>
          </table:table-cell>
          <table:table-cell>
            <text:p>96190235</text:p>
          </table:table-cell>
        </table:table-row>
        <table:table-row>
          <table:table-cell>
            <text:p>503962834</text:p>
          </table:table-cell>
          <table:table-cell>
            <text:p>319438261</text:p>
          </table:table-cell>
          <table:table-cell>
            <text:p>48614463</text:p>
          </table:table-cell>
          <table:table-cell>
            <text:p>458772398</text:p>
          </table:table-cell>
          <table:table-cell>
            <text:p>353691611</text:p>
          </table:table-cell>
          <table:table-cell>
            <text:p>150976549</text:p>
          </table:table-cell>
          <table:table-cell>
            <text:p>71262799</text:p>
          </table:table-cell>
        </table:table-row>
        <table:table-row>
          <table:table-cell>
            <text:p>449025573</text:p>
          </table:table-cell>
          <table:table-cell>
            <text:p>800001492</text:p>
          </table:table-cell>
          <table:table-cell>
            <text:p>952415908</text:p>
          </table:table-cell>
          <table:table-cell>
            <text:p>243314378</text:p>
          </table:table-cell>
          <table:table-cell>
            <text:p>988928087</text:p>
          </table:table-cell>
          <table:table-cell>
            <text:p>464144728</text:p>
          </table:table-cell>
          <table:table-cell>
            <text:p>599102962</text:p>
          </table:table-cell>
        </table:table-row>
        <table:table-row>
          <table:table-cell>
            <text:p>242648883</text:p>
          </table:table-cell>
          <table:table-cell>
            <text:p>73380521</text:p>
          </table:table-cell>
          <table:table-cell>
            <text:p>401080017</text:p>
          </table:table-cell>
          <table:table-cell>
            <text:p>783510564</text:p>
          </table:table-cell>
          <table:table-cell>
            <text:p>237273873</text:p>
          </table:table-cell>
          <table:table-cell>
            <text:p>793917298</text:p>
          </table:table-cell>
          <table:table-cell>
            <text:p>412633710</text:p>
          </table:table-cell>
        </table:table-row>
        <table:table-row>
          <table:table-cell>
            <text:p>955244375</text:p>
          </table:table-cell>
          <table:table-cell>
            <text:p>435925522</text:p>
          </table:table-cell>
          <table:table-cell>
            <text:p>681411629</text:p>
          </table:table-cell>
          <table:table-cell>
            <text:p>857404889</text:p>
          </table:table-cell>
          <table:table-cell>
            <text:p>963861577</text:p>
          </table:table-cell>
          <table:table-cell>
            <text:p>585171043</text:p>
          </table:table-cell>
          <table:table-cell>
            <text:p>341827006</text:p>
          </table:table-cell>
        </table:table-row>
        <table:table-row>
          <table:table-cell>
            <text:p>348197515</text:p>
          </table:table-cell>
          <table:table-cell>
            <text:p>725185299</text:p>
          </table:table-cell>
          <table:table-cell>
            <text:p>453342470</text:p>
          </table:table-cell>
          <table:table-cell>
            <text:p>664152088</text:p>
          </table:table-cell>
          <table:table-cell>
            <text:p>851134731</text:p>
          </table:table-cell>
          <table:table-cell>
            <text:p>376359304</text:p>
          </table:table-cell>
          <table:table-cell>
            <text:p>148780342</text:p>
          </table:table-cell>
        </table:table-row>
        <table:table-row>
          <table:table-cell>
            <text:p>301229111</text:p>
          </table:table-cell>
          <table:table-cell>
            <text:p>714096131</text:p>
          </table:table-cell>
          <table:table-cell>
            <text:p>56501323</text:p>
          </table:table-cell>
          <table:table-cell>
            <text:p>971169476</text:p>
          </table:table-cell>
          <table:table-cell>
            <text:p>310055052</text:p>
          </table:table-cell>
          <table:table-cell>
            <text:p>7483002</text:p>
          </table:table-cell>
          <table:table-cell>
            <text:p>435928817</text:p>
          </table:table-cell>
        </table:table-row>
        <table:table-row>
          <table:table-cell>
            <text:p>457286378</text:p>
          </table:table-cell>
          <table:table-cell>
            <text:p>225562974</text:p>
          </table:table-cell>
          <table:table-cell>
            <text:p>739013125</text:p>
          </table:table-cell>
          <table:table-cell>
            <text:p>597657064</text:p>
          </table:table-cell>
          <table:table-cell>
            <text:p>942509907</text:p>
          </table:table-cell>
          <table:table-cell>
            <text:p>126273759</text:p>
          </table:table-cell>
          <table:table-cell>
            <text:p>953628124</text:p>
          </table:table-cell>
        </table:table-row>
        <table:table-row>
          <table:table-cell>
            <text:p>585068045</text:p>
          </table:table-cell>
          <table:table-cell>
            <text:p>993453027</text:p>
          </table:table-cell>
          <table:table-cell>
            <text:p>431020027</text:p>
          </table:table-cell>
          <table:table-cell>
            <text:p>371128956</text:p>
          </table:table-cell>
          <table:table-cell>
            <text:p>105040142</text:p>
          </table:table-cell>
          <table:table-cell>
            <text:p>744903246</text:p>
          </table:table-cell>
          <table:table-cell>
            <text:p>786450589</text:p>
          </table:table-cell>
        </table:table-row>
        <table:table-row>
          <table:table-cell>
            <text:p>338774472</text:p>
          </table:table-cell>
          <table:table-cell>
            <text:p>482439064</text:p>
          </table:table-cell>
          <table:table-cell>
            <text:p>860083616</text:p>
          </table:table-cell>
          <table:table-cell>
            <text:p>121885496</text:p>
          </table:table-cell>
          <table:table-cell>
            <text:p>212644227</text:p>
          </table:table-cell>
          <table:table-cell>
            <text:p>985234918</text:p>
          </table:table-cell>
          <table:table-cell>
            <text:p>58537778</text:p>
          </table:table-cell>
        </table:table-row>
        <table:table-row>
          <table:table-cell>
            <text:p>934971026</text:p>
          </table:table-cell>
          <table:table-cell>
            <text:p>368866775</text:p>
          </table:table-cell>
          <table:table-cell>
            <text:p>684936077</text:p>
          </table:table-cell>
          <table:table-cell>
            <text:p>289085211</text:p>
          </table:table-cell>
          <table:table-cell>
            <text:p>80619863</text:p>
          </table:table-cell>
          <table:table-cell>
            <text:p>601685535</text:p>
          </table:table-cell>
          <table:table-cell>
            <text:p>200522255</text:p>
          </table:table-cell>
        </table:table-row>
        <table:table-row>
          <table:table-cell>
            <text:p>90176059</text:p>
          </table:table-cell>
          <table:table-cell>
            <text:p>7507387</text:p>
          </table:table-cell>
          <table:table-cell>
            <text:p>728716916</text:p>
          </table:table-cell>
          <table:table-cell>
            <text:p>532295937</text:p>
          </table:table-cell>
          <table:table-cell>
            <text:p>681290607</text:p>
          </table:table-cell>
          <table:table-cell>
            <text:p>8740447</text:p>
          </table:table-cell>
          <table:table-cell>
            <text:p>46162998</text:p>
          </table:table-cell>
        </table:table-row>
        <table:table-row>
          <table:table-cell>
            <text:p>122132532</text:p>
          </table:table-cell>
          <table:table-cell>
            <text:p>88112123</text:p>
          </table:table-cell>
          <table:table-cell>
            <text:p>908099320</text:p>
          </table:table-cell>
          <table:table-cell>
            <text:p>171554512</text:p>
          </table:table-cell>
          <table:table-cell>
            <text:p>39793155</text:p>
          </table:table-cell>
          <table:table-cell>
            <text:p>565314067</text:p>
          </table:table-cell>
          <table:table-cell>
            <text:p>744769575</text:p>
          </table:table-cell>
        </table:table-row>
        <table:table-row>
          <table:table-cell>
            <text:p>375573415</text:p>
          </table:table-cell>
          <table:table-cell>
            <text:p>853193399</text:p>
          </table:table-cell>
          <table:table-cell>
            <text:p>740583291</text:p>
          </table:table-cell>
          <table:table-cell>
            <text:p>236547519</text:p>
          </table:table-cell>
          <table:table-cell>
            <text:p>648475555</text:p>
          </table:table-cell>
          <table:table-cell>
            <text:p>730809661</text:p>
          </table:table-cell>
          <table:table-cell>
            <text:p>278066931</text:p>
          </table:table-cell>
        </table:table-row>
        <table:table-row>
          <table:table-cell>
            <text:p>822326038</text:p>
          </table:table-cell>
          <table:table-cell>
            <text:p>152326167</text:p>
          </table:table-cell>
          <table:table-cell>
            <text:p>508085089</text:p>
          </table:table-cell>
          <table:table-cell>
            <text:p>916954198</text:p>
          </table:table-cell>
          <table:table-cell>
            <text:p>80040321</text:p>
          </table:table-cell>
          <table:table-cell>
            <text:p>67303428</text:p>
          </table:table-cell>
          <table:table-cell>
            <text:p>555607516</text:p>
          </table:table-cell>
        </table:table-row>
        <table:table-row>
          <table:table-cell>
            <text:p>207751238</text:p>
          </table:table-cell>
          <table:table-cell>
            <text:p>222894496</text:p>
          </table:table-cell>
          <table:table-cell>
            <text:p>70918696</text:p>
          </table:table-cell>
          <table:table-cell>
            <text:p>490741739</text:p>
          </table:table-cell>
          <table:table-cell>
            <text:p>870396873</text:p>
          </table:table-cell>
          <table:table-cell>
            <text:p>462734363</text:p>
          </table:table-cell>
          <table:table-cell>
            <text:p>513806101</text:p>
          </table:table-cell>
        </table:table-row>
        <table:table-row>
          <table:table-cell>
            <text:p>49303579</text:p>
          </table:table-cell>
          <table:table-cell>
            <text:p>692735765</text:p>
          </table:table-cell>
          <table:table-cell>
            <text:p>877487206</text:p>
          </table:table-cell>
          <table:table-cell>
            <text:p>344067162</text:p>
          </table:table-cell>
          <table:table-cell>
            <text:p>777539018</text:p>
          </table:table-cell>
          <table:table-cell>
            <text:p>138840240</text:p>
          </table:table-cell>
          <table:table-cell>
            <text:p>459047915</text:p>
          </table:table-cell>
        </table:table-row>
        <table:table-row>
          <table:table-cell>
            <text:p>863504277</text:p>
          </table:table-cell>
          <table:table-cell>
            <text:p>729193639</text:p>
          </table:table-cell>
          <table:table-cell>
            <text:p>696591090</text:p>
          </table:table-cell>
          <table:table-cell>
            <text:p>438779180</text:p>
          </table:table-cell>
          <table:table-cell>
            <text:p>826020351</text:p>
          </table:table-cell>
          <table:table-cell>
            <text:p>567112958</text:p>
          </table:table-cell>
          <table:table-cell>
            <text:p>122997720</text:p>
          </table:table-cell>
        </table:table-row>
        <table:table-row>
          <table:table-cell>
            <text:p>759448083</text:p>
          </table:table-cell>
          <table:table-cell>
            <text:p>813149282</text:p>
          </table:table-cell>
          <table:table-cell>
            <text:p>245993457</text:p>
          </table:table-cell>
          <table:table-cell>
            <text:p>430265270</text:p>
          </table:table-cell>
          <table:table-cell>
            <text:p>789403116</text:p>
          </table:table-cell>
          <table:table-cell>
            <text:p>720959845</text:p>
          </table:table-cell>
          <table:table-cell>
            <text:p>485318568</text:p>
          </table:table-cell>
        </table:table-row>
        <table:table-row>
          <table:table-cell>
            <text:p>745734483</text:p>
          </table:table-cell>
          <table:table-cell>
            <text:p>147176924</text:p>
          </table:table-cell>
          <table:table-cell>
            <text:p>65607056</text:p>
          </table:table-cell>
          <table:table-cell>
            <text:p>665317906</text:p>
          </table:table-cell>
          <table:table-cell>
            <text:p>970564458</text:p>
          </table:table-cell>
          <table:table-cell>
            <text:p>79809788</text:p>
          </table:table-cell>
          <table:table-cell>
            <text:p>123063506</text:p>
          </table:table-cell>
        </table:table-row>
        <table:table-row>
          <table:table-cell>
            <text:p>331027100</text:p>
          </table:table-cell>
          <table:table-cell>
            <text:p>852136354</text:p>
          </table:table-cell>
          <table:table-cell>
            <text:p>923629803</text:p>
          </table:table-cell>
          <table:table-cell>
            <text:p>987340915</text:p>
          </table:table-cell>
          <table:table-cell>
            <text:p>138918540</text:p>
          </table:table-cell>
          <table:table-cell>
            <text:p>659602849</text:p>
          </table:table-cell>
          <table:table-cell>
            <text:p>812942093</text:p>
          </table:table-cell>
        </table:table-row>
        <table:table-row>
          <table:table-cell>
            <text:p>604956773</text:p>
          </table:table-cell>
          <table:table-cell>
            <text:p>492353152</text:p>
          </table:table-cell>
          <table:table-cell>
            <text:p>218742813</text:p>
          </table:table-cell>
          <table:table-cell>
            <text:p>588077</text:p>
          </table:table-cell>
          <table:table-cell>
            <text:p>541486426</text:p>
          </table:table-cell>
          <table:table-cell>
            <text:p>227799842</text:p>
          </table:table-cell>
          <table:table-cell>
            <text:p>848149957</text:p>
          </table:table-cell>
        </table:table-row>
        <table:table-row>
          <table:table-cell>
            <text:p>40077925</text:p>
          </table:table-cell>
          <table:table-cell>
            <text:p>128144874</text:p>
          </table:table-cell>
          <table:table-cell>
            <text:p>852577475</text:p>
          </table:table-cell>
          <table:table-cell>
            <text:p>435457211</text:p>
          </table:table-cell>
          <table:table-cell>
            <text:p>452596671</text:p>
          </table:table-cell>
          <table:table-cell>
            <text:p>668087056</text:p>
          </table:table-cell>
          <table:table-cell>
            <text:p>138650365</text:p>
          </table:table-cell>
        </table:table-row>
        <table:table-row>
          <table:table-cell>
            <text:p>65660661</text:p>
          </table:table-cell>
          <table:table-cell>
            <text:p>416398284</text:p>
          </table:table-cell>
          <table:table-cell>
            <text:p>872099116</text:p>
          </table:table-cell>
          <table:table-cell>
            <text:p>16799487</text:p>
          </table:table-cell>
          <table:table-cell>
            <text:p>372959000</text:p>
          </table:table-cell>
          <table:table-cell>
            <text:p>558359354</text:p>
          </table:table-cell>
          <table:table-cell>
            <text:p>361860109</text:p>
          </table:table-cell>
        </table:table-row>
        <table:table-row>
          <table:table-cell>
            <text:p>993502236</text:p>
          </table:table-cell>
          <table:table-cell>
            <text:p>593884451</text:p>
          </table:table-cell>
          <table:table-cell>
            <text:p>117852445</text:p>
          </table:table-cell>
          <table:table-cell>
            <text:p>629331387</text:p>
          </table:table-cell>
          <table:table-cell>
            <text:p>696372182</text:p>
          </table:table-cell>
          <table:table-cell>
            <text:p>542695588</text:p>
          </table:table-cell>
          <table:table-cell>
            <text:p>36703199</text:p>
          </table:table-cell>
        </table:table-row>
        <table:table-row>
          <table:table-cell>
            <text:p>885003254</text:p>
          </table:table-cell>
          <table:table-cell>
            <text:p>881501824</text:p>
          </table:table-cell>
          <table:table-cell>
            <text:p>329017140</text:p>
          </table:table-cell>
          <table:table-cell>
            <text:p>842823622</text:p>
          </table:table-cell>
          <table:table-cell>
            <text:p>968566423</text:p>
          </table:table-cell>
          <table:table-cell>
            <text:p>319888517</text:p>
          </table:table-cell>
          <table:table-cell>
            <text:p>288638026</text:p>
          </table:table-cell>
        </table:table-row>
        <table:table-row>
          <table:table-cell>
            <text:p>888576164</text:p>
          </table:table-cell>
          <table:table-cell>
            <text:p>831595470</text:p>
          </table:table-cell>
          <table:table-cell>
            <text:p>511087386</text:p>
          </table:table-cell>
          <table:table-cell>
            <text:p>285813808</text:p>
          </table:table-cell>
          <table:table-cell>
            <text:p>743323030</text:p>
          </table:table-cell>
          <table:table-cell>
            <text:p>485569384</text:p>
          </table:table-cell>
          <table:table-cell>
            <text:p>877598509</text:p>
          </table:table-cell>
        </table:table-row>
        <table:table-row>
          <table:table-cell>
            <text:p>664628919</text:p>
          </table:table-cell>
          <table:table-cell>
            <text:p>974460027</text:p>
          </table:table-cell>
          <table:table-cell>
            <text:p>914415482</text:p>
          </table:table-cell>
          <table:table-cell>
            <text:p>246792648</text:p>
          </table:table-cell>
          <table:table-cell>
            <text:p>654011525</text:p>
          </table:table-cell>
          <table:table-cell>
            <text:p>82217094</text:p>
          </table:table-cell>
          <table:table-cell>
            <text:p>39921703</text:p>
          </table:table-cell>
        </table:table-row>
        <table:table-row>
          <table:table-cell>
            <text:p>784268228</text:p>
          </table:table-cell>
          <table:table-cell>
            <text:p>811219309</text:p>
          </table:table-cell>
          <table:table-cell>
            <text:p>578264284</text:p>
          </table:table-cell>
          <table:table-cell>
            <text:p>401545651</text:p>
          </table:table-cell>
          <table:table-cell>
            <text:p>585757493</text:p>
          </table:table-cell>
          <table:table-cell>
            <text:p>661016368</text:p>
          </table:table-cell>
          <table:table-cell>
            <text:p>751796392</text:p>
          </table:table-cell>
        </table:table-row>
        <table:table-row>
          <table:table-cell>
            <text:p>646279845</text:p>
          </table:table-cell>
          <table:table-cell>
            <text:p>131522433</text:p>
          </table:table-cell>
          <table:table-cell>
            <text:p>203547180</text:p>
          </table:table-cell>
          <table:table-cell>
            <text:p>256138307</text:p>
          </table:table-cell>
          <table:table-cell>
            <text:p>328145421</text:p>
          </table:table-cell>
          <table:table-cell>
            <text:p>979284798</text:p>
          </table:table-cell>
          <table:table-cell>
            <text:p>411716472</text:p>
          </table:table-cell>
        </table:table-row>
        <table:table-row>
          <table:table-cell>
            <text:p>638262767</text:p>
          </table:table-cell>
          <table:table-cell>
            <text:p>465106150</text:p>
          </table:table-cell>
          <table:table-cell>
            <text:p>308807288</text:p>
          </table:table-cell>
          <table:table-cell>
            <text:p>954627369</text:p>
          </table:table-cell>
          <table:table-cell>
            <text:p>10050994</text:p>
          </table:table-cell>
          <table:table-cell>
            <text:p>135187040</text:p>
          </table:table-cell>
          <table:table-cell>
            <text:p>654928652</text:p>
          </table:table-cell>
        </table:table-row>
        <table:table-row>
          <table:table-cell>
            <text:p>118319690</text:p>
          </table:table-cell>
          <table:table-cell>
            <text:p>81171090</text:p>
          </table:table-cell>
          <table:table-cell>
            <text:p>97415248</text:p>
          </table:table-cell>
          <table:table-cell>
            <text:p>993349332</text:p>
          </table:table-cell>
          <table:table-cell>
            <text:p>409770401</text:p>
          </table:table-cell>
          <table:table-cell>
            <text:p>31236609</text:p>
          </table:table-cell>
          <table:table-cell>
            <text:p>668785384</text:p>
          </table:table-cell>
        </table:table-row>
        <table:table-row>
          <table:table-cell>
            <text:p>881252760</text:p>
          </table:table-cell>
          <table:table-cell>
            <text:p>712102176</text:p>
          </table:table-cell>
          <table:table-cell>
            <text:p>787446271</text:p>
          </table:table-cell>
          <table:table-cell>
            <text:p>610230987</text:p>
          </table:table-cell>
          <table:table-cell>
            <text:p>537586692</text:p>
          </table:table-cell>
          <table:table-cell>
            <text:p>816240713</text:p>
          </table:table-cell>
          <table:table-cell>
            <text:p>817985623</text:p>
          </table:table-cell>
        </table:table-row>
        <table:table-row>
          <table:table-cell>
            <text:p>125978171</text:p>
          </table:table-cell>
          <table:table-cell>
            <text:p>104545332</text:p>
          </table:table-cell>
          <table:table-cell>
            <text:p>106330147</text:p>
          </table:table-cell>
          <table:table-cell>
            <text:p>268857136</text:p>
          </table:table-cell>
          <table:table-cell>
            <text:p>137231725</text:p>
          </table:table-cell>
          <table:table-cell>
            <text:p>656711363</text:p>
          </table:table-cell>
          <table:table-cell>
            <text:p>258876249</text:p>
          </table:table-cell>
        </table:table-row>
        <table:table-row>
          <table:table-cell>
            <text:p>342554065</text:p>
          </table:table-cell>
          <table:table-cell>
            <text:p>58340085</text:p>
          </table:table-cell>
          <table:table-cell>
            <text:p>897393074</text:p>
          </table:table-cell>
          <table:table-cell>
            <text:p>265481995</text:p>
          </table:table-cell>
          <table:table-cell>
            <text:p>929652731</text:p>
          </table:table-cell>
          <table:table-cell>
            <text:p>150644399</text:p>
          </table:table-cell>
          <table:table-cell>
            <text:p>1215285</text:p>
          </table:table-cell>
        </table:table-row>
        <table:table-row>
          <table:table-cell>
            <text:p>186593939</text:p>
          </table:table-cell>
          <table:table-cell>
            <text:p>242043435</text:p>
          </table:table-cell>
          <table:table-cell>
            <text:p>267325444</text:p>
          </table:table-cell>
          <table:table-cell>
            <text:p>261867224</text:p>
          </table:table-cell>
          <table:table-cell>
            <text:p>667012121</text:p>
          </table:table-cell>
          <table:table-cell>
            <text:p>24230895</text:p>
          </table:table-cell>
          <table:table-cell>
            <text:p>992827591</text:p>
          </table:table-cell>
        </table:table-row>
        <table:table-row>
          <table:table-cell>
            <text:p>601807431</text:p>
          </table:table-cell>
          <table:table-cell>
            <text:p>800319766</text:p>
          </table:table-cell>
          <table:table-cell>
            <text:p>511916200</text:p>
          </table:table-cell>
          <table:table-cell>
            <text:p>253606307</text:p>
          </table:table-cell>
          <table:table-cell>
            <text:p>315476703</text:p>
          </table:table-cell>
          <table:table-cell>
            <text:p>709706917</text:p>
          </table:table-cell>
          <table:table-cell>
            <text:p>430905749</text:p>
          </table:table-cell>
        </table:table-row>
        <table:table-row>
          <table:table-cell>
            <text:p>875620691</text:p>
          </table:table-cell>
          <table:table-cell>
            <text:p>238122488</text:p>
          </table:table-cell>
          <table:table-cell>
            <text:p>963756884</text:p>
          </table:table-cell>
          <table:table-cell>
            <text:p>255557440</text:p>
          </table:table-cell>
          <table:table-cell>
            <text:p>77509835</text:p>
          </table:table-cell>
          <table:table-cell>
            <text:p>864973291</text:p>
          </table:table-cell>
          <table:table-cell>
            <text:p>295570388</text:p>
          </table:table-cell>
        </table:table-row>
        <table:table-row>
          <table:table-cell>
            <text:p>274309049</text:p>
          </table:table-cell>
          <table:table-cell>
            <text:p>957758496</text:p>
          </table:table-cell>
          <table:table-cell>
            <text:p>846957606</text:p>
          </table:table-cell>
          <table:table-cell>
            <text:p>98625689</text:p>
          </table:table-cell>
          <table:table-cell>
            <text:p>538136321</text:p>
          </table:table-cell>
          <table:table-cell>
            <text:p>248312477</text:p>
          </table:table-cell>
          <table:table-cell>
            <text:p>761920079</text:p>
          </table:table-cell>
        </table:table-row>
        <table:table-row>
          <table:table-cell>
            <text:p>595224258</text:p>
          </table:table-cell>
          <table:table-cell>
            <text:p>28215417</text:p>
          </table:table-cell>
          <table:table-cell>
            <text:p>192277527</text:p>
          </table:table-cell>
          <table:table-cell>
            <text:p>663565710</text:p>
          </table:table-cell>
          <table:table-cell>
            <text:p>76502130</text:p>
          </table:table-cell>
          <table:table-cell>
            <text:p>512639331</text:p>
          </table:table-cell>
          <table:table-cell>
            <text:p>5327012</text:p>
          </table:table-cell>
        </table:table-row>
        <table:table-row>
          <table:table-cell>
            <text:p>519655989</text:p>
          </table:table-cell>
          <table:table-cell>
            <text:p>760003095</text:p>
          </table:table-cell>
          <table:table-cell>
            <text:p>37157641</text:p>
          </table:table-cell>
          <table:table-cell>
            <text:p>617572172</text:p>
          </table:table-cell>
          <table:table-cell>
            <text:p>603319877</text:p>
          </table:table-cell>
          <table:table-cell>
            <text:p>166293130</text:p>
          </table:table-cell>
          <table:table-cell>
            <text:p>368524416</text:p>
          </table:table-cell>
        </table:table-row>
        <table:table-row>
          <table:table-cell>
            <text:p>142546159</text:p>
          </table:table-cell>
          <table:table-cell>
            <text:p>129384381</text:p>
          </table:table-cell>
          <table:table-cell>
            <text:p>707394472</text:p>
          </table:table-cell>
          <table:table-cell>
            <text:p>722290181</text:p>
          </table:table-cell>
          <table:table-cell>
            <text:p>878592381</text:p>
          </table:table-cell>
          <table:table-cell>
            <text:p>605552161</text:p>
          </table:table-cell>
          <table:table-cell>
            <text:p>107997123</text:p>
          </table:table-cell>
        </table:table-row>
        <table:table-row>
          <table:table-cell>
            <text:p>503633085</text:p>
          </table:table-cell>
          <table:table-cell>
            <text:p>794375163</text:p>
          </table:table-cell>
          <table:table-cell>
            <text:p>342995541</text:p>
          </table:table-cell>
          <table:table-cell>
            <text:p>607655685</text:p>
          </table:table-cell>
          <table:table-cell>
            <text:p>336260661</text:p>
          </table:table-cell>
          <table:table-cell>
            <text:p>285136206</text:p>
          </table:table-cell>
          <table:table-cell>
            <text:p>475184029</text:p>
          </table:table-cell>
        </table:table-row>
        <table:table-row>
          <table:table-cell>
            <text:p>998975133</text:p>
          </table:table-cell>
          <table:table-cell>
            <text:p>884275719</text:p>
          </table:table-cell>
          <table:table-cell>
            <text:p>747375634</text:p>
          </table:table-cell>
          <table:table-cell>
            <text:p>734941337</text:p>
          </table:table-cell>
          <table:table-cell>
            <text:p>74381173</text:p>
          </table:table-cell>
          <table:table-cell>
            <text:p>679892371</text:p>
          </table:table-cell>
          <table:table-cell>
            <text:p>445415293</text:p>
          </table:table-cell>
        </table:table-row>
        <table:table-row>
          <table:table-cell>
            <text:p>623419134</text:p>
          </table:table-cell>
          <table:table-cell>
            <text:p>249463599</text:p>
          </table:table-cell>
          <table:table-cell>
            <text:p>520286720</text:p>
          </table:table-cell>
          <table:table-cell>
            <text:p>309614127</text:p>
          </table:table-cell>
          <table:table-cell>
            <text:p>579158652</text:p>
          </table:table-cell>
          <table:table-cell>
            <text:p>62325841</text:p>
          </table:table-cell>
          <table:table-cell>
            <text:p>977595630</text:p>
          </table:table-cell>
        </table:table-row>
        <table:table-row>
          <table:table-cell>
            <text:p>122363498</text:p>
          </table:table-cell>
          <table:table-cell>
            <text:p>654379521</text:p>
          </table:table-cell>
          <table:table-cell>
            <text:p>483464103</text:p>
          </table:table-cell>
          <table:table-cell>
            <text:p>364632323</text:p>
          </table:table-cell>
          <table:table-cell>
            <text:p>650226895</text:p>
          </table:table-cell>
          <table:table-cell>
            <text:p>137413331</text:p>
          </table:table-cell>
          <table:table-cell>
            <text:p>62345222</text:p>
          </table:table-cell>
        </table:table-row>
        <table:table-row>
          <table:table-cell>
            <text:p>115866321</text:p>
          </table:table-cell>
          <table:table-cell>
            <text:p>312007802</text:p>
          </table:table-cell>
          <table:table-cell>
            <text:p>567972449</text:p>
          </table:table-cell>
          <table:table-cell>
            <text:p>532073554</text:p>
          </table:table-cell>
          <table:table-cell>
            <text:p>262438334</text:p>
          </table:table-cell>
          <table:table-cell>
            <text:p>804448712</text:p>
          </table:table-cell>
          <table:table-cell>
            <text:p>780001959</text:p>
          </table:table-cell>
        </table:table-row>
        <table:table-row>
          <table:table-cell>
            <text:p>512607030</text:p>
          </table:table-cell>
          <table:table-cell>
            <text:p>973180842</text:p>
          </table:table-cell>
          <table:table-cell>
            <text:p>887819002</text:p>
          </table:table-cell>
          <table:table-cell>
            <text:p>802101217</text:p>
          </table:table-cell>
          <table:table-cell>
            <text:p>337031468</text:p>
          </table:table-cell>
          <table:table-cell>
            <text:p>970164312</text:p>
          </table:table-cell>
          <table:table-cell>
            <text:p>47882950</text:p>
          </table:table-cell>
        </table:table-row>
        <table:table-row>
          <table:table-cell>
            <text:p>905381192</text:p>
          </table:table-cell>
          <table:table-cell>
            <text:p>749866444</text:p>
          </table:table-cell>
          <table:table-cell>
            <text:p>236958687</text:p>
          </table:table-cell>
          <table:table-cell>
            <text:p>161525452</text:p>
          </table:table-cell>
          <table:table-cell>
            <text:p>131374022</text:p>
          </table:table-cell>
          <table:table-cell>
            <text:p>778383674</text:p>
          </table:table-cell>
          <table:table-cell>
            <text:p>200039511</text:p>
          </table:table-cell>
        </table:table-row>
        <table:table-row>
          <table:table-cell>
            <text:p>455309882</text:p>
          </table:table-cell>
          <table:table-cell>
            <text:p>343244444</text:p>
          </table:table-cell>
          <table:table-cell>
            <text:p>648234638</text:p>
          </table:table-cell>
          <table:table-cell>
            <text:p>667954785</text:p>
          </table:table-cell>
          <table:table-cell>
            <text:p>73936353</text:p>
          </table:table-cell>
          <table:table-cell>
            <text:p>69467058</text:p>
          </table:table-cell>
          <table:table-cell>
            <text:p>923377443</text:p>
          </table:table-cell>
        </table:table-row>
        <table:table-row>
          <table:table-cell>
            <text:p>285739400</text:p>
          </table:table-cell>
          <table:table-cell>
            <text:p>489258422</text:p>
          </table:table-cell>
          <table:table-cell>
            <text:p>454842459</text:p>
          </table:table-cell>
          <table:table-cell>
            <text:p>932908333</text:p>
          </table:table-cell>
          <table:table-cell>
            <text:p>44930010</text:p>
          </table:table-cell>
          <table:table-cell>
            <text:p>441046489</text:p>
          </table:table-cell>
          <table:table-cell>
            <text:p>800501399</text:p>
          </table:table-cell>
        </table:table-row>
        <table:table-row>
          <table:table-cell>
            <text:p>559372745</text:p>
          </table:table-cell>
          <table:table-cell>
            <text:p>271467010</text:p>
          </table:table-cell>
          <table:table-cell>
            <text:p>256426846</text:p>
          </table:table-cell>
          <table:table-cell>
            <text:p>521832728</text:p>
          </table:table-cell>
          <table:table-cell>
            <text:p>437481117</text:p>
          </table:table-cell>
          <table:table-cell>
            <text:p>825698196</text:p>
          </table:table-cell>
          <table:table-cell>
            <text:p>707137438</text:p>
          </table:table-cell>
        </table:table-row>
        <table:table-row>
          <table:table-cell>
            <text:p>54566076</text:p>
          </table:table-cell>
          <table:table-cell>
            <text:p>30868878</text:p>
          </table:table-cell>
          <table:table-cell>
            <text:p>94637238</text:p>
          </table:table-cell>
          <table:table-cell>
            <text:p>178830951</text:p>
          </table:table-cell>
          <table:table-cell>
            <text:p>749960397</text:p>
          </table:table-cell>
          <table:table-cell>
            <text:p>750436149</text:p>
          </table:table-cell>
          <table:table-cell>
            <text:p>586667894</text:p>
          </table:table-cell>
        </table:table-row>
        <table:table-row>
          <table:table-cell>
            <text:p>173388331</text:p>
          </table:table-cell>
          <table:table-cell>
            <text:p>949103298</text:p>
          </table:table-cell>
          <table:table-cell>
            <text:p>103788065</text:p>
          </table:table-cell>
          <table:table-cell>
            <text:p>55978607</text:p>
          </table:table-cell>
          <table:table-cell>
            <text:p>338718814</text:p>
          </table:table-cell>
          <table:table-cell>
            <text:p>672295401</text:p>
          </table:table-cell>
          <table:table-cell>
            <text:p>708185143</text:p>
          </table:table-cell>
        </table:table-row>
        <table:table-row>
          <table:table-cell>
            <text:p>309512148</text:p>
          </table:table-cell>
          <table:table-cell>
            <text:p>867850189</text:p>
          </table:table-cell>
          <table:table-cell>
            <text:p>837656428</text:p>
          </table:table-cell>
          <table:table-cell>
            <text:p>997117421</text:p>
          </table:table-cell>
          <table:table-cell>
            <text:p>878242957</text:p>
          </table:table-cell>
          <table:table-cell>
            <text:p>19524147</text:p>
          </table:table-cell>
          <table:table-cell>
            <text:p>921014364</text:p>
          </table:table-cell>
        </table:table-row>
        <table:table-row>
          <table:table-cell>
            <text:p>403540016</text:p>
          </table:table-cell>
          <table:table-cell>
            <text:p>67554970</text:p>
          </table:table-cell>
          <table:table-cell>
            <text:p>365836829</text:p>
          </table:table-cell>
          <table:table-cell>
            <text:p>832894182</text:p>
          </table:table-cell>
          <table:table-cell>
            <text:p>558107239</text:p>
          </table:table-cell>
          <table:table-cell>
            <text:p>907738672</text:p>
          </table:table-cell>
          <table:table-cell>
            <text:p>609513646</text:p>
          </table:table-cell>
        </table:table-row>
        <table:table-row>
          <table:table-cell>
            <text:p>404807146</text:p>
          </table:table-cell>
          <table:table-cell>
            <text:p>636082265</text:p>
          </table:table-cell>
          <table:table-cell>
            <text:p>690440141</text:p>
          </table:table-cell>
          <table:table-cell>
            <text:p>876613523</text:p>
          </table:table-cell>
          <table:table-cell>
            <text:p>421987851</text:p>
          </table:table-cell>
          <table:table-cell>
            <text:p>949474345</text:p>
          </table:table-cell>
          <table:table-cell>
            <text:p>730407120</text:p>
          </table:table-cell>
        </table:table-row>
        <table:table-row>
          <table:table-cell>
            <text:p>270381650</text:p>
          </table:table-cell>
          <table:table-cell>
            <text:p>260300445</text:p>
          </table:table-cell>
          <table:table-cell>
            <text:p>85580562</text:p>
          </table:table-cell>
          <table:table-cell>
            <text:p>138128745</text:p>
          </table:table-cell>
          <table:table-cell>
            <text:p>486829167</text:p>
          </table:table-cell>
          <table:table-cell>
            <text:p>891086796</text:p>
          </table:table-cell>
          <table:table-cell>
            <text:p>488241528</text:p>
          </table:table-cell>
        </table:table-row>
        <table:table-row>
          <table:table-cell>
            <text:p>587935614</text:p>
          </table:table-cell>
          <table:table-cell>
            <text:p>50897087</text:p>
          </table:table-cell>
          <table:table-cell>
            <text:p>871762622</text:p>
          </table:table-cell>
          <table:table-cell>
            <text:p>126467924</text:p>
          </table:table-cell>
          <table:table-cell>
            <text:p>868585789</text:p>
          </table:table-cell>
          <table:table-cell>
            <text:p>34843315</text:p>
          </table:table-cell>
          <table:table-cell>
            <text:p>740102034</text:p>
          </table:table-cell>
        </table:table-row>
        <table:table-row>
          <table:table-cell>
            <text:p>958695800</text:p>
          </table:table-cell>
          <table:table-cell>
            <text:p>850664788</text:p>
          </table:table-cell>
          <table:table-cell>
            <text:p>852310142</text:p>
          </table:table-cell>
          <table:table-cell>
            <text:p>261747484</text:p>
          </table:table-cell>
          <table:table-cell>
            <text:p>238960905</text:p>
          </table:table-cell>
          <table:table-cell>
            <text:p>534850378</text:p>
          </table:table-cell>
          <table:table-cell>
            <text:p>420836512</text:p>
          </table:table-cell>
        </table:table-row>
        <table:table-row>
          <table:table-cell>
            <text:p>440978177</text:p>
          </table:table-cell>
          <table:table-cell>
            <text:p>50427976</text:p>
          </table:table-cell>
          <table:table-cell>
            <text:p>720584387</text:p>
          </table:table-cell>
          <table:table-cell>
            <text:p>348352118</text:p>
          </table:table-cell>
          <table:table-cell>
            <text:p>192988116</text:p>
          </table:table-cell>
          <table:table-cell>
            <text:p>262575095</text:p>
          </table:table-cell>
          <table:table-cell>
            <text:p>13675936</text:p>
          </table:table-cell>
        </table:table-row>
        <table:table-row>
          <table:table-cell>
            <text:p>31106373</text:p>
          </table:table-cell>
          <table:table-cell>
            <text:p>611108864</text:p>
          </table:table-cell>
          <table:table-cell>
            <text:p>172043362</text:p>
          </table:table-cell>
          <table:table-cell>
            <text:p>73923117</text:p>
          </table:table-cell>
          <table:table-cell>
            <text:p>946145150</text:p>
          </table:table-cell>
          <table:table-cell>
            <text:p>161489084</text:p>
          </table:table-cell>
          <table:table-cell>
            <text:p>784414689</text:p>
          </table:table-cell>
        </table:table-row>
        <table:table-row>
          <table:table-cell>
            <text:p>293426480</text:p>
          </table:table-cell>
          <table:table-cell>
            <text:p>88454647</text:p>
          </table:table-cell>
          <table:table-cell>
            <text:p>641514962</text:p>
          </table:table-cell>
          <table:table-cell>
            <text:p>453600625</text:p>
          </table:table-cell>
          <table:table-cell>
            <text:p>300998034</text:p>
          </table:table-cell>
          <table:table-cell>
            <text:p>953131349</text:p>
          </table:table-cell>
          <table:table-cell>
            <text:p>918015091</text:p>
          </table:table-cell>
        </table:table-row>
        <table:table-row>
          <table:table-cell>
            <text:p>500436586</text:p>
          </table:table-cell>
          <table:table-cell>
            <text:p>646606405</text:p>
          </table:table-cell>
          <table:table-cell>
            <text:p>452062872</text:p>
          </table:table-cell>
          <table:table-cell>
            <text:p>773540379</text:p>
          </table:table-cell>
          <table:table-cell>
            <text:p>711021905</text:p>
          </table:table-cell>
          <table:table-cell>
            <text:p>95971935</text:p>
          </table:table-cell>
          <table:table-cell>
            <text:p>269705639</text:p>
          </table:table-cell>
        </table:table-row>
        <table:table-row>
          <table:table-cell>
            <text:p>871016022</text:p>
          </table:table-cell>
          <table:table-cell>
            <text:p>902141376</text:p>
          </table:table-cell>
          <table:table-cell>
            <text:p>255110055</text:p>
          </table:table-cell>
          <table:table-cell>
            <text:p>658050400</text:p>
          </table:table-cell>
          <table:table-cell>
            <text:p>600059170</text:p>
          </table:table-cell>
          <table:table-cell>
            <text:p>966998598</text:p>
          </table:table-cell>
          <table:table-cell>
            <text:p>642301750</text:p>
          </table:table-cell>
        </table:table-row>
        <table:table-row>
          <table:table-cell>
            <text:p>163328936</text:p>
          </table:table-cell>
          <table:table-cell>
            <text:p>592803946</text:p>
          </table:table-cell>
          <table:table-cell>
            <text:p>318348753</text:p>
          </table:table-cell>
          <table:table-cell>
            <text:p>924955505</text:p>
          </table:table-cell>
          <table:table-cell>
            <text:p>22130079</text:p>
          </table:table-cell>
          <table:table-cell>
            <text:p>556644777</text:p>
          </table:table-cell>
          <table:table-cell>
            <text:p>694348303</text:p>
          </table:table-cell>
        </table:table-row>
        <table:table-row>
          <table:table-cell>
            <text:p>953625805</text:p>
          </table:table-cell>
          <table:table-cell>
            <text:p>535241937</text:p>
          </table:table-cell>
          <table:table-cell>
            <text:p>85158982</text:p>
          </table:table-cell>
          <table:table-cell>
            <text:p>425129369</text:p>
          </table:table-cell>
          <table:table-cell>
            <text:p>968399518</text:p>
          </table:table-cell>
          <table:table-cell>
            <text:p>102224854</text:p>
          </table:table-cell>
          <table:table-cell>
            <text:p>765803544</text:p>
          </table:table-cell>
        </table:table-row>
        <table:table-row>
          <table:table-cell>
            <text:p>868060369</text:p>
          </table:table-cell>
          <table:table-cell>
            <text:p>93286511</text:p>
          </table:table-cell>
          <table:table-cell>
            <text:p>264685879</text:p>
          </table:table-cell>
          <table:table-cell>
            <text:p>833191741</text:p>
          </table:table-cell>
          <table:table-cell>
            <text:p>862554749</text:p>
          </table:table-cell>
          <table:table-cell>
            <text:p>405657084</text:p>
          </table:table-cell>
          <table:table-cell>
            <text:p>420158421</text:p>
          </table:table-cell>
        </table:table-row>
        <table:table-row>
          <table:table-cell>
            <text:p>224875147</text:p>
          </table:table-cell>
          <table:table-cell>
            <text:p>453735265</text:p>
          </table:table-cell>
          <table:table-cell>
            <text:p>304188194</text:p>
          </table:table-cell>
          <table:table-cell>
            <text:p>8207885</text:p>
          </table:table-cell>
          <table:table-cell>
            <text:p>829167399</text:p>
          </table:table-cell>
          <table:table-cell>
            <text:p>918631203</text:p>
          </table:table-cell>
          <table:table-cell>
            <text:p>622172255</text:p>
          </table:table-cell>
        </table:table-row>
        <table:table-row>
          <table:table-cell>
            <text:p>894407147</text:p>
          </table:table-cell>
          <table:table-cell>
            <text:p>131126169</text:p>
          </table:table-cell>
          <table:table-cell>
            <text:p>711790925</text:p>
          </table:table-cell>
          <table:table-cell>
            <text:p>473267696</text:p>
          </table:table-cell>
          <table:table-cell>
            <text:p>816864821</text:p>
          </table:table-cell>
          <table:table-cell>
            <text:p>147634636</text:p>
          </table:table-cell>
          <table:table-cell>
            <text:p>858260343</text:p>
          </table:table-cell>
        </table:table-row>
        <table:table-row>
          <table:table-cell>
            <text:p>458719849</text:p>
          </table:table-cell>
          <table:table-cell>
            <text:p>883536723</text:p>
          </table:table-cell>
          <table:table-cell>
            <text:p>931410755</text:p>
          </table:table-cell>
          <table:table-cell>
            <text:p>581871582</text:p>
          </table:table-cell>
          <table:table-cell>
            <text:p>358146199</text:p>
          </table:table-cell>
          <table:table-cell>
            <text:p>376794639</text:p>
          </table:table-cell>
          <table:table-cell>
            <text:p>822486662</text:p>
          </table:table-cell>
        </table:table-row>
        <table:table-row>
          <table:table-cell>
            <text:p>852741861</text:p>
          </table:table-cell>
          <table:table-cell>
            <text:p>629066021</text:p>
          </table:table-cell>
          <table:table-cell>
            <text:p>75330205</text:p>
          </table:table-cell>
          <table:table-cell>
            <text:p>184138476</text:p>
          </table:table-cell>
          <table:table-cell>
            <text:p>716586971</text:p>
          </table:table-cell>
          <table:table-cell>
            <text:p>140806968</text:p>
          </table:table-cell>
          <table:table-cell>
            <text:p>662585153</text:p>
          </table:table-cell>
        </table:table-row>
        <table:table-row>
          <table:table-cell>
            <text:p>925817877</text:p>
          </table:table-cell>
          <table:table-cell>
            <text:p>524746192</text:p>
          </table:table-cell>
          <table:table-cell>
            <text:p>201140868</text:p>
          </table:table-cell>
          <table:table-cell>
            <text:p>79069797</text:p>
          </table:table-cell>
          <table:table-cell>
            <text:p>372221694</text:p>
          </table:table-cell>
          <table:table-cell>
            <text:p>995575018</text:p>
          </table:table-cell>
          <table:table-cell>
            <text:p>145795261</text:p>
          </table:table-cell>
        </table:table-row>
        <table:table-row>
          <table:table-cell>
            <text:p>999238161</text:p>
          </table:table-cell>
          <table:table-cell>
            <text:p>204700325</text:p>
          </table:table-cell>
          <table:table-cell>
            <text:p>899415771</text:p>
          </table:table-cell>
          <table:table-cell>
            <text:p>464863589</text:p>
          </table:table-cell>
          <table:table-cell>
            <text:p>321494127</text:p>
          </table:table-cell>
          <table:table-cell>
            <text:p>45301282</text:p>
          </table:table-cell>
          <table:table-cell>
            <text:p>144642028</text:p>
          </table:table-cell>
        </table:table-row>
        <table:table-row>
          <table:table-cell>
            <text:p>835486729</text:p>
          </table:table-cell>
          <table:table-cell>
            <text:p>893654311</text:p>
          </table:table-cell>
          <table:table-cell>
            <text:p>347268815</text:p>
          </table:table-cell>
          <table:table-cell>
            <text:p>6005980</text:p>
          </table:table-cell>
          <table:table-cell>
            <text:p>960648575</text:p>
          </table:table-cell>
          <table:table-cell>
            <text:p>14962296</text:p>
          </table:table-cell>
          <table:table-cell>
            <text:p>514131557</text:p>
          </table:table-cell>
        </table:table-row>
        <table:table-row>
          <table:table-cell>
            <text:p>46392772</text:p>
          </table:table-cell>
          <table:table-cell>
            <text:p>264740540</text:p>
          </table:table-cell>
          <table:table-cell>
            <text:p>13313742</text:p>
          </table:table-cell>
          <table:table-cell>
            <text:p>312505900</text:p>
          </table:table-cell>
          <table:table-cell>
            <text:p>792515388</text:p>
          </table:table-cell>
          <table:table-cell>
            <text:p>50255566</text:p>
          </table:table-cell>
          <table:table-cell>
            <text:p>867512130</text:p>
          </table:table-cell>
        </table:table-row>
        <table:table-row>
          <table:table-cell>
            <text:p>812792831</text:p>
          </table:table-cell>
          <table:table-cell>
            <text:p>339810205</text:p>
          </table:table-cell>
          <table:table-cell>
            <text:p>423935087</text:p>
          </table:table-cell>
          <table:table-cell>
            <text:p>620658054</text:p>
          </table:table-cell>
          <table:table-cell>
            <text:p>110523103</text:p>
          </table:table-cell>
          <table:table-cell>
            <text:p>527417449</text:p>
          </table:table-cell>
          <table:table-cell>
            <text:p>757142314</text:p>
          </table:table-cell>
        </table:table-row>
        <table:table-row>
          <table:table-cell>
            <text:p>462909676</text:p>
          </table:table-cell>
          <table:table-cell>
            <text:p>805335307</text:p>
          </table:table-cell>
          <table:table-cell>
            <text:p>627422987</text:p>
          </table:table-cell>
          <table:table-cell>
            <text:p>639261672</text:p>
          </table:table-cell>
          <table:table-cell>
            <text:p>163607724</text:p>
          </table:table-cell>
          <table:table-cell>
            <text:p>374716582</text:p>
          </table:table-cell>
          <table:table-cell>
            <text:p>257058434</text:p>
          </table:table-cell>
        </table:table-row>
        <table:table-row>
          <table:table-cell>
            <text:p>350144584</text:p>
          </table:table-cell>
          <table:table-cell>
            <text:p>312399800</text:p>
          </table:table-cell>
          <table:table-cell>
            <text:p>37931070</text:p>
          </table:table-cell>
          <table:table-cell>
            <text:p>587101235</text:p>
          </table:table-cell>
          <table:table-cell>
            <text:p>717031489</text:p>
          </table:table-cell>
          <table:table-cell>
            <text:p>911581845</text:p>
          </table:table-cell>
          <table:table-cell>
            <text:p>253938051</text:p>
          </table:table-cell>
        </table:table-row>
        <table:table-row>
          <table:table-cell>
            <text:p>728595884</text:p>
          </table:table-cell>
          <table:table-cell>
            <text:p>237413891</text:p>
          </table:table-cell>
          <table:table-cell>
            <text:p>98297689</text:p>
          </table:table-cell>
          <table:table-cell>
            <text:p>719344060</text:p>
          </table:table-cell>
          <table:table-cell>
            <text:p>281608664</text:p>
          </table:table-cell>
          <table:table-cell>
            <text:p>989578279</text:p>
          </table:table-cell>
          <table:table-cell>
            <text:p>112606296</text:p>
          </table:table-cell>
        </table:table-row>
        <table:table-row>
          <table:table-cell>
            <text:p>174855208</text:p>
          </table:table-cell>
          <table:table-cell>
            <text:p>415883319</text:p>
          </table:table-cell>
          <table:table-cell>
            <text:p>504449525</text:p>
          </table:table-cell>
          <table:table-cell>
            <text:p>641712719</text:p>
          </table:table-cell>
          <table:table-cell>
            <text:p>425049248</text:p>
          </table:table-cell>
          <table:table-cell>
            <text:p>610865875</text:p>
          </table:table-cell>
          <table:table-cell>
            <text:p>326619301</text:p>
          </table:table-cell>
        </table:table-row>
        <table:table-row>
          <table:table-cell>
            <text:p>759049751</text:p>
          </table:table-cell>
          <table:table-cell>
            <text:p>389683465</text:p>
          </table:table-cell>
          <table:table-cell>
            <text:p>461032239</text:p>
          </table:table-cell>
          <table:table-cell>
            <text:p>585705350</text:p>
          </table:table-cell>
          <table:table-cell>
            <text:p>149803167</text:p>
          </table:table-cell>
          <table:table-cell>
            <text:p>324317559</text:p>
          </table:table-cell>
          <table:table-cell>
            <text:p>796924383</text:p>
          </table:table-cell>
        </table:table-row>
        <table:table-row>
          <table:table-cell>
            <text:p>111106290</text:p>
          </table:table-cell>
          <table:table-cell>
            <text:p>316744222</text:p>
          </table:table-cell>
          <table:table-cell>
            <text:p>344985514</text:p>
          </table:table-cell>
          <table:table-cell>
            <text:p>401593294</text:p>
          </table:table-cell>
          <table:table-cell>
            <text:p>579251401</text:p>
          </table:table-cell>
          <table:table-cell>
            <text:p>906986481</text:p>
          </table:table-cell>
          <table:table-cell>
            <text:p>861274706</text:p>
          </table:table-cell>
        </table:table-row>
        <table:table-row>
          <table:table-cell>
            <text:p>680195314</text:p>
          </table:table-cell>
          <table:table-cell>
            <text:p>327786102</text:p>
          </table:table-cell>
          <table:table-cell>
            <text:p>849352001</text:p>
          </table:table-cell>
          <table:table-cell>
            <text:p>414881257</text:p>
          </table:table-cell>
          <table:table-cell>
            <text:p>339662349</text:p>
          </table:table-cell>
          <table:table-cell>
            <text:p>941744985</text:p>
          </table:table-cell>
          <table:table-cell>
            <text:p>764168872</text:p>
          </table:table-cell>
        </table:table-row>
        <table:table-row>
          <table:table-cell>
            <text:p>473518542</text:p>
          </table:table-cell>
          <table:table-cell>
            <text:p>819558191</text:p>
          </table:table-cell>
          <table:table-cell>
            <text:p>771297005</text:p>
          </table:table-cell>
          <table:table-cell>
            <text:p>620422248</text:p>
          </table:table-cell>
          <table:table-cell>
            <text:p>534427354</text:p>
          </table:table-cell>
          <table:table-cell>
            <text:p>480591744</text:p>
          </table:table-cell>
          <table:table-cell>
            <text:p>887057641</text:p>
          </table:table-cell>
        </table:table-row>
        <table:table-row>
          <table:table-cell>
            <text:p>358084357</text:p>
          </table:table-cell>
          <table:table-cell>
            <text:p>185700532</text:p>
          </table:table-cell>
          <table:table-cell>
            <text:p>819620914</text:p>
          </table:table-cell>
          <table:table-cell>
            <text:p>751211452</text:p>
          </table:table-cell>
          <table:table-cell>
            <text:p>627776650</text:p>
          </table:table-cell>
          <table:table-cell>
            <text:p>541124980</text:p>
          </table:table-cell>
          <table:table-cell>
            <text:p>815372097</text:p>
          </table:table-cell>
        </table:table-row>
        <table:table-row>
          <table:table-cell>
            <text:p>863428885</text:p>
          </table:table-cell>
          <table:table-cell>
            <text:p>699571188</text:p>
          </table:table-cell>
          <table:table-cell>
            <text:p>89241987</text:p>
          </table:table-cell>
          <table:table-cell>
            <text:p>670105986</text:p>
          </table:table-cell>
          <table:table-cell>
            <text:p>351946476</text:p>
          </table:table-cell>
          <table:table-cell>
            <text:p>536191965</text:p>
          </table:table-cell>
          <table:table-cell>
            <text:p>835318188</text:p>
          </table:table-cell>
        </table:table-row>
        <table:table-row>
          <table:table-cell>
            <text:p>439722634</text:p>
          </table:table-cell>
          <table:table-cell>
            <text:p>131482614</text:p>
          </table:table-cell>
          <table:table-cell>
            <text:p>460110293</text:p>
          </table:table-cell>
          <table:table-cell>
            <text:p>443499693</text:p>
          </table:table-cell>
          <table:table-cell>
            <text:p>698633437</text:p>
          </table:table-cell>
          <table:table-cell>
            <text:p>903698447</text:p>
          </table:table-cell>
          <table:table-cell>
            <text:p>145093483</text:p>
          </table:table-cell>
        </table:table-row>
        <table:table-row>
          <table:table-cell>
            <text:p>436534449</text:p>
          </table:table-cell>
          <table:table-cell>
            <text:p>30645191</text:p>
          </table:table-cell>
          <table:table-cell>
            <text:p>961693024</text:p>
          </table:table-cell>
          <table:table-cell>
            <text:p>759328019</text:p>
          </table:table-cell>
          <table:table-cell>
            <text:p>353006761</text:p>
          </table:table-cell>
          <table:table-cell>
            <text:p>354185908</text:p>
          </table:table-cell>
          <table:table-cell>
            <text:p>666624068</text:p>
          </table:table-cell>
        </table:table-row>
        <table:table-row>
          <table:table-cell>
            <text:p>459145489</text:p>
          </table:table-cell>
          <table:table-cell>
            <text:p>566631346</text:p>
          </table:table-cell>
          <table:table-cell>
            <text:p>736961937</text:p>
          </table:table-cell>
          <table:table-cell>
            <text:p>554772194</text:p>
          </table:table-cell>
          <table:table-cell>
            <text:p>568805605</text:p>
          </table:table-cell>
          <table:table-cell>
            <text:p>500601990</text:p>
          </table:table-cell>
          <table:table-cell>
            <text:p>427855080</text:p>
          </table:table-cell>
        </table:table-row>
        <table:table-row>
          <table:table-cell>
            <text:p>888793490</text:p>
          </table:table-cell>
          <table:table-cell>
            <text:p>187156612</text:p>
          </table:table-cell>
          <table:table-cell>
            <text:p>614987574</text:p>
          </table:table-cell>
          <table:table-cell>
            <text:p>249933393</text:p>
          </table:table-cell>
          <table:table-cell>
            <text:p>507082546</text:p>
          </table:table-cell>
          <table:table-cell>
            <text:p>593115269</text:p>
          </table:table-cell>
          <table:table-cell>
            <text:p>450510349</text:p>
          </table:table-cell>
        </table:table-row>
        <table:table-row>
          <table:table-cell>
            <text:p>444718107</text:p>
          </table:table-cell>
          <table:table-cell>
            <text:p>648822633</text:p>
          </table:table-cell>
          <table:table-cell>
            <text:p>578033005</text:p>
          </table:table-cell>
          <table:table-cell>
            <text:p>881830299</text:p>
          </table:table-cell>
          <table:table-cell>
            <text:p>565103076</text:p>
          </table:table-cell>
          <table:table-cell>
            <text:p>942505470</text:p>
          </table:table-cell>
          <table:table-cell>
            <text:p>938613680</text:p>
          </table:table-cell>
        </table:table-row>
        <table:table-row>
          <table:table-cell>
            <text:p>866063481</text:p>
          </table:table-cell>
          <table:table-cell>
            <text:p>717946101</text:p>
          </table:table-cell>
          <table:table-cell>
            <text:p>420875642</text:p>
          </table:table-cell>
          <table:table-cell>
            <text:p>201046697</text:p>
          </table:table-cell>
          <table:table-cell>
            <text:p>455963094</text:p>
          </table:table-cell>
          <table:table-cell>
            <text:p>582361566</text:p>
          </table:table-cell>
          <table:table-cell>
            <text:p>890118108</text:p>
          </table:table-cell>
        </table:table-row>
        <table:table-row>
          <table:table-cell>
            <text:p>25348349</text:p>
          </table:table-cell>
          <table:table-cell>
            <text:p>170215754</text:p>
          </table:table-cell>
          <table:table-cell>
            <text:p>739136663</text:p>
          </table:table-cell>
          <table:table-cell>
            <text:p>194330801</text:p>
          </table:table-cell>
          <table:table-cell>
            <text:p>377252808</text:p>
          </table:table-cell>
          <table:table-cell>
            <text:p>152927693</text:p>
          </table:table-cell>
          <table:table-cell>
            <text:p>816508481</text:p>
          </table:table-cell>
        </table:table-row>
        <table:table-row>
          <table:table-cell>
            <text:p>714568815</text:p>
          </table:table-cell>
          <table:table-cell>
            <text:p>732612665</text:p>
          </table:table-cell>
          <table:table-cell>
            <text:p>38669668</text:p>
          </table:table-cell>
          <table:table-cell>
            <text:p>195030874</text:p>
          </table:table-cell>
          <table:table-cell>
            <text:p>251378786</text:p>
          </table:table-cell>
          <table:table-cell>
            <text:p>427721760</text:p>
          </table:table-cell>
          <table:table-cell>
            <text:p>140573052</text:p>
          </table:table-cell>
        </table:table-row>
        <table:table-row>
          <table:table-cell>
            <text:p>670391504</text:p>
          </table:table-cell>
          <table:table-cell>
            <text:p>767930961</text:p>
          </table:table-cell>
          <table:table-cell>
            <text:p>199788408</text:p>
          </table:table-cell>
          <table:table-cell>
            <text:p>629742633</text:p>
          </table:table-cell>
          <table:table-cell>
            <text:p>466904616</text:p>
          </table:table-cell>
          <table:table-cell>
            <text:p>971116327</text:p>
          </table:table-cell>
          <table:table-cell>
            <text:p>855613757</text:p>
          </table:table-cell>
        </table:table-row>
        <table:table-row>
          <table:table-cell>
            <text:p>770396374</text:p>
          </table:table-cell>
          <table:table-cell>
            <text:p>846874760</text:p>
          </table:table-cell>
          <table:table-cell>
            <text:p>929259943</text:p>
          </table:table-cell>
          <table:table-cell>
            <text:p>460758832</text:p>
          </table:table-cell>
          <table:table-cell>
            <text:p>435004205</text:p>
          </table:table-cell>
          <table:table-cell>
            <text:p>765001202</text:p>
          </table:table-cell>
          <table:table-cell>
            <text:p>958208730</text:p>
          </table:table-cell>
        </table:table-row>
        <table:table-row>
          <table:table-cell>
            <text:p>584758326</text:p>
          </table:table-cell>
          <table:table-cell>
            <text:p>560873406</text:p>
          </table:table-cell>
          <table:table-cell>
            <text:p>23087114</text:p>
          </table:table-cell>
          <table:table-cell>
            <text:p>471894208</text:p>
          </table:table-cell>
          <table:table-cell>
            <text:p>257244144</text:p>
          </table:table-cell>
          <table:table-cell>
            <text:p>661467597</text:p>
          </table:table-cell>
          <table:table-cell>
            <text:p>551612808</text:p>
          </table:table-cell>
        </table:table-row>
        <table:table-row>
          <table:table-cell>
            <text:p>596881268</text:p>
          </table:table-cell>
          <table:table-cell>
            <text:p>694213306</text:p>
          </table:table-cell>
          <table:table-cell>
            <text:p>29856989</text:p>
          </table:table-cell>
          <table:table-cell>
            <text:p>678002044</text:p>
          </table:table-cell>
          <table:table-cell>
            <text:p>926356979</text:p>
          </table:table-cell>
          <table:table-cell>
            <text:p>374284787</text:p>
          </table:table-cell>
          <table:table-cell>
            <text:p>841955975</text:p>
          </table:table-cell>
        </table:table-row>
        <table:table-row>
          <table:table-cell>
            <text:p>648423358</text:p>
          </table:table-cell>
          <table:table-cell>
            <text:p>797545882</text:p>
          </table:table-cell>
          <table:table-cell>
            <text:p>303304570</text:p>
          </table:table-cell>
          <table:table-cell>
            <text:p>909055025</text:p>
          </table:table-cell>
          <table:table-cell>
            <text:p>764480981</text:p>
          </table:table-cell>
          <table:table-cell>
            <text:p>223917790</text:p>
          </table:table-cell>
          <table:table-cell>
            <text:p>163864837</text:p>
          </table:table-cell>
        </table:table-row>
        <table:table-row>
          <table:table-cell>
            <text:p>879742787</text:p>
          </table:table-cell>
          <table:table-cell>
            <text:p>528506159</text:p>
          </table:table-cell>
          <table:table-cell>
            <text:p>231210650</text:p>
          </table:table-cell>
          <table:table-cell>
            <text:p>440188560</text:p>
          </table:table-cell>
          <table:table-cell>
            <text:p>321111046</text:p>
          </table:table-cell>
          <table:table-cell>
            <text:p>81766908</text:p>
          </table:table-cell>
          <table:table-cell>
            <text:p>322662421</text:p>
          </table:table-cell>
        </table:table-row>
        <table:table-row>
          <table:table-cell>
            <text:p>148831304</text:p>
          </table:table-cell>
          <table:table-cell>
            <text:p>57264475</text:p>
          </table:table-cell>
          <table:table-cell>
            <text:p>971748149</text:p>
          </table:table-cell>
          <table:table-cell>
            <text:p>804276958</text:p>
          </table:table-cell>
          <table:table-cell>
            <text:p>292746527</text:p>
          </table:table-cell>
          <table:table-cell>
            <text:p>161444260</text:p>
          </table:table-cell>
          <table:table-cell>
            <text:p>930158158</text:p>
          </table:table-cell>
        </table:table-row>
        <table:table-row>
          <table:table-cell>
            <text:p>392427315</text:p>
          </table:table-cell>
          <table:table-cell>
            <text:p>542431425</text:p>
          </table:table-cell>
          <table:table-cell>
            <text:p>932632692</text:p>
          </table:table-cell>
          <table:table-cell>
            <text:p>263746996</text:p>
          </table:table-cell>
          <table:table-cell>
            <text:p>366248512</text:p>
          </table:table-cell>
          <table:table-cell>
            <text:p>580453138</text:p>
          </table:table-cell>
          <table:table-cell>
            <text:p>195525778</text:p>
          </table:table-cell>
        </table:table-row>
        <table:table-row>
          <table:table-cell>
            <text:p>319498466</text:p>
          </table:table-cell>
          <table:table-cell>
            <text:p>692179907</text:p>
          </table:table-cell>
          <table:table-cell>
            <text:p>271483553</text:p>
          </table:table-cell>
          <table:table-cell>
            <text:p>378039127</text:p>
          </table:table-cell>
          <table:table-cell>
            <text:p>350237263</text:p>
          </table:table-cell>
          <table:table-cell>
            <text:p>739519168</text:p>
          </table:table-cell>
          <table:table-cell>
            <text:p>314058348</text:p>
          </table:table-cell>
        </table:table-row>
        <table:table-row>
          <table:table-cell>
            <text:p>811942957</text:p>
          </table:table-cell>
          <table:table-cell>
            <text:p>104425358</text:p>
          </table:table-cell>
          <table:table-cell>
            <text:p>785816352</text:p>
          </table:table-cell>
          <table:table-cell>
            <text:p>652501548</text:p>
          </table:table-cell>
          <table:table-cell>
            <text:p>726652806</text:p>
          </table:table-cell>
          <table:table-cell>
            <text:p>698113215</text:p>
          </table:table-cell>
          <table:table-cell>
            <text:p>570867841</text:p>
          </table:table-cell>
        </table:table-row>
        <table:table-row>
          <table:table-cell>
            <text:p>185523962</text:p>
          </table:table-cell>
          <table:table-cell>
            <text:p>762284972</text:p>
          </table:table-cell>
          <table:table-cell>
            <text:p>489377439</text:p>
          </table:table-cell>
          <table:table-cell>
            <text:p>40425755</text:p>
          </table:table-cell>
          <table:table-cell>
            <text:p>401036480</text:p>
          </table:table-cell>
          <table:table-cell>
            <text:p>514494081</text:p>
          </table:table-cell>
          <table:table-cell>
            <text:p>201942663</text:p>
          </table:table-cell>
        </table:table-row>
        <table:table-row>
          <table:table-cell>
            <text:p>46967106</text:p>
          </table:table-cell>
          <table:table-cell>
            <text:p>900385274</text:p>
          </table:table-cell>
          <table:table-cell>
            <text:p>661858311</text:p>
          </table:table-cell>
          <table:table-cell>
            <text:p>430110368</text:p>
          </table:table-cell>
          <table:table-cell>
            <text:p>516521761</text:p>
          </table:table-cell>
          <table:table-cell>
            <text:p>300370009</text:p>
          </table:table-cell>
          <table:table-cell>
            <text:p>305914131</text:p>
          </table:table-cell>
        </table:table-row>
        <table:table-row>
          <table:table-cell>
            <text:p>960831911</text:p>
          </table:table-cell>
          <table:table-cell>
            <text:p>757379157</text:p>
          </table:table-cell>
          <table:table-cell>
            <text:p>617205489</text:p>
          </table:table-cell>
          <table:table-cell>
            <text:p>28221846</text:p>
          </table:table-cell>
          <table:table-cell>
            <text:p>224037167</text:p>
          </table:table-cell>
          <table:table-cell>
            <text:p>819912957</text:p>
          </table:table-cell>
          <table:table-cell>
            <text:p>239494350</text:p>
          </table:table-cell>
        </table:table-row>
        <table:table-row>
          <table:table-cell>
            <text:p>771759608</text:p>
          </table:table-cell>
          <table:table-cell>
            <text:p>939443821</text:p>
          </table:table-cell>
          <table:table-cell>
            <text:p>784694218</text:p>
          </table:table-cell>
          <table:table-cell>
            <text:p>833346401</text:p>
          </table:table-cell>
          <table:table-cell>
            <text:p>260756031</text:p>
          </table:table-cell>
          <table:table-cell>
            <text:p>881559622</text:p>
          </table:table-cell>
          <table:table-cell>
            <text:p>19444118</text:p>
          </table:table-cell>
        </table:table-row>
        <table:table-row>
          <table:table-cell>
            <text:p>618566428</text:p>
          </table:table-cell>
          <table:table-cell>
            <text:p>228699520</text:p>
          </table:table-cell>
          <table:table-cell>
            <text:p>150874320</text:p>
          </table:table-cell>
          <table:table-cell>
            <text:p>419317953</text:p>
          </table:table-cell>
          <table:table-cell>
            <text:p>39400172</text:p>
          </table:table-cell>
          <table:table-cell>
            <text:p>321920897</text:p>
          </table:table-cell>
          <table:table-cell>
            <text:p>418816479</text:p>
          </table:table-cell>
        </table:table-row>
        <table:table-row>
          <table:table-cell>
            <text:p>785127905</text:p>
          </table:table-cell>
          <table:table-cell>
            <text:p>935852198</text:p>
          </table:table-cell>
          <table:table-cell>
            <text:p>260058874</text:p>
          </table:table-cell>
          <table:table-cell>
            <text:p>336164235</text:p>
          </table:table-cell>
          <table:table-cell>
            <text:p>257155180</text:p>
          </table:table-cell>
          <table:table-cell>
            <text:p>994647078</text:p>
          </table:table-cell>
          <table:table-cell>
            <text:p>557076091</text:p>
          </table:table-cell>
        </table:table-row>
        <table:table-row>
          <table:table-cell>
            <text:p>235613916</text:p>
          </table:table-cell>
          <table:table-cell>
            <text:p>159413532</text:p>
          </table:table-cell>
          <table:table-cell>
            <text:p>903421709</text:p>
          </table:table-cell>
          <table:table-cell>
            <text:p>208584992</text:p>
          </table:table-cell>
          <table:table-cell>
            <text:p>905024998</text:p>
          </table:table-cell>
          <table:table-cell>
            <text:p>137957392</text:p>
          </table:table-cell>
          <table:table-cell>
            <text:p>217783712</text:p>
          </table:table-cell>
        </table:table-row>
        <table:table-row>
          <table:table-cell>
            <text:p>126375688</text:p>
          </table:table-cell>
          <table:table-cell>
            <text:p>114446716</text:p>
          </table:table-cell>
          <table:table-cell>
            <text:p>969018568</text:p>
          </table:table-cell>
          <table:table-cell>
            <text:p>815151865</text:p>
          </table:table-cell>
          <table:table-cell>
            <text:p>567102380</text:p>
          </table:table-cell>
          <table:table-cell>
            <text:p>780979911</text:p>
          </table:table-cell>
          <table:table-cell>
            <text:p>130601288</text:p>
          </table:table-cell>
        </table:table-row>
        <table:table-row>
          <table:table-cell>
            <text:p>114576843</text:p>
          </table:table-cell>
          <table:table-cell>
            <text:p>262196010</text:p>
          </table:table-cell>
          <table:table-cell>
            <text:p>580701950</text:p>
          </table:table-cell>
          <table:table-cell>
            <text:p>354077345</text:p>
          </table:table-cell>
          <table:table-cell>
            <text:p>10324478</text:p>
          </table:table-cell>
          <table:table-cell>
            <text:p>845256068</text:p>
          </table:table-cell>
          <table:table-cell>
            <text:p>462996637</text:p>
          </table:table-cell>
        </table:table-row>
        <table:table-row>
          <table:table-cell>
            <text:p>769018619</text:p>
          </table:table-cell>
          <table:table-cell>
            <text:p>742744795</text:p>
          </table:table-cell>
          <table:table-cell>
            <text:p>428877216</text:p>
          </table:table-cell>
          <table:table-cell>
            <text:p>441288804</text:p>
          </table:table-cell>
          <table:table-cell>
            <text:p>96267969</text:p>
          </table:table-cell>
          <table:table-cell>
            <text:p>921220531</text:p>
          </table:table-cell>
          <table:table-cell>
            <text:p>441208298</text:p>
          </table:table-cell>
        </table:table-row>
        <table:table-row>
          <table:table-cell>
            <text:p>420965461</text:p>
          </table:table-cell>
          <table:table-cell>
            <text:p>59278494</text:p>
          </table:table-cell>
          <table:table-cell>
            <text:p>485565228</text:p>
          </table:table-cell>
          <table:table-cell>
            <text:p>425618410</text:p>
          </table:table-cell>
          <table:table-cell>
            <text:p>618718865</text:p>
          </table:table-cell>
          <table:table-cell>
            <text:p>933485246</text:p>
          </table:table-cell>
          <table:table-cell>
            <text:p>283157126</text:p>
          </table:table-cell>
        </table:table-row>
        <table:table-row>
          <table:table-cell>
            <text:p>337578327</text:p>
          </table:table-cell>
          <table:table-cell>
            <text:p>115005613</text:p>
          </table:table-cell>
          <table:table-cell>
            <text:p>106328058</text:p>
          </table:table-cell>
          <table:table-cell>
            <text:p>175847446</text:p>
          </table:table-cell>
          <table:table-cell>
            <text:p>37757388</text:p>
          </table:table-cell>
          <table:table-cell>
            <text:p>875969924</text:p>
          </table:table-cell>
          <table:table-cell>
            <text:p>999770583</text:p>
          </table:table-cell>
        </table:table-row>
        <table:table-row>
          <table:table-cell>
            <text:p>759003319</text:p>
          </table:table-cell>
          <table:table-cell>
            <text:p>134980585</text:p>
          </table:table-cell>
          <table:table-cell>
            <text:p>916017092</text:p>
          </table:table-cell>
          <table:table-cell>
            <text:p>390620214</text:p>
          </table:table-cell>
          <table:table-cell>
            <text:p>573022700</text:p>
          </table:table-cell>
          <table:table-cell>
            <text:p>514410610</text:p>
          </table:table-cell>
          <table:table-cell>
            <text:p>103136239</text:p>
          </table:table-cell>
        </table:table-row>
        <table:table-row>
          <table:table-cell>
            <text:p>390637595</text:p>
          </table:table-cell>
          <table:table-cell>
            <text:p>687116752</text:p>
          </table:table-cell>
          <table:table-cell>
            <text:p>998139405</text:p>
          </table:table-cell>
          <table:table-cell>
            <text:p>694705922</text:p>
          </table:table-cell>
          <table:table-cell>
            <text:p>769979557</text:p>
          </table:table-cell>
          <table:table-cell>
            <text:p>292658539</text:p>
          </table:table-cell>
          <table:table-cell>
            <text:p>743834199</text:p>
          </table:table-cell>
        </table:table-row>
        <table:table-row>
          <table:table-cell>
            <text:p>42593332</text:p>
          </table:table-cell>
          <table:table-cell>
            <text:p>906973913</text:p>
          </table:table-cell>
          <table:table-cell>
            <text:p>40710592</text:p>
          </table:table-cell>
          <table:table-cell>
            <text:p>207692113</text:p>
          </table:table-cell>
          <table:table-cell>
            <text:p>910642777</text:p>
          </table:table-cell>
          <table:table-cell>
            <text:p>441259214</text:p>
          </table:table-cell>
          <table:table-cell>
            <text:p>170646804</text:p>
          </table:table-cell>
        </table:table-row>
        <table:table-row>
          <table:table-cell>
            <text:p>403786190</text:p>
          </table:table-cell>
          <table:table-cell>
            <text:p>285570529</text:p>
          </table:table-cell>
          <table:table-cell>
            <text:p>796035188</text:p>
          </table:table-cell>
          <table:table-cell>
            <text:p>38311310</text:p>
          </table:table-cell>
          <table:table-cell>
            <text:p>612918312</text:p>
          </table:table-cell>
          <table:table-cell>
            <text:p>580616158</text:p>
          </table:table-cell>
          <table:table-cell>
            <text:p>343929784</text:p>
          </table:table-cell>
        </table:table-row>
        <table:table-row>
          <table:table-cell>
            <text:p>137182525</text:p>
          </table:table-cell>
          <table:table-cell>
            <text:p>594823716</text:p>
          </table:table-cell>
          <table:table-cell>
            <text:p>812275008</text:p>
          </table:table-cell>
          <table:table-cell>
            <text:p>83847696</text:p>
          </table:table-cell>
          <table:table-cell>
            <text:p>134157576</text:p>
          </table:table-cell>
          <table:table-cell>
            <text:p>462471148</text:p>
          </table:table-cell>
          <table:table-cell>
            <text:p>68698205</text:p>
          </table:table-cell>
        </table:table-row>
        <table:table-row>
          <table:table-cell>
            <text:p>794224987</text:p>
          </table:table-cell>
          <table:table-cell>
            <text:p>415402700</text:p>
          </table:table-cell>
          <table:table-cell>
            <text:p>96756794</text:p>
          </table:table-cell>
          <table:table-cell>
            <text:p>569774723</text:p>
          </table:table-cell>
          <table:table-cell>
            <text:p>336617344</text:p>
          </table:table-cell>
          <table:table-cell>
            <text:p>153241889</text:p>
          </table:table-cell>
          <table:table-cell>
            <text:p>33493511</text:p>
          </table:table-cell>
        </table:table-row>
        <table:table-row>
          <table:table-cell>
            <text:p>7898417</text:p>
          </table:table-cell>
          <table:table-cell>
            <text:p>9738551</text:p>
          </table:table-cell>
          <table:table-cell>
            <text:p>830213545</text:p>
          </table:table-cell>
          <table:table-cell>
            <text:p>981876898</text:p>
          </table:table-cell>
          <table:table-cell>
            <text:p>127088085</text:p>
          </table:table-cell>
          <table:table-cell>
            <text:p>293621304</text:p>
          </table:table-cell>
          <table:table-cell>
            <text:p>17752034</text:p>
          </table:table-cell>
        </table:table-row>
        <table:table-row>
          <table:table-cell>
            <text:p>107184918</text:p>
          </table:table-cell>
          <table:table-cell>
            <text:p>253840086</text:p>
          </table:table-cell>
          <table:table-cell>
            <text:p>235766900</text:p>
          </table:table-cell>
          <table:table-cell>
            <text:p>637834332</text:p>
          </table:table-cell>
          <table:table-cell>
            <text:p>842210552</text:p>
          </table:table-cell>
          <table:table-cell>
            <text:p>417230698</text:p>
          </table:table-cell>
          <table:table-cell>
            <text:p>915847250</text:p>
          </table:table-cell>
        </table:table-row>
        <table:table-row>
          <table:table-cell>
            <text:p>265695092</text:p>
          </table:table-cell>
          <table:table-cell>
            <text:p>369884796</text:p>
          </table:table-cell>
          <table:table-cell>
            <text:p>95199196</text:p>
          </table:table-cell>
          <table:table-cell>
            <text:p>497134980</text:p>
          </table:table-cell>
          <table:table-cell>
            <text:p>702781400</text:p>
          </table:table-cell>
          <table:table-cell>
            <text:p>82895421</text:p>
          </table:table-cell>
          <table:table-cell>
            <text:p>699339736</text:p>
          </table:table-cell>
        </table:table-row>
        <table:table-row>
          <table:table-cell>
            <text:p>336155662</text:p>
          </table:table-cell>
          <table:table-cell>
            <text:p>425716751</text:p>
          </table:table-cell>
          <table:table-cell>
            <text:p>349479749</text:p>
          </table:table-cell>
          <table:table-cell>
            <text:p>325038134</text:p>
          </table:table-cell>
          <table:table-cell>
            <text:p>136996907</text:p>
          </table:table-cell>
          <table:table-cell>
            <text:p>92215279</text:p>
          </table:table-cell>
          <table:table-cell>
            <text:p>95383343</text:p>
          </table:table-cell>
        </table:table-row>
        <table:table-row>
          <table:table-cell>
            <text:p>475441729</text:p>
          </table:table-cell>
          <table:table-cell>
            <text:p>842345956</text:p>
          </table:table-cell>
          <table:table-cell>
            <text:p>294582714</text:p>
          </table:table-cell>
          <table:table-cell>
            <text:p>61431810</text:p>
          </table:table-cell>
          <table:table-cell>
            <text:p>205148528</text:p>
          </table:table-cell>
          <table:table-cell>
            <text:p>904607489</text:p>
          </table:table-cell>
          <table:table-cell>
            <text:p>8049977</text:p>
          </table:table-cell>
        </table:table-row>
        <table:table-row>
          <table:table-cell>
            <text:p>156287318</text:p>
          </table:table-cell>
          <table:table-cell>
            <text:p>164692273</text:p>
          </table:table-cell>
          <table:table-cell>
            <text:p>902087230</text:p>
          </table:table-cell>
          <table:table-cell>
            <text:p>746061613</text:p>
          </table:table-cell>
          <table:table-cell>
            <text:p>10441630</text:p>
          </table:table-cell>
          <table:table-cell>
            <text:p>974992022</text:p>
          </table:table-cell>
          <table:table-cell>
            <text:p>529364338</text:p>
          </table:table-cell>
        </table:table-row>
        <table:table-row>
          <table:table-cell>
            <text:p>660778549</text:p>
          </table:table-cell>
          <table:table-cell>
            <text:p>610420103</text:p>
          </table:table-cell>
          <table:table-cell>
            <text:p>424240524</text:p>
          </table:table-cell>
          <table:table-cell>
            <text:p>125158310</text:p>
          </table:table-cell>
          <table:table-cell>
            <text:p>337792219</text:p>
          </table:table-cell>
          <table:table-cell>
            <text:p>439157520</text:p>
          </table:table-cell>
          <table:table-cell>
            <text:p>560131784</text:p>
          </table:table-cell>
        </table:table-row>
        <table:table-row>
          <table:table-cell>
            <text:p>385924144</text:p>
          </table:table-cell>
          <table:table-cell>
            <text:p>310272811</text:p>
          </table:table-cell>
          <table:table-cell>
            <text:p>492183475</text:p>
          </table:table-cell>
          <table:table-cell>
            <text:p>783158356</text:p>
          </table:table-cell>
          <table:table-cell>
            <text:p>426002102</text:p>
          </table:table-cell>
          <table:table-cell>
            <text:p>966810520</text:p>
          </table:table-cell>
          <table:table-cell>
            <text:p>651493627</text:p>
          </table:table-cell>
        </table:table-row>
        <table:table-row>
          <table:table-cell>
            <text:p>449379724</text:p>
          </table:table-cell>
          <table:table-cell>
            <text:p>130923516</text:p>
          </table:table-cell>
          <table:table-cell>
            <text:p>302145140</text:p>
          </table:table-cell>
          <table:table-cell>
            <text:p>885572232</text:p>
          </table:table-cell>
          <table:table-cell>
            <text:p>553069810</text:p>
          </table:table-cell>
          <table:table-cell>
            <text:p>469307045</text:p>
          </table:table-cell>
          <table:table-cell>
            <text:p>989613137</text:p>
          </table:table-cell>
        </table:table-row>
        <table:table-row>
          <table:table-cell>
            <text:p>863148656</text:p>
          </table:table-cell>
          <table:table-cell>
            <text:p>580592775</text:p>
          </table:table-cell>
          <table:table-cell>
            <text:p>209683563</text:p>
          </table:table-cell>
          <table:table-cell>
            <text:p>199137645</text:p>
          </table:table-cell>
          <table:table-cell>
            <text:p>497105316</text:p>
          </table:table-cell>
          <table:table-cell>
            <text:p>606688200</text:p>
          </table:table-cell>
          <table:table-cell>
            <text:p>728721048</text:p>
          </table:table-cell>
        </table:table-row>
        <table:table-row>
          <table:table-cell>
            <text:p>819498867</text:p>
          </table:table-cell>
          <table:table-cell>
            <text:p>399085544</text:p>
          </table:table-cell>
          <table:table-cell>
            <text:p>965152460</text:p>
          </table:table-cell>
          <table:table-cell>
            <text:p>759475605</text:p>
          </table:table-cell>
          <table:table-cell>
            <text:p>774859542</text:p>
          </table:table-cell>
          <table:table-cell>
            <text:p>927686354</text:p>
          </table:table-cell>
          <table:table-cell>
            <text:p>234187432</text:p>
          </table:table-cell>
        </table:table-row>
        <table:table-row>
          <table:table-cell>
            <text:p>284202587</text:p>
          </table:table-cell>
          <table:table-cell>
            <text:p>739329552</text:p>
          </table:table-cell>
          <table:table-cell>
            <text:p>233497652</text:p>
          </table:table-cell>
          <table:table-cell>
            <text:p>223551384</text:p>
          </table:table-cell>
          <table:table-cell>
            <text:p>691224912</text:p>
          </table:table-cell>
          <table:table-cell>
            <text:p>781557385</text:p>
          </table:table-cell>
          <table:table-cell>
            <text:p>666072201</text:p>
          </table:table-cell>
        </table:table-row>
        <table:table-row>
          <table:table-cell>
            <text:p>591537551</text:p>
          </table:table-cell>
          <table:table-cell>
            <text:p>203877744</text:p>
          </table:table-cell>
          <table:table-cell>
            <text:p>749227947</text:p>
          </table:table-cell>
          <table:table-cell>
            <text:p>26023471</text:p>
          </table:table-cell>
          <table:table-cell>
            <text:p>914262592</text:p>
          </table:table-cell>
          <table:table-cell>
            <text:p>697614305</text:p>
          </table:table-cell>
          <table:table-cell>
            <text:p>756044585</text:p>
          </table:table-cell>
        </table:table-row>
        <table:table-row>
          <table:table-cell>
            <text:p>506831525</text:p>
          </table:table-cell>
          <table:table-cell>
            <text:p>953095518</text:p>
          </table:table-cell>
          <table:table-cell>
            <text:p>913714452</text:p>
          </table:table-cell>
          <table:table-cell>
            <text:p>253096362</text:p>
          </table:table-cell>
          <table:table-cell>
            <text:p>699166818</text:p>
          </table:table-cell>
          <table:table-cell>
            <text:p>111962645</text:p>
          </table:table-cell>
          <table:table-cell>
            <text:p>542561667</text:p>
          </table:table-cell>
        </table:table-row>
        <table:table-row>
          <table:table-cell>
            <text:p>887855045</text:p>
          </table:table-cell>
          <table:table-cell>
            <text:p>80422394</text:p>
          </table:table-cell>
          <table:table-cell>
            <text:p>750082961</text:p>
          </table:table-cell>
          <table:table-cell>
            <text:p>915612686</text:p>
          </table:table-cell>
          <table:table-cell>
            <text:p>635518956</text:p>
          </table:table-cell>
          <table:table-cell>
            <text:p>159245495</text:p>
          </table:table-cell>
          <table:table-cell>
            <text:p>840480639</text:p>
          </table:table-cell>
        </table:table-row>
        <table:table-row>
          <table:table-cell>
            <text:p>850493758</text:p>
          </table:table-cell>
          <table:table-cell>
            <text:p>720629520</text:p>
          </table:table-cell>
          <table:table-cell>
            <text:p>275670860</text:p>
          </table:table-cell>
          <table:table-cell>
            <text:p>307650141</text:p>
          </table:table-cell>
          <table:table-cell>
            <text:p>98389674</text:p>
          </table:table-cell>
          <table:table-cell>
            <text:p>156349153</text:p>
          </table:table-cell>
          <table:table-cell>
            <text:p>919745205</text:p>
          </table:table-cell>
        </table:table-row>
        <table:table-row>
          <table:table-cell>
            <text:p>165141026</text:p>
          </table:table-cell>
          <table:table-cell>
            <text:p>724161003</text:p>
          </table:table-cell>
          <table:table-cell>
            <text:p>762775568</text:p>
          </table:table-cell>
          <table:table-cell>
            <text:p>954620298</text:p>
          </table:table-cell>
          <table:table-cell>
            <text:p>669381459</text:p>
          </table:table-cell>
          <table:table-cell>
            <text:p>635549338</text:p>
          </table:table-cell>
          <table:table-cell>
            <text:p>959319801</text:p>
          </table:table-cell>
        </table:table-row>
        <table:table-row>
          <table:table-cell>
            <text:p>774671765</text:p>
          </table:table-cell>
          <table:table-cell>
            <text:p>389392196</text:p>
          </table:table-cell>
          <table:table-cell>
            <text:p>578228262</text:p>
          </table:table-cell>
          <table:table-cell>
            <text:p>216610853</text:p>
          </table:table-cell>
          <table:table-cell>
            <text:p>124456352</text:p>
          </table:table-cell>
          <table:table-cell>
            <text:p>33703722</text:p>
          </table:table-cell>
          <table:table-cell>
            <text:p>195109218</text:p>
          </table:table-cell>
        </table:table-row>
        <table:table-row>
          <table:table-cell>
            <text:p>908771559</text:p>
          </table:table-cell>
          <table:table-cell>
            <text:p>714956364</text:p>
          </table:table-cell>
          <table:table-cell>
            <text:p>799979681</text:p>
          </table:table-cell>
          <table:table-cell>
            <text:p>845292644</text:p>
          </table:table-cell>
          <table:table-cell>
            <text:p>421616471</text:p>
          </table:table-cell>
          <table:table-cell>
            <text:p>838569060</text:p>
          </table:table-cell>
          <table:table-cell>
            <text:p>396107796</text:p>
          </table:table-cell>
        </table:table-row>
        <table:table-row>
          <table:table-cell>
            <text:p>982397899</text:p>
          </table:table-cell>
          <table:table-cell>
            <text:p>475060812</text:p>
          </table:table-cell>
          <table:table-cell>
            <text:p>429268020</text:p>
          </table:table-cell>
          <table:table-cell>
            <text:p>858967307</text:p>
          </table:table-cell>
          <table:table-cell>
            <text:p>144293574</text:p>
          </table:table-cell>
          <table:table-cell>
            <text:p>852627698</text:p>
          </table:table-cell>
          <table:table-cell>
            <text:p>378670424</text:p>
          </table:table-cell>
        </table:table-row>
        <table:table-row>
          <table:table-cell>
            <text:p>168086580</text:p>
          </table:table-cell>
          <table:table-cell>
            <text:p>382650176</text:p>
          </table:table-cell>
          <table:table-cell>
            <text:p>251543379</text:p>
          </table:table-cell>
          <table:table-cell>
            <text:p>38414163</text:p>
          </table:table-cell>
          <table:table-cell>
            <text:p>230699099</text:p>
          </table:table-cell>
          <table:table-cell>
            <text:p>336774063</text:p>
          </table:table-cell>
          <table:table-cell>
            <text:p>284021546</text:p>
          </table:table-cell>
        </table:table-row>
        <table:table-row>
          <table:table-cell>
            <text:p>635049621</text:p>
          </table:table-cell>
          <table:table-cell>
            <text:p>820899676</text:p>
          </table:table-cell>
          <table:table-cell>
            <text:p>549071440</text:p>
          </table:table-cell>
          <table:table-cell>
            <text:p>22961452</text:p>
          </table:table-cell>
          <table:table-cell>
            <text:p>550078000</text:p>
          </table:table-cell>
          <table:table-cell>
            <text:p>151686533</text:p>
          </table:table-cell>
          <table:table-cell>
            <text:p>270021209</text:p>
          </table:table-cell>
        </table:table-row>
        <table:table-row>
          <table:table-cell>
            <text:p>859358081</text:p>
          </table:table-cell>
          <table:table-cell>
            <text:p>666312116</text:p>
          </table:table-cell>
          <table:table-cell>
            <text:p>392037646</text:p>
          </table:table-cell>
          <table:table-cell>
            <text:p>220842459</text:p>
          </table:table-cell>
          <table:table-cell>
            <text:p>66972639</text:p>
          </table:table-cell>
          <table:table-cell>
            <text:p>494531916</text:p>
          </table:table-cell>
          <table:table-cell>
            <text:p>652150778</text:p>
          </table:table-cell>
        </table:table-row>
        <table:table-row>
          <table:table-cell>
            <text:p>285949856</text:p>
          </table:table-cell>
          <table:table-cell>
            <text:p>139654538</text:p>
          </table:table-cell>
          <table:table-cell>
            <text:p>565001060</text:p>
          </table:table-cell>
          <table:table-cell>
            <text:p>161307588</text:p>
          </table:table-cell>
          <table:table-cell>
            <text:p>4199035</text:p>
          </table:table-cell>
          <table:table-cell>
            <text:p>589160322</text:p>
          </table:table-cell>
          <table:table-cell>
            <text:p>171403933</text:p>
          </table:table-cell>
        </table:table-row>
        <table:table-row>
          <table:table-cell>
            <text:p>965738364</text:p>
          </table:table-cell>
          <table:table-cell>
            <text:p>460786210</text:p>
          </table:table-cell>
          <table:table-cell>
            <text:p>704023387</text:p>
          </table:table-cell>
          <table:table-cell>
            <text:p>791921433</text:p>
          </table:table-cell>
          <table:table-cell>
            <text:p>997817628</text:p>
          </table:table-cell>
          <table:table-cell>
            <text:p>483475583</text:p>
          </table:table-cell>
          <table:table-cell>
            <text:p>89941621</text:p>
          </table:table-cell>
        </table:table-row>
        <table:table-row>
          <table:table-cell>
            <text:p>554527674</text:p>
          </table:table-cell>
          <table:table-cell>
            <text:p>919191523</text:p>
          </table:table-cell>
          <table:table-cell>
            <text:p>939845563</text:p>
          </table:table-cell>
          <table:table-cell>
            <text:p>914517606</text:p>
          </table:table-cell>
          <table:table-cell>
            <text:p>732102364</text:p>
          </table:table-cell>
          <table:table-cell>
            <text:p>52383797</text:p>
          </table:table-cell>
          <table:table-cell>
            <text:p>687390423</text:p>
          </table:table-cell>
        </table:table-row>
        <table:table-row>
          <table:table-cell>
            <text:p>461489921</text:p>
          </table:table-cell>
          <table:table-cell>
            <text:p>602839519</text:p>
          </table:table-cell>
          <table:table-cell>
            <text:p>372276153</text:p>
          </table:table-cell>
          <table:table-cell>
            <text:p>685964268</text:p>
          </table:table-cell>
          <table:table-cell>
            <text:p>416440145</text:p>
          </table:table-cell>
          <table:table-cell>
            <text:p>72144974</text:p>
          </table:table-cell>
          <table:table-cell>
            <text:p>508442299</text:p>
          </table:table-cell>
        </table:table-row>
        <table:table-row>
          <table:table-cell>
            <text:p>107402949</text:p>
          </table:table-cell>
          <table:table-cell>
            <text:p>853901572</text:p>
          </table:table-cell>
          <table:table-cell>
            <text:p>986048160</text:p>
          </table:table-cell>
          <table:table-cell>
            <text:p>586338574</text:p>
          </table:table-cell>
          <table:table-cell>
            <text:p>257735342</text:p>
          </table:table-cell>
          <table:table-cell>
            <text:p>740275400</text:p>
          </table:table-cell>
          <table:table-cell>
            <text:p>551417297</text:p>
          </table:table-cell>
        </table:table-row>
        <table:table-row>
          <table:table-cell>
            <text:p>649068925</text:p>
          </table:table-cell>
          <table:table-cell>
            <text:p>467294697</text:p>
          </table:table-cell>
          <table:table-cell>
            <text:p>387875704</text:p>
          </table:table-cell>
          <table:table-cell>
            <text:p>901011837</text:p>
          </table:table-cell>
          <table:table-cell>
            <text:p>75293750</text:p>
          </table:table-cell>
          <table:table-cell>
            <text:p>79906613</text:p>
          </table:table-cell>
          <table:table-cell>
            <text:p>415505701</text:p>
          </table:table-cell>
        </table:table-row>
        <table:table-row>
          <table:table-cell>
            <text:p>725416243</text:p>
          </table:table-cell>
          <table:table-cell>
            <text:p>488640032</text:p>
          </table:table-cell>
          <table:table-cell>
            <text:p>335503034</text:p>
          </table:table-cell>
          <table:table-cell>
            <text:p>177947077</text:p>
          </table:table-cell>
          <table:table-cell>
            <text:p>204140939</text:p>
          </table:table-cell>
          <table:table-cell>
            <text:p>783004652</text:p>
          </table:table-cell>
          <table:table-cell>
            <text:p>341814414</text:p>
          </table:table-cell>
        </table:table-row>
        <table:table-row>
          <table:table-cell>
            <text:p>598596508</text:p>
          </table:table-cell>
          <table:table-cell>
            <text:p>955595033</text:p>
          </table:table-cell>
          <table:table-cell>
            <text:p>77342065</text:p>
          </table:table-cell>
          <table:table-cell>
            <text:p>436847159</text:p>
          </table:table-cell>
          <table:table-cell>
            <text:p>615428488</text:p>
          </table:table-cell>
          <table:table-cell>
            <text:p>431941969</text:p>
          </table:table-cell>
          <table:table-cell>
            <text:p>388525747</text:p>
          </table:table-cell>
        </table:table-row>
        <table:table-row>
          <table:table-cell>
            <text:p>689308907</text:p>
          </table:table-cell>
          <table:table-cell>
            <text:p>859444752</text:p>
          </table:table-cell>
          <table:table-cell>
            <text:p>633437494</text:p>
          </table:table-cell>
          <table:table-cell>
            <text:p>653989810</text:p>
          </table:table-cell>
          <table:table-cell>
            <text:p>590737166</text:p>
          </table:table-cell>
          <table:table-cell>
            <text:p>777604917</text:p>
          </table:table-cell>
          <table:table-cell>
            <text:p>146495326</text:p>
          </table:table-cell>
        </table:table-row>
        <table:table-row>
          <table:table-cell>
            <text:p>928309350</text:p>
          </table:table-cell>
          <table:table-cell>
            <text:p>297791964</text:p>
          </table:table-cell>
          <table:table-cell>
            <text:p>258092220</text:p>
          </table:table-cell>
          <table:table-cell>
            <text:p>575460181</text:p>
          </table:table-cell>
          <table:table-cell>
            <text:p>600109033</text:p>
          </table:table-cell>
          <table:table-cell>
            <text:p>135437540</text:p>
          </table:table-cell>
          <table:table-cell>
            <text:p>134747630</text:p>
          </table:table-cell>
        </table:table-row>
        <table:table-row>
          <table:table-cell>
            <text:p>840672673</text:p>
          </table:table-cell>
          <table:table-cell>
            <text:p>987197589</text:p>
          </table:table-cell>
          <table:table-cell>
            <text:p>602452415</text:p>
          </table:table-cell>
          <table:table-cell>
            <text:p>853072386</text:p>
          </table:table-cell>
          <table:table-cell>
            <text:p>649860188</text:p>
          </table:table-cell>
          <table:table-cell>
            <text:p>239857468</text:p>
          </table:table-cell>
          <table:table-cell>
            <text:p>26786043</text:p>
          </table:table-cell>
        </table:table-row>
        <table:table-row>
          <table:table-cell>
            <text:p>162130239</text:p>
          </table:table-cell>
          <table:table-cell>
            <text:p>422538635</text:p>
          </table:table-cell>
          <table:table-cell>
            <text:p>436988598</text:p>
          </table:table-cell>
          <table:table-cell>
            <text:p>264214268</text:p>
          </table:table-cell>
          <table:table-cell>
            <text:p>800747604</text:p>
          </table:table-cell>
          <table:table-cell>
            <text:p>25037629</text:p>
          </table:table-cell>
          <table:table-cell>
            <text:p>562759136</text:p>
          </table:table-cell>
        </table:table-row>
        <table:table-row>
          <table:table-cell>
            <text:p>390999247</text:p>
          </table:table-cell>
          <table:table-cell>
            <text:p>703422320</text:p>
          </table:table-cell>
          <table:table-cell>
            <text:p>334805870</text:p>
          </table:table-cell>
          <table:table-cell>
            <text:p>848264562</text:p>
          </table:table-cell>
          <table:table-cell>
            <text:p>109308371</text:p>
          </table:table-cell>
          <table:table-cell>
            <text:p>596000863</text:p>
          </table:table-cell>
          <table:table-cell>
            <text:p>980527065</text:p>
          </table:table-cell>
        </table:table-row>
        <table:table-row>
          <table:table-cell>
            <text:p>892429100</text:p>
          </table:table-cell>
          <table:table-cell>
            <text:p>162015265</text:p>
          </table:table-cell>
          <table:table-cell>
            <text:p>991997469</text:p>
          </table:table-cell>
          <table:table-cell>
            <text:p>748724375</text:p>
          </table:table-cell>
          <table:table-cell>
            <text:p>170760040</text:p>
          </table:table-cell>
          <table:table-cell>
            <text:p>977993647</text:p>
          </table:table-cell>
          <table:table-cell>
            <text:p>841375647</text:p>
          </table:table-cell>
        </table:table-row>
        <table:table-row>
          <table:table-cell>
            <text:p>663754495</text:p>
          </table:table-cell>
          <table:table-cell>
            <text:p>796646085</text:p>
          </table:table-cell>
          <table:table-cell>
            <text:p>534687411</text:p>
          </table:table-cell>
          <table:table-cell>
            <text:p>73130929</text:p>
          </table:table-cell>
          <table:table-cell>
            <text:p>338724229</text:p>
          </table:table-cell>
          <table:table-cell>
            <text:p>312241428</text:p>
          </table:table-cell>
          <table:table-cell>
            <text:p>902550373</text:p>
          </table:table-cell>
        </table:table-row>
        <table:table-row>
          <table:table-cell>
            <text:p>5013119</text:p>
          </table:table-cell>
          <table:table-cell>
            <text:p>190123123</text:p>
          </table:table-cell>
          <table:table-cell>
            <text:p>334576682</text:p>
          </table:table-cell>
          <table:table-cell>
            <text:p>203039540</text:p>
          </table:table-cell>
          <table:table-cell>
            <text:p>698828401</text:p>
          </table:table-cell>
          <table:table-cell>
            <text:p>863392336</text:p>
          </table:table-cell>
          <table:table-cell>
            <text:p>345899710</text:p>
          </table:table-cell>
        </table:table-row>
        <table:table-row>
          <table:table-cell>
            <text:p>27880262</text:p>
          </table:table-cell>
          <table:table-cell>
            <text:p>446329434</text:p>
          </table:table-cell>
          <table:table-cell>
            <text:p>899557674</text:p>
          </table:table-cell>
          <table:table-cell>
            <text:p>629413592</text:p>
          </table:table-cell>
          <table:table-cell>
            <text:p>695433136</text:p>
          </table:table-cell>
          <table:table-cell>
            <text:p>60507598</text:p>
          </table:table-cell>
          <table:table-cell>
            <text:p>52774953</text:p>
          </table:table-cell>
        </table:table-row>
        <table:table-row>
          <table:table-cell>
            <text:p>208238031</text:p>
          </table:table-cell>
          <table:table-cell>
            <text:p>7650436</text:p>
          </table:table-cell>
          <table:table-cell>
            <text:p>981284631</text:p>
          </table:table-cell>
          <table:table-cell>
            <text:p>681483296</text:p>
          </table:table-cell>
          <table:table-cell>
            <text:p>303018571</text:p>
          </table:table-cell>
          <table:table-cell>
            <text:p>805245405</text:p>
          </table:table-cell>
          <table:table-cell>
            <text:p>874892598</text:p>
          </table:table-cell>
        </table:table-row>
        <table:table-row>
          <table:table-cell>
            <text:p>856956048</text:p>
          </table:table-cell>
          <table:table-cell>
            <text:p>520203873</text:p>
          </table:table-cell>
          <table:table-cell>
            <text:p>589462289</text:p>
          </table:table-cell>
          <table:table-cell>
            <text:p>929243478</text:p>
          </table:table-cell>
          <table:table-cell>
            <text:p>994849793</text:p>
          </table:table-cell>
          <table:table-cell>
            <text:p>308230766</text:p>
          </table:table-cell>
          <table:table-cell>
            <text:p>477490259</text:p>
          </table:table-cell>
        </table:table-row>
        <table:table-row>
          <table:table-cell>
            <text:p>374483474</text:p>
          </table:table-cell>
          <table:table-cell>
            <text:p>56723416</text:p>
          </table:table-cell>
          <table:table-cell>
            <text:p>443384849</text:p>
          </table:table-cell>
          <table:table-cell>
            <text:p>952862014</text:p>
          </table:table-cell>
          <table:table-cell>
            <text:p>360393644</text:p>
          </table:table-cell>
          <table:table-cell>
            <text:p>378043778</text:p>
          </table:table-cell>
          <table:table-cell>
            <text:p>43734312</text:p>
          </table:table-cell>
        </table:table-row>
        <table:table-row>
          <table:table-cell>
            <text:p>739000040</text:p>
          </table:table-cell>
          <table:table-cell>
            <text:p>864027127</text:p>
          </table:table-cell>
          <table:table-cell>
            <text:p>137120939</text:p>
          </table:table-cell>
          <table:table-cell>
            <text:p>180524574</text:p>
          </table:table-cell>
          <table:table-cell>
            <text:p>218665018</text:p>
          </table:table-cell>
          <table:table-cell>
            <text:p>305926743</text:p>
          </table:table-cell>
          <table:table-cell>
            <text:p>273449288</text:p>
          </table:table-cell>
        </table:table-row>
        <table:table-row>
          <table:table-cell>
            <text:p>41036832</text:p>
          </table:table-cell>
          <table:table-cell>
            <text:p>711939593</text:p>
          </table:table-cell>
          <table:table-cell>
            <text:p>838307820</text:p>
          </table:table-cell>
          <table:table-cell>
            <text:p>23966714</text:p>
          </table:table-cell>
          <table:table-cell>
            <text:p>73990082</text:p>
          </table:table-cell>
          <table:table-cell>
            <text:p>937878071</text:p>
          </table:table-cell>
          <table:table-cell>
            <text:p>158056824</text:p>
          </table:table-cell>
        </table:table-row>
        <table:table-row>
          <table:table-cell>
            <text:p>84370324</text:p>
          </table:table-cell>
          <table:table-cell>
            <text:p>719629898</text:p>
          </table:table-cell>
          <table:table-cell>
            <text:p>318593110</text:p>
          </table:table-cell>
          <table:table-cell>
            <text:p>122051551</text:p>
          </table:table-cell>
          <table:table-cell>
            <text:p>332279554</text:p>
          </table:table-cell>
          <table:table-cell>
            <text:p>439601603</text:p>
          </table:table-cell>
          <table:table-cell>
            <text:p>319624215</text:p>
          </table:table-cell>
        </table:table-row>
        <table:table-row>
          <table:table-cell>
            <text:p>650625734</text:p>
          </table:table-cell>
          <table:table-cell>
            <text:p>309799312</text:p>
          </table:table-cell>
          <table:table-cell>
            <text:p>342410919</text:p>
          </table:table-cell>
          <table:table-cell>
            <text:p>915443488</text:p>
          </table:table-cell>
          <table:table-cell>
            <text:p>813694538</text:p>
          </table:table-cell>
          <table:table-cell>
            <text:p>349134908</text:p>
          </table:table-cell>
          <table:table-cell>
            <text:p>916658126</text:p>
          </table:table-cell>
        </table:table-row>
        <table:table-row>
          <table:table-cell>
            <text:p>384253971</text:p>
          </table:table-cell>
          <table:table-cell>
            <text:p>728363390</text:p>
          </table:table-cell>
          <table:table-cell>
            <text:p>531951858</text:p>
          </table:table-cell>
          <table:table-cell>
            <text:p>438944503</text:p>
          </table:table-cell>
          <table:table-cell>
            <text:p>774083532</text:p>
          </table:table-cell>
          <table:table-cell>
            <text:p>632720737</text:p>
          </table:table-cell>
          <table:table-cell>
            <text:p>663280888</text:p>
          </table:table-cell>
        </table:table-row>
        <table:table-row>
          <table:table-cell>
            <text:p>416580953</text:p>
          </table:table-cell>
          <table:table-cell>
            <text:p>357262811</text:p>
          </table:table-cell>
          <table:table-cell>
            <text:p>404241266</text:p>
          </table:table-cell>
          <table:table-cell>
            <text:p>386096730</text:p>
          </table:table-cell>
          <table:table-cell>
            <text:p>58906676</text:p>
          </table:table-cell>
          <table:table-cell>
            <text:p>996001283</text:p>
          </table:table-cell>
          <table:table-cell>
            <text:p>765170958</text:p>
          </table:table-cell>
        </table:table-row>
        <table:table-row>
          <table:table-cell>
            <text:p>657272616</text:p>
          </table:table-cell>
          <table:table-cell>
            <text:p>847575715</text:p>
          </table:table-cell>
          <table:table-cell>
            <text:p>900158078</text:p>
          </table:table-cell>
          <table:table-cell>
            <text:p>838617479</text:p>
          </table:table-cell>
          <table:table-cell>
            <text:p>351223825</text:p>
          </table:table-cell>
          <table:table-cell>
            <text:p>976455826</text:p>
          </table:table-cell>
          <table:table-cell>
            <text:p>99692066</text:p>
          </table:table-cell>
        </table:table-row>
        <table:table-row>
          <table:table-cell>
            <text:p>863543381</text:p>
          </table:table-cell>
          <table:table-cell>
            <text:p>690473406</text:p>
          </table:table-cell>
          <table:table-cell>
            <text:p>559751103</text:p>
          </table:table-cell>
          <table:table-cell>
            <text:p>582987860</text:p>
          </table:table-cell>
          <table:table-cell>
            <text:p>730853604</text:p>
          </table:table-cell>
          <table:table-cell>
            <text:p>405682015</text:p>
          </table:table-cell>
          <table:table-cell>
            <text:p>689485446</text:p>
          </table:table-cell>
        </table:table-row>
        <table:table-row>
          <table:table-cell>
            <text:p>311540191</text:p>
          </table:table-cell>
          <table:table-cell>
            <text:p>356723350</text:p>
          </table:table-cell>
          <table:table-cell>
            <text:p>816797161</text:p>
          </table:table-cell>
          <table:table-cell>
            <text:p>471111561</text:p>
          </table:table-cell>
          <table:table-cell>
            <text:p>685727270</text:p>
          </table:table-cell>
          <table:table-cell>
            <text:p>276603842</text:p>
          </table:table-cell>
          <table:table-cell>
            <text:p>941443863</text:p>
          </table:table-cell>
        </table:table-row>
        <table:table-row>
          <table:table-cell>
            <text:p>134346679</text:p>
          </table:table-cell>
          <table:table-cell>
            <text:p>817142328</text:p>
          </table:table-cell>
          <table:table-cell>
            <text:p>579777298</text:p>
          </table:table-cell>
          <table:table-cell>
            <text:p>729026313</text:p>
          </table:table-cell>
          <table:table-cell>
            <text:p>370094329</text:p>
          </table:table-cell>
          <table:table-cell>
            <text:p>83944526</text:p>
          </table:table-cell>
          <table:table-cell>
            <text:p>823574662</text:p>
          </table:table-cell>
        </table:table-row>
        <table:table-row>
          <table:table-cell>
            <text:p>762952214</text:p>
          </table:table-cell>
          <table:table-cell>
            <text:p>865503127</text:p>
          </table:table-cell>
          <table:table-cell>
            <text:p>23523292</text:p>
          </table:table-cell>
          <table:table-cell>
            <text:p>99165602</text:p>
          </table:table-cell>
          <table:table-cell>
            <text:p>248484081</text:p>
          </table:table-cell>
          <table:table-cell>
            <text:p>831747289</text:p>
          </table:table-cell>
          <table:table-cell>
            <text:p>882622902</text:p>
          </table:table-cell>
        </table:table-row>
        <table:table-row>
          <table:table-cell>
            <text:p>644553821</text:p>
          </table:table-cell>
          <table:table-cell>
            <text:p>506025095</text:p>
          </table:table-cell>
          <table:table-cell>
            <text:p>865546848</text:p>
          </table:table-cell>
          <table:table-cell>
            <text:p>286494201</text:p>
          </table:table-cell>
          <table:table-cell>
            <text:p>757897675</text:p>
          </table:table-cell>
          <table:table-cell>
            <text:p>253486384</text:p>
          </table:table-cell>
          <table:table-cell>
            <text:p>681413145</text:p>
          </table:table-cell>
        </table:table-row>
        <table:table-row>
          <table:table-cell>
            <text:p>678442104</text:p>
          </table:table-cell>
          <table:table-cell>
            <text:p>911784571</text:p>
          </table:table-cell>
          <table:table-cell>
            <text:p>952294647</text:p>
          </table:table-cell>
          <table:table-cell>
            <text:p>343252148</text:p>
          </table:table-cell>
          <table:table-cell>
            <text:p>125560742</text:p>
          </table:table-cell>
          <table:table-cell>
            <text:p>483927701</text:p>
          </table:table-cell>
          <table:table-cell>
            <text:p>231289133</text:p>
          </table:table-cell>
        </table:table-row>
        <table:table-row>
          <table:table-cell>
            <text:p>461354537</text:p>
          </table:table-cell>
          <table:table-cell>
            <text:p>418511182</text:p>
          </table:table-cell>
          <table:table-cell>
            <text:p>993981046</text:p>
          </table:table-cell>
          <table:table-cell>
            <text:p>890922564</text:p>
          </table:table-cell>
          <table:table-cell>
            <text:p>888914983</text:p>
          </table:table-cell>
          <table:table-cell>
            <text:p>380536137</text:p>
          </table:table-cell>
          <table:table-cell>
            <text:p>583687991</text:p>
          </table:table-cell>
        </table:table-row>
        <table:table-row>
          <table:table-cell>
            <text:p>598002120</text:p>
          </table:table-cell>
          <table:table-cell>
            <text:p>893789782</text:p>
          </table:table-cell>
          <table:table-cell>
            <text:p>990550744</text:p>
          </table:table-cell>
          <table:table-cell>
            <text:p>210273696</text:p>
          </table:table-cell>
          <table:table-cell>
            <text:p>909603753</text:p>
          </table:table-cell>
          <table:table-cell>
            <text:p>888162708</text:p>
          </table:table-cell>
          <table:table-cell>
            <text:p>128352948</text:p>
          </table:table-cell>
        </table:table-row>
        <table:table-row>
          <table:table-cell>
            <text:p>802080864</text:p>
          </table:table-cell>
          <table:table-cell>
            <text:p>769839988</text:p>
          </table:table-cell>
          <table:table-cell>
            <text:p>360474775</text:p>
          </table:table-cell>
          <table:table-cell>
            <text:p>502314667</text:p>
          </table:table-cell>
          <table:table-cell>
            <text:p>135535175</text:p>
          </table:table-cell>
          <table:table-cell>
            <text:p>413484467</text:p>
          </table:table-cell>
          <table:table-cell>
            <text:p>52898105</text:p>
          </table:table-cell>
        </table:table-row>
        <table:table-row>
          <table:table-cell>
            <text:p>572164271</text:p>
          </table:table-cell>
          <table:table-cell>
            <text:p>710776119</text:p>
          </table:table-cell>
          <table:table-cell>
            <text:p>323803811</text:p>
          </table:table-cell>
          <table:table-cell>
            <text:p>668971953</text:p>
          </table:table-cell>
          <table:table-cell>
            <text:p>77900081</text:p>
          </table:table-cell>
          <table:table-cell>
            <text:p>427327581</text:p>
          </table:table-cell>
          <table:table-cell>
            <text:p>206327029</text:p>
          </table:table-cell>
        </table:table-row>
        <table:table-row>
          <table:table-cell>
            <text:p>603641511</text:p>
          </table:table-cell>
          <table:table-cell>
            <text:p>941412675</text:p>
          </table:table-cell>
          <table:table-cell>
            <text:p>888940578</text:p>
          </table:table-cell>
          <table:table-cell>
            <text:p>617147616</text:p>
          </table:table-cell>
          <table:table-cell>
            <text:p>264581637</text:p>
          </table:table-cell>
          <table:table-cell>
            <text:p>815752668</text:p>
          </table:table-cell>
          <table:table-cell>
            <text:p>25034355</text:p>
          </table:table-cell>
        </table:table-row>
        <table:table-row>
          <table:table-cell>
            <text:p>679060014</text:p>
          </table:table-cell>
          <table:table-cell>
            <text:p>707792138</text:p>
          </table:table-cell>
          <table:table-cell>
            <text:p>13495172</text:p>
          </table:table-cell>
          <table:table-cell>
            <text:p>980380405</text:p>
          </table:table-cell>
          <table:table-cell>
            <text:p>125430467</text:p>
          </table:table-cell>
          <table:table-cell>
            <text:p>896160396</text:p>
          </table:table-cell>
          <table:table-cell>
            <text:p>745193598</text:p>
          </table:table-cell>
        </table:table-row>
        <table:table-row>
          <table:table-cell>
            <text:p>798423156</text:p>
          </table:table-cell>
          <table:table-cell>
            <text:p>862716742</text:p>
          </table:table-cell>
          <table:table-cell>
            <text:p>195726824</text:p>
          </table:table-cell>
          <table:table-cell>
            <text:p>770552642</text:p>
          </table:table-cell>
          <table:table-cell>
            <text:p>748762235</text:p>
          </table:table-cell>
          <table:table-cell>
            <text:p>413462159</text:p>
          </table:table-cell>
          <table:table-cell>
            <text:p>341047314</text:p>
          </table:table-cell>
        </table:table-row>
        <table:table-row>
          <table:table-cell>
            <text:p>309210112</text:p>
          </table:table-cell>
          <table:table-cell>
            <text:p>132238188</text:p>
          </table:table-cell>
          <table:table-cell>
            <text:p>309458376</text:p>
          </table:table-cell>
          <table:table-cell>
            <text:p>176329520</text:p>
          </table:table-cell>
          <table:table-cell>
            <text:p>882944073</text:p>
          </table:table-cell>
          <table:table-cell>
            <text:p>745079644</text:p>
          </table:table-cell>
          <table:table-cell>
            <text:p>820941117</text:p>
          </table:table-cell>
        </table:table-row>
        <table:table-row>
          <table:table-cell>
            <text:p>348220916</text:p>
          </table:table-cell>
          <table:table-cell>
            <text:p>494340338</text:p>
          </table:table-cell>
          <table:table-cell>
            <text:p>794609780</text:p>
          </table:table-cell>
          <table:table-cell>
            <text:p>812202720</text:p>
          </table:table-cell>
          <table:table-cell>
            <text:p>483704462</text:p>
          </table:table-cell>
          <table:table-cell>
            <text:p>133619897</text:p>
          </table:table-cell>
          <table:table-cell>
            <text:p>941054569</text:p>
          </table:table-cell>
        </table:table-row>
        <table:table-row>
          <table:table-cell>
            <text:p>729223615</text:p>
          </table:table-cell>
          <table:table-cell>
            <text:p>176408601</text:p>
          </table:table-cell>
          <table:table-cell>
            <text:p>543964517</text:p>
          </table:table-cell>
          <table:table-cell>
            <text:p>452890758</text:p>
          </table:table-cell>
          <table:table-cell>
            <text:p>133063623</text:p>
          </table:table-cell>
          <table:table-cell>
            <text:p>712227323</text:p>
          </table:table-cell>
          <table:table-cell>
            <text:p>845874908</text:p>
          </table:table-cell>
        </table:table-row>
        <table:table-row>
          <table:table-cell>
            <text:p>91751413</text:p>
          </table:table-cell>
          <table:table-cell>
            <text:p>659232379</text:p>
          </table:table-cell>
          <table:table-cell>
            <text:p>6732204</text:p>
          </table:table-cell>
          <table:table-cell>
            <text:p>242605418</text:p>
          </table:table-cell>
          <table:table-cell>
            <text:p>516452623</text:p>
          </table:table-cell>
          <table:table-cell>
            <text:p>151087247</text:p>
          </table:table-cell>
          <table:table-cell>
            <text:p>562396245</text:p>
          </table:table-cell>
        </table:table-row>
        <table:table-row>
          <table:table-cell>
            <text:p>543398781</text:p>
          </table:table-cell>
          <table:table-cell>
            <text:p>485020417</text:p>
          </table:table-cell>
          <table:table-cell>
            <text:p>16846817</text:p>
          </table:table-cell>
          <table:table-cell>
            <text:p>242399300</text:p>
          </table:table-cell>
          <table:table-cell>
            <text:p>667475653</text:p>
          </table:table-cell>
          <table:table-cell>
            <text:p>749665409</text:p>
          </table:table-cell>
          <table:table-cell>
            <text:p>456201999</text:p>
          </table:table-cell>
        </table:table-row>
        <table:table-row>
          <table:table-cell>
            <text:p>391006185</text:p>
          </table:table-cell>
          <table:table-cell>
            <text:p>59406547</text:p>
          </table:table-cell>
          <table:table-cell>
            <text:p>571507147</text:p>
          </table:table-cell>
          <table:table-cell>
            <text:p>567587860</text:p>
          </table:table-cell>
          <table:table-cell>
            <text:p>101120099</text:p>
          </table:table-cell>
          <table:table-cell>
            <text:p>882796262</text:p>
          </table:table-cell>
          <table:table-cell>
            <text:p>39539112</text:p>
          </table:table-cell>
        </table:table-row>
        <table:table-row>
          <table:table-cell>
            <text:p>411047957</text:p>
          </table:table-cell>
          <table:table-cell>
            <text:p>348080083</text:p>
          </table:table-cell>
          <table:table-cell>
            <text:p>982005866</text:p>
          </table:table-cell>
          <table:table-cell>
            <text:p>470664872</text:p>
          </table:table-cell>
          <table:table-cell>
            <text:p>348746925</text:p>
          </table:table-cell>
          <table:table-cell>
            <text:p>780905859</text:p>
          </table:table-cell>
          <table:table-cell>
            <text:p>931798162</text:p>
          </table:table-cell>
        </table:table-row>
        <table:table-row>
          <table:table-cell>
            <text:p>17352371</text:p>
          </table:table-cell>
          <table:table-cell>
            <text:p>259075578</text:p>
          </table:table-cell>
          <table:table-cell>
            <text:p>683124338</text:p>
          </table:table-cell>
          <table:table-cell>
            <text:p>197338434</text:p>
          </table:table-cell>
          <table:table-cell>
            <text:p>308344372</text:p>
          </table:table-cell>
          <table:table-cell>
            <text:p>932187316</text:p>
          </table:table-cell>
          <table:table-cell>
            <text:p>534228287</text:p>
          </table:table-cell>
        </table:table-row>
        <table:table-row>
          <table:table-cell>
            <text:p>29128275</text:p>
          </table:table-cell>
          <table:table-cell>
            <text:p>674539594</text:p>
          </table:table-cell>
          <table:table-cell>
            <text:p>840271796</text:p>
          </table:table-cell>
          <table:table-cell>
            <text:p>871462622</text:p>
          </table:table-cell>
          <table:table-cell>
            <text:p>899648984</text:p>
          </table:table-cell>
          <table:table-cell>
            <text:p>233208007</text:p>
          </table:table-cell>
          <table:table-cell>
            <text:p>231328235</text:p>
          </table:table-cell>
        </table:table-row>
        <table:table-row>
          <table:table-cell>
            <text:p>214316921</text:p>
          </table:table-cell>
          <table:table-cell>
            <text:p>650864437</text:p>
          </table:table-cell>
          <table:table-cell>
            <text:p>966442989</text:p>
          </table:table-cell>
          <table:table-cell>
            <text:p>75439860</text:p>
          </table:table-cell>
          <table:table-cell>
            <text:p>622224670</text:p>
          </table:table-cell>
          <table:table-cell>
            <text:p>440481670</text:p>
          </table:table-cell>
          <table:table-cell>
            <text:p>31005428</text:p>
          </table:table-cell>
        </table:table-row>
        <table:table-row>
          <table:table-cell>
            <text:p>702137705</text:p>
          </table:table-cell>
          <table:table-cell>
            <text:p>349605321</text:p>
          </table:table-cell>
          <table:table-cell>
            <text:p>240234451</text:p>
          </table:table-cell>
          <table:table-cell>
            <text:p>263132774</text:p>
          </table:table-cell>
          <table:table-cell>
            <text:p>875139143</text:p>
          </table:table-cell>
          <table:table-cell>
            <text:p>512637443</text:p>
          </table:table-cell>
          <table:table-cell>
            <text:p>439883857</text:p>
          </table:table-cell>
        </table:table-row>
        <table:table-row>
          <table:table-cell>
            <text:p>300714330</text:p>
          </table:table-cell>
          <table:table-cell>
            <text:p>335797569</text:p>
          </table:table-cell>
          <table:table-cell>
            <text:p>846189984</text:p>
          </table:table-cell>
          <table:table-cell>
            <text:p>887852066</text:p>
          </table:table-cell>
          <table:table-cell>
            <text:p>55781427</text:p>
          </table:table-cell>
          <table:table-cell>
            <text:p>960552757</text:p>
          </table:table-cell>
          <table:table-cell>
            <text:p>914902576</text:p>
          </table:table-cell>
        </table:table-row>
        <table:table-row>
          <table:table-cell>
            <text:p>110680867</text:p>
          </table:table-cell>
          <table:table-cell>
            <text:p>159023437</text:p>
          </table:table-cell>
          <table:table-cell>
            <text:p>714185114</text:p>
          </table:table-cell>
          <table:table-cell>
            <text:p>398776255</text:p>
          </table:table-cell>
          <table:table-cell>
            <text:p>442326708</text:p>
          </table:table-cell>
          <table:table-cell>
            <text:p>793292686</text:p>
          </table:table-cell>
          <table:table-cell>
            <text:p>23091037</text:p>
          </table:table-cell>
        </table:table-row>
        <table:table-row>
          <table:table-cell>
            <text:p>164372761</text:p>
          </table:table-cell>
          <table:table-cell>
            <text:p>658822423</text:p>
          </table:table-cell>
          <table:table-cell>
            <text:p>369799430</text:p>
          </table:table-cell>
          <table:table-cell>
            <text:p>244277848</text:p>
          </table:table-cell>
          <table:table-cell>
            <text:p>815187431</text:p>
          </table:table-cell>
          <table:table-cell>
            <text:p>745700058</text:p>
          </table:table-cell>
          <table:table-cell>
            <text:p>508935888</text:p>
          </table:table-cell>
        </table:table-row>
        <table:table-row>
          <table:table-cell>
            <text:p>76177028</text:p>
          </table:table-cell>
          <table:table-cell>
            <text:p>138603528</text:p>
          </table:table-cell>
          <table:table-cell>
            <text:p>137019443</text:p>
          </table:table-cell>
          <table:table-cell>
            <text:p>733679230</text:p>
          </table:table-cell>
          <table:table-cell>
            <text:p>286800181</text:p>
          </table:table-cell>
          <table:table-cell>
            <text:p>764409773</text:p>
          </table:table-cell>
          <table:table-cell>
            <text:p>725266794</text:p>
          </table:table-cell>
        </table:table-row>
        <table:table-row>
          <table:table-cell>
            <text:p>140829678</text:p>
          </table:table-cell>
          <table:table-cell>
            <text:p>736781491</text:p>
          </table:table-cell>
          <table:table-cell>
            <text:p>453358957</text:p>
          </table:table-cell>
          <table:table-cell>
            <text:p>7114070</text:p>
          </table:table-cell>
          <table:table-cell>
            <text:p>778390009</text:p>
          </table:table-cell>
          <table:table-cell>
            <text:p>955910768</text:p>
          </table:table-cell>
          <table:table-cell>
            <text:p>336029986</text:p>
          </table:table-cell>
        </table:table-row>
        <table:table-row>
          <table:table-cell>
            <text:p>839059524</text:p>
          </table:table-cell>
          <table:table-cell>
            <text:p>921298900</text:p>
          </table:table-cell>
          <table:table-cell>
            <text:p>622224416</text:p>
          </table:table-cell>
          <table:table-cell>
            <text:p>28591472</text:p>
          </table:table-cell>
          <table:table-cell>
            <text:p>621000793</text:p>
          </table:table-cell>
          <table:table-cell>
            <text:p>382433145</text:p>
          </table:table-cell>
          <table:table-cell>
            <text:p>509568696</text:p>
          </table:table-cell>
        </table:table-row>
        <table:table-row>
          <table:table-cell>
            <text:p>741722964</text:p>
          </table:table-cell>
          <table:table-cell>
            <text:p>100124274</text:p>
          </table:table-cell>
          <table:table-cell>
            <text:p>157136773</text:p>
          </table:table-cell>
          <table:table-cell>
            <text:p>258823188</text:p>
          </table:table-cell>
          <table:table-cell>
            <text:p>289667780</text:p>
          </table:table-cell>
          <table:table-cell>
            <text:p>616034343</text:p>
          </table:table-cell>
          <table:table-cell>
            <text:p>854104708</text:p>
          </table:table-cell>
        </table:table-row>
        <table:table-row>
          <table:table-cell>
            <text:p>411165641</text:p>
          </table:table-cell>
          <table:table-cell>
            <text:p>84149936</text:p>
          </table:table-cell>
          <table:table-cell>
            <text:p>233328748</text:p>
          </table:table-cell>
          <table:table-cell>
            <text:p>21337757</text:p>
          </table:table-cell>
          <table:table-cell>
            <text:p>384343313</text:p>
          </table:table-cell>
          <table:table-cell>
            <text:p>731835566</text:p>
          </table:table-cell>
          <table:table-cell>
            <text:p>967870724</text:p>
          </table:table-cell>
        </table:table-row>
        <table:table-row>
          <table:table-cell>
            <text:p>482999287</text:p>
          </table:table-cell>
          <table:table-cell>
            <text:p>395951193</text:p>
          </table:table-cell>
          <table:table-cell>
            <text:p>384528512</text:p>
          </table:table-cell>
          <table:table-cell>
            <text:p>254315151</text:p>
          </table:table-cell>
          <table:table-cell>
            <text:p>344222606</text:p>
          </table:table-cell>
          <table:table-cell>
            <text:p>63880231</text:p>
          </table:table-cell>
          <table:table-cell>
            <text:p>691346048</text:p>
          </table:table-cell>
        </table:table-row>
        <table:table-row>
          <table:table-cell>
            <text:p>456522994</text:p>
          </table:table-cell>
          <table:table-cell>
            <text:p>613234032</text:p>
          </table:table-cell>
          <table:table-cell>
            <text:p>184780178</text:p>
          </table:table-cell>
          <table:table-cell>
            <text:p>671074923</text:p>
          </table:table-cell>
          <table:table-cell>
            <text:p>91332626</text:p>
          </table:table-cell>
          <table:table-cell>
            <text:p>654231905</text:p>
          </table:table-cell>
          <table:table-cell>
            <text:p>557442407</text:p>
          </table:table-cell>
        </table:table-row>
        <table:table-row>
          <table:table-cell>
            <text:p>917413539</text:p>
          </table:table-cell>
          <table:table-cell>
            <text:p>733104242</text:p>
          </table:table-cell>
          <table:table-cell>
            <text:p>144865012</text:p>
          </table:table-cell>
          <table:table-cell>
            <text:p>803571389</text:p>
          </table:table-cell>
          <table:table-cell>
            <text:p>187219860</text:p>
          </table:table-cell>
          <table:table-cell>
            <text:p>406034198</text:p>
          </table:table-cell>
          <table:table-cell>
            <text:p>688870984</text:p>
          </table:table-cell>
        </table:table-row>
        <table:table-row>
          <table:table-cell>
            <text:p>178499043</text:p>
          </table:table-cell>
          <table:table-cell>
            <text:p>74488294</text:p>
          </table:table-cell>
          <table:table-cell>
            <text:p>720765107</text:p>
          </table:table-cell>
          <table:table-cell>
            <text:p>103076917</text:p>
          </table:table-cell>
          <table:table-cell>
            <text:p>773691491</text:p>
          </table:table-cell>
          <table:table-cell>
            <text:p>777806670</text:p>
          </table:table-cell>
          <table:table-cell>
            <text:p>688899814</text:p>
          </table:table-cell>
        </table:table-row>
        <table:table-row>
          <table:table-cell>
            <text:p>15587678</text:p>
          </table:table-cell>
          <table:table-cell>
            <text:p>319317020</text:p>
          </table:table-cell>
          <table:table-cell>
            <text:p>133114302</text:p>
          </table:table-cell>
          <table:table-cell>
            <text:p>86791875</text:p>
          </table:table-cell>
          <table:table-cell>
            <text:p>113020011</text:p>
          </table:table-cell>
          <table:table-cell>
            <text:p>17251477</text:p>
          </table:table-cell>
          <table:table-cell>
            <text:p>107091902</text:p>
          </table:table-cell>
        </table:table-row>
        <table:table-row>
          <table:table-cell>
            <text:p>693550427</text:p>
          </table:table-cell>
          <table:table-cell>
            <text:p>511759962</text:p>
          </table:table-cell>
          <table:table-cell>
            <text:p>254288749</text:p>
          </table:table-cell>
          <table:table-cell>
            <text:p>938672540</text:p>
          </table:table-cell>
          <table:table-cell>
            <text:p>858155923</text:p>
          </table:table-cell>
          <table:table-cell>
            <text:p>531196423</text:p>
          </table:table-cell>
          <table:table-cell>
            <text:p>525631956</text:p>
          </table:table-cell>
        </table:table-row>
        <table:table-row>
          <table:table-cell>
            <text:p>967506699</text:p>
          </table:table-cell>
          <table:table-cell>
            <text:p>126854961</text:p>
          </table:table-cell>
          <table:table-cell>
            <text:p>70947835</text:p>
          </table:table-cell>
          <table:table-cell>
            <text:p>660775327</text:p>
          </table:table-cell>
          <table:table-cell>
            <text:p>899544296</text:p>
          </table:table-cell>
          <table:table-cell>
            <text:p>701988135</text:p>
          </table:table-cell>
          <table:table-cell>
            <text:p>435731294</text:p>
          </table:table-cell>
        </table:table-row>
        <table:table-row>
          <table:table-cell>
            <text:p>841205896</text:p>
          </table:table-cell>
          <table:table-cell>
            <text:p>848618555</text:p>
          </table:table-cell>
          <table:table-cell>
            <text:p>820983397</text:p>
          </table:table-cell>
          <table:table-cell>
            <text:p>278634356</text:p>
          </table:table-cell>
          <table:table-cell>
            <text:p>390136946</text:p>
          </table:table-cell>
          <table:table-cell>
            <text:p>360725244</text:p>
          </table:table-cell>
          <table:table-cell>
            <text:p>816326911</text:p>
          </table:table-cell>
        </table:table-row>
        <table:table-row>
          <table:table-cell>
            <text:p>702721422</text:p>
          </table:table-cell>
          <table:table-cell>
            <text:p>267057061</text:p>
          </table:table-cell>
          <table:table-cell>
            <text:p>45944153</text:p>
          </table:table-cell>
          <table:table-cell>
            <text:p>628533183</text:p>
          </table:table-cell>
          <table:table-cell>
            <text:p>584321108</text:p>
          </table:table-cell>
          <table:table-cell>
            <text:p>876164584</text:p>
          </table:table-cell>
          <table:table-cell>
            <text:p>694288016</text:p>
          </table:table-cell>
        </table:table-row>
        <table:table-row>
          <table:table-cell>
            <text:p>853971312</text:p>
          </table:table-cell>
          <table:table-cell>
            <text:p>459073028</text:p>
          </table:table-cell>
          <table:table-cell>
            <text:p>752864193</text:p>
          </table:table-cell>
          <table:table-cell>
            <text:p>422093842</text:p>
          </table:table-cell>
          <table:table-cell>
            <text:p>132146849</text:p>
          </table:table-cell>
          <table:table-cell>
            <text:p>685130531</text:p>
          </table:table-cell>
          <table:table-cell>
            <text:p>364661933</text:p>
          </table:table-cell>
        </table:table-row>
        <table:table-row>
          <table:table-cell>
            <text:p>439774177</text:p>
          </table:table-cell>
          <table:table-cell>
            <text:p>22562331</text:p>
          </table:table-cell>
          <table:table-cell>
            <text:p>801283307</text:p>
          </table:table-cell>
          <table:table-cell>
            <text:p>897144036</text:p>
          </table:table-cell>
          <table:table-cell>
            <text:p>773937186</text:p>
          </table:table-cell>
          <table:table-cell>
            <text:p>825565851</text:p>
          </table:table-cell>
          <table:table-cell>
            <text:p>284053230</text:p>
          </table:table-cell>
        </table:table-row>
        <table:table-row>
          <table:table-cell>
            <text:p>391432286</text:p>
          </table:table-cell>
          <table:table-cell>
            <text:p>476136347</text:p>
          </table:table-cell>
          <table:table-cell>
            <text:p>324813877</text:p>
          </table:table-cell>
          <table:table-cell>
            <text:p>568968924</text:p>
          </table:table-cell>
          <table:table-cell>
            <text:p>164956858</text:p>
          </table:table-cell>
          <table:table-cell>
            <text:p>757883471</text:p>
          </table:table-cell>
          <table:table-cell>
            <text:p>269442254</text:p>
          </table:table-cell>
        </table:table-row>
        <table:table-row>
          <table:table-cell>
            <text:p>583818375</text:p>
          </table:table-cell>
          <table:table-cell>
            <text:p>54891811</text:p>
          </table:table-cell>
          <table:table-cell>
            <text:p>843191226</text:p>
          </table:table-cell>
          <table:table-cell>
            <text:p>141919102</text:p>
          </table:table-cell>
          <table:table-cell>
            <text:p>153967970</text:p>
          </table:table-cell>
          <table:table-cell>
            <text:p>64785602</text:p>
          </table:table-cell>
          <table:table-cell>
            <text:p>959435009</text:p>
          </table:table-cell>
        </table:table-row>
        <table:table-row>
          <table:table-cell>
            <text:p>109261523</text:p>
          </table:table-cell>
          <table:table-cell>
            <text:p>941295384</text:p>
          </table:table-cell>
          <table:table-cell>
            <text:p>604164203</text:p>
          </table:table-cell>
          <table:table-cell>
            <text:p>802247536</text:p>
          </table:table-cell>
          <table:table-cell>
            <text:p>44191849</text:p>
          </table:table-cell>
          <table:table-cell>
            <text:p>387332733</text:p>
          </table:table-cell>
          <table:table-cell>
            <text:p>20907500</text:p>
          </table:table-cell>
        </table:table-row>
        <table:table-row>
          <table:table-cell>
            <text:p>922338940</text:p>
          </table:table-cell>
          <table:table-cell>
            <text:p>151843538</text:p>
          </table:table-cell>
          <table:table-cell>
            <text:p>642762945</text:p>
          </table:table-cell>
          <table:table-cell>
            <text:p>898744847</text:p>
          </table:table-cell>
          <table:table-cell>
            <text:p>846498983</text:p>
          </table:table-cell>
          <table:table-cell>
            <text:p>33470676</text:p>
          </table:table-cell>
          <table:table-cell>
            <text:p>970399242</text:p>
          </table:table-cell>
        </table:table-row>
        <table:table-row>
          <table:table-cell>
            <text:p>584541339</text:p>
          </table:table-cell>
          <table:table-cell>
            <text:p>872318857</text:p>
          </table:table-cell>
          <table:table-cell>
            <text:p>21089360</text:p>
          </table:table-cell>
          <table:table-cell>
            <text:p>925198629</text:p>
          </table:table-cell>
          <table:table-cell>
            <text:p>993780474</text:p>
          </table:table-cell>
          <table:table-cell>
            <text:p>769309563</text:p>
          </table:table-cell>
          <table:table-cell>
            <text:p>812040842</text:p>
          </table:table-cell>
        </table:table-row>
        <table:table-row>
          <table:table-cell>
            <text:p>449115345</text:p>
          </table:table-cell>
          <table:table-cell>
            <text:p>685858094</text:p>
          </table:table-cell>
          <table:table-cell>
            <text:p>216694721</text:p>
          </table:table-cell>
          <table:table-cell>
            <text:p>52859962</text:p>
          </table:table-cell>
          <table:table-cell>
            <text:p>939294794</text:p>
          </table:table-cell>
          <table:table-cell>
            <text:p>692386710</text:p>
          </table:table-cell>
          <table:table-cell>
            <text:p>741216715</text:p>
          </table:table-cell>
        </table:table-row>
        <table:table-row>
          <table:table-cell>
            <text:p>668725803</text:p>
          </table:table-cell>
          <table:table-cell>
            <text:p>459327219</text:p>
          </table:table-cell>
          <table:table-cell>
            <text:p>990757570</text:p>
          </table:table-cell>
          <table:table-cell>
            <text:p>831747307</text:p>
          </table:table-cell>
          <table:table-cell>
            <text:p>768404743</text:p>
          </table:table-cell>
          <table:table-cell>
            <text:p>118585762</text:p>
          </table:table-cell>
          <table:table-cell>
            <text:p>595163263</text:p>
          </table:table-cell>
        </table:table-row>
        <table:table-row>
          <table:table-cell>
            <text:p>309997439</text:p>
          </table:table-cell>
          <table:table-cell>
            <text:p>950158408</text:p>
          </table:table-cell>
          <table:table-cell>
            <text:p>947175065</text:p>
          </table:table-cell>
          <table:table-cell>
            <text:p>724234529</text:p>
          </table:table-cell>
          <table:table-cell>
            <text:p>685932038</text:p>
          </table:table-cell>
          <table:table-cell>
            <text:p>787237148</text:p>
          </table:table-cell>
          <table:table-cell>
            <text:p>450579030</text:p>
          </table:table-cell>
        </table:table-row>
        <table:table-row>
          <table:table-cell>
            <text:p>80112415</text:p>
          </table:table-cell>
          <table:table-cell>
            <text:p>527312961</text:p>
          </table:table-cell>
          <table:table-cell>
            <text:p>689604045</text:p>
          </table:table-cell>
          <table:table-cell>
            <text:p>756193401</text:p>
          </table:table-cell>
          <table:table-cell>
            <text:p>574652844</text:p>
          </table:table-cell>
          <table:table-cell>
            <text:p>274049994</text:p>
          </table:table-cell>
          <table:table-cell>
            <text:p>712531876</text:p>
          </table:table-cell>
        </table:table-row>
        <table:table-row>
          <table:table-cell>
            <text:p>175528953</text:p>
          </table:table-cell>
          <table:table-cell>
            <text:p>573813440</text:p>
          </table:table-cell>
          <table:table-cell>
            <text:p>31816419</text:p>
          </table:table-cell>
          <table:table-cell>
            <text:p>977696447</text:p>
          </table:table-cell>
          <table:table-cell>
            <text:p>811499267</text:p>
          </table:table-cell>
          <table:table-cell>
            <text:p>919992117</text:p>
          </table:table-cell>
          <table:table-cell>
            <text:p>306198099</text:p>
          </table:table-cell>
        </table:table-row>
        <table:table-row>
          <table:table-cell>
            <text:p>198143018</text:p>
          </table:table-cell>
          <table:table-cell>
            <text:p>712830566</text:p>
          </table:table-cell>
          <table:table-cell>
            <text:p>666535760</text:p>
          </table:table-cell>
          <table:table-cell>
            <text:p>744302865</text:p>
          </table:table-cell>
          <table:table-cell>
            <text:p>530162747</text:p>
          </table:table-cell>
          <table:table-cell>
            <text:p>334764945</text:p>
          </table:table-cell>
          <table:table-cell>
            <text:p>329990852</text:p>
          </table:table-cell>
        </table:table-row>
        <table:table-row>
          <table:table-cell>
            <text:p>326782180</text:p>
          </table:table-cell>
          <table:table-cell>
            <text:p>687963890</text:p>
          </table:table-cell>
          <table:table-cell>
            <text:p>690485351</text:p>
          </table:table-cell>
          <table:table-cell>
            <text:p>323672016</text:p>
          </table:table-cell>
          <table:table-cell>
            <text:p>756367651</text:p>
          </table:table-cell>
          <table:table-cell>
            <text:p>693506415</text:p>
          </table:table-cell>
          <table:table-cell>
            <text:p>422819104</text:p>
          </table:table-cell>
        </table:table-row>
        <table:table-row>
          <table:table-cell>
            <text:p>697145216</text:p>
          </table:table-cell>
          <table:table-cell>
            <text:p>912446333</text:p>
          </table:table-cell>
          <table:table-cell>
            <text:p>523684074</text:p>
          </table:table-cell>
          <table:table-cell>
            <text:p>930670577</text:p>
          </table:table-cell>
          <table:table-cell>
            <text:p>778246869</text:p>
          </table:table-cell>
          <table:table-cell>
            <text:p>81368414</text:p>
          </table:table-cell>
          <table:table-cell>
            <text:p>851203594</text:p>
          </table:table-cell>
        </table:table-row>
        <table:table-row>
          <table:table-cell>
            <text:p>499186396</text:p>
          </table:table-cell>
          <table:table-cell>
            <text:p>788059260</text:p>
          </table:table-cell>
          <table:table-cell>
            <text:p>12092474</text:p>
          </table:table-cell>
          <table:table-cell>
            <text:p>164244353</text:p>
          </table:table-cell>
          <table:table-cell>
            <text:p>252478928</text:p>
          </table:table-cell>
          <table:table-cell>
            <text:p>760372065</text:p>
          </table:table-cell>
          <table:table-cell>
            <text:p>86960613</text:p>
          </table:table-cell>
        </table:table-row>
        <table:table-row>
          <table:table-cell>
            <text:p>547735853</text:p>
          </table:table-cell>
          <table:table-cell>
            <text:p>198151545</text:p>
          </table:table-cell>
          <table:table-cell>
            <text:p>541211871</text:p>
          </table:table-cell>
          <table:table-cell>
            <text:p>261332196</text:p>
          </table:table-cell>
          <table:table-cell>
            <text:p>892657396</text:p>
          </table:table-cell>
          <table:table-cell>
            <text:p>57977636</text:p>
          </table:table-cell>
          <table:table-cell>
            <text:p>23937590</text:p>
          </table:table-cell>
        </table:table-row>
        <table:table-row>
          <table:table-cell>
            <text:p>976095347</text:p>
          </table:table-cell>
          <table:table-cell>
            <text:p>571663546</text:p>
          </table:table-cell>
          <table:table-cell>
            <text:p>280025070</text:p>
          </table:table-cell>
          <table:table-cell>
            <text:p>134333105</text:p>
          </table:table-cell>
          <table:table-cell>
            <text:p>531127666</text:p>
          </table:table-cell>
          <table:table-cell>
            <text:p>129860381</text:p>
          </table:table-cell>
          <table:table-cell>
            <text:p>170633250</text:p>
          </table:table-cell>
        </table:table-row>
        <table:table-row>
          <table:table-cell>
            <text:p>210115666</text:p>
          </table:table-cell>
          <table:table-cell>
            <text:p>745763638</text:p>
          </table:table-cell>
          <table:table-cell>
            <text:p>425502607</text:p>
          </table:table-cell>
          <table:table-cell>
            <text:p>117207212</text:p>
          </table:table-cell>
          <table:table-cell>
            <text:p>35352318</text:p>
          </table:table-cell>
          <table:table-cell>
            <text:p>450988419</text:p>
          </table:table-cell>
          <table:table-cell>
            <text:p>831960766</text:p>
          </table:table-cell>
        </table:table-row>
        <table:table-row>
          <table:table-cell>
            <text:p>38249308</text:p>
          </table:table-cell>
          <table:table-cell>
            <text:p>248670546</text:p>
          </table:table-cell>
          <table:table-cell>
            <text:p>794637053</text:p>
          </table:table-cell>
          <table:table-cell>
            <text:p>654058518</text:p>
          </table:table-cell>
          <table:table-cell>
            <text:p>799200065</text:p>
          </table:table-cell>
          <table:table-cell>
            <text:p>556644784</text:p>
          </table:table-cell>
          <table:table-cell>
            <text:p>951807035</text:p>
          </table:table-cell>
        </table:table-row>
        <table:table-row>
          <table:table-cell>
            <text:p>891749816</text:p>
          </table:table-cell>
          <table:table-cell>
            <text:p>488421124</text:p>
          </table:table-cell>
          <table:table-cell>
            <text:p>350102855</text:p>
          </table:table-cell>
          <table:table-cell>
            <text:p>394815637</text:p>
          </table:table-cell>
          <table:table-cell>
            <text:p>278420919</text:p>
          </table:table-cell>
          <table:table-cell>
            <text:p>834420526</text:p>
          </table:table-cell>
          <table:table-cell>
            <text:p>434219288</text:p>
          </table:table-cell>
        </table:table-row>
        <table:table-row>
          <table:table-cell>
            <text:p>988678914</text:p>
          </table:table-cell>
          <table:table-cell>
            <text:p>613007009</text:p>
          </table:table-cell>
          <table:table-cell>
            <text:p>960740141</text:p>
          </table:table-cell>
          <table:table-cell>
            <text:p>889114495</text:p>
          </table:table-cell>
          <table:table-cell>
            <text:p>346543397</text:p>
          </table:table-cell>
          <table:table-cell>
            <text:p>745914501</text:p>
          </table:table-cell>
          <table:table-cell>
            <text:p>315647088</text:p>
          </table:table-cell>
        </table:table-row>
        <table:table-row>
          <table:table-cell>
            <text:p>758560461</text:p>
          </table:table-cell>
          <table:table-cell>
            <text:p>932749080</text:p>
          </table:table-cell>
          <table:table-cell>
            <text:p>93720398</text:p>
          </table:table-cell>
          <table:table-cell>
            <text:p>163394107</text:p>
          </table:table-cell>
          <table:table-cell>
            <text:p>459845778</text:p>
          </table:table-cell>
          <table:table-cell>
            <text:p>861715893</text:p>
          </table:table-cell>
          <table:table-cell>
            <text:p>233705567</text:p>
          </table:table-cell>
        </table:table-row>
        <table:table-row>
          <table:table-cell>
            <text:p>282140638</text:p>
          </table:table-cell>
          <table:table-cell>
            <text:p>230743479</text:p>
          </table:table-cell>
          <table:table-cell>
            <text:p>849178941</text:p>
          </table:table-cell>
          <table:table-cell>
            <text:p>418115028</text:p>
          </table:table-cell>
          <table:table-cell>
            <text:p>237979055</text:p>
          </table:table-cell>
          <table:table-cell>
            <text:p>811324745</text:p>
          </table:table-cell>
          <table:table-cell>
            <text:p>976362731</text:p>
          </table:table-cell>
        </table:table-row>
        <table:table-row>
          <table:table-cell>
            <text:p>350048341</text:p>
          </table:table-cell>
          <table:table-cell>
            <text:p>47195031</text:p>
          </table:table-cell>
          <table:table-cell>
            <text:p>592228152</text:p>
          </table:table-cell>
          <table:table-cell>
            <text:p>989561455</text:p>
          </table:table-cell>
          <table:table-cell>
            <text:p>959260363</text:p>
          </table:table-cell>
          <table:table-cell>
            <text:p>908886903</text:p>
          </table:table-cell>
          <table:table-cell>
            <text:p>32414625</text:p>
          </table:table-cell>
        </table:table-row>
        <table:table-row>
          <table:table-cell>
            <text:p>619485478</text:p>
          </table:table-cell>
          <table:table-cell>
            <text:p>136987085</text:p>
          </table:table-cell>
          <table:table-cell>
            <text:p>214038964</text:p>
          </table:table-cell>
          <table:table-cell>
            <text:p>557729618</text:p>
          </table:table-cell>
          <table:table-cell>
            <text:p>79233051</text:p>
          </table:table-cell>
          <table:table-cell>
            <text:p>758020479</text:p>
          </table:table-cell>
          <table:table-cell>
            <text:p>35797550</text:p>
          </table:table-cell>
        </table:table-row>
        <table:table-row>
          <table:table-cell>
            <text:p>851335208</text:p>
          </table:table-cell>
          <table:table-cell>
            <text:p>993990820</text:p>
          </table:table-cell>
          <table:table-cell>
            <text:p>667845001</text:p>
          </table:table-cell>
          <table:table-cell>
            <text:p>91803621</text:p>
          </table:table-cell>
          <table:table-cell>
            <text:p>130089740</text:p>
          </table:table-cell>
          <table:table-cell>
            <text:p>983564316</text:p>
          </table:table-cell>
          <table:table-cell>
            <text:p>478914256</text:p>
          </table:table-cell>
        </table:table-row>
        <table:table-row>
          <table:table-cell>
            <text:p>675572931</text:p>
          </table:table-cell>
          <table:table-cell>
            <text:p>721072374</text:p>
          </table:table-cell>
          <table:table-cell>
            <text:p>319928734</text:p>
          </table:table-cell>
          <table:table-cell>
            <text:p>284319456</text:p>
          </table:table-cell>
          <table:table-cell>
            <text:p>21473842</text:p>
          </table:table-cell>
          <table:table-cell>
            <text:p>118342611</text:p>
          </table:table-cell>
          <table:table-cell>
            <text:p>274596927</text:p>
          </table:table-cell>
        </table:table-row>
        <table:table-row>
          <table:table-cell>
            <text:p>342856244</text:p>
          </table:table-cell>
          <table:table-cell>
            <text:p>502873081</text:p>
          </table:table-cell>
          <table:table-cell>
            <text:p>491732069</text:p>
          </table:table-cell>
          <table:table-cell>
            <text:p>621807276</text:p>
          </table:table-cell>
          <table:table-cell>
            <text:p>549454035</text:p>
          </table:table-cell>
          <table:table-cell>
            <text:p>757704685</text:p>
          </table:table-cell>
          <table:table-cell>
            <text:p>374818656</text:p>
          </table:table-cell>
        </table:table-row>
        <table:table-row>
          <table:table-cell>
            <text:p>568865814</text:p>
          </table:table-cell>
          <table:table-cell>
            <text:p>163974476</text:p>
          </table:table-cell>
          <table:table-cell>
            <text:p>590310331</text:p>
          </table:table-cell>
          <table:table-cell>
            <text:p>107301481</text:p>
          </table:table-cell>
          <table:table-cell>
            <text:p>3978389</text:p>
          </table:table-cell>
          <table:table-cell>
            <text:p>55711090</text:p>
          </table:table-cell>
          <table:table-cell>
            <text:p>829849363</text:p>
          </table:table-cell>
        </table:table-row>
        <table:table-row>
          <table:table-cell>
            <text:p>955586510</text:p>
          </table:table-cell>
          <table:table-cell>
            <text:p>755233010</text:p>
          </table:table-cell>
          <table:table-cell>
            <text:p>651349267</text:p>
          </table:table-cell>
          <table:table-cell>
            <text:p>106940382</text:p>
          </table:table-cell>
          <table:table-cell>
            <text:p>813595392</text:p>
          </table:table-cell>
          <table:table-cell>
            <text:p>426110682</text:p>
          </table:table-cell>
          <table:table-cell>
            <text:p>721298013</text:p>
          </table:table-cell>
        </table:table-row>
        <table:table-row>
          <table:table-cell>
            <text:p>869956035</text:p>
          </table:table-cell>
          <table:table-cell>
            <text:p>2520290</text:p>
          </table:table-cell>
          <table:table-cell>
            <text:p>733725111</text:p>
          </table:table-cell>
          <table:table-cell>
            <text:p>477617478</text:p>
          </table:table-cell>
          <table:table-cell>
            <text:p>45113820</text:p>
          </table:table-cell>
          <table:table-cell>
            <text:p>808203498</text:p>
          </table:table-cell>
          <table:table-cell>
            <text:p>997774562</text:p>
          </table:table-cell>
        </table:table-row>
        <table:table-row>
          <table:table-cell>
            <text:p>772476582</text:p>
          </table:table-cell>
          <table:table-cell>
            <text:p>732472232</text:p>
          </table:table-cell>
          <table:table-cell>
            <text:p>251853528</text:p>
          </table:table-cell>
          <table:table-cell>
            <text:p>336856197</text:p>
          </table:table-cell>
          <table:table-cell>
            <text:p>28110328</text:p>
          </table:table-cell>
          <table:table-cell>
            <text:p>911958303</text:p>
          </table:table-cell>
          <table:table-cell>
            <text:p>558787207</text:p>
          </table:table-cell>
        </table:table-row>
        <table:table-row>
          <table:table-cell>
            <text:p>255191740</text:p>
          </table:table-cell>
          <table:table-cell>
            <text:p>322174573</text:p>
          </table:table-cell>
          <table:table-cell>
            <text:p>282687031</text:p>
          </table:table-cell>
          <table:table-cell>
            <text:p>621627320</text:p>
          </table:table-cell>
          <table:table-cell>
            <text:p>76925593</text:p>
          </table:table-cell>
          <table:table-cell>
            <text:p>199612207</text:p>
          </table:table-cell>
          <table:table-cell>
            <text:p>465124437</text:p>
          </table:table-cell>
        </table:table-row>
        <table:table-row>
          <table:table-cell>
            <text:p>398613577</text:p>
          </table:table-cell>
          <table:table-cell>
            <text:p>943933666</text:p>
          </table:table-cell>
          <table:table-cell>
            <text:p>871939635</text:p>
          </table:table-cell>
          <table:table-cell>
            <text:p>530932828</text:p>
          </table:table-cell>
          <table:table-cell>
            <text:p>409571049</text:p>
          </table:table-cell>
          <table:table-cell>
            <text:p>945745174</text:p>
          </table:table-cell>
          <table:table-cell>
            <text:p>679541575</text:p>
          </table:table-cell>
        </table:table-row>
        <table:table-row>
          <table:table-cell>
            <text:p>210317688</text:p>
          </table:table-cell>
          <table:table-cell>
            <text:p>528590592</text:p>
          </table:table-cell>
          <table:table-cell>
            <text:p>981744076</text:p>
          </table:table-cell>
          <table:table-cell>
            <text:p>75416897</text:p>
          </table:table-cell>
          <table:table-cell>
            <text:p>85087870</text:p>
          </table:table-cell>
          <table:table-cell>
            <text:p>224676305</text:p>
          </table:table-cell>
          <table:table-cell>
            <text:p>265213813</text:p>
          </table:table-cell>
        </table:table-row>
        <table:table-row>
          <table:table-cell>
            <text:p>285421927</text:p>
          </table:table-cell>
          <table:table-cell>
            <text:p>339869594</text:p>
          </table:table-cell>
          <table:table-cell>
            <text:p>837040469</text:p>
          </table:table-cell>
          <table:table-cell>
            <text:p>822997082</text:p>
          </table:table-cell>
          <table:table-cell>
            <text:p>205108471</text:p>
          </table:table-cell>
          <table:table-cell>
            <text:p>836237659</text:p>
          </table:table-cell>
          <table:table-cell>
            <text:p>473762447</text:p>
          </table:table-cell>
        </table:table-row>
        <table:table-row>
          <table:table-cell>
            <text:p>585504937</text:p>
          </table:table-cell>
          <table:table-cell>
            <text:p>785073210</text:p>
          </table:table-cell>
          <table:table-cell>
            <text:p>41116656</text:p>
          </table:table-cell>
          <table:table-cell>
            <text:p>784059645</text:p>
          </table:table-cell>
          <table:table-cell>
            <text:p>282509274</text:p>
          </table:table-cell>
          <table:table-cell>
            <text:p>523864699</text:p>
          </table:table-cell>
          <table:table-cell>
            <text:p>138624716</text:p>
          </table:table-cell>
        </table:table-row>
        <table:table-row>
          <table:table-cell>
            <text:p>507923605</text:p>
          </table:table-cell>
          <table:table-cell>
            <text:p>979118231</text:p>
          </table:table-cell>
          <table:table-cell>
            <text:p>812579571</text:p>
          </table:table-cell>
          <table:table-cell>
            <text:p>318911680</text:p>
          </table:table-cell>
          <table:table-cell>
            <text:p>722046157</text:p>
          </table:table-cell>
          <table:table-cell>
            <text:p>316666911</text:p>
          </table:table-cell>
          <table:table-cell>
            <text:p>320792699</text:p>
          </table:table-cell>
        </table:table-row>
        <table:table-row>
          <table:table-cell>
            <text:p>77406146</text:p>
          </table:table-cell>
          <table:table-cell>
            <text:p>38780503</text:p>
          </table:table-cell>
          <table:table-cell>
            <text:p>815503412</text:p>
          </table:table-cell>
          <table:table-cell>
            <text:p>756253418</text:p>
          </table:table-cell>
          <table:table-cell>
            <text:p>321011512</text:p>
          </table:table-cell>
          <table:table-cell>
            <text:p>716621275</text:p>
          </table:table-cell>
          <table:table-cell>
            <text:p>869420264</text:p>
          </table:table-cell>
        </table:table-row>
        <table:table-row>
          <table:table-cell>
            <text:p>302701424</text:p>
          </table:table-cell>
          <table:table-cell>
            <text:p>67832548</text:p>
          </table:table-cell>
          <table:table-cell>
            <text:p>516393411</text:p>
          </table:table-cell>
          <table:table-cell>
            <text:p>831565652</text:p>
          </table:table-cell>
          <table:table-cell>
            <text:p>829927753</text:p>
          </table:table-cell>
          <table:table-cell>
            <text:p>855480313</text:p>
          </table:table-cell>
          <table:table-cell>
            <text:p>800461070</text:p>
          </table:table-cell>
        </table:table-row>
        <table:table-row>
          <table:table-cell>
            <text:p>289741118</text:p>
          </table:table-cell>
          <table:table-cell>
            <text:p>659201364</text:p>
          </table:table-cell>
          <table:table-cell>
            <text:p>926606262</text:p>
          </table:table-cell>
          <table:table-cell>
            <text:p>710955349</text:p>
          </table:table-cell>
          <table:table-cell>
            <text:p>684503527</text:p>
          </table:table-cell>
          <table:table-cell>
            <text:p>909503967</text:p>
          </table:table-cell>
          <table:table-cell>
            <text:p>907998372</text:p>
          </table:table-cell>
        </table:table-row>
        <table:table-row>
          <table:table-cell>
            <text:p>288311757</text:p>
          </table:table-cell>
          <table:table-cell>
            <text:p>32867051</text:p>
          </table:table-cell>
          <table:table-cell>
            <text:p>613467525</text:p>
          </table:table-cell>
          <table:table-cell>
            <text:p>313093589</text:p>
          </table:table-cell>
          <table:table-cell>
            <text:p>766423576</text:p>
          </table:table-cell>
          <table:table-cell>
            <text:p>542666334</text:p>
          </table:table-cell>
          <table:table-cell>
            <text:p>421524151</text:p>
          </table:table-cell>
        </table:table-row>
        <table:table-row>
          <table:table-cell>
            <text:p>753547461</text:p>
          </table:table-cell>
          <table:table-cell>
            <text:p>532276664</text:p>
          </table:table-cell>
          <table:table-cell>
            <text:p>19828236</text:p>
          </table:table-cell>
          <table:table-cell>
            <text:p>681082672</text:p>
          </table:table-cell>
          <table:table-cell>
            <text:p>341609804</text:p>
          </table:table-cell>
          <table:table-cell>
            <text:p>905441446</text:p>
          </table:table-cell>
          <table:table-cell>
            <text:p>83697229</text:p>
          </table:table-cell>
        </table:table-row>
        <table:table-row>
          <table:table-cell>
            <text:p>699119078</text:p>
          </table:table-cell>
          <table:table-cell>
            <text:p>771683591</text:p>
          </table:table-cell>
          <table:table-cell>
            <text:p>862907176</text:p>
          </table:table-cell>
          <table:table-cell>
            <text:p>369166237</text:p>
          </table:table-cell>
          <table:table-cell>
            <text:p>557343996</text:p>
          </table:table-cell>
          <table:table-cell>
            <text:p>70661042</text:p>
          </table:table-cell>
          <table:table-cell>
            <text:p>445829783</text:p>
          </table:table-cell>
        </table:table-row>
        <table:table-row>
          <table:table-cell>
            <text:p>627960189</text:p>
          </table:table-cell>
          <table:table-cell>
            <text:p>840472364</text:p>
          </table:table-cell>
          <table:table-cell>
            <text:p>712525142</text:p>
          </table:table-cell>
          <table:table-cell>
            <text:p>763174513</text:p>
          </table:table-cell>
          <table:table-cell>
            <text:p>657877192</text:p>
          </table:table-cell>
          <table:table-cell>
            <text:p>254530006</text:p>
          </table:table-cell>
          <table:table-cell>
            <text:p>949198656</text:p>
          </table:table-cell>
        </table:table-row>
        <table:table-row>
          <table:table-cell>
            <text:p>230617511</text:p>
          </table:table-cell>
          <table:table-cell>
            <text:p>376259798</text:p>
          </table:table-cell>
          <table:table-cell>
            <text:p>69851045</text:p>
          </table:table-cell>
          <table:table-cell>
            <text:p>555270734</text:p>
          </table:table-cell>
          <table:table-cell>
            <text:p>370654963</text:p>
          </table:table-cell>
          <table:table-cell>
            <text:p>355188858</text:p>
          </table:table-cell>
          <table:table-cell>
            <text:p>346162563</text:p>
          </table:table-cell>
        </table:table-row>
        <table:table-row>
          <table:table-cell>
            <text:p>714701296</text:p>
          </table:table-cell>
          <table:table-cell>
            <text:p>282440740</text:p>
          </table:table-cell>
          <table:table-cell>
            <text:p>231217530</text:p>
          </table:table-cell>
          <table:table-cell>
            <text:p>389869592</text:p>
          </table:table-cell>
          <table:table-cell>
            <text:p>672400318</text:p>
          </table:table-cell>
          <table:table-cell>
            <text:p>190751169</text:p>
          </table:table-cell>
          <table:table-cell>
            <text:p>691801798</text:p>
          </table:table-cell>
        </table:table-row>
        <table:table-row>
          <table:table-cell>
            <text:p>164439680</text:p>
          </table:table-cell>
          <table:table-cell>
            <text:p>56984177</text:p>
          </table:table-cell>
          <table:table-cell>
            <text:p>571572587</text:p>
          </table:table-cell>
          <table:table-cell>
            <text:p>92476656</text:p>
          </table:table-cell>
          <table:table-cell>
            <text:p>993102560</text:p>
          </table:table-cell>
          <table:table-cell>
            <text:p>73168878</text:p>
          </table:table-cell>
          <table:table-cell>
            <text:p>955451804</text:p>
          </table:table-cell>
        </table:table-row>
        <table:table-row>
          <table:table-cell>
            <text:p>664039748</text:p>
          </table:table-cell>
          <table:table-cell>
            <text:p>107185868</text:p>
          </table:table-cell>
          <table:table-cell>
            <text:p>372644632</text:p>
          </table:table-cell>
          <table:table-cell>
            <text:p>66879522</text:p>
          </table:table-cell>
          <table:table-cell>
            <text:p>284686185</text:p>
          </table:table-cell>
          <table:table-cell>
            <text:p>904927431</text:p>
          </table:table-cell>
          <table:table-cell>
            <text:p>839331873</text:p>
          </table:table-cell>
        </table:table-row>
        <table:table-row>
          <table:table-cell>
            <text:p>737310451</text:p>
          </table:table-cell>
          <table:table-cell>
            <text:p>397317726</text:p>
          </table:table-cell>
          <table:table-cell>
            <text:p>848698422</text:p>
          </table:table-cell>
          <table:table-cell>
            <text:p>734150164</text:p>
          </table:table-cell>
          <table:table-cell>
            <text:p>610028113</text:p>
          </table:table-cell>
          <table:table-cell>
            <text:p>13791349</text:p>
          </table:table-cell>
          <table:table-cell>
            <text:p>626120688</text:p>
          </table:table-cell>
        </table:table-row>
        <table:table-row>
          <table:table-cell>
            <text:p>390257255</text:p>
          </table:table-cell>
          <table:table-cell>
            <text:p>704224550</text:p>
          </table:table-cell>
          <table:table-cell>
            <text:p>223169839</text:p>
          </table:table-cell>
          <table:table-cell>
            <text:p>533481260</text:p>
          </table:table-cell>
          <table:table-cell>
            <text:p>90351699</text:p>
          </table:table-cell>
          <table:table-cell>
            <text:p>510373512</text:p>
          </table:table-cell>
          <table:table-cell>
            <text:p>279225826</text:p>
          </table:table-cell>
        </table:table-row>
        <table:table-row>
          <table:table-cell>
            <text:p>989651537</text:p>
          </table:table-cell>
          <table:table-cell>
            <text:p>490232925</text:p>
          </table:table-cell>
          <table:table-cell>
            <text:p>680629959</text:p>
          </table:table-cell>
          <table:table-cell>
            <text:p>507697815</text:p>
          </table:table-cell>
          <table:table-cell>
            <text:p>595659163</text:p>
          </table:table-cell>
          <table:table-cell>
            <text:p>711983173</text:p>
          </table:table-cell>
          <table:table-cell>
            <text:p>413846204</text:p>
          </table:table-cell>
        </table:table-row>
        <table:table-row>
          <table:table-cell>
            <text:p>554494650</text:p>
          </table:table-cell>
          <table:table-cell>
            <text:p>364252951</text:p>
          </table:table-cell>
          <table:table-cell>
            <text:p>443228588</text:p>
          </table:table-cell>
          <table:table-cell>
            <text:p>119278179</text:p>
          </table:table-cell>
          <table:table-cell>
            <text:p>499471275</text:p>
          </table:table-cell>
          <table:table-cell>
            <text:p>375282890</text:p>
          </table:table-cell>
          <table:table-cell>
            <text:p>190032037</text:p>
          </table:table-cell>
        </table:table-row>
        <table:table-row>
          <table:table-cell>
            <text:p>639258934</text:p>
          </table:table-cell>
          <table:table-cell>
            <text:p>657006594</text:p>
          </table:table-cell>
          <table:table-cell>
            <text:p>280684011</text:p>
          </table:table-cell>
          <table:table-cell>
            <text:p>774220749</text:p>
          </table:table-cell>
          <table:table-cell>
            <text:p>643964952</text:p>
          </table:table-cell>
          <table:table-cell>
            <text:p>146402655</text:p>
          </table:table-cell>
          <table:table-cell>
            <text:p>879702316</text:p>
          </table:table-cell>
        </table:table-row>
        <table:table-row>
          <table:table-cell>
            <text:p>681860319</text:p>
          </table:table-cell>
          <table:table-cell>
            <text:p>895307969</text:p>
          </table:table-cell>
          <table:table-cell>
            <text:p>992996519</text:p>
          </table:table-cell>
          <table:table-cell>
            <text:p>867027894</text:p>
          </table:table-cell>
          <table:table-cell>
            <text:p>916904181</text:p>
          </table:table-cell>
          <table:table-cell>
            <text:p>444981459</text:p>
          </table:table-cell>
          <table:table-cell>
            <text:p>817628120</text:p>
          </table:table-cell>
        </table:table-row>
        <table:table-row>
          <table:table-cell>
            <text:p>960241180</text:p>
          </table:table-cell>
          <table:table-cell>
            <text:p>807073028</text:p>
          </table:table-cell>
          <table:table-cell>
            <text:p>172164251</text:p>
          </table:table-cell>
          <table:table-cell>
            <text:p>984342151</text:p>
          </table:table-cell>
          <table:table-cell>
            <text:p>505016707</text:p>
          </table:table-cell>
          <table:table-cell>
            <text:p>787383555</text:p>
          </table:table-cell>
          <table:table-cell>
            <text:p>210378436</text:p>
          </table:table-cell>
        </table:table-row>
        <table:table-row>
          <table:table-cell>
            <text:p>541955410</text:p>
          </table:table-cell>
          <table:table-cell>
            <text:p>829588715</text:p>
          </table:table-cell>
          <table:table-cell>
            <text:p>989663745</text:p>
          </table:table-cell>
          <table:table-cell>
            <text:p>120459039</text:p>
          </table:table-cell>
          <table:table-cell>
            <text:p>277547606</text:p>
          </table:table-cell>
          <table:table-cell>
            <text:p>665604662</text:p>
          </table:table-cell>
          <table:table-cell>
            <text:p>453411450</text:p>
          </table:table-cell>
        </table:table-row>
        <table:table-row>
          <table:table-cell>
            <text:p>703281344</text:p>
          </table:table-cell>
          <table:table-cell>
            <text:p>62897979</text:p>
          </table:table-cell>
          <table:table-cell>
            <text:p>650267548</text:p>
          </table:table-cell>
          <table:table-cell>
            <text:p>928662117</text:p>
          </table:table-cell>
          <table:table-cell>
            <text:p>207727338</text:p>
          </table:table-cell>
          <table:table-cell>
            <text:p>595782617</text:p>
          </table:table-cell>
          <table:table-cell>
            <text:p>723697843</text:p>
          </table:table-cell>
        </table:table-row>
        <table:table-row>
          <table:table-cell>
            <text:p>107210468</text:p>
          </table:table-cell>
          <table:table-cell>
            <text:p>857988876</text:p>
          </table:table-cell>
          <table:table-cell>
            <text:p>38733175</text:p>
          </table:table-cell>
          <table:table-cell>
            <text:p>586752381</text:p>
          </table:table-cell>
          <table:table-cell>
            <text:p>301287868</text:p>
          </table:table-cell>
          <table:table-cell>
            <text:p>753642439</text:p>
          </table:table-cell>
          <table:table-cell>
            <text:p>835593426</text:p>
          </table:table-cell>
        </table:table-row>
        <table:table-row>
          <table:table-cell>
            <text:p>134848560</text:p>
          </table:table-cell>
          <table:table-cell>
            <text:p>121976078</text:p>
          </table:table-cell>
          <table:table-cell>
            <text:p>873920338</text:p>
          </table:table-cell>
          <table:table-cell>
            <text:p>470665064</text:p>
          </table:table-cell>
          <table:table-cell>
            <text:p>691493348</text:p>
          </table:table-cell>
          <table:table-cell>
            <text:p>57279516</text:p>
          </table:table-cell>
          <table:table-cell>
            <text:p>804339492</text:p>
          </table:table-cell>
        </table:table-row>
        <table:table-row>
          <table:table-cell>
            <text:p>894446844</text:p>
          </table:table-cell>
          <table:table-cell>
            <text:p>156236656</text:p>
          </table:table-cell>
          <table:table-cell>
            <text:p>436978190</text:p>
          </table:table-cell>
          <table:table-cell>
            <text:p>226395506</text:p>
          </table:table-cell>
          <table:table-cell>
            <text:p>921009998</text:p>
          </table:table-cell>
          <table:table-cell>
            <text:p>283453132</text:p>
          </table:table-cell>
          <table:table-cell>
            <text:p>685680980</text:p>
          </table:table-cell>
        </table:table-row>
        <table:table-row>
          <table:table-cell>
            <text:p>607522588</text:p>
          </table:table-cell>
          <table:table-cell>
            <text:p>289448879</text:p>
          </table:table-cell>
          <table:table-cell>
            <text:p>193194516</text:p>
          </table:table-cell>
          <table:table-cell>
            <text:p>729380032</text:p>
          </table:table-cell>
          <table:table-cell>
            <text:p>741545055</text:p>
          </table:table-cell>
          <table:table-cell>
            <text:p>783741133</text:p>
          </table:table-cell>
          <table:table-cell>
            <text:p>828044936</text:p>
          </table:table-cell>
        </table:table-row>
        <table:table-row>
          <table:table-cell>
            <text:p>282284189</text:p>
          </table:table-cell>
          <table:table-cell>
            <text:p>606872529</text:p>
          </table:table-cell>
          <table:table-cell>
            <text:p>397406054</text:p>
          </table:table-cell>
          <table:table-cell>
            <text:p>784298379</text:p>
          </table:table-cell>
          <table:table-cell>
            <text:p>798035383</text:p>
          </table:table-cell>
          <table:table-cell>
            <text:p>163284462</text:p>
          </table:table-cell>
          <table:table-cell>
            <text:p>617982827</text:p>
          </table:table-cell>
        </table:table-row>
        <table:table-row>
          <table:table-cell>
            <text:p>878714298</text:p>
          </table:table-cell>
          <table:table-cell>
            <text:p>380530395</text:p>
          </table:table-cell>
          <table:table-cell>
            <text:p>252276916</text:p>
          </table:table-cell>
          <table:table-cell>
            <text:p>402948243</text:p>
          </table:table-cell>
          <table:table-cell>
            <text:p>97865106</text:p>
          </table:table-cell>
          <table:table-cell>
            <text:p>683960703</text:p>
          </table:table-cell>
          <table:table-cell>
            <text:p>1217434</text:p>
          </table:table-cell>
        </table:table-row>
        <table:table-row>
          <table:table-cell>
            <text:p>545887347</text:p>
          </table:table-cell>
          <table:table-cell>
            <text:p>441459834</text:p>
          </table:table-cell>
          <table:table-cell>
            <text:p>707381164</text:p>
          </table:table-cell>
          <table:table-cell>
            <text:p>165656110</text:p>
          </table:table-cell>
          <table:table-cell>
            <text:p>863147917</text:p>
          </table:table-cell>
          <table:table-cell>
            <text:p>228153197</text:p>
          </table:table-cell>
          <table:table-cell>
            <text:p>241811898</text:p>
          </table:table-cell>
        </table:table-row>
        <table:table-row>
          <table:table-cell>
            <text:p>365409433</text:p>
          </table:table-cell>
          <table:table-cell>
            <text:p>415549744</text:p>
          </table:table-cell>
          <table:table-cell>
            <text:p>491540698</text:p>
          </table:table-cell>
          <table:table-cell>
            <text:p>550149841</text:p>
          </table:table-cell>
          <table:table-cell>
            <text:p>66733158</text:p>
          </table:table-cell>
          <table:table-cell>
            <text:p>922033829</text:p>
          </table:table-cell>
          <table:table-cell>
            <text:p>708789056</text:p>
          </table:table-cell>
        </table:table-row>
        <table:table-row>
          <table:table-cell>
            <text:p>863795070</text:p>
          </table:table-cell>
          <table:table-cell>
            <text:p>787831653</text:p>
          </table:table-cell>
          <table:table-cell>
            <text:p>762465206</text:p>
          </table:table-cell>
          <table:table-cell>
            <text:p>278264167</text:p>
          </table:table-cell>
          <table:table-cell>
            <text:p>237759890</text:p>
          </table:table-cell>
          <table:table-cell>
            <text:p>906649359</text:p>
          </table:table-cell>
          <table:table-cell>
            <text:p>118300553</text:p>
          </table:table-cell>
        </table:table-row>
        <table:table-row>
          <table:table-cell>
            <text:p>40075837</text:p>
          </table:table-cell>
          <table:table-cell>
            <text:p>799352644</text:p>
          </table:table-cell>
          <table:table-cell>
            <text:p>515278164</text:p>
          </table:table-cell>
          <table:table-cell>
            <text:p>607087115</text:p>
          </table:table-cell>
          <table:table-cell>
            <text:p>536273843</text:p>
          </table:table-cell>
          <table:table-cell>
            <text:p>794797595</text:p>
          </table:table-cell>
          <table:table-cell>
            <text:p>560371675</text:p>
          </table:table-cell>
        </table:table-row>
        <table:table-row>
          <table:table-cell>
            <text:p>534023598</text:p>
          </table:table-cell>
          <table:table-cell>
            <text:p>94464434</text:p>
          </table:table-cell>
          <table:table-cell>
            <text:p>492702036</text:p>
          </table:table-cell>
          <table:table-cell>
            <text:p>783976360</text:p>
          </table:table-cell>
          <table:table-cell>
            <text:p>897912873</text:p>
          </table:table-cell>
          <table:table-cell>
            <text:p>569823992</text:p>
          </table:table-cell>
          <table:table-cell>
            <text:p>169815353</text:p>
          </table:table-cell>
        </table:table-row>
        <table:table-row>
          <table:table-cell>
            <text:p>260443895</text:p>
          </table:table-cell>
          <table:table-cell>
            <text:p>258698285</text:p>
          </table:table-cell>
          <table:table-cell>
            <text:p>741129241</text:p>
          </table:table-cell>
          <table:table-cell>
            <text:p>640023149</text:p>
          </table:table-cell>
          <table:table-cell>
            <text:p>211576598</text:p>
          </table:table-cell>
          <table:table-cell>
            <text:p>864137638</text:p>
          </table:table-cell>
          <table:table-cell>
            <text:p>467049202</text:p>
          </table:table-cell>
        </table:table-row>
        <table:table-row>
          <table:table-cell>
            <text:p>918344315</text:p>
          </table:table-cell>
          <table:table-cell>
            <text:p>624833184</text:p>
          </table:table-cell>
          <table:table-cell>
            <text:p>1661255</text:p>
          </table:table-cell>
          <table:table-cell>
            <text:p>612716671</text:p>
          </table:table-cell>
          <table:table-cell>
            <text:p>200630770</text:p>
          </table:table-cell>
          <table:table-cell>
            <text:p>15472641</text:p>
          </table:table-cell>
          <table:table-cell>
            <text:p>140491218</text:p>
          </table:table-cell>
        </table:table-row>
        <table:table-row>
          <table:table-cell>
            <text:p>102805337</text:p>
          </table:table-cell>
          <table:table-cell>
            <text:p>670257172</text:p>
          </table:table-cell>
          <table:table-cell>
            <text:p>511293722</text:p>
          </table:table-cell>
          <table:table-cell>
            <text:p>960052615</text:p>
          </table:table-cell>
          <table:table-cell>
            <text:p>705069242</text:p>
          </table:table-cell>
          <table:table-cell>
            <text:p>833674267</text:p>
          </table:table-cell>
          <table:table-cell>
            <text:p>763807074</text:p>
          </table:table-cell>
        </table:table-row>
        <table:table-row>
          <table:table-cell>
            <text:p>945484195</text:p>
          </table:table-cell>
          <table:table-cell>
            <text:p>888247752</text:p>
          </table:table-cell>
          <table:table-cell>
            <text:p>921038384</text:p>
          </table:table-cell>
          <table:table-cell>
            <text:p>218840661</text:p>
          </table:table-cell>
          <table:table-cell>
            <text:p>736711194</text:p>
          </table:table-cell>
          <table:table-cell>
            <text:p>642291581</text:p>
          </table:table-cell>
          <table:table-cell>
            <text:p>968573046</text:p>
          </table:table-cell>
        </table:table-row>
        <table:table-row>
          <table:table-cell>
            <text:p>231695306</text:p>
          </table:table-cell>
          <table:table-cell>
            <text:p>131015618</text:p>
          </table:table-cell>
          <table:table-cell>
            <text:p>4386337</text:p>
          </table:table-cell>
          <table:table-cell>
            <text:p>218105455</text:p>
          </table:table-cell>
          <table:table-cell>
            <text:p>492697048</text:p>
          </table:table-cell>
          <table:table-cell>
            <text:p>332775745</text:p>
          </table:table-cell>
          <table:table-cell>
            <text:p>805390597</text:p>
          </table:table-cell>
        </table:table-row>
        <table:table-row>
          <table:table-cell>
            <text:p>170645415</text:p>
          </table:table-cell>
          <table:table-cell>
            <text:p>116183324</text:p>
          </table:table-cell>
          <table:table-cell>
            <text:p>991735732</text:p>
          </table:table-cell>
          <table:table-cell>
            <text:p>198698912</text:p>
          </table:table-cell>
          <table:table-cell>
            <text:p>864623637</text:p>
          </table:table-cell>
          <table:table-cell>
            <text:p>765191745</text:p>
          </table:table-cell>
          <table:table-cell>
            <text:p>722158057</text:p>
          </table:table-cell>
        </table:table-row>
        <table:table-row>
          <table:table-cell>
            <text:p>409179415</text:p>
          </table:table-cell>
          <table:table-cell>
            <text:p>115079600</text:p>
          </table:table-cell>
          <table:table-cell>
            <text:p>495152314</text:p>
          </table:table-cell>
          <table:table-cell>
            <text:p>533224411</text:p>
          </table:table-cell>
          <table:table-cell>
            <text:p>546693172</text:p>
          </table:table-cell>
          <table:table-cell>
            <text:p>420167242</text:p>
          </table:table-cell>
          <table:table-cell>
            <text:p>629243855</text:p>
          </table:table-cell>
        </table:table-row>
        <table:table-row>
          <table:table-cell>
            <text:p>678684865</text:p>
          </table:table-cell>
          <table:table-cell>
            <text:p>601823387</text:p>
          </table:table-cell>
          <table:table-cell>
            <text:p>643335122</text:p>
          </table:table-cell>
          <table:table-cell>
            <text:p>891842536</text:p>
          </table:table-cell>
          <table:table-cell>
            <text:p>97808897</text:p>
          </table:table-cell>
          <table:table-cell>
            <text:p>395128953</text:p>
          </table:table-cell>
          <table:table-cell>
            <text:p>687937506</text:p>
          </table:table-cell>
        </table:table-row>
        <table:table-row>
          <table:table-cell>
            <text:p>918298363</text:p>
          </table:table-cell>
          <table:table-cell>
            <text:p>685564472</text:p>
          </table:table-cell>
          <table:table-cell>
            <text:p>591990281</text:p>
          </table:table-cell>
          <table:table-cell>
            <text:p>347350784</text:p>
          </table:table-cell>
          <table:table-cell>
            <text:p>610240293</text:p>
          </table:table-cell>
          <table:table-cell>
            <text:p>510531129</text:p>
          </table:table-cell>
          <table:table-cell>
            <text:p>671388696</text:p>
          </table:table-cell>
        </table:table-row>
        <table:table-row>
          <table:table-cell>
            <text:p>178463712</text:p>
          </table:table-cell>
          <table:table-cell>
            <text:p>555478996</text:p>
          </table:table-cell>
          <table:table-cell>
            <text:p>296634043</text:p>
          </table:table-cell>
          <table:table-cell>
            <text:p>304216801</text:p>
          </table:table-cell>
          <table:table-cell>
            <text:p>696242527</text:p>
          </table:table-cell>
          <table:table-cell>
            <text:p>212501635</text:p>
          </table:table-cell>
          <table:table-cell>
            <text:p>859406363</text:p>
          </table:table-cell>
        </table:table-row>
        <table:table-row>
          <table:table-cell>
            <text:p>27034342</text:p>
          </table:table-cell>
          <table:table-cell>
            <text:p>600764639</text:p>
          </table:table-cell>
          <table:table-cell>
            <text:p>372333381</text:p>
          </table:table-cell>
          <table:table-cell>
            <text:p>824860098</text:p>
          </table:table-cell>
          <table:table-cell>
            <text:p>348866410</text:p>
          </table:table-cell>
          <table:table-cell>
            <text:p>500338620</text:p>
          </table:table-cell>
          <table:table-cell>
            <text:p>659676199</text:p>
          </table:table-cell>
        </table:table-row>
        <table:table-row>
          <table:table-cell>
            <text:p>50813612</text:p>
          </table:table-cell>
          <table:table-cell>
            <text:p>51005109</text:p>
          </table:table-cell>
          <table:table-cell>
            <text:p>417542997</text:p>
          </table:table-cell>
          <table:table-cell>
            <text:p>692111430</text:p>
          </table:table-cell>
          <table:table-cell>
            <text:p>452139573</text:p>
          </table:table-cell>
          <table:table-cell>
            <text:p>20361418</text:p>
          </table:table-cell>
          <table:table-cell>
            <text:p>311805953</text:p>
          </table:table-cell>
        </table:table-row>
        <table:table-row>
          <table:table-cell>
            <text:p>373165744</text:p>
          </table:table-cell>
          <table:table-cell>
            <text:p>806709960</text:p>
          </table:table-cell>
          <table:table-cell>
            <text:p>376543414</text:p>
          </table:table-cell>
          <table:table-cell>
            <text:p>25382943</text:p>
          </table:table-cell>
          <table:table-cell>
            <text:p>666693449</text:p>
          </table:table-cell>
          <table:table-cell>
            <text:p>553142016</text:p>
          </table:table-cell>
          <table:table-cell>
            <text:p>856568549</text:p>
          </table:table-cell>
        </table:table-row>
        <table:table-row>
          <table:table-cell>
            <text:p>795165093</text:p>
          </table:table-cell>
          <table:table-cell>
            <text:p>362107450</text:p>
          </table:table-cell>
          <table:table-cell>
            <text:p>324807944</text:p>
          </table:table-cell>
          <table:table-cell>
            <text:p>294010752</text:p>
          </table:table-cell>
          <table:table-cell>
            <text:p>271176793</text:p>
          </table:table-cell>
          <table:table-cell>
            <text:p>654896130</text:p>
          </table:table-cell>
          <table:table-cell>
            <text:p>422319136</text:p>
          </table:table-cell>
        </table:table-row>
        <table:table-row>
          <table:table-cell>
            <text:p>173683764</text:p>
          </table:table-cell>
          <table:table-cell>
            <text:p>491848307</text:p>
          </table:table-cell>
          <table:table-cell>
            <text:p>300210932</text:p>
          </table:table-cell>
          <table:table-cell>
            <text:p>33170130</text:p>
          </table:table-cell>
          <table:table-cell>
            <text:p>823433530</text:p>
          </table:table-cell>
          <table:table-cell>
            <text:p>846478467</text:p>
          </table:table-cell>
          <table:table-cell>
            <text:p>292596853</text:p>
          </table:table-cell>
        </table:table-row>
        <table:table-row>
          <table:table-cell>
            <text:p>708255925</text:p>
          </table:table-cell>
          <table:table-cell>
            <text:p>608843871</text:p>
          </table:table-cell>
          <table:table-cell>
            <text:p>24908090</text:p>
          </table:table-cell>
          <table:table-cell>
            <text:p>556489700</text:p>
          </table:table-cell>
          <table:table-cell>
            <text:p>533427727</text:p>
          </table:table-cell>
          <table:table-cell>
            <text:p>980870032</text:p>
          </table:table-cell>
          <table:table-cell>
            <text:p>857395332</text:p>
          </table:table-cell>
        </table:table-row>
        <table:table-row>
          <table:table-cell>
            <text:p>762580601</text:p>
          </table:table-cell>
          <table:table-cell>
            <text:p>50882070</text:p>
          </table:table-cell>
          <table:table-cell>
            <text:p>732312022</text:p>
          </table:table-cell>
          <table:table-cell>
            <text:p>711281055</text:p>
          </table:table-cell>
          <table:table-cell>
            <text:p>522607979</text:p>
          </table:table-cell>
          <table:table-cell>
            <text:p>276899344</text:p>
          </table:table-cell>
          <table:table-cell>
            <text:p>881194949</text:p>
          </table:table-cell>
        </table:table-row>
        <table:table-row>
          <table:table-cell>
            <text:p>84882933</text:p>
          </table:table-cell>
          <table:table-cell>
            <text:p>525154697</text:p>
          </table:table-cell>
          <table:table-cell>
            <text:p>256152093</text:p>
          </table:table-cell>
          <table:table-cell>
            <text:p>18098928</text:p>
          </table:table-cell>
          <table:table-cell>
            <text:p>4557646</text:p>
          </table:table-cell>
          <table:table-cell>
            <text:p>443259855</text:p>
          </table:table-cell>
          <table:table-cell>
            <text:p>730346296</text:p>
          </table:table-cell>
        </table:table-row>
        <table:table-row>
          <table:table-cell>
            <text:p>715389197</text:p>
          </table:table-cell>
          <table:table-cell>
            <text:p>898552646</text:p>
          </table:table-cell>
          <table:table-cell>
            <text:p>443327609</text:p>
          </table:table-cell>
          <table:table-cell>
            <text:p>585244089</text:p>
          </table:table-cell>
          <table:table-cell>
            <text:p>771740696</text:p>
          </table:table-cell>
          <table:table-cell>
            <text:p>486566150</text:p>
          </table:table-cell>
          <table:table-cell>
            <text:p>300719743</text:p>
          </table:table-cell>
        </table:table-row>
        <table:table-row>
          <table:table-cell>
            <text:p>968794548</text:p>
          </table:table-cell>
          <table:table-cell>
            <text:p>791952922</text:p>
          </table:table-cell>
          <table:table-cell>
            <text:p>791288043</text:p>
          </table:table-cell>
          <table:table-cell>
            <text:p>966045404</text:p>
          </table:table-cell>
          <table:table-cell>
            <text:p>89905221</text:p>
          </table:table-cell>
          <table:table-cell>
            <text:p>838361948</text:p>
          </table:table-cell>
          <table:table-cell>
            <text:p>541306020</text:p>
          </table:table-cell>
        </table:table-row>
        <table:table-row>
          <table:table-cell>
            <text:p>316810112</text:p>
          </table:table-cell>
          <table:table-cell>
            <text:p>156154432</text:p>
          </table:table-cell>
          <table:table-cell>
            <text:p>616557347</text:p>
          </table:table-cell>
          <table:table-cell>
            <text:p>989917756</text:p>
          </table:table-cell>
          <table:table-cell>
            <text:p>399818432</text:p>
          </table:table-cell>
          <table:table-cell>
            <text:p>720641980</text:p>
          </table:table-cell>
          <table:table-cell>
            <text:p>51739496</text:p>
          </table:table-cell>
        </table:table-row>
        <table:table-row>
          <table:table-cell>
            <text:p>557615798</text:p>
          </table:table-cell>
          <table:table-cell>
            <text:p>386064218</text:p>
          </table:table-cell>
          <table:table-cell>
            <text:p>250229246</text:p>
          </table:table-cell>
          <table:table-cell>
            <text:p>962465916</text:p>
          </table:table-cell>
          <table:table-cell>
            <text:p>434575726</text:p>
          </table:table-cell>
          <table:table-cell>
            <text:p>86683353</text:p>
          </table:table-cell>
          <table:table-cell>
            <text:p>261437410</text:p>
          </table:table-cell>
        </table:table-row>
        <table:table-row>
          <table:table-cell>
            <text:p>216206842</text:p>
          </table:table-cell>
          <table:table-cell>
            <text:p>380323752</text:p>
          </table:table-cell>
          <table:table-cell>
            <text:p>294715572</text:p>
          </table:table-cell>
          <table:table-cell>
            <text:p>620730593</text:p>
          </table:table-cell>
          <table:table-cell>
            <text:p>614829764</text:p>
          </table:table-cell>
          <table:table-cell>
            <text:p>431911221</text:p>
          </table:table-cell>
          <table:table-cell>
            <text:p>591136913</text:p>
          </table:table-cell>
        </table:table-row>
        <table:table-row>
          <table:table-cell>
            <text:p>907123932</text:p>
          </table:table-cell>
          <table:table-cell>
            <text:p>200224211</text:p>
          </table:table-cell>
          <table:table-cell>
            <text:p>628814269</text:p>
          </table:table-cell>
          <table:table-cell>
            <text:p>413920736</text:p>
          </table:table-cell>
          <table:table-cell>
            <text:p>688786630</text:p>
          </table:table-cell>
          <table:table-cell>
            <text:p>446119067</text:p>
          </table:table-cell>
          <table:table-cell>
            <text:p>942547187</text:p>
          </table:table-cell>
        </table:table-row>
        <table:table-row>
          <table:table-cell>
            <text:p>320324071</text:p>
          </table:table-cell>
          <table:table-cell>
            <text:p>687661589</text:p>
          </table:table-cell>
          <table:table-cell>
            <text:p>645562842</text:p>
          </table:table-cell>
          <table:table-cell>
            <text:p>785830330</text:p>
          </table:table-cell>
          <table:table-cell>
            <text:p>693954817</text:p>
          </table:table-cell>
          <table:table-cell>
            <text:p>482045256</text:p>
          </table:table-cell>
          <table:table-cell>
            <text:p>559246296</text:p>
          </table:table-cell>
        </table:table-row>
        <table:table-row>
          <table:table-cell>
            <text:p>404453992</text:p>
          </table:table-cell>
          <table:table-cell>
            <text:p>134561556</text:p>
          </table:table-cell>
          <table:table-cell>
            <text:p>916085125</text:p>
          </table:table-cell>
          <table:table-cell>
            <text:p>535859827</text:p>
          </table:table-cell>
          <table:table-cell>
            <text:p>773978858</text:p>
          </table:table-cell>
          <table:table-cell>
            <text:p>825059536</text:p>
          </table:table-cell>
          <table:table-cell>
            <text:p>101394846</text:p>
          </table:table-cell>
        </table:table-row>
        <table:table-row>
          <table:table-cell>
            <text:p>612159871</text:p>
          </table:table-cell>
          <table:table-cell>
            <text:p>348007384</text:p>
          </table:table-cell>
          <table:table-cell>
            <text:p>411430688</text:p>
          </table:table-cell>
          <table:table-cell>
            <text:p>147058090</text:p>
          </table:table-cell>
          <table:table-cell>
            <text:p>189757448</text:p>
          </table:table-cell>
          <table:table-cell>
            <text:p>568386678</text:p>
          </table:table-cell>
          <table:table-cell>
            <text:p>550477986</text:p>
          </table:table-cell>
        </table:table-row>
        <table:table-row>
          <table:table-cell>
            <text:p>382664128</text:p>
          </table:table-cell>
          <table:table-cell>
            <text:p>700728400</text:p>
          </table:table-cell>
          <table:table-cell>
            <text:p>972404698</text:p>
          </table:table-cell>
          <table:table-cell>
            <text:p>923893703</text:p>
          </table:table-cell>
          <table:table-cell>
            <text:p>135898351</text:p>
          </table:table-cell>
          <table:table-cell>
            <text:p>598126624</text:p>
          </table:table-cell>
          <table:table-cell>
            <text:p>87693871</text:p>
          </table:table-cell>
        </table:table-row>
        <table:table-row>
          <table:table-cell>
            <text:p>964926240</text:p>
          </table:table-cell>
          <table:table-cell>
            <text:p>160863136</text:p>
          </table:table-cell>
          <table:table-cell>
            <text:p>860072049</text:p>
          </table:table-cell>
          <table:table-cell>
            <text:p>665899702</text:p>
          </table:table-cell>
          <table:table-cell>
            <text:p>802922249</text:p>
          </table:table-cell>
          <table:table-cell>
            <text:p>547370784</text:p>
          </table:table-cell>
          <table:table-cell>
            <text:p>503871566</text:p>
          </table:table-cell>
        </table:table-row>
        <table:table-row>
          <table:table-cell>
            <text:p>473112209</text:p>
          </table:table-cell>
          <table:table-cell>
            <text:p>360193946</text:p>
          </table:table-cell>
          <table:table-cell>
            <text:p>701038438</text:p>
          </table:table-cell>
          <table:table-cell>
            <text:p>206836657</text:p>
          </table:table-cell>
          <table:table-cell>
            <text:p>397528682</text:p>
          </table:table-cell>
          <table:table-cell>
            <text:p>300051367</text:p>
          </table:table-cell>
          <table:table-cell>
            <text:p>530913271</text:p>
          </table:table-cell>
        </table:table-row>
        <table:table-row>
          <table:table-cell>
            <text:p>803560073</text:p>
          </table:table-cell>
          <table:table-cell>
            <text:p>48202242</text:p>
          </table:table-cell>
          <table:table-cell>
            <text:p>791071347</text:p>
          </table:table-cell>
          <table:table-cell>
            <text:p>220145854</text:p>
          </table:table-cell>
          <table:table-cell>
            <text:p>749013847</text:p>
          </table:table-cell>
          <table:table-cell>
            <text:p>630053827</text:p>
          </table:table-cell>
          <table:table-cell>
            <text:p>253735020</text:p>
          </table:table-cell>
        </table:table-row>
        <table:table-row>
          <table:table-cell>
            <text:p>634277654</text:p>
          </table:table-cell>
          <table:table-cell>
            <text:p>336757944</text:p>
          </table:table-cell>
          <table:table-cell>
            <text:p>875643346</text:p>
          </table:table-cell>
          <table:table-cell>
            <text:p>677306795</text:p>
          </table:table-cell>
          <table:table-cell>
            <text:p>904236438</text:p>
          </table:table-cell>
          <table:table-cell>
            <text:p>130052947</text:p>
          </table:table-cell>
          <table:table-cell>
            <text:p>829337308</text:p>
          </table:table-cell>
        </table:table-row>
        <table:table-row>
          <table:table-cell>
            <text:p>93346584</text:p>
          </table:table-cell>
          <table:table-cell>
            <text:p>459179138</text:p>
          </table:table-cell>
          <table:table-cell>
            <text:p>350837245</text:p>
          </table:table-cell>
          <table:table-cell>
            <text:p>664657451</text:p>
          </table:table-cell>
          <table:table-cell>
            <text:p>648509436</text:p>
          </table:table-cell>
          <table:table-cell>
            <text:p>714670708</text:p>
          </table:table-cell>
          <table:table-cell>
            <text:p>797672039</text:p>
          </table:table-cell>
        </table:table-row>
        <table:table-row>
          <table:table-cell>
            <text:p>911349888</text:p>
          </table:table-cell>
          <table:table-cell>
            <text:p>756765470</text:p>
          </table:table-cell>
          <table:table-cell>
            <text:p>921018689</text:p>
          </table:table-cell>
          <table:table-cell>
            <text:p>312985246</text:p>
          </table:table-cell>
          <table:table-cell>
            <text:p>458417351</text:p>
          </table:table-cell>
          <table:table-cell>
            <text:p>208635002</text:p>
          </table:table-cell>
          <table:table-cell>
            <text:p>778272123</text:p>
          </table:table-cell>
        </table:table-row>
        <table:table-row>
          <table:table-cell>
            <text:p>339344679</text:p>
          </table:table-cell>
          <table:table-cell>
            <text:p>72085610</text:p>
          </table:table-cell>
          <table:table-cell>
            <text:p>152813836</text:p>
          </table:table-cell>
          <table:table-cell>
            <text:p>26694734</text:p>
          </table:table-cell>
          <table:table-cell>
            <text:p>453315998</text:p>
          </table:table-cell>
          <table:table-cell>
            <text:p>821323085</text:p>
          </table:table-cell>
          <table:table-cell>
            <text:p>509034363</text:p>
          </table:table-cell>
        </table:table-row>
        <table:table-row>
          <table:table-cell>
            <text:p>452433424</text:p>
          </table:table-cell>
          <table:table-cell>
            <text:p>857715702</text:p>
          </table:table-cell>
          <table:table-cell>
            <text:p>956347755</text:p>
          </table:table-cell>
          <table:table-cell>
            <text:p>986690760</text:p>
          </table:table-cell>
          <table:table-cell>
            <text:p>258423648</text:p>
          </table:table-cell>
          <table:table-cell>
            <text:p>227043632</text:p>
          </table:table-cell>
          <table:table-cell>
            <text:p>125730406</text:p>
          </table:table-cell>
        </table:table-row>
        <table:table-row>
          <table:table-cell>
            <text:p>409047777</text:p>
          </table:table-cell>
          <table:table-cell>
            <text:p>78429008</text:p>
          </table:table-cell>
          <table:table-cell>
            <text:p>157325881</text:p>
          </table:table-cell>
          <table:table-cell>
            <text:p>28110386</text:p>
          </table:table-cell>
          <table:table-cell>
            <text:p>453215719</text:p>
          </table:table-cell>
          <table:table-cell>
            <text:p>266260109</text:p>
          </table:table-cell>
          <table:table-cell>
            <text:p>249788028</text:p>
          </table:table-cell>
        </table:table-row>
        <table:table-row>
          <table:table-cell>
            <text:p>716501357</text:p>
          </table:table-cell>
          <table:table-cell>
            <text:p>350811812</text:p>
          </table:table-cell>
          <table:table-cell>
            <text:p>245183496</text:p>
          </table:table-cell>
          <table:table-cell>
            <text:p>776375768</text:p>
          </table:table-cell>
          <table:table-cell>
            <text:p>540092387</text:p>
          </table:table-cell>
          <table:table-cell>
            <text:p>751631216</text:p>
          </table:table-cell>
          <table:table-cell>
            <text:p>180296686</text:p>
          </table:table-cell>
        </table:table-row>
        <table:table-row>
          <table:table-cell>
            <text:p>884241212</text:p>
          </table:table-cell>
          <table:table-cell>
            <text:p>875216094</text:p>
          </table:table-cell>
          <table:table-cell>
            <text:p>465862606</text:p>
          </table:table-cell>
          <table:table-cell>
            <text:p>689998824</text:p>
          </table:table-cell>
          <table:table-cell>
            <text:p>760981003</text:p>
          </table:table-cell>
          <table:table-cell>
            <text:p>978351229</text:p>
          </table:table-cell>
          <table:table-cell>
            <text:p>37714262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